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ce style:name="Times New Roman11" svg:font-family="'Times New Roman1'"/>
    <style:font-face style:name="Times New Roman111" svg:font-family="'Times New Roman11'"/>
    <style:font-face style:name="Times New Roman1" svg:font-family="'Times New Roman'" style:font-family-generic="roman"/>
    <style:font-face style:name="Verdana" svg:font-family="Verdana" style:font-family-generic="swis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32mm"/>
    </style:style>
    <style:style style:name="co2" style:family="table-column">
      <style:table-column-properties fo:break-before="auto" style:column-width="11.61mm"/>
    </style:style>
    <style:style style:name="co3" style:family="table-column">
      <style:table-column-properties fo:break-before="auto" style:column-width="429.07mm"/>
    </style:style>
    <style:style style:name="co4" style:family="table-column">
      <style:table-column-properties fo:break-before="auto" style:column-width="22.58mm"/>
    </style:style>
    <style:style style:name="co5" style:family="table-column">
      <style:table-column-properties fo:break-before="auto" style:column-width="22.67mm"/>
    </style:style>
    <style:style style:name="co6" style:family="table-column">
      <style:table-column-properties fo:break-before="auto" style:column-width="12.7mm"/>
    </style:style>
    <style:style style:name="co7" style:family="table-column">
      <style:table-column-properties fo:break-before="auto" style:column-width="415.52mm"/>
    </style:style>
    <style:style style:name="co8" style:family="table-column">
      <style:table-column-properties fo:break-before="auto" style:column-width="15.2mm"/>
    </style:style>
    <style:style style:name="co9" style:family="table-column">
      <style:table-column-properties fo:break-before="auto" style:column-width="434.04mm"/>
    </style:style>
    <style:style style:name="co10" style:family="table-column">
      <style:table-column-properties fo:break-before="auto" style:column-width="9.12mm"/>
    </style:style>
    <style:style style:name="co11" style:family="table-column">
      <style:table-column-properties fo:break-before="auto" style:column-width="194.06mm"/>
    </style:style>
    <style:style style:name="co12" style:family="table-column">
      <style:table-column-properties fo:break-before="auto" style:column-width="293.32mm"/>
    </style:style>
    <style:style style:name="co13" style:family="table-column">
      <style:table-column-properties fo:break-before="auto" style:column-width="9.67mm"/>
    </style:style>
    <style:style style:name="co14" style:family="table-column">
      <style:table-column-properties fo:break-before="auto" style:column-width="8.55mm"/>
    </style:style>
    <style:style style:name="co15" style:family="table-column">
      <style:table-column-properties fo:break-before="auto" style:column-width="260.42mm"/>
    </style:style>
    <style:style style:name="co16" style:family="table-column">
      <style:table-column-properties fo:break-before="auto" style:column-width="36.48mm"/>
    </style:style>
    <style:style style:name="ro1" style:family="table-row">
      <style:table-row-properties style:row-height="4.52mm" fo:break-before="auto" style:use-optimal-row-height="true"/>
    </style:style>
    <style:style style:name="ro2" style:family="table-row">
      <style:table-row-properties style:row-height="7.36mm" fo:break-before="auto" style:use-optimal-row-height="true"/>
    </style:style>
    <style:style style:name="ro3" style:family="table-row">
      <style:table-row-properties style:row-height="6.05mm" fo:break-before="auto" style:use-optimal-row-height="true"/>
    </style:style>
    <style:style style:name="ro4" style:family="table-row">
      <style:table-row-properties style:row-height="8.63mm" fo:break-before="auto" style:use-optimal-row-height="true"/>
    </style:style>
    <style:style style:name="ro5" style:family="table-row">
      <style:table-row-properties style:row-height="7.88mm" fo:break-before="auto" style:use-optimal-row-height="true"/>
    </style:style>
    <style:style style:name="ro6" style:family="table-row">
      <style:table-row-properties style:row-height="5.52mm" fo:break-before="auto" style:use-optimal-row-height="true"/>
    </style:style>
    <style:style style:name="ro7" style:family="table-row">
      <style:table-row-properties style:row-height="7.78mm" fo:break-before="auto" style:use-optimal-row-height="true"/>
    </style:style>
    <style:style style:name="ro8" style:family="table-row">
      <style:table-row-properties style:row-height="7.62mm" fo:break-before="auto" style:use-optimal-row-height="true"/>
    </style:style>
    <style:style style:name="ro9" style:family="table-row">
      <style:table-row-properties style:row-height="6.31mm" fo:break-before="auto" style:use-optimal-row-height="true"/>
    </style:style>
    <style:style style:name="ro10" style:family="table-row">
      <style:table-row-properties style:row-height="5.26mm" fo:break-before="auto" style:use-optimal-row-height="true"/>
    </style:style>
    <style:style style:name="ro11" style:family="table-row">
      <style:table-row-properties style:row-height="6.12mm" fo:break-before="auto" style:use-optimal-row-height="true"/>
    </style:style>
    <style:style style:name="ro12" style:family="table-row">
      <style:table-row-properties style:row-height="5.7mm" fo:break-before="auto" style:use-optimal-row-height="true"/>
    </style:style>
    <style:style style:name="ro13" style:family="table-row">
      <style:table-row-properties style:row-height="5.29mm" fo:break-before="auto" style:use-optimal-row-height="true"/>
    </style:style>
    <style:style style:name="ro14" style:family="table-row">
      <style:table-row-properties style:row-height="5.79mm" fo:break-before="auto" style:use-optimal-row-height="true"/>
    </style:style>
    <style:style style:name="ro15" style:family="table-row">
      <style:table-row-properties style:row-height="11.11mm" fo:break-before="auto" style:use-optimal-row-height="true"/>
    </style:style>
    <style:style style:name="ro16" style:family="table-row">
      <style:table-row-properties style:row-height="4.53mm" fo:break-before="auto" style:use-optimal-row-height="true"/>
    </style:style>
    <style:style style:name="ro17" style:family="table-row">
      <style:table-row-properties style:row-height="23mm" fo:break-before="auto" style:use-optimal-row-height="true"/>
    </style:style>
    <style:style style:name="ro18" style:family="table-row">
      <style:table-row-properties style:row-height="9.24mm" fo:break-before="auto" style:use-optimal-row-height="true"/>
    </style:style>
    <style:style style:name="ro19" style:family="table-row">
      <style:table-row-properties style:row-height="8.41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padding-bottom="0.35mm" fo:padding-left="0.35mm" fo:padding-right="1.85mm" fo:padding-top="0.35mm"/>
      <style:paragraph-properties fo:text-align="end" fo:margin-left="0mm"/>
    </style:style>
    <style:style style:name="ce2" style:family="table-cell" style:parent-style-name="Default">
      <style:table-cell-properties style:text-align-source="fix" style:repeat-content="false" fo:padding-bottom="0.35mm" fo:padding-left="0.35mm" fo:padding-right="1.85mm" fo:padding-top="0.35mm"/>
      <style:paragraph-properties fo:text-align="end" fo:margin-left="0mm"/>
      <style:text-properties style:font-name="Times New Roman" fo:font-size="18pt" style:font-size-asian="18pt" style:font-size-complex="18pt"/>
    </style:style>
    <style:style style:name="ce3" style:family="table-cell" style:parent-style-name="Default" style:data-style-name="N0"/>
    <style:style style:name="ce4" style:family="table-cell" style:parent-style-name="Default">
      <style:table-cell-properties style:text-align-source="fix" style:repeat-content="false" fo:padding-bottom="0.35mm" fo:padding-left="0.35mm" fo:padding-right="2.35mm" fo:padding-top="0.35mm"/>
      <style:paragraph-properties fo:text-align="end" fo:margin-left="0mm"/>
      <style:text-properties style:font-name="Times New Roman" fo:font-size="18pt" style:font-size-asian="18pt" style:font-size-complex="18pt"/>
    </style:style>
    <style:style style:name="ce5" style:family="table-cell" style:parent-style-name="Default">
      <style:table-cell-properties style:text-align-source="fix" style:repeat-content="false"/>
      <style:paragraph-properties fo:text-align="end" fo:margin-left="0mm"/>
      <style:text-properties style:font-name="Times New Roman"/>
    </style:style>
    <style:style style:name="ce6" style:family="table-cell" style:parent-style-name="Default" style:data-style-name="N0">
      <style:table-cell-properties style:text-align-source="fix" style:repeat-content="false"/>
      <style:paragraph-properties fo:text-align="end" fo:margin-left="0mm"/>
      <style:text-properties style:font-name="Times New Roman" fo:font-size="10pt" style:font-size-asian="10pt" style:font-size-complex="10pt"/>
    </style:style>
    <style:style style:name="ce7" style:family="table-cell" style:parent-style-name="Default">
      <style:table-cell-properties style:text-align-source="fix" style:repeat-content="false"/>
      <style:paragraph-properties fo:text-align="end" fo:margin-left="0mm"/>
    </style:style>
    <style:style style:name="ce8" style:family="table-cell" style:parent-style-name="Default">
      <style:table-cell-properties style:text-align-source="fix" style:repeat-content="false"/>
      <style:paragraph-properties fo:text-align="end" fo:margin-left="0mm"/>
      <style:text-properties style:font-name="Times New Roman" fo:font-size="14pt" style:font-size-asian="14pt" style:font-size-complex="14pt"/>
    </style:style>
    <style:style style:name="ce9" style:family="table-cell" style:parent-style-name="Default">
      <style:table-cell-properties style:text-align-source="fix" style:repeat-content="false"/>
      <style:paragraph-properties fo:text-align="end" fo:margin-left="0mm"/>
      <style:text-properties fo:font-size="16pt" style:font-size-asian="16pt" style:font-size-complex="16pt"/>
    </style:style>
    <style:style style:name="ce10" style:family="table-cell" style:parent-style-name="Default">
      <style:table-cell-properties style:text-align-source="fix" style:repeat-content="false"/>
      <style:paragraph-properties fo:text-align="end" fo:margin-left="0mm"/>
      <style:text-properties style:font-name="Times New Roman" fo:font-size="10pt" style:font-size-asian="10pt" style:font-size-complex="10pt"/>
    </style:style>
    <style:style style:name="ce11" style:family="table-cell" style:parent-style-name="Default">
      <style:text-properties style:use-window-font-color="true" style:text-outline="false" style:text-line-through-style="none" style:text-line-through-type="none"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Times New Roman" fo:font-size="14pt" fo:font-style="normal" fo:text-shadow="none" style:text-underline-mode="continuous" style:text-overline-mode="continuous" style:text-line-through-mode="continuous" style:font-name-asian="Lucida Sans Unicode" style:font-size-asian="14pt" style:font-style-asian="normal" style:font-name-complex="Tahoma" style:font-size-complex="7.94999980926514pt" style:font-style-complex="normal" style:text-emphasize="none" style:font-relief="none" style:text-overline-style="none" style:text-overline-color="font-color"/>
    </style:style>
    <style:style style:name="ce13" style:family="table-cell" style:parent-style-name="Default">
      <style:text-properties style:use-window-font-color="true" style:text-outline="false" style:text-line-through-style="none" style:text-line-through-type="none" style:font-name="Verdana" fo:font-size="10pt" fo:font-style="normal" fo:text-shadow="none" style:text-underline-mode="continuous" style:text-overline-mode="continuous" style:text-line-through-mode="continuous" style:font-name-asian="Lucida Sans Unicode" style:font-size-asian="10pt" style:font-style-asian="normal" style:font-name-complex="Tahoma" style:font-size-complex="5.65000009536743pt" style:font-style-complex="normal" style:text-emphasize="none" style:font-relief="none" style:text-overline-style="none" style:text-overline-color="font-color"/>
    </style:style>
    <style:style style:name="ce14" style:family="table-cell" style:parent-style-name="Default" style:data-style-name="N0">
      <style:text-properties style:font-name="Times New Roman" fo:font-size="20pt" style:font-name-asian="Times New Roman2" style:font-size-asian="20pt" style:font-name-complex="Times New Roman2" style:font-size-complex="20pt"/>
    </style:style>
    <style:style style:name="ce15"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20])&gt;1;NOT(ISBLANK([.C20]))))" style:apply-style-name="cf3" style:base-cell-address="MS.C20"/>
    </style:style>
    <style:style style:name="ce16"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25])&gt;1;NOT(ISBLANK([.C25]))))" style:apply-style-name="cf3" style:base-cell-address="MS.C25"/>
    </style:style>
    <style:style style:name="ce17"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27])&gt;1;NOT(ISBLANK([.C27]))))" style:apply-style-name="cf3" style:base-cell-address="MS.C27"/>
    </style:style>
    <style:style style:name="ce18"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31])&gt;1;NOT(ISBLANK([.C31]))))" style:apply-style-name="cf3" style:base-cell-address="MS.C31"/>
    </style:style>
    <style:style style:name="ce19"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32])&gt;1;NOT(ISBLANK([.C32]))))" style:apply-style-name="cf3" style:base-cell-address="MS.C32"/>
    </style:style>
    <style:style style:name="ce20"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35])&gt;1;NOT(ISBLANK([.C35]))))" style:apply-style-name="cf3" style:base-cell-address="MS.C35"/>
    </style:style>
    <style:style style:name="ce21" style:family="table-cell" style:parent-style-name="Default" style:data-style-name="N0">
      <style:text-properties style:font-name="Times New Roman11" fo:font-size="12pt" style:font-name-asian="Times New Roman11" style:font-size-asian="12pt" style:font-name-complex="Times New Roman11" style:font-size-complex="12pt"/>
      <style:map style:condition="is-true-formula(AND(COUNTIF([.$B$31:.$B$1446]; [.C35])&gt;1;NOT(ISBLANK([.C35]))))" style:apply-style-name="cf3" style:base-cell-address="MS.C35"/>
    </style:style>
    <style:style style:name="ce22"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38])&gt;1;NOT(ISBLANK([.C38]))))" style:apply-style-name="cf3" style:base-cell-address="MS.C38"/>
    </style:style>
    <style:style style:name="ce23"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51])&gt;1;NOT(ISBLANK([.C51]))))" style:apply-style-name="cf3" style:base-cell-address="MS.C51"/>
    </style:style>
    <style:style style:name="ce24"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58])&gt;1;NOT(ISBLANK([.C58]))))" style:apply-style-name="cf3" style:base-cell-address="MS.C58"/>
    </style:style>
    <style:style style:name="ce25" style:family="table-cell" style:parent-style-name="Default" style:data-style-name="N0">
      <style:text-properties style:font-name="Times New Roman1" fo:font-size="18pt" style:font-name-asian="Times New Roman2" style:font-size-asian="18pt" style:font-name-complex="Times New Roman2" style:font-size-complex="18pt"/>
    </style:style>
    <style:style style:name="ce26" style:family="table-cell" style:parent-style-name="Default">
      <style:text-properties style:text-outline="false" style:text-line-through-style="none" style:text-line-through-type="none" style:font-name="Times New Roman" fo:font-size="13pt" fo:font-style="normal" fo:text-shadow="none" style:text-underline-mode="continuous" style:text-overline-mode="continuous" style:text-line-through-mode="continuous" style:font-name-asian="Lucida Sans Unicode" style:font-size-asian="13pt" style:font-style-asian="normal" style:font-name-complex="Tahoma" style:font-size-complex="7.34999990463257pt" style:font-style-complex="normal" style:text-emphasize="none" style:font-relief="none" style:text-overline-style="none" style:text-overline-color="font-color"/>
    </style:style>
    <style:style style:name="ce27" style:family="table-cell" style:parent-style-name="Default">
      <style:text-properties style:text-outline="false" style:text-line-through-style="none" style:text-line-through-type="none" style:font-name="Times New Roman" fo:font-size="18pt" fo:font-style="normal" fo:text-shadow="none" style:text-underline-mode="continuous" style:text-overline-mode="continuous" style:text-line-through-mode="continuous" style:font-name-asian="Arial Unicode MS" style:font-size-asian="18pt" style:font-style-asian="normal" style:font-name-complex="Tahoma" style:font-size-complex="10.1999998092651pt" style:font-style-complex="normal" style:text-emphasize="none" style:font-relief="none" style:text-overline-style="none" style:text-overline-color="font-color"/>
    </style:style>
    <style:style style:name="ce28" style:family="table-cell" style:parent-style-name="Default">
      <style:text-properties style:font-name="Times New Roman" fo:font-size="18pt" style:font-size-asian="18pt" style:font-size-complex="18pt"/>
    </style:style>
    <style:style style:name="ce29" style:family="table-cell" style:parent-style-name="Default">
      <style:text-properties style:text-outline="false" style:text-line-through-style="none" style:text-line-through-type="none"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30" style:family="table-cell" style:parent-style-name="Default" style:data-style-name="N0">
      <style:text-properties style:font-name="Times New Roman111" fo:font-size="18pt" style:font-name-asian="Times New Roman111" style:font-size-asian="18pt" style:font-name-complex="Times New Roman111" style:font-size-complex="18pt"/>
    </style:style>
    <style:style style:name="ce31" style:family="table-cell" style:parent-style-name="Default" style:data-style-name="N0">
      <style:text-properties fo:font-size="12pt" style:font-size-asian="12pt" style:font-size-complex="12pt"/>
    </style:style>
    <style:style style:name="ce32" style:family="table-cell" style:parent-style-name="Default">
      <style:text-properties style:text-outline="false" style:text-line-through-style="none" style:text-line-through-type="none" style:font-name="Times New Roman" fo:font-size="19pt" fo:font-style="normal" fo:text-shadow="none" style:text-underline-mode="continuous" style:text-overline-mode="continuous" style:text-line-through-mode="continuous" style:font-name-asian="Segoe UI" style:font-size-asian="19pt" style:font-style-asian="normal" style:font-name-complex="Tahoma" style:font-size-complex="19pt" style:font-style-complex="normal" style:text-emphasize="none" style:font-relief="none" style:text-overline-style="none" style:text-overline-color="font-color"/>
    </style:style>
    <style:style style:name="ce33" style:family="table-cell" style:parent-style-name="Default">
      <style:text-properties style:use-window-font-color="true" style:text-outline="false" style:text-line-through-style="none" style:text-line-through-type="none" style:font-name="Verdana" fo:font-size="14pt" fo:font-style="normal" fo:text-shadow="none" style:text-underline-mode="continuous" style:text-overline-mode="continuous" style:text-line-through-mode="continuous" style:font-name-asian="Segoe UI" style:font-size-asian="14pt" style:font-style-asian="normal" style:font-name-complex="Tahoma" style:font-size-complex="14pt" style:font-style-complex="normal" style:text-emphasize="none" style:font-relief="none" style:text-overline-style="none" style:text-overline-color="font-color"/>
    </style:style>
    <style:style style:name="ce34" style:family="table-cell" style:parent-style-name="Default">
      <style:text-properties style:use-window-font-color="true" style:text-outline="false" style:text-line-through-style="none" style:text-line-through-type="none" style:font-name="Times New Roman" fo:font-size="13pt" fo:font-style="normal" fo:text-shadow="none" style:text-underline-mode="continuous" style:text-overline-mode="continuous" style:text-line-through-mode="continuous" style:font-name-asian="Lucida Sans Unicode" style:font-size-asian="13pt" style:font-style-asian="normal" style:font-name-complex="Tahoma" style:font-size-complex="7.34999990463257pt" style:font-style-complex="normal" style:text-emphasize="none" style:font-relief="none" style:text-overline-style="none" style:text-overline-color="font-color"/>
    </style:style>
    <style:style style:name="ce35" style:family="table-cell" style:parent-style-name="Default" style:data-style-name="N0">
      <style:text-properties style:font-name="Times New Roman1" fo:font-size="20pt" style:font-name-asian="Times New Roman2" style:font-size-asian="20pt" style:font-name-complex="Times New Roman2" style:font-size-complex="20pt"/>
    </style:style>
    <style:style style:name="ce36" style:family="table-cell" style:parent-style-name="Default">
      <style:text-properties style:use-window-font-color="true" style:text-outline="false" style:text-line-through-style="none" style:text-line-through-type="none" style:font-name="Verdana" fo:font-size="11pt" fo:font-style="normal" fo:text-shadow="none" style:text-underline-mode="continuous" style:text-overline-mode="continuous" style:text-line-through-mode="continuous" style:font-name-asian="Lucida Sans Unicode" style:font-size-asian="11pt" style:font-style-asian="normal" style:font-name-complex="Tahoma" style:font-size-complex="6.25pt" style:font-style-complex="normal" style:text-emphasize="none" style:font-relief="none" style:text-overline-style="none" style:text-overline-color="font-color"/>
    </style:style>
    <style:style style:name="ce37" style:family="table-cell" style:parent-style-name="Default">
      <style:table-cell-properties style:rotation-align="none"/>
      <style:text-properties style:use-window-font-color="true" style:text-outline="false" style:text-line-through-style="none" style:text-line-through-type="none" fo:font-size="12pt" fo:language="en" fo:country="US" fo:font-style="normal" fo:text-shadow="none" style:text-underline-style="none" fo:font-weight="normal"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style>
    <style:style style:name="ce38" style:family="table-cell" style:parent-style-name="Default">
      <style:table-cell-properties style:rotation-align="none"/>
      <style:text-properties style:use-window-font-color="true" style:text-outline="false" style:text-line-through-style="none" style:text-line-through-type="none" style:font-name="Times New Roman1" fo:font-size="18pt" fo:font-style="normal" fo:text-shadow="none" style:text-underline-style="none" fo:font-weight="normal" style:font-size-asian="18pt" style:font-style-asian="normal" style:font-weight-asian="normal" style:font-name-complex="Times New Roman1" style:font-size-complex="18pt" style:font-style-complex="normal" style:font-weight-complex="normal"/>
    </style:style>
    <style:style style:name="ce39" style:family="table-cell" style:parent-style-name="Default">
      <style:table-cell-properties fo:background-color="#ffff00" style:rotation-align="none"/>
      <style:text-properties style:use-window-font-color="true" style:text-outline="false" style:text-line-through-style="none" style:text-line-through-type="none" style:font-name="Times New Roman1" fo:font-size="18pt" fo:font-style="normal" fo:text-shadow="none" style:text-underline-style="none" fo:font-weight="normal" style:font-size-asian="18pt" style:font-style-asian="normal" style:font-weight-asian="normal" style:font-name-complex="Times New Roman1" style:font-size-complex="18pt" style:font-style-complex="normal" style:font-weight-complex="normal"/>
    </style:style>
    <style:style style:name="ce40" style:family="table-cell" style:parent-style-name="Default">
      <style:text-properties style:text-outline="false" style:text-line-through-style="none" style:text-line-through-type="none" fo:language="en" fo:country="US" fo:font-style="normal" fo:text-shadow="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41" style:family="table-cell" style:parent-style-name="Default">
      <style:text-properties style:font-name="Times New Roman" fo:font-size="14pt" style:font-size-asian="14pt" style:font-size-complex="14pt"/>
    </style:style>
    <style:style style:name="ce42" style:family="table-cell" style:parent-style-name="Default" style:data-style-name="N0">
      <style:text-properties style:font-name="Times New Roman" fo:font-size="14pt" style:font-name-asian="Times New Roman2" style:font-size-asian="14pt" style:font-name-complex="Times New Roman2" style:font-size-complex="14pt"/>
    </style:style>
    <style:style style:name="ce43" style:family="table-cell" style:parent-style-name="Default" style:data-style-name="N0">
      <style:text-properties style:font-name="Times New Roman" fo:font-size="14pt" fo:language="en" fo:country="US" style:font-name-asian="Segoe UI" style:font-size-asian="14pt" style:language-asian="en" style:country-asian="US" style:font-name-complex="Tahoma" style:font-size-complex="14pt" style:language-complex="en" style:country-complex="US"/>
    </style:style>
    <style:style style:name="ce44" style:family="table-cell" style:parent-style-name="Default" style:data-style-name="N0">
      <style:table-cell-properties fo:background-color="transparent"/>
      <style:text-properties style:font-name="Times New Roman" fo:font-size="14pt" style:font-name-asian="Times New Roman2" style:font-size-asian="14pt" style:font-name-complex="Times New Roman2" style:font-size-complex="14pt"/>
    </style:style>
    <style:style style:name="ce45" style:family="table-cell" style:parent-style-name="Default">
      <style:text-properties style:use-window-font-color="true" style:text-outline="false" style:text-line-through-style="none" style:text-line-through-type="none" style:font-name="Times New Roman" fo:font-size="14pt" fo:font-style="normal" fo:text-shadow="none" style:text-underline-mode="continuous" style:text-overline-mode="continuous" style:text-line-through-mode="continuous" style:font-name-asian="Segoe UI" style:font-size-asian="14pt" style:font-style-asian="normal" style:font-name-complex="Tahoma" style:font-size-complex="14pt" style:font-style-complex="normal" style:text-emphasize="none" style:font-relief="none" style:text-overline-style="none" style:text-overline-color="font-color"/>
    </style:style>
    <style:style style:name="ce46" style:family="table-cell" style:parent-style-name="Default">
      <style:text-properties style:use-window-font-color="true" style:text-outline="false" style:text-line-through-style="none" style:text-line-through-type="none" style:font-name="Verdana" fo:font-size="12pt" fo:font-style="normal" fo:text-shadow="none" style:text-underline-mode="continuous" style:text-overline-mode="continuous" style:text-line-through-mode="continuous" style:font-name-asian="Lucida Sans Unicode" style:font-size-asian="12pt" style:font-style-asian="normal" style:font-name-complex="Tahoma" style:font-size-complex="6.80000019073486pt" style:font-style-complex="normal" style:text-emphasize="none" style:font-relief="none" style:text-overline-style="none" style:text-overline-color="font-color"/>
    </style:style>
    <style:style style:name="ce47" style:family="table-cell" style:parent-style-name="Default">
      <style:text-properties style:font-name="Times New Roman" fo:font-size="20pt" style:font-size-asian="20pt" style:font-size-complex="20pt"/>
    </style:style>
    <style:style style:name="ce48" style:family="table-cell" style:parent-style-name="Default">
      <style:table-cell-properties fo:background-color="transparent"/>
      <style:text-properties style:use-window-font-color="true" style:text-outline="false" style:text-line-through-style="none" style:text-line-through-type="none"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49"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REF!; [.C304])&gt;1;NOT(ISBLANK([.C304]))))" style:apply-style-name="cf4" style:base-cell-address="MS.C304"/>
    </style:style>
    <style:style style:name="ce50" style:family="table-cell" style:parent-style-name="Default">
      <style:text-properties style:font-name="Times New Roman" fo:font-size="13pt" style:font-size-asian="13pt" style:font-size-complex="13pt"/>
    </style:style>
    <style:style style:name="ce51" style:family="table-cell" style:parent-style-name="Default">
      <style:text-properties style:use-window-font-color="true" style:text-outline="false" style:text-line-through-style="none" style:text-line-through-type="none" style:font-name="Verdana" fo:font-size="11pt" fo:font-style="normal" fo:text-shadow="none" style:text-underline-mode="continuous" style:text-overline-mode="continuous" style:text-line-through-mode="continuous" style:font-name-asian="Lucida Sans Unicode" style:font-size-asian="11pt" style:font-style-asian="normal" style:font-name-complex="Tahoma" style:font-size-complex="6.30000019073486pt" style:font-style-complex="normal" style:text-emphasize="none" style:font-relief="none" style:text-overline-style="none" style:text-overline-color="font-color"/>
    </style:style>
    <style:style style:name="ce52" style:family="table-cell" style:parent-style-name="Default">
      <style:table-cell-properties fo:background-color="#ff0000"/>
      <style:text-properties style:use-window-font-color="true" style:text-outline="false" style:text-line-through-style="none" style:text-line-through-type="none" style:font-name="Verdana" fo:font-size="11pt" fo:font-style="normal" fo:text-shadow="none" style:text-underline-mode="continuous" style:text-overline-mode="continuous" style:text-line-through-mode="continuous" style:font-name-asian="Lucida Sans Unicode" style:font-size-asian="11pt" style:font-style-asian="normal" style:font-name-complex="Tahoma" style:font-size-complex="6.25pt" style:font-style-complex="normal" style:text-emphasize="none" style:font-relief="none" style:text-overline-style="none" style:text-overline-color="font-color"/>
    </style:style>
    <style:style style:name="ce53" style:family="table-cell" style:parent-style-name="Default">
      <style:text-properties style:use-window-font-color="true" style:text-outline="false" style:text-line-through-style="none" style:text-line-through-type="none" style:font-name="Times New Roman" fo:font-size="13pt" fo:language="en" fo:country="US" fo:font-style="normal" fo:text-shadow="none" style:text-underline-mode="continuous" style:text-overline-mode="continuous" style:text-line-through-mode="continuous" style:font-size-asian="13pt" style:language-asian="en" style:country-asian="US" style:font-style-asian="normal" style:font-size-complex="7.34999990463257pt" style:language-complex="en" style:country-complex="US" style:font-style-complex="normal" style:text-emphasize="none" style:font-relief="none" style:text-overline-style="none" style:text-overline-color="font-color"/>
    </style:style>
    <style:style style:name="ce54" style:family="table-cell" style:parent-style-name="Default" style:data-style-name="N0">
      <style:text-properties style:font-name="Times New Roman11" fo:font-size="13pt" style:font-name-asian="Times New Roman11" style:font-size-asian="13pt" style:font-name-complex="Times New Roman11" style:font-size-complex="13pt"/>
    </style:style>
    <style:style style:name="ce55" style:family="table-cell" style:parent-style-name="Default" style:data-style-name="N0">
      <style:table-cell-properties fo:background-color="#ff0000"/>
      <style:text-properties style:font-name="Times New Roman11" fo:font-size="13pt" style:font-name-asian="Times New Roman11" style:font-size-asian="13pt" style:font-name-complex="Times New Roman11" style:font-size-complex="13pt"/>
    </style:style>
    <style:style style:name="ce56" style:family="table-cell" style:parent-style-name="Default">
      <style:text-properties style:font-name="Arial" fo:font-size="26pt" style:font-size-asian="26pt" style:font-size-complex="26pt"/>
    </style:style>
    <style:style style:name="ce57" style:family="table-cell" style:parent-style-name="Default">
      <style:text-properties style:text-outline="false" style:text-line-through-style="none" style:text-line-through-type="none" style:font-name="Verdana" fo:font-size="10pt" fo:font-style="normal" fo:text-shadow="none" style:text-underline-mode="continuous" style:text-overline-mode="continuous" style:text-line-through-mode="continuous" style:font-name-asian="Lucida Sans Unicode" style:font-size-asian="10pt" style:font-style-asian="normal" style:font-name-complex="Tahoma" style:font-size-complex="5.65000009536743pt" style:font-style-complex="normal" style:text-emphasize="none" style:font-relief="none" style:text-overline-style="none" style:text-overline-color="font-color"/>
    </style:style>
    <style:style style:name="ce58" style:family="table-cell" style:parent-style-name="Default">
      <style:table-cell-properties fo:background-color="#33cc66"/>
      <style:text-properties style:use-window-font-color="true" style:text-outline="false" style:text-line-through-style="none" style:text-line-through-type="none" style:font-name="Verdana" fo:font-size="10pt" fo:font-style="normal" fo:text-shadow="none" style:text-underline-mode="continuous" style:text-overline-mode="continuous" style:text-line-through-mode="continuous" style:font-name-asian="Lucida Sans Unicode" style:font-size-asian="10pt" style:font-style-asian="normal" style:font-name-complex="Tahoma" style:font-size-complex="5.65000009536743pt" style:font-style-complex="normal" style:text-emphasize="none" style:font-relief="none" style:text-overline-style="none" style:text-overline-color="font-color"/>
    </style:style>
    <style:style style:name="ce59" style:family="table-cell" style:parent-style-name="Default" style:data-style-name="N0">
      <style:text-properties style:font-name="Times New Roman11" fo:font-size="18pt" style:font-name-asian="Times New Roman11" style:font-size-asian="18pt" style:font-name-complex="Times New Roman11" style:font-size-complex="18pt"/>
    </style:style>
    <style:style style:name="ce60" style:family="table-cell" style:parent-style-name="Default" style:data-style-name="N0">
      <style:text-properties style:font-name="Times New Roman11" fo:font-size="16pt" style:font-name-asian="Times New Roman11" style:font-size-asian="16pt" style:font-name-complex="Times New Roman11" style:font-size-complex="16pt"/>
    </style:style>
    <style:style style:name="ce61" style:family="table-cell" style:parent-style-name="Default">
      <style:text-properties style:use-window-font-color="true" style:text-outline="false" style:text-line-through-style="none" style:text-line-through-type="none" style:font-name="Times New Roman" fo:font-size="18pt" fo:font-style="normal" fo:text-shadow="none" style:text-underline-mode="continuous" style:text-overline-mode="continuous" style:text-line-through-mode="continuous" style:font-name-asian="Arial Unicode MS" style:font-size-asian="18pt" style:font-style-asian="normal" style:font-name-complex="Tahoma" style:font-size-complex="10.1999998092651pt" style:font-style-complex="normal" style:text-emphasize="none" style:font-relief="none" style:text-overline-style="none" style:text-overline-color="font-color"/>
    </style:style>
    <style:style style:name="ce62" style:family="table-cell" style:parent-style-name="Default">
      <style:table-cell-properties fo:background-color="#ff99cc"/>
      <style:text-properties style:use-window-font-color="true" style:text-outline="false" style:text-line-through-style="none" style:text-line-through-type="none" style:font-name="Times New Roman" fo:font-size="18pt" fo:font-style="normal" fo:text-shadow="none" style:text-underline-mode="continuous" style:text-overline-mode="continuous" style:text-line-through-mode="continuous" style:font-name-asian="Arial Unicode MS" style:font-size-asian="18pt" style:font-style-asian="normal" style:font-name-complex="Tahoma" style:font-size-complex="10.1999998092651pt" style:font-style-complex="normal" style:text-emphasize="none" style:font-relief="none" style:text-overline-style="none" style:text-overline-color="font-color"/>
    </style:style>
    <style:style style:name="ce63" style:family="table-cell" style:parent-style-name="Default">
      <style:text-properties style:use-window-font-color="true" style:text-outline="false" style:text-line-through-style="none" style:text-line-through-type="none" fo:font-size="12pt" fo:font-style="normal" fo:text-shadow="none" style:text-underline-style="none" fo:font-weight="normal" style:text-underline-mode="continuous" style:text-overline-mode="continuous" style:text-line-through-mode="continuous" style:font-name-asian="Lucida Sans Unicode"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64" style:family="table-cell" style:parent-style-name="Default">
      <style:text-properties style:use-window-font-color="true" style:text-outline="false" style:text-line-through-style="none" style:text-line-through-type="none" fo:font-size="12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65" style:family="table-cell" style:parent-style-name="Default">
      <style:text-properties style:use-window-font-color="true" style:text-outline="false" style:text-line-through-style="none" style:text-line-through-type="none" fo:font-size="12pt" fo:font-style="normal" fo:text-shadow="none" style:text-underline-style="none" fo:font-weight="normal" style:text-underline-mode="continuous" style:text-overline-mode="continuous" style:text-line-through-mode="continuous" style:font-name-asian="Segoe UI" style:font-size-asian="6.80000019073486pt" style:font-style-asian="normal" style:font-weight-asian="normal" style:font-name-complex="Tahoma" style:font-size-complex="6.80000019073486pt" style:font-style-complex="normal" style:font-weight-complex="normal" style:text-emphasize="none" style:font-relief="none" style:text-overline-style="none" style:text-overline-color="font-color"/>
    </style:style>
    <style:style style:name="ce66"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11])&gt;1;NOT(ISBLANK([.C11]))))" style:apply-style-name="cf3" style:base-cell-address="MS_spoken2012.C11"/>
    </style:style>
    <style:style style:name="ce67"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B$31:.$B$1446]; [.C16])&gt;1;NOT(ISBLANK([.C16]))))" style:apply-style-name="cf3" style:base-cell-address="MS_spoken2012.C16"/>
    </style:style>
    <style:style style:name="ce68" style:family="table-cell" style:parent-style-name="Default">
      <style:text-properties fo:font-style="italic" style:font-style-asian="italic" style:font-style-complex="italic"/>
    </style:style>
    <style:style style:name="ce69"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C$31:.$C$1446]; [.C11])&gt;1;NOT(ISBLANK([.C11]))))" style:apply-style-name="cf3" style:base-cell-address="LexMSspoken2012.C11"/>
    </style:style>
    <style:style style:name="ce70" style:family="table-cell" style:parent-style-name="Default" style:data-style-name="N0">
      <style:text-properties style:font-name="Times New Roman11" fo:font-size="18pt" style:font-name-asian="Times New Roman11" style:font-size-asian="18pt" style:font-name-complex="Times New Roman11" style:font-size-complex="18pt"/>
      <style:map style:condition="is-true-formula(AND(COUNTIF([.$C$31:.$C$1446]; [.C13])&gt;1;NOT(ISBLANK([.C13]))))" style:apply-style-name="cf3" style:base-cell-address="LexMSspoken2012.C13"/>
    </style:style>
    <style:style style:name="ce71" style:family="table-cell" style:parent-style-name="Default">
      <style:table-cell-properties style:text-align-source="fix" style:repeat-content="false"/>
      <style:paragraph-properties fo:text-align="end" fo:margin-left="0mm"/>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72" style:family="table-cell" style:parent-style-name="Default">
      <style:table-cell-properties style:text-align-source="fix" style:repeat-content="false"/>
      <style:paragraph-properties fo:text-align="end" fo:margin-left="0mm"/>
      <style:text-properties style:font-name="Times New Roman" fo:font-size="20pt" style:font-size-asian="20pt" style:font-size-complex="20pt"/>
    </style:style>
    <style:style style:name="ce73" style:family="table-cell" style:parent-style-name="Default">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74" style:family="table-cell" style:parent-style-name="Default">
      <style:table-cell-properties fo:background-color="#6666ff"/>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ffff99"/>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ff99ff"/>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77"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78" style:family="table-cell" style:parent-style-name="Default">
      <style:table-cell-properties fo:background-color="#eeeeee" fo:border="0.06pt solid #000000"/>
    </style:style>
    <style:style style:name="ce79" style:family="table-cell" style:parent-style-name="Default">
      <style:table-cell-properties fo:background-color="transparent"/>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80" style:family="table-cell" style:parent-style-name="Default">
      <style:table-cell-properties style:text-align-source="fix" style:repeat-content="false"/>
      <style:paragraph-properties fo:text-align="start" fo:margin-left="0mm"/>
      <style:text-properties style:use-window-font-color="true" style:text-outline="false" style:text-line-through-style="none" style:text-line-through-type="none" style:font-name="Times New Roman" fo:font-size="20pt" fo:font-style="normal" fo:text-shadow="none" style:text-underline-style="none" fo:font-weight="normal" style:text-underline-mode="continuous" style:text-overline-mode="continuous" style:text-line-through-mode="continuous" style:font-name-asian="Mangal" style:font-size-asian="20pt" style:font-style-asian="normal" style:font-weight-asian="normal" style:font-name-complex="Tahoma" style:font-size-complex="20pt" style:font-style-complex="normal" style:font-weight-complex="normal" style:text-emphasize="none" style:font-relief="none" style:text-overline-style="none" style:text-overline-color="font-color"/>
    </style:style>
    <style:style style:name="ce81" style:family="table-cell" style:parent-style-name="Default" style:data-style-name="N0">
      <style:table-cell-properties fo:background-color="#99ff66"/>
      <style:text-properties style:font-name="Times New Roman11" fo:font-size="18pt" style:font-name-asian="Times New Roman11" style:font-size-asian="18pt" style:font-name-complex="Times New Roman11" style:font-size-complex="18pt"/>
      <style:map style:condition="is-true-formula(AND(COUNTIF([.$C$31:.$C$1446]; [.H11])&gt;1;NOT(ISBLANK([.H11]))))" style:apply-style-name="cf3" style:base-cell-address="Alg_vs_Trig.H11"/>
    </style:style>
    <style:style style:name="ce82" style:family="table-cell" style:parent-style-name="Default" style:data-style-name="N0">
      <style:table-cell-properties fo:background-color="#99ff66"/>
      <style:text-properties style:font-name="Times New Roman11" fo:font-size="18pt" style:font-name-asian="Times New Roman11" style:font-size-asian="18pt" style:font-name-complex="Times New Roman11" style:font-size-complex="18pt"/>
      <style:map style:condition="is-true-formula(AND(COUNTIF([.$C$31:.$C$1446]; [.H13])&gt;1;NOT(ISBLANK([.H13]))))" style:apply-style-name="cf3" style:base-cell-address="Alg_vs_Trig.H13"/>
    </style:style>
    <style:style style:name="ce83" style:family="table-cell" style:parent-style-name="Default" style:data-style-name="N0">
      <style:table-cell-properties fo:background-color="#99ff66"/>
    </style:style>
    <style:style style:name="ce84" style:family="table-cell" style:parent-style-name="Default">
      <style:table-cell-properties fo:background-color="#ff3333"/>
      <style:text-properties style:text-outline="false" style:text-line-through-style="none" style:text-line-through-type="none"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85" style:family="table-cell" style:parent-style-name="Default" style:data-style-name="N0">
      <style:table-cell-properties fo:background-color="#ff3333"/>
      <style:text-properties style:font-name="Times New Roman111" fo:font-size="18pt" style:font-name-asian="Times New Roman111" style:font-size-asian="18pt" style:font-name-complex="Times New Roman111" style:font-size-complex="18pt"/>
    </style:style>
    <style:style style:name="ce86" style:family="table-cell" style:parent-style-name="Default" style:data-style-name="N0">
      <style:table-cell-properties fo:background-color="#99ff66"/>
      <style:text-properties style:font-name="Times New Roman111" fo:font-size="18pt" style:font-name-asian="Times New Roman111" style:font-size-asian="18pt" style:font-name-complex="Times New Roman111" style:font-size-complex="18pt"/>
    </style:style>
    <style:style style:name="ce87" style:family="table-cell" style:parent-style-name="Default" style:data-style-name="N0">
      <style:table-cell-properties fo:background-color="#99ff66"/>
      <style:text-properties style:font-name="Times New Roman1" fo:font-size="18pt" style:font-name-asian="Times New Roman2" style:font-size-asian="18pt" style:font-name-complex="Times New Roman2" style:font-size-complex="18pt"/>
    </style:style>
    <style:style style:name="ce88" style:family="table-cell" style:parent-style-name="Default" style:data-style-name="N0">
      <style:table-cell-properties fo:background-color="#ff3333"/>
      <style:text-properties style:font-name="Times New Roman1" fo:font-size="18pt" style:font-name-asian="Times New Roman2" style:font-size-asian="18pt" style:font-name-complex="Times New Roman2" style:font-size-complex="18pt"/>
    </style:style>
    <style:style style:name="ce89" style:family="table-cell" style:parent-style-name="Default">
      <style:table-cell-properties fo:background-color="#99ff66"/>
      <style:text-properties style:use-window-font-color="true" style:text-outline="false" style:text-line-through-style="none" style:text-line-through-type="none" style:font-name="Verdana" fo:font-size="11pt" fo:font-style="normal" fo:text-shadow="none" style:text-underline-mode="continuous" style:text-overline-mode="continuous" style:text-line-through-mode="continuous" style:font-name-asian="Lucida Sans Unicode" style:font-size-asian="11pt" style:font-style-asian="normal" style:font-name-complex="Tahoma" style:font-size-complex="6.25pt" style:font-style-complex="normal" style:text-emphasize="none" style:font-relief="none" style:text-overline-style="none" style:text-overline-color="font-color"/>
    </style:style>
    <style:style style:name="ce90" style:family="table-cell" style:parent-style-name="Default">
      <style:table-cell-properties fo:background-color="#99ff66" style:rotation-align="none"/>
      <style:text-properties style:use-window-font-color="true" style:text-outline="false" style:text-line-through-style="none" style:text-line-through-type="none" fo:font-size="12pt" fo:language="en" fo:country="US" fo:font-style="normal" fo:text-shadow="none" style:text-underline-style="none" fo:font-weight="normal" style:font-name-asian="Segoe UI" style:font-size-asian="12pt" style:language-asian="en" style:country-asian="US" style:font-style-asian="normal" style:font-weight-asian="normal" style:font-name-complex="Tahoma" style:font-size-complex="12pt" style:language-complex="en" style:country-complex="US" style:font-style-complex="normal" style:font-weight-complex="normal"/>
    </style:style>
    <style:style style:name="ce91" style:family="table-cell" style:parent-style-name="Default">
      <style:table-cell-properties fo:background-color="#99ff66" style:rotation-align="none"/>
      <style:text-properties style:use-window-font-color="true" style:text-outline="false" style:text-line-through-style="none" style:text-line-through-type="none" style:font-name="Times New Roman1" fo:font-size="18pt" fo:font-style="normal" fo:text-shadow="none" style:text-underline-style="none" fo:font-weight="normal" style:font-size-asian="18pt" style:font-style-asian="normal" style:font-weight-asian="normal" style:font-name-complex="Times New Roman1" style:font-size-complex="18pt" style:font-style-complex="normal" style:font-weight-complex="normal"/>
    </style:style>
    <style:style style:name="ce92" style:family="table-cell" style:parent-style-name="Default">
      <style:table-cell-properties fo:background-color="#99ff66"/>
      <style:text-properties style:text-outline="false" style:text-line-through-style="none" style:text-line-through-type="none" fo:language="en" fo:country="US" fo:font-style="normal" fo:text-shadow="none" style:text-underline-mode="continuous" style:text-overline-mode="continuous" style:text-line-through-mode="continuous" style:language-asian="en" style:country-asian="US" style:font-style-asian="normal" style:language-complex="en" style:country-complex="US" style:font-style-complex="normal" style:text-emphasize="none" style:font-relief="none" style:text-overline-style="none" style:text-overline-color="font-color"/>
    </style:style>
    <style:style style:name="ce93" style:family="table-cell" style:parent-style-name="Default">
      <style:table-cell-properties fo:background-color="#ff3333"/>
      <style:text-properties style:use-window-font-color="true" style:text-outline="false" style:text-line-through-style="none" style:text-line-through-type="none" style:font-name="Times New Roman" fo:font-size="18pt" fo:font-style="normal" fo:text-shadow="none" style:text-underline-mode="continuous" style:text-overline-mode="continuous" style:text-line-through-mode="continuous" style:font-name-asian="Segoe UI" style:font-size-asian="18pt" style:font-style-asian="normal" style:font-name-complex="Tahoma" style:font-size-complex="18pt" style:font-style-complex="normal" style:text-emphasize="none" style:font-relief="none" style:text-overline-style="none" style:text-overline-color="font-color"/>
    </style:style>
    <style:style style:name="ce94" style:family="table-cell" style:parent-style-name="Default" style:data-style-name="N0">
      <style:table-cell-properties fo:background-color="#99ff66"/>
      <style:text-properties style:font-name="Times New Roman11" fo:font-size="13pt" style:font-name-asian="Times New Roman11" style:font-size-asian="13pt" style:font-name-complex="Times New Roman11" style:font-size-complex="13pt"/>
    </style:style>
    <style:style style:name="ce95" style:family="table-cell" style:parent-style-name="Default">
      <style:table-cell-properties fo:background-color="#99ff66"/>
      <style:text-properties style:use-window-font-color="true" style:text-outline="false" style:text-line-through-style="none" style:text-line-through-type="none" style:font-name="Verdana" fo:font-size="10pt" fo:font-style="normal" fo:text-shadow="none" style:text-underline-mode="continuous" style:text-overline-mode="continuous" style:text-line-through-mode="continuous" style:font-name-asian="Lucida Sans Unicode" style:font-size-asian="10pt" style:font-style-asian="normal" style:font-name-complex="Tahoma" style:font-size-complex="5.65000009536743pt" style:font-style-complex="normal" style:text-emphasize="none" style:font-relief="none" style:text-overline-style="none" style:text-overline-color="font-color"/>
    </style:style>
    <style:style style:name="ce96" style:family="table-cell" style:parent-style-name="Default">
      <style:table-cell-properties fo:background-color="#99ff66"/>
      <style:text-properties style:use-window-font-color="true" style:text-outline="false" style:text-line-through-style="none" style:text-line-through-type="none" style:font-name="Times New Roman" fo:font-size="13pt" fo:language="en" fo:country="US" fo:font-style="normal" fo:text-shadow="none" style:text-underline-mode="continuous" style:text-overline-mode="continuous" style:text-line-through-mode="continuous" style:font-size-asian="13pt" style:language-asian="en" style:country-asian="US" style:font-style-asian="normal" style:font-size-complex="7.34999990463257pt" style:language-complex="en" style:country-complex="US" style:font-style-complex="normal" style:text-emphasize="none" style:font-relief="none" style:text-overline-style="none" style:text-overline-color="font-color"/>
    </style:style>
    <style:style style:name="ce97" style:family="table-cell" style:parent-style-name="Default">
      <style:table-cell-properties fo:background-color="#ff3333"/>
      <style:text-properties style:font-name="Times New Roman" fo:font-size="14pt" style:font-size-asian="14pt" style:font-size-complex="14pt"/>
    </style:style>
    <style:style style:name="ce98" style:family="table-cell" style:parent-style-name="Default">
      <style:text-properties fo:font-weight="bold" style:font-weight-asian="bold" style:font-weight-complex="bold"/>
    </style:style>
    <style:style style:name="ce99" style:family="table-cell" style:parent-style-name="Default">
      <style:text-properties fo:color="#ff3333"/>
    </style:style>
    <style:style style:name="ce100" style:family="table-cell" style:parent-style-name="Default">
      <style:table-cell-properties fo:background-color="#000000"/>
      <style:text-properties fo:color="#ff3333"/>
    </style:style>
    <style:style style:name="ce101" style:family="table-cell" style:parent-style-name="Default">
      <style:text-properties fo:color="#000000" fo:font-weight="bold" style:font-weight-asian="bold" style:font-weight-complex="bold"/>
    </style:style>
    <style:style style:name="ce102" style:family="table-cell" style:parent-style-name="Default">
      <style:table-cell-properties fo:background-color="transparent"/>
      <style:text-properties fo:font-weight="bold" style:font-weight-asian="bold" style:font-weight-complex="bold"/>
    </style:style>
    <style:style style:name="T1" style:family="text">
      <style:text-properties style:font-name="Times New Roman" fo:font-size="18pt" fo:language="none" fo:country="none" style:language-asian="none" style:country-asian="none" style:language-complex="none" style:country-complex="none" style:font-size-asian="18pt" style:font-size-complex="18pt"/>
    </style:style>
    <style:style style:name="T2" style:family="text">
      <style:text-properties style:font-name="Times New Roman" fo:font-size="18pt" fo:language="none" fo:country="none" style:language-asian="none" style:country-asian="none" style:language-complex="none" style:country-complex="none" style:font-size-asian="18pt" style:font-size-complex="18pt" fo:font-weight="bold" style:text-underline-style="solid" style:text-underline-width="auto" style:text-underline-color="font-color" style:font-weight-asian="bold" style:font-weight-complex="bold"/>
    </style:style>
    <style:style style:name="T3" style:family="text">
      <style:text-properties style:font-name="Times New Roman" fo:font-size="14pt" style:font-size-asian="14pt" style:font-size-complex="8pt"/>
    </style:style>
    <style:style style:name="T4" style:family="text">
      <style:text-properties style:font-name="Times New Roman" fo:font-size="14pt" style:font-size-asian="14pt" style:font-size-complex="8pt" fo:font-weight="bold" style:text-underline-style="solid" style:text-underline-width="auto" style:text-underline-color="font-color" style:font-weight-asian="bold" style:font-weight-complex="bold"/>
    </style:style>
    <style:style style:name="T5" style:family="text">
      <style:text-properties style:font-name="Verdana" fo:font-size="10pt" style:font-size-asian="10pt" style:font-size-complex="5.69999980926514pt"/>
    </style:style>
    <style:style style:name="T6" style:family="text">
      <style:text-properties style:font-name="Verdana" fo:font-size="10pt" style:font-size-asian="10pt" style:font-size-complex="5.69999980926514pt" fo:font-weight="bold" style:text-underline-style="solid" style:text-underline-width="auto" style:text-underline-color="font-color" style:font-weight-asian="bold" style:font-weight-complex="bold"/>
    </style:style>
    <style:style style:name="T7" style:family="text">
      <style:text-properties fo:color="#999999" style:font-name="Times New Roman" fo:font-size="18pt" fo:font-weight="normal" style:text-underline-style="none" style:text-underline-color="font-color" style:text-line-through-type="none" fo:font-style="normal" style:text-outline="false" fo:text-shadow="none" style:font-name-asian="Times New Roman" style:font-name-complex="Times New Roman" style:font-size-asian="18pt" style:font-size-complex="18pt" style:font-weight-asian="normal" style:font-weight-complex="normal" style:font-style-asian="normal" style:font-style-complex="normal"/>
    </style:style>
    <style:style style:name="T8" style:family="text">
      <style:text-properties fo:color="#000000" style:font-name="Times New Roman" fo:font-size="18pt" fo:font-weight="bold" style:text-underline-style="solid" style:text-underline-width="auto" style:text-underline-color="font-color" style:text-line-through-type="none" fo:font-style="normal" style:text-outline="false" fo:text-shadow="none" style:font-name-asian="Times New Roman" style:font-name-complex="Times New Roman" style:font-size-asian="18pt" style:font-size-complex="18pt" style:font-weight-asian="bold" style:font-weight-complex="bold" style:font-style-asian="normal" style:font-style-complex="normal"/>
    </style:style>
    <style:style style:name="T9" style:family="text">
      <style:text-properties fo:color="#000000" style:font-name="Times New Roman" fo:font-size="12pt" fo:font-weight="bold" style:text-underline-style="none" style:text-underline-color="font-color" style:text-line-through-type="none" fo:font-style="normal" style:text-outline="false" fo:text-shadow="none" style:font-name-asian="Times New Roman" style:font-name-complex="Times New Roman" style:font-size-asian="12pt" style:font-size-complex="12pt" style:font-weight-asian="bold" style:font-weight-complex="bold" style:font-style-asian="normal" style:font-style-complex="normal"/>
    </style:style>
    <style:style style:name="T10" style:family="text">
      <style:text-properties fo:color="#000000" style:font-name="Times New Roman" fo:font-size="18pt" fo:font-weight="normal" style:text-underline-style="none" style:text-underline-color="font-color" style:text-line-through-type="none" fo:font-style="normal" style:text-outline="false" fo:text-shadow="none" style:font-name-asian="Times New Roman" style:font-name-complex="Times New Roman" style:font-size-asian="18pt" style:font-size-complex="18pt" style:font-weight-asian="normal" style:font-weight-complex="normal" style:font-style-asian="normal" style:font-style-complex="normal"/>
    </style:style>
    <style:style style:name="T11" style:family="text">
      <style:text-properties fo:color="#000000" style:font-name="Times New Roman" fo:font-size="18pt" style:text-line-through-type="none" fo:font-style="normal" style:text-outline="false" fo:text-shadow="none" style:font-name-asian="Times New Roman" style:font-name-complex="Times New Roman" style:font-size-asian="18pt" style:font-size-complex="18pt" style:font-style-asian="normal" style:font-style-complex="normal" fo:font-weight="bold" style:text-underline-style="solid" style:text-underline-width="auto" style:text-underline-color="font-color" style:font-weight-asian="bold" style:font-weight-complex="bold"/>
    </style:style>
    <style:style style:name="T12" style:family="text">
      <style:text-properties fo:color="#000000" style:font-name="Times New Roman" fo:font-size="18pt" style:text-line-through-type="none" fo:font-style="normal" style:text-outline="false" fo:text-shadow="none" style:font-name-asian="Times New Roman" style:font-name-complex="Times New Roman" style:font-size-asian="18pt" style:font-size-complex="18pt" style:font-style-asian="normal" style:font-style-complex="normal" fo:font-weight="normal" style:text-underline-style="none" style:text-underline-color="font-color" style:font-weight-asian="normal" style:font-weight-complex="normal"/>
    </style:style>
    <style:style style:name="T13" style:family="text">
      <style:text-properties style:font-name="Times New Roman" fo:font-size="18pt" style:text-line-through-type="none" fo:font-style="normal" style:text-outline="false" fo:text-shadow="none" style:font-name-asian="Times New Roman" style:font-name-complex="Times New Roman" style:font-size-asian="18pt" style:font-size-complex="18pt" style:font-style-asian="normal" style:font-style-complex="normal" fo:font-weight="normal" style:text-underline-style="none" style:text-underline-color="font-color" style:font-weight-asian="normal" style:font-weight-complex="normal" fo:color="#999999"/>
    </style:style>
    <style:style style:name="T14" style:family="text">
      <style:text-properties style:font-name="Times New Roman" fo:font-size="18pt" style:text-line-through-type="none" fo:font-style="normal" style:text-outline="false" fo:text-shadow="none" style:font-name-asian="Times New Roman" style:font-name-complex="Times New Roman" style:font-size-asian="18pt" style:font-size-complex="18pt" style:font-style-asian="normal" style:font-style-complex="normal" fo:font-weight="normal" style:text-underline-style="none" style:text-underline-color="font-color" style:font-weight-asian="normal" style:font-weight-complex="normal" fo:color="#000000"/>
    </style:style>
    <style:style style:name="T15" style:family="text">
      <style:text-properties fo:color="#999999" style:font-name="Times New Roman" fo:font-size="13pt" style:font-size-asian="13pt" style:font-size-complex="7.40000009536743pt"/>
    </style:style>
    <style:style style:name="T16" style:family="text">
      <style:text-properties style:font-name="Times New Roman" fo:font-size="13pt" style:font-size-asian="13pt" style:font-size-complex="7.40000009536743pt"/>
    </style:style>
    <style:style style:name="T17" style:family="text">
      <style:text-properties style:font-name="Times New Roman" fo:font-size="13pt" style:font-size-asian="13pt" style:font-size-complex="7.40000009536743pt" fo:font-weight="bold" style:text-underline-style="solid" style:text-underline-width="auto" style:text-underline-color="font-color" style:font-weight-asian="bold" style:font-weight-complex="bold"/>
    </style:style>
    <style:style style:name="T18" style:family="text">
      <style:text-properties style:font-name="Times New Roman" fo:font-size="18pt" fo:language="none" fo:country="none" style:language-asian="none" style:country-asian="none" style:language-complex="none" style:country-complex="none" style:font-size-asian="18pt" style:font-size-complex="18pt" fo:color="#999999"/>
    </style:style>
    <style:style style:name="T19" style:family="text">
      <style:text-properties fo:color="#000000" style:font-name="Arial" fo:font-size="12pt" fo:font-weight="bold" style:text-underline-style="solid" style:text-underline-width="auto" style:text-underline-color="font-color" style:text-line-through-type="none" fo:font-style="normal" style:text-outline="false" fo:text-shadow="none" style:font-name-asian="Arial" style:font-name-complex="Arial" style:font-size-asian="12pt" style:font-size-complex="12pt" style:font-weight-asian="bold" style:font-weight-complex="bold" style:font-style-asian="normal" style:font-style-complex="normal"/>
    </style:style>
    <style:style style:name="T20" style:family="text">
      <style:text-properties style:font-name="Times New Roman" fo:font-size="19pt" fo:language="none" fo:country="none" style:language-asian="none" style:country-asian="none" style:language-complex="none" style:country-complex="none" style:font-size-asian="19pt" style:font-size-complex="19pt"/>
    </style:style>
    <style:style style:name="T21" style:family="text">
      <style:text-properties style:font-name="Times New Roman" fo:font-size="19pt" fo:language="none" fo:country="none" style:language-asian="none" style:country-asian="none" style:language-complex="none" style:country-complex="none" style:font-size-asian="19pt" style:font-size-complex="19pt" fo:color="#999999"/>
    </style:style>
    <style:style style:name="T22" style:family="text">
      <style:text-properties style:font-name="Times New Roman" fo:font-size="19pt" fo:language="none" fo:country="none" style:language-asian="none" style:country-asian="none" style:language-complex="none" style:country-complex="none" style:font-size-asian="19pt" style:font-size-complex="19pt" fo:font-weight="bold" style:text-underline-style="solid" style:text-underline-width="auto" style:text-underline-color="font-color" style:font-weight-asian="bold" style:font-weight-complex="bold"/>
    </style:style>
    <style:style style:name="T23" style:family="text">
      <style:text-properties style:font-name="Verdana" fo:font-size="14pt" fo:language="none" fo:country="none" style:language-asian="none" style:country-asian="none" style:language-complex="none" style:country-complex="none" style:font-size-asian="14pt" style:font-size-complex="14pt"/>
    </style:style>
    <style:style style:name="T24" style:family="text">
      <style:text-properties style:font-name="Verdana" fo:font-size="14pt" fo:language="none" fo:country="none" style:language-asian="none" style:country-asian="none" style:language-complex="none" style:country-complex="none" style:font-size-asian="14pt" style:font-size-complex="14pt" fo:font-weight="bold" style:text-underline-style="solid" style:text-underline-width="auto" style:text-underline-color="font-color" style:font-weight-asian="bold" style:font-weight-complex="bold"/>
    </style:style>
    <style:style style:name="T25" style:family="text">
      <style:text-properties style:font-name="Verdana" fo:font-size="11pt" style:font-size-asian="11pt" style:font-size-complex="6.30000019073486pt"/>
    </style:style>
    <style:style style:name="T26" style:family="text">
      <style:text-properties style:font-name="Verdana" fo:font-size="11pt" style:font-size-asian="11pt" style:font-size-complex="6.30000019073486pt" fo:font-weight="bold" style:text-underline-style="solid" style:text-underline-width="auto" style:text-underline-color="font-color" style:font-weight-asian="bold" style:font-weight-complex="bold"/>
    </style:style>
    <style:style style:name="T27" style:family="text">
      <style:text-properties style:font-size-asian="12pt" style:font-size-complex="12pt"/>
    </style:style>
    <style:style style:name="T28" style:family="text">
      <style:text-properties style:font-size-asian="12pt" style:font-size-complex="12pt" fo:font-weight="bold" style:text-underline-style="solid" style:text-underline-width="auto" style:text-underline-color="font-color" style:font-weight-asian="bold" style:font-weight-complex="bold"/>
    </style:style>
    <style:style style:name="T29" style:family="text">
      <style:text-properties style:font-size-asian="12pt" style:font-size-complex="12pt" fo:color="#808080"/>
    </style:style>
    <style:style style:name="T30" style:family="text">
      <style:text-properties style:font-name="Times New Roman" fo:font-size="18pt" fo:font-weight="bold" style:text-underline-style="solid" style:text-underline-width="auto" style:text-underline-color="font-color" style:text-line-through-type="none" fo:font-style="normal" style:text-outline="false" fo:text-shadow="none" style:text-position="0% 100%" style:font-name-complex="Times New Roman" style:font-size-asian="18pt" style:font-size-complex="18pt" style:font-weight-asian="bold" style:font-weight-complex="bold" style:font-style-asian="normal" style:font-style-complex="normal"/>
    </style:style>
    <style:style style:name="T31" style:family="text">
      <style:text-properties style:font-name="Times New Roman" fo:font-size="18pt" style:text-line-through-type="none" fo:font-style="normal" style:text-outline="false" fo:text-shadow="none" style:text-position="0% 100%" style:font-name-complex="Times New Roman" style:font-size-asian="18pt" style:font-size-complex="18pt" style:font-style-asian="normal" style:font-style-complex="normal" fo:font-weight="normal" style:text-underline-style="none" style:text-underline-color="font-color" style:font-weight-asian="normal" style:font-weight-complex="normal"/>
    </style:style>
    <style:style style:name="T32" style:family="text">
      <style:text-properties style:font-name="Times New Roman" fo:font-size="18pt" style:text-line-through-type="none" fo:font-style="normal" style:text-outline="false" fo:text-shadow="none" style:text-position="0% 100%" style:font-name-complex="Times New Roman" style:font-size-asian="18pt" style:font-size-complex="18pt" style:font-style-asian="normal" style:font-style-complex="normal" fo:font-weight="bold" style:text-underline-style="solid" style:text-underline-width="auto" style:text-underline-color="font-color" style:font-weight-asian="bold" style:font-weight-complex="bold"/>
    </style:style>
    <style:style style:name="T33" style:family="text">
      <style:text-properties style:font-name="Times New Roman" fo:font-size="13pt" style:font-size-asian="13pt" style:font-size-complex="7.40000009536743pt" fo:color="#999999"/>
    </style:style>
    <style:style style:name="T34" style:family="text">
      <style:text-properties style:font-name="Verdana" fo:font-size="12pt" style:font-size-asian="12pt" style:font-size-complex="6.80000019073486pt"/>
    </style:style>
    <style:style style:name="T35" style:family="text">
      <style:text-properties style:font-name="Verdana" fo:font-size="12pt" style:font-size-asian="12pt" style:font-size-complex="6.80000019073486pt" fo:font-weight="bold" style:text-underline-style="solid" style:text-underline-width="auto" style:text-underline-color="font-color" style:font-weight-asian="bold" style:font-weight-complex="bold"/>
    </style:style>
    <style:style style:name="T36" style:family="text">
      <style:text-properties fo:color="#000000" style:font-name="Arial" fo:font-size="12pt" fo:font-weight="normal" style:text-underline-style="none" style:text-underline-color="font-color" style:text-line-through-type="none" fo:font-style="normal" style:text-outline="false" fo:text-shadow="none" style:font-name-asian="Arial" style:font-name-complex="Arial" style:font-size-asian="12pt" style:font-size-complex="12pt" style:font-weight-asian="normal" style:font-weight-complex="normal" style:font-style-asian="normal" style:font-style-complex="normal"/>
    </style:style>
    <style:style style:name="T37" style:family="text">
      <style:text-properties fo:color="#000000" style:font-name="Arial"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bold" style:font-weight-asian="bold" style:font-weight-complex="bold"/>
    </style:style>
    <style:style style:name="T38" style:family="text">
      <style:text-properties fo:color="#000000" style:font-name="Arial" fo:font-size="12pt" style:text-underline-style="none" style:text-underline-color="font-color" style:text-line-through-type="none" fo:font-style="normal" style:text-outline="false" fo:text-shadow="none" style:font-name-asian="Arial" style:font-name-complex="Arial" style:font-size-asian="12pt" style:font-size-complex="12pt" style:font-style-asian="normal" style:font-style-complex="normal" fo:font-weight="normal" style:font-weight-asian="normal" style:font-weight-complex="normal"/>
    </style:style>
    <style:style style:name="T39" style:family="text">
      <style:text-properties fo:color="#000000" style:font-name="Times New Roman" fo:font-size="13pt" fo:font-weight="bold" style:text-underline-style="solid" style:text-underline-width="auto" style:text-underline-color="font-color" style:text-line-through-type="none" fo:font-style="normal" style:text-outline="false" fo:text-shadow="none" style:font-name-asian="Times New Roman" style:font-name-complex="Times New Roman" style:font-size-asian="13pt" style:font-size-complex="13pt" style:font-weight-asian="bold" style:font-weight-complex="bold" style:font-style-asian="normal" style:font-style-complex="normal"/>
    </style:style>
    <style:style style:name="T40" style:family="text">
      <style:text-properties fo:color="#969696" style:font-name="Times New Roman" fo:font-size="13pt" fo:font-weight="normal" style:text-underline-style="none" style:text-underline-color="font-color" style:text-line-through-type="none" fo:font-style="normal" style:text-outline="false" fo:text-shadow="none" style:font-name-asian="Times New Roman" style:font-name-complex="Times New Roman" style:font-size-asian="13pt" style:font-size-complex="13pt" style:font-weight-asian="normal" style:font-weight-complex="normal" style:font-style-asian="normal" style:font-style-complex="normal"/>
    </style:style>
    <style:style style:name="T41" style:family="text">
      <style:text-properties style:font-name="Times New Roman" fo:font-size="18pt" style:font-size-asian="18pt" style:font-size-complex="10.1999998092651pt"/>
    </style:style>
    <style:style style:name="T42" style:family="text">
      <style:text-properties style:font-name="Times New Roman" fo:font-size="18pt" style:font-size-asian="18pt" style:font-size-complex="10.1999998092651pt" fo:font-weight="bold" style:text-underline-style="solid" style:text-underline-width="auto" style:text-underline-color="font-color" style:font-weight-asian="bold" style:font-weight-complex="bold"/>
    </style:style>
    <style:style style:name="T43" style:family="text">
      <style:text-properties fo:font-size="12pt" style:letter-kerning="true" fo:language="none" fo:country="none" style:language-asian="none" style:country-asian="none" style:font-name-asian="Mangal" style:font-size-asian="12pt"/>
    </style:style>
    <style:style style:name="T44" style:family="text">
      <style:text-properties style:font-name-asian="Lucida Sans Unicode" style:font-name-complex="Tahoma" style:font-size-asian="10pt" style:font-size-complex="5.69999980926514pt"/>
    </style:style>
    <style:style style:name="T45" style:family="text">
      <style:text-properties style:font-name-asian="Lucida Sans Unicode" style:font-name-complex="Tahoma" style:font-size-asian="10pt" style:font-size-complex="5.69999980926514pt" style:text-underline-style="solid" style:text-underline-width="auto" style:text-underline-color="font-color" style:font-weight-asian="bold" style:font-weight-complex="bold"/>
    </style:style>
    <style:style style:name="T46" style:family="text">
      <style:text-properties style:text-underline-style="none" style:text-underline-color="font-color" style:text-line-through-type="none" fo:font-style="normal" style:text-outline="false" fo:text-shadow="none" style:font-name-asian="Times New Roman" style:font-name-complex="Times New Roman" style:font-size-asian="18pt" style:font-size-complex="18pt" style:font-weight-asian="normal" style:font-weight-complex="normal" style:font-style-asian="normal" style:font-style-complex="normal"/>
    </style:style>
    <style:style style:name="T47" style:family="text">
      <style:text-properties style:text-underline-style="solid" style:text-underline-width="auto" style:text-underline-color="font-color" style:text-line-through-type="none" fo:font-style="normal" style:text-outline="false" fo:text-shadow="none" style:font-name-asian="Times New Roman" style:font-name-complex="Times New Roman" style:font-size-asian="18pt" style:font-size-complex="18pt" style:font-weight-asian="bold" style:font-weight-complex="bold" style:font-style-asian="normal" style:font-style-complex="normal"/>
    </style:style>
  </office:automatic-styles>
  <office:body>
    <office:spreadsheet>
      <table:table table:name="MS" table:style-name="ta1" table:print="false">
        <office:forms form:automatic-focus="false" form:apply-design-mode="false"/>
        <table:table-column table:style-name="co1" table:default-cell-style-name="Default"/>
        <table:table-column table:style-name="co2" table:default-cell-style-name="ce4"/>
        <table:table-column table:style-name="co3" table:default-cell-style-name="ce25"/>
        <table:table-column table:style-name="co4" table:default-cell-style-name="ce3"/>
        <table:table-row table:style-name="ro1" table:number-rows-repeated="9">
          <table:table-cell/>
          <table:table-cell table:style-name="Default" table:number-columns-repeated="3"/>
        </table:table-row>
        <table:table-row table:style-name="ro1">
          <table:table-cell/>
          <table:table-cell table:style-name="Default" table:number-columns-repeated="2"/>
          <table:table-cell table:style-name="Default" office:value-type="string" calcext:value-type="string">
            <text:p>domain</text:p>
          </table:table-cell>
        </table:table-row>
        <table:table-row table:style-name="ro2">
          <table:table-cell office:value-type="float" office:value="1" calcext:value-type="float">
            <text:p>1</text:p>
          </table:table-cell>
          <table:table-cell table:style-name="Default" office:value-type="string" calcext:value-type="string">
            <text:p>2012</text:p>
          </table:table-cell>
          <table:table-cell table:style-name="ce11" office:value-type="string" calcext:value-type="string">
            <text:p><text:span text:style-name="T1">California winemakers have become interested in these grapes as well, and while Favia was </text:span><text:span text:style-name="T2">adamant</text:span><text:span text:style-name="T1"> that we use official nursery cuttings - instead of borrowed vine material - there are</text:span></text:p>
          </table:table-cell>
          <table:table-cell table:style-name="Default" office:value-type="string" calcext:value-type="string">
            <text:p>NEWS</text:p>
          </table:table-cell>
        </table:table-row>
        <table:table-row table:style-name="ro3">
          <table:table-cell office:value-type="float" office:value="2" calcext:value-type="float">
            <text:p>2</text:p>
          </table:table-cell>
          <table:table-cell table:style-name="Default" office:value-type="string" calcext:value-type="string">
            <text:p>2012</text:p>
          </table:table-cell>
          <table:table-cell table:style-name="ce12" office:value-type="string" calcext:value-type="string">
            <text:p><text:span text:style-name="T3">of teaching strategies rather than consist merely of distribution of written materials. They also  </text:span><text:span text:style-name="T4">advised</text:span><text:span text:style-name="T3">  </text:span><text:span text:style-name="T4">that</text:span><text:span text:style-name="T3">  </text:span><text:span text:style-name="T4">information</text:span><text:span text:style-name="T3">  be disseminated in multiple venues -- such as neighborhood hubs -- rather than</text:span></text:p>
          </table:table-cell>
          <table:table-cell table:style-name="Default" office:value-type="string" calcext:value-type="string">
            <text:p>ACAD</text:p>
          </table:table-cell>
        </table:table-row>
        <table:table-row table:style-name="ro1">
          <table:table-cell office:value-type="float" office:value="3" calcext:value-type="float">
            <text:p>3</text:p>
          </table:table-cell>
          <table:table-cell table:style-name="Default" office:value-type="string" calcext:value-type="string">
            <text:p>2012</text:p>
          </table:table-cell>
          <table:table-cell table:style-name="ce13" office:value-type="string" calcext:value-type="string">
            <text:p><text:span text:style-name="T5">But Tang's campaign imploded amid embarrassing revelations that climaxed when Tang accused Leung of  </text:span><text:span text:style-name="T6">advocating</text:span><text:span text:style-name="T5">  </text:span><text:span text:style-name="T6">,</text:span><text:span text:style-name="T5">  </text:span><text:span text:style-name="T6">in</text:span><text:span text:style-name="T5">  </text:span><text:span text:style-name="T6">a</text:span><text:span text:style-name="T5">  </text:span><text:span text:style-name="T6">2003</text:span><text:span text:style-name="T5">  </text:span><text:span text:style-name="T6">cabinet</text:span><text:span text:style-name="T5">  </text:span><text:span text:style-name="T6">meeting</text:span><text:span text:style-name="T5">  </text:span><text:span text:style-name="T6">,</text:span><text:span text:style-name="T5">  </text:span><text:span text:style-name="T6">that</text:span><text:span text:style-name="T5">  riot police with tear gas be used</text:span></text:p>
          </table:table-cell>
          <table:table-cell table:style-name="Default" office:value-type="string" calcext:value-type="string">
            <text:p>MAG</text:p>
          </table:table-cell>
        </table:table-row>
        <table:table-row table:style-name="ro1">
          <table:table-cell office:value-type="float" office:value="4" calcext:value-type="float">
            <text:p>4</text:p>
          </table:table-cell>
          <table:table-cell table:style-name="Default" office:value-type="string" calcext:value-type="string">
            <text:p>2012</text:p>
          </table:table-cell>
          <table:table-cell table:style-name="ce13" office:value-type="string" calcext:value-type="string">
            <text:p><text:span text:style-name="T5">- Republican officials in 26 states and the private National Federation of Independent Businesses -  </text:span><text:span text:style-name="T6">advocated</text:span><text:span text:style-name="T5">  </text:span><text:span text:style-name="T6">that</text:span><text:span text:style-name="T5">  </text:span><text:span text:style-name="T6">the</text:span><text:span text:style-name="T5">  </text:span><text:span text:style-name="T6">justices</text:span><text:span text:style-name="T5">  </text:span><text:span text:style-name="T6">take</text:span><text:span text:style-name="T5">  </text:span><text:span text:style-name="T6">such</text:span><text:span text:style-name="T5">  </text:span><text:span text:style-name="T6">a</text:span><text:span text:style-name="T5">  </text:span><text:span text:style-name="T6">path</text:span><text:span text:style-name="T5">  </text:span><text:span text:style-name="T6">.</text:span><text:span text:style-name="T5">  # " This case presents issues of</text:span></text:p>
          </table:table-cell>
          <table:table-cell table:style-name="Default" office:value-type="string" calcext:value-type="string">
            <text:p>NEWS</text:p>
          </table:table-cell>
        </table:table-row>
        <table:table-row table:style-name="ro1">
          <table:table-cell office:value-type="float" office:value="5" calcext:value-type="float">
            <text:p>5</text:p>
          </table:table-cell>
          <table:table-cell table:style-name="Default" office:value-type="string" calcext:value-type="string">
            <text:p>2012</text:p>
          </table:table-cell>
          <table:table-cell table:style-name="ce13" office:value-type="string" calcext:value-type="string">
            <text:p><text:span text:style-name="T5">citations, although the rank order may be dramatically affected. " 26 Therefore he  </text:span><text:span text:style-name="T6">advocated</text:span><text:span text:style-name="T5">  </text:span><text:span text:style-name="T6">that</text:span><text:span text:style-name="T5">  </text:span><text:span text:style-name="T6">studies</text:span><text:span text:style-name="T5">  </text:span><text:span text:style-name="T6">be</text:span><text:span text:style-name="T5">  </text:span><text:span text:style-name="T6">conducted</text:span><text:span text:style-name="T5">  </text:span><text:span text:style-name="T6">to</text:span><text:span text:style-name="T5">  </text:span><text:span text:style-name="T6">measure</text:span><text:span text:style-name="T5">  </text:span><text:span text:style-name="T6">the</text:span><text:span text:style-name="T5">  </text:span><text:span text:style-name="T6">reliability</text:span><text:span text:style-name="T5">  of citation counts at the fringes of</text:span></text:p>
          </table:table-cell>
          <table:table-cell table:style-name="Default" office:value-type="string" calcext:value-type="string">
            <text:p>ACAD</text:p>
          </table:table-cell>
        </table:table-row>
        <table:table-row table:style-name="ro1">
          <table:table-cell office:value-type="float" office:value="6" calcext:value-type="float">
            <text:p>6</text:p>
          </table:table-cell>
          <table:table-cell table:style-name="Default" office:value-type="string" calcext:value-type="string">
            <text:p>2012</text:p>
          </table:table-cell>
          <table:table-cell table:style-name="ce13" office:value-type="string" calcext:value-type="string">
            <text:p><text:span text:style-name="T5">technologies are used judiciously (Duke and Powles 2009). Rather, we are  </text:span><text:span text:style-name="T6">advocating</text:span><text:span text:style-name="T5">  </text:span><text:span text:style-name="T6">that</text:span><text:span text:style-name="T5">  </text:span><text:span text:style-name="T6">concrete</text:span><text:span text:style-name="T5">  </text:span><text:span text:style-name="T6">policy</text:span><text:span text:style-name="T5">  </text:span><text:span text:style-name="T6">steps</text:span><text:span text:style-name="T5">  </text:span><text:span text:style-name="T6">be</text:span><text:span text:style-name="T5">  </text:span><text:span text:style-name="T6">taken</text:span><text:span text:style-name="T5">  </text:span><text:span text:style-name="T6">to</text:span><text:span text:style-name="T5">  </text:span><text:span text:style-name="T6">ensure</text:span><text:span text:style-name="T5">  that we learn from our problematic experiences</text:span></text:p>
          </table:table-cell>
          <table:table-cell table:style-name="Default" office:value-type="string" calcext:value-type="string">
            <text:p>ACAD</text:p>
          </table:table-cell>
        </table:table-row>
        <table:table-row table:style-name="ro4">
          <table:table-cell office:value-type="float" office:value="7" calcext:value-type="float">
            <text:p>7</text:p>
          </table:table-cell>
          <table:table-cell table:style-name="ce1" office:value-type="string" calcext:value-type="string">
            <text:p><text:s text:c="2"/>'s good work . " That chimed in so well with my mood that when he asked me what I did I began to describe the pleasures of breaking freight . He said thoughtfully , " Every trade is interesting when you come to learn of it . Every trade . " But I was</text:p>
          </table:table-cell>
          <table:table-cell table:style-name="ce14" office:value-type="string" calcext:value-type="string">
            <text:p>anxious that he not think I was a warehouse laborer . I told him I was a seaman , and I began @ @ @ @ @ @ @ @ @ @ had been sitting companionably in the rattling car , looking straight ahead but glancing at each other occasionally- it was a pleasure to look at his broad red open</text:p>
          </table:table-cell>
          <table:table-cell office:value-type="string" calcext:value-type="string">
            <text:p>w_fic_2012.txt</text:p>
          </table:table-cell>
        </table:table-row>
        <table:table-row table:style-name="ro4">
          <table:table-cell office:value-type="float" office:value="8" calcext:value-type="float">
            <text:p>8</text:p>
          </table:table-cell>
          <table:table-cell table:style-name="ce2" office:value-type="string" calcext:value-type="string">
            <text:p><text:s text:c="2"/>issues which impact on CHD risk are not recorded anywhere - for example the quality of diet ( use of fats , fruit , vegetables ) and exercise levels . Such things are harder to systematise and put into targets , and are dependent on patients accurately recording @ @ @ @ @ @ @ @ @ @ record such data and it is</text:p>
          </table:table-cell>
          <table:table-cell table:style-name="ce14" office:value-type="string" calcext:value-type="string">
            <text:p>appropriate that some effort be made to capture it . So again it is a case of a good effort by the QOF , but still room for improvement . &lt;/p&gt; LEARNING POINTS * Cardiovascular diseases are the biggest killers in the UK . Each year on the UK there are about 124,000 heart</text:p>
          </table:table-cell>
          <table:table-cell office:value-type="string" calcext:value-type="string">
            <text:p>w_acad_2012.txt</text:p>
          </table:table-cell>
        </table:table-row>
        <table:table-row table:style-name="ro4">
          <table:table-cell office:value-type="float" office:value="9" calcext:value-type="float">
            <text:p>9</text:p>
          </table:table-cell>
          <table:table-cell table:style-name="ce2" office:value-type="string" calcext:value-type="string">
            <text:p><text:s text:c="2"/>. " Frankly , the current environment is not conducive to those kinds of thoughtful consultations . ' # In Washington , Mr. Boehner seemed to try to quell the sniping when he was asked if he agreed with Mr. Romney 's assessment of Russia . " While the president 's overseas , I think it 's</text:p>
          </table:table-cell>
          <table:table-cell table:style-name="ce14" office:value-type="string" calcext:value-type="string">
            <text:p>appropriate that -- that people not be critical of him or of our country , ' he said. # # <text:s/>##4113969 LONDON -- Money was so scarce at the 1948 London Olympics that the athletes brought their own towels , shipped food in from abroad and slept in army barracks and college dormitories . The $:760,000 budget was paid</text:p>
          </table:table-cell>
          <table:table-cell office:value-type="string" calcext:value-type="string">
            <text:p>w_news_2012.txt</text:p>
          </table:table-cell>
        </table:table-row>
        <table:table-row table:style-name="ro5">
          <table:table-cell office:value-type="float" office:value="10" calcext:value-type="float">
            <text:p>10</text:p>
          </table:table-cell>
          <table:table-cell table:style-name="ce3" office:value-type="string" calcext:value-type="string">
            <text:p>2012</text:p>
          </table:table-cell>
          <table:table-cell table:style-name="ce15" office:value-type="string" calcext:value-type="string">
            <text:p>? <text:span text:style-name="T7">JOE-1SPERM-DONOR#</text:span> Yeah, sex. <text:span text:style-name="T7">ELIZABETH-VARGAS-#</text:span> <text:span text:style-name="T7">(Voiceover)</text:span> We'll call him Joe. He <text:span text:style-name="T8">asked</text:span> <text:span text:style-name="T8">that</text:span> <text:span text:style-name="T8">we</text:span> disguise his face and his voice because he has a secret online life</text:p>
          </table:table-cell>
          <table:table-cell office:value-type="string" calcext:value-type="string">
            <text:p>SPOK</text:p>
          </table:table-cell>
        </table:table-row>
        <table:table-row table:style-name="ro5">
          <table:table-cell office:value-type="float" office:value="11" calcext:value-type="float">
            <text:p>11</text:p>
          </table:table-cell>
          <table:table-cell table:style-name="ce3" office:value-type="string" calcext:value-type="string">
            <text:p>2012</text:p>
          </table:table-cell>
          <table:table-cell table:style-name="ce15" office:value-type="string" calcext:value-type="string">
            <text:p>on the swings. And she was just looking straight down. <text:span text:style-name="T7">RICHARD-SCHLESINGE:</text:span> The neighbor <text:span text:style-name="T8">asked</text:span> <text:span text:style-name="T8">that</text:span> <text:span text:style-name="T8">we</text:span> not use her name. Only after the murder she says did she</text:p>
          </table:table-cell>
          <table:table-cell office:value-type="string" calcext:value-type="string">
            <text:p>SPOK</text:p>
          </table:table-cell>
        </table:table-row>
        <table:table-row table:style-name="ro5">
          <table:table-cell office:value-type="float" office:value="12" calcext:value-type="float">
            <text:p>12</text:p>
          </table:table-cell>
          <table:table-cell table:style-name="ce3" office:value-type="string" calcext:value-type="string">
            <text:p>2012</text:p>
          </table:table-cell>
          <table:table-cell table:style-name="ce15" office:value-type="string" calcext:value-type="string">
            <text:p>spare change in the TSA bins and bowls. Florida Republican Congressman Jeff Miller is <text:span text:style-name="T8">asking</text:span> <text:span text:style-name="T8">that</text:span> <text:span text:style-name="T8">the</text:span> money be donated to the USO, an organization offering services to members</text:p>
          </table:table-cell>
          <table:table-cell office:value-type="string" calcext:value-type="string">
            <text:p>SPOK</text:p>
          </table:table-cell>
        </table:table-row>
        <table:table-row table:style-name="ro5">
          <table:table-cell office:value-type="float" office:value="13" calcext:value-type="float">
            <text:p>13</text:p>
          </table:table-cell>
          <table:table-cell table:style-name="ce3" office:value-type="string" calcext:value-type="string">
            <text:p>2012</text:p>
          </table:table-cell>
          <table:table-cell table:style-name="ce15" office:value-type="string" calcext:value-type="string">
            <text:p>me of it the other day. She's like, <text:span text:style-name="T8">that</text:span> he had actually <text:span text:style-name="T8">asked</text:span> <text:span text:style-name="T8">that</text:span> <text:span text:style-name="T8">she</text:span> not be on the set while we had, like, the kissing</text:p>
          </table:table-cell>
          <table:table-cell office:value-type="string" calcext:value-type="string">
            <text:p>SPOK</text:p>
          </table:table-cell>
        </table:table-row>
        <table:table-row table:style-name="ro5">
          <table:table-cell office:value-type="float" office:value="14" calcext:value-type="float">
            <text:p>14</text:p>
          </table:table-cell>
          <table:table-cell table:style-name="ce3" office:value-type="string" calcext:value-type="string">
            <text:p>2012</text:p>
          </table:table-cell>
          <table:table-cell table:style-name="ce15" office:value-type="string" calcext:value-type="string">
            <text:p>Valentine's Day episode. Amber also sent out a tweet in Whitney's honor <text:span text:style-name="T8">asking</text:span> <text:span text:style-name="T8">that</text:span> <text:span text:style-name="T8">she</text:span> rest in peace. And I've got to tell you, I</text:p>
          </table:table-cell>
          <table:table-cell office:value-type="string" calcext:value-type="string">
            <text:p>SPOK</text:p>
          </table:table-cell>
        </table:table-row>
        <table:table-row table:style-name="ro5">
          <table:table-cell office:value-type="float" office:value="15" calcext:value-type="float">
            <text:p>15</text:p>
          </table:table-cell>
          <table:table-cell table:style-name="ce3" office:value-type="string" calcext:value-type="string">
            <text:p>2012</text:p>
          </table:table-cell>
          <table:table-cell table:style-name="ce16" office:value-type="string" calcext:value-type="string">
            <text:p>, and her family. <text:span text:style-name="T7">MONIQUE:</text:span> We hit it off right away. <text:span text:style-name="T7">SUSAN-SPENCER-1vo:</text:span> Monique <text:span text:style-name="T8">asked</text:span> <text:span text:style-name="T8">that</text:span> <text:span text:style-name="T8">we</text:span> not use her last name. He paid a lot of attention to</text:p>
          </table:table-cell>
          <table:table-cell office:value-type="string" calcext:value-type="string">
            <text:p>SPOK</text:p>
          </table:table-cell>
        </table:table-row>
        <table:table-row table:style-name="ro5">
          <table:table-cell office:value-type="float" office:value="16" calcext:value-type="float">
            <text:p>16</text:p>
          </table:table-cell>
          <table:table-cell table:style-name="ce3" office:value-type="string" calcext:value-type="string">
            <text:p>2012</text:p>
          </table:table-cell>
          <table:table-cell table:style-name="ce16" office:value-type="string" calcext:value-type="string">
            <text:p>give them over to their new families in Kurdistan when Terry Crisp showed up and <text:span text:style-name="T8">asked</text:span> <text:span text:style-name="T8">that</text:span> <text:span text:style-name="T8">the</text:span> dogs be donated to SPCA International. The company agreed to do <text:span text:style-name="T8">that</text:span></text:p>
          </table:table-cell>
          <table:table-cell office:value-type="string" calcext:value-type="string">
            <text:p>SPOK</text:p>
          </table:table-cell>
        </table:table-row>
        <table:table-row table:style-name="ro5">
          <table:table-cell office:value-type="float" office:value="17" calcext:value-type="float">
            <text:p>17</text:p>
          </table:table-cell>
          <table:table-cell table:style-name="ce3" office:value-type="string" calcext:value-type="string">
            <text:p>2012</text:p>
          </table:table-cell>
          <table:table-cell table:style-name="ce17" office:value-type="string" calcext:value-type="string">
            <text:p>and Toots's hand in her left. Sophie bowed her head in prayer, <text:span text:style-name="T8">asking</text:span> <text:span text:style-name="T8">that</text:span> <text:span text:style-name="T8">the</text:span> room be blessed and <text:span text:style-name="T8">that</text:span> no evil enter their sacred space. #</text:p>
          </table:table-cell>
          <table:table-cell office:value-type="string" calcext:value-type="string">
            <text:p>FIC</text:p>
          </table:table-cell>
        </table:table-row>
        <table:table-row table:style-name="ro5">
          <table:table-cell office:value-type="float" office:value="18" calcext:value-type="float">
            <text:p>18</text:p>
          </table:table-cell>
          <table:table-cell table:style-name="ce3" office:value-type="string" calcext:value-type="string">
            <text:p>2012</text:p>
          </table:table-cell>
          <table:table-cell table:style-name="ce17" office:value-type="string" calcext:value-type="string">
            <text:p>in my hand. I will be unaware of what is being written and will <text:span text:style-name="T8">ask</text:span> <text:span text:style-name="T8">that</text:span> <text:span text:style-name="T8">you</text:span> not look at the paper until we're finished. " # "</text:p>
          </table:table-cell>
          <table:table-cell office:value-type="string" calcext:value-type="string">
            <text:p>FIC</text:p>
          </table:table-cell>
        </table:table-row>
        <table:table-row table:style-name="ro5">
          <table:table-cell office:value-type="float" office:value="19" calcext:value-type="float">
            <text:p>19</text:p>
          </table:table-cell>
          <table:table-cell table:style-name="ce3" office:value-type="string" calcext:value-type="string">
            <text:p>2012</text:p>
          </table:table-cell>
          <table:table-cell table:style-name="ce17" office:value-type="string" calcext:value-type="string">
            <text:p>whiskey? If there isn't, call Jane in housekeeping at the embassy and <text:span text:style-name="T8">ask</text:span> <text:span text:style-name="T8">that</text:span> <text:span text:style-name="T8">a</text:span> car bring them over. " # " Ze Zomerzet Brandy and twenty-five</text:p>
          </table:table-cell>
          <table:table-cell office:value-type="string" calcext:value-type="string">
            <text:p>FIC</text:p>
          </table:table-cell>
        </table:table-row>
        <table:table-row table:style-name="ro5">
          <table:table-cell office:value-type="float" office:value="20" calcext:value-type="float">
            <text:p>20</text:p>
          </table:table-cell>
          <table:table-cell table:style-name="ce3" office:value-type="string" calcext:value-type="string">
            <text:p>2012</text:p>
          </table:table-cell>
          <table:table-cell table:style-name="ce17" office:value-type="string" calcext:value-type="string">
            <text:p>watch far-flung soccer matches with Scott whenever he was in town. Sanjay had specifically <text:span text:style-name="T8">asked</text:span> <text:span text:style-name="T8">that</text:span> <text:span text:style-name="T8">both</text:span> Heidi and Scott be present. They'd all known each other for</text:p>
          </table:table-cell>
          <table:table-cell office:value-type="string" calcext:value-type="string">
            <text:p>FIC</text:p>
          </table:table-cell>
        </table:table-row>
        <table:table-row table:style-name="ro5">
          <table:table-cell office:value-type="float" office:value="21" calcext:value-type="float">
            <text:p>21</text:p>
          </table:table-cell>
          <table:table-cell table:style-name="ce3" office:value-type="string" calcext:value-type="string">
            <text:p>2012</text:p>
          </table:table-cell>
          <table:table-cell table:style-name="ce18" office:value-type="string" calcext:value-type="string">
            <text:p>age sixty she was too old for such calisthenics. Was it too much to <text:span text:style-name="T8">ask</text:span> <text:span text:style-name="T8">that</text:span> <text:span text:style-name="T8">a</text:span> woman come to town to do her weekly marketing without having to fear</text:p>
          </table:table-cell>
          <table:table-cell office:value-type="string" calcext:value-type="string">
            <text:p>FIC</text:p>
          </table:table-cell>
        </table:table-row>
        <table:table-row table:style-name="ro5">
          <table:table-cell office:value-type="float" office:value="22" calcext:value-type="float">
            <text:p>22</text:p>
          </table:table-cell>
          <table:table-cell table:style-name="ce3" office:value-type="string" calcext:value-type="string">
            <text:p>2012</text:p>
          </table:table-cell>
          <table:table-cell table:style-name="ce19" office:value-type="string" calcext:value-type="string">
            <text:p>" said the house doctor. Damn, thought Tiffany. # " I've <text:span text:style-name="T8">asked</text:span> <text:span text:style-name="T8">that</text:span> <text:span text:style-name="T8">you</text:span> be accompanied by a sawhorse if you leave the building. It's</text:p>
          </table:table-cell>
          <table:table-cell office:value-type="string" calcext:value-type="string">
            <text:p>FIC</text:p>
          </table:table-cell>
        </table:table-row>
        <table:table-row table:style-name="ro5">
          <table:table-cell office:value-type="float" office:value="23" calcext:value-type="float">
            <text:p>23</text:p>
          </table:table-cell>
          <table:table-cell table:style-name="ce3" office:value-type="string" calcext:value-type="string">
            <text:p>2012</text:p>
          </table:table-cell>
          <table:table-cell table:style-name="ce19" office:value-type="string" calcext:value-type="string">
            <text:p>in the tenth month, when the new baby still hadn't come, she <text:span text:style-name="T8">asked</text:span> <text:span text:style-name="T8">that</text:span> <text:span text:style-name="T8">little</text:span> Ta'eo stay in the room with her even while she slept, as</text:p>
          </table:table-cell>
          <table:table-cell office:value-type="string" calcext:value-type="string">
            <text:p>FIC</text:p>
          </table:table-cell>
        </table:table-row>
        <table:table-row table:style-name="ro5">
          <table:table-cell office:value-type="float" office:value="24" calcext:value-type="float">
            <text:p>24</text:p>
          </table:table-cell>
          <table:table-cell table:style-name="ce3" office:value-type="string" calcext:value-type="string">
            <text:p>2012</text:p>
          </table:table-cell>
          <table:table-cell table:style-name="ce19" office:value-type="string" calcext:value-type="string">
            <text:p>THE LYING GAME # " Before I left to go on vacation, my boss <text:span text:style-name="T8">asked</text:span> <text:span text:style-name="T8">that</text:span> <text:span text:style-name="T8">I</text:span> keep my phone on me because he was working on a project and</text:p>
          </table:table-cell>
          <table:table-cell office:value-type="string" calcext:value-type="string">
            <text:p>MAG</text:p>
          </table:table-cell>
        </table:table-row>
        <table:table-row table:style-name="ro5">
          <table:table-cell office:value-type="float" office:value="25" calcext:value-type="float">
            <text:p>25</text:p>
          </table:table-cell>
          <table:table-cell table:style-name="ce3" office:value-type="string" calcext:value-type="string">
            <text:p>2012</text:p>
          </table:table-cell>
          <table:table-cell table:style-name="ce20" office:value-type="string" calcext:value-type="string">
            <text:p>a major Walmart supplier, a network of factories making name-brand products. (He <text:span text:style-name="T8">asked</text:span> <text:span text:style-name="T8">that</text:span> <text:span text:style-name="T8">I</text:span> not reveal the brand, but it's a household name.)</text:p>
          </table:table-cell>
          <table:table-cell office:value-type="string" calcext:value-type="string">
            <text:p>MAG</text:p>
          </table:table-cell>
        </table:table-row>
        <table:table-row table:style-name="ro6">
          <table:table-cell office:value-type="float" office:value="26" calcext:value-type="float">
            <text:p>26</text:p>
          </table:table-cell>
          <table:table-cell table:style-name="ce3" office:value-type="string" calcext:value-type="string">
            <text:p>2012</text:p>
          </table:table-cell>
          <table:table-cell table:style-name="ce21" office:value-type="string" calcext:value-type="string">
            <text:p>asked that some of the money they 'd usually spend on gifts for my husband or <text:span text:style-name="T9">me</text:span> go to her fund .</text:p>
          </table:table-cell>
          <table:table-cell office:value-type="string" calcext:value-type="string">
            <text:p>MAG</text:p>
          </table:table-cell>
        </table:table-row>
        <table:table-row table:style-name="ro5">
          <table:table-cell office:value-type="float" office:value="27" calcext:value-type="float">
            <text:p>27</text:p>
          </table:table-cell>
          <table:table-cell table:style-name="ce3" office:value-type="string" calcext:value-type="string">
            <text:p>2012</text:p>
          </table:table-cell>
          <table:table-cell table:style-name="ce20" office:value-type="string" calcext:value-type="string">
            <text:p>Christ. We call this great miracle transubstantiation. # O'Malley laments a woman who <text:span text:style-name="T8">asked</text:span> <text:span text:style-name="T8">that</text:span> <text:span text:style-name="T8">he</text:span> follow the official texts of the Mass; " And there you have</text:p>
          </table:table-cell>
          <table:table-cell office:value-type="string" calcext:value-type="string">
            <text:p>MAG</text:p>
          </table:table-cell>
        </table:table-row>
        <table:table-row table:style-name="ro5">
          <table:table-cell office:value-type="float" office:value="28" calcext:value-type="float">
            <text:p>28</text:p>
          </table:table-cell>
          <table:table-cell table:style-name="ce3" office:value-type="string" calcext:value-type="string">
            <text:p>2012</text:p>
          </table:table-cell>
          <table:table-cell table:style-name="ce22" office:value-type="string" calcext:value-type="string">
            <text:p>bag, lost two of his nicer lures, and got so mad I nearly <text:span text:style-name="T8">asked</text:span> <text:span text:style-name="T8">that</text:span> <text:span text:style-name="T8">he</text:span> repay me for them. We were close to calling it quits when</text:p>
          </table:table-cell>
          <table:table-cell office:value-type="string" calcext:value-type="string">
            <text:p>MAG</text:p>
          </table:table-cell>
        </table:table-row>
        <table:table-row table:style-name="ro5">
          <table:table-cell office:value-type="float" office:value="29" calcext:value-type="float">
            <text:p>29</text:p>
          </table:table-cell>
          <table:table-cell table:style-name="ce3" office:value-type="string" calcext:value-type="string">
            <text:p>2012</text:p>
          </table:table-cell>
          <table:table-cell table:style-name="ce22" office:value-type="string" calcext:value-type="string">
            <text:p>on the Capitol. El Khalifi selected a location to be dropped off. He <text:span text:style-name="T8">asked</text:span> <text:span text:style-name="T8">that</text:span> <text:span text:style-name="T8">even</text:span> more explosives be strapped to his body. He wanted to ensure the</text:p>
          </table:table-cell>
          <table:table-cell office:value-type="string" calcext:value-type="string">
            <text:p>NEWS</text:p>
          </table:table-cell>
        </table:table-row>
        <table:table-row table:style-name="ro5">
          <table:table-cell office:value-type="float" office:value="30" calcext:value-type="float">
            <text:p>30</text:p>
          </table:table-cell>
          <table:table-cell table:style-name="ce3" office:value-type="string" calcext:value-type="string">
            <text:p>2012</text:p>
          </table:table-cell>
          <table:table-cell table:style-name="ce22" office:value-type="string" calcext:value-type="string">
            <text:p>wrong, " Amerson wrote in an email to The Associated Press. # Amerson <text:span text:style-name="T8">asked</text:span> <text:span text:style-name="T8">that</text:span> <text:span text:style-name="T8">Americans</text:span> " hope for the safety of Sgt. Bales family and for the ability</text:p>
          </table:table-cell>
          <table:table-cell office:value-type="string" calcext:value-type="string">
            <text:p>NEWS</text:p>
          </table:table-cell>
        </table:table-row>
        <table:table-row table:style-name="ro5">
          <table:table-cell office:value-type="float" office:value="31" calcext:value-type="float">
            <text:p>31</text:p>
          </table:table-cell>
          <table:table-cell table:style-name="ce3" office:value-type="string" calcext:value-type="string">
            <text:p>2012</text:p>
          </table:table-cell>
          <table:table-cell table:style-name="ce22" office:value-type="string" calcext:value-type="string">
            <text:p>right after he took on the case last week. Mark O'Mara indicated he would <text:span text:style-name="T8">ask</text:span> <text:span text:style-name="T8">that</text:span> <text:span text:style-name="T8">Zimmerman</text:span> be allowed to leave the area, if he is granted bond,</text:p>
          </table:table-cell>
          <table:table-cell office:value-type="string" calcext:value-type="string">
            <text:p>NEWS</text:p>
          </table:table-cell>
        </table:table-row>
        <table:table-row table:style-name="ro5">
          <table:table-cell office:value-type="float" office:value="32" calcext:value-type="float">
            <text:p>32</text:p>
          </table:table-cell>
          <table:table-cell table:style-name="ce3" office:value-type="string" calcext:value-type="string">
            <text:p>2012</text:p>
          </table:table-cell>
          <table:table-cell table:style-name="ce22" office:value-type="string" calcext:value-type="string">
            <text:p>northeast of Orlando. # Defense attorney Mark O'Mara indicated before the hearing he would <text:span text:style-name="T8">ask</text:span> <text:span text:style-name="T8">that</text:span> <text:span text:style-name="T8">Zimmerman</text:span> be allowed to leave the area, if he is granted bond,</text:p>
          </table:table-cell>
          <table:table-cell office:value-type="string" calcext:value-type="string">
            <text:p>NEWS</text:p>
          </table:table-cell>
        </table:table-row>
        <table:table-row table:style-name="ro5">
          <table:table-cell office:value-type="float" office:value="33" calcext:value-type="float">
            <text:p>33</text:p>
          </table:table-cell>
          <table:table-cell table:style-name="ce3" office:value-type="string" calcext:value-type="string">
            <text:p>2012</text:p>
          </table:table-cell>
          <table:table-cell table:style-name="ce22" office:value-type="string" calcext:value-type="string">
            <text:p>as it could lead to mass disorder,' said the government spokesman, who <text:span text:style-name="T8">asked</text:span> <text:span text:style-name="T8">that</text:span> <text:span text:style-name="T8">his</text:span> name not be used, in keeping with government policy. But the</text:p>
          </table:table-cell>
          <table:table-cell office:value-type="string" calcext:value-type="string">
            <text:p>NEWS</text:p>
          </table:table-cell>
        </table:table-row>
        <table:table-row table:style-name="ro5">
          <table:table-cell office:value-type="float" office:value="34" calcext:value-type="float">
            <text:p>34</text:p>
          </table:table-cell>
          <table:table-cell table:style-name="ce3" office:value-type="string" calcext:value-type="string">
            <text:p>2012</text:p>
          </table:table-cell>
          <table:table-cell table:style-name="ce22" office:value-type="string" calcext:value-type="string">
            <text:p>, Mohammed Moussaoui, the president of the French Council for the Muslim Faith, <text:span text:style-name="T8">asked</text:span> <text:span text:style-name="T8">that</text:span> <text:span text:style-name="T8">the</text:span> term " Islamism' be abandoned because it " feeds the confusion between</text:p>
          </table:table-cell>
          <table:table-cell office:value-type="string" calcext:value-type="string">
            <text:p>NEWS</text:p>
          </table:table-cell>
        </table:table-row>
        <table:table-row table:style-name="ro5">
          <table:table-cell office:value-type="float" office:value="35" calcext:value-type="float">
            <text:p>35</text:p>
          </table:table-cell>
          <table:table-cell table:style-name="ce3" office:value-type="string" calcext:value-type="string">
            <text:p>2012</text:p>
          </table:table-cell>
          <table:table-cell table:style-name="ce22" office:value-type="string" calcext:value-type="string">
            <text:p>way a company is run. As with other derivative actions, the plaintiffs are <text:span text:style-name="T8">asking</text:span> <text:span text:style-name="T8">that</text:span> <text:span text:style-name="T8">any</text:span> money they win be awarded to Wal-Mart. This is the latest of</text:p>
          </table:table-cell>
          <table:table-cell office:value-type="string" calcext:value-type="string">
            <text:p>NEWS</text:p>
          </table:table-cell>
        </table:table-row>
        <table:table-row table:style-name="ro5">
          <table:table-cell office:value-type="float" office:value="36" calcext:value-type="float">
            <text:p>36</text:p>
          </table:table-cell>
          <table:table-cell table:style-name="ce3" office:value-type="string" calcext:value-type="string">
            <text:p>2012</text:p>
          </table:table-cell>
          <table:table-cell table:style-name="ce22" office:value-type="string" calcext:value-type="string">
            <text:p>must determine whether the rest of the law can stand. The Obama administration has <text:span text:style-name="T8">asked</text:span> <text:span text:style-name="T8">that</text:span> <text:span text:style-name="T8">,</text:span> if the mandate is declared unconstitutional, the court also invalidate provisions outlawing</text:p>
          </table:table-cell>
          <table:table-cell office:value-type="string" calcext:value-type="string">
            <text:p>NEWS</text:p>
          </table:table-cell>
        </table:table-row>
        <table:table-row table:style-name="ro5">
          <table:table-cell office:value-type="float" office:value="37" calcext:value-type="float">
            <text:p>37</text:p>
          </table:table-cell>
          <table:table-cell table:style-name="ce3" office:value-type="string" calcext:value-type="string">
            <text:p>2012</text:p>
          </table:table-cell>
          <table:table-cell table:style-name="ce22" office:value-type="string" calcext:value-type="string">
            <text:p>the protesters, " says Anas, a volunteer at the Shaam News Network who <text:span text:style-name="T8">asked</text:span> <text:span text:style-name="T8">that</text:span> <text:span text:style-name="T8">his</text:span> full name not be used to protect his safety and <text:span text:style-name="T8">that</text:span> of family</text:p>
          </table:table-cell>
          <table:table-cell office:value-type="string" calcext:value-type="string">
            <text:p>NEWS</text:p>
          </table:table-cell>
        </table:table-row>
        <table:table-row table:style-name="ro5">
          <table:table-cell office:value-type="float" office:value="38" calcext:value-type="float">
            <text:p>38</text:p>
          </table:table-cell>
          <table:table-cell table:style-name="ce3" office:value-type="string" calcext:value-type="string">
            <text:p>2012</text:p>
          </table:table-cell>
          <table:table-cell table:style-name="ce22" office:value-type="string" calcext:value-type="string">
            <text:p>their daily horrors to the outside world any way they can. Waleed, who <text:span text:style-name="T8">asked</text:span> <text:span text:style-name="T8">that</text:span> <text:span text:style-name="T8">only</text:span> his first name be used to prevent the Syrian army from tracking him</text:p>
          </table:table-cell>
          <table:table-cell office:value-type="string" calcext:value-type="string">
            <text:p>NEWS</text:p>
          </table:table-cell>
        </table:table-row>
        <table:table-row table:style-name="ro5">
          <table:table-cell office:value-type="float" office:value="39" calcext:value-type="float">
            <text:p>39</text:p>
          </table:table-cell>
          <table:table-cell table:style-name="ce3" office:value-type="string" calcext:value-type="string">
            <text:p>2012</text:p>
          </table:table-cell>
          <table:table-cell table:style-name="ce22" office:value-type="string" calcext:value-type="string">
            <text:p># * Avoid dry cleaning, or if you take shirts to the cleaners, <text:span text:style-name="T8">ask</text:span> <text:span text:style-name="T8">that</text:span> <text:span text:style-name="T8">the</text:span> garment be laundered only, then press yourself. # More about shirts</text:p>
          </table:table-cell>
          <table:table-cell office:value-type="string" calcext:value-type="string">
            <text:p>NEWS</text:p>
          </table:table-cell>
        </table:table-row>
        <table:table-row table:style-name="ro5">
          <table:table-cell office:value-type="float" office:value="40" calcext:value-type="float">
            <text:p>40</text:p>
          </table:table-cell>
          <table:table-cell table:style-name="ce3" office:value-type="string" calcext:value-type="string">
            <text:p>2012</text:p>
          </table:table-cell>
          <table:table-cell table:style-name="ce22" office:value-type="string" calcext:value-type="string">
            <text:p>nearly two dozen people in both parties about the death of civil unions. Most <text:span text:style-name="T8">asked</text:span> <text:span text:style-name="T8">that</text:span> <text:span text:style-name="T8">their</text:span> names not be used. In some cases, their stories matched;</text:p>
          </table:table-cell>
          <table:table-cell office:value-type="string" calcext:value-type="string">
            <text:p>NEWS</text:p>
          </table:table-cell>
        </table:table-row>
        <table:table-row table:style-name="ro5">
          <table:table-cell office:value-type="float" office:value="41" calcext:value-type="float">
            <text:p>41</text:p>
          </table:table-cell>
          <table:table-cell table:style-name="ce3" office:value-type="string" calcext:value-type="string">
            <text:p>2012</text:p>
          </table:table-cell>
          <table:table-cell table:style-name="ce23" office:value-type="string" calcext:value-type="string">
            <text:p>not optimistic, " says a translator who left Syria two months ago, and <text:span text:style-name="T8">asked</text:span> <text:span text:style-name="T8">that</text:span> <text:span text:style-name="T8">only</text:span> his first name, Shyar, be used to protect his family still</text:p>
          </table:table-cell>
          <table:table-cell office:value-type="string" calcext:value-type="string">
            <text:p>NEWS</text:p>
          </table:table-cell>
        </table:table-row>
        <table:table-row table:style-name="ro5">
          <table:table-cell office:value-type="float" office:value="42" calcext:value-type="float">
            <text:p>42</text:p>
          </table:table-cell>
          <table:table-cell table:style-name="ce3" office:value-type="string" calcext:value-type="string">
            <text:p>2012</text:p>
          </table:table-cell>
          <table:table-cell table:style-name="ce23" office:value-type="string" calcext:value-type="string">
            <text:p>big risk. " For his own safety and <text:span text:style-name="T8">that</text:span> of his network, he <text:span text:style-name="T8">asked</text:span> <text:span text:style-name="T8">that</text:span> <text:span text:style-name="T8">his</text:span> name not be used in this story. His description of the networks</text:p>
          </table:table-cell>
          <table:table-cell office:value-type="string" calcext:value-type="string">
            <text:p>NEWS</text:p>
          </table:table-cell>
        </table:table-row>
        <table:table-row table:style-name="ro5">
          <table:table-cell office:value-type="float" office:value="43" calcext:value-type="float">
            <text:p>43</text:p>
          </table:table-cell>
          <table:table-cell table:style-name="ce3" office:value-type="string" calcext:value-type="string">
            <text:p>2012</text:p>
          </table:table-cell>
          <table:table-cell table:style-name="ce23" office:value-type="string" calcext:value-type="string">
            <text:p>enrichment issue, given the right incentives. # Naturally, in return, Iran <text:span text:style-name="T8">asked</text:span> <text:span text:style-name="T8">that</text:span> <text:span text:style-name="T8">at</text:span> least some sanctions begin to be lifted. This is, of course</text:p>
          </table:table-cell>
          <table:table-cell office:value-type="string" calcext:value-type="string">
            <text:p>NEWS</text:p>
          </table:table-cell>
        </table:table-row>
        <table:table-row table:style-name="ro5">
          <table:table-cell office:value-type="float" office:value="44" calcext:value-type="float">
            <text:p>44</text:p>
          </table:table-cell>
          <table:table-cell table:style-name="ce3" office:value-type="string" calcext:value-type="string">
            <text:p>2012</text:p>
          </table:table-cell>
          <table:table-cell table:style-name="ce23" office:value-type="string" calcext:value-type="string">
            <text:p>and other beverages made from tap water) they consumed each day. We also <text:span text:style-name="T8">asked</text:span> <text:span text:style-name="T8">that</text:span> <text:span text:style-name="T8">participants</text:span> define their glass or cup sizes according to three options: small (</text:p>
          </table:table-cell>
          <table:table-cell office:value-type="string" calcext:value-type="string">
            <text:p>ACAD</text:p>
          </table:table-cell>
        </table:table-row>
        <table:table-row table:style-name="ro5">
          <table:table-cell office:value-type="float" office:value="45" calcext:value-type="float">
            <text:p>45</text:p>
          </table:table-cell>
          <table:table-cell table:style-name="ce3" office:value-type="string" calcext:value-type="string">
            <text:p>2012</text:p>
          </table:table-cell>
          <table:table-cell table:style-name="ce23" office:value-type="string" calcext:value-type="string">
            <text:p>Johnny Appleseed's role as religious instructor in Philip Seymour. In part Johnny Appleseed <text:span text:style-name="T8">asks</text:span> <text:span text:style-name="T8">that</text:span> <text:span text:style-name="T8">his</text:span> very program of cultivation be read theologically. As he explains to Philip</text:p>
          </table:table-cell>
          <table:table-cell office:value-type="string" calcext:value-type="string">
            <text:p>ACAD</text:p>
          </table:table-cell>
        </table:table-row>
        <table:table-row table:style-name="ro5">
          <table:table-cell office:value-type="float" office:value="46" calcext:value-type="float">
            <text:p>46</text:p>
          </table:table-cell>
          <table:table-cell table:style-name="ce3" office:value-type="string" calcext:value-type="string">
            <text:p>2012</text:p>
          </table:table-cell>
          <table:table-cell table:style-name="ce23" office:value-type="string" calcext:value-type="string">
            <text:p># Nimiipuu tribal elder Allen Pinkham speaks of a time before humans when the Creator <text:span text:style-name="T8">asked</text:span> <text:span text:style-name="T8">that</text:span> <text:span text:style-name="T8">all</text:span> the animals, including salmon, come forward to help the new human</text:p>
          </table:table-cell>
          <table:table-cell office:value-type="string" calcext:value-type="string">
            <text:p>ACAD</text:p>
          </table:table-cell>
        </table:table-row>
        <table:table-row table:style-name="ro5">
          <table:table-cell office:value-type="float" office:value="47" calcext:value-type="float">
            <text:p>47</text:p>
          </table:table-cell>
          <table:table-cell table:style-name="ce3" office:value-type="string" calcext:value-type="string">
            <text:p>2012</text:p>
          </table:table-cell>
          <table:table-cell table:style-name="ce23" office:value-type="string" calcext:value-type="string">
            <text:p>sent Davuto? lu to Damascus at Olmert and President George Bush's request to <text:span text:style-name="T8">ask</text:span> <text:span text:style-name="T8">that</text:span> <text:span text:style-name="T8">Assad</text:span> use his influence on Hezbollah.36 For his part, Lebanese prime minister Fuad</text:p>
          </table:table-cell>
          <table:table-cell office:value-type="string" calcext:value-type="string">
            <text:p>ACAD</text:p>
          </table:table-cell>
        </table:table-row>
        <table:table-row table:style-name="ro5">
          <table:table-cell office:value-type="float" office:value="48" calcext:value-type="float">
            <text:p>48</text:p>
          </table:table-cell>
          <table:table-cell table:style-name="ce3" office:value-type="string" calcext:value-type="string">
            <text:p>2012</text:p>
          </table:table-cell>
          <table:table-cell table:style-name="ce24" office:value-type="string" calcext:value-type="string">
            <text:p>den of a Qersnyk pretender without a means of contacting me directly. All I <text:span text:style-name="T8">ask</text:span> is <text:span text:style-name="T8">that</text:span> you be sparing of it, because we will need it as well</text:p>
          </table:table-cell>
          <table:table-cell office:value-type="string" calcext:value-type="string">
            <text:p>FIC</text:p>
          </table:table-cell>
        </table:table-row>
        <table:table-row table:style-name="ro5">
          <table:table-cell office:value-type="float" office:value="49" calcext:value-type="float">
            <text:p>49</text:p>
          </table:table-cell>
          <table:table-cell table:style-name="ce3" office:value-type="string" calcext:value-type="string">
            <text:p>2012</text:p>
          </table:table-cell>
          <table:table-cell table:style-name="ce24" office:value-type="string" calcext:value-type="string">
            <text:p>one does win wars. Glory does not interest me, so all I now <text:span text:style-name="T8">ask</text:span> is <text:span text:style-name="T8">that</text:span> I be allowed to return to your staff and resume my code breaking</text:p>
          </table:table-cell>
          <table:table-cell office:value-type="string" calcext:value-type="string">
            <text:p>FIC</text:p>
          </table:table-cell>
        </table:table-row>
        <table:table-row table:style-name="ro2">
          <table:table-cell office:value-type="float" office:value="50" calcext:value-type="float">
            <text:p>50</text:p>
          </table:table-cell>
          <table:table-cell table:style-name="ce3" office:value-type="string" calcext:value-type="string">
            <text:p>2012</text:p>
          </table:table-cell>
          <table:table-cell table:style-name="ce3" office:value-type="string" calcext:value-type="string">
            <text:p><text:span text:style-name="T10">, it set the stage for massive fraud. Scammers like this man, who </text:span><text:span text:style-name="T11">asked</text:span><text:span text:style-name="T12"> </text:span><text:span text:style-name="T11">we</text:span><text:span text:style-name="T12"> </text:span><text:span text:style-name="T11">conceal</text:span><text:span text:style-name="T12"> his identity. </text:span><text:span text:style-name="T13">UNIDENTIFIED-MALE:</text:span><text:span text:style-name="T14"> First of all, you've got to recruit</text:span></text:p>
          </table:table-cell>
          <table:table-cell office:value-type="string" calcext:value-type="string">
            <text:p>SPOK</text:p>
          </table:table-cell>
        </table:table-row>
        <table:table-row table:style-name="ro7">
          <table:table-cell office:value-type="float" office:value="51" calcext:value-type="float">
            <text:p>51</text:p>
          </table:table-cell>
          <table:table-cell/>
          <table:table-cell office:value-type="string" calcext:value-type="string">
            <text:p>in town made a lot of people nervous, " Yapias said. " My <text:span text:style-name="T8">concern</text:span> <text:span text:style-name="T8">is</text:span> <text:span text:style-name="T8">that</text:span> people be treated fairly. It seems to be working because if something</text:p>
          </table:table-cell>
          <table:table-cell office:value-type="string" calcext:value-type="string">
            <text:p>NEWS</text:p>
          </table:table-cell>
        </table:table-row>
        <table:table-row table:style-name="ro6">
          <table:table-cell office:value-type="float" office:value="52" calcext:value-type="float">
            <text:p>52</text:p>
          </table:table-cell>
          <table:table-cell table:style-name="Default" office:value-type="string" calcext:value-type="string">
            <text:p>2012</text:p>
          </table:table-cell>
          <table:table-cell table:style-name="ce26" office:value-type="string" calcext:value-type="string">
            <text:p><text:span text:style-name="T15">74029561</text:span><text:span text:style-name="T16">  Teachers  </text:span><text:span text:style-name="T17">in</text:span><text:span text:style-name="T16">  higher education are  </text:span><text:span text:style-name="T17">concerned</text:span><text:span text:style-name="T16">  </text:span><text:span text:style-name="T17">that</text:span><text:span text:style-name="T16">  </text:span><text:span text:style-name="T17">today</text:span><text:span text:style-name="T16">'s college students be given the tools to develop as professionals who are</text:span></text:p>
          </table:table-cell>
          <table:table-cell table:style-name="ce63" office:value-type="string" calcext:value-type="string">
            <text:p>ACAD</text:p>
          </table:table-cell>
        </table:table-row>
        <table:table-row table:style-name="ro7">
          <table:table-cell office:value-type="float" office:value="53" calcext:value-type="float">
            <text:p>53</text:p>
          </table:table-cell>
          <table:table-cell office:value-type="string" calcext:value-type="string">
            <text:p><text:s/>Correspondence to Breda O'Keeffe , Department of Special Education , 1705 East Campus Drive , Room 221 , Salt Lake City , UT 84112-9253 ; e-mail breda.okeeffe@utah.edu . &lt;/p&gt; <text:s/>##4119686 Education and Treatment of Children ( ETC ) is devoted to the dissemination of information concerning the development of services for children and youth . A Primary</text:p>
          </table:table-cell>
          <table:table-cell table:style-name="ce27" office:value-type="string" calcext:value-type="string">
            <text:p><text:s/>criterion for publication is that the material be of direct value to educators and other child care professionals in improving their teaching/training effectiveness . Therefore , authors are required to compose their manuscripts in a clear , concise style that will be readily understood by the practitioners who are likely to make</text:p>
          </table:table-cell>
          <table:table-cell table:style-name="ce64" office:value-type="string" calcext:value-type="string">
            <text:p>w_acad_2012.txt</text:p>
          </table:table-cell>
        </table:table-row>
        <table:table-row table:style-name="ro7">
          <table:table-cell office:value-type="float" office:value="54" calcext:value-type="float">
            <text:p>54</text:p>
          </table:table-cell>
          <table:table-cell table:style-name="ce5" office:value-type="string" calcext:value-type="string">
            <text:p><text:s text:c="2"/>interviews where the contents of the SOP are discussed and the document is given to the student . Others give the SOP to the student at a face-to-face meeting or send it by mail . Regardless of how this is accomplished , it is </text:p>
          </table:table-cell>
          <table:table-cell table:style-name="ce28" office:value-type="string" calcext:value-type="string">
            <text:p>critical that the SOP process involve the student . &lt;/p&gt; The Importance of the SOP The SOP should be viewed as a critical step in a student 's transition @ @ @ @ @ @ @ @ @ @ to be in compliance with IDEA . A well-constructed and thorough SOP can serve as a </text:p>
          </table:table-cell>
          <table:table-cell table:style-name="Default" office:value-type="string" calcext:value-type="string">
            <text:p>ACAD</text:p>
          </table:table-cell>
        </table:table-row>
        <table:table-row table:style-name="ro7">
          <table:table-cell office:value-type="float" office:value="55" calcext:value-type="float">
            <text:p>55</text:p>
          </table:table-cell>
          <table:table-cell table:style-name="ce5" office:value-type="string" calcext:value-type="string">
            <text:p><text:s/>luded in Part 2 of the SOP are a reflection of the measurable postsecondary goals the student and family articulated during the IEP transition assessment process ( Dukes , 2010 ) . &lt;/p&gt; Part 3 : Summary of Performance This section is designed to include @ @ @ @ @ @ @ @ @ @ functional skills . It is </text:p>
          </table:table-cell>
          <table:table-cell table:style-name="ce28" office:value-type="string" calcext:value-type="string">
            <text:p>critical that this section of the SOP highlight the student 's strengths , needs , preferences , and interests . An SOP that merely repeats the test scores that are included on the attached disability documentation loses a valuable opportunity to explain the student 's strengths and needs . </text:p>
          </table:table-cell>
          <table:table-cell table:style-name="Default" office:value-type="string" calcext:value-type="string">
            <text:p>ACAD</text:p>
          </table:table-cell>
        </table:table-row>
        <table:table-row table:style-name="ro7">
          <table:table-cell office:value-type="float" office:value="56" calcext:value-type="float">
            <text:p>56</text:p>
          </table:table-cell>
          <table:table-cell table:style-name="ce5" office:value-type="string" calcext:value-type="string">
            <text:p><text:s text:c="2"/>because the methodology for fish sample preparation varied by study . More data are needed to evaluate levels of omega-3 fatty acids , mercury , and POPs in commonly consumed fish from all of the Great Lakes , before and after cooking . For comparison purposes , it is </text:p>
          </table:table-cell>
          <table:table-cell table:style-name="ce28" office:value-type="string" calcext:value-type="string">
            <text:p>critical that techniques for preparing the fillets for testing be standardized across studies . &lt;/p&gt; Omega-3 fatty acids in Great Lakes fish consumers . Consumption of fish , and fatty fish in particular , is correlated with serum levels of omega-3 fatty acids . For example @ @ @ @ @ @ @ @ @ @ plasm</text:p>
          </table:table-cell>
          <table:table-cell table:style-name="Default" office:value-type="string" calcext:value-type="string">
            <text:p>ACAD</text:p>
          </table:table-cell>
        </table:table-row>
        <table:table-row table:style-name="ro7">
          <table:table-cell office:value-type="float" office:value="57" calcext:value-type="float">
            <text:p>57</text:p>
          </table:table-cell>
          <table:table-cell table:style-name="ce5" office:value-type="string" calcext:value-type="string">
            <text:p><text:s/>rvational Studies in Epidemiology @ @ @ @ @ @ @ @ @ @ and AGREE-II ( guidelines ) ( 17 ) instruments to standardize the reporting of different study methodologies . Likewise , specialty-specific instructions have been released that focus on reporting common , yet lower-level evidence ( 32 ) . It is </text:p>
          </table:table-cell>
          <table:table-cell table:style-name="ce28" office:value-type="string" calcext:value-type="string">
            <text:p>critical that studies be reported in a standardized , objective manner . In any field , one key to success is repetition . While this lesson should be intuitive to surgeons , it has been forgotten in the surgical literature . Consistent reporting will improve the methodological rigour of clinical </text:p>
          </table:table-cell>
          <table:table-cell table:style-name="Default" office:value-type="string" calcext:value-type="string">
            <text:p>ACAD</text:p>
          </table:table-cell>
        </table:table-row>
        <table:table-row table:style-name="ro7">
          <table:table-cell office:value-type="float" office:value="58" calcext:value-type="float">
            <text:p>58</text:p>
          </table:table-cell>
          <table:table-cell table:style-name="ce5" office:value-type="string" calcext:value-type="string">
            <text:p><text:s/>r refute the efficacy of speech treatment for progressive and nonprogressive dysarthrias ( Deane , Whurr , Playford , Ben-Shlomo , &amp;; Clarke , 2009 ; Sellars , Hughes , &amp;; Langhorne , 2007 ) . Considering the clinical significance of improving intelligibility for individuals with dysarthria , it is </text:p>
          </table:table-cell>
          <table:table-cell table:style-name="ce28" office:value-type="string" calcext:value-type="string">
            <text:p>critical that research continue to examine the outcomes of behavioral modification on speech production . However , the consideration and development of innovative new forms of treatment is also vital . &lt;/p&gt; Speech intelligibility is defined as " the accuracy with which a message is conveyed by a </text:p>
          </table:table-cell>
          <table:table-cell table:style-name="Default" office:value-type="string" calcext:value-type="string">
            <text:p>ACAD</text:p>
          </table:table-cell>
        </table:table-row>
        <table:table-row table:style-name="ro7">
          <table:table-cell office:value-type="float" office:value="59" calcext:value-type="float">
            <text:p>59</text:p>
          </table:table-cell>
          <table:table-cell table:style-name="ce5" office:value-type="string" calcext:value-type="string">
            <text:p><text:s text:c="2"/>had supplied regular intelligence to Tokyo from what could be gleaned from Honolulu newspapers and casual observations . By the time Yoshikawa arrived in Hawaii , however , the plan for an attack upon the American fleet at Pearl Harbor was well under way . It was </text:p>
          </table:table-cell>
          <table:table-cell table:style-name="ce28" office:value-type="string" calcext:value-type="string">
            <text:p>critical that the consulate increase its intelligence gathering without compromising its diplomatic cover . The inherent danger was real : Not long after Yoshikawa came to Hawaii , American authorities shut down German consulates in the United States and expelled the staffs for what they said were "</text:p>
          </table:table-cell>
          <table:table-cell table:style-name="Default" office:value-type="string" calcext:value-type="string">
            <text:p>MAG</text:p>
          </table:table-cell>
        </table:table-row>
        <table:table-row table:style-name="ro7">
          <table:table-cell office:value-type="float" office:value="60" calcext:value-type="float">
            <text:p>60</text:p>
          </table:table-cell>
          <table:table-cell table:style-name="ce5" office:value-type="string" calcext:value-type="string">
            <text:p><text:s text:c="2"/>and nationally . In the current tough economic climate , the wind industry is attracting billions of dollars of investment , building critical energy infrastructure , and most importantly , creating @ @ @ @ @ @ @ @ @ @ on the wind industry at a time like this does n't make economic sense . It is </text:p>
          </table:table-cell>
          <table:table-cell table:style-name="ce28" office:value-type="string" calcext:value-type="string">
            <text:p>critical that Congress take action now to prevent this tax increase . Waiting until the end of 2012 will be too late to avoid serious consequences for the manufacturing supply chain , as well as for renewable energy developers . # Susan Reilly , BroomfieldThe writer is chief executive of </text:p>
          </table:table-cell>
          <table:table-cell table:style-name="Default" office:value-type="string" calcext:value-type="string">
            <text:p>NEWS</text:p>
          </table:table-cell>
        </table:table-row>
        <table:table-row table:style-name="ro7">
          <table:table-cell office:value-type="float" office:value="61" calcext:value-type="float">
            <text:p>61</text:p>
          </table:table-cell>
          <table:table-cell/>
          <table:table-cell table:style-name="ce29" office:value-type="string" calcext:value-type="string">
            <text:p><text:span text:style-name="T1">have the facilitator your white noise headphones... </text:span><text:span text:style-name="T18">CHRIS-CUOMO-1-ABC#</text:span><text:span text:style-name="T1"> </text:span><text:span text:style-name="T18">(Voiceover)</text:span><text:span text:style-name="T1"> To honor the judge's </text:span><text:span text:style-name="T2">demand</text:span><text:span text:style-name="T1"> </text:span><text:span text:style-name="T2">that</text:span><text:span text:style-name="T1"> </text:span><text:span text:style-name="T2">Scarsella</text:span><text:span text:style-name="T1"> not hear the questions, the prosecution team offers to have her wear</text:span></text:p>
          </table:table-cell>
          <table:table-cell table:style-name="Default" office:value-type="string" calcext:value-type="string">
            <text:p>SPOK</text:p>
          </table:table-cell>
        </table:table-row>
        <table:table-row table:style-name="ro7">
          <table:table-cell office:value-type="float" office:value="62" calcext:value-type="float">
            <text:p>62</text:p>
          </table:table-cell>
          <table:table-cell/>
          <table:table-cell table:style-name="ce29" office:value-type="string" calcext:value-type="string">
            <text:p><text:span text:style-name="T1">. Judy Woodruff has the story. </text:span><text:span text:style-name="T18">JUDY-WOODRUFF:</text:span><text:span text:style-name="T1"> Last night, House Republicans dropped a </text:span><text:span text:style-name="T2">demand</text:span><text:span text:style-name="T1"> </text:span><text:span text:style-name="T2">that</text:span><text:span text:style-name="T1"> </text:span><text:span text:style-name="T2">the</text:span><text:span text:style-name="T1"> $100 billion tax cut be paid for. And this evening, congressional</text:span></text:p>
          </table:table-cell>
          <table:table-cell table:style-name="Default" office:value-type="string" calcext:value-type="string">
            <text:p>SPOK</text:p>
          </table:table-cell>
        </table:table-row>
        <table:table-row table:style-name="ro7">
          <table:table-cell office:value-type="float" office:value="63" calcext:value-type="float">
            <text:p>63</text:p>
          </table:table-cell>
          <table:table-cell/>
          <table:table-cell table:style-name="ce11" office:value-type="string" calcext:value-type="string">
            <text:p><text:span text:style-name="T1"># He didn't know what he expected -- money, maybe, or a </text:span><text:span text:style-name="T2">demand</text:span><text:span text:style-name="T1"> </text:span><text:span text:style-name="T2">that</text:span><text:span text:style-name="T1"> </text:span><text:span text:style-name="T2">he</text:span><text:span text:style-name="T1"> go to hell. In the farthest, undisciplined depths of his mind</text:span></text:p>
          </table:table-cell>
          <table:table-cell table:style-name="Default" office:value-type="string" calcext:value-type="string">
            <text:p>FIC</text:p>
          </table:table-cell>
        </table:table-row>
        <table:table-row table:style-name="ro7">
          <table:table-cell office:value-type="float" office:value="64" calcext:value-type="float">
            <text:p>64</text:p>
          </table:table-cell>
          <table:table-cell/>
          <table:table-cell table:style-name="ce11" office:value-type="string" calcext:value-type="string">
            <text:p><text:span text:style-name="T1">you aren't making it any easier, you and Rachel Cohen, with your </text:span><text:span text:style-name="T2">demand</text:span><text:span text:style-name="T1"> </text:span><text:span text:style-name="T2">that</text:span><text:span text:style-name="T1"> </text:span><text:span text:style-name="T2">Singh</text:span><text:span text:style-name="T1"> not sever the links. " # " We do have rights,</text:span></text:p>
          </table:table-cell>
          <table:table-cell table:style-name="Default" office:value-type="string" calcext:value-type="string">
            <text:p>FIC</text:p>
          </table:table-cell>
        </table:table-row>
        <table:table-row table:style-name="ro7">
          <table:table-cell office:value-type="float" office:value="65" calcext:value-type="float">
            <text:p>65</text:p>
          </table:table-cell>
          <table:table-cell/>
          <table:table-cell table:style-name="ce11" office:value-type="string" calcext:value-type="string">
            <text:p><text:span text:style-name="T1">of ever-cheaper robots). Probably the most popular rallying cry lately has been the </text:span><text:span text:style-name="T2">demand</text:span><text:span text:style-name="T1"> </text:span><text:span text:style-name="T2">that</text:span><text:span text:style-name="T1"> </text:span><text:span text:style-name="T2">China</text:span><text:span text:style-name="T1"> stop interfering with currency markets. Just about every economist would argue that</text:span></text:p>
          </table:table-cell>
          <table:table-cell table:style-name="Default" office:value-type="string" calcext:value-type="string">
            <text:p>MAG</text:p>
          </table:table-cell>
        </table:table-row>
        <table:table-row table:style-name="ro7">
          <table:table-cell office:value-type="float" office:value="66" calcext:value-type="float">
            <text:p>66</text:p>
          </table:table-cell>
          <table:table-cell/>
          <table:table-cell table:style-name="ce11" office:value-type="string" calcext:value-type="string">
            <text:p><text:span text:style-name="T1">nearly half of parliament in elections late last year. But the generals rejected its </text:span><text:span text:style-name="T2">demands</text:span><text:span text:style-name="T1"> </text:span><text:span text:style-name="T2">that</text:span><text:span text:style-name="T1"> </text:span><text:span text:style-name="T2">the</text:span><text:span text:style-name="T1"> military-appointed Cabinet be removed so it could form its own government. The</text:span></text:p>
          </table:table-cell>
          <table:table-cell table:style-name="Default" office:value-type="string" calcext:value-type="string">
            <text:p>NEWS</text:p>
          </table:table-cell>
        </table:table-row>
        <table:table-row table:style-name="ro7">
          <table:table-cell office:value-type="float" office:value="67" calcext:value-type="float">
            <text:p>67</text:p>
          </table:table-cell>
          <table:table-cell/>
          <table:table-cell table:style-name="ce11" office:value-type="string" calcext:value-type="string">
            <text:p><text:span text:style-name="T1">. Among other things, the United States has refused to bow to Karzai's </text:span><text:span text:style-name="T2">demands</text:span><text:span text:style-name="T1"> </text:span><text:span text:style-name="T2">that</text:span><text:span text:style-name="T1"> </text:span><text:span text:style-name="T2">nighttime</text:span><text:span text:style-name="T1"> military raids be halted and that terrorist detention facilities be handed over to</text:span></text:p>
          </table:table-cell>
          <table:table-cell table:style-name="Default" office:value-type="string" calcext:value-type="string">
            <text:p>NEWS</text:p>
          </table:table-cell>
        </table:table-row>
        <table:table-row table:style-name="ro7">
          <table:table-cell office:value-type="float" office:value="68" calcext:value-type="float">
            <text:p>68</text:p>
          </table:table-cell>
          <table:table-cell/>
          <table:table-cell table:style-name="ce11" office:value-type="string" calcext:value-type="string">
            <text:p><text:span text:style-name="T1">his voice cracking as he announced he would not acquiesce to Mayor Ed Lee's </text:span><text:span text:style-name="T2">demand</text:span><text:span text:style-name="T1"> </text:span><text:span text:style-name="T2">that</text:span><text:span text:style-name="T1"> </text:span><text:span text:style-name="T2">he</text:span><text:span text:style-name="T1"> resign to avoid a suspension and possible removal from his new job.</text:span></text:p>
          </table:table-cell>
          <table:table-cell table:style-name="Default" office:value-type="string" calcext:value-type="string">
            <text:p>NEWS</text:p>
          </table:table-cell>
        </table:table-row>
        <table:table-row table:style-name="ro7">
          <table:table-cell office:value-type="float" office:value="69" calcext:value-type="float">
            <text:p>69</text:p>
          </table:table-cell>
          <table:table-cell/>
          <table:table-cell table:style-name="ce11" office:value-type="string" calcext:value-type="string">
            <text:p><text:span text:style-name="T1">converge on San Francisco to protest at the annual Wells Fargo shareholders meeting. Their </text:span><text:span text:style-name="T2">demand</text:span><text:span text:style-name="T1"> </text:span><text:span text:style-name="T2">that</text:span><text:span text:style-name="T1"> </text:span><text:span text:style-name="T2">the</text:span><text:span text:style-name="T1"> bank stop foreclosing on homes and pay more corporate taxes will be preceded</text:span></text:p>
          </table:table-cell>
          <table:table-cell table:style-name="Default" office:value-type="string" calcext:value-type="string">
            <text:p>NEWS</text:p>
          </table:table-cell>
        </table:table-row>
        <table:table-row table:style-name="ro7">
          <table:table-cell office:value-type="float" office:value="70" calcext:value-type="float">
            <text:p>70</text:p>
          </table:table-cell>
          <table:table-cell/>
          <table:table-cell table:style-name="ce11" office:value-type="string" calcext:value-type="string">
            <text:p><text:span text:style-name="T1">media presented the P5+1 proposal as unbalanced, and pointed out that the most egregious </text:span><text:span text:style-name="T2">demands</text:span><text:span text:style-name="T1"> </text:span><text:span text:style-name="T2">,</text:span><text:span text:style-name="T1"> </text:span><text:span text:style-name="T2">in</text:span><text:span text:style-name="T1"> their view - that Iran halt all uranium enrichment, and shut down</text:span></text:p>
          </table:table-cell>
          <table:table-cell table:style-name="Default" office:value-type="string" calcext:value-type="string">
            <text:p>NEWS</text:p>
          </table:table-cell>
        </table:table-row>
        <table:table-row table:style-name="ro7">
          <table:table-cell office:value-type="float" office:value="71" calcext:value-type="float">
            <text:p>71</text:p>
          </table:table-cell>
          <table:table-cell/>
          <table:table-cell table:style-name="ce11" office:value-type="string" calcext:value-type="string">
            <text:p><text:span text:style-name="T1">inspections. #' Iran has lowered the tone and increased the volume # But another </text:span><text:span text:style-name="T2">demand</text:span><text:span text:style-name="T1"> </text:span><text:span text:style-name="T2">was</text:span><text:span text:style-name="T1"> </text:span><text:span text:style-name="T2">that</text:span><text:span text:style-name="T1"> Iran suspend all enrichment, as required by UN resolutions until it clears</text:span></text:p>
          </table:table-cell>
          <table:table-cell table:style-name="Default" office:value-type="string" calcext:value-type="string">
            <text:p>NEWS</text:p>
          </table:table-cell>
        </table:table-row>
        <table:table-row table:style-name="ro5">
          <table:table-cell office:value-type="float" office:value="72" calcext:value-type="float">
            <text:p>72</text:p>
          </table:table-cell>
          <table:table-cell/>
          <table:table-cell table:style-name="ce30" office:value-type="string" calcext:value-type="string">
            <text:p>treatment. Buchanan's family is meeting her there. And the state department is <text:span text:style-name="T8">demanding</text:span> <text:span text:style-name="T8">that</text:span> <text:span text:style-name="T8">Egypt</text:span> release six Americans <text:span text:style-name="T8">that</text:span> is preventing from leaving the country. The group</text:p>
          </table:table-cell>
          <table:table-cell office:value-type="string" calcext:value-type="string">
            <text:p>SPOK</text:p>
          </table:table-cell>
        </table:table-row>
        <table:table-row table:style-name="ro5">
          <table:table-cell office:value-type="float" office:value="73" calcext:value-type="float">
            <text:p>73</text:p>
          </table:table-cell>
          <table:table-cell/>
          <table:table-cell table:style-name="ce30" office:value-type="string" calcext:value-type="string">
            <text:p>also wrote in the book <text:span text:style-name="T8">that</text:span> radical feminists have been making the pitch <text:span text:style-name="T8">that</text:span> justice <text:span text:style-name="T8">demands</text:span> <text:span text:style-name="T8">that</text:span> <text:span text:style-name="T8">men</text:span> and women be given an equal opportunity to make it to the top</text:p>
          </table:table-cell>
          <table:table-cell office:value-type="string" calcext:value-type="string">
            <text:p>SPOK</text:p>
          </table:table-cell>
        </table:table-row>
        <table:table-row table:style-name="ro5">
          <table:table-cell office:value-type="float" office:value="74" calcext:value-type="float">
            <text:p>74</text:p>
          </table:table-cell>
          <table:table-cell/>
          <table:table-cell table:style-name="ce30" office:value-type="string" calcext:value-type="string">
            <text:p>Friday, Secretary Clinton attended the friends of Syria conference where world leaders once again <text:span text:style-name="T8">demanded</text:span> <text:span text:style-name="T8">that</text:span> <text:span text:style-name="T8">Assad</text:span> step aside. The Secretary harshly described the Russian and Chinese governments for</text:p>
          </table:table-cell>
          <table:table-cell office:value-type="string" calcext:value-type="string">
            <text:p>SPOK</text:p>
          </table:table-cell>
        </table:table-row>
        <table:table-row table:style-name="ro5">
          <table:table-cell office:value-type="float" office:value="75" calcext:value-type="float">
            <text:p>75</text:p>
          </table:table-cell>
          <table:table-cell/>
          <table:table-cell table:style-name="ce30" office:value-type="string" calcext:value-type="string">
            <text:p>be answered last Friday when a global conference called " Friends of Syria " again <text:span text:style-name="T8">demanded</text:span> <text:span text:style-name="T8">that</text:span> <text:span text:style-name="T8">Assad</text:span> step aside. But several Arab countries starting with the Saudis argued for</text:p>
          </table:table-cell>
          <table:table-cell office:value-type="string" calcext:value-type="string">
            <text:p>SPOK</text:p>
          </table:table-cell>
        </table:table-row>
        <table:table-row table:style-name="ro5">
          <table:table-cell office:value-type="float" office:value="76" calcext:value-type="float">
            <text:p>76</text:p>
          </table:table-cell>
          <table:table-cell/>
          <table:table-cell table:style-name="ce30" office:value-type="string" calcext:value-type="string">
            <text:p>be changing. Last week, protesters gathered at Apple stores in several U.S. cities <text:span text:style-name="T8">demanding</text:span> <text:span text:style-name="T8">that</text:span> <text:span text:style-name="T8">the</text:span> next iPhone model be made -- quote -- " ethically. " One</text:p>
          </table:table-cell>
          <table:table-cell office:value-type="string" calcext:value-type="string">
            <text:p>SPOK</text:p>
          </table:table-cell>
        </table:table-row>
        <table:table-row table:style-name="ro5">
          <table:table-cell office:value-type="float" office:value="77" calcext:value-type="float">
            <text:p>77</text:p>
          </table:table-cell>
          <table:table-cell/>
          <table:table-cell table:style-name="ce30" office:value-type="string" calcext:value-type="string">
            <text:p>It was over.' Our love affair is over.' <text:span text:style-name="T7">VIEIRA:</text:span> <text:span text:style-name="T7">(Voiceover)</text:span> David <text:span text:style-name="T8">demanded</text:span> <text:span text:style-name="T8">that</text:span> <text:span text:style-name="T8">his</text:span> wife return with Sean immediately, but she refused. Just like <text:span text:style-name="T8">that</text:span></text:p>
          </table:table-cell>
          <table:table-cell office:value-type="string" calcext:value-type="string">
            <text:p>SPOK</text:p>
          </table:table-cell>
        </table:table-row>
        <table:table-row table:style-name="ro5">
          <table:table-cell office:value-type="float" office:value="78" calcext:value-type="float">
            <text:p>78</text:p>
          </table:table-cell>
          <table:table-cell/>
          <table:table-cell table:style-name="ce30" office:value-type="string" calcext:value-type="string">
            <text:p>in Moscow. On the one side, the U.S. and five world powers are <text:span text:style-name="T8">demanding</text:span> <text:span text:style-name="T8">that</text:span> <text:span text:style-name="T8">Iran</text:span> stop enriching uranium at least until the 20 percent level as at <text:span text:style-name="T8">that</text:span></text:p>
          </table:table-cell>
          <table:table-cell office:value-type="string" calcext:value-type="string">
            <text:p>SPOK</text:p>
          </table:table-cell>
        </table:table-row>
        <table:table-row table:style-name="ro5">
          <table:table-cell office:value-type="float" office:value="79" calcext:value-type="float">
            <text:p>79</text:p>
          </table:table-cell>
          <table:table-cell/>
          <table:table-cell table:style-name="ce30" office:value-type="string" calcext:value-type="string">
            <text:p>get this one for free. " # Ender said nothing. The more he <text:span text:style-name="T8">demanded</text:span> <text:span text:style-name="T8">that</text:span> <text:span text:style-name="T8">they</text:span> hurry, the more Sergeant would digress and delay. # " For</text:p>
          </table:table-cell>
          <table:table-cell office:value-type="string" calcext:value-type="string">
            <text:p>FIC</text:p>
          </table:table-cell>
        </table:table-row>
        <table:table-row table:style-name="ro5">
          <table:table-cell office:value-type="float" office:value="80" calcext:value-type="float">
            <text:p>80</text:p>
          </table:table-cell>
          <table:table-cell/>
          <table:table-cell table:style-name="ce30" office:value-type="string" calcext:value-type="string">
            <text:p>of Tourism after your assault, but did <text:span text:style-name="T8">that</text:span> stop you? No. You <text:span text:style-name="T8">demanded</text:span> <text:span text:style-name="T8">that</text:span> <text:span text:style-name="T8">the</text:span> committee freeze the ministry's entire administrative section until someone had been arrested</text:p>
          </table:table-cell>
          <table:table-cell office:value-type="string" calcext:value-type="string">
            <text:p>FIC</text:p>
          </table:table-cell>
        </table:table-row>
        <table:table-row table:style-name="ro5">
          <table:table-cell office:value-type="float" office:value="81" calcext:value-type="float">
            <text:p>81</text:p>
          </table:table-cell>
          <table:table-cell/>
          <table:table-cell table:style-name="ce30" office:value-type="string" calcext:value-type="string">
            <text:p>near rhythm of buzzing flies and snorting horses. # " This is why I <text:span text:style-name="T8">demanded</text:span> <text:span text:style-name="T8">that</text:span> <text:span text:style-name="T8">you</text:span> come. This is why it is so important for you to be</text:p>
          </table:table-cell>
          <table:table-cell office:value-type="string" calcext:value-type="string">
            <text:p>FIC</text:p>
          </table:table-cell>
        </table:table-row>
        <table:table-row table:style-name="ro5">
          <table:table-cell office:value-type="float" office:value="82" calcext:value-type="float">
            <text:p>82</text:p>
          </table:table-cell>
          <table:table-cell/>
          <table:table-cell table:style-name="ce30" office:value-type="string" calcext:value-type="string">
            <text:p>his wishes, in the Saunders family graveyard. After the funeral, my mother <text:span text:style-name="T8">demanded</text:span> <text:span text:style-name="T8">that</text:span> <text:span text:style-name="T8">I</text:span> return home to Dallas to grieve -- as though I could just put</text:p>
          </table:table-cell>
          <table:table-cell office:value-type="string" calcext:value-type="string">
            <text:p>FIC</text:p>
          </table:table-cell>
        </table:table-row>
        <table:table-row table:style-name="ro5">
          <table:table-cell office:value-type="float" office:value="83" calcext:value-type="float">
            <text:p>83</text:p>
          </table:table-cell>
          <table:table-cell/>
          <table:table-cell table:style-name="ce30" office:value-type="string" calcext:value-type="string">
            <text:p>ten, if the travelers talked, the town would come beating down his door <text:span text:style-name="T8">demanding</text:span> <text:span text:style-name="T8">that</text:span> <text:span text:style-name="T8">he</text:span> fix it. No, it was far better if she glamoured the</text:p>
          </table:table-cell>
          <table:table-cell office:value-type="string" calcext:value-type="string">
            <text:p>FIC</text:p>
          </table:table-cell>
        </table:table-row>
        <table:table-row table:style-name="ro5">
          <table:table-cell office:value-type="float" office:value="84" calcext:value-type="float">
            <text:p>84</text:p>
          </table:table-cell>
          <table:table-cell/>
          <table:table-cell table:style-name="ce30" office:value-type="string" calcext:value-type="string">
            <text:p>voice. Belatedly, Connie remembered their last " friendship " encounter. She had <text:span text:style-name="T8">demanded</text:span> <text:span text:style-name="T8">that</text:span> <text:span text:style-name="T8">Cheryl</text:span> cover a bunch of shifts for her, or she would tell the</text:p>
          </table:table-cell>
          <table:table-cell office:value-type="string" calcext:value-type="string">
            <text:p>FIC</text:p>
          </table:table-cell>
        </table:table-row>
        <table:table-row table:style-name="ro5">
          <table:table-cell office:value-type="float" office:value="85" calcext:value-type="float">
            <text:p>85</text:p>
          </table:table-cell>
          <table:table-cell/>
          <table:table-cell table:style-name="ce30" office:value-type="string" calcext:value-type="string">
            <text:p>, you must allow him to believe. See how you learn. # He <text:span text:style-name="T8">demands</text:span> <text:span text:style-name="T8">that</text:span> <text:span text:style-name="T8">you</text:span> be beautiful; how could you deny him? As if this flesh</text:p>
          </table:table-cell>
          <table:table-cell office:value-type="string" calcext:value-type="string">
            <text:p>FIC</text:p>
          </table:table-cell>
        </table:table-row>
        <table:table-row table:style-name="ro5">
          <table:table-cell office:value-type="float" office:value="86" calcext:value-type="float">
            <text:p>86</text:p>
          </table:table-cell>
          <table:table-cell/>
          <table:table-cell table:style-name="ce30" office:value-type="string" calcext:value-type="string">
            <text:p>away. " # Then he was gone too, and Isaac da Silva was <text:span text:style-name="T8">demanding</text:span> <text:span text:style-name="T8">that</text:span> <text:span text:style-name="T8">Dr.</text:span> Dapper get himself and his scraps of rubbish into the wagon immediately,</text:p>
          </table:table-cell>
          <table:table-cell office:value-type="string" calcext:value-type="string">
            <text:p>FIC</text:p>
          </table:table-cell>
        </table:table-row>
        <table:table-row table:style-name="ro5">
          <table:table-cell office:value-type="float" office:value="87" calcext:value-type="float">
            <text:p>87</text:p>
          </table:table-cell>
          <table:table-cell/>
          <table:table-cell table:style-name="ce30" office:value-type="string" calcext:value-type="string">
            <text:p>to the dinghy. # In what could have been only for show, he <text:span text:style-name="T8">demanded</text:span> <text:span text:style-name="T8">that</text:span> <text:span text:style-name="T8">I</text:span> paddle backwards in the prow as he sat upright and facing me in</text:p>
          </table:table-cell>
          <table:table-cell office:value-type="string" calcext:value-type="string">
            <text:p>FIC</text:p>
          </table:table-cell>
        </table:table-row>
        <table:table-row table:style-name="ro5">
          <table:table-cell office:value-type="float" office:value="88" calcext:value-type="float">
            <text:p>88</text:p>
          </table:table-cell>
          <table:table-cell/>
          <table:table-cell table:style-name="ce30" office:value-type="string" calcext:value-type="string">
            <text:p>, no tyrant, no religion, no employer, would have the power to <text:span text:style-name="T8">demand</text:span> <text:span text:style-name="T8">that</text:span> <text:span text:style-name="T8">servants</text:span> or subjects' or workers not have the chips - a modern economy</text:p>
          </table:table-cell>
          <table:table-cell office:value-type="string" calcext:value-type="string">
            <text:p>FIC</text:p>
          </table:table-cell>
        </table:table-row>
        <table:table-row table:style-name="ro5">
          <table:table-cell office:value-type="float" office:value="89" calcext:value-type="float">
            <text:p>89</text:p>
          </table:table-cell>
          <table:table-cell/>
          <table:table-cell table:style-name="ce30" office:value-type="string" calcext:value-type="string">
            <text:p>to them? " she said. Betty and Donna nodded. " You kept <text:span text:style-name="T8">demanding</text:span> <text:span text:style-name="T8">that</text:span> <text:span text:style-name="T8">they</text:span> do things - explain this, give back <text:span text:style-name="T8">that</text:span>, talk to high-ranking</text:p>
          </table:table-cell>
          <table:table-cell office:value-type="string" calcext:value-type="string">
            <text:p>FIC</text:p>
          </table:table-cell>
        </table:table-row>
        <table:table-row table:style-name="ro5">
          <table:table-cell office:value-type="float" office:value="90" calcext:value-type="float">
            <text:p>90</text:p>
          </table:table-cell>
          <table:table-cell/>
          <table:table-cell table:style-name="ce30" office:value-type="string" calcext:value-type="string">
            <text:p>a rabbi, and a priest with him to negotiate for more time, then <text:span text:style-name="T8">demanded</text:span> <text:span text:style-name="T8">that</text:span> <text:span text:style-name="T8">his</text:span> directing credit be changed to Humpty Dumpty. A couple years later,</text:p>
          </table:table-cell>
          <table:table-cell office:value-type="string" calcext:value-type="string">
            <text:p>MAG</text:p>
          </table:table-cell>
        </table:table-row>
        <table:table-row table:style-name="ro5">
          <table:table-cell office:value-type="float" office:value="91" calcext:value-type="float">
            <text:p>91</text:p>
          </table:table-cell>
          <table:table-cell/>
          <table:table-cell table:style-name="ce30" office:value-type="string" calcext:value-type="string">
            <text:p>Renee and pushing up against her? She's playing back the image of you <text:span text:style-name="T8">demanding</text:span> <text:span text:style-name="T8">that</text:span> <text:span text:style-name="T8">she</text:span> hug and kiss him. We need toallowour children to establish boundaries.</text:p>
          </table:table-cell>
          <table:table-cell office:value-type="string" calcext:value-type="string">
            <text:p>MAG</text:p>
          </table:table-cell>
        </table:table-row>
        <table:table-row table:style-name="ro5">
          <table:table-cell office:value-type="float" office:value="92" calcext:value-type="float">
            <text:p>92</text:p>
          </table:table-cell>
          <table:table-cell/>
          <table:table-cell table:style-name="ce30" office:value-type="string" calcext:value-type="string">
            <text:p>after work to find her unemployed guy dutifully waiting there for a delivery. She <text:span text:style-name="T8">demanded</text:span> <text:span text:style-name="T8">that</text:span> <text:span text:style-name="T8">he</text:span> strip. (He complied.) Or another friend who always wants</text:p>
          </table:table-cell>
          <table:table-cell office:value-type="string" calcext:value-type="string">
            <text:p>MAG</text:p>
          </table:table-cell>
        </table:table-row>
        <table:table-row table:style-name="ro5">
          <table:table-cell office:value-type="float" office:value="93" calcext:value-type="float">
            <text:p>93</text:p>
          </table:table-cell>
          <table:table-cell/>
          <table:table-cell table:style-name="ce30" office:value-type="string" calcext:value-type="string">
            <text:p>watched Hitler giving a speech days before the 1938 Munich Conference, where he would <text:span text:style-name="T8">demand</text:span> <text:span text:style-name="T8">that</text:span> <text:span text:style-name="T8">Britain</text:span> and France allow Germany to dismember Czechoslovakia without firing a shot. Like</text:p>
          </table:table-cell>
          <table:table-cell office:value-type="string" calcext:value-type="string">
            <text:p>MAG</text:p>
          </table:table-cell>
        </table:table-row>
        <table:table-row table:style-name="ro5">
          <table:table-cell office:value-type="float" office:value="94" calcext:value-type="float">
            <text:p>94</text:p>
          </table:table-cell>
          <table:table-cell/>
          <table:table-cell table:style-name="ce30" office:value-type="string" calcext:value-type="string">
            <text:p>what you want in your relationship and being in direct control of your partner, <text:span text:style-name="T8">demanding</text:span> <text:span text:style-name="T8">that</text:span> <text:span text:style-name="T8">he</text:span> or she change, says Real. # Firmly stand up for your</text:p>
          </table:table-cell>
          <table:table-cell office:value-type="string" calcext:value-type="string">
            <text:p>MAG</text:p>
          </table:table-cell>
        </table:table-row>
        <table:table-row table:style-name="ro5">
          <table:table-cell office:value-type="float" office:value="95" calcext:value-type="float">
            <text:p>95</text:p>
          </table:table-cell>
          <table:table-cell/>
          <table:table-cell table:style-name="ce30" office:value-type="string" calcext:value-type="string">
            <text:p>Before his father's parents would bless their marriage, food writer John MarianVs grandmother <text:span text:style-name="T8">demanded</text:span> <text:span text:style-name="T8">that</text:span> <text:span text:style-name="T8">his</text:span> mom learn how to make Sunday gravy. # Mom's Sauce #</text:p>
          </table:table-cell>
          <table:table-cell office:value-type="string" calcext:value-type="string">
            <text:p>MAG</text:p>
          </table:table-cell>
        </table:table-row>
        <table:table-row table:style-name="ro5">
          <table:table-cell office:value-type="float" office:value="96" calcext:value-type="float">
            <text:p>96</text:p>
          </table:table-cell>
          <table:table-cell/>
          <table:table-cell table:style-name="ce30" office:value-type="string" calcext:value-type="string">
            <text:p>windows dominate the two-story living room. The girls shriek with delight. Every surface <text:span text:style-name="T8">demands</text:span> <text:span text:style-name="T8">that</text:span> <text:span text:style-name="T8">a</text:span> hand glide over its highly polished finish. The champagne is flowing.</text:p>
          </table:table-cell>
          <table:table-cell office:value-type="string" calcext:value-type="string">
            <text:p>MAG</text:p>
          </table:table-cell>
        </table:table-row>
        <table:table-row table:style-name="ro5">
          <table:table-cell office:value-type="float" office:value="97" calcext:value-type="float">
            <text:p>97</text:p>
          </table:table-cell>
          <table:table-cell/>
          <table:table-cell table:style-name="ce30" office:value-type="string" calcext:value-type="string">
            <text:p>" fumed one dissenter, shaking his shaggy hair in disappointment.) # They <text:span text:style-name="T8">demanded</text:span> <text:span text:style-name="T8">that</text:span> <text:span text:style-name="T8">I</text:span> explain what they perceived as lapses in the American media's objectivity.</text:p>
          </table:table-cell>
          <table:table-cell office:value-type="string" calcext:value-type="string">
            <text:p>MAG</text:p>
          </table:table-cell>
        </table:table-row>
        <table:table-row table:style-name="ro5">
          <table:table-cell office:value-type="float" office:value="98" calcext:value-type="float">
            <text:p>98</text:p>
          </table:table-cell>
          <table:table-cell/>
          <table:table-cell table:style-name="ce30" office:value-type="string" calcext:value-type="string">
            <text:p>, and angry speeches at the Pearl Roundabout progressed in late February, Al Wefaq <text:span text:style-name="T8">demanded</text:span> <text:span text:style-name="T8">that</text:span> <text:span text:style-name="T8">authorities</text:span> investigate the seven protester deaths, release political prisoners, and end anti-</text:p>
          </table:table-cell>
          <table:table-cell office:value-type="string" calcext:value-type="string">
            <text:p>MAG</text:p>
          </table:table-cell>
        </table:table-row>
        <table:table-row table:style-name="ro5">
          <table:table-cell office:value-type="float" office:value="99" calcext:value-type="float">
            <text:p>99</text:p>
          </table:table-cell>
          <table:table-cell/>
          <table:table-cell table:style-name="ce30" office:value-type="string" calcext:value-type="string">
            <text:p>endanger Israeli security. The groups persuaded hundreds of U.S. congressmen to sign a letter <text:span text:style-name="T8">demanding</text:span> <text:span text:style-name="T8">that</text:span> <text:span text:style-name="T8">Obama</text:span> take the freeze off the table. Netanyahu proved his " sincerity "</text:p>
          </table:table-cell>
          <table:table-cell office:value-type="string" calcext:value-type="string">
            <text:p>MAG</text:p>
          </table:table-cell>
        </table:table-row>
        <table:table-row table:style-name="ro5">
          <table:table-cell office:value-type="float" office:value="100" calcext:value-type="float">
            <text:p>100</text:p>
          </table:table-cell>
          <table:table-cell/>
          <table:table-cell table:style-name="ce30" office:value-type="string" calcext:value-type="string">
            <text:p>Price's work.) By 2004, a coalition of anglers and environmentalists were <text:span text:style-name="T8">demanding</text:span> <text:span text:style-name="T8">that</text:span> <text:span text:style-name="T8">the</text:span> ASMFC adopt a harvest cap on menhaden fished from the Chesapeake Bay.</text:p>
          </table:table-cell>
          <table:table-cell office:value-type="string" calcext:value-type="string">
            <text:p>MAG</text:p>
          </table:table-cell>
        </table:table-row>
        <table:table-row table:style-name="ro5">
          <table:table-cell office:value-type="float" office:value="101" calcext:value-type="float">
            <text:p>101</text:p>
          </table:table-cell>
          <table:table-cell/>
          <table:table-cell table:style-name="ce30" office:value-type="string" calcext:value-type="string">
            <text:p>year, a South Korean publisher sent a letter to Pyongyang through Seoul officials, <text:span text:style-name="T8">demanding</text:span> <text:span text:style-name="T8">that</text:span> <text:span text:style-name="T8">his</text:span> father be repatriated 43 years after a commercial airplane he was traveling on</text:p>
          </table:table-cell>
          <table:table-cell office:value-type="string" calcext:value-type="string">
            <text:p>NEWS</text:p>
          </table:table-cell>
        </table:table-row>
        <table:table-row table:style-name="ro5">
          <table:table-cell office:value-type="float" office:value="102" calcext:value-type="float">
            <text:p>102</text:p>
          </table:table-cell>
          <table:table-cell/>
          <table:table-cell table:style-name="ce30" office:value-type="string" calcext:value-type="string">
            <text:p>wealthy investors. # The Conservative's coalition partners, the Liberal Democrats, are <text:span text:style-name="T8">demanding</text:span> <text:span text:style-name="T8">that</text:span> <text:span text:style-name="T8">any</text:span> cut in the top income tax rate be offset by measures to hit</text:p>
          </table:table-cell>
          <table:table-cell office:value-type="string" calcext:value-type="string">
            <text:p>NEWS</text:p>
          </table:table-cell>
        </table:table-row>
        <table:table-row table:style-name="ro5">
          <table:table-cell office:value-type="float" office:value="103" calcext:value-type="float">
            <text:p>103</text:p>
          </table:table-cell>
          <table:table-cell/>
          <table:table-cell table:style-name="ce30" office:value-type="string" calcext:value-type="string">
            <text:p>250. # Ban said the mission's success depends on Syria's full cooperation and <text:span text:style-name="T8">demanded</text:span> <text:span text:style-name="T8">that</text:span> <text:span text:style-name="T8">the</text:span> regime ensure the observers have unrestricted freedom of movement, unfettered access to</text:p>
          </table:table-cell>
          <table:table-cell office:value-type="string" calcext:value-type="string">
            <text:p>NEWS</text:p>
          </table:table-cell>
        </table:table-row>
        <table:table-row table:style-name="ro5">
          <table:table-cell office:value-type="float" office:value="104" calcext:value-type="float">
            <text:p>104</text:p>
          </table:table-cell>
          <table:table-cell/>
          <table:table-cell table:style-name="ce30" office:value-type="string" calcext:value-type="string">
            <text:p>marched through the square Friday carrying a long banner with Abu Ismail's image, <text:span text:style-name="T8">demanding</text:span> <text:span text:style-name="T8">that</text:span> <text:span text:style-name="T8">he</text:span> be reinstated. # The presidential elections are scheduled for May 23-24.</text:p>
          </table:table-cell>
          <table:table-cell office:value-type="string" calcext:value-type="string">
            <text:p>NEWS</text:p>
          </table:table-cell>
        </table:table-row>
        <table:table-row table:style-name="ro7">
          <table:table-cell office:value-type="float" office:value="105" calcext:value-type="float">
            <text:p>105</text:p>
          </table:table-cell>
          <table:table-cell/>
          <table:table-cell table:style-name="ce31" office:value-type="string" calcext:value-type="string">
            <text:p>Banners by all factions draped around the sprawling downtown plaza demanded that candidates seen as " feloul, " <text:span text:style-name="T19">or</text:span> <text:span text:style-name="T19">"</text:span> <text:span text:style-name="T19">remnants</text:span> <text:span text:style-name="T19">"</text:span> <text:span text:style-name="T19">from</text:span> <text:span text:style-name="T19">Mubarak</text:span> <text:span text:style-name="T19">'s</text:span> regime be barred from the race particularly former foreign minister Amr Moussa, a frontrunner after the disqualifications.</text:p>
          </table:table-cell>
          <table:table-cell office:value-type="string" calcext:value-type="string">
            <text:p>NEWS</text:p>
          </table:table-cell>
        </table:table-row>
        <table:table-row table:style-name="ro5">
          <table:table-cell office:value-type="float" office:value="106" calcext:value-type="float">
            <text:p>106</text:p>
          </table:table-cell>
          <table:table-cell/>
          <table:table-cell table:style-name="ce30" office:value-type="string" calcext:value-type="string">
            <text:p>have intensified their efforts in the last week to isolate Mr. Assad's government, <text:span text:style-name="T8">demanding</text:span> <text:span text:style-name="T8">that</text:span> <text:span text:style-name="T8">he</text:span> hand over power. # At the United Nations on Friday, Morocco</text:p>
          </table:table-cell>
          <table:table-cell office:value-type="string" calcext:value-type="string">
            <text:p>NEWS</text:p>
          </table:table-cell>
        </table:table-row>
        <table:table-row table:style-name="ro5">
          <table:table-cell office:value-type="float" office:value="107" calcext:value-type="float">
            <text:p>107</text:p>
          </table:table-cell>
          <table:table-cell/>
          <table:table-cell table:style-name="ce30" office:value-type="string" calcext:value-type="string">
            <text:p>dialogue, according to an official transcript. # " It's not realistic to <text:span text:style-name="T8">demand</text:span> <text:span text:style-name="T8">that</text:span> <text:span text:style-name="T8">the</text:span> government end its action against militants and keep the militants free of any</text:p>
          </table:table-cell>
          <table:table-cell office:value-type="string" calcext:value-type="string">
            <text:p>NEWS</text:p>
          </table:table-cell>
        </table:table-row>
        <table:table-row table:style-name="ro5">
          <table:table-cell office:value-type="float" office:value="108" calcext:value-type="float">
            <text:p>108</text:p>
          </table:table-cell>
          <table:table-cell/>
          <table:table-cell table:style-name="ce30" office:value-type="string" calcext:value-type="string">
            <text:p>,' Mr. Funabashi said, " but his decision to storm into Tepco and <text:span text:style-name="T8">demand</text:span> <text:span text:style-name="T8">that</text:span> <text:span text:style-name="T8">it</text:span> not give up saved Japan. " # #</text:p>
          </table:table-cell>
          <table:table-cell office:value-type="string" calcext:value-type="string">
            <text:p>NEWS</text:p>
          </table:table-cell>
        </table:table-row>
        <table:table-row table:style-name="ro5">
          <table:table-cell office:value-type="float" office:value="109" calcext:value-type="float">
            <text:p>109</text:p>
          </table:table-cell>
          <table:table-cell/>
          <table:table-cell table:style-name="ce30" office:value-type="string" calcext:value-type="string">
            <text:p>made under the plan to stop using its heavy weapons in populated areas. It <text:span text:style-name="T8">demanded</text:span> <text:span text:style-name="T8">that</text:span> <text:span text:style-name="T8">the</text:span> Syrian government cease using heavy weapons immediately and pull its troops out of</text:p>
          </table:table-cell>
          <table:table-cell office:value-type="string" calcext:value-type="string">
            <text:p>NEWS</text:p>
          </table:table-cell>
        </table:table-row>
        <table:table-row table:style-name="ro7">
          <table:table-cell office:value-type="float" office:value="110" calcext:value-type="float">
            <text:p>110</text:p>
          </table:table-cell>
          <table:table-cell/>
          <table:table-cell table:style-name="ce31" office:value-type="string" calcext:value-type="string">
            <text:p>" Man on a Ledge " # B-Sam Worthington (" Avatar ") has the title role, a guy who broke out of prison just days before, an ex-cop standing on that ledge, proclaiming his innocence and demanding that the most unstable, hard-drinking negotiator on the NYPD (<text:span text:style-name="T19">Elizabeth</text:span> <text:span text:style-name="T19">Banks</text:span> <text:span text:style-name="T19">)</text:span> <text:span text:style-name="T19">clock</text:span> in to talk him down.</text:p>
          </table:table-cell>
          <table:table-cell office:value-type="string" calcext:value-type="string">
            <text:p>NEWS</text:p>
          </table:table-cell>
        </table:table-row>
        <table:table-row table:style-name="ro5">
          <table:table-cell office:value-type="float" office:value="111" calcext:value-type="float">
            <text:p>111</text:p>
          </table:table-cell>
          <table:table-cell/>
          <table:table-cell table:style-name="ce30" office:value-type="string" calcext:value-type="string">
            <text:p># Sept. 22: With markets continuing to sink, U.S. Treasury Secretary Timothy Geithner <text:span text:style-name="T8">demands</text:span> <text:span text:style-name="T8">that</text:span> <text:span text:style-name="T8">the</text:span> EU establish a financial " firewall " to keep the crisis from spreading</text:p>
          </table:table-cell>
          <table:table-cell office:value-type="string" calcext:value-type="string">
            <text:p>NEWS</text:p>
          </table:table-cell>
        </table:table-row>
        <table:table-row table:style-name="ro5">
          <table:table-cell office:value-type="float" office:value="112" calcext:value-type="float">
            <text:p>112</text:p>
          </table:table-cell>
          <table:table-cell/>
          <table:table-cell table:style-name="ce30" office:value-type="string" calcext:value-type="string">
            <text:p>others affiliated with his Web hubs learned of Segaloff's past this week, they <text:span text:style-name="T8">demanded</text:span> <text:span text:style-name="T8">that</text:span> <text:span text:style-name="T8">he</text:span> end his affiliation with their work, they said. # Several days</text:p>
          </table:table-cell>
          <table:table-cell office:value-type="string" calcext:value-type="string">
            <text:p>NEWS</text:p>
          </table:table-cell>
        </table:table-row>
        <table:table-row table:style-name="ro5">
          <table:table-cell office:value-type="float" office:value="113" calcext:value-type="float">
            <text:p>113</text:p>
          </table:table-cell>
          <table:table-cell/>
          <table:table-cell table:style-name="ce30" office:value-type="string" calcext:value-type="string">
            <text:p>ostrich " and " bitch. " They begin to howl for her head, <text:span text:style-name="T8">demand</text:span> <text:span text:style-name="T8">that</text:span> <text:span text:style-name="T8">her</text:span> intestines be carved out and distributed among them. # Du Plessix Gray</text:p>
          </table:table-cell>
          <table:table-cell office:value-type="string" calcext:value-type="string">
            <text:p>NEWS</text:p>
          </table:table-cell>
        </table:table-row>
        <table:table-row table:style-name="ro5">
          <table:table-cell office:value-type="float" office:value="114" calcext:value-type="float">
            <text:p>114</text:p>
          </table:table-cell>
          <table:table-cell/>
          <table:table-cell table:style-name="ce30" office:value-type="string" calcext:value-type="string">
            <text:p>would alienate the majority of Afghans who don't like us. Now Karzai has <text:span text:style-name="T8">demanded</text:span> <text:span text:style-name="T8">that</text:span> <text:span text:style-name="T8">U.S.</text:span> troops be confined to their bases, months before the previous agreement would</text:p>
          </table:table-cell>
          <table:table-cell office:value-type="string" calcext:value-type="string">
            <text:p>NEWS</text:p>
          </table:table-cell>
        </table:table-row>
        <table:table-row table:style-name="ro5">
          <table:table-cell office:value-type="float" office:value="115" calcext:value-type="float">
            <text:p>115</text:p>
          </table:table-cell>
          <table:table-cell/>
          <table:table-cell table:style-name="ce30" office:value-type="string" calcext:value-type="string">
            <text:p>day. A wellspring of social media grew by the day and became relentless, <text:span text:style-name="T8">demanding</text:span> <text:span text:style-name="T8">that</text:span> <text:span text:style-name="T8">the</text:span> spotlight return to Sanford. It's the only way to galvanize people</text:p>
          </table:table-cell>
          <table:table-cell office:value-type="string" calcext:value-type="string">
            <text:p>NEWS</text:p>
          </table:table-cell>
        </table:table-row>
        <table:table-row table:style-name="ro5">
          <table:table-cell office:value-type="float" office:value="116" calcext:value-type="float">
            <text:p>116</text:p>
          </table:table-cell>
          <table:table-cell/>
          <table:table-cell table:style-name="ce30" office:value-type="string" calcext:value-type="string">
            <text:p>video had been made. # An investigator for the utilities commission, which had <text:span text:style-name="T8">demanded</text:span> <text:span text:style-name="T8">that</text:span> <text:span text:style-name="T8">PG&amp;E</text:span> turn over any video taken <text:span text:style-name="T8">that</text:span> night, said the company either was</text:p>
          </table:table-cell>
          <table:table-cell office:value-type="string" calcext:value-type="string">
            <text:p>NEWS</text:p>
          </table:table-cell>
        </table:table-row>
        <table:table-row table:style-name="ro5">
          <table:table-cell office:value-type="float" office:value="117" calcext:value-type="float">
            <text:p>117</text:p>
          </table:table-cell>
          <table:table-cell/>
          <table:table-cell table:style-name="ce30" office:value-type="string" calcext:value-type="string">
            <text:p>people are unhappy with the leadership. You don't see folks storming City Hall <text:span text:style-name="T8">demanding</text:span> <text:span text:style-name="T8">that</text:span> <text:span text:style-name="T8">everyone</text:span> be thrown out. " # Fields said Aurora needs stronger black political</text:p>
          </table:table-cell>
          <table:table-cell office:value-type="string" calcext:value-type="string">
            <text:p>NEWS</text:p>
          </table:table-cell>
        </table:table-row>
        <table:table-row table:style-name="ro5">
          <table:table-cell office:value-type="float" office:value="118" calcext:value-type="float">
            <text:p>118</text:p>
          </table:table-cell>
          <table:table-cell/>
          <table:table-cell table:style-name="ce30" office:value-type="string" calcext:value-type="string">
            <text:p>yemen Tens of thousands of protesters streamed into city centers across Yemen on Friday, <text:span text:style-name="T8">demanding</text:span> <text:span text:style-name="T8">that</text:span> <text:span text:style-name="T8">their</text:span> ex-president be stripped of immunity from prosecution and be put on trial for</text:p>
          </table:table-cell>
          <table:table-cell office:value-type="string" calcext:value-type="string">
            <text:p>NEWS</text:p>
          </table:table-cell>
        </table:table-row>
        <table:table-row table:style-name="ro5">
          <table:table-cell office:value-type="float" office:value="119" calcext:value-type="float">
            <text:p>119</text:p>
          </table:table-cell>
          <table:table-cell/>
          <table:table-cell table:style-name="ce30" office:value-type="string" calcext:value-type="string">
            <text:p>stop nearly a year of carnage in Syria, an international conference today has <text:span text:style-name="T8">demanded</text:span> <text:span text:style-name="T8">that</text:span> <text:span text:style-name="T8">President</text:span> Bashar al-Assad end government violence and open humanitarian aid corridors within 48 hours</text:p>
          </table:table-cell>
          <table:table-cell office:value-type="string" calcext:value-type="string">
            <text:p>NEWS</text:p>
          </table:table-cell>
        </table:table-row>
        <table:table-row table:style-name="ro5">
          <table:table-cell office:value-type="float" office:value="120" calcext:value-type="float">
            <text:p>120</text:p>
          </table:table-cell>
          <table:table-cell/>
          <table:table-cell table:style-name="ce30" office:value-type="string" calcext:value-type="string">
            <text:p>have both strongly challenged the legitimacy of Assad's rule. # The opposition has <text:span text:style-name="T8">demanded</text:span> <text:span text:style-name="T8">that</text:span> <text:span text:style-name="T8">the</text:span> Syrian president step down and end more than 40 years of Assad family</text:p>
          </table:table-cell>
          <table:table-cell office:value-type="string" calcext:value-type="string">
            <text:p>NEWS</text:p>
          </table:table-cell>
        </table:table-row>
        <table:table-row table:style-name="ro5">
          <table:table-cell office:value-type="float" office:value="121" calcext:value-type="float">
            <text:p>121</text:p>
          </table:table-cell>
          <table:table-cell/>
          <table:table-cell table:style-name="ce30" office:value-type="string" calcext:value-type="string">
            <text:p>Mubarak had stepped down just two weeks before. But Egyptians were still protesting, <text:span text:style-name="T8">demanding</text:span> <text:span text:style-name="T8">that</text:span> <text:span text:style-name="T8">the</text:span> Mubarak-appointed cabinet also step down. After a peaceful protest Feb. 26,</text:p>
          </table:table-cell>
          <table:table-cell office:value-type="string" calcext:value-type="string">
            <text:p>NEWS</text:p>
          </table:table-cell>
        </table:table-row>
        <table:table-row table:style-name="ro5">
          <table:table-cell office:value-type="float" office:value="122" calcext:value-type="float">
            <text:p>122</text:p>
          </table:table-cell>
          <table:table-cell/>
          <table:table-cell table:style-name="ce30" office:value-type="string" calcext:value-type="string">
            <text:p>tried to protect its special interests and place itself above the constitution. # In <text:span text:style-name="T8">demanding</text:span> <text:span text:style-name="T8">that</text:span> <text:span text:style-name="T8">the</text:span> SCAF abide by Egypt's recent election results and allow the Islamists to</text:p>
          </table:table-cell>
          <table:table-cell office:value-type="string" calcext:value-type="string">
            <text:p>ACAD</text:p>
          </table:table-cell>
        </table:table-row>
        <table:table-row table:style-name="ro5">
          <table:table-cell office:value-type="float" office:value="123" calcext:value-type="float">
            <text:p>123</text:p>
          </table:table-cell>
          <table:table-cell/>
          <table:table-cell table:style-name="ce30" office:value-type="string" calcext:value-type="string">
            <text:p>would not hurt, she also stated <text:span text:style-name="T8">that</text:span> her career goal of being a lawyer <text:span text:style-name="T8">demanded</text:span> <text:span text:style-name="T8">that</text:span> <text:span text:style-name="T8">she</text:span> place the tattoo someplace where she could easily hide it. This led</text:p>
          </table:table-cell>
          <table:table-cell office:value-type="string" calcext:value-type="string">
            <text:p>ACAD</text:p>
          </table:table-cell>
        </table:table-row>
        <table:table-row table:style-name="ro5">
          <table:table-cell office:value-type="float" office:value="124" calcext:value-type="float">
            <text:p>124</text:p>
          </table:table-cell>
          <table:table-cell/>
          <table:table-cell table:style-name="ce30" office:value-type="string" calcext:value-type="string">
            <text:p>more **27;101626;TOOLONG view of the relationships under study. # Although these threats to validity <text:span text:style-name="T8">demand</text:span> <text:span text:style-name="T8">that</text:span> <text:span text:style-name="T8">considerable</text:span> care be taken when interpreting data from the archive, the data provide</text:p>
          </table:table-cell>
          <table:table-cell office:value-type="string" calcext:value-type="string">
            <text:p>ACAD</text:p>
          </table:table-cell>
        </table:table-row>
        <table:table-row table:style-name="ro5">
          <table:table-cell office:value-type="float" office:value="125" calcext:value-type="float">
            <text:p>125</text:p>
          </table:table-cell>
          <table:table-cell/>
          <table:table-cell table:style-name="ce30" office:value-type="string" calcext:value-type="string">
            <text:p>month on a new constitution, allowing for a multiparty system. But the opposition <text:span text:style-name="T8">demanded</text:span> again <text:span text:style-name="T8">that</text:span> Assad step down. The deep freeze across Eastern Europe has now claimed</text:p>
          </table:table-cell>
          <table:table-cell office:value-type="string" calcext:value-type="string">
            <text:p>SPOK</text:p>
          </table:table-cell>
        </table:table-row>
        <table:table-row table:style-name="ro5">
          <table:table-cell office:value-type="float" office:value="126" calcext:value-type="float">
            <text:p>126</text:p>
          </table:table-cell>
          <table:table-cell/>
          <table:table-cell table:style-name="ce30" office:value-type="string" calcext:value-type="string">
            <text:p>those events, and it probably won't be the last. <text:span text:style-name="T7">JUDY-WOODRUFF:</text:span> The Taliban <text:span text:style-name="T8">demanded</text:span> today <text:span text:style-name="T8">that</text:span> the soldier be tried as a war criminal and then executed by the</text:p>
          </table:table-cell>
          <table:table-cell office:value-type="string" calcext:value-type="string">
            <text:p>SPOK</text:p>
          </table:table-cell>
        </table:table-row>
        <table:table-row table:style-name="ro5">
          <table:table-cell office:value-type="float" office:value="127" calcext:value-type="float">
            <text:p>127</text:p>
          </table:table-cell>
          <table:table-cell/>
          <table:table-cell table:style-name="ce30" office:value-type="string" calcext:value-type="string">
            <text:p>. # Hamid Karzai has given us an opportunity to withdraw sooner from Afghanistan by <text:span text:style-name="T8">demanding</text:span> " <text:span text:style-name="T8">that</text:span> NATO withdraw forces from the small rural outposts <text:span text:style-name="T8">that</text:span> are at the heart</text:p>
          </table:table-cell>
          <table:table-cell office:value-type="string" calcext:value-type="string">
            <text:p>NEWS</text:p>
          </table:table-cell>
        </table:table-row>
        <table:table-row table:style-name="ro5">
          <table:table-cell office:value-type="float" office:value="128" calcext:value-type="float">
            <text:p>128</text:p>
          </table:table-cell>
          <table:table-cell/>
          <table:table-cell table:style-name="ce30" office:value-type="string" calcext:value-type="string">
            <text:p>a year now, Anna always getting so emotional about changing landscapes. She'd <text:span text:style-name="T8">demanded</text:span> one day <text:span text:style-name="T8">that</text:span> Harvey stop by the brick house so she could knock on the</text:p>
          </table:table-cell>
          <table:table-cell office:value-type="string" calcext:value-type="string">
            <text:p>FIC</text:p>
          </table:table-cell>
        </table:table-row>
        <table:table-row table:style-name="ro5">
          <table:table-cell office:value-type="float" office:value="129" calcext:value-type="float">
            <text:p>129</text:p>
          </table:table-cell>
          <table:table-cell/>
          <table:table-cell table:style-name="ce30" office:value-type="string" calcext:value-type="string">
            <text:p>the cause of the war, the commander says <text:span text:style-name="T8">that</text:span> Iraq's Saddam Hussein repeatedly <text:span text:style-name="T8">demanded</text:span> of the Iranian ambassador to Baghdad <text:span text:style-name="T8">that</text:span> Iran recognize Iraq's sovereignty and cease encouraging</text:p>
          </table:table-cell>
          <table:table-cell office:value-type="string" calcext:value-type="string">
            <text:p>NEWS</text:p>
          </table:table-cell>
        </table:table-row>
        <table:table-row table:style-name="ro7">
          <table:table-cell office:value-type="float" office:value="130" calcext:value-type="float">
            <text:p>130</text:p>
          </table:table-cell>
          <table:table-cell/>
          <table:table-cell office:value-type="string" calcext:value-type="string">
            <text:p>. # " The potential for serious injury and death if multiple magnets are swallowed <text:span text:style-name="T8">demands</text:span> <text:span text:style-name="T8">that</text:span> <text:span text:style-name="T8">parents</text:span> and medical professionals be aware of this hidden hazard, " said commission</text:p>
          </table:table-cell>
          <table:table-cell office:value-type="string" calcext:value-type="string">
            <text:p>NEWS</text:p>
          </table:table-cell>
        </table:table-row>
        <table:table-row table:style-name="ro7">
          <table:table-cell office:value-type="float" office:value="131" calcext:value-type="float">
            <text:p>131</text:p>
          </table:table-cell>
          <table:table-cell/>
          <table:table-cell office:value-type="string" calcext:value-type="string">
            <text:p><text:span text:style-name="T7">(Voiceover)</text:span> But in his final phone call, there was a chilling reversal. Shenkman <text:span text:style-name="T8">demanded</text:span> <text:span text:style-name="T8">the</text:span> <text:span text:style-name="T8">negotiators</text:span> <text:span text:style-name="T8">bring</text:span> <text:span text:style-name="T8">him</text:span> <text:span text:style-name="T8">a</text:span> <text:span text:style-name="T8">priest</text:span> <text:span text:style-name="T8">,</text:span> <text:span text:style-name="T8">not</text:span> to marry them, but to administer</text:p>
          </table:table-cell>
          <table:table-cell office:value-type="string" calcext:value-type="string">
            <text:p>SPOK</text:p>
          </table:table-cell>
        </table:table-row>
        <table:table-row table:style-name="ro7">
          <table:table-cell office:value-type="float" office:value="132" calcext:value-type="float">
            <text:p>132</text:p>
          </table:table-cell>
          <table:table-cell/>
          <table:table-cell office:value-type="string" calcext:value-type="string">
            <text:p>filler has been widely used for years. But a growing social media campaign has <text:span text:style-name="T8">demanded</text:span> <text:span text:style-name="T8">it</text:span> <text:span text:style-name="T8">be</text:span> <text:span text:style-name="T8">taken</text:span> <text:span text:style-name="T8">out</text:span> <text:span text:style-name="T8">of</text:span> <text:span text:style-name="T8">school</text:span> <text:span text:style-name="T8">lunches</text:span> <text:span text:style-name="T8">.</text:span> The fight over gas prices and energy</text:p>
          </table:table-cell>
          <table:table-cell office:value-type="string" calcext:value-type="string">
            <text:p>SPOK</text:p>
          </table:table-cell>
        </table:table-row>
        <table:table-row table:style-name="ro7">
          <table:table-cell office:value-type="float" office:value="133" calcext:value-type="float">
            <text:p>133</text:p>
          </table:table-cell>
          <table:table-cell/>
          <table:table-cell office:value-type="string" calcext:value-type="string">
            <text:p>be forgiven. " Afghan anger was palpable on the streets of Kandahar. <text:span text:style-name="T7">MAN-1through-tran:</text:span> We <text:span text:style-name="T8">demand</text:span> <text:span text:style-name="T8">our</text:span> <text:span text:style-name="T8">government</text:span> <text:span text:style-name="T8">send</text:span> <text:span text:style-name="T8">the</text:span> <text:span text:style-name="T8">soldier</text:span> <text:span text:style-name="T8">to</text:span> <text:span text:style-name="T8">the</text:span> <text:span text:style-name="T8">Afghan</text:span> courts. We want to live in</text:p>
          </table:table-cell>
          <table:table-cell office:value-type="string" calcext:value-type="string">
            <text:p>SPOK</text:p>
          </table:table-cell>
        </table:table-row>
        <table:table-row table:style-name="ro7">
          <table:table-cell office:value-type="float" office:value="134" calcext:value-type="float">
            <text:p>134</text:p>
          </table:table-cell>
          <table:table-cell/>
          <table:table-cell office:value-type="string" calcext:value-type="string">
            <text:p>he is the presumptive nominee, the Obama campaign today turned up the heat, <text:span text:style-name="T8">demanding</text:span> <text:span text:style-name="T8">the</text:span> <text:span text:style-name="T8">former</text:span> <text:span text:style-name="T8">governor</text:span> <text:span text:style-name="T8">release</text:span> <text:span text:style-name="T8">returns</text:span> <text:span text:style-name="T8">dating</text:span> <text:span text:style-name="T8">back</text:span> <text:span text:style-name="T8">more</text:span> than a decade. Romney's campaign</text:p>
          </table:table-cell>
          <table:table-cell office:value-type="string" calcext:value-type="string">
            <text:p>SPOK</text:p>
          </table:table-cell>
        </table:table-row>
        <table:table-row table:style-name="ro7">
          <table:table-cell office:value-type="float" office:value="135" calcext:value-type="float">
            <text:p>135</text:p>
          </table:table-cell>
          <table:table-cell/>
          <table:table-cell office:value-type="string" calcext:value-type="string">
            <text:p>. <text:span text:style-name="T7">MARTIN:</text:span> In talks this week in Baghdad, the U.S. and five other nations <text:span text:style-name="T8">demanded</text:span> <text:span text:style-name="T8">Iran</text:span> <text:span text:style-name="T8">cease</text:span> <text:span text:style-name="T8">enriching</text:span> <text:span text:style-name="T8">uranium</text:span> <text:span text:style-name="T8">to</text:span> <text:span text:style-name="T8">the</text:span> <text:span text:style-name="T8">20</text:span> <text:span text:style-name="T8">percent</text:span> level. Iran in turn demanded a</text:p>
          </table:table-cell>
          <table:table-cell office:value-type="string" calcext:value-type="string">
            <text:p>SPOK</text:p>
          </table:table-cell>
        </table:table-row>
        <table:table-row table:style-name="ro7">
          <table:table-cell office:value-type="float" office:value="136" calcext:value-type="float">
            <text:p>136</text:p>
          </table:table-cell>
          <table:table-cell/>
          <table:table-cell office:value-type="string" calcext:value-type="string">
            <text:p>special envoy to Syria, said in a statement he is gravely concerned. He <text:span text:style-name="T8">demanded</text:span> <text:span text:style-name="T8">that</text:span> <text:span text:style-name="T8">U.N</text:span> <text:span text:style-name="T8">.</text:span> <text:span text:style-name="T8">military</text:span> <text:span text:style-name="T8">observers</text:span> <text:span text:style-name="T8">be</text:span> <text:span text:style-name="T8">allowed</text:span> <text:span text:style-name="T8">into</text:span> the coastal town of al-Haffa, where</text:p>
          </table:table-cell>
          <table:table-cell office:value-type="string" calcext:value-type="string">
            <text:p>SPOK</text:p>
          </table:table-cell>
        </table:table-row>
        <table:table-row table:style-name="ro7">
          <table:table-cell office:value-type="float" office:value="137" calcext:value-type="float">
            <text:p>137</text:p>
          </table:table-cell>
          <table:table-cell/>
          <table:table-cell office:value-type="string" calcext:value-type="string">
            <text:p>. This is new surveillance video of the robbery, Thursday night. The suspects <text:span text:style-name="T8">demanded</text:span> <text:span text:style-name="T8">the</text:span> <text:span text:style-name="T8">clerk</text:span> <text:span text:style-name="T8">open</text:span> <text:span text:style-name="T8">the</text:span> <text:span text:style-name="T8">cash</text:span> <text:span text:style-name="T8">register</text:span> <text:span text:style-name="T8">and</text:span> <text:span text:style-name="T8">shot</text:span> him at close range in the arm</text:p>
          </table:table-cell>
          <table:table-cell office:value-type="string" calcext:value-type="string">
            <text:p>SPOK</text:p>
          </table:table-cell>
        </table:table-row>
        <table:table-row table:style-name="ro7">
          <table:table-cell office:value-type="float" office:value="138" calcext:value-type="float">
            <text:p>138</text:p>
          </table:table-cell>
          <table:table-cell/>
          <table:table-cell office:value-type="string" calcext:value-type="string">
            <text:p>. " # She ignored the bribe and repeated " Wann it! " -- <text:span text:style-name="T8">demanding</text:span> <text:span text:style-name="T8">I</text:span> <text:span text:style-name="T8">pack</text:span> <text:span text:style-name="T8">up</text:span> <text:span text:style-name="T8">the</text:span> <text:span text:style-name="T8">water</text:span> <text:span text:style-name="T8">and</text:span> <text:span text:style-name="T8">the</text:span> <text:span text:style-name="T8">sand</text:span> and the deep blue sky above with</text:p>
          </table:table-cell>
          <table:table-cell office:value-type="string" calcext:value-type="string">
            <text:p>FIC</text:p>
          </table:table-cell>
        </table:table-row>
        <table:table-row table:style-name="ro7">
          <table:table-cell office:value-type="float" office:value="139" calcext:value-type="float">
            <text:p>139</text:p>
          </table:table-cell>
          <table:table-cell/>
          <table:table-cell office:value-type="string" calcext:value-type="string">
            <text:p>of the fruit and began pacing. " I didn't like the way he <text:span text:style-name="T8">demanded</text:span> <text:span text:style-name="T8">I</text:span> <text:span text:style-name="T8">drop</text:span> <text:span text:style-name="T8">everything</text:span> <text:span text:style-name="T8">and</text:span> <text:span text:style-name="T8">come</text:span> <text:span text:style-name="T8">talk</text:span> <text:span text:style-name="T8">to</text:span> <text:span text:style-name="T8">him</text:span> in person. Like he thought I</text:p>
          </table:table-cell>
          <table:table-cell office:value-type="string" calcext:value-type="string">
            <text:p>FIC</text:p>
          </table:table-cell>
        </table:table-row>
        <table:table-row table:style-name="ro7">
          <table:table-cell office:value-type="float" office:value="140" calcext:value-type="float">
            <text:p>140</text:p>
          </table:table-cell>
          <table:table-cell/>
          <table:table-cell office:value-type="string" calcext:value-type="string">
            <text:p># It was on the tip of Natasha's tongue to snap at Patty and <text:span text:style-name="T8">demand</text:span> <text:span text:style-name="T8">she</text:span> <text:span text:style-name="T8">get</text:span> <text:span text:style-name="T8">out</text:span> <text:span text:style-name="T8">of</text:span> <text:span text:style-name="T8">her</text:span> <text:span text:style-name="T8">chair</text:span> <text:span text:style-name="T8">.</text:span> <text:span text:style-name="T8">Natasha</text:span> allowed a second to pass, but</text:p>
          </table:table-cell>
          <table:table-cell office:value-type="string" calcext:value-type="string">
            <text:p>FIC</text:p>
          </table:table-cell>
        </table:table-row>
        <table:table-row table:style-name="ro7">
          <table:table-cell office:value-type="float" office:value="141" calcext:value-type="float">
            <text:p>141</text:p>
          </table:table-cell>
          <table:table-cell/>
          <table:table-cell office:value-type="string" calcext:value-type="string">
            <text:p>nothing to do with the cold. Her sex was swollen and slick already, <text:span text:style-name="T8">demanding</text:span> <text:span text:style-name="T8">she</text:span> <text:span text:style-name="T8">accept</text:span> <text:span text:style-name="T8">him</text:span> <text:span text:style-name="T8">,</text:span> <text:span text:style-name="T8">bare</text:span> <text:span text:style-name="T8">her</text:span> <text:span text:style-name="T8">neck</text:span> <text:span text:style-name="T8">to</text:span> him, get him behind her and</text:p>
          </table:table-cell>
          <table:table-cell office:value-type="string" calcext:value-type="string">
            <text:p>FIC</text:p>
          </table:table-cell>
        </table:table-row>
        <table:table-row table:style-name="ro7">
          <table:table-cell office:value-type="float" office:value="142" calcext:value-type="float">
            <text:p>142</text:p>
          </table:table-cell>
          <table:table-cell/>
          <table:table-cell office:value-type="string" calcext:value-type="string">
            <text:p>But she could feel his want, the beast half of her sensing it and <text:span text:style-name="T8">demanding</text:span> <text:span text:style-name="T8">she</text:span> <text:span text:style-name="T8">respond</text:span> <text:span text:style-name="T8">.</text:span> <text:span text:style-name="T8"># There</text:span> <text:span text:style-name="T8">was</text:span> <text:span text:style-name="T8">only</text:span> <text:span text:style-name="T8">one</text:span> response she could give that she would</text:p>
          </table:table-cell>
          <table:table-cell office:value-type="string" calcext:value-type="string">
            <text:p>FIC</text:p>
          </table:table-cell>
        </table:table-row>
        <table:table-row table:style-name="ro7">
          <table:table-cell office:value-type="float" office:value="143" calcext:value-type="float">
            <text:p>143</text:p>
          </table:table-cell>
          <table:table-cell/>
          <table:table-cell office:value-type="string" calcext:value-type="string">
            <text:p>, she thought about him more often. # That evening at Osborne, Victoria <text:span text:style-name="T8">demanded</text:span> <text:span text:style-name="T8">she</text:span> <text:span text:style-name="T8">be</text:span> <text:span text:style-name="T8">completely</text:span> <text:span text:style-name="T8">alone</text:span> <text:span text:style-name="T8">in</text:span> <text:span text:style-name="T8">her</text:span> <text:span text:style-name="T8">private</text:span> <text:span text:style-name="T8">apartments</text:span>. The queen debated with herself as</text:p>
          </table:table-cell>
          <table:table-cell office:value-type="string" calcext:value-type="string">
            <text:p>FIC</text:p>
          </table:table-cell>
        </table:table-row>
        <table:table-row table:style-name="ro7">
          <table:table-cell office:value-type="float" office:value="144" calcext:value-type="float">
            <text:p>144</text:p>
          </table:table-cell>
          <table:table-cell/>
          <table:table-cell office:value-type="string" calcext:value-type="string">
            <text:p>Pakistan, enough time to organize antiTaliban fighting units in southern Afghanistan. Franks had <text:span text:style-name="T8">demanded</text:span> <text:span text:style-name="T8">that</text:span> <text:span text:style-name="T8">Alliance</text:span> <text:span text:style-name="T8">leaders</text:span> <text:span text:style-name="T8">delay</text:span> <text:span text:style-name="T8">their</text:span> <text:span text:style-name="T8">advance</text:span> <text:span text:style-name="T8">on</text:span> <text:span text:style-name="T8">the</text:span> capital city. # Now, without</text:p>
          </table:table-cell>
          <table:table-cell office:value-type="string" calcext:value-type="string">
            <text:p>MAG</text:p>
          </table:table-cell>
        </table:table-row>
        <table:table-row table:style-name="ro7">
          <table:table-cell office:value-type="float" office:value="145" calcext:value-type="float">
            <text:p>145</text:p>
          </table:table-cell>
          <table:table-cell/>
          <table:table-cell office:value-type="string" calcext:value-type="string">
            <text:p>audience is already restless. Last week, protesters occupied a church in Havana to <text:span text:style-name="T8">demand</text:span> <text:span text:style-name="T8">the</text:span> <text:span text:style-name="T8">pope</text:span> <text:span text:style-name="T8">serve</text:span> <text:span text:style-name="T8">as</text:span> <text:span text:style-name="T8">a</text:span> <text:span text:style-name="T8">negotiator</text:span> <text:span text:style-name="T8">between</text:span> <text:span text:style-name="T8">them</text:span> and the government. A Vatican spokesman</text:p>
          </table:table-cell>
          <table:table-cell office:value-type="string" calcext:value-type="string">
            <text:p>MAG</text:p>
          </table:table-cell>
        </table:table-row>
        <table:table-row table:style-name="ro7">
          <table:table-cell office:value-type="float" office:value="146" calcext:value-type="float">
            <text:p>146</text:p>
          </table:table-cell>
          <table:table-cell/>
          <table:table-cell office:value-type="string" calcext:value-type="string">
            <text:p>" would morph into " back then. " Mary Ellen Mark's photos <text:span text:style-name="T8">demand</text:span> <text:span text:style-name="T8">their</text:span> <text:span text:style-name="T8">subjects</text:span> <text:span text:style-name="T8">be</text:span> <text:span text:style-name="T8">placed</text:span> <text:span text:style-name="T8">on</text:span> <text:span text:style-name="T8">the</text:span> <text:span text:style-name="T8">timeline</text:span> <text:span text:style-name="T8">of</text:span> their lives. There are even hints</text:p>
          </table:table-cell>
          <table:table-cell office:value-type="string" calcext:value-type="string">
            <text:p>MAG</text:p>
          </table:table-cell>
        </table:table-row>
        <table:table-row table:style-name="ro7">
          <table:table-cell office:value-type="float" office:value="147" calcext:value-type="float">
            <text:p>147</text:p>
          </table:table-cell>
          <table:table-cell/>
          <table:table-cell office:value-type="string" calcext:value-type="string">
            <text:p>to derail her career, since McQueen insisted that she stop working. He also <text:span text:style-name="T8">demanded</text:span> <text:span text:style-name="T8">she</text:span> <text:span text:style-name="T8">sign</text:span> <text:span text:style-name="T8">a</text:span> <text:span text:style-name="T8">prenuptial</text:span> <text:span text:style-name="T8">agreement</text:span> <text:span text:style-name="T8">denying</text:span> <text:span text:style-name="T8">her</text:span> <text:span text:style-name="T8">any</text:span> money in case of divorce. MacGraw</text:p>
          </table:table-cell>
          <table:table-cell office:value-type="string" calcext:value-type="string">
            <text:p>MAG</text:p>
          </table:table-cell>
        </table:table-row>
        <table:table-row table:style-name="ro7">
          <table:table-cell office:value-type="float" office:value="148" calcext:value-type="float">
            <text:p>148</text:p>
          </table:table-cell>
          <table:table-cell/>
          <table:table-cell office:value-type="string" calcext:value-type="string">
            <text:p># In October 201 1, rhe Center for Food Safety filed a petition <text:span text:style-name="T8">demanding</text:span> <text:span text:style-name="T8">the</text:span> <text:span text:style-name="T8">FDA</text:span> <text:span text:style-name="T8">require</text:span> <text:span text:style-name="T8">labeling</text:span> <text:span text:style-name="T8">on</text:span> <text:span text:style-name="T8">all</text:span> <text:span text:style-name="T8">food</text:span> <text:span text:style-name="T8">produced</text:span> using genetic engineering. The center filed</text:p>
          </table:table-cell>
          <table:table-cell office:value-type="string" calcext:value-type="string">
            <text:p>MAG</text:p>
          </table:table-cell>
        </table:table-row>
        <table:table-row table:style-name="ro7">
          <table:table-cell office:value-type="float" office:value="149" calcext:value-type="float">
            <text:p>149</text:p>
          </table:table-cell>
          <table:table-cell/>
          <table:table-cell office:value-type="string" calcext:value-type="string">
            <text:p>in exchange for immunity. The deal further angered Saleh's opponents, who <text:span text:style-name="T8">demanded</text:span> <text:span text:style-name="T8">he</text:span> <text:span text:style-name="T8">be</text:span> <text:span text:style-name="T8">tried</text:span> <text:span text:style-name="T8">for</text:span> <text:span text:style-name="T8">his</text:span> <text:span text:style-name="T8">attacks</text:span> <text:span text:style-name="T8">on</text:span> <text:span text:style-name="T8">protesters</text:span>. While he has transferred authority,</text:p>
          </table:table-cell>
          <table:table-cell office:value-type="string" calcext:value-type="string">
            <text:p>NEWS</text:p>
          </table:table-cell>
        </table:table-row>
        <table:table-row table:style-name="ro7">
          <table:table-cell office:value-type="float" office:value="150" calcext:value-type="float">
            <text:p>150</text:p>
          </table:table-cell>
          <table:table-cell/>
          <table:table-cell office:value-type="string" calcext:value-type="string">
            <text:p>money for those loans. Protests erupted in Anyang and other areas as lenders <text:span text:style-name="T8">demanded</text:span> <text:span text:style-name="T8">officials</text:span> <text:span text:style-name="T8">get</text:span> <text:span text:style-name="T8">back</text:span> <text:span text:style-name="T8">their</text:span> <text:span text:style-name="T8">money</text:span> <text:span text:style-name="T8">.</text:span> <text:span text:style-name="T8">#</text:span> <text:span text:style-name="T8">"</text:span> We have no other investment options and</text:p>
          </table:table-cell>
          <table:table-cell office:value-type="string" calcext:value-type="string">
            <text:p>NEWS</text:p>
          </table:table-cell>
        </table:table-row>
        <table:table-row table:style-name="ro7">
          <table:table-cell office:value-type="float" office:value="151" calcext:value-type="float">
            <text:p>151</text:p>
          </table:table-cell>
          <table:table-cell/>
          <table:table-cell office:value-type="string" calcext:value-type="string">
            <text:p>of frustrated lenders in Anyang took to the streets on New Year's Day, <text:span text:style-name="T8">demanding</text:span> <text:span text:style-name="T8">the</text:span> <text:span text:style-name="T8">government</text:span> <text:span text:style-name="T8">recover</text:span> <text:span text:style-name="T8">their</text:span> <text:span text:style-name="T8">money</text:span> <text:span text:style-name="T8">,</text:span> <text:span text:style-name="T8">according</text:span> <text:span text:style-name="T8">to</text:span> Hong Kong news reports. # Police</text:p>
          </table:table-cell>
          <table:table-cell office:value-type="string" calcext:value-type="string">
            <text:p>NEWS</text:p>
          </table:table-cell>
        </table:table-row>
        <table:table-row table:style-name="ro7">
          <table:table-cell office:value-type="float" office:value="152" calcext:value-type="float">
            <text:p>152</text:p>
          </table:table-cell>
          <table:table-cell/>
          <table:table-cell office:value-type="string" calcext:value-type="string">
            <text:p>about a lawsuit filed by a gay man against the eHarmony dating site, <text:span text:style-name="T8">demanding</text:span> <text:span text:style-name="T8">it</text:span> <text:span text:style-name="T8">provide</text:span> <text:span text:style-name="T8">matchmaking</text:span> <text:span text:style-name="T8">for</text:span> <text:span text:style-name="T8">gays</text:span> <text:span text:style-name="T8">and</text:span> <text:span text:style-name="T8">lesbians</text:span> <text:span text:style-name="T8">.</text:span> That struck a chord because Brown knew</text:p>
          </table:table-cell>
          <table:table-cell office:value-type="string" calcext:value-type="string">
            <text:p>NEWS</text:p>
          </table:table-cell>
        </table:table-row>
        <table:table-row table:style-name="ro7">
          <table:table-cell office:value-type="float" office:value="153" calcext:value-type="float">
            <text:p>153</text:p>
          </table:table-cell>
          <table:table-cell/>
          <table:table-cell office:value-type="string" calcext:value-type="string">
            <text:p>; he just stood there, out of range, strutting and gobbling and <text:span text:style-name="T8">demanding</text:span> <text:span text:style-name="T8">the</text:span> <text:span text:style-name="T8">hen</text:span> <text:span text:style-name="T8">come</text:span> <text:span text:style-name="T8">to</text:span> <text:span text:style-name="T8">him</text:span> <text:span text:style-name="T8">.</text:span> <text:span text:style-name="T8">#</text:span> <text:span text:style-name="T8">Most</text:span> often, human error derails chances for</text:p>
          </table:table-cell>
          <table:table-cell office:value-type="string" calcext:value-type="string">
            <text:p>NEWS</text:p>
          </table:table-cell>
        </table:table-row>
        <table:table-row table:style-name="ro7">
          <table:table-cell office:value-type="float" office:value="154" calcext:value-type="float">
            <text:p>154</text:p>
          </table:table-cell>
          <table:table-cell/>
          <table:table-cell office:value-type="string" calcext:value-type="string">
            <text:p>EU supervision of independent private banks. # But in return it continues to <text:span text:style-name="T8">demand</text:span> <text:span text:style-name="T8">the</text:span> <text:span text:style-name="T8">eurozone</text:span> <text:span text:style-name="T8">bureaucracy</text:span> <text:span text:style-name="T8">in</text:span> <text:span text:style-name="T8">Brussels</text:span> <text:span text:style-name="T8">be</text:span> <text:span text:style-name="T8">handed</text:span> <text:span text:style-name="T8">more</text:span> power to control the spending of individual</text:p>
          </table:table-cell>
          <table:table-cell office:value-type="string" calcext:value-type="string">
            <text:p>NEWS</text:p>
          </table:table-cell>
        </table:table-row>
        <table:table-row table:style-name="ro7">
          <table:table-cell office:value-type="float" office:value="155" calcext:value-type="float">
            <text:p>155</text:p>
          </table:table-cell>
          <table:table-cell/>
          <table:table-cell office:value-type="string" calcext:value-type="string">
            <text:p># Seeking' espionage sentences # Lawyers who volunteered against the civil society workers <text:span text:style-name="T8">demanded</text:span> <text:span text:style-name="T8">they</text:span> <text:span text:style-name="T8">be</text:span> <text:span text:style-name="T8">sentenced</text:span> <text:span text:style-name="T8">to</text:span> <text:span text:style-name="T8">jail</text:span> <text:span text:style-name="T8">for</text:span> <text:span text:style-name="T8">"</text:span> <text:span text:style-name="T8">espionage</text:span>, " saying they had worked with</text:p>
          </table:table-cell>
          <table:table-cell office:value-type="string" calcext:value-type="string">
            <text:p>NEWS</text:p>
          </table:table-cell>
        </table:table-row>
        <table:table-row table:style-name="ro7">
          <table:table-cell office:value-type="float" office:value="156" calcext:value-type="float">
            <text:p>156</text:p>
          </table:table-cell>
          <table:table-cell/>
          <table:table-cell office:value-type="string" calcext:value-type="string">
            <text:p>jail for " espionage, " saying they had worked with the CIA, and <text:span text:style-name="T8">demanded</text:span> <text:span text:style-name="T8">the</text:span> <text:span text:style-name="T8">accused</text:span> <text:span text:style-name="T8">pay</text:span> <text:span text:style-name="T8">punitive</text:span> <text:span text:style-name="T8">damages</text:span> <text:span text:style-name="T8">for</text:span> <text:span text:style-name="T8">the</text:span> <text:span text:style-name="T8">harm</text:span> they had supposedly caused Egypt. #</text:p>
          </table:table-cell>
          <table:table-cell office:value-type="string" calcext:value-type="string">
            <text:p>NEWS</text:p>
          </table:table-cell>
        </table:table-row>
        <table:table-row table:style-name="ro7">
          <table:table-cell office:value-type="float" office:value="157" calcext:value-type="float">
            <text:p>157</text:p>
          </table:table-cell>
          <table:table-cell/>
          <table:table-cell office:value-type="string" calcext:value-type="string">
            <text:p>Jordan, a country to which they are alien, while at the same time <text:span text:style-name="T8">demanding</text:span> <text:span text:style-name="T8">that</text:span> <text:span text:style-name="T8">Israeli</text:span> <text:span text:style-name="T8">families</text:span> <text:span text:style-name="T8">be</text:span> <text:span text:style-name="T8">removed</text:span> <text:span text:style-name="T8">by</text:span> <text:span text:style-name="T8">force</text:span> <text:span text:style-name="T8">from</text:span> decades-old communities in their ancestral homeland. based on some of the more potentially innovative language of the new constitution, will <text:span text:style-name="T8">demand</text:span> <text:span text:style-name="T8">much</text:span> <text:span text:style-name="T8">skill</text:span> <text:span text:style-name="T8">and</text:span> <text:span text:style-name="T8">wisdom</text:span> <text:span text:style-name="T8">from</text:span> <text:span text:style-name="T8">the</text:span> <text:span text:style-name="T8">country</text:span> <text:span text:style-name="T8">'s</text:span> political elite, beginning with the king</text:p>
          </table:table-cell>
          <table:table-cell office:value-type="string" calcext:value-type="string">
            <text:p>ACAD</text:p>
          </table:table-cell>
        </table:table-row>
        <table:table-row table:style-name="ro8">
          <table:table-cell office:value-type="float" office:value="158" calcext:value-type="float">
            <text:p>158</text:p>
          </table:table-cell>
          <table:table-cell table:style-name="Default" office:value-type="string" calcext:value-type="string">
            <text:p>2012</text:p>
          </table:table-cell>
          <table:table-cell table:style-name="ce32" office:value-type="string" calcext:value-type="string">
            <text:p><text:span text:style-name="T20">sent them back to deliberate some more. </text:span><text:span text:style-name="T21">(People-in-courtroo</text:span><text:span text:style-name="T20"> Judge 2: </text:span><text:span text:style-name="T21">(In-court)</text:span><text:span text:style-name="T20"> It is </text:span><text:span text:style-name="T22">desirable</text:span><text:span text:style-name="T20"> </text:span><text:span text:style-name="T22">that</text:span><text:span text:style-name="T20"> </text:span><text:span text:style-name="T22">the</text:span><text:span text:style-name="T20"> case be decided. </text:span><text:span text:style-name="T21">MURPHY:</text:span><text:span text:style-name="T20"> </text:span><text:span text:style-name="T21">(Voiceover)</text:span><text:span text:style-name="T20"> It was turning out to be the</text:span></text:p>
          </table:table-cell>
          <table:table-cell table:style-name="ce65" office:value-type="string" calcext:value-type="string">
            <text:p>SPOK</text:p>
          </table:table-cell>
        </table:table-row>
        <table:table-row table:style-name="ro9">
          <table:table-cell office:value-type="float" office:value="159" calcext:value-type="float">
            <text:p>159</text:p>
          </table:table-cell>
          <table:table-cell table:style-name="Default" office:value-type="string" calcext:value-type="string">
            <text:p>2012</text:p>
          </table:table-cell>
          <table:table-cell table:style-name="ce33" office:value-type="string" calcext:value-type="string">
            <text:p><text:span text:style-name="T23">church # I was touched by Annemarie Scobey's reflection of adoption along with her </text:span><text:span text:style-name="T24">desire</text:span><text:span text:style-name="T23"> </text:span><text:span text:style-name="T24">that</text:span><text:span text:style-name="T23"> </text:span><text:span text:style-name="T24">the</text:span><text:span text:style-name="T23"> events surrounding such a momentous family experience be considered a sacrament ("</text:span></text:p>
          </table:table-cell>
          <table:table-cell table:style-name="Default" office:value-type="string" calcext:value-type="string">
            <text:p>MAG</text:p>
          </table:table-cell>
        </table:table-row>
        <table:table-row table:style-name="ro7">
          <table:table-cell office:value-type="float" office:value="160" calcext:value-type="float">
            <text:p>160</text:p>
          </table:table-cell>
          <table:table-cell office:value-type="string" calcext:value-type="string">
            <text:p><text:s text:c="2"/>; a pair of giant wooden shears displayed as art ; and fallen @ @ @ @ @ @ @ @ @ @ &lt;p&gt; For her most creative endeavor , Leslie hired friend and artist Melissa Barbieri to paint the master bedroom walls in a striped pattern that echoes a hand-painted wallpaper the two found . They spent a weekend together in smocks ,</text:p>
          </table:table-cell>
          <table:table-cell table:style-name="ce27" office:value-type="string" calcext:value-type="string">
            <text:p><text:s/>determined that nothing look too perfect , and Melissa finished the job by dragging a comb through the paint to give it a rough-hewn effect . &lt;p&gt; Eighteen months after construction began , Leslie dressed each of the home 's beds with antique linens , lit logs in the fireplace , and hung one</text:p>
          </table:table-cell>
          <table:table-cell table:style-name="ce64" office:value-type="string" calcext:value-type="string">
            <text:p>w_mag_2012.txt</text:p>
          </table:table-cell>
        </table:table-row>
        <table:table-row table:style-name="ro6">
          <table:table-cell office:value-type="float" office:value="161" calcext:value-type="float">
            <text:p>161</text:p>
          </table:table-cell>
          <table:table-cell table:style-name="Default" office:value-type="string" calcext:value-type="string">
            <text:p>2012</text:p>
          </table:table-cell>
          <table:table-cell table:style-name="ce34" office:value-type="string" calcext:value-type="string">
            <text:p><text:span text:style-name="T16">shot one bullet. Every pull on the Remington shot eight. # Agency policy  </text:span><text:span text:style-name="T17">dictated</text:span><text:span text:style-name="T16">  </text:span><text:span text:style-name="T17">that</text:span><text:span text:style-name="T16">  </text:span><text:span text:style-name="T17">all</text:span><text:span text:style-name="T16">  agents keep a round chambered in their Glocks, giving them fourteen rounds</text:span></text:p>
          </table:table-cell>
          <table:table-cell table:style-name="Default" office:value-type="string" calcext:value-type="string">
            <text:p>FIC</text:p>
          </table:table-cell>
        </table:table-row>
        <table:table-row table:style-name="ro6">
          <table:table-cell office:value-type="float" office:value="162" calcext:value-type="float">
            <text:p>162</text:p>
          </table:table-cell>
          <table:table-cell table:style-name="Default" office:value-type="string" calcext:value-type="string">
            <text:p>2012</text:p>
          </table:table-cell>
          <table:table-cell table:style-name="ce34" office:value-type="string" calcext:value-type="string">
            <text:p><text:span text:style-name="T16">Sometimes she hated the drive back to Atchison. But working at a Catholic college  </text:span><text:span text:style-name="T17">dictated</text:span><text:span text:style-name="T16">  </text:span><text:span text:style-name="T17">she</text:span><text:span text:style-name="T16">  </text:span><text:span text:style-name="T17">hide</text:span><text:span text:style-name="T16">  her association with the occult. And she loved guiding people through spiritual</text:span></text:p>
          </table:table-cell>
          <table:table-cell table:style-name="Default" office:value-type="string" calcext:value-type="string">
            <text:p>FIC</text:p>
          </table:table-cell>
        </table:table-row>
        <table:table-row table:style-name="ro6">
          <table:table-cell office:value-type="float" office:value="163" calcext:value-type="float">
            <text:p>163</text:p>
          </table:table-cell>
          <table:table-cell table:style-name="Default" office:value-type="string" calcext:value-type="string">
            <text:p>2012</text:p>
          </table:table-cell>
          <table:table-cell table:style-name="ce34" office:value-type="string" calcext:value-type="string">
            <text:p><text:span text:style-name="T16">fire. Often these are techniques learned from dad or other family members. Tradition  </text:span><text:span text:style-name="T17">dictates</text:span><text:span text:style-name="T16">  </text:span><text:span text:style-name="T17">they</text:span><text:span text:style-name="T16">  </text:span><text:span text:style-name="T17">be</text:span><text:span text:style-name="T16">  followed. # But Adam Perry Lang would have you chuck most of</text:span></text:p>
          </table:table-cell>
          <table:table-cell table:style-name="Default" office:value-type="string" calcext:value-type="string">
            <text:p>NEWS</text:p>
          </table:table-cell>
        </table:table-row>
        <table:table-row table:style-name="ro6">
          <table:table-cell office:value-type="float" office:value="164" calcext:value-type="float">
            <text:p>164</text:p>
          </table:table-cell>
          <table:table-cell table:style-name="Default" office:value-type="string" calcext:value-type="string">
            <text:p>2012</text:p>
          </table:table-cell>
          <table:table-cell table:style-name="ce34" office:value-type="string" calcext:value-type="string">
            <text:p><text:span text:style-name="T16">unclear whether he pleaded guilty or was convicted in a trial. # State policy  </text:span><text:span text:style-name="T17">dictates</text:span><text:span text:style-name="T16">  </text:span><text:span text:style-name="T17">that</text:span><text:span text:style-name="T16">  </text:span><text:span text:style-name="T17">records</text:span><text:span text:style-name="T16">  for cases in general district courts older than 10 years be destroyed.</text:span></text:p>
          </table:table-cell>
          <table:table-cell table:style-name="Default" office:value-type="string" calcext:value-type="string">
            <text:p>NEWS</text:p>
          </table:table-cell>
        </table:table-row>
        <table:table-row table:style-name="ro6">
          <table:table-cell office:value-type="float" office:value="165" calcext:value-type="float">
            <text:p>165</text:p>
          </table:table-cell>
          <table:table-cell table:style-name="Default" office:value-type="string" calcext:value-type="string">
            <text:p>2012</text:p>
          </table:table-cell>
          <table:table-cell table:style-name="ce34" office:value-type="string" calcext:value-type="string">
            <text:p><text:span text:style-name="T16">rights. No Republican even brought this up! It became an issue when Obamacare  </text:span><text:span text:style-name="T17">dictated</text:span><text:span text:style-name="T16">  </text:span><text:span text:style-name="T17">that</text:span><text:span text:style-name="T16">  </text:span><text:span text:style-name="T17">religious</text:span><text:span text:style-name="T16">  institutions (specifically Catholic hospitals, colleges, and service groups) pay</text:span></text:p>
          </table:table-cell>
          <table:table-cell table:style-name="Default" office:value-type="string" calcext:value-type="string">
            <text:p>NEWS</text:p>
          </table:table-cell>
        </table:table-row>
        <table:table-row table:style-name="ro7">
          <table:table-cell office:value-type="float" office:value="166" calcext:value-type="float">
            <text:p>166</text:p>
          </table:table-cell>
          <table:table-cell/>
          <table:table-cell office:value-type="string" calcext:value-type="string">
            <text:p>, Congress passed a statute, relying on its **27;16301;TOOLONG power of the purse,  <text:span text:style-name="T8">directing</text:span>  <text:span text:style-name="T8">that</text:span>  <text:span text:style-name="T8">no</text:span>  Federal funds be used to bring any detainee from Guantanamo to the U.S.</text:p>
          </table:table-cell>
          <table:table-cell office:value-type="string" calcext:value-type="string">
            <text:p>MAG</text:p>
          </table:table-cell>
        </table:table-row>
        <table:table-row table:style-name="ro4">
          <table:table-cell office:value-type="float" office:value="167" calcext:value-type="float">
            <text:p>167</text:p>
          </table:table-cell>
          <table:table-cell table:style-name="ce6" office:value-type="string" calcext:value-type="string">
            <text:p><text:s/>cial Education , Vanderbilt University , Nashville , Tennessee . **32;130872;TOOLONG &lt;/p&gt; <text:s/>##4119895 Teachers + Families = Success for All Students &lt;/p&gt; Laws concerning special education , such as the Individuals With Disabilities Education Improvement Act of 2004 ( IDEA , 2006 ) and its predecessors , were enacted to</text:p>
          </table:table-cell>
          <table:table-cell table:style-name="ce35" office:value-type="string" calcext:value-type="string">
            <text:p>ensure that all children with disabilities ages 3 to 21 receive a free and appropriate public education as well as services that address their needs . Local education agencies are mandated to have a team of individuals hold an annual individualized education program ( IEP ) meeting for each child with a disability ( 34</text:p>
          </table:table-cell>
          <table:table-cell office:value-type="string" calcext:value-type="string">
            <text:p>ACAD</text:p>
          </table:table-cell>
        </table:table-row>
        <table:table-row table:style-name="ro7">
          <table:table-cell office:value-type="float" office:value="168" calcext:value-type="float">
            <text:p>168</text:p>
          </table:table-cell>
          <table:table-cell table:style-name="ce7" office:value-type="string" calcext:value-type="string">
            <text:p><text:s/>nical research , and administrative responsibilities . &lt;p&gt; Published in the Journal of Dental Education , the paper calls for the development of mandatory mentoring programs , among other recommendations , to help reverse the trend . ' We feel it is </text:p>
          </table:table-cell>
          <table:table-cell table:style-name="ce28" office:value-type="string" calcext:value-type="string">
            <text:p>essential that mentoring programs be considered mandatory within dental schools if this trend toward a major crisis in dentistry is to be reversed as rapidly as possible , " stresses Vanchit John , chairman of the School of Dentistry 's </text:p>
          </table:table-cell>
          <table:table-cell table:style-name="Default" office:value-type="string" calcext:value-type="string">
            <text:p>w_mag_2012.txt</text:p>
          </table:table-cell>
        </table:table-row>
        <table:table-row table:style-name="ro10">
          <table:table-cell office:value-type="float" office:value="169" calcext:value-type="float">
            <text:p>169</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his psychologist at some point for an evaluation. She also</text:span></text:p>
          </table:table-cell>
          <table:table-cell table:style-name="Default" office:value-type="string" calcext:value-type="string">
            <text:p>SPOK</text:p>
          </table:table-cell>
        </table:table-row>
        <table:table-row table:style-name="ro10">
          <table:table-cell office:value-type="float" office:value="170" calcext:value-type="float">
            <text:p>170</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a psychologist at some time for an evaluation. She also</text:span></text:p>
          </table:table-cell>
          <table:table-cell table:style-name="Default" office:value-type="string" calcext:value-type="string">
            <text:p>SPOK</text:p>
          </table:table-cell>
        </table:table-row>
        <table:table-row table:style-name="ro10">
          <table:table-cell office:value-type="float" office:value="171" calcext:value-type="float">
            <text:p>171</text:p>
          </table:table-cell>
          <table:table-cell table:style-name="Default" office:value-type="string" calcext:value-type="string">
            <text:p>2012</text:p>
          </table:table-cell>
          <table:table-cell table:style-name="ce36" office:value-type="string" calcext:value-type="string">
            <text:p><text:span text:style-name="T25">way, perhaps, sustain the gestures of normal life. # It was therefore  </text:span><text:span text:style-name="T26">imperative</text:span><text:span text:style-name="T25">  </text:span><text:span text:style-name="T26">that</text:span><text:span text:style-name="T25">  </text:span><text:span text:style-name="T26">I</text:span><text:span text:style-name="T25">  do battle with my trepidations. I suppressed my fears of the neighborhood</text:span></text:p>
          </table:table-cell>
          <table:table-cell table:style-name="Default" office:value-type="string" calcext:value-type="string">
            <text:p>FIC</text:p>
          </table:table-cell>
        </table:table-row>
        <table:table-row table:style-name="ro10">
          <table:table-cell office:value-type="float" office:value="172" calcext:value-type="float">
            <text:p>172</text:p>
          </table:table-cell>
          <table:table-cell table:style-name="Default" office:value-type="string" calcext:value-type="string">
            <text:p>2012</text:p>
          </table:table-cell>
          <table:table-cell table:style-name="ce36" office:value-type="string" calcext:value-type="string">
            <text:p><text:span text:style-name="T25">man to marry into the present generation of Windham daughters, making it even more  </text:span><text:span text:style-name="T26">imperative</text:span><text:span text:style-name="T25">  </text:span><text:span text:style-name="T26">that</text:span><text:span text:style-name="T25">  </text:span><text:span text:style-name="T26">Hazlit</text:span><text:span text:style-name="T25">  keep his distance. # Socially, he had to keep a hand</text:span></text:p>
          </table:table-cell>
          <table:table-cell table:style-name="Default" office:value-type="string" calcext:value-type="string">
            <text:p>FIC</text:p>
          </table:table-cell>
        </table:table-row>
        <table:table-row table:style-name="ro10">
          <table:table-cell office:value-type="float" office:value="173" calcext:value-type="float">
            <text:p>173</text:p>
          </table:table-cell>
          <table:table-cell table:style-name="Default" office:value-type="string" calcext:value-type="string">
            <text:p>2012</text:p>
          </table:table-cell>
          <table:table-cell table:style-name="ce36" office:value-type="string" calcext:value-type="string">
            <text:p><text:span text:style-name="T25">way to perk up a workspace, " Phoebe says. " It's also  </text:span><text:span text:style-name="T26">imperative</text:span><text:span text:style-name="T25">  </text:span><text:span text:style-name="T26">that</text:span><text:span text:style-name="T25">  </text:span><text:span text:style-name="T26">a</text:span><text:span text:style-name="T25">  desk be efficient and well lit. Use as bright a bulb as</text:span></text:p>
          </table:table-cell>
          <table:table-cell table:style-name="Default" office:value-type="string" calcext:value-type="string">
            <text:p>MAG</text:p>
          </table:table-cell>
        </table:table-row>
        <table:table-row table:style-name="ro10">
          <table:table-cell office:value-type="float" office:value="174" calcext:value-type="float">
            <text:p>174</text:p>
          </table:table-cell>
          <table:table-cell table:style-name="Default" office:value-type="string" calcext:value-type="string">
            <text:p>2012</text:p>
          </table:table-cell>
          <table:table-cell table:style-name="ce36" office:value-type="string" calcext:value-type="string">
            <text:p><text:span text:style-name="T25">It wasn't enough to simply reduce a threat such as infectious disease- it was  </text:span><text:span text:style-name="T26">imperative</text:span><text:span text:style-name="T25">  </text:span><text:span text:style-name="T26">that</text:span><text:span text:style-name="T25">  </text:span><text:span text:style-name="T26">we</text:span><text:span text:style-name="T25">  find something we could add to our lives, or maybe simply increase</text:span></text:p>
          </table:table-cell>
          <table:table-cell table:style-name="Default" office:value-type="string" calcext:value-type="string">
            <text:p>MAG</text:p>
          </table:table-cell>
        </table:table-row>
        <table:table-row table:style-name="ro10">
          <table:table-cell office:value-type="float" office:value="175" calcext:value-type="float">
            <text:p>175</text:p>
          </table:table-cell>
          <table:table-cell table:style-name="Default" office:value-type="string" calcext:value-type="string">
            <text:p>2012</text:p>
          </table:table-cell>
          <table:table-cell table:style-name="ce36" office:value-type="string" calcext:value-type="string">
            <text:p><text:span text:style-name="T25">" Quick action is paramount, " said one bipartisan letter. " It is  </text:span><text:span text:style-name="T26">imperative</text:span><text:span text:style-name="T25">  </text:span><text:span text:style-name="T26">that</text:span><text:span text:style-name="T25">  </text:span><text:span text:style-name="T26">this</text:span><text:span text:style-name="T25">  application move forward now, " said another. # The congressional support</text:span></text:p>
          </table:table-cell>
          <table:table-cell table:style-name="Default" office:value-type="string" calcext:value-type="string">
            <text:p>NEWS</text:p>
          </table:table-cell>
        </table:table-row>
        <table:table-row table:style-name="ro11">
          <table:table-cell office:value-type="float" office:value="176" calcext:value-type="float">
            <text:p>176</text:p>
          </table:table-cell>
          <table:table-cell table:style-name="ce8"/>
          <table:table-cell table:style-name="ce37" office:value-type="string" calcext:value-type="string">
            <text:p><text:span text:style-name="T27">And it's very important that that happy warrior that Newt was in </text:span><text:span text:style-name="T28">October</text:span><text:span text:style-name="T27"> </text:span><text:span text:style-name="T28">and</text:span><text:span text:style-name="T27"> </text:span><text:span text:style-name="T28">November</text:span><text:span text:style-name="T27"> </text:span><text:span text:style-name="T28">,</text:span><text:span text:style-name="T27"> </text:span><text:span text:style-name="T28">when</text:span><text:span text:style-name="T27"> </text:span><text:span text:style-name="T28">his</text:span><text:span text:style-name="T27"> </text:span><text:span text:style-name="T28">poll</text:span><text:span text:style-name="T27"> numbers were soaring and he was moving to the top of the field... </text:span><text:span text:style-name="T29">VAN-SUSTEREN:</text:span><text:span text:style-name="T27"> Well, what changed it? </text:span><text:span text:style-name="T29">HUCKABEE:</text:span><text:span text:style-name="T27">... that he recapture that spirit.</text:span></text:p>
          </table:table-cell>
          <table:table-cell table:style-name="Default" office:value-type="string" calcext:value-type="string">
            <text:p>SPOK</text:p>
          </table:table-cell>
        </table:table-row>
        <table:table-row table:style-name="ro2">
          <table:table-cell office:value-type="float" office:value="177" calcext:value-type="float">
            <text:p>177</text:p>
          </table:table-cell>
          <table:table-cell table:style-name="ce8"/>
          <table:table-cell table:style-name="ce38" office:value-type="string" calcext:value-type="string">
            <text:p>Congress to pass the payroll tax this month. It's why it's so <text:span text:style-name="T30">important</text:span><text:span text:style-name="T31"> </text:span><text:span text:style-name="T32">that</text:span><text:span text:style-name="T31"> </text:span><text:span text:style-name="T32">we</text:span><text:span text:style-name="T31">  not have the kind of dysfunction </text:span><text:span text:style-name="T32">that</text:span><text:span text:style-name="T31">  last year became part of the</text:span></text:p>
          </table:table-cell>
          <table:table-cell table:style-name="Default" office:value-type="string" calcext:value-type="string">
            <text:p>SPOK</text:p>
          </table:table-cell>
        </table:table-row>
        <table:table-row table:style-name="ro2">
          <table:table-cell office:value-type="float" office:value="178" calcext:value-type="float">
            <text:p>178</text:p>
          </table:table-cell>
          <table:table-cell table:style-name="ce8"/>
          <table:table-cell table:style-name="ce38" office:value-type="string" calcext:value-type="string">
            <text:p>the next several months new minimum flight requirements for first officers. And it's <text:span text:style-name="T30">important</text:span><text:span text:style-name="T31"> </text:span><text:span text:style-name="T32">that</text:span><text:span text:style-name="T31"> </text:span><text:span text:style-name="T32">they</text:span><text:span text:style-name="T31">  not be watered down. Right now the -- the minimum for an</text:span></text:p>
          </table:table-cell>
          <table:table-cell table:style-name="Default" office:value-type="string" calcext:value-type="string">
            <text:p>SPOK</text:p>
          </table:table-cell>
        </table:table-row>
        <table:table-row table:style-name="ro2">
          <table:table-cell office:value-type="float" office:value="179" calcext:value-type="float">
            <text:p>179</text:p>
          </table:table-cell>
          <table:table-cell table:style-name="ce8"/>
          <table:table-cell table:style-name="ce38" office:value-type="string" calcext:value-type="string">
            <text:p>it as a direct violation of Resolution 1718 and 1874. We think it's <text:span text:style-name="T30">important</text:span><text:span text:style-name="T31"> </text:span><text:span text:style-name="T32">that</text:span><text:span text:style-name="T31"> </text:span><text:span text:style-name="T32">the</text:span><text:span text:style-name="T31">  council respond credibly, and we will be working in </text:span><text:span text:style-name="T32">that</text:span><text:span text:style-name="T31">  direction.</text:span></text:p>
          </table:table-cell>
          <table:table-cell table:style-name="Default" office:value-type="string" calcext:value-type="string">
            <text:p>SPOK</text:p>
          </table:table-cell>
        </table:table-row>
        <table:table-row table:style-name="ro2">
          <table:table-cell office:value-type="float" office:value="180" calcext:value-type="float">
            <text:p>180</text:p>
          </table:table-cell>
          <table:table-cell table:style-name="ce8"/>
          <table:table-cell table:style-name="ce38" office:value-type="string" calcext:value-type="string">
            <text:p>, nice, " he said. # I don't know why it was <text:span text:style-name="T30">important</text:span><text:span text:style-name="T31"> </text:span><text:span text:style-name="T32">that</text:span><text:span text:style-name="T31"> </text:span><text:span text:style-name="T32">he</text:span><text:span text:style-name="T31">  be impressed. I guess I didn't want him to think I</text:span></text:p>
          </table:table-cell>
          <table:table-cell table:style-name="Default" office:value-type="string" calcext:value-type="string">
            <text:p>FIC</text:p>
          </table:table-cell>
        </table:table-row>
        <table:table-row table:style-name="ro2">
          <table:table-cell office:value-type="float" office:value="181" calcext:value-type="float">
            <text:p>181</text:p>
          </table:table-cell>
          <table:table-cell table:style-name="ce8"/>
          <table:table-cell table:style-name="ce38" office:value-type="string" calcext:value-type="string">
            <text:p>the caf had always been there for me -- <text:span text:style-name="T30">that</text:span><text:span text:style-name="T31">  was why it was so </text:span><text:span text:style-name="T32">important</text:span><text:span text:style-name="T31"> </text:span><text:span text:style-name="T32">that</text:span><text:span text:style-name="T31"> </text:span><text:span text:style-name="T32">I</text:span><text:span text:style-name="T31">  get the lights turned back on, so we could give our business</text:span></text:p>
          </table:table-cell>
          <table:table-cell table:style-name="Default" office:value-type="string" calcext:value-type="string">
            <text:p>FIC</text:p>
          </table:table-cell>
        </table:table-row>
        <table:table-row table:style-name="ro2">
          <table:table-cell office:value-type="float" office:value="182" calcext:value-type="float">
            <text:p>182</text:p>
          </table:table-cell>
          <table:table-cell table:style-name="ce8"/>
          <table:table-cell table:style-name="ce38" office:value-type="string" calcext:value-type="string">
            <text:p>meant, Uke I had invented the word myself. And I knew it was <text:span text:style-name="T30">important</text:span><text:span text:style-name="T31"> </text:span><text:span text:style-name="T32">that</text:span><text:span text:style-name="T31"> </text:span><text:span text:style-name="T32">he</text:span><text:span text:style-name="T31">  do whatever he needed to do. I just had no notion what</text:span></text:p>
          </table:table-cell>
          <table:table-cell table:style-name="Default" office:value-type="string" calcext:value-type="string">
            <text:p>FIC</text:p>
          </table:table-cell>
        </table:table-row>
        <table:table-row table:style-name="ro2">
          <table:table-cell office:value-type="float" office:value="183" calcext:value-type="float">
            <text:p>183</text:p>
          </table:table-cell>
          <table:table-cell table:style-name="ce8"/>
          <table:table-cell table:style-name="ce38" office:value-type="string" calcext:value-type="string">
            <text:p>a group of tourists made their way down into the sunlit crevasse. It was <text:span text:style-name="T30">important</text:span><text:span text:style-name="T31"> </text:span><text:span text:style-name="T32">that</text:span><text:span text:style-name="T31"> </text:span><text:span text:style-name="T32">his</text:span><text:span text:style-name="T31">  office be attractive enough </text:span><text:span text:style-name="T32">that</text:span><text:span text:style-name="T31">  customers didn't feel they had to run</text:span></text:p>
          </table:table-cell>
          <table:table-cell table:style-name="Default" office:value-type="string" calcext:value-type="string">
            <text:p>FIC</text:p>
          </table:table-cell>
        </table:table-row>
        <table:table-row table:style-name="ro2">
          <table:table-cell office:value-type="float" office:value="184" calcext:value-type="float">
            <text:p>184</text:p>
          </table:table-cell>
          <table:table-cell table:style-name="ce8"/>
          <table:table-cell table:style-name="ce39" office:value-type="string" calcext:value-type="string">
            <text:p>before responding. He asked himself what would help her most. What was most <text:span text:style-name="T30">important</text:span><text:span text:style-name="T31"> </text:span><text:span text:style-name="T32">that</text:span><text:span text:style-name="T31"> </text:span><text:span text:style-name="T32">she</text:span><text:span text:style-name="T31">  hear. </text:span><text:span text:style-name="T32">That</text:span><text:span text:style-name="T31">  all these many years later he was still haunted by</text:span></text:p>
          </table:table-cell>
          <table:table-cell table:style-name="Default" office:value-type="string" calcext:value-type="string">
            <text:p>FIC</text:p>
          </table:table-cell>
        </table:table-row>
        <table:table-row table:style-name="ro2">
          <table:table-cell office:value-type="float" office:value="185" calcext:value-type="float">
            <text:p>185</text:p>
          </table:table-cell>
          <table:table-cell table:style-name="ce8"/>
          <table:table-cell table:style-name="ce38" office:value-type="string" calcext:value-type="string">
            <text:p>him aside; then you can switch to parent mode. Explain why it's <text:span text:style-name="T30">important</text:span><text:span text:style-name="T31"> </text:span><text:span text:style-name="T32">that</text:span><text:span text:style-name="T31"> </text:span><text:span text:style-name="T32">he</text:span><text:span text:style-name="T31">  accept the consequences for his actions just like any other teammate does.</text:span></text:p>
          </table:table-cell>
          <table:table-cell table:style-name="Default" office:value-type="string" calcext:value-type="string">
            <text:p>MAG</text:p>
          </table:table-cell>
        </table:table-row>
        <table:table-row table:style-name="ro2">
          <table:table-cell office:value-type="float" office:value="186" calcext:value-type="float">
            <text:p>186</text:p>
          </table:table-cell>
          <table:table-cell table:style-name="ce8"/>
          <table:table-cell table:style-name="ce38" office:value-type="string" calcext:value-type="string">
            <text:p>time is deemed to be the future chief of the tribe, so it is <text:span text:style-name="T30">important</text:span><text:span text:style-name="T31"> </text:span><text:span text:style-name="T32">that</text:span><text:span text:style-name="T31"> </text:span><text:span text:style-name="T32">the</text:span><text:span text:style-name="T31">  ceremony not be disturbed, " said Caleen Sisk, the tribal chief</text:span></text:p>
          </table:table-cell>
          <table:table-cell table:style-name="Default" office:value-type="string" calcext:value-type="string">
            <text:p>NEWS</text:p>
          </table:table-cell>
        </table:table-row>
        <table:table-row table:style-name="ro2">
          <table:table-cell office:value-type="float" office:value="187" calcext:value-type="float">
            <text:p>187</text:p>
          </table:table-cell>
          <table:table-cell table:style-name="ce8"/>
          <table:table-cell table:style-name="ce38" office:value-type="string" calcext:value-type="string">
            <text:p>in place. As reported by Gillam and Loeb (2010), it is <text:span text:style-name="T30">important</text:span><text:span text:style-name="T31"> </text:span><text:span text:style-name="T32">that</text:span><text:span text:style-name="T31"> </text:span><text:span text:style-name="T32">language</text:span><text:span text:style-name="T31">  intervention be frequent and intense (i.e., </text:span><text:span text:style-name="T32">that</text:span><text:span text:style-name="T31">  it be delivered on</text:span></text:p>
          </table:table-cell>
          <table:table-cell table:style-name="Default" office:value-type="string" calcext:value-type="string">
            <text:p>ACAD</text:p>
          </table:table-cell>
        </table:table-row>
        <table:table-row table:style-name="ro2">
          <table:table-cell office:value-type="float" office:value="188" calcext:value-type="float">
            <text:p>188</text:p>
          </table:table-cell>
          <table:table-cell table:style-name="ce8"/>
          <table:table-cell table:style-name="ce38" office:value-type="string" calcext:value-type="string">
            <text:p>just bodies of knowledge. It reflects current learning theory by noting <text:span text:style-name="T30">that</text:span><text:span text:style-name="T31">  it is </text:span><text:span text:style-name="T32">important</text:span><text:span text:style-name="T31"> </text:span><text:span text:style-name="T32">that</text:span><text:span text:style-name="T31"> </text:span><text:span text:style-name="T32">learning</text:span><text:span text:style-name="T31">  progress over an extended length of time and </text:span><text:span text:style-name="T32">that</text:span><text:span text:style-name="T31">  the educational goals described</text:span></text:p>
          </table:table-cell>
          <table:table-cell table:style-name="Default" office:value-type="string" calcext:value-type="string">
            <text:p>ACAD</text:p>
          </table:table-cell>
        </table:table-row>
        <table:table-row table:style-name="ro2">
          <table:table-cell office:value-type="float" office:value="189" calcext:value-type="float">
            <text:p>189</text:p>
          </table:table-cell>
          <table:table-cell table:style-name="ce8"/>
          <table:table-cell table:style-name="ce38" office:value-type="string" calcext:value-type="string">
            <text:p>at least one more different researcher in one or more locations. It also is <text:span text:style-name="T30">important</text:span><text:span text:style-name="T31"> </text:span><text:span text:style-name="T32">that</text:span><text:span text:style-name="T31"> </text:span><text:span text:style-name="T32">the</text:span><text:span text:style-name="T31">  intervention be studied with different aged students in order to determine if the</text:span></text:p>
          </table:table-cell>
          <table:table-cell table:style-name="Default" office:value-type="string" calcext:value-type="string">
            <text:p>ACAD</text:p>
          </table:table-cell>
        </table:table-row>
        <table:table-row table:style-name="ro2">
          <table:table-cell office:value-type="float" office:value="190" calcext:value-type="float">
            <text:p>190</text:p>
          </table:table-cell>
          <table:table-cell table:style-name="ce8"/>
          <table:table-cell table:style-name="ce38" office:value-type="string" calcext:value-type="string">
            <text:p>all the momentum and it seemed to slowed down a bit. I mean how <text:span text:style-name="T30">important</text:span><text:span text:style-name="T31">  is it </text:span><text:span text:style-name="T32">that</text:span><text:span text:style-name="T31">  Gingrich have a good showing and perhaps win the Florida primary,</text:span></text:p>
          </table:table-cell>
          <table:table-cell table:style-name="Default" office:value-type="string" calcext:value-type="string">
            <text:p>SPOK</text:p>
          </table:table-cell>
        </table:table-row>
        <table:table-row table:style-name="ro2">
          <table:table-cell office:value-type="float" office:value="191" calcext:value-type="float">
            <text:p>191</text:p>
          </table:table-cell>
          <table:table-cell table:style-name="ce8"/>
          <table:table-cell table:style-name="ce38" office:value-type="string" calcext:value-type="string">
            <text:p>land in the classroom of their choice. # " I think it's very <text:span text:style-name="T30">important</text:span><text:span text:style-name="T31">  for the children </text:span><text:span text:style-name="T32">that</text:span><text:span text:style-name="T31">  their teacher feel happy and wanted in the job, "</text:span></text:p>
          </table:table-cell>
          <table:table-cell table:style-name="Default" office:value-type="string" calcext:value-type="string">
            <text:p>NEWS</text:p>
          </table:table-cell>
        </table:table-row>
        <table:table-row table:style-name="ro2">
          <table:table-cell office:value-type="float" office:value="192" calcext:value-type="float">
            <text:p>192</text:p>
          </table:table-cell>
          <table:table-cell table:style-name="ce8"/>
          <table:table-cell table:style-name="ce38" office:value-type="string" calcext:value-type="string">
            <text:p>a group of tourists made their way down into the sunlit crevasse. It was <text:span text:style-name="T30">important</text:span><text:span text:style-name="T31"> </text:span><text:span text:style-name="T32">that</text:span><text:span text:style-name="T31">  his office be attractive enough </text:span><text:span text:style-name="T32">that</text:span><text:span text:style-name="T31">  customers didn't feel they had to run</text:span></text:p>
          </table:table-cell>
          <table:table-cell table:style-name="Default" office:value-type="string" calcext:value-type="string">
            <text:p>FIC</text:p>
          </table:table-cell>
        </table:table-row>
        <table:table-row table:style-name="ro11">
          <table:table-cell office:value-type="float" office:value="193" calcext:value-type="float">
            <text:p>193</text:p>
          </table:table-cell>
          <table:table-cell table:style-name="ce8"/>
          <table:table-cell table:style-name="ce40" office:value-type="string" calcext:value-type="string">
            <text:p><text:span text:style-name="T16">it as a direct violation of resolution 1718 and 1874. We think it  </text:span><text:span text:style-name="T17">'s</text:span><text:span text:style-name="T16">  </text:span><text:span text:style-name="T17">important</text:span><text:span text:style-name="T16">  </text:span><text:span text:style-name="T17">the</text:span><text:span text:style-name="T16">  </text:span><text:span text:style-name="T17">council</text:span><text:span text:style-name="T16">  respond creditably, and we will work in that direction.  </text:span><text:span text:style-name="T33">(END-VIDEO-CLIP)</text:span><text:span text:style-name="T16">  </text:span><text:span text:style-name="T33">MCKELWAY:</text:span></text:p>
          </table:table-cell>
          <table:table-cell table:style-name="Default" office:value-type="string" calcext:value-type="string">
            <text:p>SPOK</text:p>
          </table:table-cell>
        </table:table-row>
        <table:table-row table:style-name="ro11">
          <table:table-cell office:value-type="float" office:value="194" calcext:value-type="float">
            <text:p>194</text:p>
          </table:table-cell>
          <table:table-cell table:style-name="ce8" office:value-type="string" calcext:value-type="string">
            <text:p><text:s text:c="2"/>totoii hishisappge hotelhotelnn1 roomroomnn1 ..y Butbutccb possiblypossiblyrr thatthatcst_dd1 oneonepn1_mc1 andandcc othersothersnn2 likelikeii_vv0@ ititpph1 tototo bebevbi handledhandlevvn administrativelyadministrativelyrr ..y Againagainrt ,,y thetheat mostmostrgt important</text:p>
          </table:table-cell>
          <table:table-cell table:style-name="ce41" office:value-type="string" calcext:value-type="string">
            <text:p>importantjj thingthingnn1 forforif allalldb ofofio ususppio2 isbevbz thisthisdd1_rg% neverneverrr happenhappenvv0 againagainrt ororcc anythinganythingpn1 likelikeii ititpph1 becausebecausecs ititpph1 couldcouldvm somedaysomedayrt leadleadvvi totoii</text:p>
          </table:table-cell>
          <table:table-cell table:style-name="Default" office:value-type="string" calcext:value-type="string">
            <text:p>wlp_spok_2012.txt</text:p>
          </table:table-cell>
        </table:table-row>
        <table:table-row table:style-name="ro7">
          <table:table-cell office:value-type="float" office:value="195" calcext:value-type="float">
            <text:p>195</text:p>
          </table:table-cell>
          <table:table-cell/>
          <table:table-cell table:style-name="ce42" office:value-type="string" calcext:value-type="string">
            <text:p>he had awakened them before the first sounding of the cornet and insisted they eat a cold breakfast so they would be ready to go at dawn . Now , he picked up the crossbar that was connected to the two shafts of the handcart and </text:p>
          </table:table-cell>
          <table:table-cell office:value-type="string" calcext:value-type="string">
            <text:p>w_fic_2012.txt</text:p>
          </table:table-cell>
        </table:table-row>
        <table:table-row table:style-name="ro7">
          <table:table-cell office:value-type="float" office:value="196" calcext:value-type="float">
            <text:p>196</text:p>
          </table:table-cell>
          <table:table-cell/>
          <table:table-cell table:style-name="ce42" office:value-type="string" calcext:value-type="string">
            <text:p>insisted they get married . They were both barely more than kids themselves , and by the time Max was six months old , her father had gone back to Montana , and they got divorced . </text:p>
          </table:table-cell>
          <table:table-cell office:value-type="string" calcext:value-type="string">
            <text:p>w_fic_2012.txt</text:p>
          </table:table-cell>
        </table:table-row>
        <table:table-row table:style-name="ro7">
          <table:table-cell office:value-type="float" office:value="197" calcext:value-type="float">
            <text:p>197</text:p>
          </table:table-cell>
          <table:table-cell/>
          <table:table-cell table:style-name="ce42" office:value-type="string" calcext:value-type="string">
            <text:p>insisted they have dinner just the three of them , so that she could get to know @ @ @ @ @ @ @ @ @ @ , he had been so busy trying to establish himself at work . He and Amrita had been </text:p>
          </table:table-cell>
          <table:table-cell office:value-type="string" calcext:value-type="string">
            <text:p>w_fic_2012.txt</text:p>
          </table:table-cell>
        </table:table-row>
        <table:table-row table:style-name="ro7">
          <table:table-cell office:value-type="float" office:value="198" calcext:value-type="float">
            <text:p>198</text:p>
          </table:table-cell>
          <table:table-cell/>
          <table:table-cell table:style-name="ce42" office:value-type="string" calcext:value-type="string">
            <text:p>insisted at their wedding that Richard buy something called an " umbrella liability policy , " which Louise had pictured at the time as the enormous striped umbrella her father-in-law carried in his </text:p>
          </table:table-cell>
          <table:table-cell office:value-type="string" calcext:value-type="string">
            <text:p>w_fic_2012.txt</text:p>
          </table:table-cell>
        </table:table-row>
        <table:table-row table:style-name="ro7">
          <table:table-cell office:value-type="float" office:value="199" calcext:value-type="float">
            <text:p>199</text:p>
          </table:table-cell>
          <table:table-cell/>
          <table:table-cell table:style-name="ce42" office:value-type="string" calcext:value-type="string">
            <text:p>insisted she join him on his ride to Tilbora to keep her from the trouble she might have gotten into in his absence . Quaeryt had his doubts about her purported ignorance , but </text:p>
          </table:table-cell>
          <table:table-cell office:value-type="string" calcext:value-type="string">
            <text:p>w_fic_2012.txt</text:p>
          </table:table-cell>
        </table:table-row>
        <table:table-row table:style-name="ro7">
          <table:table-cell office:value-type="float" office:value="200" calcext:value-type="float">
            <text:p>200</text:p>
          </table:table-cell>
          <table:table-cell/>
          <table:table-cell table:style-name="ce42" office:value-type="string" calcext:value-type="string">
            <text:p>insisted that he have tailored -- because a princeps needed to look the position , as well as carry it out -- he glanced at his left arm . It was still thinner than his right , </text:p>
          </table:table-cell>
          <table:table-cell office:value-type="string" calcext:value-type="string">
            <text:p>w_fic_2012.txt</text:p>
          </table:table-cell>
        </table:table-row>
        <table:table-row table:style-name="ro7">
          <table:table-cell office:value-type="float" office:value="201" calcext:value-type="float">
            <text:p>201</text:p>
          </table:table-cell>
          <table:table-cell/>
          <table:table-cell table:style-name="ce42" office:value-type="string" calcext:value-type="string">
            <text:p>insisted be placed in the archway leading to the street . He wanted to absorb the sounds and scents of Jerusalem as he ate . @ @ @ @ @ @ @ @ @ @ frame his answer to Caiaphas . He ate slowly measuring </text:p>
          </table:table-cell>
          <table:table-cell office:value-type="string" calcext:value-type="string">
            <text:p>w_fic_2012.txt</text:p>
          </table:table-cell>
        </table:table-row>
        <table:table-row table:style-name="ro7">
          <table:table-cell office:value-type="float" office:value="202" calcext:value-type="float">
            <text:p>202</text:p>
          </table:table-cell>
          <table:table-cell/>
          <table:table-cell table:style-name="ce42" office:value-type="string" calcext:value-type="string">
            <text:p>insisted she reunite with her sisters in Colorado . That would have suited her fi ne before Gregory . At least the move to Cripple Creek ushered her away from Portland , if not her </text:p>
          </table:table-cell>
          <table:table-cell office:value-type="string" calcext:value-type="string">
            <text:p>w_fic_2012.txt</text:p>
          </table:table-cell>
        </table:table-row>
        <table:table-row table:style-name="ro7">
          <table:table-cell office:value-type="float" office:value="203" calcext:value-type="float">
            <text:p>203</text:p>
          </table:table-cell>
          <table:table-cell/>
          <table:table-cell table:style-name="ce43" office:value-type="string" calcext:value-type="string">
            <text:p>insisted she be invited , even though she did n't normally write a social column . Something about a connection with both the Council and the Faerie Summer Court . Saskia eyed her with @ @ @ @ @ @ @ @ @ @ </text:p>
          </table:table-cell>
          <table:table-cell office:value-type="string" calcext:value-type="string">
            <text:p>w_fic_2012.txt</text:p>
          </table:table-cell>
        </table:table-row>
        <table:table-row table:style-name="ro7">
          <table:table-cell office:value-type="float" office:value="204" calcext:value-type="float">
            <text:p>204</text:p>
          </table:table-cell>
          <table:table-cell/>
          <table:table-cell table:style-name="ce42" office:value-type="string" calcext:value-type="string">
            <text:p>insisted she move in a month ago and she 'd agreed , glad to have the chance to make the rooms feel like home before the wedding , rather than returning from their honeymoon </text:p>
          </table:table-cell>
          <table:table-cell office:value-type="string" calcext:value-type="string">
            <text:p>w_fic_2012.txt</text:p>
          </table:table-cell>
        </table:table-row>
        <table:table-row table:style-name="ro7">
          <table:table-cell office:value-type="float" office:value="205" calcext:value-type="float">
            <text:p>205</text:p>
          </table:table-cell>
          <table:table-cell/>
          <table:table-cell table:style-name="ce42" office:value-type="string" calcext:value-type="string">
            <text:p>insisted that she have the best . " It 's beautiful , Jeanne . You outdid yourself . " &lt;p&gt; " I 'm glad you like it . That color exactly matches your eyes . " Jeanne 's gaze met Carrie 's </text:p>
          </table:table-cell>
          <table:table-cell office:value-type="string" calcext:value-type="string">
            <text:p>w_fic_2012.txt</text:p>
          </table:table-cell>
        </table:table-row>
        <table:table-row table:style-name="ro7">
          <table:table-cell office:value-type="float" office:value="206" calcext:value-type="float">
            <text:p>206</text:p>
          </table:table-cell>
          <table:table-cell/>
          <table:table-cell table:style-name="ce42" office:value-type="string" calcext:value-type="string">
            <text:p>insisted that I get a new dress for the occasion . " &lt;p&gt; A grin split his handsome face . " Well , that 's surely a big load off my mind . There 's nothing quite @ @ @ @ @ @ @ @ @ @ to </text:p>
          </table:table-cell>
          <table:table-cell office:value-type="string" calcext:value-type="string">
            <text:p>w_fic_2012.txt</text:p>
          </table:table-cell>
        </table:table-row>
        <table:table-row table:style-name="ro7">
          <table:table-cell office:value-type="float" office:value="207" calcext:value-type="float">
            <text:p>207</text:p>
          </table:table-cell>
          <table:table-cell/>
          <table:table-cell table:style-name="ce42" office:value-type="string" calcext:value-type="string">
            <text:p>insist he do right by his child . But just because Forrest acts honorably with Dante does n't mean I 'm willing to put up with Toni 's crap . Not when she </text:p>
          </table:table-cell>
          <table:table-cell office:value-type="string" calcext:value-type="string">
            <text:p>w_fic_2012.txt</text:p>
          </table:table-cell>
        </table:table-row>
        <table:table-row table:style-name="ro7">
          <table:table-cell office:value-type="float" office:value="208" calcext:value-type="float">
            <text:p>208</text:p>
          </table:table-cell>
          <table:table-cell/>
          <table:table-cell table:style-name="ce42" office:value-type="string" calcext:value-type="string">
            <text:p>insisted I sit with him for an hour every Tuesday after school . I tried to convince her that I did n't need to see a shrink . That she was wasting her </text:p>
          </table:table-cell>
          <table:table-cell office:value-type="string" calcext:value-type="string">
            <text:p>w_fic_2012.txt</text:p>
          </table:table-cell>
        </table:table-row>
        <table:table-row table:style-name="ro7">
          <table:table-cell office:value-type="float" office:value="209" calcext:value-type="float">
            <text:p>209</text:p>
          </table:table-cell>
          <table:table-cell/>
          <table:table-cell table:style-name="ce42" office:value-type="string" calcext:value-type="string">
            <text:p>insisted he drive her to the mews tucked behind the garden . And as he helped her down , he could swear she nervously scanned the windows to make sure no one was watching . &lt;</text:p>
          </table:table-cell>
          <table:table-cell office:value-type="string" calcext:value-type="string">
            <text:p>w_fic_2012.txt</text:p>
          </table:table-cell>
        </table:table-row>
        <table:table-row table:style-name="ro7">
          <table:table-cell office:value-type="float" office:value="210" calcext:value-type="float">
            <text:p>210</text:p>
          </table:table-cell>
          <table:table-cell/>
          <table:table-cell table:style-name="ce42" office:value-type="string" calcext:value-type="string">
            <text:p>insisted that her husband buy their land . She did n't trust a system that allowed a rancher to claim land he did n't own . She had n't understood ranching , </text:p>
          </table:table-cell>
          <table:table-cell office:value-type="string" calcext:value-type="string">
            <text:p>w_fic_2012.txt</text:p>
          </table:table-cell>
        </table:table-row>
        <table:table-row table:style-name="ro7">
          <table:table-cell office:value-type="float" office:value="211" calcext:value-type="float">
            <text:p>211</text:p>
          </table:table-cell>
          <table:table-cell/>
          <table:table-cell table:style-name="ce42" office:value-type="string" calcext:value-type="string">
            <text:p>insisted they not deviate from their schedule . Boris did n't want to wait , either . And Elliott , listening to the others , found himself also looking forward to returning to Lunar Base . They '</text:p>
          </table:table-cell>
          <table:table-cell office:value-type="string" calcext:value-type="string">
            <text:p>w_fic_2012.txt</text:p>
          </table:table-cell>
        </table:table-row>
        <table:table-row table:style-name="ro7">
          <table:table-cell office:value-type="float" office:value="212" calcext:value-type="float">
            <text:p>212</text:p>
          </table:table-cell>
          <table:table-cell/>
          <table:table-cell table:style-name="ce42" office:value-type="string" calcext:value-type="string">
            <text:p>insisted that we become friends . Eventually , I was taught to call Dari 's mother , Ghaleh Maryam , and his father , Amoo Essi , " aunt " and " uncle , " though we were n't related by blood . </text:p>
          </table:table-cell>
          <table:table-cell office:value-type="string" calcext:value-type="string">
            <text:p>w_fic_2012.txt</text:p>
          </table:table-cell>
        </table:table-row>
        <table:table-row table:style-name="ro7">
          <table:table-cell office:value-type="float" office:value="213" calcext:value-type="float">
            <text:p>213</text:p>
          </table:table-cell>
          <table:table-cell/>
          <table:table-cell table:style-name="ce43" office:value-type="string" calcext:value-type="string">
            <text:p>insisted that she take them without paying , but my mother refused , forcing several bills into her hand . Even though we only lived blocks apart , she gave Ghaleh Maryam our address , and later </text:p>
          </table:table-cell>
          <table:table-cell office:value-type="string" calcext:value-type="string">
            <text:p>w_fic_2012.txt</text:p>
          </table:table-cell>
        </table:table-row>
        <table:table-row table:style-name="ro7">
          <table:table-cell office:value-type="float" office:value="214" calcext:value-type="float">
            <text:p>214</text:p>
          </table:table-cell>
          <table:table-cell/>
          <table:table-cell table:style-name="ce42" office:value-type="string" calcext:value-type="string">
            <text:p>insisted my mother and I accompany them on their annual trip to Burlington , Vermont . We stayed with Amoo Essi ' s former college roommate , Sohrab , whose wife was born and raised in rural </text:p>
          </table:table-cell>
          <table:table-cell office:value-type="string" calcext:value-type="string">
            <text:p>w_fic_2012.txt</text:p>
          </table:table-cell>
        </table:table-row>
        <table:table-row table:style-name="ro7">
          <table:table-cell office:value-type="float" office:value="215" calcext:value-type="float">
            <text:p>215</text:p>
          </table:table-cell>
          <table:table-cell/>
          <table:table-cell table:style-name="ce43" office:value-type="string" calcext:value-type="string">
            <text:p>insisted I accompany Dari . Meanwhile , she began working dinner shifts at the restaurant on Friday and Saturday nights , often arriving home only moments before I was dropped off . Adults often mistook me </text:p>
          </table:table-cell>
          <table:table-cell office:value-type="string" calcext:value-type="string">
            <text:p>w_fic_2012.txt</text:p>
          </table:table-cell>
        </table:table-row>
        <table:table-row table:style-name="ro7">
          <table:table-cell office:value-type="float" office:value="216" calcext:value-type="float">
            <text:p>216</text:p>
          </table:table-cell>
          <table:table-cell/>
          <table:table-cell table:style-name="ce42" office:value-type="string" calcext:value-type="string">
            <text:p>insisted that I attend Reza 's birthday party . " Do n't mention what happened today to anybody , " she said , " even Dari . " I agreed , and when an hour @ @ @ @ @ @ @ @ @ @ up , my face still hot </text:p>
          </table:table-cell>
          <table:table-cell office:value-type="string" calcext:value-type="string">
            <text:p>w_fic_2012.txt</text:p>
          </table:table-cell>
        </table:table-row>
        <table:table-row table:style-name="ro7">
          <table:table-cell office:value-type="float" office:value="217" calcext:value-type="float">
            <text:p>217</text:p>
          </table:table-cell>
          <table:table-cell/>
          <table:table-cell table:style-name="ce42" office:value-type="string" calcext:value-type="string">
            <text:p>insist that his son run the caf or learn iconography just because those were the things he himself did . Dimitri had thought Theo might make a great physicist or astronomer , or a </text:p>
          </table:table-cell>
          <table:table-cell office:value-type="string" calcext:value-type="string">
            <text:p>w_fic_2012.txt</text:p>
          </table:table-cell>
        </table:table-row>
        <table:table-row table:style-name="ro7">
          <table:table-cell office:value-type="float" office:value="218" calcext:value-type="float">
            <text:p>218</text:p>
          </table:table-cell>
          <table:table-cell/>
          <table:table-cell table:style-name="ce42" office:value-type="string" calcext:value-type="string">
            <text:p>insisted that she sleep on hers . &lt;p&gt; In the morning she can see herself making eggs and reminding Will of his dental appointment in the late afternoon . She can see him looking </text:p>
          </table:table-cell>
          <table:table-cell office:value-type="string" calcext:value-type="string">
            <text:p>w_fic_2012.txt</text:p>
          </table:table-cell>
        </table:table-row>
        <table:table-row table:style-name="ro7">
          <table:table-cell office:value-type="float" office:value="219" calcext:value-type="float">
            <text:p>219</text:p>
          </table:table-cell>
          <table:table-cell/>
          <table:table-cell table:style-name="ce42" office:value-type="string" calcext:value-type="string">
            <text:p>insist he go only where you allow it . Imagine you could accomplish such a feat . You can . You are weak and strong because of your faith that things are just so : that </text:p>
          </table:table-cell>
          <table:table-cell office:value-type="string" calcext:value-type="string">
            <text:p>w_fic_2012.txt</text:p>
          </table:table-cell>
        </table:table-row>
        <table:table-row table:style-name="ro7">
          <table:table-cell office:value-type="float" office:value="220" calcext:value-type="float">
            <text:p>220</text:p>
          </table:table-cell>
          <table:table-cell/>
          <table:table-cell table:style-name="ce42" office:value-type="string" calcext:value-type="string">
            <text:p>insisted that the four of them sit together for part of an afternoon . Charlotte watched the woman 's eyes move from the pictures of her father on the wall to a painting </text:p>
          </table:table-cell>
          <table:table-cell office:value-type="string" calcext:value-type="string">
            <text:p>w_fic_2012.txt</text:p>
          </table:table-cell>
        </table:table-row>
        <table:table-row table:style-name="ro7">
          <table:table-cell office:value-type="float" office:value="221" calcext:value-type="float">
            <text:p>221</text:p>
          </table:table-cell>
          <table:table-cell/>
          <table:table-cell table:style-name="ce42" office:value-type="string" calcext:value-type="string">
            <text:p>insisted he change them to yellow . Banks had painted the second bedroom petal pink before we 'd lost our first child to miscarriage . Billy acquiesced , then ran a wallpaper border of animals </text:p>
          </table:table-cell>
          <table:table-cell office:value-type="string" calcext:value-type="string">
            <text:p>w_fic_2012.txt</text:p>
          </table:table-cell>
        </table:table-row>
        <table:table-row table:style-name="ro7">
          <table:table-cell office:value-type="float" office:value="222" calcext:value-type="float">
            <text:p>222</text:p>
          </table:table-cell>
          <table:table-cell/>
          <table:table-cell table:style-name="ce42" office:value-type="string" calcext:value-type="string">
            <text:p>insisted that he bring his . Of course by then he 'd forgotten the plan . &lt;p&gt; On the bridge , I pause . " Sniff the air , John ? Indian summer . Even an old smoker like me </text:p>
          </table:table-cell>
          <table:table-cell office:value-type="string" calcext:value-type="string">
            <text:p>w_fic_2012.txt</text:p>
          </table:table-cell>
        </table:table-row>
        <table:table-row table:style-name="ro7">
          <table:table-cell office:value-type="float" office:value="223" calcext:value-type="float">
            <text:p>223</text:p>
          </table:table-cell>
          <table:table-cell/>
          <table:table-cell table:style-name="ce42" office:value-type="string" calcext:value-type="string">
            <text:p>insisted always be kept empty in carriages , railroad cars , at state dinners , the rooms next to hers that must never be entered . &lt;p&gt; At times the queen would send all the ladies </text:p>
          </table:table-cell>
          <table:table-cell office:value-type="string" calcext:value-type="string">
            <text:p>w_fic_2012.txt</text:p>
          </table:table-cell>
        </table:table-row>
        <table:table-row table:style-name="ro7">
          <table:table-cell office:value-type="float" office:value="224" calcext:value-type="float">
            <text:p>224</text:p>
          </table:table-cell>
          <table:table-cell/>
          <table:table-cell table:style-name="ce42" office:value-type="string" calcext:value-type="string">
            <text:p>insisted that cephalopod representatives be included in the negotiations , and all attempts at explaining that octopi and squids were unintelligent sea life only made things worse . War nearly broke out when it </text:p>
          </table:table-cell>
          <table:table-cell office:value-type="string" calcext:value-type="string">
            <text:p>w_fic_2012.txt</text:p>
          </table:table-cell>
        </table:table-row>
        <table:table-row table:style-name="ro7">
          <table:table-cell office:value-type="float" office:value="225" calcext:value-type="float">
            <text:p>225</text:p>
          </table:table-cell>
          <table:table-cell/>
          <table:table-cell table:style-name="ce42" office:value-type="string" calcext:value-type="string">
            <text:p>insisted that Jasmine - the First Lady- stay in Oregon today . She 'd wanted to rush back , but the last time terrorists had attacked Washington , on 9/11 , they 'd targeted multiple buildings ; the current </text:p>
          </table:table-cell>
          <table:table-cell office:value-type="string" calcext:value-type="string">
            <text:p>w_fic_2012.txt</text:p>
          </table:table-cell>
        </table:table-row>
        <table:table-row table:style-name="ro7">
          <table:table-cell office:value-type="float" office:value="226" calcext:value-type="float">
            <text:p>226</text:p>
          </table:table-cell>
          <table:table-cell/>
          <table:table-cell table:style-name="ce42" office:value-type="string" calcext:value-type="string">
            <text:p>insisted the doctors keep him awake as much as possible ; he could n't risk the Speaker or anyone else trying to move for a forced handover of power under the Twenty-</text:p>
          </table:table-cell>
          <table:table-cell office:value-type="string" calcext:value-type="string">
            <text:p>w_fic_2012.txt</text:p>
          </table:table-cell>
        </table:table-row>
        <table:table-row table:style-name="ro7">
          <table:table-cell office:value-type="float" office:value="227" calcext:value-type="float">
            <text:p>227</text:p>
          </table:table-cell>
          <table:table-cell/>
          <table:table-cell table:style-name="ce42" office:value-type="string" calcext:value-type="string">
            <text:p>insisted I remove my shirt to look more like a slave . Henrique is our new interpreter , he said , then laughed outrageously as the others poked my chest and pinched my trembling arms . &lt;</text:p>
          </table:table-cell>
          <table:table-cell office:value-type="string" calcext:value-type="string">
            <text:p>w_fic_2012.txt</text:p>
          </table:table-cell>
        </table:table-row>
        <table:table-row table:style-name="ro7">
          <table:table-cell office:value-type="float" office:value="228" calcext:value-type="float">
            <text:p>228</text:p>
          </table:table-cell>
          <table:table-cell/>
          <table:table-cell table:style-name="ce42" office:value-type="string" calcext:value-type="string">
            <text:p>insisting that Virginia be given a place in the school , they really had no choice . No one could deny my mother : Hippolyta Sumaran had suffered too much for the cause . &lt;p&gt; Virginia </text:p>
          </table:table-cell>
          <table:table-cell office:value-type="string" calcext:value-type="string">
            <text:p>w_fic_2012.txt</text:p>
          </table:table-cell>
        </table:table-row>
        <table:table-row table:style-name="ro7">
          <table:table-cell office:value-type="float" office:value="229" calcext:value-type="float">
            <text:p>229</text:p>
          </table:table-cell>
          <table:table-cell/>
          <table:table-cell table:style-name="ce42" office:value-type="string" calcext:value-type="string">
            <text:p>insisted they take a commercial airliner to their destination , and the next flight heading there had nothing but premium seats available . &lt;p&gt; All of which was fine , except ... &lt;p&gt; Except it was </text:p>
          </table:table-cell>
          <table:table-cell office:value-type="string" calcext:value-type="string">
            <text:p>w_fic_2012.txt</text:p>
          </table:table-cell>
        </table:table-row>
        <table:table-row table:style-name="ro7">
          <table:table-cell office:value-type="float" office:value="230" calcext:value-type="float">
            <text:p>230</text:p>
          </table:table-cell>
          <table:table-cell/>
          <table:table-cell table:style-name="ce42" office:value-type="string" calcext:value-type="string">
            <text:p>insisted we go to the very top . I obeyed - @ @ @ @ @ @ @ @ @ @ up , the stones turned slippery , and my heart pumped double- speed . &lt;p&gt; At the top , we sat and caught our breath . " You 've </text:p>
          </table:table-cell>
          <table:table-cell office:value-type="string" calcext:value-type="string">
            <text:p>w_fic_2012.txt</text:p>
          </table:table-cell>
        </table:table-row>
        <table:table-row table:style-name="ro7">
          <table:table-cell office:value-type="float" office:value="231" calcext:value-type="float">
            <text:p>231</text:p>
          </table:table-cell>
          <table:table-cell/>
          <table:table-cell table:style-name="ce42" office:value-type="string" calcext:value-type="string">
            <text:p>insisted that I attend his damned New Year 's Eve doings tonight , I 'd have been on a train for there already . Of course , then I would n't have met you . " &lt;</text:p>
          </table:table-cell>
          <table:table-cell office:value-type="string" calcext:value-type="string">
            <text:p>w_fic_2012.txt</text:p>
          </table:table-cell>
        </table:table-row>
        <table:table-row table:style-name="ro7">
          <table:table-cell office:value-type="float" office:value="232" calcext:value-type="float">
            <text:p>232</text:p>
          </table:table-cell>
          <table:table-cell/>
          <table:table-cell table:style-name="ce42" office:value-type="string" calcext:value-type="string">
            <text:p>insisted you book yourself into , " said Lorenzo , and sipped his wine . " I once spent an interesting weekend there with a lady who earned a sterling reputation all over Europe because of her </text:p>
          </table:table-cell>
          <table:table-cell office:value-type="string" calcext:value-type="string">
            <text:p>w_fic_2012.txt</text:p>
          </table:table-cell>
        </table:table-row>
        <table:table-row table:style-name="ro7">
          <table:table-cell office:value-type="float" office:value="233" calcext:value-type="float">
            <text:p>233</text:p>
          </table:table-cell>
          <table:table-cell/>
          <table:table-cell table:style-name="ce42" office:value-type="string" calcext:value-type="string">
            <text:p>insisted that she do the work herself because Zamba was her responsibility . &lt;p&gt; " Espe ? Where are you ? " Mam caUed from inside the house . &lt;p&gt; " Fixing supper for Zamba , " Esperanza replied . She smashed </text:p>
          </table:table-cell>
          <table:table-cell office:value-type="string" calcext:value-type="string">
            <text:p>w_fic_2012.txt</text:p>
          </table:table-cell>
        </table:table-row>
        <table:table-row table:style-name="ro7">
          <table:table-cell office:value-type="float" office:value="234" calcext:value-type="float">
            <text:p>234</text:p>
          </table:table-cell>
          <table:table-cell/>
          <table:table-cell table:style-name="ce42" office:value-type="string" calcext:value-type="string">
            <text:p>insisted that it be delivered to your @ @ @ @ @ @ @ @ @ @ " &lt;p&gt; " I promised Mrs. StilweU that it would go to the president . " &lt;p&gt; " Ill give it to him . Thank you . " She took the envelope . The </text:p>
          </table:table-cell>
          <table:table-cell office:value-type="string" calcext:value-type="string">
            <text:p>w_fic_2012.txt</text:p>
          </table:table-cell>
        </table:table-row>
        <table:table-row table:style-name="ro7">
          <table:table-cell office:value-type="float" office:value="235" calcext:value-type="float">
            <text:p>235</text:p>
          </table:table-cell>
          <table:table-cell/>
          <table:table-cell table:style-name="ce42" office:value-type="string" calcext:value-type="string">
            <text:p>insisted Lily come back to Skaneateles for Thanksgiving . &lt;p&gt; My father had had a fairly long flirtation with one local @ @ @ @ @ @ @ @ @ @ . " She was nuts in the breathless , teary-eyed , **26;660;TOOLONG kind of way </text:p>
          </table:table-cell>
          <table:table-cell office:value-type="string" calcext:value-type="string">
            <text:p>w_fic_2012.txt</text:p>
          </table:table-cell>
        </table:table-row>
        <table:table-row table:style-name="ro7">
          <table:table-cell office:value-type="float" office:value="236" calcext:value-type="float">
            <text:p>236</text:p>
          </table:table-cell>
          <table:table-cell/>
          <table:table-cell table:style-name="ce42" office:value-type="string" calcext:value-type="string">
            <text:p>insisted a winter driving preparedness kit include a gun . &lt;p&gt; " To put to Rohan 's head when he keeps spinning the damned tires , " said a guy who hugged everybody and introduced himself </text:p>
          </table:table-cell>
          <table:table-cell office:value-type="string" calcext:value-type="string">
            <text:p>w_fic_2012.txt</text:p>
          </table:table-cell>
        </table:table-row>
        <table:table-row table:style-name="ro7">
          <table:table-cell office:value-type="float" office:value="237" calcext:value-type="float">
            <text:p>237</text:p>
          </table:table-cell>
          <table:table-cell/>
          <table:table-cell table:style-name="ce42" office:value-type="string" calcext:value-type="string">
            <text:p>insisted that the task force also give attention to the practice of what they called " followership . " What are the responsibilities of a congregation and its members , they asked , to make the relationship </text:p>
          </table:table-cell>
          <table:table-cell office:value-type="string" calcext:value-type="string">
            <text:p>w_mag_2012.txt</text:p>
          </table:table-cell>
        </table:table-row>
        <table:table-row table:style-name="ro7">
          <table:table-cell office:value-type="float" office:value="238" calcext:value-type="float">
            <text:p>238</text:p>
          </table:table-cell>
          <table:table-cell/>
          <table:table-cell table:style-name="ce42" office:value-type="string" calcext:value-type="string">
            <text:p>insists that she stay with him for now . Normally , Lauren would be all over an invitation like that -- she and Connor have become close since she moved to Boston , and there 's </text:p>
          </table:table-cell>
          <table:table-cell office:value-type="string" calcext:value-type="string">
            <text:p>w_mag_2012.txt</text:p>
          </table:table-cell>
        </table:table-row>
        <table:table-row table:style-name="ro7">
          <table:table-cell office:value-type="float" office:value="239" calcext:value-type="float">
            <text:p>239</text:p>
          </table:table-cell>
          <table:table-cell/>
          <table:table-cell table:style-name="ce42" office:value-type="string" calcext:value-type="string">
            <text:p>insisted that preparations for Operation Windfall , the lightning attack on East Pakistan , be thorough and on his own timetable . &lt;p&gt; ' My formations are not the German panzer divisions . They take their own </text:p>
          </table:table-cell>
          <table:table-cell office:value-type="string" calcext:value-type="string">
            <text:p>w_mag_2012.txt</text:p>
          </table:table-cell>
        </table:table-row>
        <table:table-row table:style-name="ro7">
          <table:table-cell office:value-type="float" office:value="240" calcext:value-type="float">
            <text:p>240</text:p>
          </table:table-cell>
          <table:table-cell/>
          <table:table-cell table:style-name="ce42" office:value-type="string" calcext:value-type="string">
            <text:p>insisting that - as commander - he lead the mission in the first plane off the carrier . This meant , among other things , that he would have the shortest takeoff run - a bold decision in </text:p>
          </table:table-cell>
          <table:table-cell office:value-type="string" calcext:value-type="string">
            <text:p>w_mag_2012.txt</text:p>
          </table:table-cell>
        </table:table-row>
        <table:table-row table:style-name="ro7">
          <table:table-cell office:value-type="float" office:value="241" calcext:value-type="float">
            <text:p>241</text:p>
          </table:table-cell>
          <table:table-cell/>
          <table:table-cell table:style-name="ce42" office:value-type="string" calcext:value-type="string">
            <text:p>insisted I not use their real names for fear of being blackballed by Walmart and other employers . &lt;p&gt; Which is why I 'll call the former Walmart factory auditor I met one </text:p>
          </table:table-cell>
          <table:table-cell office:value-type="string" calcext:value-type="string">
            <text:p>w_mag_2012.txt</text:p>
          </table:table-cell>
        </table:table-row>
        <table:table-row table:style-name="ro7">
          <table:table-cell office:value-type="float" office:value="242" calcext:value-type="float">
            <text:p>242</text:p>
          </table:table-cell>
          <table:table-cell/>
          <table:table-cell table:style-name="ce42" office:value-type="string" calcext:value-type="string">
            <text:p>insisted the woman walk two steps behind him . " I do n't understand it , " the minister complained one day . " My food is always @ @ @ @ @ @ @ @ @ @ , it 's always scorched . Why did I marry such </text:p>
          </table:table-cell>
          <table:table-cell office:value-type="string" calcext:value-type="string">
            <text:p>w_mag_2012.txt</text:p>
          </table:table-cell>
        </table:table-row>
        <table:table-row table:style-name="ro7">
          <table:table-cell office:value-type="float" office:value="243" calcext:value-type="float">
            <text:p>243</text:p>
          </table:table-cell>
          <table:table-cell/>
          <table:table-cell table:style-name="ce42" office:value-type="string" calcext:value-type="string">
            <text:p>insisted that she give up her career , but they remained friends to the end . &lt;p&gt; At 40 he married a Parisian lawyer 's daughter , 23-year-old Christiane Boullaire , in 1918 . The couple lived in </text:p>
          </table:table-cell>
          <table:table-cell office:value-type="string" calcext:value-type="string">
            <text:p>w_mag_2012.txt</text:p>
          </table:table-cell>
        </table:table-row>
        <table:table-row table:style-name="ro7">
          <table:table-cell office:value-type="float" office:value="244" calcext:value-type="float">
            <text:p>244</text:p>
          </table:table-cell>
          <table:table-cell/>
          <table:table-cell table:style-name="ce42" office:value-type="string" calcext:value-type="string">
            <text:p>insisted that she stop working . He also demanded she sign a prenuptial agreement denying her any money in case of divorce . MacGraw was nearing 40 when she and McQueen split up , in 1977 , and </text:p>
          </table:table-cell>
          <table:table-cell office:value-type="string" calcext:value-type="string">
            <text:p>w_mag_2012.txt</text:p>
          </table:table-cell>
        </table:table-row>
        <table:table-row table:style-name="ro7">
          <table:table-cell office:value-type="float" office:value="245" calcext:value-type="float">
            <text:p>245</text:p>
          </table:table-cell>
          <table:table-cell/>
          <table:table-cell table:style-name="ce42" office:value-type="string" calcext:value-type="string">
            <text:p>insisted that no fuss be made . Wives felt compelled to abide by instructions that were sometimes not in their best interests . And children and grandchildren were completely excluded from the discussion . &lt;p&gt; </text:p>
          </table:table-cell>
          <table:table-cell office:value-type="string" calcext:value-type="string">
            <text:p>w_mag_2012.txt</text:p>
          </table:table-cell>
        </table:table-row>
        <table:table-row table:style-name="ro7">
          <table:table-cell office:value-type="float" office:value="246" calcext:value-type="float">
            <text:p>246</text:p>
          </table:table-cell>
          <table:table-cell/>
          <table:table-cell table:style-name="ce42" office:value-type="string" calcext:value-type="string">
            <text:p>insist that other tasks be given to you for the duration of your pregnancy . &lt;p&gt; " Half the battle is knowing these dangers exist , but the other half is being informed and conscientious </text:p>
          </table:table-cell>
          <table:table-cell office:value-type="string" calcext:value-type="string">
            <text:p>w_mag_2012.txt</text:p>
          </table:table-cell>
        </table:table-row>
        <table:table-row table:style-name="ro7">
          <table:table-cell office:value-type="float" office:value="247" calcext:value-type="float">
            <text:p>247</text:p>
          </table:table-cell>
          <table:table-cell/>
          <table:table-cell table:style-name="ce42" office:value-type="string" calcext:value-type="string">
            <text:p>insisted we try one last place . &lt;p&gt; There had been a lot of rain recently , and we tramped through thick aspen stands into a muddy bog . Tom , a guide in his 40s , </text:p>
          </table:table-cell>
          <table:table-cell office:value-type="string" calcext:value-type="string">
            <text:p>w_mag_2012.txt</text:p>
          </table:table-cell>
        </table:table-row>
        <table:table-row table:style-name="ro7">
          <table:table-cell office:value-type="float" office:value="248" calcext:value-type="float">
            <text:p>248</text:p>
          </table:table-cell>
          <table:table-cell/>
          <table:table-cell table:style-name="ce42" office:value-type="string" calcext:value-type="string">
            <text:p>insist she drop one or two-at least for now . is she having trouble understanding material in class ? Perhaps you can explain it or fi nd a tutor who can . is she </text:p>
          </table:table-cell>
          <table:table-cell office:value-type="string" calcext:value-type="string">
            <text:p>w_mag_2012.txt</text:p>
          </table:table-cell>
        </table:table-row>
        <table:table-row table:style-name="ro7">
          <table:table-cell office:value-type="float" office:value="249" calcext:value-type="float">
            <text:p>249</text:p>
          </table:table-cell>
          <table:table-cell/>
          <table:table-cell table:style-name="ce44" office:value-type="string" calcext:value-type="string">
            <text:p>The president has been crystal clear since he was a candidate about the standards that he insists be met by those who work for the federal government and on behalf of the American people and for the American people,</text:p>
          </table:table-cell>
          <table:table-cell office:value-type="string" calcext:value-type="string">
            <text:p>w_news_2012.txt</text:p>
          </table:table-cell>
        </table:table-row>
        <table:table-row table:style-name="ro7">
          <table:table-cell office:value-type="float" office:value="250" calcext:value-type="float">
            <text:p>250</text:p>
          </table:table-cell>
          <table:table-cell/>
          <table:table-cell table:style-name="ce42" office:value-type="string" calcext:value-type="string">
            <text:p>insisted that debt reduction be the linchpin of the plan . # Many of the options on the menu were initially suggested by the states or by the Housing and Urban Development Department , not </text:p>
          </table:table-cell>
          <table:table-cell office:value-type="string" calcext:value-type="string">
            <text:p>w_news_2012.txt</text:p>
          </table:table-cell>
        </table:table-row>
        <table:table-row table:style-name="ro7">
          <table:table-cell office:value-type="float" office:value="251" calcext:value-type="float">
            <text:p>251</text:p>
          </table:table-cell>
          <table:table-cell/>
          <table:table-cell table:style-name="ce42" office:value-type="string" calcext:value-type="string">
            <text:p>insisted that she assimilate to America , did not . Meanwhile , the hybrid Kim-Leavitt family belongs to a synagogue , has Shabbat dinner weekly and celebrates many Jewish holidays , not just @ @ @ @ @ @ @ @ @ @ subject </text:p>
          </table:table-cell>
          <table:table-cell office:value-type="string" calcext:value-type="string">
            <text:p>w_news_2012.txt</text:p>
          </table:table-cell>
        </table:table-row>
        <table:table-row table:style-name="ro7">
          <table:table-cell office:value-type="float" office:value="252" calcext:value-type="float">
            <text:p>252</text:p>
          </table:table-cell>
          <table:table-cell/>
          <table:table-cell table:style-name="ce42" office:value-type="string" calcext:value-type="string">
            <text:p>insisted that it have more resonance than a typical series featuring **36;16668;TOOLONG touring troupes. # Stallings and Rialto director Leslie Gordon , who had the initial idea for Off the Edge and secured a $100,000 </text:p>
          </table:table-cell>
          <table:table-cell office:value-type="string" calcext:value-type="string">
            <text:p>w_news_2012.txt</text:p>
          </table:table-cell>
        </table:table-row>
        <table:table-row table:style-name="ro7">
          <table:table-cell office:value-type="float" office:value="253" calcext:value-type="float">
            <text:p>253</text:p>
          </table:table-cell>
          <table:table-cell/>
          <table:table-cell table:style-name="ce42" office:value-type="string" calcext:value-type="string">
            <text:p>insisted that the administration speed up efforts to build a new , heavy-lift rocket for deep-space exploration . That is still years away . In the meantime , no one 's going anywhere , at </text:p>
          </table:table-cell>
          <table:table-cell office:value-type="string" calcext:value-type="string">
            <text:p>w_news_2012.txt</text:p>
          </table:table-cell>
        </table:table-row>
        <table:table-row table:style-name="ro7">
          <table:table-cell office:value-type="float" office:value="254" calcext:value-type="float">
            <text:p>254</text:p>
          </table:table-cell>
          <table:table-cell/>
          <table:table-cell table:style-name="ce42" office:value-type="string" calcext:value-type="string">
            <text:p>insisted I wait until he came to the door to get me and walk me every step to the car real carefully . And the same when we got to the doctor . " # Police </text:p>
          </table:table-cell>
          <table:table-cell office:value-type="string" calcext:value-type="string">
            <text:p>w_news_2012.txt</text:p>
          </table:table-cell>
        </table:table-row>
        <table:table-row table:style-name="ro7">
          <table:table-cell office:value-type="float" office:value="255" calcext:value-type="float">
            <text:p>255</text:p>
          </table:table-cell>
          <table:table-cell/>
          <table:table-cell table:style-name="ce42" office:value-type="string" calcext:value-type="string">
            <text:p>insisted we pack up the station wagon or minivan and head west or east to our national parks , what meals we ate , what hikes we took , what adventures we had together . # When </text:p>
          </table:table-cell>
          <table:table-cell office:value-type="string" calcext:value-type="string">
            <text:p>w_news_2012.txt</text:p>
          </table:table-cell>
        </table:table-row>
        <table:table-row table:style-name="ro7">
          <table:table-cell office:value-type="float" office:value="256" calcext:value-type="float">
            <text:p>256</text:p>
          </table:table-cell>
          <table:table-cell/>
          <table:table-cell table:style-name="ce42" office:value-type="string" calcext:value-type="string">
            <text:p>insisted that Wallenda wear a harness tethering him to the wire . Wallenda says he 'll go along because he needs sponsors to cover his costs , and sponsors generally do n't want </text:p>
          </table:table-cell>
          <table:table-cell office:value-type="string" calcext:value-type="string">
            <text:p>w_news_2012.txt</text:p>
          </table:table-cell>
        </table:table-row>
        <table:table-row table:style-name="ro7">
          <table:table-cell office:value-type="float" office:value="257" calcext:value-type="float">
            <text:p>257</text:p>
          </table:table-cell>
          <table:table-cell/>
          <table:table-cell table:style-name="ce42" office:value-type="string" calcext:value-type="string">
            <text:p>insisted the younger Tebow play linebacker , just like his brothers . # " He 's too athletic to play quarterback , ' @ @ @ @ @ @ @ @ @ @ freshman year , the Tebows went looking for another high school where a coach would</text:p>
          </table:table-cell>
          <table:table-cell office:value-type="string" calcext:value-type="string">
            <text:p>w_news_2012.txt</text:p>
          </table:table-cell>
        </table:table-row>
        <table:table-row table:style-name="ro7">
          <table:table-cell office:value-type="float" office:value="258" calcext:value-type="float">
            <text:p>258</text:p>
          </table:table-cell>
          <table:table-cell/>
          <table:table-cell table:style-name="ce42" office:value-type="string" calcext:value-type="string">
            <text:p>insist our expensive systems not damage children by breaking their bonds with psychological parents . To do otherwise is a disservice to civility. # Adoree Blair , Littleton # Lamborn vs. bath photo # Re : " Lamborn comm</text:p>
          </table:table-cell>
          <table:table-cell office:value-type="string" calcext:value-type="string">
            <text:p>w_news_2012.txt</text:p>
          </table:table-cell>
        </table:table-row>
        <table:table-row table:style-name="ro7">
          <table:table-cell office:value-type="float" office:value="259" calcext:value-type="float">
            <text:p>259</text:p>
          </table:table-cell>
          <table:table-cell/>
          <table:table-cell table:style-name="ce42" office:value-type="string" calcext:value-type="string">
            <text:p>insisted RTD run three-car trains rather than two as crossing signals might not work properly . # A BNSF executive said the railroad 's price was based largely on how much RTD planned </text:p>
          </table:table-cell>
          <table:table-cell office:value-type="string" calcext:value-type="string">
            <text:p>w_news_2012.txt</text:p>
          </table:table-cell>
        </table:table-row>
        <table:table-row table:style-name="ro7">
          <table:table-cell office:value-type="float" office:value="260" calcext:value-type="float">
            <text:p>260</text:p>
          </table:table-cell>
          <table:table-cell/>
          <table:table-cell table:style-name="ce42" office:value-type="string" calcext:value-type="string">
            <text:p>insist that Mr. Assad step aside or try to engineer his downfall , and whether elements of the current regime can help ease a crackdown that has so far claimed as many as 8,000 </text:p>
          </table:table-cell>
          <table:table-cell office:value-type="string" calcext:value-type="string">
            <text:p>w_news_2012.txt</text:p>
          </table:table-cell>
        </table:table-row>
        <table:table-row table:style-name="ro7">
          <table:table-cell office:value-type="float" office:value="261" calcext:value-type="float">
            <text:p>261</text:p>
          </table:table-cell>
          <table:table-cell/>
          <table:table-cell table:style-name="ce44" office:value-type="string" calcext:value-type="string">
            <text:p>insisting to hostage negotiators that Nancy return or he would take his own life . @!RICHARD-SHENKMAN-@# Tell her I want her back if she wants to save my life . @!MIKE-THOMPSON-@1PO# </text:p>
          </table:table-cell>
          <table:table-cell office:value-type="string" calcext:value-type="string">
            <text:p>w_spok_2012.txt</text:p>
          </table:table-cell>
        </table:table-row>
        <table:table-row table:style-name="ro7">
          <table:table-cell office:value-type="float" office:value="262" calcext:value-type="float">
            <text:p>262</text:p>
          </table:table-cell>
          <table:table-cell/>
          <table:table-cell table:style-name="ce42" office:value-type="string" calcext:value-type="string">
            <text:p>insisted she take showers . And that they check on her every seven to 10 minutes . @!CHRIS-CUOMO-@1-ABC# @(Voiceover) But on that afternoon , Whitney had been left alone for over an hour . When </text:p>
          </table:table-cell>
          <table:table-cell office:value-type="string" calcext:value-type="string">
            <text:p>w_spok_2012.txt</text:p>
          </table:table-cell>
        </table:table-row>
        <table:table-row table:style-name="ro7">
          <table:table-cell office:value-type="float" office:value="263" calcext:value-type="float">
            <text:p>263</text:p>
          </table:table-cell>
          <table:table-cell/>
          <table:table-cell table:style-name="ce42" office:value-type="string" calcext:value-type="string">
            <text:p>insisting her body not be transported until the partiers were gone . The singer 's former bodyguard disallowing Houston to take baths , only showers . Bombshell tonight . Death certificate released . As predicted here Mo</text:p>
          </table:table-cell>
          <table:table-cell office:value-type="string" calcext:value-type="string">
            <text:p>w_spok_2012.txt</text:p>
          </table:table-cell>
        </table:table-row>
        <table:table-row table:style-name="ro7">
          <table:table-cell office:value-type="float" office:value="264" calcext:value-type="float">
            <text:p>264</text:p>
          </table:table-cell>
          <table:table-cell/>
          <table:table-cell table:style-name="ce45" office:value-type="string" calcext:value-type="string">
            <text:p>insisted the company declare bankruptcy . And with a giant federal bailout , they began a massive overhaul . @!BILL-VLASIC: It was interesting that the leadership of General Motors had resisted Chapter 11 , saying that </text:p>
          </table:table-cell>
          <table:table-cell table:style-name="Default" office:value-type="string" calcext:value-type="string">
            <text:p>w_spok_2012.txt</text:p>
          </table:table-cell>
        </table:table-row>
        <table:table-row table:style-name="ro7">
          <table:table-cell office:value-type="float" office:value="265" calcext:value-type="float">
            <text:p>265</text:p>
          </table:table-cell>
          <table:table-cell/>
          <table:table-cell table:style-name="ce45" office:value-type="string" calcext:value-type="string">
            <text:p>insisting that elimination of some environmental reviews and approval of the Keystone Pipeline be included in the measure . Democrats call those demands extremist . If , as seems likely , lawmakers ca n't agree </text:p>
          </table:table-cell>
          <table:table-cell table:style-name="Default" office:value-type="string" calcext:value-type="string">
            <text:p>w_spok_201</text:p>
          </table:table-cell>
        </table:table-row>
        <table:table-row table:style-name="ro2">
          <table:table-cell office:value-type="float" office:value="266" calcext:value-type="float">
            <text:p>266</text:p>
          </table:table-cell>
          <table:table-cell table:style-name="Default" office:value-type="string" calcext:value-type="string">
            <text:p>2012</text:p>
          </table:table-cell>
          <table:table-cell table:style-name="ce11" office:value-type="string" calcext:value-type="string">
            <text:p><text:span text:style-name="T1">house to moan and whine about the abuse she'd suffered because of my maniacal </text:span><text:span text:style-name="T2">insistence</text:span><text:span text:style-name="T1"> </text:span><text:span text:style-name="T2">that</text:span><text:span text:style-name="T1"> </text:span><text:span text:style-name="T2">she</text:span><text:span text:style-name="T1"> look at houses with me. I supposed I ought to go to</text:span></text:p>
          </table:table-cell>
          <table:table-cell table:style-name="Default" office:value-type="string" calcext:value-type="string">
            <text:p>FIC</text:p>
          </table:table-cell>
        </table:table-row>
        <table:table-row table:style-name="ro2">
          <table:table-cell office:value-type="float" office:value="267" calcext:value-type="float">
            <text:p>267</text:p>
          </table:table-cell>
          <table:table-cell table:style-name="Default" office:value-type="string" calcext:value-type="string">
            <text:p>2012</text:p>
          </table:table-cell>
          <table:table-cell table:style-name="ce11" office:value-type="string" calcext:value-type="string">
            <text:p><text:span text:style-name="T1">meetings, but he stopped going due to the group's increasingly partisan tenor and </text:span><text:span text:style-name="T2">insistence</text:span><text:span text:style-name="T1"> </text:span><text:span text:style-name="T2">that</text:span><text:span text:style-name="T1"> </text:span><text:span text:style-name="T2">donors</text:span><text:span text:style-name="T1"> be given access to the governors. " It was no longer Republican</text:span></text:p>
          </table:table-cell>
          <table:table-cell table:style-name="Default" office:value-type="string" calcext:value-type="string">
            <text:p>MAG</text:p>
          </table:table-cell>
        </table:table-row>
        <table:table-row table:style-name="ro2">
          <table:table-cell office:value-type="float" office:value="268" calcext:value-type="float">
            <text:p>268</text:p>
          </table:table-cell>
          <table:table-cell table:style-name="Default" office:value-type="string" calcext:value-type="string">
            <text:p>2012</text:p>
          </table:table-cell>
          <table:table-cell table:style-name="ce11" office:value-type="string" calcext:value-type="string">
            <text:p><text:span text:style-name="T1">other accomplishments, awakening Steve Jobs's passion for lapidary workmanship. The father's </text:span><text:span text:style-name="T2">insistence</text:span><text:span text:style-name="T1"> </text:span><text:span text:style-name="T2">that</text:span><text:span text:style-name="T1"> </text:span><text:span text:style-name="T2">the</text:span><text:span text:style-name="T1"> hidden backs of fences and cabinets be joined precisely would echo years later</text:span></text:p>
          </table:table-cell>
          <table:table-cell table:style-name="Default" office:value-type="string" calcext:value-type="string">
            <text:p>MAG</text:p>
          </table:table-cell>
        </table:table-row>
        <table:table-row table:style-name="ro2">
          <table:table-cell office:value-type="float" office:value="269" calcext:value-type="float">
            <text:p>269</text:p>
          </table:table-cell>
          <table:table-cell table:style-name="Default" office:value-type="string" calcext:value-type="string">
            <text:p>2012</text:p>
          </table:table-cell>
          <table:table-cell table:style-name="ce11" office:value-type="string" calcext:value-type="string">
            <text:p><text:span text:style-name="T1">. # The country's lithium riches have gone untapped, largely because of Morales </text:span><text:span text:style-name="T2">insistence</text:span><text:span text:style-name="T1"> </text:span><text:span text:style-name="T2">that</text:span><text:span text:style-name="T1"> </text:span><text:span text:style-name="T2">any</text:span><text:span text:style-name="T1"> extraction partner also manufacture in Bolivia the lithium batteries expected to power the</text:span></text:p>
          </table:table-cell>
          <table:table-cell table:style-name="Default" office:value-type="string" calcext:value-type="string">
            <text:p>NEWS</text:p>
          </table:table-cell>
        </table:table-row>
        <table:table-row table:style-name="ro10">
          <table:table-cell office:value-type="float" office:value="270" calcext:value-type="float">
            <text:p>270</text:p>
          </table:table-cell>
          <table:table-cell table:style-name="Default" office:value-type="string" calcext:value-type="string">
            <text:p>2012</text:p>
          </table:table-cell>
          <table:table-cell table:style-name="ce36" office:value-type="string" calcext:value-type="string">
            <text:p><text:span text:style-name="T25">risk, " Kennedy asked. " Can we say that the Congress would have  </text:span><text:span text:style-name="T26">intended</text:span><text:span text:style-name="T25">  </text:span><text:span text:style-name="T26">that</text:span><text:span text:style-name="T25">  </text:span><text:span text:style-name="T26">there</text:span><text:span text:style-name="T25">  be that kind of risk? " # Kennedy continued: " If</text:span></text:p>
          </table:table-cell>
          <table:table-cell table:style-name="Default" office:value-type="string" calcext:value-type="string">
            <text:p>NEWS</text:p>
          </table:table-cell>
        </table:table-row>
        <table:table-row table:style-name="ro6">
          <table:table-cell office:value-type="float" office:value="271" calcext:value-type="float">
            <text:p>271</text:p>
          </table:table-cell>
          <table:table-cell table:style-name="Default" office:value-type="string" calcext:value-type="string">
            <text:p>2012</text:p>
          </table:table-cell>
          <table:table-cell table:style-name="ce46" office:value-type="string" calcext:value-type="string">
            <text:p><text:span text:style-name="T34">season's socially correct side of the fence. The American national hysteria over pedophilia  </text:span><text:span text:style-name="T35">mandated</text:span><text:span text:style-name="T34">  </text:span><text:span text:style-name="T35">that</text:span><text:span text:style-name="T34">  </text:span><text:span text:style-name="T35">documents</text:span><text:span text:style-name="T34">  galore be kept on file -- such as the infamous " 2257,</text:span></text:p>
          </table:table-cell>
          <table:table-cell table:style-name="Default" office:value-type="string" calcext:value-type="string">
            <text:p>FIC</text:p>
          </table:table-cell>
        </table:table-row>
        <table:table-row table:style-name="ro6">
          <table:table-cell office:value-type="float" office:value="272" calcext:value-type="float">
            <text:p>272</text:p>
          </table:table-cell>
          <table:table-cell table:style-name="Default" office:value-type="string" calcext:value-type="string">
            <text:p>2012</text:p>
          </table:table-cell>
          <table:table-cell table:style-name="ce46" office:value-type="string" calcext:value-type="string">
            <text:p><text:span text:style-name="T34">passed legislation creating a new post of Assistant Secretary of the Navy for Aeronautics and  </text:span><text:span text:style-name="T35">mandating</text:span><text:span text:style-name="T34">  </text:span><text:span text:style-name="T35">that</text:span><text:span text:style-name="T34">  </text:span><text:span text:style-name="T35">all</text:span><text:span text:style-name="T34">  commanding officers of aircraft carriers and naval air stations be qualified as aviators</text:span></text:p>
          </table:table-cell>
          <table:table-cell table:style-name="Default" office:value-type="string" calcext:value-type="string">
            <text:p>MAG</text:p>
          </table:table-cell>
        </table:table-row>
        <table:table-row table:style-name="ro6">
          <table:table-cell office:value-type="float" office:value="273" calcext:value-type="float">
            <text:p>273</text:p>
          </table:table-cell>
          <table:table-cell table:style-name="Default" office:value-type="string" calcext:value-type="string">
            <text:p>2012</text:p>
          </table:table-cell>
          <table:table-cell table:style-name="ce46" office:value-type="string" calcext:value-type="string">
            <text:p><text:span text:style-name="T34">part, " By voting me into office this past election, the voters were  </text:span><text:span text:style-name="T35">mandating</text:span><text:span text:style-name="T34">  </text:span><text:span text:style-name="T35">that</text:span><text:span text:style-name="T34">  </text:span><text:span text:style-name="T35">the</text:span><text:span text:style-name="T34">  city have a serious dialogue on its spending habits.... My expectations</text:span></text:p>
          </table:table-cell>
          <table:table-cell table:style-name="Default" office:value-type="string" calcext:value-type="string">
            <text:p>NEWS</text:p>
          </table:table-cell>
        </table:table-row>
        <table:table-row table:style-name="ro6">
          <table:table-cell office:value-type="float" office:value="274" calcext:value-type="float">
            <text:p>274</text:p>
          </table:table-cell>
          <table:table-cell table:style-name="Default" office:value-type="string" calcext:value-type="string">
            <text:p>2012</text:p>
          </table:table-cell>
          <table:table-cell table:style-name="ce46" office:value-type="string" calcext:value-type="string">
            <text:p><text:span text:style-name="T34">patients who underwent his treatment, this was a rather tall order, for he  </text:span><text:span text:style-name="T35">mandated</text:span><text:span text:style-name="T34">  </text:span><text:span text:style-name="T35">that</text:span><text:span text:style-name="T34">  </text:span><text:span text:style-name="T35">the</text:span><text:span text:style-name="T34">  brace be worn 23 hours a day (requiring day and night wear</text:span></text:p>
          </table:table-cell>
          <table:table-cell table:style-name="Default" office:value-type="string" calcext:value-type="string">
            <text:p>ACAD</text:p>
          </table:table-cell>
        </table:table-row>
        <table:table-row table:style-name="ro6">
          <table:table-cell office:value-type="float" office:value="275" calcext:value-type="float">
            <text:p>275</text:p>
          </table:table-cell>
          <table:table-cell table:style-name="Default" office:value-type="string" calcext:value-type="string">
            <text:p>2012</text:p>
          </table:table-cell>
          <table:table-cell table:style-name="ce46" office:value-type="string" calcext:value-type="string">
            <text:p><text:span text:style-name="T34">cover the exterior of the CdC's six buildings (Figure 3). He  </text:span><text:span text:style-name="T35">mandated</text:span><text:span text:style-name="T34">  </text:span><text:span text:style-name="T35">that</text:span><text:span text:style-name="T34">  </text:span><text:span text:style-name="T35">each</text:span><text:span text:style-name="T34">  32-kilo slab be a 5o-by-5o-centimeter, handcrafted piece of quartz-ite. Because the</text:span></text:p>
          </table:table-cell>
          <table:table-cell table:style-name="Default" office:value-type="string" calcext:value-type="string">
            <text:p>ACAD</text:p>
          </table:table-cell>
        </table:table-row>
        <table:table-row table:style-name="ro4">
          <table:table-cell office:value-type="float" office:value="276" calcext:value-type="float">
            <text:p>276</text:p>
          </table:table-cell>
          <table:table-cell table:style-name="ce9" office:value-type="string" calcext:value-type="string">
            <text:p><text:s text:c="2"/>first priority , but Davidson had enough good sense to interpret die Soldier 's Creed in Renfro 's favor . The trick was locating Renfro , without being located by the neighbors . The explosion was sure to gain the attention of whoever put it there , and it was a matter</text:p>
          </table:table-cell>
          <table:table-cell table:style-name="ce47" office:value-type="string" calcext:value-type="string">
            <text:p>of great importance that they - Renfro , Davidson , and sawhorse - be gone before the locals showed up . &lt;p&gt; Get ... the ... controller , diought Davidson as he attempted to reach into his pack from a prone position . Normally anatomically impossible , he managed to pull the device out of his pack . " It '</text:p>
          </table:table-cell>
          <table:table-cell table:style-name="Default" office:value-type="string" calcext:value-type="string">
            <text:p>w_fic_2012.txt</text:p>
          </table:table-cell>
        </table:table-row>
        <table:table-row table:style-name="ro7">
          <table:table-cell office:value-type="float" office:value="277" calcext:value-type="float">
            <text:p>277</text:p>
          </table:table-cell>
          <table:table-cell/>
          <table:table-cell office:value-type="string" calcext:value-type="string">
            <text:p>He felt he had the authority -- which he did -- and so he just <text:span text:style-name="T8">ordered</text:span> <text:span text:style-name="T8">these</text:span> <text:span text:style-name="T8">things</text:span> be shredded and they were shredded in an industrial-strength shredder. <text:span text:style-name="T7">PELLEY:</text:span> Thank you</text:p>
          </table:table-cell>
          <table:table-cell office:value-type="string" calcext:value-type="string">
            <text:p>SPOK</text:p>
          </table:table-cell>
        </table:table-row>
        <table:table-row table:style-name="ro7">
          <table:table-cell office:value-type="float" office:value="278" calcext:value-type="float">
            <text:p>278</text:p>
          </table:table-cell>
          <table:table-cell/>
          <table:table-cell office:value-type="string" calcext:value-type="string">
            <text:p>the Eurozone. <text:span text:style-name="T7">JEFFREY-BROWN:</text:span> And in Egypt, where political tensions are high after a court <text:span text:style-name="T8">ordered</text:span> <text:span text:style-name="T8">that</text:span> <text:span text:style-name="T8">parliament</text:span> be dissolved. <text:span text:style-name="T7">JUDY-WOODRUFF:</text:span> Tom Bearden reports on wildfires in Colorado, where</text:p>
          </table:table-cell>
          <table:table-cell office:value-type="string" calcext:value-type="string">
            <text:p>SPOK</text:p>
          </table:table-cell>
        </table:table-row>
        <table:table-row table:style-name="ro7">
          <table:table-cell office:value-type="float" office:value="279" calcext:value-type="float">
            <text:p>279</text:p>
          </table:table-cell>
          <table:table-cell/>
          <table:table-cell office:value-type="string" calcext:value-type="string">
            <text:p>mowed down by machine-gun crossfire. # Stavka, the Soviet military high command, <text:span text:style-name="T8">ordered</text:span> <text:span text:style-name="T8">that</text:span> <text:span text:style-name="T8">the</text:span> Cholm pocket be crushed without delay; the German resistance was holding up</text:p>
          </table:table-cell>
          <table:table-cell office:value-type="string" calcext:value-type="string">
            <text:p>MAG</text:p>
          </table:table-cell>
        </table:table-row>
        <table:table-row table:style-name="ro7">
          <table:table-cell office:value-type="float" office:value="280" calcext:value-type="float">
            <text:p>280</text:p>
          </table:table-cell>
          <table:table-cell/>
          <table:table-cell office:value-type="string" calcext:value-type="string">
            <text:p>that had been strafing German positions. # Following this German triumph, the fhret <text:span text:style-name="T8">ordered</text:span> <text:span text:style-name="T8">that</text:span> <text:span text:style-name="T8">a</text:span> Knight's Cross of the Iron Cross be delivered by air to Cholm</text:p>
          </table:table-cell>
          <table:table-cell office:value-type="string" calcext:value-type="string">
            <text:p>MAG</text:p>
          </table:table-cell>
        </table:table-row>
        <table:table-row table:style-name="ro7">
          <table:table-cell office:value-type="float" office:value="281" calcext:value-type="float">
            <text:p>281</text:p>
          </table:table-cell>
          <table:table-cell/>
          <table:table-cell office:value-type="string" calcext:value-type="string">
            <text:p>the Burma Media Association, which advocates media freedom. # The government has also <text:span text:style-name="T8">ordered</text:span> <text:span text:style-name="T8">that</text:span> <text:span text:style-name="T8">all</text:span> Rakhine-related news go through the censorship board, a rollback to the procedures</text:p>
          </table:table-cell>
          <table:table-cell office:value-type="string" calcext:value-type="string">
            <text:p>NEWS</text:p>
          </table:table-cell>
        </table:table-row>
        <table:table-row table:style-name="ro7">
          <table:table-cell office:value-type="float" office:value="282" calcext:value-type="float">
            <text:p>282</text:p>
          </table:table-cell>
          <table:table-cell/>
          <table:table-cell office:value-type="string" calcext:value-type="string">
            <text:p>he said were valid reasons. A federal court determined they were fired improperly and <text:span text:style-name="T8">ordered</text:span> <text:span text:style-name="T8">that</text:span> <text:span text:style-name="T8">those</text:span> workers, plus seven others, be paid a total of $6.5 million</text:p>
          </table:table-cell>
          <table:table-cell office:value-type="string" calcext:value-type="string">
            <text:p>NEWS</text:p>
          </table:table-cell>
        </table:table-row>
        <table:table-row table:style-name="ro7">
          <table:table-cell office:value-type="float" office:value="283" calcext:value-type="float">
            <text:p>283</text:p>
          </table:table-cell>
          <table:table-cell/>
          <table:table-cell office:value-type="string" calcext:value-type="string">
            <text:p>One anonymous complaint in 2011 asked the inspector general to investigate allegations that Sullivan had <text:span text:style-name="T8">ordered</text:span> <text:span text:style-name="T8">that</text:span> <text:span text:style-name="T8">a</text:span> contract worth millions of dollars be awarded to a specific contractor without competition</text:p>
          </table:table-cell>
          <table:table-cell office:value-type="string" calcext:value-type="string">
            <text:p>NEWS</text:p>
          </table:table-cell>
        </table:table-row>
        <table:table-row table:style-name="ro7">
          <table:table-cell office:value-type="float" office:value="284" calcext:value-type="float">
            <text:p>284</text:p>
          </table:table-cell>
          <table:table-cell/>
          <table:table-cell office:value-type="string" calcext:value-type="string">
            <text:p>" Roosevelt, fearing the loss of his presidency over this " massacre, " <text:span text:style-name="T8">ordered</text:span> <text:span text:style-name="T8">that</text:span> <text:span text:style-name="T8">the</text:span> resistance be " crushed, " and this resulted in the appointment of</text:p>
          </table:table-cell>
          <table:table-cell office:value-type="string" calcext:value-type="string">
            <text:p>NEWS</text:p>
          </table:table-cell>
        </table:table-row>
        <table:table-row table:style-name="ro7">
          <table:table-cell office:value-type="float" office:value="285" calcext:value-type="float">
            <text:p>285</text:p>
          </table:table-cell>
          <table:table-cell/>
          <table:table-cell office:value-type="string" calcext:value-type="string">
            <text:p>Moreno had been killed in a standoff. # In their final sentencing, the judges <text:span text:style-name="T8">ordered</text:span> <text:span text:style-name="T8">that</text:span> <text:span text:style-name="T8">the</text:span> first investigation into an Argentine business's role in crimes against humanity be opened against Loma Negra .</text:p>
          </table:table-cell>
          <table:table-cell office:value-type="string" calcext:value-type="string">
            <text:p>NEWS</text:p>
          </table:table-cell>
        </table:table-row>
        <table:table-row table:style-name="ro7">
          <table:table-cell office:value-type="float" office:value="286" calcext:value-type="float">
            <text:p>286</text:p>
          </table:table-cell>
          <table:table-cell/>
          <table:table-cell office:value-type="string" calcext:value-type="string">
            <text:p>of the program violated Al Jazeera's code of ethics " and saying he had <text:span text:style-name="T8">ordered</text:span> <text:span text:style-name="T8">steps</text:span> <text:span text:style-name="T8">be</text:span> taken to ensure a similar incident was not repeated. AJA's deputy</text:p>
          </table:table-cell>
          <table:table-cell office:value-type="string" calcext:value-type="string">
            <text:p>ACAD</text:p>
          </table:table-cell>
        </table:table-row>
        <table:table-row table:style-name="ro10">
          <table:table-cell office:value-type="float" office:value="287" calcext:value-type="float">
            <text:p>287</text:p>
          </table:table-cell>
          <table:table-cell table:style-name="Default" office:value-type="string" calcext:value-type="string">
            <text:p>2012</text:p>
          </table:table-cell>
          <table:table-cell table:style-name="ce36" office:value-type="string" calcext:value-type="string">
            <text:p><text:span text:style-name="T25">through the metal detectors and use the disgustingly overcrowded bathroom- the suggestion board hosts several  </text:span><text:span text:style-name="T26">pleas</text:span><text:span text:style-name="T25">  </text:span><text:span text:style-name="T26">that</text:span><text:span text:style-name="T25">  </text:span><text:span text:style-name="T26">someone</text:span><text:span text:style-name="T25">  do something about that smell- and time to stand in line to clock</text:span></text:p>
          </table:table-cell>
          <table:table-cell table:style-name="Default" office:value-type="string" calcext:value-type="string">
            <text:p>MAG</text:p>
          </table:table-cell>
        </table:table-row>
        <table:table-row table:style-name="ro2">
          <table:table-cell office:value-type="float" office:value="288" calcext:value-type="float">
            <text:p>288</text:p>
          </table:table-cell>
          <table:table-cell table:style-name="Default" office:value-type="string" calcext:value-type="string">
            <text:p>2012</text:p>
          </table:table-cell>
          <table:table-cell table:style-name="ce11" office:value-type="string" calcext:value-type="string">
            <text:p><text:span text:style-name="T1">food and drink and potions were given to her, under my gaze. I </text:span><text:span text:style-name="T2">prayed</text:span><text:span text:style-name="T1"> </text:span><text:span text:style-name="T2">to</text:span><text:span text:style-name="T1"> </text:span><text:span text:style-name="T2">the</text:span><text:span text:style-name="T1"> Lord that he take me also. My prayer was not answered,</text:span></text:p>
          </table:table-cell>
          <table:table-cell table:style-name="Default" office:value-type="string" calcext:value-type="string">
            <text:p>FIC</text:p>
          </table:table-cell>
        </table:table-row>
        <table:table-row table:style-name="ro2">
          <table:table-cell office:value-type="float" office:value="289" calcext:value-type="float">
            <text:p>289</text:p>
          </table:table-cell>
          <table:table-cell table:style-name="Default" office:value-type="string" calcext:value-type="string">
            <text:p>2012</text:p>
          </table:table-cell>
          <table:table-cell table:style-name="ce48" office:value-type="string" calcext:value-type="string">
            <text:p><text:span text:style-name="T1">false positives, perhaps while he had been in suspension. He said nothing, </text:span><text:span text:style-name="T2">preferring</text:span><text:span text:style-name="T1"> </text:span><text:span text:style-name="T2">that</text:span><text:span text:style-name="T1"> </text:span><text:span text:style-name="T2">any</text:span><text:span text:style-name="T1"> doubts about system reliability be spread by her own mind. # The</text:span></text:p>
          </table:table-cell>
          <table:table-cell table:style-name="Default" office:value-type="string" calcext:value-type="string">
            <text:p>FIC</text:p>
          </table:table-cell>
        </table:table-row>
        <table:table-row table:style-name="ro2">
          <table:table-cell office:value-type="float" office:value="290" calcext:value-type="float">
            <text:p>290</text:p>
          </table:table-cell>
          <table:table-cell table:style-name="Default" office:value-type="string" calcext:value-type="string">
            <text:p>2012</text:p>
          </table:table-cell>
          <table:table-cell table:style-name="ce48" office:value-type="string" calcext:value-type="string">
            <text:p><text:span text:style-name="T1">Patty ignored her and headed to the door leading into the house. " Greg </text:span><text:span text:style-name="T2">prefers</text:span><text:span text:style-name="T1"> </text:span><text:span text:style-name="T2">business</text:span><text:span text:style-name="T1"> </text:span><text:span text:style-name="T2">not</text:span><text:span text:style-name="T1"> be brought to him when he's inside his home. He'll</text:span></text:p>
          </table:table-cell>
          <table:table-cell table:style-name="Default" office:value-type="string" calcext:value-type="string">
            <text:p>FIC</text:p>
          </table:table-cell>
        </table:table-row>
        <table:table-row table:style-name="ro2">
          <table:table-cell office:value-type="float" office:value="291" calcext:value-type="float">
            <text:p>291</text:p>
          </table:table-cell>
          <table:table-cell table:style-name="Default" office:value-type="string" calcext:value-type="string">
            <text:p>2012</text:p>
          </table:table-cell>
          <table:table-cell table:style-name="ce48" office:value-type="string" calcext:value-type="string">
            <text:p><text:span text:style-name="T1">risk. That is a reality. " # O'Mara has also said he would </text:span><text:span text:style-name="T2">prefer</text:span><text:span text:style-name="T1"> </text:span><text:span text:style-name="T2">that</text:span><text:span text:style-name="T1"> </text:span><text:span text:style-name="T2">Zimmerman</text:span><text:span text:style-name="T1"> be released so he can assist in building a defense case. #</text:span></text:p>
          </table:table-cell>
          <table:table-cell table:style-name="Default" office:value-type="string" calcext:value-type="string">
            <text:p>NEWS</text:p>
          </table:table-cell>
        </table:table-row>
        <table:table-row table:style-name="ro2">
          <table:table-cell office:value-type="float" office:value="292" calcext:value-type="float">
            <text:p>292</text:p>
          </table:table-cell>
          <table:table-cell table:style-name="Default" office:value-type="string" calcext:value-type="string">
            <text:p>2012</text:p>
          </table:table-cell>
          <table:table-cell table:style-name="ce48" office:value-type="string" calcext:value-type="string">
            <text:p><text:span text:style-name="T1">at risk. That is a reality. " # O'Mara has said he would </text:span><text:span text:style-name="T2">prefer</text:span><text:span text:style-name="T1"> </text:span><text:span text:style-name="T2">that</text:span><text:span text:style-name="T1"> </text:span><text:span text:style-name="T2">Zimmerman</text:span><text:span text:style-name="T1"> be released so he can assist in building a defense case. #</text:span></text:p>
          </table:table-cell>
          <table:table-cell table:style-name="Default" office:value-type="string" calcext:value-type="string">
            <text:p>NEWS</text:p>
          </table:table-cell>
        </table:table-row>
        <table:table-row table:style-name="ro2">
          <table:table-cell office:value-type="float" office:value="293" calcext:value-type="float">
            <text:p>293</text:p>
          </table:table-cell>
          <table:table-cell table:style-name="Default" office:value-type="string" calcext:value-type="string">
            <text:p>2012</text:p>
          </table:table-cell>
          <table:table-cell table:style-name="ce48" office:value-type="string" calcext:value-type="string">
            <text:p><text:span text:style-name="T1">one of those who would benefit from the Senior Homestead Exemption. However, I </text:span><text:span text:style-name="T2">prefer</text:span><text:span text:style-name="T1"> </text:span><text:span text:style-name="T2">that</text:span><text:span text:style-name="T1"> </text:span><text:span text:style-name="T2">those</text:span><text:span text:style-name="T1"> funds be redirected entirely to education. A society that is unwilling to</text:span></text:p>
          </table:table-cell>
          <table:table-cell table:style-name="Default" office:value-type="string" calcext:value-type="string">
            <text:p>NEWS</text:p>
          </table:table-cell>
        </table:table-row>
        <table:table-row table:style-name="ro5">
          <table:table-cell office:value-type="float" office:value="294" calcext:value-type="float">
            <text:p>294</text:p>
          </table:table-cell>
          <table:table-cell table:style-name="ce3" office:value-type="string" calcext:value-type="string">
            <text:p>2012</text:p>
          </table:table-cell>
          <table:table-cell table:style-name="ce49" office:value-type="string" calcext:value-type="string">
            <text:p>and former Georgia congressman Newt Gingrich refused to back down from or apologize for his <text:span text:style-name="T8">proposal</text:span> <text:span text:style-name="T8">that</text:span> <text:span text:style-name="T8">poor</text:span> kids be put to work as school janitors (" No, "</text:p>
          </table:table-cell>
          <table:table-cell office:value-type="string" calcext:value-type="string">
            <text:p>NEWS</text:p>
          </table:table-cell>
        </table:table-row>
        <table:table-row table:style-name="ro5">
          <table:table-cell office:value-type="float" office:value="295" calcext:value-type="float">
            <text:p>295</text:p>
          </table:table-cell>
          <table:table-cell table:style-name="ce3" office:value-type="string" calcext:value-type="string">
            <text:p>2012</text:p>
          </table:table-cell>
          <table:table-cell table:style-name="ce49" office:value-type="string" calcext:value-type="string">
            <text:p>said, " At no time was there, from the NSA perspective, a <text:span text:style-name="T8">proposal</text:span> <text:span text:style-name="T8">that</text:span> <text:span text:style-name="T8">the</text:span> government enter into an arrangement where it would monitor private-sector networks. "</text:p>
          </table:table-cell>
          <table:table-cell office:value-type="string" calcext:value-type="string">
            <text:p>NEWS</text:p>
          </table:table-cell>
        </table:table-row>
        <table:table-row table:style-name="ro12">
          <table:table-cell office:value-type="float" office:value="296" calcext:value-type="float">
            <text:p>296</text:p>
          </table:table-cell>
          <table:table-cell table:style-name="ce10" office:value-type="string" calcext:value-type="string">
            <text:p><text:s/>campaigns into individual communities to better inform residents about influenza , pandemic planning , and available community health services . They </text:p>
          </table:table-cell>
          <table:table-cell table:style-name="ce50" office:value-type="string" calcext:value-type="string">
            <text:p>proposed that educational campaigns be offered in multiple languages with a variety of teaching strategies rather than consist merely of distribution of </text:p>
          </table:table-cell>
          <table:table-cell table:style-name="Default" office:value-type="string" calcext:value-type="string">
            <text:p>w_acad_2012.txt</text:p>
          </table:table-cell>
        </table:table-row>
        <table:table-row table:style-name="ro12">
          <table:table-cell office:value-type="float" office:value="297" calcext:value-type="float">
            <text:p>297</text:p>
          </table:table-cell>
          <table:table-cell table:style-name="ce10" office:value-type="string" calcext:value-type="string">
            <text:p><text:s/>rnating treatments/multi-element ; changing criterion ) will be addressed by extension in future papers . For purposes of the present discussion , we </text:p>
          </table:table-cell>
          <table:table-cell table:style-name="ce50" office:value-type="string" calcext:value-type="string">
            <text:p>propose that studies using ABA reversal and two-series multiple baseline designs be viewed as acceptable for documenting experimental control only with </text:p>
          </table:table-cell>
          <table:table-cell table:style-name="Default" office:value-type="string" calcext:value-type="string">
            <text:p>w_acad_2012.txt</text:p>
          </table:table-cell>
        </table:table-row>
        <table:table-row table:style-name="ro12">
          <table:table-cell office:value-type="float" office:value="298" calcext:value-type="float">
            <text:p>298</text:p>
          </table:table-cell>
          <table:table-cell table:style-name="ce10" office:value-type="string" calcext:value-type="string">
            <text:p><text:s text:c="2"/>is assessed with experimental effect across a sufficient range of studies , researchers , and participants to allow confidence in the effect . We </text:p>
          </table:table-cell>
          <table:table-cell table:style-name="ce50" office:value-type="string" calcext:value-type="string">
            <text:p>propose that this standard be operationalized as ( a ) a minimum of five peer-reviewed studies , ( b ) conducted across at least three different </text:p>
          </table:table-cell>
          <table:table-cell table:style-name="Default" office:value-type="string" calcext:value-type="string">
            <text:p>w_acad_2012.txt</text:p>
          </table:table-cell>
        </table:table-row>
        <table:table-row table:style-name="ro12">
          <table:table-cell office:value-type="float" office:value="299" calcext:value-type="float">
            <text:p>299</text:p>
          </table:table-cell>
          <table:table-cell table:style-name="ce10" office:value-type="string" calcext:value-type="string">
            <text:p><text:s text:c="2"/>Council resolution condemning Damascus.29 This position was hardly defensible or consistent given that Lebanon 's ambassador to the U.N . had </text:p>
          </table:table-cell>
          <table:table-cell table:style-name="ce50" office:value-type="string" calcext:value-type="string">
            <text:p>proposed that the Security Council implement a no-fly zone over Libya to protect its people from the excesses of the Qaddafi </text:p>
          </table:table-cell>
          <table:table-cell table:style-name="Default" office:value-type="string" calcext:value-type="string">
            <text:p>w_acad_2012.txt</text:p>
          </table:table-cell>
        </table:table-row>
        <table:table-row table:style-name="ro12">
          <table:table-cell office:value-type="float" office:value="300" calcext:value-type="float">
            <text:p>300</text:p>
          </table:table-cell>
          <table:table-cell table:style-name="ce10" office:value-type="string" calcext:value-type="string">
            <text:p><text:s text:c="2"/>his bare hands turning purple . She thought about bringing his hat and jacket out to him but remembered that he had </text:p>
          </table:table-cell>
          <table:table-cell table:style-name="ce50" office:value-type="string" calcext:value-type="string">
            <text:p>proposed that they not speak to each other before one o'clock , before each had done their significant work of the day . </text:p>
          </table:table-cell>
          <table:table-cell table:style-name="Default" office:value-type="string" calcext:value-type="string">
            <text:p>w_fic_2012.txt</text:p>
          </table:table-cell>
        </table:table-row>
        <table:table-row table:style-name="ro12">
          <table:table-cell office:value-type="float" office:value="301" calcext:value-type="float">
            <text:p>301</text:p>
          </table:table-cell>
          <table:table-cell table:style-name="ce10" office:value-type="string" calcext:value-type="string">
            <text:p><text:s text:c="2"/>of these ideas could win enough political support is another question . When Mr. Obama called for the cancellation of Constellation , he </text:p>
          </table:table-cell>
          <table:table-cell table:style-name="ce50" office:value-type="string" calcext:value-type="string">
            <text:p>proposed that NASA rely much more on commercial companies in the future , echoing many of the same themes that Mr. Gingrich is </text:p>
          </table:table-cell>
          <table:table-cell table:style-name="Default" office:value-type="string" calcext:value-type="string">
            <text:p>w_news_2012.txt</text:p>
          </table:table-cell>
        </table:table-row>
        <table:table-row table:style-name="ro12">
          <table:table-cell office:value-type="float" office:value="302" calcext:value-type="float">
            <text:p>302</text:p>
          </table:table-cell>
          <table:table-cell table:style-name="ce10" office:value-type="string" calcext:value-type="string">
            <text:p><text:s text:c="2"/>found anything that suggests it is anything beyond the Neenan projects . " # Mary Wickersham , chair of the board that oversees BEST grants , </text:p>
          </table:table-cell>
          <table:table-cell table:style-name="ce50" office:value-type="string" calcext:value-type="string">
            <text:p>proposed Wednesday that Education Department staff conduct a " root-cause analysis " of what happened with the Neenan projects . # Eric Gorski : 303-9</text:p>
          </table:table-cell>
          <table:table-cell table:style-name="Default" office:value-type="string" calcext:value-type="string">
            <text:p>w_news_2012.txt</text:p>
          </table:table-cell>
        </table:table-row>
        <table:table-row table:style-name="ro5">
          <table:table-cell office:value-type="float" office:value="303" calcext:value-type="float">
            <text:p>303</text:p>
          </table:table-cell>
          <table:table-cell/>
          <table:table-cell table:style-name="ce30" office:value-type="string" calcext:value-type="string">
            <text:p>he stopped eating and he became <text:span text:style-name="T7">(INAUDIBLE)</text:span>. <text:span text:style-name="T7">PINSKY:</text:span> Wow. <text:span text:style-name="T7">CHRISTINE:</text:span> And the doctor <text:span text:style-name="T8">recommended</text:span> <text:span text:style-name="T8">that</text:span> <text:span text:style-name="T8">I</text:span> <text:span text:style-name="T8">do</text:span> <text:span text:style-name="T8">that</text:span> <text:span text:style-name="T8">.</text:span> And it actually brought him back. <text:span text:style-name="T7">PINSKY:</text:span> Wow.</text:p>
          </table:table-cell>
          <table:table-cell office:value-type="string" calcext:value-type="string">
            <text:p>SPOK</text:p>
          </table:table-cell>
        </table:table-row>
        <table:table-row table:style-name="ro5">
          <table:table-cell office:value-type="float" office:value="304" calcext:value-type="float">
            <text:p>304</text:p>
          </table:table-cell>
          <table:table-cell/>
          <table:table-cell table:style-name="ce30" office:value-type="string" calcext:value-type="string">
            <text:p>that he go see a psychologist at some time for an evaluation. She also <text:span text:style-name="T8">recommended</text:span> <text:span text:style-name="T8">that</text:span> <text:span text:style-name="T8">he</text:span> <text:span text:style-name="T8">go</text:span> <text:span text:style-name="T8">to</text:span> <text:span text:style-name="T8">an</text:span> ear, nose, and throat doctor which he declined</text:p>
          </table:table-cell>
          <table:table-cell office:value-type="string" calcext:value-type="string">
            <text:p>SPOK</text:p>
          </table:table-cell>
        </table:table-row>
        <table:table-row table:style-name="ro5">
          <table:table-cell office:value-type="float" office:value="305" calcext:value-type="float">
            <text:p>305</text:p>
          </table:table-cell>
          <table:table-cell/>
          <table:table-cell table:style-name="ce30" office:value-type="string" calcext:value-type="string">
            <text:p>case for freedom after so many years in prison. Remember, the board could <text:span text:style-name="T8">recommend</text:span> <text:span text:style-name="T8">that</text:span> <text:span text:style-name="T8">Montana</text:span> <text:span text:style-name="T8">'s</text:span> <text:span text:style-name="T8">governor</text:span> <text:span text:style-name="T8">pardon</text:span> Beach, commute his sentence, make him eligible for</text:p>
          </table:table-cell>
          <table:table-cell office:value-type="string" calcext:value-type="string">
            <text:p>SPOK</text:p>
          </table:table-cell>
        </table:table-row>
        <table:table-row table:style-name="ro5">
          <table:table-cell office:value-type="float" office:value="306" calcext:value-type="float">
            <text:p>306</text:p>
          </table:table-cell>
          <table:table-cell/>
          <table:table-cell table:style-name="ce30" office:value-type="string" calcext:value-type="string">
            <text:p>. " lay Watts of AFM adds <text:span text:style-name="T8">that</text:span> with any paint or product " We <text:span text:style-name="T8">recommend</text:span> <text:span text:style-name="T8">that</text:span> <text:span text:style-name="T8">a</text:span> <text:span text:style-name="T8">person</text:span> <text:span text:style-name="T8">apply</text:span> <text:span text:style-name="T8">the</text:span> product to a piece of glass... allow several</text:p>
          </table:table-cell>
          <table:table-cell office:value-type="string" calcext:value-type="string">
            <text:p>MAG</text:p>
          </table:table-cell>
        </table:table-row>
        <table:table-row table:style-name="ro5">
          <table:table-cell office:value-type="float" office:value="307" calcext:value-type="float">
            <text:p>307</text:p>
          </table:table-cell>
          <table:table-cell/>
          <table:table-cell table:style-name="ce30" office:value-type="string" calcext:value-type="string">
            <text:p>the National Cancer Institute does not recommended yearly mammograms until age 40, her doctor <text:span text:style-name="T8">recommended</text:span> <text:span text:style-name="T8">that</text:span> <text:span text:style-name="T8">she</text:span> <text:span text:style-name="T8">start</text:span> <text:span text:style-name="T8">at</text:span> <text:span text:style-name="T8">age</text:span> 35 due to her history of fibrocystic breasts (benign</text:p>
          </table:table-cell>
          <table:table-cell office:value-type="string" calcext:value-type="string">
            <text:p>MAG</text:p>
          </table:table-cell>
        </table:table-row>
        <table:table-row table:style-name="ro5">
          <table:table-cell office:value-type="float" office:value="308" calcext:value-type="float">
            <text:p>308</text:p>
          </table:table-cell>
          <table:table-cell/>
          <table:table-cell table:style-name="ce30" office:value-type="string" calcext:value-type="string">
            <text:p>1920s, the shortage of naval aviators was so acute <text:span text:style-name="T8">that</text:span> the Bureau of Aeronautics <text:span text:style-name="T8">recommended</text:span> <text:span text:style-name="T8">that</text:span> <text:span text:style-name="T8">the</text:span> <text:span text:style-name="T8">Pacific</text:span> <text:span text:style-name="T8">Fleet</text:span> <text:span text:style-name="T8">be</text:span> authorized to provide training to enlisted men. Though the</text:p>
          </table:table-cell>
          <table:table-cell office:value-type="string" calcext:value-type="string">
            <text:p>MAG</text:p>
          </table:table-cell>
        </table:table-row>
        <table:table-row table:style-name="ro5">
          <table:table-cell office:value-type="float" office:value="309" calcext:value-type="float">
            <text:p>309</text:p>
          </table:table-cell>
          <table:table-cell/>
          <table:table-cell table:style-name="ce30" office:value-type="string" calcext:value-type="string">
            <text:p>the diocese had been more transparent, the board would have made different decisions and <text:span text:style-name="T8">recommended</text:span> <text:span text:style-name="T8">that</text:span> <text:span text:style-name="T8">more</text:span> <text:span text:style-name="T8">priests</text:span> <text:span text:style-name="T8">be</text:span> <text:span text:style-name="T8">removed</text:span> from ministry. # She says <text:span text:style-name="T8">that</text:span> Archbishop Charles Chaput</text:p>
          </table:table-cell>
          <table:table-cell office:value-type="string" calcext:value-type="string">
            <text:p>MAG</text:p>
          </table:table-cell>
        </table:table-row>
        <table:table-row table:style-name="ro5">
          <table:table-cell office:value-type="float" office:value="310" calcext:value-type="float">
            <text:p>310</text:p>
          </table:table-cell>
          <table:table-cell/>
          <table:table-cell table:style-name="ce30" office:value-type="string" calcext:value-type="string">
            <text:p>spending too many hours in the waiting rooms of too many specialists, having friends <text:span text:style-name="T8">recommend</text:span> <text:span text:style-name="T8">that</text:span> <text:span text:style-name="T8">she</text:span> <text:span text:style-name="T8">have</text:span> <text:span text:style-name="T8">someone</text:span> <text:span text:style-name="T8">come</text:span> to live with her. # The book has a</text:p>
          </table:table-cell>
          <table:table-cell office:value-type="string" calcext:value-type="string">
            <text:p>MAG</text:p>
          </table:table-cell>
        </table:table-row>
        <table:table-row table:style-name="ro5">
          <table:table-cell office:value-type="float" office:value="311" calcext:value-type="float">
            <text:p>311</text:p>
          </table:table-cell>
          <table:table-cell/>
          <table:table-cell table:style-name="ce30" office:value-type="string" calcext:value-type="string">
            <text:p>themselves against the crib hard enough to hurt themselves. And safety experts have long <text:span text:style-name="T8">recommended</text:span> <text:span text:style-name="T8">that</text:span> <text:span text:style-name="T8">crib</text:span> <text:span text:style-name="T8">bumpers</text:span> <text:span text:style-name="T8">be</text:span> <text:span text:style-name="T8">removed</text:span> when babies become strong enough to pull themselves up and</text:p>
          </table:table-cell>
          <table:table-cell office:value-type="string" calcext:value-type="string">
            <text:p>MAG</text:p>
          </table:table-cell>
        </table:table-row>
        <table:table-row table:style-name="ro5">
          <table:table-cell office:value-type="float" office:value="312" calcext:value-type="float">
            <text:p>312</text:p>
          </table:table-cell>
          <table:table-cell/>
          <table:table-cell table:style-name="ce30" office:value-type="string" calcext:value-type="string">
            <text:p>Milligan, the actuary for the California Public Employees Retirement System, or Calpers, <text:span text:style-name="T8">recommended</text:span> <text:span text:style-name="T8">that</text:span> <text:span text:style-name="T8">the</text:span> <text:span text:style-name="T8">trustees</text:span> <text:span text:style-name="T8">lower</text:span> <text:span text:style-name="T8">their</text:span> assumption to 7.25 percent from 7.75 percent. Last year</text:p>
          </table:table-cell>
          <table:table-cell office:value-type="string" calcext:value-type="string">
            <text:p>NEWS</text:p>
          </table:table-cell>
        </table:table-row>
        <table:table-row table:style-name="ro5">
          <table:table-cell office:value-type="float" office:value="313" calcext:value-type="float">
            <text:p>313</text:p>
          </table:table-cell>
          <table:table-cell/>
          <table:table-cell table:style-name="ce30" office:value-type="string" calcext:value-type="string">
            <text:p>, in 2008, a North American advisory group on the viability of hoofed species <text:span text:style-name="T8">recommended</text:span> <text:span text:style-name="T8">that</text:span> <text:span text:style-name="T8">the</text:span> <text:span text:style-name="T8">animals</text:span> <text:span text:style-name="T8">be</text:span> <text:span text:style-name="T8">phased</text:span> out of North American zoos and space given to another</text:p>
          </table:table-cell>
          <table:table-cell office:value-type="string" calcext:value-type="string">
            <text:p>NEWS</text:p>
          </table:table-cell>
        </table:table-row>
        <table:table-row table:style-name="ro5">
          <table:table-cell office:value-type="float" office:value="314" calcext:value-type="float">
            <text:p>314</text:p>
          </table:table-cell>
          <table:table-cell/>
          <table:table-cell table:style-name="ce30" office:value-type="string" calcext:value-type="string">
            <text:p>and operations in Brazil and China as well as Mexico. They say the lawyers <text:span text:style-name="T8">recommended</text:span> <text:span text:style-name="T8">that</text:span> <text:span text:style-name="T8">Wal-Mart</text:span> <text:span text:style-name="T8">also</text:span> <text:span text:style-name="T8">review</text:span> <text:span text:style-name="T8">its</text:span> operations in India and South Africa. An email to</text:p>
          </table:table-cell>
          <table:table-cell office:value-type="string" calcext:value-type="string">
            <text:p>NEWS</text:p>
          </table:table-cell>
        </table:table-row>
        <table:table-row table:style-name="ro5">
          <table:table-cell office:value-type="float" office:value="315" calcext:value-type="float">
            <text:p>315</text:p>
          </table:table-cell>
          <table:table-cell/>
          <table:table-cell table:style-name="ce30" office:value-type="string" calcext:value-type="string">
            <text:p>local-government tax bills nor mortgage-servicer documents identify " which charges are deductible. # It <text:span text:style-name="T8">recommended</text:span> <text:span text:style-name="T8">that</text:span> <text:span text:style-name="T8">the</text:span> <text:span text:style-name="T8">IRS</text:span> <text:span text:style-name="T8">change</text:span> <text:span text:style-name="T8">its</text:span> guidance to taxpayers, revise the way it audits this</text:p>
          </table:table-cell>
          <table:table-cell office:value-type="string" calcext:value-type="string">
            <text:p>NEWS</text:p>
          </table:table-cell>
        </table:table-row>
        <table:table-row table:style-name="ro5">
          <table:table-cell office:value-type="float" office:value="316" calcext:value-type="float">
            <text:p>316</text:p>
          </table:table-cell>
          <table:table-cell/>
          <table:table-cell table:style-name="ce30" office:value-type="string" calcext:value-type="string">
            <text:p>peek to be sure it is done the way you like it; the authors <text:span text:style-name="T8">recommend</text:span> <text:span text:style-name="T8">that</text:span> <text:span text:style-name="T8">the</text:span> <text:span text:style-name="T8">meat</text:span> <text:span text:style-name="T8">be</text:span> <text:span text:style-name="T8">just</text:span> barely pink inside.) # Remove from the grill and</text:p>
          </table:table-cell>
          <table:table-cell office:value-type="string" calcext:value-type="string">
            <text:p>NEWS</text:p>
          </table:table-cell>
        </table:table-row>
        <table:table-row table:style-name="ro5">
          <table:table-cell office:value-type="float" office:value="317" calcext:value-type="float">
            <text:p>317</text:p>
          </table:table-cell>
          <table:table-cell/>
          <table:table-cell table:style-name="ce30" office:value-type="string" calcext:value-type="string">
            <text:p>as lifestyle choices. 29 30 # Partly in response to concerns about disparities, MPEP <text:span text:style-name="T8">recommends</text:span> <text:span text:style-name="T8">that</text:span> <text:span text:style-name="T36">those who are at higher risk of dying from or becoming severely ill with </text:span><text:span text:style-name="T37">influenza</text:span><text:span text:style-name="T38"> be prioritized for resources.</text:span></text:p>
          </table:table-cell>
          <table:table-cell office:value-type="string" calcext:value-type="string">
            <text:p>ACAD</text:p>
          </table:table-cell>
        </table:table-row>
        <table:table-row table:style-name="ro5">
          <table:table-cell office:value-type="float" office:value="318" calcext:value-type="float">
            <text:p>318</text:p>
          </table:table-cell>
          <table:table-cell/>
          <table:table-cell table:style-name="ce30" office:value-type="string" calcext:value-type="string">
            <text:p>flat feet. 14 In response to these alarming numbers, the US Children's Bureau <text:span text:style-name="T8">recommended</text:span> <text:span text:style-name="T8">that</text:span> <text:span text:style-name="T8">public</text:span> <text:span text:style-name="T8">schools</text:span> <text:span text:style-name="T8">physically</text:span> <text:span text:style-name="T8">examine</text:span> their pupils once at the beginning of the school year</text:p>
          </table:table-cell>
          <table:table-cell office:value-type="string" calcext:value-type="string">
            <text:p>ACAD</text:p>
          </table:table-cell>
        </table:table-row>
        <table:table-row table:style-name="ro5">
          <table:table-cell office:value-type="float" office:value="319" calcext:value-type="float">
            <text:p>319</text:p>
          </table:table-cell>
          <table:table-cell/>
          <table:table-cell table:style-name="ce30" office:value-type="string" calcext:value-type="string">
            <text:p>panic attacks and stress, offered him a prescription of oral medication for benzodiazepines and <text:span text:style-name="T8">recommended</text:span> <text:span text:style-name="T8">that</text:span> <text:span text:style-name="T8">he</text:span> <text:span text:style-name="T8">come</text:span> <text:span text:style-name="T8">and</text:span> <text:span text:style-name="T8">see</text:span> the counsellor based at the practice. # Both were</text:p>
          </table:table-cell>
          <table:table-cell office:value-type="string" calcext:value-type="string">
            <text:p>ACAD</text:p>
          </table:table-cell>
        </table:table-row>
        <table:table-row table:style-name="ro5">
          <table:table-cell office:value-type="float" office:value="320" calcext:value-type="float">
            <text:p>320</text:p>
          </table:table-cell>
          <table:table-cell/>
          <table:table-cell table:style-name="ce30" office:value-type="string" calcext:value-type="string">
            <text:p>Implementing and Developing the SOP Although not stated in the IDEA regulations, it is <text:span text:style-name="T8">recommended</text:span> <text:span text:style-name="T8">that</text:span> <text:span text:style-name="T8">the</text:span> <text:span text:style-name="T8">SOP</text:span> <text:span text:style-name="T8">be</text:span> <text:span text:style-name="T8">the</text:span> responsibility of the IEP team, just as are other</text:p>
          </table:table-cell>
          <table:table-cell office:value-type="string" calcext:value-type="string">
            <text:p>ACAD</text:p>
          </table:table-cell>
        </table:table-row>
        <table:table-row table:style-name="ro5">
          <table:table-cell office:value-type="float" office:value="321" calcext:value-type="float">
            <text:p>321</text:p>
          </table:table-cell>
          <table:table-cell/>
          <table:table-cell table:style-name="ce30" office:value-type="string" calcext:value-type="string">
            <text:p>core-, and minimal-level records, and found <text:span text:style-name="T8">that</text:span> they do not. The authors <text:span text:style-name="T8">recommend</text:span> <text:span text:style-name="T8">that</text:span> <text:span text:style-name="T8">empirical</text:span> <text:span text:style-name="T8">studies</text:span> <text:span text:style-name="T8">,</text:span> <text:span text:style-name="T8">such</text:span> as theirs, be consulted when standards are formulated,</text:p>
          </table:table-cell>
          <table:table-cell office:value-type="string" calcext:value-type="string">
            <text:p>ACAD</text:p>
          </table:table-cell>
        </table:table-row>
        <table:table-row table:style-name="ro5">
          <table:table-cell office:value-type="float" office:value="322" calcext:value-type="float">
            <text:p>322</text:p>
          </table:table-cell>
          <table:table-cell/>
          <table:table-cell table:style-name="ce30" office:value-type="string" calcext:value-type="string">
            <text:p>. Acknowledging the difficulty associated with this task, the CMSS (2011) has <text:span text:style-name="T8">recommended</text:span> <text:span text:style-name="T8">that</text:span> <text:span text:style-name="T8">institutions</text:span> <text:span text:style-name="T8">be</text:span> <text:span text:style-name="T8">encouraged</text:span> <text:span text:style-name="T8">to</text:span> share methods for measuring student learning. The history of</text:p>
          </table:table-cell>
          <table:table-cell office:value-type="string" calcext:value-type="string">
            <text:p>ACAD</text:p>
          </table:table-cell>
        </table:table-row>
        <table:table-row table:style-name="ro5">
          <table:table-cell office:value-type="float" office:value="323" calcext:value-type="float">
            <text:p>323</text:p>
          </table:table-cell>
          <table:table-cell/>
          <table:table-cell table:style-name="ce30" office:value-type="string" calcext:value-type="string">
            <text:p>deeper dialogues about equity gaps between racial, ethnic, and low-income subgroups. They <text:span text:style-name="T8">recommended</text:span> <text:span text:style-name="T8">that</text:span> <text:span text:style-name="T8">ATD</text:span> <text:span text:style-name="T8">"</text:span> <text:span text:style-name="T8">structure</text:span> <text:span text:style-name="T8">its</text:span> messages and provide models for developing a more nuanced equity</text:p>
          </table:table-cell>
          <table:table-cell office:value-type="string" calcext:value-type="string">
            <text:p>ACAD</text:p>
          </table:table-cell>
        </table:table-row>
        <table:table-row table:style-name="ro5">
          <table:table-cell office:value-type="float" office:value="324" calcext:value-type="float">
            <text:p>324</text:p>
          </table:table-cell>
          <table:table-cell/>
          <table:table-cell table:style-name="ce30" office:value-type="string" calcext:value-type="string">
            <text:p>the vaccination scheme recommended in the 2008 Compendium of Animal Rabies Prevention and Control which <text:span text:style-name="T8">recommends</text:span> <text:span text:style-name="T8">that</text:span> <text:span text:style-name="T8">dogs</text:span> <text:span text:style-name="T8">and</text:span> <text:span text:style-name="T8">cats</text:span> <text:span text:style-name="T8">be</text:span> vaccinated at 3 months of age, 12 months of</text:p>
          </table:table-cell>
          <table:table-cell office:value-type="string" calcext:value-type="string">
            <text:p>ACAD</text:p>
          </table:table-cell>
        </table:table-row>
        <table:table-row table:style-name="ro5">
          <table:table-cell office:value-type="float" office:value="325" calcext:value-type="float">
            <text:p>325</text:p>
          </table:table-cell>
          <table:table-cell/>
          <table:table-cell table:style-name="ce30" office:value-type="string" calcext:value-type="string">
            <text:p>'s) publication titled Guidelines for the Roles and Responsibilities of the School-Based Speech-Language Pathologist <text:span text:style-name="T8">recommended</text:span> <text:span text:style-name="T8">that</text:span> <text:span text:style-name="T8">clinicians</text:span> <text:span text:style-name="T8">consult</text:span> <text:span text:style-name="T8">state</text:span> <text:span text:style-name="T8">guidelines</text:span> or local policy for procedures to determine a child's</text:p>
          </table:table-cell>
          <table:table-cell office:value-type="string" calcext:value-type="string">
            <text:p>ACAD</text:p>
          </table:table-cell>
        </table:table-row>
        <table:table-row table:style-name="ro5">
          <table:table-cell office:value-type="float" office:value="326" calcext:value-type="float">
            <text:p>326</text:p>
          </table:table-cell>
          <table:table-cell/>
          <table:table-cell table:style-name="ce30" office:value-type="string" calcext:value-type="string">
            <text:p>a prime source of professional information. As previously stated, ASHA (2000) <text:span text:style-name="T8">recommended</text:span> <text:span text:style-name="T8">that</text:span> <text:span text:style-name="T8">school-based</text:span> <text:span text:style-name="T8">clinicians</text:span> <text:span text:style-name="T8">consult</text:span> <text:span text:style-name="T8">such</text:span> guidelines, if they exist, to make severity decisions</text:p>
          </table:table-cell>
          <table:table-cell office:value-type="string" calcext:value-type="string">
            <text:p>ACAD</text:p>
          </table:table-cell>
        </table:table-row>
        <table:table-row table:style-name="ro5">
          <table:table-cell office:value-type="float" office:value="327" calcext:value-type="float">
            <text:p>327</text:p>
          </table:table-cell>
          <table:table-cell/>
          <table:table-cell table:style-name="ce30" office:value-type="string" calcext:value-type="string">
            <text:p>with a severity determination. The North Dakota Department of Public Instruction (2010) <text:span text:style-name="T8">recommended</text:span> <text:span text:style-name="T8">that</text:span> <text:span text:style-name="T8">the</text:span> <text:span text:style-name="T8">norm-referenced</text:span> <text:span text:style-name="T8">tests</text:span> <text:span text:style-name="T8">be</text:span> weighted equally toward determining the severity of impairment. #</text:p>
          </table:table-cell>
          <table:table-cell office:value-type="string" calcext:value-type="string">
            <text:p>ACAD</text:p>
          </table:table-cell>
        </table:table-row>
        <table:table-row table:style-name="ro5">
          <table:table-cell office:value-type="float" office:value="328" calcext:value-type="float">
            <text:p>328</text:p>
          </table:table-cell>
          <table:table-cell/>
          <table:table-cell table:style-name="ce30" office:value-type="string" calcext:value-type="string">
            <text:p>approximately 9%, 31%, and 65%, respectively. # Third, it is <text:span text:style-name="T8">recommended</text:span> <text:span text:style-name="T8">that</text:span> <text:span text:style-name="T8">in</text:span> <text:span text:style-name="T8">future</text:span> <text:span text:style-name="T8">research</text:span> <text:span text:style-name="T8">,</text:span> attempts be made to include a larger sample of schools</text:p>
          </table:table-cell>
          <table:table-cell office:value-type="string" calcext:value-type="string">
            <text:p>ACAD</text:p>
          </table:table-cell>
        </table:table-row>
        <table:table-row table:style-name="ro5">
          <table:table-cell office:value-type="float" office:value="329" calcext:value-type="float">
            <text:p>329</text:p>
          </table:table-cell>
          <table:table-cell/>
          <table:table-cell table:style-name="ce30" office:value-type="string" calcext:value-type="string">
            <text:p>GWI using analytic methods appropriate for the complex Gulf War exposure scenario. The panel <text:span text:style-name="T8">recommended</text:span> <text:span text:style-name="T8">that</text:span> <text:span text:style-name="T8">studies</text:span> <text:span text:style-name="T8">of</text:span> <text:span text:style-name="T8">Gulf</text:span> <text:span text:style-name="T8">War</text:span> veterans evaluate GWI risk factors in veteran subgroups <text:span text:style-name="T8">that</text:span> may</text:p>
          </table:table-cell>
          <table:table-cell office:value-type="string" calcext:value-type="string">
            <text:p>ACAD</text:p>
          </table:table-cell>
        </table:table-row>
        <table:table-row table:style-name="ro5">
          <table:table-cell office:value-type="float" office:value="330" calcext:value-type="float">
            <text:p>330</text:p>
          </table:table-cell>
          <table:table-cell/>
          <table:table-cell table:style-name="ce30" office:value-type="string" calcext:value-type="string">
            <text:p>the 2009 H1N1 pandemic, the Centers for Disease Control and Prevention (CDC) <text:span text:style-name="T8">recommended</text:span> <text:span text:style-name="T8">that</text:span> <text:span text:style-name="T8">those</text:span> <text:span text:style-name="T8">with</text:span> <text:span text:style-name="T8">ILI</text:span> <text:span text:style-name="T8">stay</text:span> home from work for 7 to 10 days; as</text:p>
          </table:table-cell>
          <table:table-cell office:value-type="string" calcext:value-type="string">
            <text:p>ACAD</text:p>
          </table:table-cell>
        </table:table-row>
        <table:table-row table:style-name="ro5">
          <table:table-cell office:value-type="float" office:value="331" calcext:value-type="float">
            <text:p>331</text:p>
          </table:table-cell>
          <table:table-cell/>
          <table:table-cell table:style-name="ce30" office:value-type="string" calcext:value-type="string">
            <text:p>(Photograph by the author, April 2007) # FIG. 2 -- Locals often <text:span text:style-name="T8">recommend</text:span> <text:span text:style-name="T8">that</text:span> <text:span text:style-name="T8">people</text:span> <text:span text:style-name="T8">who</text:span> <text:span text:style-name="T8">think</text:span> <text:span text:style-name="T8">religion</text:span> is not a part of life in Las Vegas drive</text:p>
          </table:table-cell>
          <table:table-cell office:value-type="string" calcext:value-type="string">
            <text:p>ACAD</text:p>
          </table:table-cell>
        </table:table-row>
        <table:table-row table:style-name="ro5">
          <table:table-cell office:value-type="float" office:value="332" calcext:value-type="float">
            <text:p>332</text:p>
          </table:table-cell>
          <table:table-cell/>
          <table:table-cell table:style-name="ce30" office:value-type="string" calcext:value-type="string">
            <text:p>group quasi-experimental, and single-subject research are designed to establish causality, it has been <text:span text:style-name="T8">recommended</text:span> <text:span text:style-name="T8">that</text:span> <text:span text:style-name="T8">only</text:span> <text:span text:style-name="T8">research</text:span> <text:span text:style-name="T8">studies</text:span> <text:span text:style-name="T8">utilizing</text:span> these designs be considered when identifying EBPs in special education</text:p>
          </table:table-cell>
          <table:table-cell office:value-type="string" calcext:value-type="string">
            <text:p>ACAD</text:p>
          </table:table-cell>
        </table:table-row>
        <table:table-row table:style-name="ro5">
          <table:table-cell office:value-type="float" office:value="333" calcext:value-type="float">
            <text:p>333</text:p>
          </table:table-cell>
          <table:table-cell/>
          <table:table-cell table:style-name="ce30" office:value-type="string" calcext:value-type="string">
            <text:p>meet their needs rather than just accepting the terms offered to them. # Anderson <text:span text:style-name="T8">recommended</text:span> <text:span text:style-name="T8">that</text:span> <text:span text:style-name="T8">the</text:span> <text:span text:style-name="T8">business</text:span> <text:span text:style-name="T8">of</text:span> <text:span text:style-name="T8">acquisitions</text:span> look to the future and make changes in the traditional</text:p>
          </table:table-cell>
          <table:table-cell office:value-type="string" calcext:value-type="string">
            <text:p>ACAD</text:p>
          </table:table-cell>
        </table:table-row>
        <table:table-row table:style-name="ro5">
          <table:table-cell office:value-type="float" office:value="334" calcext:value-type="float">
            <text:p>334</text:p>
          </table:table-cell>
          <table:table-cell/>
          <table:table-cell table:style-name="ce30" office:value-type="string" calcext:value-type="string">
            <text:p>technical difficulties such as the need for special readers and poorly scanned pages. Shelburne <text:span text:style-name="T8">recommended</text:span> <text:span text:style-name="T8">that</text:span> <text:span text:style-name="T8">libraries</text:span> <text:span text:style-name="T8">work</text:span> <text:span text:style-name="T8">with</text:span> <text:span text:style-name="T8">publishers</text:span> to encourage them to offer acceptable purchasing models and license</text:p>
          </table:table-cell>
          <table:table-cell office:value-type="string" calcext:value-type="string">
            <text:p>ACAD</text:p>
          </table:table-cell>
        </table:table-row>
        <table:table-row table:style-name="ro5">
          <table:table-cell office:value-type="float" office:value="335" calcext:value-type="float">
            <text:p>335</text:p>
          </table:table-cell>
          <table:table-cell/>
          <table:table-cell table:style-name="ce30" office:value-type="string" calcext:value-type="string">
            <text:p>users online. Dickson reports similar difficulties with copyright clearance for archival materials and also <text:span text:style-name="T8">recommends</text:span> <text:span text:style-name="T8">that</text:span> <text:span text:style-name="T8">a</text:span> <text:span text:style-name="T8">new</text:span> <text:span text:style-name="T8">definition</text:span> <text:span text:style-name="T8">of</text:span> due diligence for manuscript and archival collections be developed <text:span text:style-name="T8">that</text:span></text:p>
          </table:table-cell>
          <table:table-cell office:value-type="string" calcext:value-type="string">
            <text:p>ACAD</text:p>
          </table:table-cell>
        </table:table-row>
        <table:table-row table:style-name="ro5">
          <table:table-cell office:value-type="float" office:value="336" calcext:value-type="float">
            <text:p>336</text:p>
          </table:table-cell>
          <table:table-cell/>
          <table:table-cell table:style-name="ce30" office:value-type="string" calcext:value-type="string">
            <text:p>To manage <text:span text:style-name="T8">that</text:span> shortage, the Centers for Disease Control and Prevention and partner organizations <text:span text:style-name="T8">recommended</text:span> <text:span text:style-name="T8">that</text:span> <text:span text:style-name="T8">providers</text:span> <text:span text:style-name="T8">defer</text:span> <text:span text:style-name="T8">giving</text:span> <text:span text:style-name="T8">the</text:span> 12-15-month booster dose to all children except those at high</text:p>
          </table:table-cell>
          <table:table-cell office:value-type="string" calcext:value-type="string">
            <text:p>ACAD</text:p>
          </table:table-cell>
        </table:table-row>
        <table:table-row table:style-name="ro5">
          <table:table-cell office:value-type="float" office:value="337" calcext:value-type="float">
            <text:p>337</text:p>
          </table:table-cell>
          <table:table-cell/>
          <table:table-cell table:style-name="ce30" office:value-type="string" calcext:value-type="string">
            <text:p>a decade ago by the Committee on the Prevention of Reading Difficulties in Young Children <text:span text:style-name="T8">recommended</text:span> <text:span text:style-name="T8">that</text:span> <text:span text:style-name="T8">SLPs</text:span> <text:span text:style-name="T8">collaborate</text:span> <text:span text:style-name="T8">with</text:span> <text:span text:style-name="T8">reading</text:span> professionals through early identification and coordinated instruction (Snow et</text:p>
          </table:table-cell>
          <table:table-cell office:value-type="string" calcext:value-type="string">
            <text:p>ACAD</text:p>
          </table:table-cell>
        </table:table-row>
        <table:table-row table:style-name="ro5">
          <table:table-cell office:value-type="float" office:value="338" calcext:value-type="float">
            <text:p>338</text:p>
          </table:table-cell>
          <table:table-cell/>
          <table:table-cell table:style-name="ce30" office:value-type="string" calcext:value-type="string">
            <text:p>of the National Academies panel Informing Decisions and Actions, is missing. His panel <text:span text:style-name="T8">recommended</text:span> <text:span text:style-name="T8">that</text:span> <text:span text:style-name="T8">the</text:span> <text:span text:style-name="T8">federal</text:span> <text:span text:style-name="T8">government</text:span> <text:span text:style-name="T8">create</text:span> " comprehensive, robust, and credible information systems to</text:p>
          </table:table-cell>
          <table:table-cell office:value-type="string" calcext:value-type="string">
            <text:p>ACAD</text:p>
          </table:table-cell>
        </table:table-row>
        <table:table-row table:style-name="ro5">
          <table:table-cell office:value-type="float" office:value="339" calcext:value-type="float">
            <text:p>339</text:p>
          </table:table-cell>
          <table:table-cell/>
          <table:table-cell table:style-name="ce30" office:value-type="string" calcext:value-type="string">
            <text:p>, 90.6%) indicated <text:span text:style-name="T8">that</text:span> they would " most definitely " or " probably " <text:span text:style-name="T8">recommend</text:span> <text:span text:style-name="T8">that</text:span> <text:span text:style-name="T8">a</text:span> <text:span text:style-name="T8">friend</text:span> <text:span text:style-name="T8">or</text:span> <text:span text:style-name="T8">a</text:span> child become a school counselor. # Florida Comprehensive Assessment</text:p>
          </table:table-cell>
          <table:table-cell office:value-type="string" calcext:value-type="string">
            <text:p>ACAD</text:p>
          </table:table-cell>
        </table:table-row>
        <table:table-row table:style-name="ro5">
          <table:table-cell office:value-type="float" office:value="340" calcext:value-type="float">
            <text:p>340</text:p>
          </table:table-cell>
          <table:table-cell/>
          <table:table-cell table:style-name="ce30" office:value-type="string" calcext:value-type="string">
            <text:p>rest of the world, an idea <text:span text:style-name="T8">that</text:span> is certainly debatable. The report also <text:span text:style-name="T8">recommended</text:span> <text:span text:style-name="T8">that</text:span> <text:span text:style-name="T8">American</text:span> <text:span text:style-name="T8">schools</text:span> <text:span text:style-name="T8">on</text:span> <text:span text:style-name="T8">all</text:span> levels adopt more vigorous and measurable standards but specifics were</text:p>
          </table:table-cell>
          <table:table-cell office:value-type="string" calcext:value-type="string">
            <text:p>ACAD</text:p>
          </table:table-cell>
        </table:table-row>
        <table:table-row table:style-name="ro5">
          <table:table-cell office:value-type="float" office:value="341" calcext:value-type="float">
            <text:p>341</text:p>
          </table:table-cell>
          <table:table-cell/>
          <table:table-cell table:style-name="ce30" office:value-type="string" calcext:value-type="string">
            <text:p>course he said lumpectomy and radiation was equivalent in survivor rates to mastectomyand he just <text:span text:style-name="T8">recommended</text:span> <text:span text:style-name="T8">that</text:span> <text:span text:style-name="T8">I</text:span> <text:span text:style-name="T8">have</text:span> <text:span text:style-name="T8">a</text:span> <text:span text:style-name="T8">lumpectomy</text:span> (patient 8, classified as lower self-efficacy).</text:p>
          </table:table-cell>
          <table:table-cell office:value-type="string" calcext:value-type="string">
            <text:p>ACAD</text:p>
          </table:table-cell>
        </table:table-row>
        <table:table-row table:style-name="ro5">
          <table:table-cell office:value-type="float" office:value="342" calcext:value-type="float">
            <text:p>342</text:p>
          </table:table-cell>
          <table:table-cell/>
          <table:table-cell table:style-name="ce30" office:value-type="string" calcext:value-type="string">
            <text:p>group of gastroenterologists from the Rome Foundation should be used.5 # The Rome III criteria <text:span text:style-name="T8">recommend</text:span> <text:span text:style-name="T8">that</text:span> <text:span text:style-name="T8">a</text:span> <text:span text:style-name="T8">diagnosis</text:span> <text:span text:style-name="T8">of</text:span> <text:span text:style-name="T8">IBS</text:span> be made when a patient has abdominal pain or discomfort</text:p>
          </table:table-cell>
          <table:table-cell office:value-type="string" calcext:value-type="string">
            <text:p>ACAD</text:p>
          </table:table-cell>
        </table:table-row>
        <table:table-row table:style-name="ro5">
          <table:table-cell office:value-type="float" office:value="343" calcext:value-type="float">
            <text:p>343</text:p>
          </table:table-cell>
          <table:table-cell/>
          <table:table-cell table:style-name="ce30" office:value-type="string" calcext:value-type="string">
            <text:p>Researchers and clinicians should take care in choosing stimuli for perception experiments. It is <text:span text:style-name="T8">recommended</text:span> <text:span text:style-name="T8">that</text:span> <text:span text:style-name="T8">regionally</text:span> <text:span text:style-name="T8">validated</text:span> <text:span text:style-name="T8">vowels</text:span> <text:span text:style-name="T8">be</text:span> used instead of relying on standardized vowels in vowel perception</text:p>
          </table:table-cell>
          <table:table-cell office:value-type="string" calcext:value-type="string">
            <text:p>ACAD</text:p>
          </table:table-cell>
        </table:table-row>
        <table:table-row table:style-name="ro7">
          <table:table-cell office:value-type="float" office:value="344" calcext:value-type="float">
            <text:p>344</text:p>
          </table:table-cell>
          <table:table-cell/>
          <table:table-cell office:value-type="string" calcext:value-type="string">
            <text:p>know, this afternoon. And I talked to him about a strategy. I <text:span text:style-name="T8">recommended</text:span> <text:span text:style-name="T8">he</text:span> <text:span text:style-name="T8">stay</text:span> <text:span text:style-name="T8">back</text:span> <text:span text:style-name="T8">in</text:span> <text:span text:style-name="T8">the</text:span> <text:span text:style-name="T8">pack</text:span> <text:span text:style-name="T8">,</text:span> <text:span text:style-name="T8">you</text:span> know, hang back there until the</text:p>
          </table:table-cell>
          <table:table-cell office:value-type="string" calcext:value-type="string">
            <text:p>SPOK</text:p>
          </table:table-cell>
        </table:table-row>
        <table:table-row table:style-name="ro7">
          <table:table-cell office:value-type="float" office:value="345" calcext:value-type="float">
            <text:p>345</text:p>
          </table:table-cell>
          <table:table-cell/>
          <table:table-cell office:value-type="string" calcext:value-type="string">
            <text:p>Amber rolled her eyes. " Tharsus has a park that's- " # " I <text:span text:style-name="T8">recommend</text:span> <text:span text:style-name="T8">she</text:span> <text:span text:style-name="T8">go</text:span> <text:span text:style-name="T8">to</text:span> <text:span text:style-name="T8">Earth</text:span> <text:span text:style-name="T8">for</text:span> <text:span text:style-name="T8">treatment</text:span> <text:span text:style-name="T8">.</text:span> <text:span text:style-name="T8">I</text:span> insist upon it. " # "</text:p>
          </table:table-cell>
          <table:table-cell office:value-type="string" calcext:value-type="string">
            <text:p>FIC</text:p>
          </table:table-cell>
        </table:table-row>
        <table:table-row table:style-name="ro7">
          <table:table-cell office:value-type="float" office:value="346" calcext:value-type="float">
            <text:p>346</text:p>
          </table:table-cell>
          <table:table-cell/>
          <table:table-cell office:value-type="string" calcext:value-type="string">
            <text:p>to Amber. " You need to assert some authority here, and I strongly <text:span text:style-name="T8">recommend</text:span> <text:span text:style-name="T8">you</text:span> <text:span text:style-name="T8">go</text:span> <text:span text:style-name="T8">to</text:span> <text:span text:style-name="T8">Earth</text:span> <text:span text:style-name="T8">,</text:span> <text:span text:style-name="T8">for</text:span> <text:span text:style-name="T8">her</text:span> <text:span text:style-name="T8">sake</text:span>. I know she wants to go</text:p>
          </table:table-cell>
          <table:table-cell office:value-type="string" calcext:value-type="string">
            <text:p>FIC</text:p>
          </table:table-cell>
        </table:table-row>
        <table:table-row table:style-name="ro7">
          <table:table-cell office:value-type="float" office:value="347" calcext:value-type="float">
            <text:p>347</text:p>
          </table:table-cell>
          <table:table-cell/>
          <table:table-cell office:value-type="string" calcext:value-type="string">
            <text:p>hiding something and attracting bad elements to the area. He mentioned the thefts and <text:span text:style-name="T8">recommended</text:span> <text:span text:style-name="T8">we</text:span> <text:span text:style-name="T8">aU</text:span> <text:span text:style-name="T8">be</text:span> <text:span text:style-name="T8">sure</text:span> <text:span text:style-name="T8">to</text:span> <text:span text:style-name="T8">lock</text:span> <text:span text:style-name="T8">our</text:span> <text:span text:style-name="T8">windows</text:span> and doors and set our alarms.</text:p>
          </table:table-cell>
          <table:table-cell office:value-type="string" calcext:value-type="string">
            <text:p>FIC</text:p>
          </table:table-cell>
        </table:table-row>
        <table:table-row table:style-name="ro7">
          <table:table-cell office:value-type="float" office:value="348" calcext:value-type="float">
            <text:p>348</text:p>
          </table:table-cell>
          <table:table-cell/>
          <table:table-cell office:value-type="string" calcext:value-type="string">
            <text:p>had an IQ of 55, the equivalent ofthat of a 9-year-old child, and <text:span text:style-name="T8">recommended</text:span> <text:span text:style-name="T8">she</text:span> <text:span text:style-name="T8">be</text:span> <text:span text:style-name="T8">sent</text:span> <text:span text:style-name="T8">to</text:span> <text:span text:style-name="T8">the</text:span> <text:span text:style-name="T8">O'Berry</text:span> <text:span text:style-name="T8">Center</text:span> <text:span text:style-name="T8">,</text:span> a school for African-Americans with developmental disabilities</text:p>
          </table:table-cell>
          <table:table-cell office:value-type="string" calcext:value-type="string">
            <text:p>MAG</text:p>
          </table:table-cell>
        </table:table-row>
        <table:table-row table:style-name="ro7">
          <table:table-cell office:value-type="float" office:value="349" calcext:value-type="float">
            <text:p>349</text:p>
          </table:table-cell>
          <table:table-cell/>
          <table:table-cell office:value-type="string" calcext:value-type="string">
            <text:p>agriculture-related income is less than a certain threshold, such as $1,000. One agent <text:span text:style-name="T8">recommended</text:span> <text:span text:style-name="T8">you</text:span> <text:span text:style-name="T8">check</text:span> <text:span text:style-name="T8">the</text:span> <text:span text:style-name="T8">exclusions</text:span> <text:span text:style-name="T8">on</text:span> <text:span text:style-name="T8">your</text:span> <text:span text:style-name="T8">homeowner</text:span> <text:span text:style-name="T8">'s</text:span> or rental policy, and if there</text:p>
          </table:table-cell>
          <table:table-cell office:value-type="string" calcext:value-type="string">
            <text:p>MAG</text:p>
          </table:table-cell>
        </table:table-row>
        <table:table-row table:style-name="ro7">
          <table:table-cell office:value-type="float" office:value="350" calcext:value-type="float">
            <text:p>350</text:p>
          </table:table-cell>
          <table:table-cell/>
          <table:table-cell office:value-type="string" calcext:value-type="string">
            <text:p>ancient organisms was inspired by a trip to Japan in 2004. Several people had <text:span text:style-name="T8">recommended</text:span> <text:span text:style-name="T8">she</text:span> <text:span text:style-name="T8">visit</text:span> <text:span text:style-name="T8">the</text:span> <text:span text:style-name="T8">Jomon</text:span> <text:span text:style-name="T8">Sugi</text:span> <text:span text:style-name="T8">,</text:span> <text:span text:style-name="T8">a</text:span> <text:span text:style-name="T8">tree</text:span> just over 2,000 years old, on</text:p>
          </table:table-cell>
          <table:table-cell office:value-type="string" calcext:value-type="string">
            <text:p>MAG</text:p>
          </table:table-cell>
        </table:table-row>
        <table:table-row table:style-name="ro7">
          <table:table-cell office:value-type="float" office:value="351" calcext:value-type="float">
            <text:p>351</text:p>
          </table:table-cell>
          <table:table-cell/>
          <table:table-cell office:value-type="string" calcext:value-type="string">
            <text:p>had been displaced, and an estimated 1 million were in need. # Ban <text:span text:style-name="T8">recommended</text:span> <text:span text:style-name="T8">the</text:span> <text:span text:style-name="T8">Security</text:span> <text:span text:style-name="T8">Council</text:span> <text:span text:style-name="T8">quickly</text:span> <text:span text:style-name="T8">approve</text:span> <text:span text:style-name="T8">a</text:span> <text:span text:style-name="T8">300-member</text:span> <text:span text:style-name="T8">U.N</text:span>. observer mission to Syria, a</text:p>
          </table:table-cell>
          <table:table-cell office:value-type="string" calcext:value-type="string">
            <text:p>NEWS</text:p>
          </table:table-cell>
        </table:table-row>
        <table:table-row table:style-name="ro7">
          <table:table-cell office:value-type="float" office:value="352" calcext:value-type="float">
            <text:p>352</text:p>
          </table:table-cell>
          <table:table-cell/>
          <table:table-cell office:value-type="string" calcext:value-type="string">
            <text:p>said beginners can find a reasonably priced first classic vehicle. " I don't <text:span text:style-name="T8">recommend</text:span> <text:span text:style-name="T8">anyone</text:span> <text:span text:style-name="T8">get</text:span> <text:span text:style-name="T8">into</text:span> <text:span text:style-name="T8">car</text:span> <text:span text:style-name="T8">collecting</text:span> <text:span text:style-name="T8">without</text:span> <text:span text:style-name="T8">getting</text:span> <text:span text:style-name="T8">educated</text:span>, " he said. " There</text:p>
          </table:table-cell>
          <table:table-cell office:value-type="string" calcext:value-type="string">
            <text:p>NEWS</text:p>
          </table:table-cell>
        </table:table-row>
        <table:table-row table:style-name="ro7">
          <table:table-cell office:value-type="float" office:value="353" calcext:value-type="float">
            <text:p>353</text:p>
          </table:table-cell>
          <table:table-cell/>
          <table:table-cell office:value-type="string" calcext:value-type="string">
            <text:p>against the " South Park " creators and others. # The Senate committee report <text:span text:style-name="T8">recommends</text:span> <text:span text:style-name="T8">that</text:span> <text:span text:style-name="T8">law</text:span> <text:span text:style-name="T8">enforcement</text:span> <text:span text:style-name="T8">share</text:span> <text:span text:style-name="T8">information</text:span> <text:span text:style-name="T8">about</text:span> <text:span text:style-name="T8">suspected</text:span> <text:span text:style-name="T8">extremists</text:span> with their community and religious leaders and</text:p>
          </table:table-cell>
          <table:table-cell office:value-type="string" calcext:value-type="string">
            <text:p>NEWS</text:p>
          </table:table-cell>
        </table:table-row>
        <table:table-row table:style-name="ro7">
          <table:table-cell office:value-type="float" office:value="354" calcext:value-type="float">
            <text:p>354</text:p>
          </table:table-cell>
          <table:table-cell/>
          <table:table-cell office:value-type="string" calcext:value-type="string">
            <text:p>two years, says # the task force. Though the American Heart # Association <text:span text:style-name="T8">recommends</text:span> <text:span text:style-name="T8">everyone</text:span> <text:span text:style-name="T8">20</text:span> <text:span text:style-name="T8">or</text:span> <text:span text:style-name="T8">older</text:span> <text:span text:style-name="T8">#</text:span> <text:span text:style-name="T8">have</text:span> <text:span text:style-name="T8">cholesterol</text:span> <text:span text:style-name="T8">screening</text:span> every five years, the # task</text:p>
          </table:table-cell>
          <table:table-cell office:value-type="string" calcext:value-type="string">
            <text:p>NEWS</text:p>
          </table:table-cell>
        </table:table-row>
        <table:table-row table:style-name="ro7">
          <table:table-cell office:value-type="float" office:value="355" calcext:value-type="float">
            <text:p>355</text:p>
          </table:table-cell>
          <table:table-cell/>
          <table:table-cell office:value-type="string" calcext:value-type="string">
            <text:p>age 20, the task force advises. # HIV. The task force strongly <text:span text:style-name="T8">recommends</text:span> <text:span text:style-name="T8">#</text:span> <text:span text:style-name="T8">that</text:span> <text:span text:style-name="T8">anyone</text:span> <text:span text:style-name="T8">at</text:span> <text:span text:style-name="T8">increased</text:span> <text:span text:style-name="T8">risk</text:span> <text:span text:style-name="T8">for</text:span> <text:span text:style-name="T8">HIV</text:span> # infection be screened. Risks can</text:p>
          </table:table-cell>
          <table:table-cell office:value-type="string" calcext:value-type="string">
            <text:p>NEWS</text:p>
          </table:table-cell>
        </table:table-row>
        <table:table-row table:style-name="ro7">
          <table:table-cell office:value-type="float" office:value="356" calcext:value-type="float">
            <text:p>356</text:p>
          </table:table-cell>
          <table:table-cell/>
          <table:table-cell office:value-type="string" calcext:value-type="string">
            <text:p>at increased risk, the task force # recommends screening for chlamydia. # It also <text:span text:style-name="T8">recommends</text:span> <text:span text:style-name="T8">anyone</text:span> <text:span text:style-name="T8">at</text:span> <text:span text:style-name="T8">risk</text:span> <text:span text:style-name="T8">for</text:span> <text:span text:style-name="T8">#</text:span> <text:span text:style-name="T8">gonorrhea</text:span> <text:span text:style-name="T8">and</text:span> <text:span text:style-name="T8">syphilis</text:span> be tested for # those sexually transmitted</text:p>
          </table:table-cell>
          <table:table-cell office:value-type="string" calcext:value-type="string">
            <text:p>NEWS</text:p>
          </table:table-cell>
        </table:table-row>
        <table:table-row table:style-name="ro7">
          <table:table-cell office:value-type="float" office:value="357" calcext:value-type="float">
            <text:p>357</text:p>
          </table:table-cell>
          <table:table-cell/>
          <table:table-cell office:value-type="string" calcext:value-type="string">
            <text:p>instead. The state also assured Ravi, an Indian citizen, that they would <text:span text:style-name="T8">recommend</text:span> <text:span text:style-name="T8">he</text:span> <text:span text:style-name="T8">not</text:span> <text:span text:style-name="T8">be</text:span> <text:span text:style-name="T8">deported</text:span> <text:span text:style-name="T8">.</text:span> <text:span text:style-name="T8">So</text:span> <text:span text:style-name="T8">why</text:span> <text:span text:style-name="T8">turn</text:span> down the deal and embrace an uncertain</text:p>
          </table:table-cell>
          <table:table-cell office:value-type="string" calcext:value-type="string">
            <text:p>NEWS</text:p>
          </table:table-cell>
        </table:table-row>
        <table:table-row table:style-name="ro7">
          <table:table-cell office:value-type="float" office:value="358" calcext:value-type="float">
            <text:p>358</text:p>
          </table:table-cell>
          <table:table-cell/>
          <table:table-cell office:value-type="string" calcext:value-type="string">
            <text:p>participated in hunger strikes that necessitated forced feeding. In December 2006, military officials <text:span text:style-name="T8">recommended</text:span> <text:span text:style-name="T8">that</text:span> <text:span text:style-name="T8">Latif</text:span> <text:span text:style-name="T8">be</text:span> <text:span text:style-name="T8">transferred</text:span> <text:span text:style-name="T8">from</text:span> <text:span text:style-name="T8">Guantnamo</text:span> <text:span text:style-name="T8">to</text:span> <text:span text:style-name="T8">Yemen</text:span> for continued detention there by the Yemeni</text:p>
          </table:table-cell>
          <table:table-cell office:value-type="string" calcext:value-type="string">
            <text:p>NEWS</text:p>
          </table:table-cell>
        </table:table-row>
        <table:table-row table:style-name="ro7">
          <table:table-cell office:value-type="float" office:value="359" calcext:value-type="float">
            <text:p>359</text:p>
          </table:table-cell>
          <table:table-cell/>
          <table:table-cell office:value-type="string" calcext:value-type="string">
            <text:p>coded cardiovascular or respiratory diseases in primary diagnoses. As a result, some researchers <text:span text:style-name="T8">recommend</text:span> <text:span text:style-name="T8">that</text:span> <text:span text:style-name="T8">primary</text:span> <text:span text:style-name="T8">and</text:span> <text:span text:style-name="T8">secondary</text:span> <text:span text:style-name="T8">discharge</text:span> <text:span text:style-name="T8">diagnoses</text:span> <text:span text:style-name="T8">be</text:span> <text:span text:style-name="T8">considered</text:span> together to reduce misclassification of heat-related diseases</text:p>
          </table:table-cell>
          <table:table-cell office:value-type="string" calcext:value-type="string">
            <text:p>ACAD</text:p>
          </table:table-cell>
        </table:table-row>
        <table:table-row table:style-name="ro7">
          <table:table-cell office:value-type="float" office:value="360" calcext:value-type="float">
            <text:p>360</text:p>
          </table:table-cell>
          <table:table-cell/>
          <table:table-cell office:value-type="string" calcext:value-type="string">
            <text:p>deemed not guilty by reason of insanity. At a hearing, Northcoast Behavioral Healthcare <text:span text:style-name="T8">recommended</text:span> <text:span text:style-name="T8">DeJarnette</text:span> <text:span text:style-name="T8">be</text:span> <text:span text:style-name="T8">placed</text:span> <text:span text:style-name="T8">in</text:span> <text:span text:style-name="T8">a</text:span> <text:span text:style-name="T8">group</text:span> <text:span text:style-name="T8">home</text:span> <text:span text:style-name="T8">:</text:span> " If he is released, the</text:p>
          </table:table-cell>
          <table:table-cell office:value-type="string" calcext:value-type="string">
            <text:p>ACAD</text:p>
          </table:table-cell>
        </table:table-row>
        <table:table-row table:style-name="ro13">
          <table:table-cell office:value-type="float" office:value="361" calcext:value-type="float">
            <text:p>361</text:p>
          </table:table-cell>
          <table:table-cell table:style-name="Default" office:value-type="string" calcext:value-type="string">
            <text:p>2012</text:p>
          </table:table-cell>
          <table:table-cell table:style-name="ce51" office:value-type="string" calcext:value-type="string">
            <text:p>That's the question defense analysts are asking on the heels of a Marine Corps judge's recommendation Tuesday that the sergeant in charge of a team of US troops responsible for killing 24 Iraqis, including seven children, receive 90 days confinement and reduction to the rank of private.</text:p>
          </table:table-cell>
          <table:table-cell table:style-name="ce63" office:value-type="string" calcext:value-type="string">
            <text:p>NEWS</text:p>
          </table:table-cell>
        </table:table-row>
        <table:table-row table:style-name="ro13">
          <table:table-cell office:value-type="float" office:value="362" calcext:value-type="float">
            <text:p>362</text:p>
          </table:table-cell>
          <table:table-cell table:style-name="Default" office:value-type="string" calcext:value-type="string">
            <text:p>2012</text:p>
          </table:table-cell>
          <table:table-cell table:style-name="ce52" office:value-type="string" calcext:value-type="string">
            <text:p><text:span text:style-name="T25">clouds that differed in size by orders of magnitude. This research led to the  </text:span><text:span text:style-name="T26">recommendation</text:span><text:span text:style-name="T25">  </text:span><text:span text:style-name="T26">that</text:span><text:span text:style-name="T25">  </text:span><text:span text:style-name="T26">instructors</text:span><text:span text:style-name="T25">  provide opportunities for students to draw their conceptions. The use of computers</text:span></text:p>
          </table:table-cell>
          <table:table-cell table:style-name="ce63" office:value-type="string" calcext:value-type="string">
            <text:p>ACAD</text:p>
          </table:table-cell>
        </table:table-row>
        <table:table-row table:style-name="ro13">
          <table:table-cell office:value-type="float" office:value="363" calcext:value-type="float">
            <text:p>363</text:p>
          </table:table-cell>
          <table:table-cell table:style-name="Default" office:value-type="string" calcext:value-type="string">
            <text:p>2012</text:p>
          </table:table-cell>
          <table:table-cell table:style-name="ce36" office:value-type="string" calcext:value-type="string">
            <text:p><text:span text:style-name="T25">nurture her child. In addition, she felt uncomfortable with the therapist's strong  </text:span><text:span text:style-name="T26">recommendation</text:span><text:span text:style-name="T25">  </text:span><text:span text:style-name="T26">that</text:span><text:span text:style-name="T25">  </text:span><text:span text:style-name="T26">she</text:span><text:span text:style-name="T25">  say " no " to her son when he misbehaved. # It</text:span></text:p>
          </table:table-cell>
          <table:table-cell table:style-name="ce63" office:value-type="string" calcext:value-type="string">
            <text:p>ACAD</text:p>
          </table:table-cell>
        </table:table-row>
        <table:table-row table:style-name="ro2">
          <table:table-cell office:value-type="float" office:value="364" calcext:value-type="float">
            <text:p>364</text:p>
          </table:table-cell>
          <table:table-cell table:style-name="Default" office:value-type="string" calcext:value-type="string">
            <text:p>2012</text:p>
          </table:table-cell>
          <table:table-cell table:style-name="ce11" office:value-type="string" calcext:value-type="string">
            <text:p><text:span text:style-name="T1">? Or to the President of the United States? " # It ignored my </text:span><text:span text:style-name="T2">request</text:span><text:span text:style-name="T1"> </text:span><text:span text:style-name="T2">mat</text:span><text:span text:style-name="T1"> </text:span><text:span text:style-name="T2">it</text:span><text:span text:style-name="T1"> identify itself. # I don't know how they knew where I</text:span></text:p>
          </table:table-cell>
          <table:table-cell table:style-name="Default" office:value-type="string" calcext:value-type="string">
            <text:p>FIC</text:p>
          </table:table-cell>
        </table:table-row>
        <table:table-row table:style-name="ro2">
          <table:table-cell office:value-type="float" office:value="365" calcext:value-type="float">
            <text:p>365</text:p>
          </table:table-cell>
          <table:table-cell table:style-name="Default" office:value-type="string" calcext:value-type="string">
            <text:p>2012</text:p>
          </table:table-cell>
          <table:table-cell table:style-name="ce11" office:value-type="string" calcext:value-type="string">
            <text:p><text:span text:style-name="T1">herself can not. # Meanwhile, Susan Dawson accedes to Private Kadeem Adams's </text:span><text:span text:style-name="T2">request</text:span><text:span text:style-name="T1"> </text:span><text:span text:style-name="T2">that</text:span><text:span text:style-name="T1"> </text:span><text:span text:style-name="T2">he</text:span><text:span text:style-name="T1"> get to meet the president - who is reading his memories. It</text:span></text:p>
          </table:table-cell>
          <table:table-cell table:style-name="Default" office:value-type="string" calcext:value-type="string">
            <text:p>FIC</text:p>
          </table:table-cell>
        </table:table-row>
        <table:table-row table:style-name="ro2">
          <table:table-cell office:value-type="float" office:value="366" calcext:value-type="float">
            <text:p>366</text:p>
          </table:table-cell>
          <table:table-cell table:style-name="Default" office:value-type="string" calcext:value-type="string">
            <text:p>2012</text:p>
          </table:table-cell>
          <table:table-cell table:style-name="ce11" office:value-type="string" calcext:value-type="string">
            <text:p><text:span text:style-name="T1">America would not treat it as the ravings of a lunatic. She doubleunderlined the </text:span><text:span text:style-name="T2">request</text:span><text:span text:style-name="T1"> </text:span><text:span text:style-name="T2">that</text:span><text:span text:style-name="T1"> </text:span><text:span text:style-name="T2">her</text:span><text:span text:style-name="T1"> mother be allowed to work with T'ai and Sanle, and to help</text:span></text:p>
          </table:table-cell>
          <table:table-cell table:style-name="Default" office:value-type="string" calcext:value-type="string">
            <text:p>FIC</text:p>
          </table:table-cell>
        </table:table-row>
        <table:table-row table:style-name="ro2">
          <table:table-cell office:value-type="float" office:value="367" calcext:value-type="float">
            <text:p>367</text:p>
          </table:table-cell>
          <table:table-cell table:style-name="Default" office:value-type="string" calcext:value-type="string">
            <text:p>2012</text:p>
          </table:table-cell>
          <table:table-cell table:style-name="ce11" office:value-type="string" calcext:value-type="string">
            <text:p><text:span text:style-name="T1">Dora herself can not # Meanwhile, Susan Dawson accedes to Private Kadeem Adams's </text:span><text:span text:style-name="T2">request</text:span><text:span text:style-name="T1"> </text:span><text:span text:style-name="T2">that</text:span><text:span text:style-name="T1"> </text:span><text:span text:style-name="T2">he</text:span><text:span text:style-name="T1"> get to meet the president- who is reading his memories. It seems</text:span></text:p>
          </table:table-cell>
          <table:table-cell table:style-name="Default" office:value-type="string" calcext:value-type="string">
            <text:p>FIC</text:p>
          </table:table-cell>
        </table:table-row>
        <table:table-row table:style-name="ro2">
          <table:table-cell office:value-type="float" office:value="368" calcext:value-type="float">
            <text:p>368</text:p>
          </table:table-cell>
          <table:table-cell table:style-name="Default" office:value-type="string" calcext:value-type="string">
            <text:p>2012</text:p>
          </table:table-cell>
          <table:table-cell table:style-name="ce11" office:value-type="string" calcext:value-type="string">
            <text:p><text:span text:style-name="T1">to the high expectations Europeans had of him. " What's next, a </text:span><text:span text:style-name="T2">request</text:span><text:span text:style-name="T1"> </text:span><text:span text:style-name="T2">that</text:span><text:span text:style-name="T1"> </text:span><text:span text:style-name="T2">his</text:span><text:span text:style-name="T1"> unearned Nobel Peace Prize be returned? # Bob: Shiny medals and</text:span></text:p>
          </table:table-cell>
          <table:table-cell table:style-name="Default" office:value-type="string" calcext:value-type="string">
            <text:p>NEWS</text:p>
          </table:table-cell>
        </table:table-row>
        <table:table-row table:style-name="ro2">
          <table:table-cell office:value-type="float" office:value="369" calcext:value-type="float">
            <text:p>369</text:p>
          </table:table-cell>
          <table:table-cell table:style-name="Default" office:value-type="string" calcext:value-type="string">
            <text:p>2012</text:p>
          </table:table-cell>
          <table:table-cell table:style-name="ce11" office:value-type="string" calcext:value-type="string">
            <text:p><text:span text:style-name="T1">have enhanced Turkish prestige throughout the Middle East as evidenced by Bashar al-Assad's reported </text:span><text:span text:style-name="T2">request</text:span><text:span text:style-name="T1"> </text:span><text:span text:style-name="T2">that</text:span><text:span text:style-name="T1"> </text:span><text:span text:style-name="T2">Ankara</text:span><text:span text:style-name="T1"> help mediate Syrian-Israeli covert talks34 while Israeli minister of transportation and deputy prime</text:span></text:p>
          </table:table-cell>
          <table:table-cell table:style-name="Default" office:value-type="string" calcext:value-type="string">
            <text:p>ACAD</text:p>
          </table:table-cell>
        </table:table-row>
        <table:table-row table:style-name="ro7">
          <table:table-cell office:value-type="float" office:value="370" calcext:value-type="float">
            <text:p>370</text:p>
          </table:table-cell>
          <table:table-cell/>
          <table:table-cell table:style-name="ce53" office:value-type="string" calcext:value-type="string">
            <text:p><text:span text:style-name="T16">under-secretary's flight touched down at Charles de Gaulle forty-five minutes ago. He's  </text:span><text:span text:style-name="T17">requested</text:span><text:span text:style-name="T16">  </text:span><text:span text:style-name="T17">the</text:span><text:span text:style-name="T16">  </text:span><text:span text:style-name="T17">dinner</text:span><text:span text:style-name="T16">  in his honor tomorrow night be shifted to our place. " #</text:span></text:p>
          </table:table-cell>
          <table:table-cell table:style-name="Default" office:value-type="string" calcext:value-type="string">
            <text:p>FIC</text:p>
          </table:table-cell>
        </table:table-row>
        <table:table-row table:style-name="ro7">
          <table:table-cell office:value-type="float" office:value="371" calcext:value-type="float">
            <text:p>371</text:p>
          </table:table-cell>
          <table:table-cell/>
          <table:table-cell table:style-name="ce53" office:value-type="string" calcext:value-type="string">
            <text:p><text:span text:style-name="T16">dinner staff lined up, Clare had tapped out an e-mail to the embassy,  </text:span><text:span text:style-name="T17">requesting</text:span><text:span text:style-name="T16">  </text:span><text:span text:style-name="T17">that</text:span><text:span text:style-name="T16">  </text:span><text:span text:style-name="T17">the</text:span><text:span text:style-name="T16">  official plate embossed with the queen's emblem be sent over in the</text:span></text:p>
          </table:table-cell>
          <table:table-cell table:style-name="Default" office:value-type="string" calcext:value-type="string">
            <text:p>FIC</text:p>
          </table:table-cell>
        </table:table-row>
        <table:table-row table:style-name="ro7">
          <table:table-cell office:value-type="float" office:value="372" calcext:value-type="float">
            <text:p>372</text:p>
          </table:table-cell>
          <table:table-cell/>
          <table:table-cell table:style-name="ce53" office:value-type="string" calcext:value-type="string">
            <text:p><text:span text:style-name="T16">party was going to last until approximately the end of time. The invitations had  </text:span><text:span text:style-name="T17">requested</text:span><text:span text:style-name="T16">  </text:span><text:span text:style-name="T17">the</text:span><text:span text:style-name="T16">  </text:span><text:span text:style-name="T17">guests</text:span><text:span text:style-name="T16">  arrive at 7:00 P.M. By 7:45 he had had his fill of glad-handing</text:span></text:p>
          </table:table-cell>
          <table:table-cell table:style-name="Default" office:value-type="string" calcext:value-type="string">
            <text:p>FIC</text:p>
          </table:table-cell>
        </table:table-row>
        <table:table-row table:style-name="ro7">
          <table:table-cell office:value-type="float" office:value="373" calcext:value-type="float">
            <text:p>373</text:p>
          </table:table-cell>
          <table:table-cell/>
          <table:table-cell table:style-name="ce53" office:value-type="string" calcext:value-type="string">
            <text:p><text:span text:style-name="T16">. Because theBoard of Governors considered Chairman Michaelson to be unreliable andpotentially treasonous, they  </text:span><text:span text:style-name="T17">requested</text:span><text:span text:style-name="T16">  </text:span><text:span text:style-name="T17">I</text:span><text:span text:style-name="T16">  </text:span><text:span text:style-name="T17">provide</text:span><text:span text:style-name="T16">  periodic updates on theChairman's activities. My compliance with their orders led</text:span></text:p>
          </table:table-cell>
          <table:table-cell table:style-name="Default" office:value-type="string" calcext:value-type="string">
            <text:p>FIC</text:p>
          </table:table-cell>
        </table:table-row>
        <table:table-row table:style-name="ro7">
          <table:table-cell office:value-type="float" office:value="374" calcext:value-type="float">
            <text:p>374</text:p>
          </table:table-cell>
          <table:table-cell/>
          <table:table-cell table:style-name="ce53" office:value-type="string" calcext:value-type="string">
            <text:p><text:span text:style-name="T16">hold as Boris announced, " I want meat! " Boris went on to  </text:span><text:span text:style-name="T17">request</text:span><text:span text:style-name="T16">  </text:span><text:span text:style-name="T17">that</text:span><text:span text:style-name="T16">  </text:span><text:span text:style-name="T17">Elliott</text:span><text:span text:style-name="T16">  send out the rovers to track down a Bunny-ears. # Elliott was</text:span></text:p>
          </table:table-cell>
          <table:table-cell table:style-name="Default" office:value-type="string" calcext:value-type="string">
            <text:p>FIC</text:p>
          </table:table-cell>
        </table:table-row>
        <table:table-row table:style-name="ro7">
          <table:table-cell office:value-type="float" office:value="375" calcext:value-type="float">
            <text:p>375</text:p>
          </table:table-cell>
          <table:table-cell/>
          <table:table-cell table:style-name="ce53" office:value-type="string" calcext:value-type="string">
            <text:p><text:span text:style-name="T16">of interest to you. If you prefer not to be included, you may  </text:span><text:span text:style-name="T17">request</text:span><text:span text:style-name="T16">  </text:span><text:span text:style-name="T17">that</text:span><text:span text:style-name="T16">  </text:span><text:span text:style-name="T17">your</text:span><text:span text:style-name="T16">  name be removed from promotion lists. Write to: Bicycling Magazine Customer</text:span></text:p>
          </table:table-cell>
          <table:table-cell table:style-name="Default" office:value-type="string" calcext:value-type="string">
            <text:p>MAG</text:p>
          </table:table-cell>
        </table:table-row>
        <table:table-row table:style-name="ro7">
          <table:table-cell office:value-type="float" office:value="376" calcext:value-type="float">
            <text:p>376</text:p>
          </table:table-cell>
          <table:table-cell/>
          <table:table-cell table:style-name="ce53" office:value-type="string" calcext:value-type="string">
            <text:p><text:span text:style-name="T16">said no, you're obligated to believe him. However, you can absolutely  </text:span><text:span text:style-name="T17">request</text:span><text:span text:style-name="T16">  </text:span><text:span text:style-name="T17">that</text:span><text:span text:style-name="T16">  </text:span><text:span text:style-name="T17">he</text:span><text:span text:style-name="T16">  stop helping this woman. If he balks, then you'll have</text:span></text:p>
          </table:table-cell>
          <table:table-cell table:style-name="Default" office:value-type="string" calcext:value-type="string">
            <text:p>MAG</text:p>
          </table:table-cell>
        </table:table-row>
        <table:table-row table:style-name="ro7">
          <table:table-cell office:value-type="float" office:value="377" calcext:value-type="float">
            <text:p>377</text:p>
          </table:table-cell>
          <table:table-cell/>
          <table:table-cell table:style-name="ce53" office:value-type="string" calcext:value-type="string">
            <text:p><text:span text:style-name="T16">4.000 milligrams) than most others. # FOR THIS # CHICKEN WITH SNOW PEAS  </text:span><text:span text:style-name="T17">Request</text:span><text:span text:style-name="T16">  </text:span><text:span text:style-name="T17">that</text:span><text:span text:style-name="T16">  </text:span><text:span text:style-name="T17">the</text:span><text:span text:style-name="T16">  dish be stir-fried in as little oil as possible and you can keep</text:span></text:p>
          </table:table-cell>
          <table:table-cell table:style-name="Default" office:value-type="string" calcext:value-type="string">
            <text:p>MAG</text:p>
          </table:table-cell>
        </table:table-row>
        <table:table-row table:style-name="ro7">
          <table:table-cell office:value-type="float" office:value="378" calcext:value-type="float">
            <text:p>378</text:p>
          </table:table-cell>
          <table:table-cell/>
          <table:table-cell table:style-name="ce53" office:value-type="string" calcext:value-type="string">
            <text:p><text:span text:style-name="T16">so that John can get the attention he needs. (The boys' parents  </text:span><text:span text:style-name="T17">requested</text:span><text:span text:style-name="T16">  </text:span><text:span text:style-name="T17">that</text:span><text:span text:style-name="T16">  </text:span><text:span text:style-name="T17">we</text:span><text:span text:style-name="T16">  not publish their last name.) When John's bus drops him</text:span></text:p>
          </table:table-cell>
          <table:table-cell table:style-name="Default" office:value-type="string" calcext:value-type="string">
            <text:p>MAG</text:p>
          </table:table-cell>
        </table:table-row>
        <table:table-row table:style-name="ro7">
          <table:table-cell office:value-type="float" office:value="379" calcext:value-type="float">
            <text:p>379</text:p>
          </table:table-cell>
          <table:table-cell/>
          <table:table-cell table:style-name="ce53" office:value-type="string" calcext:value-type="string">
            <text:p><text:span text:style-name="T16">Organic Gardening readers. If you'd prefer not to be included, you may  </text:span><text:span text:style-name="T17">request</text:span><text:span text:style-name="T16">  </text:span><text:span text:style-name="T17">that</text:span><text:span text:style-name="T16">  </text:span><text:span text:style-name="T17">your</text:span><text:span text:style-name="T16">  name be removed from promotion lists. Write to Organic Gardening, 400</text:span></text:p>
          </table:table-cell>
          <table:table-cell table:style-name="Default" office:value-type="string" calcext:value-type="string">
            <text:p>MAG</text:p>
          </table:table-cell>
        </table:table-row>
        <table:table-row table:style-name="ro7">
          <table:table-cell office:value-type="float" office:value="380" calcext:value-type="float">
            <text:p>380</text:p>
          </table:table-cell>
          <table:table-cell/>
          <table:table-cell table:style-name="ce53" office:value-type="string" calcext:value-type="string">
            <text:p><text:span text:style-name="T16">about my work, " she says, " some scientists have actually contacted me  </text:span><text:span text:style-name="T17">requesting</text:span><text:span text:style-name="T16">  </text:span><text:span text:style-name="T17">their</text:span><text:span text:style-name="T16">  </text:span><text:span text:style-name="T17">discoveries</text:span><text:span text:style-name="T16">  be added to the project. " # Scientific though her work may</text:span></text:p>
          </table:table-cell>
          <table:table-cell table:style-name="Default" office:value-type="string" calcext:value-type="string">
            <text:p>MAG</text:p>
          </table:table-cell>
        </table:table-row>
        <table:table-row table:style-name="ro7">
          <table:table-cell office:value-type="float" office:value="381" calcext:value-type="float">
            <text:p>381</text:p>
          </table:table-cell>
          <table:table-cell/>
          <table:table-cell table:style-name="ce53" office:value-type="string" calcext:value-type="string">
            <text:p><text:span text:style-name="T16">'s office does have the ability to monitor defendants outside the county if a judge  </text:span><text:span text:style-name="T17">requests</text:span><text:span text:style-name="T16">  </text:span><text:span text:style-name="T17">a</text:span><text:span text:style-name="T16">  </text:span><text:span text:style-name="T17">GPS</text:span><text:span text:style-name="T16">  monitor be used as a condition of release. # Zimmerman is charged</text:span></text:p>
          </table:table-cell>
          <table:table-cell table:style-name="Default" office:value-type="string" calcext:value-type="string">
            <text:p>NEWS</text:p>
          </table:table-cell>
        </table:table-row>
        <table:table-row table:style-name="ro7">
          <table:table-cell office:value-type="float" office:value="382" calcext:value-type="float">
            <text:p>382</text:p>
          </table:table-cell>
          <table:table-cell/>
          <table:table-cell table:style-name="ce53" office:value-type="string" calcext:value-type="string">
            <text:p><text:span text:style-name="T16">those that are successful, it requires a monthly call to the student loan servicer  </text:span><text:span text:style-name="T17">requesting</text:span><text:span text:style-name="T16">  </text:span><text:span text:style-name="T17">that</text:span><text:span text:style-name="T16">  </text:span><text:span text:style-name="T17">the</text:span><text:span text:style-name="T16">  extra money be applied to principal instead of future payments. For others</text:span></text:p>
          </table:table-cell>
          <table:table-cell table:style-name="Default" office:value-type="string" calcext:value-type="string">
            <text:p>NEWS</text:p>
          </table:table-cell>
        </table:table-row>
        <table:table-row table:style-name="ro7">
          <table:table-cell office:value-type="float" office:value="383" calcext:value-type="float">
            <text:p>383</text:p>
          </table:table-cell>
          <table:table-cell/>
          <table:table-cell table:style-name="ce53" office:value-type="string" calcext:value-type="string">
            <text:p><text:span text:style-name="T16">For others, including myself, I have made multiple calls to my loan servicer  </text:span><text:span text:style-name="T17">requesting</text:span><text:span text:style-name="T16">  </text:span><text:span text:style-name="T17">that</text:span><text:span text:style-name="T16">  </text:span><text:span text:style-name="T17">the</text:span><text:span text:style-name="T16">  extra money I include each month be applied to principal, and am</text:span></text:p>
          </table:table-cell>
          <table:table-cell table:style-name="Default" office:value-type="string" calcext:value-type="string">
            <text:p>NEWS</text:p>
          </table:table-cell>
        </table:table-row>
        <table:table-row table:style-name="ro7">
          <table:table-cell office:value-type="float" office:value="384" calcext:value-type="float">
            <text:p>384</text:p>
          </table:table-cell>
          <table:table-cell/>
          <table:table-cell table:style-name="ce53" office:value-type="string" calcext:value-type="string">
            <text:p><text:span text:style-name="T16">several countries, including Russia -- UEFA sent a communique to officials in host cities  </text:span><text:span text:style-name="T17">requesting</text:span><text:span text:style-name="T16">  </text:span><text:span text:style-name="T17">that</text:span><text:span text:style-name="T16">  </text:span><text:span text:style-name="T17">those</text:span><text:span text:style-name="T16">  suspected of racial discrimination be prosecuted. # Russian soccer officials clearly have</text:span></text:p>
          </table:table-cell>
          <table:table-cell table:style-name="Default" office:value-type="string" calcext:value-type="string">
            <text:p>NEWS</text:p>
          </table:table-cell>
        </table:table-row>
        <table:table-row table:style-name="ro7">
          <table:table-cell office:value-type="float" office:value="385" calcext:value-type="float">
            <text:p>385</text:p>
          </table:table-cell>
          <table:table-cell/>
          <table:table-cell table:style-name="ce53" office:value-type="string" calcext:value-type="string">
            <text:p><text:span text:style-name="T16">and that the teacher could count on their " unlimited support. " # They  </text:span><text:span text:style-name="T17">requested</text:span><text:span text:style-name="T16">  </text:span><text:span text:style-name="T17">that</text:span><text:span text:style-name="T16">  </text:span><text:span text:style-name="T17">their</text:span><text:span text:style-name="T16">  sons be assigned to classes with other black students. They found teachers</text:span></text:p>
          </table:table-cell>
          <table:table-cell table:style-name="Default" office:value-type="string" calcext:value-type="string">
            <text:p>NEWS</text:p>
          </table:table-cell>
        </table:table-row>
        <table:table-row table:style-name="ro7">
          <table:table-cell office:value-type="float" office:value="386" calcext:value-type="float">
            <text:p>386</text:p>
          </table:table-cell>
          <table:table-cell/>
          <table:table-cell table:style-name="ce53" office:value-type="string" calcext:value-type="string">
            <text:p><text:span text:style-name="T16">Board for Biosecurity (NSABB) reviewed the work, and last month, it  </text:span><text:span text:style-name="T17">requested</text:span><text:span text:style-name="T16">  </text:span><text:span text:style-name="T17">for</text:span><text:span text:style-name="T16">  </text:span><text:span text:style-name="T17">the</text:span><text:span text:style-name="T16">  first time ever that two scientific journals, Science and Nature, withhold</text:span></text:p>
          </table:table-cell>
          <table:table-cell table:style-name="Default" office:value-type="string" calcext:value-type="string">
            <text:p>NEWS</text:p>
          </table:table-cell>
        </table:table-row>
        <table:table-row table:style-name="ro7">
          <table:table-cell office:value-type="float" office:value="387" calcext:value-type="float">
            <text:p>387</text:p>
          </table:table-cell>
          <table:table-cell/>
          <table:table-cell table:style-name="ce53" office:value-type="string" calcext:value-type="string">
            <text:p><text:span text:style-name="T16">district attorney may still charge a youth age 14 or 15 as an adult by  </text:span><text:span text:style-name="T17">requesting</text:span><text:span text:style-name="T16">  </text:span><text:span text:style-name="T17">that</text:span><text:span text:style-name="T16">  </text:span><text:span text:style-name="T17">the</text:span><text:span text:style-name="T16">  juvenile court transfer the case to adult court. The DA already has</text:span></text:p>
          </table:table-cell>
          <table:table-cell table:style-name="Default" office:value-type="string" calcext:value-type="string">
            <text:p>NEWS</text:p>
          </table:table-cell>
        </table:table-row>
        <table:table-row table:style-name="ro7">
          <table:table-cell office:value-type="float" office:value="388" calcext:value-type="float">
            <text:p>388</text:p>
          </table:table-cell>
          <table:table-cell/>
          <table:table-cell table:style-name="ce53" office:value-type="string" calcext:value-type="string">
            <text:p><text:span text:style-name="T16">between marijuana use and these events, he said that the Motet's band members  </text:span><text:span text:style-name="T17">requested</text:span><text:span text:style-name="T16">  </text:span><text:span text:style-name="T17">that</text:span><text:span text:style-name="T16">  </text:span><text:span text:style-name="T17">their</text:span><text:span text:style-name="T16">  poster be 4/20-themed. # " I feel like cops are more on our</text:span></text:p>
          </table:table-cell>
          <table:table-cell table:style-name="Default" office:value-type="string" calcext:value-type="string">
            <text:p>NEWS</text:p>
          </table:table-cell>
        </table:table-row>
        <table:table-row table:style-name="ro7">
          <table:table-cell office:value-type="float" office:value="389" calcext:value-type="float">
            <text:p>389</text:p>
          </table:table-cell>
          <table:table-cell/>
          <table:table-cell table:style-name="ce53" office:value-type="string" calcext:value-type="string">
            <text:p><text:span text:style-name="T16">simulated, and emulated elements; VTB reservation. They contact our reservation system to  </text:span><text:span text:style-name="T17">request</text:span><text:span text:style-name="T16">  </text:span><text:span text:style-name="T17">their</text:span><text:span text:style-name="T16">  </text:span><text:span text:style-name="T17">custom-specified</text:span><text:span text:style-name="T16">  VTB be instantiated at a particular time for a particular duration. The</text:span></text:p>
          </table:table-cell>
          <table:table-cell table:style-name="Default" office:value-type="string" calcext:value-type="string">
            <text:p>ACAD</text:p>
          </table:table-cell>
        </table:table-row>
        <table:table-row table:style-name="ro7">
          <table:table-cell office:value-type="float" office:value="390" calcext:value-type="float">
            <text:p>390</text:p>
          </table:table-cell>
          <table:table-cell/>
          <table:table-cell table:style-name="ce53" office:value-type="string" calcext:value-type="string">
            <text:p><text:span text:style-name="T16">feasibility of forging the reactor vessels in U.S. facilities, Lanzoni said that customers specifically  </text:span><text:span text:style-name="T17">request</text:span><text:span text:style-name="T16">  </text:span><text:span text:style-name="T17">that</text:span><text:span text:style-name="T16">  </text:span><text:span text:style-name="T17">reactor</text:span><text:span text:style-name="T16">  vessels be made from fewer, larger pieces that require fewer welds.</text:span></text:p>
          </table:table-cell>
          <table:table-cell table:style-name="Default" office:value-type="string" calcext:value-type="string">
            <text:p>ACAD</text:p>
          </table:table-cell>
        </table:table-row>
        <table:table-row table:style-name="ro7">
          <table:table-cell office:value-type="float" office:value="391" calcext:value-type="float">
            <text:p>391</text:p>
          </table:table-cell>
          <table:table-cell/>
          <table:table-cell table:style-name="ce53" office:value-type="string" calcext:value-type="string">
            <text:p><text:span text:style-name="T16">by phone and/or e-mail as needed to review the project, answer questions, and  </text:span><text:span text:style-name="T17">request</text:span><text:span text:style-name="T16">  </text:span><text:span text:style-name="T17">that</text:span><text:span text:style-name="T16">  </text:span><text:span text:style-name="T17">,</text:span><text:span text:style-name="T16">  permission forms be returned for interested districts. When permission was granted at</text:span></text:p>
          </table:table-cell>
          <table:table-cell table:style-name="Default" office:value-type="string" calcext:value-type="string">
            <text:p>ACAD</text:p>
          </table:table-cell>
        </table:table-row>
        <table:table-row table:style-name="ro7">
          <table:table-cell office:value-type="float" office:value="392" calcext:value-type="float">
            <text:p>392</text:p>
          </table:table-cell>
          <table:table-cell/>
          <table:table-cell table:style-name="ce48" office:value-type="string" calcext:value-type="string">
            <text:p><text:span text:style-name="T1">down and locked so I would like to declare an emergency at this time and </text:span><text:span text:style-name="T2">request</text:span><text:span text:style-name="T1"> </text:span><text:span text:style-name="T2">rescue</text:span><text:span text:style-name="T1"> </text:span><text:span text:style-name="T2">check</text:span><text:span text:style-name="T1"> us out when we get there. Assuming we stop on the runway</text:span></text:p>
          </table:table-cell>
          <table:table-cell table:style-name="Default" office:value-type="string" calcext:value-type="string">
            <text:p>SPOK</text:p>
          </table:table-cell>
        </table:table-row>
        <table:table-row table:style-name="ro14">
          <table:table-cell office:value-type="float" office:value="393" calcext:value-type="float">
            <text:p>393</text:p>
          </table:table-cell>
          <table:table-cell table:style-name="ce3" office:value-type="string" calcext:value-type="string">
            <text:p>2012</text:p>
          </table:table-cell>
          <table:table-cell table:style-name="ce54" office:value-type="string" calcext:value-type="string">
            <text:p>if an applicant did not meet a state or federal prohibitor, they would be <text:span text:style-name="T39">required</text:span> <text:span text:style-name="T39">that</text:span> <text:span text:style-name="T39">the</text:span> sheriff issue them a permit to carry weapons. <text:span text:style-name="T40">NEAL-CONAN:</text:span> So <text:span text:style-name="T39">that</text:span> -</text:p>
          </table:table-cell>
          <table:table-cell office:value-type="string" calcext:value-type="string">
            <text:p>SPOK</text:p>
          </table:table-cell>
        </table:table-row>
        <table:table-row table:style-name="ro14">
          <table:table-cell office:value-type="float" office:value="394" calcext:value-type="float">
            <text:p>394</text:p>
          </table:table-cell>
          <table:table-cell table:style-name="ce3" office:value-type="string" calcext:value-type="string">
            <text:p>2012</text:p>
          </table:table-cell>
          <table:table-cell table:style-name="ce54" office:value-type="string" calcext:value-type="string">
            <text:p>if they had a pre-existing condition - the only way to do <text:span text:style-name="T39">that</text:span> was to <text:span text:style-name="T39">require</text:span> <text:span text:style-name="T39">that</text:span> <text:span text:style-name="T39">everyone</text:span> participate, because if it were otherwise, I could say or you</text:p>
          </table:table-cell>
          <table:table-cell office:value-type="string" calcext:value-type="string">
            <text:p>SPOK</text:p>
          </table:table-cell>
        </table:table-row>
        <table:table-row table:style-name="ro14">
          <table:table-cell office:value-type="float" office:value="395" calcext:value-type="float">
            <text:p>395</text:p>
          </table:table-cell>
          <table:table-cell table:style-name="ce3" office:value-type="string" calcext:value-type="string">
            <text:p>2012</text:p>
          </table:table-cell>
          <table:table-cell table:style-name="ce54" office:value-type="string" calcext:value-type="string">
            <text:p>of it often, ever since he was a boy. If it was somehow <text:span text:style-name="T39">required</text:span> <text:span text:style-name="T39">that</text:span> <text:span text:style-name="T39">he</text:span> start again from this little corner of nowhere to get to <text:span text:style-name="T39">that</text:span> dream</text:p>
          </table:table-cell>
          <table:table-cell office:value-type="string" calcext:value-type="string">
            <text:p>FIC</text:p>
          </table:table-cell>
        </table:table-row>
        <table:table-row table:style-name="ro14">
          <table:table-cell office:value-type="float" office:value="396" calcext:value-type="float">
            <text:p>396</text:p>
          </table:table-cell>
          <table:table-cell table:style-name="ce3" office:value-type="string" calcext:value-type="string">
            <text:p>2012</text:p>
          </table:table-cell>
          <table:table-cell table:style-name="ce54" office:value-type="string" calcext:value-type="string">
            <text:p>mug. She herself was drinking hot chocolate. Although her vampire metabolism didn't <text:span text:style-name="T39">require</text:span> <text:span text:style-name="T39">that</text:span> <text:span text:style-name="T39">she</text:span> eat, she still enjoyed the activity, particularly if it involved sweets</text:p>
          </table:table-cell>
          <table:table-cell office:value-type="string" calcext:value-type="string">
            <text:p>FIC</text:p>
          </table:table-cell>
        </table:table-row>
        <table:table-row table:style-name="ro14">
          <table:table-cell office:value-type="float" office:value="397" calcext:value-type="float">
            <text:p>397</text:p>
          </table:table-cell>
          <table:table-cell table:style-name="ce3" office:value-type="string" calcext:value-type="string">
            <text:p>2012</text:p>
          </table:table-cell>
          <table:table-cell table:style-name="ce54" office:value-type="string" calcext:value-type="string">
            <text:p>, restless, and dressed like Count Chocula. The Vampire Empowerment and Restoration Movement <text:span text:style-name="T39">required</text:span> <text:span text:style-name="T39">that</text:span> <text:span text:style-name="T39">its</text:span> adherents stick to the " classic " dress code of the fearsome vampires</text:p>
          </table:table-cell>
          <table:table-cell office:value-type="string" calcext:value-type="string">
            <text:p>FIC</text:p>
          </table:table-cell>
        </table:table-row>
        <table:table-row table:style-name="ro14">
          <table:table-cell office:value-type="float" office:value="398" calcext:value-type="float">
            <text:p>398</text:p>
          </table:table-cell>
          <table:table-cell table:style-name="ce3" office:value-type="string" calcext:value-type="string">
            <text:p>2012</text:p>
          </table:table-cell>
          <table:table-cell table:style-name="ce54" office:value-type="string" calcext:value-type="string">
            <text:p>. # The process was messy and far from flawless. Striking the right balance <text:span text:style-name="T39">required</text:span> <text:span text:style-name="T39">that</text:span> <text:span text:style-name="T39">Americans</text:span> hash out what would today be called an " industrial policy, "</text:p>
          </table:table-cell>
          <table:table-cell office:value-type="string" calcext:value-type="string">
            <text:p>MAG</text:p>
          </table:table-cell>
        </table:table-row>
        <table:table-row table:style-name="ro14">
          <table:table-cell office:value-type="float" office:value="399" calcext:value-type="float">
            <text:p>399</text:p>
          </table:table-cell>
          <table:table-cell table:style-name="ce3" office:value-type="string" calcext:value-type="string">
            <text:p>2012</text:p>
          </table:table-cell>
          <table:table-cell table:style-name="ce54" office:value-type="string" calcext:value-type="string">
            <text:p>elective abortion from 26 to 20 weeks, tighten medical exemptions for terminating pregnancies and <text:span text:style-name="T39">require</text:span> <text:span text:style-name="T39">that</text:span> <text:span text:style-name="T39">abortions</text:span> performed after 20 weeks of pregnancy be done in a way <text:span text:style-name="T39">that</text:span> results</text:p>
          </table:table-cell>
          <table:table-cell office:value-type="string" calcext:value-type="string">
            <text:p>NEWS</text:p>
          </table:table-cell>
        </table:table-row>
        <table:table-row table:style-name="ro14">
          <table:table-cell office:value-type="float" office:value="400" calcext:value-type="float">
            <text:p>400</text:p>
          </table:table-cell>
          <table:table-cell table:style-name="ce3" office:value-type="string" calcext:value-type="string">
            <text:p>2012</text:p>
          </table:table-cell>
          <table:table-cell table:style-name="ce54" office:value-type="string" calcext:value-type="string">
            <text:p>patient has had one somewhere else. # Mandatory ultrasounds also make it easier to <text:span text:style-name="T39">require</text:span> <text:span text:style-name="T39">that</text:span> <text:span text:style-name="T39">women</text:span> be given the option of seeing the image. <text:span text:style-name="T39">That</text:span> additional information may</text:p>
          </table:table-cell>
          <table:table-cell office:value-type="string" calcext:value-type="string">
            <text:p>NEWS</text:p>
          </table:table-cell>
        </table:table-row>
        <table:table-row table:style-name="ro14">
          <table:table-cell office:value-type="float" office:value="401" calcext:value-type="float">
            <text:p>401</text:p>
          </table:table-cell>
          <table:table-cell table:style-name="ce3" office:value-type="string" calcext:value-type="string">
            <text:p>2012</text:p>
          </table:table-cell>
          <table:table-cell table:style-name="ce54" office:value-type="string" calcext:value-type="string">
            <text:p>, Hagstrom Miller said. # As in other states, Virginia's rule would <text:span text:style-name="T39">require</text:span> <text:span text:style-name="T39">that</text:span> <text:span text:style-name="T39">a</text:span> printout of the ultrasound image be placed in a woman's medical record</text:p>
          </table:table-cell>
          <table:table-cell office:value-type="string" calcext:value-type="string">
            <text:p>NEWS</text:p>
          </table:table-cell>
        </table:table-row>
        <table:table-row table:style-name="ro14">
          <table:table-cell office:value-type="float" office:value="402" calcext:value-type="float">
            <text:p>402</text:p>
          </table:table-cell>
          <table:table-cell table:style-name="ce3" office:value-type="string" calcext:value-type="string">
            <text:p>2012</text:p>
          </table:table-cell>
          <table:table-cell table:style-name="ce54" office:value-type="string" calcext:value-type="string">
            <text:p>lot of those clothes. # Growing up in Princeton, N.J., it was <text:span text:style-name="T39">required</text:span> <text:span text:style-name="T39">that</text:span> <text:span text:style-name="T39">you</text:span> dress preppy. I went to a' 70s-themed costume party recently and</text:p>
          </table:table-cell>
          <table:table-cell office:value-type="string" calcext:value-type="string">
            <text:p>NEWS</text:p>
          </table:table-cell>
        </table:table-row>
        <table:table-row table:style-name="ro14">
          <table:table-cell office:value-type="float" office:value="403" calcext:value-type="float">
            <text:p>403</text:p>
          </table:table-cell>
          <table:table-cell table:style-name="ce3" office:value-type="string" calcext:value-type="string">
            <text:p>2012</text:p>
          </table:table-cell>
          <table:table-cell table:style-name="ce54" office:value-type="string" calcext:value-type="string">
            <text:p>wants more comprehensive information included on warrants for arrests. Low-level citations often don't <text:span text:style-name="T39">require</text:span> <text:span text:style-name="T39">that</text:span> <text:span text:style-name="T39">a</text:span> fingerprint be taken, he said. Officers might start taking fingerprints for</text:p>
          </table:table-cell>
          <table:table-cell office:value-type="string" calcext:value-type="string">
            <text:p>NEWS</text:p>
          </table:table-cell>
        </table:table-row>
        <table:table-row table:style-name="ro14">
          <table:table-cell office:value-type="float" office:value="404" calcext:value-type="float">
            <text:p>404</text:p>
          </table:table-cell>
          <table:table-cell table:style-name="ce3" office:value-type="string" calcext:value-type="string">
            <text:p>2012</text:p>
          </table:table-cell>
          <table:table-cell table:style-name="ce54" office:value-type="string" calcext:value-type="string">
            <text:p>obtained court-authorization to place a GPS unit on Jones's car. # The warrant <text:span text:style-name="T39">required</text:span> <text:span text:style-name="T39">that</text:span> <text:span text:style-name="T39">the</text:span> device be installed within 10 days of the judge's approval. It</text:p>
          </table:table-cell>
          <table:table-cell office:value-type="string" calcext:value-type="string">
            <text:p>NEWS</text:p>
          </table:table-cell>
        </table:table-row>
        <table:table-row table:style-name="ro14">
          <table:table-cell office:value-type="float" office:value="405" calcext:value-type="float">
            <text:p>405</text:p>
          </table:table-cell>
          <table:table-cell table:style-name="ce3" office:value-type="string" calcext:value-type="string">
            <text:p>2012</text:p>
          </table:table-cell>
          <table:table-cell table:style-name="ce54" office:value-type="string" calcext:value-type="string">
            <text:p>the device be installed within 10 days of the judge's approval. It also <text:span text:style-name="T39">required</text:span> <text:span text:style-name="T39">that</text:span> <text:span text:style-name="T39">the</text:span> device be installed in Washington. For reasons <text:span text:style-name="T39">that</text:span> are unexplained, police</text:p>
          </table:table-cell>
          <table:table-cell office:value-type="string" calcext:value-type="string">
            <text:p>NEWS</text:p>
          </table:table-cell>
        </table:table-row>
        <table:table-row table:style-name="ro14">
          <table:table-cell office:value-type="float" office:value="406" calcext:value-type="float">
            <text:p>406</text:p>
          </table:table-cell>
          <table:table-cell table:style-name="ce3" office:value-type="string" calcext:value-type="string">
            <text:p>2012</text:p>
          </table:table-cell>
          <table:table-cell table:style-name="ce54" office:value-type="string" calcext:value-type="string">
            <text:p>be resolved # Several UN Security Council resolutions - four of them imposing sanctions - <text:span text:style-name="T39">require</text:span> <text:span text:style-name="T39">that</text:span> <text:span text:style-name="T39">Iran</text:span> halt all enrichment activities until the questions about any weapons-related work are resolved</text:p>
          </table:table-cell>
          <table:table-cell office:value-type="string" calcext:value-type="string">
            <text:p>NEWS</text:p>
          </table:table-cell>
        </table:table-row>
        <table:table-row table:style-name="ro14">
          <table:table-cell office:value-type="float" office:value="407" calcext:value-type="float">
            <text:p>407</text:p>
          </table:table-cell>
          <table:table-cell table:style-name="ce3" office:value-type="string" calcext:value-type="string">
            <text:p>2012</text:p>
          </table:table-cell>
          <table:table-cell table:style-name="ce54" office:value-type="string" calcext:value-type="string">
            <text:p>fliers and putting up banners. But because USAID helped fund it, the organization <text:span text:style-name="T39">required</text:span> <text:span text:style-name="T39">that</text:span> <text:span text:style-name="T39">its</text:span> logo be visible on all materials she handed out, she says.</text:p>
          </table:table-cell>
          <table:table-cell office:value-type="string" calcext:value-type="string">
            <text:p>NEWS</text:p>
          </table:table-cell>
        </table:table-row>
        <table:table-row table:style-name="ro12">
          <table:table-cell office:value-type="float" office:value="408" calcext:value-type="float">
            <text:p>408</text:p>
          </table:table-cell>
          <table:table-cell table:style-name="ce3" office:value-type="string" calcext:value-type="string">
            <text:p>2012</text:p>
          </table:table-cell>
          <table:table-cell table:style-name="ce54" office:value-type="string" calcext:value-type="string">
            <text:p>can adjust defineverb, define-place, and definething to check certain references, such as requiring that the list of initial things in a place contain only names that are defined</text:p>
          </table:table-cell>
          <table:table-cell office:value-type="string" calcext:value-type="string">
            <text:p>ACAD</text:p>
          </table:table-cell>
        </table:table-row>
        <table:table-row table:style-name="ro14">
          <table:table-cell office:value-type="float" office:value="409" calcext:value-type="float">
            <text:p>409</text:p>
          </table:table-cell>
          <table:table-cell table:style-name="ce3" office:value-type="string" calcext:value-type="string">
            <text:p>2012</text:p>
          </table:table-cell>
          <table:table-cell table:style-name="ce54" office:value-type="string" calcext:value-type="string">
            <text:p>use different trust models for the same content. For example, a bank might <text:span text:style-name="T39">require</text:span> <text:span text:style-name="T39">that</text:span> <text:span text:style-name="T39">a</text:span> deed be signed by someone authorized by the courts while a backup server</text:p>
          </table:table-cell>
          <table:table-cell office:value-type="string" calcext:value-type="string">
            <text:p>ACAD</text:p>
          </table:table-cell>
        </table:table-row>
        <table:table-row table:style-name="ro14">
          <table:table-cell office:value-type="float" office:value="410" calcext:value-type="float">
            <text:p>410</text:p>
          </table:table-cell>
          <table:table-cell table:style-name="ce3" office:value-type="string" calcext:value-type="string">
            <text:p>2012</text:p>
          </table:table-cell>
          <table:table-cell table:style-name="ce54" office:value-type="string" calcext:value-type="string">
            <text:p>what keys can sign content under a particular name prefix (e.g., PARC could <text:span text:style-name="T39">require</text:span> <text:span text:style-name="T39">that</text:span> <text:span text:style-name="T39">all</text:span> content in the / parc.com namespace be signed by a key certified by</text:p>
          </table:table-cell>
          <table:table-cell office:value-type="string" calcext:value-type="string">
            <text:p>ACAD</text:p>
          </table:table-cell>
        </table:table-row>
        <table:table-row table:style-name="ro14">
          <table:table-cell office:value-type="float" office:value="411" calcext:value-type="float">
            <text:p>411</text:p>
          </table:table-cell>
          <table:table-cell table:style-name="ce3" office:value-type="string" calcext:value-type="string">
            <text:p>2012</text:p>
          </table:table-cell>
          <table:table-cell table:style-name="ce54" office:value-type="string" calcext:value-type="string">
            <text:p>. At other times it may be impractical to remove the obstructions. Most states <text:span text:style-name="T39">require</text:span> <text:span text:style-name="T39">that</text:span> <text:span text:style-name="T39">all</text:span> available sunlight be able to reach the collectors at least 80% of the</text:p>
          </table:table-cell>
          <table:table-cell office:value-type="string" calcext:value-type="string">
            <text:p>ACAD</text:p>
          </table:table-cell>
        </table:table-row>
        <table:table-row table:style-name="ro14">
          <table:table-cell office:value-type="float" office:value="412" calcext:value-type="float">
            <text:p>412</text:p>
          </table:table-cell>
          <table:table-cell table:style-name="ce3" office:value-type="string" calcext:value-type="string">
            <text:p>2012</text:p>
          </table:table-cell>
          <table:table-cell table:style-name="ce54" office:value-type="string" calcext:value-type="string">
            <text:p>can vary risk assessment is a matter of negotiation. " 13(p97) Such a negotiation <text:span text:style-name="T39">requires</text:span> <text:span text:style-name="T39">that</text:span> <text:span text:style-name="T39">the</text:span> weight of opinion from different groups in society be well balanced and properly</text:p>
          </table:table-cell>
          <table:table-cell office:value-type="string" calcext:value-type="string">
            <text:p>ACAD</text:p>
          </table:table-cell>
        </table:table-row>
        <table:table-row table:style-name="ro14">
          <table:table-cell office:value-type="float" office:value="413" calcext:value-type="float">
            <text:p>413</text:p>
          </table:table-cell>
          <table:table-cell table:style-name="ce3" office:value-type="string" calcext:value-type="string">
            <text:p>2012</text:p>
          </table:table-cell>
          <table:table-cell table:style-name="ce54" office:value-type="string" calcext:value-type="string">
            <text:p>To receive the protections and accommodations these laws provide, the ADAAA and Section 504 <text:span text:style-name="T39">require</text:span> <text:span text:style-name="T39">that</text:span> <text:span text:style-name="T39">an</text:span> individual document the existence of a disability <text:span text:style-name="T39">that</text:span> substantially limits a major life</text:p>
          </table:table-cell>
          <table:table-cell office:value-type="string" calcext:value-type="string">
            <text:p>ACAD</text:p>
          </table:table-cell>
        </table:table-row>
        <table:table-row table:style-name="ro14">
          <table:table-cell office:value-type="float" office:value="414" calcext:value-type="float">
            <text:p>414</text:p>
          </table:table-cell>
          <table:table-cell table:style-name="ce3" office:value-type="string" calcext:value-type="string">
            <text:p>2012</text:p>
          </table:table-cell>
          <table:table-cell table:style-name="ce54" office:value-type="string" calcext:value-type="string">
            <text:p>are socially determined as is the range of acceptable forms of treatment. Professional ethics <text:span text:style-name="T39">require</text:span> <text:span text:style-name="T39">that</text:span> <text:span text:style-name="T39">the</text:span> consideration of values extend from the broad community to smaller groups and families</text:p>
          </table:table-cell>
          <table:table-cell office:value-type="string" calcext:value-type="string">
            <text:p>ACAD</text:p>
          </table:table-cell>
        </table:table-row>
        <table:table-row table:style-name="ro14">
          <table:table-cell office:value-type="float" office:value="415" calcext:value-type="float">
            <text:p>415</text:p>
          </table:table-cell>
          <table:table-cell table:style-name="ce3" office:value-type="string" calcext:value-type="string">
            <text:p>2012</text:p>
          </table:table-cell>
          <table:table-cell table:style-name="ce54" office:value-type="string" calcext:value-type="string">
            <text:p>recommendations. # Research on Different Types of Treatments The basic definition of evidence-based practice <text:span text:style-name="T39">requires</text:span> <text:span text:style-name="T39">that</text:span> <text:span text:style-name="T39">practitioners</text:span> draw on the best available evidence (along with clinical judgment and client</text:p>
          </table:table-cell>
          <table:table-cell office:value-type="string" calcext:value-type="string">
            <text:p>ACAD</text:p>
          </table:table-cell>
        </table:table-row>
        <table:table-row table:style-name="ro14">
          <table:table-cell office:value-type="float" office:value="416" calcext:value-type="float">
            <text:p>416</text:p>
          </table:table-cell>
          <table:table-cell table:style-name="ce3" office:value-type="string" calcext:value-type="string">
            <text:p>2012</text:p>
          </table:table-cell>
          <table:table-cell table:style-name="ce54" office:value-type="string" calcext:value-type="string">
            <text:p>definition of dependent variables (DVs). The Evaluative Method goes as far as <text:span text:style-name="T39">requiring</text:span> <text:span text:style-name="T39">that</text:span> <text:span text:style-name="T39">a</text:span> link be established between selected measures and treatment outcomes. None of the</text:p>
          </table:table-cell>
          <table:table-cell office:value-type="string" calcext:value-type="string">
            <text:p>ACAD</text:p>
          </table:table-cell>
        </table:table-row>
        <table:table-row table:style-name="ro14">
          <table:table-cell office:value-type="float" office:value="417" calcext:value-type="float">
            <text:p>417</text:p>
          </table:table-cell>
          <table:table-cell table:style-name="ce3" office:value-type="string" calcext:value-type="string">
            <text:p>2012</text:p>
          </table:table-cell>
          <table:table-cell table:style-name="ce54" office:value-type="string" calcext:value-type="string">
            <text:p>be clearly and correctly identified. The SCED Scale is the most generic; it <text:span text:style-name="T39">requires</text:span> <text:span text:style-name="T39">that</text:span> <text:span text:style-name="T39">the</text:span> design allow for demonstration of cause and effect. Controlling for threats to</text:p>
          </table:table-cell>
          <table:table-cell office:value-type="string" calcext:value-type="string">
            <text:p>ACAD</text:p>
          </table:table-cell>
        </table:table-row>
        <table:table-row table:style-name="ro14">
          <table:table-cell office:value-type="float" office:value="418" calcext:value-type="float">
            <text:p>418</text:p>
          </table:table-cell>
          <table:table-cell table:style-name="ce3" office:value-type="string" calcext:value-type="string">
            <text:p>2012</text:p>
          </table:table-cell>
          <table:table-cell table:style-name="ce54" office:value-type="string" calcext:value-type="string">
            <text:p>criteria. No explicit criteria are noted for determining minimum methodological adequacy, therefore we <text:span text:style-name="T39">required</text:span> <text:span text:style-name="T39">that</text:span> <text:span text:style-name="T39">the</text:span> 21 quality indicators be met for a study to have minimally acceptable methodological</text:p>
          </table:table-cell>
          <table:table-cell office:value-type="string" calcext:value-type="string">
            <text:p>ACAD</text:p>
          </table:table-cell>
        </table:table-row>
        <table:table-row table:style-name="ro14">
          <table:table-cell office:value-type="float" office:value="419" calcext:value-type="float">
            <text:p>419</text:p>
          </table:table-cell>
          <table:table-cell table:style-name="ce3" office:value-type="string" calcext:value-type="string">
            <text:p>2012</text:p>
          </table:table-cell>
          <table:table-cell table:style-name="ce54" office:value-type="string" calcext:value-type="string">
            <text:p>better off carrying out these threats than continuing to tolerate the status quo. Clarity <text:span text:style-name="T39">requires</text:span> <text:span text:style-name="T39">that</text:span> <text:span text:style-name="T39">the</text:span> United States make three things obvious: the United States does not need</text:p>
          </table:table-cell>
          <table:table-cell office:value-type="string" calcext:value-type="string">
            <text:p>ACAD</text:p>
          </table:table-cell>
        </table:table-row>
        <table:table-row table:style-name="ro14">
          <table:table-cell office:value-type="float" office:value="420" calcext:value-type="float">
            <text:p>420</text:p>
          </table:table-cell>
          <table:table-cell table:style-name="ce3" office:value-type="string" calcext:value-type="string">
            <text:p>2012</text:p>
          </table:table-cell>
          <table:table-cell table:style-name="ce54" office:value-type="string" calcext:value-type="string">
            <text:p>integrity. However, the SFM objectives listed by different organizations do not yet explicitly <text:span text:style-name="T39">require</text:span> <text:span text:style-name="T39">that</text:span> <text:span text:style-name="T39">a</text:span> forest's structure and composition be maintained. Here, we review scientific</text:p>
          </table:table-cell>
          <table:table-cell office:value-type="string" calcext:value-type="string">
            <text:p>ACAD</text:p>
          </table:table-cell>
        </table:table-row>
        <table:table-row table:style-name="ro14">
          <table:table-cell office:value-type="float" office:value="421" calcext:value-type="float">
            <text:p>421</text:p>
          </table:table-cell>
          <table:table-cell table:style-name="ce3" office:value-type="string" calcext:value-type="string">
            <text:p>2012</text:p>
          </table:table-cell>
          <table:table-cell table:style-name="ce54" office:value-type="string" calcext:value-type="string">
            <text:p>' touching story poses no threat to their heterosexual privilege or the social order <text:span text:style-name="T39">that</text:span> <text:span text:style-name="T39">requires</text:span> <text:span text:style-name="T39">that</text:span> <text:span text:style-name="T39">the</text:span> movie's gay love story be " tragic " in the first place</text:p>
          </table:table-cell>
          <table:table-cell office:value-type="string" calcext:value-type="string">
            <text:p>ACAD</text:p>
          </table:table-cell>
        </table:table-row>
        <table:table-row table:style-name="ro14">
          <table:table-cell office:value-type="float" office:value="422" calcext:value-type="float">
            <text:p>422</text:p>
          </table:table-cell>
          <table:table-cell table:style-name="ce3" office:value-type="string" calcext:value-type="string">
            <text:p>2012</text:p>
          </table:table-cell>
          <table:table-cell table:style-name="ce54" office:value-type="string" calcext:value-type="string">
            <text:p>care about the interleavings of synchronization-free regions. Of course, all of these properties <text:span text:style-name="T39">require</text:span> <text:span text:style-name="T39">that</text:span> <text:span text:style-name="T39">the</text:span> program be data-racefree. Today, detecting and avoiding data-race bugs can be</text:p>
          </table:table-cell>
          <table:table-cell office:value-type="string" calcext:value-type="string">
            <text:p>ACAD</text:p>
          </table:table-cell>
        </table:table-row>
        <table:table-row table:style-name="ro14">
          <table:table-cell office:value-type="float" office:value="423" calcext:value-type="float">
            <text:p>423</text:p>
          </table:table-cell>
          <table:table-cell table:style-name="ce3" office:value-type="string" calcext:value-type="string">
            <text:p>2012</text:p>
          </table:table-cell>
          <table:table-cell table:style-name="ce54" office:value-type="string" calcext:value-type="string">
            <text:p>contributor to literacy outcomes in all three grades. The second step in identifying mediation <text:span text:style-name="T39">requires</text:span> <text:span text:style-name="T39">that</text:span> <text:span text:style-name="T39">a</text:span> relationship exist between the initial variable of KSSP and the hypothesized mediator of</text:p>
          </table:table-cell>
          <table:table-cell office:value-type="string" calcext:value-type="string">
            <text:p>ACAD</text:p>
          </table:table-cell>
        </table:table-row>
        <table:table-row table:style-name="ro14">
          <table:table-cell office:value-type="float" office:value="424" calcext:value-type="float">
            <text:p>424</text:p>
          </table:table-cell>
          <table:table-cell table:style-name="ce3" office:value-type="string" calcext:value-type="string">
            <text:p>2012</text:p>
          </table:table-cell>
          <table:table-cell table:style-name="ce54" office:value-type="string" calcext:value-type="string">
            <text:p>, " she said. " I could barely get an innocuous bill passed <text:span text:style-name="T39">that</text:span> <text:span text:style-name="T39">required</text:span> <text:span text:style-name="T39">that</text:span> <text:span text:style-name="T39">our</text:span> state agencies review the impact of climate change and make recommendations as to</text:p>
          </table:table-cell>
          <table:table-cell office:value-type="string" calcext:value-type="string">
            <text:p>ACAD</text:p>
          </table:table-cell>
        </table:table-row>
        <table:table-row table:style-name="ro14">
          <table:table-cell office:value-type="float" office:value="425" calcext:value-type="float">
            <text:p>425</text:p>
          </table:table-cell>
          <table:table-cell table:style-name="ce3" office:value-type="string" calcext:value-type="string">
            <text:p>2012</text:p>
          </table:table-cell>
          <table:table-cell table:style-name="ce54" office:value-type="string" calcext:value-type="string">
            <text:p>and, in the United States, from state to state), virtually all <text:span text:style-name="T39">require</text:span> <text:span text:style-name="T39">that</text:span> <text:span text:style-name="T39">a</text:span> person be unable to distinguish between legal right and wrong. Under U.S.</text:p>
          </table:table-cell>
          <table:table-cell office:value-type="string" calcext:value-type="string">
            <text:p>ACAD</text:p>
          </table:table-cell>
        </table:table-row>
        <table:table-row table:style-name="ro14">
          <table:table-cell office:value-type="float" office:value="426" calcext:value-type="float">
            <text:p>426</text:p>
          </table:table-cell>
          <table:table-cell table:style-name="ce3" office:value-type="string" calcext:value-type="string">
            <text:p>2012</text:p>
          </table:table-cell>
          <table:table-cell table:style-name="ce54" office:value-type="string" calcext:value-type="string">
            <text:p>to maintain the best possible relationships with neighboring countries and diversify its alliances. This <text:span text:style-name="T39">required</text:span> <text:span text:style-name="T39">that</text:span> <text:span text:style-name="T39">Ankara</text:span> turn its attention back to the Middle East, a region <text:span text:style-name="T39">that</text:span> had</text:p>
          </table:table-cell>
          <table:table-cell office:value-type="string" calcext:value-type="string">
            <text:p>ACAD</text:p>
          </table:table-cell>
        </table:table-row>
        <table:table-row table:style-name="ro14">
          <table:table-cell office:value-type="float" office:value="427" calcext:value-type="float">
            <text:p>427</text:p>
          </table:table-cell>
          <table:table-cell table:style-name="ce3" office:value-type="string" calcext:value-type="string">
            <text:p>2012</text:p>
          </table:table-cell>
          <table:table-cell table:style-name="ce55" office:value-type="string" calcext:value-type="string">
            <text:p>cause. # <text:span text:style-name="T39">That</text:span> does not mean <text:span text:style-name="T39">that</text:span> a search conducted for intelligence purposes <text:span text:style-name="T39">requires</text:span> <text:span text:style-name="T39">a</text:span> <text:span text:style-name="T39">warrant</text:span>, only <text:span text:style-name="T39">that</text:span> it be reasonable. # The Fifth and Sixth Amendments</text:p>
          </table:table-cell>
          <table:table-cell office:value-type="string" calcext:value-type="string">
            <text:p>MAG</text:p>
          </table:table-cell>
        </table:table-row>
        <table:table-row table:style-name="ro14">
          <table:table-cell office:value-type="float" office:value="428" calcext:value-type="float">
            <text:p>428</text:p>
          </table:table-cell>
          <table:table-cell table:style-name="ce3" office:value-type="string" calcext:value-type="string">
            <text:p>2012</text:p>
          </table:table-cell>
          <table:table-cell table:style-name="ce54" office:value-type="string" calcext:value-type="string">
            <text:p>more avenues to appeal the closure of post offices and mail processing facilities. It <text:span text:style-name="T39">requires</text:span> <text:span text:style-name="T39">,</text:span> <text:span text:style-name="T39">for</text:span> example, <text:span text:style-name="T39">that</text:span> the postal service develop " retail service standards " to</text:p>
          </table:table-cell>
          <table:table-cell office:value-type="string" calcext:value-type="string">
            <text:p>NEWS</text:p>
          </table:table-cell>
        </table:table-row>
        <table:table-row table:style-name="ro15">
          <table:table-cell office:value-type="float" office:value="429" calcext:value-type="float">
            <text:p>429</text:p>
          </table:table-cell>
          <table:table-cell table:style-name="Default" office:value-type="string" calcext:value-type="string">
            <text:p>1 </text:p>
          </table:table-cell>
          <table:table-cell table:style-name="ce56" office:value-type="string" calcext:value-type="string">
            <text:p><text:s/>REQUIRES SUBSTANTIAL ENVIRONMENTAL IMPACT STUDIES BE COMPLETED BEFORE SUCH </text:p>
          </table:table-cell>
          <table:table-cell office:value-type="string" calcext:value-type="string">
            <text:p>MAG</text:p>
          </table:table-cell>
        </table:table-row>
        <table:table-row table:style-name="ro15">
          <table:table-cell office:value-type="float" office:value="430" calcext:value-type="float">
            <text:p>430</text:p>
          </table:table-cell>
          <table:table-cell table:style-name="Default" office:value-type="string" calcext:value-type="string">
            <text:p>1 </text:p>
          </table:table-cell>
          <table:table-cell table:style-name="ce56" office:value-type="string" calcext:value-type="string">
            <text:p><text:s/>REQUIRES THAT CONSUMPTION BE IN PRIVATE . # AS </text:p>
          </table:table-cell>
          <table:table-cell office:value-type="string" calcext:value-type="string">
            <text:p>NEWS</text:p>
          </table:table-cell>
        </table:table-row>
        <table:table-row table:style-name="ro15">
          <table:table-cell office:value-type="float" office:value="431" calcext:value-type="float">
            <text:p>431</text:p>
          </table:table-cell>
          <table:table-cell table:style-name="Default" office:value-type="string" calcext:value-type="string">
            <text:p>1 </text:p>
          </table:table-cell>
          <table:table-cell table:style-name="ce56" office:value-type="string" calcext:value-type="string">
            <text:p><text:s/>REQUIRING HE WEAR ONE FOR THE NIAGARA WALK . </text:p>
          </table:table-cell>
          <table:table-cell/>
        </table:table-row>
        <table:table-row table:style-name="ro15">
          <table:table-cell office:value-type="float" office:value="432" calcext:value-type="float">
            <text:p>432</text:p>
          </table:table-cell>
          <table:table-cell table:style-name="Default" office:value-type="string" calcext:value-type="string">
            <text:p>1 </text:p>
          </table:table-cell>
          <table:table-cell table:style-name="ce56" office:value-type="string" calcext:value-type="string">
            <text:p><text:s/>REQUIRING THAT TREATMENT FIDELITY BE ASSESSED AND REPORTED . </text:p>
          </table:table-cell>
          <table:table-cell office:value-type="string" calcext:value-type="string">
            <text:p>ACAD</text:p>
          </table:table-cell>
        </table:table-row>
        <table:table-row table:style-name="ro15">
          <table:table-cell office:value-type="float" office:value="433" calcext:value-type="float">
            <text:p>433</text:p>
          </table:table-cell>
          <table:table-cell table:style-name="Default" office:value-type="string" calcext:value-type="string">
            <text:p>1 </text:p>
          </table:table-cell>
          <table:table-cell table:style-name="ce56" office:value-type="string" calcext:value-type="string">
            <text:p><text:s/>REQUIRING THAT TREATMENT FIDELITY BE MEASURED AT LEAST 20% </text:p>
          </table:table-cell>
          <table:table-cell office:value-type="string" calcext:value-type="string">
            <text:p>ACAD</text:p>
          </table:table-cell>
        </table:table-row>
        <table:table-row table:style-name="ro15">
          <table:table-cell office:value-type="float" office:value="434" calcext:value-type="float">
            <text:p>434</text:p>
          </table:table-cell>
          <table:table-cell table:style-name="Default" office:value-type="string" calcext:value-type="string">
            <text:p>1 </text:p>
          </table:table-cell>
          <table:table-cell table:style-name="ce56" office:value-type="string" calcext:value-type="string">
            <text:p><text:s/>REQUIRES ALL AMERICANS BUY INSURANCE , CAME UNDER FIRE </text:p>
          </table:table-cell>
          <table:table-cell office:value-type="string" calcext:value-type="string">
            <text:p>SPOK</text:p>
          </table:table-cell>
        </table:table-row>
        <table:table-row table:style-name="ro15">
          <table:table-cell office:value-type="float" office:value="435" calcext:value-type="float">
            <text:p>435</text:p>
          </table:table-cell>
          <table:table-cell table:style-name="Default" office:value-type="string" calcext:value-type="string">
            <text:p>1 </text:p>
          </table:table-cell>
          <table:table-cell table:style-name="ce56" office:value-type="string" calcext:value-type="string">
            <text:p><text:s/>SMF would not REQUIRE THAT OTHER FOREST VALUES ALSO BE SUSTAINED . </text:p>
          </table:table-cell>
          <table:table-cell office:value-type="string" calcext:value-type="string">
            <text:p>ACAD</text:p>
          </table:table-cell>
        </table:table-row>
        <table:table-row table:style-name="ro15">
          <table:table-cell office:value-type="float" office:value="436" calcext:value-type="float">
            <text:p>436</text:p>
          </table:table-cell>
          <table:table-cell table:style-name="Default" office:value-type="string" calcext:value-type="string">
            <text:p>1 </text:p>
          </table:table-cell>
          <table:table-cell table:style-name="ce56" office:value-type="string" calcext:value-type="string">
            <text:p><text:s/>REQUIRE 10 PERCENT OF THE BUDGET BE HELD IN </text:p>
          </table:table-cell>
          <table:table-cell office:value-type="string" calcext:value-type="string">
            <text:p>NEWS</text:p>
          </table:table-cell>
        </table:table-row>
        <table:table-row table:style-name="ro15">
          <table:table-cell office:value-type="float" office:value="437" calcext:value-type="float">
            <text:p>437</text:p>
          </table:table-cell>
          <table:table-cell table:style-name="Default" office:value-type="string" calcext:value-type="string">
            <text:p>1 </text:p>
          </table:table-cell>
          <table:table-cell table:style-name="ce56" office:value-type="string" calcext:value-type="string">
            <text:p><text:s/>REQUIRE ANY REPELLENT BE PUT ON SKIN . # </text:p>
          </table:table-cell>
          <table:table-cell office:value-type="string" calcext:value-type="string">
            <text:p>NEWS</text:p>
          </table:table-cell>
        </table:table-row>
        <table:table-row table:style-name="ro1">
          <table:table-cell office:value-type="float" office:value="438" calcext:value-type="float">
            <text:p>438</text:p>
          </table:table-cell>
          <table:table-cell table:style-name="Default" office:value-type="string" calcext:value-type="string">
            <text:p>2012</text:p>
          </table:table-cell>
          <table:table-cell table:style-name="ce57" office:value-type="string" calcext:value-type="string">
            <text:p>There were requirements - yes, there were requirements put on other states when they came into the union that they - that English be the principal language and that it be taught and spoken universally in those states.</text:p>
          </table:table-cell>
          <table:table-cell table:style-name="Default" office:value-type="string" calcext:value-type="string">
            <text:p>SPOK</text:p>
          </table:table-cell>
        </table:table-row>
        <table:table-row table:style-name="ro1">
          <table:table-cell office:value-type="float" office:value="439" calcext:value-type="float">
            <text:p>439</text:p>
          </table:table-cell>
          <table:table-cell table:style-name="Default" office:value-type="string" calcext:value-type="string">
            <text:p>2012</text:p>
          </table:table-cell>
          <table:table-cell table:style-name="ce13" office:value-type="string" calcext:value-type="string">
            <text:p><text:span text:style-name="T5">popular provision that most insurers have already implemented. In addition to that, a  </text:span><text:span text:style-name="T6">requirement</text:span><text:span text:style-name="T5">  </text:span><text:span text:style-name="T6">that</text:span><text:span text:style-name="T5">  </text:span><text:span text:style-name="T6">there</text:span><text:span text:style-name="T5">  be a very expedited, very clear appeals process. Abolition of lifetime</text:span></text:p>
          </table:table-cell>
          <table:table-cell table:style-name="Default" office:value-type="string" calcext:value-type="string">
            <text:p>SPOK</text:p>
          </table:table-cell>
        </table:table-row>
        <table:table-row table:style-name="ro1">
          <table:table-cell office:value-type="float" office:value="440" calcext:value-type="float">
            <text:p>440</text:p>
          </table:table-cell>
          <table:table-cell table:style-name="Default" office:value-type="string" calcext:value-type="string">
            <text:p>2012</text:p>
          </table:table-cell>
          <table:table-cell table:style-name="ce13" office:value-type="string" calcext:value-type="string">
            <text:p><text:span text:style-name="T5">other companies echoed this -- that they could not move on by themselves is the  </text:span><text:span text:style-name="T6">requirement</text:span><text:span text:style-name="T5">  </text:span><text:span text:style-name="T6">that</text:span><text:span text:style-name="T5">  </text:span><text:span text:style-name="T6">children</text:span><text:span text:style-name="T5">  be covered up to the age of 19 without having preexisting condition restrictions</text:span></text:p>
          </table:table-cell>
          <table:table-cell table:style-name="Default" office:value-type="string" calcext:value-type="string">
            <text:p>SPOK</text:p>
          </table:table-cell>
        </table:table-row>
        <table:table-row table:style-name="ro1">
          <table:table-cell office:value-type="float" office:value="441" calcext:value-type="float">
            <text:p>441</text:p>
          </table:table-cell>
          <table:table-cell table:style-name="Default" office:value-type="string" calcext:value-type="string">
            <text:p>2012</text:p>
          </table:table-cell>
          <table:table-cell table:style-name="ce13" office:value-type="string" calcext:value-type="string">
            <text:p><text:span text:style-name="T5">this as a business, and when that happens, there is a very strict  </text:span><text:span text:style-name="T6">requirement</text:span><text:span text:style-name="T5">  </text:span><text:span text:style-name="T6">that</text:span><text:span text:style-name="T5">  </text:span><text:span text:style-name="T6">the</text:span><text:span text:style-name="T5">  applicant for a role give their permission to the external agent that they</text:span></text:p>
          </table:table-cell>
          <table:table-cell table:style-name="Default" office:value-type="string" calcext:value-type="string">
            <text:p>SPOK</text:p>
          </table:table-cell>
        </table:table-row>
        <table:table-row table:style-name="ro1">
          <table:table-cell office:value-type="float" office:value="442" calcext:value-type="float">
            <text:p>442</text:p>
          </table:table-cell>
          <table:table-cell table:style-name="Default" office:value-type="string" calcext:value-type="string">
            <text:p>2012</text:p>
          </table:table-cell>
          <table:table-cell table:style-name="ce13" office:value-type="string" calcext:value-type="string">
            <text:p><text:span text:style-name="T5">beard. She had been seeing him for only six weeks; it was a  </text:span><text:span text:style-name="T6">requirement</text:span><text:span text:style-name="T5">  </text:span><text:span text:style-name="T6">that</text:span><text:span text:style-name="T5">  </text:span><text:span text:style-name="T6">all</text:span><text:span text:style-name="T5">  second-year psychiatric residents undergo their own course of therapy, to see what</text:span></text:p>
          </table:table-cell>
          <table:table-cell table:style-name="Default" office:value-type="string" calcext:value-type="string">
            <text:p>FIC</text:p>
          </table:table-cell>
        </table:table-row>
        <table:table-row table:style-name="ro1">
          <table:table-cell office:value-type="float" office:value="443" calcext:value-type="float">
            <text:p>443</text:p>
          </table:table-cell>
          <table:table-cell table:style-name="Default" office:value-type="string" calcext:value-type="string">
            <text:p>2012</text:p>
          </table:table-cell>
          <table:table-cell table:style-name="ce13" office:value-type="string" calcext:value-type="string">
            <text:p>Nixon's initiative was bold for its time and even bolder now because it contained measures that have become anathema to the Republican mainstream, including a requirement that all employers offer coverage to their workers.</text:p>
          </table:table-cell>
          <table:table-cell table:style-name="Default" office:value-type="string" calcext:value-type="string">
            <text:p>NEWS</text:p>
          </table:table-cell>
        </table:table-row>
        <table:table-row table:style-name="ro1">
          <table:table-cell office:value-type="float" office:value="444" calcext:value-type="float">
            <text:p>444</text:p>
          </table:table-cell>
          <table:table-cell table:style-name="Default" office:value-type="string" calcext:value-type="string">
            <text:p>2012</text:p>
          </table:table-cell>
          <table:table-cell table:style-name="ce13" office:value-type="string" calcext:value-type="string">
            <text:p><text:span text:style-name="T5">will have to decide if the rest of the law can stand. # The  </text:span><text:span text:style-name="T6">requirement</text:span><text:span text:style-name="T5">  </text:span><text:span text:style-name="T6">that</text:span><text:span text:style-name="T5">  </text:span><text:span text:style-name="T6">almost</text:span><text:span text:style-name="T5">  everyone have health insurance is considered key to keeping costs down, because</text:span></text:p>
          </table:table-cell>
          <table:table-cell table:style-name="Default" office:value-type="string" calcext:value-type="string">
            <text:p>NEWS</text:p>
          </table:table-cell>
        </table:table-row>
        <table:table-row table:style-name="ro1">
          <table:table-cell office:value-type="float" office:value="445" calcext:value-type="float">
            <text:p>445</text:p>
          </table:table-cell>
          <table:table-cell table:style-name="Default" office:value-type="string" calcext:value-type="string">
            <text:p>2012</text:p>
          </table:table-cell>
          <table:table-cell table:style-name="ce58" office:value-type="string" calcext:value-type="string">
            <text:p>sign up, but you get the services from the junior people. " # Diagnosing problem difficultThis federal reform program -- a plan by the Obama administration to fix the 5,000 worst-performing schools in America -- was meant to fund massive overhaul. # " The one thing that is non-negotiable is (to) move the worst teachers from the system, not just the school, " said Justin Cohen, president of Mass Insight Education in Boston. Districts should reconsider their teacher-tenure policy and union contracts if those are obstacles to reform, he said. # Education experts also were critical of the way the Pueblo district shifted teachers across failing schools as part of their transformation. Grant requirements that turnaround schools get 50 percent new staff meant principals picked which half of the teachers would stay. The district did not fire teachers; instead, it transferred them from one failing school to another. # What resulted were teachers with hurt feelings, in some cases forced to move to schools where they didn't want to work, at least initially. It put Global Partnership Schools " in a</text:p>
          </table:table-cell>
          <table:table-cell table:style-name="Default" office:value-type="string" calcext:value-type="string">
            <text:p>NEWS</text:p>
          </table:table-cell>
        </table:table-row>
        <table:table-row table:style-name="ro1">
          <table:table-cell office:value-type="float" office:value="446" calcext:value-type="float">
            <text:p>446</text:p>
          </table:table-cell>
          <table:table-cell table:style-name="Default" office:value-type="string" calcext:value-type="string">
            <text:p>2012</text:p>
          </table:table-cell>
          <table:table-cell table:style-name="ce13" office:value-type="string" calcext:value-type="string">
            <text:p><text:span text:style-name="T5">used to pay back debt before it can be used for government spending, and  </text:span><text:span text:style-name="T6">requirements</text:span><text:span text:style-name="T5">  </text:span><text:span text:style-name="T6">that</text:span><text:span text:style-name="T5">  </text:span><text:span text:style-name="T6">it</text:span><text:span text:style-name="T5">  slash the government workforce, reduce pension payments, raise taxes and cut</text:span></text:p>
          </table:table-cell>
          <table:table-cell table:style-name="Default" office:value-type="string" calcext:value-type="string">
            <text:p>NEWS</text:p>
          </table:table-cell>
        </table:table-row>
        <table:table-row table:style-name="ro1">
          <table:table-cell office:value-type="float" office:value="447" calcext:value-type="float">
            <text:p>447</text:p>
          </table:table-cell>
          <table:table-cell table:style-name="Default" office:value-type="string" calcext:value-type="string">
            <text:p>2012</text:p>
          </table:table-cell>
          <table:table-cell table:style-name="ce13" office:value-type="string" calcext:value-type="string">
            <text:p><text:span text:style-name="T5">an estimated 50 million uninsured Americans. # The centerpiece of the law is its  </text:span><text:span text:style-name="T6">requirement</text:span><text:span text:style-name="T5">  </text:span><text:span text:style-name="T6">that</text:span><text:span text:style-name="T5">  </text:span><text:span text:style-name="T6">every</text:span><text:span text:style-name="T5">  American purchase health insurance. # This is a reasonable regulation, the</text:span></text:p>
          </table:table-cell>
          <table:table-cell table:style-name="Default" office:value-type="string" calcext:value-type="string">
            <text:p>NEWS</text:p>
          </table:table-cell>
        </table:table-row>
        <table:table-row table:style-name="ro1">
          <table:table-cell office:value-type="float" office:value="448" calcext:value-type="float">
            <text:p>448</text:p>
          </table:table-cell>
          <table:table-cell table:style-name="Default" office:value-type="string" calcext:value-type="string">
            <text:p>2012</text:p>
          </table:table-cell>
          <table:table-cell table:style-name="ce13" office:value-type="string" calcext:value-type="string">
            <text:p><text:span text:style-name="T5">third parties, " he wrote. # Without the mandate, the ACA's  </text:span><text:span text:style-name="T6">requirement</text:span><text:span text:style-name="T5">  </text:span><text:span text:style-name="T6">that</text:span><text:span text:style-name="T5">  </text:span><text:span text:style-name="T6">private</text:span><text:span text:style-name="T5">  insurance companies not deny coverage based on a patient's prior medical history</text:span></text:p>
          </table:table-cell>
          <table:table-cell table:style-name="Default" office:value-type="string" calcext:value-type="string">
            <text:p>NEWS</text:p>
          </table:table-cell>
        </table:table-row>
        <table:table-row table:style-name="ro10">
          <table:table-cell office:value-type="float" office:value="449" calcext:value-type="float">
            <text:p>449</text:p>
          </table:table-cell>
          <table:table-cell table:style-name="Default" office:value-type="string" calcext:value-type="string">
            <text:p>2012</text:p>
          </table:table-cell>
          <table:table-cell table:style-name="ce36" office:value-type="string" calcext:value-type="string">
            <text:p><text:span text:style-name="T25">Marines from harm. # Wuterich's plea bargain, struck by military lawyers,  </text:span><text:span text:style-name="T26">stipulated</text:span><text:span text:style-name="T25">  </text:span><text:span text:style-name="T26">that</text:span><text:span text:style-name="T25">  </text:span><text:span text:style-name="T26">he</text:span><text:span text:style-name="T25">  receive no more than three months in prison. He remains on active</text:span></text:p>
          </table:table-cell>
          <table:table-cell table:style-name="Default" office:value-type="string" calcext:value-type="string">
            <text:p>NEWS</text:p>
          </table:table-cell>
        </table:table-row>
        <table:table-row table:style-name="ro5">
          <table:table-cell office:value-type="float" office:value="450" calcext:value-type="float">
            <text:p>450</text:p>
          </table:table-cell>
          <table:table-cell/>
          <table:table-cell table:style-name="ce59" office:value-type="string" calcext:value-type="string">
            <text:p>and ones commonly drawn in art classes (e.g., fruit). It also <text:span text:style-name="T8">suggests</text:span> <text:span text:style-name="T8">that</text:span> <text:span text:style-name="T8">multiple</text:span> views of the shape be provided as prompts so that ambiguities in one</text:p>
          </table:table-cell>
          <table:table-cell office:value-type="string" calcext:value-type="string">
            <text:p>ACAD</text:p>
          </table:table-cell>
        </table:table-row>
        <table:table-row table:style-name="ro5">
          <table:table-cell office:value-type="float" office:value="451" calcext:value-type="float">
            <text:p>451</text:p>
          </table:table-cell>
          <table:table-cell/>
          <table:table-cell table:style-name="ce59" office:value-type="string" calcext:value-type="string">
            <text:p>family tradition and fast during Ramadan: he has discussed it with his Imam who <text:span text:style-name="T8">suggested</text:span> <text:span text:style-name="T8">that</text:span> <text:span text:style-name="T8">he</text:span> take professional medical advice. He is aware of a friend with diabetes</text:p>
          </table:table-cell>
          <table:table-cell office:value-type="string" calcext:value-type="string">
            <text:p>ACAD</text:p>
          </table:table-cell>
        </table:table-row>
        <table:table-row table:style-name="ro5">
          <table:table-cell office:value-type="float" office:value="452" calcext:value-type="float">
            <text:p>452</text:p>
          </table:table-cell>
          <table:table-cell/>
          <table:table-cell table:style-name="ce59" office:value-type="string" calcext:value-type="string">
            <text:p>they are pets, livestock, wildlife, fossils, or laboratory subjects. Gnoli <text:span text:style-name="T8">suggests</text:span> <text:span text:style-name="T8">that</text:span> <text:span text:style-name="T8">animals</text:span> be presented in a classification scheme simply using their chosen signifier (such</text:p>
          </table:table-cell>
          <table:table-cell office:value-type="string" calcext:value-type="string">
            <text:p>ACAD</text:p>
          </table:table-cell>
        </table:table-row>
        <table:table-row table:style-name="ro5">
          <table:table-cell office:value-type="float" office:value="453" calcext:value-type="float">
            <text:p>453</text:p>
          </table:table-cell>
          <table:table-cell/>
          <table:table-cell table:style-name="ce59" office:value-type="string" calcext:value-type="string">
            <text:p>of eliminating study space to accommodate the current periodicals, so the head of Acquisitions <text:span text:style-name="T8">suggested</text:span> <text:span text:style-name="T8">that</text:span> <text:span text:style-name="T8">the</text:span> library withdraw bound journals duplicated online. Eliminating digital duplication would open up</text:p>
          </table:table-cell>
          <table:table-cell office:value-type="string" calcext:value-type="string">
            <text:p>ACAD</text:p>
          </table:table-cell>
        </table:table-row>
        <table:table-row table:style-name="ro5">
          <table:table-cell office:value-type="float" office:value="454" calcext:value-type="float">
            <text:p>454</text:p>
          </table:table-cell>
          <table:table-cell/>
          <table:table-cell table:style-name="ce59" office:value-type="string" calcext:value-type="string">
            <text:p>of the terms and less able and willing to participate in decision-making. # We <text:span text:style-name="T8">suggest</text:span> <text:span text:style-name="T8">that</text:span> <text:span text:style-name="T8">the</text:span> term evidence-based practice be reserved for the decision-making process described above and the</text:p>
          </table:table-cell>
          <table:table-cell office:value-type="string" calcext:value-type="string">
            <text:p>ACAD</text:p>
          </table:table-cell>
        </table:table-row>
        <table:table-row table:style-name="ro7">
          <table:table-cell office:value-type="float" office:value="455" calcext:value-type="float">
            <text:p>455</text:p>
          </table:table-cell>
          <table:table-cell/>
          <table:table-cell table:style-name="ce60" office:value-type="string" calcext:value-type="string">
            <text:p>of high-risk patients is useful when choosing empiric antimicrobial drugs treatment. Therefore, we <text:span text:style-name="T8">suggest</text:span> <text:span text:style-name="T8">that</text:span> <text:span text:style-name="T8">candidates</text:span> for LT be systematically screened for ESBLE fecal carriage. Carbapenems should be</text:p>
          </table:table-cell>
          <table:table-cell office:value-type="string" calcext:value-type="string">
            <text:p>ACAD</text:p>
          </table:table-cell>
        </table:table-row>
        <table:table-row table:style-name="ro7">
          <table:table-cell office:value-type="float" office:value="456" calcext:value-type="float">
            <text:p>456</text:p>
          </table:table-cell>
          <table:table-cell/>
          <table:table-cell table:style-name="ce60" office:value-type="string" calcext:value-type="string">
            <text:p>Garrison. In his book Operation Dark Heart and elsewhere, 41 Col. Anthony Shaffer <text:span text:style-name="T8">suggests</text:span> <text:span text:style-name="T8">that</text:span> <text:span text:style-name="T8">Washington</text:span> withdraw conventional forces as quickly as possible, leaving 20,000 special forces troops</text:p>
          </table:table-cell>
          <table:table-cell office:value-type="string" calcext:value-type="string">
            <text:p>ACAD</text:p>
          </table:table-cell>
        </table:table-row>
        <table:table-row table:style-name="ro7">
          <table:table-cell office:value-type="float" office:value="457" calcext:value-type="float">
            <text:p>457</text:p>
          </table:table-cell>
          <table:table-cell/>
          <table:table-cell table:style-name="ce60" office:value-type="string" calcext:value-type="string">
            <text:p>ILI incidence but also on the potentially correlated social determinants of such illness. We <text:span text:style-name="T8">suggest</text:span> <text:span text:style-name="T8">that</text:span> <text:span text:style-name="T8">studies</text:span> be undertaken during normal flu seasons in the United States to further explore</text:p>
          </table:table-cell>
          <table:table-cell office:value-type="string" calcext:value-type="string">
            <text:p>ACAD</text:p>
          </table:table-cell>
        </table:table-row>
        <table:table-row table:style-name="ro7">
          <table:table-cell office:value-type="float" office:value="458" calcext:value-type="float">
            <text:p>458</text:p>
          </table:table-cell>
          <table:table-cell/>
          <table:table-cell table:style-name="ce60" office:value-type="string" calcext:value-type="string">
            <text:p>electronic publication within an environment of inflationary increases and reduced funding increases. # Badics <text:span text:style-name="T8">suggested</text:span> <text:span text:style-name="T8">that</text:span> <text:span text:style-name="T8">libraries</text:span> maintain use data on all titles, including print journals, cancel unused</text:p>
          </table:table-cell>
          <table:table-cell office:value-type="string" calcext:value-type="string">
            <text:p>ACAD</text:p>
          </table:table-cell>
        </table:table-row>
        <table:table-row table:style-name="ro7">
          <table:table-cell office:value-type="float" office:value="459" calcext:value-type="float">
            <text:p>459</text:p>
          </table:table-cell>
          <table:table-cell/>
          <table:table-cell table:style-name="ce60" office:value-type="string" calcext:value-type="string">
            <text:p>for cataloging e-books as unique manifestations rather than facsimiles of their print versions. Bothmann <text:span text:style-name="T8">suggested</text:span> <text:span text:style-name="T8">that</text:span> <text:span text:style-name="T8">e-books</text:span> be classified for purposes of virtual browsing as well as for collection assessment</text:p>
          </table:table-cell>
          <table:table-cell office:value-type="string" calcext:value-type="string">
            <text:p>ACAD</text:p>
          </table:table-cell>
        </table:table-row>
        <table:table-row table:style-name="ro7">
          <table:table-cell office:value-type="float" office:value="460" calcext:value-type="float">
            <text:p>460</text:p>
          </table:table-cell>
          <table:table-cell/>
          <table:table-cell table:style-name="ce60" office:value-type="string" calcext:value-type="string">
            <text:p>down a particular house as too much for his family's needs, the landlady <text:span text:style-name="T8">suggested</text:span> <text:span text:style-name="T8">that</text:span> <text:span text:style-name="T8">he</text:span> " ask some of your people to help you " -- " your</text:p>
          </table:table-cell>
          <table:table-cell office:value-type="string" calcext:value-type="string">
            <text:p>ACAD</text:p>
          </table:table-cell>
        </table:table-row>
        <table:table-row table:style-name="ro7">
          <table:table-cell office:value-type="float" office:value="461" calcext:value-type="float">
            <text:p>461</text:p>
          </table:table-cell>
          <table:table-cell/>
          <table:table-cell table:style-name="ce60" office:value-type="string" calcext:value-type="string">
            <text:p>may be found in a manufacturing and production facility of today. # It is <text:span text:style-name="T8">suggested</text:span> <text:span text:style-name="T8">that</text:span> <text:span text:style-name="T8">a</text:span> team approach, with three or four students per team, be used</text:p>
          </table:table-cell>
          <table:table-cell office:value-type="string" calcext:value-type="string">
            <text:p>ACAD</text:p>
          </table:table-cell>
        </table:table-row>
        <table:table-row table:style-name="ro7">
          <table:table-cell office:value-type="float" office:value="462" calcext:value-type="float">
            <text:p>462</text:p>
          </table:table-cell>
          <table:table-cell/>
          <table:table-cell table:style-name="ce60" office:value-type="string" calcext:value-type="string">
            <text:p>short of calling for the breakup or privatization of state-owned companies. But it did <text:span text:style-name="T8">suggest</text:span> <text:span text:style-name="T8">that</text:span> <text:span text:style-name="T8">the</text:span> ownership structure of state companies be diversified. The study also said that</text:p>
          </table:table-cell>
          <table:table-cell office:value-type="string" calcext:value-type="string">
            <text:p>NEWS</text:p>
          </table:table-cell>
        </table:table-row>
        <table:table-row table:style-name="ro7">
          <table:table-cell office:value-type="float" office:value="463" calcext:value-type="float">
            <text:p>463</text:p>
          </table:table-cell>
          <table:table-cell/>
          <table:table-cell table:style-name="ce60" office:value-type="string" calcext:value-type="string">
            <text:p>before to complain about " a prairie fire of debt.' # An aide <text:span text:style-name="T8">suggested</text:span> <text:span text:style-name="T8">that</text:span> <text:span text:style-name="T8">he</text:span> use his own farmland phrase and deride Mr. Romney's speech as "</text:p>
          </table:table-cell>
          <table:table-cell office:value-type="string" calcext:value-type="string">
            <text:p>NEWS</text:p>
          </table:table-cell>
        </table:table-row>
        <table:table-row table:style-name="ro7">
          <table:table-cell office:value-type="float" office:value="464" calcext:value-type="float">
            <text:p>464</text:p>
          </table:table-cell>
          <table:table-cell/>
          <table:table-cell table:style-name="ce60" office:value-type="string" calcext:value-type="string">
            <text:p>. # A task force appointed by the state-run N.C. Justice for Sterilization Victims Foundation <text:span text:style-name="T8">suggested</text:span> <text:span text:style-name="T8">that</text:span> <text:span text:style-name="T8">living</text:span> victims each receive $50,000. The Legislature must vote on the proposal.</text:p>
          </table:table-cell>
          <table:table-cell office:value-type="string" calcext:value-type="string">
            <text:p>NEWS</text:p>
          </table:table-cell>
        </table:table-row>
        <table:table-row table:style-name="ro7">
          <table:table-cell office:value-type="float" office:value="465" calcext:value-type="float">
            <text:p>465</text:p>
          </table:table-cell>
          <table:table-cell/>
          <table:table-cell table:style-name="ce60" office:value-type="string" calcext:value-type="string">
            <text:p>system, but there have been other ideas. # Andrade said it was once <text:span text:style-name="T8">suggested</text:span> <text:span text:style-name="T8">in</text:span> <text:span text:style-name="T8">a</text:span> players meeting <text:span text:style-name="T8">that</text:span> a shot clock be put behind the green. It</text:p>
          </table:table-cell>
          <table:table-cell office:value-type="string" calcext:value-type="string">
            <text:p>NEWS</text:p>
          </table:table-cell>
        </table:table-row>
        <table:table-row table:style-name="ro7">
          <table:table-cell office:value-type="float" office:value="466" calcext:value-type="float">
            <text:p>466</text:p>
          </table:table-cell>
          <table:table-cell/>
          <table:table-cell table:style-name="ce60" office:value-type="string" calcext:value-type="string">
            <text:p>Jr. " seduced underage girls and boys "; they ridiculed black activists by <text:span text:style-name="T8">suggesting</text:span> <text:span text:style-name="T8">that</text:span> <text:span text:style-name="T8">New</text:span> York be named " Zooville " or " Lazyopolis "; and they</text:p>
          </table:table-cell>
          <table:table-cell office:value-type="string" calcext:value-type="string">
            <text:p>NEWS</text:p>
          </table:table-cell>
        </table:table-row>
        <table:table-row table:style-name="ro7">
          <table:table-cell office:value-type="float" office:value="467" calcext:value-type="float">
            <text:p>467</text:p>
          </table:table-cell>
          <table:table-cell/>
          <table:table-cell table:style-name="ce60" office:value-type="string" calcext:value-type="string">
            <text:p>development of skin cancer; however, this observation warrants further investigation. " They <text:span text:style-name="T8">suggested</text:span> <text:span text:style-name="T8">that</text:span> <text:span text:style-name="T8">doctors</text:span> pay particular attention to the backs of hands and feet when looking for</text:p>
          </table:table-cell>
          <table:table-cell office:value-type="string" calcext:value-type="string">
            <text:p>NEWS</text:p>
          </table:table-cell>
        </table:table-row>
        <table:table-row table:style-name="ro7">
          <table:table-cell office:value-type="float" office:value="468" calcext:value-type="float">
            <text:p>468</text:p>
          </table:table-cell>
          <table:table-cell/>
          <table:table-cell table:style-name="ce60" office:value-type="string" calcext:value-type="string">
            <text:p>and the Indian Ocean by the U.S. Navy. " # Specifically, the review <text:span text:style-name="T8">suggests</text:span> <text:span text:style-name="T8">that</text:span> <text:span text:style-name="T8">Stirling</text:span> be upgraded in part so it could service U.S. aircraft carriers, other</text:p>
          </table:table-cell>
          <table:table-cell office:value-type="string" calcext:value-type="string">
            <text:p>NEWS</text:p>
          </table:table-cell>
        </table:table-row>
        <table:table-row table:style-name="ro7">
          <table:table-cell office:value-type="float" office:value="469" calcext:value-type="float">
            <text:p>469</text:p>
          </table:table-cell>
          <table:table-cell/>
          <table:table-cell table:style-name="ce60" office:value-type="string" calcext:value-type="string">
            <text:p>draw " undue attention " at the airport in the heart of the capital and <text:span text:style-name="T8">suggested</text:span> <text:span text:style-name="T8">that</text:span> <text:span text:style-name="T8">they</text:span> move to a more secluded hangar. # " According to Boly,</text:p>
          </table:table-cell>
          <table:table-cell office:value-type="string" calcext:value-type="string">
            <text:p>NEWS</text:p>
          </table:table-cell>
        </table:table-row>
        <table:table-row table:style-name="ro7">
          <table:table-cell office:value-type="float" office:value="470" calcext:value-type="float">
            <text:p>470</text:p>
          </table:table-cell>
          <table:table-cell/>
          <table:table-cell table:style-name="ce60" office:value-type="string" calcext:value-type="string">
            <text:p>sales deal was a sense of loyalty rewarded, or at least recognized. He <text:span text:style-name="T8">suggested</text:span> <text:span text:style-name="T8">to</text:span> <text:span text:style-name="T8">his</text:span> sales rep <text:span text:style-name="T8">that</text:span> the 49ers throw a bone to the original Kezar ticket</text:p>
          </table:table-cell>
          <table:table-cell office:value-type="string" calcext:value-type="string">
            <text:p>NEWS</text:p>
          </table:table-cell>
        </table:table-row>
        <table:table-row table:style-name="ro7">
          <table:table-cell office:value-type="float" office:value="471" calcext:value-type="float">
            <text:p>471</text:p>
          </table:table-cell>
          <table:table-cell/>
          <table:table-cell table:style-name="ce31" office:value-type="string" calcext:value-type="string">
            <text:p>I write to suggest that the Boulder Public Library staff <text:span text:style-name="T19">responsible</text:span> <text:span text:style-name="T19">for</text:span> <text:span text:style-name="T19">terminating</text:span> <text:span text:style-name="T19">Judy</text:span> <text:span text:style-name="T19">Volc</text:span>'s volunteer reading service strongly reconsider the decision.</text:p>
          </table:table-cell>
          <table:table-cell office:value-type="string" calcext:value-type="string">
            <text:p>NEWS</text:p>
          </table:table-cell>
        </table:table-row>
        <table:table-row table:style-name="ro7">
          <table:table-cell office:value-type="float" office:value="472" calcext:value-type="float">
            <text:p>472</text:p>
          </table:table-cell>
          <table:table-cell/>
          <table:table-cell table:style-name="ce60" office:value-type="string" calcext:value-type="string">
            <text:p>letter to the editor. # This is in response to Wayne MacGregor's letter <text:span text:style-name="T8">suggesting</text:span> <text:span text:style-name="T8">that</text:span> <text:span text:style-name="T8">Mitt</text:span> Romney release his tax returns in trade for President Obama releasing his college</text:p>
          </table:table-cell>
          <table:table-cell office:value-type="string" calcext:value-type="string">
            <text:p>NEWS</text:p>
          </table:table-cell>
        </table:table-row>
        <table:table-row table:style-name="ro7">
          <table:table-cell office:value-type="float" office:value="473" calcext:value-type="float">
            <text:p>473</text:p>
          </table:table-cell>
          <table:table-cell/>
          <table:table-cell table:style-name="ce60" office:value-type="string" calcext:value-type="string">
            <text:p>approached various students, including friends in the dorm and his frisbee team, and <text:span text:style-name="T8">suggested</text:span> <text:span text:style-name="T8">to</text:span> <text:span text:style-name="T8">them</text:span> <text:span text:style-name="T8">that</text:span> they use their laptops to view his webcam on the evening of</text:p>
          </table:table-cell>
          <table:table-cell office:value-type="string" calcext:value-type="string">
            <text:p>NEWS</text:p>
          </table:table-cell>
        </table:table-row>
        <table:table-row table:style-name="ro7">
          <table:table-cell office:value-type="float" office:value="474" calcext:value-type="float">
            <text:p>474</text:p>
          </table:table-cell>
          <table:table-cell/>
          <table:table-cell table:style-name="ce54" office:value-type="string" calcext:value-type="string">
            <text:p>to the wrap dress, " Dyer says. She met Rosen when a friend <text:span text:style-name="T8">suggested</text:span> <text:span text:style-name="T8">that</text:span> <text:span text:style-name="T8">she</text:span> contact him for business advice, although she shuttered the label after the</text:p>
          </table:table-cell>
          <table:table-cell office:value-type="string" calcext:value-type="string">
            <text:p>MAG</text:p>
          </table:table-cell>
        </table:table-row>
        <table:table-row table:style-name="ro7">
          <table:table-cell office:value-type="float" office:value="475" calcext:value-type="float">
            <text:p>475</text:p>
          </table:table-cell>
          <table:table-cell/>
          <table:table-cell table:style-name="ce54" office:value-type="string" calcext:value-type="string">
            <text:p>that Devereaux might have been exposed to contaminated water while aboard Camp Lejeune, and <text:span text:style-name="T8">suggested</text:span> <text:span text:style-name="T8">that</text:span> <text:span text:style-name="T8">he</text:span> register at a website set up by the ATSDR to identify subjects for</text:p>
          </table:table-cell>
          <table:table-cell office:value-type="string" calcext:value-type="string">
            <text:p>MAG</text:p>
          </table:table-cell>
        </table:table-row>
        <table:table-row table:style-name="ro7">
          <table:table-cell office:value-type="float" office:value="476" calcext:value-type="float">
            <text:p>476</text:p>
          </table:table-cell>
          <table:table-cell/>
          <table:table-cell table:style-name="ce54" office:value-type="string" calcext:value-type="string">
            <text:p>. No one at the table misses an opportunity to rib him. It is <text:span text:style-name="T8">suggested</text:span> <text:span text:style-name="T8">that</text:span> <text:span text:style-name="T8">his</text:span> member be the centerpiece at the roundtable. But Theron, known for</text:p>
          </table:table-cell>
          <table:table-cell office:value-type="string" calcext:value-type="string">
            <text:p>MAG</text:p>
          </table:table-cell>
        </table:table-row>
        <table:table-row table:style-name="ro7">
          <table:table-cell office:value-type="float" office:value="477" calcext:value-type="float">
            <text:p>477</text:p>
          </table:table-cell>
          <table:table-cell/>
          <table:table-cell table:style-name="ce54" office:value-type="string" calcext:value-type="string">
            <text:p>dysfunction. If this is the case with your husband, you may want to <text:span text:style-name="T8">suggest</text:span> <text:span text:style-name="T8">that</text:span> <text:span text:style-name="T8">he</text:span> see a sex therapist, a professional who is specially trained in helping</text:p>
          </table:table-cell>
          <table:table-cell office:value-type="string" calcext:value-type="string">
            <text:p>MAG</text:p>
          </table:table-cell>
        </table:table-row>
        <table:table-row table:style-name="ro7">
          <table:table-cell office:value-type="float" office:value="478" calcext:value-type="float">
            <text:p>478</text:p>
          </table:table-cell>
          <table:table-cell/>
          <table:table-cell table:style-name="ce54" office:value-type="string" calcext:value-type="string">
            <text:p>That this event should coexist withshould be described in the same tone as- the bummer about the red suede sandals, that this event should not even get top billing in the title, hints at the fact that Joan Didion may have been quite right when she suggested to Lynn Nesbit that they send the advance back to Sonny Mehta and shelve the project The thing isn't quite cooked.</text:p>
          </table:table-cell>
          <table:table-cell office:value-type="string" calcext:value-type="string">
            <text:p>MAG</text:p>
          </table:table-cell>
        </table:table-row>
        <table:table-row table:style-name="ro7">
          <table:table-cell office:value-type="float" office:value="479" calcext:value-type="float">
            <text:p>479</text:p>
          </table:table-cell>
          <table:table-cell/>
          <table:table-cell table:style-name="ce54" office:value-type="string" calcext:value-type="string">
            <text:p>wrote an important paper around the time the Civil War was winding up. Sellers <text:span text:style-name="T8">suggested</text:span> <text:span text:style-name="T8">that</text:span> <text:span text:style-name="T8">American</text:span> engineers adopt a standard for all nuts and bolts. He proposed a</text:p>
          </table:table-cell>
          <table:table-cell office:value-type="string" calcext:value-type="string">
            <text:p>MAG</text:p>
          </table:table-cell>
        </table:table-row>
        <table:table-row table:style-name="ro7">
          <table:table-cell office:value-type="float" office:value="480" calcext:value-type="float">
            <text:p>480</text:p>
          </table:table-cell>
          <table:table-cell/>
          <table:table-cell table:style-name="ce54" office:value-type="string" calcext:value-type="string">
            <text:p>of the bottom of the boat. He stumbled awkwardly over his words as he <text:span text:style-name="T8">suggested</text:span> <text:span text:style-name="T8">that</text:span> <text:span text:style-name="T8">one</text:span> of the bailers be put in the possession of Mrs. Grant and that</text:p>
          </table:table-cell>
          <table:table-cell office:value-type="string" calcext:value-type="string">
            <text:p>FIC</text:p>
          </table:table-cell>
        </table:table-row>
        <table:table-row table:style-name="ro7">
          <table:table-cell office:value-type="float" office:value="481" calcext:value-type="float">
            <text:p>481</text:p>
          </table:table-cell>
          <table:table-cell/>
          <table:table-cell table:style-name="ce54" office:value-type="string" calcext:value-type="string">
            <text:p>palm tree waving in the wind on a tropical island. Her sister Emily had <text:span text:style-name="T8">suggested</text:span> <text:span text:style-name="T8">earlier</text:span> <text:span text:style-name="T8">at</text:span> lunch <text:span text:style-name="T8">that</text:span> she project a calm image behind her eyelids when she felt</text:p>
          </table:table-cell>
          <table:table-cell office:value-type="string" calcext:value-type="string">
            <text:p>FIC</text:p>
          </table:table-cell>
        </table:table-row>
        <table:table-row table:style-name="ro7">
          <table:table-cell office:value-type="float" office:value="482" calcext:value-type="float">
            <text:p>482</text:p>
          </table:table-cell>
          <table:table-cell/>
          <table:table-cell table:style-name="ce54" office:value-type="string" calcext:value-type="string">
            <text:p>that she could keep an eye on her daughter-in-law-to-be. Thankfully, Walter had not <text:span text:style-name="T8">suggested</text:span> <text:span text:style-name="T8">that</text:span> <text:span text:style-name="T8">his</text:span> mother move into the house with them. However, he had suggested</text:p>
          </table:table-cell>
          <table:table-cell office:value-type="string" calcext:value-type="string">
            <text:p>FIC</text:p>
          </table:table-cell>
        </table:table-row>
        <table:table-row table:style-name="ro7">
          <table:table-cell office:value-type="float" office:value="483" calcext:value-type="float">
            <text:p>483</text:p>
          </table:table-cell>
          <table:table-cell/>
          <table:table-cell table:style-name="ce54" office:value-type="string" calcext:value-type="string">
            <text:p>suggested that his mother move into the house with them. However, he had <text:span text:style-name="T8">suggested</text:span> <text:span text:style-name="T8">that</text:span> <text:span text:style-name="T8">Miriam</text:span> buy Jane's former home, since Jane would have no more use</text:p>
          </table:table-cell>
          <table:table-cell office:value-type="string" calcext:value-type="string">
            <text:p>FIC</text:p>
          </table:table-cell>
        </table:table-row>
        <table:table-row table:style-name="ro7">
          <table:table-cell office:value-type="float" office:value="484" calcext:value-type="float">
            <text:p>484</text:p>
          </table:table-cell>
          <table:table-cell/>
          <table:table-cell table:style-name="ce54" office:value-type="string" calcext:value-type="string">
            <text:p>writers, but it had no money. Lloyd Biggle, the SFWA secretary-treasurer, <text:span text:style-name="T8">suggested</text:span> <text:span text:style-name="T8">that</text:span> <text:span text:style-name="T8">SFWA</text:span> sell an annual anthology to publishers with the proceeds going to support the</text:p>
          </table:table-cell>
          <table:table-cell office:value-type="string" calcext:value-type="string">
            <text:p>FIC</text:p>
          </table:table-cell>
        </table:table-row>
        <table:table-row table:style-name="ro7">
          <table:table-cell office:value-type="float" office:value="485" calcext:value-type="float">
            <text:p>485</text:p>
          </table:table-cell>
          <table:table-cell/>
          <table:table-cell table:style-name="ce54" office:value-type="string" calcext:value-type="string">
            <text:p>slushies. Handing Dari a few dollars from her fanny pack, Ghaleh Maryam <text:span text:style-name="T8">suggested</text:span> <text:span text:style-name="T8">that</text:span> <text:span text:style-name="T8">we</text:span> treat ourselves while she talked to my mother. Once we'd walked</text:p>
          </table:table-cell>
          <table:table-cell office:value-type="string" calcext:value-type="string">
            <text:p>FIC</text:p>
          </table:table-cell>
        </table:table-row>
        <table:table-row table:style-name="ro7">
          <table:table-cell office:value-type="float" office:value="486" calcext:value-type="float">
            <text:p>486</text:p>
          </table:table-cell>
          <table:table-cell/>
          <table:table-cell table:style-name="ce54" office:value-type="string" calcext:value-type="string">
            <text:p>red Santa hat atop Sohrab's head. # On Thanksgiving Eve, Amoo Essi <text:span text:style-name="T8">suggested</text:span> <text:span text:style-name="T8">that</text:span> <text:span text:style-name="T8">the</text:span> adults visit the old bar they frequented in their college days. Talk</text:p>
          </table:table-cell>
          <table:table-cell office:value-type="string" calcext:value-type="string">
            <text:p>FIC</text:p>
          </table:table-cell>
        </table:table-row>
        <table:table-row table:style-name="ro7">
          <table:table-cell office:value-type="float" office:value="487" calcext:value-type="float">
            <text:p>487</text:p>
          </table:table-cell>
          <table:table-cell/>
          <table:table-cell table:style-name="ce54" office:value-type="string" calcext:value-type="string">
            <text:p>but all were refused. When some clown with Sir in front of his name <text:span text:style-name="T8">suggested</text:span> <text:span text:style-name="T8">that</text:span> <text:span text:style-name="T8">I</text:span> apply to Flash Gordon, I gave up. " # By now</text:p>
          </table:table-cell>
          <table:table-cell office:value-type="string" calcext:value-type="string">
            <text:p>FIC</text:p>
          </table:table-cell>
        </table:table-row>
        <table:table-row table:style-name="ro7">
          <table:table-cell office:value-type="float" office:value="488" calcext:value-type="float">
            <text:p>488</text:p>
          </table:table-cell>
          <table:table-cell/>
          <table:table-cell table:style-name="ce54" office:value-type="string" calcext:value-type="string">
            <text:p>cuts, giving her a shot of Phnobarbital to make sure she would sleep and <text:span text:style-name="T8">suggesting</text:span> <text:span text:style-name="T8">that</text:span> <text:span text:style-name="T8">she</text:span> wear a helmet now. " You really were, you know-remarkable,</text:p>
          </table:table-cell>
          <table:table-cell office:value-type="string" calcext:value-type="string">
            <text:p>FIC</text:p>
          </table:table-cell>
        </table:table-row>
        <table:table-row table:style-name="ro7">
          <table:table-cell office:value-type="float" office:value="489" calcext:value-type="float">
            <text:p>489</text:p>
          </table:table-cell>
          <table:table-cell/>
          <table:table-cell table:style-name="ce54" office:value-type="string" calcext:value-type="string">
            <text:p>some kind of evidence. But so is this, this week Nancy Pelosi <text:span text:style-name="T8">suggested</text:span> <text:span text:style-name="T8">to</text:span> <text:span text:style-name="T8">Boehner</text:span> <text:span text:style-name="T8">that</text:span> Boehner conduct a vote on the floor on preserving for the Bush</text:p>
          </table:table-cell>
          <table:table-cell office:value-type="string" calcext:value-type="string">
            <text:p>SPOK</text:p>
          </table:table-cell>
        </table:table-row>
        <table:table-row table:style-name="ro7">
          <table:table-cell office:value-type="float" office:value="490" calcext:value-type="float">
            <text:p>490</text:p>
          </table:table-cell>
          <table:table-cell/>
          <table:table-cell table:style-name="ce54" office:value-type="string" calcext:value-type="string">
            <text:p>other day. I can not remember the last time I saw in print anybody <text:span text:style-name="T8">suggesting</text:span> <text:span text:style-name="T8">that</text:span> <text:span text:style-name="T8">a</text:span> white man be humble. I've never - I haven't seen</text:p>
          </table:table-cell>
          <table:table-cell office:value-type="string" calcext:value-type="string">
            <text:p>SPOK</text:p>
          </table:table-cell>
        </table:table-row>
        <table:table-row table:style-name="ro7">
          <table:table-cell office:value-type="float" office:value="491" calcext:value-type="float">
            <text:p>491</text:p>
          </table:table-cell>
          <table:table-cell/>
          <table:table-cell office:value-type="string" calcext:value-type="string">
            <text:p>(Voiceover) Brusseau may be good at asking questions to frightened teens, but when we <text:span text:style-name="T8">suggested</text:span> <text:span text:style-name="T8">he</text:span> <text:span text:style-name="T8">answer</text:span> <text:span text:style-name="T8">my</text:span> <text:span text:style-name="T8">questions</text:span> <text:span text:style-name="T8">,</text:span> <text:span text:style-name="T8">he</text:span> <text:span text:style-name="T8">refused</text:span> <text:span text:style-name="T8">.</text:span> In sworn testimony, he said what</text:p>
          </table:table-cell>
          <table:table-cell office:value-type="string" calcext:value-type="string">
            <text:p>SPOK</text:p>
          </table:table-cell>
        </table:table-row>
        <table:table-row table:style-name="ro7">
          <table:table-cell office:value-type="float" office:value="492" calcext:value-type="float">
            <text:p>492</text:p>
          </table:table-cell>
          <table:table-cell/>
          <table:table-cell office:value-type="string" calcext:value-type="string">
            <text:p>are suggesting today? <text:span text:style-name="T7">SANTORUM:</text:span> Oh, no. I'm never going to <text:span text:style-name="T8">suggest</text:span> <text:span text:style-name="T8">anybody</text:span> <text:span text:style-name="T8">get</text:span> <text:span text:style-name="T8">in</text:span> <text:span text:style-name="T8">or</text:span> <text:span text:style-name="T8">out</text:span> <text:span text:style-name="T8">.</text:span> <text:span text:style-name="T8">That</text:span> <text:span text:style-name="T8">'s</text:span> their decision. As someone who got</text:p>
          </table:table-cell>
          <table:table-cell office:value-type="string" calcext:value-type="string">
            <text:p>SPOK</text:p>
          </table:table-cell>
        </table:table-row>
        <table:table-row table:style-name="ro7">
          <table:table-cell office:value-type="float" office:value="493" calcext:value-type="float">
            <text:p>493</text:p>
          </table:table-cell>
          <table:table-cell/>
          <table:table-cell office:value-type="string" calcext:value-type="string">
            <text:p>The incident began mid-flight. Clayton Osbon's co-pilot noticing abnormal behavior and physical duress <text:span text:style-name="T8">suggested</text:span> <text:span text:style-name="T8">somehow</text:span> <text:span text:style-name="T8">that</text:span> <text:span text:style-name="T8">Osbon</text:span> <text:span text:style-name="T8">exit</text:span> <text:span text:style-name="T8">the</text:span> <text:span text:style-name="T8">cockpit</text:span> <text:span text:style-name="T8">.</text:span> <text:span text:style-name="T8">At</text:span> the same time he arranged for another do? <text:span text:style-name="T7">JAN-CRAWFORD:</text:span> The conservative justices, and Justice Anthony Kennedy, a moderate, <text:span text:style-name="T8">suggested</text:span> <text:span text:style-name="T8">the</text:span> <text:span text:style-name="T8">law</text:span> <text:span text:style-name="T8">went</text:span> <text:span text:style-name="T8">too</text:span> <text:span text:style-name="T8">far</text:span> <text:span text:style-name="T8">,</text:span> <text:span text:style-name="T8">giving</text:span> <text:span text:style-name="T8">Congress</text:span> broad new powers to dictate behavior. <text:span text:style-name="T7">JUSTICE-ANTHONY-KE:</text:span></text:p>
          </table:table-cell>
          <table:table-cell office:value-type="string" calcext:value-type="string">
            <text:p>SPOK</text:p>
          </table:table-cell>
        </table:table-row>
        <table:table-row table:style-name="ro7">
          <table:table-cell office:value-type="float" office:value="494" calcext:value-type="float">
            <text:p>494</text:p>
          </table:table-cell>
          <table:table-cell/>
          <table:table-cell office:value-type="string" calcext:value-type="string">
            <text:p>" # Alex had always had a quick wit and a sharp tongue. I <text:span text:style-name="T8">suggested</text:span> <text:span text:style-name="T8">he</text:span> <text:span text:style-name="T8">sign</text:span> <text:span text:style-name="T8">up</text:span> <text:span text:style-name="T8">for</text:span> <text:span text:style-name="T8">debate</text:span> <text:span text:style-name="T8">classes</text:span> <text:span text:style-name="T8">,</text:span> <text:span text:style-name="T8">where</text:span> he could learn to beat his opponents</text:p>
          </table:table-cell>
          <table:table-cell office:value-type="string" calcext:value-type="string">
            <text:p>FIC</text:p>
          </table:table-cell>
        </table:table-row>
        <table:table-row table:style-name="ro7">
          <table:table-cell office:value-type="float" office:value="495" calcext:value-type="float">
            <text:p>495</text:p>
          </table:table-cell>
          <table:table-cell/>
          <table:table-cell office:value-type="string" calcext:value-type="string">
            <text:p>of two wars, five years as a queensman before the governor's magistrates <text:span text:style-name="T8">suggested</text:span> <text:span text:style-name="T8">he</text:span> <text:span text:style-name="T8">look</text:span> <text:span text:style-name="T8">for</text:span> <text:span text:style-name="T8">work</text:span> <text:span text:style-name="T8">elsewhere</text:span> <text:span text:style-name="T8">.</text:span> <text:span text:style-name="T8">His</text:span> <text:span text:style-name="T8">plan</text:span> for starting a fighting school had been</text:p>
          </table:table-cell>
          <table:table-cell office:value-type="string" calcext:value-type="string">
            <text:p>FIC</text:p>
          </table:table-cell>
        </table:table-row>
        <table:table-row table:style-name="ro7">
          <table:table-cell office:value-type="float" office:value="496" calcext:value-type="float">
            <text:p>496</text:p>
          </table:table-cell>
          <table:table-cell/>
          <table:table-cell office:value-type="string" calcext:value-type="string">
            <text:p>West Palm Beach Airport, waiting patiently for Dana's bags. # Dana had <text:span text:style-name="T8">suggested</text:span> <text:span text:style-name="T8">her</text:span> <text:span text:style-name="T8">grandmother</text:span> <text:span text:style-name="T8">sit</text:span> <text:span text:style-name="T8">down</text:span> <text:span text:style-name="T8">while</text:span> <text:span text:style-name="T8">Dana</text:span> <text:span text:style-name="T8">waited</text:span> <text:span text:style-name="T8">by</text:span> the luggage carousel, but Grandma Fine</text:p>
          </table:table-cell>
          <table:table-cell office:value-type="string" calcext:value-type="string">
            <text:p>FIC</text:p>
          </table:table-cell>
        </table:table-row>
        <table:table-row table:style-name="ro7">
          <table:table-cell office:value-type="float" office:value="497" calcext:value-type="float">
            <text:p>497</text:p>
          </table:table-cell>
          <table:table-cell/>
          <table:table-cell office:value-type="string" calcext:value-type="string">
            <text:p>Mine and Jarrod's. I started the renovations while he was overseas. He <text:span text:style-name="T8">suggested</text:span> <text:span text:style-name="T8">I</text:span> <text:span text:style-name="T8">contact</text:span> <text:span text:style-name="T8">his</text:span> <text:span text:style-name="T8">cousin</text:span> <text:span text:style-name="T8">Eli</text:span> <text:span text:style-name="T8">to</text:span> <text:span text:style-name="T8">do</text:span> <text:span text:style-name="T8">the</text:span> work but that I make my own</text:p>
          </table:table-cell>
          <table:table-cell office:value-type="string" calcext:value-type="string">
            <text:p>FIC</text:p>
          </table:table-cell>
        </table:table-row>
        <table:table-row table:style-name="ro7">
          <table:table-cell office:value-type="float" office:value="498" calcext:value-type="float">
            <text:p>498</text:p>
          </table:table-cell>
          <table:table-cell/>
          <table:table-cell office:value-type="string" calcext:value-type="string">
            <text:p>town where she'd been born. She'd been excited when her husband <text:span text:style-name="T8">suggested</text:span> <text:span text:style-name="T8">they</text:span> <text:span text:style-name="T8">try</text:span> <text:span text:style-name="T8">ranching</text:span> <text:span text:style-name="T8">in</text:span> <text:span text:style-name="T8">the</text:span> <text:span text:style-name="T8">new</text:span> <text:span text:style-name="T8">state</text:span> <text:span text:style-name="T8">of</text:span> Texas. She had put up with</text:p>
          </table:table-cell>
          <table:table-cell office:value-type="string" calcext:value-type="string">
            <text:p>FIC</text:p>
          </table:table-cell>
        </table:table-row>
        <table:table-row table:style-name="ro7">
          <table:table-cell office:value-type="float" office:value="499" calcext:value-type="float">
            <text:p>499</text:p>
          </table:table-cell>
          <table:table-cell/>
          <table:table-cell office:value-type="string" calcext:value-type="string">
            <text:p>us back for an encore at the end of the third night, Bone <text:span text:style-name="T8">suggested</text:span> <text:span text:style-name="T8">we</text:span> <text:span text:style-name="T8">do</text:span> <text:span text:style-name="T8">Thelonious</text:span> <text:span text:style-name="T8">Monk</text:span> <text:span text:style-name="T8">'s</text:span> <text:span text:style-name="T8">"</text:span> <text:span text:style-name="T8">'</text:span> <text:span text:style-name="T8">Round</text:span> Midnight. " And you know what</text:p>
          </table:table-cell>
          <table:table-cell office:value-type="string" calcext:value-type="string">
            <text:p>FIC</text:p>
          </table:table-cell>
        </table:table-row>
        <table:table-row table:style-name="ro7">
          <table:table-cell office:value-type="float" office:value="500" calcext:value-type="float">
            <text:p>500</text:p>
          </table:table-cell>
          <table:table-cell/>
          <table:table-cell office:value-type="string" calcext:value-type="string">
            <text:p>all. She pretended not to hear him when from the other room, Andrei <text:span text:style-name="T8">suggested</text:span> <text:span text:style-name="T8">they</text:span> <text:span text:style-name="T8">get</text:span> <text:span text:style-name="T8">married</text:span> <text:span text:style-name="T8">.</text:span> <text:span text:style-name="T8">Instead</text:span> <text:span text:style-name="T8">,</text:span> <text:span text:style-name="T8">she</text:span> <text:span text:style-name="T8">sliced</text:span> the remaining bread and cheese and returned</text:p>
          </table:table-cell>
          <table:table-cell office:value-type="string" calcext:value-type="string">
            <text:p>FIC</text:p>
          </table:table-cell>
        </table:table-row>
        <table:table-row table:style-name="ro7">
          <table:table-cell office:value-type="float" office:value="501" calcext:value-type="float">
            <text:p>501</text:p>
          </table:table-cell>
          <table:table-cell/>
          <table:table-cell office:value-type="string" calcext:value-type="string">
            <text:p>supernatural), Dimitri did not mention his experience below. Instead, he <text:span text:style-name="T8">suggested</text:span> <text:span text:style-name="T8">they</text:span> <text:span text:style-name="T8">go</text:span> <text:span text:style-name="T8">home</text:span> <text:span text:style-name="T8">immediately</text:span> <text:span text:style-name="T8">.</text:span> <text:span text:style-name="T8">It</text:span> <text:span text:style-name="T8">was</text:span> <text:span text:style-name="T8">quarter</text:span> to eight; they would be expected</text:p>
          </table:table-cell>
          <table:table-cell office:value-type="string" calcext:value-type="string">
            <text:p>FIC</text:p>
          </table:table-cell>
        </table:table-row>
        <table:table-row table:style-name="ro7">
          <table:table-cell office:value-type="float" office:value="502" calcext:value-type="float">
            <text:p>502</text:p>
          </table:table-cell>
          <table:table-cell/>
          <table:table-cell office:value-type="string" calcext:value-type="string">
            <text:p>him. # " Beauty like that is dangerous, " he said when she <text:span text:style-name="T8">suggested</text:span> <text:span text:style-name="T8">they</text:span> <text:span text:style-name="T8">consider</text:span> <text:span text:style-name="T8">one</text:span> <text:span text:style-name="T8">of</text:span> <text:span text:style-name="T8">the</text:span> <text:span text:style-name="T8">places</text:span> <text:span text:style-name="T8">she</text:span> <text:span text:style-name="T8">had</text:span> heard about, Bar Harbor or Boothbay</text:p>
          </table:table-cell>
          <table:table-cell office:value-type="string" calcext:value-type="string">
            <text:p>FIC</text:p>
          </table:table-cell>
        </table:table-row>
        <table:table-row table:style-name="ro7">
          <table:table-cell office:value-type="float" office:value="503" calcext:value-type="float">
            <text:p>503</text:p>
          </table:table-cell>
          <table:table-cell/>
          <table:table-cell office:value-type="string" calcext:value-type="string">
            <text:p>music was so fine. Then he took the job in the Midwest and <text:span text:style-name="T8">suggested</text:span> <text:span text:style-name="T8">I</text:span> <text:span text:style-name="T8">come</text:span> <text:span text:style-name="T8">too</text:span> <text:span text:style-name="T8">,</text:span> <text:span text:style-name="T8">and</text:span> <text:span text:style-name="T8">it</text:span> <text:span text:style-name="T8">all</text:span> <text:span text:style-name="T8">fell</text:span> apart. I couldn't understand why.When</text:p>
          </table:table-cell>
          <table:table-cell office:value-type="string" calcext:value-type="string">
            <text:p>FIC</text:p>
          </table:table-cell>
        </table:table-row>
        <table:table-row table:style-name="ro7">
          <table:table-cell office:value-type="float" office:value="504" calcext:value-type="float">
            <text:p>504</text:p>
          </table:table-cell>
          <table:table-cell/>
          <table:table-cell office:value-type="string" calcext:value-type="string">
            <text:p>their parents, and when he'd asked his mother about returning, she had <text:span text:style-name="T8">suggested</text:span> <text:span text:style-name="T8">he</text:span> <text:span text:style-name="T8">go</text:span> <text:span text:style-name="T8">with</text:span> <text:span text:style-name="T8">his</text:span> <text:span text:style-name="T8">father</text:span> <text:span text:style-name="T8">.</text:span> <text:span text:style-name="T8">"</text:span> <text:span text:style-name="T8">It</text:span> would do you both some good, quilt, when Gibbs comes in holding a bottle of eardrops. His pained face <text:span text:style-name="T8">suggests</text:span> <text:span text:style-name="T8">the</text:span> <text:span text:style-name="T8">colony</text:span> <text:span text:style-name="T8">is</text:span> <text:span text:style-name="T8">growing</text:span> <text:span text:style-name="T8">.</text:span> <text:span text:style-name="T8">He</text:span> <text:span text:style-name="T8">'s</text:span> <text:span text:style-name="T8">wearing</text:span> the Hush Puppies I hate and a</text:p>
          </table:table-cell>
          <table:table-cell office:value-type="string" calcext:value-type="string">
            <text:p>FIC</text:p>
          </table:table-cell>
        </table:table-row>
        <table:table-row table:style-name="ro7">
          <table:table-cell office:value-type="float" office:value="505" calcext:value-type="float">
            <text:p>505</text:p>
          </table:table-cell>
          <table:table-cell/>
          <table:table-cell office:value-type="string" calcext:value-type="string">
            <text:p>" # " Well, I'm not, " said Darryl. He considered <text:span text:style-name="T8">suggesting</text:span> <text:span text:style-name="T8">they</text:span> <text:span text:style-name="T8">go</text:span> <text:span text:style-name="T8">into</text:span> <text:span text:style-name="T8">her</text:span> <text:span text:style-name="T8">room</text:span> <text:span text:style-name="T8">to</text:span> <text:span text:style-name="T8">talk</text:span> <text:span text:style-name="T8">,</text:span> but he realized she'd freak ft</text:p>
          </table:table-cell>
          <table:table-cell office:value-type="string" calcext:value-type="string">
            <text:p>FIC</text:p>
          </table:table-cell>
        </table:table-row>
        <table:table-row table:style-name="ro7">
          <table:table-cell office:value-type="float" office:value="506" calcext:value-type="float">
            <text:p>506</text:p>
          </table:table-cell>
          <table:table-cell/>
          <table:table-cell office:value-type="string" calcext:value-type="string">
            <text:p># Karen righted the chair. " It was a good opportunity, so Michael <text:span text:style-name="T8">suggested</text:span> <text:span text:style-name="T8">I</text:span> <text:span text:style-name="T8">bring</text:span> <text:span text:style-name="T8">him</text:span> <text:span text:style-name="T8">.</text:span> <text:span text:style-name="T8">But</text:span> <text:span text:style-name="T8">he</text:span> <text:span text:style-name="T8">'s</text:span> <text:span text:style-name="T8">tired</text:span> now. We're going home for was satisfied, but it was clear that the matter would be dropped. Lloyd <text:span text:style-name="T8">suggested</text:span> <text:span text:style-name="T8">cultural</text:span> <text:span text:style-name="T8">sensitivity</text:span> <text:span text:style-name="T8">and</text:span> <text:span text:style-name="T8">prudence</text:span> <text:span text:style-name="T8">be</text:span> <text:span text:style-name="T8">added</text:span> <text:span text:style-name="T8">to</text:span> <text:span text:style-name="T8">the</text:span> school curriculum, then took off for</text:p>
          </table:table-cell>
          <table:table-cell office:value-type="string" calcext:value-type="string">
            <text:p>FIC</text:p>
          </table:table-cell>
        </table:table-row>
        <table:table-row table:style-name="ro7">
          <table:table-cell office:value-type="float" office:value="507" calcext:value-type="float">
            <text:p>507</text:p>
          </table:table-cell>
          <table:table-cell/>
          <table:table-cell office:value-type="string" calcext:value-type="string">
            <text:p>was satisfied, but it was clear that the matter would be dropped. Lloyd <text:span text:style-name="T8">suggested</text:span> <text:span text:style-name="T8">cultural</text:span> <text:span text:style-name="T8">sensitivity</text:span> <text:span text:style-name="T8">and</text:span> <text:span text:style-name="T8">prudence</text:span> <text:span text:style-name="T8">be</text:span> <text:span text:style-name="T8">added</text:span> <text:span text:style-name="T8">to</text:span> <text:span text:style-name="T8">the</text:span> school curriculum, then took off for to bend the rules any more. Lloyd got mad, as if I'd <text:span text:style-name="T8">suggested</text:span> <text:span text:style-name="T8">he</text:span> <text:span text:style-name="T8">was</text:span> <text:span text:style-name="T8">to</text:span> <text:span text:style-name="T8">blame</text:span> <text:span text:style-name="T8">for</text:span> <text:span text:style-name="T8">the</text:span> <text:span text:style-name="T8">entire</text:span> <text:span text:style-name="T8">affair</text:span>. He said, " Oh,</text:p>
          </table:table-cell>
          <table:table-cell office:value-type="string" calcext:value-type="string">
            <text:p>FIC</text:p>
          </table:table-cell>
        </table:table-row>
        <table:table-row table:style-name="ro7">
          <table:table-cell office:value-type="float" office:value="508" calcext:value-type="float">
            <text:p>508</text:p>
          </table:table-cell>
          <table:table-cell/>
          <table:table-cell office:value-type="string" calcext:value-type="string">
            <text:p>of the Yard and at the entrance to the subway we shook hands. Nobody <text:span text:style-name="T8">suggested</text:span> <text:span text:style-name="T8">we</text:span> <text:span text:style-name="T8">meet</text:span> <text:span text:style-name="T8">again</text:span> <text:span text:style-name="T8">,</text:span> <text:span text:style-name="T8">and</text:span> <text:span text:style-name="T8">a</text:span> <text:span text:style-name="T8">moment</text:span> <text:span text:style-name="T8">later</text:span>, Ben was underground and I was</text:p>
          </table:table-cell>
          <table:table-cell office:value-type="string" calcext:value-type="string">
            <text:p>FIC</text:p>
          </table:table-cell>
        </table:table-row>
        <table:table-row table:style-name="ro7">
          <table:table-cell office:value-type="float" office:value="509" calcext:value-type="float">
            <text:p>509</text:p>
          </table:table-cell>
          <table:table-cell/>
          <table:table-cell office:value-type="string" calcext:value-type="string">
            <text:p># Such an option wouldn't even have occurred to me. I'd have <text:span text:style-name="T8">suggested</text:span> <text:span text:style-name="T8">we</text:span> <text:span text:style-name="T8">pick</text:span> <text:span text:style-name="T8">up</text:span> <text:span text:style-name="T8">the</text:span> <text:span text:style-name="T8">guests</text:span> <text:span text:style-name="T8">,</text:span> <text:span text:style-name="T8">have</text:span> <text:span text:style-name="T8">everyone</text:span> sleep over and deal with the car</text:p>
          </table:table-cell>
          <table:table-cell office:value-type="string" calcext:value-type="string">
            <text:p>FIC</text:p>
          </table:table-cell>
        </table:table-row>
        <table:table-row table:style-name="ro7">
          <table:table-cell office:value-type="float" office:value="510" calcext:value-type="float">
            <text:p>510</text:p>
          </table:table-cell>
          <table:table-cell/>
          <table:table-cell office:value-type="string" calcext:value-type="string">
            <text:p># A. Talk to her first. Say you know what she did, and <text:span text:style-name="T8">suggest</text:span> <text:span text:style-name="T8">she</text:span> <text:span text:style-name="T8">fess</text:span> <text:span text:style-name="T8">up</text:span> <text:span text:style-name="T8">.</text:span> <text:span text:style-name="T8">She</text:span> <text:span text:style-name="T8">'ll</text:span> <text:span text:style-name="T8">likely</text:span> <text:span text:style-name="T8">be</text:span> so relieved you didn't expose her</text:p>
          </table:table-cell>
          <table:table-cell office:value-type="string" calcext:value-type="string">
            <text:p>MAG</text:p>
          </table:table-cell>
        </table:table-row>
        <table:table-row table:style-name="ro7">
          <table:table-cell office:value-type="float" office:value="511" calcext:value-type="float">
            <text:p>511</text:p>
          </table:table-cell>
          <table:table-cell/>
          <table:table-cell office:value-type="string" calcext:value-type="string">
            <text:p>obvious when a piece of baseboard in our hallway broke off, and he <text:span text:style-name="T8">suggested</text:span> <text:span text:style-name="T8">I</text:span> <text:span text:style-name="T8">"</text:span> <text:span text:style-name="T8">just</text:span> <text:span text:style-name="T8">call</text:span> <text:span text:style-name="T8">someone</text:span> <text:span text:style-name="T8">"</text:span> <text:span text:style-name="T8">to</text:span> <text:span text:style-name="T8">fix</text:span> it. I did; the guy</text:p>
          </table:table-cell>
          <table:table-cell office:value-type="string" calcext:value-type="string">
            <text:p>MAG</text:p>
          </table:table-cell>
        </table:table-row>
        <table:table-row table:style-name="ro7">
          <table:table-cell office:value-type="float" office:value="512" calcext:value-type="float">
            <text:p>512</text:p>
          </table:table-cell>
          <table:table-cell/>
          <table:table-cell office:value-type="string" calcext:value-type="string">
            <text:p>too much on my plate and can't help. I can, however, <text:span text:style-name="T8">suggest</text:span> <text:span text:style-name="T8">he</text:span> <text:span text:style-name="T8">program</text:span> <text:span text:style-name="T8">a</text:span> <text:span text:style-name="T8">reminder</text:span> <text:span text:style-name="T8">into</text:span> <text:span text:style-name="T8">his</text:span> <text:span text:style-name="T8">phone</text:span> <text:span text:style-name="T8">or</text:span> buy him sticky notes. I just</text:p>
          </table:table-cell>
          <table:table-cell office:value-type="string" calcext:value-type="string">
            <text:p>MAG</text:p>
          </table:table-cell>
        </table:table-row>
        <table:table-row table:style-name="ro7">
          <table:table-cell office:value-type="float" office:value="513" calcext:value-type="float">
            <text:p>513</text:p>
          </table:table-cell>
          <table:table-cell/>
          <table:table-cell office:value-type="string" calcext:value-type="string">
            <text:p>If you want him to be there, tell him that, but also <text:span text:style-name="T8">suggest</text:span> <text:span text:style-name="T8">he</text:span> <text:span text:style-name="T8">bring</text:span> <text:span text:style-name="T8">along</text:span> <text:span text:style-name="T8">some</text:span> <text:span text:style-name="T8">of</text:span> <text:span text:style-name="T8">his</text:span> <text:span text:style-name="T8">buddies</text:span> <text:span text:style-name="T8">.</text:span> Explain that it'll be good for</text:p>
          </table:table-cell>
          <table:table-cell office:value-type="string" calcext:value-type="string">
            <text:p>MAG</text:p>
          </table:table-cell>
        </table:table-row>
        <table:table-row table:style-name="ro7">
          <table:table-cell office:value-type="float" office:value="514" calcext:value-type="float">
            <text:p>514</text:p>
          </table:table-cell>
          <table:table-cell/>
          <table:table-cell office:value-type="string" calcext:value-type="string">
            <text:p>with historic soul -- spurred them to break ground. # So when Lococo <text:span text:style-name="T8">suggested</text:span> <text:span text:style-name="T8">the</text:span> <text:span text:style-name="T8">pair</text:span> <text:span text:style-name="T8">hire</text:span> <text:span text:style-name="T8">Darryl</text:span> <text:span text:style-name="T8">Carter</text:span> <text:span text:style-name="T8">to</text:span> <text:span text:style-name="T8">round</text:span> <text:span text:style-name="T8">out</text:span> the house's interior, they listened</text:p>
          </table:table-cell>
          <table:table-cell office:value-type="string" calcext:value-type="string">
            <text:p>MAG</text:p>
          </table:table-cell>
        </table:table-row>
        <table:table-row table:style-name="ro7">
          <table:table-cell office:value-type="float" office:value="515" calcext:value-type="float">
            <text:p>515</text:p>
          </table:table-cell>
          <table:table-cell/>
          <table:table-cell office:value-type="string" calcext:value-type="string">
            <text:p>long hours at odd jobs, MaHarry took the advice of her sister who <text:span text:style-name="T8">suggested</text:span> <text:span text:style-name="T8">she</text:span> <text:span text:style-name="T8">follow</text:span> <text:span text:style-name="T8">her</text:span> <text:span text:style-name="T8">passion</text:span> <text:span text:style-name="T8">instead</text:span> <text:span text:style-name="T8">of</text:span> <text:span text:style-name="T8">trying</text:span> <text:span text:style-name="T8">to</text:span> squelch it " When I finally became</text:p>
          </table:table-cell>
          <table:table-cell office:value-type="string" calcext:value-type="string">
            <text:p>MAG</text:p>
          </table:table-cell>
        </table:table-row>
        <table:table-row table:style-name="ro7">
          <table:table-cell office:value-type="float" office:value="516" calcext:value-type="float">
            <text:p>516</text:p>
          </table:table-cell>
          <table:table-cell/>
          <table:table-cell office:value-type="string" calcext:value-type="string">
            <text:p>" To meet new people, Brunson says we have to be proactive. He <text:span text:style-name="T8">suggested</text:span> <text:span text:style-name="T8">Esther</text:span> <text:span text:style-name="T8">target</text:span> <text:span text:style-name="T8">what</text:span> <text:span text:style-name="T8">he</text:span> <text:span text:style-name="T8">terms</text:span> <text:span text:style-name="T8">"</text:span> <text:span text:style-name="T8">the</text:span> <text:span text:style-name="T8">three</text:span> conduits to marriage " -her friends and</text:p>
          </table:table-cell>
          <table:table-cell office:value-type="string" calcext:value-type="string">
            <text:p>MAG</text:p>
          </table:table-cell>
        </table:table-row>
        <table:table-row table:style-name="ro7">
          <table:table-cell office:value-type="float" office:value="517" calcext:value-type="float">
            <text:p>517</text:p>
          </table:table-cell>
          <table:table-cell/>
          <table:table-cell office:value-type="string" calcext:value-type="string">
            <text:p>managed in May 1944 to obtain a Bible. What he read, particularly passages <text:span text:style-name="T8">suggesting</text:span> <text:span text:style-name="T8">he</text:span> <text:span text:style-name="T8">offer</text:span> <text:span text:style-name="T8">forgiveness</text:span> <text:span text:style-name="T8">to</text:span> <text:span text:style-name="T8">the</text:span> <text:span text:style-name="T8">Japanese</text:span> <text:span text:style-name="T8">who</text:span> <text:span text:style-name="T8">had</text:span> imprisoned him, turned him into a climbed aboard a military cargo aircraft at a U.S. airbase in Maryland. Their clothing <text:span text:style-name="T8">suggested</text:span> <text:span text:style-name="T8">a</text:span> <text:span text:style-name="T8">hunting</text:span> <text:span text:style-name="T8">or</text:span> <text:span text:style-name="T8">camping</text:span> <text:span text:style-name="T8">trip</text:span> <text:span text:style-name="T8">,</text:span> <text:span text:style-name="T8">but</text:span> <text:span text:style-name="T8">their</text:span> baggage told a different story. There</text:p>
          </table:table-cell>
          <table:table-cell office:value-type="string" calcext:value-type="string">
            <text:p>MAG</text:p>
          </table:table-cell>
        </table:table-row>
        <table:table-row table:style-name="ro7">
          <table:table-cell office:value-type="float" office:value="518" calcext:value-type="float">
            <text:p>518</text:p>
          </table:table-cell>
          <table:table-cell/>
          <table:table-cell office:value-type="string" calcext:value-type="string">
            <text:p>of answers. Finally, the state's Department of Environmental Protection (DEP) <text:span text:style-name="T8">suggested</text:span> <text:span text:style-name="T8">she</text:span> <text:span text:style-name="T8">contact</text:span> <text:span text:style-name="T8">Richard</text:span> <text:span text:style-name="T8">Adams</text:span> <text:span text:style-name="T8">,</text:span> <text:span text:style-name="T8">Chief</text:span> <text:span text:style-name="T8">'s</text:span> <text:span text:style-name="T8">senior</text:span> environmental adviser, who promised to come</text:p>
          </table:table-cell>
          <table:table-cell office:value-type="string" calcext:value-type="string">
            <text:p>MAG</text:p>
          </table:table-cell>
        </table:table-row>
        <table:table-row table:style-name="ro7">
          <table:table-cell office:value-type="float" office:value="519" calcext:value-type="float">
            <text:p>519</text:p>
          </table:table-cell>
          <table:table-cell/>
          <table:table-cell office:value-type="string" calcext:value-type="string">
            <text:p>morning. Between this guy, and Bahati, and the aforementioned ethics minister who <text:span text:style-name="T8">suggested</text:span> <text:span text:style-name="T8">all</text:span> <text:span text:style-name="T8">gay</text:span> <text:span text:style-name="T8">Ugandans</text:span> <text:span text:style-name="T8">emigrate</text:span> <text:span text:style-name="T8">,</text:span> <text:span text:style-name="T8">it</text:span> <text:span text:style-name="T8">'s</text:span> <text:span text:style-name="T8">no</text:span> wonder the US press got all worked</text:p>
          </table:table-cell>
          <table:table-cell office:value-type="string" calcext:value-type="string">
            <text:p>MAG</text:p>
          </table:table-cell>
        </table:table-row>
        <table:table-row table:style-name="ro7">
          <table:table-cell office:value-type="float" office:value="520" calcext:value-type="float">
            <text:p>520</text:p>
          </table:table-cell>
          <table:table-cell/>
          <table:table-cell office:value-type="string" calcext:value-type="string">
            <text:p>but it's just as useful for an empty belly. A Yosemite-prone friend <text:span text:style-name="T8">suggested</text:span> <text:span text:style-name="T8">I</text:span> <text:span text:style-name="T8">stop</text:span> <text:span text:style-name="T8">in</text:span> <text:span text:style-name="T8">for</text:span> <text:span text:style-name="T8">their</text:span> <text:span text:style-name="T8">excellent</text:span> <text:span text:style-name="T8">fish</text:span> <text:span text:style-name="T8">tacos</text:span>, which I assumed was just a</text:p>
          </table:table-cell>
          <table:table-cell office:value-type="string" calcext:value-type="string">
            <text:p>MAG</text:p>
          </table:table-cell>
        </table:table-row>
        <table:table-row table:style-name="ro7">
          <table:table-cell office:value-type="float" office:value="521" calcext:value-type="float">
            <text:p>521</text:p>
          </table:table-cell>
          <table:table-cell/>
          <table:table-cell office:value-type="string" calcext:value-type="string">
            <text:p>interview anyway. # My father was never an unassailable icon, but I <text:span text:style-name="T8">suggest</text:span> <text:span text:style-name="T8">he</text:span> <text:span text:style-name="T8">be</text:span> <text:span text:style-name="T8">assailed</text:span> <text:span text:style-name="T8">for</text:span> <text:span text:style-name="T8">any</text:span> <text:span text:style-name="T8">legitimate</text:span> <text:span text:style-name="T8">failures</text:span> <text:span text:style-name="T8">in</text:span> his life-long battle to defend a free</text:p>
          </table:table-cell>
          <table:table-cell office:value-type="string" calcext:value-type="string">
            <text:p>MAG</text:p>
          </table:table-cell>
        </table:table-row>
        <table:table-row table:style-name="ro7">
          <table:table-cell office:value-type="float" office:value="522" calcext:value-type="float">
            <text:p>522</text:p>
          </table:table-cell>
          <table:table-cell/>
          <table:table-cell office:value-type="string" calcext:value-type="string">
            <text:p>Nelson Velcher, the stylist who did Laura's hair for this photo, <text:span text:style-name="T8">suggested</text:span> <text:span text:style-name="T8">she</text:span> <text:span text:style-name="T8">rub</text:span> <text:span text:style-name="T8">pomade</text:span> <text:span text:style-name="T8">between</text:span> <text:span text:style-name="T8">her</text:span> <text:span text:style-name="T8">fingers</text:span> <text:span text:style-name="T8">and</text:span> <text:span text:style-name="T8">gently</text:span> pull her bangs forward so they sweep</text:p>
          </table:table-cell>
          <table:table-cell office:value-type="string" calcext:value-type="string">
            <text:p>MAG</text:p>
          </table:table-cell>
        </table:table-row>
        <table:table-row table:style-name="ro7">
          <table:table-cell office:value-type="float" office:value="523" calcext:value-type="float">
            <text:p>523</text:p>
          </table:table-cell>
          <table:table-cell/>
          <table:table-cell office:value-type="string" calcext:value-type="string">
            <text:p>been thinking about " a gentleman... his name is Martin Henderson, " and <text:span text:style-name="T8">suggested</text:span> <text:span text:style-name="T8">they</text:span> <text:span text:style-name="T8">Google</text:span> <text:span text:style-name="T8">his</text:span> <text:span text:style-name="T8">name</text:span> <text:span text:style-name="T8">.</text:span> <text:span text:style-name="T8">Henderson</text:span> <text:span text:style-name="T8">is</text:span> <text:span text:style-name="T8">a</text:span> British dwarf who had just been badly <text:span text:style-name="T7">1009358556</text:span> Scouting behavior <text:span text:style-name="T8">suggests</text:span> <text:span text:style-name="T8">insects</text:span> <text:span text:style-name="T8">have</text:span> <text:span text:style-name="T8">personalities</text:span> <text:span text:style-name="T8"># That</text:span> <text:span text:style-name="T8">honeybee</text:span> <text:span text:style-name="T8">lazily</text:span> <text:span text:style-name="T8">probing</text:span> a flower may actually be a stealth</text:p>
          </table:table-cell>
          <table:table-cell office:value-type="string" calcext:value-type="string">
            <text:p>MAG</text:p>
          </table:table-cell>
        </table:table-row>
        <table:table-row table:style-name="ro7">
          <table:table-cell office:value-type="float" office:value="524" calcext:value-type="float">
            <text:p>524</text:p>
          </table:table-cell>
          <table:table-cell/>
          <table:table-cell office:value-type="string" calcext:value-type="string">
            <text:p>, " says Hermine. But Juliette liked the results so much, she <text:span text:style-name="T8">suggested</text:span> <text:span text:style-name="T8">the</text:span> <text:span text:style-name="T8">family</text:span> <text:span text:style-name="T8">use</text:span> <text:span text:style-name="T8">the</text:span> <text:span text:style-name="T8">images</text:span> <text:span text:style-name="T8">to</text:span> <text:span text:style-name="T8">develop</text:span> <text:span text:style-name="T8">a</text:span> website. # CHASING A DREAM #</text:p>
          </table:table-cell>
          <table:table-cell office:value-type="string" calcext:value-type="string">
            <text:p>MAG</text:p>
          </table:table-cell>
        </table:table-row>
        <table:table-row table:style-name="ro7">
          <table:table-cell office:value-type="float" office:value="525" calcext:value-type="float">
            <text:p>525</text:p>
          </table:table-cell>
          <table:table-cell/>
          <table:table-cell office:value-type="string" calcext:value-type="string">
            <text:p>your son about some of the other things he likes about his grandfather and <text:span text:style-name="T8">suggest</text:span> <text:span text:style-name="T8">he</text:span> <text:span text:style-name="T8">draw</text:span> <text:span text:style-name="T8">a</text:span> <text:span text:style-name="T8">picture</text:span> <text:span text:style-name="T8">of</text:span> <text:span text:style-name="T8">his</text:span> <text:span text:style-name="T8">grandfather</text:span> <text:span text:style-name="T8">doing</text:span> one of those activities. When you</text:p>
          </table:table-cell>
          <table:table-cell office:value-type="string" calcext:value-type="string">
            <text:p>MAG</text:p>
          </table:table-cell>
        </table:table-row>
        <table:table-row table:style-name="ro7">
          <table:table-cell office:value-type="float" office:value="526" calcext:value-type="float">
            <text:p>526</text:p>
          </table:table-cell>
          <table:table-cell/>
          <table:table-cell office:value-type="string" calcext:value-type="string">
            <text:p>or more, pictures and thank-you notes are sent from students. # 3Take-Charge Tween <text:span text:style-name="T8">Suggest</text:span> <text:span text:style-name="T8">your</text:span> <text:span text:style-name="T8">older</text:span> <text:span text:style-name="T8">kid</text:span> <text:span text:style-name="T8">organize</text:span> <text:span text:style-name="T8">a</text:span> <text:span text:style-name="T8">fund-raiser</text:span> <text:span text:style-name="T8">for</text:span> <text:span text:style-name="T8">his</text:span> favorite charity, or rally pals to</text:p>
          </table:table-cell>
          <table:table-cell office:value-type="string" calcext:value-type="string">
            <text:p>MAG</text:p>
          </table:table-cell>
        </table:table-row>
        <table:table-row table:style-name="ro7">
          <table:table-cell office:value-type="float" office:value="527" calcext:value-type="float">
            <text:p>527</text:p>
          </table:table-cell>
          <table:table-cell/>
          <table:table-cell office:value-type="string" calcext:value-type="string">
            <text:p>it's hard to say it was an inspirational choice. # Chronicle columnist <text:span text:style-name="T8">suggested</text:span> <text:span text:style-name="T8">we</text:span> <text:span text:style-name="T8">call</text:span> <text:span text:style-name="T8">it</text:span> <text:span text:style-name="T8">"</text:span> <text:span text:style-name="T8">The</text:span> <text:span text:style-name="T8">Dagger</text:span> <text:span text:style-name="T8">"</text:span> <text:span text:style-name="T8">in</text:span> her game column last week. That</text:p>
          </table:table-cell>
          <table:table-cell office:value-type="string" calcext:value-type="string">
            <text:p>NEWS</text:p>
          </table:table-cell>
        </table:table-row>
        <table:table-row table:style-name="ro7">
          <table:table-cell office:value-type="float" office:value="528" calcext:value-type="float">
            <text:p>528</text:p>
          </table:table-cell>
          <table:table-cell/>
          <table:table-cell office:value-type="string" calcext:value-type="string">
            <text:p>, " he said. # His sister, who is a minister, <text:span text:style-name="T8">suggested</text:span> <text:span text:style-name="T8">he</text:span> <text:span text:style-name="T8">become</text:span> <text:span text:style-name="T8">one</text:span> <text:span text:style-name="T8">,</text:span> <text:span text:style-name="T8">too</text:span> <text:span text:style-name="T8">.</text:span> <text:span text:style-name="T8">#</text:span> <text:span text:style-name="T8">"</text:span> I told her,' I'm</text:p>
          </table:table-cell>
          <table:table-cell office:value-type="string" calcext:value-type="string">
            <text:p>NEWS</text:p>
          </table:table-cell>
        </table:table-row>
        <table:table-row table:style-name="ro7">
          <table:table-cell office:value-type="float" office:value="529" calcext:value-type="float">
            <text:p>529</text:p>
          </table:table-cell>
          <table:table-cell/>
          <table:table-cell office:value-type="string" calcext:value-type="string">
            <text:p>remain, with no others added to the third group, though the authors <text:span text:style-name="T8">suggest</text:span> <text:span text:style-name="T8">that</text:span> <text:span text:style-name="T8">Group</text:span> <text:span text:style-name="T8">1</text:span> <text:span text:style-name="T8">and</text:span> <text:span text:style-name="T8">Group</text:span> <text:span text:style-name="T8">2</text:span> <text:span text:style-name="T8">entities</text:span> <text:span text:style-name="T8">also</text:span> be considered as potential subject entities.</text:p>
          </table:table-cell>
          <table:table-cell office:value-type="string" calcext:value-type="string">
            <text:p>ACAD</text:p>
          </table:table-cell>
        </table:table-row>
        <table:table-row table:style-name="ro7">
          <table:table-cell office:value-type="float" office:value="530" calcext:value-type="float">
            <text:p>530</text:p>
          </table:table-cell>
          <table:table-cell/>
          <table:table-cell office:value-type="string" calcext:value-type="string">
            <text:p>metaphors were a powerful and mostly untapped source for organizing discourse in this area and <text:span text:style-name="T8">suggesting</text:span> <text:span text:style-name="T8">educators</text:span> <text:span text:style-name="T8">be</text:span> <text:span text:style-name="T8">open</text:span> <text:span text:style-name="T8">to</text:span> <text:span text:style-name="T8">"</text:span> <text:span text:style-name="T8">the</text:span> <text:span text:style-name="T8">power</text:span> <text:span text:style-name="T8">of</text:span> religious ideas, metaphors, concepts, studies suggest that the use of metaphor to organize and frame questions, or to <text:span text:style-name="T8">suggest</text:span> <text:span text:style-name="T8">effective</text:span> <text:span text:style-name="T8">responses</text:span> <text:span text:style-name="T8">to</text:span> <text:span text:style-name="T8">problems</text:span> <text:span text:style-name="T8">involving</text:span> <text:span text:style-name="T8">the</text:span> <text:span text:style-name="T8">teaching/learning</text:span> <text:span text:style-name="T8">process</text:span>, can be a fruitful one.</text:p>
          </table:table-cell>
          <table:table-cell office:value-type="string" calcext:value-type="string">
            <text:p>ACAD</text:p>
          </table:table-cell>
        </table:table-row>
        <table:table-row table:style-name="ro7">
          <table:table-cell office:value-type="float" office:value="531" calcext:value-type="float">
            <text:p>531</text:p>
          </table:table-cell>
          <table:table-cell/>
          <table:table-cell office:value-type="string" calcext:value-type="string">
            <text:p>you should suggest the man sees his GP as soon as possible. # Also <text:span text:style-name="T8">suggest</text:span> <text:span text:style-name="T8">he</text:span> <text:span text:style-name="T8">make</text:span> <text:span text:style-name="T8">an</text:span> <text:span text:style-name="T8">appointment</text:span> <text:span text:style-name="T8">if</text:span> <text:span text:style-name="T8">any</text:span> <text:span text:style-name="T8">of</text:span> <text:span text:style-name="T8">his</text:span> answers to your IPSS questions suggest that around the amount and type of exercise should be had with the patient. NICE1 <text:span text:style-name="T8">suggests</text:span> <text:span text:style-name="T8">using</text:span> <text:span text:style-name="T8">the</text:span> <text:span text:style-name="T8">General</text:span> <text:span text:style-name="T8">Practice</text:span> <text:span text:style-name="T8">Physical</text:span> <text:span text:style-name="T8">Activity</text:span> <text:span text:style-name="T8">Questionnaire</text:span> <text:span text:style-name="T8">(</text:span> GPPAQ) to identify those with low</text:p>
          </table:table-cell>
          <table:table-cell office:value-type="string" calcext:value-type="string">
            <text:p>ACAD</text:p>
          </table:table-cell>
        </table:table-row>
        <table:table-row table:style-name="ro7">
          <table:table-cell office:value-type="float" office:value="532" calcext:value-type="float">
            <text:p>532</text:p>
          </table:table-cell>
          <table:table-cell/>
          <table:table-cell office:value-type="string" calcext:value-type="string">
            <text:p>as well as that of J. A. Roberts and Scott (2009), who <text:span text:style-name="T8">suggested</text:span> <text:span text:style-name="T8">that</text:span> <text:span text:style-name="T8">comparison</text:span> <text:span text:style-name="T8">groups</text:span> <text:span text:style-name="T8">for</text:span> <text:span text:style-name="T8">PI</text:span> <text:span text:style-name="T8">children</text:span> <text:span text:style-name="T8">be</text:span> <text:span text:style-name="T8">matched</text:span> in terms of parental education and socioeconomic</text:p>
          </table:table-cell>
          <table:table-cell office:value-type="string" calcext:value-type="string">
            <text:p>ACAD</text:p>
          </table:table-cell>
        </table:table-row>
        <table:table-row table:style-name="ro7">
          <table:table-cell office:value-type="float" office:value="533" calcext:value-type="float">
            <text:p>533</text:p>
          </table:table-cell>
          <table:table-cell/>
          <table:table-cell table:style-name="ce11" office:value-type="string" calcext:value-type="string">
            <text:p><text:span text:style-name="T1">kind of scores, " the counselor said. # Despite a math teacher's </text:span><text:span text:style-name="T2">suggestion</text:span><text:span text:style-name="T1"> </text:span><text:span text:style-name="T2">that</text:span><text:span text:style-name="T1"> </text:span><text:span text:style-name="T2">she</text:span><text:span text:style-name="T1"> attend Harvard University " because they had a better class of men to</text:span></text:p>
          </table:table-cell>
          <table:table-cell table:style-name="Default" office:value-type="string" calcext:value-type="string">
            <text:p>MAG</text:p>
          </table:table-cell>
        </table:table-row>
        <table:table-row table:style-name="ro7">
          <table:table-cell office:value-type="float" office:value="534" calcext:value-type="float">
            <text:p>534</text:p>
          </table:table-cell>
          <table:table-cell/>
          <table:table-cell table:style-name="ce11" office:value-type="string" calcext:value-type="string">
            <text:p><text:span text:style-name="T1">to provide reparations in the near future. " I am not aware of any </text:span><text:span text:style-name="T2">suggestion</text:span><text:span text:style-name="T1"> </text:span><text:span text:style-name="T2">that</text:span><text:span text:style-name="T1"> </text:span><text:span text:style-name="T2">victims</text:span><text:span text:style-name="T1"> be compensated, " said State Sen. David Shafer, R-Duluth, whose</text:span></text:p>
          </table:table-cell>
          <table:table-cell table:style-name="Default" office:value-type="string" calcext:value-type="string">
            <text:p>NEWS</text:p>
          </table:table-cell>
        </table:table-row>
        <table:table-row table:style-name="ro7">
          <table:table-cell office:value-type="float" office:value="535" calcext:value-type="float">
            <text:p>535</text:p>
          </table:table-cell>
          <table:table-cell/>
          <table:table-cell table:style-name="ce11" office:value-type="string" calcext:value-type="string">
            <text:p><text:span text:style-name="T1">the community colleges will likely increase the cost of education. In addition, the </text:span><text:span text:style-name="T2">suggestion</text:span><text:span text:style-name="T1"> </text:span><text:span text:style-name="T2">(</text:span><text:span text:style-name="T1"> </text:span><text:span text:style-name="T2">below</text:span><text:span text:style-name="T1">) that different tuition rates be charged for different programs has the potential</text:span></text:p>
          </table:table-cell>
          <table:table-cell table:style-name="Default" office:value-type="string" calcext:value-type="string">
            <text:p>ACAD</text:p>
          </table:table-cell>
        </table:table-row>
        <table:table-row table:style-name="ro7">
          <table:table-cell office:value-type="float" office:value="536" calcext:value-type="float">
            <text:p>536</text:p>
          </table:table-cell>
          <table:table-cell/>
          <table:table-cell table:style-name="ce53" office:value-type="string" calcext:value-type="string">
            <text:p><text:span text:style-name="T16">donors and the stability to stay on that right until the end despite all the  </text:span><text:span text:style-name="T17">urging</text:span><text:span text:style-name="T16">  </text:span><text:span text:style-name="T17">that</text:span><text:span text:style-name="T16">  </text:span><text:span text:style-name="T17">he</text:span><text:span text:style-name="T16">  get all sexy and interesting. I think that's the worst thing</text:span></text:p>
          </table:table-cell>
          <table:table-cell table:style-name="Default" office:value-type="string" calcext:value-type="string">
            <text:p>SPOK</text:p>
          </table:table-cell>
        </table:table-row>
        <table:table-row table:style-name="ro7">
          <table:table-cell office:value-type="float" office:value="537" calcext:value-type="float">
            <text:p>537</text:p>
          </table:table-cell>
          <table:table-cell/>
          <table:table-cell table:style-name="ce53" office:value-type="string" calcext:value-type="string">
            <text:p><text:span text:style-name="T16">they are supporting the transition - what they call the transition here. They're  </text:span><text:span text:style-name="T17">urging</text:span><text:span text:style-name="T16">  </text:span><text:span text:style-name="T17">that</text:span><text:span text:style-name="T16">  </text:span><text:span text:style-name="T17">there</text:span><text:span text:style-name="T16">  be a swift transition to democracy. But there hasn't been a</text:span></text:p>
          </table:table-cell>
          <table:table-cell table:style-name="Default" office:value-type="string" calcext:value-type="string">
            <text:p>SPOK</text:p>
          </table:table-cell>
        </table:table-row>
        <table:table-row table:style-name="ro7">
          <table:table-cell office:value-type="float" office:value="538" calcext:value-type="float">
            <text:p>538</text:p>
          </table:table-cell>
          <table:table-cell/>
          <table:table-cell table:style-name="ce53" office:value-type="string" calcext:value-type="string">
            <text:p><text:span text:style-name="T16">to Sir William Howe, the overall British commander, in New York. Burgoyne  </text:span><text:span text:style-name="T17">urged</text:span><text:span text:style-name="T16">  </text:span><text:span text:style-name="T17">that</text:span><text:span text:style-name="T16">  </text:span><text:span text:style-name="T17">transports</text:span><text:span text:style-name="T16">  be sent to Boston " without delay " so that replacement troops from</text:span></text:p>
          </table:table-cell>
          <table:table-cell table:style-name="Default" office:value-type="string" calcext:value-type="string">
            <text:p>MAG</text:p>
          </table:table-cell>
        </table:table-row>
        <table:table-row table:style-name="ro7">
          <table:table-cell office:value-type="float" office:value="539" calcext:value-type="float">
            <text:p>539</text:p>
          </table:table-cell>
          <table:table-cell/>
          <table:table-cell table:style-name="ce53" office:value-type="string" calcext:value-type="string">
            <text:p><text:span text:style-name="T16">Goeben and the Breshu, and the crew donned fezzes. # Livid, Churchill  </text:span><text:span text:style-name="T17">urged</text:span><text:span text:style-name="T16">  </text:span><text:span text:style-name="T17">that</text:span><text:span text:style-name="T16">  </text:span><text:span text:style-name="T17">the</text:span><text:span text:style-name="T16">  straits be stormed and the ships sunk. But others in Britain were</text:span></text:p>
          </table:table-cell>
          <table:table-cell table:style-name="Default" office:value-type="string" calcext:value-type="string">
            <text:p>MAG</text:p>
          </table:table-cell>
        </table:table-row>
        <table:table-row table:style-name="ro7">
          <table:table-cell office:value-type="float" office:value="540" calcext:value-type="float">
            <text:p>540</text:p>
          </table:table-cell>
          <table:table-cell/>
          <table:table-cell table:style-name="ce53" office:value-type="string" calcext:value-type="string">
            <text:p><text:span text:style-name="T16">it? # Q: Fellowes wrote a letter to The New York Times,  </text:span><text:span text:style-name="T17">urging</text:span><text:span text:style-name="T16">  </text:span><text:span text:style-name="T17">that</text:span><text:span text:style-name="T16">  </text:span><text:span text:style-name="T17">anyone</text:span><text:span text:style-name="T16">  interested in " Downton Abbey " and that era read your book.</text:span></text:p>
          </table:table-cell>
          <table:table-cell table:style-name="Default" office:value-type="string" calcext:value-type="string">
            <text:p>NEWS</text:p>
          </table:table-cell>
        </table:table-row>
        <table:table-row table:style-name="ro7">
          <table:table-cell office:value-type="float" office:value="541" calcext:value-type="float">
            <text:p>541</text:p>
          </table:table-cell>
          <table:table-cell/>
          <table:table-cell table:style-name="ce53" office:value-type="string" calcext:value-type="string">
            <text:p><text:span text:style-name="T16">In the 14 years since Pope John Paul II came to the island and famously  </text:span><text:span text:style-name="T17">urged</text:span><text:span text:style-name="T16">  </text:span><text:span text:style-name="T17">that</text:span><text:span text:style-name="T16">  </text:span><text:span text:style-name="T17">"</text:span><text:span text:style-name="T16">  Cuba open itself to the world and the world open itself to Cuba</text:span></text:p>
          </table:table-cell>
          <table:table-cell table:style-name="Default" office:value-type="string" calcext:value-type="string">
            <text:p>NEWS</text:p>
          </table:table-cell>
        </table:table-row>
        <table:table-row table:style-name="ro7">
          <table:table-cell office:value-type="float" office:value="542" calcext:value-type="float">
            <text:p>542</text:p>
          </table:table-cell>
          <table:table-cell/>
          <table:table-cell table:style-name="ce53" office:value-type="string" calcext:value-type="string">
            <text:p><text:span text:style-name="T16">to the entire House for debate. # Opponents flew into action that weekend to  </text:span><text:span text:style-name="T17">urge</text:span><text:span text:style-name="T16">  </text:span><text:span text:style-name="T17">the</text:span><text:span text:style-name="T16">  </text:span><text:span text:style-name="T17">bill</text:span><text:span text:style-name="T16">  be defeated. # " I think it was that weekend that McNulty</text:span></text:p>
          </table:table-cell>
          <table:table-cell table:style-name="Default" office:value-type="string" calcext:value-type="string">
            <text:p>NEWS</text:p>
          </table:table-cell>
        </table:table-row>
        <table:table-row table:style-name="ro7">
          <table:table-cell office:value-type="float" office:value="543" calcext:value-type="float">
            <text:p>543</text:p>
          </table:table-cell>
          <table:table-cell/>
          <table:table-cell table:style-name="ce61" office:value-type="string" calcext:value-type="string">
            <text:p><text:span text:style-name="T41">profession, Ijaz says his involvement in Pakistani affairs stems from his father's dying </text:span><text:span text:style-name="T42">wish</text:span><text:span text:style-name="T41"> </text:span><text:span text:style-name="T42">that</text:span><text:span text:style-name="T41"> </text:span><text:span text:style-name="T42">he</text:span><text:span text:style-name="T41"> help to change the ways in which America would interact with the Muslim</text:span></text:p>
          </table:table-cell>
          <table:table-cell table:style-name="Default" office:value-type="string" calcext:value-type="string">
            <text:p>NEWS</text:p>
          </table:table-cell>
        </table:table-row>
        <table:table-row table:style-name="ro7">
          <table:table-cell office:value-type="float" office:value="544" calcext:value-type="float">
            <text:p>544</text:p>
          </table:table-cell>
          <table:table-cell/>
          <table:table-cell table:style-name="ce62" office:value-type="string" calcext:value-type="string">
            <text:p><text:span text:style-name="T41">mention of Iran's right to enrich. # " They provided a draft, </text:span><text:span text:style-name="T42">wishing</text:span><text:span text:style-name="T41"> </text:span><text:span text:style-name="T42">that</text:span><text:span text:style-name="T41"> </text:span><text:span text:style-name="T42">they</text:span><text:span text:style-name="T41"> include only the 20 percent, " says the Iranian diplomat. It</text:span></text:p>
          </table:table-cell>
          <table:table-cell table:style-name="Default" office:value-type="string" calcext:value-type="string">
            <text:p>NEWS</text:p>
          </table:table-cell>
        </table:table-row>
        <calcext:conditional-formats>
          <calcext:conditional-format calcext:target-range-address="MS.C20:MS.C24">
            <calcext:condition calcext:apply-style-name="cf3" calcext:value="formula-is(AND(COUNTIF([.$B$31:.$B$1446]; [.C20])&gt;1;NOT(ISBLANK([.C20]))))" calcext:base-cell-address="MS.C20"/>
          </calcext:conditional-format>
          <calcext:conditional-format calcext:target-range-address="MS.C25:MS.C26">
            <calcext:condition calcext:apply-style-name="cf3" calcext:value="formula-is(AND(COUNTIF([.$B$31:.$B$1446]; [.C25])&gt;1;NOT(ISBLANK([.C25]))))" calcext:base-cell-address="MS.C25"/>
          </calcext:conditional-format>
          <calcext:conditional-format calcext:target-range-address="MS.C27:MS.C30">
            <calcext:condition calcext:apply-style-name="cf3" calcext:value="formula-is(AND(COUNTIF([.$B$31:.$B$1446]; [.C27])&gt;1;NOT(ISBLANK([.C27]))))" calcext:base-cell-address="MS.C27"/>
          </calcext:conditional-format>
          <calcext:conditional-format calcext:target-range-address="MS.C31:MS.C31">
            <calcext:condition calcext:apply-style-name="cf3" calcext:value="formula-is(AND(COUNTIF([.$B$31:.$B$1446]; [.C31])&gt;1;NOT(ISBLANK([.C31]))))" calcext:base-cell-address="MS.C31"/>
          </calcext:conditional-format>
          <calcext:conditional-format calcext:target-range-address="MS.C32:MS.C34">
            <calcext:condition calcext:apply-style-name="cf3" calcext:value="formula-is(AND(COUNTIF([.$B$31:.$B$1446]; [.C32])&gt;1;NOT(ISBLANK([.C32]))))" calcext:base-cell-address="MS.C32"/>
          </calcext:conditional-format>
          <calcext:conditional-format calcext:target-range-address="MS.C35:MS.C37">
            <calcext:condition calcext:apply-style-name="cf3" calcext:value="formula-is(AND(COUNTIF([.$B$31:.$B$1446]; [.C35])&gt;1;NOT(ISBLANK([.C35]))))" calcext:base-cell-address="MS.C35"/>
          </calcext:conditional-format>
          <calcext:conditional-format calcext:target-range-address="MS.C38:MS.C50">
            <calcext:condition calcext:apply-style-name="cf3" calcext:value="formula-is(AND(COUNTIF([.$B$31:.$B$1446]; [.C38])&gt;1;NOT(ISBLANK([.C38]))))" calcext:base-cell-address="MS.C38"/>
          </calcext:conditional-format>
          <calcext:conditional-format calcext:target-range-address="MS.C51:MS.C57">
            <calcext:condition calcext:apply-style-name="cf3" calcext:value="formula-is(AND(COUNTIF([.$B$31:.$B$1446]; [.C51])&gt;1;NOT(ISBLANK([.C51]))))" calcext:base-cell-address="MS.C51"/>
          </calcext:conditional-format>
          <calcext:conditional-format calcext:target-range-address="MS.C58:MS.C59">
            <calcext:condition calcext:apply-style-name="cf3" calcext:value="formula-is(AND(COUNTIF([.$B$31:.$B$1446]; [.C58])&gt;1;NOT(ISBLANK([.C58]))))" calcext:base-cell-address="MS.C58"/>
          </calcext:conditional-format>
          <calcext:conditional-format calcext:target-range-address="MS.C304:MS.C305">
            <calcext:condition calcext:apply-style-name="cf4" calcext:value="formula-is(AND(COUNTIF(#REF!; [.C304])&gt;1;NOT(ISBLANK([.C304]))))" calcext:base-cell-address="MS.C304"/>
          </calcext:conditional-format>
        </calcext:conditional-formats>
      </table:table>
      <table:table table:name="MS_spoken2012" table:style-name="ta1" table:print="false">
        <table:table-column table:style-name="co5" table:default-cell-style-name="Default"/>
        <table:table-column table:style-name="co6" table:default-cell-style-name="ce4"/>
        <table:table-column table:style-name="co7" table:default-cell-style-name="ce25"/>
        <table:table-column table:style-name="co4" table:default-cell-style-name="ce3"/>
        <table:table-column table:style-name="co4" table:number-columns-repeated="2" table:default-cell-style-name="Default"/>
        <table:table-row table:style-name="ro16">
          <table:table-cell/>
          <table:table-cell table:style-name="Default" table:number-columns-repeated="3"/>
          <table:table-cell table:number-columns-repeated="2"/>
        </table:table-row>
        <table:table-row table:style-name="ro1" table:number-rows-repeated="7">
          <table:table-cell/>
          <table:table-cell table:style-name="Default" table:number-columns-repeated="3"/>
          <table:table-cell table:number-columns-repeated="2"/>
        </table:table-row>
        <table:table-row table:style-name="ro1">
          <table:table-cell/>
          <table:table-cell table:style-name="Default" table:number-columns-repeated="3"/>
          <table:table-cell office:value-type="string" calcext:value-type="string">
            <text:p>lexical</text:p>
          </table:table-cell>
          <table:table-cell table:style-name="ce68" office:value-type="string" calcext:value-type="string">
            <text:p>be</text:p>
          </table:table-cell>
        </table:table-row>
        <table:table-row table:style-name="ro1">
          <table:table-cell/>
          <table:table-cell table:style-name="Default" table:number-columns-repeated="3"/>
          <table:table-cell table:formula="of:=SUM([.E11:.E107])" office:value-type="float" office:value="37" calcext:value-type="float">
            <text:p>37</text:p>
          </table:table-cell>
          <table:table-cell table:formula="of:=SUM([.F11:.F110])" office:value-type="float" office:value="20" calcext:value-type="float">
            <text:p>20</text:p>
          </table:table-cell>
        </table:table-row>
        <table:table-row table:style-name="ro5">
          <table:table-cell office:value-type="float" office:value="1" calcext:value-type="float">
            <text:p>1</text:p>
          </table:table-cell>
          <table:table-cell table:style-name="ce3" office:value-type="string" calcext:value-type="string">
            <text:p>2012</text:p>
          </table:table-cell>
          <table:table-cell table:style-name="ce66" office:value-type="string" calcext:value-type="string">
            <text:p>? <text:span text:style-name="T7">JOE-1SPERM-DONOR#</text:span> Yeah, sex. <text:span text:style-name="T7">ELIZABETH-VARGAS-#</text:span> <text:span text:style-name="T7">(Voiceover)</text:span> We'll call him Joe. He <text:span text:style-name="T8">asked</text:span> <text:span text:style-name="T8">that</text:span> <text:span text:style-name="T8">we</text:span> disguise his face and his voice because he has a secret online life</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2" calcext:value-type="float">
            <text:p>2</text:p>
          </table:table-cell>
          <table:table-cell table:style-name="ce3" office:value-type="string" calcext:value-type="string">
            <text:p>2012</text:p>
          </table:table-cell>
          <table:table-cell table:style-name="ce66" office:value-type="string" calcext:value-type="string">
            <text:p>on the swings. And she was just looking straight down. <text:span text:style-name="T7">RICHARD-SCHLESINGE:</text:span> The neighbor <text:span text:style-name="T8">asked</text:span> <text:span text:style-name="T8">that</text:span> <text:span text:style-name="T8">we</text:span> not use her name. Only after the murder she says did she</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3" calcext:value-type="float">
            <text:p>3</text:p>
          </table:table-cell>
          <table:table-cell table:style-name="ce3" office:value-type="string" calcext:value-type="string">
            <text:p>2012</text:p>
          </table:table-cell>
          <table:table-cell table:style-name="ce66" office:value-type="string" calcext:value-type="string">
            <text:p>spare change in the TSA bins and bowls. Florida Republican Congressman Jeff Miller is <text:span text:style-name="T8">asking</text:span> <text:span text:style-name="T8">that</text:span> <text:span text:style-name="T8">the</text:span> money be donated to the USO, an organization offering services to members</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4" calcext:value-type="float">
            <text:p>4</text:p>
          </table:table-cell>
          <table:table-cell table:style-name="ce3" office:value-type="string" calcext:value-type="string">
            <text:p>2012</text:p>
          </table:table-cell>
          <table:table-cell table:style-name="ce66" office:value-type="string" calcext:value-type="string">
            <text:p>me of it the other day. She's like, <text:span text:style-name="T8">that</text:span> he had actually <text:span text:style-name="T8">asked</text:span> <text:span text:style-name="T8">that</text:span> <text:span text:style-name="T8">she</text:span> not be on the set while we had, like, the kissing</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5" calcext:value-type="float">
            <text:p>5</text:p>
          </table:table-cell>
          <table:table-cell table:style-name="ce3" office:value-type="string" calcext:value-type="string">
            <text:p>2012</text:p>
          </table:table-cell>
          <table:table-cell table:style-name="ce66" office:value-type="string" calcext:value-type="string">
            <text:p>Valentine's Day episode. Amber also sent out a tweet in Whitney's honor <text:span text:style-name="T8">asking</text:span> <text:span text:style-name="T8">that</text:span> <text:span text:style-name="T8">she</text:span> rest in peace. And I've got to tell you, I</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6" calcext:value-type="float">
            <text:p>6</text:p>
          </table:table-cell>
          <table:table-cell table:style-name="ce3" office:value-type="string" calcext:value-type="string">
            <text:p>2012</text:p>
          </table:table-cell>
          <table:table-cell table:style-name="ce67" office:value-type="string" calcext:value-type="string">
            <text:p>, and her family. <text:span text:style-name="T7">MONIQUE:</text:span> We hit it off right away. <text:span text:style-name="T7">SUSAN-SPENCER-1vo:</text:span> Monique <text:span text:style-name="T8">asked</text:span> <text:span text:style-name="T8">that</text:span> <text:span text:style-name="T8">we</text:span> not use her last name. He paid a lot of attention to</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7" calcext:value-type="float">
            <text:p>7</text:p>
          </table:table-cell>
          <table:table-cell table:style-name="ce3" office:value-type="string" calcext:value-type="string">
            <text:p>2012</text:p>
          </table:table-cell>
          <table:table-cell table:style-name="ce67" office:value-type="string" calcext:value-type="string">
            <text:p>give them over to their new families in Kurdistan when Terry Crisp showed up and <text:span text:style-name="T8">asked</text:span> <text:span text:style-name="T8">that</text:span> <text:span text:style-name="T8">the</text:span> dogs be donated to SPCA International. The company agreed to do <text:span text:style-name="T8">that</text:span></text:p>
          </table:table-cell>
          <table:table-cell office:value-type="string" calcext:value-type="string">
            <text:p>SPOK</text:p>
          </table:table-cell>
          <table:table-cell/>
          <table:table-cell office:value-type="float" office:value="1" calcext:value-type="float">
            <text:p>1</text:p>
          </table:table-cell>
        </table:table-row>
        <table:table-row table:style-name="ro2">
          <table:table-cell office:value-type="float" office:value="8" calcext:value-type="float">
            <text:p>8</text:p>
          </table:table-cell>
          <table:table-cell table:style-name="ce3" office:value-type="string" calcext:value-type="string">
            <text:p>2012</text:p>
          </table:table-cell>
          <table:table-cell table:style-name="ce3" office:value-type="string" calcext:value-type="string">
            <text:p><text:span text:style-name="T10">, it set the stage for massive fraud. Scammers like this man, who </text:span><text:span text:style-name="T11">asked</text:span><text:span text:style-name="T12"> </text:span><text:span text:style-name="T11">we</text:span><text:span text:style-name="T12"> </text:span><text:span text:style-name="T11">conceal</text:span><text:span text:style-name="T12"> his identity. </text:span><text:span text:style-name="T13">UNIDENTIFIED-MALE:</text:span><text:span text:style-name="T14"> First of all, you've got to recruit</text:span></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9" calcext:value-type="float">
            <text:p>9</text:p>
          </table:table-cell>
          <table:table-cell/>
          <table:table-cell table:style-name="ce29" office:value-type="string" calcext:value-type="string">
            <text:p><text:span text:style-name="T1">have the facilitator your white noise headphones... </text:span><text:span text:style-name="T18">CHRIS-CUOMO-1-ABC#</text:span><text:span text:style-name="T1"> </text:span><text:span text:style-name="T18">(Voiceover)</text:span><text:span text:style-name="T1"> To honor the judge's </text:span><text:span text:style-name="T2">demand</text:span><text:span text:style-name="T1"> </text:span><text:span text:style-name="T2">that</text:span><text:span text:style-name="T1"> </text:span><text:span text:style-name="T2">Scarsella</text:span><text:span text:style-name="T1"> not hear the questions, the prosecution team offers to have her wear</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10" calcext:value-type="float">
            <text:p>10</text:p>
          </table:table-cell>
          <table:table-cell/>
          <table:table-cell table:style-name="ce29" office:value-type="string" calcext:value-type="string">
            <text:p><text:span text:style-name="T1">. Judy Woodruff has the story. </text:span><text:span text:style-name="T18">JUDY-WOODRUFF:</text:span><text:span text:style-name="T1"> Last night, House Republicans dropped a </text:span><text:span text:style-name="T2">demand</text:span><text:span text:style-name="T1"> </text:span><text:span text:style-name="T2">that</text:span><text:span text:style-name="T1"> </text:span><text:span text:style-name="T2">the</text:span><text:span text:style-name="T1"> $100 billion tax cut be paid for. And this evening, congressional</text:span></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11" calcext:value-type="float">
            <text:p>11</text:p>
          </table:table-cell>
          <table:table-cell/>
          <table:table-cell table:style-name="ce30" office:value-type="string" calcext:value-type="string">
            <text:p>treatment. Buchanan's family is meeting her there. And the state department is <text:span text:style-name="T8">demanding</text:span> <text:span text:style-name="T8">that</text:span> <text:span text:style-name="T8">Egypt</text:span> release six Americans <text:span text:style-name="T8">that</text:span> is preventing from leaving the country. The group</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2" calcext:value-type="float">
            <text:p>12</text:p>
          </table:table-cell>
          <table:table-cell/>
          <table:table-cell table:style-name="ce30" office:value-type="string" calcext:value-type="string">
            <text:p>also wrote in the book <text:span text:style-name="T8">that</text:span> radical feminists have been making the pitch <text:span text:style-name="T8">that</text:span> justice <text:span text:style-name="T8">demands</text:span> <text:span text:style-name="T8">that</text:span> <text:span text:style-name="T8">men</text:span> and women be given an equal opportunity to make it to the top</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13" calcext:value-type="float">
            <text:p>13</text:p>
          </table:table-cell>
          <table:table-cell/>
          <table:table-cell table:style-name="ce30" office:value-type="string" calcext:value-type="string">
            <text:p>Friday, Secretary Clinton attended the friends of Syria conference where world leaders once again <text:span text:style-name="T8">demanded</text:span> <text:span text:style-name="T8">that</text:span> <text:span text:style-name="T8">Assad</text:span> step aside. The Secretary harshly described the Russian and Chinese governments for</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4" calcext:value-type="float">
            <text:p>14</text:p>
          </table:table-cell>
          <table:table-cell/>
          <table:table-cell table:style-name="ce30" office:value-type="string" calcext:value-type="string">
            <text:p>be answered last Friday when a global conference called " Friends of Syria " again <text:span text:style-name="T8">demanded</text:span> <text:span text:style-name="T8">that</text:span> <text:span text:style-name="T8">Assad</text:span> step aside. But several Arab countries starting with the Saudis argued for</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5" calcext:value-type="float">
            <text:p>15</text:p>
          </table:table-cell>
          <table:table-cell/>
          <table:table-cell table:style-name="ce30" office:value-type="string" calcext:value-type="string">
            <text:p>be changing. Last week, protesters gathered at Apple stores in several U.S. cities <text:span text:style-name="T8">demanding</text:span> <text:span text:style-name="T8">that</text:span> <text:span text:style-name="T8">the</text:span> next iPhone model be made -- quote -- " ethically. " One</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16" calcext:value-type="float">
            <text:p>16</text:p>
          </table:table-cell>
          <table:table-cell/>
          <table:table-cell table:style-name="ce30" office:value-type="string" calcext:value-type="string">
            <text:p>It was over.' Our love affair is over.' <text:span text:style-name="T7">VIEIRA:</text:span> <text:span text:style-name="T7">(Voiceover)</text:span> David <text:span text:style-name="T8">demanded</text:span> <text:span text:style-name="T8">that</text:span> <text:span text:style-name="T8">his</text:span> wife return with Sean immediately, but she refused. Just like <text:span text:style-name="T8">that</text:span></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7" calcext:value-type="float">
            <text:p>17</text:p>
          </table:table-cell>
          <table:table-cell/>
          <table:table-cell table:style-name="ce30" office:value-type="string" calcext:value-type="string">
            <text:p>in Moscow. On the one side, the U.S. and five world powers are <text:span text:style-name="T8">demanding</text:span> <text:span text:style-name="T8">that</text:span> <text:span text:style-name="T8">Iran</text:span> stop enriching uranium at least until the 20 percent level as at <text:span text:style-name="T8">that</text:span></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8" calcext:value-type="float">
            <text:p>18</text:p>
          </table:table-cell>
          <table:table-cell/>
          <table:table-cell table:style-name="ce30" office:value-type="string" calcext:value-type="string">
            <text:p>month on a new constitution, allowing for a multiparty system. But the opposition <text:span text:style-name="T8">demanded</text:span> again <text:span text:style-name="T8">that</text:span> Assad step down. The deep freeze across Eastern Europe has now claimed</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19" calcext:value-type="float">
            <text:p>19</text:p>
          </table:table-cell>
          <table:table-cell/>
          <table:table-cell table:style-name="ce30" office:value-type="string" calcext:value-type="string">
            <text:p>those events, and it probably won't be the last. <text:span text:style-name="T7">JUDY-WOODRUFF:</text:span> The Taliban <text:span text:style-name="T8">demanded</text:span> today <text:span text:style-name="T8">that</text:span> the soldier be tried as a war criminal and then executed by the</text:p>
          </table:table-cell>
          <table:table-cell office:value-type="string" calcext:value-type="string">
            <text:p>SPOK</text:p>
          </table:table-cell>
          <table:table-cell/>
          <table:table-cell office:value-type="float" office:value="1" calcext:value-type="float">
            <text:p>1</text:p>
          </table:table-cell>
        </table:table-row>
        <table:table-row table:style-name="ro7">
          <table:table-cell office:value-type="float" office:value="20" calcext:value-type="float">
            <text:p>20</text:p>
          </table:table-cell>
          <table:table-cell/>
          <table:table-cell office:value-type="string" calcext:value-type="string">
            <text:p><text:span text:style-name="T7">(Voiceover)</text:span> But in his final phone call, there was a chilling reversal. Shenkman <text:span text:style-name="T8">demanded</text:span> <text:span text:style-name="T8">the</text:span> <text:span text:style-name="T8">negotiators</text:span> <text:span text:style-name="T8">bring</text:span> <text:span text:style-name="T8">him</text:span> <text:span text:style-name="T8">a</text:span> <text:span text:style-name="T8">priest</text:span> <text:span text:style-name="T8">,</text:span> <text:span text:style-name="T8">not</text:span> to marry them, but to administer</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21" calcext:value-type="float">
            <text:p>21</text:p>
          </table:table-cell>
          <table:table-cell/>
          <table:table-cell office:value-type="string" calcext:value-type="string">
            <text:p>filler has been widely used for years. But a growing social media campaign has <text:span text:style-name="T8">demanded</text:span> <text:span text:style-name="T8">it</text:span> <text:span text:style-name="T8">be</text:span> <text:span text:style-name="T8">taken</text:span> <text:span text:style-name="T8">out</text:span> <text:span text:style-name="T8">of</text:span> <text:span text:style-name="T8">school</text:span> <text:span text:style-name="T8">lunches</text:span> <text:span text:style-name="T8">.</text:span> The fight over gas prices and energy</text:p>
          </table:table-cell>
          <table:table-cell office:value-type="string" calcext:value-type="string">
            <text:p>SPOK</text:p>
          </table:table-cell>
          <table:table-cell/>
          <table:table-cell office:value-type="float" office:value="1" calcext:value-type="float">
            <text:p>1</text:p>
          </table:table-cell>
        </table:table-row>
        <table:table-row table:style-name="ro7">
          <table:table-cell office:value-type="float" office:value="22" calcext:value-type="float">
            <text:p>22</text:p>
          </table:table-cell>
          <table:table-cell/>
          <table:table-cell office:value-type="string" calcext:value-type="string">
            <text:p>be forgiven. " Afghan anger was palpable on the streets of Kandahar. <text:span text:style-name="T7">MAN-1through-tran:</text:span> We <text:span text:style-name="T8">demand</text:span> <text:span text:style-name="T8">our</text:span> <text:span text:style-name="T8">government</text:span> <text:span text:style-name="T8">send</text:span> <text:span text:style-name="T8">the</text:span> <text:span text:style-name="T8">soldier</text:span> <text:span text:style-name="T8">to</text:span> <text:span text:style-name="T8">the</text:span> <text:span text:style-name="T8">Afghan</text:span> courts. We want to live in</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23" calcext:value-type="float">
            <text:p>23</text:p>
          </table:table-cell>
          <table:table-cell/>
          <table:table-cell office:value-type="string" calcext:value-type="string">
            <text:p>he is the presumptive nominee, the Obama campaign today turned up the heat, <text:span text:style-name="T8">demanding</text:span> <text:span text:style-name="T8">the</text:span> <text:span text:style-name="T8">former</text:span> <text:span text:style-name="T8">governor</text:span> <text:span text:style-name="T8">release</text:span> <text:span text:style-name="T8">returns</text:span> <text:span text:style-name="T8">dating</text:span> <text:span text:style-name="T8">back</text:span> <text:span text:style-name="T8">more</text:span> than a decade. Romney's campaign</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24" calcext:value-type="float">
            <text:p>24</text:p>
          </table:table-cell>
          <table:table-cell/>
          <table:table-cell office:value-type="string" calcext:value-type="string">
            <text:p>. <text:span text:style-name="T7">MARTIN:</text:span> In talks this week in Baghdad, the U.S. and five other nations <text:span text:style-name="T8">demanded</text:span> <text:span text:style-name="T8">Iran</text:span> <text:span text:style-name="T8">cease</text:span> <text:span text:style-name="T8">enriching</text:span> <text:span text:style-name="T8">uranium</text:span> <text:span text:style-name="T8">to</text:span> <text:span text:style-name="T8">the</text:span> <text:span text:style-name="T8">20</text:span> <text:span text:style-name="T8">percent</text:span> level. Iran in turn demanded a</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25" calcext:value-type="float">
            <text:p>25</text:p>
          </table:table-cell>
          <table:table-cell/>
          <table:table-cell office:value-type="string" calcext:value-type="string">
            <text:p>special envoy to Syria, said in a statement he is gravely concerned. He <text:span text:style-name="T8">demanded</text:span> <text:span text:style-name="T8">that</text:span> <text:span text:style-name="T8">U.N</text:span> <text:span text:style-name="T8">.</text:span> <text:span text:style-name="T8">military</text:span> <text:span text:style-name="T8">observers</text:span> <text:span text:style-name="T8">be</text:span> <text:span text:style-name="T8">allowed</text:span> <text:span text:style-name="T8">into</text:span> the coastal town of al-Haffa, where</text:p>
          </table:table-cell>
          <table:table-cell office:value-type="string" calcext:value-type="string">
            <text:p>SPOK</text:p>
          </table:table-cell>
          <table:table-cell/>
          <table:table-cell office:value-type="float" office:value="1" calcext:value-type="float">
            <text:p>1</text:p>
          </table:table-cell>
        </table:table-row>
        <table:table-row table:style-name="ro7">
          <table:table-cell office:value-type="float" office:value="26" calcext:value-type="float">
            <text:p>26</text:p>
          </table:table-cell>
          <table:table-cell/>
          <table:table-cell office:value-type="string" calcext:value-type="string">
            <text:p>. This is new surveillance video of the robbery, Thursday night. The suspects <text:span text:style-name="T8">demanded</text:span> <text:span text:style-name="T8">the</text:span> <text:span text:style-name="T8">clerk</text:span> <text:span text:style-name="T8">open</text:span> <text:span text:style-name="T8">the</text:span> <text:span text:style-name="T8">cash</text:span> <text:span text:style-name="T8">register</text:span> <text:span text:style-name="T8">and</text:span> <text:span text:style-name="T8">shot</text:span> him at close range in the arm</text:p>
          </table:table-cell>
          <table:table-cell office:value-type="string" calcext:value-type="string">
            <text:p>SPOK</text:p>
          </table:table-cell>
          <table:table-cell office:value-type="float" office:value="1" calcext:value-type="float">
            <text:p>1</text:p>
          </table:table-cell>
          <table:table-cell/>
        </table:table-row>
        <table:table-row table:style-name="ro8">
          <table:table-cell office:value-type="float" office:value="27" calcext:value-type="float">
            <text:p>27</text:p>
          </table:table-cell>
          <table:table-cell table:style-name="Default" office:value-type="string" calcext:value-type="string">
            <text:p>2012</text:p>
          </table:table-cell>
          <table:table-cell table:style-name="ce32" office:value-type="string" calcext:value-type="string">
            <text:p><text:span text:style-name="T20">sent them back to deliberate some more. </text:span><text:span text:style-name="T21">(People-in-courtroo</text:span><text:span text:style-name="T20"> Judge 2: </text:span><text:span text:style-name="T21">(In-court)</text:span><text:span text:style-name="T20"> It is </text:span><text:span text:style-name="T22">desirable</text:span><text:span text:style-name="T20"> </text:span><text:span text:style-name="T22">that</text:span><text:span text:style-name="T20"> </text:span><text:span text:style-name="T22">the</text:span><text:span text:style-name="T20"> case be decided. </text:span><text:span text:style-name="T21">MURPHY:</text:span><text:span text:style-name="T20"> </text:span><text:span text:style-name="T21">(Voiceover)</text:span><text:span text:style-name="T20"> It was turning out to be the</text:span></text:p>
          </table:table-cell>
          <table:table-cell table:style-name="ce65" office:value-type="string" calcext:value-type="string">
            <text:p>SPOK</text:p>
          </table:table-cell>
          <table:table-cell/>
          <table:table-cell office:value-type="float" office:value="1" calcext:value-type="float">
            <text:p>1</text:p>
          </table:table-cell>
        </table:table-row>
        <table:table-row table:style-name="ro10">
          <table:table-cell office:value-type="float" office:value="28" calcext:value-type="float">
            <text:p>28</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his psychologist at some point for an evaluation. She also</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10">
          <table:table-cell office:value-type="float" office:value="29" calcext:value-type="float">
            <text:p>29</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a psychologist at some time for an evaluation. She also</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11">
          <table:table-cell office:value-type="float" office:value="30" calcext:value-type="float">
            <text:p>30</text:p>
          </table:table-cell>
          <table:table-cell table:style-name="ce8"/>
          <table:table-cell table:style-name="ce37" office:value-type="string" calcext:value-type="string">
            <text:p><text:span text:style-name="T27">And it's very important that that happy warrior that Newt was in </text:span><text:span text:style-name="T28">October</text:span><text:span text:style-name="T27"> </text:span><text:span text:style-name="T28">and</text:span><text:span text:style-name="T27"> </text:span><text:span text:style-name="T28">November</text:span><text:span text:style-name="T27"> </text:span><text:span text:style-name="T28">,</text:span><text:span text:style-name="T27"> </text:span><text:span text:style-name="T28">when</text:span><text:span text:style-name="T27"> </text:span><text:span text:style-name="T28">his</text:span><text:span text:style-name="T27"> </text:span><text:span text:style-name="T28">poll</text:span><text:span text:style-name="T27"> numbers were soaring and he was moving to the top of the field... </text:span><text:span text:style-name="T29">VAN-SUSTEREN:</text:span><text:span text:style-name="T27"> Well, what changed it? </text:span><text:span text:style-name="T29">HUCKABEE:</text:span><text:span text:style-name="T27">... that he recapture that spirit.</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2">
          <table:table-cell office:value-type="float" office:value="31" calcext:value-type="float">
            <text:p>31</text:p>
          </table:table-cell>
          <table:table-cell table:style-name="ce8"/>
          <table:table-cell table:style-name="ce38" office:value-type="string" calcext:value-type="string">
            <text:p>Congress to pass the payroll tax this month. It's why it's so <text:span text:style-name="T30">important</text:span><text:span text:style-name="T31"> </text:span><text:span text:style-name="T32">that</text:span><text:span text:style-name="T31"> </text:span><text:span text:style-name="T32">we</text:span><text:span text:style-name="T31">  not have the kind of dysfunction </text:span><text:span text:style-name="T32">that</text:span><text:span text:style-name="T31">  last year became part of the</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2">
          <table:table-cell office:value-type="float" office:value="32" calcext:value-type="float">
            <text:p>32</text:p>
          </table:table-cell>
          <table:table-cell table:style-name="ce8"/>
          <table:table-cell table:style-name="ce38" office:value-type="string" calcext:value-type="string">
            <text:p>the next several months new minimum flight requirements for first officers. And it's <text:span text:style-name="T30">important</text:span><text:span text:style-name="T31"> </text:span><text:span text:style-name="T32">that</text:span><text:span text:style-name="T31"> </text:span><text:span text:style-name="T32">they</text:span><text:span text:style-name="T31">  not be watered down. Right now the -- the minimum for an</text:span></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2">
          <table:table-cell office:value-type="float" office:value="33" calcext:value-type="float">
            <text:p>33</text:p>
          </table:table-cell>
          <table:table-cell table:style-name="ce8"/>
          <table:table-cell table:style-name="ce38" office:value-type="string" calcext:value-type="string">
            <text:p>it as a direct violation of Resolution 1718 and 1874. We think it's <text:span text:style-name="T30">important</text:span><text:span text:style-name="T31"> </text:span><text:span text:style-name="T32">that</text:span><text:span text:style-name="T31"> </text:span><text:span text:style-name="T32">the</text:span><text:span text:style-name="T31">  council respond credibly, and we will be working in </text:span><text:span text:style-name="T32">that</text:span><text:span text:style-name="T31">  direction.</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2">
          <table:table-cell office:value-type="float" office:value="34" calcext:value-type="float">
            <text:p>34</text:p>
          </table:table-cell>
          <table:table-cell table:style-name="ce8"/>
          <table:table-cell table:style-name="ce38" office:value-type="string" calcext:value-type="string">
            <text:p>all the momentum and it seemed to slowed down a bit. I mean how <text:span text:style-name="T30">important</text:span><text:span text:style-name="T31">  is it </text:span><text:span text:style-name="T32">that</text:span><text:span text:style-name="T31">  Gingrich have a good showing and perhaps win the Florida primary,</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11">
          <table:table-cell office:value-type="float" office:value="35" calcext:value-type="float">
            <text:p>35</text:p>
          </table:table-cell>
          <table:table-cell table:style-name="ce8"/>
          <table:table-cell table:style-name="ce40" office:value-type="string" calcext:value-type="string">
            <text:p><text:span text:style-name="T16">it as a direct violation of resolution 1718 and 1874. We think it  </text:span><text:span text:style-name="T17">'s</text:span><text:span text:style-name="T16">  </text:span><text:span text:style-name="T17">important</text:span><text:span text:style-name="T16">  </text:span><text:span text:style-name="T17">the</text:span><text:span text:style-name="T16">  </text:span><text:span text:style-name="T17">council</text:span><text:span text:style-name="T16">  respond creditably, and we will work in that direction.  </text:span><text:span text:style-name="T33">(END-VIDEO-CLIP)</text:span><text:span text:style-name="T16">  </text:span><text:span text:style-name="T33">MCKELWAY:</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36" calcext:value-type="float">
            <text:p>36</text:p>
          </table:table-cell>
          <table:table-cell/>
          <table:table-cell office:value-type="string" calcext:value-type="string">
            <text:p>He felt he had the authority -- which he did -- and so he just <text:span text:style-name="T8">ordered</text:span> <text:span text:style-name="T8">these</text:span> <text:span text:style-name="T8">things</text:span> be shredded and they were shredded in an industrial-strength shredder. <text:span text:style-name="T7">PELLEY:</text:span> Thank you</text:p>
          </table:table-cell>
          <table:table-cell office:value-type="string" calcext:value-type="string">
            <text:p>SPOK</text:p>
          </table:table-cell>
          <table:table-cell/>
          <table:table-cell office:value-type="float" office:value="1" calcext:value-type="float">
            <text:p>1</text:p>
          </table:table-cell>
        </table:table-row>
        <table:table-row table:style-name="ro7">
          <table:table-cell office:value-type="float" office:value="37" calcext:value-type="float">
            <text:p>37</text:p>
          </table:table-cell>
          <table:table-cell/>
          <table:table-cell office:value-type="string" calcext:value-type="string">
            <text:p>the Eurozone. <text:span text:style-name="T7">JEFFREY-BROWN:</text:span> And in Egypt, where political tensions are high after a court <text:span text:style-name="T8">ordered</text:span> <text:span text:style-name="T8">that</text:span> <text:span text:style-name="T8">parliament</text:span> be dissolved. <text:span text:style-name="T7">JUDY-WOODRUFF:</text:span> Tom Bearden reports on wildfires in Colorado, where</text:p>
          </table:table-cell>
          <table:table-cell office:value-type="string" calcext:value-type="string">
            <text:p>SPOK</text:p>
          </table:table-cell>
          <table:table-cell/>
          <table:table-cell office:value-type="float" office:value="1" calcext:value-type="float">
            <text:p>1</text:p>
          </table:table-cell>
        </table:table-row>
        <table:table-row table:style-name="ro5">
          <table:table-cell office:value-type="float" office:value="38" calcext:value-type="float">
            <text:p>38</text:p>
          </table:table-cell>
          <table:table-cell/>
          <table:table-cell table:style-name="ce30" office:value-type="string" calcext:value-type="string">
            <text:p>he stopped eating and he became <text:span text:style-name="T7">(INAUDIBLE)</text:span>. <text:span text:style-name="T7">PINSKY:</text:span> Wow. <text:span text:style-name="T7">CHRISTINE:</text:span> And the doctor <text:span text:style-name="T8">recommended</text:span> <text:span text:style-name="T8">that</text:span> <text:span text:style-name="T8">I</text:span> <text:span text:style-name="T8">do</text:span> <text:span text:style-name="T8">that</text:span> <text:span text:style-name="T8">.</text:span> And it actually brought him back. <text:span text:style-name="T7">PINSKY:</text:span> Wow.</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39" calcext:value-type="float">
            <text:p>39</text:p>
          </table:table-cell>
          <table:table-cell/>
          <table:table-cell table:style-name="ce30" office:value-type="string" calcext:value-type="string">
            <text:p>that he go see a psychologist at some time for an evaluation. She also <text:span text:style-name="T8">recommended</text:span> <text:span text:style-name="T8">that</text:span> <text:span text:style-name="T8">he</text:span> <text:span text:style-name="T8">go</text:span> <text:span text:style-name="T8">to</text:span> <text:span text:style-name="T8">an</text:span> ear, nose, and throat doctor which he declined</text:p>
          </table:table-cell>
          <table:table-cell office:value-type="string" calcext:value-type="string">
            <text:p>SPOK</text:p>
          </table:table-cell>
          <table:table-cell office:value-type="float" office:value="1" calcext:value-type="float">
            <text:p>1</text:p>
          </table:table-cell>
          <table:table-cell/>
        </table:table-row>
        <table:table-row table:style-name="ro5">
          <table:table-cell office:value-type="float" office:value="40" calcext:value-type="float">
            <text:p>40</text:p>
          </table:table-cell>
          <table:table-cell/>
          <table:table-cell table:style-name="ce30" office:value-type="string" calcext:value-type="string">
            <text:p>case for freedom after so many years in prison. Remember, the board could <text:span text:style-name="T8">recommend</text:span> <text:span text:style-name="T8">that</text:span> <text:span text:style-name="T8">Montana</text:span> <text:span text:style-name="T8">'s</text:span> <text:span text:style-name="T8">governor</text:span> <text:span text:style-name="T8">pardon</text:span> Beach, commute his sentence, make him eligible for</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41" calcext:value-type="float">
            <text:p>41</text:p>
          </table:table-cell>
          <table:table-cell/>
          <table:table-cell office:value-type="string" calcext:value-type="string">
            <text:p>know, this afternoon. And I talked to him about a strategy. I <text:span text:style-name="T8">recommended</text:span> <text:span text:style-name="T8">he</text:span> <text:span text:style-name="T8">stay</text:span> <text:span text:style-name="T8">back</text:span> <text:span text:style-name="T8">in</text:span> <text:span text:style-name="T8">the</text:span> <text:span text:style-name="T8">pack</text:span> <text:span text:style-name="T8">,</text:span> <text:span text:style-name="T8">you</text:span> know, hang back there until the</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42" calcext:value-type="float">
            <text:p>42</text:p>
          </table:table-cell>
          <table:table-cell/>
          <table:table-cell table:style-name="ce48" office:value-type="string" calcext:value-type="string">
            <text:p><text:span text:style-name="T1">down and locked so I would like to declare an emergency at this time and </text:span><text:span text:style-name="T2">request</text:span><text:span text:style-name="T1"> </text:span><text:span text:style-name="T2">rescue</text:span><text:span text:style-name="T1"> </text:span><text:span text:style-name="T2">check</text:span><text:span text:style-name="T1"> us out when we get there. Assuming we stop on the runway</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14">
          <table:table-cell office:value-type="float" office:value="43" calcext:value-type="float">
            <text:p>43</text:p>
          </table:table-cell>
          <table:table-cell table:style-name="ce3" office:value-type="string" calcext:value-type="string">
            <text:p>2012</text:p>
          </table:table-cell>
          <table:table-cell table:style-name="ce54" office:value-type="string" calcext:value-type="string">
            <text:p>if an applicant did not meet a state or federal prohibitor, they would be <text:span text:style-name="T39">required</text:span> <text:span text:style-name="T39">that</text:span> <text:span text:style-name="T39">the</text:span> sheriff issue them a permit to carry weapons. <text:span text:style-name="T40">NEAL-CONAN:</text:span> So <text:span text:style-name="T39">that</text:span> -</text:p>
          </table:table-cell>
          <table:table-cell office:value-type="string" calcext:value-type="string">
            <text:p>SPOK</text:p>
          </table:table-cell>
          <table:table-cell office:value-type="float" office:value="1" calcext:value-type="float">
            <text:p>1</text:p>
          </table:table-cell>
          <table:table-cell/>
        </table:table-row>
        <table:table-row table:style-name="ro14">
          <table:table-cell office:value-type="float" office:value="44" calcext:value-type="float">
            <text:p>44</text:p>
          </table:table-cell>
          <table:table-cell table:style-name="ce3" office:value-type="string" calcext:value-type="string">
            <text:p>2012</text:p>
          </table:table-cell>
          <table:table-cell table:style-name="ce54" office:value-type="string" calcext:value-type="string">
            <text:p>if they had a pre-existing condition - the only way to do <text:span text:style-name="T39">that</text:span> was to <text:span text:style-name="T39">require</text:span> <text:span text:style-name="T39">that</text:span> <text:span text:style-name="T39">everyone</text:span> participate, because if it were otherwise, I could say or you</text:p>
          </table:table-cell>
          <table:table-cell office:value-type="string" calcext:value-type="string">
            <text:p>SPOK</text:p>
          </table:table-cell>
          <table:table-cell office:value-type="float" office:value="1" calcext:value-type="float">
            <text:p>1</text:p>
          </table:table-cell>
          <table:table-cell/>
        </table:table-row>
        <table:table-row table:style-name="ro15">
          <table:table-cell office:value-type="float" office:value="45" calcext:value-type="float">
            <text:p>45</text:p>
          </table:table-cell>
          <table:table-cell table:style-name="Default" office:value-type="string" calcext:value-type="string">
            <text:p>1 </text:p>
          </table:table-cell>
          <table:table-cell table:style-name="ce56" office:value-type="string" calcext:value-type="string">
            <text:p><text:s/>REQUIRES ALL AMERICANS BUY INSURANCE , CAME UNDER FIRE </text:p>
          </table:table-cell>
          <table:table-cell office:value-type="string" calcext:value-type="string">
            <text:p>SPOK</text:p>
          </table:table-cell>
          <table:table-cell table:number-columns-repeated="2"/>
        </table:table-row>
        <table:table-row table:style-name="ro1">
          <table:table-cell office:value-type="float" office:value="46" calcext:value-type="float">
            <text:p>46</text:p>
          </table:table-cell>
          <table:table-cell table:style-name="Default" office:value-type="string" calcext:value-type="string">
            <text:p>2012</text:p>
          </table:table-cell>
          <table:table-cell table:style-name="ce57" office:value-type="string" calcext:value-type="string">
            <text:p>There were requirements - yes, there were requirements put on other states when they came into the union that they - that English be the principal language and that it be taught and spoken universally in those states.</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1">
          <table:table-cell office:value-type="float" office:value="47" calcext:value-type="float">
            <text:p>47</text:p>
          </table:table-cell>
          <table:table-cell table:style-name="Default" office:value-type="string" calcext:value-type="string">
            <text:p>2012</text:p>
          </table:table-cell>
          <table:table-cell table:style-name="ce13" office:value-type="string" calcext:value-type="string">
            <text:p><text:span text:style-name="T5">popular provision that most insurers have already implemented. In addition to that, a  </text:span><text:span text:style-name="T6">requirement</text:span><text:span text:style-name="T5">  </text:span><text:span text:style-name="T6">that</text:span><text:span text:style-name="T5">  </text:span><text:span text:style-name="T6">there</text:span><text:span text:style-name="T5">  be a very expedited, very clear appeals process. Abolition of lifetime</text:span></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1">
          <table:table-cell office:value-type="float" office:value="48" calcext:value-type="float">
            <text:p>48</text:p>
          </table:table-cell>
          <table:table-cell table:style-name="Default" office:value-type="string" calcext:value-type="string">
            <text:p>2012</text:p>
          </table:table-cell>
          <table:table-cell table:style-name="ce13" office:value-type="string" calcext:value-type="string">
            <text:p><text:span text:style-name="T5">other companies echoed this -- that they could not move on by themselves is the  </text:span><text:span text:style-name="T6">requirement</text:span><text:span text:style-name="T5">  </text:span><text:span text:style-name="T6">that</text:span><text:span text:style-name="T5">  </text:span><text:span text:style-name="T6">children</text:span><text:span text:style-name="T5">  be covered up to the age of 19 without having preexisting condition restrictions</text:span></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1">
          <table:table-cell office:value-type="float" office:value="49" calcext:value-type="float">
            <text:p>49</text:p>
          </table:table-cell>
          <table:table-cell table:style-name="Default" office:value-type="string" calcext:value-type="string">
            <text:p>2012</text:p>
          </table:table-cell>
          <table:table-cell table:style-name="ce13" office:value-type="string" calcext:value-type="string">
            <text:p><text:span text:style-name="T5">this as a business, and when that happens, there is a very strict  </text:span><text:span text:style-name="T6">requirement</text:span><text:span text:style-name="T5">  </text:span><text:span text:style-name="T6">that</text:span><text:span text:style-name="T5">  </text:span><text:span text:style-name="T6">the</text:span><text:span text:style-name="T5">  applicant for a role give their permission to the external agent that they</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0" calcext:value-type="float">
            <text:p>50</text:p>
          </table:table-cell>
          <table:table-cell/>
          <table:table-cell table:style-name="ce54" office:value-type="string" calcext:value-type="string">
            <text:p>some kind of evidence. But so is this, this week Nancy Pelosi <text:span text:style-name="T8">suggested</text:span> <text:span text:style-name="T8">to</text:span> <text:span text:style-name="T8">Boehner</text:span> <text:span text:style-name="T8">that</text:span> Boehner conduct a vote on the floor on preserving for the Bush</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1" calcext:value-type="float">
            <text:p>51</text:p>
          </table:table-cell>
          <table:table-cell/>
          <table:table-cell table:style-name="ce54" office:value-type="string" calcext:value-type="string">
            <text:p>other day. I can not remember the last time I saw in print anybody <text:span text:style-name="T8">suggesting</text:span> <text:span text:style-name="T8">that</text:span> <text:span text:style-name="T8">a</text:span> white man be humble. I've never - I haven't seen</text:p>
          </table:table-cell>
          <table:table-cell office:value-type="string" calcext:value-type="string">
            <text:p>SPOK</text:p>
          </table:table-cell>
          <table:table-cell/>
          <table:table-cell office:value-type="float" office:value="1" calcext:value-type="float">
            <text:p>1</text:p>
          </table:table-cell>
        </table:table-row>
        <table:table-row table:style-name="ro7">
          <table:table-cell office:value-type="float" office:value="52" calcext:value-type="float">
            <text:p>52</text:p>
          </table:table-cell>
          <table:table-cell/>
          <table:table-cell office:value-type="string" calcext:value-type="string">
            <text:p>(Voiceover) Brusseau may be good at asking questions to frightened teens, but when we <text:span text:style-name="T8">suggested</text:span> <text:span text:style-name="T8">he</text:span> <text:span text:style-name="T8">answer</text:span> <text:span text:style-name="T8">my</text:span> <text:span text:style-name="T8">questions</text:span> <text:span text:style-name="T8">,</text:span> <text:span text:style-name="T8">he</text:span> <text:span text:style-name="T8">refused</text:span> <text:span text:style-name="T8">.</text:span> In sworn testimony, he said what</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3" calcext:value-type="float">
            <text:p>53</text:p>
          </table:table-cell>
          <table:table-cell/>
          <table:table-cell office:value-type="string" calcext:value-type="string">
            <text:p>are suggesting today? <text:span text:style-name="T7">SANTORUM:</text:span> Oh, no. I'm never going to <text:span text:style-name="T8">suggest</text:span> <text:span text:style-name="T8">anybody</text:span> <text:span text:style-name="T8">get</text:span> <text:span text:style-name="T8">in</text:span> <text:span text:style-name="T8">or</text:span> <text:span text:style-name="T8">out</text:span> <text:span text:style-name="T8">.</text:span> <text:span text:style-name="T8">That</text:span> <text:span text:style-name="T8">'s</text:span> their decision. As someone who got</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4" calcext:value-type="float">
            <text:p>54</text:p>
          </table:table-cell>
          <table:table-cell/>
          <table:table-cell office:value-type="string" calcext:value-type="string">
            <text:p>The incident began mid-flight. Clayton Osbon's co-pilot noticing abnormal behavior and physical duress <text:span text:style-name="T8">suggested</text:span> <text:span text:style-name="T8">somehow</text:span> <text:span text:style-name="T8">that</text:span> <text:span text:style-name="T8">Osbon</text:span> <text:span text:style-name="T8">exit</text:span> <text:span text:style-name="T8">the</text:span> <text:span text:style-name="T8">cockpit</text:span> <text:span text:style-name="T8">.</text:span> <text:span text:style-name="T8">At</text:span> the same time he arranged for another do? <text:span text:style-name="T7">JAN-CRAWFORD:</text:span> The conservative justices, and Justice Anthony Kennedy, a moderate, <text:span text:style-name="T8">suggested</text:span> <text:span text:style-name="T8">the</text:span> <text:span text:style-name="T8">law</text:span> <text:span text:style-name="T8">went</text:span> <text:span text:style-name="T8">too</text:span> <text:span text:style-name="T8">far</text:span> <text:span text:style-name="T8">,</text:span> <text:span text:style-name="T8">giving</text:span> <text:span text:style-name="T8">Congress</text:span> broad new powers to dictate behavior. <text:span text:style-name="T7">JUSTICE-ANTHONY-KE:</text:span></text:p>
          </table:table-cell>
          <table:table-cell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5" calcext:value-type="float">
            <text:p>55</text:p>
          </table:table-cell>
          <table:table-cell/>
          <table:table-cell table:style-name="ce53" office:value-type="string" calcext:value-type="string">
            <text:p><text:span text:style-name="T16">donors and the stability to stay on that right until the end despite all the  </text:span><text:span text:style-name="T17">urging</text:span><text:span text:style-name="T16">  </text:span><text:span text:style-name="T17">that</text:span><text:span text:style-name="T16">  </text:span><text:span text:style-name="T17">he</text:span><text:span text:style-name="T16">  get all sexy and interesting. I think that's the worst thing</text:span></text:p>
          </table:table-cell>
          <table:table-cell table:style-name="Default" office:value-type="string" calcext:value-type="string">
            <text:p>SPOK</text:p>
          </table:table-cell>
          <table:table-cell office:value-type="float" office:value="1" calcext:value-type="float">
            <text:p>1</text:p>
          </table:table-cell>
          <table:table-cell/>
        </table:table-row>
        <table:table-row table:style-name="ro7">
          <table:table-cell office:value-type="float" office:value="56" calcext:value-type="float">
            <text:p>56</text:p>
          </table:table-cell>
          <table:table-cell/>
          <table:table-cell table:style-name="ce53" office:value-type="string" calcext:value-type="string">
            <text:p><text:span text:style-name="T16">they are supporting the transition - what they call the transition here. They're  </text:span><text:span text:style-name="T17">urging</text:span><text:span text:style-name="T16">  </text:span><text:span text:style-name="T17">that</text:span><text:span text:style-name="T16">  </text:span><text:span text:style-name="T17">there</text:span><text:span text:style-name="T16">  be a swift transition to democracy. But there hasn't been a</text:span></text:p>
          </table:table-cell>
          <table:table-cell table:style-name="Default" office:value-type="string" calcext:value-type="string">
            <text:p>SPOK</text:p>
          </table:table-cell>
          <table:table-cell/>
          <table:table-cell office:value-type="float" office:value="1" calcext:value-type="float">
            <text:p>1</text:p>
          </table:table-cell>
        </table:table-row>
        <table:table-row table:style-name="ro11">
          <table:table-cell/>
          <table:table-cell table:style-name="ce8" office:value-type="string" calcext:value-type="string">
            <text:p><text:s text:c="2"/>totoii hishisappge hotelhotelnn1 roomroomnn1 ..y Butbutccb possiblypossiblyrr thatthatcst_dd1 oneonepn1_mc1 andandcc othersothersnn2 likelikeii_vv0@ ititpph1 tototo bebevbi handledhandlevvn administrativelyadministrativelyrr ..y Againagainrt ,,y thetheat mostmostrgt important</text:p>
          </table:table-cell>
          <table:table-cell table:style-name="ce41" office:value-type="string" calcext:value-type="string">
            <text:p>importantjj thingthingnn1 forforif allalldb ofofio ususppio2 isbevbz thisthisdd1_rg% neverneverrr happenhappenvv0 againagainrt ororcc anythinganythingpn1 likelikeii ititpph1 becausebecausecs ititpph1 couldcouldvm somedaysomedayrt leadleadvvi totoii</text:p>
          </table:table-cell>
          <table:table-cell table:style-name="Default" office:value-type="string" calcext:value-type="string">
            <text:p>wlp_spok_2012.txt</text:p>
          </table:table-cell>
          <table:table-cell office:value-type="float" office:value="1" calcext:value-type="float">
            <text:p>1</text:p>
          </table:table-cell>
          <table:table-cell/>
        </table:table-row>
        <table:table-row table:style-name="ro7">
          <table:table-cell table:number-columns-repeated="2"/>
          <table:table-cell table:style-name="ce45" office:value-type="string" calcext:value-type="string">
            <text:p>insisting that elimination of some environmental reviews and approval of the Keystone Pipeline be included in the measure . Democrats call those demands extremist . If , as seems likely , lawmakers ca n't agree </text:p>
          </table:table-cell>
          <table:table-cell table:style-name="Default" office:value-type="string" calcext:value-type="string">
            <text:p>w_spok_201</text:p>
          </table:table-cell>
          <table:table-cell/>
          <table:table-cell office:value-type="float" office:value="1" calcext:value-type="float">
            <text:p>1</text:p>
          </table:table-cell>
        </table:table-row>
        <calcext:conditional-formats>
          <calcext:conditional-format calcext:target-range-address="MS_spoken2012.C11:MS_spoken2012.C15">
            <calcext:condition calcext:apply-style-name="cf3" calcext:value="formula-is(AND(COUNTIF([.$B$31:.$B$1446]; [.C11])&gt;1;NOT(ISBLANK([.C11]))))" calcext:base-cell-address="MS_spoken2012.C11"/>
          </calcext:conditional-format>
          <calcext:conditional-format calcext:target-range-address="MS_spoken2012.C16:MS_spoken2012.C17">
            <calcext:condition calcext:apply-style-name="cf3" calcext:value="formula-is(AND(COUNTIF([.$B$31:.$B$1446]; [.C16])&gt;1;NOT(ISBLANK([.C16]))))" calcext:base-cell-address="MS_spoken2012.C16"/>
          </calcext:conditional-format>
        </calcext:conditional-formats>
      </table:table>
      <table:table table:name="LexMSspoken2012" table:style-name="ta1">
        <table:table-column table:style-name="co4" table:default-cell-style-name="Default"/>
        <table:table-column table:style-name="co8" table:default-cell-style-name="ce4"/>
        <table:table-column table:style-name="co9" table:default-cell-style-name="Default"/>
        <table:table-column table:style-name="co4" table:default-cell-style-name="ce3"/>
        <table:table-row table:style-name="ro1" table:number-rows-repeated="10">
          <table:table-cell/>
          <table:table-cell table:style-name="Default"/>
          <table:table-cell/>
          <table:table-cell table:style-name="Default"/>
        </table:table-row>
        <table:table-row table:style-name="ro5">
          <table:table-cell office:value-type="float" office:value="1" calcext:value-type="float">
            <text:p>1</text:p>
          </table:table-cell>
          <table:table-cell table:style-name="ce3" office:value-type="string" calcext:value-type="string">
            <text:p>2012</text:p>
          </table:table-cell>
          <table:table-cell table:style-name="ce69" office:value-type="string" calcext:value-type="string">
            <text:p>? <text:span text:style-name="T7">JOE-1SPERM-DONOR#</text:span> Yeah, sex. <text:span text:style-name="T7">ELIZABETH-VARGAS-#</text:span> <text:span text:style-name="T7">(Voiceover)</text:span> We'll call him Joe. He <text:span text:style-name="T8">asked</text:span> <text:span text:style-name="T8">that</text:span> <text:span text:style-name="T8">we</text:span> disguise his face and his voice because he has a secret online life</text:p>
          </table:table-cell>
          <table:table-cell office:value-type="string" calcext:value-type="string">
            <text:p>SPOK</text:p>
          </table:table-cell>
        </table:table-row>
        <table:table-row table:style-name="ro5">
          <table:table-cell office:value-type="float" office:value="2" calcext:value-type="float">
            <text:p>2</text:p>
          </table:table-cell>
          <table:table-cell table:style-name="ce3" office:value-type="string" calcext:value-type="string">
            <text:p>2012</text:p>
          </table:table-cell>
          <table:table-cell table:style-name="ce69" office:value-type="string" calcext:value-type="string">
            <text:p>on the swings. And she was just looking straight down. <text:span text:style-name="T7">RICHARD-SCHLESINGE:</text:span> The neighbor <text:span text:style-name="T8">asked</text:span> <text:span text:style-name="T8">that</text:span> <text:span text:style-name="T8">we</text:span> not use her name. Only after the murder she says did she</text:p>
          </table:table-cell>
          <table:table-cell office:value-type="string" calcext:value-type="string">
            <text:p>SPOK</text:p>
          </table:table-cell>
        </table:table-row>
        <table:table-row table:style-name="ro5">
          <table:table-cell office:value-type="float" office:value="3" calcext:value-type="float">
            <text:p>3</text:p>
          </table:table-cell>
          <table:table-cell table:style-name="ce3" office:value-type="string" calcext:value-type="string">
            <text:p>2012</text:p>
          </table:table-cell>
          <table:table-cell table:style-name="ce70" office:value-type="string" calcext:value-type="string">
            <text:p>Valentine's Day episode. Amber also sent out a tweet in Whitney's honor <text:span text:style-name="T8">asking</text:span> <text:span text:style-name="T8">that</text:span> <text:span text:style-name="T8">she</text:span> rest in peace. And I've got to tell you, I</text:p>
          </table:table-cell>
          <table:table-cell office:value-type="string" calcext:value-type="string">
            <text:p>SPOK</text:p>
          </table:table-cell>
        </table:table-row>
        <table:table-row table:style-name="ro2">
          <table:table-cell office:value-type="float" office:value="4" calcext:value-type="float">
            <text:p>4</text:p>
          </table:table-cell>
          <table:table-cell table:style-name="ce3" office:value-type="string" calcext:value-type="string">
            <text:p>2012</text:p>
          </table:table-cell>
          <table:table-cell table:style-name="ce3" office:value-type="string" calcext:value-type="string">
            <text:p><text:span text:style-name="T10">, it set the stage for massive fraud. Scammers like this man, who </text:span><text:span text:style-name="T11">asked</text:span><text:span text:style-name="T12"> </text:span><text:span text:style-name="T11">we</text:span><text:span text:style-name="T12"> </text:span><text:span text:style-name="T11">conceal</text:span><text:span text:style-name="T12"> his identity. </text:span><text:span text:style-name="T13">UNIDENTIFIED-MALE:</text:span><text:span text:style-name="T14"> First of all, you've got to recruit</text:span></text:p>
          </table:table-cell>
          <table:table-cell office:value-type="string" calcext:value-type="string">
            <text:p>SPOK</text:p>
          </table:table-cell>
        </table:table-row>
        <table:table-row table:style-name="ro7">
          <table:table-cell office:value-type="float" office:value="5" calcext:value-type="float">
            <text:p>5</text:p>
          </table:table-cell>
          <table:table-cell/>
          <table:table-cell table:style-name="ce29" office:value-type="string" calcext:value-type="string">
            <text:p><text:span text:style-name="T1">have the facilitator your white noise headphones... </text:span><text:span text:style-name="T18">CHRIS-CUOMO-1-ABC#</text:span><text:span text:style-name="T1"> </text:span><text:span text:style-name="T18">(Voiceover)</text:span><text:span text:style-name="T1"> To honor the judge's </text:span><text:span text:style-name="T2">demand</text:span><text:span text:style-name="T1"> </text:span><text:span text:style-name="T2">that</text:span><text:span text:style-name="T1"> </text:span><text:span text:style-name="T2">Scarsella</text:span><text:span text:style-name="T1"> not hear the questions, the prosecution team offers to have her wear</text:span></text:p>
          </table:table-cell>
          <table:table-cell table:style-name="Default" office:value-type="string" calcext:value-type="string">
            <text:p>SPOK</text:p>
          </table:table-cell>
        </table:table-row>
        <table:table-row table:style-name="ro5">
          <table:table-cell office:value-type="float" office:value="6" calcext:value-type="float">
            <text:p>6</text:p>
          </table:table-cell>
          <table:table-cell/>
          <table:table-cell table:style-name="ce30" office:value-type="string" calcext:value-type="string">
            <text:p>treatment. Buchanan's family is meeting her there. And the state department is <text:span text:style-name="T8">demanding</text:span> <text:span text:style-name="T8">that</text:span> <text:span text:style-name="T8">Egypt</text:span> release six Americans <text:span text:style-name="T8">that</text:span> is preventing from leaving the country. The group</text:p>
          </table:table-cell>
          <table:table-cell office:value-type="string" calcext:value-type="string">
            <text:p>SPOK</text:p>
          </table:table-cell>
        </table:table-row>
        <table:table-row table:style-name="ro5">
          <table:table-cell office:value-type="float" office:value="7" calcext:value-type="float">
            <text:p>7</text:p>
          </table:table-cell>
          <table:table-cell/>
          <table:table-cell table:style-name="ce30" office:value-type="string" calcext:value-type="string">
            <text:p>Friday, Secretary Clinton attended the friends of Syria conference where world leaders once again <text:span text:style-name="T8">demanded</text:span> <text:span text:style-name="T8">that</text:span> <text:span text:style-name="T8">Assad</text:span> step aside. The Secretary harshly described the Russian and Chinese governments for</text:p>
          </table:table-cell>
          <table:table-cell office:value-type="string" calcext:value-type="string">
            <text:p>SPOK</text:p>
          </table:table-cell>
        </table:table-row>
        <table:table-row table:style-name="ro5">
          <table:table-cell office:value-type="float" office:value="8" calcext:value-type="float">
            <text:p>8</text:p>
          </table:table-cell>
          <table:table-cell/>
          <table:table-cell table:style-name="ce30" office:value-type="string" calcext:value-type="string">
            <text:p>be answered last Friday when a global conference called " Friends of Syria " again <text:span text:style-name="T8">demanded</text:span> <text:span text:style-name="T8">that</text:span> <text:span text:style-name="T8">Assad</text:span> step aside. But several Arab countries starting with the Saudis argued for</text:p>
          </table:table-cell>
          <table:table-cell office:value-type="string" calcext:value-type="string">
            <text:p>SPOK</text:p>
          </table:table-cell>
        </table:table-row>
        <table:table-row table:style-name="ro5">
          <table:table-cell office:value-type="float" office:value="9" calcext:value-type="float">
            <text:p>9</text:p>
          </table:table-cell>
          <table:table-cell/>
          <table:table-cell table:style-name="ce30" office:value-type="string" calcext:value-type="string">
            <text:p>It was over.' Our love affair is over.' <text:span text:style-name="T7">VIEIRA:</text:span> <text:span text:style-name="T7">(Voiceover)</text:span> David <text:span text:style-name="T8">demanded</text:span> <text:span text:style-name="T8">that</text:span> <text:span text:style-name="T8">his</text:span> wife return with Sean immediately, but she refused. Just like <text:span text:style-name="T8">that</text:span></text:p>
          </table:table-cell>
          <table:table-cell office:value-type="string" calcext:value-type="string">
            <text:p>SPOK</text:p>
          </table:table-cell>
        </table:table-row>
        <table:table-row table:style-name="ro5">
          <table:table-cell office:value-type="float" office:value="10" calcext:value-type="float">
            <text:p>10</text:p>
          </table:table-cell>
          <table:table-cell/>
          <table:table-cell table:style-name="ce30" office:value-type="string" calcext:value-type="string">
            <text:p>in Moscow. On the one side, the U.S. and five world powers are <text:span text:style-name="T8">demanding</text:span> <text:span text:style-name="T8">that</text:span> <text:span text:style-name="T8">Iran</text:span> stop enriching uranium at least until the 20 percent level as at <text:span text:style-name="T8">that</text:span></text:p>
          </table:table-cell>
          <table:table-cell office:value-type="string" calcext:value-type="string">
            <text:p>SPOK</text:p>
          </table:table-cell>
        </table:table-row>
        <table:table-row table:style-name="ro5">
          <table:table-cell office:value-type="float" office:value="11" calcext:value-type="float">
            <text:p>11</text:p>
          </table:table-cell>
          <table:table-cell/>
          <table:table-cell table:style-name="ce30" office:value-type="string" calcext:value-type="string">
            <text:p>month on a new constitution, allowing for a multiparty system. But the opposition <text:span text:style-name="T8">demanded</text:span> again <text:span text:style-name="T8">that</text:span> Assad step down. The deep freeze across Eastern Europe has now claimed</text:p>
          </table:table-cell>
          <table:table-cell office:value-type="string" calcext:value-type="string">
            <text:p>SPOK</text:p>
          </table:table-cell>
        </table:table-row>
        <table:table-row table:style-name="ro7">
          <table:table-cell office:value-type="float" office:value="12" calcext:value-type="float">
            <text:p>12</text:p>
          </table:table-cell>
          <table:table-cell/>
          <table:table-cell table:style-name="ce25" office:value-type="string" calcext:value-type="string">
            <text:p><text:span text:style-name="T7">(Voiceover)</text:span> But in his final phone call, there was a chilling reversal. Shenkman <text:span text:style-name="T8">demanded</text:span> <text:span text:style-name="T8">the</text:span> <text:span text:style-name="T8">negotiators</text:span> <text:span text:style-name="T8">bring</text:span> <text:span text:style-name="T8">him</text:span> <text:span text:style-name="T8">a</text:span> <text:span text:style-name="T8">priest</text:span> <text:span text:style-name="T8">,</text:span> <text:span text:style-name="T8">not</text:span> to marry them, but to administer</text:p>
          </table:table-cell>
          <table:table-cell office:value-type="string" calcext:value-type="string">
            <text:p>SPOK</text:p>
          </table:table-cell>
        </table:table-row>
        <table:table-row table:style-name="ro7">
          <table:table-cell office:value-type="float" office:value="13" calcext:value-type="float">
            <text:p>13</text:p>
          </table:table-cell>
          <table:table-cell/>
          <table:table-cell table:style-name="ce25" office:value-type="string" calcext:value-type="string">
            <text:p>be forgiven. " Afghan anger was palpable on the streets of Kandahar. <text:span text:style-name="T7">MAN-1through-tran:</text:span> We <text:span text:style-name="T8">demand</text:span> <text:span text:style-name="T8">our</text:span> <text:span text:style-name="T8">government</text:span> <text:span text:style-name="T8">send</text:span> <text:span text:style-name="T8">the</text:span> <text:span text:style-name="T8">soldier</text:span> <text:span text:style-name="T8">to</text:span> <text:span text:style-name="T8">the</text:span> <text:span text:style-name="T8">Afghan</text:span> courts. We want to live in</text:p>
          </table:table-cell>
          <table:table-cell office:value-type="string" calcext:value-type="string">
            <text:p>SPOK</text:p>
          </table:table-cell>
        </table:table-row>
        <table:table-row table:style-name="ro7">
          <table:table-cell office:value-type="float" office:value="14" calcext:value-type="float">
            <text:p>14</text:p>
          </table:table-cell>
          <table:table-cell/>
          <table:table-cell table:style-name="ce25" office:value-type="string" calcext:value-type="string">
            <text:p>he is the presumptive nominee, the Obama campaign today turned up the heat, <text:span text:style-name="T8">demanding</text:span> <text:span text:style-name="T8">the</text:span> <text:span text:style-name="T8">former</text:span> <text:span text:style-name="T8">governor</text:span> <text:span text:style-name="T8">release</text:span> <text:span text:style-name="T8">returns</text:span> <text:span text:style-name="T8">dating</text:span> <text:span text:style-name="T8">back</text:span> <text:span text:style-name="T8">more</text:span> than a decade. Romney's campaign</text:p>
          </table:table-cell>
          <table:table-cell office:value-type="string" calcext:value-type="string">
            <text:p>SPOK</text:p>
          </table:table-cell>
        </table:table-row>
        <table:table-row table:style-name="ro7">
          <table:table-cell office:value-type="float" office:value="15" calcext:value-type="float">
            <text:p>15</text:p>
          </table:table-cell>
          <table:table-cell/>
          <table:table-cell table:style-name="ce25" office:value-type="string" calcext:value-type="string">
            <text:p>. <text:span text:style-name="T7">MARTIN:</text:span> In talks this week in Baghdad, the U.S. and five other nations <text:span text:style-name="T8">demanded</text:span> <text:span text:style-name="T8">Iran</text:span> <text:span text:style-name="T8">cease</text:span> <text:span text:style-name="T8">enriching</text:span> <text:span text:style-name="T8">uranium</text:span> <text:span text:style-name="T8">to</text:span> <text:span text:style-name="T8">the</text:span> <text:span text:style-name="T8">20</text:span> <text:span text:style-name="T8">percent</text:span> level. Iran in turn demanded a</text:p>
          </table:table-cell>
          <table:table-cell office:value-type="string" calcext:value-type="string">
            <text:p>SPOK</text:p>
          </table:table-cell>
        </table:table-row>
        <table:table-row table:style-name="ro7">
          <table:table-cell office:value-type="float" office:value="16" calcext:value-type="float">
            <text:p>16</text:p>
          </table:table-cell>
          <table:table-cell/>
          <table:table-cell table:style-name="ce25" office:value-type="string" calcext:value-type="string">
            <text:p>. This is new surveillance video of the robbery, Thursday night. The suspects <text:span text:style-name="T8">demanded</text:span> <text:span text:style-name="T8">the</text:span> <text:span text:style-name="T8">clerk</text:span> <text:span text:style-name="T8">open</text:span> <text:span text:style-name="T8">the</text:span> <text:span text:style-name="T8">cash</text:span> <text:span text:style-name="T8">register</text:span> <text:span text:style-name="T8">and</text:span> <text:span text:style-name="T8">shot</text:span> him at close range in the arm</text:p>
          </table:table-cell>
          <table:table-cell office:value-type="string" calcext:value-type="string">
            <text:p>SPOK</text:p>
          </table:table-cell>
        </table:table-row>
        <table:table-row table:style-name="ro10">
          <table:table-cell office:value-type="float" office:value="17" calcext:value-type="float">
            <text:p>17</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his psychologist at some point for an evaluation. She also</text:span></text:p>
          </table:table-cell>
          <table:table-cell table:style-name="Default" office:value-type="string" calcext:value-type="string">
            <text:p>SPOK</text:p>
          </table:table-cell>
        </table:table-row>
        <table:table-row table:style-name="ro10">
          <table:table-cell office:value-type="float" office:value="18" calcext:value-type="float">
            <text:p>18</text:p>
          </table:table-cell>
          <table:table-cell table:style-name="Default" office:value-type="string" calcext:value-type="string">
            <text:p>2012</text:p>
          </table:table-cell>
          <table:table-cell table:style-name="ce36"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a psychologist at some time for an evaluation. She also</text:span></text:p>
          </table:table-cell>
          <table:table-cell table:style-name="Default" office:value-type="string" calcext:value-type="string">
            <text:p>SPOK</text:p>
          </table:table-cell>
        </table:table-row>
        <table:table-row table:style-name="ro11">
          <table:table-cell office:value-type="float" office:value="19" calcext:value-type="float">
            <text:p>19</text:p>
          </table:table-cell>
          <table:table-cell table:style-name="ce8"/>
          <table:table-cell table:style-name="ce37" office:value-type="string" calcext:value-type="string">
            <text:p><text:span text:style-name="T27">And it's very important that that happy warrior that Newt was in </text:span><text:span text:style-name="T28">October</text:span><text:span text:style-name="T27"> </text:span><text:span text:style-name="T28">and</text:span><text:span text:style-name="T27"> </text:span><text:span text:style-name="T28">November</text:span><text:span text:style-name="T27"> </text:span><text:span text:style-name="T28">,</text:span><text:span text:style-name="T27"> </text:span><text:span text:style-name="T28">when</text:span><text:span text:style-name="T27"> </text:span><text:span text:style-name="T28">his</text:span><text:span text:style-name="T27"> </text:span><text:span text:style-name="T28">poll</text:span><text:span text:style-name="T27"> numbers were soaring and he was moving to the top of the field... </text:span><text:span text:style-name="T29">VAN-SUSTEREN:</text:span><text:span text:style-name="T27"> Well, what changed it? </text:span><text:span text:style-name="T29">HUCKABEE:</text:span><text:span text:style-name="T27">... that he recapture that spirit.</text:span></text:p>
          </table:table-cell>
          <table:table-cell table:style-name="Default" office:value-type="string" calcext:value-type="string">
            <text:p>SPOK</text:p>
          </table:table-cell>
        </table:table-row>
        <table:table-row table:style-name="ro2">
          <table:table-cell office:value-type="float" office:value="20" calcext:value-type="float">
            <text:p>20</text:p>
          </table:table-cell>
          <table:table-cell table:style-name="ce8"/>
          <table:table-cell table:style-name="ce38" office:value-type="string" calcext:value-type="string">
            <text:p>Congress to pass the payroll tax this month. It's why it's so <text:span text:style-name="T30">important</text:span><text:span text:style-name="T31"> </text:span><text:span text:style-name="T32">that</text:span><text:span text:style-name="T31"> </text:span><text:span text:style-name="T32">we</text:span><text:span text:style-name="T31">  not have the kind of dysfunction </text:span><text:span text:style-name="T32">that</text:span><text:span text:style-name="T31">  last year became part of the</text:span></text:p>
          </table:table-cell>
          <table:table-cell table:style-name="Default" office:value-type="string" calcext:value-type="string">
            <text:p>SPOK</text:p>
          </table:table-cell>
        </table:table-row>
        <table:table-row table:style-name="ro2">
          <table:table-cell office:value-type="float" office:value="21" calcext:value-type="float">
            <text:p>21</text:p>
          </table:table-cell>
          <table:table-cell table:style-name="ce8"/>
          <table:table-cell table:style-name="ce38" office:value-type="string" calcext:value-type="string">
            <text:p>it as a direct violation of Resolution 1718 and 1874. We think it's <text:span text:style-name="T30">important</text:span><text:span text:style-name="T31"> </text:span><text:span text:style-name="T32">that</text:span><text:span text:style-name="T31"> </text:span><text:span text:style-name="T32">the</text:span><text:span text:style-name="T31">  council respond credibly, and we will be working in </text:span><text:span text:style-name="T32">that</text:span><text:span text:style-name="T31">  direction.</text:span></text:p>
          </table:table-cell>
          <table:table-cell table:style-name="Default" office:value-type="string" calcext:value-type="string">
            <text:p>SPOK</text:p>
          </table:table-cell>
        </table:table-row>
        <table:table-row table:style-name="ro2">
          <table:table-cell office:value-type="float" office:value="22" calcext:value-type="float">
            <text:p>22</text:p>
          </table:table-cell>
          <table:table-cell table:style-name="ce8"/>
          <table:table-cell table:style-name="ce38" office:value-type="string" calcext:value-type="string">
            <text:p>all the momentum and it seemed to slowed down a bit. I mean how <text:span text:style-name="T30">important</text:span><text:span text:style-name="T31">  is it </text:span><text:span text:style-name="T32">that</text:span><text:span text:style-name="T31">  Gingrich have a good showing and perhaps win the Florida primary,</text:span></text:p>
          </table:table-cell>
          <table:table-cell table:style-name="Default" office:value-type="string" calcext:value-type="string">
            <text:p>SPOK</text:p>
          </table:table-cell>
        </table:table-row>
        <table:table-row table:style-name="ro11">
          <table:table-cell office:value-type="float" office:value="23" calcext:value-type="float">
            <text:p>23</text:p>
          </table:table-cell>
          <table:table-cell table:style-name="ce8"/>
          <table:table-cell table:style-name="ce40" office:value-type="string" calcext:value-type="string">
            <text:p><text:span text:style-name="T16">it as a direct violation of resolution 1718 and 1874. We think it  </text:span><text:span text:style-name="T17">'s</text:span><text:span text:style-name="T16">  </text:span><text:span text:style-name="T17">important</text:span><text:span text:style-name="T16">  </text:span><text:span text:style-name="T17">the</text:span><text:span text:style-name="T16">  </text:span><text:span text:style-name="T17">council</text:span><text:span text:style-name="T16">  respond creditably, and we will work in that direction.  </text:span><text:span text:style-name="T33">(END-VIDEO-CLIP)</text:span><text:span text:style-name="T16">  </text:span><text:span text:style-name="T33">MCKELWAY:</text:span></text:p>
          </table:table-cell>
          <table:table-cell table:style-name="Default" office:value-type="string" calcext:value-type="string">
            <text:p>SPOK</text:p>
          </table:table-cell>
        </table:table-row>
        <table:table-row table:style-name="ro5">
          <table:table-cell office:value-type="float" office:value="24" calcext:value-type="float">
            <text:p>24</text:p>
          </table:table-cell>
          <table:table-cell/>
          <table:table-cell table:style-name="ce30" office:value-type="string" calcext:value-type="string">
            <text:p>he stopped eating and he became <text:span text:style-name="T7">(INAUDIBLE)</text:span>. <text:span text:style-name="T7">PINSKY:</text:span> Wow. <text:span text:style-name="T7">CHRISTINE:</text:span> And the doctor <text:span text:style-name="T8">recommended</text:span> <text:span text:style-name="T8">that</text:span> <text:span text:style-name="T8">I</text:span> <text:span text:style-name="T8">do</text:span> <text:span text:style-name="T8">that</text:span> <text:span text:style-name="T8">.</text:span> And it actually brought him back. <text:span text:style-name="T7">PINSKY:</text:span> Wow.</text:p>
          </table:table-cell>
          <table:table-cell office:value-type="string" calcext:value-type="string">
            <text:p>SPOK</text:p>
          </table:table-cell>
        </table:table-row>
        <table:table-row table:style-name="ro5">
          <table:table-cell office:value-type="float" office:value="25" calcext:value-type="float">
            <text:p>25</text:p>
          </table:table-cell>
          <table:table-cell/>
          <table:table-cell table:style-name="ce30" office:value-type="string" calcext:value-type="string">
            <text:p>that he go see a psychologist at some time for an evaluation. She also <text:span text:style-name="T8">recommended</text:span> <text:span text:style-name="T8">that</text:span> <text:span text:style-name="T8">he</text:span> <text:span text:style-name="T8">go</text:span> <text:span text:style-name="T8">to</text:span> <text:span text:style-name="T8">an</text:span> ear, nose, and throat doctor which he declined</text:p>
          </table:table-cell>
          <table:table-cell office:value-type="string" calcext:value-type="string">
            <text:p>SPOK</text:p>
          </table:table-cell>
        </table:table-row>
        <table:table-row table:style-name="ro5">
          <table:table-cell office:value-type="float" office:value="26" calcext:value-type="float">
            <text:p>26</text:p>
          </table:table-cell>
          <table:table-cell/>
          <table:table-cell table:style-name="ce30" office:value-type="string" calcext:value-type="string">
            <text:p>case for freedom after so many years in prison. Remember, the board could <text:span text:style-name="T8">recommend</text:span> <text:span text:style-name="T8">that</text:span> <text:span text:style-name="T8">Montana</text:span> <text:span text:style-name="T8">'s</text:span> <text:span text:style-name="T8">governor</text:span> <text:span text:style-name="T8">pardon</text:span> Beach, commute his sentence, make him eligible for</text:p>
          </table:table-cell>
          <table:table-cell office:value-type="string" calcext:value-type="string">
            <text:p>SPOK</text:p>
          </table:table-cell>
        </table:table-row>
        <table:table-row table:style-name="ro7">
          <table:table-cell office:value-type="float" office:value="27" calcext:value-type="float">
            <text:p>27</text:p>
          </table:table-cell>
          <table:table-cell/>
          <table:table-cell table:style-name="ce25" office:value-type="string" calcext:value-type="string">
            <text:p>know, this afternoon. And I talked to him about a strategy. I <text:span text:style-name="T8">recommended</text:span> <text:span text:style-name="T8">he</text:span> <text:span text:style-name="T8">stay</text:span> <text:span text:style-name="T8">back</text:span> <text:span text:style-name="T8">in</text:span> <text:span text:style-name="T8">the</text:span> <text:span text:style-name="T8">pack</text:span> <text:span text:style-name="T8">,</text:span> <text:span text:style-name="T8">you</text:span> know, hang back there until the</text:p>
          </table:table-cell>
          <table:table-cell office:value-type="string" calcext:value-type="string">
            <text:p>SPOK</text:p>
          </table:table-cell>
        </table:table-row>
        <table:table-row table:style-name="ro7">
          <table:table-cell office:value-type="float" office:value="28" calcext:value-type="float">
            <text:p>28</text:p>
          </table:table-cell>
          <table:table-cell/>
          <table:table-cell table:style-name="ce48" office:value-type="string" calcext:value-type="string">
            <text:p><text:span text:style-name="T1">down and locked so I would like to declare an emergency at this time and </text:span><text:span text:style-name="T2">request</text:span><text:span text:style-name="T1"> </text:span><text:span text:style-name="T2">rescue</text:span><text:span text:style-name="T1"> </text:span><text:span text:style-name="T2">check</text:span><text:span text:style-name="T1"> us out when we get there. Assuming we stop on the runway</text:span></text:p>
          </table:table-cell>
          <table:table-cell table:style-name="Default" office:value-type="string" calcext:value-type="string">
            <text:p>SPOK</text:p>
          </table:table-cell>
        </table:table-row>
        <table:table-row table:style-name="ro14">
          <table:table-cell office:value-type="float" office:value="29" calcext:value-type="float">
            <text:p>29</text:p>
          </table:table-cell>
          <table:table-cell table:style-name="ce3" office:value-type="string" calcext:value-type="string">
            <text:p>2012</text:p>
          </table:table-cell>
          <table:table-cell table:style-name="ce54" office:value-type="string" calcext:value-type="string">
            <text:p>if an applicant did not meet a state or federal prohibitor, they would be <text:span text:style-name="T39">required</text:span> <text:span text:style-name="T39">that</text:span> <text:span text:style-name="T39">the</text:span> sheriff issue them a permit to carry weapons. <text:span text:style-name="T40">NEAL-CONAN:</text:span> So <text:span text:style-name="T39">that</text:span> -</text:p>
          </table:table-cell>
          <table:table-cell office:value-type="string" calcext:value-type="string">
            <text:p>SPOK</text:p>
          </table:table-cell>
        </table:table-row>
        <table:table-row table:style-name="ro14">
          <table:table-cell office:value-type="float" office:value="30" calcext:value-type="float">
            <text:p>30</text:p>
          </table:table-cell>
          <table:table-cell table:style-name="ce3" office:value-type="string" calcext:value-type="string">
            <text:p>2012</text:p>
          </table:table-cell>
          <table:table-cell table:style-name="ce54" office:value-type="string" calcext:value-type="string">
            <text:p>if they had a pre-existing condition - the only way to do <text:span text:style-name="T39">that</text:span> was to <text:span text:style-name="T39">require</text:span> <text:span text:style-name="T39">that</text:span> <text:span text:style-name="T39">everyone</text:span> participate, because if it were otherwise, I could say or you</text:p>
          </table:table-cell>
          <table:table-cell office:value-type="string" calcext:value-type="string">
            <text:p>SPOK</text:p>
          </table:table-cell>
        </table:table-row>
        <table:table-row table:style-name="ro1">
          <table:table-cell office:value-type="float" office:value="31" calcext:value-type="float">
            <text:p>31</text:p>
          </table:table-cell>
          <table:table-cell table:style-name="Default" office:value-type="string" calcext:value-type="string">
            <text:p>2012</text:p>
          </table:table-cell>
          <table:table-cell table:style-name="ce13" office:value-type="string" calcext:value-type="string">
            <text:p><text:span text:style-name="T5">this as a business, and when that happens, there is a very strict  </text:span><text:span text:style-name="T6">requirement</text:span><text:span text:style-name="T5">  </text:span><text:span text:style-name="T6">that</text:span><text:span text:style-name="T5">  </text:span><text:span text:style-name="T6">the</text:span><text:span text:style-name="T5">  applicant for a role give their permission to the external agent that they</text:span></text:p>
          </table:table-cell>
          <table:table-cell table:style-name="Default" office:value-type="string" calcext:value-type="string">
            <text:p>SPOK</text:p>
          </table:table-cell>
        </table:table-row>
        <table:table-row table:style-name="ro7">
          <table:table-cell office:value-type="float" office:value="32" calcext:value-type="float">
            <text:p>32</text:p>
          </table:table-cell>
          <table:table-cell/>
          <table:table-cell table:style-name="ce54" office:value-type="string" calcext:value-type="string">
            <text:p>some kind of evidence. But so is this, this week Nancy Pelosi <text:span text:style-name="T8">suggested</text:span> <text:span text:style-name="T8">to</text:span> <text:span text:style-name="T8">Boehner</text:span> <text:span text:style-name="T8">that</text:span> Boehner conduct a vote on the floor on preserving for the Bush</text:p>
          </table:table-cell>
          <table:table-cell office:value-type="string" calcext:value-type="string">
            <text:p>SPOK</text:p>
          </table:table-cell>
        </table:table-row>
        <table:table-row table:style-name="ro7">
          <table:table-cell office:value-type="float" office:value="33" calcext:value-type="float">
            <text:p>33</text:p>
          </table:table-cell>
          <table:table-cell/>
          <table:table-cell table:style-name="ce25" office:value-type="string" calcext:value-type="string">
            <text:p>(Voiceover) Brusseau may be good at asking questions to frightened teens, but when we <text:span text:style-name="T8">suggested</text:span> <text:span text:style-name="T8">he</text:span> <text:span text:style-name="T8">answer</text:span> <text:span text:style-name="T8">my</text:span> <text:span text:style-name="T8">questions</text:span> <text:span text:style-name="T8">,</text:span> <text:span text:style-name="T8">he</text:span> <text:span text:style-name="T8">refused</text:span> <text:span text:style-name="T8">.</text:span> In sworn testimony, he said what</text:p>
          </table:table-cell>
          <table:table-cell office:value-type="string" calcext:value-type="string">
            <text:p>SPOK</text:p>
          </table:table-cell>
        </table:table-row>
        <table:table-row table:style-name="ro7">
          <table:table-cell office:value-type="float" office:value="34" calcext:value-type="float">
            <text:p>34</text:p>
          </table:table-cell>
          <table:table-cell/>
          <table:table-cell table:style-name="ce25" office:value-type="string" calcext:value-type="string">
            <text:p>are suggesting today? <text:span text:style-name="T7">SANTORUM:</text:span> Oh, no. I'm never going to <text:span text:style-name="T8">suggest</text:span> <text:span text:style-name="T8">anybody</text:span> <text:span text:style-name="T8">get</text:span> <text:span text:style-name="T8">in</text:span> <text:span text:style-name="T8">or</text:span> <text:span text:style-name="T8">out</text:span> <text:span text:style-name="T8">.</text:span> <text:span text:style-name="T8">That</text:span> <text:span text:style-name="T8">'s</text:span> their decision. As someone who got</text:p>
          </table:table-cell>
          <table:table-cell office:value-type="string" calcext:value-type="string">
            <text:p>SPOK</text:p>
          </table:table-cell>
        </table:table-row>
        <table:table-row table:style-name="ro7">
          <table:table-cell office:value-type="float" office:value="35" calcext:value-type="float">
            <text:p>35</text:p>
          </table:table-cell>
          <table:table-cell/>
          <table:table-cell table:style-name="ce25" office:value-type="string" calcext:value-type="string">
            <text:p>The incident began mid-flight. Clayton Osbon's co-pilot noticing abnormal behavior and physical duress <text:span text:style-name="T8">suggested</text:span> <text:span text:style-name="T8">somehow</text:span> <text:span text:style-name="T8">that</text:span> <text:span text:style-name="T8">Osbon</text:span> <text:span text:style-name="T8">exit</text:span> <text:span text:style-name="T8">the</text:span> <text:span text:style-name="T8">cockpit</text:span> <text:span text:style-name="T8">.</text:span> <text:span text:style-name="T8">At</text:span> the same time he arranged for another do? <text:span text:style-name="T7">JAN-CRAWFORD:</text:span> The conservative justices, and Justice Anthony Kennedy, a moderate, <text:span text:style-name="T8">suggested</text:span> <text:span text:style-name="T8">the</text:span> <text:span text:style-name="T8">law</text:span> <text:span text:style-name="T8">went</text:span> <text:span text:style-name="T8">too</text:span> <text:span text:style-name="T8">far</text:span> <text:span text:style-name="T8">,</text:span> <text:span text:style-name="T8">giving</text:span> <text:span text:style-name="T8">Congress</text:span> broad new powers to dictate behavior. <text:span text:style-name="T7">JUSTICE-ANTHONY-KE:</text:span></text:p>
          </table:table-cell>
          <table:table-cell office:value-type="string" calcext:value-type="string">
            <text:p>SPOK</text:p>
          </table:table-cell>
        </table:table-row>
        <table:table-row table:style-name="ro7">
          <table:table-cell office:value-type="float" office:value="36" calcext:value-type="float">
            <text:p>36</text:p>
          </table:table-cell>
          <table:table-cell/>
          <table:table-cell table:style-name="ce53" office:value-type="string" calcext:value-type="string">
            <text:p><text:span text:style-name="T16">donors and the stability to stay on that right until the end despite all the  </text:span><text:span text:style-name="T17">urging</text:span><text:span text:style-name="T16">  </text:span><text:span text:style-name="T17">that</text:span><text:span text:style-name="T16">  </text:span><text:span text:style-name="T17">he</text:span><text:span text:style-name="T16">  get all sexy and interesting. I think that's the worst thing</text:span></text:p>
          </table:table-cell>
          <table:table-cell table:style-name="Default" office:value-type="string" calcext:value-type="string">
            <text:p>SPOK</text:p>
          </table:table-cell>
        </table:table-row>
        <table:table-row table:style-name="ro11">
          <table:table-cell office:value-type="float" office:value="37" calcext:value-type="float">
            <text:p>37</text:p>
          </table:table-cell>
          <table:table-cell table:style-name="ce8" office:value-type="string" calcext:value-type="string">
            <text:p><text:s text:c="2"/>totoii hishisappge hotelhotelnn1 roomroomnn1 ..y Butbutccb possiblypossiblyrr thatthatcst_dd1 oneonepn1_mc1 andandcc othersothersnn2 likelikeii_vv0@ ititpph1 tototo bebevbi handledhandlevvn administrativelyadministrativelyrr ..y Againagainrt ,,y thetheat mostmostrgt important</text:p>
          </table:table-cell>
          <table:table-cell table:style-name="ce41" office:value-type="string" calcext:value-type="string">
            <text:p>importantjj thingthingnn1 forforif allalldb ofofio ususppio2 isbevbz thisthisdd1_rg% neverneverrr happenhappenvv0 againagainrt ororcc anythinganythingpn1 likelikeii ititpph1 becausebecausecs ititpph1 couldcouldvm somedaysomedayrt leadleadvvi totoii</text:p>
          </table:table-cell>
          <table:table-cell table:style-name="Default" office:value-type="string" calcext:value-type="string">
            <text:p>wlp_spok_2012.txt</text:p>
          </table:table-cell>
        </table:table-row>
        <calcext:conditional-formats>
          <calcext:conditional-format calcext:target-range-address="LexMSspoken2012.C11:LexMSspoken2012.C12">
            <calcext:condition calcext:apply-style-name="cf3" calcext:value="formula-is(AND(COUNTIF([.$C$31:.$C$1446]; [.C11])&gt;1;NOT(ISBLANK([.C11]))))" calcext:base-cell-address="LexMSspoken2012.C11"/>
          </calcext:conditional-format>
          <calcext:conditional-format calcext:target-range-address="LexMSspoken2012.C13:LexMSspoken2012.C13">
            <calcext:condition calcext:apply-style-name="cf3" calcext:value="formula-is(AND(COUNTIF([.$C$31:.$C$1446]; [.C13])&gt;1;NOT(ISBLANK([.C13]))))" calcext:base-cell-address="LexMSspoken2012.C13"/>
          </calcext:conditional-format>
        </calcext:conditional-formats>
      </table:table>
      <table:table table:name="AlgorithmSearch" table:style-name="ta1">
        <office:forms form:automatic-focus="false" form:apply-design-mode="false"/>
        <table:table-column table:style-name="co10" table:default-cell-style-name="Default"/>
        <table:table-column table:style-name="co11" table:default-cell-style-name="ce72"/>
        <table:table-column table:style-name="co12" table:default-cell-style-name="ce47"/>
        <table:table-column table:style-name="co13" table:default-cell-style-name="Default"/>
        <table:table-column table:style-name="co4" table:default-cell-style-name="Default"/>
        <table:table-column table:style-name="co4" table:default-cell-style-name="ce7"/>
        <table:table-column table:style-name="co4" table:default-cell-style-name="Default"/>
        <table:table-row table:style-name="ro1">
          <table:table-cell/>
          <table:table-cell table:style-name="Default"/>
          <table:table-cell table:style-name="Default" office:value-type="string" calcext:value-type="string">
            <text:p>COCA year 2012 first half, SPOKEN register. 73 triggers (the ones in my MA thesis). Search String:</text:p>
          </table:table-cell>
          <table:table-cell table:number-columns-repeated="2"/>
          <table:table-cell table:style-name="Default"/>
          <table:table-cell/>
        </table:table-row>
        <table:table-row table:style-name="ro17">
          <table:table-cell/>
          <table:table-cell table:style-name="Default"/>
          <table:table-cell table:style-name="Default" office:value-type="string" calcext:value-type="string">
            <text:p><text:span text:style-name="T43">(\s(?!\S+?_nn[ult]?2? \S+?_i\S \S+?_(a\S+|d\S+|m\S+) (?# Results of the . . ..)(\S+?_(jj[rt]?|md) \S+?_n\S+ \S+?_i\S \S+?_(a\S+|d\S+|m\S+) \S+?_(jj[rt]?|md)(?#Reject pattern results from the first round of the presidential election)|\S+?_nn1 \S+?_i\S \S+?_(a\S+|d\S+|m\S+) \S+?_nn1 \S+?_i\S(?#Reject pattern results from the office of the Superintendent of bankruptcy)|\S+?_n[np]1 \S+?_ge \S+?_nn1 \S+?_i\S \S+?_jj[rt]?(?#Reject pattern graduates with a master ’s degree in real estate)|\S+?_nnu \S+?_i\S \S+?_(a\S+|d\S+|m\S+) \S+?_n[npd]\d \S+?_ge)(?#Reject pattern communities with 70 percent of the North ’s population .)|(\S+?_(vm|vd[dz])|([Mm]a[kd][ei](s|ing)?|[Ll]et(s|ting)?)_vv\S) \S+?_(nnt?1|jj[rt]?) \S+?_nn\d? ,_, \S+?_(nnt?1|jj[rt]?) \S+?_nn\d? \S+?_cc \S+?_(nnt?1|jj[rt]?)(?#SLOT 9L STEP 2: Reject pattern makes morning coffee, after-work drinks and morning tea feel .)|(\S+?_(cs|rrq) \S+?_(ii|rg) \S+?_mc \S+?_nnu(\d+)? \S+?_nnu(\d+)? \S+?_i\S \S+?_n[np]\d? \S+?_i\S)(?#SLOT 9L STEP 3: Reject pattern While about 90 per cent of Inuit across Canada .)|(\S+?_vbr \S+?_(mc|da2) \S+?_nnt2 \S+?_(jjr|rrr) \S+?_csn \S+?_(a\S+|d\S+|m\S+) \S+?_da \S+?_jj[rt]?)(?#SLOT 9L STEP 3: Reject incorrectly tagged pattern are seven times higher than our own terrestrial-based toll connect_vv0 facilities.))\S+(?#Close lookahead and advance to the next position)\s(?!(\S+?_nn2 \S+?_i\S \S+?_nn1 \S+?_\S*?nn1\S*? \S+?_i\S \S+?_(a\S+|d\S+|m\S+) \S+?_jj[rt]? \S+?_nn1)(?# SLOT 8L STEP1: Reject pattern clashes over budget cutting in the long term.)|(\S+?_nn2? \S+?_i\S \S+?_(a\S+|d\S+|m\S+) \S+?_nn1 \S+?_i\S \S+?_(a\S+|d\S+|m\S+) \S+?_\S*?jj[rt]?\S*? \S+?_nnt?1)(?#SLOT 8L STEP 2: Reject pattern investments in their portfolio within a given year.)|(\S+?_(nn2|d[abd]2) \S+?_(pnqs|cst) \S+?_\S*?vv0\S*? to_to \S+?_v\Si \S+?_i\S \S+?_(a\S+|d\S+|m\S+) \S+?_nn1)(?# Reject pattern directors who like to hover with the camera)|(\S+?_(\S*?nn2\S*?|\S*?d[abd]2\S*?) \S+?_(\S*?pnqs\S*?|\S*?ddq\S*?|\S*?cst\S*?) \S+?_\S*?vm\S*? \S+?_vvi \S+?_\S*?i\S*? \S+?_(a\S+|d\S+|m\S+) \S+?_(jj[rt]?|np1))(?#SLOT 8L STEP 4: Reject patterns streams that would grow in the new stadium.)|(\S+?_nn[ult]?2? \S+?_\S*?vv[ng]\S*? \S+?_i\S |(?#fork)(\S+?_n\S+ \S+?_i\S \S+?_n\S+ \S+_cc|\S+?_(a\S+|d\S+|m\S+) \S+?_nn1 \S+?_i\S \S+?_i\S))(?# SLOT 8L STEP 5: Reject patterns people held in servitude for sex or labor and members reeling from a spate of recent violence.)|(and_cc the_at \S+?_np1 \S+?_np1 \S+?_ge \S+?_n\S+1 \S+?_i\S)(?#SLOT 8L STEP 6: Reject pattern and the United States ’ role in it )|(\S+?_nn2? \S+?_i\S \S+?_(a\S+|d\S+|m\S+) \S+?_((?#fork1)jj[rt]? \S+?_nn\w?1 \S+?_i\S \S+?_jj[rt]?|(?#fork2)md \S+?_(da2|mc) \S+?_nnt2 \S+?_i\S))(?# SLOT 8L STEP 7: Reject pattern people with a greater feeling of personal control, measurements from the first 25 days of November))\S+(?# Close lookahead and advance to next slot.)\s(?!(\S+?_(nn2?|d[abd]2) \S+?_i\S \S+?_(at1?|appge|dd1|jjr?) \S+?_(n[np]1|\S*?vv[ng]\S*?) ((?#fork 1)\S+?_(ge|ccb?|i\S) \S+?_(jj[rt]?|\S*?vv[ng]\S*?|appge) \S+?_nn1|(?#fork 2)\S+?_nd1 \S+?_i\S \S+?_np1))(?# SLOT 7L STEP1: Reject patterns tributes to the country's formidable industry, cultures of this buffeted but protected region, expressions of undying love for his wife, members of the community east of Windsor.)|(\S+?_(nn2?|d[abd]2) \S+?_(pnqs|ddq|cst) \S+?_v\S+ \S+?_(jj[rt]?|rr[rt]?) \S+?_(i\S) \S+?_(a\S+|d\S+|m\S+) \S+?_nn1)(?# SLOT 7L STEP 2: Reject pattern critics who are sympathetic to their cause, caregivers who live further from their parent)|(\S+?_nn2? \S+?_to \S+?_v\Si \S+?_\S*?i[fiow]\S*? \S+?_(a\S+|d\S+|m\S+) \S+?_jj[rt]? \S+?_nn1)(?#SLOT 7L STEP 3: Reject pattern investments to keep in a tax-sheltered account.)|((\S+?_(\S*?vm\S*?|vh\S|vdz)|n't_xx|([Hh]elp(s|ed|ing)?|[Ll]et(s|ting)?|[Mm]a(k(e(s)?|ing)|de)|[Ww]atch(e[sd]?|ing)?|[Hh]ear(s|d|ing)?)_vv\S+) \S+?_(a\S+|d\S+|m\S+) \S+?_jj[rt]? \S+?_jj[rt]? \S+?_nn1 \S+?_i\S)(?# SLOT 7L STEP 4: Reject pattern Nadal let the new blue clay in Madrid.)|(\S+?_(nn2?|d[abd]2) \S+?_(pnqs|ddq|cst) \S+?_(vbr|vh0) \S+?_vvn \S+?_i\S \S+?_(a\S+|d\S+|m\S+|nnb \S+?_n\S+1))(?# SLOT 7L STEP 5: Reject pattern women who have returned to the show. )|(\S+?_(nn2?|d[abd]2) \S+?_vv[gn] to_\S+ \S+?_(v\Si|jj[rt]?) \S+?_(i\S|cc) \S+?_(a\S+|d\S+|m\S+|jj[rt]?) \S+?_n\S1)(?# SLOT 7L STEP 6: Reject patterns businesses wanting to remain in the EU, opinions related to ethical or responsible consumption. )|(\S+?_vv\S \S+?_i\S \S+?_(nn2?|d[abd]2?|pn1?) \S+?_vvn \S+?_i\S \S+?_(a\S+|d\S+|m\S+))(?#SLOT 7L STEP 7: Reject erroneously tagged pattern apologise to anyone affected by the emergency work .)|(\S+?_vh\S \S+?_(a\S+|d\S+|m\S+) \S+?_jjr? \S+?_nn\S+ \S+?_i\S \S+?_(a\S+|d\S+|m\S+))(?#SLOT 7L STEP 8: Reject pattern many who have no direct connection to the war. )|(\S+?_i\S \S+?_at1? \S+?_jj[rt]? \S+?_nn1 \S+?_i\S \S+?_jjr?)(?#SLOT 7L STEP 9: Reject erroneously tagged pattern for the full force of radical climate change_vv0 .)|(and_cc \S+?_(a\S+|d\S+|m\S+) \S+?_jj[rt]? \S+?_nn\d? \S+?_i\S \S+?_jjr?)(?#SLOT 7L STEP 10: Reject pattern and their wide application in genetic research.)|(if_csw? \S+?_ppy \S+?_vbr \S+?_(a\S+|d\S+|m\S+) \S+?_jj\S+ \S+?_jj\S+)(?#SLOT 7L STEP 10: Reject imperative pattern if you’re a bona fide refugee find.))\S+(?# Close lookahead and match everything until the next whitespace.)\s(?!(\S+?_(\S*?nn2?\S*?|d[abd]2) \S+?_i\S \S+?_((?#fork1)(a\S+|d\S+|m\S+|nnb|np1) \S+?_(jj[rt]?|\S*np1\S*) \S+?_(jj[rt]?|\S*np1\S*|ge) \S+?_nn1?|(?#fork2)jj \S+?_nn1 \S+?_i\S))(?# SLOT 6L STEP 1: Reject pattern organizations like the National Public Radio, reports from Dr. Tinker 's team, lawyers for Algerian living in Ottawa.)|(\S+?_nn2 \S+?_(\S*v\S[nd]\S*|jj) \S+?_i\S \S+?_((?#fork1)(at1?|appge|d[ad]1|mc1) \S+?_jj[rt]? \S+?_n[np]1|(?#fork2)np1 \S+?_ge))(?# SLOT 6L STEP2: Reject pattern worms hatched in the small intestine, images available on Norad ’s website.)|(\S+?_(nn2|d[abd]2) \S+?_i\S \S+?_(a\S+|d\S+|m\S+) \S+?_nn1 \S+?_ge \S+?_nn1)(?# SLOT 6L STEP3: Reject pattern nominees on the board's list.)|(and_cc \S+?_(a\S+|d\S+|m\S+) \S+?_nn1 \S+?_ge \S+?_jj[rt]? \S+?_nn1)(?# SLOT6L STEP4: Reject and the child's crazy grandmother)|((\S+?_(\S*?vm\S*?|vh\S|vd[dz])|n't_xx|([Hh]elp(s|ed|ing)?|[Ll]et(s|ting)?|[Mm]a(k(e(s)?|ing)|de)|[Ww]atch(e[sd]?|ing)?|[Hh]ear(s|ed|ing)?)_vv\S) \S+?_(a\S+|d\S+|m\S+) \S+?_jj[rt]? \S+?_(\S*?jj\S*?|i\S) \S+?_\S*?jj[rt]?\S*? \S+?_nn1)(?#SLOT6L STEP5: Reject patterns watch the bitter Republican presidential primary take, can a movie without spoken dialogue have.)|((\S+?_(\S*?vm\S*?|vh\S|vd[dz])|n't_xx|([Hh]elp(s|ed|ing)?|[Ll]et(s|ting)?|[Mm]a(k(e(s)?|ing)|de)|[Ww]atch(e[sd]?|ing)?|[Hh]ear(s|d|ing)?)_vv\S) \S+?_(a\S+|d\S+|m\S+) \S+?_jj[rt]? \S+?_nn1 \S+?_i\S)(?# SLOT6L STEP6: Reject pattern how does a blind guy like this.)|(n't_xx \S+?_(a\S+|d\S+|m\S+) \S+?_np1 or_cc \S+?_nn[ult]?1)(?# SLOT 6 STEP 7: Reject pattern ca nt the NFL or Home Depot.)|(\S+?_(nn[ult]?2?|dd2) \S+?_(pnqs|ddq|cst) \S+?_vv[0d] \S+?_(i\S \S+?_(a\S+|d\S+|m\S+|\S*?jj[rt]?\S*?)|(a\S+|d\S+|m\S+) \S+?_jj[rt]?))(?# SLOT 6 STEP 8: Reject pattern people who go into public office.)|([Ll]isten(s|ing|ed)?_vv\S to_ii \S+?_(a\S+|d\S+|m\S+) \S+?_(jj[rt]?|md) \S+?_(jj[rt]?|md))(?# SLOT 6 STEP 9: Reject pattern listen to the next big guy speak.)|((\S+?_(\S*?vm\S*?|vh\S|vdz)|n't_xx|([Hh]elp(s|ed|ing)?|[Ll]et(s|ting)?|[Mm]a(k(e(s)?|ing)|de)|[Ww]atch(e[sd]?|ing)?|[Hh]ear(s|d|ing)?|[Ff]e(els?(ing)?|lt))_vv\S) \S+?_(a\S+|d\S+|m\S+) \S+?_nn\d? \S+?_i\S \S+?_(a\S+|d\S+|m\S+))(?#SLOT 6 STEP 10: Reject pattern let the uncertainty over his future, felt the spirit of the Stampede.)|(and_cc \S+?_(a\S+|d\S+|m\S+) \S+?_n\S+1 \S+?_i\S \S+?_np1)(?#SLOT 6 STEP 11: Reject pattern and the fisherman in Nova Scotia. )|((\S+?_(\S*?vm\S*?|vh\S|vd[dz])|n't_xx|([Hh]elp(s|ed|ing)?|[Ll]et(s|ting)?|[Mm]a(k(e(s)?|ing)|de)|[Ww]atch(e[sd]?|ing)?|[Hh]ear(s|ed|ing)?)_vv\S) \S+?_rr21 \S+?_rr22 \S+?_pn1 \S+?_i\S)(?# SLOT 6L STEP 12: Reject pattern make just about anyone except Zeb .)|(\S+?_(nn2?|d[abd]2) \S+?_i\S \S+?_n[np]\d? \S+?_ge \S+?_jj[rt]?)(?# SLOT 6L STEP 13: Reject pattern enemies of God ’s natural creation .)|(\S+?_(nn2?|d[abd]2) \S+?_vvg \S+?_rp \S+?_i\S \S+?_(a\S+|d\S+|m\S+))(?#SLOT 6L STEP 14: Reject pattern paths leading off to the side .)|(\S+?_vm \S+?_r\S \S+?_cc \S+?_i\S \S+?_jjr?)(?# SLOT 6L STEP 15: Reject pattern can sometimes and with great difficulty .)|(\S+?_([\.\?!:]|null) \S+?_((?#fork1)ex \S+?_vbz \S+?_r[rt] \S+?_(a\S+|d\S+|m\S+)|(?#fork2)n[np]1 \S+?_jj[rt]? \S+?_i\S \S+?_jj[rt]?|(?#fork3)pph1 \S+?_vb\S+ \S+?_(a\S+|d\S+|m\S+) \S+?_jj[rt]?))(?#SLOT 6L STEP 18: Reject incorrectly tagged patterns &lt;sentence end&gt; There is always a wine spill_vv0 and null Ottawa unprepared for major oil spill_vv0., &lt;colon&gt; it is an excellent stress reliever.)|(\S+?_rp \S+?_i\S \S+_nnt?2? \S+?_i\S \S+?_a\S+)(?# SLOT 6L STEP  16: Reject erroneously tagged pattern down within days of its July launch_vv0 .)|(\S+?_v[bv]\S+ \S+?_i\S \S+?_n[np]t?\d? \S+?_ge \S+?_jj[rt]?)(?#SLOT 6L STEP 17: Reject erroneously tagged pattern run into BP ’s massive oil spill_vv0 .)|(are_vbr \S+?_v[vd]g \S+?_jj[rt]? \S+?_ii21 \S+?_ii22)(?#SLOT 6L STEP17: Reject incorrectly tagged pattern rivers are running high because of snow melt_vv0 )|(and_cc \S+?_jjr? \S+?_nn1 \S+?_np1 \S+?_np1 each_dd1)(?#SLOT 6L STEP18: Reject pattern and rhythmic gymnast Alexandra Orlando each.))\S+(?# Close the lookahead and match everything until a whitespace.)\s(?!((and_cc \S+?_(at1?|appge|mc1|\S*jj\S*|n[np]1) \S+?_(i\S|\S*np1\S*|\S*jj\S*) \S+?_(at1?|appge|d[ad]1|mc1|jj|i\S|np1) \S+?_n[np]1)(?# SLOT 5L STEP 1. Reject patterns and knowledge of the issue, and Henry Waxman of California, and literature of French Canada BUT MATCH and the attached practice facility.)|(\S+?_(nn2?(_\S+)?|d[da]2?) \S+?_(i\S|rr|vvn) \S+?_((?#fork1)(a\S+|d\S+|m\S+|n[pd]\d?|i\S|\S*?jj\S*?|r[lp]) \S+?_(at1?|j\S+|\S*np1\S*|ge|da|ii) \S+?_(n[a-z]+1?)|(?#fork2)nn1 \S+?_i\S))(?# SLOT 5L STEP 2. Reject the patterns rumors in the art world, monsters in my dark basement, rebels in Syria 's south, those in the inner circle, visitors from around the world, houses in downtown Buenos Aires, coctail haunts all over the city, pictures from inside the warehouse, cars sold in the UK, drivers held up in traffic, forms of identification in Canada.)|(\S+?_(nn2?(_\S+)?|d[da]2?) \S+?_((?#fork1)(pnqs|cst) \S+?_\S*vv0\S* \S+?_i\S \S+?_n[np]1|(?#fork2)vvg \S+?_i\S \S+?_np1))(?#SLOT 5L STEP 3. Reject patterns civilians who remain in Afganistan, people living in Greater Vancouver.)|((\S+?_(\S*?vm\S*?|vh\S|vd[dz])|n't_xx|([Hh]elp(s|ed|ing)?|[Ll]et(s|ting)?|[Mm]a(k(e(s)?|ing)|de)|[Ww]atch(e[sd]?|ing)?|[Hh]ear(s|ed|ing)?)_vv\S) \S+?_(a\S+|d\S+) \S+?_(jj[rt%@]?|vvg|np1) \S+?_(np1|jj) \S+?_n\S+?1 \S+?_vv0)(?# SLOT 5L STEP 4. Reject the pattern helped the outstanding Czech goalkeeper and watched the surging new prospect.)|(\S+?_(nn2?|d[ab]2?) \S+?_(v\S*\S[ng]\S*|cc) \S+?_\S*?(i\S\S*?|a\S+) \S+?_(at1?|appge|d[ab]1|mc1|jj[rt]?) \S+?_nn1))(?#SLOT 5L. STEP 4. Reject patterns records examined by the council, people getting off the ride, families nor the medical world.)|((\S+?_(\S*?vm\S*?|vh\S|vd[dz])|n't_xx|([Hh]elp(s|ed|ing)?|[Ll]et(s|ting)?|[Mm]a(k(e(s)?|ing)|de)|[Ww]atch(e[sd]?|ing)?|[Hh]ear(s|ed|ing)?|[Ff]e(els?(ing)?|lt))_vv\S) \S+?_(at1?|appge|d[abd]\d?) ((or_cc)|(\S+?_n\S+)) \S+?_(ge|appge|i\S) \S+?_n[np]1)(?#  SLOT 5L STEP 5: Reject pattern have the baby 's father provide, felt the flicker of strength grow.)|((\S+?_(\S*?vm\S*?|vh\S|vdz)|n't_xx|([Hh]elp(s|ed|ing)?|[Ll]et(s|ting)?|[Mm]a(k(e(s)?|ing)|de)|[Ww]atch(e[sd]?|ing)?|[Hh]ear(s|ed|ing)?|[Ff]e(els?(ing)?|lt))_vv\S) \S+?_rr \S+?_(a\S+|d\S+|m\S+) \S+?_jj[rt]?)(?#SLOT 5L STEP 6: Reject pattern make even a hot soup seem.)|([Ll]isten(s|ing|ed)?_vv\S to_ii \S+?_(a\S+|d\S+|m\S+|nnb) \S+?_(jj[rt])?|md|np1)(?# SLOT 5L STEP 7: Reject pattern listen to the big guy speak, listen to dr. Mike Pearce speak)|(\S+?_nn\S+ \S+?_i\S \S+?_(a\S+|d\S+|m\S+) \S+?_jj[rt]?)(?# SLOT 5L STEP 8: Reject erroneously tagged pattern access to the wider EU market )|(\S+?_(nn2?|d[abd]2) \S+?_(i\S(31)?|vvn) \S+?_(jj[rt]?|i\S(32)?) \S+?_(i\S(33)?|a\S+|d\S+|m\S+))(?# SLOT 5L STEP 9: Reject patterns speakers from closer to home include, arguments in favour of Brexit get, experiences examined in this article .)|(\S+?_v\S+ \S+?_rp \S+?_i\S \S+?_(a\S+|d\S+|m\S+))(?# SLOT 5L STEP 7: Reject erroneously tagged pattern turned back to the landing form_VV0 .)|(and_cc \S+?_(a\S+|d\S+|m\S+) \S+?_n[np]t?1 \S+?_i\S)(?# SLOT 5L STEP 8: Reject pattern and a bit of fuel .)|(\S+?_vm \S+?_xx \S+?_i\S \S+?_(a\S+|d\S+|m\S+))(?# SLOT 5L STEP 8: Reject pattern they would not for the world want .)|(\S+?_vm \S+?_vvi \S+?_cc \S+?_i\S)(?#SLOT 5L STEP 8: Reject pattern might believe and in fact remember .)|((n't_xx|\S+?_(vm|vh\S|vd[dz])|([Hh]elp(s|ed|ing)?|[Ll]et(s|ting)?|[Mm]a(k(e(s)?|ing)|de)|[Ww]atch(e[sd]|ing)?|[Hh]ear(s|ed|ing)?|[Ff]e(els?(ing)?|lt))_vv\S) \S+?_(n\S+1|pn1) \S+?_i\S \S+?_(a\S+|d\S+|m\S+))(?# SLOT 5L STEP 9: Reject pattern Does anybody from this generation .)|((\S+?_(vm|vd[dz]|vh\S)|([Mm]a[kd][ei](s|ing)?|[Ll]et(s|ting)?)_vv\S) \S+?_(a\S+|d\S+|m\S+) \S+?_nn1 \S+?_cc)(?#SLOT 5L STEP 10: Reject pattern have a pharmacist or doctor check .)|(\S+?_i\S \S+?_(a\S+|d\S+|m\S+) \S+?_(jj[rt]?|nn1) \S+?_(jj[rt]?|nnt1|ge))(?#SLOT 5L STEP 11: Reject incorrectly tagged patterns on a lonely Christmas Eve shift_vv0, for your company’s RRSP plan_vv0)|(\S+?_vd\S \S+?_(a\S+|d\S+|m\S+) \S+?_jjr? \S+?_(jjr?|nn1))(?#SLOT 5L STEP 12: Reject erroneously tagged pattern do a fecal occult blood test_vv0 .)|(\S+?_([\.\?!,]|null) (\S+?_(a\S+|d\S+|m\S+) \S+?_n[np]1 \S+?_ge|(?#fork)\S+?_cc \S+?_r[rt] \S+?_(a\S+|d\S+|m\S+)))(?#SLOT 5L STEP 13: Reject pattern &lt;sentence end&gt; The Keg ’s management say, , and often the RCMP)|(\S+?_ex \S+?_vm be_vbi \S+?_(a\S+|d\S+|m\S+|jjr?))(?#SLOT 5L STEP 14: Reject incorrectly tagged pattern There will be considerable property damage_vv0 .)|(\S+?_(null|[,!\?\.]) \S+?_(csa?|ccb?) ((?#fork 1)\S+?_(a\S+|d\S+|m\S+) \S+?_jj[rt]?|(?#fork 2)\S+?_nn1 \S+?_i\S))(?#SLOT 5L STEP 15: Reject incorrectly tagged patterns , as a pretrial plea deal_vv0 and. But University of Windsor graduate_vv0)|(\S+?_([!\.\?]|null) \S+?_cs \S+?_(a\S+|d\S+|m\S+) \S+?_(md|jj[rt]?))(?#SLOT 5L STEP 16: Reject pattern &lt;sentence end&gt; After the first frost dig up .)|(\S+?_vvz to_\S+? \S+?_v\Si \S+?_(a\S+|d\S+|m\S+))(?#SLOT 5L STEP 17: Reject erroneously tagged pattern other sports figures_vvz to earn the honor include.))\S+(?# close lookahead and advance to next slot)\s(?!((and_cc|n't_xx|\S+?_(vm|vh\S|vd[dz])|([Hh]elp(s|ed|ing)?|[Ll]et(s|ting)?|[Mm]a(k(e(s)?|ing)|de)|[Ww]atch(e[sd]|ing)?|[Hh]ear(s|ed|ing)?|[Ff]e(els?(ing)?|lt))_vv\S) \S+?_(n\S+?1@?|pn1|a\S+|d\S+|rr|i\S) \S+?_(\S*np1\S*|\S*jj\S*|i\S|d[ad]|ge|rg) (\S+?_(n[np]1|da)|each_))(?# SLOT 4L STEP 1. Reject the patterns making this ping-sized space feel could OR help OR does the United States establish, make the former church conform, and the Obama campaign, and Southwest DeKalb each, watch Grace’s birth live, have its new base open, provided you should in any way want.)|(\S+?_((nn2?|d[da]2?)|pp(is\d|h2|[\.\?!])) \S+?_\S*?i\S\S*? \S+?_(a\S+|d\S+|m\S+|nnb|n[np]t?1) \S+?_n\S+1)(?# SLOT 4L STEP 2. Apparently this is meant to reject the patterns we as a family, I as a chairman, robbers in the south, we in law enforcement.)|([Ll]isten(s|ing|ed)?_vv\S to_ii \S+?_(a\S+|d\S+|m\S+|nnb))(?# SLOT 4L STEP 3: Reject pattern listen to the jungle speak, listen to Mr. Romney speak)|(\S+?_(nn2?|d[abd]2) \S+?_(i\S|\S*?vv[ng]\S*?) \S+?_(np1|i\S|))(?# SLOT 4L STEP 4: Reject patterns networks developed by Yammer, Reports discovered on Sunday.)|((\S+?_(\S*?vm\S*?|vh\S|vdz)|n't_xx|([Hh]elp(s|ed|ing)?|[Ll]et(s|ting)?|[Mm]a(k(e(s)?|ing)|de)|[Ww]atch(e[sd]?|ing)?|[Hh]ear(s|ed|ing)?)_vv\S) \S+?_vvg \S+?_(a\S+|d\S+|m\S+))(?# SLOT 4L STEP 5: Reject pattern made playing the game look.)|((&lt;p&gt;|\S+?_[!\.\?]) ['"]_['"] \S+?_(a\S+|d\S+|m\S+|nnb) \S+?_n\S+1)(?# SLOT 4L STEP 6: Reject pattern &lt;sentence end&gt; &lt;quotation mark&gt; The public want )|(\S+?_(vd[dz]|vm) \S+?_(a\S+|d\S+|m\S+) \S+?_(jj[rt]?|np[dm]?\d?|i\S|dd1) \S+?_(n\S+1|d[ad]1))(?# SLOT 4L STEP 6: Reject pattern did OR would some ancient Egyptian complain, does any of this involve, does all this money go.)|(\S+?_vv</text:span></text:p>
            <text:p><text:span text:style-name="T43"> \S+?_i\S \S+?_(a\S+|d\S+|m\S+))(?#SLOT 4L STEP 7: Reject incorrectly tagged pattern the company said in a trading update_vv0. )|((&lt;p&gt;|[!\.\?]_[!\.\?]) \S+?_n\S+ \S+?_ge)(?# SLOT 4L STEP 8: Reject pattern &lt;sentence break&gt; Entity ’s family insist.)|(\S_\( \S+?_i\S \S+?_(jj[r]?|dar))(?# SLOT 4L STEP 9: Reject erroneously tagged pattern &lt;open parenthesis&gt; in American fiction hope  and pattern &lt;open parenthesis&gt; for more information see .)|(([Gg][eo]t(en)?_\S+|\S+?_vb\S+) \S+?_vvn \S+?_i\S)(?# SLOT 4L STEP 10: Reject erroneously tagged pattern got turned into car tire_VV0 mush .)|(\S+?_vv\S \S+?_rp \S+?_(a\S+|d\S+|m\S+))(?# SLOT 4L STEP 11: Reject incorrectly tagged pattern picked up an ice pick_vv0 .)|(\S+?_([!\.\?,]|null) \S+?_(ccb|at1?|np1) \S+?_(a\S+|d\S+|m\S+|jjr?|,))(?# SLOT 4L STEP 12: Reject incorrectly tagged patterns &lt;sentence end&gt; But the birch bark_vv0, . An internal agency alert_vv0.)|(,_, \S+?_csa? \S+?_(a\S+|d\S+|m\S+))(?#SLOT 4L STEP 13: Rehect incorrectly tagged pattern ,_, as a government usher_vv0 )|(\S+?_([,!\.\?]|null) \S+?_n[np]t?1 :_:)(?# SLOT 4L STEP 14: Reject incorrectly tagged pattern  &lt;sentence end&gt; Buzzword : lether_vv0 .)|(\S+?_(pnqs|cst) do_vd0 \S+?_(a\S+|d\S+|m\S+|n\S+|jj[rt]?))(?# SLOT 4L STEP 15: Reject pattern moms-to-be who do low-impact exercise.)|(\S+?_i\S \S+?_(a\S+|d\S+|m\S+|jjr? \S+?_np\d \S+?_nn1))(?# SLOT 4L STEP 16: Reject incorrectly tagged pattern against former CBC radio host_vv0 Jim Lampley .)|(\S+?_r[rtl] \S+?_i\S \S+?_(a\S+|d\S+|m\S+))(?#SLOT 4L STEP 17: Reject incorrectly tagged pattern even with the name change_vv0 .)|(\S+?_vm \S+?_i\S \S+?_(a\S+|d\S+|m\S+))(?#SLOT 4L STEP 18: Reject pattern would at this point draw .)|(\S+?_ex \S+?_vb\S+ \S+?_(a\S+|d\S+|m\S+))(?#SLOT 4L STEP 19: Reject incorrectly tagged pattern There was one job open_vv0.)|(\S+?_vvz \S+?_i\S \S+?_(a\S+|d\S+|m\S+))(?#SLOT 4L STEP 20: Reject incorrectly tagged pattern recent government moves_vvz on that front have .)|(\S+?_(rr|dd)q \S+?_(vm|vd[zd]) \S+?_(nn1|vvi))(?# SLOT 4L STEP 21: Reject potentially erroneously tagged pattern How could design_vvi thinking solve .)|(\S+?_ddq \S+?_(vm|vb\S+) \S+?_(a\S+|d\S+|m\S+))(?#SLOT 4L STEP 22: Reject erroneously tagged pattern What is her double take_vv0 .)|(n't_xx that_cst \S+?_(da1?|jj[rt]?))(?#SLOT 4L STEP 23: Reject erroneously tagged pattern would n’t that_cst same thing happen .))\S+(?#Close the lookahead and move to the next position)\s(?!(and_cc \S+?_(a\S+|d\S+|m\S+|n\S+|jj[rt]?))(?# SLOT 3L STEP 1. Reject the pattern and the NN1, and carved entryway.)|((\S+?_(n[np][lu]?2?(_\S+)?|d[da]2?)|[Tt]eam_nn1) \S+?_i\S \S+?_(n[a-z]+1?|dd1))(?# SLOT 3L STEP 2. Reject the patterns those in Brazil, many in England, dollars in fraud, the team behind Bakerie, games like that.)|((\S+?_(\S*?vm\S*?|vh\S|vdz)|n't_xx|([Hh]elp(s|ed|ing)?|[Ll]et(s|ting)?|[Mm]a(k(e(s)?|ing)|de)|[Ww]atch(e[sd]?|ing)?|[Hh]ear(s|d|ing)?|[Gg][eo]t(en)?|[Ff]e(els?(ing)?|lt))_vv\S) \S+?_(a\S+|d\S+|m\S+|n\S+|jj[rt]?) \S+?_(nn1|np1|pn1))(?# SLOT 3L STEP 3. Reject patterns have my assistant bring, let the president see, make the money count, watch his son suffer etc.)|(to_\S+ \S+?_(mc1|dd1?) \S+?_nnt1|(?#fork)(\S+?_(vm|v[dv][z0]|nn2|pp(is\d|hs2)|[\.\?!])|which_ddq) \S+?_i\S \S+?_n[np]1)(?#SLOT 3L STEP 4: Reject patterns to one day become, you in turn contribute, doctors in turn help, would in fact go and also the incorrectly tagged sequence reports_vvz in Israel.)|([Ll]isten(s|ing|ed)?_vv\S to_ii \S+?_n[np]1)(?# SLOT 3L STEP 5: Reject pattern listen to Mike speak.)|((\S+?_[!\.\?"]|if_cs|&lt;p&gt;(_null)?) \S+?_(a\S+|d\S+|m\S+|jj|"|csa?|n[np]1|zz1) \S+?_n\S+1)(?# SLOT3L STEP 6: Reject pattern . The Treasury say, and the old-fashioned subjunctive triggered by IF. )|(\S+?_nn2? (a|an)_at1 \S+?_nnt1)(?# SLOT3L STEP7: Reject pattern 102 people a year lose.)|(\S+?_(ddq|rrq|cs(?=\W)) \S+?_(a\S+|d\S+|m\S+|jj[rt]?))(?#SLOT 3L STEP  8: Reject patterns what the group call, why Inuit youth)|([Nn]o_\S+ one_\S+ will_\S+)(?# SLOT 3L STEP 9: Reject the erroneously tagged sequence no one will_nn1 )|(\S+?_i\S \S+?_(a\S+|d\S+|m\S+) \S+?_n[np]1)(?#SLOT 3L STEP 10: Reject incorrectly tagged patterns to the consensus estimate_vv0, at a Calgary market_vv0 .))\S+(?# Then advance to the next slot)\s(?!and|n't|[Hh]elp(s|ed|ing)?|[Ll]et(s|ting)?|[Mm]a(k(e(s)?|ing)|de)|[Ww]atch(e[sd]?|ing)?|[Hh]ear(s|d|ing)?|[Ff]e(els?(ing)?|lt)|&lt;p&gt;)\S+?_(?!cs[nw]? |vm |vh\S |[\.\?!] |fo |null |ddqv |vd[dz] |(nn2|pp(is2|hs2|[\.\?!])) each)\S+(?# SLOT 2L. Reject  and, modals, the negative contraction, verbs that take NP plus BARE INFINITIVE complements, the hashtag, does, and the patterns they each, we each, victims each. Reject terminal punctuation because it’s not possible for a MS to occur only 2 words into a new sentence. Reject the IF-subjunctive with simple subjects.)\s(((?&lt;=the_at )\S+?_md )|(?!\w*?politics|couple|team|Arsenal)(same_da |\S+?_(n\w+1 |pn1 |pphs?1 |d[ad]1 |mc1 )))(?# SLOT 1L: Reject numerically ambiguous nouns such as politics, couple. This list will likely grow later. Then match 3sg NOUN/PRONOUN, followed by a whitespace. same_dd korjattu muotoon same_daVÄLILYÖNTI.)((?!much)\S+?_(rr\d?\d? |xx )){0,2}(?# OPTIONAL ELEMENT. Match up to 2 OPTIONAL adverbs or a negator plus adverb combination, followed by a whitespace)((?!makeover_)[a-z]+_(vv0 |vd0(?! not_| n't| \S+?_pp(y|is\d|hs2) (\S+?_r[rt] )?\S+?_v) |vh0(?! not_| n't| (I|we|they)_| \S+?_(v\wn|rr \S+?_v\wn)) )|live_rr )(?# NODE. Match an uninflected lexical verb plus a whitespace. Reject patterns do I, do we, do they, do not, do n't, have not, have n't, have done and have only done. Reject patterns have I, have we, have they. The underscore to the not forbidden from following have was added a bit later. It should make sure some valid hits get through, such as hypothetical We demand that he have nothing but food in his backpack. ALSO MATCH live incorrectly tagged as an adverb. )|_(?!vm|vd\S)[^_]+\s[^_]+_(n[np][tluo]?2?|pp(is\d|y|hs2)|d[abd]2?|m[cd]2?)(?# Non-3sg subject.)\snot_xx\s((?!only)[^_]+_rr\s)?(?# NOT followed by an optional adverb that is not only.)[^_]+_(vv[0i] |vd[0i](?! not_| n't)|vh[0i](?! not| n't| \S+?_(v\wn|rr \S+?_v\wn)) )(?#  Search 2: An uninflected verb: vv0 must be an unambiguous tag without alternatives, If the verb is do or have, it may not be followed by a negator or past participle.)|\s(?!([Cc]onsider(s|ed|ing)?|([Dd](o(es|ing)?|id))|[Mm]a(k(es?|ing)|de)|[Gg](iv(es?|ing)|ave)|[Cc]all(s|ing|ed)?|[Ff](i|ou)nd(s|ing)?)_\S+?|\S+?_(v[bh]\S+|i\S|xx))\S+ \S+?_(pphs?1) \S+?_nn\S?1)(?# Search 3: Match erroneously tagged subjunctive pattern demanded she hand_nn1 over, but try to eliminate patterns that reveal it to be a non-subject, such as prepositions and certain verbs prior to it )|((_vhd (\w+_rr\w? )?(?!made|helped|let|felt|watched)\w+_v[bv]n | (?!made|helped|let|watched|felt)\S+?_v[bv]d\w?(?! doing_) )(?# Search 4 begins: Match a verb phrase in the past or past perfect tense)((?!([&lt;!;:,"'\.\?\(]|\S+?_(\w\wq\w?|ccb?|cs[anw ]|v[bhv][rz])|by_|\S+?_vvn \S+?_i\S \S+?_(a\S+|d\S+|m\S+) \S+?_nn\S+ \S+?_vv0(?#Reject wrongly tagged pattern overlooked on the nominees list_vv0.)|\S+?_xx \S+?_vvn \S+?_i\S \S+?_(a\S+|d\S+|m\S+) \S+?_jj[rt]? \S+?_nn2 \S+?_vv0(?#Reject wrongly tagged pattern was not added to the toxic substances list_vv0.)))\S+?_\S+\s){0,5}(?# Match 0 to 5 tokens that are not terminal punctuation, quotation marks, subordinators other than that, etc)(?&lt;!vm )(?&lt;!vh0 )(?&lt;!watching_vvg )(?&lt;!so_rr )(?&lt;!therefore_rr )(?!same_)\S+?_(n[np][tluo]?2?|pp(is\d|y|hs2)|d[abd]2?|m[cd]2?)(?# Match a non-3sg subject.) (?!need_)\S+?_(vv0 |vd0(?! not_| n't)|vh0(?! not| n't| \S+?_(v\wn|rr \S+?_v\wn)) ))(?# Match a NON-PAST verb phrase.)</text:span></text:p>
          </table:table-cell>
          <table:table-cell office:value-type="string" calcext:value-type="string">
            <text:p>MS count</text:p>
          </table:table-cell>
          <table:table-cell/>
          <table:table-cell table:style-name="Default"/>
          <table:table-cell/>
        </table:table-row>
        <table:table-row table:style-name="ro1">
          <table:table-cell/>
          <table:table-cell table:style-name="Default" table:number-columns-repeated="2"/>
          <table:table-cell table:style-name="ce77" table:formula="of:=SUM([.D11:.D978])" office:value-type="float" office:value="44" calcext:value-type="float">
            <text:p>44</text:p>
          </table:table-cell>
          <table:table-cell/>
          <table:table-cell table:style-name="Default"/>
          <table:table-cell/>
        </table:table-row>
        <table:table-row table:style-name="ro1" table:number-rows-repeated="6">
          <table:table-cell/>
          <table:table-cell table:style-name="Default" table:number-columns-repeated="2"/>
          <table:table-cell table:number-columns-repeated="2"/>
          <table:table-cell table:style-name="Default"/>
          <table:table-cell/>
        </table:table-row>
        <table:table-row table:style-name="ro1">
          <table:table-cell/>
          <table:table-cell table:style-name="Default" table:number-columns-repeated="2"/>
          <table:table-cell office:value-type="string" calcext:value-type="string">
            <text:p>type</text:p>
          </table:table-cell>
          <table:table-cell/>
          <table:table-cell table:style-name="Default"/>
          <table:table-cell/>
        </table:table-row>
        <table:table-row table:style-name="ro4" table:visibility="filter">
          <table:table-cell office:value-type="float" office:value="1" calcext:value-type="float">
            <text:p>1</text:p>
          </table:table-cell>
          <table:table-cell table:style-name="ce71" office:value-type="string" calcext:value-type="string">
            <text:p><text:s text:c="2"/>'re being held at gunpoint . He 's forcing you . @!NANCY-TYLER-@1RICH# I do n't know . I do n't believe he had any feelings left for me or for anybody . It</text:p>
          </table:table-cell>
          <table:table-cell table:style-name="ce73" office:value-type="string" calcext:value-type="string">
            <text:p><text:s/>was something to make the police do to demonstrate that he was in control . When that did n't work , when they did not get the judge or the priest , then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re_vbr being_vbg held_vvn at_ii gunpoint_nn1 ._y He_pphs1 's_vbz forcing_vvg you_ppy ._y @!NANCY-TYLER-@1RICH#_zzc I_ppis1 do_vd0 n't_xx know_vvi ._y I_ppis1 do_vd0 n't_xx believe_vvi he_pphs1 had_vhd any_dd feelings_nn2 left_vvn for_if me_ppio1 or_cc for_if anybody_pn1 ._y It_pph1</text:p>
          </table:table-cell>
          <table:table-cell office:value-type="string" calcext:value-type="string">
            <text:p><text:s/>was_vbdz something_pn1 to_to make_vvi the_at police_nn2 do_vd0 to_to demonstrate_vvi that_cst he_pphs1 was_vbdz in_ii control_nn1 ._y When_cs that_dd1 did_vdd n't_xx work_vvi ,_y when_cs_rrq they_pphs2 did_vdd not_xx get_vvi the_at judge_nn1 or_cc the_at priest_nn1 ,_y then_</text:p>
          </table:table-cell>
        </table:table-row>
        <table:table-row table:style-name="ro4" table:visibility="filter">
          <table:table-cell office:value-type="float" office:value="2" calcext:value-type="float">
            <text:p>2</text:p>
          </table:table-cell>
          <table:table-cell table:style-name="ce71" office:value-type="string" calcext:value-type="string">
            <text:p><text:s text:c="2"/>be hurt . I want both of us to come through this and move on . @!ROBIN-ROBERTS-@1-A# @(Voiceover) But in his final phone call , there was a chilling reversal . Shenkman</text:p>
          </table:table-cell>
          <table:table-cell table:style-name="ce74" office:value-type="string" calcext:value-type="string">
            <text:p><text:s/>demanded the negotiators bring him a priest , not to marry them , but to administer last rites , something Florin knew police would never do . @!KAREN-FLORIN-@1 " TH# If you comply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be_vbi hurt_vvn ._y I_ppis1 want_vv0 both_rr of_io us_ppio2 to_to come_vvi through_ii_rp@ this_dd1 and_cc move_vvi on_rp@ ._y @!ROBIN-ROBERTS-@1-A#_zzc @(Voiceover)_zzq But_ccb in_ii his_appge final_jj_nn1 phone_nn1 call_nn1 ,_y there_ex was_vbdz a_at1 chilling_jj reversal_nn1 ._y Shenkman_np1@_nn1</text:p>
          </table:table-cell>
          <table:table-cell office:value-type="string" calcext:value-type="string">
            <text:p><text:s/>demanded_vvd the_at negotiators_nn2 bring_vv0 him_ppho1 a_at1 priest_nn1 ,_y not_xx to_to marry_vvi them_ppho2 ,_y but_ccb to_to administer_vvi last_md rites_nn2 ,_y something_pn1 Florin_nnu1 knew_vvd police_nn2 would_vm never_rr do_vdi ._y @!KAREN-FLORIN-@1_zzc "_y TH#_fo If_cs you_ppy comply_vv0</text:p>
          </table:table-cell>
        </table:table-row>
        <table:table-row table:style-name="ro4" table:visibility="filter">
          <table:table-cell office:value-type="float" office:value="3" calcext:value-type="float">
            <text:p>3</text:p>
          </table:table-cell>
          <table:table-cell table:style-name="ce71" office:value-type="string" calcext:value-type="string">
            <text:p><text:s/>oiceover) With @ @ @ @ @ @ @ @ @ @ 's ordeal was finally over . But she would still have to face him one final time in court . @!HUGH-KEEFE-@1RICHA# In over 40 years of</text:p>
          </table:table-cell>
          <table:table-cell table:style-name="ce73" office:value-type="string" calcext:value-type="string">
            <text:p><text:s/>practice , I have never seen a criminal defendant say anything like what I heard Richard say to Judge Dewey and the court . @!RICHARD-SHENKMAN-@# I feel it 's a waste of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iceover)_zzq With_iw @_ii @_ii @_ii @_ii @_ii @_ii @_ii @_ii @_ii @_ii 's_ge ordeal_nn1 was_vbdz finally_rr over_rp ._y But_ccb she_pphs1 would_vm still_rr have_vhi to_to face_vvi him_ppho1 one_mc1 final_jj time_nnt1 in_ii court_nn1 ._y @!HUGH-KEEFE-@1RICHA#_zzc In_ii over_rg 40_mc years_nnt2 of_io</text:p>
          </table:table-cell>
          <table:table-cell office:value-type="string" calcext:value-type="string">
            <text:p><text:s/>practice_nn1 ,_y I_ppis1 have_vh0 never_rr seen_vvn a_at1 criminal_jj_nn1 defendant_nn1 say_vv0 anything_pn1 like_ii what_ddq I_ppis1 heard_vvd Richard_np1 say_vvi to_ii Judge_np1@_nn1 Dewey_np1 and_cc the_at court_nn1 ._y @!RICHARD-SHENKMAN-@#_zzc I_zz1% feel_vv0 it_pph1 's_vbz a_at1 waste_nn1 of_</text:p>
          </table:table-cell>
        </table:table-row>
        <table:table-row table:style-name="ro4" table:visibility="filter">
          <table:table-cell office:value-type="float" office:value="4" calcext:value-type="float">
            <text:p>4</text:p>
          </table:table-cell>
          <table:table-cell table:style-name="ce71" office:value-type="string" calcext:value-type="string">
            <text:p><text:s text:c="2"/>In July 2006 , Nancy Tyler declared war . She fired the first shot in the famous war of the Tylers by filing for divorce . @!HUGH-KEEFE-@1RICHA# In over 40 years of</text:p>
          </table:table-cell>
          <table:table-cell table:style-name="ce73" office:value-type="string" calcext:value-type="string">
            <text:p><text:s/>practice , I have never seen a criminal defendant say anything like what I heard Richard say to Judge Dewey and the court . @!RICHARD-SHENKMAN-@# I feel it 's a waste of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n_ii July_npm1 2006_mc ,_y Nancy_np1 Tyler_np1 declared_vvd war_nn1 ._y She_pphs1 fired_vvd the_at first_md shot_nn1_vvn_vvd in_ii the_at famous_jj war_nn1 of_io the_at Tylers_np2 by_ii filing_vvg_nn1 for_if divorce_nn1 ._y @!HUGH-KEEFE-@1RICHA#_zzc In_ii over_rg 40_mc years_nnt2 of_io</text:p>
          </table:table-cell>
          <table:table-cell office:value-type="string" calcext:value-type="string">
            <text:p><text:s/>practice_nn1 ,_y I_ppis1 have_vh0 never_rr seen_vvn a_at1 criminal_jj_nn1 defendant_nn1 say_vv0 anything_pn1 like_ii what_ddq I_ppis1 heard_vvd Richard_np1 say_vvi to_ii Judge_np1@_nn1 Dewey_np1 and_cc the_at court_nn1 ._y @!RICHARD-SHENKMAN-@#_zzc I_zz1% feel_vv0 it_pph1 's_vbz a_at1 waste_nn1 of_</text:p>
          </table:table-cell>
        </table:table-row>
        <table:table-row table:style-name="ro4" table:visibility="filter">
          <table:table-cell office:value-type="float" office:value="5" calcext:value-type="float">
            <text:p>5</text:p>
          </table:table-cell>
          <table:table-cell table:style-name="ce71" office:value-type="string" calcext:value-type="string">
            <text:p><text:s text:c="2"/>. @!DAN-@1ACTOR@2-# Did you guys move it ? @!PATRON-@1FEMALE@2-# No . I thought you came in. @!DAN-@1ACTOR@2-# No . There 's a laptop there . You did n't see it ? I</text:p>
          </table:table-cell>
          <table:table-cell table:style-name="ce73" office:value-type="string" calcext:value-type="string">
            <text:p><text:s/>asked to you watch it . It 's $2,000. @!JOHN-QUI-ONES-@1-# @(Off-camera) You ready ? @!JOHN-QUI-ONES-@1-# @(Voiceover) Time to let them know it 's all part of " What Would You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DAN-@1ACTOR@2-#_zzc Did_vdd you_ppy guys_nn2 move_vv0 it_pph1 ?_y @!PATRON-@1FEMALE@2-#_zzc No_uh ._y I_ppis1 thought_vvd you_ppy came_vvd in._nnu @!DAN-@1ACTOR@2-#_zzc No_uh ._y There_ex 's_vbz a_at1 laptop_nn1 there_rl ._y You_ppy did_vdd n't_xx see_vvi it_pph1 ?_y I_ppis1</text:p>
          </table:table-cell>
          <table:table-cell office:value-type="string" calcext:value-type="string">
            <text:p><text:s/>asked_vvd to_ii you_ppy watch_vv0 it_pph1 ._y It_pph1 's_vbz $2,000._nnu @!JOHN-QUI-ONES-@1-#_zzc @(Off-camera)_zzq You_ppy ready_vv0%_jj_rr@ ?_y @!JOHN-QUI-ONES-@1-#_zzc @(Voiceover)_zzq Time_nnt1 to_to let_vvi them_ppho2 know_vvi it_pph1 's_vbz all_db part_nn1 of_io "_y What_ddq Would_vm You_ppy</text:p>
          </table:table-cell>
        </table:table-row>
        <table:table-row table:style-name="ro4" table:visibility="filter">
          <table:table-cell office:value-type="float" office:value="6" calcext:value-type="float">
            <text:p>6</text:p>
          </table:table-cell>
          <table:table-cell table:style-name="ce71" office:value-type="string" calcext:value-type="string">
            <text:p><text:s/>@2-# No . He asked us to watch the computer . @!KEVIN-@1ACTOR@2-# That 's my friend . He told me to grab it . @!PATTY-@1PATRON@2-# Can I just make sure ? Because he</text:p>
          </table:table-cell>
          <table:table-cell table:style-name="ce73" office:value-type="string" calcext:value-type="string">
            <text:p><text:s/>asked us to make sure we watch it . @!KEVIN-@1ACTOR@2-# Are you kidding me ? @!PATTY-@1PATRON@2-# No , I 'm not kidding you . I was n't letting him walk awa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2-#_zzc No_uh ._y He_pphs1 asked_vvd us_ppio2 to_to watch_vvi the_at computer_nn1 ._y @!KEVIN-@1ACTOR@2-#_zzc That_dd1 's_vbz my_appge friend_nn1 ._y He_pphs1 told_vvd me_ppio1 to_to grab_vvi it_pph1 ._y @!PATTY-@1PATRON@2-#_zzc Can_vm I_ppis1 just_rr make_vvi sure_jj ?_y Because_cs he_pphs1</text:p>
          </table:table-cell>
          <table:table-cell office:value-type="string" calcext:value-type="string">
            <text:p><text:s/>asked_vvd us_ppio2 to_to make_vvi sure_jj_rr% we_ppis2 watch_vv0 it_pph1 ._y @!KEVIN-@1ACTOR@2-#_zzc Are_vbr you_ppy kidding_vvg me_ppio1 ?_y @!PATTY-@1PATRON@2-#_zzc No_uh ,_y I_ppis1 'm_vbm not_xx kidding_vvg you_ppy ._y I_ppis1 was_vbdz n't_xx letting_vvg him_ppho1 walk_vvi away_rl</text:p>
          </table:table-cell>
        </table:table-row>
        <table:table-row table:style-name="ro4" table:visibility="filter">
          <table:table-cell office:value-type="float" office:value="7" calcext:value-type="float">
            <text:p>7</text:p>
          </table:table-cell>
          <table:table-cell table:style-name="ce71" office:value-type="string" calcext:value-type="string">
            <text:p><text:s text:c="2"/>, we found Good Samaritans who stepped in to teach a valuable lesson . @!JOHN-QUI-ONES-@1-# @(Off-camera) So , if it looks too good to be true ? @!SCOTT-SHAW-@1PATRO# It 's probably too</text:p>
          </table:table-cell>
          <table:table-cell table:style-name="ce73" office:value-type="string" calcext:value-type="string">
            <text:p><text:s/>good be true . @!ANNOUNCER-# Next , is it tie the knot ? @!PETER-@1ACTOR@2-# Will you marry me ? @!MARK-@1ACTOR@2-# Oh , my gosh , yes . Yes . @!ANNOUNCER-# Or just tie a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we_ppis2 found_vvd Good_jj Samaritans_nn2 who_pnqs stepped_vvd in_rp@ to_to teach_vvi a_at1 valuable_jj lesson_nn1 ._y @!JOHN-QUI-ONES-@1-#_zzc @(Off-camera)_zzq So_rr ,_y if_cs it_pph1 looks_vvz too_rg good_jj to_to be_vbi true_jj ?_y @!SCOTT-SHAW-@1PATRO#_zzc It_pph1 's_vbz probably_rr too_rg</text:p>
          </table:table-cell>
          <table:table-cell office:value-type="string" calcext:value-type="string">
            <text:p><text:s/>good_rr% be_vbi true_jj ._y @!ANNOUNCER-#_zzc Next_md ,_y is_vbz it_pph1 tie_vv0 the_at knot_nn1 ?_y @!PETER-@1ACTOR@2-#_zzc Will_vm you_ppy marry_vvi me_ppio1 ?_y @!MARK-@1ACTOR@2-#_zzc Oh_uh ,_y my_appge gosh_uh ,_y yes_uh ._y Yes_uh ._y @!ANNOUNCER-#_zzc Or_cc just_rr tie_vv0 a_at1</text:p>
          </table:table-cell>
        </table:table-row>
        <table:table-row table:style-name="ro4" table:visibility="filter">
          <table:table-cell office:value-type="float" office:value="8" calcext:value-type="float">
            <text:p>8</text:p>
          </table:table-cell>
          <table:table-cell table:style-name="ce71" office:value-type="string" calcext:value-type="string">
            <text:p><text:s/>1 that most people thought was the odds-on favorite . He came in this race , as we 've presented argument , with the best organization , best campaign , and best money</text:p>
          </table:table-cell>
          <table:table-cell table:style-name="ce73" office:value-type="string" calcext:value-type="string">
            <text:p><text:s/>. And as we 've seen this entire process unfold , the problem has been - maybe not his Romney-Ness , but maybe his Mitt-Ness , because he can not sell himself 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that_cst most_dat people_nn thought_nn1_vvd was_vbdz the_at odds-on_jj favorite_nn1 ._y He_pphs1 came_vvd in_ii_rp@ this_dd1 race_nn1 ,_y as_csa we_ppis2 've_vh0 presented_vvn argument_nn1 ,_y with_iw the_at best_jjt organization_nn1 ,_y best_jjt_rrt campaign_nn1_vv0@ ,_y and_cc best_jjt money_nn1</text:p>
          </table:table-cell>
          <table:table-cell office:value-type="string" calcext:value-type="string">
            <text:p><text:s/>._y And_cc as_csa we_ppis2 've_vh0 seen_vvn this_dd1_rg% entire_jj process_nn1 unfold_vv0 ,_y the_at problem_nn1 has_vhz been_vbn -_- maybe_rr not_xx his_appge Romney-Ness_np1 ,_y but_ccb maybe_rr his_appge Mitt-Ness_np1 ,_y because_cs he_pphs1 can_vm not_xx sell_vvi himself_ppx1 as_ii_csa</text:p>
          </table:table-cell>
        </table:table-row>
        <table:table-row table:style-name="ro4" table:visibility="filter">
          <table:table-cell office:value-type="float" office:value="9" calcext:value-type="float">
            <text:p>9</text:p>
          </table:table-cell>
          <table:table-cell table:style-name="ce71" office:value-type="string" calcext:value-type="string">
            <text:p><text:s/>@1RE# So this idea that , because one person did well , Newt finished fourth and fifth . Where was everybody calling him to get out of the race ? You know , we</text:p>
          </table:table-cell>
          <table:table-cell table:style-name="ce73" office:value-type="string" calcext:value-type="string">
            <text:p><text:s/>finished a very - you know , we came from single digits in the last week and - and really had a strong finish , a good debate . You know , we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1RE#_zzc So_cs@_rr this_dd1 idea_nn1 that_cst_dd1 ,_y because_cs one_mc1 person_nn1 did_vdd well_rr ,_y Newt_np1 finished_vvd fourth_md and_cc fifth_md ._y Where_rrq was_vbdz everybody_pn1 calling_vvg him_ppho1 to_to get_vvi out_ii21 of_ii22 the_at race_nn1 ?_y You_ppy know_vv0 ,_y we_ppis2</text:p>
          </table:table-cell>
          <table:table-cell office:value-type="string" calcext:value-type="string">
            <text:p><text:s/>finished_vvd a_at1 very_jj@_rg -_- you_ppy know_vv0 ,_y we_ppis2 came_vvd from_ii single_jj digits_nn2 in_ii the_at last_md week_nnt1 and_cc -_- and_cc really_rr had_vhn@_vhd a_at1 strong_jj finish_nn1 ,_y a_at1 good_jj debate_nn1 ._y You_ppy know_vv0 ,_y we_ppis2</text:p>
          </table:table-cell>
        </table:table-row>
        <table:table-row table:style-name="ro4" table:visibility="filter">
          <table:table-cell office:value-type="float" office:value="10" calcext:value-type="float">
            <text:p>10</text:p>
          </table:table-cell>
          <table:table-cell table:style-name="ce71" office:value-type="string" calcext:value-type="string">
            <text:p><text:s/>@1CHILD-AC# Mom , I 'm scared . You ca n't let me drive the car . @!ACTRESS-@1FEMALE@2# Hi . @!PEDESTRIAN-@1MALE@# Hi . I 'm just being nice . Are you okay ? @!JOHN-QUI-ONES-@1-#</text:p>
          </table:table-cell>
          <table:table-cell table:style-name="ce73" office:value-type="string" calcext:value-type="string">
            <text:p><text:s/>@(Voiceover) But the next words out of his mouth seem resolute . @!PEDESTRIAN-@1MALE@# I 'd be happy to drive you and I can get my friend to drive me , behind us t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CHILD-AC#_zzc Mom_nn1 ,_y I_ppis1 'm_vbm scared_jj ._y You_ppy ca_vm n't_xx let_vvi me_ppio1 drive_nn1 the_at car_nn1 ._y @!ACTRESS-@1FEMALE@2#_zzc Hi_uh ._y @!PEDESTRIAN-@1MALE@#_zzc Hi_uh ._y I_ppis1 'm_vbm just_rr being_vbg nice_jj_rr@ ._y Are_vbr you_ppy okay_jj ?_y @!JOHN-QUI-ONES-@1-#_zzc</text:p>
          </table:table-cell>
          <table:table-cell office:value-type="string" calcext:value-type="string">
            <text:p><text:s/>@(Voiceover)_zzq But_ccb the_at next_md words_nn2 out_ii21 of_ii22 his_appge mouth_nn1 seem_vv0 resolute_jj ._y @!PEDESTRIAN-@1MALE@#_zzc I_zz1% 'd_vm be_vbi happy_jj to_to drive_vvi you_ppy and_cc I_ppis1 can_vm get_vvi my_appge friend_nn1 to_to drive_vvi me_ppio1 ,_y behind_ii us_ppio2 to_</text:p>
          </table:table-cell>
        </table:table-row>
        <table:table-row table:style-name="ro4" table:visibility="filter">
          <table:table-cell office:value-type="float" office:value="11" calcext:value-type="float">
            <text:p>11</text:p>
          </table:table-cell>
          <table:table-cell table:style-name="ce71" office:value-type="string" calcext:value-type="string">
            <text:p><text:s text:c="2"/>@ what does it mean to you ? @!NE-YO-@1 " RED-TAILS# As everybody knows , music is my main thing . And when I said I wanted to do the acting thing , I</text:p>
          </table:table-cell>
          <table:table-cell table:style-name="ce73" office:value-type="string" calcext:value-type="string">
            <text:p><text:s/>said I want to do acting that has nothing to do with Ne-Yo , the singer/songwriter . I want to do something that 's completely not me . Once I really go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what_ddq does_vdz it_pph1 mean_vvi to_ii you_ppy ?_y @!NE-YO-@1_zzc "_y RED-TAILS#_fo As_csa everybody_pn1 knows_vvz ,_y music_nn1 is_vbz my_appge main_jj thing_nn1 ._y And_cc when_cs_rrq I_ppis1 said_vvd I_ppis1 wanted_vvd to_to do_vdi the_at acting_jj@_nn1@ thing_nn1 ,_y I_ppis1</text:p>
          </table:table-cell>
          <table:table-cell office:value-type="string" calcext:value-type="string">
            <text:p><text:s/>said_vvd I_ppis1 want_vv0 to_to do_vdi acting_jj@_nn1@ that_cst has_vhz nothing_pn1 to_to do_vdi with_iw Ne-Yo_uh ,_y the_at singer/songwriter_nn1 ._y I_ppis1 want_vv0 to_to do_vdi something_pn1 that_cst 's_vbz_vhz@ completely_rr not_xx me_ppio1 ._y Once_cs@_rr I_ppis1 really_rr got_</text:p>
          </table:table-cell>
        </table:table-row>
        <table:table-row table:style-name="ro4" table:visibility="filter">
          <table:table-cell office:value-type="float" office:value="12" calcext:value-type="float">
            <text:p>12</text:p>
          </table:table-cell>
          <table:table-cell table:style-name="ce71" office:value-type="string" calcext:value-type="string">
            <text:p><text:s/>ot the nominee at this point . @!GEORGE-STEPHANOPOU# @(Off-camera) You know ... @!COKIE-ROBERTS-@1-A# @(Off-camera) And these - and these - and this whole line of attack is certainly one that</text:p>
          </table:table-cell>
          <table:table-cell table:style-name="ce73" office:value-type="string" calcext:value-type="string">
            <text:p><text:s/>the President would use against him . And it seem to me that ... @!GEORGE-STEPHANOPOU# @(Off-camera) There 's no question about that , Cokie , but that 's why everybody is shakin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t_xx the_at nominee_nn1 at_ii this_dd1 point_nn1 ._y @!GEORGE-STEPHANOPOU#_zzc @(Off-camera)_zzq You_ppy know_vv0 ..._... @!COKIE-ROBERTS-@1-A#_zzc @(Off-camera)_zzq And_cc these_dd2 -_- and_cc these_dd2 -_- and_cc this_dd1 whole_jj_nn1 line_nn1 of_io attack_nn1 is_vbz certainly_rr one_pn1 that_cst</text:p>
          </table:table-cell>
          <table:table-cell office:value-type="string" calcext:value-type="string">
            <text:p><text:s/>the_at President_nn1 would_vm use_vvi against_ii him_ppho1 ._y And_cc it_pph1 seem_vv0 to_ii me_ppio1 that_dd1_cst ..._... @!GEORGE-STEPHANOPOU#_zzc @(Off-camera)_zzq There_ex 's_vbz no_at question_nn1 about_ii that_dd1 ,_y Cokie_np1 ,_y but_ccb that_dd1 's_vbz why_rrq everybody_pn1 is_vbz shaking_</text:p>
          </table:table-cell>
        </table:table-row>
        <table:table-row table:style-name="ro4" table:visibility="filter">
          <table:table-cell office:value-type="float" office:value="13" calcext:value-type="float">
            <text:p>13</text:p>
          </table:table-cell>
          <table:table-cell table:style-name="ce71" office:value-type="string" calcext:value-type="string">
            <text:p><text:s text:c="2"/>wrong on the facts . Three of the people featured ... @!PAUL-KRUGMAN-@1NEW# Since when has that been a problem ? @!JONATHAN-KARL-@1-A# @(Off-camera) Yeah , but three of the people in this</text:p>
          </table:table-cell>
          <table:table-cell table:style-name="ce73" office:value-type="string" calcext:value-type="string">
            <text:p><text:s/>were - you know , actually got raises under Bain when , you know , when Romney was there . They did n't lose their jobs until Bain sold it to a teacher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rong_jj_rr@ on_ii the_at facts_nn2 ._y Three_mc of_io the_at people_nn featured_vvd_vvn ..._... @!PAUL-KRUGMAN-@1NEW#_zzc Since_ii when_rrq has_vhz that_dd1 been_vbn a_at1 problem_nn1 ?_y @!JONATHAN-KARL-@1-A#_zzc @(Off-camera)_zzq Yeah_uh ,_y but_ccb three_mc of_io the_at people_nn in_ii this_dd1</text:p>
          </table:table-cell>
          <table:table-cell office:value-type="string" calcext:value-type="string">
            <text:p><text:s/>were_vbdr -_- you_ppy know_vv0 ,_y actually_rr got_vvn raises_vvz under_ii Bain_fw when_cs ,_y you_ppy know_vv0 ,_y when_cs_rrq Romney_np1 was_vbdz there_rl ._y They_pphs2 did_vdd n't_xx lose_vvi their_appge jobs_nn2 until_ii@ Bain_fw sold_vvd it_pph1 to_ii a_at1 teachers_nn2</text:p>
          </table:table-cell>
        </table:table-row>
        <table:table-row table:style-name="ro4" table:visibility="filter">
          <table:table-cell office:value-type="float" office:value="14" calcext:value-type="float">
            <text:p>14</text:p>
          </table:table-cell>
          <table:table-cell table:style-name="ce71" office:value-type="string" calcext:value-type="string">
            <text:p><text:s/>@ @ @ @ @ @ @ @ @ @ @(Off-camera) And half the time , you have sex with them ? @!JOE-@1SPERM-DONOR@# Yeah , sex . @!ELIZABETH-VARGAS-@# @(Voiceover) We 'll call him Joe . He</text:p>
          </table:table-cell>
          <table:table-cell table:style-name="ce74" office:value-type="string" calcext:value-type="string">
            <text:p><text:s/>asked that we disguise his face and his voice because he has a secret online life . He says he meets women often in hotel rooms who have sex with him because they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ii @_ii @_ii @_ii @_ii @_ii @_ii @_ii @_ii @_ii @(Off-camera)_zzq And_cc half_db the_at time_nnt1 ,_y you_ppy have_vh0 sex_nn1 with_iw them_ppho2 ?_y @!JOE-@1SPERM-DONOR@#_zzc Yeah_uh ,_y sex_nn1 ._y @!ELIZABETH-VARGAS-@#_zzc @(Voiceover)_zzq We_ppis2 'll_vm call_vvi him_ppho1 Joe_np1 ._y He_pphs1</text:p>
          </table:table-cell>
          <table:table-cell office:value-type="string" calcext:value-type="string">
            <text:p><text:s/>asked_vvd that_cst we_ppis2 disguise_vv0 his_appge face_nn1 and_cc his_appge voice_nn1 because_cs he_pphs1 has_vhz a_at1 secret_jj online_jj life_nn1 ._y He_pphs1 says_vvz he_pphs1 meets_vvz women_nn2 often_rr in_ii hotel_nn1 rooms_nn2 who_pnqs have_vh0 sex_nn1 with_iw him_ppho1 because_cs they_</text:p>
          </table:table-cell>
        </table:table-row>
        <table:table-row table:style-name="ro4">
          <table:table-cell office:value-type="float" office:value="15" calcext:value-type="float">
            <text:p>15</text:p>
          </table:table-cell>
          <table:table-cell table:style-name="ce71" office:value-type="string" calcext:value-type="string">
            <text:p><text:s/>reakthrough . @!TALI-WENDROW-@1MOT# We 're absolutely in tears . Initially , it was , oh , my goodness . This is , this is great . Wow , I , you @ @ @ @ @ @ @ @ @</text:p>
          </table:table-cell>
          <table:table-cell table:style-name="ce73" office:value-type="string" calcext:value-type="string">
            <text:p><text:s/>@ @(Voiceover) So , of course , the Wendrows fight to get FC for Aislinn at school . Almost overnight , Aislinn 's days of matching pictures and connecting dots are thro</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reakthrough_nn1 ._y @!TALI-WENDROW-@1MOT#_zzc We_ppis2 're_vbr absolutely_rr in_ii tears_nn2 ._y Initially_rr ,_y it_pph1 was_vbdz ,_y oh_uh ,_y my_appge goodness_nn1 ._y This_dd1 is_vbz ,_y this_dd1 is_vbz great_jj ._y Wow_uh ,_y I_ppis1_zz1% ,_y you_ppy @_ii @_ii @_ii @_ii @_ii @_ii @_ii @_ii @_ii</text:p>
          </table:table-cell>
          <table:table-cell office:value-type="string" calcext:value-type="string">
            <text:p><text:s/>@_ii @(Voiceover)_zzq So_rr ,_y of_rr21 course_rr22 ,_y the_at Wendrows_nn2_np1 fight_vv0 to_to get_vvi FC_np1 for_if Aislinn_np1_nn1@ at_ii school_nn1 ._y Almost_rr overnight_rt_jj ,_y Aislinn_np1 's_ge days_nnt2 of_io matching_jj_vvg_nn1 pictures_nn2 and_cc connecting_jj_vvg dots_nn2 are_vbr thro</text:p>
          </table:table-cell>
        </table:table-row>
        <table:table-row table:style-name="ro4" table:visibility="filter">
          <table:table-cell office:value-type="float" office:value="16" calcext:value-type="float">
            <text:p>16</text:p>
          </table:table-cell>
          <table:table-cell table:style-name="ce71" office:value-type="string" calcext:value-type="string">
            <text:p><text:s/>ip . @!IAN-WENDROW-@1BROT# I 've lost the image I 've had of my dad , the image of a trustworthy person . @!CHRIS-CUOMO-@1-ABC# @(Voiceover) Brusseau may be good at asking questions</text:p>
          </table:table-cell>
          <table:table-cell table:style-name="ce73" office:value-type="string" calcext:value-type="string">
            <text:p><text:s/>to frightened teens , but when we suggested he answer my questions , he refused . In sworn testimony , he said what he did was acceptable . He calls the lies tactics</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ip_nn1 ._y @!IAN-WENDROW-@1BROT#_zzc I_zz1% 've_vh0 lost_vvn the_at image_nn1 I_ppis1 've_vh0 had_vhn of_io my_appge dad_nn1 ,_y the_at image_nn1 of_io a_at1 trustworthy_jj person_nn1 ._y @!CHRIS-CUOMO-@1-ABC#_zzc @(Voiceover)_zzq Brusseau_nn1_np1 may_vm be_vbi good_jj at_ii asking_vvg questions_nn2</text:p>
          </table:table-cell>
          <table:table-cell office:value-type="string" calcext:value-type="string">
            <text:p><text:s/>to_ii frightened_jj teens_nn2 ,_y but_ccb when_cs_rrq we_ppis2 suggested_vvd he_pphs1 answer_vv0 my_appge questions_nn2 ,_y he_pphs1 refused_vvd ._y In_ii sworn_jj@ testimony_nn1 ,_y he_pphs1 said_vvd what_ddq he_pphs1 did_vdd was_vbdz acceptable_jj ._y He_pphs1 calls_vvz the_at lies_nn2 tactics_nn</text:p>
          </table:table-cell>
        </table:table-row>
        <table:table-row table:style-name="ro4" table:visibility="filter">
          <table:table-cell office:value-type="float" office:value="17" calcext:value-type="float">
            <text:p>17</text:p>
          </table:table-cell>
          <table:table-cell table:style-name="ce71" office:value-type="string" calcext:value-type="string">
            <text:p><text:s/>s skeleton in May 1994 , was big news . @(Exterior-of-house; Unidentified Reporter 2 : It was cut into three pieces , stored in plastic bags . @!TAIBBI: @(Voiceover) Detective Tricia</text:p>
          </table:table-cell>
          <table:table-cell table:style-name="ce73" office:value-type="string" calcext:value-type="string">
            <text:p><text:s/>Gough was helping the LA County Sheriff 's Department try and figure out who had killed the shy computer programmer . One name stood out in the case file put together by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s_np1_nn1 skeleton_nn1 in_ii May_npm1 1994_mc ,_y was_vbdz big_jj news_nn1 ._y @(Exterior-of-house;_zzq Unidentified_jj Reporter_nn1 2_mc :_y It_pph1 was_vbdz cut_vvn into_ii three_mc pieces_nn2 ,_y stored_vvn_vvd in_ii plastic_nn1 bags_nn2 ._y @!TAIBBI:_zzc @(Voiceover)_zzq Detective_nn1 Tricia_np1</text:p>
          </table:table-cell>
          <table:table-cell office:value-type="string" calcext:value-type="string">
            <text:p><text:s/>Gough_np1 was_vbdz helping_vvg the_at LA_np1 County_np1 Sheriff_nn1 's_ge Department_nn1 try_vv0 and_cc figure_vv0 out_rp who_pnqs had_vhd killed_vvn the_at shy_jj computer_nn1 programmer_nn1 ._y One_mc1 name_nn1 stood_vvd out_rp in_ii the_at case_nn1 file_nn1 put_vvd_vvn_vv0 together_rl by_</text:p>
          </table:table-cell>
        </table:table-row>
        <table:table-row table:style-name="ro4">
          <table:table-cell office:value-type="float" office:value="18" calcext:value-type="float">
            <text:p>18</text:p>
          </table:table-cell>
          <table:table-cell table:style-name="ce71" office:value-type="string" calcext:value-type="string">
            <text:p><text:s text:c="2"/>, this guy is n't just a phony , he 's a 14 karat phony ' ? @!Det-GOUGH: Oh , yeah . But you have to be impressed . I mean , and people</text:p>
          </table:table-cell>
          <table:table-cell table:style-name="ce73" office:value-type="string" calcext:value-type="string">
            <text:p><text:s/>bought it hook , line , and sinker . @!TAIBBI: @(Voiceover) Were there also tall tales the fake baronet had sold to John and Linda Sohus when they were all living</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ddq ,_y this_dd1 guy_nn1 is_vbz n't_xx just_rr a_at1 phony_jj_nn1@ ,_y he_pphs1 's_vbz a_at1 14_mc karat_nn1_vv0 phony_nn1@_jj '_ge_"@ ?_y @!Det-GOUGH:_zzc Oh_uh ,_y yeah_uh ._y But_ccb you_ppy have_vh0 to_to be_vbi impressed_vvn ._y I_ppis1 mean_vv0 ,_y and_cc people_nn</text:p>
          </table:table-cell>
          <table:table-cell office:value-type="string" calcext:value-type="string">
            <text:p><text:s/>bought_vvd_vvn it_pph1 hook_nn1_vv0@ ,_y line_nn1 ,_y and_cc sinker_nn1 ._y @!TAIBBI:_zzc @(Voiceover)_zzq Were_vbdr there_rl also_rr tall_jj tales_nn2 the_at fake_jj baronet_nn1 had_vhd sold_vvn to_ii John_np1 and_cc Linda_np1 Sohus_np1_nn1 when_cs_rrq they_pphs2 were_vbdr all_db_rr@ living_vvg_</text:p>
          </table:table-cell>
        </table:table-row>
        <table:table-row table:style-name="ro4">
          <table:table-cell office:value-type="float" office:value="19" calcext:value-type="float">
            <text:p>19</text:p>
          </table:table-cell>
          <table:table-cell table:style-name="ce71" office:value-type="string" calcext:value-type="string">
            <text:p><text:s/>e people may call their next witness . @!TAIBBI: @(Voiceover) The judge allowed our cameras into the hearing , but would not let us broadcast any witness testimony . Still , it</text:p>
          </table:table-cell>
          <table:table-cell table:style-name="ce73" office:value-type="string" calcext:value-type="string">
            <text:p><text:s/>was a first glimpse at the case . Front and center , the crime scene photos . A forensic pathologist said , ' Look at John 's skull , fractured in three places .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e_at people_nn may_vm call_vvi their_appge next_md witness_nn1 ._y @!TAIBBI:_zzc @(Voiceover)_zzq The_at judge_nn1 allowed_vvd_vvn our_appge cameras_nn2 into_ii the_at hearing_nn1 ,_y but_ccb would_vm not_xx let_vvi us_ppio2 broadcast_vvi any_dd witness_nn1_vv0 testimony_nn1 ._y Still_rr ,_y it_pph1</text:p>
          </table:table-cell>
          <table:table-cell office:value-type="string" calcext:value-type="string">
            <text:p><text:s/>was_vbdz a_at1 first_md glimpse_nn1_vv0 at_ii the_at case_nn1 ._y Front_nn1_jj and_cc center_nn1 ,_y the_at crime_nn1 scene_nn1 photos_nn2 ._y A_at1_zz1 forensic_jj pathologist_nn1 said_vvd ,_y '_ge Look_nn1 at_ii John_np1 's_ge skull_nn1 ,_y fractured_vvn_vvd in_ii three_mc places_nn2 ._</text:p>
          </table:table-cell>
        </table:table-row>
        <table:table-row table:style-name="ro4" table:visibility="filter">
          <table:table-cell office:value-type="float" office:value="20" calcext:value-type="float">
            <text:p>20</text:p>
          </table:table-cell>
          <table:table-cell table:style-name="ce71" office:value-type="string" calcext:value-type="string">
            <text:p><text:s/>!KOTB: That was good . @!GIFFORD: All right . Thank you . @!KOTB: All right . If you have a messy desk at work ... @!GIFFORD: And @ @ @ @ @ @ @ @ @ @ Mine 's</text:p>
          </table:table-cell>
          <table:table-cell table:style-name="ce73" office:value-type="string" calcext:value-type="string">
            <text:p><text:s/>not that bad . I really don't. @!GIFFORD: Hodi do do . @!KOTB: I do n't think my desk is that messy . @!GIFFORD: We should take a shot of it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KOTB:_zzc That_dd1 was_vbdz good_jj ._y @!GIFFORD:_zzc All_rr21 right_rr22 ._y Thank_vv0 you_ppy ._y @!KOTB:_zzc All_rr21 right_rr22 ._y If_cs you_ppy have_vh0 a_at1 messy_jj desk_nn1 at_ii work_nn1 ..._... @!GIFFORD:_zzc And_cc @_ii @_ii @_ii @_ii @_ii @_ii @_ii @_ii @_ii @_ii Mine_ppge_nn1 's_vbz</text:p>
          </table:table-cell>
          <table:table-cell office:value-type="string" calcext:value-type="string">
            <text:p><text:s/>not_xx that_rg bad_jj ._y I_ppis1 really_rr don't._nnu @!GIFFORD:_zzc Hodi_np1 do_vd0 do_vdi ._y @!KOTB:_zzc I_ppis1 do_vd0 n't_xx think_vvi my_appge desk_nn1 is_vbz that_dd1_cst_rg% messy_jj ._y @!GIFFORD:_zzc We_ppis2 should_vm take_vvi a_at1 shot_nn1 of_io it_pph1 ._y @!</text:p>
          </table:table-cell>
        </table:table-row>
        <table:table-row table:style-name="ro4" table:visibility="filter">
          <table:table-cell office:value-type="float" office:value="21" calcext:value-type="float">
            <text:p>21</text:p>
          </table:table-cell>
          <table:table-cell table:style-name="ce71" office:value-type="string" calcext:value-type="string">
            <text:p><text:s text:c="2"/>at their house . So that 's my new -- that is sad . You guys are hiding the drinks in the morning . @!KOTB: Yeah . @!FISHER: In the morning . @!KOTB: We</text:p>
          </table:table-cell>
          <table:table-cell table:style-name="ce73" office:value-type="string" calcext:value-type="string">
            <text:p><text:s/>hid the -- I know , we -- because you 're -- you do n't drink , so we cleared the table of all things alcoholic . @!FISHER: Oh , is n't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at_ii their_appge house_nn1 ._y So_rr that_dd1 's_vbz my_appge new_jj --_nn1_jj that_cst_dd1 is_vbz sad_jj ._y You_ppy guys_nn2 are_vbr hiding_vvg the_at drinks_nn2 in_ii the_at morning_nnt1 ._y @!KOTB:_zzc Yeah_uh ._y @!FISHER:_zzc In_ii the_at morning_nnt1 ._y @!KOTB:_zzc We_ppis2</text:p>
          </table:table-cell>
          <table:table-cell office:value-type="string" calcext:value-type="string">
            <text:p><text:s/>hid_vvd the_at --_nn1_jj I_ppis1 know_vv0 ,_y we_ppis2 --_zz because_cs you_ppy 're_vbr --_zz you_ppy do_vd0 n't_xx drink_vvi ,_y so_cs@_rr we_ppis2 cleared_vvd the_at table_nn1 of_io all_db things_nn2 alcoholic_nn1_jj ._y @!FISHER:_zzc Oh_uh ,_y is_vbz n't_</text:p>
          </table:table-cell>
        </table:table-row>
        <table:table-row table:style-name="ro4" table:visibility="filter">
          <table:table-cell office:value-type="float" office:value="22" calcext:value-type="float">
            <text:p>22</text:p>
          </table:table-cell>
          <table:table-cell table:style-name="ce71" office:value-type="string" calcext:value-type="string">
            <text:p><text:s text:c="2"/>than a text message . If you want me , say , ' I 'd like @ @ @ @ @ @ @ @ @ @ my face . @!SNYDERMAN: I 'm sorry . That 's sexting. @!Ms-JONES: OK . No</text:p>
          </table:table-cell>
          <table:table-cell table:style-name="ce73" office:value-type="string" calcext:value-type="string">
            <text:p><text:s/>, it 's talking . @!GUTHRIE: OK. @!Ms-JONES: God forbid we should talk . @!GUTHRIE: Let 's move on to another sex topic for Donny . Cuddle or sleep ? OK . 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an_ii22 a_at1 text_nn1 message_nn1 ._y If_cs you_ppy want_vv0 me_ppio1 ,_y say_vv0 ,_y '_"@_ge I_ppis1 'd_vm like_vvi @_ii @_ii @_ii @_ii @_ii @_ii @_ii @_ii @_ii @_ii my_appge face_nn1 ._y @!SNYDERMAN:_zzc I_ppis1 'm_vbm sorry_jj ._y That_dd1 's_vbz sexting._nnu @!Ms-JONES:_zzc OK_rr ._y No_uh</text:p>
          </table:table-cell>
          <table:table-cell office:value-type="string" calcext:value-type="string">
            <text:p><text:s/>,_y it_pph1 's_vbz talking_vvg ._y @!GUTHRIE:_zzc OK._rr @!Ms-JONES:_zzc God_np1 forbid_vv0 we_ppis2 should_vm talk_vvi ._y @!GUTHRIE:_zzc Let_vm21 's_vm22 move_vvi on_rp_ii21 to_ii_ii22 another_dd1 sex_nn1 topic_nn1 for_if Donny_np1 ._y Cuddle_vv0_nn1 or_cc sleep_vv0_nn1 ?_y OK_rr ._y A_at1_</text:p>
          </table:table-cell>
        </table:table-row>
        <table:table-row table:style-name="ro4" table:visibility="filter">
          <table:table-cell office:value-type="float" office:value="23" calcext:value-type="float">
            <text:p>23</text:p>
          </table:table-cell>
          <table:table-cell table:style-name="ce71" office:value-type="string" calcext:value-type="string">
            <text:p><text:s text:c="2"/>little tangles with your parents . @!GIFFORD: Yeah . @!KOTB: And if you talk back they think that you 're reasoning something out , that you 're having -- you 're making</text:p>
          </table:table-cell>
          <table:table-cell table:style-name="ce73" office:value-type="string" calcext:value-type="string">
            <text:p><text:s/>a discussion as opposed to you telling your child do it because I said so and they say OK. @!GIFFORD: I guess it 's the @ @ @ @ @ @ @ @ @ @ That w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o little_jj tangles_nn2_vvz with_iw your_appge parents_nn2 ._y @!GIFFORD:_zzc Yeah_uh ._y @!KOTB:_zzc And_cc if_cs_csw@ you_ppy talk_vv0 back_rp they_pphs2 think_vv0 that_cst you_ppy 're_vbr reasoning_vvg something_pn1 out_rp ,_y that_cst you_ppy 're_vbr having_vhg --_zz you_ppy 're_vbr making_vvg</text:p>
          </table:table-cell>
          <table:table-cell office:value-type="string" calcext:value-type="string">
            <text:p><text:s/>a_at1 discussion_nn1 as_ii31 opposed_ii32 to_ii33 you_ppy telling_vvg your_appge child_nn1 do_vd0 it_pph1 because_cs I_ppis1 said_vvd so_rr and_cc they_pphs2 say_vv0 OK._rr @!GIFFORD:_zzc I_ppis1 guess_vv0 it_pph1 's_vbz the_at @_ii @_ii @_ii @_ii @_ii @_ii @_ii @_ii @_ii @_ii That_dd1 was_vbdz</text:p>
          </table:table-cell>
        </table:table-row>
        <table:table-row table:style-name="ro4" table:visibility="filter">
          <table:table-cell office:value-type="float" office:value="24" calcext:value-type="float">
            <text:p>24</text:p>
          </table:table-cell>
          <table:table-cell table:style-name="ce71" office:value-type="string" calcext:value-type="string">
            <text:p><text:s/>br making a discussion as opposed to you telling your child do it because I said so and they say OK. @!GIFFORD: I guess it 's the @ @ @ @ @ @ @ @ @ @ That</text:p>
          </table:table-cell>
          <table:table-cell table:style-name="ce73" office:value-type="string" calcext:value-type="string">
            <text:p><text:s/>was always -- now we say getting sassy in our house or get ... @!KOTB: Yeah . Yeah . @!GIFFORD: ... you know , a little too sassy . Yeah , I mean , anything has to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br making_vvg a_at1 discussion_nn1 as_ii31 opposed_ii32 to_ii33 you_ppy telling_vvg your_appge child_nn1 do_vd0 it_pph1 because_cs I_ppis1 said_vvd so_rr and_cc they_pphs2 say_vv0 OK._rr @!GIFFORD:_zzc I_ppis1 guess_vv0 it_pph1 's_vbz the_at @_ii @_ii @_ii @_ii @_ii @_ii @_ii @_ii @_ii @_ii That_dd1</text:p>
          </table:table-cell>
          <table:table-cell office:value-type="string" calcext:value-type="string">
            <text:p><text:s/>was_vbdz always_rr --_zz now_rt we_ppis2 say_vv0 getting_vvg sassy_jj in_ii our_appge house_nn1 or_cc get_vv0 ..._... @!KOTB:_zzc Yeah_uh ._y Yeah_uh ._y @!GIFFORD:_zzc ..._... you_ppy know_vv0 ,_y a_rr21 little_rr22 too_rg sassy_jj ._y Yeah_uh ,_y I_ppis1 mean_vv0 ,_y anything_pn1 has_vhz to_to</text:p>
          </table:table-cell>
        </table:table-row>
        <table:table-row table:style-name="ro4" table:visibility="filter">
          <table:table-cell office:value-type="float" office:value="25" calcext:value-type="float">
            <text:p>25</text:p>
          </table:table-cell>
          <table:table-cell table:style-name="ce71" office:value-type="string" calcext:value-type="string">
            <text:p><text:s text:c="2"/>we want to come to a resolution of something . @!KOTB: Right . @!GIFFORD: It was -- it was great . @!KOTB: You know , I do think it 's interesting . There</text:p>
          </table:table-cell>
          <table:table-cell table:style-name="ce73" office:value-type="string" calcext:value-type="string">
            <text:p><text:s/>was this one -- I remember there were four grown women who were all CEOs ... @!GIFFORD: Ah . @!KOTB: ... of -- and -- or CEOs or something high up . @!GIFFOR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_jj we_ppis2 want_vv0 to_to come_vvi to_ii a_at1 resolution_nn1 of_io something_pn1 ._y @!KOTB:_zzc Right_rr_nn1_jj ._y @!GIFFORD:_zzc It_pph1 was_vbdz --_zz it_pph1 was_vbdz great_jj ._y @!KOTB:_zzc You_ppy know_vv0 ,_y I_ppis1 do_vd0 think_vvi it_pph1 's_vbz interesting_jj ._y There_ex</text:p>
          </table:table-cell>
          <table:table-cell office:value-type="string" calcext:value-type="string">
            <text:p><text:s/>was_vbdz this_dd1 one_pn1 --_zz I_ppis1 remember_vv0 there_ex_rl were_vbdr four_mc grown_vvn_vvd@ women_nn2 who_pnqs were_vbdr all_db CEOs_nn2 ..._... @!GIFFORD:_zzc Ah_uh ._y @!KOTB:_zzc ..._... of_io --_nn1_jj and_cc --_zz or_cc CEOs_nn2 or_cc something_pn1 high_rr@_jj up_rp ._y @!GIFFORD:_zzc @(</text:p>
          </table:table-cell>
        </table:table-row>
        <table:table-row table:style-name="ro4" table:visibility="filter">
          <table:table-cell office:value-type="float" office:value="26" calcext:value-type="float">
            <text:p>26</text:p>
          </table:table-cell>
          <table:table-cell table:style-name="ce71" office:value-type="string" calcext:value-type="string">
            <text:p><text:s/>UER: You talk about the American people ... Vice Pres. BIDEN : ... at the @ @ @ @ @ @ @ @ @ @ the American public . On a couple of occasions during the speech the president</text:p>
          </table:table-cell>
          <table:table-cell table:style-name="ce73" office:value-type="string" calcext:value-type="string">
            <text:p><text:s/>said the Americans feel nothing will get done in Congress this year because of deep division , and of course , it 's a political year , and maybe not next year and mayb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UER:_zzc You_ppy talk_vv0 about_ii the_at American_jj people_nn ..._... Vice_ii Pres._nnb BIDEN_np1 :_y ..._... at_ii the_at @_ii @_ii @_ii @_ii @_ii @_ii @_ii @_ii @_ii @_ii the_at American_jj public_nn1 ._y On_ii a_at1 couple_nn1 of_io occasions_nn2 during_ii the_at speech_nn1 the_at president_nn1</text:p>
          </table:table-cell>
          <table:table-cell office:value-type="string" calcext:value-type="string">
            <text:p><text:s/>said_vvd the_at Americans_nn2 feel_vv0 nothing_pn1 will_vm get_vvi done_vdn in_ii Congress_nn1 this_dd1 year_nnt1 because_ii21 of_ii22 deep_jj division_nn1 ,_y and_cc of_rr21 course_rr22 ,_y it_pph1 's_vbz a_at1 political_jj year_nnt1 ,_y and_cc maybe_rr not_xx next_md year_nnt1 and_cc maybe_</text:p>
          </table:table-cell>
        </table:table-row>
        <table:table-row table:style-name="ro4" table:visibility="filter">
          <table:table-cell office:value-type="float" office:value="27" calcext:value-type="float">
            <text:p>27</text:p>
          </table:table-cell>
          <table:table-cell table:style-name="ce71" office:value-type="string" calcext:value-type="string">
            <text:p><text:s text:c="2"/>@ @ @ @ @ @ @ @ @ @ along came Jones , " then along came the tea party , then along came the 87 members of the House who said , ' We 're not going to</text:p>
          </table:table-cell>
          <table:table-cell table:style-name="ce73" office:value-type="string" calcext:value-type="string">
            <text:p><text:s/>do anything . And you saw the Republican leadership try to do it . I was -- I was part of those negotiations . We shook hands a couple times and the leader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_ii @_ii along_rp came_vvd Jones_np1 ,_y "_y then_rt along_rp came_vvd the_at tea_nn1 party_nn1 ,_y then_rt along_rp came_vvd the_at 87_mc members_nn2 of_io the_at House_nn1 who_pnqs said_vvd ,_y '_"@_ge We_ppis2 're_vbr not_xx going_vvgk to_to</text:p>
          </table:table-cell>
          <table:table-cell office:value-type="string" calcext:value-type="string">
            <text:p><text:s/>do_vdi anything_pn1 ._y And_cc you_ppy saw_vvd the_at Republican_nn1_jj@ leadership_nn1 try_vv0 to_to do_vdi it_pph1 ._y I_ppis1 was_vbdz --_zz I_ppis1 was_vbdz part_nn1 of_io those_dd2 negotiations_nn2 ._y We_ppis2 shook_vvd hands_nn2 a_at1 couple_nn1 times_nnt2 and_cc the_at leaders_nn2</text:p>
          </table:table-cell>
        </table:table-row>
        <table:table-row table:style-name="ro4" table:visibility="filter">
          <table:table-cell office:value-type="float" office:value="28" calcext:value-type="float">
            <text:p>28</text:p>
          </table:table-cell>
          <table:table-cell table:style-name="ce71" office:value-type="string" calcext:value-type="string">
            <text:p><text:s text:c="2"/>group . But , you know , I 'll make the point , most of them are older . I think the average age is over the age of 60 . It 's a</text:p>
          </table:table-cell>
          <table:table-cell table:style-name="ce73" office:value-type="string" calcext:value-type="string">
            <text:p><text:s/>pretty conservative group . And you 'll see that probably influence some of the choices today . @!CURRY: And so they are people who really love -- in love with movie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group_nn1 ._y But_ccb ,_y you_ppy know_vv0 ,_y I_ppis1 'll_vm make_vvi the_at point_nn1 ,_y most_dat of_io them_ppho2 are_vbr older_jjr ._y I_ppis1 think_vv0 the_at average_jj_nn1 age_nn1 is_vbz over_ii_rp the_at age_nn1 of_io 60_mc ._y It_pph1 's_vbz a_at1</text:p>
          </table:table-cell>
          <table:table-cell office:value-type="string" calcext:value-type="string">
            <text:p><text:s/>pretty_rg_jj conservative_jj_nn1 group_nn1 ._y And_cc you_ppy 'll_vm see_vvi that_cst_dd1 probably_rr influence_vv0 some_dd of_io the_at choices_nn2 today_rt ._y @!CURRY:_zzc And_cc so_cs@_rr they_pphs2 are_vbr people_nn who_pnqs really_rr love_vv0 --_nn1_jj in_ii love_nn1 with_iw movies_</text:p>
          </table:table-cell>
        </table:table-row>
        <table:table-row table:style-name="ro4" table:visibility="filter">
          <table:table-cell office:value-type="float" office:value="29" calcext:value-type="float">
            <text:p>29</text:p>
          </table:table-cell>
          <table:table-cell table:style-name="ce71" office:value-type="string" calcext:value-type="string">
            <text:p><text:s text:c="2"/>this . This is a self-made man . Because I agree with you , neither he nor Newt Gingrich is poor , let 's be real . @!Ms-JONES: None of these people are poor</text:p>
          </table:table-cell>
          <table:table-cell table:style-name="ce73" office:value-type="string" calcext:value-type="string">
            <text:p><text:s/>. @!SNYDERMAN: These are wealthy men . So it give you a chance to see the legality of the tax structure . But he should have done it earlier . That 's what I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i this_dd1 ._y This_dd1 is_vbz a_at1 self-made_jj man_nn1 ._y Because_cs I_ppis1 agree_vv0 with_iw you_ppy ,_y neither_rr he_pphs1 nor_cc Newt_np1_vv0 Gingrich_np1 is_vbz poor_jj ,_y let_vm21 's_vm22 be_vbi real_jj ._y @!Ms-JONES:_zzc None_pn of_io these_dd2 people_nn are_vbr poor_jj</text:p>
          </table:table-cell>
          <table:table-cell office:value-type="string" calcext:value-type="string">
            <text:p><text:s/>._y @!SNYDERMAN:_zzc These_dd2 are_vbr wealthy_jj men_nn2 ._y So_rr it_pph1 give_vv0 you_ppy a_at1 chance_nn1 to_to see_vvi the_at legality_nn1 of_io the_at tax_nn1 structure_nn1 ._y But_ccb he_pphs1 should_vm have_vhi done_vdn it_pph1 earlier_rrr_jjr ._y That_dd1 's_vbz what_ddq I_</text:p>
          </table:table-cell>
        </table:table-row>
        <table:table-row table:style-name="ro4" table:visibility="filter">
          <table:table-cell office:value-type="float" office:value="30" calcext:value-type="float">
            <text:p>30</text:p>
          </table:table-cell>
          <table:table-cell table:style-name="ce71" office:value-type="string" calcext:value-type="string">
            <text:p><text:s text:c="2"/>experiment . @!Mr-DEUTSCH: As my -- one of my daughters would go , ew. @!Ms-JONES: I like that . @!Mr-DEUTSCH: I mean , this is a little boy . By the way he talks</text:p>
          </table:table-cell>
          <table:table-cell table:style-name="ce73" office:value-type="string" calcext:value-type="string">
            <text:p><text:s/>about that he likes to wear tutus . God bless . Matt , I 've confided often to you my tutu years . @!Ms-JONES: Yeah , mm-hmm . @!Mr-DEUTSCH: But I mean to not sa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experiment_nn1 ._y @!Mr-DEUTSCH:_zzc As_csa_ii@ my_appge --_zz one_pn1 of_io my_appge daughters_nn2 would_vm go_vvi ,_y ew._nnu @!Ms-JONES:_zzc I_ppis1 like_vv0 that_dd1 ._y @!Mr-DEUTSCH:_zzc I_ppis1 mean_vv0 ,_y this_dd1 is_vbz a_at1 little_jj boy_nn1 ._y By_ii the_at way_nn1 he_pphs1 talks_vvz@</text:p>
          </table:table-cell>
          <table:table-cell office:value-type="string" calcext:value-type="string">
            <text:p><text:s/>about_ii that_dd1@_cst he_pphs1 likes_vvz to_to wear_vvi tutus_nn2 ._y God_np1 bless_vv0 ._y Matt_np1 ,_y I_ppis1 've_vh0 confided_vvn often_rr to_ii you_ppy my_appge tutu_nn1 years_nnt2 ._y @!Ms-JONES:_zzc Yeah_uh ,_y mm-hmm_uh ._y @!Mr-DEUTSCH:_zzc But_ccb I_ppis1 mean_vv0 to_to not_xx say_</text:p>
          </table:table-cell>
        </table:table-row>
        <table:table-row table:style-name="ro4" table:visibility="filter">
          <table:table-cell office:value-type="float" office:value="31" calcext:value-type="float">
            <text:p>31</text:p>
          </table:table-cell>
          <table:table-cell table:style-name="ce71" office:value-type="string" calcext:value-type="string">
            <text:p><text:s text:c="2"/>the ear of the president @ @ @ @ @ @ @ @ @ @ that 's kind of ... @!Mr-DEUTSCH: Well , that 's not , he 's not doing one on one . @!LAUER: It 's not</text:p>
          </table:table-cell>
          <table:table-cell table:style-name="ce73" office:value-type="string" calcext:value-type="string">
            <text:p><text:s/>very long , it 's a pretty quick photo opt here . @!SNYDERMAN: Ah . @!Ms-JONES: You know what ? I got ta tell you , you get a minute , I get a chanc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h0 the_at ear_nn1 of_io the_at president_nn1 @_ii @_ii @_ii @_ii @_ii @_ii @_ii @_ii @_ii @_ii that_dd1 's_vbz kind_rr21% of_rr22 ..._... @!Mr-DEUTSCH:_zzc Well_rr ,_y that_dd1 's_vbz not_xx ,_y he_pphs1 's_vbz not_xx doing_vdg one_pn1 on_ii one_pn1_mc1 ._y @!LAUER:_zzc It_pph1 's_vbz not_xx</text:p>
          </table:table-cell>
          <table:table-cell office:value-type="string" calcext:value-type="string">
            <text:p><text:s/>very_rg long_jj ,_y it_pph1 's_vbz a_at1 pretty_rg_jj quick_jj photo_nn1 opt_vv0 here_rl ._y @!SNYDERMAN:_zzc Ah_uh ._y @!Ms-JONES:_zzc You_ppy know_vv0 what_ddq ?_y I_ppis1 got_vvd ta_to tell_vvi you_ppy ,_y you_ppy get_vv0 a_at1 minute_nnt1 ,_y I_ppis1 get_vv0 a_at1 chance_</text:p>
          </table:table-cell>
        </table:table-row>
        <table:table-row table:style-name="ro4" table:visibility="filter">
          <table:table-cell office:value-type="float" office:value="32" calcext:value-type="float">
            <text:p>32</text:p>
          </table:table-cell>
          <table:table-cell table:style-name="ce71" office:value-type="string" calcext:value-type="string">
            <text:p><text:s text:c="2"/>always does . @!KOTB: He gives a thank you note to the barista at Starbucks who remembers his name , and he says , ' Look , I just want to tell you it</text:p>
          </table:table-cell>
          <table:table-cell table:style-name="ce73" office:value-type="string" calcext:value-type="string">
            <text:p><text:s/>meant a lot that every day I walk in you @ @ @ @ @ @ @ @ @ @ you know -- is it going to be a venti ? " And it touched that gu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always_rr does_vdz ._y @!KOTB:_zzc He_pphs1 gives_vvz a_at1 thank_vv0 you_ppy note_vv0 to_ii the_at barista_nn1 at_ii Starbucks_np1_nn2 who_pnqs remembers_vvz his_appge name_nn1 ,_y and_cc he_pphs1 says_vvz ,_y '_ge Look_nn1 ,_y I_ppis1 just_rr want_vv0 to_to tell_vvi you_ppy it_pph1</text:p>
          </table:table-cell>
          <table:table-cell office:value-type="string" calcext:value-type="string">
            <text:p><text:s/>meant_vvd a_at1_rr21@ lot_nn1_rr22 that_cst every_at1 day_nnt1 I_ppis1 walk_vv0 in_ii_rp@ you_ppy @_ii @_ii @_ii @_ii @_ii @_ii @_ii @_ii @_ii @_ii you_ppy know_vv0 --_nn1 is_vbz it_pph1 going_vvg to_to be_vbi a_at1 venti_nn2 ?_y "_y And_cc it_pph1 touched_vvd that_dd1 guy_</text:p>
          </table:table-cell>
        </table:table-row>
        <table:table-row table:style-name="ro4">
          <table:table-cell office:value-type="float" office:value="33" calcext:value-type="float">
            <text:p>33</text:p>
          </table:table-cell>
          <table:table-cell table:style-name="ce71" office:value-type="string" calcext:value-type="string">
            <text:p><text:s text:c="2"/>tooth . @!KOTB: Ew ! @!GIFFORD: Stop . @!KOTB: Would you get it out of there ? @!GIFFORD: And then it just -- look . @!KOTB: Can you pull it out ? @!GIFFORD: Yes</text:p>
          </table:table-cell>
          <table:table-cell table:style-name="ce73" office:value-type="string" calcext:value-type="string">
            <text:p><text:s/>, it -- yes . @!KOTB: Ew , ew , ew , ew. @!GIFFORD: No , they 're ... @!KOTB: Can I tell you something ? I @ @ @ @ @ @ @ @ @ @ was --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at tooth_nn1 ._y @!KOTB:_zzc Ew_vv0_np1 !_y @!GIFFORD:_zzc Stop_vv0_nn1 ._y @!KOTB:_zzc Would_vm you_ppy get_vvi it_pph1 out_ii21 of_ii22 there_rl ?_y @!GIFFORD:_zzc And_cc then_rt it_pph1 just_rr --_zz look_nn1 ._y @!KOTB:_zzc Can_vm you_ppy pull_vvi it_pph1 out_rp ?_y @!GIFFORD:_zzc Yes_uh</text:p>
          </table:table-cell>
          <table:table-cell office:value-type="string" calcext:value-type="string">
            <text:p><text:s/>,_y it_pph1 --_nn1_jj yes_uh ._y @!KOTB:_zzc Ew_np1_vv0_nn1 ,_y ew_vv0_nn1 ,_y ew_vv0_nn1 ,_y ew._nnu @!GIFFORD:_zzc No_uh ,_y they_pphs2 're_vbr ..._... @!KOTB:_zzc Can_vm I_ppis1 tell_vvi you_ppy something_pn1 ?_y I_ppis1 @_ii @_ii @_ii @_ii @_ii @_ii @_ii @_ii @_ii @_ii was_vbdz --_zz</text:p>
          </table:table-cell>
        </table:table-row>
        <table:table-row table:style-name="ro4" table:visibility="filter">
          <table:table-cell office:value-type="float" office:value="34" calcext:value-type="float">
            <text:p>34</text:p>
          </table:table-cell>
          <table:table-cell table:style-name="ce71" office:value-type="string" calcext:value-type="string">
            <text:p><text:s/>ng dental hygienist had been tormented with more of her @ @ @ @ @ @ @ @ @ @ Cincinnati home that evening had been married for just under four months , 114 days , to</text:p>
          </table:table-cell>
          <table:table-cell table:style-name="ce73" office:value-type="string" calcext:value-type="string">
            <text:p><text:s/>be exact . They 'd vowed " till death do us part , " and that moment was only minutes away from arriving . @(House-exterior-at- @!MURPHY: @(Voiceover) They 'd begu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g_jj dental_jj hygienist_nn1 had_vhd been_vbn tormented_vvn with_iw more_dar of_io her_appge @_ii @_ii @_ii @_ii @_ii @_ii @_ii @_ii @_ii @_ii Cincinnati_np1 home_rl_nn1 that_dd1 evening_nnt1 had_vhd been_vbn married_jj_vvn% for_if just_rr under_rg four_mc months_nnt2 ,_y 114_mc days_nnt2 ,_y to_to</text:p>
          </table:table-cell>
          <table:table-cell office:value-type="string" calcext:value-type="string">
            <text:p><text:s/>be_vbi exact_jj ._y They_pphs2 'd_vhd vowed_vvn "_y till_ii death_nn1 do_vd0 us_ppio2 part_nn1 ,_y "_y and_cc that_dd1 moment_nn1 was_vbdz only_jj_rr minutes_nnt2 away_ii21_rl from_ii22_ii arriving_vvg ._y @(House-exterior-at-_zzq @!MURPHY:_zzc @(Voiceover)_zzq They_pphs2 'd_vhd begun_vvn --_nn1_jj</text:p>
          </table:table-cell>
        </table:table-row>
        <table:table-row table:style-name="ro4">
          <table:table-cell office:value-type="float" office:value="35" calcext:value-type="float">
            <text:p>35</text:p>
          </table:table-cell>
          <table:table-cell table:style-name="ce71" office:value-type="string" calcext:value-type="string">
            <text:p><text:s text:c="2"/>tiles that should have been soaking wet but were n't . And that implicitly raised a question for the jury : Is it possible that this young woman who drowned had</text:p>
          </table:table-cell>
          <table:table-cell table:style-name="ce73" office:value-type="string" calcext:value-type="string">
            <text:p><text:s/>never been in the tub in the first place ? @!Mr-ARNOLD: Bottom line is there would have been water everywhere . If there was n't , it was cleaned up . And if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jj_vvg tiles_nn2 that_cst_dd1 should_vm have_vhi been_vbn soaking_vvg wet_jj but_ccb were_vbdr n't_xx ._y And_cc that_cst_dd1 implicitly_rr raised_vvn_vvd a_at1 question_nn1 for_if the_at jury_nn1 :_y Is_vbz it_pph1 possible_jj that_cst this_dd1 young_jj woman_nn1 who_pnqs drowned_vvd had</text:p>
          </table:table-cell>
          <table:table-cell office:value-type="string" calcext:value-type="string">
            <text:p>_vhd never_rr been_vbn in_ii the_at tub_nn1 in_ii the_at first_md place_nn1_vv0 ?_y @!Mr-ARNOLD:_zzc Bottom_jj line_nn1 is_vbz there_ex would_vm have_vhi been_vbn water_nn1 everywhere_rl ._y If_cs there_ex was_vbdz n't_xx ,_y it_pph1 was_vbdz cleaned_vvn up_rp ._y And_cc if_</text:p>
          </table:table-cell>
        </table:table-row>
        <table:table-row table:style-name="ro4" table:visibility="filter">
          <table:table-cell office:value-type="float" office:value="36" calcext:value-type="float">
            <text:p>36</text:p>
          </table:table-cell>
          <table:table-cell table:style-name="ce71" office:value-type="string" calcext:value-type="string">
            <text:p><text:s/>d even with all their scientific art , argued the defense , sometimes pathologists simply can not say why a person died . @(Voiceover) A doctor who specializes in emergency medicine</text:p>
          </table:table-cell>
          <table:table-cell table:style-name="ce73" office:value-type="string" calcext:value-type="string">
            <text:p><text:s/>testified that unexplained deaths occur far more often than many of us would guess . @ @ @ @ @ @ @ @ @ @ approximately 300,000 episodes of sudden death per year . And of tho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_cc even_rr with_iw all_db their_appge scientific_jj art_nn1 ,_y argued_vvd_vvn the_at defense_nn1 ,_y sometimes_rt pathologists_nn2 simply_rr can_vm not_xx say_vvi why_rrq a_at1 person_nn1 died_vvd ._y @(Voiceover)_zzq A_zz1_at1@ doctor_nn1 who_pnqs specializes_vvz in_ii emergency_nn1 medicine_nn1</text:p>
          </table:table-cell>
          <table:table-cell office:value-type="string" calcext:value-type="string">
            <text:p><text:s/>testified_vvd that_cst_dd1 unexplained_jj deaths_nn2 occur_vv0 far_rg more_rgr often_rr than_csn many_da2 of_io us_ppio2 would_vm guess_vvi ._y @_ii @_ii @_ii @_ii @_ii @_ii @_ii @_ii @_ii @_ii approximately_rr 300,000_mc episodes_nn2 of_io sudden_jj death_nn1 per_ii year_nnt1 ._y And_cc of_io thos</text:p>
          </table:table-cell>
        </table:table-row>
        <table:table-row table:style-name="ro4" table:visibility="filter">
          <table:table-cell office:value-type="float" office:value="37" calcext:value-type="float">
            <text:p>37</text:p>
          </table:table-cell>
          <table:table-cell table:style-name="ce71" office:value-type="string" calcext:value-type="string">
            <text:p><text:s/>to be read . @!MURPHY: @(Voiceover) Ryan Widmer took his place at the defense table . @(Ryan-Rittgers-in- Judge 1 : @(In-court) The defendant will please rise . The verdict on count</text:p>
          </table:table-cell>
          <table:table-cell table:style-name="ce73" office:value-type="string" calcext:value-type="string">
            <text:p><text:s/>one , aggravated murder , " We the jury find the defendant Ryan K. Widmer is not guilty of aggravated murder . " @!MURPHY: @(Voiceover) It was a moment of relief for Rya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o_to be_vbi read_vvn ._y @!MURPHY:_zzc @(Voiceover)_zzq Ryan_np1 Widmer_np1 took_vvd his_appge place_nn1 at_ii the_at defense_nn1 table_nn1 ._y @(Ryan-Rittgers-in-_zzq Judge_vv0_nn1_np1@ 1_mc1 :_y @(In-court)_zzq The_at defendant_nn1 will_vm please_rr rise_vvi ._y The_at verdict_nn1 on_ii count_nn1</text:p>
          </table:table-cell>
          <table:table-cell office:value-type="string" calcext:value-type="string">
            <text:p><text:s/>one_mc1_pn1 ,_y aggravated_vvd_jj@ murder_nn1 ,_y "_y We_ppis2 the_at jury_nn1 find_vv0 the_at defendant_nn1 Ryan_np1 K._np1 Widmer_np1_nn1 is_vbz not_xx guilty_jj of_io aggravated_jj@ murder_nn1 ._y "_y @!MURPHY:_zzc @(Voiceover)_zzq It_pph1 was_vbdz a_at1 moment_nn1 of_io relief_nn1 for_if Ryan_n</text:p>
          </table:table-cell>
        </table:table-row>
        <table:table-row table:style-name="ro4" table:visibility="filter">
          <table:table-cell office:value-type="float" office:value="38" calcext:value-type="float">
            <text:p>38</text:p>
          </table:table-cell>
          <table:table-cell table:style-name="ce71" office:value-type="string" calcext:value-type="string">
            <text:p><text:s/>q Angry citizens , taxpayers , voters . Even though the real trial was over , the prosecution had n't entirely called it quits . In their post-verdict victory lap , they spoke of</text:p>
          </table:table-cell>
          <table:table-cell table:style-name="ce73" office:value-type="string" calcext:value-type="string">
            <text:p><text:s/>things that the judge had not allowed the jury hear . The weekend before his wife died , when she 'd been away visiting relatives , they say Ryan had frequented a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q Angry_jj citizens_nn2 ,_y taxpayers_nn2 ,_y voters_nn2 ._y Even_cs21 though_cs22 the_at real_jj trial_nn1 was_vbdz over_rp ,_y the_at prosecution_nn1 had_vhd n't_xx entirely_rr called_vvn it_pph1 quits_vvz ._y In_ii their_appge post-verdict_jj_nn1 victory_nn1 lap_nn1 ,_y they_pphs2 spoke_vvd of_io</text:p>
          </table:table-cell>
          <table:table-cell office:value-type="string" calcext:value-type="string">
            <text:p><text:s/>things_nn2 that_cst the_at judge_nn1 had_vhd not_xx allowed_vvn the_at jury_nn1 hear_vv0 ._y The_at weekend_nnt1 before_ii_cs his_appge wife_nn1 died_vvd ,_y when_cs_rrq she_pphs1 'd_vhd been_vbn away_rl visiting_jj_vvg relatives_nn2 ,_y they_pphs2 say_vv0 Ryan_np1 had_vhd frequented_vvn a_at1</text:p>
          </table:table-cell>
        </table:table-row>
        <table:table-row table:style-name="ro4" table:visibility="filter">
          <table:table-cell office:value-type="float" office:value="39" calcext:value-type="float">
            <text:p>39</text:p>
          </table:table-cell>
          <table:table-cell table:style-name="ce71" office:value-type="string" calcext:value-type="string">
            <text:p><text:s text:c="2"/>, I 'm not the most computer literate person , but I do n't think the full story was told there either . And I do n't understand if they</text:p>
          </table:table-cell>
          <table:table-cell table:style-name="ce73" office:value-type="string" calcext:value-type="string">
            <text:p><text:s/>got the verdict they want why they have to continue to attack my son and my family . @!MURPHY: @(Voiceover) And Ryan 's mother says if the couple had fought over anything</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_rr ,_y I_ppis1 'm_vbm not_xx the_at most_dat_rgt computer_nn1 literate_jj_nn1@ person_nn1 ,_y but_ccb I_ppis1 do_vd0 n't_xx think_vvi the_at full_jj story_nn1 was_vbdz told_vvn there_rl either_rr_dd1 ._y And_cc I_ppis1 do_vd0 n't_xx understand_vvi if_csw@_cs they_pphs2</text:p>
          </table:table-cell>
          <table:table-cell office:value-type="string" calcext:value-type="string">
            <text:p><text:s/>got_vvd the_at verdict_nn1 they_pphs2 want_vv0 why_rrq they_pphs2 have_vh0 to_to continue_vvi to_to attack_vvi my_appge son_nn1 and_cc my_appge family_nn1 ._y @!MURPHY:_zzc @(Voiceover)_zzq And_cc Ryan_np1 's_ge mother_nn1 says_vvz if_cs_csw@ the_at couple_nn1 had_vhd fought_vvn over_ii_rp anything</text:p>
          </table:table-cell>
        </table:table-row>
        <table:table-row table:style-name="ro4" table:visibility="filter">
          <table:table-cell office:value-type="float" office:value="40" calcext:value-type="float">
            <text:p>40</text:p>
          </table:table-cell>
          <table:table-cell table:style-name="ce71" office:value-type="string" calcext:value-type="string">
            <text:p><text:s/>itle-graphic) @(Announcements) Judge 1 : @(In-court) Mr. Widmer , is there anything that you wish to say ? @!MURPHY: @(Voiceover) The first trial ended in a mistrial , the second</text:p>
          </table:table-cell>
          <table:table-cell table:style-name="ce73" office:value-type="string" calcext:value-type="string">
            <text:p><text:s/>with a hung jury . Would this next jury reach a verdict ? These three jurors from the last trial said the prosecutors had failed to convince them that Ryan Widmer had killed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itle-graphic)_zzq @(Announcements)_zzq Judge_vv0_nn1 1_mc1 :_y @(In-court)_zzq Mr._nnb Widmer_np1 ,_y is_vbz there_ex anything_pn1 that_cst you_ppy wish_vv0 to_to say_vvi ?_y @!MURPHY:_zzc @(Voiceover)_zzq The_at first_md trial_nn1 ended_vvn_vvd in_ii_rp@ a_at1 mistrial_nn1 ,_y the_at second_nnt1_md</text:p>
          </table:table-cell>
          <table:table-cell office:value-type="string" calcext:value-type="string">
            <text:p><text:s/>with_iw a_at1 hung_jj@ jury_nn1 ._y Would_vm this_dd1 next_md jury_nn1 reach_vv0 a_at1 verdict_nn1 ?_y These_dd2 three_mc jurors_nn2 from_ii the_at last_md trial_nn1 said_vvd the_at prosecutors_nn2 had_vhd failed_vvn to_to convince_vvi them_ppho2 that_cst Ryan_np1 Widmer_np1 had_vhd killed_vvn</text:p>
          </table:table-cell>
        </table:table-row>
        <table:table-row table:style-name="ro4" table:visibility="filter">
          <table:table-cell office:value-type="float" office:value="41" calcext:value-type="float">
            <text:p>41</text:p>
          </table:table-cell>
          <table:table-cell table:style-name="ce71" office:value-type="string" calcext:value-type="string">
            <text:p><text:s/>o . And they were worried . @(Court-in-session; @!Ms-GUTIERREZ: She strolls in wearing a suit with decently done hair , normal makeup . @!MURPHY: @(Voiceover) But how exactly did</text:p>
          </table:table-cell>
          <table:table-cell table:style-name="ce73" office:value-type="string" calcext:value-type="string">
            <text:p><text:s/>this woman living 500 miles away from Ryan Widmer come to be involved in @ @ @ @ @ @ @ @ @ @ out she 'd watched our coverage on DATELINE of the first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o_ii_to ._y And_cc they_pphs2 were_vbdr worried_vvn@_jj ._y @(Court-in-session;_zzq @!Ms-GUTIERREZ:_zzc She_pphs1 strolls_vvz in_ii_rp@ wearing_vvg a_at1 suit_nn1 with_iw decently_rr done_vdn hair_nn1 ,_y normal_jj makeup_nn1 ._y @!MURPHY:_zzc @(Voiceover)_zzq But_ccb how_rgq@_rrq exactly_rr did_vdd</text:p>
          </table:table-cell>
          <table:table-cell office:value-type="string" calcext:value-type="string">
            <text:p><text:s/>this_dd1 woman_nn1 living_nn1_vvg 500_mc miles_nnu2 away_ii21_rl from_ii22_ii Ryan_np1 Widmer_np1 come_vv0 to_to be_vbi involved_jj in_ii @_ii @_ii @_ii @_ii @_ii @_ii @_ii @_ii @_ii @_ii out_rp she_pphs1 'd_vhd watched_vvn our_appge coverage_nn1 on_ii DATELINE_nn1_np1 of_io the_at first_md</text:p>
          </table:table-cell>
        </table:table-row>
        <table:table-row table:style-name="ro4">
          <table:table-cell office:value-type="float" office:value="42" calcext:value-type="float">
            <text:p>42</text:p>
          </table:table-cell>
          <table:table-cell table:style-name="ce71" office:value-type="string" calcext:value-type="string">
            <text:p><text:s text:c="2"/>as a rebel . And that 's exactly what people responded to . Now in the past what you 've seen with Gingrich is that he 's had these peaks . We</text:p>
          </table:table-cell>
          <table:table-cell table:style-name="ce73" office:value-type="string" calcext:value-type="string">
            <text:p><text:s/>saw it way back in ' 94 , and we saw it in December again during the course of this campaign and then he crashes . So the question 's going to be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ppx1 as_ii_csa a_at1 rebel_nn1 ._y And_cc that_dd1 's_vbz exactly_rr what_ddq people_nn responded_vvn_vvd to_ii_to ._y Now_rt in_ii the_at past_nn1 what_ddq you_ppy 've_vh0 seen_vvn with_iw Gingrich_np1 is_vbz that_cst he_pphs1 's_vhz had_vhn these_dd2 peaks_nn2 ._y We_ppis2</text:p>
          </table:table-cell>
          <table:table-cell office:value-type="string" calcext:value-type="string">
            <text:p><text:s/>saw_vvd it_pph1 way_rr%_nn1 back_rp_nn1 in_ii '_ge 94_mc ,_y and_cc we_ppis2 saw_vvd it_pph1 in_ii December_npm1 again_rt during_ii the_at course_nn1 of_io this_dd1 campaign_nn1 and_cc then_rt he_pphs1 crashes_vvz ._y So_rr the_at question_nn1 's_vbz going_vvgk to_to be_</text:p>
          </table:table-cell>
        </table:table-row>
        <table:table-row table:style-name="ro4" table:visibility="filter">
          <table:table-cell office:value-type="float" office:value="43" calcext:value-type="float">
            <text:p>43</text:p>
          </table:table-cell>
          <table:table-cell table:style-name="ce71" office:value-type="string" calcext:value-type="string">
            <text:p><text:s/>vdi it . @!MR-GREGORY: Where have Republicans been culpable for the paralysis in Washington ? You 've spoke about the president . What about ... @!GOV-CHRISTIE: I 've spoken about both</text:p>
          </table:table-cell>
          <table:table-cell table:style-name="ce73" office:value-type="string" calcext:value-type="string">
            <text:p><text:s/>, David . @!MR-GREGORY: ... what , what role do Republicans play ? @!GOV-CHRISTIE: Listen , you know , and I 've said this before . @ @ @ @ @ @ @ @ @ @ too much time t</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vdi it_pph1 ._y @!MR-GREGORY:_zzc Where_rrq have_vh0 Republicans_nn2 been_vbn culpable_jj for_if the_at paralysis_nn1 in_ii Washington_np1 ?_y You_ppy 've_vh0 spoke_vvn about_ii the_at president_nn1 ._y What_ddq about_ii ..._... @!GOV-CHRISTIE:_zzc I_ppis1 've_vh0 spoken_vvn about_ii_rp@ both_db2_rr</text:p>
          </table:table-cell>
          <table:table-cell office:value-type="string" calcext:value-type="string">
            <text:p><text:s/>,_y David_np1 ._y @!MR-GREGORY:_zzc ..._... what_ddq ,_y what_ddq role_nn1 do_vd0 Republicans_nn2 play_vvi ?_y @!GOV-CHRISTIE:_zzc Listen_vv0 ,_y you_ppy know_vv0 ,_y and_cc I_ppis1 've_vh0 said_vvn this_dd1 before_rt ._y @_ii @_ii @_ii @_ii @_ii @_ii @_ii @_ii @_ii @_ii too_rg much_da1 time_nnt1 t</text:p>
          </table:table-cell>
        </table:table-row>
        <table:table-row table:style-name="ro4" table:visibility="filter">
          <table:table-cell office:value-type="float" office:value="44" calcext:value-type="float">
            <text:p>44</text:p>
          </table:table-cell>
          <table:table-cell table:style-name="ce71" office:value-type="string" calcext:value-type="string">
            <text:p><text:s text:c="2"/>car , the Rambler . It is n't a product . It is both ... @!Mr-SWIDEY: And his father never respected his -- never understood how he made his money and that</text:p>
          </table:table-cell>
          <table:table-cell table:style-name="ce73" office:value-type="string" calcext:value-type="string">
            <text:p><text:s/>was one of the things that I think Mitt struggled with . @!MATTHEWS: @(Unintelligible) ... people . @!MITCHELL: That 's right . It 's investment banking , but it 's more so th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car_nn1 ,_y the_at Rambler_nn1_np1 ._y It_pph1 is_vbz n't_xx a_at1 product_nn1 ._y It_pph1 is_vbz both_rr ..._... @!Mr-SWIDEY:_zzc And_cc his_appge father_nn1 never_rr respected_vvd_vvn his_appge --_nn1_jj never_rr understood_vvn_vvd how_rrq he_pphs1 made_vvd his_appge money_nn1 and_cc that_dd1</text:p>
          </table:table-cell>
          <table:table-cell office:value-type="string" calcext:value-type="string">
            <text:p><text:s/>was_vbdz one_mc1 of_io the_at things_nn2 that_cst I_ppis1 think_vv0 Mitt_np1 struggled_vvd_vvn with_iw ._y @!MATTHEWS:_zzc @(Unintelligible)_zzq ..._... people_nn ._y @!MITCHELL:_zzc That_dd1 's_vbz right_jj ._y It_pph1 's_vbz investment_nn1 banking_nn1 ,_y but_ccb it_pph1 's_vbz more_rgr so_rr the</text:p>
          </table:table-cell>
        </table:table-row>
        <table:table-row table:style-name="ro4" table:visibility="filter">
          <table:table-cell office:value-type="float" office:value="45" calcext:value-type="float">
            <text:p>45</text:p>
          </table:table-cell>
          <table:table-cell table:style-name="ce71" office:value-type="string" calcext:value-type="string">
            <text:p><text:s/>r Joanne went to bed . @!LISETTE-SUDER: Her daughter let in Steven Colver . After they had made sure she was asleep , Steven got out a knife . @!RICHARD-SCHLESINGE: The</text:p>
          </table:table-cell>
          <table:table-cell table:style-name="ce73" office:value-type="string" calcext:value-type="string">
            <text:p><text:s/>knife was never recovered , but investigators believe it look something like this -- a ten-inch long chef 's knife . Suder believes it was Colver alone who stabbed Jo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_cs_ii Joanne_np1 went_vvd to_ii bed_nn1 ._y @!LISETTE-SUDER:_zzc Her_appge daughter_nn1 let_vvn@_vv0_vvd@ in_ii Steven_np1 Colver_np1_nn1 ._y After_cs they_pphs2 had_vhd made_vvn sure_jj she_pphs1 was_vbdz asleep_jj ,_y Steven_np1 got_vvd out_rp a_at1 knife_nn1 ._y @!RICHARD-SCHLESINGE:_zzc The_at</text:p>
          </table:table-cell>
          <table:table-cell office:value-type="string" calcext:value-type="string">
            <text:p><text:s/>knife_nn1 was_vbdz never_rr recovered_vvn_vvd ,_y but_ccb investigators_nn2 believe_vv0 it_pph1 look_vv0 something_pn1 like_ii this_dd1 --_nn1_jj a_at1 ten-inch_nnu1_jj long_jj chef_nn1 's_ge knife_nn1 ._y Suder_nn1_np1@ believes_vvz it_pph1 was_vbdz Colver_np1_nn1 alone_rr who_pnqs stabbed_vvd Joa</text:p>
          </table:table-cell>
        </table:table-row>
        <table:table-row table:style-name="ro4" table:visibility="filter">
          <table:table-cell office:value-type="float" office:value="46" calcext:value-type="float">
            <text:p>46</text:p>
          </table:table-cell>
          <table:table-cell table:style-name="ce71" office:value-type="string" calcext:value-type="string">
            <text:p><text:s text:c="2"/>@ @ @ @ @ @ @ @ both crying . And he said -- he said I was in a different frame of mind . He goes I 'm so sorry , mom . And I</text:p>
          </table:table-cell>
          <table:table-cell table:style-name="ce73" office:value-type="string" calcext:value-type="string">
            <text:p><text:s/>said you do realize that your words will probably convict you ? @(ANNOUNCEMENTS) @!DAIN-WEINER: Steven 's not violent . He 's not aggressive . Tylar wrote in her diary about how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both_db2_rr crying_vvg_nn1 ._y And_cc he_pphs1 said_vvd --_nn1_jj he_pphs1 said_vvd I_ppis1 was_vbdz in_ii a_at1 different_jj frame_nn1 of_io mind_nn1 ._y He_pphs1 goes_vvz I_ppis1 'm_vbm so_rg sorry_jj ,_y mom_nn1 ._y And_cc I_ppis1</text:p>
          </table:table-cell>
          <table:table-cell office:value-type="string" calcext:value-type="string">
            <text:p><text:s/>said_vvd you_ppy do_vd0 realize_vvi that_cst your_appge words_nn2 will_vm probably_rr convict_vvi you_ppy ?_y @(ANNOUNCEMENTS)_zzq @!DAIN-WEINER:_zzc Steven_np1 's_vbz not_xx violent_jj ._y He_pphs1 's_vbz not_xx aggressive_jj ._y Tylar_np1@ wrote_vvd in_ii_rp@ her_appge diary_nn1 about_ii how_rrq</text:p>
          </table:table-cell>
        </table:table-row>
        <table:table-row table:style-name="ro4" table:visibility="filter">
          <table:table-cell office:value-type="float" office:value="47" calcext:value-type="float">
            <text:p>47</text:p>
          </table:table-cell>
          <table:table-cell table:style-name="ce71" office:value-type="string" calcext:value-type="string">
            <text:p><text:s/>vvi to the park . And I noticed that there was a young girl , young teen sitting on the swings . And she was just looking straight down . @!RICHARD-SCHLESINGE: The neighbor asked that</text:p>
          </table:table-cell>
          <table:table-cell table:style-name="ce75" office:value-type="string" calcext:value-type="string">
            <text:p><text:s/>we not use her name . Only after the murder she says did she realize she had been talking to Tylar Witt just months before the killing . WO@!MAN-# 1 :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vvi to_ii the_at park_nn1 ._y And_cc I_ppis1 noticed_vvd that_cst there_ex was_vbdz a_at1 young_jj girl_nn1 ,_y young_jj teen_nn1 sitting_vvg on_ii the_at swings_nn2 ._y And_cc she_pphs1 was_vbdz just_rr looking_vvg straight_rr down_rp ._y @!RICHARD-SCHLESINGE:_zzc The_at neighbor_nn1 asked_vvd that</text:p>
          </table:table-cell>
          <table:table-cell office:value-type="string" calcext:value-type="string">
            <text:p>_cst we_ppis2 not_xx use_vv0 her_appge name_nn1 ._y Only_rr after_ii_cs the_at murder_nn1 she_pphs1 says_vvz did_vdd she_pphs1 realize_vvi she_pphs1 had_vhd been_vbn talking_vvg to_ii Tylar_np1 Witt_np1 just_jj@_rr months_nnt2 before_ii_cs the_at killing_nn1 ._y WO@!MAN-#_zzc 1_mc1 :_y</text:p>
          </table:table-cell>
        </table:table-row>
        <table:table-row table:style-name="ro4" table:visibility="filter">
          <table:table-cell office:value-type="float" office:value="48" calcext:value-type="float">
            <text:p>48</text:p>
          </table:table-cell>
          <table:table-cell table:style-name="ce71" office:value-type="string" calcext:value-type="string">
            <text:p><text:s/>s going to win on Tuesday . Now here 's my colleague , Dean Reynolds with the Gingrich campaign . @!DEAN-REYNOLDS-CBS: Jan , I 'm here in Orlando with Gingrich , and he</text:p>
          </table:table-cell>
          <table:table-cell table:style-name="ce73" office:value-type="string" calcext:value-type="string">
            <text:p><text:s/>is well aware that the polls here in Florida show him down , but he likes to point to other surveys , which have him ahead of Mitt Romney by six to nine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s_vbdz going_vvgk to_to win_vvi on_ii Tuesday_npd1 ._y Now_rt here_rl 's_vbz my_appge colleague_nn1 ,_y Dean_np1 Reynolds_np1 with_iw the_at Gingrich_np1_nn1@ campaign_nn1 ._y @!DEAN-REYNOLDS-CBS:_zzc Jan_npm1_np1@ ,_y I_ppis1 'm_vbm here_rl in_ii Orlando_np1 with_iw Gingrich_np1 ,_y and_cc he_pphs1</text:p>
          </table:table-cell>
          <table:table-cell office:value-type="string" calcext:value-type="string">
            <text:p><text:s/>is_vbz well_jj aware_jj that_cst the_at polls_nn2 here_rl in_ii Florida_np1 show_vv0 him_ppho1 down_rp ,_y but_ccb he_pphs1 likes_vvz to_to point_vvi to_ii other_jj surveys_nn2 ,_y which_ddq have_vh0 him_ppho1 ahead_ii21 of_ii22 Mitt_np1 Romney_np1 by_ii six_mc to_ii nine_mc</text:p>
          </table:table-cell>
        </table:table-row>
        <table:table-row table:style-name="ro4" table:visibility="filter">
          <table:table-cell office:value-type="float" office:value="49" calcext:value-type="float">
            <text:p>49</text:p>
          </table:table-cell>
          <table:table-cell table:style-name="ce71" office:value-type="string" calcext:value-type="string">
            <text:p><text:s/>1 has to be worried tonight , do n't you think ? @!DICKERSON: They are worried . Those establishment attacks , the attacks from his peers , have hurt him , along with the</text:p>
          </table:table-cell>
          <table:table-cell table:style-name="ce73" office:value-type="string" calcext:value-type="string">
            <text:p><text:s/>barrage of negative ads . He 's trying it turn around the criticism saying he 's being attacked because he 's a challenge to the establishment , but that 's not working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has_vhz to_to be_vbi worried_vvn@_jj tonight_rt ,_y do_vd0 n't_xx you_ppy think_vvi ?_y @!DICKERSON:_zzc They_pphs2 are_vbr worried_jj_vvn@ ._y Those_dd2 establishment_nn1 attacks_nn2 ,_y the_at attacks_nn2 from_ii his_appge peers_nn2 ,_y have_vh0 hurt_vvn him_ppho1 ,_y along_ii21 with_ii22 the_at</text:p>
          </table:table-cell>
          <table:table-cell office:value-type="string" calcext:value-type="string">
            <text:p><text:s/>barrage_nn1 of_io negative_jj ads_nn2 ._y He_pphs1 's_vbz trying_vvg it_pph1 turn_vv0 around_rp the_at criticism_nn1 saying_vvg_nn1@ he_pphs1 's_vbz being_vbg attacked_vvn because_cs he_pphs1 's_vbz a_at1 challenge_nn1 to_ii the_at establishment_nn1 ,_y but_ccb that_dd1 's_vbz not_xx working_vvg ._</text:p>
          </table:table-cell>
        </table:table-row>
        <table:table-row table:style-name="ro4" table:visibility="filter">
          <table:table-cell office:value-type="float" office:value="50" calcext:value-type="float">
            <text:p>50</text:p>
          </table:table-cell>
          <table:table-cell table:style-name="ce71" office:value-type="string" calcext:value-type="string">
            <text:p><text:s/>hallenging . Quick hint -- you might want to do is make sure it 's at room temperature before you roast it . @!NANCY-CORDES: Uh-Huh . @!KERRY-HEFFERNAN: And the other thing is</text:p>
          </table:table-cell>
          <table:table-cell table:style-name="ce73" office:value-type="string" calcext:value-type="string">
            <text:p><text:s/>let it rest . You know , pull it out a little before you think it 's going to be done , let it rest about ten minutes . It 's really going t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hallenging_vvg_jj ._y Quick_jj hint_nn1 --_nn1_jj you_ppy might_vm want_vvi to_to do_vdi is_vbz make_nn1%_vv0 sure_jj it_pph1 's_vbz at_ii room_nn1 temperature_nn1 before_cs you_ppy roast_vv0 it_pph1 ._y @!NANCY-CORDES:_zzc Uh-Huh_uh ._y @!KERRY-HEFFERNAN:_zzc And_cc the_at other_jj thing_nn1 is_vbz</text:p>
          </table:table-cell>
          <table:table-cell office:value-type="string" calcext:value-type="string">
            <text:p><text:s/>let_vvn@ it_pph1 rest_nn1_vv0 ._y You_ppy know_vv0 ,_y pull_vv0 it_pph1 out_rp a_rr21 little_rr22 before_cs you_ppy think_vv0 it_pph1 's_vbz going_vvgk to_to be_vbi done_vdn ,_y let_vv0 it_pph1 rest_vvi about_ii ten_mc minutes_nnt2 ._y It_pph1 's_vbz really_rr going_vvgk to_</text:p>
          </table:table-cell>
        </table:table-row>
        <table:table-row table:style-name="ro4" table:visibility="filter">
          <table:table-cell office:value-type="float" office:value="51" calcext:value-type="float">
            <text:p>51</text:p>
          </table:table-cell>
          <table:table-cell table:style-name="ce71" office:value-type="string" calcext:value-type="string">
            <text:p><text:s/>here legally and says many will do so voluntarily if they 're denied work . Gingrich yesterday scoffed . @!NEWT-GINGRICH-@1R-: The idea that grandmother is not going to be supported</text:p>
          </table:table-cell>
          <table:table-cell table:style-name="ce73" office:value-type="string" calcext:value-type="string">
            <text:p><text:s/>, the idea that she 's going to self deport , this is a @ @ @ @ @ @ @ @ @ @ that in the debate . @!MITT-ROMNEY-: Our problem is not eleven million grandmothers . Ou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here_rl legally_rr and_cc says_vvz many_da2 will_vm do_vdi so_rg_rr voluntarily_rr if_cs they_pphs2 're_vbr denied_vvn_jj@ work_nn1 ._y Gingrich_vv0 yesterday_rt scoffed_vvd ._y @!NEWT-GINGRICH-@1R-:_zzc The_at idea_nn1 that_cst_dd1 grandmother_nn1 is_vbz not_xx going_vvgk to_to be_vbi supported_vvn</text:p>
          </table:table-cell>
          <table:table-cell office:value-type="string" calcext:value-type="string">
            <text:p><text:s/>,_y the_at idea_nn1 that_cst she_pphs1 's_vbz going_vvg to_ii self_nn1 deport_vv0 ,_y this_dd1 is_vbz a_at1 @_ii @_ii @_ii @_ii @_ii @_ii @_ii @_ii @_ii @_ii that_dd1 in_ii the_at debate_nn1 ._y @!MITT-ROMNEY-:_zzc Our_appge problem_nn1 is_vbz not_xx eleven_mc million_nno grandmothers_nn2 ._y Our_a</text:p>
          </table:table-cell>
        </table:table-row>
        <table:table-row table:style-name="ro4" table:visibility="filter">
          <table:table-cell office:value-type="float" office:value="52" calcext:value-type="float">
            <text:p>52</text:p>
          </table:table-cell>
          <table:table-cell table:style-name="ce71" office:value-type="string" calcext:value-type="string">
            <text:p><text:s text:c="2"/>. So I -- I -- I suspect the American people , they like the speaker 's agenda in spite of the fact that some Washington folks might not . @!NANCY-CORDES:</text:p>
          </table:table-cell>
          <table:table-cell table:style-name="ce73" office:value-type="string" calcext:value-type="string">
            <text:p><text:s/>But this is not just some Republicans . It appear -- appears to be a widespread problem for him , at least on Capitol Hill where you 've got seventy members endorsing Mit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_y So_rr I_mc1%_ppis1 --_nn1_jj I_mc1%_zz1%_ppis1 --_nn1_jj I_ppis1 suspect_vv0 the_at American_jj people_nn ,_y they_pphs2 like_vv0 the_at speaker_nn1 's_ge agenda_nn1 in_ii31 spite_ii32 of_ii33 the_at fact_nn1 that_cst some_dd Washington_np1 folks_nn2 might_vm not_xx ._y @!NANCY-CORDES:_zzc</text:p>
          </table:table-cell>
          <table:table-cell office:value-type="string" calcext:value-type="string">
            <text:p><text:s/>But_ccb this_dd1 is_vbz not_xx just_rr some_dd Republicans_nn2 ._y It_pph1 appear_vv0 --_nn1 appears_vvz to_to be_vbi a_at1 widespread_jj problem_nn1 for_if him_ppho1 ,_y at_rr21 least_rr22 on_ii Capitol_np1 Hill_np1 where_cs_rrq you_ppy 've_vh0 got_vvn seventy_mc members_nn2 endorsing_vvg Mitt_</text:p>
          </table:table-cell>
        </table:table-row>
        <table:table-row table:style-name="ro4" table:visibility="filter">
          <table:table-cell office:value-type="float" office:value="53" calcext:value-type="float">
            <text:p>53</text:p>
          </table:table-cell>
          <table:table-cell table:style-name="ce71" office:value-type="string" calcext:value-type="string">
            <text:p><text:s text:c="2"/>, if they 're hurt . In Florida , it 's up to ten thousand dollars a person ; in New York , fifty thousand . Opening a door for scammers like this man who</text:p>
          </table:table-cell>
          <table:table-cell table:style-name="ce74" office:value-type="string" calcext:value-type="string">
            <text:p><text:s/>asked we conceal his identity . @!ARMEN-KETEYIAN: Why this scam ? Is it -- is it because it 's just so easy ? @!MAN-# 1 : I just because it 's easy money like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_y if_cs they_pphs2 're_vbr hurt_vvn_jj ._y In_ii Florida_np1 ,_y it_pph1 's_vbz up_rg21 to_rg22 ten_mc thousand_nno dollars_nnu2 a_at1 person_nn1 ;_y in_ii New_np1 York_np1 ,_y fifty_mc thousand_nno ._y Opening_vvg a_at1 door_nn1 for_if scammers_nn2 like_ii this_dd1 man_nn1 who_pnqs</text:p>
          </table:table-cell>
          <table:table-cell office:value-type="string" calcext:value-type="string">
            <text:p><text:s/>asked_vvd we_ppis2 conceal_vv0 his_appge identity_nn1 ._y @!ARMEN-KETEYIAN:_zzc Why_rrq this_dd1 scam_nn1 ?_y Is_vbz it_pph1 --_zz is_vbz it_pph1 because_cs it_pph1 's_vbz just_rr so_rg easy_jj ?_y @!MAN-#_zzc 1_mc1 :_y I_ppis1 just_rr because_cs it_pph1 's_vbz easy_jj money_nn1 like_ii</text:p>
          </table:table-cell>
        </table:table-row>
        <table:table-row table:style-name="ro4" table:visibility="filter">
          <table:table-cell office:value-type="float" office:value="54" calcext:value-type="float">
            <text:p>54</text:p>
          </table:table-cell>
          <table:table-cell table:style-name="ce71" office:value-type="string" calcext:value-type="string">
            <text:p><text:s/>ter sentence . Richard Slessinger is with @ @ @ @ @ @ @ @ @ @ morning . @!ERICA-HILL: -- little disturbing ? @!RICHARD-SCHLESINGE: Yes , it 's not great . @!ERICA-HILL: No , you</text:p>
          </table:table-cell>
          <table:table-cell table:style-name="ce73" office:value-type="string" calcext:value-type="string">
            <text:p><text:s/>mentioned -- you mention matricide is -- is rare . @!RICHARD-SCHLESINGE: It is quite rare . @!ERICA-HILL: Are there -- are there numbers on this , even if there is a scienc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er_jjr_nn1 sentence_nn1 ._y Richard_np1 Slessinger_np1 is_vbz with_iw @_ii @_ii @_ii @_ii @_ii @_ii @_ii @_ii @_ii @_ii morning_nnt1 ._y @!ERICA-HILL:_zzc --_zz little_jj_rr disturbing_jj ?_y @!RICHARD-SCHLESINGE:_zzc Yes_uh ,_y it_pph1 's_vbz not_xx great_jj ._y @!ERICA-HILL:_zzc No_uh ,_y you_ppy</text:p>
          </table:table-cell>
          <table:table-cell office:value-type="string" calcext:value-type="string">
            <text:p><text:s/>mentioned_vvd --_zz you_ppy mention_vv0 matricide_nn1 is_vbz --_nn1_jj is_vbz rare_jj ._y @!RICHARD-SCHLESINGE:_zzc It_pph1 is_vbz quite_rg rare_jj ._y @!ERICA-HILL:_zzc Are_vbr there_ex --_zz are_vbr there_rl_ex numbers_nn2_vvz% on_ii this_dd1 ,_y even_cs21 if_cs22 there_ex is_vbz a_at1 science_nn</text:p>
          </table:table-cell>
        </table:table-row>
        <table:table-row table:style-name="ro4" table:visibility="filter">
          <table:table-cell office:value-type="float" office:value="55" calcext:value-type="float">
            <text:p>55</text:p>
          </table:table-cell>
          <table:table-cell table:style-name="ce71" office:value-type="string" calcext:value-type="string">
            <text:p><text:s text:c="2"/>He said it looks like you 're wearing sausages around your neck . @!CHARLIE-ROSE: I did . @!GAYLE-KING: And I said that 's not the look I 'm going for . And you</text:p>
          </table:table-cell>
          <table:table-cell table:style-name="ce73" office:value-type="string" calcext:value-type="string">
            <text:p><text:s/>said -- @!CHARLIE-ROSE: You want to be Lady Gaga elegant . @!GAYLE-KING: Yes . I said I was going for elegant -- @!CHARLIE-ROSE: That 's the way I think of Lady Gaga elegan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e_pphs1 said_vvd it_pph1 looks_vvz like_ii_cs@ you_ppy 're_vbr wearing_vvg sausages_nn2 around_ii your_appge neck_nn1 ._y @!CHARLIE-ROSE:_zzc I_ppis1 did_vdd ._y @!GAYLE-KING:_zzc And_cc I_ppis1 said_vvd that_dd1_cst 's_vbz not_xx the_at look_nn1 I_ppis1 'm_vbm going_vvg for_if ._y And_cc you_ppy</text:p>
          </table:table-cell>
          <table:table-cell office:value-type="string" calcext:value-type="string">
            <text:p><text:s/>said_vvd --_zz @!CHARLIE-ROSE:_zzc You_ppy want_vv0 to_to be_vbi Lady_nnb Gaga_np1 elegant_jj ._y @!GAYLE-KING:_zzc Yes_uh ._y I_ppis1 said_vvd I_ppis1 was_vbdz going_vvg for_if elegant_jj --_nn1_jj @!CHARLIE-ROSE:_zzc That_dd1 's_vbz the_at way_nn1 I_ppis1 think_vv0 of_io Lady_nnb Gaga_np1 elegant</text:p>
          </table:table-cell>
        </table:table-row>
        <table:table-row table:style-name="ro4" table:visibility="filter">
          <table:table-cell office:value-type="float" office:value="56" calcext:value-type="float">
            <text:p>56</text:p>
          </table:table-cell>
          <table:table-cell table:style-name="ce71" office:value-type="string" calcext:value-type="string">
            <text:p><text:s text:c="2"/>Panhandle , more conservative part of the state at the beginning of the week . But again , last night he @ @ @ @ @ @ @ @ @ @ a little more work to do</text:p>
          </table:table-cell>
          <table:table-cell table:style-name="ce73" office:value-type="string" calcext:value-type="string">
            <text:p><text:s/>to kind of continue to rally the troops he get it going -- going into Tuesday 's vote . @!CHARLIE-ROSE-: Thank you very much , Jan Crawford. @!ERICA-HILL: This morning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Panhandle_nn1_np1 ,_y more_rgr conservative_jj part_nn1 of_io the_at state_nn1 at_ii the_at beginning_nn1 of_io the_at week_nnt1 ._y But_ccb again_rt ,_y last_md night_nnt1 he_pphs1 @_ii @_ii @_ii @_ii @_ii @_ii @_ii @_ii @_ii @_ii a_rr21 little_rr22 more_rrr_dar_rgr work_vv0_nn1 to_to do_vdi</text:p>
          </table:table-cell>
          <table:table-cell office:value-type="string" calcext:value-type="string">
            <text:p><text:s/>to_to kind_rr21 of_rr22 continue_vvi to_to rally_vvi the_at troops_nn2 he_pphs1 get_vv0 it_pph1 going_vvg --_nn1_jj going_vvg into_ii Tuesday_npd1 's_ge vote_nn1 ._y @!CHARLIE-ROSE-:_zzc Thank_vv0 you_ppy very_rg much_da1_rr ,_y Jan_np1@_npm1 Crawford._np1 @!ERICA-HILL:_zzc This_dd1 morning_nnt1 ,_</text:p>
          </table:table-cell>
        </table:table-row>
        <table:table-row table:style-name="ro4" table:visibility="filter">
          <table:table-cell office:value-type="float" office:value="57" calcext:value-type="float">
            <text:p>57</text:p>
          </table:table-cell>
          <table:table-cell table:style-name="ce71" office:value-type="string" calcext:value-type="string">
            <text:p><text:s/>ity 's campus . His son , Jay , addressed the crowd of twelve thousands students , alumni and fans who packed the schools basketball arena . @!JAY-PATERNO-@1Joe-: He wanted to use</text:p>
          </table:table-cell>
          <table:table-cell table:style-name="ce73" office:value-type="string" calcext:value-type="string">
            <text:p><text:s/>his remaining time on earth to see Penn State continue to thrive . He never spoke ill and never wanted anyone to feel badly for him . @!TERRELL-BROWN: Paterno 's death at eight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ty_nn1 's_ge campus_nn1 ._y His_appge son_nn1 ,_y Jay_np1 ,_y addressed_vvd_vvn the_at crowd_nn1 of_io twelve_mc thousands_nno2 students_nn2 ,_y alumni_nn2 and_cc fans_nn2 who_pnqs packed_vvd the_at schools_nn2 basketball_nn1 arena_nn1 ._y @!JAY-PATERNO-@1Joe-:_zzc He_pphs1 wanted_vvd to_to use_vvi</text:p>
          </table:table-cell>
          <table:table-cell office:value-type="string" calcext:value-type="string">
            <text:p><text:s/>his_appge remaining_jj time_nnt1 on_ii earth_nn1 to_to see_vvi Penn_np1 State_nn1 continue_vv0 to_to thrive_vvi ._y He_pphs1 never_rr spoke_vvd ill_rr and_cc never_rr wanted_vvd_vvn anyone_pn1 to_to feel_vvi badly_rr for_if him_ppho1 ._y @!TERRELL-BROWN:_zzc Paterno_np1 's_ge death_nn1 at_ii eighty</text:p>
          </table:table-cell>
        </table:table-row>
        <table:table-row table:style-name="ro4" table:visibility="filter">
          <table:table-cell office:value-type="float" office:value="58" calcext:value-type="float">
            <text:p>58</text:p>
          </table:table-cell>
          <table:table-cell table:style-name="ce71" office:value-type="string" calcext:value-type="string">
            <text:p><text:s text:c="2"/>son of Transportation Secretary Ray LaHood and others who work for U.S. organizations promoting democracy . The travel ban is tied to political events that led to the overthrow of</text:p>
          </table:table-cell>
          <table:table-cell table:style-name="ce73" office:value-type="string" calcext:value-type="string">
            <text:p><text:s/>Hosni Mubarak . The generals who now lead Egypt accuse foreigners of being behind the anti-government protests . All right . So if you tweet , you will be interested in this stor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on_nn1 of_io Transportation_nn1 Secretary_nn1_np1@ Ray_np1_nn1@ LaHood_nn1 and_cc others_nn2 who_pnqs work_vv0 for_if U.S._np1 organizations_nn2 promoting_vvg democracy_nn1 ._y The_at travel_nn1 ban_nn1 is_vbz tied_vvn to_ii political_jj events_nn2 that_cst led_vvd to_ii the_at overthrow_nn1 of_io</text:p>
          </table:table-cell>
          <table:table-cell office:value-type="string" calcext:value-type="string">
            <text:p><text:s/>Hosni_np1 Mubarak_np1 ._y The_at generals_nn2 who_pnqs now_rt lead_vv0_vvd@ Egypt_np1 accuse_vv0 foreigners_nn2 of_io being_vbg behind_ii the_at anti-government_jj protests_nn2 ._y All_rr21 right_rr22 ._y So_rr if_cs you_ppy tweet_vv0 ,_y you_ppy will_vm be_vbi interested_jj in_ii this_dd1 story_nn</text:p>
          </table:table-cell>
        </table:table-row>
        <table:table-row table:style-name="ro4" table:visibility="filter">
          <table:table-cell office:value-type="float" office:value="59" calcext:value-type="float">
            <text:p>59</text:p>
          </table:table-cell>
          <table:table-cell table:style-name="ce71" office:value-type="string" calcext:value-type="string">
            <text:p><text:s/>d Paterno 's son , Jay , revealed what many wanted to hear . @!JAY-PATERNO-@1Joe-: Joe Paterno left this world with a clear conscience . He told me he wanted to use</text:p>
          </table:table-cell>
          <table:table-cell table:style-name="ce73" office:value-type="string" calcext:value-type="string">
            <text:p><text:s/>his remaining time on earth to see Penn State continue to thrive . He never spoke ill and never wanted anyone to feel badly for him . @!MANUEL-GALLEGOS: Comforting words for Patern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_cc Paterno_np1_nn1 's_ge son_nn1 ,_y Jay_np1 ,_y revealed_vvd_vvn what_ddq many_da2 wanted_vvd_vvn_jj@ to_to hear_vvi ._y @!JAY-PATERNO-@1Joe-:_zzc Joe_np1 Paterno_np1 left_vvd this_dd1 world_nn1 with_iw a_at1 clear_jj conscience_nn1 ._y He_pphs1 told_vvd me_ppio1 he_pphs1 wanted_vvd to_to use_vvi</text:p>
          </table:table-cell>
          <table:table-cell office:value-type="string" calcext:value-type="string">
            <text:p><text:s/>his_appge remaining_jj time_nnt1 on_ii earth_nn1 to_to see_vvi Penn_np1 State_nn1 continue_vv0 to_to thrive_vvi ._y He_pphs1 never_rr spoke_vvd ill_rr and_cc never_rr wanted_vvd_vvn anyone_pn1 to_to feel_vvi badly_rr for_if him_ppho1 ._y @!MANUEL-GALLEGOS:_zzc Comforting_jj words_nn2 for_if Paterno</text:p>
          </table:table-cell>
        </table:table-row>
        <table:table-row table:style-name="ro4" table:visibility="filter">
          <table:table-cell office:value-type="float" office:value="60" calcext:value-type="float">
            <text:p>60</text:p>
          </table:table-cell>
          <table:table-cell table:style-name="ce71" office:value-type="string" calcext:value-type="string">
            <text:p><text:s text:c="2"/>really we 're a better people than this little incident illustrates . @!PELLEY: Bob , thank you very much . With the Florida @ @ @ @ @ @ @ @ @ @ special one-hour</text:p>
          </table:table-cell>
          <table:table-cell table:style-name="ce73" office:value-type="string" calcext:value-type="string">
            <text:p><text:s/>edition of " Face the Nation " this Sunday live from Miami . And we did a poll last week , and we asked folks at home if the two parties should compromise t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0 really_rr we_ppis2 're_vbr a_at1 better_jjr people_nn than_csn this_dd1_rg% little_jj_da1 incident_nn1 illustrates_vvz ._y @!PELLEY:_zzc Bob_np1 ,_y thank_vv0 you_ppy very_rg much_da1_rr ._y With_iw the_at Florida_np1 @_ii @_ii @_ii @_ii @_ii @_ii @_ii @_ii @_ii @_ii special_jj one-hour_jj_nnt1</text:p>
          </table:table-cell>
          <table:table-cell office:value-type="string" calcext:value-type="string">
            <text:p><text:s/>edition_nn1 of_io "_y Face_nn1_vv0 the_at Nation_nn1 "_y this_dd1 Sunday_npd1 live_vv0 from_ii Miami_np1 ._y And_cc we_ppis2 did_vdd a_at1 poll_nn1 last_md week_nnt1 ,_y and_cc we_ppis2 asked_vvd folks_nn2 at_ii home_nn1 if_cs the_at two_mc parties_nn2 should_vm compromise_vvi to_</text:p>
          </table:table-cell>
        </table:table-row>
        <table:table-row table:style-name="ro4" table:visibility="filter">
          <table:table-cell office:value-type="float" office:value="61" calcext:value-type="float">
            <text:p>61</text:p>
          </table:table-cell>
          <table:table-cell table:style-name="ce71" office:value-type="string" calcext:value-type="string">
            <text:p><text:s text:c="2"/>, it 's up to $10,000 per person . In New York , $50,000 . Payouts are so big , it set the stage for massive fraud . Scammers like this man , who</text:p>
          </table:table-cell>
          <table:table-cell table:style-name="ce74" office:value-type="string" calcext:value-type="string">
            <text:p><text:s/>asked we conceal his identity . @!UNIDENTIFIED-MALE: First of all , you 've got to recruit people . You 've got to look around for people who want to do car accident and then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_y it_pph1 's_vbz up_rg21 to_rg22 $10,000_nnu per_ii person_nn1 ._y In_ii New_np1 York_np1 ,_y $50,000_nnu ._y Payouts_nn2 are_vbr so_rg_rr big_jj ,_y it_pph1 set_vvd the_at stage_nn1 for_if massive_jj fraud_nn1 ._y Scammers_nn2_vvz like_ii this_dd1 man_nn1 ,_y who_pnqs</text:p>
          </table:table-cell>
          <table:table-cell office:value-type="string" calcext:value-type="string">
            <text:p><text:s/>asked_vvd we_ppis2 conceal_vv0 his_appge identity_nn1 ._y @!UNIDENTIFIED-MALE:_zzc First_md of_io all_db ,_y you_ppy 've_vh0 got_vvn to_to recruit_vvi people_nn ._y You_ppy 've_vh0 got_vvn to_to look_vvi around_rp for_if people_nn who_pnqs want_vv0 to_to do_vdi car_nn1 accident_nn1 and_cc then_</text:p>
          </table:table-cell>
        </table:table-row>
        <table:table-row table:style-name="ro4" table:visibility="filter">
          <table:table-cell office:value-type="float" office:value="62" calcext:value-type="float">
            <text:p>62</text:p>
          </table:table-cell>
          <table:table-cell table:style-name="ce71" office:value-type="string" calcext:value-type="string">
            <text:p><text:s/>on Monday . The debate over climate change may heat up with this news from Antarctica . A team of scientists @ @ @ @ @ @ @ @ @ @ ice . Lakes have been discovered in the</text:p>
          </table:table-cell>
          <table:table-cell table:style-name="ce73" office:value-type="string" calcext:value-type="string">
            <text:p><text:s/>past , but running water could , the scientist say , mean that the ice is melting . Critics say the source of the water must be found before any conclusions are draw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n_ii Monday_npd1 ._y The_at debate_nn1 over_ii climate_nn1 change_nn1 may_vm heat_vvi up_rp with_iw this_dd1 news_nn1 from_ii Antarctica_np1 ._y A_at1 team_nn1 of_io scientists_nn2 @_ii @_ii @_ii @_ii @_ii @_ii @_ii @_ii @_ii @_ii ice_nn1 ._y Lakes_nn2 have_vh0 been_vbn discovered_vvn@ in_ii the_at</text:p>
          </table:table-cell>
          <table:table-cell office:value-type="string" calcext:value-type="string">
            <text:p><text:s/>past_nn1 ,_y but_ccb running_jj_vvg water_nn1 could_vm ,_y the_at scientist_nn1 say_vv0 ,_y mean_vv0 that_cst the_at ice_nn1 is_vbz melting_vvg_nn1 ._y Critics_nn2 say_vv0 the_at source_nn1 of_io the_at water_nn1 must_vm be_vbi found_vvn before_ii_cs any_dd conclusions_nn2 are_vbr drawn_</text:p>
          </table:table-cell>
        </table:table-row>
        <table:table-row table:style-name="ro4" table:visibility="filter">
          <table:table-cell office:value-type="float" office:value="63" calcext:value-type="float">
            <text:p>63</text:p>
          </table:table-cell>
          <table:table-cell table:style-name="ce71" office:value-type="string" calcext:value-type="string">
            <text:p><text:s/>is . She is. @!ERICA-HILL: And that 's another -- and -- and which in turn makes you happier- - @!ELIZABETH-BERNSTEI: And then the marriage is happy . @!ERICA-HILL: -- whether you</text:p>
          </table:table-cell>
          <table:table-cell table:style-name="ce73" office:value-type="string" calcext:value-type="string">
            <text:p><text:s/>get it or not . What kind of response have you had ? We all saw this column yesterday in the Wall Street Journal and we were all -- @!GAYLE-KING: We all had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is_vbz ._y She_pphs1 is._nnu @!ERICA-HILL:_zzc And_cc that_dd1 's_vbz another_dd1 --_nn1_jj and_cc --_zz and_cc which_ddq in_ii turn_nn1 makes_vvz you_ppy happier-_jjr_nn1 -_- @!ELIZABETH-BERNSTEI:_zzc And_cc then_rt the_at marriage_nn1 is_vbz happy_jj ._y @!ERICA-HILL:_zzc --_zz whether_csw you_ppy</text:p>
          </table:table-cell>
          <table:table-cell office:value-type="string" calcext:value-type="string">
            <text:p><text:s/>get_vv0 it_pph1 or_cc not_xx ._y What_ddq kind_nn1 of_io response_nn1 have_vh0 you_ppy had_vhn ?_y We_ppis2 all_db saw_vvd this_dd1 column_nn1 yesterday_rt in_ii the_at Wall_np1 Street_nnl1 Journal_nn1 and_cc we_ppis2 were_vbdr all_db_rr@ --_zz @!GAYLE-KING:_zzc We_ppis2 all_db had_</text:p>
          </table:table-cell>
        </table:table-row>
        <table:table-row table:style-name="ro4" table:visibility="filter">
          <table:table-cell office:value-type="float" office:value="64" calcext:value-type="float">
            <text:p>64</text:p>
          </table:table-cell>
          <table:table-cell table:style-name="ce71" office:value-type="string" calcext:value-type="string">
            <text:p><text:s text:c="2"/>. A lot of men will write . And the men will say here 's the problem . No matter what I do , I 'm wrong . So that 's the feeling that</text:p>
          </table:table-cell>
          <table:table-cell table:style-name="ce73" office:value-type="string" calcext:value-type="string">
            <text:p><text:s/>men have that no matter what I -- she ask me to do , I 'm always in trouble . So they say that . But I had a lot of me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_y A_at1 lot_nn1 of_io men_nn2 will_vm write_vvi ._y And_cc the_at men_nn2 will_vm say_vvi here_rl 's_vbz the_at problem_nn1 ._y No_ddqv31 matter_ddqv32 what_ddqv33 I_ppis1 do_vd0 ,_y I_ppis1 'm_vbm wrong_jj_rr@ ._y So_rr that_dd1 's_vbz the_at feeling_nn1 that_cst</text:p>
          </table:table-cell>
          <table:table-cell office:value-type="string" calcext:value-type="string">
            <text:p><text:s/>men_nn2 have_vh0 that_dd1_cst no_ddqv31 matter_ddqv32 what_ddqv33 I_mc1%_ppis1 --_nn1_jj she_pphs1 ask_vv0 me_ppio1 to_to do_vdi ,_y I_ppis1 'm_vbm always_rr in_ii trouble_nn1 ._y So_rr they_pphs2 say_vv0 that_dd1 ._y But_ccb I_ppis1 had_vhd a_at1 lot_nn1 of_io men_nn2</text:p>
          </table:table-cell>
        </table:table-row>
        <table:table-row table:style-name="ro4" table:visibility="filter">
          <table:table-cell office:value-type="float" office:value="65" calcext:value-type="float">
            <text:p>65</text:p>
          </table:table-cell>
          <table:table-cell table:style-name="ce71" office:value-type="string" calcext:value-type="string">
            <text:p><text:s text:c="2"/>make you employee of the month once in a while , tell you , you 're doing a good job . You 'll get that . @!GAYLE-KING: No . I think , Elizabeth , you</text:p>
          </table:table-cell>
          <table:table-cell table:style-name="ce73" office:value-type="string" calcext:value-type="string">
            <text:p><text:s/>said something I think was really helpful to people , the-I-and-the-you rule . @ @ @ @ @ @ @ @ @ @ that for people , when you 're in the middle of a conversation , wh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m make_vvi you_ppy employee_nn1 of_io the_at month_nnt1 once_rr_cs@ in_ii a_at1 while_nnt1@ ,_y tell_vv0 you_ppy ,_y you_ppy 're_vbr doing_vdg a_at1 good_jj job_nn1 ._y You_ppy 'll_vm get_vvi that_dd1 ._y @!GAYLE-KING:_zzc No_uh ._y I_ppis1 think_vv0 ,_y Elizabeth_np1 ,_y you_ppy</text:p>
          </table:table-cell>
          <table:table-cell office:value-type="string" calcext:value-type="string">
            <text:p><text:s/>said_vvd something_pn1 I_ppis1 think_vv0 was_vbdz really_rr helpful_jj to_ii people_nn ,_y the-I-and-the-you_ppy rule_vv0@ ._y @_ii @_ii @_ii @_ii @_ii @_ii @_ii @_ii @_ii @_ii that_dd1_cst for_if people_nn ,_y when_cs_rrq you_ppy 're_vbr in_ii the_at middle_nn1 of_io a_at1 conversation_nn1 ,_y whe</text:p>
          </table:table-cell>
        </table:table-row>
        <table:table-row table:style-name="ro4" table:visibility="filter">
          <table:table-cell office:value-type="float" office:value="66" calcext:value-type="float">
            <text:p>66</text:p>
          </table:table-cell>
          <table:table-cell table:style-name="ce71" office:value-type="string" calcext:value-type="string">
            <text:p><text:s text:c="2"/>lie . The Republican lie will tell you , government should not be in charge of feeding America . People of America , the government is doing that right now . It</text:p>
          </table:table-cell>
          <table:table-cell table:style-name="ce73" office:value-type="string" calcext:value-type="string">
            <text:p><text:s/>'s something called subsidies . And the big agribusiness receive huge amount of subsidies , over twenty billion a year over the last five , @ @ @ @ @ @ @ @ @ @ Congress is c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lie_nn1@_vv0 ._y The_at Republican_nn1_jj@ lie_nn1@_vv0 will_vm tell_vvi you_ppy ,_y government_nn1 should_vm not_xx be_vbi in_ii31 charge_ii32 of_ii33 feeding_vvg America_np1 ._y People_nn of_io America_np1 ,_y the_at government_nn1 is_vbz doing_vdg that_dd1 right_nn1_rr_jj now_rt ._y It_pph1</text:p>
          </table:table-cell>
          <table:table-cell office:value-type="string" calcext:value-type="string">
            <text:p><text:s/>'s_vbz something_pn1 called_vvn subsidies_nn2 ._y And_cc the_at big_jj agribusiness_nn1 receive_vv0 huge_jj amount_nn1 of_io subsidies_nn2 ,_y over_rg twenty_mc billion_nno a_at1 year_nnt1 over_ii_rp the_at last_md five_mc ,_y @_ii @_ii @_ii @_ii @_ii @_ii @_ii @_ii @_ii @_ii Congress_nn1 is_vbz cr</text:p>
          </table:table-cell>
        </table:table-row>
        <table:table-row table:style-name="ro4" table:visibility="filter">
          <table:table-cell office:value-type="float" office:value="67" calcext:value-type="float">
            <text:p>67</text:p>
          </table:table-cell>
          <table:table-cell table:style-name="ce71" office:value-type="string" calcext:value-type="string">
            <text:p><text:s text:c="2"/>? @!GAYLE-KING: No. @(ANNOUNCEMENTS) ##4103559_ @!CHARLIE-ROSE-: Good morning . It 's Thursday , January 26 , 2012 . Welcome to Studio 57 at the CBS Broadcast Center . I 'm Charlie</text:p>
          </table:table-cell>
          <table:table-cell table:style-name="ce73" office:value-type="string" calcext:value-type="string">
            <text:p><text:s/>Rose . The father of an American aid worker tell CBS News , his daughter is okay after being held captive in Somalia . Our own John Miller has new details o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GAYLE-KING:_zzc No._nn1 @(ANNOUNCEMENTS)_zzq ##4103559_ @!CHARLIE-ROSE-:_zzc Good_jj morning_nnt1 ._y It_pph1 's_vbz Thursday_npd1 ,_y January_npm1 26_mc ,_y 2012_mc ._y Welcome_vv0_nn1 to_ii Studio_nn1 57_mc at_ii the_at CBS_np1 Broadcast_nn1_vv0_jj@ Center_nn1 ._y I_ppis1 'm_vbm Charlie_np1</text:p>
          </table:table-cell>
          <table:table-cell office:value-type="string" calcext:value-type="string">
            <text:p><text:s/>Rose_np1_vvd_nn1 ._y The_at father_nn1 of_io an_at1 American_jj aid_nn1 worker_nn1 tell_vv0 CBS_np1 News_nn1 ,_y his_appge daughter_nn1 is_vbz okay_jj after_ii being_vbg held_vvn captive_nn1_jj in_ii Somalia_np1 ._y Our_appge own_da John_np1 Miller_np1 has_vhz new_jj details_nn2 on_ii</text:p>
          </table:table-cell>
        </table:table-row>
        <table:table-row table:style-name="ro4" table:visibility="filter">
          <table:table-cell office:value-type="float" office:value="68" calcext:value-type="float">
            <text:p>68</text:p>
          </table:table-cell>
          <table:table-cell table:style-name="ce71" office:value-type="string" calcext:value-type="string">
            <text:p><text:s/>o voters in your home state is how they 'll provide for their family . @!SENATOR-MARCO-RUBI: Yeah . @!ERICA-HILL: Which of the candidates has the best message and the best plan</text:p>
          </table:table-cell>
          <table:table-cell table:style-name="ce73" office:value-type="string" calcext:value-type="string">
            <text:p><text:s/>to help people in Florida and around the country do that ? @!SENATOR-MARCO-RUBI: Yeah . Yeah @ @ @ @ @ @ @ @ @ @ But -- @!CHARLIE-ROSE-: It 's good . Endorse it -- @!SENATOR-MAR</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o_ii voters_nn2 in_ii your_appge home_nn1 state_nn1 is_vbz how_rrq they_pphs2 'll_vm provide_vvi for_if their_appge family_nn1 ._y @!SENATOR-MARCO-RUBI:_zzc Yeah_uh ._y @!ERICA-HILL:_zzc Which_ddq of_io the_at candidates_nn2 has_vhz the_at best_jjt message_nn1 and_cc the_at best_jjt_rrt plan_nn1_vv0</text:p>
          </table:table-cell>
          <table:table-cell office:value-type="string" calcext:value-type="string">
            <text:p><text:s/>to_to help_vvi people_nn in_ii Florida_np1 and_cc around_ii_rp the_at country_nn1 do_vd0 that_dd1 ?_y @!SENATOR-MARCO-RUBI:_zzc Yeah_uh ._y Yeah_uh @_ii @_ii @_ii @_ii @_ii @_ii @_ii @_ii @_ii @_ii But_ccb --_zz @!CHARLIE-ROSE-:_zzc It_pph1 's_vbz good_jj ._y Endorse_vv0 it_pph1 --_zz @!SENATOR-MAR</text:p>
          </table:table-cell>
        </table:table-row>
        <table:table-row table:style-name="ro4" table:visibility="filter">
          <table:table-cell office:value-type="float" office:value="69" calcext:value-type="float">
            <text:p>69</text:p>
          </table:table-cell>
          <table:table-cell table:style-name="ce71" office:value-type="string" calcext:value-type="string">
            <text:p><text:s text:c="2"/>National Weather Service reports several tornadoes touched down near Austin , Texas . Homes and businesses were damaged but there are no reports of injury . New rules on airline fees</text:p>
          </table:table-cell>
          <table:table-cell table:style-name="ce73" office:value-type="string" calcext:value-type="string">
            <text:p><text:s/>designed to protect passengers take effect today . Now they require airlines to include all mandatory taxes and fees in their advertised prices . Passengers will be able to hold a r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 National_jj Weather_nn1 Service_nn1 reports_vvz several_da2 tornadoes_nn2 touched_vvd_vvn down_rp near_ii Austin_np1 ,_y Texas_np1 ._y Homes_nn2 and_cc businesses_nn2 were_vbdr damaged_vvn but_ccb there_ex are_vbr no_at reports_nn2 of_io injury_nn1 ._y New_jj rules_nn2 on_ii airline_nn1 fees_nn2</text:p>
          </table:table-cell>
          <table:table-cell office:value-type="string" calcext:value-type="string">
            <text:p><text:s/>designed_vvn_vvd to_to protect_vvi passengers_nn2 take_vv0 effect_nn1 today_rt ._y Now_rt they_pphs2 require_vv0 airlines_nn2 to_to include_vvi all_db mandatory_jj taxes_nn2 and_cc fees_nn2 in_ii their_appge advertised_jj@ prices_nn2 ._y Passengers_nn2 will_vm be_vbi able_jk to_to hold_vvi a_at1 re</text:p>
          </table:table-cell>
        </table:table-row>
        <table:table-row table:style-name="ro4" table:visibility="filter">
          <table:table-cell office:value-type="float" office:value="70" calcext:value-type="float">
            <text:p>70</text:p>
          </table:table-cell>
          <table:table-cell table:style-name="ce71" office:value-type="string" calcext:value-type="string">
            <text:p><text:s text:c="2"/>-- @!WALLACE: How can they be talking about Bain shutting down the plant when Bain sold the plant a year before it was shut down by another entity ? @!TYLER: What they</text:p>
          </table:table-cell>
          <table:table-cell table:style-name="ce73" office:value-type="string" calcext:value-type="string">
            <text:p><text:s/>said was I wish that Bain have left us alone back in the early ' 90s , when they were running as UniMac , because they were running as a fine compan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i --_zz @!WALLACE:_zzc How_rrq can_vm they_pphs2 be_vbi talking_vvg about_ii Bain_fw shutting_vvg down_rp_ii@ the_at plant_nn1 when_rrq Bain_fw sold_vvd the_at plant_nn1 a_at1 year_nnt1 before_cs it_pph1 was_vbdz shut_vvn down_rp by_ii another_dd1 entity_nn1 ?_y @!TYLER:_zzc What_ddq they_pphs2</text:p>
          </table:table-cell>
          <table:table-cell office:value-type="string" calcext:value-type="string">
            <text:p><text:s/>said_vvd was_vbdz I_ppis1 wish_vv0 that_cst_dd1 Bain_fw have_vh0 left_vvn us_ppio2 alone_jj back_nn1 in_ii the_at early_jj '_ge 90s_mc2 ,_y when_cs_rrq they_pphs2 were_vbdr running_vvg_jj as_csa_ii@ UniMac_np1 ,_y because_cs they_pphs2 were_vbdr running_vvg as_ii a_at1 fine_jj company_</text:p>
          </table:table-cell>
        </table:table-row>
        <table:table-row table:style-name="ro4">
          <table:table-cell office:value-type="float" office:value="71" calcext:value-type="float">
            <text:p>71</text:p>
          </table:table-cell>
          <table:table-cell table:style-name="ce71" office:value-type="string" calcext:value-type="string">
            <text:p><text:s text:c="2"/>across the board , economic , foreign policy . They 're looking for someone with a strong consistent track record . And I 'm hopeful -- again , you know , will it help</text:p>
          </table:table-cell>
          <table:table-cell table:style-name="ce73" office:value-type="string" calcext:value-type="string">
            <text:p><text:s/>? Yes . It would be helpful if everybody drop out and I would win . But , you know , the idea is , we 're going to @ @ @ @ @ @ @ @ @ @ go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nn2 across_ii the_at board_nn1 ,_y economic_jj ,_y foreign_jj policy_nn1 ._y They_pphs2 're_vbr looking_vvg for_if someone_pn1 with_iw a_at1 strong_jj consistent_jj track_nn1 record_nn1 ._y And_cc I_ppis1 'm_vbm hopeful_jj --_nn1_jj again_rt ,_y you_ppy know_vv0 ,_y will_vm_vv0% it_pph1 help_vvi</text:p>
          </table:table-cell>
          <table:table-cell office:value-type="string" calcext:value-type="string">
            <text:p><text:s/>?_y Yes_uh ._y It_pph1 would_vm be_vbi helpful_jj if_cs_csw@ everybody_pn1 drop_vv0 out_rp and_cc I_ppis1 would_vm win_vvi ._y But_ccb ,_y you_ppy know_vv0 ,_y the_at idea_nn1 is_vbz ,_y we_ppis2 're_vbr going_vvgk to_to @_ii @_ii @_ii @_ii @_ii @_ii @_ii @_ii @_ii @_ii go_</text:p>
          </table:table-cell>
        </table:table-row>
        <table:table-row table:style-name="ro4" table:visibility="filter">
          <table:table-cell office:value-type="float" office:value="72" calcext:value-type="float">
            <text:p>72</text:p>
          </table:table-cell>
          <table:table-cell table:style-name="ce71" office:value-type="string" calcext:value-type="string">
            <text:p><text:s text:c="2"/>deluding the message ? I just heard a big sigh from across the table , Judy 's way . @(LAUGHTER) I think you seem to agree . @!MILLER: I agree . But that is</text:p>
          </table:table-cell>
          <table:table-cell table:style-name="ce73" office:value-type="string" calcext:value-type="string">
            <text:p><text:s/>not the issue . What is the American public think ? They are tuning in , in record numbers . 20 struck me as excessive . But as long as people are still watchi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s2 deluding_vvg the_at message_nn1 ?_y I_ppis1 just_rr heard_vvd a_at1 big_jj sigh_nn1 from_ii across_ii_rl@ the_at table_nn1 ,_y Judy_np1 's_ge way_nn1 ._y @(LAUGHTER)_zzq I_ppis1 think_vv0 you_ppy seem_vv0 to_to agree_vvi ._y @!MILLER:_zzc I_ppis1 agree_vv0 ._y But_ccb that_dd1 is_vbz</text:p>
          </table:table-cell>
          <table:table-cell office:value-type="string" calcext:value-type="string">
            <text:p><text:s/>not_xx the_at issue_nn1 ._y What_ddq is_vbz the_at American_jj public_nn1 think_vv0 ?_y They_pphs2 are_vbr tuning_vvg in_rp@ ,_y in_ii record_nn1 numbers_nn2 ._y 20_mc struck_vvd me_ppio1 as_rg@_csa excessive_jj ._y But_ccb as_cs31 long_cs32 as_cs33 people_nn are_vbr still_rr watching_vvg</text:p>
          </table:table-cell>
        </table:table-row>
        <table:table-row table:style-name="ro4" table:visibility="filter">
          <table:table-cell office:value-type="float" office:value="73" calcext:value-type="float">
            <text:p>73</text:p>
          </table:table-cell>
          <table:table-cell table:style-name="ce71" office:value-type="string" calcext:value-type="string">
            <text:p><text:s/>vvi the gotcha questions , like the George Stephanopoulos contraception , and should states pass these laws , kind of thing ? Why do n't they do their own debates and pick their own</text:p>
          </table:table-cell>
          <table:table-cell table:style-name="ce73" office:value-type="string" calcext:value-type="string">
            <text:p><text:s/>panel members . Have Sean Hannity or Rush Limbaugh show up ? If Limbaugh can judge the Miss America contest , he certainly ought to @ @ @ @ @ @ @ @ @ @ those who m</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vi the_at gotcha_fu questions_nn2 ,_y like_ii the_at George_np1 Stephanopoulos_np2 contraception_nn1 ,_y and_cc should_vm states_nn2 pass_vvi these_dd2 laws_nn2 ,_y kind_nn1 of_io thing_nn1 ?_y Why_rrq do_vd0 n't_xx they_pphs2 do_vdi their_appge own_da debates_nn2 and_cc pick_vv0 their_appge own_da</text:p>
          </table:table-cell>
          <table:table-cell office:value-type="string" calcext:value-type="string">
            <text:p><text:s/>panel_nn1 members_nn2 ._y Have_vh0 Sean_np1 Hannity_np1_nn1 or_cc Rush_np1 Limbaugh_np1 show_vv0 up_rp ?_y If_cs Limbaugh_np1_nn1 can_vm judge_vvi the_at Miss_nnb America_np1 contest_nn1 ,_y he_pphs1 certainly_rr ought_vmk to_to @_ii @_ii @_ii @_ii @_ii @_ii @_ii @_ii @_ii @_ii those_dd2 who_pnqs m</text:p>
          </table:table-cell>
        </table:table-row>
        <table:table-row table:style-name="ro4" table:visibility="filter">
          <table:table-cell office:value-type="float" office:value="74" calcext:value-type="float">
            <text:p>74</text:p>
          </table:table-cell>
          <table:table-cell table:style-name="ce71" office:value-type="string" calcext:value-type="string">
            <text:p><text:s text:c="2"/>it was the next owner that screwed up the business . You look at other companies in there . In many cases people did n't want to work anymore because the business</text:p>
          </table:table-cell>
          <table:table-cell table:style-name="ce73" office:value-type="string" calcext:value-type="string">
            <text:p><text:s/>said we have to rationalize our costs and people will have to take less pay or benefits so -- @(CROSSTALK) @!GIGOT: Briefly , Dan ? @!HENNINGER: The details are very vulnerabl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it_pph1 was_vbdz the_at next_md owner_nn1 that_cst screwed_vvd up_rp_ii@ the_at business_nn1 ._y You_ppy look_vv0 at_ii other_jj companies_nn2 in_ii there_rl ._y In_ii many_da2 cases_nn2 people_nn did_vdd n't_xx want_vvi to_to work_vvi anymore_rr because_cs the_at business_nn1</text:p>
          </table:table-cell>
          <table:table-cell office:value-type="string" calcext:value-type="string">
            <text:p><text:s/>said_vvd we_ppis2 have_vh0 to_to rationalize_vvi our_appge costs_nn2 and_cc people_nn will_vm have_vhi to_to take_vvi less_dar_rrr pay_nn1_vv0 or_cc benefits_nn2 so_rg_rr --_zz @(CROSSTALK)_zzq @!GIGOT:_zzc Briefly_rr ,_y Dan_np1 ?_y @!HENNINGER:_zzc The_at details_nn2 are_vbr very_rg vulnerable_jj</text:p>
          </table:table-cell>
        </table:table-row>
        <table:table-row table:style-name="ro4" table:visibility="filter">
          <table:table-cell office:value-type="float" office:value="75" calcext:value-type="float">
            <text:p>75</text:p>
          </table:table-cell>
          <table:table-cell table:style-name="ce71" office:value-type="string" calcext:value-type="string">
            <text:p><text:s/>vi you here next week . ' ##4103578_ @!VAN-SUSTEREN , HOST : Tonight : You wo n't believe what New Jersey governor Chris Christie just said about President Obama ! Listen to this !</text:p>
          </table:table-cell>
          <table:table-cell table:style-name="ce73" office:value-type="string" calcext:value-type="string">
            <text:p><text:s/>@(BEGIN-VIDEO-CLIP) @!GOV-CHRIS-CHRISTIE: I think those who underestimate Barack Obama underestimate him at their own peril . He is as good politician as I 've ever seen . @(END-VIDEO-CLIP)</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i you_ppy here_rl next_md week_nnt1 ._y '_"@_ge ##4103578_ @!VAN-SUSTEREN_zzc ,_y HOST_vv0_nn1 :_y Tonight_rt :_y You_ppy wo_vm n't_xx believe_vvi what_ddq New_np1 Jersey_np1 governor_nn1 Chris_np1 Christie_np1 just_rr said_vvd_vvn@ about_ii President_nnb Obama_np1 !_y Listen_vv0 to_ii this_dd1 !_y</text:p>
          </table:table-cell>
          <table:table-cell office:value-type="string" calcext:value-type="string">
            <text:p><text:s/>@(BEGIN-VIDEO-CLIP)_zzq @!GOV-CHRIS-CHRISTIE:_zzc I_ppis1 think_vv0 those_dd2 who_pnqs underestimate_vv0 Barack_np1 Obama_np1 underestimate_vv0 him_ppho1 at_ii their_appge own_da peril_nn1 ._y He_pphs1 is_vbz as_rg good_jj politician_nn1 as_csa I_ppis1 've_vh0 ever_rr seen_vvn ._y @(END-VIDEO-CLIP)</text:p>
          </table:table-cell>
        </table:table-row>
        <table:table-row table:style-name="ro4" table:visibility="filter">
          <table:table-cell office:value-type="float" office:value="76" calcext:value-type="float">
            <text:p>76</text:p>
          </table:table-cell>
          <table:table-cell table:style-name="ce71" office:value-type="string" calcext:value-type="string">
            <text:p><text:s/>hat that happy warrior that Newt was in October and November , when his poll numbers were soaring and he was moving to the top of the field ... @!VAN-SUSTEREN: Well</text:p>
          </table:table-cell>
          <table:table-cell table:style-name="ce73" office:value-type="string" calcext:value-type="string">
            <text:p><text:s/>, what changed it ? @!HUCKABEE: ... that he recapture that spirit . @!VAN-SUSTEREN: I -- yes , I mean , I think -- I think that he -- he has said -- he</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hat_cst that_dd1 happy_jj warrior_nn1 that_cst_dd1 Newt_np1_nn1 was_vbdz in_ii October_npm1 and_cc November_npm1 ,_y when_cs_rrq his_appge poll_nn1 numbers_nn2 were_vbdr soaring_vvg_jj and_cc he_pphs1 was_vbdz moving_vvg to_ii the_at top_nn1 of_io the_at field_nn1 ..._... @!VAN-SUSTEREN:_zzc Well_rr</text:p>
          </table:table-cell>
          <table:table-cell office:value-type="string" calcext:value-type="string">
            <text:p><text:s/>,_y what_ddq changed_vvd it_pph1 ?_y @!HUCKABEE:_zzc ..._... that_cst he_pphs1 recapture_vv0 that_dd1 spirit_nn1 ._y @!VAN-SUSTEREN:_zzc I_mc1%_ppis1 --_nn1 yes_uh ,_y I_ppis1 mean_vv0 ,_y I_ppis1 think_vv0 --_nn1_jj I_ppis1 think_vv0 that_cst he_pphs1 --_zz he_pphs1 has_vhz said_vvn --_nn1_jj he_p</text:p>
          </table:table-cell>
        </table:table-row>
        <table:table-row table:style-name="ro4" table:visibility="filter">
          <table:table-cell office:value-type="float" office:value="77" calcext:value-type="float">
            <text:p>77</text:p>
          </table:table-cell>
          <table:table-cell table:style-name="ce71" office:value-type="string" calcext:value-type="string">
            <text:p><text:s/>right now . And I think the only person who can make that happen is the president . @!WINFREY: What do you think right now about his possibility for reelection ? @!CHRISTIE:</text:p>
          </table:table-cell>
          <table:table-cell table:style-name="ce73" office:value-type="string" calcext:value-type="string">
            <text:p><text:s/>Listen , I think those who underestimated Barack Obama underestimate him at their own peril . He is as good a politician as I 've ever seen . And so I think wher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ight_rr_nn1 now_rt ._y And_cc I_ppis1 think_vv0 the_at only_jj person_nn1 who_pnqs can_vm make_vvi that_cst happen_vv0 is_vbz the_at president_nn1 ._y @!WINFREY:_zzc What_ddq do_vd0 you_ppy think_vvi right_rr_nn1_jj now_rt about_ii his_appge possibility_nn1 for_if reelection_nn1 ?_y @!CHRISTIE:_zzc</text:p>
          </table:table-cell>
          <table:table-cell office:value-type="string" calcext:value-type="string">
            <text:p><text:s/>Listen_vv0 ,_y I_ppis1 think_vv0 those_dd2 who_pnqs underestimated_vvd Barack_np1 Obama_np1 underestimate_vv0 him_ppho1 at_ii their_appge own_da peril_nn1 ._y He_pphs1 is_vbz as_rg good_jj_rr% a_at1 politician_nn1 as_csa I_ppis1 've_vh0 ever_rr seen_vvn ._y And_cc so_rr_cs@ I_ppis1 think_vv0 where_</text:p>
          </table:table-cell>
        </table:table-row>
        <table:table-row table:style-name="ro4" table:visibility="filter">
          <table:table-cell office:value-type="float" office:value="78" calcext:value-type="float">
            <text:p>78</text:p>
          </table:table-cell>
          <table:table-cell table:style-name="ce71" office:value-type="string" calcext:value-type="string">
            <text:p><text:s text:c="2"/>is he up to ? You would n't have Giuliani saying , essentially , what the hell is Newt doing ? @!HANNITY: All right . But let me ask you . @!KRAUTHAMMER: He</text:p>
          </table:table-cell>
          <table:table-cell table:style-name="ce73" office:value-type="string" calcext:value-type="string">
            <text:p><text:s/>attacked him from something that most conservatives agree upon , that there is a row for private equity and capitalism and he was attacking it rather broadly . @!HANNITY: Yes . And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is_vbz he_pphs1 up_ii21 to_ii22 ?_y You_ppy would_vm n't_xx have_vhi Giuliani_jj_nn1 saying_nn1@_vvg ,_y essentially_rr ,_y what_ddq the_at hell_nn1 is_vbz Newt_np1_nn1 doing_vdg ?_y @!HANNITY:_zzc All_rr21 right_rr22 ._y But_ccb let_vv0 me_ppio1 ask_vvi you_ppy ._y @!KRAUTHAMMER:_zzc He_pphs1</text:p>
          </table:table-cell>
          <table:table-cell office:value-type="string" calcext:value-type="string">
            <text:p><text:s/>attacked_vvd him_ppho1 from_ii something_pn1 that_cst most_dat conservatives_nn2 agree_vv0 upon_ii ,_y that_cst there_ex is_vbz a_at1 row_nn1 for_if private_jj equity_nn1 and_cc capitalism_nn1 and_cc he_pphs1 was_vbdz attacking_vvg it_pph1 rather_rg broadly_rr ._y @!HANNITY:_zzc Yes_uh ._y And_cc I</text:p>
          </table:table-cell>
        </table:table-row>
        <table:table-row table:style-name="ro4" table:visibility="filter">
          <table:table-cell office:value-type="float" office:value="79" calcext:value-type="float">
            <text:p>79</text:p>
          </table:table-cell>
          <table:table-cell table:style-name="ce71" office:value-type="string" calcext:value-type="string">
            <text:p><text:s text:c="2"/>n't this a proving ground , an opportunity for them to vet these issues now and hopefully by the time the election comes , people will be rolling their eyes , that 's</text:p>
          </table:table-cell>
          <table:table-cell table:style-name="ce73" office:value-type="string" calcext:value-type="string">
            <text:p><text:s/>old news . @!KRAUTHAMMER: I think so . It think actually , it could be an opportunity . It 's a challenge and it 's a moment that Romney is going to have t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n't_xx this_rg%_dd1 a_at1 proving_jj@ ground_nn1 ,_y an_at1 opportunity_nn1 for_if them_ppho2 to_to vet_vvi these_dd2 issues_nn2 now_rt and_cc hopefully_rr by_ii the_at time_nnt1 the_at election_nn1 comes_vvz ,_y people_nn will_vm be_vbi rolling_vvg their_appge eyes_nn2 ,_y that_dd1 's_vbz</text:p>
          </table:table-cell>
          <table:table-cell office:value-type="string" calcext:value-type="string">
            <text:p><text:s/>old_jj news_nn1 ._y @!KRAUTHAMMER:_zzc I_ppis1 think_vv0 so_rr ._y It_pph1 think_vv0 actually_rr ,_y it_pph1 could_vm be_vbi an_at1 opportunity_nn1 ._y It_pph1 's_vbz a_at1 challenge_nn1 and_cc it_pph1 's_vbz a_at1 moment_nn1 that_cst Romney_np1 is_vbz going_vvgk to_to have_vhi to_to</text:p>
          </table:table-cell>
        </table:table-row>
        <table:table-row table:style-name="ro4" table:visibility="filter">
          <table:table-cell office:value-type="float" office:value="80" calcext:value-type="float">
            <text:p>80</text:p>
          </table:table-cell>
          <table:table-cell table:style-name="ce71" office:value-type="string" calcext:value-type="string">
            <text:p><text:s/>testing and justice is sometimes messy . Thousands of moms want " Sesame Street " episodes to be brought to you by the letter " b , " for breast feeding . An online petition</text:p>
          </table:table-cell>
          <table:table-cell table:style-name="ce73" office:value-type="string" calcext:value-type="string">
            <text:p><text:s/>asked the PBS kids show to bring breast feeding on air in hopes of normalizing it . The group says since ' 90s they have featured mothers feeding babies with bottles . " Sesam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esting_vvg_jj@ and_cc justice_nn1 is_vbz sometimes_rt messy_jj ._y Thousands_nno2 of_io moms_nn2 want_vv0 "_y Sesame_np1 Street_nnl1 "_y episodes_nn2 to_to be_vbi brought_vvn to_ii you_ppy by_ii the_at letter_nn1 "_y b_zz1 ,_y "_y for_if breast_nn1 feeding_vvg_nn1@ ._y An_at1 online_jj petition_nn1</text:p>
          </table:table-cell>
          <table:table-cell office:value-type="string" calcext:value-type="string">
            <text:p><text:s/>asked_vvd the_at PBS_np1 kids_nn2 show_vv0 to_to bring_vvi breast_nn1 feeding_vvg on_ii air_nn1 in_ii hopes_nn2 of_io normalizing_vvg it_pph1 ._y The_at group_nn1 says_vvz since_rr@ '_ge 90s_mc2 they_pphs2 have_vh0 featured_vvn mothers_nn2 feeding_vvg babies_nn2 with_iw bottles_nn2 ._y "_y Sesame_n</text:p>
          </table:table-cell>
        </table:table-row>
        <table:table-row table:style-name="ro4" table:visibility="filter">
          <table:table-cell office:value-type="float" office:value="81" calcext:value-type="float">
            <text:p>81</text:p>
          </table:table-cell>
          <table:table-cell table:style-name="ce71" office:value-type="string" calcext:value-type="string">
            <text:p><text:s/>1 's GOP opponents are embarrassing themselves by taking the Obama line . @!ROBERTS: The attacks have had an effect . Richard Pollen is going to vote in Florida 's primary at</text:p>
          </table:table-cell>
          <table:table-cell table:style-name="ce73" office:value-type="string" calcext:value-type="string">
            <text:p><text:s/>the end of the month , and , he say , not for Romney. @!RICHARD-PAULIN-FL: It 's just not worth the time and money to put somebody who might help the economy , bu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s_ge GOP_nn1 opponents_nn2 are_vbr embarrassing_vvg%_jj themselves_ppx2 by_ii taking_vvg the_at Obama_np1_nn1@ line_nn1 ._y @!ROBERTS:_zzc The_at attacks_nn2 have_vh0 had_vhn an_at1 effect_nn1 ._y Richard_np1 Pollen_nn1 is_vbz going_vvgk to_to vote_vvi in_ii Florida_np1 's_ge primary_nn1_jj at_ii</text:p>
          </table:table-cell>
          <table:table-cell office:value-type="string" calcext:value-type="string">
            <text:p><text:s/>the_at end_nn1 of_io the_at month_nnt1 ,_y and_cc ,_y he_pphs1 say_vv0 ,_y not_xx for_if Romney._np1 @!RICHARD-PAULIN-FL:_zzc It_pph1 's_vbz just_rr not_xx worth_ii the_at time_nnt1 and_cc money_nn1 to_to put_vvi somebody_pn1 who_pnqs might_vm help_vvi the_at economy_nn1 ,_y but_ccb</text:p>
          </table:table-cell>
        </table:table-row>
        <table:table-row table:style-name="ro4" table:visibility="filter">
          <table:table-cell office:value-type="float" office:value="82" calcext:value-type="float">
            <text:p>82</text:p>
          </table:table-cell>
          <table:table-cell table:style-name="ce71" office:value-type="string" calcext:value-type="string">
            <text:p><text:s/>vv0 it is hurting both of them . It is eroding Romney @ @ @ @ @ @ @ @ @ @ of those mutually assured destruction things where I think it will end up hurting</text:p>
          </table:table-cell>
          <table:table-cell table:style-name="ce73" office:value-type="string" calcext:value-type="string">
            <text:p><text:s/>Gingrich also . And we could see Ron Paul do better than expected . This has been ugly and we have seen many conservatives formerly in support of Gingrich coming out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v0 it_pph1 is_vbz hurting_vvg both_db2 of_io them_ppho2 ._y It_pph1 is_vbz eroding_jj_vvg@ Romney_np1_nn1@ @_ii @_ii @_ii @_ii @_ii @_ii @_ii @_ii @_ii @_ii of_io those_dd2 mutually_rr assured_jj_vvn destruction_nn1 things_nn2 where_rrq_cs I_ppis1 think_vv0 it_pph1 will_vm end_vvi up_rp hurting_vvg</text:p>
          </table:table-cell>
          <table:table-cell office:value-type="string" calcext:value-type="string">
            <text:p><text:s/>Gingrich_np1_nn1@ also_rr ._y And_cc we_ppis2 could_vm see_vvi Ron_np1 Paul_np1 do_vd0 better_rrr_jjr than_csn expected_jj_vvn ._y This_dd1 has_vhz been_vbn ugly_jj and_cc we_ppis2 have_vh0 seen_vvn many_da2 conservatives_nn2 formerly_rr in_ii31 support_ii32 of_ii33 Gingrich_np1 coming_vvg out_rp i</text:p>
          </table:table-cell>
        </table:table-row>
        <table:table-row table:style-name="ro4" table:visibility="filter">
          <table:table-cell office:value-type="float" office:value="83" calcext:value-type="float">
            <text:p>83</text:p>
          </table:table-cell>
          <table:table-cell table:style-name="ce71" office:value-type="string" calcext:value-type="string">
            <text:p><text:s/>me be clear , to question a presidential candidate 's claim that he created job is not to attack capitalism . It 's the question to candidate . @!EMANUEL: His attacks on Romney</text:p>
          </table:table-cell>
          <table:table-cell table:style-name="ce73" office:value-type="string" calcext:value-type="string">
            <text:p><text:s/>received support from the AFL-CIO. @!RICHARD-TRUMKA-AF: I agree with some of the things that Newt Gingrich says , not a lot , but some . @!EMANUEL: There 's some evidence that Gingrich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me_ppio1 be_vbi clear_jj ,_y to_to question_vvi a_at1 presidential_jj candidate_nn1 's_ge claim_nn1 that_cst he_pphs1 created_vvd job_nn1 is_vbz not_xx to_to attack_vvi capitalism_nn1 ._y It_pph1 's_vbz the_at question_nn1 to_ii candidate_nn1 ._y @!EMANUEL:_zzc His_appge attacks_nn2 on_ii Romney_np1</text:p>
          </table:table-cell>
          <table:table-cell office:value-type="string" calcext:value-type="string">
            <text:p><text:s/>received_vvd support_nn1 from_ii the_at AFL-CIO._np1 @!RICHARD-TRUMKA-AF:_zzc I_ppis1 agree_vv0 with_iw some_dd of_io the_at things_nn2 that_cst Newt_np1_vv0 Gingrich_np1 says_vvz ,_y not_xx a_at1 lot_nn1 ,_y but_ccb some_dd ._y @!EMANUEL:_zzc There_ex 's_vbz some_dd evidence_nn1 that_cst Gingrich_</text:p>
          </table:table-cell>
        </table:table-row>
        <table:table-row table:style-name="ro4" table:visibility="filter">
          <table:table-cell office:value-type="float" office:value="84" calcext:value-type="float">
            <text:p>84</text:p>
          </table:table-cell>
          <table:table-cell table:style-name="ce71" office:value-type="string" calcext:value-type="string">
            <text:p><text:s text:c="2"/>to handle up to 1,600 pounds . Seattle 's American Medical Response uses theirs three times a day . @!GRANT-BUTTE-AMERI: What we 've has taken once in a while need and</text:p>
          </table:table-cell>
          <table:table-cell table:style-name="ce73" office:value-type="string" calcext:value-type="string">
            <text:p><text:s/>turned it into something we have available all the time . @!SPRINGER: Doctors who specialize in obesity say the business and safety trends make sense with two-third of Americans eithe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o_to handle_vvi up_rg21 to_rg22 1,600_mc pounds_nn2 ._y Seattle_np1 's_ge_vbz American_jj Medical_jj Response_nn1 uses_vvz_nn2 theirs_ppge three_mc times_nnt2 a_at1 day_nnt1 ._y @!GRANT-BUTTE-AMERI:_zzc What_ddq we_ppis2 've_vh0 has_vhz taken_vvn once_rr in_ii a_at1 while_nnt1@ need_nn1_vv0 and_cc</text:p>
          </table:table-cell>
          <table:table-cell office:value-type="string" calcext:value-type="string">
            <text:p><text:s/>turned_vvd it_pph1 into_ii something_pn1 we_ppis2 have_vh0 available_jj all_db the_at time_nnt1 ._y @!SPRINGER:_zzc Doctors_nn2 who_pnqs specialize_vv0 in_ii_rp@ obesity_nn1 say_vv0 the_at business_nn1 and_cc safety_nn1 trends_nn2 make_vv0 sense_nn1 with_iw two-third_md of_io Americans_nn2 either_r</text:p>
          </table:table-cell>
        </table:table-row>
        <table:table-row table:style-name="ro4">
          <table:table-cell office:value-type="float" office:value="85" calcext:value-type="float">
            <text:p>85</text:p>
          </table:table-cell>
          <table:table-cell table:style-name="ce71" office:value-type="string" calcext:value-type="string">
            <text:p><text:s text:c="2"/>American Medical Response uses theirs three times a day . @!GRANT-BUTTE-AMERI: What we 've has taken once in a while need and turned it into something we have available all</text:p>
          </table:table-cell>
          <table:table-cell table:style-name="ce73" office:value-type="string" calcext:value-type="string">
            <text:p><text:s/>the time . @!SPRINGER: Doctors who specialize in obesity say the business and safety trends make sense with two-third of Americans either obese or overweight , and @ @ @ @ @ @ @ @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American_jj Medical_jj Response_nn1 uses_vvz_nn2 theirs_ppge three_mc times_nnt2 a_at1 day_nnt1 ._y @!GRANT-BUTTE-AMERI:_zzc What_ddq we_ppis2 've_vh0 has_vhz taken_vvn once_rr in_ii a_at1 while_nnt1@ need_nn1_vv0 and_cc turned_vvd it_pph1 into_ii something_pn1 we_ppis2 have_vh0 available_jj all_db</text:p>
          </table:table-cell>
          <table:table-cell office:value-type="string" calcext:value-type="string">
            <text:p><text:s/>the_at time_nnt1 ._y @!SPRINGER:_zzc Doctors_nn2 who_pnqs specialize_vv0 in_ii_rp@ obesity_nn1 say_vv0 the_at business_nn1 and_cc safety_nn1 trends_nn2 make_vv0 sense_nn1 with_iw two-third_md of_io Americans_nn2 either_rr obese_jj or_cc overweight_jj ,_y and_cc @_ii @_ii @_ii @_ii @_ii @_ii @_ii @_</text:p>
          </table:table-cell>
        </table:table-row>
        <table:table-row table:style-name="ro4" table:visibility="filter">
          <table:table-cell office:value-type="float" office:value="86" calcext:value-type="float">
            <text:p>86</text:p>
          </table:table-cell>
          <table:table-cell table:style-name="ce71" office:value-type="string" calcext:value-type="string">
            <text:p><text:s/>v0 me to the Caribbean and leave me , too . @!PERINO: We might try it this weekend . @!B @ ! ECKEL : Uh-oh. @!GUILFOYLE: Go ahead , Greg . @!GUTFELD: You know , I</text:p>
          </table:table-cell>
          <table:table-cell table:style-name="ce73" office:value-type="string" calcext:value-type="string">
            <text:p><text:s/>was going to say that you look at this guy and you know he 's killed more people because he 's got that I killed more people face . And the problem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0 me_ppio1 to_ii the_at Caribbean_jj_np1 and_cc leave_vv0 me_ppio1 ,_y too_rr@ ._y @!PERINO:_zzc We_ppis2 might_vm try_vvi it_pph1 this_dd1 weekend_nnt1 ._y @!B_zzc @_ii !_y ECKEL_np1_vv0 :_y Uh-oh._nnu_jj @!GUILFOYLE:_zzc Go_vv0 ahead_rl ,_y Greg_np1 ._y @!GUTFELD:_zzc You_ppy know_vv0 ,_y I_ppis1</text:p>
          </table:table-cell>
          <table:table-cell office:value-type="string" calcext:value-type="string">
            <text:p><text:s/>was_vbdz going_vvgk to_to say_vvi that_cst you_ppy look_vv0 at_ii this_dd1 guy_nn1 and_cc you_ppy know_vv0 he_pphs1 's_vbz_vhz@ killed_vvn more_dar people_nn because_cs he_pphs1 's_vhz got_vvn that_dd1 I_ppis1 killed_vvd more_dar people_nn face_vv0_nn1 ._y And_cc the_at problem_</text:p>
          </table:table-cell>
        </table:table-row>
        <table:table-row table:style-name="ro4" table:visibility="filter">
          <table:table-cell office:value-type="float" office:value="87" calcext:value-type="float">
            <text:p>87</text:p>
          </table:table-cell>
          <table:table-cell table:style-name="ce71" office:value-type="string" calcext:value-type="string">
            <text:p><text:s text:c="2"/>of language you do n't normally hear out of mayors . @!PERINO: And it was aimed at parents . But he had a conservative sentence , which I wanted to say . He</text:p>
          </table:table-cell>
          <table:table-cell table:style-name="ce73" office:value-type="string" calcext:value-type="string">
            <text:p><text:s/>said we can not completely legislate or by policy make people responsible for their children . @!GUILFOYLE: Right . @!PERINO: That 's exactly I think why you get some of that Ga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of_io language_nn1 you_ppy do_vd0 n't_xx normally_rr hear_vvi out_ii21 of_ii22 mayors_nn2 ._y @!PERINO:_zzc And_cc it_pph1 was_vbdz aimed_vvn at_ii parents_nn2 ._y But_ccb he_pphs1 had_vhd a_at1 conservative_jj_nn1 sentence_nn1 ,_y which_ddq I_ppis1 wanted_vvd to_to say_vvi ._y He_pphs1</text:p>
          </table:table-cell>
          <table:table-cell office:value-type="string" calcext:value-type="string">
            <text:p><text:s/>said_vvd we_ppis2 can_vm not_xx completely_rr legislate_vvi or_cc by_ii policy_nn1 make_vv0 people_nn responsible_jj for_if their_appge children_nn2 ._y @!GUILFOYLE:_zzc Right_rr_nn1_jj ._y @!PERINO:_zzc That_dd1 's_vbz exactly_rr I_ppis1 think_vv0 why_rrq you_ppy get_vv0 some_dd of_io that_dd1 Gal</text:p>
          </table:table-cell>
        </table:table-row>
        <table:table-row table:style-name="ro4" table:visibility="filter">
          <table:table-cell office:value-type="float" office:value="88" calcext:value-type="float">
            <text:p>88</text:p>
          </table:table-cell>
          <table:table-cell table:style-name="ce71" office:value-type="string" calcext:value-type="string">
            <text:p><text:s text:c="2"/>: It 's 13-1/2 on the line now . @!GUILFOYLE: Well , by the time the show is @ @ @ @ @ @ @ @ @ @ : Yes , but what do you think ? @!GUILFOYLE: Here</text:p>
          </table:table-cell>
          <table:table-cell table:style-name="ce73" office:value-type="string" calcext:value-type="string">
            <text:p><text:s/>'s what I think . I think that God bless you with talent and ability and it 's up to you to make the most of it and use it . God want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It_pph1_nn1@ 's_vbz_ge 13-1/2_mcmc on_ii the_at line_nn1 now_rt ._y @!GUILFOYLE:_zzc Well_rr ,_y by_ii the_at time_nnt1 the_at show_nn1 is_vbz @_ii @_ii @_ii @_ii @_ii @_ii @_ii @_ii @_ii @_ii :_y Yes_uh ,_y but_ccb what_ddq do_vd0 you_ppy think_vvi ?_y @!GUILFOYLE:_zzc Here_rl</text:p>
          </table:table-cell>
          <table:table-cell office:value-type="string" calcext:value-type="string">
            <text:p><text:s/>'s_vbz what_ddq I_ppis1 think_vv0 ._y I_ppis1 think_vv0 that_cst God_np1 bless_vv0 you_ppy with_iw talent_nn1 and_cc ability_nn1 and_cc it_pph1 's_vbz up_ii21 to_ii22 you_ppy to_to_ii make_vvi the_at most_dat of_io it_pph1 and_cc use_vv0 it_pph1 ._y God_np1 wants_</text:p>
          </table:table-cell>
        </table:table-row>
        <table:table-row table:style-name="ro4" table:visibility="filter">
          <table:table-cell office:value-type="float" office:value="89" calcext:value-type="float">
            <text:p>89</text:p>
          </table:table-cell>
          <table:table-cell table:style-name="ce71" office:value-type="string" calcext:value-type="string">
            <text:p><text:s text:c="2"/>this country ? @!HASSELBECK: Maybe this sounds terrible if you are not listening to all the facts . @(END-VIDEO-CLIP) @!PERINO: Whoa ! Eric , I want to ask you something because we</text:p>
          </table:table-cell>
          <table:table-cell table:style-name="ce73" office:value-type="string" calcext:value-type="string">
            <text:p><text:s/>got a couple things we want to get to and we wasted so much time earlier . @(LAUGHTER) @!PERINO: Do you think that Joy -- Joey or Joy , Bob ? @!B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is_dd1 country_nn1 ?_y @!HASSELBECK:_zzc Maybe_rr this_dd1 sounds_vvz terrible_jj if_cs_csw@ you_ppy are_vbr not_xx listening_vvg to_ii all_db the_at facts_nn2 ._y @(END-VIDEO-CLIP)_zzq @!PERINO:_zzc Whoa_uh !_y Eric_np1 ,_y I_ppis1 want_vv0 to_to ask_vvi you_ppy something_pn1 because_cs we_ppis2</text:p>
          </table:table-cell>
          <table:table-cell office:value-type="string" calcext:value-type="string">
            <text:p><text:s/>got_vvd a_at1 couple_nn1 things_nn2 we_ppis2 want_vv0 to_to get_vvi to_ii and_cc we_ppis2 wasted_vvd so_rg much_da1 time_nnt1 earlier_rrr ._y @(LAUGHTER)_zzq @!PERINO:_zzc Do_vd0 you_ppy think_vvi that_cst_dd1 Joy_np1_nn1@ --_nn1_jj Joey_np1 or_cc Joy_np1 ,_y Bob_np1 ?_y @!B_zzc @_</text:p>
          </table:table-cell>
        </table:table-row>
        <table:table-row table:style-name="ro4" table:visibility="filter">
          <table:table-cell office:value-type="float" office:value="90" calcext:value-type="float">
            <text:p>90</text:p>
          </table:table-cell>
          <table:table-cell table:style-name="ce71" office:value-type="string" calcext:value-type="string">
            <text:p><text:s text:c="2"/>put forth a resolution of disapproval . The vote is set for next week . And the debt crisis is not ending anytime soon . Whoever wins the presidential election will have to deal</text:p>
          </table:table-cell>
          <table:table-cell table:style-name="ce73" office:value-type="string" calcext:value-type="string">
            <text:p><text:s/>with it . So what would Governor Rick Perry do if he were president ? Governor Perry joins us from South Carolina . Good evening , Governor . And there is fact pattern for</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put_vvi forth_rr a_at1 resolution_nn1 of_io disapproval_nn1 ._y The_at vote_nn1 is_vbz set_vvn for_if next_md week_nnt1 ._y And_cc the_at debt_nn1 crisis_nn1 is_vbz not_xx ending_vvg anytime_nnt1 soon_rr ._y Whoever_pnqv wins_vvz the_at presidential_jj election_nn1 will_vm have_vhi to_to deal_vvi</text:p>
          </table:table-cell>
          <table:table-cell office:value-type="string" calcext:value-type="string">
            <text:p><text:s/>with_iw it_pph1 ._y So_rr what_ddq would_vm Governor_nnb Rick_np1 Perry_np1 do_vd0 if_csw@_cs he_pphs1 were_vbdr president_nn1 ?_y Governor_nnb Perry_np1 joins_vvz us_ppio2 from_ii South_np1 Carolina_np1 ._y Good_jj evening_nnt1 ,_y Governor_nn1 ._y And_cc there_ex is_vbz fact_nn1 pattern_nn1 for_i</text:p>
          </table:table-cell>
        </table:table-row>
        <table:table-row table:style-name="ro4" table:visibility="filter">
          <table:table-cell office:value-type="float" office:value="91" calcext:value-type="float">
            <text:p>91</text:p>
          </table:table-cell>
          <table:table-cell table:style-name="ce71" office:value-type="string" calcext:value-type="string">
            <text:p><text:s text:c="2"/>that Congressman Paul 's talking about that are spot on . @!VAN-SUSTEREN: So how would you bring him in the tent ? @!PERRY: And you know -- well , you</text:p>
          </table:table-cell>
          <table:table-cell table:style-name="ce73" office:value-type="string" calcext:value-type="string">
            <text:p><text:s/>said -- I mean , obviously , I do n't think he wants to be outside the tent . I think he wants to be inside trying to get rid of Barack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2 that_cst_dd1 Congressman_nn1 Paul_np1 's_vbz_ge talking_vvg_nn1@ about_ii that_dd1_cst are_vbr spot_rr21@_jj21@ on_rr22_jj22 ._y @!VAN-SUSTEREN:_zzc So_rr how_rrq would_vm you_ppy bring_vvi him_ppho1 in_ii the_at tent_nn1 ?_y @!PERRY:_zzc And_cc you_ppy know_vv0 --_zz well_nn1@_rr ,_y you_ppy</text:p>
          </table:table-cell>
          <table:table-cell office:value-type="string" calcext:value-type="string">
            <text:p><text:s/>said_vvd --_zz I_ppis1 mean_vv0 ,_y obviously_rr ,_y I_ppis1 do_vd0 n't_xx think_vvi he_pphs1 wants_vvz to_to be_vbi outside_ii_rl the_at tent_nn1 ._y I_ppis1 think_vv0 he_pphs1 wants_vvz to_to be_vbi inside_rl_ii trying_vvg to_to get_vvi rid_vvn of_io Barack_np1</text:p>
          </table:table-cell>
        </table:table-row>
        <table:table-row table:style-name="ro4" table:visibility="filter">
          <table:table-cell office:value-type="float" office:value="92" calcext:value-type="float">
            <text:p>92</text:p>
          </table:table-cell>
          <table:table-cell table:style-name="ce71" office:value-type="string" calcext:value-type="string">
            <text:p><text:s text:c="2"/>fact that this administration is out of solutions . They do n't fundamentally understand how a free market system works . And they certainly ca n't be counted on to</text:p>
          </table:table-cell>
          <table:table-cell table:style-name="ce73" office:value-type="string" calcext:value-type="string">
            <text:p><text:s/>do anything differently if the American people , God forbid , @ @ @ @ @ @ @ @ @ @ where the Republicans really to have stand up and say , look , we know we nee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 fact_nn1 that_cst this_dd1 administration_nn1 is_vbz out_ii21 of_ii22 solutions_nn2 ._y They_pphs2 do_vd0 n't_xx fundamentally_rr understand_vvi how_rrq a_at1 free_jj market_nn1 system_nn1 works_vvz_nn ._y And_cc they_pphs2 certainly_rr ca_vm n't_xx be_vbi counted_vvn on_ii21_rp to_ii22_ii_to</text:p>
          </table:table-cell>
          <table:table-cell office:value-type="string" calcext:value-type="string">
            <text:p><text:s/>do_vd0 anything_pn1 differently_rr if_cs the_at American_jj people_nn ,_y God_np1 forbid_vv0 ,_y @_ii @_ii @_ii @_ii @_ii @_ii @_ii @_ii @_ii @_ii where_rrq_cs the_at Republicans_nn2 really_rr to_to have_vhi stand_nn1 up_rp and_cc say_vv0 ,_y look_vv0_nn1 ,_y we_ppis2 know_vv0 we_ppis2 need_vv0</text:p>
          </table:table-cell>
        </table:table-row>
        <table:table-row table:style-name="ro4" table:visibility="filter">
          <table:table-cell office:value-type="float" office:value="93" calcext:value-type="float">
            <text:p>93</text:p>
          </table:table-cell>
          <table:table-cell table:style-name="ce71" office:value-type="string" calcext:value-type="string">
            <text:p><text:s/>at1 image that people have tried to paint of me since the day Barack @ @ @ @ @ @ @ @ @ @ @(END-VIDEO-CLIP) @!HANNITY: First of all , do you know anybody that tried to</text:p>
          </table:table-cell>
          <table:table-cell table:style-name="ce73" office:value-type="string" calcext:value-type="string">
            <text:p><text:s/>paint that image of her ? Any prominent -- forget about blogs , anonymous people . Any prominent Republican conservative ? Can either one of you think one ? I can't. @!ROLLINS:</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at1 image_nn1 that_cst people_nn have_vh0 tried_vvn to_to paint_vvi of_io me_ppio1 since_cs_ii@ the_at day_nnt1 Barack_np1_nn1 @_ii @_ii @_ii @_ii @_ii @_ii @_ii @_ii @_ii @_ii @(END-VIDEO-CLIP)_zzq @!HANNITY:_zzc First_md of_io all_db ,_y do_vd0 you_ppy know_vvi anybody_pn1 that_cst tried_vvd to_to</text:p>
          </table:table-cell>
          <table:table-cell office:value-type="string" calcext:value-type="string">
            <text:p><text:s/>paint_vvi that_dd1_cst image_nn1 of_io her_ppho1 ?_y Any_dd prominent_jj --_nn1 forget_vv0 about_ii blogs_nn2 ,_y anonymous_jj people_nn ._y Any_dd prominent_jj Republican_nn1_jj@ conservative_nn1 ?_y Can_vm either_rr one_mc1 of_io you_ppy think_vv0 one_pn1 ?_y I_mc1@_zz1@ can't._nnu @!ROLLINS:_zzc</text:p>
          </table:table-cell>
        </table:table-row>
        <table:table-row table:style-name="ro4">
          <table:table-cell office:value-type="float" office:value="94" calcext:value-type="float">
            <text:p>94</text:p>
          </table:table-cell>
          <table:table-cell table:style-name="ce71" office:value-type="string" calcext:value-type="string">
            <text:p><text:s text:c="2"/>she is coming up next . @!HANNITY: Now , no GOP candidate has ever gone on to win the nomination by first winning the South Carolina primary and with all eyes on</text:p>
          </table:table-cell>
          <table:table-cell table:style-name="ce73" office:value-type="string" calcext:value-type="string">
            <text:p><text:s/>the Palmetto state , will presidential hopeful Mitt Romney make history by winning Iowa , New Hampshire and South Carolina ? Joining me now to preview the upcoming primary ,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she_pphs1 is_vbz coming_vvg up_rp next_md ._y @!HANNITY:_zzc Now_rt ,_y no_at_uh GOP_nn1_np1 candidate_nn1 has_vhz ever_rr gone_vvn on_rp to_to win_vvi the_at nomination_nn1 by_ii first_md winning_vvg the_at South_np1 Carolina_np1 primary_nn1_jj and_cc with_iw all_db eyes_nn2 on_ii</text:p>
          </table:table-cell>
          <table:table-cell office:value-type="string" calcext:value-type="string">
            <text:p><text:s/>the_at Palmetto_nn1_np1 state_nn1_vv0 ,_y will_vv0%_vm_nn1@ presidential_jj hopeful_jj Mitt_np1 Romney_np1 make_vv0 history_nn1 by_ii winning_vvg Iowa_np1 ,_y New_np1 Hampshire_np1 and_cc South_np1 Carolina_np1 ?_y Joining_vvg me_ppio1 now_rt to_to preview_vvi the_at upcoming_jj primary_nn1_jj ,_y</text:p>
          </table:table-cell>
        </table:table-row>
        <table:table-row table:style-name="ro4" table:visibility="filter">
          <table:table-cell office:value-type="float" office:value="95" calcext:value-type="float">
            <text:p>95</text:p>
          </table:table-cell>
          <table:table-cell table:style-name="ce71" office:value-type="string" calcext:value-type="string">
            <text:p><text:s text:c="2"/>you should have to show a picture I.D . to vote . The Department of Justice sued us on it and I asked Governor Romney what he would do , and he</text:p>
          </table:table-cell>
          <table:table-cell table:style-name="ce73" office:value-type="string" calcext:value-type="string">
            <text:p><text:s/>said as a governor I know how important it is to be able to make the laws for your state , to be able to do things that are right for your ow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you_ppy should_vm have_vhi to_to show_vvi a_at1 picture_nn1 I.D_np1 ._y to_to vote_vvi ._y The_at Department_nn1 of_io Justice_nn1_np1@ sued_vvd_vvn us_ppio2 on_ii it_pph1 and_cc I_ppis1 asked_vvd Governor_nnb Romney_np1 what_ddq he_pphs1 would_vm do_vdi ,_y and_cc he_pphs1</text:p>
          </table:table-cell>
          <table:table-cell office:value-type="string" calcext:value-type="string">
            <text:p><text:s/>said_vvd as_ii a_at1 governor_nn1 I_ppis1 know_vv0 how_rgq important_jj it_pph1 is_vbz to_to be_vbi able_jk to_to make_vvi the_at laws_nn2 for_if your_appge state_nn1 ,_y to_to be_vbi able_jk to_to do_vdi things_nn2 that_cst are_vbr right_jj for_if your_appge own_</text:p>
          </table:table-cell>
        </table:table-row>
        <table:table-row table:style-name="ro4" table:visibility="filter">
          <table:table-cell office:value-type="float" office:value="96" calcext:value-type="float">
            <text:p>96</text:p>
          </table:table-cell>
          <table:table-cell table:style-name="ce71" office:value-type="string" calcext:value-type="string">
            <text:p><text:s/>nding and deal with entitlements . @!SCHOEN: Comprise , Sean . We 're not -- @!HANNITY: Compromise to $15 trillion in debt . This country is going bankrupt . @!SCHOEN: A</text:p>
          </table:table-cell>
          <table:table-cell table:style-name="ce73" office:value-type="string" calcext:value-type="string">
            <text:p><text:s/>Democratic chief of staff Erkskin Bowles with Alan Simpson push Bowles-Simpson , Barack Obama and the Republicans did n't support it . @!HANNITY: Last word this segment . @!ANTONETTI: This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ding_vvg_nn1 and_cc deal_vv0_nn1 with_iw entitlements_nn2 ._y @!SCHOEN:_zzc Comprise_vv0 ,_y Sean_np1 ._y We_ppis2 're_vbr not_xx --_zz @!HANNITY:_zzc Compromise_vv0_nn1 to_ii $15_nnu trillion_nno in_ii debt_nn1 ._y This_dd1 country_nn1 is_vbz going_vvg bankrupt_jj_nn1@ ._y @!SCHOEN:_zzc A_zz1_at1@</text:p>
          </table:table-cell>
          <table:table-cell office:value-type="string" calcext:value-type="string">
            <text:p><text:s/>Democratic_jj chief_nn1 of_io staff_nn Erkskin_np1 Bowles_np1 with_iw Alan_np1 Simpson_np1 push_vv0 Bowles-Simpson_np1 ,_y Barack_np1 Obama_np1 and_cc the_at Republicans_nn2 did_vdd n't_xx support_vvi it_pph1 ._y @!HANNITY:_zzc Last_md word_nn1 this_dd1 segment_nn1 ._y @!ANTONETTI:_zzc This_dd1 is_</text:p>
          </table:table-cell>
        </table:table-row>
        <table:table-row table:style-name="ro4" table:visibility="filter">
          <table:table-cell office:value-type="float" office:value="97" calcext:value-type="float">
            <text:p>97</text:p>
          </table:table-cell>
          <table:table-cell table:style-name="ce71" office:value-type="string" calcext:value-type="string">
            <text:p><text:s text:c="2"/>. And I have to say there is some validity to that . She looks like an angry woman . @(END-VIDEO-CLIP) O'REILLY : And guess where they got that clip . The far</text:p>
          </table:table-cell>
          <table:table-cell table:style-name="ce73" office:value-type="string" calcext:value-type="string">
            <text:p><text:s/>left Web site Media Matters . Did ABC News tell its audience ? We will tell you . @(BEGIN-VIDEO-CLIP) @!UNIDENTIFIED-MALE: If you question things done in the name of capitalism , then</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_y And_cc I_ppis1 have_vh0 to_to say_vvi there_rl_ex is_vbz some_dd validity_nn1 to_ii that_dd1 ._y She_pphs1 looks_vvz like_ii an_at1 angry_jj woman_nn1 ._y @(END-VIDEO-CLIP)_zzq O'REILLY_np1_rr :_y And_cc guess_vv0 where_rrq_cs they_pphs2 got_vvd that_dd1 clip_nn1 ._y The_at far_jj</text:p>
          </table:table-cell>
          <table:table-cell office:value-type="string" calcext:value-type="string">
            <text:p><text:s/>left_jj Web_nn1 site_nn1 Media_nn Matters_nn2 ._y Did_vdd ABC_np1 News_nn1 tell_vv0 its_appge audience_nn1 ?_y We_ppis2 will_vm tell_vvi you_ppy ._y @(BEGIN-VIDEO-CLIP)_zzq @!UNIDENTIFIED-MALE:_zzc If_cs you_ppy question_vv0@ things_nn2 done_vdn in_ii the_at name_nn1 of_io capitalism_nn1 ,_y then_r</text:p>
          </table:table-cell>
        </table:table-row>
        <table:table-row table:style-name="ro4" table:visibility="filter">
          <table:table-cell office:value-type="float" office:value="98" calcext:value-type="float">
            <text:p>98</text:p>
          </table:table-cell>
          <table:table-cell table:style-name="ce71" office:value-type="string" calcext:value-type="string">
            <text:p><text:s/>pis1 'm Ray Suarez . On the " NewsHour " tonight , we look at the state of play in the GOP race eight days before the first-in-the-South primary . @!JUDY-WOODRUFF: Then , Margaret</text:p>
          </table:table-cell>
          <table:table-cell table:style-name="ce73" office:value-type="string" calcext:value-type="string">
            <text:p><text:s/>Warner looks at President Obama 's proposal that Congress give him the authority to consolidate federal agencies . @!RAY-SUAREZ: Betty Ann Bowser reports on the challenges that still rema</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pis1 'm_vbm Ray_np1 Suarez_np1 ._y On_ii the_at "_y NewsHour_np1 "_y tonight_rt ,_y we_ppis2 look_vv0 at_ii the_at state_nn1 of_io play_nn1 in_ii the_at GOP_nn1_np1 race_nn1 eight_mc days_nnt2 before_ii_cs the_at first-in-the-South_nd1 primary_nn1_jj ._y @!JUDY-WOODRUFF:_zzc Then_rt ,_y Margaret_np1</text:p>
          </table:table-cell>
          <table:table-cell office:value-type="string" calcext:value-type="string">
            <text:p><text:s/>Warner_np1 looks_vvz at_ii President_nnb Obama_np1 's_ge proposal_nn1 that_cst_dd1 Congress_nn1 give_vv0 him_ppho1 the_at authority_nn1 to_to consolidate_vvi federal_jj agencies_nn2 ._y @!RAY-SUAREZ:_zzc Betty_np1 Ann_np1 Bowser_np1 reports_vvz_nn2 on_ii the_at challenges_nn2 that_cst still_rr rema</text:p>
          </table:table-cell>
        </table:table-row>
        <table:table-row table:style-name="ro4" table:visibility="filter">
          <table:table-cell office:value-type="float" office:value="99" calcext:value-type="float">
            <text:p>99</text:p>
          </table:table-cell>
          <table:table-cell table:style-name="ce71" office:value-type="string" calcext:value-type="string">
            <text:p><text:s text:c="2"/>Rick Santorum said Romney 's real problem is an inability to connect with voters . @!RICK-SANTORUM-@1R@: I do n't criticize and I wo n't criticize his work at Bain Capital . It</text:p>
          </table:table-cell>
          <table:table-cell table:style-name="ce73" office:value-type="string" calcext:value-type="string">
            <text:p><text:s/>was -- I believe in capitalism . I believe in free enterprise . And private equity firms are a very important and vital part of the free market system in this country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Rick_np1 Santorum_np1 said_vvd Romney_np1 's_ge real_jj problem_nn1 is_vbz an_at1 inability_nn1 to_to connect_vvi with_iw voters_nn2 ._y @!RICK-SANTORUM-@1R@:_zzc I_ppis1 do_vd0 n't_xx criticize_vvi and_cc I_ppis1 wo_vm n't_xx criticize_vvi his_appge work_nn1 at_ii Bain_fw Capital_nn1 ._y It_pph1</text:p>
          </table:table-cell>
          <table:table-cell office:value-type="string" calcext:value-type="string">
            <text:p><text:s/>was_vbdz --_zz I_ppis1 believe_vv0 in_ii_rp@ capitalism_nn1 ._y I_ppis1 believe_vv0 in_ii_rp@ free_jj enterprise_nn1 ._y And_cc private_jj equity_nn1 firms_nn2 are_vbr a_at1 very_rg important_jj and_cc vital_jj part_nn1 of_io the_at free_jj market_nn1 system_nn1 in_ii this_dd1 country_nn1 ._</text:p>
          </table:table-cell>
        </table:table-row>
        <table:table-row table:style-name="ro4" table:visibility="filter">
          <table:table-cell office:value-type="float" office:value="100" calcext:value-type="float">
            <text:p>100</text:p>
          </table:table-cell>
          <table:table-cell table:style-name="ce71" office:value-type="string" calcext:value-type="string">
            <text:p><text:s/>attrition . Republican leaders in Congress pledged careful review of his consolidation idea , but also expressed caution . A spokesman for Senate Minority Leader Mitch McConnell said</text:p>
          </table:table-cell>
          <table:table-cell table:style-name="ce73" office:value-type="string" calcext:value-type="string">
            <text:p><text:s/>: " It 's interesting to see the president finally acknowledge that Washington is out of control . " And a spokesman for House Speaker John Boehner said : " We hope the presiden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ttrition_nn1 ._y Republican_jj_nn1 leaders_nn2 in_ii Congress_nn1 pledged_vvd_vvn careful_jj review_nn1 of_io his_appge consolidation_nn1 idea_nn1 ,_y but_ccb also_rr expressed_vvn_jj@_vvd caution_nn1 ._y A_at1 spokesman_nn1 for_if Senate_nn1 Minority_nn1 Leader_nn1 Mitch_np1 McConnell_np1 said_vvd</text:p>
          </table:table-cell>
          <table:table-cell office:value-type="string" calcext:value-type="string">
            <text:p><text:s/>:_y "_y It_pph1 's_vbz interesting_jj to_to see_vvi the_at president_nn1 finally_rr acknowledge_vv0 that_cst Washington_np1 is_vbz out_ii21 of_ii22 control_nn1 ._y "_y And_cc a_at1 spokesman_nn1 for_if House_nn1 Speaker_nn1 John_np1 Boehner_np1 said_vvd :_y "_y We_ppis2 hope_vv0 the_at president_nn</text:p>
          </table:table-cell>
        </table:table-row>
        <table:table-row table:style-name="ro4" table:visibility="filter">
          <table:table-cell office:value-type="float" office:value="101" calcext:value-type="float">
            <text:p>101</text:p>
          </table:table-cell>
          <table:table-cell table:style-name="ce71" office:value-type="string" calcext:value-type="string">
            <text:p><text:s/>cer @ @ @ @ @ @ @ @ @ @ scared ? @!JANE-COYNE-Lung-C: Petrified , absolutely petrified . I thought that , with a stage four lung cancer , that I was a goner . I had</text:p>
          </table:table-cell>
          <table:table-cell table:style-name="ce73" office:value-type="string" calcext:value-type="string">
            <text:p><text:s/>seen statistics online that I think my chance to make it the first year was 15 percent . The first thing he said to me was , " I ca n't cu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cer_nn1 @_ii @_ii @_ii @_ii @_ii @_ii @_ii @_ii @_ii @_ii scared_jj_vvd@ ?_y @!JANE-COYNE-Lung-C:_zzc Petrified_jj ,_y absolutely_rr petrified_jj ._y I_ppis1 thought_vvd that_cst_dd1 ,_y with_iw a_at1 stage_nn1 four_mc lung_nn1 cancer_nn1 ,_y that_cst I_ppis1 was_vbdz a_at1 goner_nn1 ._y I_ppis1 had</text:p>
          </table:table-cell>
          <table:table-cell office:value-type="string" calcext:value-type="string">
            <text:p>_vhd seen_vvn statistics_nn online_jj_rr that_cst I_ppis1 think_vv0 my_appge chance_nn1 to_to make_vvi it_pph1 the_at first_md year_nnt1 was_vbdz 15_mc percent_nnu ._y The_at first_md thing_nn1 he_pphs1 said_vvd to_ii me_ppio1 was_vbdz ,_y "_y I_ppis1 ca_vm n't_xx cure_vvi</text:p>
          </table:table-cell>
        </table:table-row>
        <table:table-row table:style-name="ro4" table:visibility="filter">
          <table:table-cell office:value-type="float" office:value="102" calcext:value-type="float">
            <text:p>102</text:p>
          </table:table-cell>
          <table:table-cell table:style-name="ce71" office:value-type="string" calcext:value-type="string">
            <text:p><text:s text:c="2"/>, at worst , an orderly decline in the housing market , but there still is , I think , a lot to be seen as to whether the housing market will decline</text:p>
          </table:table-cell>
          <table:table-cell table:style-name="ce73" office:value-type="string" calcext:value-type="string">
            <text:p><text:s/>slowly or more quickly . " Did Ben Bernanke not join in the rah-rah that many of the other governors around the table were indulging in ? @!BINYAMIN-APPELBAUM: This -- these tran</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vvg ,_y at_rr21 worst_rr22 ,_y an_at1 orderly_jj decline_nn1 in_ii the_at housing_nn1 market_nn1 ,_y but_ccb there_ex_rl still_rr is_vbz ,_y I_ppis1 think_vv0 ,_y a_rr21@_at1 lot_rr22_nn1 to_to be_vbi seen_vvn as_ii21 to_ii22 whether_csw the_at housing_nn1 market_nn1 will_vm decline_vvi</text:p>
          </table:table-cell>
          <table:table-cell office:value-type="string" calcext:value-type="string">
            <text:p><text:s/>slowly_rr or_cc more_rgr quickly_rr ._y "_y Did_vdd Ben_np1 Bernanke_np1 not_xx join_vv0 in_ii_rp@ the_at rah-rah_nn1_jj that_cst many_da2 of_io the_at other_jj governors_nn2 around_ii the_at table_nn1 were_vbdr indulging_vvg in_rp@_ii ?_y @!BINYAMIN-APPELBAUM:_zzc This_dd1 --_nn1_jj these_dd2 tran</text:p>
          </table:table-cell>
        </table:table-row>
        <table:table-row table:style-name="ro4" table:visibility="filter">
          <table:table-cell office:value-type="float" office:value="103" calcext:value-type="float">
            <text:p>103</text:p>
          </table:table-cell>
          <table:table-cell table:style-name="ce71" office:value-type="string" calcext:value-type="string">
            <text:p><text:s text:c="2"/>that 's Bain Capital . And I do n't say that on the merits . I think , in general , Bain Capital and private equity in general do a lot more good</text:p>
          </table:table-cell>
          <table:table-cell table:style-name="ce73" office:value-type="string" calcext:value-type="string">
            <text:p><text:s/>for he economy than they do harm . Nonetheless , A. , there 's the political perception . If ever Wall Street and financial guys are out of favor , this is the moment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at_dd1_cst 's_vbz Bain_fw Capital_nn1 ._y And_cc I_ppis1 do_vd0 n't_xx say_vvi that_cst_dd1 on_ii the_at merits_nn2 ._y I_ppis1 think_vv0 ,_y in_rr21 general_rr22 ,_y Bain_fw Capital_nn1 and_cc private_jj equity_nn1 in_rr21 general_rr22 do_vd0 a_rr21@ lot_rr22 more_rgr good_jj</text:p>
          </table:table-cell>
          <table:table-cell office:value-type="string" calcext:value-type="string">
            <text:p><text:s/>for_cs he_pphs1 economy_nn1 than_csn they_pphs2 do_vd0 harm_vvi ._y Nonetheless_rr ,_y A._np1_nnu ,_y there_ex 's_vbz the_at political_jj perception_nn1 ._y If_cs ever_rr Wall_np1 Street_nnl1 and_cc financial_jj guys_nn2 are_vbr out_ii21 of_ii22 favor_nn1 ,_y this_dd1 is_vbz the_at moment_nn1 ._</text:p>
          </table:table-cell>
        </table:table-row>
        <table:table-row table:style-name="ro4" table:visibility="filter">
          <table:table-cell office:value-type="float" office:value="104" calcext:value-type="float">
            <text:p>104</text:p>
          </table:table-cell>
          <table:table-cell table:style-name="ce71" office:value-type="string" calcext:value-type="string">
            <text:p><text:s text:c="2"/>most people do n't have an idea of what Afghanistan is like , what the war is like . And , yet , it 's important that people see the way that soldiers can</text:p>
          </table:table-cell>
          <table:table-cell table:style-name="ce73" office:value-type="string" calcext:value-type="string">
            <text:p><text:s/>be dehumanized through the experience . You see this happen with young soldiers . You see it happen when they 're not properly supervised by noncommissioned officers and by commissione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ost_dat people_nn do_vd0 n't_xx have_vhi an_at1 idea_nn1 of_io what_ddq Afghanistan_np1 is_vbz like_ii ,_y what_ddq the_at war_nn1 is_vbz like_ii ._y And_cc ,_y yet_rr ,_y it_pph1 's_vbz important_jj that_cst people_nn see_vv0 the_at way_nn1 that_cst soldiers_nn2 can_vm</text:p>
          </table:table-cell>
          <table:table-cell office:value-type="string" calcext:value-type="string">
            <text:p><text:s/>be_vbi dehumanized_vvn@ through_ii the_at experience_nn1 ._y You_ppy see_vv0 this_dd1 happen_vv0 with_iw young_jj soldiers_nn2 ._y You_ppy see_vv0 it_pph1 happen_vvi when_rrq_cs they_pphs2 're_vbr not_xx properly_rr supervised_vvn by_ii noncommissioned_jj officers_nn2 and_cc by_ii commissioned_jj@</text:p>
          </table:table-cell>
        </table:table-row>
        <table:table-row table:style-name="ro4" table:visibility="filter">
          <table:table-cell office:value-type="float" office:value="105" calcext:value-type="float">
            <text:p>105</text:p>
          </table:table-cell>
          <table:table-cell table:style-name="ce71" office:value-type="string" calcext:value-type="string">
            <text:p><text:s text:c="2"/>history of the Web , people have gotten very used to using it and are familiar with the suffixes , dot.gov , dot.edu , dot.com , dot-org . What does making it</text:p>
          </table:table-cell>
          <table:table-cell table:style-name="ce73" office:value-type="string" calcext:value-type="string">
            <text:p><text:s/>possible to buy the top level , the signifier accomplish ? @!ROD-BECKSTROM: Well , we opened it up because , for example , you mentioned dot.gov . That is only usable by on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history_nn1 of_io the_at Web_nn1 ,_y people_nn have_vh0 gotten_vvn very_rg used_jj to_ii using_vvg it_pph1 and_cc are_vbr familiar_jj with_iw the_at suffixes_nn2 ,_y dot.gov_nnu ,_y dot.edu_nnu ,_y dot.com_zz_nn ,_y dot-org_nn1_jj ._y What_ddq does_vdz making_nn1@_vvg it_pph1</text:p>
          </table:table-cell>
          <table:table-cell office:value-type="string" calcext:value-type="string">
            <text:p><text:s/>possible_jj to_to buy_vvi the_at top_jj_nn1 level_nn1_jj ,_y the_at signifier_nn1 accomplish_vv0 ?_y @!ROD-BECKSTROM:_zzc Well_rr ,_y we_ppis2 opened_vvd it_pph1 up_rp because_cs ,_y for_rex21 example_rex22 ,_y you_ppy mentioned_vvd dot.gov_nnu ._y That_dd1 is_vbz only_rr_jj usable_jj by_ii one_mc1</text:p>
          </table:table-cell>
        </table:table-row>
        <table:table-row table:style-name="ro4" table:visibility="filter">
          <table:table-cell office:value-type="float" office:value="106" calcext:value-type="float">
            <text:p>106</text:p>
          </table:table-cell>
          <table:table-cell table:style-name="ce71" office:value-type="string" calcext:value-type="string">
            <text:p><text:s/>ng his vote . The other vote is being split at least three ways . @!GWEN-IFILL: Professor Woodard , does the landscape look like that to you ? @!DAVID-WOODARD-Cle: It looks pretty</text:p>
          </table:table-cell>
          <table:table-cell table:style-name="ce73" office:value-type="string" calcext:value-type="string">
            <text:p><text:s/>much like that . I think Rand Paul -- excuse me -- Ron Paul is playing a larger role maybe than we thought before , but the main issue is the social conservatives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ng_vvg his_appge vote_nn1 ._y The_at other_jj vote_nn1 is_vbz being_vbg split_vvn at_rr21 least_rr22 three_mc ways_nn2 ._y @!GWEN-IFILL:_zzc Professor_nnb Woodard_np1 ,_y does_vdz the_at landscape_nn1 look_vvi like_ii_cs that_dd1 to_ii you_ppy ?_y @!DAVID-WOODARD-Cle:_zzc It_pph1 looks_vvz pretty_rg</text:p>
          </table:table-cell>
          <table:table-cell office:value-type="string" calcext:value-type="string">
            <text:p><text:s/>much_da1_rr like_ii that_dd1 ._y I_ppis1 think_vv0 Rand_np1 Paul_np1 --_nn1 excuse_vv0 me_ppio1 --_zz Ron_np1 Paul_np1 is_vbz playing_vvg a_at1 larger_jjr role_nn1 maybe_rr than_csn we_ppis2 thought_vvd before_rt ,_y but_ccb the_at main_jj issue_nn1 is_vbz the_at social_jj conservatives_</text:p>
          </table:table-cell>
        </table:table-row>
        <table:table-row table:style-name="ro4" table:visibility="filter">
          <table:table-cell office:value-type="float" office:value="107" calcext:value-type="float">
            <text:p>107</text:p>
          </table:table-cell>
          <table:table-cell table:style-name="ce71" office:value-type="string" calcext:value-type="string">
            <text:p><text:s/>@ year . Now , the Laffer Curve applies to everyone , but the top so-called marginal rate is only @ @ @ @ @ @ @ @ @ @ on all taxable income in excess of about</text:p>
          </table:table-cell>
          <table:table-cell table:style-name="ce73" office:value-type="string" calcext:value-type="string">
            <text:p><text:s/>$380,000 a year . Does that 35 percent rate maximize total tax revenue for the government ? We will get to the question in a bit . But Arthur Laffer certainly does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year_nnt1 ._y Now_rt ,_y the_at Laffer_np1 Curve_nn1 applies_vvz to_ii everyone_pn1 ,_y but_ccb the_at top_jj_nn1 so-called_jj marginal_jj rate_nn1 is_vbz only_rr_jj @_ii @_ii @_ii @_ii @_ii @_ii @_ii @_ii @_ii @_ii on_ii all_db taxable_jj income_nn1 in_ii31 excess_ii32 of_ii33 about_ii_rg%</text:p>
          </table:table-cell>
          <table:table-cell office:value-type="string" calcext:value-type="string">
            <text:p><text:s/>$380,000_nnu a_at1 year_nnt1 ._y Does_vdz that_dd1 35_mc percent_nnu rate_nn1 maximize_vv0 total_jj tax_nn1 revenue_nn1 for_if the_at government_nn1 ?_y We_ppis2 will_vm get_vvi to_ii the_at question_nn1 in_ii a_at1_rr21 bit_nn1_rr22 ._y But_ccb Arthur_np1 Laffer_np1 certainly_rr does_vdz</text:p>
          </table:table-cell>
        </table:table-row>
        <table:table-row table:style-name="ro4">
          <table:table-cell office:value-type="float" office:value="108" calcext:value-type="float">
            <text:p>108</text:p>
          </table:table-cell>
          <table:table-cell table:style-name="ce71" office:value-type="string" calcext:value-type="string">
            <text:p><text:s/>ET-WARNER: So , does this suggest there may be more such cases ? @!MARCIA-COYLE: There may well be . And even though it was a unanimous opinion , it was interesting . There</text:p>
          </table:table-cell>
          <table:table-cell table:style-name="ce73" office:value-type="string" calcext:value-type="string">
            <text:p><text:s/>were two separate written opinions , one by Justice Thomas , who , although he agreed the court , felt that courts should n't second-guess a good-faith determination by a r</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ET-WARNER:_zzc So_rr ,_y does_vdz this_dd1 suggest_vvi there_rl_ex may_vm be_vbi more_rgr_rrr_dar such_da cases_nn2 ?_y @!MARCIA-COYLE:_zzc There_ex may_vm well_rr be_vbi ._y And_cc even_cs21 though_cs22 it_pph1 was_vbdz a_at1 unanimous_jj opinion_nn1 ,_y it_pph1 was_vbdz interesting_jj ._y There_ex</text:p>
          </table:table-cell>
          <table:table-cell office:value-type="string" calcext:value-type="string">
            <text:p><text:s/>were_vbdr two_mc separate_jj_vv0 written_jj@ opinions_nn2 ,_y one_pn1_mc1 by_ii Justice_np1@_nn1 Thomas_np1 ,_y who_pnqs ,_y although_cs he_pphs1 agreed_vvd the_at court_nn1 ,_y felt_vvd_vvn that_cst courts_nn2 should_vm n't_xx second-guess_jj a_at1 good-faith_jj_nn1 determination_nn1 by_ii a_at1 r</text:p>
          </table:table-cell>
        </table:table-row>
        <table:table-row table:style-name="ro4" table:visibility="filter">
          <table:table-cell office:value-type="float" office:value="109" calcext:value-type="float">
            <text:p>109</text:p>
          </table:table-cell>
          <table:table-cell table:style-name="ce71" office:value-type="string" calcext:value-type="string">
            <text:p><text:s/>e . Now two views of where things stand . Vincent Warren is executive director of the Center for Constitutional Rights , which has defended detainees at Guantanamo and @ @ @ @ @</text:p>
          </table:table-cell>
          <table:table-cell table:style-name="ce73" office:value-type="string" calcext:value-type="string">
            <text:p><text:s/>@ @ @ @ @ there . David -- excuse me -- David Rivkin is an attorney who served in the Reagan and first Bush administrations . He 's filed Supreme Court and appellat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_jj ._y Now_rt two_mc views_nn2 of_io where_rrq things_nn2 stand_vv0 ._y Vincent_np1 Warren_np1 is_vbz executive_jj@_nn1 director_nn1 of_io the_at Center_nn1 for_if Constitutional_jj Rights_nn2 ,_y which_ddq has_vhz defended_vvn detainees_nn2 at_ii Guantanamo_np1_nn1 and_cc @_ii @_ii @_ii @_ii @_ii</text:p>
          </table:table-cell>
          <table:table-cell office:value-type="string" calcext:value-type="string">
            <text:p><text:s/>@_ii @_ii @_ii @_ii @_ii there_rl ._y David_np1 --_nn1 excuse_vv0 me_ppio1 --_zz David_np1 Rivkin_np1_nn1 is_vbz an_at1 attorney_nn1 who_pnqs served_vvd in_ii the_at Reagan_np1 and_cc first_md Bush_nn1@_np1 administrations_nn2 ._y He_pphs1 's_vbz_vhz@ filed_vvn Supreme_jj Court_nn1 and_cc appellate</text:p>
          </table:table-cell>
        </table:table-row>
        <table:table-row table:style-name="ro4" table:visibility="filter">
          <table:table-cell office:value-type="float" office:value="110" calcext:value-type="float">
            <text:p>110</text:p>
          </table:table-cell>
          <table:table-cell table:style-name="ce71" office:value-type="string" calcext:value-type="string">
            <text:p><text:s text:c="2"/>. This is a total commitment for Jon Huntsman to New Hampshire . This is the whole strategy . It 's New Hampshire or bust . So , I think it 's interesting .</text:p>
          </table:table-cell>
          <table:table-cell table:style-name="ce73" office:value-type="string" calcext:value-type="string">
            <text:p><text:s/>We will probably at the end of the day say , boy , Jon Huntsman did a lot better than he looked like he was doing two weeks ago or a month ago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nn1 ._y This_dd1 is_vbz a_at1 total_jj commitment_nn1 for_if Jon_np1 Huntsman_np1_nn1 to_ii New_np1 Hampshire_np1 ._y This_dd1 is_vbz the_at whole_jj strategy_nn1 ._y It_pph1 's_vbz New_np1 Hampshire_np1 or_cc bust_nn1_vv0 ._y So_rr ,_y I_ppis1 think_vv0 it_pph1 's_vbz interesting_jj ._y</text:p>
          </table:table-cell>
          <table:table-cell office:value-type="string" calcext:value-type="string">
            <text:p><text:s/>We_ppis2 will_vm probably_rr at_ii the_at end_nn1 of_io the_at day_nnt1 say_vv0 ,_y boy_nn1 ,_y Jon_np1 Huntsman_np1 did_vdd a_rr21@ lot_rr22 better_rrr_jjr than_csn he_pphs1 looked_vvd like_cs he_pphs1 was_vbdz doing_vdg two_mc weeks_nnt2 ago_ra or_cc a_at1 month_nnt1 ago_</text:p>
          </table:table-cell>
        </table:table-row>
        <table:table-row table:style-name="ro4" table:visibility="filter">
          <table:table-cell office:value-type="float" office:value="111" calcext:value-type="float">
            <text:p>111</text:p>
          </table:table-cell>
          <table:table-cell table:style-name="ce71" office:value-type="string" calcext:value-type="string">
            <text:p><text:s text:c="2"/>there to help try and end the fighting ? @!MARGARET-WARNER: But how clear is it that the Arab League report will be negative ? Because some of the statements that have come</text:p>
          </table:table-cell>
          <table:table-cell table:style-name="ce73" office:value-type="string" calcext:value-type="string">
            <text:p><text:s/>out from them as they have continued this mission have -- seem to strike -- you know , criticize both sides and so forth ? @!THEODORE-KATTOUF: I think , after today '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re_rl to_to help_vvi try_vvi and_cc end_vvi the_at fighting_nn1 ?_y @!MARGARET-WARNER:_zzc But_ccb how_rgq@_rrq clear_jj_rr@ is_vbz it_pph1 that_cst the_at Arab_jj_nn1 League_nn1 report_nn1 will_vm be_vbi negative_jj ?_y Because_cs some_dd of_io the_at statements_nn2 that_cst have_vh0 come_vvn</text:p>
          </table:table-cell>
          <table:table-cell office:value-type="string" calcext:value-type="string">
            <text:p><text:s/>out_rp from_ii them_ppho2 as_csa they_pphs2 have_vh0 continued_vvn this_dd1 mission_nn1 have_vh0 --_nn1_jj seem_vv0 to_to strike_vvi --_zz you_ppy know_vv0 ,_y criticize_vv0 both_rr sides_nn2_vvz% and_rr31 so_rr32 forth_rr33 ?_y @!THEODORE-KATTOUF:_zzc I_ppis1 think_vv0 ,_y after_ii today_rt 's_ge</text:p>
          </table:table-cell>
        </table:table-row>
        <table:table-row table:style-name="ro4" table:visibility="filter">
          <table:table-cell office:value-type="float" office:value="112" calcext:value-type="float">
            <text:p>112</text:p>
          </table:table-cell>
          <table:table-cell table:style-name="ce71" office:value-type="string" calcext:value-type="string">
            <text:p><text:s text:c="2"/>really a Republican race , so they 're probably swinging over there . And so that would seem to favor the Paul , the Huntsman and the Romneys . And then Stu</text:p>
          </table:table-cell>
          <table:table-cell table:style-name="ce73" office:value-type="string" calcext:value-type="string">
            <text:p><text:s/>mentioned earlier you have this phenomenon where Romney was the conservative last time . And now he 's the favorite of the moderates . And that 's , I think , a symbol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really_rr a_at1 Republican_nn1_jj@ race_nn1 ,_y so_cs@_rr they_pphs2 're_vbr probably_rr swinging_vvg over_rp there_rl ._y And_cc so_rr_cs@ that_dd1_cst would_vm seem_vvi to_to favor_vvi the_at Paul_np1 ,_y the_at Huntsman_nn1_np1 and_cc the_at Romneys_np2 ._y And_cc then_rt Stu_np1</text:p>
          </table:table-cell>
          <table:table-cell office:value-type="string" calcext:value-type="string">
            <text:p><text:s/>mentioned_vvd earlier_rrr_jjr you_ppy have_vh0 this_dd1 phenomenon_nn1 where_cs_rrq Romney_np1 was_vbdz the_at conservative_nn1_jj last_md time_nnt1 ._y And_cc now_rt he_pphs1 's_vbz the_at favorite_nn1 of_io the_at moderates_nn2 ._y And_cc that_dd1 's_vbz ,_y I_ppis1 think_vv0 ,_y a_at1 symbol_</text:p>
          </table:table-cell>
        </table:table-row>
        <table:table-row table:style-name="ro4">
          <table:table-cell office:value-type="float" office:value="113" calcext:value-type="float">
            <text:p>113</text:p>
          </table:table-cell>
          <table:table-cell table:style-name="ce71" office:value-type="string" calcext:value-type="string">
            <text:p><text:s text:c="2"/>No , definitely not . @!JOHN-QUI-ONES-@1-# @(Off-camera) What should people do about nannies like that ? @!MICHELINE-@1PEDEST# I think exposing them or even having anything like that , there</text:p>
          </table:table-cell>
          <table:table-cell table:style-name="ce73" office:value-type="string" calcext:value-type="string">
            <text:p><text:s/>'s a lot of people willing to work that actually love children . @!JOHN-QUI-ONES-@1-# @(Voiceover) Much like this mother , who actually offers to babysit Allie herself . @!ABIGAIL-@1PED</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zzc No_uh ,_y definitely_rr not_xx ._y @!JOHN-QUI-ONES-@1-#_zzc @(Off-camera)_zzq What_ddq should_vm people_nn do_vdi about_ii nannies_nn2 like_ii that_dd1 ?_y @!MICHELINE-@1PEDEST#_zzc I_zz1%_mc1% think_vv0 exposing_vvg them_ppho2 or_cc even_rr having_vhg anything_pn1 like_ii that_dd1 ,_y there_ex</text:p>
          </table:table-cell>
          <table:table-cell office:value-type="string" calcext:value-type="string">
            <text:p><text:s/>'s_vbz a_at1 lot_nn1 of_io people_nn willing_jj to_to@ work_vvi that_cst_dd1 actually_rr love_vv0 children_nn2 ._y @!JOHN-QUI-ONES-@1-#_zzc @(Voiceover)_zzq Much_rr like_ii_vv0@ this_dd1 mother_nn1 ,_y who_pnqs actually_rr offers_vvz@_nn2 to_to babysit_vvi Allie_np1 herself_ppx1 ._y @!ABIGAIL-@1PED</text:p>
          </table:table-cell>
        </table:table-row>
        <table:table-row table:style-name="ro4" table:visibility="filter">
          <table:table-cell office:value-type="float" office:value="114" calcext:value-type="float">
            <text:p>114</text:p>
          </table:table-cell>
          <table:table-cell table:style-name="ce71" office:value-type="string" calcext:value-type="string">
            <text:p><text:s text:c="2"/>order lunch ? I think I 'll cancel it . @!SHOPPER-@1FEMALE@2# They 're samples , for people to try . @!ANNOUNCER-# Who turns in the free sample thief ? And coming up on "</text:p>
          </table:table-cell>
          <table:table-cell table:style-name="ce73" office:value-type="string" calcext:value-type="string">
            <text:p><text:s/>20/20 " would you let your very own father perform surgery on you ? They did . Plastic surgery . And it started when they were just 10 years old @ @ @ @ @ @ @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to order_vvi lunch_nn1 ?_y I_ppis1 think_vv0 I_ppis1 'll_vm cancel_vvi it_pph1 ._y @!SHOPPER-@1FEMALE@2#_zzc They_pphs2 're_vbr samples_nn2 ,_y for_if people_nn to_to try_vvi ._y @!ANNOUNCER-#_zzc Who_pnqs turns_vvz in_ii the_at free_jj sample_nn1 thief_nn1 ?_y And_cc coming_vvg up_rp on_ii "_y</text:p>
          </table:table-cell>
          <table:table-cell office:value-type="string" calcext:value-type="string">
            <text:p><text:s/>20/20_mf "_y would_vm you_ppy let_vvi your_appge very_rg own_da father_nn1 perform_vv0 surgery_nn1 on_ii you_ppy ?_y They_pphs2 did_vdd ._y Plastic_nn1 surgery_nn1 ._y And_cc it_pph1 started_vvd when_cs_rrq they_pphs2 were_vbdr just_rr 10_mc years_nnt2 old_jj @_ii @_ii @_ii @_ii @_ii @_ii @_</text:p>
          </table:table-cell>
        </table:table-row>
        <table:table-row table:style-name="ro4" table:visibility="filter">
          <table:table-cell office:value-type="float" office:value="115" calcext:value-type="float">
            <text:p>115</text:p>
          </table:table-cell>
          <table:table-cell table:style-name="ce71" office:value-type="string" calcext:value-type="string">
            <text:p><text:s/>nd I think that is a signal ... @!COKIE-ROBERTS-@1-A# @(Off-camera) Right . @!GEORGE-STEPHANOPOU# @(Off-camera) Explain that . @!JENNIFER-GRANHOLM-# Well , that , obviously Governor McDonnell had</text:p>
          </table:table-cell>
          <table:table-cell table:style-name="ce73" office:value-type="string" calcext:value-type="string">
            <text:p><text:s/>supported some of these very - you know , the - especially the ultrasound , you know the transvaginal ultrasound , hugely offensive - hugely intrusive . There is no - if that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nd_cc I_ppis1 think_vv0 that_dd1_cst is_vbz a_at1 signal_nn1 ..._... @!COKIE-ROBERTS-@1-A#_zzc @(Off-camera)_zzq Right_nn1_rr_jj ._y @!GEORGE-STEPHANOPOU#_zzc @(Off-camera)_zzq Explain_vv0 that_dd1 ._y @!JENNIFER-GRANHOLM-#_zzc Well_rr ,_y that_dd1_cst ,_y obviously_rr Governor_nnb McDonnell_np1 had</text:p>
          </table:table-cell>
          <table:table-cell office:value-type="string" calcext:value-type="string">
            <text:p>_vhd supported_vvn some_dd of_io these_dd2 very_jj@_rg -_- you_ppy know_vv0 ,_y the_at -_- especially_rr the_at ultrasound_nn1 ,_y you_ppy know_vv0 the_at transvaginal_jj ultrasound_nn1 ,_y hugely_rr offensive_jj -_- hugely_rr intrusive_jj ._y There_ex is_vbz no_uh -_- if_cs_csw@ that_</text:p>
          </table:table-cell>
        </table:table-row>
        <table:table-row table:style-name="ro4" table:visibility="filter">
          <table:table-cell office:value-type="float" office:value="116" calcext:value-type="float">
            <text:p>116</text:p>
          </table:table-cell>
          <table:table-cell table:style-name="ce71" office:value-type="string" calcext:value-type="string">
            <text:p><text:s/>ff-camera) ... West from South Florida , a Republican , said he was outraged this week because it cost him $70 to fill his car . He drives a Hummer . Newt Gingrich</text:p>
          </table:table-cell>
          <table:table-cell table:style-name="ce73" office:value-type="string" calcext:value-type="string">
            <text:p><text:s/>said the American people have a right to demand $2.50 gas . @!JENNIFER-GRANHOLM-# I mean , come on , what 's he gon na do about it ? @!GEORGE-WILL-@1-ABC# @(Off-camera) They h</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ff-camera)_zzq ..._... West_nd1 from_ii South_nd1 Florida_np1 ,_y a_at1 Republican_nn1 ,_y said_vvd he_pphs1 was_vbdz outraged_jj this_dd1 week_nnt1 because_cs it_pph1 cost_vvd@ him_ppho1 $70_nnu to_to fill_vvi his_appge car_nn1 ._y He_pphs1 drives_vvz a_at1 Hummer_nn1 ._y Newt_vv0_np1@ Gingrich_np1</text:p>
          </table:table-cell>
          <table:table-cell office:value-type="string" calcext:value-type="string">
            <text:p><text:s/>said_vvd the_at American_jj people_nn have_vh0 a_at1 right_nn1 to_to demand_vvi $2.50_nnu gas_nn1 ._y @!JENNIFER-GRANHOLM-#_zzc I_zz1%_mc1% mean_jj_vv0 ,_y come_vv0 on_rp ,_y what_ddq 's_vbz he_pphs1 gon_vvgk na_to do_vdi about_ii it_pph1 ?_y @!GEORGE-WILL-@1-ABC#_zzc @(Off-camera)_zzq They_pphs2 h</text:p>
          </table:table-cell>
        </table:table-row>
        <table:table-row table:style-name="ro4" table:visibility="filter">
          <table:table-cell office:value-type="float" office:value="117" calcext:value-type="float">
            <text:p>117</text:p>
          </table:table-cell>
          <table:table-cell table:style-name="ce71" office:value-type="string" calcext:value-type="string">
            <text:p><text:s/>vz , quote , " every American to @ @ @ @ @ @ @ @ @ @ education or career training . " In your interview with Glenn Beck this week , you seemed to go further . You</text:p>
          </table:table-cell>
          <table:table-cell table:style-name="ce73" office:value-type="string" calcext:value-type="string">
            <text:p><text:s/>said I understand why Barack Obama wants to send every kid to college , because they are indoctrination mills . What did that mean ? @!RICK-SANTORUM-@1RE# Well , of course . I m</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z ,_y quote_vv0_nn1 ,_y "_y every_at1 American_jj to_to @_ii @_ii @_ii @_ii @_ii @_ii @_ii @_ii @_ii @_ii education_nn1 or_cc career_nn1_vv0@ training_nn1 ._y "_y In_ii your_appge interview_nn1 with_iw Glenn_np1 Beck_np1 this_dd1 week_nnt1 ,_y you_ppy seemed_vvd to_to go_vvi further_rrr ._y You_ppy</text:p>
          </table:table-cell>
          <table:table-cell office:value-type="string" calcext:value-type="string">
            <text:p><text:s/>said_vvd I_ppis1 understand_vv0 why_rrq Barack_np1 Obama_np1 wants_vvz to_to send_vvi every_at1 kid_nn1 to_ii college_nn1 ,_y because_cs they_pphs2 are_vbr indoctrination_nn1 mills_nn2 ._y What_ddq did_vdd that_dd1 mean_vvi ?_y @!RICK-SANTORUM-@1RE#_zzc Well_rr ,_y of_rr21 course_rr22 ._y I_ppis1 m</text:p>
          </table:table-cell>
        </table:table-row>
        <table:table-row table:style-name="ro4" table:visibility="filter">
          <table:table-cell office:value-type="float" office:value="118" calcext:value-type="float">
            <text:p>118</text:p>
          </table:table-cell>
          <table:table-cell table:style-name="ce71" office:value-type="string" calcext:value-type="string">
            <text:p><text:s text:c="2"/>'s the 26 car . It 's a Ford , which I 'm very excited about , and you know , we 'll be watching , you know , this afternoon . And I talked</text:p>
          </table:table-cell>
          <table:table-cell table:style-name="ce73" office:value-type="string" calcext:value-type="string">
            <text:p><text:s/>to him about a strategy . I recommended he stay back in the pack , you know , hang back there until the right time , and then bolt to the front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s_vbz the_at 26_mc car_nn1 ._y It_pph1 's_vbz a_at1 Ford_np1_nn1@ ,_y which_ddq I_ppis1 'm_vbm very_rg excited_jj about_ii_rp@ ,_y and_cc you_ppy know_vv0 ,_y we_ppis2 'll_vm be_vbi watching_vvg ,_y you_ppy know_vv0 ,_y this_dd1 afternoon_nnt1 ._y And_cc I_ppis1 talked_vvd</text:p>
          </table:table-cell>
          <table:table-cell office:value-type="string" calcext:value-type="string">
            <text:p><text:s/>to_ii him_ppho1 about_ii_rp@ a_at1 strategy_nn1 ._y I_ppis1 recommended_vvd he_pphs1 stay_vv0 back_rp in_ii the_at pack_nn1 ,_y you_ppy know_vv0 ,_y hang_vv0 back_rp there_rl until_cs_ii@ the_at right_jj_nn1 time_nnt1 ,_y and_cc then_rt_jj% bolt_nn1_vv0% to_ii the_at front_</text:p>
          </table:table-cell>
        </table:table-row>
        <table:table-row table:style-name="ro4" table:visibility="filter">
          <table:table-cell office:value-type="float" office:value="119" calcext:value-type="float">
            <text:p>119</text:p>
          </table:table-cell>
          <table:table-cell table:style-name="ce71" office:value-type="string" calcext:value-type="string">
            <text:p><text:s text:c="2"/>around this issue , and on Thursday we saw the House Oversight Committee , with a panel of all men , talking about contraception and what its role should be . And there</text:p>
          </table:table-cell>
          <table:table-cell table:style-name="ce73" office:value-type="string" calcext:value-type="string">
            <text:p><text:s/>was a - you know , a furious reaction by women . All the women 's groups are raising a ton of money on this . And now groups like Emily 's Lis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around_ii this_dd1 issue_nn1 ,_y and_cc on_ii Thursday_npd1 we_ppis2 saw_vvd the_at House_nn1 Oversight_nn1_np1_vv0 Committee_nn1 ,_y with_iw a_at1 panel_nn1 of_io all_db men_nn2 ,_y talking_vvg about_ii contraception_nn1 and_cc what_ddq its_appge role_nn1 should_vm be_vbi ._y And_cc there_ex</text:p>
          </table:table-cell>
          <table:table-cell office:value-type="string" calcext:value-type="string">
            <text:p><text:s/>was_vbdz a_at1 -_- you_ppy know_vv0 ,_y a_at1 furious_jj reaction_nn1 by_ii women_nn2 ._y All_db the_at women_nn2 's_ge groups_nn2 are_vbr raising_vvg a_at1 ton_nnu1 of_io money_nn1 on_ii this_dd1 ._y And_cc now_rt groups_nn2_vvz% like_ii Emily_np1 's_ge List_nn1</text:p>
          </table:table-cell>
        </table:table-row>
        <table:table-row table:style-name="ro4" table:visibility="filter">
          <table:table-cell office:value-type="float" office:value="120" calcext:value-type="float">
            <text:p>120</text:p>
          </table:table-cell>
          <table:table-cell table:style-name="ce71" office:value-type="string" calcext:value-type="string">
            <text:p><text:s/>oyment , and that 's why the payroll tax cut needs to be extended . @!JAKE-TAPPER-@1-ABC# @(Off-camera) George ... @!GEORGE-WILL-@1-ABC# @(Off-camera) Treasury Secretary Geithner rather delicately</text:p>
          </table:table-cell>
          <table:table-cell table:style-name="ce73" office:value-type="string" calcext:value-type="string">
            <text:p><text:s/>said we face some demographic challenges . Yes . Today , as happened on Saturday and as will happen tomorrow , Monday , 10,000 more Americans , retiring baby boomers , become @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yment_nn1 ,_y and_cc that_dd1 's_vbz why_rrq the_at payroll_nn1 tax_nn1 cut_nn1 needs_vvz_nn2 to_to be_vbi extended_vvn ._y @!JAKE-TAPPER-@1-ABC#_zzc @(Off-camera)_zzq George_np1 ..._... @!GEORGE-WILL-@1-ABC#_zzc @(Off-camera)_zzq Treasury_nn1 Secretary_nn1_np1@ Geithner_np1 rather_rg delicately_rr</text:p>
          </table:table-cell>
          <table:table-cell office:value-type="string" calcext:value-type="string">
            <text:p><text:s/>said_vvd we_ppis2 face_vv0 some_dd demographic_jj challenges_nn2 ._y Yes_uh ._y Today_rt ,_y as_csa happened_vvn@ on_ii Saturday_npd1 and_cc as_csa will_vm happen_vvi tomorrow_rt ,_y Monday_npd1 ,_y 10,000_mc more_dar Americans_nn2 ,_y retiring_jj_vvg baby_nn1 boomers_nn2 ,_y become_vv0 @_ii @_ii @</text:p>
          </table:table-cell>
        </table:table-row>
        <table:table-row table:style-name="ro4" table:visibility="filter">
          <table:table-cell office:value-type="float" office:value="121" calcext:value-type="float">
            <text:p>121</text:p>
          </table:table-cell>
          <table:table-cell table:style-name="ce71" office:value-type="string" calcext:value-type="string">
            <text:p><text:s text:c="2"/>little girl will come home to the @ @ @ @ @ @ @ @ @ @ Growing up , I loved church . It was family . And it was always happy , you know ? It was always</text:p>
          </table:table-cell>
          <table:table-cell table:style-name="ce73" office:value-type="string" calcext:value-type="string">
            <text:p><text:s/>praise the lord , how you doing ? God bless you , child . I 'm praying for you . How you doing in school ? It was a family thing , you know ? I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little_jj girl_nn1 will_vm come_vvi home_rl to_ii the_at @_ii @_ii @_ii @_ii @_ii @_ii @_ii @_ii @_ii @_ii Growing_vvg up_rp ,_y I_ppis1 loved_vvd church_nn1 ._y It_pph1 was_vbdz family_nn1 ._y And_cc it_pph1 was_vbdz always_rr happy_jj ,_y you_ppy know_vv0 ?_y It_pph1 was_vbdz always_rr</text:p>
          </table:table-cell>
          <table:table-cell office:value-type="string" calcext:value-type="string">
            <text:p><text:s/>praise_vv0 the_at lord_nn1 ,_y how_rrq you_ppy doing_vdg ?_y God_np1 bless_vv0 you_ppy ,_y child_nn1 ._y I_ppis1 'm_vbm praying_vvg for_if you_ppy ._y How_rrq you_ppy doing_vdg in_ii school_nn1 ?_y It_pph1 was_vbdz a_at1 family_nn1 thing_nn1 ,_y you_ppy know_vv0 ?_y It_pph1</text:p>
          </table:table-cell>
        </table:table-row>
        <table:table-row table:style-name="ro4" table:visibility="filter">
          <table:table-cell office:value-type="float" office:value="122" calcext:value-type="float">
            <text:p>122</text:p>
          </table:table-cell>
          <table:table-cell table:style-name="ce71" office:value-type="string" calcext:value-type="string">
            <text:p><text:s text:c="2"/>topping the pop charts . But another voice , pure and sweet , was about to explode onto the scene . In a nightclub , an unknown 19-year-old caught the eye of legendary</text:p>
          </table:table-cell>
          <table:table-cell table:style-name="ce73" office:value-type="string" calcext:value-type="string">
            <text:p><text:s/>record executive Clive Davis . @!CLIVE-DAVIS-@1MUSI# This young girl breathe such fire , such life , into this song , I mean , it really sent the proverbial tingles up my spin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dr topping_vvg the_at pop_nn1 charts_nn2 ._y But_ccb another_dd1 voice_nn1 ,_y pure_jj and_cc sweet_jj_nn1@ ,_y was_vbdz about_rpk to_to explode_vvi onto_ii the_at scene_nn1 ._y In_ii a_at1 nightclub_nn1 ,_y an_at1 unknown_jj 19-year-old_nn1@_jj caught_vvd_vvn the_at eye_nn1 of_io legendary_jj</text:p>
          </table:table-cell>
          <table:table-cell office:value-type="string" calcext:value-type="string">
            <text:p><text:s/>record_nn1 executive_nn1 Clive_np1 Davis_np1 ._y @!CLIVE-DAVIS-@1MUSI#_zzc This_dd1 young_jj girl_nn1 breathe_vv0 such_da fire_nn1 ,_y such_da life_nn1 ,_y into_ii this_dd1 song_nn1 ,_y I_ppis1 mean_vv0 ,_y it_pph1 really_rr sent_vvd_vvn the_at proverbial_jj tingles_nn2_vvz up_ii@_rp my_appge spine</text:p>
          </table:table-cell>
        </table:table-row>
        <table:table-row table:style-name="ro4" table:visibility="filter">
          <table:table-cell office:value-type="float" office:value="123" calcext:value-type="float">
            <text:p>123</text:p>
          </table:table-cell>
          <table:table-cell table:style-name="ce71" office:value-type="string" calcext:value-type="string">
            <text:p><text:s/>ust thin . @!WHITNEY-HOUSTON-@1# How old is it ? Diane , tell me @ @ @ @ @ @ @ @ @ @ then ? @!ANNOUNCER-# Rehab and comebacks . Trying to get the music going again .</text:p>
          </table:table-cell>
          <table:table-cell table:style-name="ce73" office:value-type="string" calcext:value-type="string">
            <text:p><text:s/>@!JANICE-MIN-@1THE-H# She was plotting a true comeback . She actually have her camp approach " X Factor " producers to get on the show . @!ANNOUNCER-# And finally , what she lef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ust_rr thin_jj_vv0@ ._y @!WHITNEY-HOUSTON-@1#_zzc How_rgq old_jj is_vbz it_pph1 ?_y Diane_np1 ,_y tell_vv0 me_ppio1 @_ii @_ii @_ii @_ii @_ii @_ii @_ii @_ii @_ii @_ii then_rt ?_y @!ANNOUNCER-#_zzc Rehab_np1_nn1@ and_cc comebacks_nn2 ._y Trying_vvg to_to get_vvi the_at music_nn1 going_vvg again_rt ._y</text:p>
          </table:table-cell>
          <table:table-cell office:value-type="string" calcext:value-type="string">
            <text:p><text:s/>@!JANICE-MIN-@1THE-H#_zzc She_pphs1 was_vbdz plotting_vvg a_at1 true_jj comeback_nn1 ._y She_pphs1 actually_rr have_vh0 her_appge camp_nn1 approach_nn1 "_y X_zz1_mc@ Factor_nn1 "_y producers_nn2 to_to get_vvi on_ii the_at show_nn1 ._y @!ANNOUNCER-#_zzc And_cc finally_rr ,_y what_ddq she_pphs1 left_</text:p>
          </table:table-cell>
        </table:table-row>
        <table:table-row table:style-name="ro4" table:visibility="filter">
          <table:table-cell office:value-type="float" office:value="124" calcext:value-type="float">
            <text:p>124</text:p>
          </table:table-cell>
          <table:table-cell table:style-name="ce71" office:value-type="string" calcext:value-type="string">
            <text:p><text:s text:c="2"/>by the birth of their child , Bobbi Kristina . Yet those moments of happiness were eclipsed by headline after headline about their stormy marriage . @!JANICE-MIN-@1THE-H# This is when</text:p>
          </table:table-cell>
          <table:table-cell table:style-name="ce73" office:value-type="string" calcext:value-type="string">
            <text:p><text:s/>you really started to see the Whitney Houston narrative take a turn for the worse . Where it became not about the music , not about her brilliance , not about her voic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y_ii the_at birth_nn1 of_io their_appge child_nn1 ,_y Bobbi_np1 Kristina_np1 ._y Yet_rr those_dd2 moments_nn2 of_io happiness_nn1 were_vbdr eclipsed_vvn by_ii headline_nn1 after_ii_cs headline_nn1 about_ii their_appge stormy_jj marriage_nn1 ._y @!JANICE-MIN-@1THE-H#_zzc This_dd1 is_vbz when_rrq_cs</text:p>
          </table:table-cell>
          <table:table-cell office:value-type="string" calcext:value-type="string">
            <text:p><text:s/>you_ppy really_rr started_vvd_vvn@ to_to see_vvi the_at Whitney_np1 Houston_np1 narrative_nn1 take_vv0 a_at1 turn_nn1 for_if the_at worse_jjr ._y Where_cs_rrq it_pph1 became_vvd not_xx about_ii the_at music_nn1 ,_y not_xx about_ii her_appge brilliance_nn1 ,_y not_xx about_ii her_appge voice_</text:p>
          </table:table-cell>
        </table:table-row>
        <table:table-row table:style-name="ro4" table:visibility="filter">
          <table:table-cell office:value-type="float" office:value="125" calcext:value-type="float">
            <text:p>125</text:p>
          </table:table-cell>
          <table:table-cell table:style-name="ce71" office:value-type="string" calcext:value-type="string">
            <text:p><text:s/>n1 looking back at her , love , unadulterated . She did not quite have that anymore . @!CHRIS-CUOMO-@1-ABC# @(Voiceover) And then there were questions about her fortune . Although people</text:p>
          </table:table-cell>
          <table:table-cell table:style-name="ce73" office:value-type="string" calcext:value-type="string">
            <text:p><text:s/>close to her deny it , reports this week suggest the onetime megastar was broke . Over the course of her career , Houston made tens of millions of dollars . Just how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1 looking_vvg back_rp at_ii her_ppho1 ,_y love_nn1_vv0 ,_y unadulterated_jj ._y She_pphs1 did_vdd not_xx quite_rr@ have_vhi that_dd1_rg% anymore_rr ._y @!CHRIS-CUOMO-@1-ABC#_zzc @(Voiceover)_zzq And_cc then_rt there_ex were_vbdr questions_nn2 about_ii her_appge fortune_nn1 ._y Although_cs people_nn</text:p>
          </table:table-cell>
          <table:table-cell office:value-type="string" calcext:value-type="string">
            <text:p><text:s/>close_rr_jj to_ii her_ppho1 deny_vv0 it_pph1 ,_y reports_vvz this_dd1 week_nnt1 suggest_vv0 the_at onetime_jj megastar_nn1 was_vbdz broke_jj@_vvn% ._y Over_ii the_at course_nn1 of_io her_appge career_nn1 ,_y Houston_np1 made_vvd tens_mc2 of_io millions_nno2 of_io dollars_nnu2 ._y Just_rr how_rgq@</text:p>
          </table:table-cell>
        </table:table-row>
        <table:table-row table:style-name="ro4" table:visibility="filter">
          <table:table-cell office:value-type="float" office:value="126" calcext:value-type="float">
            <text:p>126</text:p>
          </table:table-cell>
          <table:table-cell table:style-name="ce71" office:value-type="string" calcext:value-type="string">
            <text:p><text:s text:c="2"/>A former security guard , they told me that when they worked with her they were very clear that she was not to take baths because they were concerned of , about</text:p>
          </table:table-cell>
          <table:table-cell table:style-name="ce73" office:value-type="string" calcext:value-type="string">
            <text:p><text:s/>her falling asleep . So , they insisted she take showers . And that they check on her every seven to 10 minutes . @!CHRIS-CUOMO-@1-ABC# @(Voiceover) But on that afternoon ,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A_at1@_zz1 former_da security_nn1 guard_nn1_vv0 ,_y they_pphs2 told_vvd me_ppio1 that_cst when_cs they_pphs2 worked_vvd with_iw her_ppho1 they_pphs2 were_vbdr very_rg clear_jj that_cst she_pphs1 was_vbdz not_xx to_to take_vvi baths_nn2 because_cs they_pphs2 were_vbdr concerned_jj of_io ,_y about_ii</text:p>
          </table:table-cell>
          <table:table-cell office:value-type="string" calcext:value-type="string">
            <text:p><text:s/>her_ppho1_appge falling_vvg_jj@ asleep_jj ._y So_rr ,_y they_pphs2 insisted_vvd she_pphs1 take_vv0 showers_nn2 ._y And_cc that_cst they_pphs2 check_vv0 on_ii her_ppho1 every_at1 seven_mc to_ii 10_mc minutes_nnt2 ._y @!CHRIS-CUOMO-@1-ABC#_zzc @(Voiceover)_zzq But_ccb on_ii that_dd1 afternoon_nnt1 ,_</text:p>
          </table:table-cell>
        </table:table-row>
        <table:table-row table:style-name="ro4" table:visibility="filter">
          <table:table-cell office:value-type="float" office:value="127" calcext:value-type="float">
            <text:p>127</text:p>
          </table:table-cell>
          <table:table-cell table:style-name="ce71" office:value-type="string" calcext:value-type="string">
            <text:p><text:s text:c="2"/>now ? I mean , this is a problem that gets to the heart of Obamacare. @!GEORGE-STEPHANOPOU# @(Off-camera) David , there still does n't seem to be an answer on that . You</text:p>
          </table:table-cell>
          <table:table-cell table:style-name="ce73" office:value-type="string" calcext:value-type="string">
            <text:p><text:s/>saw the insurance companies come out quite tepid in response . They 're wondering if they 're going to have to eat this . @!DAVID-IGNATIUS-@1W# The White House argues that this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now_rt ?_y I_ppis1 mean_vv0 ,_y this_dd1 is_vbz a_at1 problem_nn1 that_cst_dd1 gets_vvz to_ii the_at heart_nn1 of_io Obamacare._np1 @!GEORGE-STEPHANOPOU#_zzc @(Off-camera)_zzq David_np1 ,_y there_rl_ex still_rr does_vdz n't_xx seem_vvi to_to be_vbi an_at1 answer_nn1 on_ii that_dd1 ._y You_ppy</text:p>
          </table:table-cell>
          <table:table-cell office:value-type="string" calcext:value-type="string">
            <text:p><text:s/>saw_vvd the_at insurance_nn1 companies_nn2 come_vv0 out_rp quite_rg tepid_jj in_ii response_nn1 ._y They_pphs2 're_vbr wondering_vvg if_csw@_cs they_pphs2 're_vbr going_vvgk to_to have_vhi to_to eat_vvi this_dd1 ._y @!DAVID-IGNATIUS-@1W#_zzc The_at White_np1 House_nn1 argues_vvz that_cst this_dd1 i</text:p>
          </table:table-cell>
        </table:table-row>
        <table:table-row table:style-name="ro4" table:visibility="filter">
          <table:table-cell office:value-type="float" office:value="128" calcext:value-type="float">
            <text:p>128</text:p>
          </table:table-cell>
          <table:table-cell table:style-name="ce71" office:value-type="string" calcext:value-type="string">
            <text:p><text:s text:c="2"/>weapons and supplies to Hamas and Hezbollah . It 's clearly in our national interest for Bashar Assad to be gone . It 's clearly in our national interest that a new</text:p>
          </table:table-cell>
          <table:table-cell table:style-name="ce73" office:value-type="string" calcext:value-type="string">
            <text:p><text:s/>government that is not so closely affiliated with Iran come to the fore . And I think it 's shameful that we 're standing by watching the slaughter . @!GEORGE-WILL-@1-ABC# @(Off-cam</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nn2 weapons_nn2 and_cc supplies_vvz_nn2 to_ii Hamas_np2_nn2@ and_cc Hezbollah_np1 ._y It_pph1 's_vbz clearly_rr in_ii our_appge national_jj interest_nn1 for_if Bashar_np1 Assad_np1 to_to be_vbi gone_vvn ._y It_pph1 's_vbz clearly_rr in_ii our_appge national_jj interest_nn1 that_cst a_at1 new_jj</text:p>
          </table:table-cell>
          <table:table-cell office:value-type="string" calcext:value-type="string">
            <text:p><text:s/>government_nn1 that_cst_dd1 is_vbz not_xx so_rg closely_rr affiliated_vvn with_iw Iran_np1 come_vv0 to_ii the_at fore_nn1_jj ._y And_cc I_ppis1 think_vv0 it_pph1 's_vbz shameful_jj that_cst we_ppis2 're_vbr standing_vvg by_ii watching_vvg the_at slaughter_nn1 ._y @!GEORGE-WILL-@1-ABC#_zzc @(Off-cam</text:p>
          </table:table-cell>
        </table:table-row>
        <table:table-row table:style-name="ro4" table:visibility="filter">
          <table:table-cell office:value-type="float" office:value="129" calcext:value-type="float">
            <text:p>129</text:p>
          </table:table-cell>
          <table:table-cell table:style-name="ce71" office:value-type="string" calcext:value-type="string">
            <text:p><text:s/>zc @(Voiceover) How come ? @!JAY-SCHADLER-@1-AB# @(Off-camera) I mean , you had just opened this shop , and suddenly , you got a lot of business . @!KAREN-GRAVANO-@1SA# I mean , I</text:p>
          </table:table-cell>
          <table:table-cell table:style-name="ce73" office:value-type="string" calcext:value-type="string">
            <text:p><text:s/>was just - gangsters love to send flowers , I guess . @!JAY-SCHADLER-@1-AB# @(Off-camera) A lot of funerals . @!KAREN-GRAVANO-@1SA# Mm-hmm . @!JAY-SCHADLER-@1-AB# @(Voiceover) And nobody could turn a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zc @(Voiceover)_zzq How_rrq come_vvn ?_y @!JAY-SCHADLER-@1-AB#_zzc @(Off-camera)_zzq I_ppis1 mean_vv0 ,_y you_ppy had_vhd just_rr opened_vvn this_dd1 shop_nn1 ,_y and_cc suddenly_rr ,_y you_ppy got_vvd a_at1 lot_nn1 of_io business_nn1 ._y @!KAREN-GRAVANO-@1SA#_zzc I_zz1%_mc1% mean_jj_vv0 ,_y I_ppis1</text:p>
          </table:table-cell>
          <table:table-cell office:value-type="string" calcext:value-type="string">
            <text:p><text:s/>was_vbdz just_rr -_- gangsters_nn2 love_vv0 to_to send_vvi flowers_nn2 ,_y I_ppis1 guess_vv0 ._y @!JAY-SCHADLER-@1-AB#_zzc @(Off-camera)_zzq A_at1 lot_nn1 of_io funerals_nn2 ._y @!KAREN-GRAVANO-@1SA#_zzc Mm-hmm_uh ._y @!JAY-SCHADLER-@1-AB#_zzc @(Voiceover)_zzq And_cc nobody_pn1 could_vm turn_vvi a_</text:p>
          </table:table-cell>
        </table:table-row>
        <table:table-row table:style-name="ro4">
          <table:table-cell office:value-type="float" office:value="130" calcext:value-type="float">
            <text:p>130</text:p>
          </table:table-cell>
          <table:table-cell table:style-name="ce71" office:value-type="string" calcext:value-type="string">
            <text:p><text:s text:c="2"/>@!STEVE-DOWNING-@1CO# He was very different in his demeanor. @!CHRIS-CUOMO-@1-ABC# @(Voiceover) Attorney Steve Downing notices the change in court on Wednesday of last week . For Powell , it</text:p>
          </table:table-cell>
          <table:table-cell table:style-name="ce73" office:value-type="string" calcext:value-type="string">
            <text:p><text:s/>was to be the next step toward regaining custody of Charlie and Braden . But in this story , already full of sexual revelations , the most shocking one awaits . Police discover cartoo</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y @!STEVE-DOWNING-@1CO#_zzc He_pphs1 was_vbdz very_rg different_jj in_ii his_appge demeanor._nnu @!CHRIS-CUOMO-@1-ABC#_zzc @(Voiceover)_zzq Attorney_nn1 Steve_np1 Downing_np1 notices_vvz the_at change_nn1 in_ii court_nn1 on_ii Wednesday_npd1 of_io last_md week_nnt1 ._y For_if Powell_np1 ,_y it_pph1</text:p>
          </table:table-cell>
          <table:table-cell office:value-type="string" calcext:value-type="string">
            <text:p><text:s/>was_vbdz to_to be_vbi the_at next_md step_nn1_vv0 toward_ii regaining_vvg custody_nn1 of_io Charlie_np1 and_cc Braden_np1 ._y But_ccb in_ii this_dd1 story_nn1 ,_y already_rr full_jj of_io sexual_jj revelations_nn2 ,_y the_at most_rgt shocking_jj one_pn1 awaits_vvz ._y Police_nn2 discover_vv0 cartoo</text:p>
          </table:table-cell>
        </table:table-row>
        <table:table-row table:style-name="ro4" table:visibility="filter">
          <table:table-cell office:value-type="float" office:value="131" calcext:value-type="float">
            <text:p>131</text:p>
          </table:table-cell>
          <table:table-cell table:style-name="ce71" office:value-type="string" calcext:value-type="string">
            <text:p><text:s text:c="2"/>'s computer . Since it is animation and not real children , it 's not sufficient to arrest him , not enough @ @ @ @ @ @ @ @ @ @ for the judge to order that</text:p>
          </table:table-cell>
          <table:table-cell table:style-name="ce73" office:value-type="string" calcext:value-type="string">
            <text:p><text:s/>the boys remain with their grandparents and that Powell submit to a psychosexual evaluation . @!SHARON-GILBERT-@1D# It was just very concerning , and that was the reason why the court o</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np1 's_ge computer_nn1 ._y Since_cs it_pph1 is_vbz animation_nn1 and_cc not_xx real_jj children_nn2 ,_y it_pph1 's_vbz not_xx sufficient_jj to_to arrest_vvi him_ppho1 ,_y not_xx enough_rr_dd @_ii @_ii @_ii @_ii @_ii @_ii @_ii @_ii @_ii @_ii for_if the_at judge_nn1 to_to order_vvi that_cst</text:p>
          </table:table-cell>
          <table:table-cell office:value-type="string" calcext:value-type="string">
            <text:p><text:s/>the_at boys_nn2 remain_vv0 with_iw their_appge grandparents_nn2 and_cc that_cst Powell_np1 submit_vv0 to_ii a_at1 psychosexual_jj evaluation_nn1 ._y @!SHARON-GILBERT-@1D#_zzc It_pph1 was_vbdz just_rr very_rg concerning_vvg_ii ,_y and_cc that_dd1 was_vbdz the_at reason_nn1 why_rrq the_at court_nn1 o</text:p>
          </table:table-cell>
        </table:table-row>
        <table:table-row table:style-name="ro4" table:visibility="filter">
          <table:table-cell office:value-type="float" office:value="132" calcext:value-type="float">
            <text:p>132</text:p>
          </table:table-cell>
          <table:table-cell table:style-name="ce71" office:value-type="string" calcext:value-type="string">
            <text:p><text:s text:c="2"/>@!GEORGE-STEPHANOPOU# @(Off-camera) Yet , Dana Loesch , he says he 's going to continue to go on . There were some rumors last night that he might get out of Nevada . He</text:p>
          </table:table-cell>
          <table:table-cell table:style-name="ce73" office:value-type="string" calcext:value-type="string">
            <text:p><text:s/>called a press conference I think at 11:15 at night to say , no , I am staying in . Also did n't take the advice of a lot of people to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GEORGE-STEPHANOPOU#_zzc @(Off-camera)_zzq Yet_rr ,_y Dana_np1 Loesch_np1 ,_y he_pphs1 says_vvz he_pphs1 's_vbz going_vvgk to_to continue_vvi to_to go_vvi on_rp@ ._y There_ex were_vbdr some_dd rumors_nn2 last_md night_nnt1 that_cst he_pphs1 might_vm get_vvi out_ii21 of_ii22 Nevada_np1 ._y He_pphs1</text:p>
          </table:table-cell>
          <table:table-cell office:value-type="string" calcext:value-type="string">
            <text:p><text:s/>called_vvd a_at1 press_nn1 conference_nn1 I_ppis1 think_vv0 at_ii 11:15_mc at_ii night_nnt1 to_to say_vvi ,_y no_uh ,_y I_ppis1 am_vbm staying_vvg in_rp@ ._y Also_rr did_vdd n't_xx take_vvi the_at advice_nn1 of_io a_at1 lot_nn1 of_io people_nn to_ii_to ,_</text:p>
          </table:table-cell>
        </table:table-row>
        <table:table-row table:style-name="ro4">
          <table:table-cell office:value-type="float" office:value="133" calcext:value-type="float">
            <text:p>133</text:p>
          </table:table-cell>
          <table:table-cell table:style-name="ce71" office:value-type="string" calcext:value-type="string">
            <text:p><text:s text:c="2"/>@!KOTB: OK. @!GIFFORD: ... she would ultimately wear . @!KOTB: Oh . @!GIFFORD: She knew she 'd look fabulous in whatever she wore . @!KOTB: Right . @!GIFFORD: And maybe there</text:p>
          </table:table-cell>
          <table:table-cell table:style-name="ce73" office:value-type="string" calcext:value-type="string">
            <text:p><text:s/>was some talk at that time about , well , you got to show the leg . You know , maybe there was this secret message ... @!KOTB: Could have been . @!GIFFORD: ...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 @!KOTB:_zzc OK._rr @!GIFFORD:_zzc ..._... she_pphs1 would_vm ultimately_rr wear_vvi ._y @!KOTB:_zzc Oh_uh ._y @!GIFFORD:_zzc She_pphs1 knew_vvd she_pphs1 'd_vm look_vvi fabulous_jj in_ii whatever_ddqv she_pphs1 wore_vvd ._y @!KOTB:_zzc Right_rr_nn1_jj ._y @!GIFFORD:_zzc And_cc maybe_rr there_ex</text:p>
          </table:table-cell>
          <table:table-cell office:value-type="string" calcext:value-type="string">
            <text:p><text:s/>was_vbdz some_dd talk_nn1_vv0 at_ii that_dd1 time_nnt1 about_rp@_ii ,_y well_rr ,_y you_ppy got_vvd_vvn to_to show_vvi the_at leg_nn1 ._y You_ppy know_vv0 ,_y maybe_rr there_ex was_vbdz this_dd1_rg% secret_jj_nn1 message_nn1 ..._... @!KOTB:_zzc Could_vm have_vhi been_vbn ._y @!GIFFORD:_zzc ..._...</text:p>
          </table:table-cell>
        </table:table-row>
        <table:table-row table:style-name="ro4" table:visibility="filter">
          <table:table-cell office:value-type="float" office:value="134" calcext:value-type="float">
            <text:p>134</text:p>
          </table:table-cell>
          <table:table-cell table:style-name="ce71" office:value-type="string" calcext:value-type="string">
            <text:p><text:s/>n't really feel one way or the other , but had -- and this made them ... @!KOTB: Dislike ... @!GIFFORD: ... not like him ... @!KOTB: Yeah . @!GIFFORD: ... and not want</text:p>
          </table:table-cell>
          <table:table-cell table:style-name="ce73" office:value-type="string" calcext:value-type="string">
            <text:p><text:s/>to ... @!KOTB: Yeah . @!GIFFORD: ... on purpose not want to see his movie . @!KOTB: Yeah . No . I agree . @!GIFFORD: So it 'll be interesting to see . @!KOTB: All righ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t_xx really_rr feel_vvi one_mc1 way_nn1 or_cc the_at other_jj_nn1@ ,_y but_ccb had_vhd --_zz and_cc this_dd1 made_vvd them_ppho2 ..._... @!KOTB:_zzc Dislike_vv0_nn1 ..._... @!GIFFORD:_zzc ..._... not_xx like_ii him_ppho1 ..._... @!KOTB:_zzc Yeah_uh ._y @!GIFFORD:_zzc ..._... and_cc not_xx want_vv0</text:p>
          </table:table-cell>
          <table:table-cell office:value-type="string" calcext:value-type="string">
            <text:p><text:s/>to_to ..._... @!KOTB:_zzc Yeah_uh ._y @!GIFFORD:_zzc ..._... on_ii purpose_nn1 not_xx want_vv0 to_to see_vvi his_appge movie_nn1 ._y @!KOTB:_zzc Yeah_uh ._y No_uh ._y I_ppis1 agree_vv0 ._y @!GIFFORD:_zzc So_cs@_rr it_pph1 'll_vm be_vbi interesting_jj to_to see_vvi ._y @!KOTB:_zzc All_rr21 right_rr2</text:p>
          </table:table-cell>
        </table:table-row>
        <table:table-row table:style-name="ro4" table:visibility="filter">
          <table:table-cell office:value-type="float" office:value="135" calcext:value-type="float">
            <text:p>135</text:p>
          </table:table-cell>
          <table:table-cell table:style-name="ce71" office:value-type="string" calcext:value-type="string">
            <text:p><text:s/>d no idea . @!KOTB: Wow . @!GIFFORD: I 'm glad you did n't tell us because that would have made you ineligible . @!Ms-CHOPPY-ROUSE: Oh , my ... @!GIFFORD: But now it 's OK !</text:p>
          </table:table-cell>
          <table:table-cell table:style-name="ce73" office:value-type="string" calcext:value-type="string">
            <text:p><text:s/>@!KOTB: We 'll see you Thursday . @!GIFFORD: God bless you all . We 'll @ @ @ @ @ @ @ @ @ @ whatever you 're doing . What are you -- she 's drinki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 no_at idea_nn1 ._y @!KOTB:_zzc Wow_uh ._y @!GIFFORD:_zzc I_ppis1 'm_vbm glad_jj you_ppy did_vdd n't_xx tell_vvi us_ppio2 because_cs that_dd1 would_vm have_vhi made_vvn you_ppy ineligible_jj ._y @!Ms-CHOPPY-ROUSE:_zzc Oh_uh ,_y my_appge ..._... @!GIFFORD:_zzc But_ccb now_rt it_pph1 's_vbz OK_jj !_y</text:p>
          </table:table-cell>
          <table:table-cell office:value-type="string" calcext:value-type="string">
            <text:p><text:s/>@!KOTB:_zzc We_ppis2 'll_vm see_vvi you_ppy Thursday_npd1 ._y @!GIFFORD:_zzc God_np1 bless_vv0 you_ppy all_db_rr@ ._y We_ppis2 'll_vm @_ii @_ii @_ii @_ii @_ii @_ii @_ii @_ii @_ii @_ii whatever_ddqv you_ppy 're_vbr doing_vdg ._y What_ddq are_vbr you_ppy --_zz she_pphs1 's_vbz drinking_vvg_nn1 ..._..</text:p>
          </table:table-cell>
        </table:table-row>
        <table:table-row table:style-name="ro4" table:visibility="filter">
          <table:table-cell office:value-type="float" office:value="136" calcext:value-type="float">
            <text:p>136</text:p>
          </table:table-cell>
          <table:table-cell table:style-name="ce71" office:value-type="string" calcext:value-type="string">
            <text:p><text:s/>be a little bit weak , and maybe effeminate , the so-called mama 's boy . @!SNYDERMAN: Look ... @!LAUER: Is it a misconception ? @!SNYDERMAN: ... for years -- for years it</text:p>
          </table:table-cell>
          <table:table-cell table:style-name="ce73" office:value-type="string" calcext:value-type="string">
            <text:p><text:s/>was mothers cause autism , mothers cause homosexuality , it 's the mother , you know , son bond that sort of screws up society . The reality is , you show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be_vbi a_rr31 little_rr32 bit_rr33 weak_jj ,_y and_cc maybe_rr effeminate_vv0_jj ,_y the_at so-called_jj mama_nn1 's_ge boy_nn1 ._y @!SNYDERMAN:_zzc Look_vv0_nn1 ..._... @!LAUER:_zzc Is_vbz it_pph1 a_at1 misconception_nn1 ?_y @!SNYDERMAN:_zzc ..._... for_if years_nnt2 --_zz for_if years_nnt2 it_pph1</text:p>
          </table:table-cell>
          <table:table-cell office:value-type="string" calcext:value-type="string">
            <text:p><text:s/>was_vbdz mothers_nn2 cause_vv0 autism_nn1 ,_y mothers_nn2 cause_vv0 homosexuality_nn1 ,_y it_pph1 's_vbz the_at mother_nn1 ,_y you_ppy know_vv0 ,_y son_nn1 bond_vv0_nn1 that_cst_dd1 sort_rr21@_nn1 of_rr22_io screws_vvz_nn2 up_rp_ii@ society_nn1 ._y The_at reality_nn1 is_vbz ,_y you_ppy show_vv0</text:p>
          </table:table-cell>
        </table:table-row>
        <table:table-row table:style-name="ro4" table:visibility="filter">
          <table:table-cell office:value-type="float" office:value="137" calcext:value-type="float">
            <text:p>137</text:p>
          </table:table-cell>
          <table:table-cell table:style-name="ce71" office:value-type="string" calcext:value-type="string">
            <text:p><text:s text:c="2"/>That 's what they say about most Broadway shows , ' Loved it , but too long . So . @!KOTB: What did you think overall , the ... @!GIFFORD: Overall , I</text:p>
          </table:table-cell>
          <table:table-cell table:style-name="ce73" office:value-type="string" calcext:value-type="string">
            <text:p><text:s/>thought it was -- I -- you know , first of all , I temper everything with this , I 'm a huge Billy Crystal an . @!KOTB: Yeah . @!GIFFORD: I lov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at_dd1 's_vbz what_ddq they_pphs2 say_vv0 about_ii most_dat Broadway_nn1_np1 shows_nn2_vvz ,_y '_ge_"@ Loved_vvd_vvn it_pph1 ,_y but_ccb too_rg long_rr_jj ._y So_rr ._y @!KOTB:_zzc What_ddq did_vdd you_ppy think_vvi overall_rr_nn1_jj ,_y the_at ..._... @!GIFFORD:_zzc Overall_rr_jj_nn1 ,_y I_ppis1</text:p>
          </table:table-cell>
          <table:table-cell office:value-type="string" calcext:value-type="string">
            <text:p><text:s/>thought_vvd it_pph1 was_vbdz --_zz I_zz1%_mc1%_ppis1 --_zz you_ppy know_vv0 ,_y first_md of_io all_db ,_y I_ppis1 temper_vv0@ everything_pn1 with_iw this_dd1 ,_y I_ppis1 'm_vbm a_at1 huge_jj Billy_np1 Crystal_nn1_np1@ an_at1 ._y @!KOTB:_zzc Yeah_uh ._y @!GIFFORD:_zzc I_ppis1 love_vv0</text:p>
          </table:table-cell>
        </table:table-row>
        <table:table-row table:style-name="ro4" table:visibility="filter">
          <table:table-cell office:value-type="float" office:value="138" calcext:value-type="float">
            <text:p>138</text:p>
          </table:table-cell>
          <table:table-cell table:style-name="ce71" office:value-type="string" calcext:value-type="string">
            <text:p><text:s text:c="2"/>his own thing . @!GIFFORD: You know ? Like when something happened and he 'd immediately make a remark , it got -- always -- and he gives that little ... @!KOTB:</text:p>
          </table:table-cell>
          <table:table-cell table:style-name="ce73" office:value-type="string" calcext:value-type="string">
            <text:p><text:s/>Yes . We like that . @!GIFFORD: ... that little look like , ' My bad . ' @!KOTB: Yeah . @!GIFFORD: You know . He 's adorable , I love him . @!KOTB: Meryl Stre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dg his_appge own_da thing_nn1 ._y @!GIFFORD:_zzc You_ppy know_vv0 ?_y Like_vv0@_ii when_rrq_cs something_pn1 happened_vvd and_cc he_pphs1 'd_vm immediately_rr make_vvi a_at1 remark_nn1 ,_y it_pph1 got_vvd --_zz always_rr --_zz and_cc he_pphs1 gives_vvz that_cst_dd1 little_rr_jj ..._... @!KOTB:_zzc</text:p>
          </table:table-cell>
          <table:table-cell office:value-type="string" calcext:value-type="string">
            <text:p><text:s/>Yes_uh ._y We_ppis2 like_vv0 that_dd1 ._y @!GIFFORD:_zzc ..._... that_cst_dd1 little_rr look_vv0 like_ii_cs@ ,_y '_"@_ge My_appge bad_jj ._y '_"@_ge @!KOTB:_zzc Yeah_uh ._y @!GIFFORD:_zzc You_ppy know_vv0 ._y He_pphs1 's_vbz adorable_jj ,_y I_ppis1 love_vv0 him_ppho1 ._y @!KOTB:_zzc Meryl_np1 Stree</text:p>
          </table:table-cell>
        </table:table-row>
        <table:table-row table:style-name="ro4" table:visibility="filter">
          <table:table-cell office:value-type="float" office:value="139" calcext:value-type="float">
            <text:p>139</text:p>
          </table:table-cell>
          <table:table-cell table:style-name="ce71" office:value-type="string" calcext:value-type="string">
            <text:p><text:s text:c="2"/>carpet , and there 's not a better -- a bigger pro in the business than Ryan Seacrest. @!GIFFORD: He is flawless . @!KOTB: I mean , he can do anything . So up</text:p>
          </table:table-cell>
          <table:table-cell table:style-name="ce73" office:value-type="string" calcext:value-type="string">
            <text:p><text:s/>came -- you know , " The Dictator 's " been getting all this buzz , Sacha Baron Cohen , so he walks up ... @!GIFFORD: Hype , it 's been getting hype . @!KOTB: Yeah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carpet_vvi ,_y and_cc there_ex 's_vbz not_xx a_at1 better_jjr --_nn1 a_at1 bigger_jjr pro_nn1 in_ii the_at business_nn1 than_csn Ryan_np1 Seacrest._np1 @!GIFFORD:_zzc He_pphs1 is_vbz flawless_jj ._y @!KOTB:_zzc I_ppis1 mean_vv0 ,_y he_pphs1 can_vm do_vdi anything_pn1 ._y So_rr up_rp</text:p>
          </table:table-cell>
          <table:table-cell office:value-type="string" calcext:value-type="string">
            <text:p><text:s/>came_vvd --_zz you_ppy know_vv0 ,_y "_y The_at Dictator_nn1 's_vhz@ "_y been_vbn getting_vvg all_db this_dd1 buzz_fu ,_y Sacha_np1 Baron_nnb Cohen_np1 ,_y so_cs@_rr he_pphs1 walks_vvz up_rp ..._... @!GIFFORD:_zzc Hype_nn1 ,_y it_pph1 's_vhz been_vbn getting_vvg hype_nn1 ._y @!KOTB:_zzc Yeah_uh ._</text:p>
          </table:table-cell>
        </table:table-row>
        <table:table-row table:style-name="ro4" table:visibility="filter">
          <table:table-cell office:value-type="float" office:value="140" calcext:value-type="float">
            <text:p>140</text:p>
          </table:table-cell>
          <table:table-cell table:style-name="ce71" office:value-type="string" calcext:value-type="string">
            <text:p><text:s text:c="2"/>one . @!GIFFORD: One -- the -- I watched the red carpet ... @!KOTB: Mm-hmm . @!GIFFORD: ... from first thing ... @!KOTB: Yeah . @!GIFFORD: ... and the first person I</text:p>
          </table:table-cell>
          <table:table-cell table:style-name="ce73" office:value-type="string" calcext:value-type="string">
            <text:p><text:s/>saw -- I hope I 'm saying her name right -- was Milla Jovovich , Jovovich. @!KOTB: Mm-hmm . @!GIFFORD: I thought it was a home run . @!KOTB: Beautiful . @!GIFFOR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i one_pn1_mc1 ._y @!GIFFORD:_zzc One_mc1 --_nn1_jj the_at --_nn1_jj I_ppis1 watched_vvd the_at red_nn1_jj carpet_vvi ..._... @!KOTB:_zzc Mm-hmm_uh ._y @!GIFFORD:_zzc ..._... from_ii first_md thing_nn1 ..._... @!KOTB:_zzc Yeah_uh ._y @!GIFFORD:_zzc ..._... and_cc the_at first_md person_nn1 I_ppis1</text:p>
          </table:table-cell>
          <table:table-cell office:value-type="string" calcext:value-type="string">
            <text:p><text:s/>saw_vvd --_zz I_ppis1 hope_vv0 I_ppis1 'm_vbm saying_vvg her_appge name_nn1 right_nn1_jj --_nn1 was_vbdz Milla_np1 Jovovich_np1 ,_y Jovovich._np1 @!KOTB:_zzc Mm-hmm_uh ._y @!GIFFORD:_zzc I_ppis1 thought_vvd it_pph1 was_vbdz a_at1 home_nn1 run_nn1_vvn ._y @!KOTB:_zzc Beautiful_jj ._y @!GIFFORD:_zzc</text:p>
          </table:table-cell>
        </table:table-row>
        <table:table-row table:style-name="ro4" table:visibility="filter">
          <table:table-cell office:value-type="float" office:value="141" calcext:value-type="float">
            <text:p>141</text:p>
          </table:table-cell>
          <table:table-cell table:style-name="ce71" office:value-type="string" calcext:value-type="string">
            <text:p><text:s text:c="2"/>long . @!Ms-RINNA: And that 's hard for me because ... @!Mr-ANTIN: Yeah . @!Ms-RINNA: ... I 'm a big Brangelina fan . @!Mr-ANTIN: Yeah . @!Ms-RINNA: But come on , that</text:p>
          </table:table-cell>
          <table:table-cell table:style-name="ce73" office:value-type="string" calcext:value-type="string">
            <text:p><text:s/>was -- I mean really , Stacy in that dress . @!Mr-ANTIN: Stacy as hot as it gets . I mean , she 's like the -- that -- if there w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long_rr_jj ._y @!Ms-RINNA:_zzc And_cc that_dd1 's_vbz hard_rr_jj for_if me_ppio1 because_cs ..._... @!Mr-ANTIN:_zzc Yeah_uh ._y @!Ms-RINNA:_zzc ..._... I_ppis1 'm_vbm a_at1 big_jj Brangelina_nn1@_np1 fan_nn1_vv0 ._y @!Mr-ANTIN:_zzc Yeah_uh ._y @!Ms-RINNA:_zzc But_ccb come_vv0 on_rp ,_y that_dd1_cst</text:p>
          </table:table-cell>
          <table:table-cell office:value-type="string" calcext:value-type="string">
            <text:p><text:s/>was_vbdz --_zz I_ppis1 mean_vv0 really_rr ,_y Stacy_np1_nn1 in_ii that_dd1 dress_nn1 ._y @!Mr-ANTIN:_zzc Stacy_np1_nn1 as_rg hot_jj as_csa it_pph1 gets_vvz ._y I_ppis1 mean_vv0 ,_y she_pphs1 's_vbz like_ii the_at --_nn1_jj that_cst_dd1 --_zz if_cs there_ex was_vbdz</text:p>
          </table:table-cell>
        </table:table-row>
        <table:table-row table:style-name="ro4" table:visibility="filter">
          <table:table-cell office:value-type="float" office:value="142" calcext:value-type="float">
            <text:p>142</text:p>
          </table:table-cell>
          <table:table-cell table:style-name="ce71" office:value-type="string" calcext:value-type="string">
            <text:p><text:s text:c="2"/>think everybody seems to believe that Romney does have a small lead . Now -- by the way , as far as delegates are concerned , Michigan is one of those that allots</text:p>
          </table:table-cell>
          <table:table-cell table:style-name="ce73" office:value-type="string" calcext:value-type="string">
            <text:p><text:s/>them via congressional district . Arizona 's a winner take all . Romney is going to have more delegate -- win more delegates Tuesday guaranteed because he 's going to wi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ink_vv0 everybody_pn1 seems_vvz to_to believe_vvi that_cst_dd1 Romney_np1_nn1@ does_vdz have_vhi a_at1 small_jj lead_nn1 ._y Now_rt --_zz by_ii the_at way_nn1 ,_y as_cs31 far_cs32 as_cs33 delegates_nn2 are_vbr concerned_jj ,_y Michigan_np1 is_vbz one_mc1 of_io those_dd2 that_cst allots_vvz</text:p>
          </table:table-cell>
          <table:table-cell office:value-type="string" calcext:value-type="string">
            <text:p><text:s/>them_ppho2 via_ii congressional_jj district_nn1 ._y Arizona_np1 's_vbz a_at1 winner_nn1 take_vv0 all_db_rr@ ._y Romney_nn1_np1@ is_vbz going_vvgk to_to have_vhi more_dar delegate_nn1 --_nn1 win_vv0 more_dar delegates_nn2 Tuesday_npd1 guaranteed_vvd because_cs he_pphs1 's_vbz going_vvgk to_to win_vv</text:p>
          </table:table-cell>
        </table:table-row>
        <table:table-row table:style-name="ro4" table:visibility="filter">
          <table:table-cell office:value-type="float" office:value="143" calcext:value-type="float">
            <text:p>143</text:p>
          </table:table-cell>
          <table:table-cell table:style-name="ce71" office:value-type="string" calcext:value-type="string">
            <text:p><text:s text:c="2"/>lead . Now -- by the way , as far as delegates are concerned , Michigan is one of those that allots them via congressional district . Arizona 's a winner take all</text:p>
          </table:table-cell>
          <table:table-cell table:style-name="ce73" office:value-type="string" calcext:value-type="string">
            <text:p><text:s/>. Romney is going to have more delegate -- win more delegates Tuesday guaranteed because he 's going to win Arizona and win all those delegates . In Michigan , we could hav</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lead_nn1 ._y Now_rt --_zz by_ii the_at way_nn1 ,_y as_cs31 far_cs32 as_cs33 delegates_nn2 are_vbr concerned_jj ,_y Michigan_np1 is_vbz one_mc1 of_io those_dd2 that_cst allots_vvz them_ppho2 via_ii congressional_jj district_nn1 ._y Arizona_np1 's_vbz a_at1 winner_nn1 take_vv0 all_db_rr@</text:p>
          </table:table-cell>
          <table:table-cell office:value-type="string" calcext:value-type="string">
            <text:p><text:s/>._y Romney_nn1_np1@ is_vbz going_vvgk to_to have_vhi more_dar delegate_nn1 --_nn1 win_vv0 more_dar delegates_nn2 Tuesday_npd1 guaranteed_vvd because_cs he_pphs1 's_vbz going_vvgk to_to win_vvi Arizona_np1 and_cc win_vv0 all_db those_dd2 delegates_nn2 ._y In_ii Michigan_np1 ,_y we_ppis2 could_vm hav</text:p>
          </table:table-cell>
        </table:table-row>
        <table:table-row table:style-name="ro4" table:visibility="filter">
          <table:table-cell office:value-type="float" office:value="144" calcext:value-type="float">
            <text:p>144</text:p>
          </table:table-cell>
          <table:table-cell table:style-name="ce71" office:value-type="string" calcext:value-type="string">
            <text:p><text:s text:c="2"/>And they are certainly not very happy with the Republican Party . Do you believe even more strongly today what you said 34 years ago ? @!GOV-BROWN: Very much so . And I</text:p>
          </table:table-cell>
          <table:table-cell table:style-name="ce73" office:value-type="string" calcext:value-type="string">
            <text:p><text:s/>was willing -- I think -- I may be the only governor , but I know I 'm the one who signed the Dream , Dream Act in California ... @!MR-GREGORY: Mm-hmm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nd_cc they_pphs2 are_vbr certainly_rr not_xx very_rg happy_jj with_iw the_at Republican_nn1_jj@ Party_nn1 ._y Do_vd0 you_ppy believe_vvi even_rr more_rgr strongly_rr today_rt what_ddq you_ppy said_vvd 34_mc years_nnt2 ago_ra ?_y @!GOV-BROWN:_zzc Very_rg much_da1_rr so_rr ._y And_cc I_ppis1</text:p>
          </table:table-cell>
          <table:table-cell office:value-type="string" calcext:value-type="string">
            <text:p><text:s/>was_vbdz willing_jj --_nn1_jj I_ppis1 think_vv0 --_nn1_jj I_ppis1 may_vm be_vbi the_at only_jj governor_nn1 ,_y but_ccb I_ppis1 know_vv0 I_ppis1 'm_vbm the_at one_pn1 who_pnqs signed_vvd the_at Dream_nn1 ,_y Dream_vv0_nn1 Act_nn1 in_ii California_np1 ..._... @!MR-GREGORY:_zzc Mm-hmm_uh ._y @!</text:p>
          </table:table-cell>
        </table:table-row>
        <table:table-row table:style-name="ro4" table:visibility="filter">
          <table:table-cell office:value-type="float" office:value="145" calcext:value-type="float">
            <text:p>145</text:p>
          </table:table-cell>
          <table:table-cell table:style-name="ce71" office:value-type="string" calcext:value-type="string">
            <text:p><text:s text:c="2"/>. So nice to have you here . @!GOV-BREWER-: Thank you . @!MR-GREGORY: And coming up , we 're going to go inside the numbers in Arizona and Michigan , which are both just</text:p>
          </table:table-cell>
          <table:table-cell table:style-name="ce73" office:value-type="string" calcext:value-type="string">
            <text:p><text:s/>two days away . Will the outcome on Tuesday renew calls for someone else to jump into the race ? Plus , which way @ @ @ @ @ @ @ @ @ @ political roundtable is next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rr ._y So_rr nice_jj to_to have_vhi you_ppy here_rl ._y @!GOV-BREWER-:_zzc Thank_vv0 you_ppy ._y @!MR-GREGORY:_zzc And_cc coming_vvg up_rp ,_y we_ppis2 're_vbr going_vvgk to_to go_vvi inside_ii the_at numbers_nn2 in_ii Arizona_np1 and_cc Michigan_np1 ,_y which_ddq are_vbr both_rr_db2 just_rr</text:p>
          </table:table-cell>
          <table:table-cell office:value-type="string" calcext:value-type="string">
            <text:p><text:s/>two_mc days_nnt2 away_rl ._y Will_vm the_at outcome_nn1 on_ii Tuesday_npd1 renew_vv0 calls_nn2 for_if someone_pn1 else_rr to_to jump_vvi into_ii the_at race_nn1 ?_y Plus_nn1@_rr%_ii ,_y which_ddq way_nn1 @_ii @_ii @_ii @_ii @_ii @_ii @_ii @_ii @_ii @_ii political_jj roundtable_jj is_vbz next_</text:p>
          </table:table-cell>
        </table:table-row>
        <table:table-row table:style-name="ro4" table:visibility="filter">
          <table:table-cell office:value-type="float" office:value="146" calcext:value-type="float">
            <text:p>146</text:p>
          </table:table-cell>
          <table:table-cell table:style-name="ce71" office:value-type="string" calcext:value-type="string">
            <text:p><text:s text:c="2"/>bring to the public square is secular ideas or , or not , or things that are not motivated by faith ? Look at all of the great movements in this country that</text:p>
          </table:table-cell>
          <table:table-cell table:style-name="ce73" office:value-type="string" calcext:value-type="string">
            <text:p><text:s/>led to great just -- you know , to , to righting wrongs that exist in this country , the slavery movement , the , the , the civil rights movement , al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to bring_vvi to_ii the_at public_jj_nn1 square_nn1 is_vbz secular_jj ideas_nn2 or_cc ,_y or_cc not_xx ,_y or_cc things_nn2 that_cst are_vbr not_xx motivated_vvn by_ii faith_nn1 ?_y Look_vv0 at_ii all_db of_io the_at great_jj movements_nn2 in_ii this_dd1 country_nn1 that_cst</text:p>
          </table:table-cell>
          <table:table-cell office:value-type="string" calcext:value-type="string">
            <text:p><text:s/>led_vvd to_ii great_jj just_jj@_rr --_nn1_jj you_ppy know_vv0 ,_y to_ii_to ,_y to_ii righting_vvg_jj@ wrongs_nn2 that_cst exist_vv0 in_ii_rp@ this_dd1 country_nn1 ,_y the_at slavery_nn1 movement_nn1 ,_y the_at ,_y the_at ,_y the_at civil_jj rights_nn2 movement_nn1 ,_y all_rr@_</text:p>
          </table:table-cell>
        </table:table-row>
        <table:table-row table:style-name="ro4" table:visibility="filter">
          <table:table-cell office:value-type="float" office:value="147" calcext:value-type="float">
            <text:p>147</text:p>
          </table:table-cell>
          <table:table-cell table:style-name="ce71" office:value-type="string" calcext:value-type="string">
            <text:p><text:s text:c="2"/>privately ? I think that -- I think he 's publicly going to have to do it , but I think there is tremendous pressure from the administration right now on the</text:p>
          </table:table-cell>
          <table:table-cell table:style-name="ce73" office:value-type="string" calcext:value-type="string">
            <text:p><text:s/>Israelis not do to it . And by the way , I do n't -- I do n't think that the Israelis are going to do it . @!MATTHEWS: So he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privately_rr ?_y I_ppis1 think_vv0 that_dd1_cst --_nn1_jj I_ppis1 think_vv0 he_pphs1 's_vbz publicly_rr going_vvgk to_to have_vhi to_to do_vdi it_pph1 ,_y but_ccb I_ppis1 think_vv0 there_ex_rl is_vbz tremendous_jj pressure_nn1 from_ii the_at administration_nn1 right_rr_nn1 now_rt on_ii the</text:p>
          </table:table-cell>
          <table:table-cell office:value-type="string" calcext:value-type="string">
            <text:p>_at Israelis_nn2 not_xx do_vd0 to_ii it_pph1 ._y And_cc by_ii the_at way_nn1 ,_y I_ppis1 do_vd0 n't_xx --_zz I_ppis1 do_vd0 n't_xx think_vvi that_cst the_at Israelis_nn2 are_vbr going_vvgk to_to do_vdi it_pph1 ._y @!MATTHEWS:_zzc So_cs@_rr he_pphs1 --_</text:p>
          </table:table-cell>
        </table:table-row>
        <table:table-row table:style-name="ro4">
          <table:table-cell office:value-type="float" office:value="148" calcext:value-type="float">
            <text:p>148</text:p>
          </table:table-cell>
          <table:table-cell table:style-name="ce71" office:value-type="string" calcext:value-type="string">
            <text:p><text:s text:c="2"/>set out to debunk the grab bag of phrases Bob Ward used to describe his wife 's death . The truth , the prosecutor said , was as simple as the words he first</text:p>
          </table:table-cell>
          <table:table-cell table:style-name="ce73" office:value-type="string" calcext:value-type="string">
            <text:p><text:s/>uttered on that 911 call . @(Jenifer-Davis-in-c @!Mr-WARD: ( From 911 audiotape ) I just shot my wife . @!MURPHY: What 's the best thing you had going for you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set_vvd out_rp to_to debunk_vvi the_at grab_nn1 bag_nn1 of_io phrases_nn2 Bob_np1 Ward_np1 used_vmk to_to describe_vvi his_appge wife_nn1 's_ge death_nn1 ._y The_at truth_nn1 ,_y the_at prosecutor_nn1 said_vvd ,_y was_vbdz as_rg simple_jj as_csa the_at words_nn2 he_pphs1 first_md</text:p>
          </table:table-cell>
          <table:table-cell office:value-type="string" calcext:value-type="string">
            <text:p><text:s/>uttered_vvn_vvd on_ii_rp@ that_dd1_rg%_cst 911_mc call_nn1_vv0 ._y @(Jenifer-Davis-in-c_zzq @!Mr-WARD:_zzc (_y From_ii 911_mc audiotape_nn1_vv0 )_y I_ppis1 just_rr shot_vvd_vvn my_appge wife_nn1 ._y @!MURPHY:_zzc What_ddq 's_vbz the_at best_jjt thing_nn1 you_ppy had_vhd going_vvg for_if you_ppy ?_y</text:p>
          </table:table-cell>
        </table:table-row>
        <table:table-row table:style-name="ro4" table:visibility="filter">
          <table:table-cell office:value-type="float" office:value="149" calcext:value-type="float">
            <text:p>149</text:p>
          </table:table-cell>
          <table:table-cell table:style-name="ce71" office:value-type="string" calcext:value-type="string">
            <text:p><text:s/>at was cool . @!GIFFORD: Rubik 's Cube was huge . @!KOTB: That was huge . How about ... @!GIFFORD: I remember the first time I actually was able to do it , it</text:p>
          </table:table-cell>
          <table:table-cell table:style-name="ce73" office:value-type="string" calcext:value-type="string">
            <text:p><text:s/>was like -- you think you 're a genius , you know , and then you realize you 're not because you ca n't do it again , so . @!KOTB: How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t_dd1 was_vbdz cool_jj_rr@ ._y @!GIFFORD:_zzc Rubik_np1 's_ge Cube_nn1 was_vbdz huge_jj ._y @!KOTB:_zzc That_dd1 was_vbdz huge_jj ._y How_rrq_rgq@ about_ii_rg% ..._... @!GIFFORD:_zzc I_ppis1 remember_vv0 the_at first_md time_nnt1 I_ppis1 actually_rr was_vbdz able_jk to_to do_vdi it_pph1 ,_y it_pph1</text:p>
          </table:table-cell>
          <table:table-cell office:value-type="string" calcext:value-type="string">
            <text:p><text:s/>was_vbdz like_jj@_ii --_nn1_jj you_ppy think_vv0 you_ppy 're_vbr a_at1 genius_nn1 ,_y you_ppy know_vv0 ,_y and_cc then_rt you_ppy realize_vv0 you_ppy 're_vbr not_xx because_cs you_ppy ca_vm n't_xx do_vdi it_pph1 again_rt ,_y so_rr ._y @!KOTB:_zzc How_rrq_rgq@</text:p>
          </table:table-cell>
        </table:table-row>
        <table:table-row table:style-name="ro4" table:visibility="filter">
          <table:table-cell office:value-type="float" office:value="150" calcext:value-type="float">
            <text:p>150</text:p>
          </table:table-cell>
          <table:table-cell table:style-name="ce71" office:value-type="string" calcext:value-type="string">
            <text:p><text:s/>ures , one of our Facebook fans sent in a photo of her nine-month-old granddaughter and her three-year-old golden doodle that she thought we 'd like . @!GIFFORD: See , that</text:p>
          </table:table-cell>
          <table:table-cell table:style-name="ce73" office:value-type="string" calcext:value-type="string">
            <text:p><text:s/>was the -- I think that needs to be our next contest . @!KOTB: Yeah . @!GIFFORD: We 've had cutest baby , we 've had cutest pet . @!KOTB: Uh-huh . @!GIFFORD: I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ures_nn2 ,_y one_mc1 of_io our_appge Facebook_nn1 fans_nn2 sent_vvn_vvd in_ii a_at1 photo_nn1 of_io her_appge nine-month-old_jj granddaughter_nn1 and_cc her_appge three-year-old_jj golden_jj doodle_nn1 that_cst she_pphs1 thought_vvd we_ppis2 'd_vm like_vvi ._y @!GIFFORD:_zzc See_vv0 ,_y that_dd1_cst</text:p>
          </table:table-cell>
          <table:table-cell office:value-type="string" calcext:value-type="string">
            <text:p><text:s/>was_vbdz the_at --_nn1_jj I_ppis1 think_vv0 that_cst_dd1 needs_vvz to_to be_vbi our_appge next_md contest_nn1 ._y @!KOTB:_zzc Yeah_uh ._y @!GIFFORD:_zzc We_ppis2 've_vh0 had_vhn cutest_jjt baby_nn1 ,_y we_ppis2 've_vh0 had_vhn cutest_jjt pet_nn1 ._y @!KOTB:_zzc Uh-huh_uh ._y @!GIFFORD:_zzc I_</text:p>
          </table:table-cell>
        </table:table-row>
        <table:table-row table:style-name="ro4" table:visibility="filter">
          <table:table-cell office:value-type="float" office:value="151" calcext:value-type="float">
            <text:p>151</text:p>
          </table:table-cell>
          <table:table-cell table:style-name="ce71" office:value-type="string" calcext:value-type="string">
            <text:p><text:s text:c="2"/>, deng , digi , digi. @!GIFFORD: Dirty bit . @!KOTB: Come on . @!GIFFORD: Dirty bit . @!KOTB: Di , deng , di , deng , digi , digi. @!GIFFORD: Dirty bit . @!KOTB: You</text:p>
          </table:table-cell>
          <table:table-cell table:style-name="ce73" office:value-type="string" calcext:value-type="string">
            <text:p><text:s/>got -- I think you got ... @!GIFFORD: Dirty bit . @!KOTB: Di , deng , di , deng , digi , digi. @!GIFFORD: I hate this . @!KOTB: Come on , you can ki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fw ,_y deng_vv0_nn1 ,_y digi_nn2 ,_y digi._nnu @!GIFFORD:_zzc Dirty_jj bit_nn1 ._y @!KOTB:_zzc Come_vv0 on_rp ._y @!GIFFORD:_zzc Dirty_jj bit_nn1 ._y @!KOTB:_zzc Di_np1_fw@ ,_y deng_vv0_nn1 ,_y di_fw ,_y deng_vv0_nn1 ,_y digi_nn2 ,_y digi._nnu @!GIFFORD:_zzc Dirty_jj bit_nn1 ._y @!KOTB:_zzc You_ppy</text:p>
          </table:table-cell>
          <table:table-cell office:value-type="string" calcext:value-type="string">
            <text:p><text:s/>got_vvd --_zz I_ppis1 think_vv0 you_ppy got_vvd_vvn ..._... @!GIFFORD:_zzc Dirty_jj bit_nn1 ._y @!KOTB:_zzc Di_np1_fw@ ,_y deng_vv0_nn1 ,_y di_fw ,_y deng_vv0_nn1 ,_y digi_nn2 ,_y digi._nnu @!GIFFORD:_zzc I_ppis1 hate_vv0 this_dd1 ._y @!KOTB:_zzc Come_vv0 on_rp ,_y you_ppy can_vm kind_rr21%</text:p>
          </table:table-cell>
        </table:table-row>
        <table:table-row table:style-name="ro4" table:visibility="filter">
          <table:table-cell office:value-type="float" office:value="152" calcext:value-type="float">
            <text:p>152</text:p>
          </table:table-cell>
          <table:table-cell table:style-name="ce71" office:value-type="string" calcext:value-type="string">
            <text:p><text:s text:c="2"/>the big surprise for us , and it was n't a surprise but it was such a joy , Norm Lewis plays Porgy . @!KOTB: He 's ... @!GIFFORD: Now Norm -- he</text:p>
          </table:table-cell>
          <table:table-cell table:style-name="ce73" office:value-type="string" calcext:value-type="string">
            <text:p><text:s/>was -- remember we do EVERYONE HAS A STORY , he was our very first singer of EVERYONE HAS A STORY here and he was so amazing . But Norm is on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cb the_at big_jj surprise_nn1 for_if us_ppio2 ,_y and_cc it_pph1 was_vbdz n't_xx a_at1 surprise_nn1 but_ccb it_pph1 was_vbdz such_da a_at1 joy_nn1 ,_y Norm_np1@ Lewis_np1 plays_vvz Porgy_np1 ._y @!KOTB:_zzc He_pphs1 's_vbz_vhz@ ..._... @!GIFFORD:_zzc Now_rt Norm_nn1_np1@ --_nn1 he_pphs1</text:p>
          </table:table-cell>
          <table:table-cell office:value-type="string" calcext:value-type="string">
            <text:p><text:s/>was_vbdz --_zz remember_vv0 we_ppis2 do_vd0 EVERYONE_pn1 HAS_vhz A_at1@ STORY_nn1 ,_y he_pphs1 was_vbdz our_appge very_rg first_md singer_nn1 of_io EVERYONE_pn1 HAS_vhz A_at1@ STORY_nn1 here_rl and_cc he_pphs1 was_vbdz so_rg_rr amazing_jj ._y But_ccb Norm_nn1_np1@ is_vbz one_mc1</text:p>
          </table:table-cell>
        </table:table-row>
        <table:table-row table:style-name="ro4">
          <table:table-cell office:value-type="float" office:value="153" calcext:value-type="float">
            <text:p>153</text:p>
          </table:table-cell>
          <table:table-cell table:style-name="ce71" office:value-type="string" calcext:value-type="string">
            <text:p><text:s text:c="2"/>were outside and she walks up and she ... @!GIFFORD: ' Girl ! ' @ @ @ @ @ @ @ @ @ @ she 's so much fun . @!GIFFORD: She 's so full of life . @!KOTB:</text:p>
          </table:table-cell>
          <table:table-cell table:style-name="ce73" office:value-type="string" calcext:value-type="string">
            <text:p><text:s/>And she -- yeah , she loved that show , too . That was ... @!GIFFORD: She and I have a long , long history together . Our dear friend Sam Haskell was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were_vbdr outside_rl_jj and_cc she_pphs1 walks_vvz up_rp and_cc she_pphs1 ..._... @!GIFFORD:_zzc '_ge Girl_nn1 !_y '_ge_"@ @_ii @_ii @_ii @_ii @_ii @_ii @_ii @_ii @_ii @_ii she_pphs1 's_vbz so_rg much_da1 fun_nn1_jj ._y @!GIFFORD:_zzc She_pphs1 's_vbz so_rg_rr full_jj of_io life_nn1 ._y @!KOTB:_zzc</text:p>
          </table:table-cell>
          <table:table-cell office:value-type="string" calcext:value-type="string">
            <text:p><text:s/>And_cc she_pphs1 --_nn1_jj yeah_uh ,_y she_pphs1 loved_vvd that_cst_dd1 show_vv0_nn1 ,_y too_rr@ ._y That_dd1 was_vbdz ..._... @!GIFFORD:_zzc She_pphs1 and_cc I_ppis1 have_vh0 a_at1 long_jj_rr ,_y long_jj history_nn1 together_rl ._y Our_appge dear_jj_nn1 friend_nn1 Sam_np1 Haskell_np1 was_vbdz</text:p>
          </table:table-cell>
        </table:table-row>
        <table:table-row table:style-name="ro4" table:visibility="filter">
          <table:table-cell office:value-type="float" office:value="154" calcext:value-type="float">
            <text:p>154</text:p>
          </table:table-cell>
          <table:table-cell table:style-name="ce71" office:value-type="string" calcext:value-type="string">
            <text:p><text:s text:c="2"/>so humble and she 's great . @!GIFFORD: Yeah , yeah . @!KOTB: Anyway . So there 's sort of , I guess , the British equivalent of the Grammys in Britain and she</text:p>
          </table:table-cell>
          <table:table-cell table:style-name="ce73" office:value-type="string" calcext:value-type="string">
            <text:p><text:s/>was getting her award last -- I think it was last night . And she was giving her acceptance speech and it was weird because in the middle of her speech s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o_rg_rr humble_jj and_cc she_pphs1 's_vbz great_jj ._y @!GIFFORD:_zzc Yeah_uh ,_y yeah_uh ._y @!KOTB:_zzc Anyway_rr ._y So_rr there_ex 's_vbz sort_rr21@ of_rr22 ,_y I_ppis1 guess_vv0 ,_y the_at British_jj equivalent_nn1@_jj of_io the_at Grammys_nn2_np1 in_ii Britain_np1 and_cc she_pphs1</text:p>
          </table:table-cell>
          <table:table-cell office:value-type="string" calcext:value-type="string">
            <text:p><text:s/>was_vbdz getting_vvg her_appge award_nn1 last_md --_nn1_jj I_ppis1 think_vv0 it_pph1 was_vbdz last_md night_nnt1 ._y And_cc she_pphs1 was_vbdz giving_vvg her_appge acceptance_nn1 speech_nn1 and_cc it_pph1 was_vbdz weird_jj because_cs in_ii the_at middle_nn1 of_io her_appge speech_nn1 she_pphs1</text:p>
          </table:table-cell>
        </table:table-row>
        <table:table-row table:style-name="ro4" table:visibility="filter">
          <table:table-cell office:value-type="float" office:value="155" calcext:value-type="float">
            <text:p>155</text:p>
          </table:table-cell>
          <table:table-cell table:style-name="ce71" office:value-type="string" calcext:value-type="string">
            <text:p><text:s text:c="2"/>ca n't look at it . I 'm sorry . Anyway . I ca n't -- I know , I feel bad , I really do . @!GIFFORD: No , you don't. @!KOTB: I</text:p>
          </table:table-cell>
          <table:table-cell table:style-name="ce73" office:value-type="string" calcext:value-type="string">
            <text:p><text:s/>got -- I know it . @!GIFFORD: No , and nobody believes you . @!KOTB: I do n't know what to say about it . Anyhoo . OK , so here 's the thing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is1 ca_vm n't_xx look_vvi at_ii it_pph1 ._y I_ppis1 'm_vbm sorry_jj ._y Anyway_rr ._y I_ppis1 ca_vm n't_xx --_zz I_ppis1 know_vv0 ,_y I_ppis1 feel_vv0 bad_jj ,_y I_ppis1 really_rr do_vd0 ._y @!GIFFORD:_zzc No_uh ,_y you_ppy don't._nnu @!KOTB:_zzc I_ppis1</text:p>
          </table:table-cell>
          <table:table-cell office:value-type="string" calcext:value-type="string">
            <text:p><text:s/>got_vvd --_zz I_ppis1 know_vv0 it_pph1 ._y @!GIFFORD:_zzc No_uh ,_y and_cc nobody_pn1 believes_vvz you_ppy ._y @!KOTB:_zzc I_ppis1 do_vd0 n't_xx know_vvi what_ddq to_to say_vvi about_ii it_pph1 ._y Anyhoo_nn1_np1@ ._y OK_rr ,_y so_rr here_rl 's_vbz the_at thing_nn1 ,_</text:p>
          </table:table-cell>
        </table:table-row>
        <table:table-row table:style-name="ro4">
          <table:table-cell office:value-type="float" office:value="156" calcext:value-type="float">
            <text:p>156</text:p>
          </table:table-cell>
          <table:table-cell table:style-name="ce71" office:value-type="string" calcext:value-type="string">
            <text:p><text:s/>ou spend most of your life recuperating from a surgery . @!KOTB: You know what ... @!GIFFORD: And nobody knows you anymore and it 's bizarre . @!KOTB: Yeah . A friend of mine</text:p>
          </table:table-cell>
          <table:table-cell table:style-name="ce73" office:value-type="string" calcext:value-type="string">
            <text:p><text:s/>said before you go in for plastic surgery , if you want plastic surgery or a lift or something ... @!GIFFORD: And not -- and we 're not putting down who wants it .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ou_ppy spend_vv0 most_dat of_io your_appge life_nn1 recuperating_vvg from_ii a_at1 surgery_nn1 ._y @!KOTB:_zzc You_ppy know_vv0 what_ddq ..._... @!GIFFORD:_zzc And_cc nobody_pn1 knows_vvz you_ppy anymore_rr and_cc it_pph1 's_vbz bizarre_jj ._y @!KOTB:_zzc Yeah_uh ._y A_at1 friend_nn1 of_io mine_ppge</text:p>
          </table:table-cell>
          <table:table-cell office:value-type="string" calcext:value-type="string">
            <text:p><text:s/>said_vvd before_cs_ii you_ppy go_vv0 in_rp@ for_if plastic_nn1 surgery_nn1 ,_y if_cs you_ppy want_vv0 plastic_nn1 surgery_nn1 or_cc a_at1 lift_nn1 or_cc something_pn1 ..._... @!GIFFORD:_zzc And_cc not_xx --_zz and_cc we_ppis2 're_vbr not_xx putting_vvg down_rp who_pnqs wants_vvz it_pph1 ._</text:p>
          </table:table-cell>
        </table:table-row>
        <table:table-row table:style-name="ro4" table:visibility="filter">
          <table:table-cell office:value-type="float" office:value="157" calcext:value-type="float">
            <text:p>157</text:p>
          </table:table-cell>
          <table:table-cell table:style-name="ce71" office:value-type="string" calcext:value-type="string">
            <text:p><text:s/>j exotic locations ... @!GIFFORD: Almost every time . @!KOTB: Yeah , so ... @!GIFFORD: Yes . There was just that one unfortunate trip we do n't want to talk about . @!KOTB: Yeah</text:p>
          </table:table-cell>
          <table:table-cell table:style-name="ce73" office:value-type="string" calcext:value-type="string">
            <text:p><text:s/>. A wonderful guy named John Coon posted this thank you picture . He said he had a lot of fun at ... @!GIFFORD: At Abaco , right , Abaco Beach Resort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j exotic_jj locations_nn2 ..._... @!GIFFORD:_zzc Almost_rr every_at1 time_nnt1 ._y @!KOTB:_zzc Yeah_uh ,_y so_rr_rg ..._... @!GIFFORD:_zzc Yes_uh ._y There_ex was_vbdz just_rr that_cst_dd1 one_mc1 unfortunate_jj trip_nn1 we_ppis2 do_vd0 n't_xx want_vvi to_to talk_vvi about_ii ._y @!KOTB:_zzc Yeah_uh</text:p>
          </table:table-cell>
          <table:table-cell office:value-type="string" calcext:value-type="string">
            <text:p><text:s/>._y A_at1_zz1 wonderful_jj guy_nn1 named_vvd John_np1 Coon_np1 posted_vvd this_dd1 thank_vv0 you_ppy picture_vv0@_nn1 ._y He_pphs1 said_vvd he_pphs1 had_vhd a_at1 lot_nn1 of_io fun_nn1_jj at_ii ..._... @!GIFFORD:_zzc At_ii Abaco_np1 ,_y right_rr_nn1_jj ,_y Abaco_np1 Beach_nn1 Resort_nn1 ._y @!</text:p>
          </table:table-cell>
        </table:table-row>
        <table:table-row table:style-name="ro4">
          <table:table-cell office:value-type="float" office:value="158" calcext:value-type="float">
            <text:p>158</text:p>
          </table:table-cell>
          <table:table-cell table:style-name="ce71" office:value-type="string" calcext:value-type="string">
            <text:p><text:s/>@!KOTB: Yeah . @!GIFFORD: ... had been flown in were worth like a quarter of a -- half a million dollars or something like that . @!KOTB: Mm-hmm . Uh-huh . @!GIFFORD: It</text:p>
          </table:table-cell>
          <table:table-cell table:style-name="ce73" office:value-type="string" calcext:value-type="string">
            <text:p><text:s/>was one of those over-the-top beautiful , beautiful things . @ @ @ @ @ @ @ @ @ @ over and he says , ' This could have been yours . And I , you know , I wa</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KOTB:_zzc Yeah_uh ._y @!GIFFORD:_zzc ..._... had_vhd been_vbn flown_vvn in_rp@ were_vbdr worth_ii_nn1@ like_ii a_at1 quarter_nn1 of_io a_at1 --_zz half_db_rr@_nn1@ a_at1 million_nno dollars_nnu2 or_cc something_pn1 like_ii that_dd1 ._y @!KOTB:_zzc Mm-hmm_uh ._y Uh-huh_uh ._y @!GIFFORD:_zzc It_pph1</text:p>
          </table:table-cell>
          <table:table-cell office:value-type="string" calcext:value-type="string">
            <text:p><text:s/>was_vbdz one_mc1 of_io those_dd2 over-the-top_jj_vv0 beautiful_jj ,_y beautiful_jj things_nn2 ._y @_ii @_ii @_ii @_ii @_ii @_ii @_ii @_ii @_ii @_ii over_rp and_cc he_pphs1 says_vvz ,_y '_"@_ge This_dd1 could_vm have_vhi been_vbn yours_ppge ._y And_cc I_ppis1_zz1% ,_y you_ppy know_vv0 ,_y I_ppis1 wa</text:p>
          </table:table-cell>
        </table:table-row>
        <table:table-row table:style-name="ro4" table:visibility="filter">
          <table:table-cell office:value-type="float" office:value="159" calcext:value-type="float">
            <text:p>159</text:p>
          </table:table-cell>
          <table:table-cell table:style-name="ce71" office:value-type="string" calcext:value-type="string">
            <text:p><text:s text:c="2"/>@!KOTB: Yeah . @!GIFFORD: His final couple of months of school , we think . @!KOTB: Mm-hmm . Mm-hmm . @!GIFFORD: I do n't know . Anyway , it was fun . At one point</text:p>
          </table:table-cell>
          <table:table-cell table:style-name="ce73" office:value-type="string" calcext:value-type="string">
            <text:p><text:s/>took 12 -- I think it was a table of 12 @ @ @ @ @ @ @ @ @ @ @!GIFFORD: I 'd never , like , sat down with Cody and , like , 12 kid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KOTB:_zzc Yeah_uh ._y @!GIFFORD:_zzc His_appge final_jj_nn1 couple_nn1 of_io months_nnt2 of_io school_nn1 ,_y we_ppis2 think_vv0 ._y @!KOTB:_zzc Mm-hmm_uh ._y Mm-hmm_uh ._y @!GIFFORD:_zzc I_ppis1 do_vd0 n't_xx know_vvi ._y Anyway_rr ,_y it_pph1 was_vbdz fun_jj_nn1 ._y At_ii one_mc1 point_nn1</text:p>
          </table:table-cell>
          <table:table-cell office:value-type="string" calcext:value-type="string">
            <text:p><text:s/>took_vvd 12_mc --_zz I_ppis1 think_vv0 it_pph1 was_vbdz a_at1 table_nn1 of_io 12_mc @_ii @_ii @_ii @_ii @_ii @_ii @_ii @_ii @_ii @_ii @!GIFFORD:_zzc I_ppis1 'd_vm_vhd never_rr ,_y like_rr ,_y sat_vvd down_rp with_iw Cody_np1_nn1 and_cc ,_y like_rr ,_y 12_mc kids_nn2</text:p>
          </table:table-cell>
        </table:table-row>
        <table:table-row table:style-name="ro4" table:visibility="filter">
          <table:table-cell office:value-type="float" office:value="160" calcext:value-type="float">
            <text:p>160</text:p>
          </table:table-cell>
          <table:table-cell table:style-name="ce71" office:value-type="string" calcext:value-type="string">
            <text:p><text:s text:c="2"/>. The -- the young boy that you just saw , Alex , went himself together with Harvey Weinstein to argue why this film should be seen by young people by kids . And</text:p>
          </table:table-cell>
          <table:table-cell table:style-name="ce73" office:value-type="string" calcext:value-type="string">
            <text:p><text:s/>said you -- you mean I ca n't even see my own life ? @!GAYLE-KING: Oh , yeah . I understand Harvey was on the board very upset . Was talking about even withdrawin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The_at --_nn1_jj the_at young_jj boy_nn1 that_cst you_ppy just_rr saw_vvd ,_y Alex_np1 ,_y went_vvd himself_ppx1 together_rl with_iw Harvey_np1 Weinstein_np1 to_to argue_vvi why_rrq this_dd1 film_nn1 should_vm be_vbi seen_vvn by_ii young_jj people_nn by_ii kids_nn2 ._y And_cc</text:p>
          </table:table-cell>
          <table:table-cell office:value-type="string" calcext:value-type="string">
            <text:p><text:s/>said_vvd you_ppy --_zz you_ppy mean_vv0 I_ppis1 ca_vm n't_xx even_rr see_vvi my_appge own_da life_nn1 ?_y @!GAYLE-KING:_zzc Oh_uh ,_y yeah_uh ._y I_ppis1 understand_vv0 Harvey_np1 was_vbdz on_ii the_at board_nn1 very_rg upset_jj ._y Was_vbdz talking_vvg about_ii even_rr withdrawing_</text:p>
          </table:table-cell>
        </table:table-row>
        <table:table-row table:style-name="ro4" table:visibility="filter">
          <table:table-cell office:value-type="float" office:value="161" calcext:value-type="float">
            <text:p>161</text:p>
          </table:table-cell>
          <table:table-cell table:style-name="ce71" office:value-type="string" calcext:value-type="string">
            <text:p><text:s text:c="2"/>we screened it for five hundred students in St. Louis very recently . And about -- it must have been three hundred things on our Facebook wall . And many of them</text:p>
          </table:table-cell>
          <table:table-cell table:style-name="ce73" office:value-type="string" calcext:value-type="string">
            <text:p><text:s/>were like I want to now be a principal so that I can stop -- @!GAYLE-KING: Right . @!LEE-HIRSCH: -- bullying . A young kid named Max said -- I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_jj we_ppis2 screened_vvd it_pph1 for_if five_mc hundred_nno students_nn2 in_ii St._np1 Louis_np1 very_rg recently_rr ._y And_cc about_ii --_nn1_jj it_pph1 must_vm have_vhi been_vbn three_mc hundred_nno things_nn2 on_ii our_appge Facebook_nn1 wall_nn1 ._y And_cc many_da2 of_io them_ppho2</text:p>
          </table:table-cell>
          <table:table-cell office:value-type="string" calcext:value-type="string">
            <text:p><text:s/>were_vbdr like_rr%_jj@_ii I_ppis1 want_vv0 to_to now_rt be_vbi a_at1 principal_nn1_jj so_cs21 that_cs22 I_ppis1 can_vm stop_vvi --_zz @!GAYLE-KING:_zzc Right_rr_nn1_jj ._y @!LEE-HIRSCH:_zzc --_zz bullying_nn1 ._y A_at1_zz1 young_jj kid_nn1 named_vvd Max_np1 said_vvd --_zz I_ppis1</text:p>
          </table:table-cell>
        </table:table-row>
        <table:table-row table:style-name="ro4" table:visibility="filter">
          <table:table-cell office:value-type="float" office:value="162" calcext:value-type="float">
            <text:p>162</text:p>
          </table:table-cell>
          <table:table-cell table:style-name="ce71" office:value-type="string" calcext:value-type="string">
            <text:p><text:s text:c="2"/>wall . And many of them were like I want to now be a principal so that I can stop -- @!GAYLE-KING: Right . @!LEE-HIRSCH: -- bullying . A young kid</text:p>
          </table:table-cell>
          <table:table-cell table:style-name="ce73" office:value-type="string" calcext:value-type="string">
            <text:p><text:s/>named Max said -- I think he was a seventh or eighth-grader said on my bus ride home today , a kid was getting bullied that 's always bullied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all_nn1 ._y And_cc many_da2 of_io them_ppho2 were_vbdr like_rr%_jj@_ii I_ppis1 want_vv0 to_to now_rt be_vbi a_at1 principal_nn1_jj so_cs21 that_cs22 I_ppis1 can_vm stop_vvi --_zz @!GAYLE-KING:_zzc Right_rr_nn1_jj ._y @!LEE-HIRSCH:_zzc --_zz bullying_nn1 ._y A_at1_zz1 young_jj kid_nn1</text:p>
          </table:table-cell>
          <table:table-cell office:value-type="string" calcext:value-type="string">
            <text:p><text:s/>named_vvd Max_np1 said_vvd --_zz I_ppis1 think_vv0 he_pphs1 was_vbdz a_at1 seventh_md or_cc eighth-grader_nn1 said_vvd_vvn@ on_ii_rp@ my_appge bus_nn1 ride_vv0_nn1 home_rl today_rt ,_y a_at1 kid_nn1 was_vbdz getting_vvg bullied_vvn that_dd1_cst 's_vbz always_rr bullied_vvn_vvd and_cc</text:p>
          </table:table-cell>
        </table:table-row>
        <table:table-row table:style-name="ro4" table:visibility="filter">
          <table:table-cell office:value-type="float" office:value="163" calcext:value-type="float">
            <text:p>163</text:p>
          </table:table-cell>
          <table:table-cell table:style-name="ce71" office:value-type="string" calcext:value-type="string">
            <text:p><text:s/>ONTGOMERY: I know everyone is kind of excited . @(Cross-talking) @!GAYLE-KING: Great . @!POPPY-MONTGOMERY: Really ? And my grandmother said she feels like a horticulturist . She</text:p>
          </table:table-cell>
          <table:table-cell table:style-name="ce73" office:value-type="string" calcext:value-type="string">
            <text:p><text:s/>was like I feel like a florist but my flowers are my grandchildren . @!ERICA-HILL: Did she actually have a green thumb in real life ? @!POPPY-MONTGOMERY: No. @!ERICA-HILL: Oh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NTGOMERY:_zzc I_ppis1 know_vv0 everyone_pn1 is_vbz kind_rr21%_nn1 of_rr22_io excited_jj_vvn@_vvd@ ._y @(Cross-talking)_zzq @!GAYLE-KING:_zzc Great_jj ._y @!POPPY-MONTGOMERY:_zzc Really_rr ?_y And_cc my_appge grandmother_nn1 said_vvd she_pphs1 feels_vvz like_ii a_at1 horticulturist_nn1 ._y She_pphs1</text:p>
          </table:table-cell>
          <table:table-cell office:value-type="string" calcext:value-type="string">
            <text:p><text:s/>was_vbdz like_rr%_cs%_jj@ I_ppis1 feel_vv0 like_ii a_at1 florist_nn1 but_ccb my_appge flowers_nn2 are_vbr my_appge grandchildren_nn2 ._y @!ERICA-HILL:_zzc Did_vdd she_pphs1 actually_rr have_vhi a_at1 green_jj thumb_nn1 in_ii real_jj life_nn1 ?_y @!POPPY-MONTGOMERY:_zzc No._nn1 @!ERICA-HILL:_zzc Oh_</text:p>
          </table:table-cell>
        </table:table-row>
        <table:table-row table:style-name="ro4" table:visibility="filter">
          <table:table-cell office:value-type="float" office:value="164" calcext:value-type="float">
            <text:p>164</text:p>
          </table:table-cell>
          <table:table-cell table:style-name="ce71" office:value-type="string" calcext:value-type="string">
            <text:p><text:s text:c="2"/>'m thinking , Poppy , you had to have a fun childhood because you left home and you 're -- as a teenager -- @!POPPY-MONTGOMERY: Right . @!GAYLE-KING: -- and</text:p>
          </table:table-cell>
          <table:table-cell table:style-name="ce73" office:value-type="string" calcext:value-type="string">
            <text:p><text:s/>said I want to go to Hollywood . @!POPPY-MONTGOMERY: Yes . @!GAYLE-KING: And you went to Hollywood as my understanding , you bought a book that said , How to Succeed in Hollywoo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is1 'm_vbm thinking_vvg ,_y Poppy_np1 ,_y you_ppy had_vhd to_to have_vhi a_at1 fun_jj_nn1 childhood_nn1 because_cs you_ppy left_vvd_vvn home_rl_nn1 and_cc you_ppy 're_vbr --_zz as_ii_csa a_at1 teenager_nn1 --_nn1_jj @!POPPY-MONTGOMERY:_zzc Right_rr_nn1_jj ._y @!GAYLE-KING:_zzc --_zz and_cc</text:p>
          </table:table-cell>
          <table:table-cell office:value-type="string" calcext:value-type="string">
            <text:p><text:s/>said_vvd I_ppis1 want_vv0 to_to go_vvi to_ii Hollywood_np1 ._y @!POPPY-MONTGOMERY:_zzc Yes_uh ._y @!GAYLE-KING:_zzc And_cc you_ppy went_vvd to_ii Hollywood_np1 as_csa_ii@ my_appge understanding_nn1 ,_y you_ppy bought_vvd a_at1 book_nn1 that_cst said_vvd ,_y How_rrq to_to Succeed_vv0 in_ii Hollywood</text:p>
          </table:table-cell>
        </table:table-row>
        <table:table-row table:style-name="ro4" table:visibility="filter">
          <table:table-cell office:value-type="float" office:value="165" calcext:value-type="float">
            <text:p>165</text:p>
          </table:table-cell>
          <table:table-cell table:style-name="ce71" office:value-type="string" calcext:value-type="string">
            <text:p><text:s/>KING: Happily single . @!JACKIE-COLLINS: Happily single like you . @!GAYLE-KING: Yeah . I am happily single . @!JACKIE-COLLINS: I know . @!GAYLE-KING: And you said -- unlike me -- you</text:p>
          </table:table-cell>
          <table:table-cell table:style-name="ce73" office:value-type="string" calcext:value-type="string">
            <text:p><text:s/>said you have a man for all seasons . @!JACKIE-COLLINS: Exactly . @!GAYLE-KING: Talk into the microphone , please . What does that mean and how does that work ? @!JACKIE-COLLINS: I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KING:_zzc Happily_rr single_jj ._y @!JACKIE-COLLINS:_zzc Happily_rr single_jj like_ii_cs% you_ppy ._y @!GAYLE-KING:_zzc Yeah_uh ._y I_ppis1 am_vbm happily_rr single_jj ._y @!JACKIE-COLLINS:_zzc I_ppis1 know_vv0 ._y @!GAYLE-KING:_zzc And_cc you_ppy said_vvd --_nn1_jj unlike_ii@ me_ppio1 --_zz you_ppy</text:p>
          </table:table-cell>
          <table:table-cell office:value-type="string" calcext:value-type="string">
            <text:p><text:s/>said_vvd you_ppy have_vh0 a_at1 man_nn1 for_if all_db seasons_nnt2 ._y @!JACKIE-COLLINS:_zzc Exactly_rr ._y @!GAYLE-KING:_zzc Talk_vv0_nn1 into_ii the_at microphone_nn1 ,_y please_rr ._y What_ddq does_vdz that_dd1 mean_vvi and_cc how_rrq does_vdz that_dd1 work_vvi ?_y @!JACKIE-COLLINS:_zzc It_pph1</text:p>
          </table:table-cell>
        </table:table-row>
        <table:table-row table:style-name="ro4" table:visibility="filter">
          <table:table-cell office:value-type="float" office:value="166" calcext:value-type="float">
            <text:p>166</text:p>
          </table:table-cell>
          <table:table-cell table:style-name="ce71" office:value-type="string" calcext:value-type="string">
            <text:p><text:s text:c="2"/>over . @!GAYLE-KING: Yes . And I will not do well . @!CHARLIE-ROSE-: I 'm Charlie Rose . Erica Hill is with me . If you 're a NASCAR fan , this year 's</text:p>
          </table:table-cell>
          <table:table-cell table:style-name="ce73" office:value-type="string" calcext:value-type="string">
            <text:p><text:s/>Daytona 500 may have given you heartburn . It certainly cost you a little sleep . @!ERICA-HILL: On Sunday , the sports marquee event was postponed by weather for the first tim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ver_rp ._y @!GAYLE-KING:_zzc Yes_uh ._y And_cc I_ppis1 will_vm not_xx do_vdi well_rr ._y @!CHARLIE-ROSE-:_zzc I_ppis1 'm_vbm Charlie_np1 Rose_np1_vvd_nn1 ._y Erica_np1 Hill_nnl1 is_vbz with_iw me_ppio1 ._y If_cs you_ppy 're_vbr a_at1 NASCAR_nn1 fan_nn1_vv0 ,_y this_dd1 year_nnt1 's_ge</text:p>
          </table:table-cell>
          <table:table-cell office:value-type="string" calcext:value-type="string">
            <text:p><text:s/>Daytona_np1_nn1@ 500_mc may_vm have_vhi given_vvn you_ppy heartburn_vv0 ._y It_pph1 certainly_rr cost_vv0 you_ppy a_at1 little_jj sleep_nn1 ._y @!ERICA-HILL:_zzc On_ii Sunday_npd1 ,_y the_at sports_nn2 marquee_nn1 event_nn1 was_vbdz postponed_vvn by_ii weather_nn1 for_if the_at first_md time_nnt1 .</text:p>
          </table:table-cell>
        </table:table-row>
        <table:table-row table:style-name="ro4" table:visibility="filter">
          <table:table-cell office:value-type="float" office:value="167" calcext:value-type="float">
            <text:p>167</text:p>
          </table:table-cell>
          <table:table-cell table:style-name="ce71" office:value-type="string" calcext:value-type="string">
            <text:p><text:s/>today Britain 's Daily Mail says @Angie'sRightLeg quickly picked up fifteen thousand followers while a rival Twitter page at Angie @ @ @ @ @ @ @ @ @ @ Liberty . @!GAYLE-KING: It</text:p>
          </table:table-cell>
          <table:table-cell table:style-name="ce73" office:value-type="string" calcext:value-type="string">
            <text:p><text:s/>was a deliberate pose I think that got people talking . A blog on The Washington Post website looks at a surprise candidate in the Virginia U.S. Senate race . A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oday_rt Britain_np1 's_ge Daily_jj Mail_nn1 says_vvz @Angie'sRightLeg_fo quickly_rr picked_vvn_vvd up_rp fifteen_mc thousand_nno followers_nn2 while_cs a_at1 rival_jj_nn1 Twitter_nn1 page_nn1 at_ii Angie_np1 @_ii @_ii @_ii @_ii @_ii @_ii @_ii @_ii @_ii @_ii Liberty_nn1 ._y @!GAYLE-KING:_zzc It_pph1</text:p>
          </table:table-cell>
          <table:table-cell office:value-type="string" calcext:value-type="string">
            <text:p><text:s/>was_vbdz a_at1 deliberate_jj pose_nn1 I_ppis1 think_vv0 that_cst_dd1 got_vvd people_nn talking_vvg ._y A_at1_zz1 blog_nn1_vv0 on_ii The_at Washington_np1 Post_nn1_ii@ website_nn1 looks_vvz at_ii a_at1 surprise_nn1 candidate_nn1 in_ii the_at Virginia_np1 U.S._np1 Senate_nn1 race_nn1 ._y A_</text:p>
          </table:table-cell>
        </table:table-row>
        <table:table-row table:style-name="ro4" table:visibility="filter">
          <table:table-cell office:value-type="float" office:value="168" calcext:value-type="float">
            <text:p>168</text:p>
          </table:table-cell>
          <table:table-cell table:style-name="ce71" office:value-type="string" calcext:value-type="string">
            <text:p><text:s text:c="2"/>think the FAA is proposing this now ? @!CAPTAIN-CHESLEY-SU: Well , it 's largely at the result of the efforts of the families of the victims of the Buffalo crash you just</text:p>
          </table:table-cell>
          <table:table-cell table:style-name="ce73" office:value-type="string" calcext:value-type="string">
            <text:p><text:s/>mentioned that we have this rule now , and it 's an important one . It raises the floor . It raises the minimum level of experience that one has to have t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y think_vv0 the_at FAA_nn1_np1 is_vbz proposing_vvg this_dd1 now_rt ?_y @!CAPTAIN-CHESLEY-SU:_zzc Well_rr ,_y it_pph1 's_vbz largely_rr at_ii the_at result_nn1 of_io the_at efforts_nn2 of_io the_at families_nn2 of_io the_at victims_nn2 of_io the_at Buffalo_np1_nn1@ crash_vv0 you_ppy just_rr</text:p>
          </table:table-cell>
          <table:table-cell office:value-type="string" calcext:value-type="string">
            <text:p><text:s/>mentioned_vvn_vvd that_cst we_ppis2 have_vh0 this_dd1 rule_nn1 now_rt ,_y and_cc it_pph1 's_vbz an_at1 important_jj one_pn1 ._y It_pph1 raises_vvz the_at floor_nn1 ._y It_pph1 raises_vvz the_at minimum_jj_nn1 level_nn1 of_io experience_nn1 that_cst one_pn1 has_vhz to_to have_vhi to_</text:p>
          </table:table-cell>
        </table:table-row>
        <table:table-row table:style-name="ro4" table:visibility="filter">
          <table:table-cell office:value-type="float" office:value="169" calcext:value-type="float">
            <text:p>169</text:p>
          </table:table-cell>
          <table:table-cell table:style-name="ce71" office:value-type="string" calcext:value-type="string">
            <text:p><text:s/>NNIS: Romney says the robocalls are a dirty trick . Ron Paul also campaigned across Michigan yesterday . The state awards its thirty delegates proportionately , so he 's trying to</text:p>
          </table:table-cell>
          <table:table-cell table:style-name="ce73" office:value-type="string" calcext:value-type="string">
            <text:p><text:s/>secure some of them . But Arizona is winner take all . Romney leads in the polls there and a double win could give him much needed momentum . @(End-VT) @!SUSAN-MCGINNIS: Now</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NIS:_zzc Romney_np1 says_vvz the_at robocalls_nn2 are_vbr a_at1 dirty_jj trick_nn1 ._y Ron_np1 Paul_np1 also_rr campaigned_vvn_vvd across_ii Michigan_np1 yesterday_rt ._y The_at state_nn1 awards_vvz@ its_appge thirty_mc delegates_nn2 proportionately_rr ,_y so_cs@_rr he_pphs1 's_vbz trying_vvg to_to</text:p>
          </table:table-cell>
          <table:table-cell office:value-type="string" calcext:value-type="string">
            <text:p><text:s/>secure_vvi some_dd of_io them_ppho2 ._y But_ccb Arizona_np1 is_vbz winner_nn1 take_vv0 all_db_rr@ ._y Romney_nn1_np1@ leads_vvz in_ii the_at polls_nn2 there_rl and_cc a_at1 double_jj win_nn1@ could_vm give_vvi him_ppho1 much_rr needed_vvn_vvd momentum_nn1 ._y @(End-VT)_zzq @!SUSAN-MCGINNIS:_zzc Now</text:p>
          </table:table-cell>
        </table:table-row>
        <table:table-row table:style-name="ro4" table:visibility="filter">
          <table:table-cell office:value-type="float" office:value="170" calcext:value-type="float">
            <text:p>170</text:p>
          </table:table-cell>
          <table:table-cell table:style-name="ce71" office:value-type="string" calcext:value-type="string">
            <text:p><text:s text:c="2"/>in ? @!HILLARY-RODHAM-CLI: Well , I think , Wyatt , you have to be very clear-eyed about what is possible and what the consequences of anything you might wish to do could be .</text:p>
          </table:table-cell>
          <table:table-cell table:style-name="ce73" office:value-type="string" calcext:value-type="string">
            <text:p><text:s/>I am incredibly sympathetic to the calls that somebody do something . But it 's also important to stop and ask what that is and who 's going to do it and how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nn1 in_ii_rp@ ?_y @!HILLARY-RODHAM-CLI:_zzc Well_rr ,_y I_ppis1 think_vv0 ,_y Wyatt_np1 ,_y you_ppy have_vh0 to_to be_vbi very_rg clear-eyed_jj about_ii what_ddq is_vbz possible_jj and_cc what_ddq the_at consequences_nn2 of_io anything_pn1 you_ppy might_vm wish_vvi to_to do_vdi could_vm be_vbi ._y</text:p>
          </table:table-cell>
          <table:table-cell office:value-type="string" calcext:value-type="string">
            <text:p><text:s/>I_ppis1 am_vbm incredibly_rr sympathetic_jj to_ii the_at calls_nn2 that_cst somebody_pn1 do_vd0 something_pn1 ._y But_ccb it_pph1 's_vbz also_rr important_jj to_to stop_vvi and_cc ask_vvi what_ddq that_dd1 is_vbz and_cc who_pnqs 's_vbz going_vvgk to_to do_vdi it_pph1 and_cc how_</text:p>
          </table:table-cell>
        </table:table-row>
        <table:table-row table:style-name="ro4" table:visibility="filter">
          <table:table-cell office:value-type="float" office:value="171" calcext:value-type="float">
            <text:p>171</text:p>
          </table:table-cell>
          <table:table-cell table:style-name="ce71" office:value-type="string" calcext:value-type="string">
            <text:p><text:s text:c="2"/>Now I 'm getting very emotional . But basically , I mean , this has been the most wonderful experience and to now let it all sink in feels really good . @!MO-ROCCA: What</text:p>
          </table:table-cell>
          <table:table-cell table:style-name="ce73" office:value-type="string" calcext:value-type="string">
            <text:p><text:s/>you 're wearing is absolutely stunning . Te -- tell us about that . @!GIGI-CAUSEY: Well , to paint the full picture , you have to realize I 'm wearing a thrift store dres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Now_rt I_ppis1 'm_vbm getting_vvg very_rg emotional_jj ._y But_ccb basically_rr ,_y I_ppis1 mean_vv0 ,_y this_dd1 has_vhz been_vbn the_at most_rgt wonderful_jj experience_nn1 and_cc to_to now_rt let_vvi it_pph1 all_db_rr@ sink_vv0 in_rp@ feels_vvz really_rr good_jj ._y @!MO-ROCCA:_zzc What_ddq</text:p>
          </table:table-cell>
          <table:table-cell office:value-type="string" calcext:value-type="string">
            <text:p><text:s/>you_ppy 're_vbr wearing_vvg is_vbz absolutely_rr stunning_jj_vvg@ ._y Te_fw --_nn1 tell_vv0 us_ppio2 about_ii that_dd1 ._y @!GIGI-CAUSEY:_zzc Well_rr ,_y to_to paint_vvi the_at full_jj picture_nn1 ,_y you_ppy have_vh0 to_to realize_vvi I_ppis1 'm_vbm wearing_vvg a_at1 thrift_nn1 store_nn1 dress_</text:p>
          </table:table-cell>
        </table:table-row>
        <table:table-row table:style-name="ro4" table:visibility="filter">
          <table:table-cell office:value-type="float" office:value="172" calcext:value-type="float">
            <text:p>172</text:p>
          </table:table-cell>
          <table:table-cell table:style-name="ce71" office:value-type="string" calcext:value-type="string">
            <text:p><text:s/>: And that 's -- that 's a generous fraction I think to even put out there , yeah , yeah . @!GAYLE-KING: I mean , for most people , you know , myself</text:p>
          </table:table-cell>
          <table:table-cell table:style-name="ce73" office:value-type="string" calcext:value-type="string">
            <text:p><text:s/>included I hear math and science , and I used to go , oh gosh , it 's so dull , it 's so boring . But what you 're trying to say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zzc And_cc that_dd1 's_vbz --_zz that_cst_dd1 's_vbz a_at1 generous_jj fraction_nn1 I_ppis1 think_vv0 to_to_ii even_rr put_vvn_vv0_vvd out_rp there_rl ,_y yeah_uh ,_y yeah_uh ._y @!GAYLE-KING:_zzc I_ppis1 mean_vv0 ,_y for_if most_dat people_nn ,_y you_ppy know_vv0 ,_y myself_ppx1</text:p>
          </table:table-cell>
          <table:table-cell office:value-type="string" calcext:value-type="string">
            <text:p><text:s/>included_vvd I_ppis1 hear_vv0 math_nn1 and_cc science_nn1 ,_y and_cc I_ppis1 used_vmk to_to go_vvi ,_y oh_uh gosh_uh ,_y it_pph1 's_vbz so_rg_rr dull_jj ,_y it_pph1 's_vbz so_rg_rr boring_jj ._y But_ccb what_ddq you_ppy 're_vbr trying_vvg to_to say_vvi is_</text:p>
          </table:table-cell>
        </table:table-row>
        <table:table-row table:style-name="ro4" table:visibility="filter">
          <table:table-cell office:value-type="float" office:value="173" calcext:value-type="float">
            <text:p>173</text:p>
          </table:table-cell>
          <table:table-cell table:style-name="ce71" office:value-type="string" calcext:value-type="string">
            <text:p><text:s text:c="2"/>. But she lost twelve times in a row . So I think there were a lot of people her -- so excited to see her win . And as you</text:p>
          </table:table-cell>
          <table:table-cell table:style-name="ce73" office:value-type="string" calcext:value-type="string">
            <text:p><text:s/>said I think that one of the people who were most surprised were her . Take a listen at part of her speech . @!GAYLE-KING: Yeah . @!MERYL-STREEP: When they called m</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But_ccb she_pphs1 lost_vvd twelve_mc times_nnt2 in_ii a_at1 row_nn1 ._y So_rr I_ppis1 think_vv0 there_ex_rl were_vbdr a_at1 lot_nn1 of_io people_nn her_appge --_nn1_jj so_rg_rr excited_jj_vvn@ to_to see_vvi her_appge_ppho1 win_nn1@_vv0 ._y And_cc as_csa you_ppy</text:p>
          </table:table-cell>
          <table:table-cell office:value-type="string" calcext:value-type="string">
            <text:p><text:s/>said_vvd I_ppis1 think_vv0 that_cst_dd1 one_mc1 of_io the_at people_nn who_pnqs were_vbdr most_rgt surprised_jj were_vbdr her_ppho1 ._y Take_vv0 a_at1 listen_nn1%_vv0 at_ii part_nn1 of_io her_appge speech_nn1 ._y @!GAYLE-KING:_zzc Yeah_uh ._y @!MERYL-STREEP:_zzc When_rrq_cs they_pphs2 called_vvd@ m</text:p>
          </table:table-cell>
        </table:table-row>
        <table:table-row table:style-name="ro4" table:visibility="filter">
          <table:table-cell office:value-type="float" office:value="174" calcext:value-type="float">
            <text:p>174</text:p>
          </table:table-cell>
          <table:table-cell table:style-name="ce71" office:value-type="string" calcext:value-type="string">
            <text:p><text:s text:c="2"/>He says the order is an attack on free speech . @!ERICA-HILL: And we talk a lot about the Oscar this morning , ew.com , though , says Adam Sandler just</text:p>
          </table:table-cell>
          <table:table-cell table:style-name="ce73" office:value-type="string" calcext:value-type="string">
            <text:p><text:s/>set a record for the Razzies . The Razzies celebrate the worst movies of the year . And over the weekend , Sandler got eleven nominations for three different movies . That '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e_pphs1 says_vvz the_at order_nn1 is_vbz an_at1 attack_nn1 on_ii free_jj speech_nn1 ._y @!ERICA-HILL:_zzc And_cc we_ppis2 talk_vv0 a_at1_rr21@ lot_nn1_rr22 about_ii the_at Oscar_nn1_np1 this_dd1 morning_nnt1 ,_y ew.com_zz_nn ,_y though_cs_rr@ ,_y says_vvz Adam_np1 Sandler_np1_nn1 just_rr</text:p>
          </table:table-cell>
          <table:table-cell office:value-type="string" calcext:value-type="string">
            <text:p><text:s/>set_vv0_vvn_vvd a_at1 record_nn1 for_if the_at Razzies_np1 ._y The_at Razzies_np1 celebrate_vv0 the_at worst_jjt movies_nn2 of_io the_at year_nnt1 ._y And_cc over_ii_rp the_at weekend_nnt1 ,_y Sandler_np1 got_vvd eleven_mc nominations_nn2 for_if three_mc different_jj movies_nn2 ._y That_dd1 's_</text:p>
          </table:table-cell>
        </table:table-row>
        <table:table-row table:style-name="ro4" table:visibility="filter">
          <table:table-cell office:value-type="float" office:value="175" calcext:value-type="float">
            <text:p>175</text:p>
          </table:table-cell>
          <table:table-cell table:style-name="ce71" office:value-type="string" calcext:value-type="string">
            <text:p><text:s text:c="2"/>looks like you could reach out and touch them and you are going a hundred miles an hour , a hundred and forty miles @ @ @ @ @ @ @ @ @ @ 's not much</text:p>
          </table:table-cell>
          <table:table-cell table:style-name="ce73" office:value-type="string" calcext:value-type="string">
            <text:p><text:s/>margin for error there . J.T. HOLMES : It feel -- it -- it feels entirely in control . And the speed actually increases your stability and it increases your safety margin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1 looks_vvz like_ii_cs@ you_ppy could_vm reach_vvi out_rp and_cc touch_vvi them_ppho2 and_cc you_ppy are_vbr going_vvg a_at1 hundred_nno miles_nnu2 an_at1 hour_nnt1 ,_y a_at1 hundred_nno and_cc forty_mc miles_nnu2 @_ii @_ii @_ii @_ii @_ii @_ii @_ii @_ii @_ii @_ii 's_vbz not_xx much_da1</text:p>
          </table:table-cell>
          <table:table-cell office:value-type="string" calcext:value-type="string">
            <text:p><text:s/>margin_nn1 for_if error_nn1 there_rl ._y J.T._np1 HOLMES_np1 :_y It_pph1 feel_vv0 --_nn1_jj it_pph1 --_zz it_pph1 feels_vvz entirely_rr in_ii control_nn1 ._y And_cc the_at speed_nn1 actually_rr increases_vvz your_appge stability_nn1 and_cc it_pph1 increases_vvz your_appge safety_nn1 margin_nn1 ._y</text:p>
          </table:table-cell>
        </table:table-row>
        <table:table-row table:style-name="ro4" table:visibility="filter">
          <table:table-cell office:value-type="float" office:value="176" calcext:value-type="float">
            <text:p>176</text:p>
          </table:table-cell>
          <table:table-cell table:style-name="ce71" office:value-type="string" calcext:value-type="string">
            <text:p><text:s/>bz hanging off the rock . @!ALEX-HONNOLD: Yeah , I have pretty big fingers . So it 's hard to get it into a thin crack . @!LARA-LOGAN: Show me. @!ALEX-HONNOLD: Well -- @!LARA-LOGAN:</text:p>
          </table:table-cell>
          <table:table-cell table:style-name="ce73" office:value-type="string" calcext:value-type="string">
            <text:p><text:s/>Were they like this before you started climbing ? @!ALEX-HONNOLD: I do n't think they 're quite this big before I started climbing . I think that -- I hones</text:p>
          </table:table-cell>
          <table:table-cell table:style-name="ce78" office:value-type="string" calcext:value-type="string">
            <text:p>counterpart with terminal punctuation eliminated</text:p>
          </table:table-cell>
          <table:table-cell office:value-type="string" calcext:value-type="string">
            <text:p>bloquear</text:p>
          </table:table-cell>
          <table:table-cell office:value-type="string" calcext:value-type="string">
            <text:p><text:s/>bz hanging_vvg off_ii_rp the_at rock_nn1 ._y @!ALEX-HONNOLD:_zzc Yeah_uh ,_y I_ppis1 have_vh0 pretty_rg big_jj fingers_nn2 ._y So_rr it_pph1 's_vbz hard_jj to_to get_vvi it_pph1 into_ii a_at1 thin_jj crack_nn1 ._y @!LARA-LOGAN:_zzc Show_vv0 me._nnu @!ALEX-HONNOLD:_zzc Well_rr --_zz @!LARA-LOGAN:_zzc</text:p>
          </table:table-cell>
          <table:table-cell office:value-type="string" calcext:value-type="string">
            <text:p><text:s/>Were_vbdr they_pphs2 like_vv0 this_dd1 before_cs you_ppy started_vvd climbing_vvg_nn1 ?_y @!ALEX-HONNOLD:_zzc I_ppis1 do_vd0 n't_xx think_vvi they_pphs2 're_vbr quite_rg_rr@ this_dd1_rg% big_jj before_cs I_ppis1 started_vvd climbing_nn1_vvg ._y I_ppis1 think_vv0 that_dd1_cst --_nn1_jj I_ppis1 hones</text:p>
          </table:table-cell>
        </table:table-row>
        <table:table-row table:style-name="ro4" table:visibility="filter">
          <table:table-cell office:value-type="float" office:value="177" calcext:value-type="float">
            <text:p>177</text:p>
          </table:table-cell>
          <table:table-cell table:style-name="ce71" office:value-type="string" calcext:value-type="string">
            <text:p><text:s/>y a mixture of bait and fish blood . It 's believed great whites can smell a single drop of blood from a hundred yards away . @!MORNE-HARDENBERG: My camera . @ @ @ @ @ @</text:p>
          </table:table-cell>
          <table:table-cell table:style-name="ce73" office:value-type="string" calcext:value-type="string">
            <text:p><text:s/>@ @ @ @ and his cameraman Morne Hardenberg suit up and prepare to do the unthinkable -- plunge into bloody water with great white sharks all around . @!MIKE-RUTZEN: There 's no u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y a_at1 mixture_nn1 of_io bait_nn1 and_cc fish_nn_vv0@ blood_nn1 ._y It_pph1 's_vbz believed_vvn great_jj whites_nn2 can_vm smell_vvi a_at1 single_jj drop_nn1 of_io blood_nn1 from_ii a_at1 hundred_nno yards_nn2 away_rl ._y @!MORNE-HARDENBERG:_zzc My_appge camera_nn1 ._y @_ii @_ii @_ii @_ii @_ii @_ii</text:p>
          </table:table-cell>
          <table:table-cell office:value-type="string" calcext:value-type="string">
            <text:p><text:s/>@_ii @_ii @_ii @_ii and_cc his_appge cameraman_nn1 Morne_np1 Hardenberg_np1 suit_vv0 up_rp and_cc prepare_vv0 to_to do_vdi the_at unthinkable_jj --_zz plunge_nn1_vv0 into_ii bloody_jj water_nn1 with_iw great_jj white_jj sharks_nn2 all_db_rr@ around_rp ._y @!MIKE-RUTZEN:_zzc There_ex 's_vbz no_at un</text:p>
          </table:table-cell>
        </table:table-row>
        <table:table-row table:style-name="ro4" table:visibility="filter">
          <table:table-cell office:value-type="float" office:value="178" calcext:value-type="float">
            <text:p>178</text:p>
          </table:table-cell>
          <table:table-cell table:style-name="ce71" office:value-type="string" calcext:value-type="string">
            <text:p><text:s/>ickerson look at the stakes . Should the U.S. help to arm the Syrian rebels ? Wyatt Andrews puts that question to Secretary of State Hillary Clinton . @(BEGIN-VIDEO-CLIP) @!HILLARY-CLINTON-S:</text:p>
          </table:table-cell>
          <table:table-cell table:style-name="ce73" office:value-type="string" calcext:value-type="string">
            <text:p><text:s/>I am incredibly sympathetic to the calls that somebody do something . @!UNIDENTIFIED-MALE: Thank you , Jesus ! @(END-VIDEO-CLIP) @!GLOR: And in Chicago an answered prayer for a pastor braving</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ickerson_np1 look_nn1_vv0 at_ii the_at stakes_nn2 ._y Should_vm the_at U.S._np1 help_vvi to_ii arm_nn1 the_at Syrian_jj rebels_nn2 ?_y Wyatt_np1 Andrews_np1 puts_vvz that_dd1 question_nn1 to_ii Secretary_nn1 of_io State_nn1 Hillary_np1 Clinton_np1 ._y @(BEGIN-VIDEO-CLIP)_zzq @!HILLARY-CLINTON-S:_zzc</text:p>
          </table:table-cell>
          <table:table-cell office:value-type="string" calcext:value-type="string">
            <text:p><text:s/>I_ppis1 am_vbm incredibly_rr sympathetic_jj to_ii the_at calls_nn2 that_cst somebody_pn1 do_vd0 something_pn1 ._y @!UNIDENTIFIED-MALE:_zzc Thank_vv0 you_ppy ,_y Jesus_np1 !_y @(END-VIDEO-CLIP)_zzq @!GLOR:_zzc And_cc in_ii Chicago_np1 an_at1 answered_jj% prayer_nn1 for_if a_at1 pastor_nn1 braving_vv</text:p>
          </table:table-cell>
        </table:table-row>
        <table:table-row table:style-name="ro4" table:visibility="filter">
          <table:table-cell office:value-type="float" office:value="179" calcext:value-type="float">
            <text:p>179</text:p>
          </table:table-cell>
          <table:table-cell table:style-name="ce71" office:value-type="string" calcext:value-type="string">
            <text:p><text:s text:c="2"/>any more . Dean Reynolds is in Traverse City tonight . Dean , good evening . @!DEAN-REYNOLDS-CBS: Jeff , in just two days Mitt Romney gets another chance to show @ @ @ @ @ @</text:p>
          </table:table-cell>
          <table:table-cell table:style-name="ce73" office:value-type="string" calcext:value-type="string">
            <text:p><text:s/>@ @ @ @ the polls here in Michigan at least suggest he will have a difficult time doing it . @(BEGIN-VIDEOTAPE) @!REYNOLDS-@1voice-o: Romney chartered a jet from Michigan to Florida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ny_dd more_dar ._y Dean_np1 Reynolds_np1 is_vbz in_ii Traverse_nn1 City_nn1 tonight_rt ._y Dean_np1 ,_y good_jj evening_nnt1 ._y @!DEAN-REYNOLDS-CBS:_zzc Jeff_np1 ,_y in_ii_rp@ just_rr two_mc days_nnt2 Mitt_np1 Romney_np1 gets_vvz another_dd1 chance_nn1 to_to show_vvi @_ii @_ii @_ii @_ii @_ii @_ii</text:p>
          </table:table-cell>
          <table:table-cell office:value-type="string" calcext:value-type="string">
            <text:p><text:s/>@_ii @_ii @_ii @_ii the_at polls_nn2 here_rl in_ii Michigan_np1 at_rr21 least_rr22 suggest_vv0 he_pphs1 will_vm have_vhi a_at1 difficult_jj time_nnt1 doing_vdg it_pph1 ._y @(BEGIN-VIDEOTAPE)_zzq @!REYNOLDS-@1voice-o:_zzc Romney_np1 chartered_vvd a_at1 jet_nn1 from_ii Michigan_np1 to_ii Florida_np1</text:p>
          </table:table-cell>
        </table:table-row>
        <table:table-row table:style-name="ro4" table:visibility="filter">
          <table:table-cell office:value-type="float" office:value="180" calcext:value-type="float">
            <text:p>180</text:p>
          </table:table-cell>
          <table:table-cell table:style-name="ce71" office:value-type="string" calcext:value-type="string">
            <text:p><text:s/>p1 on the field for us tonight . John , thank you . The Pentagon today identified one of the victims of yesterday 's interior ministry shooting in @ @ @ @ @ @ @ @ @</text:p>
          </table:table-cell>
          <table:table-cell table:style-name="ce73" office:value-type="string" calcext:value-type="string">
            <text:p><text:s/>@ Meanwhile at a U.S. base in Kondus Province say the fury over the accidental burnings of Koran lead to another attack on American service members . Mandy Clark is i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1 on_ii the_at field_nn1 for_if us_ppio2 tonight_rt ._y John_np1 ,_y thank_vv0 you_ppy ._y The_at Pentagon_np1_nn1@ today_rt identified_vvn_vvd@ one_mc1 of_io the_at victims_nn2 of_io yesterday_rt 's_ge interior_jj_nn1 ministry_nn1 shooting_vvg_nn1 in_ii @_ii @_ii @_ii @_ii @_ii @_ii @_ii @_ii @_ii</text:p>
          </table:table-cell>
          <table:table-cell office:value-type="string" calcext:value-type="string">
            <text:p><text:s/>@_ii Meanwhile_rr at_ii a_at1 U.S._np1 base_nn1 in_ii Kondus_np1_nn1 Province_nn1 say_vv0 the_at fury_nn1 over_ii the_at accidental_jj burnings_nn2 of_io Koran_nn1 lead_nn1_vv0_vvn@ to_ii another_dd1 attack_nn1 on_ii American_jj service_nn1 members_nn2 ._y Mandy_np1 Clark_np1 is_vbz in_ii</text:p>
          </table:table-cell>
        </table:table-row>
        <table:table-row table:style-name="ro4" table:visibility="filter">
          <table:table-cell office:value-type="float" office:value="181" calcext:value-type="float">
            <text:p>181</text:p>
          </table:table-cell>
          <table:table-cell table:style-name="ce71" office:value-type="string" calcext:value-type="string">
            <text:p><text:s/>killed today in the government 's crackdown on dissent . Secretary of State Hillary Clinton slammed today 's voting in Syria as a cynical ploy she said by the Assad regime . She</text:p>
          </table:table-cell>
          <table:table-cell table:style-name="ce73" office:value-type="string" calcext:value-type="string">
            <text:p><text:s/>spoke in Morocco last stop on a three-day three-country tour of North Africa and Wyatt Andrews is traveling with the secretary . @(BEGIN-VIDEOTAPE) @!WYATT-ANDREWS-CBS: With the violence continui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killed_vvn today_rt in_ii the_at government_nn1 's_ge crackdown_nn1 on_ii dissent_nn1 ._y Secretary_nn1 of_io State_nn1 Hillary_np1 Clinton_np1 slammed_vvd today_rt 's_ge voting_nn1 in_ii Syria_np1 as_ii_csa a_at1 cynical_jj ploy_nn1 she_pphs1 said_vvd by_ii the_at Assad_np1 regime_nn1 ._y She_pphs1</text:p>
          </table:table-cell>
          <table:table-cell office:value-type="string" calcext:value-type="string">
            <text:p><text:s/>spoke_vvd in_ii Morocco_np1 last_md stop_nn1_vv0 on_ii a_at1 three-day_jj three-country_jj_nn1 tour_nn1 of_io North_nd1 Africa_np1 and_cc Wyatt_np1 Andrews_np1 is_vbz traveling_vvg with_iw the_at secretary_nn1 ._y @(BEGIN-VIDEOTAPE)_zzq @!WYATT-ANDREWS-CBS:_zzc With_iw the_at violence_nn1 continuin</text:p>
          </table:table-cell>
        </table:table-row>
        <table:table-row table:style-name="ro4" table:visibility="filter">
          <table:table-cell office:value-type="float" office:value="182" calcext:value-type="float">
            <text:p>182</text:p>
          </table:table-cell>
          <table:table-cell table:style-name="ce71" office:value-type="string" calcext:value-type="string">
            <text:p><text:s/>np1 refusing to allow medicine to reach the injured , Secretary of State Hillary Clinton in an interview with CBS News argues the United States is doing what it can @ @ @ @ @ @</text:p>
          </table:table-cell>
          <table:table-cell table:style-name="ce73" office:value-type="string" calcext:value-type="string">
            <text:p><text:s/>@ @ @ @ to the calls that somebody do something , but it is also important to stop and ask what that is and who 's going to do it . @!ANDREWS: What t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p1 refusing_vvg to_to allow_vvi medicine_nn1 to_to reach_vvi the_at injured_jj ,_y Secretary_nn1 of_io State_nn1 Hillary_np1 Clinton_np1 in_ii an_at1 interview_nn1 with_iw CBS_np1 News_nn1 argues_vvz the_at United_np1 States_np1 is_vbz doing_vdg what_ddq it_pph1 can_vm @_ii @_ii @_ii @_ii @_ii @_ii</text:p>
          </table:table-cell>
          <table:table-cell office:value-type="string" calcext:value-type="string">
            <text:p><text:s/>@_ii @_ii @_ii @_ii to_ii the_at calls_nn2 that_cst somebody_pn1 do_vd0 something_pn1 ,_y but_ccb it_pph1 is_vbz also_rr important_jj to_to stop_vvi and_cc ask_vvi what_ddq that_dd1 is_vbz and_cc who_pnqs 's_vbz going_vvgk to_to do_vdi it_pph1 ._y @!ANDREWS:_zzc What_ddq to_to</text:p>
          </table:table-cell>
        </table:table-row>
        <table:table-row table:style-name="ro4" table:visibility="filter">
          <table:table-cell office:value-type="float" office:value="183" calcext:value-type="float">
            <text:p>183</text:p>
          </table:table-cell>
          <table:table-cell table:style-name="ce71" office:value-type="string" calcext:value-type="string">
            <text:p><text:s text:c="2"/>say that ? @!CHRISTIE: So the cat is out of the bag , Bob , on the fact that Governor Romney is wealthy . So he has a number of cars . Many people</text:p>
          </table:table-cell>
          <table:table-cell table:style-name="ce73" office:value-type="string" calcext:value-type="string">
            <text:p><text:s/>who have made a lot of money over time do . And so I think this is just something where to be candid folks are looking for him to make trip-ups . 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s1 say_vvi that_dd1 ?_y @!CHRISTIE:_zzc So_rr_cs@ the_at cat_nn1 is_vbz out_ii21 of_ii22 the_at bag_nn1 ,_y Bob_np1 ,_y on_ii the_at fact_nn1 that_cst Governor_nnb Romney_np1 is_vbz wealthy_jj ._y So_rr he_pphs1 has_vhz a_at1 number_nn1 of_io cars_nn2 ._y Many_da2 people_nn</text:p>
          </table:table-cell>
          <table:table-cell office:value-type="string" calcext:value-type="string">
            <text:p><text:s/>who_pnqs have_vh0 made_vvn a_at1 lot_nn1 of_io money_nn1 over_ii time_nnt1 do_vd0 ._y And_cc so_rr_cs@ I_ppis1 think_vv0 this_dd1 is_vbz just_rr something_pn1 where_rrq to_to be_vbi candid_jj folks_nn2 are_vbr looking_vvg for_if him_ppho1 to_to make_vvi trip-ups_nn2 ._y He_</text:p>
          </table:table-cell>
        </table:table-row>
        <table:table-row table:style-name="ro4" table:visibility="filter">
          <table:table-cell office:value-type="float" office:value="184" calcext:value-type="float">
            <text:p>184</text:p>
          </table:table-cell>
          <table:table-cell table:style-name="ce71" office:value-type="string" calcext:value-type="string">
            <text:p><text:s/>@ and dogfights . Clara Bow was the studio 's top box office star of the day . Before Wings , she starred in the film , It , giving rise to the term</text:p>
          </table:table-cell>
          <table:table-cell table:style-name="ce73" office:value-type="string" calcext:value-type="string">
            <text:p><text:s/>, It Girl . Shapely and sensual , she hated her role as small-town girl and battlefield ambulance driver , with that modest military costume that came with it . @!DAVID-STEN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z and_cc dogfights_nn2_vvz ._y Clara_np1 Bow_np1 was_vbdz the_at studio_nn1 's_ge top_jj_nn1 box_nn1 office_nn1 star_nn1 of_io the_at day_nnt1 ._y Before_cs_ii Wings_nn2 ,_y she_pphs1 starred_vvd in_ii the_at film_nn1 ,_y It_pph1 ,_y giving_vvg rise_nn1 to_ii the_at term_nn1</text:p>
          </table:table-cell>
          <table:table-cell office:value-type="string" calcext:value-type="string">
            <text:p><text:s/>,_y It_nn1@_pph1 Girl_nn1 ._y Shapely_jj and_cc sensual_jj ,_y she_pphs1 hated_vvd her_appge role_nn1 as_csa_rg@_ii@ small-town_jj girl_nn1 and_cc battlefield_nn1 ambulance_nn1 driver_nn1 ,_y with_iw that_dd1 modest_jj military_jj costume_nn1 that_cst came_vvd with_iw it_pph1 ._y @!DAVID-STENN:_zzc</text:p>
          </table:table-cell>
        </table:table-row>
        <table:table-row table:style-name="ro4" table:visibility="filter">
          <table:table-cell office:value-type="float" office:value="185" calcext:value-type="float">
            <text:p>185</text:p>
          </table:table-cell>
          <table:table-cell table:style-name="ce71" office:value-type="string" calcext:value-type="string">
            <text:p><text:s/>mated Disney musicals . @!ALAN-MENKEN: This was the third -- this was the first one . This was The Little Mermaid . @!MARTHA-TEICHNER: Uh-Huh . @ @ @ @ @ @ @ @ @ @ hold it</text:p>
          </table:table-cell>
          <table:table-cell table:style-name="ce73" office:value-type="string" calcext:value-type="string">
            <text:p><text:s/>. @!MARTHA-TEICHNER: So this was the very first movie score you ever did ? You won an Oscar . @!ALAN-MENKEN: Yeah . @!MARTHA-TEICHNER: Not bad for a guy who thought his destiny was</text:p>
          </table:table-cell>
          <table:table-cell table:style-name="ce78" office:value-type="string" calcext:value-type="string">
            <text:p>counterpart with terminal punctuation eliminated</text:p>
          </table:table-cell>
          <table:table-cell office:value-type="string" calcext:value-type="string">
            <text:p>bloquear</text:p>
          </table:table-cell>
          <table:table-cell office:value-type="string" calcext:value-type="string">
            <text:p><text:s/>mated_jj Disney_np1 musicals_nn2 ._y @!ALAN-MENKEN:_zzc This_dd1 was_vbdz the_at third_md --_nn1_jj this_dd1 was_vbdz the_at first_md one_pn1 ._y This_dd1 was_vbdz The_at Little_jj Mermaid_nn1 ._y @!MARTHA-TEICHNER:_zzc Uh-Huh_uh ._y @_ii @_ii @_ii @_ii @_ii @_ii @_ii @_ii @_ii @_ii hold_vvi it_pph1</text:p>
          </table:table-cell>
          <table:table-cell office:value-type="string" calcext:value-type="string">
            <text:p><text:s/>._y @!MARTHA-TEICHNER:_zzc So_rr_cs@ this_dd1 was_vbdz the_at very_rg first_md movie_nn1 score_vv0 you_ppy ever_rr did_vdd ?_y You_ppy won_vvd an_at1 Oscar_nn1 ._y @!ALAN-MENKEN:_zzc Yeah_uh ._y @!MARTHA-TEICHNER:_zzc Not_xx bad_jj for_if a_at1 guy_nn1 who_pnqs thought_vvd his_appge destiny_nn1 was</text:p>
          </table:table-cell>
        </table:table-row>
        <table:table-row table:style-name="ro4">
          <table:table-cell office:value-type="float" office:value="186" calcext:value-type="float">
            <text:p>186</text:p>
          </table:table-cell>
          <table:table-cell table:style-name="ce71" office:value-type="string" calcext:value-type="string">
            <text:p><text:s/>@ @ @ teacher . ROGER COR@!MAN: I would think that would be a reasonable thing . The cool , but slightly weird teacher . @(End-VT) @!CHARLES-OSGOOD: Next , some very animated shorts .</text:p>
          </table:table-cell>
          <table:table-cell table:style-name="ce73" office:value-type="string" calcext:value-type="string">
            <text:p><text:s/>@(ANNOUNCEMENTS) @!CHARLES-OSGOOD: The nominees for best animated short film rarely reach as wide an audience as their feature life counterparts , which is why we thought that</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ii @_ii @_ii teacher_nn1 ._y ROGER_np1 COR@!MAN:_zzc I_ppis1 would_vm think_vvi that_dd1 would_vm be_vbi a_at1 reasonable_jj thing_nn1 ._y The_at cool_jj_nn1@ ,_y but_ccb slightly_rr weird_jj teacher_nn1 ._y @(End-VT)_zzq @!CHARLES-OSGOOD:_zzc Next_md ,_y some_dd very_rg animated_jj shorts_nn2 ._y</text:p>
          </table:table-cell>
          <table:table-cell office:value-type="string" calcext:value-type="string">
            <text:p><text:s/>@(ANNOUNCEMENTS)_zzq @!CHARLES-OSGOOD:_zzc The_at nominees_nn2 for_if best_rrt_jjt animated_vvn@_jj short_jj film_nn1 rarely_rr reach_vv0 as_rg@_csa wide_rr@_jj an_at1 audience_nn1 as_csa_ii@ their_appge feature_nn1 life_nn1 counterparts_nn2 ,_y which_ddq is_vbz why_rrq we_ppis2 thought_vvd that_cs</text:p>
          </table:table-cell>
        </table:table-row>
        <table:table-row table:style-name="ro4" table:visibility="filter">
          <table:table-cell office:value-type="float" office:value="187" calcext:value-type="float">
            <text:p>187</text:p>
          </table:table-cell>
          <table:table-cell table:style-name="ce71" office:value-type="string" calcext:value-type="string">
            <text:p><text:s text:c="2"/>. @!HAMMER: Brown soon left the concert tour to be with his and Whitney 's 18- year-old daughter , Bobbi Kristina , as @ @ @ @ @ @ @ @ @ @ people that we have</text:p>
          </table:table-cell>
          <table:table-cell table:style-name="ce73" office:value-type="string" calcext:value-type="string">
            <text:p><text:s/>been talking to who are close to Bobby Brown keep saying that the main reason he wants to go is to support his daughter . @!HAMMER: But Bobby Brown 's funeral plans may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_y @!HAMMER:_zzc Brown_np1 soon_rr left_vvd_vvn the_at concert_nn1 tour_nn1 to_to be_vbi with_iw his_ppge@_appge and_cc Whitney_np1 's_ge 18-_jj_nn1 year-old_jj daughter_nn1 ,_y Bobbi_np1 Kristina_np1 ,_y as_csa @_ii @_ii @_ii @_ii @_ii @_ii @_ii @_ii @_ii @_ii people_nn that_cst we_ppis2 have_vh0</text:p>
          </table:table-cell>
          <table:table-cell office:value-type="string" calcext:value-type="string">
            <text:p><text:s/>been_vbn talking_vvg to_ii who_pnqs are_vbr close_jj to_ii Bobby_np1 Brown_np1 keep_vv0 saying_vvg that_cst the_at main_jj reason_nn1 he_pphs1 wants_vvz to_to go_vvi is_vbz to_to support_vvi his_appge daughter_nn1 ._y @!HAMMER:_zzc But_ccb Bobby_np1 Brown_np1 's_ge funeral_nn1 plans_nn2 may_</text:p>
          </table:table-cell>
        </table:table-row>
        <table:table-row table:style-name="ro4" table:visibility="filter">
          <table:table-cell office:value-type="float" office:value="188" calcext:value-type="float">
            <text:p>188</text:p>
          </table:table-cell>
          <table:table-cell table:style-name="ce71" office:value-type="string" calcext:value-type="string">
            <text:p><text:s text:c="2"/>saying goodbye to her current and ex-boyfriend as part of " Glee 's " Valentine 's Day episode . Amber also sent out a tweet in Whitney 's honor asking</text:p>
          </table:table-cell>
          <table:table-cell table:style-name="ce76" office:value-type="string" calcext:value-type="string">
            <text:p><text:s/>that she rest in peace . And I 've got to tell you , I was sitting there on my couch as this came on . I got chills watching this last night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vbdz saying_vvg goodbye_nn1@_uh to_ii her_appge current_jj_nn1@ and_cc ex-boyfriend_nn1_jj as_ii part_nn1 of_io "_y Glee_nn1 's_ge_vbz "_y Valentine_np1 's_ge Day_nnt1_np1 episode_nn1 ._y Amber_nn1_jj also_rr sent_vvn_vvd out_rp a_at1 tweet_nn1 in_ii Whitney_np1 's_ge honor_nn1 asking_vvg</text:p>
          </table:table-cell>
          <table:table-cell office:value-type="string" calcext:value-type="string">
            <text:p><text:s/>that_cst she_pphs1 rest_vv0_nn1 in_ii peace_nn1 ._y And_cc I_ppis1 've_vh0 got_vvn to_to tell_vvi you_ppy ,_y I_ppis1 was_vbdz sitting_vvg there_rl on_ii my_appge couch_nn1 as_csa_ii@ this_dd1 came_vvd on_rp@ ._y I_ppis1 got_vvd chills_nn2 watching_vvg this_dd1 last_md night_</text:p>
          </table:table-cell>
        </table:table-row>
        <table:table-row table:style-name="ro4" table:visibility="filter">
          <table:table-cell office:value-type="float" office:value="189" calcext:value-type="float">
            <text:p>189</text:p>
          </table:table-cell>
          <table:table-cell table:style-name="ce71" office:value-type="string" calcext:value-type="string">
            <text:p><text:s/>vbz taken that long to get outside the cage . @!MARTINEZ: You 're going to show us how it 's done . @(END-VIDEO-CLIP) @!HAMMER: Adele sets the record straight . Is @ @ @</text:p>
          </table:table-cell>
          <table:table-cell table:style-name="ce73" office:value-type="string" calcext:value-type="string">
            <text:p><text:s/>@ @ @ @ @ @ @ big Grammy win the other night ? Also , stand by your woman . Why Miley Cyrus ' boyfriend is now lashing out about Miley 's racy cake photos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bz taken_vvn that_dd1 long_jj_rr to_to get_vvi outside_ii the_at cage_nn1 ._y @!MARTINEZ:_zzc You_ppy 're_vbr going_vvgk to_to show_vvi us_ppio2 how_rrq it_pph1 's_vbz_vhz@ done_vdn ._y @(END-VIDEO-CLIP)_zzq @!HAMMER:_zzc Adele_np1 sets_vvz the_at record_nn1 straight_rr_jj ._y Is_vbz @_ii @_ii @_ii</text:p>
          </table:table-cell>
          <table:table-cell office:value-type="string" calcext:value-type="string">
            <text:p><text:s/>@_ii @_ii @_ii @_ii @_ii @_ii @_ii big_jj Grammy_nn1_np1 win_vv0 the_at other_jj night_nnt1 ?_y Also_rr ,_y stand_vv0_nn1 by_ii your_appge woman_nn1 ._y Why_rrq Miley_np1 Cyrus_np1 '_ge boyfriend_nn1 is_vbz now_rt lashing_vvg out_rp about_ii Miley_np1 's_ge racy_jj cake_nn1 photos_nn2 ._y</text:p>
          </table:table-cell>
        </table:table-row>
        <table:table-row table:style-name="ro4" table:visibility="filter">
          <table:table-cell office:value-type="float" office:value="190" calcext:value-type="float">
            <text:p>190</text:p>
          </table:table-cell>
          <table:table-cell table:style-name="ce71" office:value-type="string" calcext:value-type="string">
            <text:p><text:s/>re we get the results of those toxicology tests . But SHOWBIZ TONIGHT can tell you this possible investigation into the doctors and the pharmacists rings really all too familiar . We</text:p>
          </table:table-cell>
          <table:table-cell table:style-name="ce73" office:value-type="string" calcext:value-type="string">
            <text:p><text:s/>saw it first happen with Anna Nicole Smith and the conviction of the doctor who prescribed her drugs . We saw it again with Michael Jackson -- of course , Conrad Murra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e_cs we_ppis2 get_vv0 the_at results_nn2 of_io those_dd2 toxicology_nn1 tests_nn2 ._y But_ccb SHOWBIZ_nn1 TONIGHT_rt can_vm tell_vvi you_ppy this_dd1_rg% possible_jj investigation_nn1 into_ii the_at doctors_nn2 and_cc the_at pharmacists_nn2 rings_vvz really_rr all_db too_rg familiar_jj ._y We_ppis2</text:p>
          </table:table-cell>
          <table:table-cell office:value-type="string" calcext:value-type="string">
            <text:p><text:s/>saw_vvd it_pph1 first_md happen_vv0 with_iw Anna_np1 Nicole_np1 Smith_np1 and_cc the_at conviction_nn1 of_io the_at doctor_nn1 who_pnqs prescribed_vvd@ her_appge drugs_nn2 ._y We_ppis2 saw_vvd it_pph1 again_rt with_iw Michael_np1 Jackson_np1 --_nn1_jj of_rr21 course_rr22 ,_y Conrad_np1 Murray_np1 ,</text:p>
          </table:table-cell>
        </table:table-row>
        <table:table-row table:style-name="ro4" table:visibility="filter">
          <table:table-cell office:value-type="float" office:value="191" calcext:value-type="float">
            <text:p>191</text:p>
          </table:table-cell>
          <table:table-cell table:style-name="ce71" office:value-type="string" calcext:value-type="string">
            <text:p><text:s/>d-new Chris Brown Grammy controversy . Brown firing back at on Twitter at the stars and critics who are still slamming him for beating Rihanna three years ago . I</text:p>
          </table:table-cell>
          <table:table-cell table:style-name="ce73" office:value-type="string" calcext:value-type="string">
            <text:p><text:s/>'ve got to ask , did his Twitter rant do more harm than good ? This is SHOWBIZ TONIGHT on HLN news and views @ @ @ @ @ @ @ @ @ @ more stories from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new_jj Chris_np1 Brown_np1 Grammy_np1_jj_nn1 controversy_nn1 ._y Brown_np1_jj firing_vvg_nn1 back_rp_nn1 at_ii on_ii Twitter_nn1 at_ii the_at stars_nn2 and_cc critics_nn2 who_pnqs are_vbr still_rr slamming_vvg him_ppho1 for_if beating_vvg_nn1 Rihanna_np1_nn1@ three_mc years_nnt2 ago_ra ._y I_ppis1</text:p>
          </table:table-cell>
          <table:table-cell office:value-type="string" calcext:value-type="string">
            <text:p><text:s/>'ve_vh0 got_vvn to_to ask_vvi ,_y did_vdd his_appge Twitter_nn1 rant_nn1 do_vd0 more_rrr harm_vvi than_csn good_jj ?_y This_dd1 is_vbz SHOWBIZ_nn1 TONIGHT_rt on_ii HLN_np1 news_nn1 and_cc views_nn2 @_ii @_ii @_ii @_ii @_ii @_ii @_ii @_ii @_ii @_ii more_dar_rrr stories_nn2 from_ii the_</text:p>
          </table:table-cell>
        </table:table-row>
        <table:table-row table:style-name="ro4" table:visibility="filter">
          <table:table-cell office:value-type="float" office:value="192" calcext:value-type="float">
            <text:p>192</text:p>
          </table:table-cell>
          <table:table-cell table:style-name="ce71" office:value-type="string" calcext:value-type="string">
            <text:p><text:s text:c="2"/>for him to reposition himself . @!HAMMER: It is amazing to me he does not have somebody in his camp to simply take the computer or phone away from him so</text:p>
          </table:table-cell>
          <table:table-cell table:style-name="ce73" office:value-type="string" calcext:value-type="string">
            <text:p><text:s/>he does n't do this . We saw this happen before . I fear we 're going to see it happen again . Hopefully , he 's getting the message this time loud an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for_if him_ppho1 to_to reposition_vvi himself_ppx1 ._y @!HAMMER:_zzc It_pph1 is_vbz amazing_jj to_ii me_ppio1 he_pphs1 does_vdz not_xx have_vhi somebody_pn1 in_ii his_appge camp_nn1 to_to simply_rr take_vvi the_at computer_nn1 or_cc phone_nn1_vv0@ away_ii21_rl from_ii22_ii him_ppho1 so_cs@_rr</text:p>
          </table:table-cell>
          <table:table-cell office:value-type="string" calcext:value-type="string">
            <text:p><text:s/>he_pphs1 does_vdz n't_xx do_vdi this_dd1 ._y We_ppis2 saw_vvd this_dd1 happen_vv0 before_rt ._y I_ppis1 fear_vv0 we_ppis2 're_vbr going_vvgk to_to see_vvi it_pph1 happen_vv0 again_rt ._y Hopefully_rr ,_y he_pphs1 's_vbz getting_vvg the_at message_nn1 this_dd1 time_nnt1 loud_rr and_</text:p>
          </table:table-cell>
        </table:table-row>
        <table:table-row table:style-name="ro4" table:visibility="filter">
          <table:table-cell office:value-type="float" office:value="193" calcext:value-type="float">
            <text:p>193</text:p>
          </table:table-cell>
          <table:table-cell table:style-name="ce71" office:value-type="string" calcext:value-type="string">
            <text:p><text:s text:c="2"/>he does not have somebody in his camp to simply take the computer or phone away from him so he does n't do this . We saw this happen before</text:p>
          </table:table-cell>
          <table:table-cell table:style-name="ce73" office:value-type="string" calcext:value-type="string">
            <text:p><text:s/>. I fear we 're going to see it happen again . Hopefully , he 's getting the message this time loud and clear . Marvet , I thank you . Well , let '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io1 he_pphs1 does_vdz not_xx have_vhi somebody_pn1 in_ii his_appge camp_nn1 to_to simply_rr take_vvi the_at computer_nn1 or_cc phone_nn1_vv0@ away_ii21_rl from_ii22_ii him_ppho1 so_cs@_rr he_pphs1 does_vdz n't_xx do_vdi this_dd1 ._y We_ppis2 saw_vvd this_dd1 happen_vv0 before_rt</text:p>
          </table:table-cell>
          <table:table-cell office:value-type="string" calcext:value-type="string">
            <text:p><text:s/>._y I_ppis1 fear_vv0 we_ppis2 're_vbr going_vvgk to_to see_vvi it_pph1 happen_vv0 again_rt ._y Hopefully_rr ,_y he_pphs1 's_vbz getting_vvg the_at message_nn1 this_dd1 time_nnt1 loud_rr and_cc clear_rr ._y Marvet_vv0_nn1_np1@ ,_y I_ppis1 thank_vv0 you_ppy ._y Well_rr ,_y let_vm21 's_</text:p>
          </table:table-cell>
        </table:table-row>
        <table:table-row table:style-name="ro4" table:visibility="filter">
          <table:table-cell office:value-type="float" office:value="194" calcext:value-type="float">
            <text:p>194</text:p>
          </table:table-cell>
          <table:table-cell table:style-name="ce71" office:value-type="string" calcext:value-type="string">
            <text:p><text:s text:c="2"/>be sufficient to cause her to stop breathing . @!COOPER: It can be as simple as alcohol in combination with a @ @ @ @ @ @ @ @ @ @ @!PINSKY: Yes . @(CROSSTALK) @!COOPER:</text:p>
          </table:table-cell>
          <table:table-cell table:style-name="ce73" office:value-type="string" calcext:value-type="string">
            <text:p><text:s/>Because do n't plenty of people who take Xanax also drink and not end up dead ? @!PINSKY: Anderson , people are accusing me of getting excited about this story .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m be_vbi sufficient_jj to_to cause_vvi her_ppho1 to_to stop_vvi breathing_nn1_vvg ._y @!COOPER:_zzc It_pph1 can_vm be_vbi as_rg simple_jj as_csa alcohol_nn1 in_ii combination_nn1 with_iw a_at1 @_ii @_ii @_ii @_ii @_ii @_ii @_ii @_ii @_ii @_ii @!PINSKY:_zzc Yes_uh ._y @(CROSSTALK)_zzq @!COOPER:_zzc</text:p>
          </table:table-cell>
          <table:table-cell office:value-type="string" calcext:value-type="string">
            <text:p><text:s/>Because_cs do_vd0 n't_xx plenty_pn of_io people_nn who_pnqs take_vv0 Xanax_vv0_nn1_np1 also_rr drink_vv0 and_cc not_xx end_vv0 up_rp dead_jj ?_y @!PINSKY:_zzc Anderson_np1 ,_y people_nn are_vbr accusing_vvg me_ppio1 of_io getting_vvg excited_jj about_ii this_dd1 story_nn1 ._y And_cc</text:p>
          </table:table-cell>
        </table:table-row>
        <table:table-row table:style-name="ro4" table:visibility="filter">
          <table:table-cell office:value-type="float" office:value="195" calcext:value-type="float">
            <text:p>195</text:p>
          </table:table-cell>
          <table:table-cell table:style-name="ce71" office:value-type="string" calcext:value-type="string">
            <text:p><text:s/>ing I see all time , which is either they stop breathing , or they come in with bad and overwhelming pneumonias. @!COOPER: Wow . We keep having this conversation , but I</text:p>
          </table:table-cell>
          <table:table-cell table:style-name="ce73" office:value-type="string" calcext:value-type="string">
            <text:p><text:s/>got to tell you I think this is an important conversation to have . Again , it 's a much larger issue than just this one tragedy . @!Dr-Drew-appreciat# @(END-VIDEOTAPE) @!COOPER: S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ng_nn1 I_ppis1 see_vv0 all_db time_nnt1 ,_y which_ddq is_vbz either_rr they_pphs2 stop_vv0 breathing_nn1_vvg ,_y or_cc they_pphs2 come_vv0 in_rp@ with_iw bad_jj and_cc overwhelming_jj pneumonias._nnu @!COOPER:_zzc Wow_uh ._y We_ppis2 keep_vv0 having_vhg this_dd1 conversation_nn1 ,_y but_ccb I_ppis1</text:p>
          </table:table-cell>
          <table:table-cell office:value-type="string" calcext:value-type="string">
            <text:p><text:s/>got_vvd to_to tell_vvi you_ppy I_ppis1 think_vv0 this_dd1 is_vbz an_at1 important_jj conversation_nn1 to_to have_vhi ._y Again_rt ,_y it_pph1 's_vbz a_at1 much_rr larger_jjr issue_nn1 than_csn just_rr this_dd1 one_mc1 tragedy_nn1 ._y @!Dr-Drew-appreciat#_zzc @(END-VIDEOTAPE)_zzq @!COOPER:_zzc So_rr</text:p>
          </table:table-cell>
        </table:table-row>
        <table:table-row table:style-name="ro4" table:visibility="filter">
          <table:table-cell office:value-type="float" office:value="196" calcext:value-type="float">
            <text:p>196</text:p>
          </table:table-cell>
          <table:table-cell table:style-name="ce71" office:value-type="string" calcext:value-type="string">
            <text:p><text:s/>@ the fact that , first of all , that she someone with a history of an addiction got these medications at all . And then she should have been warned that when you</text:p>
          </table:table-cell>
          <table:table-cell table:style-name="ce73" office:value-type="string" calcext:value-type="string">
            <text:p><text:s/>-- any time you prescribe these drugs that alcohol only add to the effects of benzodiazepines , meaning decrease your respiratory drive , decrease patient 's consciousness . The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he_at fact_nn1 that_cst_dd1 ,_y first_md of_io all_db ,_y that_cst she_pphs1 someone_pn1 with_iw a_at1 history_nn1 of_io an_at1 addiction_nn1 got_vvd_vvn these_dd2 medications_nn2 at_rr21 all_rr22 ._y And_cc then_rt she_pphs1 should_vm have_vhi been_vbn warned_vvn that_cst when_cs you_ppy</text:p>
          </table:table-cell>
          <table:table-cell office:value-type="string" calcext:value-type="string">
            <text:p><text:s/>--_nn1_jj any_dd time_nnt1 you_ppy prescribe_vv0 these_dd2 drugs_nn2 that_cst_dd1 alcohol_nn1 only_rr add_vv0 to_ii the_at effects_nn2 of_io benzodiazepines_nn2 ,_y meaning_vvg_nn1 decrease_vv0_nn1 your_appge respiratory_jj drive_nn1 ,_y decrease_vv0_nn1 patient_nn1 's_ge consciousness_nn1 ._y They</text:p>
          </table:table-cell>
        </table:table-row>
        <table:table-row table:style-name="ro4" table:visibility="filter">
          <table:table-cell office:value-type="float" office:value="197" calcext:value-type="float">
            <text:p>197</text:p>
          </table:table-cell>
          <table:table-cell table:style-name="ce71" office:value-type="string" calcext:value-type="string">
            <text:p><text:s text:c="2"/>is a person that back in the day when she was bigger and hotter than she was at this time , everybody in his brother wanted this woman to get sober .</text:p>
          </table:table-cell>
          <table:table-cell table:style-name="ce73" office:value-type="string" calcext:value-type="string">
            <text:p><text:s/>They did n't want to see the golden goose lose her cool . So everyone tried to help her . But at the end of the day , it becomes your responsibilit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1 is_vbz a_at1 person_nn1 that_cst_dd1 back_nn1_rp in_ii the_at day_nnt1 when_rrq she_pphs1 was_vbdz bigger_jjr and_cc hotter_jjr than_csn she_pphs1 was_vbdz at_ii this_dd1 time_nnt1 ,_y everybody_pn1 in_ii his_appge brother_nn1 wanted_vvd this_dd1 woman_nn1 to_to get_vvi sober_jj ._y</text:p>
          </table:table-cell>
          <table:table-cell office:value-type="string" calcext:value-type="string">
            <text:p><text:s/>They_pphs2 did_vdd n't_xx want_vvi to_to see_vvi the_at golden_jj goose_nn1 lose_vv0 her_appge_ppho1 cool_jj_nn1@_rr@ ._y So_rr everyone_pn1 tried_vvd to_to help_vvi her_ppho1 ._y But_ccb at_ii the_at end_nn1 of_io the_at day_nnt1 ,_y it_pph1 becomes_vvz your_appge responsibility_</text:p>
          </table:table-cell>
        </table:table-row>
        <table:table-row table:style-name="ro4" table:visibility="filter">
          <table:table-cell office:value-type="float" office:value="198" calcext:value-type="float">
            <text:p>198</text:p>
          </table:table-cell>
          <table:table-cell table:style-name="ce71" office:value-type="string" calcext:value-type="string">
            <text:p><text:s text:c="2"/>ability to make a living . It was going to be that I was going to die . @!MORGAN: I would imagine , Danny , you look at what happened to Whitney Houston and</text:p>
          </table:table-cell>
          <table:table-cell table:style-name="ce73" office:value-type="string" calcext:value-type="string">
            <text:p><text:s/>you think there but for the grace of God go I. @!BALDWIN: No question . I could have easily been her . I had been in situations before where I felt I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bility_nn1 to_to make_vvi a_at1 living_nn1_jj ._y It_pph1 was_vbdz going_vvgk to_to be_vbi that_cst I_ppis1 was_vbdz going_vvgk to_to die_vvi ._y @!MORGAN:_zzc I_ppis1 would_vm imagine_vvi ,_y Danny_np1 ,_y you_ppy look_vv0 at_ii what_ddq happened_vvd to_ii@ Whitney_np1 Houston_np1 and_cc</text:p>
          </table:table-cell>
          <table:table-cell office:value-type="string" calcext:value-type="string">
            <text:p><text:s/>you_ppy think_vv0 there_rl but_ii21 for_ii22 the_at grace_nn1 of_io God_np1 go_vv0 I._np1 @!BALDWIN:_zzc No_at_uh question_nn1 ._y I_ppis1 could_vm have_vhi easily_rr been_vbn her_ppho1 ._y I_ppis1 had_vhd been_vbn in_ii situations_nn2 before_ii_cs where_rrq_cs I_ppis1 felt_vvd I_</text:p>
          </table:table-cell>
        </table:table-row>
        <table:table-row table:style-name="ro4" table:visibility="filter">
          <table:table-cell office:value-type="float" office:value="199" calcext:value-type="float">
            <text:p>199</text:p>
          </table:table-cell>
          <table:table-cell table:style-name="ce71" office:value-type="string" calcext:value-type="string">
            <text:p><text:s text:c="2"/>arrest . It was bad for me . I had no choice . It was one or the other . I was going to live or I was going to die . @!MORGAN: Daniel</text:p>
          </table:table-cell>
          <table:table-cell table:style-name="ce73" office:value-type="string" calcext:value-type="string">
            <text:p><text:s/>, thank you very much indeed . @!BALDWIN: God bless . @!MORGAN: Coming up next , the one time who also ran is now in a virtual tie for the lead in the Republica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arrest_nn1 ._y It_pph1 was_vbdz bad_jj for_if me_ppio1 ._y I_ppis1 had_vhd no_at choice_nn1 ._y It_pph1 was_vbdz one_mc1 or_cc the_at other_jj_nn1@ ._y I_ppis1 was_vbdz going_vvgk to_to live_vvi or_cc I_ppis1 was_vbdz going_vvgk to_to die_vvi ._y @!MORGAN:_zzc Daniel_np1</text:p>
          </table:table-cell>
          <table:table-cell office:value-type="string" calcext:value-type="string">
            <text:p><text:s/>,_y thank_vv0 you_ppy very_rg much_da1_rr indeed_rr ._y @!BALDWIN:_zzc God_np1 bless_vv0 ._y @!MORGAN:_zzc Coming_vvg up_rp next_md ,_y the_at one_mc1 time_nnt1 who_pnqs also_rr ran_vvd is_vbz now_rt in_ii a_at1 virtual_jj tie_nn1 for_if the_at lead_nn1 in_ii the_at Republican_</text:p>
          </table:table-cell>
        </table:table-row>
        <table:table-row table:style-name="ro4" table:visibility="filter">
          <table:table-cell office:value-type="float" office:value="200" calcext:value-type="float">
            <text:p>200</text:p>
          </table:table-cell>
          <table:table-cell table:style-name="ce71" office:value-type="string" calcext:value-type="string">
            <text:p><text:s/>idate for -- for things that are sort of specious. @!MORGAN: Do you think that Newt Gingrich should pull out now , as some people are suggesting today ? @!SANTORUM: Oh ,</text:p>
          </table:table-cell>
          <table:table-cell table:style-name="ce73" office:value-type="string" calcext:value-type="string">
            <text:p><text:s/>no . I 'm never going to suggest anybody get in or out . That 's their decision . As someone who got called on to get out of the race for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idate_nn1 for_if --_nn1_jj for_if things_nn2 that_cst are_vbr sort_rr21@ of_rr22 specious._nnu @!MORGAN:_zzc Do_vd0 you_ppy think_vvi that_cst_dd1 Newt_np1_vv0_nn1 Gingrich_np1 should_vm pull_vvi out_rp now_rt ,_y as_csa some_dd people_nn are_vbr suggesting_vvg today_rt ?_y @!SANTORUM:_zzc Oh_uh ,_y</text:p>
          </table:table-cell>
          <table:table-cell office:value-type="string" calcext:value-type="string">
            <text:p><text:s/>no_uh ._y I_ppis1 'm_vbm never_rr going_vvgk to_to suggest_vvi anybody_pn1 get_vv0 in_rp@ or_cc out_rp ._y That_dd1 's_vbz their_appge decision_nn1 ._y As_csa someone_pn1 who_pnqs got_vvd called_vvn on_ii21_rp to_ii22_to_ii get_vv0 out_ii21 of_ii22 the_at race_nn1 for_if</text:p>
          </table:table-cell>
        </table:table-row>
        <table:table-row table:style-name="ro4" table:visibility="filter">
          <table:table-cell office:value-type="float" office:value="201" calcext:value-type="float">
            <text:p>201</text:p>
          </table:table-cell>
          <table:table-cell table:style-name="ce71" office:value-type="string" calcext:value-type="string">
            <text:p><text:s text:c="2"/>-- use all the deductions and exclusions that I could have . But I always try to be as straight forward as I could in paying the taxes I -- I</text:p>
          </table:table-cell>
          <table:table-cell table:style-name="ce73" office:value-type="string" calcext:value-type="string">
            <text:p><text:s/>thought I owed . @!MORGAN: And how much money have you earned in those four years ? @!SANTORUM: Cumulatively , just off the top of my head , it 's probably a little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_zz use_nn1_vv0 all_db the_at deductions_nn2 and_cc exclusions_nn2 that_cst I_ppis1 could_vm have_vhi ._y But_ccb I_ppis1 always_rr try_vv0 to_to be_vbi as_rg straight_jj21 forward_jj22 as_csa I_ppis1 could_vm in_ii paying_vvg the_at taxes_nn2 I_mc1%_zz1%_ppis1 --_nn1_jj I_ppis1</text:p>
          </table:table-cell>
          <table:table-cell office:value-type="string" calcext:value-type="string">
            <text:p><text:s/>thought_vvd I_ppis1 owed_vvd ._y @!MORGAN:_zzc And_cc how_rgq@ much_da1 money_nn1 have_vh0 you_ppy earned_vvn in_ii those_dd2 four_mc years_nnt2 ?_y @!SANTORUM:_zzc Cumulatively_rr_np1 ,_y just_rr off_ii_rp the_at top_nn1 of_io my_appge head_nn1 ,_y it_pph1 's_vbz probably_rr a_at1 little_jj</text:p>
          </table:table-cell>
        </table:table-row>
        <table:table-row table:style-name="ro4">
          <table:table-cell office:value-type="float" office:value="202" calcext:value-type="float">
            <text:p>202</text:p>
          </table:table-cell>
          <table:table-cell table:style-name="ce71" office:value-type="string" calcext:value-type="string">
            <text:p><text:s text:c="2"/>very upset about it . @!PINSKY: Yes , that 's right . No dull reported that -- @!GRACE: What do you think , some waiter is going to say , Ms. Houston , I</text:p>
          </table:table-cell>
          <table:table-cell table:style-name="ce73" office:value-type="string" calcext:value-type="string">
            <text:p><text:s/>read in the Enquirer you have a drug problem . I really do n't you should n't drink . That is not going to happen . @!PINSKY: Well , may be God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very_rg upset_jj about_ii it_pph1 ._y @!PINSKY:_zzc Yes_uh ,_y that_dd1 's_vbz right_jj ._y No_at dull_jj reported_vvd_vvn_jj@ that_cst_dd1 --_zz @!GRACE:_zzc What_ddq do_vd0 you_ppy think_vvi ,_y some_dd waiter_nn1 is_vbz going_vvgk to_to say_vvi ,_y Ms._nnb Houston_np1 ,_y I_ppis1</text:p>
          </table:table-cell>
          <table:table-cell office:value-type="string" calcext:value-type="string">
            <text:p><text:s/>read_vv0_vvd in_ii the_at Enquirer_nn1 you_ppy have_vh0 a_at1 drug_nn1 problem_nn1 ._y I_ppis1 really_rr do_vd0 n't_xx you_ppy should_vm n't_xx drink_vvi ._y That_dd1 is_vbz not_xx going_vvgk to_to happen_vvi ._y @!PINSKY:_zzc Well_rr ,_y may_vm be_vbi God_np1_nn1@</text:p>
          </table:table-cell>
        </table:table-row>
        <table:table-row table:style-name="ro4" table:visibility="filter">
          <table:table-cell office:value-type="float" office:value="203" calcext:value-type="float">
            <text:p>203</text:p>
          </table:table-cell>
          <table:table-cell table:style-name="ce71" office:value-type="string" calcext:value-type="string">
            <text:p><text:s/>pph1 's so typical in addicts . @!PINSKY: Well Jennifer , Jennifer . You talked to it last night about our history together . I @ @ @ @ @ @ @ @ @ @ @!PINSKY: When you</text:p>
          </table:table-cell>
          <table:table-cell table:style-name="ce73" office:value-type="string" calcext:value-type="string">
            <text:p><text:s/>were using -- I bet you have no recollection of it , virtually no recollection . You have some ? @!JIMENEZ: I remember chairs being thrown , I remember , you know , being</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ph1 's_vbz so_rg_rr typical_jj in_ii addicts_nn2 ._y @!PINSKY:_zzc Well_rr Jennifer_np1 ,_y Jennifer_np1 ._y You_ppy talked_vvd to_ii it_pph1 last_md night_nnt1 about_ii our_appge history_nn1 together_rl ._y I_ppis1 @_ii @_ii @_ii @_ii @_ii @_ii @_ii @_ii @_ii @_ii @!PINSKY:_zzc When_rrq_cs you_ppy</text:p>
          </table:table-cell>
          <table:table-cell office:value-type="string" calcext:value-type="string">
            <text:p><text:s/>were_vbdr using_vvg --_nn1_jj I_ppis1 bet_vv0 you_ppy have_vh0 no_at recollection_nn1 of_io it_pph1 ,_y virtually_rr no_at recollection_nn1 ._y You_ppy have_vh0 some_dd ?_y @!JIMENEZ:_zzc I_ppis1 remember_vv0 chairs_nn2 being_vbg thrown_vvn ,_y I_ppis1 remember_vv0 ,_y you_ppy know_vv0 ,_y being_vb</text:p>
          </table:table-cell>
        </table:table-row>
        <table:table-row table:style-name="ro4" table:visibility="filter">
          <table:table-cell office:value-type="float" office:value="204" calcext:value-type="float">
            <text:p>204</text:p>
          </table:table-cell>
          <table:table-cell table:style-name="ce71" office:value-type="string" calcext:value-type="string">
            <text:p><text:s text:c="2"/>you never felt better and stuff , but it 's incumbent upon us as physicians to know that you have addiction and give you appropriate referral . Are you sober</text:p>
          </table:table-cell>
          <table:table-cell table:style-name="ce73" office:value-type="string" calcext:value-type="string">
            <text:p><text:s/>now ? @!MINDY: Yes , I am. @!PINSKY: God bless you . Congratulations . Well done . Thank you for bringing that up . I 'm going to get to an e-mail now from someon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o2 you_ppy never_rr felt_vvn_vvd better_rrr_jjr and_cc stuff_nn1 ,_y but_ccb it_pph1 's_vbz incumbent_jj_nn1 upon_ii us_ppio2 as_csa_ii@ physicians_nn2 to_to know_vvi that_cst you_ppy have_vh0 addiction_nn1 and_cc give_vvi you_ppy appropriate_jj_vv0@ referral_nn1 ._y Are_vbr you_ppy sober_vv0@</text:p>
          </table:table-cell>
          <table:table-cell office:value-type="string" calcext:value-type="string">
            <text:p><text:s/>now_rt ?_y @!MINDY:_zzc Yes_uh ,_y I_mc1%_ppis1 am._ra @!PINSKY:_zzc God_np1 bless_vv0 you_ppy ._y Congratulations_nn2 ._y Well_rr done_vdn ._y Thank_vv0 you_ppy for_if bringing_vvg that_dd1 up_rp ._y I_ppis1 'm_vbm going_vvgk to_to get_vvi to_ii an_at1 e-mail_nn1 now_rt from_ii someone_</text:p>
          </table:table-cell>
        </table:table-row>
        <table:table-row table:style-name="ro4" table:visibility="filter">
          <table:table-cell office:value-type="float" office:value="205" calcext:value-type="float">
            <text:p>205</text:p>
          </table:table-cell>
          <table:table-cell table:style-name="ce71" office:value-type="string" calcext:value-type="string">
            <text:p><text:s text:c="2"/>go to his office . @!PINSKY: Good . You 're in drug test . That 's the only objective test we have for addiction . That 's all we got . We 've</text:p>
          </table:table-cell>
          <table:table-cell table:style-name="ce73" office:value-type="string" calcext:value-type="string">
            <text:p><text:s/>got nothing else . I got a Facebook -- thank you for calling , my dear . This is from robin . " I 'm sick to death of everyone in the media blami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y go_vv0 to_ii his_appge office_nn1 ._y @!PINSKY:_zzc Good_jj_np1@ ._y You_ppy 're_vbr in_ii drug_nn1 test_nn1 ._y That_dd1 's_vbz the_at only_jj objective_nn1_jj test_vv0_nn1 we_ppis2 have_vh0 for_if addiction_nn1 ._y That_dd1 's_vbz all_db we_ppis2 got_vvd ._y We_ppis2 've_vh0</text:p>
          </table:table-cell>
          <table:table-cell office:value-type="string" calcext:value-type="string">
            <text:p><text:s/>got_vvn nothing_pn1 else_rr ._y I_ppis1 got_vvd a_at1 Facebook_nn1 --_nn1 thank_vv0 you_ppy for_if calling_vvg ,_y my_appge dear_nn1_jj ._y This_dd1 is_vbz from_ii robin_nn1 ._y "_y I_ppis1 'm_vbm sick_jj to_ii death_nn1 of_io everyone_pn1 in_ii the_at media_nn blaming_vvg</text:p>
          </table:table-cell>
        </table:table-row>
        <table:table-row table:style-name="ro4" table:visibility="filter">
          <table:table-cell office:value-type="float" office:value="206" calcext:value-type="float">
            <text:p>206</text:p>
          </table:table-cell>
          <table:table-cell table:style-name="ce71" office:value-type="string" calcext:value-type="string">
            <text:p><text:s text:c="2"/>@!BROMLEY: To be around that behavior , what is it showing the daughter ? @!GILBERT: Obviously , it 's a very sad situation across the board , but again , we keep talking about</text:p>
          </table:table-cell>
          <table:table-cell table:style-name="ce73" office:value-type="string" calcext:value-type="string">
            <text:p><text:s/>, like we did with Michael Jackson , God rest his soul . We keep talking about the nights before , the days leading up to the death . When are we going t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ROMLEY:_zzc To_to be_vbi around_ii_rp that_dd1 behavior_nn1 ,_y what_ddq is_vbz it_pph1 showing_vvg the_at daughter_nn1 ?_y @!GILBERT:_zzc Obviously_rr ,_y it_pph1 's_vbz a_at1 very_rg sad_jj situation_nn1 across_ii the_at board_nn1 ,_y but_ccb again_rt ,_y we_ppis2 keep_vv0 talking_vvg about_ii</text:p>
          </table:table-cell>
          <table:table-cell office:value-type="string" calcext:value-type="string">
            <text:p><text:s/>,_y like_cs%_vv0@ we_ppis2 did_vdd with_iw Michael_np1 Jackson_np1 ,_y God_np1 rest_vv0 his_appge soul_nn1 ._y We_ppis2 keep_vv0 talking_vvg about_ii the_at nights_nnt2 before_rt ,_y the_at days_nnt2 leading_vvg up_ii21 to_ii22 the_at death_nn1 ._y When_rrq are_vbr we_ppis2 going_vvgk to_to</text:p>
          </table:table-cell>
        </table:table-row>
        <table:table-row table:style-name="ro4" table:visibility="filter">
          <table:table-cell office:value-type="float" office:value="207" calcext:value-type="float">
            <text:p>207</text:p>
          </table:table-cell>
          <table:table-cell table:style-name="ce71" office:value-type="string" calcext:value-type="string">
            <text:p><text:s text:c="2"/>Drew Pinsky are here to weigh in on the dangers of mixing booze and pills . Something which goes beyond or far beyond what may have happened to Whitney Houston . It</text:p>
          </table:table-cell>
          <table:table-cell table:style-name="ce73" office:value-type="string" calcext:value-type="string">
            <text:p><text:s/>was a conversation I urge you to listen to . It was eye-opening for me . We just did it right before the show began . First , though , here 's what investigator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Drew_np1 Pinsky_np1 are_vbr here_rl to_to weigh_vvi in_rp@ on_ii the_at dangers_nn2 of_io mixing_vvg_nn1 booze_nn1 and_cc pills_nn2 ._y Something_pn1 which_ddq goes_vvz beyond_rl@_ii or_cc far_rr_jj beyond_ii what_ddq may_vm have_vhi happened_vvn@ to_ii@ Whitney_np1 Houston_np1 ._y It_pph1</text:p>
          </table:table-cell>
          <table:table-cell office:value-type="string" calcext:value-type="string">
            <text:p><text:s/>was_vbdz a_at1 conversation_nn1 I_ppis1 urge_vv0 you_ppy to_to listen_vvi to_ii ._y It_pph1 was_vbdz eye-opening_jj for_if me_ppio1 ._y We_ppis2 just_rr did_vdd it_pph1 right_rr before_ii_cs the_at show_nn1 began_vvd ._y First_md ,_y though_cs_rr@ ,_y here_rl 's_vbz what_ddq investigators_</text:p>
          </table:table-cell>
        </table:table-row>
        <table:table-row table:style-name="ro4">
          <table:table-cell office:value-type="float" office:value="208" calcext:value-type="float">
            <text:p>208</text:p>
          </table:table-cell>
          <table:table-cell table:style-name="ce71" office:value-type="string" calcext:value-type="string">
            <text:p><text:s text:c="2"/>be as simple as alcohol in combination with a drug like Xanax or one or two other drugs ? @!PINSKY: Yes . @!COOPER: Because I mean do n't plenty of people --</text:p>
          </table:table-cell>
          <table:table-cell table:style-name="ce73" office:value-type="string" calcext:value-type="string">
            <text:p><text:s/>@!PINSKY: Yes , that -- @!COOPER: -- take Xanax also drink and not @ @ @ @ @ @ @ @ @ @ know , I have been getting so -- people are accusing me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vm be_vbi as_rg simple_jj as_csa alcohol_nn1 in_ii combination_nn1 with_iw a_at1 drug_nn1 like_ii Xanax_np1_nn1 or_cc one_mc1 or_cc two_mc other_jj drugs_nn2 ?_y @!PINSKY:_zzc Yes_uh ._y @!COOPER:_zzc Because_cs I_ppis1 mean_vv0 do_vd0 n't_xx plenty_pn of_io people_nn --_zz</text:p>
          </table:table-cell>
          <table:table-cell office:value-type="string" calcext:value-type="string">
            <text:p><text:s/>@!PINSKY:_zzc Yes_uh ,_y that_dd1_cst --_zz @!COOPER:_zzc --_nn1_jj take_vv0_nn1% Xanax_vv0_nn1_np1 also_rr drink_vv0 and_cc not_xx @_ii @_ii @_ii @_ii @_ii @_ii @_ii @_ii @_ii @_ii know_vv0 ,_y I_ppis1 have_vh0 been_vbn getting_vvg so_rg_rr --_zz people_nn are_vbr accusing_vvg me_ppio1</text:p>
          </table:table-cell>
        </table:table-row>
        <table:table-row table:style-name="ro4" table:visibility="filter">
          <table:table-cell office:value-type="float" office:value="209" calcext:value-type="float">
            <text:p>209</text:p>
          </table:table-cell>
          <table:table-cell table:style-name="ce71" office:value-type="string" calcext:value-type="string">
            <text:p><text:s text:c="2"/>somebody going to multiple doctors for different kinds of prescriptions and we 've seen people do that in the past . There 's no evidence Whitney Houston did that . The coroners</text:p>
          </table:table-cell>
          <table:table-cell table:style-name="ce73" office:value-type="string" calcext:value-type="string">
            <text:p><text:s/>said they want to rule that out that 's why they 're now subpoenaing and in contact with the pharmacies and doctors . But you had actually done a report on jus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0 somebody_pn1 going_vvg to_ii multiple_jj_nn1 doctors_nn2 for_if different_jj kinds_nn2 of_io prescriptions_nn2 and_cc we_ppis2 've_vh0 seen_vvn people_nn do_vdi that_dd1 in_ii the_at past_nn1 ._y There_ex 's_vbz no_at evidence_nn1 Whitney_np1 Houston_np1 did_vdd that_dd1 ._y The_at coroners_nn2</text:p>
          </table:table-cell>
          <table:table-cell office:value-type="string" calcext:value-type="string">
            <text:p><text:s/>said_vvd they_pphs2 want_vv0 to_to rule_vvi that_dd1 out_rp that_dd1 's_vbz why_rrq they_pphs2 're_vbr now_rt subpoenaing_vvg and_cc in_ii31 contact_ii32 with_ii33 the_at pharmacies_nn2 and_cc doctors_nn2 ._y But_ccb you_ppy had_vhd actually_rr done_vdn a_at1 report_nn1 on_ii_rp@ just_rr</text:p>
          </table:table-cell>
        </table:table-row>
        <table:table-row table:style-name="ro4" table:visibility="filter">
          <table:table-cell office:value-type="float" office:value="210" calcext:value-type="float">
            <text:p>210</text:p>
          </table:table-cell>
          <table:table-cell table:style-name="ce71" office:value-type="string" calcext:value-type="string">
            <text:p><text:s/>ii reporters last night , Rick Santorum was asked about Washington State 's recent vote to legalize same-sex marriage . Here 's what he said . @(BEGIN-VIDEO-CLIP) @!RICK-SANTORUM-@1R@: I</text:p>
          </table:table-cell>
          <table:table-cell table:style-name="ce73" office:value-type="string" calcext:value-type="string">
            <text:p><text:s/>said I think this is a national issue . We ca n't have two marriage laws . We have to have consistency in what marriage is . I think we need to hav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i reporters_nn2 last_md night_nnt1 ,_y Rick_np1 Santorum_np1_nn1 was_vbdz asked_vvn@ about_ii Washington_np1 State_nn1 's_ge recent_jj vote_nn1 to_to legalize_vvi same-sex_jj_nn1 marriage_nn1 ._y Here_rl 's_vbz what_ddq he_pphs1 said_vvd ._y @(BEGIN-VIDEO-CLIP)_zzq @!RICK-SANTORUM-@1R@:_zzc I_ppis1</text:p>
          </table:table-cell>
          <table:table-cell office:value-type="string" calcext:value-type="string">
            <text:p><text:s/>said_vvd I_ppis1 think_vv0 this_dd1 is_vbz a_at1 national_jj issue_nn1 ._y We_ppis2 ca_vm n't_xx have_vhi two_mc marriage_nn1 laws_nn2 ._y We_ppis2 have_vh0 to_to have_vhi consistency_nn1 in_ii what_ddq marriage_nn1 is_vbz ._y I_ppis1 think_vv0 we_ppis2 need_vv0 to_to have_vhi</text:p>
          </table:table-cell>
        </table:table-row>
        <table:table-row table:style-name="ro4" table:visibility="filter">
          <table:table-cell office:value-type="float" office:value="211" calcext:value-type="float">
            <text:p>211</text:p>
          </table:table-cell>
          <table:table-cell table:style-name="ce71" office:value-type="string" calcext:value-type="string">
            <text:p><text:s text:c="2"/>he 's really not going to be able to do that . @!COOPER: Bill , Ari , appreciate your time . Thank you , guys . Just ahead , Iran stages a public showing of</text:p>
          </table:table-cell>
          <table:table-cell table:style-name="ce73" office:value-type="string" calcext:value-type="string">
            <text:p><text:s/>what it call advance in its nuclear program . We 'll see how the Obama administration reacted . And an expensive Rolex watch vanished in the Florida airport 's securit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e_pphs1 's_vbz really_rr not_xx going_vvgk to_to be_vbi able_jk to_to do_vdi that_dd1 ._y @!COOPER:_zzc Bill_np1_nn1 ,_y Ari_np1 ,_y appreciate_vv0 your_appge time_nnt1 ._y Thank_vv0 you_ppy ,_y guys_nn2 ._y Just_rr ahead_rl ,_y Iran_np1 stages_vvz@ a_at1 public_jj_nn1 showing_nn1@ of_io</text:p>
          </table:table-cell>
          <table:table-cell office:value-type="string" calcext:value-type="string">
            <text:p><text:s/>what_ddq it_pph1 call_vv0_nn1 advance_nn1_vv0 in_ii its_appge nuclear_jj program_nn1 ._y We_ppis2 'll_vm see_vvi how_rrq the_at Obama_np1_nn1@ administration_nn1 reacted_vvd ._y And_cc an_at1 expensive_jj Rolex_nn1 watch_nn1 vanished_vvd_vvn@ in_ii the_at Florida_np1 airport_nn1 's_ge security_nn1</text:p>
          </table:table-cell>
        </table:table-row>
        <table:table-row table:style-name="ro4" table:visibility="filter">
          <table:table-cell office:value-type="float" office:value="212" calcext:value-type="float">
            <text:p>212</text:p>
          </table:table-cell>
          <table:table-cell table:style-name="ce71" office:value-type="string" calcext:value-type="string">
            <text:p><text:s/>@ @ @ take that under consideration when answering that lady 's question . The coroner 's office , so we know , it is an investigation . They want to know what she</text:p>
          </table:table-cell>
          <table:table-cell table:style-name="ce73" office:value-type="string" calcext:value-type="string">
            <text:p><text:s/>consumed so they know how she died . @!GRACE: Back to a special guest , Pastor Shirley Caesar who sang with Whitney Houston at the Grammys . Pastor Caesar , thank you f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i @_ii @_ii take_vvi that_cst_dd1 under_ii consideration_nn1 when_cs answering_vvg that_dd1_cst lady_nn1 's_ge question_nn1 ._y The_at coroner_nn1 's_ge office_nn1 ,_y so_cs@_rr we_ppis2 know_vv0 ,_y it_pph1 is_vbz an_at1 investigation_nn1 ._y They_pphs2 want_vv0 to_to know_vvi what_ddq she_pphs1</text:p>
          </table:table-cell>
          <table:table-cell office:value-type="string" calcext:value-type="string">
            <text:p><text:s/>consumed_vvd so_rr_cs@ they_pphs2 know_vv0 how_rrq she_pphs1 died_vvd ._y @!GRACE:_zzc Back_nn1_rp to_ii a_at1 special_jj guest_nn1 ,_y Pastor_nn1 Shirley_np1 Caesar_np1 who_pnqs sang_vvd with_iw Whitney_np1 Houston_np1 at_ii the_at Grammys_nn2_np1 ._y Pastor_nn1 Caesar_np1 ,_y thank_vv0 you_ppy fo</text:p>
          </table:table-cell>
        </table:table-row>
        <table:table-row table:style-name="ro4" table:visibility="filter">
          <table:table-cell office:value-type="float" office:value="213" calcext:value-type="float">
            <text:p>213</text:p>
          </table:table-cell>
          <table:table-cell table:style-name="ce71" office:value-type="string" calcext:value-type="string">
            <text:p><text:s/>py have limited options and in this case , what Iran is doing is sending a very clear message that they are intent on producing a nuclear capability and everyone agrees , the IAEA</text:p>
          </table:table-cell>
          <table:table-cell table:style-name="ce73" office:value-type="string" calcext:value-type="string">
            <text:p><text:s/>included that we have to assume that this development is for military purposes . It clearly has the ability to be used for military purposes , so it would be foolhardy for anyon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y have_vh0 limited_vvn options_nn2 and_cc in_ii this_dd1 case_nn1 ,_y what_ddq Iran_np1 is_vbz doing_vdg is_vbz sending_vvg a_at1 very_rg clear_jj message_nn1 that_cst they_pphs2 are_vbr intent_jj on_ii producing_vvg a_at1 nuclear_jj capability_nn1 and_cc everyone_pn1 agrees_vvz ,_y the_at IAEA_np1</text:p>
          </table:table-cell>
          <table:table-cell office:value-type="string" calcext:value-type="string">
            <text:p><text:s/>included_vvd that_cst we_ppis2 have_vh0 to_to assume_vvi that_cst this_dd1 development_nn1 is_vbz for_if military_jj purposes_nn2 ._y It_pph1 clearly_rr has_vhz the_at ability_nn1 to_to be_vbi used_vvn for_if military_jj purposes_nn2 ,_y so_cs@_rr it_pph1 would_vm be_vbi foolhardy_jj for_if anyone_</text:p>
          </table:table-cell>
        </table:table-row>
        <table:table-row table:style-name="ro4" table:visibility="filter">
          <table:table-cell office:value-type="float" office:value="214" calcext:value-type="float">
            <text:p>214</text:p>
          </table:table-cell>
          <table:table-cell table:style-name="ce71" office:value-type="string" calcext:value-type="string">
            <text:p><text:s text:c="2"/>we do n't have an embassy presence there and we have n't for a while , so we work through our allies quite a bit , Erin , to gather this intelligence</text:p>
          </table:table-cell>
          <table:table-cell table:style-name="ce73" office:value-type="string" calcext:value-type="string">
            <text:p><text:s/>, but we do have , as General Marks know , all sorts of intelligence platforms that are gathering @ @ @ @ @ @ @ @ @ @ pretty good idea as he stated with NI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e_ppis2 do_vd0 n't_xx have_vhi an_at1 embassy_nn1 presence_nn1 there_rl and_cc we_ppis2 have_vh0 n't_xx for_if a_at1 while_nnt1@ ,_y so_cs@_rr we_ppis2 work_vv0 through_ii_rp@ our_appge allies_nn2 quite_rg a_rr21 bit_rr22 ,_y Erin_np1 ,_y to_to gather_vvi this_dd1 intelligence_nn1</text:p>
          </table:table-cell>
          <table:table-cell office:value-type="string" calcext:value-type="string">
            <text:p><text:s/>,_y but_ccb we_ppis2 do_vd0 have_vhi ,_y as_csa General_jj Marks_nn2@_np1 know_vv0 ,_y all_db sorts_nn2 of_io intelligence_nn1 platforms_nn2 that_cst are_vbr gathering_vvg_jj@ @_ii @_ii @_ii @_ii @_ii @_ii @_ii @_ii @_ii @_ii pretty_rg_jj good_jj idea_nn1 as_csa he_pphs1 stated_vvd with_iw NIE_nn1_</text:p>
          </table:table-cell>
        </table:table-row>
        <table:table-row table:style-name="ro4" table:visibility="filter">
          <table:table-cell office:value-type="float" office:value="215" calcext:value-type="float">
            <text:p>215</text:p>
          </table:table-cell>
          <table:table-cell table:style-name="ce71" office:value-type="string" calcext:value-type="string">
            <text:p><text:s/>mney who was then the conservative candidate . There was criticism among the activists that John McCain , the center right establishment candidate cleaned it up too fast . They</text:p>
          </table:table-cell>
          <table:table-cell table:style-name="ce73" office:value-type="string" calcext:value-type="string">
            <text:p><text:s/>said you know what , we 're going to open it up . We 're going to have proportional . Well now that process ironically is really hurting them and then today Tex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mney_np1 who_pnqs was_vbdz then_rt the_at conservative_jj_nn1 candidate_nn1 ._y There_ex was_vbdz criticism_nn1 among_ii the_at activists_nn2 that_cst John_np1 McCain_np1 ,_y the_at center_nn1 right_nn1_jj establishment_nn1 candidate_nn1 cleaned_vvd_vvn it_pph1 up_rp too_rg fast_rr_jj ._y They_pphs2</text:p>
          </table:table-cell>
          <table:table-cell office:value-type="string" calcext:value-type="string">
            <text:p><text:s/>said_vvd you_ppy know_vv0 what_ddq ,_y we_ppis2 're_vbr going_vvgk to_to open_vvi it_pph1 up_rp ._y We_ppis2 're_vbr going_vvgk to_to have_vhi proportional_jj ._y Well_rr now_cs21 that_cs22 process_nn1_vv0 ironically_rr is_vbz really_rr hurting_vvg them_ppho2 and_cc then_rt today_rt Texas_np1</text:p>
          </table:table-cell>
        </table:table-row>
        <table:table-row table:style-name="ro4" table:visibility="filter">
          <table:table-cell office:value-type="float" office:value="216" calcext:value-type="float">
            <text:p>216</text:p>
          </table:table-cell>
          <table:table-cell table:style-name="ce71" office:value-type="string" calcext:value-type="string">
            <text:p><text:s text:c="2"/>, it would look like a loving family . Was this a sham house and when did @ @ @ @ @ @ @ @ @ @ , the quick answer may be is yes , it was</text:p>
          </table:table-cell>
          <table:table-cell table:style-name="ce73" office:value-type="string" calcext:value-type="string">
            <text:p><text:s/>a sham house . He rented it in October say investigators . I just got off the phone a little while ago with them and they say they believe that because the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it_pph1 would_vm look_vvi like_ii_cs a_at1 loving_jj family_nn1 ._y Was_vbdz this_dd1_rg% a_at1 sham_nn1_jj@ house_nn1 and_cc when_rrq did_vdd @_ii @_ii @_ii @_ii @_ii @_ii @_ii @_ii @_ii @_ii ,_y the_at quick_jj answer_nn1 may_vm be_vbi is_vbz yes_uh ,_y it_pph1 was_vbdz</text:p>
          </table:table-cell>
          <table:table-cell office:value-type="string" calcext:value-type="string">
            <text:p><text:s/>a_at1 sham_nn1_jj@ house_nn1 ._y He_pphs1 rented_vvd it_pph1 in_ii October_npm1 say_vv0 investigators_nn2 ._y I_ppis1 just_rr got_vvd off_ii_rp the_at phone_nn1 a_at1 little_jj while_nnt1 ago_ra with_iw them_ppho2 and_cc they_pphs2 say_vv0 they_pphs2 believe_vv0 that_cst because_cs there_ex</text:p>
          </table:table-cell>
        </table:table-row>
        <table:table-row table:style-name="ro4" table:visibility="filter">
          <table:table-cell office:value-type="float" office:value="217" calcext:value-type="float">
            <text:p>217</text:p>
          </table:table-cell>
          <table:table-cell table:style-name="ce71" office:value-type="string" calcext:value-type="string">
            <text:p><text:s text:c="2"/>mom Michelle Young ripped someone 's hair out as she was murdered . An expert witness says that hair was not her husband 's . So who 's @ @ @ @ @ @ @</text:p>
          </table:table-cell>
          <table:table-cell table:style-name="ce73" office:value-type="string" calcext:value-type="string">
            <text:p><text:s/>@ @ @ , Jason Young 's , retrial create another hung jury ? And cops say the house Josh Powell blew up while he was inside with his two little boys was a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mom_nn1 Michelle_np1 Young_np1 ripped_vvd someone_pn1 's_ge hair_nn1 out_rp as_csa she_pphs1 was_vbdz murdered_vvn ._y An_at1 expert_nn1_jj@ witness_nn1 says_vvz that_dd1_cst hair_nn1 was_vbdz not_xx her_appge husband_nn1 's_ge ._y So_rr who_pnqs 's_vbz_vhz@ @_ii @_ii @_ii @_ii @_ii @_ii @_ii</text:p>
          </table:table-cell>
          <table:table-cell office:value-type="string" calcext:value-type="string">
            <text:p><text:s/>@_ii @_ii @_ii ,_y Jason_np1 Young_np1 's_ge_vbz ,_y retrial_nn1 create_vv0 another_dd1 hung_jj@_vvd jury_nn1 ?_y And_cc cops_nn2 say_vv0 the_at house_nn1 Josh_np1 Powell_np1 blew_vvd up_rp while_cs he_pphs1 was_vbdz inside_rl with_iw his_appge two_mc little_jj boys_nn2 was_vbdz a_at1</text:p>
          </table:table-cell>
        </table:table-row>
        <table:table-row table:style-name="ro4" table:visibility="filter">
          <table:table-cell office:value-type="float" office:value="218" calcext:value-type="float">
            <text:p>218</text:p>
          </table:table-cell>
          <table:table-cell table:style-name="ce71" office:value-type="string" calcext:value-type="string">
            <text:p><text:s/>they can be part of the solution . @!VELEZ-MITCHELL: Well , do you think that Congress has the political will to do something about this , because would n't the members of Congress</text:p>
          </table:table-cell>
          <table:table-cell table:style-name="ce73" office:value-type="string" calcext:value-type="string">
            <text:p><text:s/>who actually stood up and said enough with this get targeted by the very powerful lobbyists that do n't want to see the use of prescription drugs diminish ? @!BONO-MACK: Well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hey_pphs2 can_vm be_vbi part_nn1 of_io the_at solution_nn1 ._y @!VELEZ-MITCHELL:_zzc Well_rr ,_y do_vd0 you_ppy think_vvi that_dd1_cst Congress_nn1 has_vhz the_at political_jj will_nn1@ to_to do_vdi something_pn1 about_ii this_dd1 ,_y because_cs would_vm n't_xx the_at members_nn2 of_io Congress_nn1</text:p>
          </table:table-cell>
          <table:table-cell office:value-type="string" calcext:value-type="string">
            <text:p><text:s/>who_pnqs actually_rr stood_vvd_vvn@ up_rp and_cc said_vvd enough_rr with_iw this_dd1 get_vv0 targeted_vvn by_ii the_at very_rg powerful_jj lobbyists_nn2 that_cst do_vd0 n't_xx want_vvi to_to see_vvi the_at use_nn1 of_io prescription_nn1 drugs_nn2 diminish_vv0 ?_y @!BONO-MACK:_zzc Well_rr ,_y</text:p>
          </table:table-cell>
        </table:table-row>
        <table:table-row table:style-name="ro4" table:visibility="filter">
          <table:table-cell office:value-type="float" office:value="219" calcext:value-type="float">
            <text:p>219</text:p>
          </table:table-cell>
          <table:table-cell table:style-name="ce71" office:value-type="string" calcext:value-type="string">
            <text:p><text:s text:c="2"/>final comment was , you know , all of this would just go away if you 'd let me have a girl on the side . @(END-VIDEO-CLIP) @!VELEZ-MITCHELL: Matt Semino , we always wonder</text:p>
          </table:table-cell>
          <table:table-cell table:style-name="ce73" office:value-type="string" calcext:value-type="string">
            <text:p><text:s/>, why do these men who want their freedom get married , and when they do n't have their freedom anymore , they have mistresses , why do n't they at least d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final_jj_nn1 comment_nn1 was_vbdz ,_y you_ppy know_vv0 ,_y all_db of_io this_dd1 would_vm just_rr go_vvi away_rl if_cs you_ppy 'd_vm let_vvi me_ppio1 have_vhi a_at1 girl_nn1 on_ii the_at side_nn1 ._y @(END-VIDEO-CLIP)_zzq @!VELEZ-MITCHELL:_zzc Matt_np1 Semino_np1 ,_y we_ppis2 always_rr wonder_vv0</text:p>
          </table:table-cell>
          <table:table-cell office:value-type="string" calcext:value-type="string">
            <text:p><text:s/>,_y why_rrq do_vd0 these_dd2 men_nn2 who_pnqs want_vv0 their_appge freedom_nn1 get_vv0 married_vvn ,_y and_cc when_cs_rrq they_pphs2 do_vd0 n't_xx have_vhi their_appge freedom_nn1 anymore_rr ,_y they_pphs2 have_vh0 mistresses_nn2 ,_y why_rrq do_vd0 n't_xx they_pphs2 at_rr21 least_rr22 do_</text:p>
          </table:table-cell>
        </table:table-row>
        <table:table-row table:style-name="ro4" table:visibility="filter">
          <table:table-cell office:value-type="float" office:value="220" calcext:value-type="float">
            <text:p>220</text:p>
          </table:table-cell>
          <table:table-cell table:style-name="ce71" office:value-type="string" calcext:value-type="string">
            <text:p><text:s/>) ? What is in the kitchen ? Nothing . The question really is , did he set all this up to kill them ? Because it was just a place to do it ? Or</text:p>
          </table:table-cell>
          <table:table-cell table:style-name="ce73" office:value-type="string" calcext:value-type="string">
            <text:p><text:s/>was this just something to say I want to have the kids so you can look at this and you 'll have a blind eye to the fact that I d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zzq ?_y What_ddq is_vbz in_ii the_at kitchen_nn1 ?_y Nothing_pn1 ._y The_at question_nn1 really_rr is_vbz ,_y did_vdd he_pphs1 set_vvi all_db this_dd1 up_rp to_to kill_vvi them_ppho2 ?_y Because_cs it_pph1 was_vbdz just_rr a_at1 place_nn1 to_to do_vdi it_pph1 ?_y Or_cc</text:p>
          </table:table-cell>
          <table:table-cell office:value-type="string" calcext:value-type="string">
            <text:p><text:s/>was_vbdz this_dd1_rg% just_jj something_pn1 to_to say_vvi I_ppis1 want_vv0 to_to have_vhi the_at kids_nn2 so_cs@_rr you_ppy can_vm look_vvi at_ii this_dd1 and_cc you_ppy 'll_vm have_vhi a_at1 blind_jj eye_nn1 to_ii the_at fact_nn1 that_cst I_ppis1 do_vd0</text:p>
          </table:table-cell>
        </table:table-row>
        <table:table-row table:style-name="ro4" table:visibility="filter">
          <table:table-cell office:value-type="float" office:value="221" calcext:value-type="float">
            <text:p>221</text:p>
          </table:table-cell>
          <table:table-cell table:style-name="ce71" office:value-type="string" calcext:value-type="string">
            <text:p><text:s/>io2 over and over they 're going to arrest for the murder of Susan . This goes back to august when they made these promises . @!VELEZ-MITCHELL: Unbelievable . On the other side , you</text:p>
          </table:table-cell>
          <table:table-cell table:style-name="ce73" office:value-type="string" calcext:value-type="string">
            <text:p><text:s/>said the hits keep coming . There is another bizarre development and it really is too bizarre for words almost . Next @!ROBIN-LEANNE-SNYDE: I was standing behind Charlie . Charlie looke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o2 over_rp and_cc over_rp they_pphs2 're_vbr going_vvgk to_to arrest_vvi for_if the_at murder_nn1 of_io Susan_np1 ._y This_dd1 goes_vvz back_rp to_ii august_jj when_cs they_pphs2 made_vvd these_dd2 promises_nn2 ._y @!VELEZ-MITCHELL:_zzc Unbelievable_jj ._y On_ii the_at other_jj side_nn1 ,_y you_ppy</text:p>
          </table:table-cell>
          <table:table-cell office:value-type="string" calcext:value-type="string">
            <text:p><text:s/>said_vvd the_at hits_nn2 keep_vv0 coming_vvg_nn1@ ._y There_ex is_vbz another_dd1 bizarre_jj development_nn1 and_cc it_pph1 really_rr is_vbz too_rg bizarre_jj for_if words_nn2 almost_rr ._y Next_md @!ROBIN-LEANNE-SNYDE:_zzc I_ppis1 was_vbdz standing_vvg behind_ii Charlie_np1 ._y Charlie_np1 looked_</text:p>
          </table:table-cell>
        </table:table-row>
        <table:table-row table:style-name="ro4" table:visibility="filter">
          <table:table-cell office:value-type="float" office:value="222" calcext:value-type="float">
            <text:p>222</text:p>
          </table:table-cell>
          <table:table-cell table:style-name="ce71" office:value-type="string" calcext:value-type="string">
            <text:p><text:s text:c="2"/>think it 's not bridgeable . He 's got to back down totally and concede that no government can come between man and God . @!VAN-SUSTEREN: All right , not to be too</text:p>
          </table:table-cell>
          <table:table-cell table:style-name="ce73" office:value-type="string" calcext:value-type="string">
            <text:p><text:s/>flip , every single Catholic hospital , which it apply to the hospitals , not to the churches , has a chapel . I 'd just rename all the hospitals a church and th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ink_vv0 it_pph1 's_vbz not_xx bridgeable_jj ._y He_pphs1 's_vhz got_vvn to_ii@_to back_nn1 down_rp totally_rr and_cc concede_vv0 that_cst no_at government_nn1 can_vm come_vvi between_ii man_nn1 and_cc God_np1 ._y @!VAN-SUSTEREN:_zzc All_rr21 right_rr22 ,_y not_xx to_to be_vbi too_rr@_rg</text:p>
          </table:table-cell>
          <table:table-cell office:value-type="string" calcext:value-type="string">
            <text:p><text:s/>flip_vv0_nn1 ,_y every_at1 single_jj Catholic_jj_nn1 hospital_nn1 ,_y which_ddq it_pph1 apply_vv0 to_ii the_at hospitals_nn2 ,_y not_xx to_ii the_at churches_nn2 ,_y has_vhz a_at1 chapel_nn1 ._y I_ppis1 'd_vm just_rr rename_vvi all_db the_at hospitals_nn2 a_at1 church_nn1 and_cc that_</text:p>
          </table:table-cell>
        </table:table-row>
        <table:table-row table:style-name="ro4" table:visibility="filter">
          <table:table-cell office:value-type="float" office:value="223" calcext:value-type="float">
            <text:p>223</text:p>
          </table:table-cell>
          <table:table-cell table:style-name="ce71" office:value-type="string" calcext:value-type="string">
            <text:p><text:s/>n1 . Our chief political correspondent , Carl Cameron , reports the new frontrunner is going on offense. @(BEGIN-VIDEOTAPE) @!CARL-CAMERON-FOX-: Riding his recent lead in @ @ @ @ @ @ @</text:p>
          </table:table-cell>
          <table:table-cell table:style-name="ce73" office:value-type="string" calcext:value-type="string">
            <text:p><text:s/>@ @ @ North Dakota , a Super Tuesday state that votes in three weeks and tried to shackle Mitt Romney to President Obama on healthcare . @!RICK-SANTORUM-@1R: They believe in top</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1 ._y Our_appge chief_jj_nn1 political_jj correspondent_nn1 ,_y Carl_np1 Cameron_np1 ,_y reports_vvz the_at new_jj frontrunner_nn1 is_vbz going_vvg on_ii_rp@ offense._nnu @(BEGIN-VIDEOTAPE)_zzq @!CARL-CAMERON-FOX-:_zzc Riding_vvg his_appge recent_jj lead_nn1 in_ii @_ii @_ii @_ii @_ii @_ii @_ii @_ii</text:p>
          </table:table-cell>
          <table:table-cell office:value-type="string" calcext:value-type="string">
            <text:p><text:s/>@_ii @_ii @_ii North_nd1 Dakota_np1 ,_y a_at1 Super_jj Tuesday_npd1 state_vv0 that_cst votes_nn2 in_ii three_mc weeks_nnt2 and_cc tried_vvd to_to shackle_vvi Mitt_np1 Romney_np1 to_ii President_nnb Obama_np1 on_ii healthcare_nn1 ._y @!RICK-SANTORUM-@1R:_zzc They_pphs2 believe_vv0 in_ii_rp@ top_nn1_</text:p>
          </table:table-cell>
        </table:table-row>
        <table:table-row table:style-name="ro4" table:visibility="filter">
          <table:table-cell office:value-type="float" office:value="224" calcext:value-type="float">
            <text:p>224</text:p>
          </table:table-cell>
          <table:table-cell table:style-name="ce71" office:value-type="string" calcext:value-type="string">
            <text:p><text:s text:c="2"/>one of the reasons that these aircraft carriers are moving into place there @ @ @ @ @ @ @ @ @ @ I think it 's to backup Israel in case of a -- @!PERINO: Yes</text:p>
          </table:table-cell>
          <table:table-cell table:style-name="ce73" office:value-type="string" calcext:value-type="string">
            <text:p><text:s/>. @!TANTAROS: Well , let 's take at it step further . Let 's say that Israel does act , OK ? Are we confident that the Europeans along with us have the stomach for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ne_mc1 of_io the_at reasons_nn2 that_cst these_dd2 aircraft_nn carriers_nn2 are_vbr moving_vvg into_ii place_nn1 there_ex_rl @_ii @_ii @_ii @_ii @_ii @_ii @_ii @_ii @_ii @_ii I_ppis1 think_vv0 it_pph1 's_vbz to_to backup_vvi Israel_np1 in_ii31 case_ii32 of_ii33 a_at1 --_zz @!PERINO:_zzc Yes_uh</text:p>
          </table:table-cell>
          <table:table-cell office:value-type="string" calcext:value-type="string">
            <text:p><text:s/>._y @!TANTAROS:_zzc Well_rr ,_y let_vm21 's_vm22 take_vvi at_ii it_pph1 step_vv0 further_rrr ._y Let_vm21 's_vm22 say_vvi that_cst Israel_np1 does_vdz act_vvi ,_y OK_rr ?_y Are_vbr we_ppis2 confident_jj that_cst the_at Europeans_nn2 along_ii21 with_ii22 us_ppio2 have_vh0 the_at stomach_nn1 for_</text:p>
          </table:table-cell>
        </table:table-row>
        <table:table-row table:style-name="ro4" table:visibility="filter">
          <table:table-cell office:value-type="float" office:value="225" calcext:value-type="float">
            <text:p>225</text:p>
          </table:table-cell>
          <table:table-cell table:style-name="ce71" office:value-type="string" calcext:value-type="string">
            <text:p><text:s text:c="2"/>@ @ @ @ anti- religion ? And sometimes , if you do n't want to be edited , you should not repeated . I think he probably did . I do n't think he meant</text:p>
          </table:table-cell>
          <table:table-cell table:style-name="ce73" office:value-type="string" calcext:value-type="string">
            <text:p><text:s/>that it way . It 's not a kerfuffle. @(CROSSTALK) @!PERINO: You did n't know that ? @!GUTFELD: No. @!TANTAROS: Their calculus also might be -- let 's hope that Republica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anti-_jj religion_nn1 ?_y And_cc sometimes_rt ,_y if_cs you_ppy do_vd0 n't_xx want_vvi to_to be_vbi edited_vvn ,_y you_ppy should_vm not_xx repeated_vvn ._y I_ppis1 think_vv0 he_pphs1 probably_rr did_vdd ._y I_ppis1 do_vd0 n't_xx think_vvi he_pphs1 meant_vvd</text:p>
          </table:table-cell>
          <table:table-cell office:value-type="string" calcext:value-type="string">
            <text:p><text:s/>that_cst it_pph1 way_nn1_rr% ._y It_pph1 's_vbz not_xx a_at1 kerfuffle._nnu @(CROSSTALK)_zzq @!PERINO:_zzc You_ppy did_vdd n't_xx know_vvi that_dd1 ?_y @!GUTFELD:_zzc No._nn1 @!TANTAROS:_zzc Their_appge calculus_nn1 also_rr might_vm be_vbi --_nn1_jj let_vm21 's_vm22 hope_vvi that_dd1_cst Republican</text:p>
          </table:table-cell>
        </table:table-row>
        <table:table-row table:style-name="ro4" table:visibility="filter">
          <table:table-cell office:value-type="float" office:value="226" calcext:value-type="float">
            <text:p>226</text:p>
          </table:table-cell>
          <table:table-cell table:style-name="ce71" office:value-type="string" calcext:value-type="string">
            <text:p><text:s text:c="2"/>to pile up on the economy for President Obama . And probably Most striking is the number of people today who think the economy is getting better as opposed to getting</text:p>
          </table:table-cell>
          <table:table-cell table:style-name="ce73" office:value-type="string" calcext:value-type="string">
            <text:p><text:s/>worse . It 's now 3-1 in favor -- excuse me , 2 to 1 in favor of it getting better . And just last September , 3 to 1 thought i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z to_to pile_vvi up_rp on_ii the_at economy_nn1 for_if President_nnb Obama_np1 ._y And_cc probably_rr Most_rgt_dat striking_jj_nn1@ is_vbz the_at number_nn1 of_io people_nn today_rt who_pnqs think_vv0 the_at economy_nn1 is_vbz getting_vvg better_rrr_jjr as_ii31 opposed_ii32 to_ii33 getting_vvg</text:p>
          </table:table-cell>
          <table:table-cell office:value-type="string" calcext:value-type="string">
            <text:p><text:s/>worse_jjr_rrr@ ._y It_pph1 's_vbz now_rt 3-1_mcmc in_ii favor_nn1 --_nn1 excuse_vv0 me_ppio1 ,_y 2_mc to_ii 1_mc1 in_ii31 favor_ii32 of_ii33 it_pph1 getting_vvg better_rrr_jjr ._y And_cc just_rr_jj@ last_md September_npm1 ,_y 3_mc to_ii 1_mc1 thought_nn1_vvd it_pph1</text:p>
          </table:table-cell>
        </table:table-row>
        <table:table-row table:style-name="ro4" table:visibility="filter">
          <table:table-cell office:value-type="float" office:value="227" calcext:value-type="float">
            <text:p>227</text:p>
          </table:table-cell>
          <table:table-cell table:style-name="ce71" office:value-type="string" calcext:value-type="string">
            <text:p><text:s/>overnment was shrinking , he would be wrong . But the government is n't shrinking . It 's expanding . @!BECKEL: It 's barreling towards prosperity . Let 's take a look</text:p>
          </table:table-cell>
          <table:table-cell table:style-name="ce73" office:value-type="string" calcext:value-type="string">
            <text:p><text:s/>at the American people as supposed to what Eric think . We got a poll on President Obama job @ @ @ @ @ @ @ @ @ @ @!BOLLING: No. @!BECKEL: Sort of . @!OK-Now-approve-f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vernment_nn1 was_vbdz shrinking_vvg_jj ,_y he_pphs1 would_vm be_vbi wrong_jj_rr@ ._y But_ccb the_at government_nn1 is_vbz n't_xx shrinking_vvg_jj ._y It_pph1 's_vbz expanding_vvg_jj ._y @!BECKEL:_zzc It_pph1 's_vbz barreling_vvg towards_ii prosperity_nn1 ._y Let_vm21 's_vm22 take_vvi a_at1 look_nn1</text:p>
          </table:table-cell>
          <table:table-cell office:value-type="string" calcext:value-type="string">
            <text:p><text:s/>at_ii the_at American_jj people_nn as_csa_rg@ supposed_jj to_to what_ddq Eric_np1 think_vv0 ._y We_ppis2 got_vvd a_at1 poll_nn1 on_ii President_nnb Obama_np1 job_nn1 @_ii @_ii @_ii @_ii @_ii @_ii @_ii @_ii @_ii @_ii @!BOLLING:_zzc No._nn1 @!BECKEL:_zzc Sort_rr21@ of_rr22 ._y @!OK-Now-approve-fo#_zz</text:p>
          </table:table-cell>
        </table:table-row>
        <table:table-row table:style-name="ro4" table:visibility="filter">
          <table:table-cell office:value-type="float" office:value="228" calcext:value-type="float">
            <text:p>228</text:p>
          </table:table-cell>
          <table:table-cell table:style-name="ce71" office:value-type="string" calcext:value-type="string">
            <text:p><text:s text:c="2"/>was they gave an extra meal to replace this one , so he is had two meals , but you only eat the nuggets from the second meal . @!TANTAROS: What is healthier</text:p>
          </table:table-cell>
          <table:table-cell table:style-name="ce73" office:value-type="string" calcext:value-type="string">
            <text:p><text:s/>? @!GUTFELD: I do n't know . @!TANTAROS: Someone tell me. @!GUTFELD: I smell a Pulitzer , though . This is amazing reporting . @!BOLLING: Get off my nuggets. @!PERINO: For you</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as_vbdz they_pphs2 gave_vvn an_at1 extra_jj meal_nn1 to_to replace_vvi this_dd1 one_pn1 ,_y so_cs@_rr he_pphs1 is_vbz had_vhn@_vhd two_mc meals_nn2 ,_y but_ccb you_ppy only_rr eat_vv0 the_at nuggets_nn2 from_ii the_at second_md meal_nn1 ._y @!TANTAROS:_zzc What_ddq is_vbz healthier_jjr</text:p>
          </table:table-cell>
          <table:table-cell office:value-type="string" calcext:value-type="string">
            <text:p><text:s/>?_y @!GUTFELD:_zzc I_ppis1 do_vd0 n't_xx know_vvi ._y @!TANTAROS:_zzc Someone_pn1 tell_vv0 me._nnu @!GUTFELD:_zzc I_ppis1 smell_vv0 a_at1 Pulitzer_np1_nn1@ ,_y though_rr@ ._y This_dd1 is_vbz amazing_jj reporting_nn1 ._y @!BOLLING:_zzc Get_vv0 off_rp_ii my_appge nuggets._nnu @!PERINO:_zzc For_if you</text:p>
          </table:table-cell>
        </table:table-row>
        <table:table-row table:style-name="ro4" table:visibility="filter">
          <table:table-cell office:value-type="float" office:value="229" calcext:value-type="float">
            <text:p>229</text:p>
          </table:table-cell>
          <table:table-cell table:style-name="ce71" office:value-type="string" calcext:value-type="string">
            <text:p><text:s text:c="2"/>a little bit earlier and we did an interview . By the way , fantastic great 15 minute interview on " Follow the Money . " Actually , our last interview . But you</text:p>
          </table:table-cell>
          <table:table-cell table:style-name="ce73" office:value-type="string" calcext:value-type="string">
            <text:p><text:s/>told me you like THE FIVE , you watch THE FIVE . @!PALIN: I do . @!BOLLING: I also ask you , I said @ @ @ @ @ @ @ @ @ @ side that going whether or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d a_rr31 little_rr32 bit_rr33 earlier_rrr_jjr and_cc we_ppis2 did_vdd an_at1 interview_nn1 ._y By_ii the_at way_nn1 ,_y fantastic_jj great_jj 15_mc minute_jj@_nnt1 interview_nn1 on_ii_rp@ "_y Follow_vv0 the_at Money_nn1 ._y "_y Actually_rr ,_y our_appge last_md interview_nn1 ._y But_ccb you_ppy</text:p>
          </table:table-cell>
          <table:table-cell office:value-type="string" calcext:value-type="string">
            <text:p><text:s/>told_vvd me_ppio1 you_ppy like_vv0 THE_at FIVE_mc ,_y you_ppy watch_vv0 THE_at FIVE_mc ._y @!PALIN:_zzc I_ppis1 do_vd0 ._y @!BOLLING:_zzc I_ppis1 also_rr ask_vv0 you_ppy ,_y I_ppis1 said_vvd @_ii @_ii @_ii @_ii @_ii @_ii @_ii @_ii @_ii @_ii side_nn1 that_cst going_vvg whether_csw31 or_csw32</text:p>
          </table:table-cell>
        </table:table-row>
        <table:table-row table:style-name="ro4">
          <table:table-cell office:value-type="float" office:value="230" calcext:value-type="float">
            <text:p>230</text:p>
          </table:table-cell>
          <table:table-cell table:style-name="ce71" office:value-type="string" calcext:value-type="string">
            <text:p><text:s/>1 Matalin as my sister . She is one of the Cheney family sisters , but whenever I say that people say does that mean that James Carville is Dick Cheney 's son-in-law ?</text:p>
          </table:table-cell>
          <table:table-cell table:style-name="ce73" office:value-type="string" calcext:value-type="string">
            <text:p><text:s/>So it kind of a step back . I do n't think they would say you got to share the same political views , but maybe we ought to a lightning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1 Matalin_np1 as_csa_ii@ my_appge sister_nn1 ._y She_pphs1 is_vbz one_mc1 of_io the_at Cheney_np1 family_nn1 sisters_nn2 ,_y but_ccb whenever_rrqv I_ppis1 say_vv0 that_cst people_nn say_vv0 does_vdz that_dd1 mean_vvi that_cst James_np1 Carville_np1 is_vbz Dick_np1 Cheney_np1 's_ge son-in-law_nn1 ?_y</text:p>
          </table:table-cell>
          <table:table-cell office:value-type="string" calcext:value-type="string">
            <text:p><text:s/>So_rr it_pph1 kind_rr21%_nn1 of_rr22_io a_at1 step_nn1 back_nn1_rp ._y I_ppis1 do_vd0 n't_xx think_vvi they_pphs2 would_vm say_vvi you_ppy got_vvd_vvn to_to share_vvi the_at same_da political_jj views_nn2 ,_y but_ccb maybe_rr we_ppis2 ought_vmk to_to a_at1 lightning_</text:p>
          </table:table-cell>
        </table:table-row>
        <table:table-row table:style-name="ro4" table:visibility="filter">
          <table:table-cell office:value-type="float" office:value="231" calcext:value-type="float">
            <text:p>231</text:p>
          </table:table-cell>
          <table:table-cell table:style-name="ce71" office:value-type="string" calcext:value-type="string">
            <text:p><text:s text:c="2"/>, who 's ... @ @ @ @ @ @ @ @ @ @ big agency . So he sees it and then , of course , he says , " I 'm going to discover you . " But the point</text:p>
          </table:table-cell>
          <table:table-cell table:style-name="ce73" office:value-type="string" calcext:value-type="string">
            <text:p><text:s/>of the story , Ms. Salzman , is that no longer do individuals , whether they 're singers or dancers or models , have to go through the traditional way to get famous . The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who_pnqs 's_vbz_vhz@ ..._... @_ii @_ii @_ii @_ii @_ii @_ii @_ii @_ii @_ii @_ii big_jj agency_nn1 ._y So_rr he_pphs1 sees_vvz it_pph1 and_cc then_rt ,_y of_rr21 course_rr22 ,_y he_pphs1 says_vvz ,_y "_y I_ppis1 'm_vbm going_vvgk to_to discover_vvi you_ppy ._y "_y But_ccb the_at point_nn1</text:p>
          </table:table-cell>
          <table:table-cell office:value-type="string" calcext:value-type="string">
            <text:p><text:s/>of_io the_at story_nn1 ,_y Ms._nnb Salzman_np1 ,_y is_vbz that_dd1 no_rr21 longer_rr22 do_vd0 individuals_nn2 ,_y whether_csw they_pphs2 're_vbr singers_nn2 or_cc dancers_nn2 or_cc models_nn2 ,_y have_vh0 to_to go_vvi through_ii the_at traditional_jj way_nn1 to_to get_vvi famous_jj ._y They_</text:p>
          </table:table-cell>
        </table:table-row>
        <table:table-row table:style-name="ro4" table:visibility="filter">
          <table:table-cell office:value-type="float" office:value="232" calcext:value-type="float">
            <text:p>232</text:p>
          </table:table-cell>
          <table:table-cell table:style-name="ce71" office:value-type="string" calcext:value-type="string">
            <text:p><text:s/>or just , you know , because you have temporary folks in there doing this , making the normal human errors in data entry . @!SHAWN-@1on-camera@: Critics claim online registration could make</text:p>
          </table:table-cell>
          <table:table-cell table:style-name="ce73" office:value-type="string" calcext:value-type="string">
            <text:p><text:s/>voter fraud easier . But states who use it claim it 's more secure , it can help prevent voter fraud , and stop any votes in the names of the @ @ @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r_cc just_rr ,_y you_ppy know_vv0 ,_y because_cs you_ppy have_vh0 temporary_jj folks_nn2 in_ii there_rl doing_vdg this_dd1 ,_y making_vvg the_at normal_jj human_jj_nn1 errors_nn2 in_ii data_nn entry_nn1 ._y @!SHAWN-@1on-camera@:_zzc Critics_nn2 claim_vv0 online_jj registration_nn1 could_vm make_vvi</text:p>
          </table:table-cell>
          <table:table-cell office:value-type="string" calcext:value-type="string">
            <text:p><text:s/>voter_nn1 fraud_nn1 easier_rrr ._y But_ccb states_nn2_vvz who_pnqs use_vv0 it_pph1 claim_vv0 it_pph1 's_vbz more_rgr secure_jj ,_y it_pph1 can_vm help_vvi prevent_vvi voter_nn1 fraud_nn1 ,_y and_cc stop_vv0 any_dd votes_nn2 in_ii the_at names_nn2 of_io the_at @_ii @_ii @_ii @_ii @_</text:p>
          </table:table-cell>
        </table:table-row>
        <table:table-row table:style-name="ro4" table:visibility="filter">
          <table:table-cell office:value-type="float" office:value="233" calcext:value-type="float">
            <text:p>233</text:p>
          </table:table-cell>
          <table:table-cell table:style-name="ce71" office:value-type="string" calcext:value-type="string">
            <text:p><text:s/>1 , what @ @ @ @ @ @ @ @ @ @ , what the Santorum campaign hopes for . Michigan is obviously hometown front for Mitt Romney. @!ZELENY: The Santorum campaign is focusing on</text:p>
          </table:table-cell>
          <table:table-cell table:style-name="ce73" office:value-type="string" calcext:value-type="string">
            <text:p><text:s/>Michigan in large part because Arizona is a winner take all like Florida was . Michigan is not . Michigan is up for grabs in terms of delegates . So Senator Santorum i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_y what_ddq @_ii @_ii @_ii @_ii @_ii @_ii @_ii @_ii @_ii @_ii ,_y what_ddq the_at Santorum_nn1_np1 campaign_nn1 hopes_nn2_vvz for_if ._y Michigan_np1 is_vbz obviously_rr hometown_nn1 front_nn1 for_if Mitt_np1 Romney._np1 @!ZELENY:_zzc The_at Santorum_nn1_np1 campaign_nn1 is_vbz focusing_vvg on_ii</text:p>
          </table:table-cell>
          <table:table-cell office:value-type="string" calcext:value-type="string">
            <text:p><text:s/>Michigan_np1 in_ii large_jj part_nn1 because_cs Arizona_np1 is_vbz a_at1 winner_nn1 take_vv0 all_db_rr@ like_ii Florida_np1 was_vbdz ._y Michigan_np1 is_vbz not_xx ._y Michigan_np1 is_vbz up_rp for_if grabs_nn2 in_ii31 terms_ii32 of_ii33 delegates_nn2 ._y So_rr Senator_nnb Santorum_np1 is_vbz</text:p>
          </table:table-cell>
        </table:table-row>
        <table:table-row table:style-name="ro4" table:visibility="filter">
          <table:table-cell office:value-type="float" office:value="234" calcext:value-type="float">
            <text:p>234</text:p>
          </table:table-cell>
          <table:table-cell table:style-name="ce71" office:value-type="string" calcext:value-type="string">
            <text:p><text:s text:c="2"/>for Eric . Sorry . But huge surprise . It 's Valentine 's Day . I got these . They were n't from my husband . From a famous actor Robert Conrad , and he</text:p>
          </table:table-cell>
          <table:table-cell table:style-name="ce73" office:value-type="string" calcext:value-type="string">
            <text:p><text:s/>signed it aka James West . I was so blown over and we found out he is a huge fan @ @ @ @ @ @ @ @ @ @ is watching now . This was one of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for_if Eric_np1 ._y Sorry_jj ._y But_ccb huge_jj surprise_nn1 ._y It_pph1 's_vbz Valentine_np1 's_ge Day_nnt1_np1 ._y I_ppis1 got_vvd these_dd2 ._y They_pphs2 were_vbdr n't_xx from_ii my_appge husband_nn1 ._y From_ii a_at1 famous_jj actor_nn1 Robert_np1 Conrad_np1 ,_y and_cc he_pphs1</text:p>
          </table:table-cell>
          <table:table-cell office:value-type="string" calcext:value-type="string">
            <text:p><text:s/>signed_vvd it_pph1 aka_nn1 James_np1 West_nd1 ._y I_ppis1 was_vbdz so_rr blown_vvn over_rp and_cc we_ppis2 found_vvd out_rp he_pphs1 is_vbz a_at1 huge_jj fan_nn1 @_ii @_ii @_ii @_ii @_ii @_ii @_ii @_ii @_ii @_ii is_vbz watching_vvg now_rt ._y This_dd1 was_vbdz one_mc1 of_io</text:p>
          </table:table-cell>
        </table:table-row>
        <table:table-row table:style-name="ro4" table:visibility="filter">
          <table:table-cell office:value-type="float" office:value="235" calcext:value-type="float">
            <text:p>235</text:p>
          </table:table-cell>
          <table:table-cell table:style-name="ce71" office:value-type="string" calcext:value-type="string">
            <text:p><text:s/>d night and she said I watched the @ @ @ @ @ @ @ @ @ @ Can you roll that videotape of what happened last night ? @(BEGIN-VIDEO-CLIP) @!BECKEL: I did n't know it</text:p>
          </table:table-cell>
          <table:table-cell table:style-name="ce73" office:value-type="string" calcext:value-type="string">
            <text:p><text:s/>was Valentine 's Day . @!GUTFELD: Yes . Somebody send Bob a Valentine . @!GUILFOYLE: I know . He needs a Valentine 's real kiss , real smoochy smooch . @(END-VIDE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 night_nnt1 and_cc she_pphs1 said_vvd I_ppis1 watched_vvd the_at @_ii @_ii @_ii @_ii @_ii @_ii @_ii @_ii @_ii @_ii Can_vm_vv0% you_ppy roll_vvi that_dd1_cst videotape_nn1 of_io what_ddq happened_vvd last_md night_nnt1 ?_y @(BEGIN-VIDEO-CLIP)_zzq @!BECKEL:_zzc I_ppis1 did_vdd n't_xx know_vvi it_pph1</text:p>
          </table:table-cell>
          <table:table-cell office:value-type="string" calcext:value-type="string">
            <text:p><text:s/>was_vbdz Valentine_np1 's_ge Day_nnt1_np1 ._y @!GUTFELD:_zzc Yes_uh ._y Somebody_pn1 send_vv0 Bob_np1_nn@_vv0% a_at1 Valentine_nn1@_np1 ._y @!GUILFOYLE:_zzc I_ppis1 know_vv0 ._y He_pphs1 needs_vvz a_at1 Valentine_np1_nn1@ 's_ge real_jj kiss_nn1 ,_y real_jj smoochy_jj_nn1 smooch_nn1 ._y @(END-VIDEO-</text:p>
          </table:table-cell>
        </table:table-row>
        <table:table-row table:style-name="ro4" table:visibility="filter">
          <table:table-cell office:value-type="float" office:value="236" calcext:value-type="float">
            <text:p>236</text:p>
          </table:table-cell>
          <table:table-cell table:style-name="ce71" office:value-type="string" calcext:value-type="string">
            <text:p><text:s text:c="2"/>in the bathtub . They do n't drown because if their nose and mouth goes under the water , it 'll wake them up . You have to be unconscious to drown . You</text:p>
          </table:table-cell>
          <table:table-cell table:style-name="ce73" office:value-type="string" calcext:value-type="string">
            <text:p><text:s/>'re going to see this with Drew Peterson -- remember Drew Peterson out in Illinois -- is one of the issues that 'll @ @ @ @ @ @ @ @ @ @ does n't drow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n_ii the_at bathtub_nn1 ._y They_pphs2 do_vd0 n't_xx drown_vvi because_cs if_cs their_appge nose_nn1 and_cc mouth_nn1 goes_vvz under_ii the_at water_nn1 ,_y it_pph1 'll_vm wake_vvi them_ppho2 up_rp ._y You_ppy have_vh0 to_to be_vbi unconscious_jj to_to drown_vvi ._y You_ppy</text:p>
          </table:table-cell>
          <table:table-cell office:value-type="string" calcext:value-type="string">
            <text:p><text:s/>'re_vbr going_vvgk to_to see_vvi this_dd1 with_iw Drew_np1 Peterson_np1 --_nn1 remember_vv0 Drew_np1 Peterson_np1 out_rp in_ii Illinois_np1 --_nn1 is_vbz one_mc1 of_io the_at issues_nn2 that_cst_dd1 'll_vm @_ii @_ii @_ii @_ii @_ii @_ii @_ii @_ii @_ii @_ii does_vdz n't_xx drown_vvi</text:p>
          </table:table-cell>
        </table:table-row>
        <table:table-row table:style-name="ro4" table:visibility="filter">
          <table:table-cell office:value-type="float" office:value="237" calcext:value-type="float">
            <text:p>237</text:p>
          </table:table-cell>
          <table:table-cell table:style-name="ce71" office:value-type="string" calcext:value-type="string">
            <text:p><text:s text:c="2"/>she so good ? Was it -- was it just an innate talent ? Was it a desire ? Was it training ? What made her so good ? @!MORRIS: I think it</text:p>
          </table:table-cell>
          <table:table-cell table:style-name="ce73" office:value-type="string" calcext:value-type="string">
            <text:p><text:s/>was -- I think it was just the talent . She had that type of talent that was able to take a song and deliver it . When you deal with producer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he_pphs1 so_rr_rg good_jj ?_y Was_vbdz it_pph1 --_nn1_jj was_vbdz it_pph1 just_rr an_at1 innate_jj talent_nn1 ?_y Was_vbdz it_pph1 a_at1 desire_nn1 ?_y Was_vbdz it_pph1 training_nn1_vvg@ ?_y What_ddq made_vvd her_ppho1 so_rg_rr good_jj ?_y @!MORRIS:_zzc I_ppis1 think_vv0 it_pph1</text:p>
          </table:table-cell>
          <table:table-cell office:value-type="string" calcext:value-type="string">
            <text:p><text:s/>was_vbdz --_zz I_ppis1 think_vv0 it_pph1 was_vbdz just_rr the_at talent_nn1 ._y She_pphs1 had_vhd that_dd1 type_nn1 of_io talent_nn1 that_cst_dd1 was_vbdz able_jk to_to take_vvi a_at1 song_nn1 and_cc deliver_vvi it_pph1 ._y When_cs_rrq you_ppy deal_vv0 with_iw producers_nn2</text:p>
          </table:table-cell>
        </table:table-row>
        <table:table-row table:style-name="ro4" table:visibility="filter">
          <table:table-cell office:value-type="float" office:value="238" calcext:value-type="float">
            <text:p>238</text:p>
          </table:table-cell>
          <table:table-cell table:style-name="ce71" office:value-type="string" calcext:value-type="string">
            <text:p><text:s text:c="2"/>, fears that led him to hire armed security guard who carried a concealed handgun to events in Washington , D.C. , without permit , something that 's illegal here . We</text:p>
          </table:table-cell>
          <table:table-cell table:style-name="ce73" office:value-type="string" calcext:value-type="string">
            <text:p><text:s/>asked Media Matter for comment but so far have not heard back . A brother-in-law of Usama bin Laden said the Al-Qaeda leader told his children to move to Europe or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2 ,_y fears_vvz_nn2 that_cst led_vvd him_ppho1 to_to hire_vvi armed_jj security_nn1 guard_nn1 who_pnqs carried_vvd a_at1 concealed_jj handgun_nn1 to_ii events_nn2 in_ii Washington_np1 ,_y D.C._np1 ,_y without_iw_rr% permit_nn1@_vv0 ,_y something_pn1 that_cst 's_vbz illegal_jj here_rl ._y We_ppis2</text:p>
          </table:table-cell>
          <table:table-cell office:value-type="string" calcext:value-type="string">
            <text:p><text:s/>asked_vvd Media_nn Matter_vv0 for_if comment_nn1 but_ccb so_rg far_rr have_vh0 not_xx heard_vvn back_rp ._y A_at1 brother-in-law_nn1 of_io Usama_np1 bin_np Laden_vvn_jj said_vvd the_at Al-Qaeda_np1 leader_nn1 told_vvd_vvn his_appge children_nn2 to_to move_vvi to_ii Europe_np1 or_cc the_</text:p>
          </table:table-cell>
        </table:table-row>
        <table:table-row table:style-name="ro4" table:visibility="filter">
          <table:table-cell office:value-type="float" office:value="239" calcext:value-type="float">
            <text:p>239</text:p>
          </table:table-cell>
          <table:table-cell table:style-name="ce71" office:value-type="string" calcext:value-type="string">
            <text:p><text:s text:c="2"/>they will , indeed , collect that much revenue . The second thought is that one trillion or so of this is already baked in the cake , if you will , because it</text:p>
          </table:table-cell>
          <table:table-cell table:style-name="ce73" office:value-type="string" calcext:value-type="string">
            <text:p><text:s/>was part of the budget agreement you recall after that bloody fight over the debt ceiling . So , that was already in place . On top of that , you go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y_pphs2 will_vm ,_y indeed_rr ,_y collect_vvi that_rg much_da1 revenue_nn1 ._y The_at second_md thought_nn1 is_vbz that_cst_dd1 one_mc1 trillion_nno or_cc so_rr of_io this_dd1 is_vbz already_rr baked_vvn_vvd in_ii the_at cake_nn1 ,_y if_cs you_ppy will_vm ,_y because_cs it_pph1</text:p>
          </table:table-cell>
          <table:table-cell office:value-type="string" calcext:value-type="string">
            <text:p><text:s/>was_vbdz part_nn1 of_io the_at budget_nn1 agreement_nn1 you_ppy recall_vv0 after_ii_cs that_dd1 bloody_jj_rr fight_nn1_vv0 over_ii_rp the_at debt_nn1 ceiling_nn1 ._y So_rr ,_y that_dd1 was_vbdz already_rr in_ii place_nn1 ._y On_ii31 top_ii32 of_ii33 that_dd1 ,_y you_ppy got_vvd</text:p>
          </table:table-cell>
        </table:table-row>
        <table:table-row table:style-name="ro4" table:visibility="filter">
          <table:table-cell office:value-type="float" office:value="240" calcext:value-type="float">
            <text:p>240</text:p>
          </table:table-cell>
          <table:table-cell table:style-name="ce71" office:value-type="string" calcext:value-type="string">
            <text:p><text:s text:c="2"/>morning on " FOX &amp;amp; FRIENDS " one of the first people that heard her sing , she was 14 . And it was actually her mom who was singing and her mom said</text:p>
          </table:table-cell>
          <table:table-cell table:style-name="ce73" office:value-type="string" calcext:value-type="string">
            <text:p><text:s/>, why do n't you have to your daughter sing ? She 's actually quite good . And she turned out to be this amazing singer . I had a cassette tap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orning_nnt1 on_ii "_y FOX_np1_nn1 &amp;amp;_cc FRIENDS_nn2 "_y one_mc1 of_io the_at first_md people_nn that_cst heard_vvd her_ppho1 sing_vvi ,_y she_pphs1 was_vbdz 14_mc ._y And_cc it_pph1 was_vbdz actually_rr her_appge mom_nn1 who_pnqs was_vbdz singing_vvg and_cc her_appge mom_nn1 said_vvd</text:p>
          </table:table-cell>
          <table:table-cell office:value-type="string" calcext:value-type="string">
            <text:p><text:s/>,_y why_rrq do_vd0 n't_xx you_ppy have_vhi to_ii%_to your_appge daughter_nn1 sing_vv0 ?_y She_pphs1 's_vbz actually_rr quite_rg good_jj ._y And_cc she_pphs1 turned_vvd out_rp to_to be_vbi this_rg%_dd1 amazing_jj singer_nn1 ._y I_ppis1 had_vhd a_at1 cassette_nn1 tape_nn1_vv0@</text:p>
          </table:table-cell>
        </table:table-row>
        <table:table-row table:style-name="ro4" table:visibility="filter">
          <table:table-cell office:value-type="float" office:value="241" calcext:value-type="float">
            <text:p>241</text:p>
          </table:table-cell>
          <table:table-cell table:style-name="ce71" office:value-type="string" calcext:value-type="string">
            <text:p><text:s text:c="2"/>. She grew up in music . I mean , so young to die at that age , Eric . I mean , that 's -- it 's just tragic . @!ERIC-BOLLING-CO-H: Yes , she</text:p>
          </table:table-cell>
          <table:table-cell table:style-name="ce73" office:value-type="string" calcext:value-type="string">
            <text:p><text:s/>was probably -- you know , she kind of paved the way for many pop divas to follow in her footsteps , Mariah Carey , et cetera . We all know abou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d_jj ._y She_pphs1 grew_vvd up_rp in_ii music_nn1 ._y I_ppis1 mean_vv0 ,_y so_rg_rr young_jj to_to die_vvi at_ii that_dd1 age_nn1 ,_y Eric_np1 ._y I_ppis1 mean_vv0 ,_y that_dd1 's_vbz --_zz it_pph1 's_vbz just_rr tragic_jj ._y @!ERIC-BOLLING-CO-H:_zzc Yes_uh ,_y she_pphs1</text:p>
          </table:table-cell>
          <table:table-cell office:value-type="string" calcext:value-type="string">
            <text:p><text:s/>was_vbdz probably_rr --_zz you_ppy know_vv0 ,_y she_pphs1 kind_rr21% of_rr22 paved_vvn_vvd@ the_at way_nn1 for_if many_da2 pop_vv0_nn1_jj% divas_nn2 to_to follow_vvi in_ii_rp@ her_appge footsteps_nn2 ,_y Mariah_np1 Carey_np1 ,_y et_rr21 cetera_rr22 ._y We_ppis2 all_db know_vv0 about_ii</text:p>
          </table:table-cell>
        </table:table-row>
        <table:table-row table:style-name="ro4" table:visibility="filter">
          <table:table-cell office:value-type="float" office:value="242" calcext:value-type="float">
            <text:p>242</text:p>
          </table:table-cell>
          <table:table-cell table:style-name="ce71" office:value-type="string" calcext:value-type="string">
            <text:p><text:s text:c="2"/>, clearly then most beneficial -- @!GUILFOYLE: I do n't think he should be blamed honestly , because I know him personally very well . He 's a great man . He</text:p>
          </table:table-cell>
          <table:table-cell table:style-name="ce73" office:value-type="string" calcext:value-type="string">
            <text:p><text:s/>loved her like he was -- you know , she was his own daughter . It broke his heart and he tried so hard . I know , he tried so har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p ,_y clearly_rr then_rt_jj% most_rgt_dat beneficial_jj --_nn1_jj @!GUILFOYLE:_zzc I_ppis1 do_vd0 n't_xx think_vvi he_pphs1 should_vm be_vbi blamed_vvn honestly_rr ,_y because_cs I_ppis1 know_vv0 him_ppho1 personally_rr very_rg well_rr ._y He_pphs1 's_vbz a_at1 great_jj man_nn1 ._y He_pphs1</text:p>
          </table:table-cell>
          <table:table-cell office:value-type="string" calcext:value-type="string">
            <text:p><text:s/>loved_vvd her_ppho1 like_cs% he_pphs1 was_vbdz --_zz you_ppy know_vv0 ,_y she_pphs1 was_vbdz his_appge own_da daughter_nn1 ._y It_pph1 broke_vvd his_appge heart_nn1 and_cc he_pphs1 tried_vvd so_rg_rr hard_rr_jj ._y I_ppis1 know_vv0 ,_y he_pphs1 tried_vvd so_rg_rr hard_jj_rr</text:p>
          </table:table-cell>
        </table:table-row>
        <table:table-row table:style-name="ro4" table:visibility="filter">
          <table:table-cell office:value-type="float" office:value="243" calcext:value-type="float">
            <text:p>243</text:p>
          </table:table-cell>
          <table:table-cell table:style-name="ce71" office:value-type="string" calcext:value-type="string">
            <text:p><text:s text:c="2"/>-- you know , I tell you one thing . One thing we left out of the montage is when Romney said I am seriously conservative -- @!PERINO: No , he says</text:p>
          </table:table-cell>
          <table:table-cell table:style-name="ce73" office:value-type="string" calcext:value-type="string">
            <text:p><text:s/>, he ad libbed @ @ @ @ @ @ @ @ @ @ Probably a mistake . But when you 're public speaking , sometimes you -- @(CROSSTALK) @!GUTFELD: I would rather hear " conserva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 --_nn1_jj you_ppy know_vv0 ,_y I_ppis1 tell_vv0 you_ppy one_mc1 thing_nn1 ._y One_mc1 thing_nn1 we_ppis2 left_vvd out_ii21 of_ii22 the_at montage_nn1 is_vbz when_rrq_cs Romney_np1 said_vvd I_ppis1 am_vbm seriously_rr conservative_jj --_nn1_jj @!PERINO:_zzc No_uh ,_y he_pphs1 says_vvz</text:p>
          </table:table-cell>
          <table:table-cell office:value-type="string" calcext:value-type="string">
            <text:p><text:s/>,_y he_pphs1 ad_nn1_ra libbed_vvd @_ii @_ii @_ii @_ii @_ii @_ii @_ii @_ii @_ii @_ii Probably_rr a_at1 mistake_nn1 ._y But_ccb when_cs you_ppy 're_vbr public_jj_rr@ speaking_nn1@_vvg_jj@ ,_y sometimes_rt you_ppy --_zz @(CROSSTALK)_zzq @!GUTFELD:_zzc I_ppis1 would_vm rather_rr@ hear_vvi "_y conservat</text:p>
          </table:table-cell>
        </table:table-row>
        <table:table-row table:style-name="ro4" table:visibility="filter">
          <table:table-cell office:value-type="float" office:value="244" calcext:value-type="float">
            <text:p>244</text:p>
          </table:table-cell>
          <table:table-cell table:style-name="ce71" office:value-type="string" calcext:value-type="string">
            <text:p><text:s text:c="2"/>can explain -- where no one candidate gets 1,144 delegates and you go to convention and you start making deals . @!GUILFOYLE: You say no , Bob ? @!BOLLING: You want to know</text:p>
          </table:table-cell>
          <table:table-cell table:style-name="ce73" office:value-type="string" calcext:value-type="string">
            <text:p><text:s/>something ? It 's more and more , groundswell happen . @!BECKEL: There has n't been brokered convention since ' 40s. @!BOLLING: I understand that . So ? @!BECKEL: So , y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can_vm explain_vvi --_zz where_cs_rrq no_at one_mc1 candidate_nn1 gets_vvz 1,144_mc delegates_nn2 and_cc you_ppy go_vv0 to_ii convention_nn1 and_cc you_ppy start_vv0 making_vvg deals_nn2 ._y @!GUILFOYLE:_zzc You_ppy say_vv0 no_uh ,_y Bob_np1 ?_y @!BOLLING:_zzc You_ppy want_vv0 to_to know_vvi</text:p>
          </table:table-cell>
          <table:table-cell office:value-type="string" calcext:value-type="string">
            <text:p><text:s/>something_pn1 ?_y It_pph1 's_vbz more_rgr_dar_rrr and_cc more_rrr_dar ,_y groundswell_nn1 happen_vv0 ._y @!BECKEL:_zzc There_ex has_vhz n't_xx been_vbn brokered_vvn@_jj@ convention_nn1 since_rr@_cs '_ge 40s._nnu @!BOLLING:_zzc I_ppis1 understand_vv0 that_dd1 ._y So_rr ?_y @!BECKEL:_zzc So_rr ,_y yo</text:p>
          </table:table-cell>
        </table:table-row>
        <table:table-row table:style-name="ro4" table:visibility="filter">
          <table:table-cell office:value-type="float" office:value="245" calcext:value-type="float">
            <text:p>245</text:p>
          </table:table-cell>
          <table:table-cell table:style-name="ce71" office:value-type="string" calcext:value-type="string">
            <text:p><text:s text:c="2"/>. Yes , Bob ? @!BECKEL: I was going to say , as if there are n't conservative writers who take all their stuff from these right @ @ @ @ @ @ @ @ @ @ No ,</text:p>
          </table:table-cell>
          <table:table-cell table:style-name="ce73" office:value-type="string" calcext:value-type="string">
            <text:p><text:s/>you always go with the relativistic argument . It just so happen that Media Matters -- @!BECKEL: What do you mean relativistic argument ? You 're the one who just said th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0 ._y Yes_uh ,_y Bob_np1 ?_y @!BECKEL:_zzc I_ppis1 was_vbdz going_vvgk to_to say_vvi ,_y as_cs21 if_cs22 there_ex are_vbr n't_xx conservative_jj writers_nn2 who_pnqs take_vv0 all_db their_appge stuff_nn1 from_ii these_dd2 right_jj @_ii @_ii @_ii @_ii @_ii @_ii @_ii @_ii @_ii @_ii No_uh ,_y</text:p>
          </table:table-cell>
          <table:table-cell office:value-type="string" calcext:value-type="string">
            <text:p><text:s/>you_ppy always_rr go_vv0 with_iw the_at relativistic_jj argument_nn1 ._y It_pph1 just_rr so_rr happen_vv0 that_cst_dd1 Media_nn Matters_vvz@_nn2 --_zz @!BECKEL:_zzc What_ddq do_vd0 you_ppy mean_vvi relativistic_jj argument_nn1 ?_y You_ppy 're_vbr the_at one_pn1 who_pnqs just_rr said_vvd_vvn@ that_</text:p>
          </table:table-cell>
        </table:table-row>
        <table:table-row table:style-name="ro4" table:visibility="filter">
          <table:table-cell office:value-type="float" office:value="246" calcext:value-type="float">
            <text:p>246</text:p>
          </table:table-cell>
          <table:table-cell table:style-name="ce71" office:value-type="string" calcext:value-type="string">
            <text:p><text:s text:c="2"/>hypocrisy is just rich . @!BECKEL: Were you @ @ @ @ @ @ @ @ @ @ of the White House lawn filled up with the right wing nut talk radio show hosts ? @!BECKEL:</text:p>
          </table:table-cell>
          <table:table-cell table:style-name="ce73" office:value-type="string" calcext:value-type="string">
            <text:p><text:s/>Were you upset when Clinton administration invited all the weather forecasters all around the country to come and talk about climate change being real ? @!BECKEL: No. @!PERINO: S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 hypocrisy_nn1 is_vbz just_rr rich_jj ._y @!BECKEL:_zzc Were_vbdr you_ppy @_ii @_ii @_ii @_ii @_ii @_ii @_ii @_ii @_ii @_ii of_io the_at White_np1 House_nn1 lawn_nn1 filled_vvd_vvn up_rp with_iw the_at right_jj_nn1 wing_nn1 nut_nn1 talk_nn1_vv0 radio_nn1 show_nn1_vv0 hosts_nn2 ?_y @!BECKEL:_zzc</text:p>
          </table:table-cell>
          <table:table-cell office:value-type="string" calcext:value-type="string">
            <text:p><text:s/>Were_vbdr you_ppy upset_vv0 when_rrq_cs Clinton_np1 administration_nn1 invited_vvd_vvn all_db the_at weather_nn1 forecasters_nn2 all_db_rr@ around_ii_rp the_at country_nn1 to_to come_vvi and_cc talk_vvi about_ii climate_nn1 change_nn1_vv0 being_vbg real_jj ?_y @!BECKEL:_zzc No._nn1 @!PERINO:_zzc Sa</text:p>
          </table:table-cell>
        </table:table-row>
        <table:table-row table:style-name="ro4">
          <table:table-cell office:value-type="float" office:value="247" calcext:value-type="float">
            <text:p>247</text:p>
          </table:table-cell>
          <table:table-cell table:style-name="ce71" office:value-type="string" calcext:value-type="string">
            <text:p><text:s text:c="2"/>there . She took a year off after having a number one hit song , she 's in Europe , because she @ @ @ @ @ @ @ @ @ @ , restored , and last night</text:p>
          </table:table-cell>
          <table:table-cell table:style-name="ce73" office:value-type="string" calcext:value-type="string">
            <text:p><text:s/>was her first return to the stage . And we do have sound ? This is the sound . Go ahead . Roll it . @(VIDEO-CLIP-PLAYS) @!PERINO: You can hear me sing that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there_rl ._y She_pphs1 took_vvd a_at1 year_nnt1 off_rp after_ii having_vhg a_at1 number_nn1 one_mc1 hit_nn1@_jj%_vvd song_nn1 ,_y she_pphs1 's_vbz in_ii Europe_np1 ,_y because_cs she_pphs1 @_ii @_ii @_ii @_ii @_ii @_ii @_ii @_ii @_ii @_ii ,_y restored_vvd_vvn_jj ,_y and_cc last_md night_nnt1</text:p>
          </table:table-cell>
          <table:table-cell office:value-type="string" calcext:value-type="string">
            <text:p><text:s/>was_vbdz her_appge first_md return_nn1_vv0 to_ii the_at stage_nn1 ._y And_cc we_ppis2 do_vd0 have_vhi sound_nn1_jj@ ?_y This_dd1 is_vbz the_at sound_nn1 ._y Go_vv0 ahead_rl ._y Roll_vv0 it_pph1 ._y @(VIDEO-CLIP-PLAYS)_zzq @!PERINO:_zzc You_ppy can_vm hear_vvi me_ppio1 sing_vvi that_cst_dd1</text:p>
          </table:table-cell>
        </table:table-row>
        <table:table-row table:style-name="ro4" table:visibility="filter">
          <table:table-cell office:value-type="float" office:value="248" calcext:value-type="float">
            <text:p>248</text:p>
          </table:table-cell>
          <table:table-cell table:style-name="ce71" office:value-type="string" calcext:value-type="string">
            <text:p><text:s text:c="2"/>I did , they do n't have Valentine 's Day . @!PERINO: Saved you a lot of money . @!GUTFELD: It saved me a lot of money . @!BECKEL: I did n't</text:p>
          </table:table-cell>
          <table:table-cell table:style-name="ce73" office:value-type="string" calcext:value-type="string">
            <text:p><text:s/>know it was Valentine 's Day . @!GUTFELD: Somebody send Bob a Valentine . @!GUILFOYLE: He need a Valentine , little kiss . Little smoochie smooch . @!BECKE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q I_ppis1 did_vdd ,_y they_pphs2 do_vd0 n't_xx have_vhi Valentine_np1 's_ge Day_nnt1_np1 ._y @!PERINO:_zzc Saved_vvd_vvn you_ppy a_at1 lot_nn1 of_io money_nn1 ._y @!GUTFELD:_zzc It_pph1 saved_vvd me_ppio1 a_at1 lot_nn1 of_io money_nn1 ._y @!BECKEL:_zzc I_ppis1 did_vdd n't_xx</text:p>
          </table:table-cell>
          <table:table-cell office:value-type="string" calcext:value-type="string">
            <text:p><text:s/>know_vvi it_pph1 was_vbdz Valentine_np1 's_ge Day_nnt1_np1 ._y @!GUTFELD:_zzc Somebody_pn1 send_vv0 Bob_np1_nn@_vv0% a_at1 Valentine_nn1@_np1 ._y @!GUILFOYLE:_zzc He_pphs1 need_vv0_vm@ a_at1 Valentine_np1_nn1@ ,_y little_jj_da1_rr kiss_nn1_vv0 ._y Little_da1_jj smoochie_nn1 smooch_nn1 ._y @!BECKEL:</text:p>
          </table:table-cell>
        </table:table-row>
        <table:table-row table:style-name="ro4" table:visibility="filter">
          <table:table-cell office:value-type="float" office:value="249" calcext:value-type="float">
            <text:p>249</text:p>
          </table:table-cell>
          <table:table-cell table:style-name="ce71" office:value-type="string" calcext:value-type="string">
            <text:p><text:s text:c="2"/>to get out of Iraq , to reduce or eliminate our military presence was very real . I think that if we do n't lower the caps that permit that spending , there</text:p>
          </table:table-cell>
          <table:table-cell table:style-name="ce73" office:value-type="string" calcext:value-type="string">
            <text:p><text:s/>will be a natural process of seeing military spending grow . We have $450 billion in savings in the Defense Department over -- and the security area over this 10-year period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o_to get_vvi out_ii21 of_ii22 Iraq_np1 ,_y to_to reduce_vvi or_cc eliminate_vvi our_appge military_jj presence_nn1 was_vbdz very_rg real_jj ._y I_ppis1 think_vv0 that_cst if_cs we_ppis2 do_vd0 n't_xx lower_vvi the_at caps_nn2 that_cst permit_vv0 that_dd1_cst spending_nn1 ,_y there_ex</text:p>
          </table:table-cell>
          <table:table-cell office:value-type="string" calcext:value-type="string">
            <text:p><text:s/>will_vm be_vbi a_at1 natural_jj process_nn1 of_io seeing_vvg military_jj spending_nn1 grow_vv0 ._y We_ppis2 have_vh0 $450_nnu billion_nno in_ii savings_nn2 in_ii the_at Defense_nn1 Department_nn1 over_ii --_nn1_jj and_cc the_at security_nn1 area_nn1 over_ii this_dd1 10-year_nnt1_jj period_nn1 ._y</text:p>
          </table:table-cell>
        </table:table-row>
        <table:table-row table:style-name="ro4" table:visibility="filter">
          <table:table-cell office:value-type="float" office:value="250" calcext:value-type="float">
            <text:p>250</text:p>
          </table:table-cell>
          <table:table-cell table:style-name="ce71" office:value-type="string" calcext:value-type="string">
            <text:p><text:s text:c="2"/>is Washington can be part of the solution or part of the problem ? That 's @ @ @ @ @ @ @ @ @ @ tax this month . It 's why it 's so important that</text:p>
          </table:table-cell>
          <table:table-cell table:style-name="ce73" office:value-type="string" calcext:value-type="string">
            <text:p><text:s/>we not have the kind of dysfunction that last year became part of the uncertainty that held back the economy . We can be either part of the solution or part of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is_vbz Washington_np1 can_vm be_vbi part_nn1 of_io the_at solution_nn1 or_cc part_nn1 of_io the_at problem_nn1 ?_y That_dd1 's_vbz @_ii @_ii @_ii @_ii @_ii @_ii @_ii @_ii @_ii @_ii tax_nn1_vv0@ this_dd1 month_nnt1 ._y It_pph1 's_vbz why_rrq it_pph1 's_vbz so_rg_rr important_jj that</text:p>
          </table:table-cell>
          <table:table-cell office:value-type="string" calcext:value-type="string">
            <text:p>_cst we_ppis2 not_xx have_vh0 the_at kind_nn1 of_io dysfunction_nn1 that_dd1_cst last_md year_nnt1 became_vvd part_nn1 of_io the_at uncertainty_nn1 that_cst held_vvd back_rp the_at economy_nn1 ._y We_ppis2 can_vm be_vbi either_rr part_nn1 of_io the_at solution_nn1 or_cc part_nn1 of_</text:p>
          </table:table-cell>
        </table:table-row>
        <table:table-row table:style-name="ro4">
          <table:table-cell office:value-type="float" office:value="251" calcext:value-type="float">
            <text:p>251</text:p>
          </table:table-cell>
          <table:table-cell table:style-name="ce71" office:value-type="string" calcext:value-type="string">
            <text:p><text:s text:c="2"/>. It 's not very well monitored . So it 's no surprise that when there was a fire that took place , no one seemed to know where the key was . There</text:p>
          </table:table-cell>
          <table:table-cell table:style-name="ce73" office:value-type="string" calcext:value-type="string">
            <text:p><text:s/>was n't any plan for how to get the prisoners out of these cells and into safety . A lot of these prisons are run by organized crime groups that are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_y It_pph1 's_vbz not_xx very_rg well_rr monitored_vvn_vvd ._y So_rr it_pph1 's_vbz no_at surprise_nn1 that_cst when_cs there_ex was_vbdz a_at1 fire_nn1 that_cst took_vvd place_nn1 ,_y no_pn121 one_pn122 seemed_vvd to_to know_vvi where_rrq the_at key_nn1 was_vbdz ._y There_ex</text:p>
          </table:table-cell>
          <table:table-cell office:value-type="string" calcext:value-type="string">
            <text:p><text:s/>was_vbdz n't_xx any_dd plan_nn1_vv0 for_if how_rrq to_to get_vvi the_at prisoners_nn2 out_ii21 of_ii22 these_dd2 cells_nn2 and_cc into_ii safety_nn1 ._y A_at1 lot_nn1 of_io these_dd2 prisons_nn2 are_vbr run_vvn by_ii organized_jj@ crime_nn1 groups_nn2_vvz% that_cst are_vbr</text:p>
          </table:table-cell>
        </table:table-row>
        <table:table-row table:style-name="ro4" table:visibility="filter">
          <table:table-cell office:value-type="float" office:value="252" calcext:value-type="float">
            <text:p>252</text:p>
          </table:table-cell>
          <table:table-cell table:style-name="ce71" office:value-type="string" calcext:value-type="string">
            <text:p><text:s/>ity again . Government troops and rebel soldiers battled in the streets . At the same time , President Bashar al-Assad promised a referendum this month on a @ @ @ @ @ @ @</text:p>
          </table:table-cell>
          <table:table-cell table:style-name="ce73" office:value-type="string" calcext:value-type="string">
            <text:p><text:s/>@ @ @ the opposition demanded again that Assad step down . The deep freeze across Eastern Europe has now claimed more than 650 lives . That new count came today after more than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ity_nn1 again_rt ._y Government_nn1 troops_nn2 and_cc rebel_vv0_nn1 soldiers_nn2 battled_vvd_vvn@ in_ii the_at streets_nn2 ._y At_ii the_at same_da time_nnt1 ,_y President_nnb Bashar_np1 al-Assad_np1 promised_vvd a_at1 referendum_nn1 this_dd1 month_nnt1 on_ii a_at1 @_ii @_ii @_ii @_ii @_ii @_ii @_ii</text:p>
          </table:table-cell>
          <table:table-cell office:value-type="string" calcext:value-type="string">
            <text:p><text:s/>@_ii @_ii @_ii the_at opposition_nn1 demanded_vvd_vvn again_rt that_cst Assad_np1 step_vv0 down_rp ._y The_at deep_jj freeze_nn1 across_ii Eastern_jj Europe_np1 has_vhz now_rt claimed_vvn more_dar than_csn 650_mc lives_nn2 ._y That_dd1 new_jj count_nn1 came_vvd today_rt after_cs_ii more_dar than_</text:p>
          </table:table-cell>
        </table:table-row>
        <table:table-row table:style-name="ro4" table:visibility="filter">
          <table:table-cell office:value-type="float" office:value="253" calcext:value-type="float">
            <text:p>253</text:p>
          </table:table-cell>
          <table:table-cell table:style-name="ce71" office:value-type="string" calcext:value-type="string">
            <text:p><text:s/>vbz granted to give that extra level of assurance before we go forward . And that 's what we 're looking for in our legal challenge . @!JEFFREY-BROWN: All right , well , he</text:p>
          </table:table-cell>
          <table:table-cell table:style-name="ce73" office:value-type="string" calcext:value-type="string">
            <text:p><text:s/>just -- he asked the question there . He think you would like to @ @ @ @ @ @ @ @ @ @ as a model for a kind of -- there 's been talk abou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bz granted_vvn to_to give_vvi that_dd1_cst extra_jj level_nn1 of_io assurance_nn1 before_cs we_ppis2 go_vv0 forward_rl ._y And_cc that_dd1 's_vbz what_ddq we_ppis2 're_vbr looking_vvg for_if in_ii our_appge legal_jj challenge_nn1 ._y @!JEFFREY-BROWN:_zzc All_rr21 right_rr22 ,_y well_rr ,_y he_pphs1</text:p>
          </table:table-cell>
          <table:table-cell office:value-type="string" calcext:value-type="string">
            <text:p><text:s/>just_rr --_zz he_pphs1 asked_vvd the_at question_nn1 there_rl ._y He_pphs1 think_vv0 you_ppy would_vm like_vvi to_to @_ii @_ii @_ii @_ii @_ii @_ii @_ii @_ii @_ii @_ii as_ii_csa a_at1 model_nn1 for_if a_at1 kind_nn1 of_io --_nn1_jj there_ex 's_vhz been_vbn talk_nn1 about_</text:p>
          </table:table-cell>
        </table:table-row>
        <table:table-row table:style-name="ro4" table:visibility="filter">
          <table:table-cell office:value-type="float" office:value="254" calcext:value-type="float">
            <text:p>254</text:p>
          </table:table-cell>
          <table:table-cell table:style-name="ce71" office:value-type="string" calcext:value-type="string">
            <text:p><text:s/>ment range from Chinese theft of American intellectual property to the continued loss of American manufacturing jobs to Chinese workers . And protesters outside the White House today complained</text:p>
          </table:table-cell>
          <table:table-cell table:style-name="ce73" office:value-type="string" calcext:value-type="string">
            <text:p><text:s/>of China 's human rights record , demanding China give Tibet its freedom . Vice President Xi responded to U.S. human rights concerns at a State Department luncheon . @!XI-</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ment_nn1 range_nn1 from_ii Chinese_jj theft_nn1 of_io American_jj intellectual_jj_nn1 property_nn1 to_ii the_at continued_jj loss_nn1 of_io American_jj manufacturing_nn1 jobs_nn2 to_ii Chinese_jj workers_nn2 ._y And_cc protesters_nn2 outside_ii the_at White_np1 House_nn1 today_rt complained_vvd_vvn@</text:p>
          </table:table-cell>
          <table:table-cell office:value-type="string" calcext:value-type="string">
            <text:p><text:s/>of_io China_np1 's_ge human_jj_nn1 rights_nn2 record_vv0@_nn1 ,_y demanding_vvg China_np1 give_vv0 Tibet_np1_nn1@ its_appge freedom_nn1 ._y Vice_nnb President_nnb Xi_np1 responded_vvd to_ii U.S._np1 human_jj_nn1 rights_nn2 concerns_vvz_nn2 at_ii a_at1 State_nn1 Department_nn1 luncheon_nn1 ._y @!XI-</text:p>
          </table:table-cell>
        </table:table-row>
        <table:table-row table:style-name="ro4" table:visibility="filter">
          <table:table-cell office:value-type="float" office:value="255" calcext:value-type="float">
            <text:p>255</text:p>
          </table:table-cell>
          <table:table-cell table:style-name="ce71" office:value-type="string" calcext:value-type="string">
            <text:p><text:s text:c="2"/>on the companies . The rules do n't require it in China , as far as I know . But Apple itself has admitted of -- these 200 audits last year , they</text:p>
          </table:table-cell>
          <table:table-cell table:style-name="ce73" office:value-type="string" calcext:value-type="string">
            <text:p><text:s/>said they found I think it was over like 108 instances where companies were not paying the proper overtime . They found instances where people , some of these workers we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i on_ii the_at companies_nn2 ._y The_at rules_nn2 do_vd0 n't_xx require_vvi it_pph1 in_ii China_np1 ,_y as_cs31 far_cs32 as_cs33 I_ppis1 know_vv0 ._y But_ccb Apple_nn1 itself_ppx1 has_vhz admitted_vvn of_io --_nn1_jj these_dd2 200_mc audits_nn2 last_md year_nnt1 ,_y they_pphs2</text:p>
          </table:table-cell>
          <table:table-cell office:value-type="string" calcext:value-type="string">
            <text:p><text:s/>said_vvd they_pphs2 found_vvd I_ppis1 think_vv0 it_pph1 was_vbdz over_rp like_ii 108_mc instances_nn2 where_rrq_cs companies_nn2 were_vbdr not_xx paying_vvg the_at proper_jj overtime_nn1 ._y They_pphs2 found_vvd instances_nn2 where_rrq_cs people_nn ,_y some_dd of_io these_dd2 workers_nn2 were_vbdr</text:p>
          </table:table-cell>
        </table:table-row>
        <table:table-row table:style-name="ro4" table:visibility="filter">
          <table:table-cell office:value-type="float" office:value="256" calcext:value-type="float">
            <text:p>256</text:p>
          </table:table-cell>
          <table:table-cell table:style-name="ce71" office:value-type="string" calcext:value-type="string">
            <text:p><text:s text:c="2"/>this little shorty belong to ? He 's just hanging around you all ? He 's just hanging ? This little -- this little -- he 's just</text:p>
          </table:table-cell>
          <table:table-cell table:style-name="ce73" office:value-type="string" calcext:value-type="string">
            <text:p><text:s/>hanging around you all , right ? So he see everything that you all do , right ? So if this brother right here catch a case and do 100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is_dd1 little_jj_da1 shorty_nn1 belong_vv0 to_ii ?_y He_pphs1 's_vbz_vhz@ just_rr hanging_vvg around_rp_ii you_ppy all_db_rr@ ?_y He_pphs1 's_vbz_vhz@ just_rr hanging_vvg_jj_nn1 ?_y This_dd1 little_jj_da1 --_nn1_jj this_rg%_dd1 little_da1_jj --_nn1 he_pphs1 's_vbz_vhz@ just_rr</text:p>
          </table:table-cell>
          <table:table-cell office:value-type="string" calcext:value-type="string">
            <text:p><text:s/>hanging_vvg around_rp_ii you_ppy all_db_rr@ ,_y right_rr_nn1_jj ?_y So_rr he_pphs1 see_vv0 everything_pn1 that_cst you_ppy all_db_rr@ do_vd0 ,_y right_rr_nn1_jj ?_y So_rr if_cs this_dd1 brother_nn1 right_nn1_rr here_rl catch_vv0 a_at1 case_nn1 and_cc do_vd0 100_mc</text:p>
          </table:table-cell>
        </table:table-row>
        <table:table-row table:style-name="ro4" table:visibility="filter">
          <table:table-cell office:value-type="float" office:value="257" calcext:value-type="float">
            <text:p>257</text:p>
          </table:table-cell>
          <table:table-cell table:style-name="ce71" office:value-type="string" calcext:value-type="string">
            <text:p><text:s/>nymore . The country had been fighting over the role of African-Americans for almost a generation at that point . They were worn out with the political fight . And @ @ @ @ @ @</text:p>
          </table:table-cell>
          <table:table-cell table:style-name="ce73" office:value-type="string" calcext:value-type="string">
            <text:p><text:s/>@ @ @ @ decided to let the South do what it wanted to with black people . @!GWEN-IFILL: So , help us understand how this could happen . Tell us the story of this one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nymore_rr ._y The_at country_nn1 had_vhd been_vbn fighting_vvg over_ii_rp the_at role_nn1 of_io African-Americans_nn2 for_if almost_rr a_at1 generation_nn1 at_ii that_dd1 point_nn1 ._y They_pphs2 were_vbdr worn_vvn out_rp with_iw the_at political_jj fight_nn1 ._y And_cc @_ii @_ii @_ii @_ii @_ii @_ii</text:p>
          </table:table-cell>
          <table:table-cell office:value-type="string" calcext:value-type="string">
            <text:p><text:s/>@_ii @_ii @_ii @_ii decided_vvn to_to let_vvi the_at South_nd1 do_vd0 what_ddq it_pph1 wanted_vvd to_to with_iw black_jj people_nn ._y @!GWEN-IFILL:_zzc So_rr ,_y help_vv0 us_ppio2 understand_vvi how_rrq this_dd1 could_vm happen_vvi ._y Tell_vv0 us_ppio2 the_at story_nn1 of_io this_dd1 one_</text:p>
          </table:table-cell>
        </table:table-row>
        <table:table-row table:style-name="ro4" table:visibility="filter">
          <table:table-cell office:value-type="float" office:value="258" calcext:value-type="float">
            <text:p>258</text:p>
          </table:table-cell>
          <table:table-cell table:style-name="ce71" office:value-type="string" calcext:value-type="string">
            <text:p><text:s/>d both philosophical and political . @!JEFFREY-BROWN: But you said we stepped back from the brink . @(CROSSTALK) @!JEFFREY-BROWN: The question is , does this go forward ? Does this kind of</text:p>
          </table:table-cell>
          <table:table-cell table:style-name="ce73" office:value-type="string" calcext:value-type="string">
            <text:p><text:s/>an -- this issue or this kind of issue carry forward ? @!DAVID-BROOKS: In some respects . I think a lot of the religious angle will begin to simmer down . I think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 both_rr_db2 philosophical_jj and_cc political_jj ._y @!JEFFREY-BROWN:_zzc But_ccb you_ppy said_vvd we_ppis2 stepped_vvd back_rp from_ii the_at brink_nn1 ._y @(CROSSTALK)_zzq @!JEFFREY-BROWN:_zzc The_at question_nn1 is_vbz ,_y does_vdz this_dd1 go_vvi forward_rl ?_y Does_vdz this_dd1 kind_nn1 of_io</text:p>
          </table:table-cell>
          <table:table-cell office:value-type="string" calcext:value-type="string">
            <text:p><text:s/>an_at1 --_nn1_jj this_dd1 issue_nn1 or_cc this_dd1 kind_nn1 of_io issue_nn1 carry_vv0 forward_rl ?_y @!DAVID-BROOKS:_zzc In_ii some_dd respects_nn2 ._y I_ppis1 think_vv0 a_at1 lot_nn1 of_io the_at religious_jj angle_nn1 will_vm begin_vvi to_to simmer_vvi down_rp ._y I_ppis1 think_vv0</text:p>
          </table:table-cell>
        </table:table-row>
        <table:table-row table:style-name="ro4" table:visibility="filter">
          <table:table-cell office:value-type="float" office:value="259" calcext:value-type="float">
            <text:p>259</text:p>
          </table:table-cell>
          <table:table-cell table:style-name="ce71" office:value-type="string" calcext:value-type="string">
            <text:p><text:s/>1 . He went to CPAC today . And ... @!JEFFREY-BROWN: There was the audience today , right , a very conservative audience . @!MARK-SHIELDS: There was no emotional connection . And it</text:p>
          </table:table-cell>
          <table:table-cell table:style-name="ce73" office:value-type="string" calcext:value-type="string">
            <text:p><text:s/>was -- he was -- you know , the words were there , but the music was missing , or whatever , however you want to phrase it . It just is n't convincin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_y He_pphs1 went_vvd to_ii CPAC_np1_nn1 today_rt ._y And_cc ..._... @!JEFFREY-BROWN:_zzc There_ex was_vbdz the_at audience_nn1 today_rt ,_y right_rr_nn1_jj ,_y a_at1 very_rg conservative_jj audience_nn1 ._y @!MARK-SHIELDS:_zzc There_ex was_vbdz no_at emotional_jj connection_nn1 ._y And_cc it_pph1</text:p>
          </table:table-cell>
          <table:table-cell office:value-type="string" calcext:value-type="string">
            <text:p><text:s/>was_vbdz --_zz he_pphs1 was_vbdz --_zz you_ppy know_vv0 ,_y the_at words_nn2 were_vbdr there_rl ,_y but_ccb the_at music_nn1 was_vbdz missing_vvg_jj ,_y or_cc whatever_ddqv ,_y however_rrqv you_ppy want_vv0 to_to phrase_vvi it_pph1 ._y It_pph1 just_rr is_vbz n't_xx convincing_</text:p>
          </table:table-cell>
        </table:table-row>
        <table:table-row table:style-name="ro4" table:visibility="filter">
          <table:table-cell office:value-type="float" office:value="260" calcext:value-type="float">
            <text:p>260</text:p>
          </table:table-cell>
          <table:table-cell table:style-name="ce71" office:value-type="string" calcext:value-type="string">
            <text:p><text:s/>: They are looking for conviction . The idea is , you are going to go to Washington , a place they distrust . There are going to be all these forces against you telling</text:p>
          </table:table-cell>
          <table:table-cell table:style-name="ce75" office:value-type="string" calcext:value-type="string">
            <text:p><text:s/>you not do what you promised to do . Do you have the internal mettle to do it anyway ? And they trust that about Rick Santorum . I 'm not sure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zzc They_pphs2 are_vbr looking_vvg for_if conviction_nn1 ._y The_at idea_nn1 is_vbz ,_y you_ppy are_vbr going_vvgk to_to go_vvi to_ii Washington_np1 ,_y a_at1 place_nn1 they_pphs2 distrust_vv0 ._y There_ex are_vbr going_vvgk to_to be_vbi all_db_rr@ these_dd2 forces_nn2 against_ii you_ppy telling</text:p>
          </table:table-cell>
          <table:table-cell office:value-type="string" calcext:value-type="string">
            <text:p>_vvg you_ppy not_xx do_vd0 what_ddq you_ppy promised_vvd_vvn to_to do_vdi ._y Do_vd0 you_ppy have_vhi the_at internal_jj mettle_nn1 to_to do_vdi it_pph1 anyway_rr ?_y And_cc they_pphs2 trust_vv0 that_cst_dd1 about_ii Rick_np1 Santorum_np1_nn1 ._y I_ppis1 'm_vbm not_xx sure_</text:p>
          </table:table-cell>
        </table:table-row>
        <table:table-row table:style-name="ro4" table:visibility="filter">
          <table:table-cell office:value-type="float" office:value="261" calcext:value-type="float">
            <text:p>261</text:p>
          </table:table-cell>
          <table:table-cell table:style-name="ce71" office:value-type="string" calcext:value-type="string">
            <text:p><text:s/>-MENOUNOS-@1 " # I 'm Greek . I 'm strong . @!LARA-SPENCER-@1-AB# @(Voiceover) But she quick stepped through the pain . @!BROOKE-BURKE-CHARV# You 're in a great deal of pain . We</text:p>
          </table:table-cell>
          <table:table-cell table:style-name="ce73" office:value-type="string" calcext:value-type="string">
            <text:p><text:s/>saw that you have a rib injury . How do you feel now ? @!MARIA-MENOUNOS-@1 " # I feel great . @!LARA-SPENCER-@1-AB# @(Voiceover) Meanwhile , emotions ran high for a visibly tense M</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MENOUNOS-@1_zzc "_y #_fo I_ppis1 'm_vbm Greek_jj ._y I_ppis1 'm_vbm strong_jj ._y @!LARA-SPENCER-@1-AB#_zzc @(Voiceover)_zzq But_ccb she_pphs1 quick_rr@ stepped_vvn_vvd through_ii the_at pain_nn1 ._y @!BROOKE-BURKE-CHARV#_zzc You_ppy 're_vbr in_ii a_at1 great_jj deal_nn1 of_io pain_nn1 ._y We_ppis2</text:p>
          </table:table-cell>
          <table:table-cell office:value-type="string" calcext:value-type="string">
            <text:p><text:s/>saw_vvd that_cst you_ppy have_vh0 a_at1 rib_nn1 injury_nn1 ._y How_rrq do_vd0 you_ppy feel_vvi now_rt ?_y @!MARIA-MENOUNOS-@1_zzc "_y #_fo I_zz1% feel_vv0 great_jj ._y @!LARA-SPENCER-@1-AB#_zzc @(Voiceover)_zzq Meanwhile_rr ,_y emotions_nn2 ran_vvd high_jj_rr@ for_if a_at1 visibly_rr tense_vv0_jj M</text:p>
          </table:table-cell>
        </table:table-row>
        <table:table-row table:style-name="ro4" table:visibility="filter">
          <table:table-cell office:value-type="float" office:value="262" calcext:value-type="float">
            <text:p>262</text:p>
          </table:table-cell>
          <table:table-cell table:style-name="ce71" office:value-type="string" calcext:value-type="string">
            <text:p><text:s text:c="2"/>@ @ @ had there , George . He also went on to say , as I talked about with David Plouffe , that , " I think all of us have to do some soul-searching</text:p>
          </table:table-cell>
          <table:table-cell table:style-name="ce73" office:value-type="string" calcext:value-type="string">
            <text:p><text:s/>to figure out , how does something like this happen ? " What lesson , if any , do you draw from it ? @GRAPHICS @!GEORGE-WILL-@1-ABC# @(Off-camera) That the law in question , the so-call</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_ii @_ii @_ii had_vhd there_rl ,_y George_np1 ._y He_pphs1 also_rr went_vvd on_rp to_to say_vvi ,_y as_csa I_ppis1 talked_vvd about_ii with_iw David_np1 Plouffe_np1 ,_y that_dd1_cst ,_y "_y I_ppis1 think_vv0 all_db of_io us_ppio2 have_vh0 to_to do_vdi some_dd soul-searching_jj_nn1</text:p>
          </table:table-cell>
          <table:table-cell office:value-type="string" calcext:value-type="string">
            <text:p><text:s/>to_to figure_vvi out_rp ,_y how_rrq does_vdz something_pn1 like_vvi this_dd1 happen_vv0 ?_y "_y What_ddq lesson_nn1 ,_y if_cs any_dd ,_y do_vd0 you_ppy draw_vvi from_ii it_pph1 ?_y @GRAPHICS_fo @!GEORGE-WILL-@1-ABC#_zzc @(Off-camera)_zzq That_cst the_at law_nn1 in_ii question_nn1 ,_y the_at so-call</text:p>
          </table:table-cell>
        </table:table-row>
        <table:table-row table:style-name="ro4">
          <table:table-cell office:value-type="float" office:value="263" calcext:value-type="float">
            <text:p>263</text:p>
          </table:table-cell>
          <table:table-cell table:style-name="ce71" office:value-type="string" calcext:value-type="string">
            <text:p><text:s/>'t cost him - it wo n't cost him the nomination . It wo n't cost him the nomination , but what I think this is , is Eric did not say this</text:p>
          </table:table-cell>
          <table:table-cell table:style-name="ce73" office:value-type="string" calcext:value-type="string">
            <text:p><text:s/>because he misspoke . Eric said this because that 's how they see their candidate and that 's how they see their campaign . And this has been his problem , his Ach</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t_xx cost_vvi him_ppho1 -_- it_pph1 wo_vm n't_xx cost_vvi him_ppho1 the_at nomination_nn1 ._y It_pph1 wo_vm n't_xx cost_vvi him_ppho1 the_at nomination_nn1 ,_y but_ccb what_ddq I_ppis1 think_vv0 this_dd1 is_vbz ,_y is_vbz Eric_np1 did_vdd not_xx say_vvi this_dd1</text:p>
          </table:table-cell>
          <table:table-cell office:value-type="string" calcext:value-type="string">
            <text:p><text:s/>because_cs he_pphs1 misspoke_vv0_nn1 ._y Eric_np1 said_vvd this_dd1 because_cs that_dd1 's_vbz how_rrq they_pphs2 see_vv0 their_appge candidate_nn1 and_cc that_dd1 's_vbz how_rrq they_pphs2 see_vv0 their_appge campaign_nn1 ._y And_cc this_dd1 has_vhz been_vbn his_appge problem_nn1 ,_y his_appge Ach</text:p>
          </table:table-cell>
        </table:table-row>
        <table:table-row table:style-name="ro4" table:visibility="filter">
          <table:table-cell office:value-type="float" office:value="264" calcext:value-type="float">
            <text:p>264</text:p>
          </table:table-cell>
          <table:table-cell table:style-name="ce71" office:value-type="string" calcext:value-type="string">
            <text:p><text:s/>@!COKIE-ROBERTS-@1-A# @(Off-camera) In our home state ... @!DONNA-BRAZILE-@1-A# @(Off-camera) Conservative Republicans . @!COKIE-ROBERTS-@1-A# @(Off-camera) ... yesterday , Donna , 70% of Louisianans who</text:p>
          </table:table-cell>
          <table:table-cell table:style-name="ce73" office:value-type="string" calcext:value-type="string">
            <text:p><text:s/>voted yesterday said they want this race to go on . @!DONNA-BRAZILE-@1-A# @(Off-camera) That 's right . @!COKIE-ROBERTS-@1-A# @(Off-camera) They are not - they 're not ready to close th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COKIE-ROBERTS-@1-A#_zzc @(Off-camera)_zzq In_ii our_appge home_nn1 state_nn1_vv0 ..._... @!DONNA-BRAZILE-@1-A#_zzc @(Off-camera)_zzq Conservative_jj_nn1 Republicans_nn2 ._y @!COKIE-ROBERTS-@1-A#_zzc @(Off-camera)_zzq ..._... yesterday_rt ,_y Donna_np1_nn1 ,_y 70%_nnu of_io Louisianans_nn2 who_pnqs</text:p>
          </table:table-cell>
          <table:table-cell office:value-type="string" calcext:value-type="string">
            <text:p><text:s/>voted_vvd yesterday_rt said_vvd they_pphs2 want_vv0 this_dd1 race_nn1 to_to go_vvi on_rp@ ._y @!DONNA-BRAZILE-@1-A#_zzc @(Off-camera)_zzq That_dd1 's_vbz right_jj ._y @!COKIE-ROBERTS-@1-A#_zzc @(Off-camera)_zzq They_pphs2 are_vbr not_xx -_- they_pphs2 're_vbr not_xx ready_jj_rr@ to_to close_vvi the</text:p>
          </table:table-cell>
        </table:table-row>
        <table:table-row table:style-name="ro4" table:visibility="filter">
          <table:table-cell office:value-type="float" office:value="265" calcext:value-type="float">
            <text:p>265</text:p>
          </table:table-cell>
          <table:table-cell table:style-name="ce71" office:value-type="string" calcext:value-type="string">
            <text:p><text:s/>vh0 some doubts that it will , but even if it 's overturned , I think that actually helps the President , because what happens then at that point , the President says , I</text:p>
          </table:table-cell>
          <table:table-cell table:style-name="ce73" office:value-type="string" calcext:value-type="string">
            <text:p><text:s/>tried to give you - you know , get rid of sort of the clauses that you do n't like . I tried to expand it so people could still keep coverage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h0 some_dd doubts_nn2 that_cst it_pph1 will_vm ,_y but_ccb even_cs21 if_cs22 it_pph1 's_vbz overturned_vvn ,_y I_ppis1 think_vv0 that_cst_dd1 actually_rr helps_vvz the_at President_nn1 ,_y because_cs what_ddq happens_vvz then_rt at_ii that_dd1 point_nn1 ,_y the_at President_nn1 says_vvz ,_y I_ppis1</text:p>
          </table:table-cell>
          <table:table-cell office:value-type="string" calcext:value-type="string">
            <text:p><text:s/>tried_vvd to_to give_vvi you_ppy -_- you_ppy know_vv0 ,_y get_vv0 rid_vvn of_io sort_nn1 of_io the_at clauses_nn2 that_cst you_ppy do_vd0 n't_xx like_vvi ._y I_ppis1 tried_vvd to_to expand_vvi it_pph1 so_rr_cs@ people_nn could_vm still_rr keep_vvi coverage_nn1 ._</text:p>
          </table:table-cell>
        </table:table-row>
        <table:table-row table:style-name="ro4">
          <table:table-cell office:value-type="float" office:value="266" calcext:value-type="float">
            <text:p>266</text:p>
          </table:table-cell>
          <table:table-cell table:style-name="ce71" office:value-type="string" calcext:value-type="string">
            <text:p><text:s/>@(Voiceover) But that message never reached Tyler Clementi . He jumped to his death the very next day . @!JOE-CLEMENTI-@1TYL# We were devastated by the loss of our son , and</text:p>
          </table:table-cell>
          <table:table-cell table:style-name="ce73" office:value-type="string" calcext:value-type="string">
            <text:p><text:s/>we still are . @!CHRIS-CUOMO-@1-ABC# @(Voiceover) As the Clementis grieve , the It Gets Better campaign catches fire . @!ANNE-HATHAWAY-@1AC# It gets better . @!CHRIS-CUOMO-@1-ABC# @(Voiceover)</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Voiceover)_zzq But_ccb that_dd1 message_nn1 never_rr reached_vvd_vvn Tyler_np1 Clementi_np1_nn1 ._y He_pphs1 jumped_vvd to_ii his_appge death_nn1 the_at very_rg next_md day_nnt1 ._y @!JOE-CLEMENTI-@1TYL#_zzc We_ppis2 were_vbdr devastated_vvn by_ii the_at loss_nn1 of_io our_appge son_nn1 ,_y and_cc</text:p>
          </table:table-cell>
          <table:table-cell office:value-type="string" calcext:value-type="string">
            <text:p><text:s/>we_ppis2 still_rr are_vbr ._y @!CHRIS-CUOMO-@1-ABC#_zzc @(Voiceover)_zzq As_ii_csa the_at Clementis_nn1_np1 grieve_vv0 ,_y the_at It_nn1@ Gets_vvz Better_jjr campaign_nn1 catches_vvz fire_nn1 ._y @!ANNE-HATHAWAY-@1AC#_zzc It_pph1 gets_vvz better_rrr_jjr ._y @!CHRIS-CUOMO-@1-ABC#_zzc @(Voiceover)_zz</text:p>
          </table:table-cell>
        </table:table-row>
        <table:table-row table:style-name="ro4" table:visibility="filter">
          <table:table-cell office:value-type="float" office:value="267" calcext:value-type="float">
            <text:p>267</text:p>
          </table:table-cell>
          <table:table-cell table:style-name="ce71" office:value-type="string" calcext:value-type="string">
            <text:p><text:s/>@ in your mind ? Why were you doing those things ? @!DHARUN-RAVI-@1TYLE# I was trying to fix what happened . That 's all I was thinking about . @!CHRIS-CUOMO-@1-ABC# @(Off-camera)</text:p>
          </table:table-cell>
          <table:table-cell table:style-name="ce73" office:value-type="string" calcext:value-type="string">
            <text:p><text:s/>Was it I know I committed crimes , I want to cover those up ? @!DHARUN-RAVI-@1TYLE# No , it was , it was none of that . @!CHRIS-CUOMO-@1-ABC# @(Voiceover) The police ar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in_ii your_appge mind_nn1 ?_y Why_rrq were_vbdr you_ppy doing_vdg those_dd2 things_nn2 ?_y @!DHARUN-RAVI-@1TYLE#_zzc I_zz1%_mc1% was_vbdz trying_vvg to_to fix_vvi what_ddq happened_vvd ._y That_dd1 's_vbz all_db I_ppis1 was_vbdz thinking_vvg about_ii ._y @!CHRIS-CUOMO-@1-ABC#_zzc @(Off-camera)_zzq</text:p>
          </table:table-cell>
          <table:table-cell office:value-type="string" calcext:value-type="string">
            <text:p><text:s/>Was_vbdz it_pph1 I_ppis1 know_vv0 I_ppis1 committed_vvd@_jj crimes_nn2 ,_y I_ppis1 want_vv0 to_to cover_vvi those_dd2 up_rp_vv0% ?_y @!DHARUN-RAVI-@1TYLE#_zzc No_uh ,_y it_pph1 was_vbdz ,_y it_pph1 was_vbdz none_pn of_io that_dd1 ._y @!CHRIS-CUOMO-@1-ABC#_zzc @(Voiceover)_zzq The_at police_nn2 are_</text:p>
          </table:table-cell>
        </table:table-row>
        <table:table-row table:style-name="ro4" table:visibility="filter">
          <table:table-cell office:value-type="float" office:value="268" calcext:value-type="float">
            <text:p>268</text:p>
          </table:table-cell>
          <table:table-cell table:style-name="ce71" office:value-type="string" calcext:value-type="string">
            <text:p><text:s/>HN-QUI-ONES-@1-# @(Voiceover) And she 's eating it right up . But what happens if this hairstylist 's hairdo turns into a hair don't. @!TRACI-HOVEL-@1ACTR# I ca n't look like this</text:p>
          </table:table-cell>
          <table:table-cell table:style-name="ce73" office:value-type="string" calcext:value-type="string">
            <text:p><text:s/>. @!JOHN-QUI-ONES-@1-# @(Voiceover) What would you do with this do ? Our hidden cameras are set up at Bangz Salon and Spa in Montclair , New Jersey . Our actress is pretending s</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HN-QUI-ONES-@1-#_zzc @(Voiceover)_zzq And_cc she_pphs1 's_vbz eating_vvg it_pph1 right_rr up_rp ._y But_ccb what_ddq happens_vvz if_cs_csw@ this_dd1 hairstylist_nn1 's_ge hairdo_nn1 turns_vvz into_ii a_at1 hair_nn1 don't._nnu @!TRACI-HOVEL-@1ACTR#_zzc I_zz1% ca_vm n't_xx look_vvi like_ii_cs this_dd1</text:p>
          </table:table-cell>
          <table:table-cell office:value-type="string" calcext:value-type="string">
            <text:p><text:s/>._y @!JOHN-QUI-ONES-@1-#_zzc @(Voiceover)_zzq What_ddq would_vm you_ppy do_vdi with_iw this_dd1 do_vd0 ?_y Our_appge hidden_jj@ cameras_nn2 are_vbr set_vvn up_rp at_ii Bangz_np1 Salon_nn1 and_cc Spa_nn1 in_ii Montclair_np1_nn1 ,_y New_np1 Jersey_np1 ._y Our_appge actress_nn1 is_vbz pretending_vvg s</text:p>
          </table:table-cell>
        </table:table-row>
        <table:table-row table:style-name="ro4">
          <table:table-cell office:value-type="float" office:value="269" calcext:value-type="float">
            <text:p>269</text:p>
          </table:table-cell>
          <table:table-cell table:style-name="ce71" office:value-type="string" calcext:value-type="string">
            <text:p><text:s text:c="2"/>Rove it certainly was , from Republican Clint Eastwood , by the way . But if you look at where our country is versus where it was , 3.5 million private sector jobs</text:p>
          </table:table-cell>
          <table:table-cell table:style-name="ce73" office:value-type="string" calcext:value-type="string">
            <text:p><text:s/>created over the course of the last couple year , the economy growing instead of contracting , things moving in the right direction . Yes , things are getting better , bu</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np1 Rove_vv0 it_pph1 certainly_rr was_vbdz ,_y from_ii Republican_nn1_jj@ Clint_np1 Eastwood_np1 ,_y by_ii the_at way_nn1 ._y But_ccb if_cs you_ppy look_vv0 at_ii where_rrq our_appge country_nn1 is_vbz versus_ii where_rrq it_pph1 was_vbdz ,_y 3.5_mc million_nno private_jj sector_nn1 jobs_nn2</text:p>
          </table:table-cell>
          <table:table-cell office:value-type="string" calcext:value-type="string">
            <text:p><text:s/>created_vvn_vvd over_ii_rp the_at course_nn1 of_io the_at last_md couple_nn1_vv0 year_nnt1 ,_y the_at economy_nn1 growing_vvg instead_ii21 of_ii22 contracting_vvg_jj ,_y things_nn2 moving_vvg in_ii the_at right_jj_nn1 direction_nn1 ._y Yes_uh ,_y things_nn2 are_vbr getting_vvg better_rrr_jjr ,_y bu</text:p>
          </table:table-cell>
        </table:table-row>
        <table:table-row table:style-name="ro4" table:visibility="filter">
          <table:table-cell office:value-type="float" office:value="270" calcext:value-type="float">
            <text:p>270</text:p>
          </table:table-cell>
          <table:table-cell table:style-name="ce71" office:value-type="string" calcext:value-type="string">
            <text:p><text:s/>ppis1 think that Mitt Romney has left been left woefully unprepared for a national security debate in the general election . @!JONATHAN-KARL-@1-A# @(Off-camera) Okay , very quickly , David , you</text:p>
          </table:table-cell>
          <table:table-cell table:style-name="ce73" office:value-type="string" calcext:value-type="string">
            <text:p><text:s/>got a first look at this treasure trove of documents seized in bin Laden 's compound . Just quickly , what is the most important thing we 're learning from that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pis1 think_vv0 that_cst Mitt_np1 Romney_np1 has_vhz left_vvn been_vbn left_vvn woefully_rr unprepared_jj for_if a_at1 national_jj security_nn1 debate_nn1 in_ii the_at general_jj_nn1 election_nn1 ._y @!JONATHAN-KARL-@1-A#_zzc @(Off-camera)_zzq Okay_rr ,_y very_rg quickly_rr ,_y David_np1 ,_y you_ppy</text:p>
          </table:table-cell>
          <table:table-cell office:value-type="string" calcext:value-type="string">
            <text:p><text:s/>got_vvd a_at1 first_md look_nn1_vv0 at_ii this_dd1 treasure_nn1 trove_nn1 of_io documents_nn2 seized_vvn_vvd in_ii bin_np Laden_jj_vvn 's_ge_vbz compound_nn1 ._y Just_rr quickly_rr ,_y what_ddq is_vbz the_at most_rgt important_jj thing_nn1 we_ppis2 're_vbr learning_vvg from_ii that_dd1 ?_</text:p>
          </table:table-cell>
        </table:table-row>
        <table:table-row table:style-name="ro4" table:visibility="filter">
          <table:table-cell office:value-type="float" office:value="271" calcext:value-type="float">
            <text:p>271</text:p>
          </table:table-cell>
          <table:table-cell table:style-name="ce71" office:value-type="string" calcext:value-type="string">
            <text:p><text:s text:c="2"/>here . And someone was asking about @ @ @ @ @ @ @ @ @ @ n't enforce the existing pornography laws . And we wrote back and put it up on our web site saying</text:p>
          </table:table-cell>
          <table:table-cell table:style-name="ce73" office:value-type="string" calcext:value-type="string">
            <text:p><text:s/>that we would , of course , as president enforce those laws , because obviously Congress in its wisdom understood that hard-core pornography is very damaging , particularly to youn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d here_rl ._y And_cc someone_pn1 was_vbdz asking_vvg about_ii @_ii @_ii @_ii @_ii @_ii @_ii @_ii @_ii @_ii @_ii n't_xx enforce_vvi the_at existing_jj pornography_nn1 laws_nn2 ._y And_cc we_ppis2 wrote_vvd back_rp and_cc put_vv0_vvd it_pph1 up_rp on_ii our_appge web_nn1 site_nn1 saying_vvg</text:p>
          </table:table-cell>
          <table:table-cell office:value-type="string" calcext:value-type="string">
            <text:p><text:s/>that_cst we_ppis2 would_vm ,_y of_rr21 course_rr22 ,_y as_csa president_nn1 enforce_vv0 those_dd2 laws_nn2 ,_y because_cs obviously_rr Congress_nn1 in_ii its_appge wisdom_nn1 understood_vvd_vvn that_cst_dd1 hard-core_jj_nn1 pornography_nn1 is_vbz very_rg damaging_jj ,_y particularly_rr to_ii young_</text:p>
          </table:table-cell>
        </table:table-row>
        <table:table-row table:style-name="ro4" table:visibility="filter">
          <table:table-cell office:value-type="float" office:value="272" calcext:value-type="float">
            <text:p>272</text:p>
          </table:table-cell>
          <table:table-cell table:style-name="ce71" office:value-type="string" calcext:value-type="string">
            <text:p><text:s text:c="2"/>running in 1994 , and I did likewise . I certainly knew that Arlen Specter was going nowhere . I certainly disagreed with a lot of things that he said , and it</text:p>
          </table:table-cell>
          <table:table-cell table:style-name="ce73" office:value-type="string" calcext:value-type="string">
            <text:p><text:s/>was something I look back on and wish I had n't done . @!JONATHAN-KARL-@1-A# @(Off-camera) Okay , all right . Two quick ones . One , your top aide , one of your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dz running_vvg in_ii 1994_mc ,_y and_cc I_ppis1 did_vdd likewise_rr ._y I_ppis1 certainly_rr knew_vvd that_cst_dd1 Arlen_np1_jj Specter_np was_vbdz going_vvg nowhere_rl ._y I_ppis1 certainly_rr disagreed_vvd with_iw a_at1 lot_nn1 of_io things_nn2 that_cst he_pphs1 said_vvd ,_y and_cc it_pph1</text:p>
          </table:table-cell>
          <table:table-cell office:value-type="string" calcext:value-type="string">
            <text:p><text:s/>was_vbdz something_pn1 I_ppis1 look_vv0 back_rp on_ii_rp@ and_cc wish_vv0 I_ppis1 had_vhd n't_xx done_vdn ._y @!JONATHAN-KARL-@1-A#_zzc @(Off-camera)_zzq Okay_rr ,_y all_rr21 right_rr22 ._y Two_mc quick_jj ones_nn2 ._y One_mc1 ,_y your_appge top_jj_nn1 aide_nn1 ,_y one_mc1 of_io your_appge</text:p>
          </table:table-cell>
        </table:table-row>
        <table:table-row table:style-name="ro4" table:visibility="filter">
          <table:table-cell office:value-type="float" office:value="273" calcext:value-type="float">
            <text:p>273</text:p>
          </table:table-cell>
          <table:table-cell table:style-name="ce71" office:value-type="string" calcext:value-type="string">
            <text:p><text:s text:c="2"/>district attorney Don Geary interviewed several eyewitnesses. @!DON-GEARY-@1CHIEF-# They thought it was a movie . @!ELIZABETH-VARGAS-@# @(Off-camera) A movie ? @!DON-GEARY-@1CHIEF-# They were</text:p>
          </table:table-cell>
          <table:table-cell table:style-name="ce73" office:value-type="string" calcext:value-type="string">
            <text:p><text:s/>actually looking around for the cameras , ' cause understand , in that area , that is just totally foreign . @ @ @ @ @ @ @ @ @ @ , in that there was no chaos or runn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district_nn1 attorney_nn1 Don_np1_nn1 Geary_np1_nn1 interviewed_vvd several_da2 eyewitnesses._nnu @!DON-GEARY-@1CHIEF-#_zzc They_pphs2 thought_vvd it_pph1 was_vbdz a_at1 movie_nn1 ._y @!ELIZABETH-VARGAS-@#_zzc @(Off-camera)_zzq A_zz1_at1@ movie_nn1 ?_y @!DON-GEARY-@1CHIEF-#_zzc They_pphs2 were_vbdr</text:p>
          </table:table-cell>
          <table:table-cell office:value-type="string" calcext:value-type="string">
            <text:p><text:s/>actually_rr looking_vvg around_rp for_if the_at cameras_nn2 ,_y '_ge cause_nn1 understand_vv0 ,_y in_ii that_dd1 area_nn1 ,_y that_dd1_cst is_vbz just_rr totally_rr foreign_jj ._y @_ii @_ii @_ii @_ii @_ii @_ii @_ii @_ii @_ii @_ii ,_y in_cs21% that_cs22@ there_ex was_vbdz no_at chaos_nn1 or_cc runni</text:p>
          </table:table-cell>
        </table:table-row>
        <table:table-row table:style-name="ro4" table:visibility="filter">
          <table:table-cell office:value-type="float" office:value="274" calcext:value-type="float">
            <text:p>274</text:p>
          </table:table-cell>
          <table:table-cell table:style-name="ce71" office:value-type="string" calcext:value-type="string">
            <text:p><text:s text:c="2"/>track Neuman 's phone records to this man , Jan Dasilva . He says he sold a .40 caliber Bersa handgun , like this one , to Neuman just @ @ @ @ @</text:p>
          </table:table-cell>
          <table:table-cell table:style-name="ce73" office:value-type="string" calcext:value-type="string">
            <text:p><text:s/>@ @ @ @ @ pretty friendly . He seem really normal and just a person , like , what he told me , that he just needed a gun for , for just home defens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rack_vv0@ Neuman_np1_nn1 's_ge phone_nn1 records_nn2_vvz@ to_ii this_dd1 man_nn1 ,_y Jan_np1@_npm1 Dasilva_np1 ._y He_pphs1 says_vvz he_pphs1 sold_vvd a_at1 .40_mc caliber_nn1 Bersa_np1_nn1@ handgun_nn1_vv0 ,_y like_ii this_dd1 one_pn1 ,_y to_ii Neuman_np1_nn1 just_rr @_ii @_ii @_ii @_ii @_ii</text:p>
          </table:table-cell>
          <table:table-cell office:value-type="string" calcext:value-type="string">
            <text:p><text:s/>@_ii @_ii @_ii @_ii @_ii pretty_rg friendly_jj ._y He_pphs1 seem_vv0 really_rr normal_jj and_cc just_rr a_at1 person_nn1 ,_y like_rr ,_y what_ddq he_pphs1 told_vvd me_ppio1 ,_y that_cst he_pphs1 just_rr needed_vvn_vvd a_at1 gun_nn1 for_if ,_y for_if just_jj@_rr home_nn1_rl defense_</text:p>
          </table:table-cell>
        </table:table-row>
        <table:table-row table:style-name="ro4" table:visibility="filter">
          <table:table-cell office:value-type="float" office:value="275" calcext:value-type="float">
            <text:p>275</text:p>
          </table:table-cell>
          <table:table-cell table:style-name="ce71" office:value-type="string" calcext:value-type="string">
            <text:p><text:s/>c It 's possible . But when the emails say " I wan na marry you , " I do n't know how many bosses and their employees have that kind of communication . @!ELIZABETH-VARGAS-@#</text:p>
          </table:table-cell>
          <table:table-cell table:style-name="ce73" office:value-type="string" calcext:value-type="string">
            <text:p><text:s/>@(Voiceover) But does Andrea Sneiderman 's relationship with Neuman have anything to do with her husband 's murder ? It is the question lawyers will ask when she is under @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c It_pph1 's_vbz possible_jj ._y But_ccb when_cs the_at emails_nn2 say_vv0 "_y I_ppis1 wan_vv0 na_to marry_vvi you_ppy ,_y "_y I_ppis1 do_vd0 n't_xx know_vvi how_rgq@ many_da2 bosses_nn2 and_cc their_appge employees_nn2 have_vh0 that_dd1 kind_nn1 of_io communication_nn1 ._y @!ELIZABETH-VARGAS-@#_zzc</text:p>
          </table:table-cell>
          <table:table-cell office:value-type="string" calcext:value-type="string">
            <text:p><text:s/>@(Voiceover)_zzq But_ccb does_vdz Andrea_np1 Sneiderman_np1 's_ge relationship_nn1 with_iw Neuman_np1_nn1 have_vh0 anything_pn1 to_to do_vdi with_iw her_appge husband_nn1 's_ge murder_nn1 ?_y It_pph1 is_vbz the_at question_nn1 lawyers_nn2 will_vm ask_vvi when_rrq_cs she_pphs1 is_vbz under_ii @_ii @</text:p>
          </table:table-cell>
        </table:table-row>
        <table:table-row table:style-name="ro4" table:visibility="filter">
          <table:table-cell office:value-type="float" office:value="276" calcext:value-type="float">
            <text:p>276</text:p>
          </table:table-cell>
          <table:table-cell table:style-name="ce71" office:value-type="string" calcext:value-type="string">
            <text:p><text:s text:c="2"/>The crime appalled the city of Atlanta . A father , killed outside a preschool . This February , high drama at the DeKalb County courthouse as the man who did it</text:p>
          </table:table-cell>
          <table:table-cell table:style-name="ce73" office:value-type="string" calcext:value-type="string">
            <text:p><text:s/>faces trial . Attorneys for accused killer Hemy Neuman begin with a stunning admission . @!DOUGLAS-PETERS-@1D# On November the 18th , 2010 , Hemy Neuman shot and killed Rusty Sne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_at crime_nn1 appalled_vvd@_vvn@ the_at city_nn1 of_io Atlanta_np1 ._y A_at1 father_nn1 ,_y killed_vvn_vvd outside_ii a_at1 preschool_jj_nn1@ ._y This_dd1 February_npm1 ,_y high_jj drama_nn1 at_ii the_at DeKalb_np1_nn1@ County_nn1 courthouse_nn1 as_ii_csa the_at man_nn1 who_pnqs did_vdd it_pph1</text:p>
          </table:table-cell>
          <table:table-cell office:value-type="string" calcext:value-type="string">
            <text:p><text:s/>faces_vvz trial_nn1 ._y Attorneys_nn2 for_if accused_jj@ killer_nn1 Hemy_np1_nn1 Neuman_np1_nn1 begin_vv0 with_iw a_at1 stunning_jj admission_nn1 ._y @!DOUGLAS-PETERS-@1D#_zzc On_ii November_npm1 the_at 18th_md ,_y 2010_mc ,_y Hemy_np1 Neuman_np1_nn1 shot_vvd_nn1 and_cc killed_vvd_jj Rusty_np1 Snei</text:p>
          </table:table-cell>
        </table:table-row>
        <table:table-row table:style-name="ro4" table:visibility="filter">
          <table:table-cell office:value-type="float" office:value="277" calcext:value-type="float">
            <text:p>277</text:p>
          </table:table-cell>
          <table:table-cell table:style-name="ce71" office:value-type="string" calcext:value-type="string">
            <text:p><text:s/>N-QUI-ONES-@1-# @(Voiceover) He 's a baby-faced 15-year-old who 's about to make a very grown up decision . @!CODY-@1ACTOR@2-# Me and my girlfriend are in a relationship and we</text:p>
          </table:table-cell>
          <table:table-cell table:style-name="ce73" office:value-type="string" calcext:value-type="string">
            <text:p><text:s/>decided that we wan na take it further . I really need to get some condoms . @!JOHN-QUI-ONES-@1-# @(Voiceover) The Centers for Disease Control estimates that 46% of all my schoo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QUI-ONES-@1-#_zzc @(Voiceover)_zzq He_pphs1 's_vbz a_at1 baby-faced_jj_nn1 15-year-old_nn1@ who_pnqs 's_vbz about_rpk to_to make_vvi a_at1 very_rg grown_jj21 up_jj22 decision_nn1 ._y @!CODY-@1ACTOR@2-#_zzc Me_ppio1 and_cc my_appge girlfriend_nn1 are_vbr in_ii a_at1 relationship_nn1 and_cc we_ppis2</text:p>
          </table:table-cell>
          <table:table-cell office:value-type="string" calcext:value-type="string">
            <text:p><text:s/>decided_vvd that_cst we_ppis2 wan_vv0 na_to take_vvi it_pph1 further_rrr ._y I_ppis1 really_rr need_vv0 to_to get_vvi some_dd condoms_nn2 ._y @!JOHN-QUI-ONES-@1-#_zzc @(Voiceover)_zzq The_at Centers_nn2 for_if Disease_nn1 Control_nn1 estimates_vvz that_cst_dd1 46%_nnu of_io all_db my_appge school_n</text:p>
          </table:table-cell>
        </table:table-row>
        <table:table-row table:style-name="ro4" table:visibility="filter">
          <table:table-cell office:value-type="float" office:value="278" calcext:value-type="float">
            <text:p>278</text:p>
          </table:table-cell>
          <table:table-cell table:style-name="ce71" office:value-type="string" calcext:value-type="string">
            <text:p><text:s text:c="2"/>have known for years , if you want to sell a lot it helps to have a gimmick , an incentive or some eye candy never hurts . @!LARA-SPENCER-@1-AB# @(Voiceover) And we</text:p>
          </table:table-cell>
          <table:table-cell table:style-name="ce73" office:value-type="string" calcext:value-type="string">
            <text:p><text:s/>'re guessing Heidi Klum 's daughter did in fact sell the most Girl Scout cookies in her troop , considering she had one of the most successful spokes models there to help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nn2 have_vh0 known_vvn for_if years_nnt2 ,_y if_cs you_ppy want_vv0 to_to sell_vvi a_rr21@_at1 lot_rr22_nn1 it_pph1 helps_vvz to_to have_vhi a_at1 gimmick_nn1 ,_y an_at1 incentive_nn1 or_cc some_dd eye_nn1 candy_nn1 never_rr hurts_vvz ._y @!LARA-SPENCER-@1-AB#_zzc @(Voiceover)_zzq And_cc we_ppis2</text:p>
          </table:table-cell>
          <table:table-cell office:value-type="string" calcext:value-type="string">
            <text:p><text:s/>'re_vbr guessing_vvg Heidi_np1 Klum_np1 's_ge daughter_nn1 did_vdd in_ii fact_nn1 sell_vv0 the_at most_dat_rgt Girl_nn1 Scout_nn1_vv0 cookies_nn2 in_ii her_appge troop_nn1 ,_y considering_cs she_pphs1 had_vhd one_mc1 of_io the_at most_rgt successful_jj spokes_nn2 models_nn2 there_rl to_to help_</text:p>
          </table:table-cell>
        </table:table-row>
        <table:table-row table:style-name="ro4" table:visibility="filter">
          <table:table-cell office:value-type="float" office:value="279" calcext:value-type="float">
            <text:p>279</text:p>
          </table:table-cell>
          <table:table-cell table:style-name="ce71" office:value-type="string" calcext:value-type="string">
            <text:p><text:s/>u know what I mean . @!KOTB: Yeah . @!GIFFORD: So , you know , I mean I was ... @!KOTB: OK . So it 's ... @!GIFFORD: ... I was blown away by the story , I</text:p>
          </table:table-cell>
          <table:table-cell table:style-name="ce73" office:value-type="string" calcext:value-type="string">
            <text:p><text:s/>was blown away -- you know , there 's a scripture that says , you know , greater love has no one ... @!KOTB: Mm-hmm . @!GIFFORD: ... than they lay down their lif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u_ppy know_vv0 what_ddq I_ppis1 mean_vv0 ._y @!KOTB:_zzc Yeah_uh ._y @!GIFFORD:_zzc So_rr ,_y you_ppy know_vv0 ,_y I_ppis1 mean_vv0 I_ppis1 was_vbdz ..._... @!KOTB:_zzc OK_rr ._y So_rr it_pph1 's_vbz ..._... @!GIFFORD:_zzc ..._... I_ppis1 was_vbdz blown_vvn away_rl by_ii the_at story_nn1 ,_y I_ppis1</text:p>
          </table:table-cell>
          <table:table-cell office:value-type="string" calcext:value-type="string">
            <text:p><text:s/>was_vbdz blown_vvn away_rl --_zz you_ppy know_vv0 ,_y there_ex 's_vbz a_at1 scripture_nn1 that_cst_dd1 says_vvz ,_y you_ppy know_vv0 ,_y greater_jjr love_nn1 has_vhz no_pn121 one_pn122 ..._... @!KOTB:_zzc Mm-hmm_uh ._y @!GIFFORD:_zzc ..._... than_csn they_pphs2 lay_vvd_vv0 down_rp their_appge life_</text:p>
          </table:table-cell>
        </table:table-row>
        <table:table-row table:style-name="ro4" table:visibility="filter">
          <table:table-cell office:value-type="float" office:value="280" calcext:value-type="float">
            <text:p>280</text:p>
          </table:table-cell>
          <table:table-cell table:style-name="ce71" office:value-type="string" calcext:value-type="string">
            <text:p><text:s text:c="2"/>him . Unidentified Man 2 : It appeared he was trying to open the side door , so I was n't going to let that happen . @!KOTB: No , you were n't ,</text:p>
          </table:table-cell>
          <table:table-cell table:style-name="ce73" office:value-type="string" calcext:value-type="string">
            <text:p><text:s/>no. @!GIFFORD: Yes . Yes . Well , God bless them both . @!KOTB: Yes . @!GIFFORD: They obviously were involved . @!KOTB: Yeah . @!GIFFORD: But we started talking this morning abou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im_ppho1 ._y Unidentified_jj Man_nn1 2_mc :_y It_pph1 appeared_vvd he_pphs1 was_vbdz trying_vvg to_to open_vvi the_at side_nn1 door_nn1 ,_y so_cs@_rr I_ppis1 was_vbdz n't_xx going_vvgk to_to let_vvi that_cst happen_vv0 ._y @!KOTB:_zzc No_uh ,_y you_ppy were_vbdr n't_xx ,_y</text:p>
          </table:table-cell>
          <table:table-cell office:value-type="string" calcext:value-type="string">
            <text:p><text:s/>no._nn1 @!GIFFORD:_zzc Yes_uh ._y Yes_uh ._y Well_rr ,_y God_np1 bless_vv0 them_ppho2 both_db2 ._y @!KOTB:_zzc Yes_uh ._y @!GIFFORD:_zzc They_pphs2 obviously_rr were_vbdr involved_vvn ._y @!KOTB:_zzc Yeah_uh ._y @!GIFFORD:_zzc But_ccb we_ppis2 started_vvd talking_vvg this_dd1 morning_nnt1 about_ii</text:p>
          </table:table-cell>
        </table:table-row>
        <table:table-row table:style-name="ro4" table:visibility="filter">
          <table:table-cell office:value-type="float" office:value="281" calcext:value-type="float">
            <text:p>281</text:p>
          </table:table-cell>
          <table:table-cell table:style-name="ce71" office:value-type="string" calcext:value-type="string">
            <text:p><text:s text:c="2"/>. It shows that it was Trayvon who was the aggressor . @!ALLEN: A friend speaking out for Zimmerman says Zimmerman told him Martin was on top when Zimmerman</text:p>
          </table:table-cell>
          <table:table-cell table:style-name="ce73" office:value-type="string" calcext:value-type="string">
            <text:p><text:s/>shot him in self-defense. @!Ms-SYBRINA-FULTON: I know I can not bring my baby back . @!ALLEN: Martin 's family insists police leaked details of Zimmerman 's narrative to 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_y It_pph1 shows_vvz that_cst it_pph1 was_vbdz Trayvon_np1_nn1 who_pnqs was_vbdz the_at aggressor_nn1 ._y @!ALLEN:_zzc A_at1@_zz1 friend_nn1 speaking_vvg out_rp for_if Zimmerman_np1_nn1 says_vvz Zimmerman_np1_nn1 told_vvd him_ppho1 Martin_np1 was_vbdz on_ii top_nn1_jj when_cs_rrq Zimmerman_np1</text:p>
          </table:table-cell>
          <table:table-cell office:value-type="string" calcext:value-type="string">
            <text:p><text:s/>shot_vvd him_ppho1 in_ii_rp@ self-defense._nnu @!Ms-SYBRINA-FULTON:_zzc I_ppis1 know_vv0 I_ppis1 can_vm not_xx bring_vvi my_appge baby_nn1 back_rp ._y @!ALLEN:_zzc Martin_np1 's_ge family_nn1 insists_vvz police_nn2 leaked_jj_vvd_vvn details_nn2 of_io Zimmerman_np1_nn1 's_ge narrative_nn1_jj to_to d</text:p>
          </table:table-cell>
        </table:table-row>
        <table:table-row table:style-name="ro4">
          <table:table-cell office:value-type="float" office:value="282" calcext:value-type="float">
            <text:p>282</text:p>
          </table:table-cell>
          <table:table-cell table:style-name="ce71" office:value-type="string" calcext:value-type="string">
            <text:p><text:s text:c="2"/>'s tomorrow here on TODAY . Once again , here 's Ann . @!CURRY: Matt , thanks . ' ##4103728_ @!GIFFORD , co-host : We were down in the Keys for the week , and it</text:p>
          </table:table-cell>
          <table:table-cell table:style-name="ce73" office:value-type="string" calcext:value-type="string">
            <text:p><text:s/>was the best weather we 've -- the whole winter has been amazing , but ... @!HODA-KOTB-co-host: Gorgeous , huh ? @!GIFFORD: You know because you 've been going down to Palm</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dd1 's_vbz tomorrow_rt here_rl on_ii TODAY_rt ._y Once_rr21 again_rr22 ,_y here_rl 's_vbz_ge Ann_np1 ._y @!CURRY:_zzc Matt_np1 ,_y thanks_nn2 ._y '_"@_ge ##4103728_ @!GIFFORD_zzc ,_y co-host_vv0_nn1 :_y We_ppis2 were_vbdr down_rp in_ii the_at Keys_nn2 for_if the_at week_nnt1 ,_y and_cc it_pph1</text:p>
          </table:table-cell>
          <table:table-cell office:value-type="string" calcext:value-type="string">
            <text:p><text:s/>was_vbdz the_at best_jjt_rrt weather_nn1_vv0@ we_ppis2 've_vh0 --_nn1_jj the_at whole_jj winter_nnt1 has_vhz been_vbn amazing_jj ,_y but_ccb ..._... @!HODA-KOTB-co-host:_zzc Gorgeous_jj ,_y huh_uh ?_y @!GIFFORD:_zzc You_ppy know_vv0 because_cs you_ppy 've_vh0 been_vbn going_vvg down_rp to_ii Palm_n</text:p>
          </table:table-cell>
        </table:table-row>
        <table:table-row table:style-name="ro4" table:visibility="filter">
          <table:table-cell office:value-type="float" office:value="283" calcext:value-type="float">
            <text:p>283</text:p>
          </table:table-cell>
          <table:table-cell table:style-name="ce71" office:value-type="string" calcext:value-type="string">
            <text:p><text:s text:c="2"/>for you every single day . And you had a lot of guys with you and Kellie Pickler and you wanted to say thank you to all of them . @!KOTB: Yeah , they</text:p>
          </table:table-cell>
          <table:table-cell table:style-name="ce73" office:value-type="string" calcext:value-type="string">
            <text:p><text:s/>were -- you know , we had a bunch of country music singers , as you guys know , and every one of them sang a little something . @!GIFFORD: Good . @!KOTB: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for_if you_ppy every_at1 single_jj day_nnt1 ._y And_cc you_ppy had_vhd a_at1 lot_nn1 of_io guys_nn2 with_iw you_ppy and_cc Kellie_np1 Pickler_np1 and_cc you_ppy wanted_vvd to_to say_vvi thank_vv0 you_ppy to_ii all_db of_io them_ppho2 ._y @!KOTB:_zzc Yeah_uh ,_y they_pphs2</text:p>
          </table:table-cell>
          <table:table-cell office:value-type="string" calcext:value-type="string">
            <text:p><text:s/>were_vbdr --_zz you_ppy know_vv0 ,_y we_ppis2 had_vhd a_at1 bunch_nn1 of_io country_nn1 music_nn1 singers_nn2 ,_y as_csa you_ppy guys_nn2 know_vv0 ,_y and_cc every_at1 one_mc1 of_io them_ppho2 sang_vvd a_rr21_at1 little_rr22_jj something_pn1 ._y @!GIFFORD:_zzc Good_jj_np1@ ._y @!KOTB:_zzc</text:p>
          </table:table-cell>
        </table:table-row>
        <table:table-row table:style-name="ro4" table:visibility="filter">
          <table:table-cell office:value-type="float" office:value="284" calcext:value-type="float">
            <text:p>284</text:p>
          </table:table-cell>
          <table:table-cell table:style-name="ce71" office:value-type="string" calcext:value-type="string">
            <text:p><text:s text:c="2"/>@ @ @ @ Forum Club . @!GIFFORD: Right . @!KOTB: And this is the only picture I have because , you know , I took it from the podium and that was it . It</text:p>
          </table:table-cell>
          <table:table-cell table:style-name="ce73" office:value-type="string" calcext:value-type="string">
            <text:p><text:s/>was -- you know what , nice bunch of people . @!GIFFORD: Nice crowd , Hoda woman . @!KOTB: They want to -- they want to -- they want to hear their Kathi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Forum_nn1 Club_nn1 ._y @!GIFFORD:_zzc Right_rr_nn1_jj ._y @!KOTB:_zzc And_cc this_dd1 is_vbz the_at only_jj picture_nn1 I_ppis1 have_vh0 because_cs ,_y you_ppy know_vv0 ,_y I_ppis1 took_vvd it_pph1 from_ii the_at podium_nn1 and_cc that_dd1 was_vbdz it_pph1 ._y It_pph1</text:p>
          </table:table-cell>
          <table:table-cell office:value-type="string" calcext:value-type="string">
            <text:p><text:s/>was_vbdz --_zz you_ppy know_vv0 what_ddq ,_y nice_jj bunch_nn1 of_io people_nn ._y @!GIFFORD:_zzc Nice_jj crowd_nn1 ,_y Hoda_np1 woman_nn1 ._y @!KOTB:_zzc They_pphs2 want_vv0 to_to --_nn1_jj they_pphs2 want_vv0 to_to --_nn1_jj they_pphs2 want_vv0 to_to hear_vvi their_appge Kathie_np1_</text:p>
          </table:table-cell>
        </table:table-row>
        <table:table-row table:style-name="ro4" table:visibility="filter">
          <table:table-cell office:value-type="float" office:value="285" calcext:value-type="float">
            <text:p>285</text:p>
          </table:table-cell>
          <table:table-cell table:style-name="ce71" office:value-type="string" calcext:value-type="string">
            <text:p><text:s/>. @!KOTB: That -- oh , beautiful . @!GIFFORD: That -- those great harmonies . And such wonderful guys . They now bring clean water to over 600,000 people in Africa yearly . @!KOTB:</text:p>
          </table:table-cell>
          <table:table-cell table:style-name="ce73" office:value-type="string" calcext:value-type="string">
            <text:p><text:s/>Love it . Love it . @!GIFFORD: So God bless them . They 're doing great stuff . @!KOTB: Love it . @!GIFFORD: All right . @!KOTB: We have a music theme going he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u @!KOTB:_zzc That_dd1 --_nn1 oh_uh ,_y beautiful_jj ._y @!GIFFORD:_zzc That_dd1 --_nn1_jj those_dd2 great_jj harmonies_nn2 ._y And_cc such_da wonderful_jj guys_nn2 ._y They_pphs2 now_rt bring_vv0 clean_jj water_nn1 to_ii over_rg 600,000_mc people_nn in_ii Africa_np1 yearly_rr_jj ._y @!KOTB:_zzc</text:p>
          </table:table-cell>
          <table:table-cell office:value-type="string" calcext:value-type="string">
            <text:p><text:s/>Love_vv0 it_pph1 ._y Love_vv0 it_pph1 ._y @!GIFFORD:_zzc So_rr_cs@ God_np1 bless_vv0 them_ppho2 ._y They_pphs2 're_vbr doing_vdg great_jj stuff_nn1 ._y @!KOTB:_zzc Love_vv0 it_pph1 ._y @!GIFFORD:_zzc All_rr21 right_rr22 ._y @!KOTB:_zzc We_ppis2 have_vh0 a_at1 music_nn1 theme_nn1 going_vvg here_rl .</text:p>
          </table:table-cell>
        </table:table-row>
        <table:table-row table:style-name="ro4" table:visibility="filter">
          <table:table-cell office:value-type="float" office:value="286" calcext:value-type="float">
            <text:p>286</text:p>
          </table:table-cell>
          <table:table-cell table:style-name="ce71" office:value-type="string" calcext:value-type="string">
            <text:p><text:s text:c="2"/>... @!KOTB: Is it on my face ? All right . Anyway . That 's a good one . @ @ @ @ @ @ @ @ @ @ I 'm going to tell you not to buy these because</text:p>
          </table:table-cell>
          <table:table-cell table:style-name="ce73" office:value-type="string" calcext:value-type="string">
            <text:p><text:s/>you 're going to be addicted . @!GIFFORD: Somebody get Laura . @!KOTB: OK . So this is Jif To Go . You know what 's in here ? Chocolate and peanut butter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 @!KOTB:_zzc Is_vbz it_pph1 on_ii_rp@ my_appge face_nn1 ?_y All_rr21 right_rr22 ._y Anyway_rr ._y That_dd1 's_vbz a_at1 good_jj one_pn1 ._y @_ii @_ii @_ii @_ii @_ii @_ii @_ii @_ii @_ii @_ii I_ppis1 'm_vbm going_vvgk to_to tell_vvi you_ppy not_xx to_to buy_vvi these_dd2 because_cs</text:p>
          </table:table-cell>
          <table:table-cell office:value-type="string" calcext:value-type="string">
            <text:p><text:s/>you_ppy 're_vbr going_vvgk to_to be_vbi addicted_vvn ._y @!GIFFORD:_zzc Somebody_pn1 get_vv0 Laura_np1 ._y @!KOTB:_zzc OK_rr ._y So_rr this_dd1 is_vbz Jif_nn1_np1 To_to_ii Go_vv0 ._y You_ppy know_vv0 what_ddq 's_vbz in_ii here_rl ?_y Chocolate_nn1 and_cc peanut_nn1 butter_nn1 ._y @!</text:p>
          </table:table-cell>
        </table:table-row>
        <table:table-row table:style-name="ro4" table:visibility="filter">
          <table:table-cell office:value-type="float" office:value="287" calcext:value-type="float">
            <text:p>287</text:p>
          </table:table-cell>
          <table:table-cell table:style-name="ce71" office:value-type="string" calcext:value-type="string">
            <text:p><text:s text:c="2"/>activities . @(Exterior-of-townho @!HOLT: Did any of you know that George was armed , that he carried a gun ? @!Mr-TAAFFE: No. @!Ms-KEANA-RASHADA: No. @!Mr-IBRAHIM-RASHADA: Yeah , he</text:p>
          </table:table-cell>
          <table:table-cell table:style-name="ce73" office:value-type="string" calcext:value-type="string">
            <text:p><text:s/>did tell us when he was there that he do carry his gun and walk with his Rottweiler at night . @!HOLT: @(Voiceover) While DATELINE was taping him , Frank Taaffe g</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_vv0 activities_nn2 ._y @(Exterior-of-townho_zzq @!HOLT:_zzc Did_vdd any_dd of_io you_ppy know_vv0 that_cst George_np1 was_vbdz armed_vvn_jj ,_y that_cst he_pphs1 carried_vvd a_at1 gun_nn1 ?_y @!Mr-TAAFFE:_zzc No._nn1 @!Ms-KEANA-RASHADA:_zzc No._nn1 @!Mr-IBRAHIM-RASHADA:_zzc Yeah_uh ,_y he_pphs1</text:p>
          </table:table-cell>
          <table:table-cell office:value-type="string" calcext:value-type="string">
            <text:p><text:s/>did_vdd tell_vvi us_ppio2 when_rrq_cs he_pphs1 was_vbdz there_rl that_cst he_pphs1 do_vd0 carry_vvi his_appge gun_nn1 and_cc walk_vvi with_iw his_appge Rottweiler_nn1 at_ii night_nnt1 ._y @!HOLT:_zzc @(Voiceover)_zzq While_cs DATELINE_np1_nn1 was_vbdz taping_vvg him_ppho1 ,_y Frank_np1 Taaffe_np1 g</text:p>
          </table:table-cell>
        </table:table-row>
        <table:table-row table:style-name="ro4" table:visibility="filter">
          <table:table-cell office:value-type="float" office:value="288" calcext:value-type="float">
            <text:p>288</text:p>
          </table:table-cell>
          <table:table-cell table:style-name="ce71" office:value-type="string" calcext:value-type="string">
            <text:p><text:s/>ey did . An important story for us all , Hiring Our Heroes . @(Mike-and-Susan; @(Announcements) ' ##4103730_ @(Videotape-Friday) @!PRES-BARACK-OBAMA: I think all of us have to do some soul</text:p>
          </table:table-cell>
          <table:table-cell table:style-name="ce73" office:value-type="string" calcext:value-type="string">
            <text:p><text:s/>searching to figure out how does something like this happen . And that means that we examine the laws and the context for what happened as well as the , the specifics of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ey_pphs2 did_vdd ._y An_at1 important_jj story_nn1 for_if us_ppio2 all_db ,_y Hiring_vvg Our_appge Heroes_nn2 ._y @(Mike-and-Susan;_zzq @(Announcements)_zzq '_ge ##4103730_ @(Videotape-Friday)_zzq @!PRES-BARACK-OBAMA:_zzc I_ppis1 think_vv0 all_db of_io us_ppio2 have_vh0 to_to do_vdi some_dd soul_nn1</text:p>
          </table:table-cell>
          <table:table-cell office:value-type="string" calcext:value-type="string">
            <text:p><text:s/>searching_vvg to_to figure_vvi out_rp how_rrq does_vdz something_pn1 like_vvi this_dd1 happen_vv0 ._y And_cc that_dd1_cst means_vvz that_cst we_ppis2 examine_vv0 the_at laws_nn2 and_cc the_at context_nn1 for_if what_ddq happened_vvd as_ii31 well_ii32 as_ii33 the_at ,_y the_at specifics_nn2 of_</text:p>
          </table:table-cell>
        </table:table-row>
        <table:table-row table:style-name="ro4" table:visibility="filter">
          <table:table-cell office:value-type="float" office:value="289" calcext:value-type="float">
            <text:p>289</text:p>
          </table:table-cell>
          <table:table-cell table:style-name="ce71" office:value-type="string" calcext:value-type="string">
            <text:p><text:s text:c="2"/>. And we can talk about the Stand Your Ground and all those laws . @!MR-GREGORY: Yeah . @!MR-BROOKS: But from what we know now , it seems to be the primary thing</text:p>
          </table:table-cell>
          <table:table-cell table:style-name="ce73" office:value-type="string" calcext:value-type="string">
            <text:p><text:s/>was we have to be careful of how we look at each other . One of the things we know about how we study how we think is a couple of things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2 ._y And_cc we_ppis2 can_vm talk_vvi about_ii the_at Stand_nn1_vv0 Your_appge Ground_nn1 and_cc all_db those_dd2 laws_nn2 ._y @!MR-GREGORY:_zzc Yeah_uh ._y @!MR-BROOKS:_zzc But_ccb from_ii what_ddq we_ppis2 know_vv0 now_rt ,_y it_pph1 seems_vvz to_to be_vbi the_at primary_jj_nn1 thing_nn1</text:p>
          </table:table-cell>
          <table:table-cell office:value-type="string" calcext:value-type="string">
            <text:p><text:s/>was_vbdz we_ppis2 have_vh0 to_to be_vbi careful_jj of_io how_rrq we_ppis2 look_vv0 at_ii each_ppx221 other_ppx222 ._y One_mc1 of_io the_at things_nn2 we_ppis2 know_vv0 about_ii how_rrq we_ppis2 study_vv0@ how_rrq we_ppis2 think_vv0 is_vbz a_at1 couple_nn1 of_io things_nn2 ._y</text:p>
          </table:table-cell>
        </table:table-row>
        <table:table-row table:style-name="ro4" table:visibility="filter">
          <table:table-cell office:value-type="float" office:value="290" calcext:value-type="float">
            <text:p>290</text:p>
          </table:table-cell>
          <table:table-cell table:style-name="ce71" office:value-type="string" calcext:value-type="string">
            <text:p><text:s/>vbz Mitt Romney better off if the Supreme Court strikes down the health care law ? It 's tied , 6-to-6 . John and Gloria , I think @ @ @ @ @ @ @ @ @ @ @!MATTHEWS:</text:p>
          </table:table-cell>
          <table:table-cell table:style-name="ce73" office:value-type="string" calcext:value-type="string">
            <text:p><text:s/>You say how 's it -- what 's this do to Romney ? @!Ms-BORGER: Well , I think . .. @!MATTHEWS: If it gets struck down ? @!Ms-BORGER: If the law gets struck down , he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vbz Mitt_np1 Romney_np1 better_rrr off_rp if_cs_csw@ the_at Supreme_jj Court_nn1 strikes_vvz down_rp_ii@ the_at health_nn1 care_nn1 law_nn1 ?_y It_pph1 's_vbz tied_vvn ,_y 6-to-6_mc ._y John_np1 and_cc Gloria_np1 ,_y I_ppis1 think_vv0 @_ii @_ii @_ii @_ii @_ii @_ii @_ii @_ii @_ii @_ii @!MATTHEWS:_zzc</text:p>
          </table:table-cell>
          <table:table-cell office:value-type="string" calcext:value-type="string">
            <text:p><text:s/>You_ppy say_vv0 how_rrq 's_vbz it_pph1 --_zz what_ddq 's_vbz this_dd1 do_vd0 to_ii Romney_np1 ?_y @!Ms-BORGER:_zzc Well_rr ,_y I_ppis1 think_vv0 ._y .._... @!MATTHEWS:_zzc If_cs it_pph1 gets_vvz struck_vvn down_rp ?_y @!Ms-BORGER:_zzc If_cs the_at law_nn1 gets_vvz struck_vvn down_rp ,_y he_</text:p>
          </table:table-cell>
        </table:table-row>
        <table:table-row table:style-name="ro4">
          <table:table-cell office:value-type="float" office:value="291" calcext:value-type="float">
            <text:p>291</text:p>
          </table:table-cell>
          <table:table-cell table:style-name="ce71" office:value-type="string" calcext:value-type="string">
            <text:p><text:s/>Landrys worried inside their house on Monday , a few miles south in Harrison Township a young woman was walking towards the Flagstar Bank . @(Outside-house; @!Ms-MAYNARD: I</text:p>
          </table:table-cell>
          <table:table-cell table:style-name="ce73" office:value-type="string" calcext:value-type="string">
            <text:p><text:s/>was cashing my first paycheck from a dog kennel . @!MURPHY: New job , first paycheck. @!Ms-MAYNARD: Yeah . @!MURPHY: @(Voiceover) Sarah Maynard , 19 , noticed a young guy in sunglass</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Landrys_nn2_np1 worried_vvn@_vvd@ inside_ii their_appge house_nn1 on_ii Monday_npd1 ,_y a_at1 few_da2 miles_nnu2 south_nd1 in_ii Harrison_np1 Township_nn1 a_at1 young_jj woman_nn1 was_vbdz walking_vvg towards_ii the_at Flagstar_nn1_np1 Bank_nn1_np1@ ._y @(Outside-house;_zzq @!Ms-MAYNARD:_zzc I_ppis1</text:p>
          </table:table-cell>
          <table:table-cell office:value-type="string" calcext:value-type="string">
            <text:p><text:s/>was_vbdz cashing_vvg my_appge first_md paycheck_nn1_vv0 from_ii a_at1 dog_nn1 kennel_nn1 ._y @!MURPHY:_zzc New_jj job_nn1 ,_y first_md paycheck._nnu @!Ms-MAYNARD:_zzc Yeah_uh ._y @!MURPHY:_zzc @(Voiceover)_zzq Sarah_np1 Maynard_np1 ,_y 19_mc ,_y noticed_vvd_vvn a_at1 young_jj guy_nn1 in_ii sunglass</text:p>
          </table:table-cell>
        </table:table-row>
        <table:table-row table:style-name="ro4">
          <table:table-cell office:value-type="float" office:value="292" calcext:value-type="float">
            <text:p>292</text:p>
          </table:table-cell>
          <table:table-cell table:style-name="ce71" office:value-type="string" calcext:value-type="string">
            <text:p><text:s/>n1 the Facebook message and it said " carjacking at the Quiznos. " @!Ms-LANDRY: @(Voiceover) As soon as she said , Quiznos ... @(Quiznos) @!Ms-LANDRY: ... I said , ' That</text:p>
          </table:table-cell>
          <table:table-cell table:style-name="ce73" office:value-type="string" calcext:value-type="string">
            <text:p><text:s/>was the last place Matt used his debit card other than the ATM . ' Caller 2 : ( 911 audiotape ) He 's got him by @ @ @ @ @ @ @ @ @ @ 's putting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n1 the_at Facebook_nn1_np1 message_nn1 and_cc it_pph1 said_vvd "_y carjacking_vvg at_ii the_at Quiznos._np1 "_y @!Ms-LANDRY:_zzc @(Voiceover)_zzq As_cs31 soon_cs32 as_cs33 she_pphs1 said_vvd ,_y Quiznos_np1_nn2 ..._... @(Quiznos)_zzq @!Ms-LANDRY:_zzc ..._... I_ppis1 said_vvd ,_y '_"@_ge That_dd1_cst</text:p>
          </table:table-cell>
          <table:table-cell office:value-type="string" calcext:value-type="string">
            <text:p><text:s/>was_vbdz the_at last_md place_nn1_vv0 Matt_np1 used_vvd his_appge debit_nn1 card_nn1 other_ii21 than_ii22 the_at ATM_nn1 ._y '_"@_ge Caller_nn1 2_mc :_y (_y 911_mc audiotape_nn1_vv0 )_y He_pphs1 's_vhz got_vvn him_ppho1 by_ii @_ii @_ii @_ii @_ii @_ii @_ii @_ii @_ii @_ii @_ii 's_vbz putting_</text:p>
          </table:table-cell>
        </table:table-row>
        <table:table-row table:style-name="ro4" table:visibility="filter">
          <table:table-cell office:value-type="float" office:value="293" calcext:value-type="float">
            <text:p>293</text:p>
          </table:table-cell>
          <table:table-cell table:style-name="ce71" office:value-type="string" calcext:value-type="string">
            <text:p><text:s text:c="2"/>. @(Voiceover) And I look in , the house is @ @ @ @ @ @ @ @ @ @ , I saw some flip-flops here . I stepped in further . @(Blarek-and-Knobels @!Lt-BLAREK: And I saw</text:p>
          </table:table-cell>
          <table:table-cell table:style-name="ce73" office:value-type="string" calcext:value-type="string">
            <text:p><text:s/>the body itself . @!MURPHY: @(Voiceover) In the August swelter , the body had decomposed beyond recognition . They knew they had a white man with an apparent gunshot wound to 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_y @(Voiceover)_zzq And_cc I_ppis1 look_vv0 in_rp@ ,_y the_at house_nn1 is_vbz @_ii @_ii @_ii @_ii @_ii @_ii @_ii @_ii @_ii @_ii ,_y I_ppis1 saw_vvd some_dd flip-flops_nn2 here_rl ._y I_ppis1 stepped_vvd in_rp@_ii further_rrr ._y @(Blarek-and-Knobels_zzq @!Lt-BLAREK:_zzc And_cc I_ppis1 saw_vvd</text:p>
          </table:table-cell>
          <table:table-cell office:value-type="string" calcext:value-type="string">
            <text:p><text:s/>the_at body_nn1 itself_ppx1 ._y @!MURPHY:_zzc @(Voiceover)_zzq In_ii the_at August_npm1 swelter_vv0 ,_y the_at body_nn1 had_vhd decomposed_vvn beyond_ii recognition_nn1 ._y They_pphs2 knew_vvd they_pphs2 had_vhd a_at1 white_jj man_nn1 with_iw an_at1 apparent_jj gunshot_nn1 wound_vvn_vvd_nn1 to_ii t</text:p>
          </table:table-cell>
        </table:table-row>
        <table:table-row table:style-name="ro4" table:visibility="filter">
          <table:table-cell office:value-type="float" office:value="294" calcext:value-type="float">
            <text:p>294</text:p>
          </table:table-cell>
          <table:table-cell table:style-name="ce71" office:value-type="string" calcext:value-type="string">
            <text:p><text:s/>zc Thanks for bringing that up . Great . @!KOTB: ... she 's -- there 's a ... @!RICH: There went all my endorsements out the window . @!KOTB: ... 57-year-old lady from Denver</text:p>
          </table:table-cell>
          <table:table-cell table:style-name="ce73" office:value-type="string" calcext:value-type="string">
            <text:p><text:s/>, he name 's Susan Cole . Anyway , she did n't want to be on jury duty , she had stuff to do , busy , work ... @!RICH: Right . @!KOTB: ... s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zc Thanks_nn2 for_if bringing_vvg that_dd1 up_rp ._y Great_jj ._y @!KOTB:_zzc ..._... she_pphs1 's_vbz --_zz there_ex 's_vbz a_at1 ..._... @!RICH:_zzc There_ex_rl went_vvd all_db my_appge endorsements_nn2 out_rp_ii% the_at window_nn1 ._y @!KOTB:_zzc ..._... 57-year-old_jj lady_nn1 from_ii Denver_np1</text:p>
          </table:table-cell>
          <table:table-cell office:value-type="string" calcext:value-type="string">
            <text:p><text:s/>,_y he_pphs1 name_nn1 's_ge_vbz Susan_np1 Cole_np1 ._y Anyway_rr ,_y she_pphs1 did_vdd n't_xx want_vvi to_to be_vbi on_ii jury_nn1 duty_nn1 ,_y she_pphs1 had_vhd stuff_nn1 to_to do_vdi ,_y busy_jj_vv0@ ,_y work_vv0_nn1 ..._... @!RICH:_zzc Right_rr_nn1_jj ._y @!KOTB:_zzc ..._... so_</text:p>
          </table:table-cell>
        </table:table-row>
        <table:table-row table:style-name="ro4" table:visibility="filter">
          <table:table-cell office:value-type="float" office:value="295" calcext:value-type="float">
            <text:p>295</text:p>
          </table:table-cell>
          <table:table-cell table:style-name="ce71" office:value-type="string" calcext:value-type="string">
            <text:p><text:s text:c="2"/>? Fire . @!RICH: Makes me want to go ... @!KOTB: Bomp , bomp , bomp. @!RICH: Bomp , bomp , bomp. @!KOTB: The way you walk and talk . @!RICH: I</text:p>
          </table:table-cell>
          <table:table-cell table:style-name="ce73" office:value-type="string" calcext:value-type="string">
            <text:p><text:s/>said we want the funk. @ @ @ @ @ @ @ @ @ @ that funk . We want the funk. @!KOTB: The funk. @!RICH: They go together , man . Mash it up , mash it up</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_rr@ ?_y Fire_nn1_vv0@ ._y @!RICH:_zzc Makes_vvz me_ppio1 want_vvi to_to go_vvi ..._... @!KOTB:_zzc Bomp_np1_vv0_nn1 ,_y bomp_vv0_nn1 ,_y bomp._nnu @!RICH:_zzc Bomp_np1_vv0_nn1 ,_y bomp_vv0_nn1 ,_y bomp._nnu @!KOTB:_zzc The_at way_nn1 you_ppy walk_vv0 and_cc talk_nn1_vv0 ._y @!RICH:_zzc I_ppis1</text:p>
          </table:table-cell>
          <table:table-cell office:value-type="string" calcext:value-type="string">
            <text:p><text:s/>said_vvd we_ppis2 want_vv0 the_at funk._nnu @_ii @_ii @_ii @_ii @_ii @_ii @_ii @_ii @_ii @_ii that_dd1 funk_nn1 ._y We_ppis2 want_vv0 the_at funk._nnu @!KOTB:_zzc The_at funk._nnu @!RICH:_zzc They_pphs2 go_vv0 together_rl ,_y man_nn1 ._y Mash_vv0 it_pph1 up_rp ,_y mash_vv0 it_pph1 up_rp_</text:p>
          </table:table-cell>
        </table:table-row>
        <table:table-row table:style-name="ro4" table:visibility="filter">
          <table:table-cell office:value-type="float" office:value="296" calcext:value-type="float">
            <text:p>296</text:p>
          </table:table-cell>
          <table:table-cell table:style-name="ce71" office:value-type="string" calcext:value-type="string">
            <text:p><text:s text:c="2"/>Not to suggest that anybody is doing that but the drugs have the same effect on your body . @!GUTHRIE: Does reality TV drive this ? I mean , here 's somebody who</text:p>
          </table:table-cell>
          <table:table-cell table:style-name="ce73" office:value-type="string" calcext:value-type="string">
            <text:p><text:s/>became famous through reality TV. @!SNYDERMAN: You know , I snickered because you said " celebrity . " I think this is part of the craziness. @!Ms-JONES: True that . @!SNYDERMAN: Peopl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Not_xx to_to suggest_vvi that_cst_dd1 anybody_pn1 is_vbz doing_vdg that_dd1 but_ccb the_at drugs_nn2 have_vh0 the_at same_da effect_nn1 on_ii your_appge body_nn1 ._y @!GUTHRIE:_zzc Does_vdz reality_nn1 TV_nn1 drive_vv0_nn1 this_dd1 ?_y I_ppis1 mean_vv0 ,_y here_rl 's_vbz somebody_pn1 who_pnqs</text:p>
          </table:table-cell>
          <table:table-cell office:value-type="string" calcext:value-type="string">
            <text:p><text:s/>became_vvd famous_jj through_ii reality_nn1 TV._nn1 @!SNYDERMAN:_zzc You_ppy know_vv0 ,_y I_ppis1 snickered_vvd because_cs you_ppy said_vvd "_y celebrity_nn1 ._y "_y I_ppis1 think_vv0 this_dd1 is_vbz part_nn1 of_io the_at craziness._nnu @!Ms-JONES:_zzc True_jj that_dd1 ._y @!SNYDERMAN:_zzc People_n</text:p>
          </table:table-cell>
        </table:table-row>
        <table:table-row table:style-name="ro4" table:visibility="filter">
          <table:table-cell office:value-type="float" office:value="297" calcext:value-type="float">
            <text:p>297</text:p>
          </table:table-cell>
          <table:table-cell table:style-name="ce71" office:value-type="string" calcext:value-type="string">
            <text:p><text:s text:c="2"/>get control of that again . @!KOTB: Yeah . I know you did . I remember in February , not to be -- but I remember seeing like a little photo-op of you . It</text:p>
          </table:table-cell>
          <table:table-cell table:style-name="ce73" office:value-type="string" calcext:value-type="string">
            <text:p><text:s/>was like a -- I think it was a little drinking incident that you had . @!TRAVIS: A photo-op . I love that . @!KOTB: I like to call it a photo-op</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get_vv0 control_nn1 of_io that_dd1 again_rt ._y @!KOTB:_zzc Yeah_uh ._y I_ppis1 know_vv0 you_ppy did_vdd ._y I_ppis1 remember_vv0 in_ii February_npm1 ,_y not_xx to_to be_vbi --_zz but_ccb I_ppis1 remember_vv0 seeing_vvg like_ii a_at1 little_jj photo-op_nn1 of_io you_ppy ._y It_pph1</text:p>
          </table:table-cell>
          <table:table-cell office:value-type="string" calcext:value-type="string">
            <text:p><text:s/>was_vbdz like_ii a_at1 --_nn1_jj I_ppis1 think_vv0 it_pph1 was_vbdz a_at1 little_jj drinking_nn1 incident_nn1 that_cst you_ppy had_vhd ._y @!TRAVIS:_zzc A_at1@_zz1 photo-op_nn1_jj ._y I_ppis1 love_vv0 that_dd1 ._y @!KOTB:_zzc I_ppis1 like_vv0 to_to call_vvi it_pph1 a_at1 photo-op_nn1_</text:p>
          </table:table-cell>
        </table:table-row>
        <table:table-row table:style-name="ro4" table:visibility="filter">
          <table:table-cell office:value-type="float" office:value="298" calcext:value-type="float">
            <text:p>298</text:p>
          </table:table-cell>
          <table:table-cell table:style-name="ce71" office:value-type="string" calcext:value-type="string">
            <text:p><text:s text:c="2"/>'s what I did , I fell in love with that song . @!KOTB: You did ? @!BRICE: Yeah . @!KOTB: You fell in love with it ? Well , I picked it and</text:p>
          </table:table-cell>
          <table:table-cell table:style-name="ce73" office:value-type="string" calcext:value-type="string">
            <text:p><text:s/>played it on our -- we do something called an iHODA PLAYLIST @ @ @ @ @ @ @ @ @ @ . @!KOTB: And this song , not only did I fall in love with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1 's_vbz what_ddq I_ppis1 did_vdd ,_y I_ppis1 fell_vvd in_ii_rp@ love_nn1 with_iw that_dd1 song_nn1 ._y @!KOTB:_zzc You_ppy did_vdd ?_y @!BRICE:_zzc Yeah_uh ._y @!KOTB:_zzc You_ppy fell_vvd in_ii_rp@ love_nn1 with_iw it_pph1 ?_y Well_rr ,_y I_ppis1 picked_vvd it_pph1 and_cc</text:p>
          </table:table-cell>
          <table:table-cell office:value-type="string" calcext:value-type="string">
            <text:p><text:s/>played_vvd it_pph1 on_ii_rp@ our_appge --_nn1_jj we_ppis2 do_vd0 something_pn1 called_vvn_vvd@ an_at1 iHODA_nn1 PLAYLIST_nn1_np1 @_ii @_ii @_ii @_ii @_ii @_ii @_ii @_ii @_ii @_ii ._y @!KOTB:_zzc And_cc this_dd1 song_nn1 ,_y not_xx only_rr did_vdd I_ppis1 fall_vvi in_ii_rp@ love_nn1 with_</text:p>
          </table:table-cell>
        </table:table-row>
        <table:table-row table:style-name="ro4" table:visibility="filter">
          <table:table-cell office:value-type="float" office:value="299" calcext:value-type="float">
            <text:p>299</text:p>
          </table:table-cell>
          <table:table-cell table:style-name="ce71" office:value-type="string" calcext:value-type="string">
            <text:p><text:s text:c="2"/>finally found the one . @!KOTB: What a ... @(unintelligible) . Yeah , you found her ? @!BRICE: The one . There she is . That @ @ @ @ @ @ @ @ @ @ @!BRICE: ... that</text:p>
          </table:table-cell>
          <table:table-cell table:style-name="ce73" office:value-type="string" calcext:value-type="string">
            <text:p><text:s/>was I think the day after we got engaged in Key West . @!KOTB: You 're kidding me. @!BRICE: Yeah . @!KOTB: She 's a beauty . @!BRICE: She is a beauty . @!KOTB: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finally_rr found_vvn the_at one_pn1 ._y @!KOTB:_zzc What_ddq a_at1 ..._... @(unintelligible)_zzq ._y Yeah_uh ,_y you_ppy found_vvd her_ppho1 ?_y @!BRICE:_zzc The_at one_pn1 ._y There_rl she_pphs1 is_vbz ._y That_dd1 @_ii @_ii @_ii @_ii @_ii @_ii @_ii @_ii @_ii @_ii @!BRICE:_zzc ..._... that_dd1_cst</text:p>
          </table:table-cell>
          <table:table-cell office:value-type="string" calcext:value-type="string">
            <text:p><text:s/>was_vbdz I_ppis1 think_vv0 the_at day_nnt1 after_cs we_ppis2 got_vvd engaged_jj in_ii Key_np1 West_np1 ._y @!KOTB:_zzc You_ppy 're_vbr kidding_vvg me._nnu @!BRICE:_zzc Yeah_uh ._y @!KOTB:_zzc She_pphs1 's_vbz a_at1 beauty_nn1 ._y @!BRICE:_zzc She_pphs1 is_vbz a_at1 beauty_nn1 ._y @!KOTB:_zzc</text:p>
          </table:table-cell>
        </table:table-row>
        <table:table-row table:style-name="ro4" table:visibility="filter">
          <table:table-cell office:value-type="float" office:value="300" calcext:value-type="float">
            <text:p>300</text:p>
          </table:table-cell>
          <table:table-cell table:style-name="ce71" office:value-type="string" calcext:value-type="string">
            <text:p><text:s text:c="2"/>with Alex and Jermaine . This is Team Blake . Let 's listen . @(Clip-from- " The-Voi @!KOTB: All right . So you got -- you got Jermaine ... @!BRICE: OK. @!KOTB: ... and you</text:p>
          </table:table-cell>
          <table:table-cell table:style-name="ce73" office:value-type="string" calcext:value-type="string">
            <text:p><text:s/>got -- you have @ @ @ @ @ @ @ @ @ @ ? @!BRICE: Just that quick . @!KOTB: Yeah , that quick . @!BRICE: Jermaine was really bringing it . @!KOTB: You are right . @!BRICE: 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ith_iw Alex_np1 and_cc Jermaine_np1 ._y This_dd1 is_vbz Team_nn1 Blake_np1 ._y Let_vm21 's_vm22 listen_vvi ._y @(Clip-from-_zzq "_y The-Voi_fw @!KOTB:_zzc All_rr21 right_rr22 ._y So_rr you_ppy got_vvd --_zz you_ppy got_vvd Jermaine_np1 ..._... @!BRICE:_zzc OK._rr @!KOTB:_zzc ..._... and_cc you_ppy</text:p>
          </table:table-cell>
          <table:table-cell office:value-type="string" calcext:value-type="string">
            <text:p><text:s/>got_vvd --_zz you_ppy have_vh0 @_ii @_ii @_ii @_ii @_ii @_ii @_ii @_ii @_ii @_ii ?_y @!BRICE:_zzc Just_rr that_rg quick_jj ._y @!KOTB:_zzc Yeah_uh ,_y that_rg quick_jj ._y @!BRICE:_zzc Jermaine_np1 was_vbdz really_rr bringing_vvg it_pph1 ._y @!KOTB:_zzc You_ppy are_vbr right_jj ._y @!BRICE:_zzc He_</text:p>
          </table:table-cell>
        </table:table-row>
        <table:table-row table:style-name="ro4" table:visibility="filter">
          <table:table-cell office:value-type="float" office:value="301" calcext:value-type="float">
            <text:p>301</text:p>
          </table:table-cell>
          <table:table-cell table:style-name="ce71" office:value-type="string" calcext:value-type="string">
            <text:p><text:s text:c="2"/>Blake . @!BRICE: OK. @(Clip-from- " The-Voi @!KOTB: All right , is it Erin @ @ @ @ @ @ @ @ @ @ , the one with the shorter hair ? @!BRICE: Well , I did n't get</text:p>
          </table:table-cell>
          <table:table-cell table:style-name="ce73" office:value-type="string" calcext:value-type="string">
            <text:p><text:s/>to hear ... @!KOTB: Yeah . @!BRICE: ... Gwen sing a whole lot . @!KOTB: Yeah . @!BRICE: Erin was good . Erin was a little ... @!KOTB: Mm-hmm . @!BRICE: I 'm -- I coul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0@_nn1 Blake_np1 ._y @!BRICE:_zzc OK._rr @(Clip-from-_zzq "_y The-Voi_fw @!KOTB:_zzc All_rr21 right_rr22 ,_y is_vbz it_pph1 Erin_np1 @_ii @_ii @_ii @_ii @_ii @_ii @_ii @_ii @_ii @_ii ,_y the_at one_pn1 with_iw the_at shorter_jjr hair_nn1 ?_y @!BRICE:_zzc Well_rr ,_y I_ppis1 did_vdd n't_xx get_vvi</text:p>
          </table:table-cell>
          <table:table-cell office:value-type="string" calcext:value-type="string">
            <text:p><text:s/>to_to hear_vvi ..._... @!KOTB:_zzc Yeah_uh ._y @!BRICE:_zzc ..._... Gwen_np1 sing_vv0 a_at1 whole_jj lot_nn1 ._y @!KOTB:_zzc Yeah_uh ._y @!BRICE:_zzc Erin_np1 was_vbdz good_jj ._y Erin_np1 was_vbdz a_rr21 little_rr22 ..._... @!KOTB:_zzc Mm-hmm_uh ._y @!BRICE:_zzc I_ppis1 'm_vbm --_zz I_ppis1 could_</text:p>
          </table:table-cell>
        </table:table-row>
        <table:table-row table:style-name="ro4" table:visibility="filter">
          <table:table-cell office:value-type="float" office:value="302" calcext:value-type="float">
            <text:p>302</text:p>
          </table:table-cell>
          <table:table-cell table:style-name="ce71" office:value-type="string" calcext:value-type="string">
            <text:p><text:s text:c="2"/>appeal of it other than , you know , sort of car crash sensibility and it 's not something that I partake in or enjoy . But it is what it is</text:p>
          </table:table-cell>
          <table:table-cell table:style-name="ce73" office:value-type="string" calcext:value-type="string">
            <text:p><text:s/>and here we are , so . @!LAUER: Anybody else want to jump into the pool ? The water 's beautiful . @!Mr-HAMM: You 'll enjoy it . @!Mr-KARTHEISER: I agree . @!LAUER: You agree_</text:p>
          </table:table-cell>
          <table:table-cell table:style-name="ce78" office:value-type="string" calcext:value-type="string">
            <text:p>counterpart with terminal punctuation eliminated</text:p>
          </table:table-cell>
          <table:table-cell office:value-type="string" calcext:value-type="string">
            <text:p>bloquear</text:p>
          </table:table-cell>
          <table:table-cell office:value-type="string" calcext:value-type="string">
            <text:p><text:s/>_at appeal_nn1 of_io it_pph1 other_ii21 than_ii22 ,_y you_ppy know_vv0 ,_y sort_nn1_rr21@ of_io_rr22 car_nn1 crash_nn1_vv0 sensibility_nn1 and_cc it_pph1 's_vbz not_xx something_pn1 that_cst I_ppis1 partake_vv0 in_rp@ or_cc enjoy_vv0 ._y But_ccb it_pph1 is_vbz what_ddq it_pph1 is_vbz</text:p>
          </table:table-cell>
          <table:table-cell office:value-type="string" calcext:value-type="string">
            <text:p><text:s/>and_cc here_rl we_ppis2 are_vbr ,_y so_rr ._y @!LAUER:_zzc Anybody_pn1 else_rr want_vv0 to_to jump_vvi into_ii the_at pool_nn1 ?_y The_at water_nn1 's_ge_vbz beautiful_jj ._y @!Mr-HAMM:_zzc You_ppy 'll_vm enjoy_vvi it_pph1 ._y @!Mr-KARTHEISER:_zzc I_ppis1 agree_vv0 ._y @!LAUER:_zzc You_ppy agree_</text:p>
          </table:table-cell>
        </table:table-row>
        <table:table-row table:style-name="ro4" table:visibility="filter">
          <table:table-cell office:value-type="float" office:value="303" calcext:value-type="float">
            <text:p>303</text:p>
          </table:table-cell>
          <table:table-cell table:style-name="ce71" office:value-type="string" calcext:value-type="string">
            <text:p><text:s text:c="2"/>Because they really , when we get to the end of the show , they 're going to have to take my word for it . I could say , ' Oh , yeah , I</text:p>
          </table:table-cell>
          <table:table-cell table:style-name="ce73" office:value-type="string" calcext:value-type="string">
            <text:p><text:s/>thought of that you know @ @ @ @ @ @ @ @ @ @ For me it 's like I think that they want the tension alleviated , that there is a plan or something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ecause_cs they_pphs2 really_rr ,_y when_cs_rrq we_ppis2 get_vv0 to_ii the_at end_nn1 of_io the_at show_nn1 ,_y they_pphs2 're_vbr going_vvgk to_to have_vhi to_to take_vvi my_appge word_nn1 for_if it_pph1 ._y I_ppis1 could_vm say_vvi ,_y '_"@ Oh_uh ,_y yeah_uh ,_y I_ppis1</text:p>
          </table:table-cell>
          <table:table-cell office:value-type="string" calcext:value-type="string">
            <text:p><text:s/>thought_vvd of_io that_dd1 you_ppy know_vv0 @_ii @_ii @_ii @_ii @_ii @_ii @_ii @_ii @_ii @_ii For_if me_ppio1 it_pph1 's_vbz like_rr%_cs%_jj@ I_ppis1 think_vv0 that_cst they_pphs2 want_vv0 the_at tension_nn1 alleviated_vvd_vvn ,_y that_cst there_ex is_vbz a_at1 plan_nn1 or_cc something_pn1 ,_</text:p>
          </table:table-cell>
        </table:table-row>
        <table:table-row table:style-name="ro4" table:visibility="filter">
          <table:table-cell office:value-type="float" office:value="304" calcext:value-type="float">
            <text:p>304</text:p>
          </table:table-cell>
          <table:table-cell table:style-name="ce71" office:value-type="string" calcext:value-type="string">
            <text:p><text:s text:c="2"/>) We used nylon panty hose . @!HANSEN: @(Voiceover) When DATELINE continues . @(Dateline-graphic) @(Announcements) @!Ms-HOLBROOK: @(Voiceover) And I did n't realize how bad it was</text:p>
          </table:table-cell>
          <table:table-cell table:style-name="ce73" office:value-type="string" calcext:value-type="string">
            <text:p><text:s/>. @(Supplement-bottle) @!HANSEN: @(Voiceover) People taking Total Body Formula say the selenium overdose did more than just cause their hair to fall out . @(Supplement-bottle; @!HANSEN: So th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We_ppis2 used_vvd nylon_nn1 panty_nn1_jj hose_nn1 ._y @!HANSEN:_zzc @(Voiceover)_zzq When_rrq_cs DATELINE_np1_nn1 continues_vvz ._y @(Dateline-graphic)_zzq @(Announcements)_zzq @!Ms-HOLBROOK:_zzc @(Voiceover)_zzq And_cc I_ppis1 did_vdd n't_xx realize_vvi how_rgq@_rrq bad_jj_rr% it_pph1 was_vbdz</text:p>
          </table:table-cell>
          <table:table-cell office:value-type="string" calcext:value-type="string">
            <text:p><text:s/>._y @(Supplement-bottle)_zzq @!HANSEN:_zzc @(Voiceover)_zzq People_nn taking_vvg Total_jj_nn1 Body_nn1 Formula_nn1 say_vv0 the_at selenium_nn1 overdose_nn1 did_vdd more_dar than_csn just_rr cause_vv0 their_appge hair_nn1 to_to fall_vvi out_rp ._y @(Supplement-bottle;_zzq @!HANSEN:_zzc So_rr_cs@ thi</text:p>
          </table:table-cell>
        </table:table-row>
        <table:table-row table:style-name="ro4" table:visibility="filter">
          <table:table-cell office:value-type="float" office:value="305" calcext:value-type="float">
            <text:p>305</text:p>
          </table:table-cell>
          <table:table-cell table:style-name="ce71" office:value-type="string" calcext:value-type="string">
            <text:p><text:s/>is2 're focusing on the manufacturers and distributors . @!HANSEN: So no labs are currently being inspected ? @!Mr-FABRICANT: No. @!HANSEN: Does that concern you ? @!Mr-FABRICANT: Yes . @!HANSEN:</text:p>
          </table:table-cell>
          <table:table-cell table:style-name="ce73" office:value-type="string" calcext:value-type="string">
            <text:p><text:s/>@(Voiceover) In America the people who cut your hair have to be licensed , but not the labs that test the supplements you take @ @ @ @ @ @ @ @ @ @ do online camera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s2 're_vbr focusing_vvg on_ii the_at manufacturers_nn2 and_cc distributors_nn2 ._y @!HANSEN:_zzc So_rr_cs@ no_at labs_nn2 are_vbr currently_rr being_vbg inspected_vvn ?_y @!Mr-FABRICANT:_zzc No._nn1 @!HANSEN:_zzc Does_vdz that_dd1 concern_nn1 you_ppy ?_y @!Mr-FABRICANT:_zzc Yes_uh ._y @!HANSEN:_zzc</text:p>
          </table:table-cell>
          <table:table-cell office:value-type="string" calcext:value-type="string">
            <text:p><text:s/>@(Voiceover)_zzq In_ii America_np1 the_at people_nn who_pnqs cut_vv0_vvd@ your_appge hair_nn1 have_vh0 to_to be_vbi licensed_vvn ,_y but_ccb not_xx the_at labs_nn2 that_cst test_vv0 the_at supplements_nn2 you_ppy take_vv0 @_ii @_ii @_ii @_ii @_ii @_ii @_ii @_ii @_ii @_ii do_vdi online_jj_rr camera_</text:p>
          </table:table-cell>
        </table:table-row>
        <table:table-row table:style-name="ro4">
          <table:table-cell office:value-type="float" office:value="306" calcext:value-type="float">
            <text:p>306</text:p>
          </table:table-cell>
          <table:table-cell table:style-name="ce71" office:value-type="string" calcext:value-type="string">
            <text:p><text:s/>gators and he actually paints a pretty disturbing picture of what was going and it all started just moments after take off . @(BEGIN-VIDEOTAPE) @!COWAN-@1voice-over: Mark Sellouk</text:p>
          </table:table-cell>
          <table:table-cell table:style-name="ce73" office:value-type="string" calcext:value-type="string">
            <text:p><text:s/>was sitting in the first row on JetBlue flight 191 . He was one of the several passengers captured on cell phone video tackling Captain Clayton Osbon outside the cockpit.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gators_nn2 and_cc he_pphs1 actually_rr paints_vvz a_at1 pretty_rg_jj disturbing_jj picture_nn1 of_io what_ddq was_vbdz going_vvg and_cc it_pph1 all_db_rr@ started_vvd just_jj@_rr moments_nn2 after_cs_rt%_ii take_vv0 off_rp ._y @(BEGIN-VIDEOTAPE)_zzq @!COWAN-@1voice-over:_zzc Mark_np1 Sellouk_np1_nn1</text:p>
          </table:table-cell>
          <table:table-cell office:value-type="string" calcext:value-type="string">
            <text:p><text:s/>was_vbdz sitting_vvg in_ii the_at first_md row_nn1_vv0 on_ii JetBlue_np1_nn1 flight_nn1 191_mc ._y He_pphs1 was_vbdz one_mc1 of_io the_at several_da2 passengers_nn2 captured_vvn_vvd on_ii cell_nn1 phone_nn1 video_nn1 tackling_vvg_nn1 Captain_nnb Clayton_np1 Osbon_np1_nn1 outside_ii the_at cockpit._</text:p>
          </table:table-cell>
        </table:table-row>
        <table:table-row table:style-name="ro4" table:visibility="filter">
          <table:table-cell office:value-type="float" office:value="307" calcext:value-type="float">
            <text:p>307</text:p>
          </table:table-cell>
          <table:table-cell table:style-name="ce71" office:value-type="string" calcext:value-type="string">
            <text:p><text:s text:c="2"/>in the cockpit . The copilot became really worried when Osbon said , " We need to take a leap of faith @ @ @ @ @ @ @ @ @ @ to Vegas . " The copilot</text:p>
          </table:table-cell>
          <table:table-cell table:style-name="ce74" office:value-type="string" calcext:value-type="string">
            <text:p><text:s/>suggested to Osbon they invite an off-duty pilot into the cockpit but instead Osbon stormed out and went into the forward lavatory . That 's when the pilots locked the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nn2 in_ii the_at cockpit_nn1 ._y The_at copilot_nn1 became_vvd really_rr worried_jj_vvn@_vvd@ when_cs_rrq Osbon_np1 said_vvd ,_y "_y We_ppis2 need_vv0 to_to take_vvi a_at1 leap_nn1 of_io faith_nn1 @_ii @_ii @_ii @_ii @_ii @_ii @_ii @_ii @_ii @_ii to_ii Vegas_np1 ._y "_y The_at copilot_nn1</text:p>
          </table:table-cell>
          <table:table-cell office:value-type="string" calcext:value-type="string">
            <text:p><text:s/>suggested_vvn_vvd to_ii Osbon_nn1_np1 they_pphs2 invite_vv0 an_at1 off-duty_jj pilot_nn1 into_ii the_at cockpit_nn1 but_ccb instead_rr Osbon_np1_nn1 stormed_vvd out_rp and_cc went_vvd into_ii the_at forward_jj@_nn1@ lavatory_nn1 ._y That_dd1 's_vbz when_rrq the_at pilots_nn2 locked_vvd_vvn the_at</text:p>
          </table:table-cell>
        </table:table-row>
        <table:table-row table:style-name="ro4" table:visibility="filter">
          <table:table-cell office:value-type="float" office:value="308" calcext:value-type="float">
            <text:p>308</text:p>
          </table:table-cell>
          <table:table-cell table:style-name="ce71" office:value-type="string" calcext:value-type="string">
            <text:p><text:s text:c="2"/>conditions , and a second that @ @ @ @ @ @ @ @ @ @ 's medical history . The Obama administration concedes those two popular provisions ca n't be paid for unless everyone</text:p>
          </table:table-cell>
          <table:table-cell table:style-name="ce73" office:value-type="string" calcext:value-type="string">
            <text:p><text:s/>in the country buys health insurance . But it argue there is ' a lot more to the law than that and all those other parts should stand , including the requiremen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conditions_nn2 ,_y and_cc a_at1 second_nnt1 that_cst_dd1 @_ii @_ii @_ii @_ii @_ii @_ii @_ii @_ii @_ii @_ii 's_ge medical_jj history_nn1 ._y The_at Obama_np1_nn1@ administration_nn1 concedes_vvz those_dd2 two_mc popular_jj provisions_nn2 ca_vm n't_xx be_vbi paid_vvn for_if unless_cs everyone_pn1</text:p>
          </table:table-cell>
          <table:table-cell office:value-type="string" calcext:value-type="string">
            <text:p><text:s/>in_ii the_at country_nn1 buys_vvz_nn2 health_nn1 insurance_nn1 ._y But_ccb it_pph1 argue_vv0 there_ex_rl is_vbz '_ge_" a_rr21@ lot_rr22 more_rrr_dar to_ii the_at law_nn1 than_csn that_dd1 and_cc all_db those_dd2 other_jj parts_nn2 should_vm stand_vvi ,_y including_ii_vvg@ the_at requirement_</text:p>
          </table:table-cell>
        </table:table-row>
        <table:table-row table:style-name="ro4" table:visibility="filter">
          <table:table-cell office:value-type="float" office:value="309" calcext:value-type="float">
            <text:p>309</text:p>
          </table:table-cell>
          <table:table-cell table:style-name="ce71" office:value-type="string" calcext:value-type="string">
            <text:p><text:s text:c="2"/>I 'm a nine-holer , I barely play golf but I work as golfers . And he said , well , actually I 'm an alcoholic , I 'm a drug addict . He</text:p>
          </table:table-cell>
          <table:table-cell table:style-name="ce73" office:value-type="string" calcext:value-type="string">
            <text:p><text:s/>said I think it makes me more @ @ @ @ @ @ @ @ @ @ beauty in that -- I think finding a way to use whatever you have had in your life 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_ppis1 'm_vbm a_at1 nine-holer_nn1_jj ,_y I_ppis1 barely_rr play_vv0 golf_nn1 but_ccb I_ppis1 work_vv0 as_csa_ii@ golfers_nn2 ._y And_cc he_pphs1 said_vvd ,_y well_rr ,_y actually_rr I_ppis1 'm_vbm an_at1 alcoholic_nn1_jj ,_y I_ppis1 'm_vbm a_at1 drug_nn1 addict_nn1 ._y He_pphs1</text:p>
          </table:table-cell>
          <table:table-cell office:value-type="string" calcext:value-type="string">
            <text:p><text:s/>said_vvd I_ppis1 think_vv0 it_pph1 makes_vvz me_ppio1 more_rrr @_ii @_ii @_ii @_ii @_ii @_ii @_ii @_ii @_ii @_ii beauty_nn1 in_ii that_dd1 --_nn1_jj I_ppis1 think_vv0 finding_vvg a_at1 way_nn1 to_to use_vvi whatever_ddqv you_ppy have_vh0 had_vhn in_ii your_appge life_nn1 as_ii_csa</text:p>
          </table:table-cell>
        </table:table-row>
        <table:table-row table:style-name="ro4" table:visibility="filter">
          <table:table-cell office:value-type="float" office:value="310" calcext:value-type="float">
            <text:p>310</text:p>
          </table:table-cell>
          <table:table-cell table:style-name="ce71" office:value-type="string" calcext:value-type="string">
            <text:p><text:s/>) @!WO @ ! MAN-@1CNN@2 : Get out of this door . @!MAN-@1CNN@2: No . We got Israel , we got Iraq . @!LEE-COWAN: The incident began mid-flight . Clayton Osbon 's co-pilot noticing</text:p>
          </table:table-cell>
          <table:table-cell table:style-name="ce73" office:value-type="string" calcext:value-type="string">
            <text:p><text:s/>abnormal behavior and physical duress suggested somehow that Osbon exit the cockpit . At the same time he arranged for another JetBlue pilot flying as a passenger to enter t</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zzq @!WO_zzc @_ii !_y MAN-@1CNN@2_fo :_y Get_vv0 out_ii21 of_ii22 this_dd1 door_nn1 ._y @!MAN-@1CNN@2:_zzc No_uh ._y We_ppis2 got_vvd Israel_np1 ,_y we_ppis2 got_vvd Iraq_np1 ._y @!LEE-COWAN:_zzc The_at incident_nn1 began_vvd mid-flight_nn1 ._y Clayton_np1 Osbon_np1 's_ge co-pilot_nn1 noticing_vvg</text:p>
          </table:table-cell>
          <table:table-cell office:value-type="string" calcext:value-type="string">
            <text:p><text:s/>abnormal_jj behavior_nn1 and_cc physical_jj duress_nn1 suggested_vvd_vvn somehow_rr that_dd1_cst Osbon_nn1_np1 exit_vv0 the_at cockpit_nn1 ._y At_ii the_at same_da time_nnt1 he_pphs1 arranged_vvd for_if another_dd1 JetBlue_nn1 pilot_nn1 flying_vvg_nn1 as_ii_csa a_at1 passenger_nn1 to_to enter_vvi t</text:p>
          </table:table-cell>
        </table:table-row>
        <table:table-row table:style-name="ro4" table:visibility="filter">
          <table:table-cell office:value-type="float" office:value="311" calcext:value-type="float">
            <text:p>311</text:p>
          </table:table-cell>
          <table:table-cell table:style-name="ce71" office:value-type="string" calcext:value-type="string">
            <text:p><text:s text:c="2"/>MORNING . @!GAYLE-KING: We 're glad you 're here . And it 's front page news in Los Angeles . There you go ; we 're at a newsstand in L.A. right now</text:p>
          </table:table-cell>
          <table:table-cell table:style-name="ce73" office:value-type="string" calcext:value-type="string">
            <text:p><text:s/>. The front page news story , L.A Dodgers have Magic Johnson on the team . There you see it . An investment group heading by the -- headed by the heade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1 MORNING_nnt1 ._y @!GAYLE-KING:_zzc We_ppis2 're_vbr glad_jj you_ppy 're_vbr here_rl ._y And_cc it_pph1 's_vbz front_jj page_nn1 news_nn1 in_ii Los_np1 Angeles_np1 ._y There_rl you_ppy go_vv0 ;_y we_ppis2 're_vbr at_ii a_at1 newsstand_nn1 in_ii L.A._np1 right_rr_nn1 now_rt</text:p>
          </table:table-cell>
          <table:table-cell office:value-type="string" calcext:value-type="string">
            <text:p><text:s/>._y The_at front_jj_nn1 page_nn1 news_nn1 story_nn1 ,_y L.A_np1 Dodgers_np1 have_vh0 Magic_jj Johnson_np1 on_ii the_at team_nn1 ._y There_rl you_ppy see_vv0 it_pph1 ._y An_at1 investment_nn1 group_nn1 heading_vvg_nn1 by_ii the_at --_nn1 headed_vvn by_ii the_at headed_jj@_vvn</text:p>
          </table:table-cell>
        </table:table-row>
        <table:table-row table:style-name="ro4" table:visibility="filter">
          <table:table-cell office:value-type="float" office:value="312" calcext:value-type="float">
            <text:p>312</text:p>
          </table:table-cell>
          <table:table-cell table:style-name="ce71" office:value-type="string" calcext:value-type="string">
            <text:p><text:s/>vhi to be in the photo ? Number two , what would Rick Santorum think of this idea ? @!RICK-SANTORUM-@1R-: It 's ( expletive deleted ) . @!CHARLIE-ROSE-: Oh , welcome back</text:p>
          </table:table-cell>
          <table:table-cell table:style-name="ce73" office:value-type="string" calcext:value-type="string">
            <text:p><text:s/>to CBS THIS MORNING . @!ERICA-HILL: Nice -- morning laugh -- @!CHARLIE-ROSE-: Indeed . @!ERICA-HILL: -- from our friends down the street there . @!CHARLIE-ROSE-: David . @!ERICA-HILL: Mo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hi to_to be_vbi in_ii the_at photo_nn1 ?_y Number_nn1 two_mc ,_y what_ddq would_vm Rick_np1 Santorum_np1_nn1 think_vv0_nn1% of_io this_dd1 idea_nn1 ?_y @!RICK-SANTORUM-@1R-:_zzc It_pph1 's_vbz (_y expletive_nn1_jj deleted_vvn_jj@_vvd )_y ._y @!CHARLIE-ROSE-:_zzc Oh_uh ,_y welcome_vv0_jj back_rp_nn1</text:p>
          </table:table-cell>
          <table:table-cell office:value-type="string" calcext:value-type="string">
            <text:p><text:s/>to_ii CBS_np1 THIS_dd1 MORNING_nnt1 ._y @!ERICA-HILL:_zzc Nice_jj_rr@ --_zz morning_nnt1 laugh_vv0 --_zz @!CHARLIE-ROSE-:_zzc Indeed_rr ._y @!ERICA-HILL:_zzc --_nn1_jj from_ii our_appge friends_nn2 down_ii the_at street_nn1 there_rl ._y @!CHARLIE-ROSE-:_zzc David_np1 ._y @!ERICA-HILL:_zzc More_dar</text:p>
          </table:table-cell>
        </table:table-row>
        <table:table-row table:style-name="ro4" table:visibility="filter">
          <table:table-cell office:value-type="float" office:value="313" calcext:value-type="float">
            <text:p>313</text:p>
          </table:table-cell>
          <table:table-cell table:style-name="ce71" office:value-type="string" calcext:value-type="string">
            <text:p><text:s/>2 and their lawyer , Ben Crump , this is double-standard justice . @!BEN-CRUMP-@1Attorn: It 's bad when George Zimmerman makes a bad decision and do things for racial implications . It</text:p>
          </table:table-cell>
          <table:table-cell table:style-name="ce73" office:value-type="string" calcext:value-type="string">
            <text:p><text:s/>'s a tragedy when our institution of law enforcement do it because that 's all we have to believe in. you know , if that fails us , then what can his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2 and_cc their_appge lawyer_nn1 ,_y Ben_np1 Crump_np1 ,_y this_dd1 is_vbz double-standard_jj justice_nn1 ._y @!BEN-CRUMP-@1Attorn:_zzc It_pph1 's_vbz bad_jj when_cs_rrq George_np1 Zimmerman_np1 makes_vvz a_at1 bad_jj decision_nn1 and_cc do_vd0 things_nn2 for_if racial_jj implications_nn2 ._y It_pph1</text:p>
          </table:table-cell>
          <table:table-cell office:value-type="string" calcext:value-type="string">
            <text:p><text:s/>'s_vbz a_at1 tragedy_nn1 when_cs_rrq our_appge institution_nn1 of_io law_nn1 enforcement_nn1 do_vd0 it_pph1 because_cs that_dd1 's_vbz all_db we_ppis2 have_vh0 to_to believe_vvi in._nnu you_ppy know_vv0 ,_y if_cs_csw@ that_dd1 fails_vvz us_ppio2 ,_y then_rt what_ddq can_vm_vv0% his_</text:p>
          </table:table-cell>
        </table:table-row>
        <table:table-row table:style-name="ro4" table:visibility="filter">
          <table:table-cell office:value-type="float" office:value="314" calcext:value-type="float">
            <text:p>314</text:p>
          </table:table-cell>
          <table:table-cell table:style-name="ce71" office:value-type="string" calcext:value-type="string">
            <text:p><text:s text:c="2"/>. And , you know , this is the thing that affects a lot of people . We did a survey of -- of national survey of American adults and seventeen percent of them</text:p>
          </table:table-cell>
          <table:table-cell table:style-name="ce73" office:value-type="string" calcext:value-type="string">
            <text:p><text:s/>said they have something implanted in their body . @!ERICA-HILL: Wow . @!NANCY-METCALF: It could be , you know , replacement limbs , if they 've had cataract surgery , a join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And_cc ,_y you_ppy know_vv0 ,_y this_dd1 is_vbz the_at thing_nn1 that_cst_dd1 affects_vvz a_at1 lot_nn1 of_io people_nn ._y We_ppis2 did_vdd a_at1 survey_nn1 of_io --_nn1 of_io national_jj survey_nn1 of_io American_jj adults_nn2 and_cc seventeen_mc percent_nnu of_io them_ppho2</text:p>
          </table:table-cell>
          <table:table-cell office:value-type="string" calcext:value-type="string">
            <text:p><text:s/>said_vvd they_pphs2 have_vh0 something_pn1 implanted_vvn in_ii their_appge body_nn1 ._y @!ERICA-HILL:_zzc Wow_uh ._y @!NANCY-METCALF:_zzc It_pph1 could_vm be_vbi ,_y you_ppy know_vv0 ,_y replacement_nn1 limbs_nn2 ,_y if_cs they_pphs2 've_vh0 had_vhn cataract_nn1 surgery_nn1 ,_y a_at1 joint_jj_nn1@</text:p>
          </table:table-cell>
        </table:table-row>
        <table:table-row table:style-name="ro4">
          <table:table-cell office:value-type="float" office:value="315" calcext:value-type="float">
            <text:p>315</text:p>
          </table:table-cell>
          <table:table-cell table:style-name="ce71" office:value-type="string" calcext:value-type="string">
            <text:p><text:s/>0 Center . I 'm Charlie Rose . New details emerge in the bizarre case of the JetBlue pilot restrained in mid-flight . We 'll talk with two passengers who helped subdue</text:p>
          </table:table-cell>
          <table:table-cell table:style-name="ce73" office:value-type="string" calcext:value-type="string">
            <text:p><text:s/>him . Also John Miller and Captain Sully Sullenberger weigh in . Plus , today marks the final showdown at the Supreme Court over the President 's health care law . @!GAYLE-KIN</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0_jj@ Center_nn1 ._y I_ppis1 'm_vbm Charlie_np1 Rose_np1_vvd_nn1 ._y New_jj details_nn2 emerge_vv0 in_ii_rp@ the_at bizarre_jj case_nn1 of_io the_at JetBlue_nn1_np1 pilot_nn1 restrained_vvn in_ii mid-flight_nn1 ._y We_ppis2 'll_vm talk_vvi with_iw two_mc passengers_nn2 who_pnqs helped_vvd subdue_vvi</text:p>
          </table:table-cell>
          <table:table-cell office:value-type="string" calcext:value-type="string">
            <text:p><text:s/>him_ppho1 ._y Also_rr John_np1 Miller_np1 and_cc Captain_nn1 Sully_vv0 Sullenberger_np1_nn1 weigh_vv0 in_rp@ ._y Plus_nn1@_rr%_ii ,_y today_rt marks_vvz@ the_at final_jj_nn1 showdown_nn1 at_ii the_at Supreme_jj Court_nn1 over_ii the_at President_nn1 's_ge health_nn1 care_nn1 law_nn1 ._y @!GAYLE-KIN</text:p>
          </table:table-cell>
        </table:table-row>
        <table:table-row table:style-name="ro4">
          <table:table-cell office:value-type="float" office:value="316" calcext:value-type="float">
            <text:p>316</text:p>
          </table:table-cell>
          <table:table-cell table:style-name="ce71" office:value-type="string" calcext:value-type="string">
            <text:p><text:s text:c="2"/>came out of the cockpit unannounced and when you fly a lot , you become accustomed to some of the formalities where they secure the forward cabin so that</text:p>
          </table:table-cell>
          <table:table-cell table:style-name="ce73" office:value-type="string" calcext:value-type="string">
            <text:p><text:s/>was kind of the first sign that something was a little bit off . His behavior was very erratic . He was very erratic , kind of talking real fanatically .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nn1 came_vvd out_ii21 of_ii22 the_at cockpit_nn1 unannounced_jj and_cc when_cs_rrq you_ppy fly_vv0 a_at1_rr21@ lot_nn1_rr22 ,_y you_ppy become_vv0 accustomed_jj_vvn@ to_ii some_dd of_io the_at formalities_nn2 where_cs_rrq they_pphs2 secure_vv0 the_at forward_jj@_nn1@ cabin_nn1 so_cs@_rr that_dd1</text:p>
          </table:table-cell>
          <table:table-cell office:value-type="string" calcext:value-type="string">
            <text:p><text:s/>was_vbdz kind_nn1_rr21% of_io_rr22 the_at first_md sign_nn1_vv0 that_cst something_pn1 was_vbdz a_at1 little_jj bit_nn1_vvd off_rp ._y His_appge behavior_nn1 was_vbdz very_rg erratic_jj ._y He_pphs1 was_vbdz very_rg erratic_jj ,_y kind_nn1_rr21% of_io_rr22 talking_vvg real_jj_rg% fanatically_rr ._</text:p>
          </table:table-cell>
        </table:table-row>
        <table:table-row table:style-name="ro4" table:visibility="filter">
          <table:table-cell office:value-type="float" office:value="317" calcext:value-type="float">
            <text:p>317</text:p>
          </table:table-cell>
          <table:table-cell table:style-name="ce71" office:value-type="string" calcext:value-type="string">
            <text:p><text:s text:c="2"/>of the other passengers involved in this , we were able to prevent a tragedy . @!ERICA-HILL: And -- and everybody else seemed to have really kept their calm . Paul , you</text:p>
          </table:table-cell>
          <table:table-cell table:style-name="ce73" office:value-type="string" calcext:value-type="string">
            <text:p><text:s/>mentioned that you fly a lot . But at what point did you realize that there was another captain on the plane ? You say you saw him getting ready the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of_io the_at other_jj passengers_nn2 involved_jj in_ii this_dd1 ,_y we_ppis2 were_vbdr able_jk to_to prevent_vvi a_at1 tragedy_nn1 ._y @!ERICA-HILL:_zzc And_cc --_zz and_cc everybody_pn1 else_rr seemed_vvd_vvn@ to_to have_vhi really_rr kept_vvn their_appge calm_nn1_jj ._y Paul_np1 ,_y you_ppy</text:p>
          </table:table-cell>
          <table:table-cell office:value-type="string" calcext:value-type="string">
            <text:p><text:s/>mentioned_vvd that_cst you_ppy fly_vv0 a_at1_rr21@ lot_nn1_rr22 ._y But_ccb at_ii what_ddq point_nn1_vv0@ did_vdd you_ppy realize_vvi that_cst there_ex was_vbdz another_dd1 captain_nn1 on_ii the_at plane_nn1 ?_y You_ppy say_vv0 you_ppy saw_vvd him_ppho1 getting_vvg ready_jj_rr@ then_rt</text:p>
          </table:table-cell>
        </table:table-row>
        <table:table-row table:style-name="ro4" table:visibility="filter">
          <table:table-cell office:value-type="float" office:value="318" calcext:value-type="float">
            <text:p>318</text:p>
          </table:table-cell>
          <table:table-cell table:style-name="ce71" office:value-type="string" calcext:value-type="string">
            <text:p><text:s text:c="2"/>three rows behind me , and I saw them moving him around and talking to him . And so he -- @!ERICA-HILL: Hmm . @!TONY-ANTOLINO: -- he came into the aisle -- I</text:p>
          </table:table-cell>
          <table:table-cell table:style-name="ce73" office:value-type="string" calcext:value-type="string">
            <text:p><text:s/>'m sorry . Then we saw the distressed captain go into the -- to the restroom near the cockpit . And the cockpit door opened , the captain -- the co-pilot , rathe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ree_mc rows_nn2 behind_ii me_ppio1 ,_y and_cc I_ppis1 saw_vvd them_ppho2 moving_vvg him_ppho1 around_rp and_cc talking_vvg to_ii him_ppho1 ._y And_cc so_rr_cs@ he_pphs1 --_zz @!ERICA-HILL:_zzc Hmm_uh ._y @!TONY-ANTOLINO:_zzc --_nn1_jj he_pphs1 came_vvd into_ii the_at aisle_nn1 --_nn1 I_ppis1</text:p>
          </table:table-cell>
          <table:table-cell office:value-type="string" calcext:value-type="string">
            <text:p><text:s/>'m_vbm sorry_jj ._y Then_rt we_ppis2 saw_vvd the_at distressed_jj captain_nn1 go_vv0 into_ii the_at --_nn1_jj to_ii the_at restroom_nn1 near_ii the_at cockpit_nn1 ._y And_cc the_at cockpit_nn1 door_nn1 opened_vvd_vvn ,_y the_at captain_nn1 --_nn1 the_at co-pilot_nn1 ,_y rather_rr@_</text:p>
          </table:table-cell>
        </table:table-row>
        <table:table-row table:style-name="ro4" table:visibility="filter">
          <table:table-cell office:value-type="float" office:value="319" calcext:value-type="float">
            <text:p>319</text:p>
          </table:table-cell>
          <table:table-cell table:style-name="ce71" office:value-type="string" calcext:value-type="string">
            <text:p><text:s/>. We 'll have more on that story . And we 'll show you why Martin 's parents were on Capitol Hill Tuesday . You are watching CBS THIS MORNING . ##4103748_ @!SCOTT-PELLEY-CBS-:</text:p>
          </table:table-cell>
          <table:table-cell table:style-name="ce73" office:value-type="string" calcext:value-type="string">
            <text:p><text:s/>Tonight , can the president 's health care law survive the Supreme Court ? We learned a lot today from the justices and their tough questions . @(BEGIN-VIDEO-CLIP) @!JUSTICE-SCALI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y We_ppis2 'll_vm have_vhi more_dar_rrr on_ii that_dd1 story_nn1 ._y And_cc we_ppis2 'll_vm show_vvi you_ppy why_rrq Martin_np1 's_ge parents_nn2 were_vbdr on_ii Capitol_np1 Hill_np1 Tuesday_npd1 ._y You_ppy are_vbr watching_vvg CBS_np1 THIS_dd1 MORNING_nnt1 ._y ##4103748_ @!SCOTT-PELLEY-CBS-:_zzc</text:p>
          </table:table-cell>
          <table:table-cell office:value-type="string" calcext:value-type="string">
            <text:p><text:s/>Tonight_rt ,_y can_vm_vv0% the_at president_nn1 's_ge health_nn1 care_nn1 law_nn1 survive_vv0 the_at Supreme_jj Court_nn1 ?_y We_ppis2 learned_vvd a_rr21@_at1 lot_rr22_nn1 today_rt from_ii the_at justices_nn2 and_cc their_appge tough_jj questions_nn2 ._y @(BEGIN-VIDEO-CLIP)_zzq @!JUSTICE-SCALIA-:_z</text:p>
          </table:table-cell>
        </table:table-row>
        <table:table-row table:style-name="ro4" table:visibility="filter">
          <table:table-cell office:value-type="float" office:value="320" calcext:value-type="float">
            <text:p>320</text:p>
          </table:table-cell>
          <table:table-cell table:style-name="ce71" office:value-type="string" calcext:value-type="string">
            <text:p><text:s/>nn1 ? @!UNIDENTIFIED-MALE: Yes . @!PITTS: So , how do you get this if there 's an embargo with the United States ? @!UNIDENTIFIED-MALE: Oh , it 's very difficult . @!PITTS-@1voice-over: They</text:p>
          </table:table-cell>
          <table:table-cell table:style-name="ce73" office:value-type="string" calcext:value-type="string">
            <text:p><text:s/>told us friends buy the equipment in the U.S. , ship it to Mexico , and then it 's brought legally into Cuba . There 's a sense here freedom is down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n1 ?_y @!UNIDENTIFIED-MALE:_zzc Yes_uh ._y @!PITTS:_zzc So_rr ,_y how_rrq do_vd0 you_ppy get_vvi this_dd1 if_cs there_ex 's_vbz an_at1 embargo_nn1 with_iw the_at United_np1 States_np1 ?_y @!UNIDENTIFIED-MALE:_zzc Oh_uh ,_y it_pph1 's_vbz very_rg difficult_jj ._y @!PITTS-@1voice-over:_zzc They_pphs2</text:p>
          </table:table-cell>
          <table:table-cell office:value-type="string" calcext:value-type="string">
            <text:p><text:s/>told_vvd us_ppio2 friends_nn2 buy_vv0 the_at equipment_nn1 in_ii the_at U.S._np1 ,_y ship_vv0@_nn1 it_pph1 to_ii Mexico_np1 ,_y and_cc then_rt it_pph1 's_vbz brought_vvn legally_rr into_ii Cuba_np1 ._y There_ex 's_vbz a_at1 sense_nn1 here_rl freedom_nn1 is_vbz down_ii the_</text:p>
          </table:table-cell>
        </table:table-row>
        <table:table-row table:style-name="ro4" table:visibility="filter">
          <table:table-cell office:value-type="float" office:value="321" calcext:value-type="float">
            <text:p>321</text:p>
          </table:table-cell>
          <table:table-cell table:style-name="ce71" office:value-type="string" calcext:value-type="string">
            <text:p><text:s text:c="2"/>was so graphic and the kids were getting hurt . But we had a group of high school kids in here the other day . @!GARY-ROSS: Mm. @!GAYLE-KING: You know what they</text:p>
          </table:table-cell>
          <table:table-cell table:style-name="ce73" office:value-type="string" calcext:value-type="string">
            <text:p><text:s/>said -- @!GARY-ROSS: Mm. @!GAYLE-KING: We know it 's not reality . @!GARY-ROSS: Right . @!GAYLE-KING: We 've anything . We 're taking the lessons of -- we 're taking less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1 was_vbdz so_rg_rr graphic_jj and_cc the_at kids_nn2 were_vbdr getting_vvg hurt_jj_nn1@ ._y But_ccb we_ppis2 had_vhd a_at1 group_nn1 of_io high_jj school_nn1 kids_nn2 in_ii here_rl the_at other_jj day_nnt1 ._y @!GARY-ROSS:_zzc Mm._nnu @!GAYLE-KING:_zzc You_ppy know_vv0 what_ddq they_pphs2</text:p>
          </table:table-cell>
          <table:table-cell office:value-type="string" calcext:value-type="string">
            <text:p><text:s/>said_vvd --_zz @!GARY-ROSS:_zzc Mm._nnu @!GAYLE-KING:_zzc We_ppis2 know_vv0 it_pph1 's_vbz not_xx reality_nn1 ._y @!GARY-ROSS:_zzc Right_rr_nn1_jj ._y @!GAYLE-KING:_zzc We_ppis2 've_vh0 anything_pn1 ._y We_ppis2 're_vbr taking_vvg the_at lessons_nn2 of_io --_nn1_jj we_ppis2 're_vbr taking_vvg lesso</text:p>
          </table:table-cell>
        </table:table-row>
        <table:table-row table:style-name="ro4" table:visibility="filter">
          <table:table-cell office:value-type="float" office:value="322" calcext:value-type="float">
            <text:p>322</text:p>
          </table:table-cell>
          <table:table-cell table:style-name="ce71" office:value-type="string" calcext:value-type="string">
            <text:p><text:s text:c="2"/>music , which -- which we all really like and I remember when we did this piece in you in January . I was talking with one of the producers . And she</text:p>
          </table:table-cell>
          <table:table-cell table:style-name="ce73" office:value-type="string" calcext:value-type="string">
            <text:p><text:s/>said you know what 's so great ? Any time I work with any country music star , everybody 's so nice and they are so accessible . @!GAYLE-KING: @(indistinct) @!ERICA-HILL: An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usic_nn1 ,_y which_ddq --_nn1 which_ddq we_ppis2 all_db really_rr like_jj@_vv0@_ii and_cc I_ppis1 remember_vv0 when_rrq we_ppis2 did_vdd this_dd1 piece_nn1 in_ii you_ppy in_ii January_npm1 ._y I_ppis1 was_vbdz talking_vvg with_iw one_mc1 of_io the_at producers_nn2 ._y And_cc she_pphs1</text:p>
          </table:table-cell>
          <table:table-cell office:value-type="string" calcext:value-type="string">
            <text:p><text:s/>said_vvd you_ppy know_vv0 what_ddq 's_vbz so_rg_rr great_jj ?_y Any_dd time_nnt1 I_ppis1 work_vv0 with_iw any_dd country_nn1 music_nn1 star_nn1 ,_y everybody_pn1 's_vbz so_rg_rr nice_jj and_cc they_pphs2 are_vbr so_rg_rr accessible_jj ._y @!GAYLE-KING:_zzc @(indistinct)_zzq @!ERICA-HILL:_zzc And_cc</text:p>
          </table:table-cell>
        </table:table-row>
        <table:table-row table:style-name="ro4" table:visibility="filter">
          <table:table-cell office:value-type="float" office:value="323" calcext:value-type="float">
            <text:p>323</text:p>
          </table:table-cell>
          <table:table-cell table:style-name="ce71" office:value-type="string" calcext:value-type="string">
            <text:p><text:s text:c="2"/>the range -- the range of your music is really dada dada -- where does that come from ? @!JASON-ALDEAN: Well you know growing up , where I 'm from I mean it</text:p>
          </table:table-cell>
          <table:table-cell table:style-name="ce73" office:value-type="string" calcext:value-type="string">
            <text:p><text:s/>was -- I mean @ @ @ @ @ @ @ @ @ @ was from Macon. @!GAYLE-KING: Yes -- yes . @!JASON-ALDEAN: The Allman Brothers and then you had bands like you know rock bands 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_at range_nn1 --_nn1 the_at range_nn1 of_io your_appge music_nn1 is_vbz really_rr dada_nn1 dada_nn1 --_nn1 where_rrq does_vdz that_dd1 come_vvi from_ii ?_y @!JASON-ALDEAN:_zzc Well_rr you_ppy know_vv0 growing_vvg up_rp ,_y where_cs_rrq I_ppis1 'm_vbm from_ii I_ppis1 mean_vv0 it_pph1</text:p>
          </table:table-cell>
          <table:table-cell office:value-type="string" calcext:value-type="string">
            <text:p><text:s/>was_vbdz --_zz I_ppis1 mean_vv0 @_ii @_ii @_ii @_ii @_ii @_ii @_ii @_ii @_ii @_ii was_vbdz from_ii Macon._np1 @!GAYLE-KING:_zzc Yes_uh --_nn1 yes_uh ._y @!JASON-ALDEAN:_zzc The_at Allman_nn1_np1 Brothers_nn2 and_cc then_rt you_ppy had_vhd bands_nn2 like_vvi you_ppy know_vv0 rock_nn1 bands_vvz_nn2 l</text:p>
          </table:table-cell>
        </table:table-row>
        <table:table-row table:style-name="ro4" table:visibility="filter">
          <table:table-cell office:value-type="float" office:value="324" calcext:value-type="float">
            <text:p>324</text:p>
          </table:table-cell>
          <table:table-cell table:style-name="ce71" office:value-type="string" calcext:value-type="string">
            <text:p><text:s text:c="2"/>it works . @!JASON-ALDEAN: Well , I would n't have either but , you know what I mean . @!GAYLE-KING: But it works . @!JASON-ALDEAN: I 'm -- I 'm a fan and this</text:p>
          </table:table-cell>
          <table:table-cell table:style-name="ce73" office:value-type="string" calcext:value-type="string">
            <text:p><text:s/>was a -- you know I think the song that we are doing which is a song called " Dirt Road Anthem . " @!GAYLE-KING: Anthem , yeah . @!JASON-ALDEAN: And -- and i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t_pph1 works_vvz ._y @!JASON-ALDEAN:_zzc Well_rr ,_y I_ppis1 would_vm n't_xx have_vhi either_rr_dd1 but_ccb ,_y you_ppy know_vv0 what_ddq I_ppis1 mean_vv0 ._y @!GAYLE-KING:_zzc But_ccb it_pph1 works_vvz ._y @!JASON-ALDEAN:_zzc I_ppis1 'm_vbm --_zz I_ppis1 'm_vbm a_at1 fan_nn1 and_cc this_dd1</text:p>
          </table:table-cell>
          <table:table-cell office:value-type="string" calcext:value-type="string">
            <text:p><text:s/>was_vbdz a_at1 --_nn1_jj you_ppy know_vv0 I_ppis1 think_vv0 the_at song_nn1 that_cst we_ppis2 are_vbr doing_vdg which_ddq is_vbz a_at1 song_nn1 called_vvn "_y Dirt_np1 Road_nnl1 Anthem_nn1 ._y "_y @!GAYLE-KING:_zzc Anthem_nn1 ,_y yeah_uh ._y @!JASON-ALDEAN:_zzc And_cc --_zz and_cc it_pph1</text:p>
          </table:table-cell>
        </table:table-row>
        <table:table-row table:style-name="ro4" table:visibility="filter">
          <table:table-cell office:value-type="float" office:value="325" calcext:value-type="float">
            <text:p>325</text:p>
          </table:table-cell>
          <table:table-cell table:style-name="ce71" office:value-type="string" calcext:value-type="string">
            <text:p><text:s/>vvn@ from his ability on the golf course ? @!HANK-HANEY: Well , I mean , it -- it certainly did n't appear to when you are winning forty-five percent of your tournaments . You</text:p>
          </table:table-cell>
          <table:table-cell table:style-name="ce73" office:value-type="string" calcext:value-type="string">
            <text:p><text:s/>know it -- be hard to say that it did . @!ERICA-HILL: And -- and you say in the book how you were really surprised . You never noticed any -- an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vn@ from_ii his_appge ability_nn1 on_ii the_at golf_nn1 course_nn1 ?_y @!HANK-HANEY:_zzc Well_rr ,_y I_ppis1 mean_vv0 ,_y it_pph1 --_zz it_pph1 certainly_rr did_vdd n't_xx appear_vvi to_ii when_rrq_cs you_ppy are_vbr winning_vvg forty-five_mc percent_nnu of_io your_appge tournaments_nn2 ._y You_ppy</text:p>
          </table:table-cell>
          <table:table-cell office:value-type="string" calcext:value-type="string">
            <text:p><text:s/>know_vv0 it_pph1 --_nn1 be_vbi hard_jj to_to say_vvi that_cst it_pph1 did_vdd ._y @!ERICA-HILL:_zzc And_cc --_zz and_cc you_ppy say_vv0 in_ii_rp@ the_at book_nn1 how_rrq you_ppy were_vbdr really_rr surprised_jj_vvd@ ._y You_ppy never_rr noticed_vvd any_dd --_nn1_jj any_</text:p>
          </table:table-cell>
        </table:table-row>
        <table:table-row table:style-name="ro4" table:visibility="filter">
          <table:table-cell office:value-type="float" office:value="326" calcext:value-type="float">
            <text:p>326</text:p>
          </table:table-cell>
          <table:table-cell table:style-name="ce71" office:value-type="string" calcext:value-type="string">
            <text:p><text:s text:c="2"/>you say in the book how you were really surprised . You never noticed any -- any sort of inappropriate behavior when all these revelations came out . You just</text:p>
          </table:table-cell>
          <table:table-cell table:style-name="ce73" office:value-type="string" calcext:value-type="string">
            <text:p><text:s/>told us you think his game is back . Mentally , though , is the Tiger Woods that you see now -- now on the golf course , is he at all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c you_ppy say_vv0 in_ii_rp@ the_at book_nn1 how_rrq you_ppy were_vbdr really_rr surprised_jj_vvd@ ._y You_ppy never_rr noticed_vvd any_dd --_nn1_jj any_dd sort_nn1_rr21@ of_io_rr22 inappropriate_jj behavior_nn1 when_cs_rrq all_db these_dd2 revelations_nn2 came_vvd out_rp ._y You_ppy just_rr</text:p>
          </table:table-cell>
          <table:table-cell office:value-type="string" calcext:value-type="string">
            <text:p><text:s/>told_vvd us_ppio2 you_ppy think_vv0 his_appge game_nn1 is_vbz back_rp_nn1_jj@ ._y Mentally_rr ,_y though_cs_rr@ ,_y is_vbz the_at Tiger_nn1 Woods_nn2@_np1 that_cst you_ppy see_vv0 now_rt --_zz now_rt on_ii the_at golf_nn1 course_nn1 ,_y is_vbz he_pphs1 at_rr21 all_rr22</text:p>
          </table:table-cell>
        </table:table-row>
        <table:table-row table:style-name="ro4" table:visibility="filter">
          <table:table-cell office:value-type="float" office:value="327" calcext:value-type="float">
            <text:p>327</text:p>
          </table:table-cell>
          <table:table-cell table:style-name="ce71" office:value-type="string" calcext:value-type="string">
            <text:p><text:s text:c="2"/>, you know , it 's helping him . @!ERICA-HILL: Is he anymore -- is he anymore humble ? I mean , he 's sort of had this attitude , a lot of people</text:p>
          </table:table-cell>
          <table:table-cell table:style-name="ce73" office:value-type="string" calcext:value-type="string">
            <text:p><text:s/>looked at him -- you know always very self- confident , but little arrogant . Did n't always sit well with people , especially after everything that happened . Did this humble him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1_cst ,_y you_ppy know_vv0 ,_y it_pph1 's_vbz helping_vvg him_ppho1 ._y @!ERICA-HILL:_zzc Is_vbz he_pphs1 anymore_rr --_zz is_vbz he_pphs1 anymore_rr humble_jj_vv0@ ?_y I_ppis1 mean_vv0 ,_y he_pphs1 's_vhz sort_rr21@ of_rr22 had_vhn this_dd1 attitude_nn1 ,_y a_at1 lot_nn1 of_io people_nn</text:p>
          </table:table-cell>
          <table:table-cell office:value-type="string" calcext:value-type="string">
            <text:p><text:s/>looked_vvn_vvd at_ii him_ppho1 --_zz you_ppy know_vv0 always_rr very_rg self-_jj confident_jj ,_y but_ccb little_rr_da1 arrogant_jj ._y Did_vdd n't_xx always_rr sit_vvi well_rr with_iw people_nn ,_y especially_rr after_ii everything_pn1 that_cst happened_vvd ._y Did_vdd this_dd1 humble_vvi him_</text:p>
          </table:table-cell>
        </table:table-row>
        <table:table-row table:style-name="ro4" table:visibility="filter">
          <table:table-cell office:value-type="float" office:value="328" calcext:value-type="float">
            <text:p>328</text:p>
          </table:table-cell>
          <table:table-cell table:style-name="ce71" office:value-type="string" calcext:value-type="string">
            <text:p><text:s text:c="2"/>in golf . @!HANK-HANEY: Mm-Hm . Right @ @ @ @ @ @ @ @ @ @ is it not ? @!HANK-HANEY: I believe -- I believe and I -- I think you know , I</text:p>
          </table:table-cell>
          <table:table-cell table:style-name="ce73" office:value-type="string" calcext:value-type="string">
            <text:p><text:s/>came from you know , just growing up and how he was raised and -- @!CHARLIE-ROSE-: Starting early . @!HANK-HANEY: Yeah , and started early and his parents you know just raise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2 in_ii golf_nn1 ._y @!HANK-HANEY:_zzc Mm-Hm_np1 ._y Right_rr_nn1_jj @_ii @_ii @_ii @_ii @_ii @_ii @_ii @_ii @_ii @_ii is_vbz it_pph1 not_xx ?_y @!HANK-HANEY:_zzc I_ppis1 believe_vv0 --_nn1_jj I_ppis1 believe_vv0 and_cc I_mc1%_zz1%_ppis1 --_nn1_jj I_ppis1 think_vv0 you_ppy know_vv0 ,_y I_ppis1</text:p>
          </table:table-cell>
          <table:table-cell office:value-type="string" calcext:value-type="string">
            <text:p><text:s/>came_vvd from_ii you_ppy know_vv0 ,_y just_rr growing_vvg up_rp and_cc how_rrq he_pphs1 was_vbdz raised_vvn and_cc --_zz @!CHARLIE-ROSE-:_zzc Starting_vvg_nn1 early_rr_jj ._y @!HANK-HANEY:_zzc Yeah_uh ,_y and_cc started_vvd early_jj_rr and_cc his_appge parents_nn2 you_ppy know_vv0 just_rr raised_vv</text:p>
          </table:table-cell>
        </table:table-row>
        <table:table-row table:style-name="ro4" table:visibility="filter">
          <table:table-cell office:value-type="float" office:value="329" calcext:value-type="float">
            <text:p>329</text:p>
          </table:table-cell>
          <table:table-cell table:style-name="ce71" office:value-type="string" calcext:value-type="string">
            <text:p><text:s/>vvgk to play the " I 'm so excited " game . @!CHARLIE-ROSE-: Excited . @!ERICA-HILL: Forty-four times yesterday he said . @!JEFF-GLOR: I @ @ @ @ @ @ @ @ @ @ -- I think it</text:p>
          </table:table-cell>
          <table:table-cell table:style-name="ce73" office:value-type="string" calcext:value-type="string">
            <text:p><text:s/>was -- I think it was forty-seven . @!ERICA-HILL: Mark Sanchez is excited too . @!CHARLIE-ROSE-: Who 's counting ? @!ERICA-HILL: We have to go . People are not excited w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vgk to_to play_vvi the_at "_y I_ppis1 'm_vbm so_rg excited_jj "_y game_nn1 ._y @!CHARLIE-ROSE-:_zzc Excited_jj ._y @!ERICA-HILL:_zzc Forty-four_mc times_nnt2 yesterday_rt he_pphs1 said_vvd ._y @!JEFF-GLOR:_zzc I_ppis1 @_ii @_ii @_ii @_ii @_ii @_ii @_ii @_ii @_ii @_ii --_zz I_ppis1 think_vv0 it_pph1</text:p>
          </table:table-cell>
          <table:table-cell office:value-type="string" calcext:value-type="string">
            <text:p><text:s/>was_vbdz --_zz I_ppis1 think_vv0 it_pph1 was_vbdz forty-seven_mc ._y @!ERICA-HILL:_zzc Mark_np1 Sanchez_np1 is_vbz excited_vvn@_jj too_rr@ ._y @!CHARLIE-ROSE-:_zzc Who_pnqs 's_vbz counting_vvg_nn1 ?_y @!ERICA-HILL:_zzc We_ppis2 have_vh0 to_to go_vvi ._y People_nn are_vbr not_xx excited_jj_vvn@ we_p</text:p>
          </table:table-cell>
        </table:table-row>
        <table:table-row table:style-name="ro4">
          <table:table-cell office:value-type="float" office:value="330" calcext:value-type="float">
            <text:p>330</text:p>
          </table:table-cell>
          <table:table-cell table:style-name="ce71" office:value-type="string" calcext:value-type="string">
            <text:p><text:s/>: But , first , as we do every morning , we begin with the look at today 's Eye Opener -- your world in ninety seconds . @!WO @ ! @ @ @ @ @ @ @ @ @</text:p>
          </table:table-cell>
          <table:table-cell table:style-name="ce73" office:value-type="string" calcext:value-type="string">
            <text:p><text:s/>@ . I do n't know . @!CHARLIE-ROSE-: Wildfires explode in Colorado . @!WO @ ! MAN-# 2 : Over three thousand acres have burned . Some nine hundred homes have been evacuated . @!CHAR</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zzc But_ccb ,_y first_md ,_y as_csa we_ppis2 do_vd0 every_at1 morning_nnt1 ,_y we_ppis2 begin_vv0 with_iw the_at look_nn1 at_ii today_rt 's_ge Eye_nn1_np1 Opener_nn1 --_nn1 your_appge world_nn1 in_ii ninety_mc seconds_nnt2 ._y @!WO_zzc @_ii !_y @_ii @_ii @_ii @_ii @_ii @_ii @_ii @_ii @_ii</text:p>
          </table:table-cell>
          <table:table-cell office:value-type="string" calcext:value-type="string">
            <text:p><text:s/>@_ii ._y I_ppis1 do_vd0 n't_xx know_vvi ._y @!CHARLIE-ROSE-:_zzc Wildfires_nn2_np1 explode_vv0 in_ii Colorado_np1 ._y @!WO_zzc @_ii !_y MAN-#_fo 2_mc :_y Over_rg three_mc thousand_nno acres_nnu2 have_vh0 burned_vvn ._y Some_dd nine_mc hundred_nno homes_nn2 have_vh0 been_vbn evacuated_vvn ._y @!CHAR</text:p>
          </table:table-cell>
        </table:table-row>
        <table:table-row table:style-name="ro4" table:visibility="filter">
          <table:table-cell office:value-type="float" office:value="331" calcext:value-type="float">
            <text:p>331</text:p>
          </table:table-cell>
          <table:table-cell table:style-name="ce71" office:value-type="string" calcext:value-type="string">
            <text:p><text:s/>nn1 says excited . @!TIM-TEBOW: So excited . Very , very excited . Excited . I 'm excited . Excited about it . @!CHARLIE-ROSE-: -- on CBS THIS MORNING . DAVID LETTER@!MAN- (</text:p>
          </table:table-cell>
          <table:table-cell table:style-name="ce73" office:value-type="string" calcext:value-type="string">
            <text:p><text:s/>Late Show Worldwide Pants , INC ) : He have a nice a wholesome all-American clean-cut religious kid moving to New York City . In a month he 'll be sleeping with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n1_np1 says_vvz excited_jj ._y @!TIM-TEBOW:_zzc So_rg_rr excited_jj_vvn@ ._y Very_rg_jj@ ,_y very_rg excited_jj ._y Excited_jj ._y I_ppis1 'm_vbm excited_jj ._y Excited_jj_vvn@ about_ii it_pph1 ._y @!CHARLIE-ROSE-:_zzc --_nn1_jj on_ii CBS_np1 THIS_dd1 MORNING_nnt1 ._y DAVID_np1 LETTER@!MAN-_zzc (_y</text:p>
          </table:table-cell>
          <table:table-cell office:value-type="string" calcext:value-type="string">
            <text:p><text:s/>Late_rr@_jj Show_vv0_nn1 Worldwide_jj_rl Pants_nn2 ,_y INC_jj )_y :_y He_pphs1 have_vh0 a_at1 nice_jj_rr@ a_at1 wholesome_jj all-American_jj clean-cut_jj religious_jj kid_nn1 moving_vvg to_ii New_np1 York_np1 City_nn1 ._y In_ii a_at1 month_nnt1 he_pphs1 'll_vm be_vbi sleeping_vvg_jj with_</text:p>
          </table:table-cell>
        </table:table-row>
        <table:table-row table:style-name="ro4" table:visibility="filter">
          <table:table-cell office:value-type="float" office:value="332" calcext:value-type="float">
            <text:p>332</text:p>
          </table:table-cell>
          <table:table-cell table:style-name="ce71" office:value-type="string" calcext:value-type="string">
            <text:p><text:s/>red people , many wearing hoodies marched during rush hour demanding answers . WO@!MAN: Justice . That 's what this march is about . That is why @ @ @ @ @ @ @ @</text:p>
          </table:table-cell>
          <table:table-cell table:style-name="ce73" office:value-type="string" calcext:value-type="string">
            <text:p><text:s/>@ @ , including Florida Attorney General Pam Bondi say their review will take time and pleaded for patience . @!PAM-BONDI-@1Florid: What we do know is a seventeen-year- old boy wa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ed_nno people_nn ,_y many_da2 wearing_vvg_nn1@ hoodies_nn2 marched_vvn_vvd during_ii rush_nn1 hour_nnt1 demanding_vvg answers_nn2 ._y WO@!MAN:_zzc Justice_nn1_np1@ ._y That_dd1 's_vbz what_ddq this_dd1 march_nn1 is_vbz about_rp@_ii ._y That_dd1 is_vbz why_rrq @_ii @_ii @_ii @_ii @_ii @_ii @_ii @_ii</text:p>
          </table:table-cell>
          <table:table-cell office:value-type="string" calcext:value-type="string">
            <text:p><text:s/>@_ii @_ii ,_y including_ii Florida_np1 Attorney_nn1 General_nnb Pam_np1 Bondi_np1 say_vv0 their_appge review_nn1 will_vm take_vvi time_nnt1 and_cc pleaded_vvd_vvn for_if patience_nn1 ._y @!PAM-BONDI-@1Florid:_zzc What_ddq we_ppis2 do_vd0 know_vvi is_vbz a_at1 seventeen-year-_jj old_jj boy_nn1 was_v</text:p>
          </table:table-cell>
        </table:table-row>
        <table:table-row table:style-name="ro4">
          <table:table-cell office:value-type="float" office:value="333" calcext:value-type="float">
            <text:p>333</text:p>
          </table:table-cell>
          <table:table-cell table:style-name="ce71" office:value-type="string" calcext:value-type="string">
            <text:p><text:s text:c="2"/>this law . Protesters are already are out here on the front of the Supreme Court as the justices get ready to decide these enormous constitutional issues about the government 's power</text:p>
          </table:table-cell>
          <table:table-cell table:style-name="ce73" office:value-type="string" calcext:value-type="string">
            <text:p><text:s/>to tell people what to do . Can Congress go out and order you to get health insurance ? That 's an issue cong -- the court has never before considered</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io this_dd1 law_nn1 ._y Protesters_nn2 are_vbr already_rr are_vbr out_rp here_rl on_ii the_at front_nn1 of_io the_at Supreme_jj Court_nn1 as_ii_csa the_at justices_nn2 get_vv0 ready_jj to_to decide_vvi these_dd2 enormous_jj constitutional_jj issues_nn2 about_ii the_at government_nn1 's_ge power_nn1</text:p>
          </table:table-cell>
          <table:table-cell office:value-type="string" calcext:value-type="string">
            <text:p><text:s/>to_to tell_vvi people_nn what_ddq to_to do_vdi ._y Can_vv0%_nn1%_vm Congress_nn1 go_vv0 out_rp and_cc order_vv0@_nn1 you_ppy to_to get_vvi health_nn1 insurance_nn1 ?_y That_dd1 's_vbz an_at1 issue_nn1 cong_nn1_vv0 --_nn1 the_at court_nn1 has_vhz never_rr before_rt considered_vvn_</text:p>
          </table:table-cell>
        </table:table-row>
        <table:table-row table:style-name="ro4" table:visibility="filter">
          <table:table-cell office:value-type="float" office:value="334" calcext:value-type="float">
            <text:p>334</text:p>
          </table:table-cell>
          <table:table-cell table:style-name="ce71" office:value-type="string" calcext:value-type="string">
            <text:p><text:s text:c="2"/>some columnist to write that . David Brooks , he 's that -- he 's right . He 's a Hamiltonian . I 'm @ @ @ @ @ @ @ @ @ @ as government grows freedom</text:p>
          </table:table-cell>
          <table:table-cell table:style-name="ce73" office:value-type="string" calcext:value-type="string">
            <text:p><text:s/>diminishes and what we 've seen is our freedom diminish . Plus , it 's not working . How well is Medicare working right now , Charlie ? How well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ome_dd columnist_nn1 to_to write_vvi that_dd1 ._y David_np1 Brooks_np1 ,_y he_pphs1 's_vbz that_dd1_cst --_nn1_jj he_pphs1 's_vbz right_jj ._y He_pphs1 's_vbz a_at1 Hamiltonian_jj ._y I_ppis1 'm_vbm @_ii @_ii @_ii @_ii @_ii @_ii @_ii @_ii @_ii @_ii as_csa_ii@ government_nn1 grows_vvz freedom_nn1</text:p>
          </table:table-cell>
          <table:table-cell office:value-type="string" calcext:value-type="string">
            <text:p><text:s/>diminishes_vvz and_cc what_ddq we_ppis2 've_vh0 seen_vvn is_vbz our_appge freedom_nn1 diminish_vv0 ._y Plus_nn1@_rr%_ii ,_y it_pph1 's_vbz not_xx working_vvg ._y How_rgq@_rrq well_rr_nn1@ is_vbz Medicare_np1 working_vvg right_rr_nn1_jj now_rt ,_y Charlie_np1 ?_y How_rgq@_rrq well_rr_nn1@ is_</text:p>
          </table:table-cell>
        </table:table-row>
        <table:table-row table:style-name="ro4" table:visibility="filter">
          <table:table-cell office:value-type="float" office:value="335" calcext:value-type="float">
            <text:p>335</text:p>
          </table:table-cell>
          <table:table-cell table:style-name="ce71" office:value-type="string" calcext:value-type="string">
            <text:p><text:s/>ional question of the individual mandate and , Scott , if the justices are listening to public opinion , they 're going to throw this law out . In @ @ @ @ @ @ @ @ @ @</text:p>
          </table:table-cell>
          <table:table-cell table:style-name="ce73" office:value-type="string" calcext:value-type="string">
            <text:p><text:s/>said that they want the court to either strike down part of the law -- the individual mandate -- or get rid of all of it . @!PELLEY: Of course ,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onal_jj question_nn1 of_io the_at individual_jj_nn1 mandate_nn1 and_cc ,_y Scott_np1 ,_y if_cs the_at justices_nn2 are_vbr listening_vvg to_ii public_nn1 opinion_nn1 ,_y they_pphs2 're_vbr going_vvgk to_to throw_vvi this_dd1 law_nn1 out_rp ._y In_ii @_ii @_ii @_ii @_ii @_ii @_ii @_ii @_ii @_ii @_ii</text:p>
          </table:table-cell>
          <table:table-cell office:value-type="string" calcext:value-type="string">
            <text:p><text:s/>said_vvd that_cst they_pphs2 want_vv0 the_at court_nn1 to_to either_rr_dd1 strike_vvi down_rp_ii@ part_nn1 of_io the_at law_nn1 --_nn1 the_at individual_jj_nn1 mandate_nn1 --_nn1 or_cc get_vv0 rid_vvn of_io all_db of_io it_pph1 ._y @!PELLEY:_zzc Of_rr21 course_rr22 ,_y the_</text:p>
          </table:table-cell>
        </table:table-row>
        <table:table-row table:style-name="ro4" table:visibility="filter">
          <table:table-cell office:value-type="float" office:value="336" calcext:value-type="float">
            <text:p>336</text:p>
          </table:table-cell>
          <table:table-cell table:style-name="ce71" office:value-type="string" calcext:value-type="string">
            <text:p><text:s text:c="2"/>three years old at the time of the murder , what happened , because Eric was in the house and there was a good chance he had witnessed it , as a parent</text:p>
          </table:table-cell>
          <table:table-cell table:style-name="ce73" office:value-type="string" calcext:value-type="string">
            <text:p><text:s/>, it broke my heart listening to Michael Morton describe how he did n't dare do anything to further damage his child and how damaged he was at the tim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dz three_mc years_nnt2 old_jj at_ii the_at time_nnt1 of_io the_at murder_nn1 ,_y what_ddq happened_vvd ,_y because_cs Eric_np1 was_vbdz in_ii the_at house_nn1 and_cc there_ex was_vbdz a_at1 good_jj chance_nn1 he_pphs1 had_vhd witnessed_vvn it_pph1 ,_y as_csa_ii a_at1 parent_nn1</text:p>
          </table:table-cell>
          <table:table-cell office:value-type="string" calcext:value-type="string">
            <text:p><text:s/>,_y it_pph1 broke_vvd my_appge heart_nn1 listening_vvg_nn1 to_ii Michael_np1 Morton_np1 describe_vv0 how_rrq he_pphs1 did_vdd n't_xx dare_vvi do_vdi anything_pn1 to_to further_rrr_jjr@ damage_vvi his_appge child_nn1 and_cc how_rrq_rgq@ damaged_vvn_jj@_vvd@ he_pphs1 was_vbdz at_ii the_at time_</text:p>
          </table:table-cell>
        </table:table-row>
        <table:table-row table:style-name="ro4" table:visibility="filter">
          <table:table-cell office:value-type="float" office:value="337" calcext:value-type="float">
            <text:p>337</text:p>
          </table:table-cell>
          <table:table-cell table:style-name="ce71" office:value-type="string" calcext:value-type="string">
            <text:p><text:s text:c="2"/>my words . If I see it , it 's ( expletive deleted ) . Come on , man . What are you doing ? @!CROWD-@1in-unison@: In unite and we will fight . @!CHARLIE-ROSE-:</text:p>
          </table:table-cell>
          <table:table-cell table:style-name="ce73" office:value-type="string" calcext:value-type="string">
            <text:p><text:s/>The call for justice spreads nationwide . @!ERICA-HILL: Hoodies appear in churches across the country . @!CHARLIE-ROSE-: Over the shooting of Trayvon Martin . @!WOMAN-# 2 : We want justice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g my_appge words_nn2 ._y If_cs I_ppis1 see_vv0 it_pph1 ,_y it_pph1 's_vbz (_y expletive_nn1_jj deleted_vvn_jj@_vvd )_y ._y Come_vv0 on_rp ,_y man_nn1 ._y What_ddq are_vbr you_ppy doing_vdg ?_y @!CROWD-@1in-unison@:_zzc In_ii_rp@ unite_vv0 and_cc we_ppis2 will_vm fight_vvi ._y @!CHARLIE-ROSE-:_zzc</text:p>
          </table:table-cell>
          <table:table-cell office:value-type="string" calcext:value-type="string">
            <text:p><text:s/>The_at call_nn1 for_if justice_nn1 spreads_vvz nationwide_rl ._y @!ERICA-HILL:_zzc Hoodies_np1 appear_vv0 in_ii_rp@ churches_nn2 across_ii the_at country_nn1 ._y @!CHARLIE-ROSE-:_zzc Over_ii the_at shooting_nn1 of_io Trayvon_np1 Martin_np1 ._y @!WOMAN-#_zzc 2_mc :_y We_ppis2 want_vv0 justice_nn1 ._</text:p>
          </table:table-cell>
        </table:table-row>
        <table:table-row table:style-name="ro4" table:visibility="filter">
          <table:table-cell office:value-type="float" office:value="338" calcext:value-type="float">
            <text:p>338</text:p>
          </table:table-cell>
          <table:table-cell table:style-name="ce71" office:value-type="string" calcext:value-type="string">
            <text:p><text:s/>e his case to Republican voters here . And it 's a very common tactic for Republican presidential candidates or even Democratic presidential candidates to try and use the media as</text:p>
          </table:table-cell>
          <table:table-cell table:style-name="ce73" office:value-type="string" calcext:value-type="string">
            <text:p><text:s/>a foil here . We 've seen Newt Gingrich do it throughout the campaign season . So , he clearly knew the cameras were rolling here . I was simply asking the question alo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_vvi his_appge case_nn1 to_ii Republican_nn1_jj@ voters_nn2 here_rl ._y And_cc it_pph1 's_vbz a_at1 very_rg common_jj tactic_nn1 for_if Republican_jj@_nn1 presidential_jj candidates_nn2 or_cc even_rr Democratic_jj presidential_jj candidates_nn2 to_to try_vvi and_cc use_vvi the_at media_nn as_ii_csa</text:p>
          </table:table-cell>
          <table:table-cell office:value-type="string" calcext:value-type="string">
            <text:p><text:s/>a_at1 foil_nn1 here_rl ._y We_ppis2 've_vh0 seen_vvn Newt_np1 Gingrich_np1 do_vd0 it_pph1 throughout_ii the_at campaign_nn1 season_nnt1 ._y So_rr ,_y he_pphs1 clearly_rr knew_vvd the_at cameras_nn2 were_vbdr rolling_vvg here_rl ._y I_ppis1 was_vbdz simply_rr asking_vvg the_at question_nn1 along_ii</text:p>
          </table:table-cell>
        </table:table-row>
        <table:table-row table:style-name="ro4">
          <table:table-cell office:value-type="float" office:value="339" calcext:value-type="float">
            <text:p>339</text:p>
          </table:table-cell>
          <table:table-cell table:style-name="ce71" office:value-type="string" calcext:value-type="string">
            <text:p><text:s/>2009 , when Marchionne began negotiating with the federal government over a controlled bankruptcy of Chrysler that would allow Fiat to take over the failing auto company . It</text:p>
          </table:table-cell>
          <table:table-cell table:style-name="ce73" office:value-type="string" calcext:value-type="string">
            <text:p><text:s/>was the last hope for Chrysler and its fifty- four thousand employees . @!SERGIO-MARCHIONNE-: And there was n't a CEO in the world from the current side that would have touched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2009_mc ,_y when_cs_rrq Marchionne_np1 began_vvd negotiating_vvg with_iw the_at federal_jj government_nn1 over_ii_rp a_at1 controlled_jj@ bankruptcy_nn1 of_io Chrysler_np1_nn1@ that_cst_dd1 would_vm allow_vvi Fiat_np1_nn1@ to_to take_vvi over_ii_rp the_at failing_jj@ auto_nn1 company_nn1 ._y It_pph1</text:p>
          </table:table-cell>
          <table:table-cell office:value-type="string" calcext:value-type="string">
            <text:p><text:s/>was_vbdz the_at last_md hope_nn1_vv0 for_if Chrysler_np1 and_cc its_appge fifty-_nn1_jj four_mc thousand_nno employees_nn2 ._y @!SERGIO-MARCHIONNE-:_zzc And_cc there_ex was_vbdz n't_xx a_at1 CEO_nn1 in_ii the_at world_nn1 from_ii the_at current_jj side_nn1 that_cst_dd1 would_vm have_vhi touched_</text:p>
          </table:table-cell>
        </table:table-row>
        <table:table-row table:style-name="ro4" table:visibility="filter">
          <table:table-cell office:value-type="float" office:value="340" calcext:value-type="float">
            <text:p>340</text:p>
          </table:table-cell>
          <table:table-cell table:style-name="ce71" office:value-type="string" calcext:value-type="string">
            <text:p><text:s/>@!NOVAK-DJOKOVIC-: In my case , I can sincerely say that nothing is impossible . I started at a times when there were really critical times for our country . And when I</text:p>
          </table:table-cell>
          <table:table-cell table:style-name="ce73" office:value-type="string" calcext:value-type="string">
            <text:p><text:s/>was saying I want to become number one of the world and I was seven , eight years old , most of the people were laughing to me . Because it seemed lik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OVAK-DJOKOVIC-:_zzc In_ii my_appge case_nn1 ,_y I_ppis1 can_vm sincerely_rr say_vvi that_cst_dd1 nothing_pn1 is_vbz impossible_jj ._y I_ppis1 started_vvd at_ii a_at1 times_nnt2 when_rrq there_ex were_vbdr really_rr critical_jj times_nnt2 for_if our_appge country_nn1 ._y And_cc when_cs_rrq I_ppis1</text:p>
          </table:table-cell>
          <table:table-cell office:value-type="string" calcext:value-type="string">
            <text:p><text:s/>was_vbdz saying_vvg I_ppis1 want_vv0 to_to become_vvi number_nn1 one_mc1 of_io the_at world_nn1 and_cc I_ppis1 was_vbdz seven_mc ,_y eight_mc years_nnt2 old_jj ,_y most_dat of_io the_at people_nn were_vbdr laughing_vvg to_ii me_ppio1 ._y Because_cs it_pph1 seemed_vvd like_cs%_ii_</text:p>
          </table:table-cell>
        </table:table-row>
        <table:table-row table:style-name="ro4" table:visibility="filter">
          <table:table-cell office:value-type="float" office:value="341" calcext:value-type="float">
            <text:p>341</text:p>
          </table:table-cell>
          <table:table-cell table:style-name="ce71" office:value-type="string" calcext:value-type="string">
            <text:p><text:s text:c="2"/>when I was saying I want to become number one of the world and I was seven , eight years old , most of the people were laughing to me . Because it</text:p>
          </table:table-cell>
          <table:table-cell table:style-name="ce73" office:value-type="string" calcext:value-type="string">
            <text:p><text:s/>seemed like I have one percent of chances to do that . And I 've done it . @!BOB-SIMON-@1voiceo: Novak 's dreams began on a mountain top . It was here 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c when_cs_rrq I_ppis1 was_vbdz saying_vvg I_ppis1 want_vv0 to_to become_vvi number_nn1 one_mc1 of_io the_at world_nn1 and_cc I_ppis1 was_vbdz seven_mc ,_y eight_mc years_nnt2 old_jj ,_y most_dat of_io the_at people_nn were_vbdr laughing_vvg to_ii me_ppio1 ._y Because_cs it_pph1</text:p>
          </table:table-cell>
          <table:table-cell office:value-type="string" calcext:value-type="string">
            <text:p><text:s/>seemed_vvd like_cs%_ii_rr% I_ppis1 have_vh0 one_mc1 percent_nnu of_io chances_nn2 to_to do_vdi that_dd1 ._y And_cc I_ppis1 've_vh0 done_vdn it_pph1 ._y @!BOB-SIMON-@1voiceo:_zzc Novak_np 's_ge dreams_nn2 began_vvd on_ii_rp@ a_at1 mountain_nn1 top_nn1 ._y It_pph1 was_vbdz here_rl at_</text:p>
          </table:table-cell>
        </table:table-row>
        <table:table-row table:style-name="ro4" table:visibility="filter">
          <table:table-cell office:value-type="float" office:value="342" calcext:value-type="float">
            <text:p>342</text:p>
          </table:table-cell>
          <table:table-cell table:style-name="ce71" office:value-type="string" calcext:value-type="string">
            <text:p><text:s text:c="2"/>they could be ancient ruins . They want to reinvent themselves as trendy , friendly Europeans . And this is the nation 's new face . Wherever you go in Belgrade , you ca</text:p>
          </table:table-cell>
          <table:table-cell table:style-name="ce73" office:value-type="string" calcext:value-type="string">
            <text:p><text:s/>n't avoid him which is exactly the way Serbs want it to be . @(Woman-speaking-for @!BOB-SIMON-: The President of Serbia has said that you are the best public relations the countr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p1 they_pphs2 could_vm be_vbi ancient_jj ruins_nn2 ._y They_pphs2 want_vv0 to_to reinvent_vvi themselves_ppx2 as_csa_rg@ trendy_jj ,_y friendly_jj Europeans_nn2 ._y And_cc this_dd1 is_vbz the_at nation_nn1 's_ge new_jj face_nn1 ._y Wherever_rrqv you_ppy go_vv0 in_ii Belgrade_np1 ,_y you_ppy ca_vm</text:p>
          </table:table-cell>
          <table:table-cell office:value-type="string" calcext:value-type="string">
            <text:p><text:s/>n't_xx avoid_vvi him_ppho1 which_ddq is_vbz exactly_rr the_at way_nn1 Serbs_np1 want_vv0 it_pph1 to_to be_vbi ._y @(Woman-speaking-for_zzq @!BOB-SIMON-:_zzc The_at President_nn1 of_io Serbia_np1 has_vhz said_vvn that_cst you_ppy are_vbr the_at best_jjt public_jj_nn1 relations_nn2 the_at country_nn1</text:p>
          </table:table-cell>
        </table:table-row>
        <table:table-row table:style-name="ro4" table:visibility="filter">
          <table:table-cell office:value-type="float" office:value="343" calcext:value-type="float">
            <text:p>343</text:p>
          </table:table-cell>
          <table:table-cell table:style-name="ce71" office:value-type="string" calcext:value-type="string">
            <text:p><text:s/>. @!NOVAK-DJOKOVIC-: I mean , I 'm serving four all , thirty all , important match . And @ @ @ @ @ @ @ @ @ @ the impersonation of Sharapova . We like that . This</text:p>
          </table:table-cell>
          <table:table-cell table:style-name="ce73" office:value-type="string" calcext:value-type="string">
            <text:p><text:s/>is too boring . " You know , it make -- make me laugh . You know , it just -- I have n't done it , lately . I have n't done it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y @!NOVAK-DJOKOVIC-:_zzc I_ppis1 mean_vv0 ,_y I_ppis1 'm_vbm serving_vvg four_mc all_db_rr@ ,_y thirty_mc all_db_rr@ ,_y important_jj match_nn1 ._y And_cc @_ii @_ii @_ii @_ii @_ii @_ii @_ii @_ii @_ii @_ii the_at impersonation_nn1 of_io Sharapova_np1_nn1@ ._y We_ppis2 like_vv0 that_dd1 ._y This_dd1</text:p>
          </table:table-cell>
          <table:table-cell office:value-type="string" calcext:value-type="string">
            <text:p><text:s/>is_vbz too_rg boring_jj ._y "_y You_ppy know_vv0 ,_y it_pph1 make_vv0 --_nn1_jj make_vvi me_ppio1 laugh_nn1@ ._y You_ppy know_vv0 ,_y it_pph1 just_rr --_zz I_ppis1 have_vh0 n't_xx done_vdn it_pph1 ,_y lately_rr ._y I_ppis1 have_vh0 n't_xx done_vdn it_pph1 ._</text:p>
          </table:table-cell>
        </table:table-row>
        <table:table-row table:style-name="ro4" table:visibility="filter">
          <table:table-cell office:value-type="float" office:value="344" calcext:value-type="float">
            <text:p>344</text:p>
          </table:table-cell>
          <table:table-cell table:style-name="ce71" office:value-type="string" calcext:value-type="string">
            <text:p><text:s text:c="2"/>SHOWBIZ flashpoint , will her fans agree ? Also the stunning brand-new secrets about J. Lo 's checkered love life . You 've got to get this . Jennifer Lopez 's manager</text:p>
          </table:table-cell>
          <table:table-cell table:style-name="ce73" office:value-type="string" calcext:value-type="string">
            <text:p><text:s/>, her trusted confidant telling the world why he think J. Lo is looking for love in all the wrong places . Tonight SHOWBIZ TONIGHT reveals J. Lo 's love secrets . This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ppge SHOWBIZ_nn1 flashpoint_nn1_vv0 ,_y will_vm her_appge fans_nn2 agree_vvi ?_y Also_rr the_at stunning_jj brand-new_jj secrets_nn2 about_ii J._np1 Lo_fw@ 's_vbz_ge checkered_jj@_vvn@ love_nn1 life_nn1 ._y You_ppy 've_vh0 got_vvn to_to get_vvi this_dd1 ._y Jennifer_np1 Lopez_np1 's_ge manager_nn1</text:p>
          </table:table-cell>
          <table:table-cell office:value-type="string" calcext:value-type="string">
            <text:p><text:s/>,_y her_appge trusted_jj confidant_nn1 telling_vvg the_at world_nn1 why_rrq he_pphs1 think_vv0 J._np1 Lo_fw@ is_vbz looking_vvg for_if love_nn1 in_ii all_db the_at wrong_jj places_nn2 ._y Tonight_rt SHOWBIZ_nn1 TONIGHT_rt reveals_vvz J._np1 Lo_fw@ 's_ge love_nn1 secrets_nn2 ._y This_dd1 is_</text:p>
          </table:table-cell>
        </table:table-row>
        <table:table-row table:style-name="ro4" table:visibility="filter">
          <table:table-cell office:value-type="float" office:value="345" calcext:value-type="float">
            <text:p>345</text:p>
          </table:table-cell>
          <table:table-cell table:style-name="ce71" office:value-type="string" calcext:value-type="string">
            <text:p><text:s text:c="2"/>also the godfather to her twins , is speaking out about her love life and why she has n't been able to have a real meaningful relationship . Those are his words ,</text:p>
          </table:table-cell>
          <table:table-cell table:style-name="ce73" office:value-type="string" calcext:value-type="string">
            <text:p><text:s/>not mine . Let me go back to Hollywood bring in Aubrey O'Day who is competing on " Celebrity Apprentice . @ @ @ @ @ @ @ @ @ @ brand-new interview that was reveale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z also_rr the_at godfather_nn1 to_ii her_appge twins_nn2 ,_y is_vbz speaking_vvg out_rp about_ii her_appge love_nn1 life_nn1 and_cc why_rrq she_pphs1 has_vhz n't_xx been_vbn able_jk to_to have_vhi a_at1 real_jj meaningful_jj relationship_nn1 ._y Those_dd2 are_vbr his_appge words_nn2 ,_y</text:p>
          </table:table-cell>
          <table:table-cell office:value-type="string" calcext:value-type="string">
            <text:p><text:s/>not_xx mine_ppge ._y Let_vv0 me_ppio1 go_vvi back_rp to_ii Hollywood_np1 bring_vv0 in_rp_ii@ Aubrey_np1 O'Day_np1 who_pnqs is_vbz competing_vvg_jj on_ii "_y Celebrity_nn1 Apprentice_nn1 ._y @_ii @_ii @_ii @_ii @_ii @_ii @_ii @_ii @_ii @_ii brand-new_jj interview_nn1 that_cst_dd1 was_vbdz revealed_v</text:p>
          </table:table-cell>
        </table:table-row>
        <table:table-row table:style-name="ro4">
          <table:table-cell office:value-type="float" office:value="346" calcext:value-type="float">
            <text:p>346</text:p>
          </table:table-cell>
          <table:table-cell table:style-name="ce71" office:value-type="string" calcext:value-type="string">
            <text:p><text:s text:c="2"/>, Asma al-Assad 's home town , street to street gun battles @ @ @ @ @ @ @ @ @ @ worked for the regime . And then there 's this . On February 5 , Assad 's e-mail</text:p>
          </table:table-cell>
          <table:table-cell table:style-name="ce73" office:value-type="string" calcext:value-type="string">
            <text:p><text:s/>-- he e-mailed his wife the lyrics to a Blake Shelton song . Here 's some of those lyrics : " The person that I have been lately ai n't who I want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_y Asma_np1 al-Assad_np1 's_ge home_nn1@ town_nn1 ,_y street_nn1 to_ii street_nn1 gun_nn1 battles_nn2 @_ii @_ii @_ii @_ii @_ii @_ii @_ii @_ii @_ii @_ii worked_vvd for_if the_at regime_nn1 ._y And_cc then_rt there_ex 's_vbz this_dd1 ._y On_ii February_npm1 5_mc ,_y Assad_np1 's_ge e-mail_nn1</text:p>
          </table:table-cell>
          <table:table-cell office:value-type="string" calcext:value-type="string">
            <text:p><text:s/>--_nn1 he_pphs1 e-mailed_jj_nn1 his_appge wife_nn1 the_at lyrics_nn2 to_ii a_at1 Blake_np1 Shelton_np1 song_nn1 ._y Here_rl 's_vbz some_dd of_io those_dd2 lyrics_nn2 :_y "_y The_at person_nn1 that_cst I_ppis1 have_vh0 been_vbn lately_rr ai_fu n't_xx who_pnqs I_ppis1 want_</text:p>
          </table:table-cell>
        </table:table-row>
        <table:table-row table:style-name="ro4">
          <table:table-cell office:value-type="float" office:value="347" calcext:value-type="float">
            <text:p>347</text:p>
          </table:table-cell>
          <table:table-cell table:style-name="ce71" office:value-type="string" calcext:value-type="string">
            <text:p><text:s/>first night behind bars at a federal prison in Colorado . He arrived today to begin his 14-year sentence for corruption . Apple stock hit a new record high today . Shares briefly</text:p>
          </table:table-cell>
          <table:table-cell table:style-name="ce73" office:value-type="string" calcext:value-type="string">
            <text:p><text:s/>reached over the $600 mark in morning trading but ended the day just under $586 . This comes as Apple 's latest iPad officially goes on sale with midnight releases</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first_md night_nnt1 behind_ii bars_nn2 at_ii a_at1 federal_jj prison_nn1 in_ii Colorado_np1 ._y He_pphs1 arrived_vvd today_rt to_to begin_vvi his_appge 14-year_jj sentence_nn1 for_if corruption_nn1 ._y Apple_nn1 stock_nn1 hit_vvd_vvn a_at1 new_jj record_jj high_nn1 today_rt ._y Shares_nn2 briefly_rr</text:p>
          </table:table-cell>
          <table:table-cell office:value-type="string" calcext:value-type="string">
            <text:p><text:s/>reached_vvn_vvd over_ii_rp the_at $600_nnu mark_nn1_vv0 in_ii morning_nnt1 trading_nn1_vvg but_ccb ended_vvd the_at day_nnt1 just_rr under_rg $586_nnu ._y This_dd1 comes_vvz as_csa_ii@ Apple_nn1 's_ge latest_jjt iPad_nn1 officially_rr goes_vvz on_ii sale_nn1 with_iw midnight_nnt1 releases_vvz_</text:p>
          </table:table-cell>
        </table:table-row>
        <table:table-row table:style-name="ro4" table:visibility="filter">
          <table:table-cell office:value-type="float" office:value="348" calcext:value-type="float">
            <text:p>348</text:p>
          </table:table-cell>
          <table:table-cell table:style-name="ce71" office:value-type="string" calcext:value-type="string">
            <text:p><text:s/>ther and her father 15 years ago . I mean , Bobbi Kristina obviously is grieving in her way . I think Whitney Houston obviously approved of this young man because he had</text:p>
          </table:table-cell>
          <table:table-cell table:style-name="ce73" office:value-type="string" calcext:value-type="string">
            <text:p><text:s/>been living in their house for some say 10 years . So , I think we 're just way over the top of this idea she should n't find love . An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her_nn1 and_cc her_appge father_nn1 15_mc years_nnt2 ago_ra ._y I_ppis1 mean_vv0 ,_y Bobbi_np1 Kristina_np1 obviously_rr is_vbz grieving_jj_vvg@ in_ii her_appge way_nn1 ._y I_ppis1 think_vv0 Whitney_np1 Houston_np1 obviously_rr approved_vvn_jj of_io this_dd1 young_jj man_nn1 because_cs he_pphs1 had</text:p>
          </table:table-cell>
          <table:table-cell office:value-type="string" calcext:value-type="string">
            <text:p>_vhd been_vbn living_vvg in_ii_rp@ their_appge house_nn1 for_if some_dd say_vv0 10_mc years_nnt2 ._y So_rr ,_y I_ppis1 think_vv0 we_ppis2 're_vbr just_jj@_rr way_nn1 over_ii the_at top_nn1 of_io this_dd1 idea_nn1 she_pphs1 should_vm n't_xx find_vvi love_nn1 ._y And_</text:p>
          </table:table-cell>
        </table:table-row>
        <table:table-row table:style-name="ro4" table:visibility="filter">
          <table:table-cell office:value-type="float" office:value="349" calcext:value-type="float">
            <text:p>349</text:p>
          </table:table-cell>
          <table:table-cell table:style-name="ce71" office:value-type="string" calcext:value-type="string">
            <text:p><text:s text:c="2"/>on you and repeat your name a couple of times . Pat Brown , author of " Only the Truth . " And nutritionist and dietitian Lisa Fishman . Lisa , does this make</text:p>
          </table:table-cell>
          <table:table-cell table:style-name="ce73" office:value-type="string" calcext:value-type="string">
            <text:p><text:s/>any sense to you ? This Hyroxycut supplement -- have you seen people use it ? Have you seen @ @ @ @ @ @ @ @ @ @ lot of people come to my office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n_ii_rp@ you_ppy and_cc repeat_vvi your_appge name_nn1 a_at1 couple_nn1 of_io times_nnt2 ._y Pat_np1_vv0 Brown_np1 ,_y author_nn1 of_io "_y Only_rr the_at Truth_nn1 ._y "_y And_cc nutritionist_nn1 and_cc dietitian_jj_nn1 Lisa_np1 Fishman_np1_nn1 ._y Lisa_np1 ,_y does_vdz this_dd1 make_vvi</text:p>
          </table:table-cell>
          <table:table-cell office:value-type="string" calcext:value-type="string">
            <text:p><text:s/>any_dd sense_nn1 to_ii you_ppy ?_y This_dd1 Hyroxycut_nn1 supplement_nn1_vv0 --_nn1 have_vh0 you_ppy seen_vvn people_nn use_vvi it_pph1 ?_y Have_vh0 you_ppy seen_vvn @_ii @_ii @_ii @_ii @_ii @_ii @_ii @_ii @_ii @_ii lot_nn1 of_io people_nn come_vv0_vvn@ to_ii my_appge office_nn1 and_cc</text:p>
          </table:table-cell>
        </table:table-row>
        <table:table-row table:style-name="ro4">
          <table:table-cell office:value-type="float" office:value="350" calcext:value-type="float">
            <text:p>350</text:p>
          </table:table-cell>
          <table:table-cell table:style-name="ce71" office:value-type="string" calcext:value-type="string">
            <text:p><text:s text:c="2"/>away , but if it 's not guilty by reason of insanity . @!PINSKY: It 's Twinkies. @!KAVINOKY: Yes . But -- @!FISHMAN: But how do you know that the Hydroxycut was what</text:p>
          </table:table-cell>
          <table:table-cell table:style-name="ce73" office:value-type="string" calcext:value-type="string">
            <text:p><text:s/>caused the problem in the first place ? @(CROSSTALK) @!PINSKY: And , by the way , we do n't know if there were other medications . We do n't know if there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nn2 away_rl ,_y but_ccb if_cs it_pph1 's_vbz not_xx guilty_jj by_ii31 reason_ii32 of_ii33 insanity_nn1 ._y @!PINSKY:_zzc It_pph1 's_vbz Twinkies._np1 @!KAVINOKY:_zzc Yes_uh ._y But_ccb --_zz @!FISHMAN:_zzc But_ccb how_rrq do_vd0 you_ppy know_vvi that_cst the_at Hydroxycut_nn1_np1 was_vbdz what_ddq</text:p>
          </table:table-cell>
          <table:table-cell office:value-type="string" calcext:value-type="string">
            <text:p><text:s/>caused_vvd the_at problem_nn1 in_ii the_at first_md place_nn1_vv0 ?_y @(CROSSTALK)_zzq @!PINSKY:_zzc And_cc ,_y by_ii the_at way_nn1 ,_y we_ppis2 do_vd0 n't_xx know_vvi if_csw@_cs there_ex were_vbdr other_jj medications_nn2 ._y We_ppis2 do_vd0 n't_xx know_vvi if_csw@_cs there_</text:p>
          </table:table-cell>
        </table:table-row>
        <table:table-row table:style-name="ro4" table:visibility="filter">
          <table:table-cell office:value-type="float" office:value="351" calcext:value-type="float">
            <text:p>351</text:p>
          </table:table-cell>
          <table:table-cell table:style-name="ce71" office:value-type="string" calcext:value-type="string">
            <text:p><text:s text:c="2"/>have bipolar disorder or manic , and they can be psychotic and really , really wild and really , really violent . In my world , speed makes people that @ @ @ @ @ @ @ @ @ @</text:p>
          </table:table-cell>
          <table:table-cell table:style-name="ce73" office:value-type="string" calcext:value-type="string">
            <text:p><text:s/>was using any elicit drugs as well . @!KAVINOKY: I suspect there 's going to be red flags . But it could go the other way . The absence of prior acts woul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ave_vhi bipolar_jj disorder_nn1 or_cc manic_jj ,_y and_cc they_pphs2 can_vm be_vbi psychotic_jj and_cc really_rr ,_y really_rr wild_jj and_cc really_rr ,_y really_rr violent_jj ._y In_ii my_appge world_nn1 ,_y speed_nn1 makes_vvz people_nn that_dd1 @_ii @_ii @_ii @_ii @_ii @_ii @_ii @_ii @_ii @_ii</text:p>
          </table:table-cell>
          <table:table-cell office:value-type="string" calcext:value-type="string">
            <text:p><text:s/>was_vbdz using_vvg any_dd elicit_vv0 drugs_nn2 as_rr21_rg well_rr22_rr ._y @!KAVINOKY:_zzc I_ppis1 suspect_vv0 there_ex 's_vbz going_vvgk to_to be_vbi red_jj flags_nn2 ._y But_ccb it_pph1 could_vm go_vvi the_at other_jj way_nn1 ._y The_at absence_nn1 of_io prior_jj acts_nn2 would_</text:p>
          </table:table-cell>
        </table:table-row>
        <table:table-row table:style-name="ro4" table:visibility="filter">
          <table:table-cell office:value-type="float" office:value="352" calcext:value-type="float">
            <text:p>352</text:p>
          </table:table-cell>
          <table:table-cell table:style-name="ce71" office:value-type="string" calcext:value-type="string">
            <text:p><text:s text:c="2"/>. It 's that we , as physicians , as caretakers , should be more sophisticated with the application . We really should be giving it to the right people at the right time</text:p>
          </table:table-cell>
          <table:table-cell table:style-name="ce73" office:value-type="string" calcext:value-type="string">
            <text:p><text:s/>, not the wrong people , the wrong time make them sick . I want to take another phone call . I believe I @ @ @ @ @ @ @ @ @ @ Robert ? Robert , what '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It_pph1 's_vbz that_cst we_ppis2 ,_y as_csa physicians_nn2 ,_y as_csa caretakers_nn2 ,_y should_vm be_vbi more_rgr sophisticated_jj with_iw the_at application_nn1 ._y We_ppis2 really_rr should_vm be_vbi giving_vvg it_pph1 to_ii the_at right_jj_nn1 people_nn at_ii the_at right_jj_nn1 time_nnt1</text:p>
          </table:table-cell>
          <table:table-cell office:value-type="string" calcext:value-type="string">
            <text:p><text:s/>,_y not_xx the_at wrong_jj people_nn ,_y the_at wrong_jj time_nnt1 make_vv0 them_ppho2 sick_jj ._y I_ppis1 want_vv0 to_to take_vvi another_dd1 phone_nn1 call_nn1 ._y I_ppis1 believe_vv0 I_ppis1 @_ii @_ii @_ii @_ii @_ii @_ii @_ii @_ii @_ii @_ii Robert_np1 ?_y Robert_np1 ,_y what_ddq 's_vbz</text:p>
          </table:table-cell>
        </table:table-row>
        <table:table-row table:style-name="ro4" table:visibility="filter">
          <table:table-cell office:value-type="float" office:value="353" calcext:value-type="float">
            <text:p>353</text:p>
          </table:table-cell>
          <table:table-cell table:style-name="ce71" office:value-type="string" calcext:value-type="string">
            <text:p><text:s text:c="2"/>people and then telling them that they have to be on Suboxone for the rest of their lives . " Then , he goes on to say , " stop the insanity . " @ @</text:p>
          </table:table-cell>
          <table:table-cell table:style-name="ce73" office:value-type="string" calcext:value-type="string">
            <text:p><text:s/>@ @ @ @ @ @ @ @ God bless you . I completely agree . Finally here , Heather on Facebook . " My fiance " -- oops , it 's Vicky @(ph) , I beg your pardon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people_nn and_cc then_rt telling_vvg them_ppho2 that_cst they_pphs2 have_vh0 to_to be_vbi on_ii Suboxone_nn1_np1 for_if the_at rest_nn1 of_io their_appge lives_nn2 ._y "_y Then_rt ,_y he_pphs1 goes_vvz on_rp to_to say_vvi ,_y "_y stop_vv0 the_at insanity_nn1 ._y "_y @_ii @_ii</text:p>
          </table:table-cell>
          <table:table-cell office:value-type="string" calcext:value-type="string">
            <text:p><text:s/>@_ii @_ii @_ii @_ii @_ii @_ii @_ii @_ii God_np1 bless_vv0 you_ppy ._y I_ppis1 completely_rr agree_vv0 ._y Finally_rr here_rl ,_y Heather_np1 on_ii Facebook_np1_nn1 ._y "_y My_appge fiance_nn1 "_y --_nn1 oops_uh ,_y it_pph1 's_vbz Vicky_np1 @(ph)_zzq ,_y I_ppis1 beg_vv0 your_appge pardon_nn1 ._y "_</text:p>
          </table:table-cell>
        </table:table-row>
        <table:table-row table:style-name="ro4" table:visibility="filter">
          <table:table-cell office:value-type="float" office:value="354" calcext:value-type="float">
            <text:p>354</text:p>
          </table:table-cell>
          <table:table-cell table:style-name="ce71" office:value-type="string" calcext:value-type="string">
            <text:p><text:s text:c="2"/>, Heather on Facebook . " My fiance " -- oops , it 's Vicky @(ph) , I beg your pardon . " When does being a neat freak turn to OC . " Nope .</text:p>
          </table:table-cell>
          <table:table-cell table:style-name="ce73" office:value-type="string" calcext:value-type="string">
            <text:p><text:s/>This is Heather . " My fiance " -- come on . Let 's get it right here , guys . Heather or - I 'm going to read you , Heather , OK ? I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Heather_np1 on_ii Facebook_np1_nn1 ._y "_y My_appge fiance_nn1 "_y --_nn1 oops_uh ,_y it_pph1 's_vbz Vicky_np1 @(ph)_zzq ,_y I_ppis1 beg_vv0 your_appge pardon_nn1 ._y "_y When_rrq does_vdz being_vbg a_at1 neat_jj freak_jj_nn1 turn_nn1_vv0 to_ii OC_np1_nn1 ._y "_y Nope_uh ._y</text:p>
          </table:table-cell>
          <table:table-cell office:value-type="string" calcext:value-type="string">
            <text:p><text:s/>This_dd1 is_vbz Heather_np1 ._y "_y My_appge fiance_nn1 "_y --_nn1 come_vv0 on_rp ._y Let_vm21 's_vm22 get_vvi it_pph1 right_rr here_rl ,_y guys_nn2 ._y Heather_np1_nn1 or_cc -_- I_ppis1 'm_vbm going_vvgk to_to read_vvi you_ppy ,_y Heather_np1 ,_y OK_rr ?_y I_ppis1</text:p>
          </table:table-cell>
        </table:table-row>
        <table:table-row table:style-name="ro4">
          <table:table-cell office:value-type="float" office:value="355" calcext:value-type="float">
            <text:p>355</text:p>
          </table:table-cell>
          <table:table-cell table:style-name="ce71" office:value-type="string" calcext:value-type="string">
            <text:p><text:s text:c="2"/>in the World Trade Center collapse . Wait until you hear the rest . Stay with us. @!PINSKY: Welcome back . Now , just a few hours ago , a mother was arrested and</text:p>
          </table:table-cell>
          <table:table-cell table:style-name="ce73" office:value-type="string" calcext:value-type="string">
            <text:p><text:s/>held on $50,000 bond after her nine-year-old son took a gun to school and shot an eight-year-old . Here is the victim recovering in the hospital . Last night ,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in_ii the_at World_nn1 Trade_nn1 Center_nn1 collapse_nn1 ._y Wait_vv0 until_cs you_ppy hear_vv0 the_at rest_nn1 ._y Stay_vv0 with_iw us._nnu @!PINSKY:_zzc Welcome_vv0_jj back_rp_nn1 ._y Now_rt ,_y just_rr a_at1 few_da2 hours_nnt2 ago_ra ,_y a_at1 mother_nn1 was_vbdz arrested_vvn and_cc</text:p>
          </table:table-cell>
          <table:table-cell office:value-type="string" calcext:value-type="string">
            <text:p><text:s/>held_vvn_vvd on_ii_rp@ $50,000_nnu bond_nn1_vv0 after_ii_cs her_appge nine-year-old_jj son_nn1 took_vvd a_at1 gun_nn1 to_ii school_nn1 and_cc shot_vvd_vvn an_at1 eight-year-old_jj_nn1@ ._y Here_rl is_vbz the_at victim_nn1 recovering_vvg in_ii the_at hospital_nn1 ._y Last_md night_nnt1 ,_y</text:p>
          </table:table-cell>
        </table:table-row>
        <table:table-row table:style-name="ro4" table:visibility="filter">
          <table:table-cell office:value-type="float" office:value="356" calcext:value-type="float">
            <text:p>356</text:p>
          </table:table-cell>
          <table:table-cell table:style-name="ce71" office:value-type="string" calcext:value-type="string">
            <text:p><text:s text:c="2"/>, so please get somebody to go on . Tonight on the show I 'll be talking to Joel McHale from " The Community " and " The Soup . " @(BEGIN-VIDEO-CLIP) O'DONNELL : I</text:p>
          </table:table-cell>
          <table:table-cell table:style-name="ce73" office:value-type="string" calcext:value-type="string">
            <text:p><text:s/>think that you are exceptionally funny . @!JOEL-MCHALE-ACTOR: God bless you . O'DONNELL : I do . @!MCHALE: That 's on the card , right ? @(END-VIDEO-CLIP) O'DONNELL : Also , Hollywoo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t1 ,_y so_rg_rr please_rr get_vv0 somebody_pn1 to_to go_vvi on_rp@ ._y Tonight_rt on_ii the_at show_nn1 I_ppis1 'll_vm be_vbi talking_vvg to_ii Joel_np1 McHale_np1 from_ii "_y The_at Community_nn1 "_y and_cc "_y The_at Soup_nn1 ._y "_y @(BEGIN-VIDEO-CLIP)_zzq O'DONNELL_np1 :_y I_ppis1</text:p>
          </table:table-cell>
          <table:table-cell office:value-type="string" calcext:value-type="string">
            <text:p><text:s/>think_vv0 that_cst you_ppy are_vbr exceptionally_rr funny_jj ._y @!JOEL-MCHALE-ACTOR:_zzc God_np1 bless_vv0 you_ppy ._y O'DONNELL_np1 :_y I_ppis1 do_vd0 ._y @!MCHALE:_zzc That_dd1 's_vbz on_ii the_at card_nn1 ,_y right_rr_nn1_jj ?_y @(END-VIDEO-CLIP)_zzq O'DONNELL_np1 :_y Also_rr ,_y Hollywood_np1</text:p>
          </table:table-cell>
        </table:table-row>
        <table:table-row table:style-name="ro4" table:visibility="filter">
          <table:table-cell office:value-type="float" office:value="357" calcext:value-type="float">
            <text:p>357</text:p>
          </table:table-cell>
          <table:table-cell table:style-name="ce71" office:value-type="string" calcext:value-type="string">
            <text:p><text:s text:c="2"/>@!MCHALE: And then I got to be interviewed by you . O'DONNELL : Well , you 're delightful . And I -- @!MCHALE: And you . O'DONNELL : I have always admired you</text:p>
          </table:table-cell>
          <table:table-cell table:style-name="ce73" office:value-type="string" calcext:value-type="string">
            <text:p><text:s/>even when you made fun of me. @!MCHALE: God bless you . O'DONNELL : Yes . @!MCHALE: Thank you . O'DONNELL : You 're welcome . @!MCHALE: Were you ever mad ? O'DONNELL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zz @!MCHALE:_zzc And_cc then_rt I_ppis1 got_vvd to_to be_vbi interviewed_vvn by_ii you_ppy ._y O'DONNELL_np1 :_y Well_rr ,_y you_ppy 're_vbr delightful_jj ._y And_cc I_ppis1_zz1%_mc1% --_zz @!MCHALE:_zzc And_cc you_ppy ._y O'DONNELL_np1 :_y I_ppis1 have_vh0 always_rr admired_vvn you_ppy</text:p>
          </table:table-cell>
          <table:table-cell office:value-type="string" calcext:value-type="string">
            <text:p><text:s/>even_cs21 when_cs22 you_ppy made_vvd_vvn fun_nn1 of_io me._nnu @!MCHALE:_zzc God_np1 bless_vv0 you_ppy ._y O'DONNELL_np1 :_y Yes_uh ._y @!MCHALE:_zzc Thank_vv0 you_ppy ._y O'DONNELL_np1 :_y You_ppy 're_vbr welcome_jj ._y @!MCHALE:_zzc Were_vbdr you_ppy ever_rr mad_jj ?_y O'DONNELL_np1 :_y</text:p>
          </table:table-cell>
        </table:table-row>
        <table:table-row table:style-name="ro4" table:visibility="filter">
          <table:table-cell office:value-type="float" office:value="358" calcext:value-type="float">
            <text:p>358</text:p>
          </table:table-cell>
          <table:table-cell table:style-name="ce71" office:value-type="string" calcext:value-type="string">
            <text:p><text:s/>'DONNELL : Right . @!HUSTON: You try to be kind and you try to do the best thing . That 's -- that 's all you can do really . O'DONNELL : He</text:p>
          </table:table-cell>
          <table:table-cell table:style-name="ce73" office:value-type="string" calcext:value-type="string">
            <text:p><text:s/>was probably the most charming man I 've ever know . @!HUSTON: He was beautiful . O'DONNELL : Really and just -- @!HUSTON: Most beautiful man . O'DONNELL : Exactly . His physical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ONNELL_np1 :_y Right_rr_nn1_jj ._y @!HUSTON:_zzc You_ppy try_vv0 to_to be_vbi kind_jj@_nn1 and_cc you_ppy try_vv0 to_to do_vdi the_at best_jjt thing_nn1 ._y That_dd1 's_vbz --_zz that_dd1 's_vbz all_db you_ppy can_vm do_vdi really_rr ._y O'DONNELL_np1 :_y He_pphs1</text:p>
          </table:table-cell>
          <table:table-cell office:value-type="string" calcext:value-type="string">
            <text:p><text:s/>was_vbdz probably_rr the_at most_rgt charming_jj man_nn1 I_ppis1 've_vh0 ever_rr know_vv0 ._y @!HUSTON:_zzc He_pphs1 was_vbdz beautiful_jj ._y O'DONNELL_np1 :_y Really_rr and_cc just_rr_jj@ --_zz @!HUSTON:_zzc Most_dat beautiful_jj man_nn1 ._y O'DONNELL_np1 :_y Exactly_rr ._y His_appge physical_jj</text:p>
          </table:table-cell>
        </table:table-row>
        <table:table-row table:style-name="ro4" table:visibility="filter">
          <table:table-cell office:value-type="float" office:value="359" calcext:value-type="float">
            <text:p>359</text:p>
          </table:table-cell>
          <table:table-cell table:style-name="ce71" office:value-type="string" calcext:value-type="string">
            <text:p><text:s text:c="2"/>do this to him -- O'DONNELL : Yeah . @!HUSTON: -- it was really -- it was a horrible thing . But I used to kind of practice . O'DONNELL : Well he</text:p>
          </table:table-cell>
          <table:table-cell table:style-name="ce73" office:value-type="string" calcext:value-type="string">
            <text:p><text:s/>was absolutely -- I miss him so much . He was the funniest guy . We 're going to take a break . We 're going to come back and we 're goi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to do_vd0 this_dd1 to_ii him_ppho1 --_zz O'DONNELL_np1 :_y Yeah_uh ._y @!HUSTON:_zzc --_nn1_jj it_pph1 was_vbdz really_rr --_zz it_pph1 was_vbdz a_at1 horrible_jj thing_nn1 ._y But_ccb I_ppis1 used_vvd to_to kind_rr21 of_rr22 practice_nn1 ._y O'DONNELL_np1 :_y Well_rr he_pphs1</text:p>
          </table:table-cell>
          <table:table-cell office:value-type="string" calcext:value-type="string">
            <text:p><text:s/>was_vbdz absolutely_rr --_zz I_ppis1 miss_vv0 him_ppho1 so_rg much_da1_rr ._y He_pphs1 was_vbdz the_at funniest_jjt guy_nn1 ._y We_ppis2 're_vbr going_vvgk to_to take_vvi a_at1 break_nn1 ._y We_ppis2 're_vbr going_vvgk to_to come_vvi back_rp and_cc we_ppis2 're_vbr going_vvgk</text:p>
          </table:table-cell>
        </table:table-row>
        <table:table-row table:style-name="ro4" table:visibility="filter">
          <table:table-cell office:value-type="float" office:value="360" calcext:value-type="float">
            <text:p>360</text:p>
          </table:table-cell>
          <table:table-cell table:style-name="ce71" office:value-type="string" calcext:value-type="string">
            <text:p><text:s text:c="2"/>-- that I was a willing and -- and a very lucky pupil . O'DONNELL : When you were doing " Prizzi 's Honor , " did you know that it would get</text:p>
          </table:table-cell>
          <table:table-cell table:style-name="ce73" office:value-type="string" calcext:value-type="string">
            <text:p><text:s/>the kind of acclaim ? Did you -- anyone say to you this has Oscar potential ? @!HUSTON: No , but there 's @ @ @ @ @ @ @ @ @ @ squirrel with a nut in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cst_dd1 --_zz that_cst I_ppis1 was_vbdz a_at1 willing_jj and_cc --_zz and_cc a_at1 very_rg lucky_jj pupil_nn1 ._y O'DONNELL_np1 :_y When_rrq_cs you_ppy were_vbdr doing_vdg "_y Prizzi_nn1 's_ge Honor_nn1 ,_y "_y did_vdd you_ppy know_vvi that_cst it_pph1 would_vm get_vvi</text:p>
          </table:table-cell>
          <table:table-cell office:value-type="string" calcext:value-type="string">
            <text:p><text:s/>the_at kind_nn1 of_io acclaim_nn1 ?_y Did_vdd you_ppy --_zz anyone_pn1 say_vv0 to_ii you_ppy this_dd1 has_vhz Oscar_nn1_np1 potential_nn1_jj ?_y @!HUSTON:_zzc No_uh ,_y but_ccb there_ex 's_vbz @_ii @_ii @_ii @_ii @_ii @_ii @_ii @_ii @_ii @_ii squirrel_nn1 with_iw a_at1 nut_nn1 in_</text:p>
          </table:table-cell>
        </table:table-row>
        <table:table-row table:style-name="ro4" table:visibility="filter">
          <table:table-cell office:value-type="float" office:value="361" calcext:value-type="float">
            <text:p>361</text:p>
          </table:table-cell>
          <table:table-cell table:style-name="ce71" office:value-type="string" calcext:value-type="string">
            <text:p><text:s text:c="2"/>in the ass that we all love . @!HUSTON: Thank you . O'DONNELL : There you go . Continued success on " Smash . " Really it 's -- @!HUSTON: Thanks , Rosie . O'DONNELL</text:p>
          </table:table-cell>
          <table:table-cell table:style-name="ce73" office:value-type="string" calcext:value-type="string">
            <text:p><text:s/>: -- on Monday 's on NBC . Everybody watch it . It 's really brilliant and you 're great in it . And I adore you , Angelica Huston. @ @ @ @ @ @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in_ii the_at ass_nn1 that_cst we_ppis2 all_db love_nn1_vv0 ._y @!HUSTON:_zzc Thank_vv0 you_ppy ._y O'DONNELL_np1 :_y There_rl you_ppy go_vv0 ._y Continued_jj success_nn1 on_ii "_y Smash_nn1 ._y "_y Really_rr it_pph1 's_vbz --_zz @!HUSTON:_zzc Thanks_nn2 ,_y Rosie_np1 ._y O'DONNELL_np1</text:p>
          </table:table-cell>
          <table:table-cell office:value-type="string" calcext:value-type="string">
            <text:p><text:s/>:_y --_nn1_jj on_ii Monday_npd1 's_ge_vbz on_ii NBC_np1 ._y Everybody_pn1 watch_vv0 it_pph1 ._y It_pph1 's_vbz really_rr brilliant_jj and_cc you_ppy 're_vbr great_jj in_ii it_pph1 ._y And_cc I_ppis1 adore_vv0 you_ppy ,_y Angelica_np1 Huston._np1 @_ii @_ii @_ii @_ii @_ii @_ii @_ii @_</text:p>
          </table:table-cell>
        </table:table-row>
        <table:table-row table:style-name="ro4" table:visibility="filter">
          <table:table-cell office:value-type="float" office:value="362" calcext:value-type="float">
            <text:p>362</text:p>
          </table:table-cell>
          <table:table-cell table:style-name="ce71" office:value-type="string" calcext:value-type="string">
            <text:p><text:s text:c="2"/>Piers gives us his take on life in the U.S. It 's called Only in America . And tonight , I found a story that will make my British buddy proud .</text:p>
          </table:table-cell>
          <table:table-cell table:style-name="ce73" office:value-type="string" calcext:value-type="string">
            <text:p><text:s/>For Only in America can an iconic rock band take the concept of merchandising to a whole new level . I 'm talking about Kiss . Yes , the platform shoes , the makeup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t Piers_nn2 gives_vvz us_ppio2 his_appge take_vv0_nn1% on_rp life_nn1 in_ii the_at U.S._np1 It_pph1 's_vbz called_vvn Only_rr in_ii America_np1 ._y And_cc tonight_rt ,_y I_ppis1 found_vvd a_at1 story_nn1 that_cst_dd1 will_vm make_vvi my_appge British_jj buddy_nn1 proud_jj ._y</text:p>
          </table:table-cell>
          <table:table-cell office:value-type="string" calcext:value-type="string">
            <text:p><text:s/>For_if Only_rr in_ii America_np1 can_vm_vv0% an_at1 iconic_jj rock_nn1 band_nn1 take_vv0 the_at concept_nn1 of_io merchandising_vvg to_ii a_at1 whole_jj new_jj level_nn1 ._y I_ppis1 'm_vbm talking_vvg about_ii Kiss_nn1 ._y Yes_uh ,_y the_at platform_nn1 shoes_nn2 ,_y the_at makeup_</text:p>
          </table:table-cell>
        </table:table-row>
        <table:table-row table:style-name="ro4">
          <table:table-cell office:value-type="float" office:value="363" calcext:value-type="float">
            <text:p>363</text:p>
          </table:table-cell>
          <table:table-cell table:style-name="ce71" office:value-type="string" calcext:value-type="string">
            <text:p><text:s/>possibility of parole . It came out after jurors found him guilty , but mentally ill for the 2010 murder of Rusty Sniderman outside of a Georgia Daycare Center . Newman</text:p>
          </table:table-cell>
          <table:table-cell table:style-name="ce73" office:value-type="string" calcext:value-type="string">
            <text:p><text:s/>claims he Sniderman after having delusions of an angel and a demon . A North Carolina judge says Rielle Hunter , the former mistress of John Edwards is set to testify against hi</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possibility_nn1 of_io parole_nn1 ._y It_pph1 came_vvd out_rp after_ii_cs jurors_nn2 found_vvd_vvn him_ppho1 guilty_jj ,_y but_ccb mentally_rr ill_jj for_if the_at 2010_mc murder_nn1 of_io Rusty_np1_jj@ Sniderman_np1_nn1 outside_ii21 of_ii22 a_at1 Georgia_np1 Daycare_np1_nn1 Center_nn1 ._y Newman_np1</text:p>
          </table:table-cell>
          <table:table-cell office:value-type="string" calcext:value-type="string">
            <text:p><text:s/>claims_vvz he_pphs1 Sniderman_np1_nn1 after_ii having_vhg delusions_nn2 of_io an_at1 angel_nn1 and_cc a_at1 demon_nn1 ._y A_at1 North_nd1 Carolina_np1 judge_nn1 says_vvz Rielle_np1 Hunter_np1 ,_y the_at former_da mistress_nn1 of_io John_np1 Edwards_np1 is_vbz set_vvn to_to testify_vvi against_ii hi</text:p>
          </table:table-cell>
        </table:table-row>
        <table:table-row table:style-name="ro4" table:visibility="filter">
          <table:table-cell office:value-type="float" office:value="364" calcext:value-type="float">
            <text:p>364</text:p>
          </table:table-cell>
          <table:table-cell table:style-name="ce71" office:value-type="string" calcext:value-type="string">
            <text:p><text:s/>first night behind bars at a federal prison in Colorado . He arrived today to begin his 14-year sentence for corruption . Apple stock hit a new record high today . Shares briefly</text:p>
          </table:table-cell>
          <table:table-cell table:style-name="ce73" office:value-type="string" calcext:value-type="string">
            <text:p><text:s/>reached over the $600 mark in morning trading and ended the day just under near $586 . This comes as Apple 's latest iPad @ @ @ @ @ @ @ @ @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first_md night_nnt1 behind_ii bars_nn2 at_ii a_at1 federal_jj prison_nn1 in_ii Colorado_np1 ._y He_pphs1 arrived_vvd today_rt to_to begin_vvi his_appge 14-year_jj sentence_nn1 for_if corruption_nn1 ._y Apple_nn1 stock_nn1 hit_vvd_vvn a_at1 new_jj record_jj high_nn1 today_rt ._y Shares_nn2 briefly_rr</text:p>
          </table:table-cell>
          <table:table-cell office:value-type="string" calcext:value-type="string">
            <text:p><text:s/>reached_vvn_vvd over_ii_rp the_at $600_nnu mark_nn1_vv0 in_ii morning_nnt1 trading_nn1_vvg and_cc ended_vvd the_at day_nnt1 just_rr under_rp@_ii near_ii_rl $586_nnu ._y This_dd1 comes_vvz as_csa_ii@ Apple_nn1 's_ge latest_jjt iPad_nn1 @_ii @_ii @_ii @_ii @_ii @_ii @_ii @_ii @_ii @_ii ,_</text:p>
          </table:table-cell>
        </table:table-row>
        <table:table-row table:style-name="ro4" table:visibility="filter">
          <table:table-cell office:value-type="float" office:value="365" calcext:value-type="float">
            <text:p>365</text:p>
          </table:table-cell>
          <table:table-cell table:style-name="ce71" office:value-type="string" calcext:value-type="string">
            <text:p><text:s text:c="2"/>He has packed up all those heavy boxes , they 've been boxed and moved . And he 's heading out town . Did he tell you why he was leaving ? @!GUALTIERI: No</text:p>
          </table:table-cell>
          <table:table-cell table:style-name="ce73" office:value-type="string" calcext:value-type="string">
            <text:p><text:s/>, he -- no . In fact the @ @ @ @ @ @ @ @ @ @ local gym down here and told the people that -- he cancelled his gym membership . So , you know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e_pphs1 has_vhz packed_vvn up_rp_ii@ all_db those_dd2 heavy_jj boxes_nn2 ,_y they_pphs2 've_vh0 been_vbn boxed_vvn and_cc moved_vvn ._y And_cc he_pphs1 's_vbz heading_vvg out_rp town_nn1 ._y Did_vdd he_pphs1 tell_vvi you_ppy why_rrq he_pphs1 was_vbdz leaving_vvg ?_y @!GUALTIERI:_zzc No_uh</text:p>
          </table:table-cell>
          <table:table-cell office:value-type="string" calcext:value-type="string">
            <text:p><text:s/>,_y he_pphs1 --_nn1_jj no_uh ._y In_ii fact_nn1 the_at @_ii @_ii @_ii @_ii @_ii @_ii @_ii @_ii @_ii @_ii local_jj gym_nn1 down_rp here_rl and_cc told_vvd the_at people_nn that_cst --_nn1_jj he_pphs1 cancelled_vvd his_appge gym_nn1 membership_nn1 ._y So_rr ,_y you_ppy know_vv0 ,_</text:p>
          </table:table-cell>
        </table:table-row>
        <table:table-row table:style-name="ro4" table:visibility="filter">
          <table:table-cell office:value-type="float" office:value="366" calcext:value-type="float">
            <text:p>366</text:p>
          </table:table-cell>
          <table:table-cell table:style-name="ce71" office:value-type="string" calcext:value-type="string">
            <text:p><text:s text:c="2"/>was there . Dave was not like anybody in the apartment . Three times they tried to fire him but he @ @ @ @ @ @ @ @ @ @ the thing . I said well , I</text:p>
          </table:table-cell>
          <table:table-cell table:style-name="ce73" office:value-type="string" calcext:value-type="string">
            <text:p><text:s/>thought he retired from the -- you know , the prison system . And he argues , no , he 's not retired . He complained -- he said that he -- whe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as_vbdz there_rl ._y Dave_np1 was_vbdz not_xx like_ii_jj@ anybody_pn1 in_ii the_at apartment_nn1 ._y Three_mc times_nnt2 they_pphs2 tried_vvd to_to fire_vvi him_ppho1 but_ccb he_pphs1 @_ii @_ii @_ii @_ii @_ii @_ii @_ii @_ii @_ii @_ii the_at thing_nn1 ._y I_ppis1 said_vvd well_rr ,_y I_ppis1</text:p>
          </table:table-cell>
          <table:table-cell office:value-type="string" calcext:value-type="string">
            <text:p><text:s/>thought_vvd he_pphs1 retired_vvd from_ii the_at --_nn1_jj you_ppy know_vv0 ,_y the_at prison_nn1 system_nn1 ._y And_cc he_pphs1 argues_vvz ,_y no_uh ,_y he_pphs1 's_vbz_vhz@ not_xx retired_vvn_jj ._y He_pphs1 complained_vvd --_nn1_jj he_pphs1 said_vvd that_cst he_pphs1 --_zz when_</text:p>
          </table:table-cell>
        </table:table-row>
        <table:table-row table:style-name="ro4" table:visibility="filter">
          <table:table-cell office:value-type="float" office:value="367" calcext:value-type="float">
            <text:p>367</text:p>
          </table:table-cell>
          <table:table-cell table:style-name="ce71" office:value-type="string" calcext:value-type="string">
            <text:p><text:s text:c="2"/>like it 's going to be disaster averted . Nothing really bad is happening in contrast in ' 08 , where it was change you can believe in . And this video , he</text:p>
          </table:table-cell>
          <table:table-cell table:style-name="ce73" office:value-type="string" calcext:value-type="string">
            <text:p><text:s/>paid you know 300,000 for it . I think back in ' 08 , someone in Hollywood would have done it for free . And I think that he 's just very different phas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like_ii it_pph1 's_vbz going_vvgk to_to be_vbi disaster_nn1 averted_vvd_vvn ._y Nothing_pn1 really_rr bad_jj is_vbz happening_vvg in_ii contrast_nn1 in_ii '_ge 08_mc ,_y where_cs_rrq it_pph1 was_vbdz change_nn1 you_ppy can_vm believe_vvi in_rp@ ._y And_cc this_dd1 video_nn1 ,_y he_pphs1</text:p>
          </table:table-cell>
          <table:table-cell office:value-type="string" calcext:value-type="string">
            <text:p><text:s/>paid_vvd you_ppy know_vv0 300,000_mc for_if it_pph1 ._y I_ppis1 think_vv0 back_rp in_ii '_ge 08_mc ,_y someone_pn1 in_ii Hollywood_np1 would_vm have_vhi done_vdn it_pph1 for_if free_jj ._y And_cc I_ppis1 think_vv0 that_cst he_pphs1 's_vbz just_rr very_rg different_jj phase_</text:p>
          </table:table-cell>
        </table:table-row>
        <table:table-row table:style-name="ro4">
          <table:table-cell office:value-type="float" office:value="368" calcext:value-type="float">
            <text:p>368</text:p>
          </table:table-cell>
          <table:table-cell table:style-name="ce71" office:value-type="string" calcext:value-type="string">
            <text:p><text:s/>ph1 for free . And I think that he 's just very different phase in terms of how his supporters are getting behind him . @!BURNETT: Kony 's video has 100 million plus views</text:p>
          </table:table-cell>
          <table:table-cell table:style-name="ce73" office:value-type="string" calcext:value-type="string">
            <text:p><text:s/>, John Avlon . Will President Obama 's video get that many views ? @!AVLON: The bar has been set . I 'm going to say no in terms of that . I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ph1 for_if free_jj ._y And_cc I_ppis1 think_vv0 that_cst he_pphs1 's_vbz just_rr very_rg different_jj phase_nn1 in_ii31 terms_ii32 of_ii33 how_rrq his_appge supporters_nn2 are_vbr getting_vvg behind_ii him_ppho1 ._y @!BURNETT:_zzc Kony_np1 's_ge video_nn1 has_vhz 100_mc million_nno plus_ii views_nn2</text:p>
          </table:table-cell>
          <table:table-cell office:value-type="string" calcext:value-type="string">
            <text:p><text:s/>,_y John_np1 Avlon_np1_nn1 ._y Will_vv0%_np1@_vm_nn1@ President_nnb Obama_np1 's_ge video_nn1 get_vv0 that_dd1 many_da2 views_nn2 ?_y @!AVLON:_zzc The_at bar_nn1 has_vhz been_vbn set_vvn ._y I_ppis1 'm_vbm going_vvgk to_to say_vvi no_uh in_ii31 terms_ii32 of_ii33 that_dd1 ._y I_</text:p>
          </table:table-cell>
        </table:table-row>
        <table:table-row table:style-name="ro4" table:visibility="filter">
          <table:table-cell office:value-type="float" office:value="369" calcext:value-type="float">
            <text:p>369</text:p>
          </table:table-cell>
          <table:table-cell table:style-name="ce71" office:value-type="string" calcext:value-type="string">
            <text:p><text:s text:c="2"/>but the problem is as Senator Grassley had pointed out is that you know in the past this had been unanimously approved , the reauthorization of this . I think it</text:p>
          </table:table-cell>
          <table:table-cell table:style-name="ce73" office:value-type="string" calcext:value-type="string">
            <text:p><text:s/>was back in like 2006 I think was the last reauthorization . But because of all of the provisions tacked onto it and Grassley , Senator Grassley 's concern , his chief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ut_ccb the_at problem_nn1 is_vbz as_csa_ii@ Senator_nnb Grassley_np1 had_vhd pointed_vvn out_rp is_vbz that_cst you_ppy know_vv0 in_ii_rp@ the_at past_nn1_jj this_dd1 had_vhd been_vbn unanimously_rr approved_vvn_vvd_jj ,_y the_at reauthorization_nn1 of_io this_dd1 ._y I_ppis1 think_vv0 it_pph1</text:p>
          </table:table-cell>
          <table:table-cell office:value-type="string" calcext:value-type="string">
            <text:p><text:s/>was_vbdz back_rp in_rp@_ii like_ii 2006_mc I_ppis1 think_vv0 was_vbdz the_at last_md reauthorization_nn1 ._y But_ccb because_ii21 of_ii22 all_db of_io the_at provisions_nn2 tacked_vvn_vvd onto_ii it_pph1 and_cc Grassley_np1 ,_y Senator_nnb Grassley_np1 's_ge concern_nn1 ,_y his_appge chief_jj_nn1</text:p>
          </table:table-cell>
        </table:table-row>
        <table:table-row table:style-name="ro4" table:visibility="filter">
          <table:table-cell office:value-type="float" office:value="370" calcext:value-type="float">
            <text:p>370</text:p>
          </table:table-cell>
          <table:table-cell table:style-name="ce71" office:value-type="string" calcext:value-type="string">
            <text:p><text:s text:c="2"/>@ @ @ @ @ @ @ @ @ @ remarkable advances in prosthetics are allowing soldiers who have experienced devastating and debilitating wounds to go back to active duty . Tonight 's " IDEA "</text:p>
          </table:table-cell>
          <table:table-cell table:style-name="ce73" office:value-type="string" calcext:value-type="string">
            <text:p><text:s/>guests , Dr. Hugh Herr and Major David Rozelle know this entirely too well . @!Dr-Herr-lost-both-# Both men were inspired to turn what were thought to be limitations in the way the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_ii @_ii remarkable_jj advances_nn2 in_ii prosthetics_nn2 are_vbr allowing_vvg soldiers_nn2 who_pnqs have_vh0 experienced_vvn devastating_jj and_cc debilitating_jj wounds_nn2 to_to go_vvi back_rp to_ii active_jj duty_nn1 ._y Tonight_rt 's_ge "_y IDEA_nn1 "_y</text:p>
          </table:table-cell>
          <table:table-cell office:value-type="string" calcext:value-type="string">
            <text:p><text:s/>guests_nn2 ,_y Dr._nnb Hugh_np1 Herr_nn1 and_cc Major_nnb David_np1 Rozelle_np1 know_vv0 this_dd1_rg% entirely_rr too_rg well_rr ._y @!Dr-Herr-lost-both-#_zzc Both_db2 men_nn2 were_vbdr inspired_vvn to_to turn_vvi what_ddq were_vbdr thought_vvn to_to be_vbi limitations_nn2 in_ii the_at way_nn1 they</text:p>
          </table:table-cell>
        </table:table-row>
        <table:table-row table:style-name="ro4" table:visibility="filter">
          <table:table-cell office:value-type="float" office:value="371" calcext:value-type="float">
            <text:p>371</text:p>
          </table:table-cell>
          <table:table-cell table:style-name="ce71" office:value-type="string" calcext:value-type="string">
            <text:p><text:s/>ts me forward as I walk with each stop . It reduces impacts , which is better for my back and my joints . So , it actually reduced @(INAUDIBLE) throughout the lifetime of</text:p>
          </table:table-cell>
          <table:table-cell table:style-name="ce73" office:value-type="string" calcext:value-type="string">
            <text:p><text:s/>the patient . @!BURNETT: Major , is that -- tell me about your story and how you lost your leg . @!MAJOR-DAVID-ROZELL: Well , back in June of 2003 , I ran over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s_vvz me_ppio1 forward_rl as_csa I_ppis1 walk_vv0 with_iw each_dd1 stop_nn1 ._y It_pph1 reduces_vvz impacts_nn2 ,_y which_ddq is_vbz better_jjr for_if my_appge back_nn1 and_cc my_appge joints_nn2 ._y So_rr ,_y it_pph1 actually_rr reduced_vvd @(INAUDIBLE)_zzq throughout_ii the_at lifetime_nnt1 of_io</text:p>
          </table:table-cell>
          <table:table-cell office:value-type="string" calcext:value-type="string">
            <text:p><text:s/>the_at patient_nn1_jj ._y @!BURNETT:_zzc Major_np1 ,_y is_vbz that_dd1 --_nn1 tell_vv0 me_ppio1 about_ii your_appge story_nn1 and_cc how_rrq you_ppy lost_vvd your_appge leg_nn1 ._y @!MAJOR-DAVID-ROZELL:_zzc Well_rr ,_y back_rp_nn1 in_ii June_npm1 of_io 2003_mc ,_y I_ppis1 ran_vvd over_rp_ii</text:p>
          </table:table-cell>
        </table:table-row>
        <table:table-row table:style-name="ro4" table:visibility="filter">
          <table:table-cell office:value-type="float" office:value="372" calcext:value-type="float">
            <text:p>372</text:p>
          </table:table-cell>
          <table:table-cell table:style-name="ce71" office:value-type="string" calcext:value-type="string">
            <text:p><text:s text:c="2"/>n't want boycotts . But it seems to be fair play , if they are trying to destroy a format in radio and attack every conservative and they only have selective outrage</text:p>
          </table:table-cell>
          <table:table-cell table:style-name="ce73" office:value-type="string" calcext:value-type="string">
            <text:p><text:s/>about conservative speech and not liberal speech , it seem that if they are going to try and put conservatives out of business , that they @ @ @ @ @ @ @ @ @ @ You</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d0 n't_xx want_vvi boycotts_nn2 ._y But_ccb it_pph1 seems_vvz to_to be_vbi fair_jj play_nn1 ,_y if_cs they_pphs2 are_vbr trying_vvg to_to destroy_vvi a_at1 format_nn1 in_ii radio_nn1 and_cc attack_vvi every_at1 conservative_nn1_jj and_cc they_pphs2 only_rr have_vh0 selective_jj outrage_nn1</text:p>
          </table:table-cell>
          <table:table-cell office:value-type="string" calcext:value-type="string">
            <text:p><text:s/>about_ii conservative_jj_nn1 speech_nn1 and_cc not_xx liberal_jj speech_nn1 ,_y it_pph1 seem_vv0 that_cst if_cs they_pphs2 are_vbr going_vvgk to_to try_vvi and_cc put_vvi conservatives_nn2 out_ii21 of_ii22 business_nn1 ,_y that_cst they_pphs2 @_ii @_ii @_ii @_ii @_ii @_ii @_ii @_ii @_ii @_ii You_pp</text:p>
          </table:table-cell>
        </table:table-row>
        <table:table-row table:style-name="ro4">
          <table:table-cell office:value-type="float" office:value="373" calcext:value-type="float">
            <text:p>373</text:p>
          </table:table-cell>
          <table:table-cell table:style-name="ce71" office:value-type="string" calcext:value-type="string">
            <text:p><text:s text:c="2"/>, he 's a funny guy . And then when they are really scrambling for an excuse , they 'll say , well , it 's later at night that it appears . But</text:p>
          </table:table-cell>
          <table:table-cell table:style-name="ce73" office:value-type="string" calcext:value-type="string">
            <text:p><text:s/>you even have people like -- from Planned Parenthood say , yes , Obama should keep the money , you know , in the super PAC , the million dollars that Bill Maher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nn1_jj ,_y he_pphs1 's_vbz a_at1 funny_jj guy_nn1 ._y And_cc then_rt when_cs_rrq they_pphs2 are_vbr really_rr scrambling_vvg for_if an_at1 excuse_nn1 ,_y they_pphs2 'll_vm say_vvi ,_y well_rr ,_y it_pph1 's_vbz later_jjr at_ii night_nnt1 that_cst it_pph1 appears_vvz ._y But_ccb</text:p>
          </table:table-cell>
          <table:table-cell office:value-type="string" calcext:value-type="string">
            <text:p><text:s/>you_ppy even_rr have_vh0 people_nn like_ii_jj@ --_nn1_jj from_ii Planned_jj@ Parenthood_nn1 say_vv0 ,_y yes_uh ,_y Obama_np1 should_vm keep_vvi the_at money_nn1 ,_y you_ppy know_vv0 ,_y in_ii the_at super_jj PAC_np1 ,_y the_at million_nno dollars_nnu2 that_cst_dd1 Bill_np1 Maher_np1</text:p>
          </table:table-cell>
        </table:table-row>
        <table:table-row table:style-name="ro4" table:visibility="filter">
          <table:table-cell office:value-type="float" office:value="374" calcext:value-type="float">
            <text:p>374</text:p>
          </table:table-cell>
          <table:table-cell table:style-name="ce71" office:value-type="string" calcext:value-type="string">
            <text:p><text:s/>vv0 , drill , drill . If you start hearing that again , just remember you got the facts . We 're doing that . Tell me something new . @(END-VIDEO-CLIP) @!HANNITY: He</text:p>
          </table:table-cell>
          <table:table-cell table:style-name="ce73" office:value-type="string" calcext:value-type="string">
            <text:p><text:s/>said we consume 20 percent of oil , but we only produce 2 percent . We have the ability for 2 percent . What is your answer to that ? @!ROMNEY: Well , he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v0_nn1 ,_y drill_vv0_nn1 ,_y drill_vv0_nn1 ._y If_cs you_ppy start_vv0 hearing_vvg_nn1 that_cst_dd1 again_rt ,_y just_rr remember_vv0 you_ppy got_vvd the_at facts_nn2 ._y We_ppis2 're_vbr doing_vdg that_dd1 ._y Tell_vv0 me_ppio1 something_pn1 new_jj ._y @(END-VIDEO-CLIP)_zzq @!HANNITY:_zzc He_pphs1</text:p>
          </table:table-cell>
          <table:table-cell office:value-type="string" calcext:value-type="string">
            <text:p><text:s/>said_vvd we_ppis2 consume_vv0 20_mc percent_nnu of_io oil_nn1 ,_y but_ccb we_ppis2 only_rr produce_vv0 2_mc percent_nnu ._y We_ppis2 have_vh0 the_at ability_nn1 for_if 2_mc percent_nnu ._y What_ddq is_vbz your_appge answer_nn1 to_ii that_dd1 ?_y @!ROMNEY:_zzc Well_rr ,_y he_pphs1 is_</text:p>
          </table:table-cell>
        </table:table-row>
        <table:table-row table:style-name="ro4" table:visibility="filter">
          <table:table-cell office:value-type="float" office:value="375" calcext:value-type="float">
            <text:p>375</text:p>
          </table:table-cell>
          <table:table-cell table:style-name="ce71" office:value-type="string" calcext:value-type="string">
            <text:p><text:s text:c="2"/>. That does n't include oil shale . We have more oil shale than Saudi Arabia and we have enough natural gas for a minimum of a hundred years . But the president</text:p>
          </table:table-cell>
          <table:table-cell table:style-name="ce73" office:value-type="string" calcext:value-type="string">
            <text:p><text:s/>said we inflate our tires and get tune-ups and he gave money to Brazil so they can explore and will be their best customer . @!ROMNEY: Well , you know , I w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That_dd1 does_vdz n't_xx include_vvi oil_nn1 shale_nn1 ._y We_ppis2 have_vh0 more_dar oil_nn1 shale_nn1 than_csn Saudi_np1 Arabia_np1 and_cc we_ppis2 have_vh0 enough_rr_dd natural_jj gas_nn1 for_if a_at1 minimum_nn1 of_io a_at1 hundred_nno years_nnt2 ._y But_ccb the_at president_nn1</text:p>
          </table:table-cell>
          <table:table-cell office:value-type="string" calcext:value-type="string">
            <text:p><text:s/>said_vvd we_ppis2 inflate_vv0 our_appge tires_vvz and_cc get_vv0 tune-ups_nn2 and_cc he_pphs1 gave_vvd money_nn1 to_ii Brazil_np1 so_cs@_rr they_pphs2 can_vm explore_vvi and_cc will_vm be_vbi their_appge best_jjt customer_nn1 ._y @!ROMNEY:_zzc Well_rr ,_y you_ppy know_vv0 ,_y I_ppis1 was_vbdz</text:p>
          </table:table-cell>
        </table:table-row>
        <table:table-row table:style-name="ro4" table:visibility="filter">
          <table:table-cell office:value-type="float" office:value="376" calcext:value-type="float">
            <text:p>376</text:p>
          </table:table-cell>
          <table:table-cell table:style-name="ce71" office:value-type="string" calcext:value-type="string">
            <text:p><text:s/>-- that is when @ @ @ @ @ @ @ @ @ @ you and Bill Maher , you people . @!UNIDENTIFIED-FEMAL: Let 's get it straight . @!THOMAS: I do it on purpose . But I</text:p>
          </table:table-cell>
          <table:table-cell table:style-name="ce73" office:value-type="string" calcext:value-type="string">
            <text:p><text:s/>was saying I think that we do n't understand that the word radical and people that are fighting . It 's like when Dick Cheney gave the award to the Taliba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zz that_cst_dd1 is_vbz when_rrq_cs @_ii @_ii @_ii @_ii @_ii @_ii @_ii @_ii @_ii @_ii you_ppy and_cc Bill_np1 Maher_np1 ,_y you_ppy people_nn ._y @!UNIDENTIFIED-FEMAL:_zzc Let_vm21 's_vm22 get_vvi it_pph1 straight_rr_jj ._y @!THOMAS:_zzc I_ppis1 do_vd0 it_pph1 on_ii purpose_nn1 ._y But_ccb I_ppis1</text:p>
          </table:table-cell>
          <table:table-cell office:value-type="string" calcext:value-type="string">
            <text:p><text:s/>was_vbdz saying_vvg I_ppis1 think_vv0 that_cst we_ppis2 do_vd0 n't_xx understand_vvi that_cst the_at word_nn1 radical_nn1 and_cc people_nn that_cst are_vbr fighting_vvg ._y It_pph1 's_vbz like_ii_jj@_rr% when_rrq_cs Dick_np1 Cheney_np1 gave_vvd the_at award_nn1 to_ii the_at Taliban_</text:p>
          </table:table-cell>
        </table:table-row>
        <table:table-row table:style-name="ro4">
          <table:table-cell office:value-type="float" office:value="377" calcext:value-type="float">
            <text:p>377</text:p>
          </table:table-cell>
          <table:table-cell table:style-name="ce71" office:value-type="string" calcext:value-type="string">
            <text:p><text:s/>gainst Iran . That 's down from 60 percent support last month . One of Israel 's top former national security advisors suggested Israel would not act without tacit U.S. approval .</text:p>
          </table:table-cell>
          <table:table-cell table:style-name="ce73" office:value-type="string" calcext:value-type="string">
            <text:p><text:s/>@!GIORA-EILAND-FMR-: If the American president said or if he say in the future in a very explicit terms do n't even think of that , then we do n't --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gainst_ii Iran_np1 ._y That_dd1 's_vbz down_rp from_ii 60_mc percent_nnu support_nn1_vv0 last_md month_nnt1 ._y One_mc1 of_io Israel_np1 's_ge top_jj_nn1 former_da national_jj security_nn1 advisors_nn2 suggested_vvd_vvn Israel_np1 would_vm not_xx act_vvi without_iw tacit_jj U.S._np1 approval_nn1 ._y</text:p>
          </table:table-cell>
          <table:table-cell office:value-type="string" calcext:value-type="string">
            <text:p><text:s/>@!GIORA-EILAND-FMR-:_zzc If_cs the_at American_jj president_nn1 said_vvd_vvn@ or_cc if_cs_csw@ he_pphs1 say_vv0 in_ii_rp@ the_at future_nn1_jj in_ii a_at1 very_rg explicit_jj terms_nn2 do_vd0 n't_xx even_rr think_vvi of_io that_dd1 ,_y then_rt we_ppis2 do_vd0 n't_xx --_</text:p>
          </table:table-cell>
        </table:table-row>
        <table:table-row table:style-name="ro4" table:visibility="filter">
          <table:table-cell office:value-type="float" office:value="378" calcext:value-type="float">
            <text:p>378</text:p>
          </table:table-cell>
          <table:table-cell table:style-name="ce71" office:value-type="string" calcext:value-type="string">
            <text:p><text:s/>j ideas . @(END-VIDEOTAPE) @!EMANUEL-@1on-camer: Louisiana primary is a week from Saturday , which means if you agree with Gingrich 's thinking , there is still time until half time .</text:p>
          </table:table-cell>
          <table:table-cell table:style-name="ce73" office:value-type="string" calcext:value-type="string">
            <text:p><text:s/>That may be critical because polls out of Louisiana suggest Gingrich is running third behind Santorum and Romney -- Bret. @!BAIER: Mike , thank you . Former Illinois Democratic g</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j ideas_nn2 ._y @(END-VIDEOTAPE)_zzq @!EMANUEL-@1on-camer:_zzc Louisiana_np1 primary_nn1 is_vbz a_at1 week_nnt1 from_ii Saturday_npd1 ,_y which_ddq means_vvz if_cs_csw@ you_ppy agree_vv0 with_iw Gingrich_np1 's_ge thinking_nn1 ,_y there_ex is_vbz still_jj@_rr time_nnt1 until_cs half_db time_nnt1 ._y</text:p>
          </table:table-cell>
          <table:table-cell office:value-type="string" calcext:value-type="string">
            <text:p><text:s/>That_dd1 may_vm be_vbi critical_jj because_cs polls_nn2 out_ii21 of_ii22 Louisiana_np1 suggest_vv0 Gingrich_np1_nn1@ is_vbz running_vvg_jj third_md behind_ii Santorum_np1_nn1 and_cc Romney_np1 --_nn1_jj Bret._np1 @!BAIER:_zzc Mike_np1 ,_y thank_vv0 you_ppy ._y Former_da Illinois_np1 Democratic_jj g</text:p>
          </table:table-cell>
        </table:table-row>
        <table:table-row table:style-name="ro4" table:visibility="filter">
          <table:table-cell office:value-type="float" office:value="379" calcext:value-type="float">
            <text:p>379</text:p>
          </table:table-cell>
          <table:table-cell table:style-name="ce71" office:value-type="string" calcext:value-type="string">
            <text:p><text:s/>roud of you . @!VAN-SUSTEREN: ... ask that question . But I am curious ... @!GINGRICH: I was very proud of you . @!VAN-SUSTEREN: Yes , I know . This conversation that you say</text:p>
          </table:table-cell>
          <table:table-cell table:style-name="ce73" office:value-type="string" calcext:value-type="string">
            <text:p><text:s/>that 's going to happen sometime in June -- explain -- what is -- I mean , who 's going to be there at this conversation ? And how is i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oud_jj of_io you_ppy ._y @!VAN-SUSTEREN:_zzc ..._... ask_vv0 that_dd1 question_nn1 ._y But_ccb I_ppis1 am_vbm curious_jj ..._... @!GINGRICH:_zzc I_ppis1 was_vbdz very_rg proud_jj of_io you_ppy ._y @!VAN-SUSTEREN:_zzc Yes_uh ,_y I_ppis1 know_vv0 ._y This_dd1 conversation_nn1 that_cst you_ppy say_vv0</text:p>
          </table:table-cell>
          <table:table-cell office:value-type="string" calcext:value-type="string">
            <text:p><text:s/>that_dd1_cst 's_vbz going_vvgk to_to happen_vvi sometime_rt_jj in_ii June_npm1_np1@ --_nn1 explain_vv0 --_nn1_jj what_ddq is_vbz --_zz I_ppis1 mean_vv0 ,_y who_pnqs 's_vbz going_vvgk to_to be_vbi there_rl at_ii this_dd1 conversation_nn1 ?_y And_cc how_rrq is_vbz it_pph1</text:p>
          </table:table-cell>
        </table:table-row>
        <table:table-row table:style-name="ro4" table:visibility="filter">
          <table:table-cell office:value-type="float" office:value="380" calcext:value-type="float">
            <text:p>380</text:p>
          </table:table-cell>
          <table:table-cell table:style-name="ce71" office:value-type="string" calcext:value-type="string">
            <text:p><text:s text:c="2"/>did , I would n't have a problem with that . It exists -- @(CROSSTALK) O'REILLY : Well let ask you one more question to challenge your contention which I think is</text:p>
          </table:table-cell>
          <table:table-cell table:style-name="ce73" office:value-type="string" calcext:value-type="string">
            <text:p><text:s/>wrong . Why would a guy like George Soros invest tens of millions of dollars in this operation if he did n't think it was going to have a very concrete payoff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pph1 did_vdd ,_y I_ppis1 would_vm n't_xx have_vhi a_at1 problem_nn1 with_iw that_dd1 ._y It_pph1 exists_vvz --_zz @(CROSSTALK)_zzq O'REILLY_np1_rr :_y Well_rr let_vv0 ask_vvi you_ppy one_mc1 more_dar question_nn1 to_to challenge_vvi your_appge contention_nn1 which_ddq I_ppis1 think_vv0 is_vbz</text:p>
          </table:table-cell>
          <table:table-cell office:value-type="string" calcext:value-type="string">
            <text:p><text:s/>wrong_jj_rr@ ._y Why_rrq would_vm a_at1 guy_nn1 like_vvi George_np1 Soros_np1 invest_vv0 tens_mc2 of_io millions_nno2 of_io dollars_nnu2 in_ii this_dd1 operation_nn1 if_cs he_pphs1 did_vdd n't_xx think_vvi it_pph1 was_vbdz going_vvgk to_to have_vhi a_at1 very_rg concrete_jj payoff_</text:p>
          </table:table-cell>
        </table:table-row>
        <table:table-row table:style-name="ro4" table:visibility="filter">
          <table:table-cell office:value-type="float" office:value="381" calcext:value-type="float">
            <text:p>381</text:p>
          </table:table-cell>
          <table:table-cell table:style-name="ce71" office:value-type="string" calcext:value-type="string">
            <text:p><text:s text:c="2"/>a fact . At the same time , it is a fact , and I think Romney 's campaign is grappling with this , that he has not been able to , even in</text:p>
          </table:table-cell>
          <table:table-cell table:style-name="ce73" office:value-type="string" calcext:value-type="string">
            <text:p><text:s/>the states where he 's won , except Virginia remember , to get over 50 percent of any Republican electorate voting supporting him . OK ? O'REILLY : But are you reall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z a_at1 fact_nn1 ._y At_ii the_at same_da time_nnt1 ,_y it_pph1 is_vbz a_at1 fact_nn1 ,_y and_cc I_ppis1 think_vv0 Romney_np1 's_ge campaign_nn1 is_vbz grappling_vvg_jj with_iw this_dd1 ,_y that_cst he_pphs1 has_vhz not_xx been_vbn able_jk to_to ,_y even_rr in_ii</text:p>
          </table:table-cell>
          <table:table-cell office:value-type="string" calcext:value-type="string">
            <text:p><text:s/>the_at states_nn2 where_rrq_cs he_pphs1 's_vbz_vhz@ won_vvn ,_y except_cs_ii Virginia_np1 remember_vv0 ,_y to_to get_vvi over_rg 50_mc percent_nnu of_io any_dd Republican_nn1_jj@ electorate_nn1 voting_nn1 supporting_vvg him_ppho1 ._y OK_rr ?_y O'REILLY_np1 :_y But_ccb are_vbr you_ppy really_rr</text:p>
          </table:table-cell>
        </table:table-row>
        <table:table-row table:style-name="ro4" table:visibility="filter">
          <table:table-cell office:value-type="float" office:value="382" calcext:value-type="float">
            <text:p>382</text:p>
          </table:table-cell>
          <table:table-cell table:style-name="ce71" office:value-type="string" calcext:value-type="string">
            <text:p><text:s text:c="2"/>, the town came and asked me to remove myself from my own front yard , because I was passed out near the -- @!GUILFOYLE: That really happened . @!BECKEL: OK . They</text:p>
          </table:table-cell>
          <table:table-cell table:style-name="ce73" office:value-type="string" calcext:value-type="string">
            <text:p><text:s/>told me I have to tease them . I was going to tell a great story about why that -- OK , I wo n't . Coming up next , Facebook , Twitte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the_at town_nn1 came_vvd and_cc asked_vvd me_ppio1 to_to remove_vvi myself_ppx1 from_ii my_appge own_da front_jj_nn1 yard_nn1 ,_y because_cs I_ppis1 was_vbdz passed_vvn out_rp near_ii the_at --_zz @!GUILFOYLE:_zzc That_dd1_cst really_rr happened_vvd_vvn@ ._y @!BECKEL:_zzc OK_rr ._y They_pphs2</text:p>
          </table:table-cell>
          <table:table-cell office:value-type="string" calcext:value-type="string">
            <text:p><text:s/>told_vvd me_ppio1 I_ppis1 have_vh0 to_to tease_vvi them_ppho2 ._y I_ppis1 was_vbdz going_vvgk to_to tell_vvi a_at1 great_jj story_nn1 about_ii why_rrq that_dd1 --_nn1_jj OK_rr ,_y I_ppis1 wo_vm n't_xx ._y Coming_vvg up_rp next_md ,_y Facebook_np1_nn1 ,_y Twitter_vv0_</text:p>
          </table:table-cell>
        </table:table-row>
        <table:table-row table:style-name="ro4" table:visibility="filter">
          <table:table-cell office:value-type="float" office:value="383" calcext:value-type="float">
            <text:p>383</text:p>
          </table:table-cell>
          <table:table-cell table:style-name="ce71" office:value-type="string" calcext:value-type="string">
            <text:p><text:s text:c="2"/>say a special happy birthday to Michael . From THE FIVE here , happy birthday , buddy . Have a great day . That 's it for us here at THE FIVE . We look</text:p>
          </table:table-cell>
          <table:table-cell table:style-name="ce73" office:value-type="string" calcext:value-type="string">
            <text:p><text:s/>forward to seeing you back here tomorrow . Everyone have a great evening . ' ##4103782_ @!BAIER , FOX NEWS ANCHOR : I 'm Bret Baier in Washington . Let 's listen in to 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to say_vvi a_at1 special_jj happy_jj birthday_nn1 to_ii Michael_np1 ._y From_ii THE_at FIVE_mc here_rl ,_y happy_jj birthday_nn1 ,_y buddy_nn1 ._y Have_vh0 a_at1 great_jj day_nnt1 ._y That_dd1 's_vbz it_pph1 for_if us_ppio2 here_rl at_ii THE_at FIVE_mc ._y We_ppis2 look_vv0</text:p>
          </table:table-cell>
          <table:table-cell office:value-type="string" calcext:value-type="string">
            <text:p><text:s/>forward_rl to_ii seeing_vvg you_ppy back_rp_vv0% here_rl tomorrow_rt ._y Everyone_pn1 have_vh0 a_at1 great_jj evening_nnt1 ._y '_"@_ge ##4103782_ @!BAIER_zzc ,_y FOX_np1_nn1 NEWS_nn1 ANCHOR_nn1 :_y I_ppis1 'm_vbm Bret_np1 Baier_np1 in_ii Washington_np1 ._y Let_vm21 's_vm22 listen_vvi in_rp@ to_ii N</text:p>
          </table:table-cell>
        </table:table-row>
        <table:table-row table:style-name="ro4" table:visibility="filter">
          <table:table-cell office:value-type="float" office:value="384" calcext:value-type="float">
            <text:p>384</text:p>
          </table:table-cell>
          <table:table-cell table:style-name="ce71" office:value-type="string" calcext:value-type="string">
            <text:p><text:s text:c="2"/>Now compared to that pressure , what pressure is it going to be ? That the Romney people want me to get out ? That the Washington establishment wants me to get out</text:p>
          </table:table-cell>
          <table:table-cell table:style-name="ce73" office:value-type="string" calcext:value-type="string">
            <text:p><text:s/>? That the lobbyists who 've donated to Romney want me to get out ? The Wall Street millionaires who 've given to Romney want me out ? I do n't care . I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Now_rt compared_vvn to_ii that_dd1 pressure_nn1 ,_y what_ddq pressure_nn1 is_vbz it_pph1 going_vvg to_to be_vbi ?_y That_cst the_at Romney_np1_nn1@_jj% people_nn want_vv0 me_ppio1 to_to get_vvi out_rp ?_y That_cst the_at Washington_np1 establishment_nn1 wants_vvz me_ppio1 to_to get_vvi out_rp</text:p>
          </table:table-cell>
          <table:table-cell office:value-type="string" calcext:value-type="string">
            <text:p><text:s/>?_y That_cst the_at lobbyists_nn2 who_pnqs 've_vh0 donated_vvn to_ii Romney_np1 want_vv0 me_ppio1 to_to get_vvi out_rp ?_y The_at Wall_np1 Street_nnl1 millionaires_nn2 who_pnqs 've_vh0 given_vvn to_ii Romney_np1 want_vv0 me_ppio1 out_rp ?_y I_ppis1 do_vd0 n't_xx care_vvi ._y I_</text:p>
          </table:table-cell>
        </table:table-row>
        <table:table-row table:style-name="ro4" table:visibility="filter">
          <table:table-cell office:value-type="float" office:value="385" calcext:value-type="float">
            <text:p>385</text:p>
          </table:table-cell>
          <table:table-cell table:style-name="ce71" office:value-type="string" calcext:value-type="string">
            <text:p><text:s text:c="2"/>the Romney people want me to get out ? That the Washington establishment wants me to get out ? That the lobbyists who 've donated to Romney want me to get out ?</text:p>
          </table:table-cell>
          <table:table-cell table:style-name="ce73" office:value-type="string" calcext:value-type="string">
            <text:p><text:s/>The Wall Street millionaires who 've given to Romney want me out ? I do n't care . I represent the American people , I represent 175,000 donors , as I said i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_at Romney_np1_nn1@_jj% people_nn want_vv0 me_ppio1 to_to get_vvi out_rp ?_y That_cst the_at Washington_np1 establishment_nn1 wants_vvz me_ppio1 to_to get_vvi out_rp ?_y That_cst the_at lobbyists_nn2 who_pnqs 've_vh0 donated_vvn to_ii Romney_np1 want_vv0 me_ppio1 to_to get_vvi out_rp ?_y</text:p>
          </table:table-cell>
          <table:table-cell office:value-type="string" calcext:value-type="string">
            <text:p><text:s/>The_at Wall_np1 Street_nnl1 millionaires_nn2 who_pnqs 've_vh0 given_vvn to_ii Romney_np1 want_vv0 me_ppio1 out_rp ?_y I_ppis1 do_vd0 n't_xx care_vvi ._y I_ppis1 represent_vv0 the_at American_jj people_nn ,_y I_ppis1 represent_vv0 175,000_mc donors_nn2 ,_y as_csa I_ppis1 said_vvd in_ii_</text:p>
          </table:table-cell>
        </table:table-row>
        <table:table-row table:style-name="ro4" table:visibility="filter">
          <table:table-cell office:value-type="float" office:value="386" calcext:value-type="float">
            <text:p>386</text:p>
          </table:table-cell>
          <table:table-cell table:style-name="ce71" office:value-type="string" calcext:value-type="string">
            <text:p><text:s/>@ @ @ do your job next week , we will nominate a conservative . And if we nominate a conservative of course we will defeat Barack Obama and set this country back</text:p>
          </table:table-cell>
          <table:table-cell table:style-name="ce73" office:value-type="string" calcext:value-type="string">
            <text:p><text:s/>on the right track . Thank you . God bless you . @(APPLAUSE) @!VAN-SUSTEREN: Right now , breaking election news . Let 's go to Bret Baier in Washington . Bret ? @!BRET-BAIER-FOX-N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i @_ii @_ii do_vd0 your_appge job_nn1 next_md week_nnt1 ,_y we_ppis2 will_vm nominate_vvi a_at1 conservative_nn1_jj ._y And_cc if_cs we_ppis2 nominate_vv0 a_at1 conservative_nn1_jj of_rr21 course_rr22 we_ppis2 will_vm defeat_vvi Barack_np1 Obama_np1 and_cc set_vvi this_dd1 country_nn1 back_rp_nn1</text:p>
          </table:table-cell>
          <table:table-cell office:value-type="string" calcext:value-type="string">
            <text:p><text:s/>on_ii the_at right_jj_nn1 track_nn1 ._y Thank_vv0 you_ppy ._y God_np1 bless_vv0 you_ppy ._y @(APPLAUSE)_zzq @!VAN-SUSTEREN:_zzc Right_rr now_rt ,_y breaking_vvg election_nn1 news_nn1 ._y Let_vm21 's_vm22 go_vvi to_ii Bret_np1 Baier_np1 in_ii Washington_np1 ._y Bret_vv0_nn1 ?_y @!BRET-BAIER-FOX-NE:_</text:p>
          </table:table-cell>
        </table:table-row>
        <table:table-row table:style-name="ro4" table:visibility="filter">
          <table:table-cell office:value-type="float" office:value="387" calcext:value-type="float">
            <text:p>387</text:p>
          </table:table-cell>
          <table:table-cell table:style-name="ce71" office:value-type="string" calcext:value-type="string">
            <text:p><text:s text:c="2"/>here at FOX are shilling for Governor Romney . And @ @ @ @ @ @ @ @ @ @ Romney every single day to get him to come back on our air since our last interview</text:p>
          </table:table-cell>
          <table:table-cell table:style-name="ce73" office:value-type="string" calcext:value-type="string">
            <text:p><text:s/>was South Carolina -- they -- you know , they want to know if you can help them a little bit because they do n't feel like they 're shilling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ere_rl at_ii FOX_np1_nn1 are_vbr shilling_nnu1 for_if Governor_nnb Romney_np1 ._y And_cc @_ii @_ii @_ii @_ii @_ii @_ii @_ii @_ii @_ii @_ii Romney_np1 every_at1 single_jj day_nnt1 to_to get_vvi him_ppho1 to_to come_vvi back_rp on_ii our_appge air_nn1 since_cs_ii@ our_appge last_md interview_nn1</text:p>
          </table:table-cell>
          <table:table-cell office:value-type="string" calcext:value-type="string">
            <text:p><text:s/>was_vbdz South_np1 Carolina_np1 --_nn1_jj they_pphs2 --_zz you_ppy know_vv0 ,_y they_pphs2 want_vv0 to_to know_vvi if_csw@_cs you_ppy can_vm help_vvi them_ppho2 a_at1 little_jj bit_nn1 because_cs they_pphs2 do_vd0 n't_xx feel_vvi like_cs%_ii they_pphs2 're_vbr shilling_nnu1 ._y</text:p>
          </table:table-cell>
        </table:table-row>
        <table:table-row table:style-name="ro4" table:visibility="filter">
          <table:table-cell office:value-type="float" office:value="388" calcext:value-type="float">
            <text:p>388</text:p>
          </table:table-cell>
          <table:table-cell table:style-name="ce71" office:value-type="string" calcext:value-type="string">
            <text:p><text:s/>dorse him because I actually think that that can hurt candidates . People in Alabama make up their own mind , and @ @ @ @ @ @ @ @ @ @ . @!VAN-SUSTEREN: Well , because it</text:p>
          </table:table-cell>
          <table:table-cell table:style-name="ce73" office:value-type="string" calcext:value-type="string">
            <text:p><text:s/>was -- I mean , that was sort of the curious aspect of it . Have you ever endorsed anybody ? @!BENTLEY: You know , I really have not . I just d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orse_vvi him_ppho1 because_cs I_ppis1 actually_rr think_vv0 that_cst that_dd1 can_vm hurt_vvi candidates_nn2 ._y People_nn in_ii Alabama_np1 make_vv0 up_rp their_appge own_da mind_nn1 ,_y and_cc @_ii @_ii @_ii @_ii @_ii @_ii @_ii @_ii @_ii @_ii ._y @!VAN-SUSTEREN:_zzc Well_rr ,_y because_cs it_pph1</text:p>
          </table:table-cell>
          <table:table-cell office:value-type="string" calcext:value-type="string">
            <text:p><text:s/>was_vbdz --_zz I_ppis1 mean_vv0 ,_y that_dd1_cst was_vbdz sort_rr21@_nn1 of_rr22_io the_at curious_jj aspect_nn1 of_io it_pph1 ._y Have_vh0 you_ppy ever_rr endorsed_vvn anybody_pn1 ?_y @!BENTLEY:_zzc You_ppy know_vv0 ,_y I_ppis1 really_rr have_vh0 not_xx ._y I_ppis1 just_rr do_vd0</text:p>
          </table:table-cell>
        </table:table-row>
        <table:table-row table:style-name="ro4" table:visibility="filter">
          <table:table-cell office:value-type="float" office:value="389" calcext:value-type="float">
            <text:p>389</text:p>
          </table:table-cell>
          <table:table-cell table:style-name="ce71" office:value-type="string" calcext:value-type="string">
            <text:p><text:s/>nn1 impacts hundreds of thousands of residents outside the reach of the city 's old pipe network , who now pay high prices for water delivery from tanker trucks or water pump operators</text:p>
          </table:table-cell>
          <table:table-cell table:style-name="ce73" office:value-type="string" calcext:value-type="string">
            <text:p><text:s/>. And those who ca n't afford water delivery collect untreated water from the Benue River . @!AMETO-AKPE: I visited here , and I was shocked by what I saw . People were actua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n1 impacts_nn2 hundreds_nno2 of_io thousands_nno2 of_io residents_nn2 outside_ii the_at reach_nn1 of_io the_at city_nn1 's_ge old_jj pipe_nn1 network_nn1 ,_y who_pnqs now_rt pay_vv0 high_jj prices_nn2 for_if water_nn1 delivery_nn1 from_ii tanker_nn1 trucks_nn2 or_cc water_nn1 pump_nn1 operators_nn2</text:p>
          </table:table-cell>
          <table:table-cell office:value-type="string" calcext:value-type="string">
            <text:p><text:s/>._y And_cc those_dd2 who_pnqs ca_vm n't_xx afford_vvi water_nn1 delivery_nn1 collect_vv0 untreated_jj water_nn1 from_ii the_at Benue_np1 River_nnl1 ._y @!AMETO-AKPE:_zzc I_ppis1 visited_vvd here_rl ,_y and_cc I_ppis1 was_vbdz shocked_vvn by_ii what_ddq I_ppis1 saw_vvd ._y People_nn were_vbdr actual</text:p>
          </table:table-cell>
        </table:table-row>
        <table:table-row table:style-name="ro4" table:visibility="filter">
          <table:table-cell office:value-type="float" office:value="390" calcext:value-type="float">
            <text:p>390</text:p>
          </table:table-cell>
          <table:table-cell table:style-name="ce71" office:value-type="string" calcext:value-type="string">
            <text:p><text:s/>on Rick Santorum and Mitt Romney , after Santorum bested the front-runner in Alabama and Mississippi . Rick Santorum celebrated his victories last night in Lafayette , Louisiana , and</text:p>
          </table:table-cell>
          <table:table-cell table:style-name="ce73" office:value-type="string" calcext:value-type="string">
            <text:p><text:s/>said they make him the one true conservative alternative to Mitt Romney. @!RICK-SANTORUM-@1R@: The time is now for conservatives to pull together . The time is now to make sure , t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n_ii Rick_np1 Santorum_np1_nn1 and_cc Mitt_np1 Romney_np1 ,_y after_cs_ii Santorum_np1 bested_vvd the_at front-runner_nn1 in_ii Alabama_np1 and_cc Mississippi_np1 ._y Rick_np1 Santorum_np1 celebrated_vvd his_appge victories_nn2 last_md night_nnt1 in_ii Lafayette_np1_nn1 ,_y Louisiana_np1 ,_y and_cc</text:p>
          </table:table-cell>
          <table:table-cell office:value-type="string" calcext:value-type="string">
            <text:p><text:s/>said_vvd they_pphs2 make_vv0 him_ppho1 the_at one_mc1 true_jj conservative_jj_nn1 alternative_nn1 to_ii Mitt_np1 Romney._np1 @!RICK-SANTORUM-@1R@:_zzc The_at time_nnt1 is_vbz now_rt for_if conservatives_nn2 to_to pull_vvi together_rl ._y The_at time_nnt1 is_vbz now_rt to_to make_vvi sure_jj ,_y to_</text:p>
          </table:table-cell>
        </table:table-row>
        <table:table-row table:style-name="ro4" table:visibility="filter">
          <table:table-cell office:value-type="float" office:value="391" calcext:value-type="float">
            <text:p>391</text:p>
          </table:table-cell>
          <table:table-cell table:style-name="ce71" office:value-type="string" calcext:value-type="string">
            <text:p><text:s/>y So they have a vested interest in getting a deal done . @!JUDY-WOODRUFF: And , George Clooney , you have tied this to gas prices right here in this country @ @ @ @ @ @</text:p>
          </table:table-cell>
          <table:table-cell table:style-name="ce73" office:value-type="string" calcext:value-type="string">
            <text:p><text:s/>@ @ @ @ of the continent of Africa really affect gas prices here ? @!GEORGE-CLOONEY-: Well , listen , here 's what happened . President Obama gave a press conference a week ago , 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y So_rr they_pphs2 have_vh0 a_at1 vested_jj interest_nn1 in_ii getting_vvg a_at1 deal_nn1 done_vdn ._y @!JUDY-WOODRUFF:_zzc And_cc ,_y George_np1 Clooney_np1 ,_y you_ppy have_vh0 tied_vvn this_dd1 to_ii gas_nn1 prices_nn2 right_rr_vv0% here_rl in_ii this_dd1 country_nn1 @_ii @_ii @_ii @_ii @_ii @_ii</text:p>
          </table:table-cell>
          <table:table-cell office:value-type="string" calcext:value-type="string">
            <text:p><text:s/>@_ii @_ii @_ii @_ii of_io the_at continent_nn1 of_io Africa_np1 really_rr affect_vv0 gas_nn1 prices_nn2 here_rl ?_y @!GEORGE-CLOONEY-:_zzc Well_rr ,_y listen_vv0 ,_y here_rl 's_vbz what_ddq happened_vvd ._y President_nnb Obama_np1 gave_vvd a_at1 press_nn1 conference_nn1 a_at1 week_nnt1 ago_ra ,_y a</text:p>
          </table:table-cell>
        </table:table-row>
        <table:table-row table:style-name="ro4" table:visibility="filter">
          <table:table-cell office:value-type="float" office:value="392" calcext:value-type="float">
            <text:p>392</text:p>
          </table:table-cell>
          <table:table-cell table:style-name="ce71" office:value-type="string" calcext:value-type="string">
            <text:p><text:s text:c="2"/>that would leap into Lower Manhattan and fill the subway system , much of which is already below sea level , and disable it . So , as the sea level continues to</text:p>
          </table:table-cell>
          <table:table-cell table:style-name="ce73" office:value-type="string" calcext:value-type="string">
            <text:p><text:s/>rise , the odds of that kind of event continue to increase . And one day , instead of needing a Category 3 hurricane , we might instead just need a Category 2 hurricane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nn1 that_cst_dd1 would_vm leap_vvi into_ii Lower_jjr Manhattan_np1 and_cc fill_vvi the_at subway_nn1 system_nn1 ,_y much_da1 of_io which_ddq is_vbz already_rr below_ii sea_nn1 level_nn1 ,_y and_cc disable_vv0 it_pph1 ._y So_rr ,_y as_csa_ii the_at sea_nn1 level_nn1 continues_vvz to_to</text:p>
          </table:table-cell>
          <table:table-cell office:value-type="string" calcext:value-type="string">
            <text:p><text:s/>rise_vvi ,_y the_at odds_nn2 of_io that_dd1 kind_nn1 of_io event_nn1 continue_vv0 to_to increase_vvi ._y And_cc one_mc1 day_nnt1 ,_y instead_ii21 of_ii22 needing_vvg a_at1 Category_nn1 3_mc hurricane_nn1 ,_y we_ppis2 might_vm instead_rr just_rr need_vvi a_at1 Category_nn1 2_mc hurricane_nn1</text:p>
          </table:table-cell>
        </table:table-row>
        <table:table-row table:style-name="ro4" table:visibility="filter">
          <table:table-cell office:value-type="float" office:value="393" calcext:value-type="float">
            <text:p>393</text:p>
          </table:table-cell>
          <table:table-cell table:style-name="ce71" office:value-type="string" calcext:value-type="string">
            <text:p><text:s text:c="2"/>of the most recent pipeline to bring oil from Oklahoma to the Gulf Coast would make no mistake -- would be -- would make no sense . In fact , the president</text:p>
          </table:table-cell>
          <table:table-cell table:style-name="ce73" office:value-type="string" calcext:value-type="string">
            <text:p><text:s/>said we have oil that 's stranded in the middle of the country , where it 's commanding a lower price , and can command a higher price if it ca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of_io the_at most_rgt recent_jj pipeline_nn1 to_to bring_vvi oil_nn1 from_ii Oklahoma_np1 to_ii the_at Gulf_np1_nn1@ Coast_nn1 would_vm make_vvi no_at mistake_nn1 --_nn1 would_vm be_vbi --_nn1_jj would_vm make_vvi no_at sense_nn1 ._y In_ii fact_nn1 ,_y the_at president_nn1</text:p>
          </table:table-cell>
          <table:table-cell office:value-type="string" calcext:value-type="string">
            <text:p><text:s/>said_vvd we_ppis2 have_vh0 oil_nn1 that_cst_dd1 's_vbz_vhz@ stranded_vvn@_jj in_ii the_at middle_nn1 of_io the_at country_nn1 ,_y where_cs_rrq it_pph1 's_vbz commanding_vvg%_jj a_at1 lower_jjr price_nn1 ,_y and_cc can_vm command_vvi a_at1 higher_jjr price_nn1 if_cs it_pph1 can_</text:p>
          </table:table-cell>
        </table:table-row>
        <table:table-row table:style-name="ro4" table:visibility="filter">
          <table:table-cell office:value-type="float" office:value="394" calcext:value-type="float">
            <text:p>394</text:p>
          </table:table-cell>
          <table:table-cell table:style-name="ce71" office:value-type="string" calcext:value-type="string">
            <text:p><text:s/>n the region , including fears of contamination . Tonight : how Japanese citizens are grappling with very real questions about farming and food safety . @!MILES-O'BRIEN: In his barn ,</text:p>
          </table:table-cell>
          <table:table-cell table:style-name="ce73" office:value-type="string" calcext:value-type="string">
            <text:p><text:s/>rice farmer Toshiyuki Nishiyama has all the latest gear get the job done . This planter will sow six rows at a time , but these days his farm machines are in mothball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_ii the_at region_nn1 ,_y including_ii_vvg@ fears_nn2 of_io contamination_nn1 ._y Tonight_rt :_y how_rgq@_rrq Japanese_jj citizens_nn2 are_vbr grappling_vvg_jj with_iw very_rg real_jj questions_nn2 about_ii farming_nn1 and_cc food_nn1 safety_nn1 ._y @!MILES-O'BRIEN:_zzc In_ii his_appge barn_nn1 ,_y</text:p>
          </table:table-cell>
          <table:table-cell office:value-type="string" calcext:value-type="string">
            <text:p><text:s/>rice_nn1 farmer_nn1 Toshiyuki_np1_nn1 Nishiyama_np1 has_vhz all_db the_at latest_jjt gear_nn1 get_vv0 the_at job_nn1 done_vdn ._y This_dd1 planter_nn1 will_vm sow_vvi six_mc rows_nn2 at_ii a_at1 time_nnt1 ,_y but_ccb these_dd2 days_nnt2 his_appge farm_nn1 machines_nn2 are_vbr in_ii mothballs_</text:p>
          </table:table-cell>
        </table:table-row>
        <table:table-row table:style-name="ro4" table:visibility="filter">
          <table:table-cell office:value-type="float" office:value="395" calcext:value-type="float">
            <text:p>395</text:p>
          </table:table-cell>
          <table:table-cell table:style-name="ce71" office:value-type="string" calcext:value-type="string">
            <text:p><text:s text:c="2"/>@ @ @ mean , I like the idea of having the motivation to do good in order to get my license . @!HARI-SREENIVASAN: And she can thank Patrick Murphy for that . In 1988</text:p>
          </table:table-cell>
          <table:table-cell table:style-name="ce73" office:value-type="string" calcext:value-type="string">
            <text:p><text:s/>, while serving in the state legislature , he introduce a bill that made West Virginia the first state in the country to adopt a so-called attend- and-drive law . Murphy say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mean_vv0 ,_y I_ppis1 like_vv0 the_at idea_nn1 of_io having_vhg the_at motivation_nn1 to_to do_vdi good_jj_rr% in_bcl21 order_bcl22 to_to get_vvi my_appge license_nn1 ._y @!HARI-SREENIVASAN:_zzc And_cc she_pphs1 can_vm thank_vvi Patrick_np1 Murphy_np1 for_if that_dd1 ._y In_ii 1988_mc</text:p>
          </table:table-cell>
          <table:table-cell office:value-type="string" calcext:value-type="string">
            <text:p><text:s/>,_y while_cs serving_vvg in_ii the_at state_nn1 legislature_nn1 ,_y he_pphs1 introduce_vv0 a_at1 bill_nn1 that_cst made_vvd West_np1 Virginia_np1 the_at first_md state_nn1_vv0 in_ii the_at country_nn1 to_to adopt_vvi a_at1 so-called_jj attend-_jj_nn1 and-drive_jj_nn1 law_nn1 ._y Murphy_np1 says_vvz</text:p>
          </table:table-cell>
        </table:table-row>
        <table:table-row table:style-name="ro4" table:visibility="filter">
          <table:table-cell office:value-type="float" office:value="396" calcext:value-type="float">
            <text:p>396</text:p>
          </table:table-cell>
          <table:table-cell table:style-name="ce71" office:value-type="string" calcext:value-type="string">
            <text:p><text:s text:c="2"/>individual and group . @!PAUL-SOL @ ! MAN : But returning to Darwin the economist , how does competitive evolution hurt the species known as Homo sapiens ? Years ago , Frank</text:p>
          </table:table-cell>
          <table:table-cell table:style-name="ce73" office:value-type="string" calcext:value-type="string">
            <text:p><text:s/>began thinking that we engage in the same sort of wasteful , self-defeating contests that Darwin documented in other animals . In " The Winner-Take-All Society " in the mid- ' 9</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i individual_jj_nn1 and_cc group_nn1 ._y @!PAUL-SOL_zzc @_ii !_y MAN_nn1 :_y But_ccb returning_vvg to_ii Darwin_np1 the_at economist_nn1 ,_y how_rrq does_vdz competitive_jj evolution_nn1 hurt_vvd_vv0_vvn the_at species_nn known_vvn as_ii Homo_nn121 sapiens_nn122 ?_y Years_nnt2 ago_ra ,_y Frank_np1</text:p>
          </table:table-cell>
          <table:table-cell office:value-type="string" calcext:value-type="string">
            <text:p><text:s/>began_vvd thinking_vvg that_cst we_ppis2 engage_vv0 in_ii_rp@ the_at same_da sort_nn1 of_io wasteful_jj ,_y self-defeating_jj_nn1 contests_nn2_vvz@ that_cst Darwin_np1 documented_vvd in_ii_rp@ other_jj animals_nn2 ._y In_ii "_y The_at Winner-Take-All_np1 Society_nn1 "_y in_ii the_at mid-_nn1 '_ge 9</text:p>
          </table:table-cell>
        </table:table-row>
        <table:table-row table:style-name="ro4">
          <table:table-cell office:value-type="float" office:value="397" calcext:value-type="float">
            <text:p>397</text:p>
          </table:table-cell>
          <table:table-cell table:style-name="ce71" office:value-type="string" calcext:value-type="string">
            <text:p><text:s text:c="2"/>says . But I 'm thinking of fingertips on my lover 's neck last June . Amazing , hearts . This brachial heart . After class , I stole one from the formaldehyde and</text:p>
          </table:table-cell>
          <table:table-cell table:style-name="ce73" office:value-type="string" calcext:value-type="string">
            <text:p><text:s/>watched it bloom in my bathroom sink between cubes of ice . " The science gets to a certain place where you have a sort of horizon , a liminality of what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pphs1 says_vvz ._y But_ccb I_ppis1 'm_vbm thinking_vvg of_io fingertips_nn2 on_ii my_appge lover_nn1 's_ge neck_nn1 last_md June_npm1 ._y Amazing_jj ,_y hearts_nn2 ._y This_dd1 brachial_jj heart_nn1 ._y After_cs_ii class_nn1 ,_y I_ppis1 stole_vvd one_pn1_mc1 from_ii the_at formaldehyde_nn1 and_cc</text:p>
          </table:table-cell>
          <table:table-cell office:value-type="string" calcext:value-type="string">
            <text:p><text:s/>watched_vvd it_pph1 bloom_vv0_nn1 in_ii_rp@ my_appge bathroom_nn1 sink_nn1_vv0 between_ii cubes_nn2 of_io ice_nn1 ._y "_y The_at science_nn1 gets_vvz to_ii a_at1 certain_jj place_nn1 where_rrq you_ppy have_vh0 a_at1 sort_nn1 of_io horizon_nn1 ,_y a_at1 liminality_nn1 of_io what_ddq</text:p>
          </table:table-cell>
        </table:table-row>
        <table:table-row table:style-name="ro4" table:visibility="filter">
          <table:table-cell office:value-type="float" office:value="398" calcext:value-type="float">
            <text:p>398</text:p>
          </table:table-cell>
          <table:table-cell table:style-name="ce71" office:value-type="string" calcext:value-type="string">
            <text:p><text:s/>ready tensions in Afghanistan over how foreign troops accused of crimes in the country are treated ? @!HEIDI-VOGT: Yes , the tensions have really been high recently . It 's been</text:p>
          </table:table-cell>
          <table:table-cell table:style-name="ce73" office:value-type="string" calcext:value-type="string">
            <text:p><text:s/>-- this year we had in January a video emerge of U.S. Marines urinating on what looked like Taliban corpses , and then , of course , the Koran burnings just a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eady_rr tensions_nn2 in_ii Afghanistan_np1 over_ii_rp how_rgq@_rrq foreign_jj troops_nn2 accused_vvn_vvd of_io crimes_nn2 in_ii the_at country_nn1 are_vbr treated_vvn ?_y @!HEIDI-VOGT:_zzc Yes_uh ,_y the_at tensions_nn2 have_vh0 really_rr been_vbn high_rr@_jj recently_rr ._y It_pph1 's_vhz been_vbn</text:p>
          </table:table-cell>
          <table:table-cell office:value-type="string" calcext:value-type="string">
            <text:p><text:s/>--_zz this_dd1 year_nnt1 we_ppis2 had_vhd in_ii January_npm1 a_at1 video_nn1 emerge_vv0 of_io U.S._np1 Marines_nn2 urinating_vvg on_ii what_ddq looked_vvd like_ii Taliban_jj_np1_nn1 corpses_nn2 ,_y and_cc then_rt ,_y of_rr21 course_rr22 ,_y the_at Koran_nn1 burnings_nn2 just_rr a_at1</text:p>
          </table:table-cell>
        </table:table-row>
        <table:table-row table:style-name="ro4" table:visibility="filter">
          <table:table-cell office:value-type="float" office:value="399" calcext:value-type="float">
            <text:p>399</text:p>
          </table:table-cell>
          <table:table-cell table:style-name="ce71" office:value-type="string" calcext:value-type="string">
            <text:p><text:s text:c="2"/>and quick and , they would say , appropriate justice . And I do n't think our system can generate that . And every day that this person remains outside of what the Afghans</text:p>
          </table:table-cell>
          <table:table-cell table:style-name="ce73" office:value-type="string" calcext:value-type="string">
            <text:p><text:s/>would consider to be appropriate justice , the Taliban have something to wave a flag around and to continue to rile emotions and to destabilize what was already a very , ver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nd_cc quick_jj and_cc ,_y they_pphs2 would_vm say_vvi ,_y appropriate_jj justice_nn1 ._y And_cc I_ppis1 do_vd0 n't_xx think_vvi our_appge system_nn1 can_vm generate_vvi that_dd1 ._y And_cc every_at1 day_nnt1 that_cst this_dd1 person_nn1 remains_vvz outside_ii21 of_ii22 what_ddq the_at Afghans_nn2</text:p>
          </table:table-cell>
          <table:table-cell office:value-type="string" calcext:value-type="string">
            <text:p><text:s/>would_vm consider_vvi to_to be_vbi appropriate_jj justice_nn1 ,_y the_at Taliban_nn1_np1 have_vh0 something_pn1 to_to wave_vvi a_at1 flag_nn1 around_rp_ii and_cc to_to continue_vvi to_to rile_vvi emotions_nn2 and_cc to_to destabilize_vvi what_ddq was_vbdz already_rr a_at1 very_jj@_rg ,_y very_</text:p>
          </table:table-cell>
        </table:table-row>
        <table:table-row table:style-name="ro4" table:visibility="filter">
          <table:table-cell office:value-type="float" office:value="400" calcext:value-type="float">
            <text:p>400</text:p>
          </table:table-cell>
          <table:table-cell table:style-name="ce71" office:value-type="string" calcext:value-type="string">
            <text:p><text:s text:c="2"/>children . Both sides agreed on that . Opposition activists described this as slaughter and begged again for international intervention . Whole districts of Homs are now rubble-strewn</text:p>
          </table:table-cell>
          <table:table-cell table:style-name="ce73" office:value-type="string" calcext:value-type="string">
            <text:p><text:s/>post-apocalyptic ruins . Survivors are leaving . " God curse him , " this tearful old man says . " He 's a terrorist . Bashar is the terrorist . " @!HARI-SREENIVASAN: At th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children_nn2 ._y Both_db2 sides_nn2 agreed_vvn_vvd on_ii that_dd1 ._y Opposition_nn1 activists_nn2 described_vvd_vvn this_dd1 as_ii slaughter_nn1 and_cc begged_vvd_vvn again_rt for_if international_jj intervention_nn1 ._y Whole_jj_nn1 districts_nn2 of_io Homs_nn2_np1 are_vbr now_rt rubble-strewn_jj</text:p>
          </table:table-cell>
          <table:table-cell office:value-type="string" calcext:value-type="string">
            <text:p><text:s/>post-apocalyptic_jj ruins_nn2 ._y Survivors_nn2 are_vbr leaving_vvg ._y "_y God_np1 curse_vv0 him_ppho1 ,_y "_y this_dd1 tearful_jj old_jj man_nn1 says_vvz ._y "_y He_pphs1 's_vbz a_at1 terrorist_nn1_jj ._y Bashar_nn1_vv0_np1@ is_vbz the_at terrorist_nn1_jj ._y "_y @!HARI-SREENIVASAN:_zzc At_ii the</text:p>
          </table:table-cell>
        </table:table-row>
        <table:table-row table:style-name="ro4" table:visibility="filter">
          <table:table-cell office:value-type="float" office:value="401" calcext:value-type="float">
            <text:p>401</text:p>
          </table:table-cell>
          <table:table-cell table:style-name="ce71" office:value-type="string" calcext:value-type="string">
            <text:p><text:s/>elves as anti-abortion @ @ @ @ @ @ @ @ @ @ the hot buttons that one would traditionally associate with conservative and primarily Republican voters in the South . But you 're</text:p>
          </table:table-cell>
          <table:table-cell table:style-name="ce73" office:value-type="string" calcext:value-type="string">
            <text:p><text:s/>seeing this time Romney 's sheen of growing inevitability begin to shine through some of those evangelical concerns . And I think that 's the reason that much is -- i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lves_ppx2 as_csa_rg@ anti-abortion_jj @_ii @_ii @_ii @_ii @_ii @_ii @_ii @_ii @_ii @_ii the_at hot_jj buttons_nn2 that_cst one_pn1 would_vm traditionally_rr associate_vvi with_iw conservative_jj_nn1 and_cc primarily_rr Republican_jj@_nn1 voters_nn2 in_ii the_at South_nd1 ._y But_ccb you_ppy 're_vbr</text:p>
          </table:table-cell>
          <table:table-cell office:value-type="string" calcext:value-type="string">
            <text:p><text:s/>seeing_vvg this_dd1 time_nnt1 Romney_np1 's_ge sheen_nn1 of_io growing_jj_vvg inevitability_nn1 begin_vv0 to_to shine_vvi through_ii_rp@ some_dd of_io those_dd2 evangelical_jj concerns_nn2 ._y And_cc I_ppis1 think_vv0 that_dd1 's_vbz the_at reason_nn1 that_rg much_da1 is_vbz --_nn1_jj is_vbz</text:p>
          </table:table-cell>
        </table:table-row>
        <table:table-row table:style-name="ro4" table:visibility="filter">
          <table:table-cell office:value-type="float" office:value="402" calcext:value-type="float">
            <text:p>402</text:p>
          </table:table-cell>
          <table:table-cell table:style-name="ce71" office:value-type="string" calcext:value-type="string">
            <text:p><text:s text:c="2"/>sticks it out . He @ @ @ @ @ @ @ @ @ @ of pressure is there to be in a certain kind of shape ? @!JOEY-FATONE-@1CELE# It 's tough , they 're always like</text:p>
          </table:table-cell>
          <table:table-cell table:style-name="ce73" office:value-type="string" calcext:value-type="string">
            <text:p><text:s/>, how 's Joey look ? How 's he look ? How 's he looking these days ? But there is a thing where , you know , you do have to keep that</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pphs1 sticks_vvz it_pph1 out_rp ._y He_pphs1 @_ii @_ii @_ii @_ii @_ii @_ii @_ii @_ii @_ii @_ii of_io pressure_nn1 is_vbz there_ex to_to be_vbi in_ii a_at1 certain_jj kind_nn1 of_io shape_nn1 ?_y @!JOEY-FATONE-@1CELE#_zzc It_pph1 's_vbz tough_jj ,_y they_pphs2 're_vbr always_rr like_vv0@_jj@</text:p>
          </table:table-cell>
          <table:table-cell office:value-type="string" calcext:value-type="string">
            <text:p><text:s/>,_y how_rrq 's_vbz Joey_np1 look_nn1_vv0 ?_y How_rrq 's_vbz he_pphs1 look_vv0 ?_y How_rrq 's_vbz he_pphs1 looking_vvg these_dd2 days_nnt2 ?_y But_ccb there_ex is_vbz a_at1 thing_nn1 where_rrq_cs ,_y you_ppy know_vv0 ,_y you_ppy do_vd0 have_vhi to_to keep_vvi that_dd1_</text:p>
          </table:table-cell>
        </table:table-row>
        <table:table-row table:style-name="ro4" table:visibility="filter">
          <table:table-cell office:value-type="float" office:value="403" calcext:value-type="float">
            <text:p>403</text:p>
          </table:table-cell>
          <table:table-cell table:style-name="ce71" office:value-type="string" calcext:value-type="string">
            <text:p><text:s/>night , everybody . ##4103810_ @!CLIP: " JIMMY KIMMEL LIVE " @!JIMMY-KIMMEL-@1HOS# I still do n't think they meant any harm . The dog is probably saying , " Roof , " and they</text:p>
          </table:table-cell>
          <table:table-cell table:style-name="ce73" office:value-type="string" calcext:value-type="string">
            <text:p><text:s/>thought he said - you know , there was a misunderstanding . @!DIANE-SAWYER-@1-AB# @(Off-camera) Would you do it again ? @!MITT-ROMNEY-@1REPU# Certainly not with the attention this received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ight_nnt1 ,_y everybody_pn1 ._y ##4103810_ @!CLIP:_zzc "_y JIMMY_np1 KIMMEL_np1 LIVE_vv0_jj_rr@ "_y @!JIMMY-KIMMEL-@1HOS#_zzc I_zz1%_mc1% still_rr do_vd0 n't_xx think_vvi they_pphs2 meant_vvd any_dd harm_nn1 ._y The_at dog_nn1 is_vbz probably_rr saying_vvg ,_y "_y Roof_nn1 ,_y "_y and_cc they_pphs2</text:p>
          </table:table-cell>
          <table:table-cell office:value-type="string" calcext:value-type="string">
            <text:p><text:s/>thought_vvd he_pphs1 said_vvd -_- you_ppy know_vv0 ,_y there_ex was_vbdz a_at1 misunderstanding_nn1 ._y @!DIANE-SAWYER-@1-AB#_zzc @(Off-camera)_zzq Would_vm you_ppy do_vdi it_pph1 again_rt ?_y @!MITT-ROMNEY-@1REPU#_zzc Certainly_rr not_xx with_iw the_at attention_nn1 this_dd1 received_vvd_vvn ._y @</text:p>
          </table:table-cell>
        </table:table-row>
        <table:table-row table:style-name="ro4" table:visibility="filter">
          <table:table-cell office:value-type="float" office:value="404" calcext:value-type="float">
            <text:p>404</text:p>
          </table:table-cell>
          <table:table-cell table:style-name="ce71" office:value-type="string" calcext:value-type="string">
            <text:p><text:s text:c="2"/>strong number and a pretty big difference , is n't it ? @!MATTHEW-DOWD-@1-AB# @(Off-camera) President Bush 's numbers was very much the same . And one of the things that we</text:p>
          </table:table-cell>
          <table:table-cell table:style-name="ce73" office:value-type="string" calcext:value-type="string">
            <text:p><text:s/>thought that I think is important to know is @ @ @ @ @ @ @ @ @ @ they believe they 're incompetent , they will fire somebody . So I think Mitt Romney 's strateg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g_jj strong_jj number_nn1 and_cc a_at1 pretty_rg_jj big_jj difference_nn1 ,_y is_vbz n't_xx it_pph1 ?_y @!MATTHEW-DOWD-@1-AB#_zzc @(Off-camera)_zzq President_nnb Bush_np1 's_ge numbers_nn2 was_vbdz very_rg much_rr_da1 the_at same_da ._y And_cc one_mc1 of_io the_at things_nn2 that_cst we_ppis2</text:p>
          </table:table-cell>
          <table:table-cell office:value-type="string" calcext:value-type="string">
            <text:p><text:s/>thought_vvd that_cst I_ppis1 think_vv0 is_vbz important_jj to_to know_vvi is_vbz @_ii @_ii @_ii @_ii @_ii @_ii @_ii @_ii @_ii @_ii they_pphs2 believe_vv0 they_pphs2 're_vbr incompetent_jj ,_y they_pphs2 will_vm fire_vvi somebody_pn1 ._y So_rr I_ppis1 think_vv0 Mitt_np1 Romney_np1 's_ge strategy_nn1</text:p>
          </table:table-cell>
        </table:table-row>
        <table:table-row table:style-name="ro4" table:visibility="filter">
          <table:table-cell office:value-type="float" office:value="405" calcext:value-type="float">
            <text:p>405</text:p>
          </table:table-cell>
          <table:table-cell table:style-name="ce71" office:value-type="string" calcext:value-type="string">
            <text:p><text:s text:c="2"/>and jailed . @!CHRIS-GARDNER-@1GO# I missed everything . I 'm sitting in a jail cell and I missed the " People " magazine Emmy party at the Mondrian , I</text:p>
          </table:table-cell>
          <table:table-cell table:style-name="ce73" office:value-type="string" calcext:value-type="string">
            <text:p><text:s/>missed the - I mean , I missed the awards . I got out of jail on Monday and my editor called me into her office immediately and she just was like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n and_cc jailed_jj_vvn_vvd@ ._y @!CHRIS-GARDNER-@1GO#_zzc I_zz1%_mc1% missed_vvd_vvn_jj@ everything_pn1 ._y I_ppis1 'm_vbm sitting_vvg in_ii_rp@ a_at1 jail_nn1 cell_nn1 and_cc I_ppis1 missed_vvd the_at "_y People_nn "_y magazine_nn1 Emmy_nn1_jj_np1 party_nn1 at_ii the_at Mondrian_np1 ,_y I_ppis1</text:p>
          </table:table-cell>
          <table:table-cell office:value-type="string" calcext:value-type="string">
            <text:p><text:s/>missed_vvd the_at -_- I_ppis1 mean_vv0 ,_y I_ppis1 missed_vvd the_at awards_nn2 ._y I_ppis1 got_vvd out_ii21 of_ii22 jail_nn1 on_ii Monday_npd1 and_cc my_appge editor_nn1 called_vvd@_vvn me_ppio1 into_ii her_appge office_nn1 immediately_rr and_cc she_pphs1 just_rr was_vbdz like_ii ,_y</text:p>
          </table:table-cell>
        </table:table-row>
        <table:table-row table:style-name="ro4" table:visibility="filter">
          <table:table-cell office:value-type="float" office:value="406" calcext:value-type="float">
            <text:p>406</text:p>
          </table:table-cell>
          <table:table-cell table:style-name="ce71" office:value-type="string" calcext:value-type="string">
            <text:p><text:s/>is point they 'd be thrilled with a letter of acceptance inviting them to return to this place , the prestigious American Academy of Dramatic Arts , for a second year . Marah just</text:p>
          </table:table-cell>
          <table:table-cell table:style-name="ce73" office:value-type="string" calcext:value-type="string">
            <text:p><text:s/>got a letter of eviction. @!MARAH-FAIRCLOUGH-@# We have three days basically to pay approximately $6,590. @!JAY-SCHADLER-@1-AB# @(Voiceover) Impossible . But to keep Marah in school , the fam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s_dd1 point_nn1 they_pphs2 'd_vm be_vbi thrilled_vvn with_iw a_at1 letter_nn1 of_io acceptance_nn1 inviting_vvg them_ppho2 to_to return_vvi to_ii this_dd1 place_nn1 ,_y the_at prestigious_jj American_jj Academy_nn1 of_io Dramatic_jj Arts_nn2 ,_y for_if a_at1 second_md year_nnt1 ._y Marah_uh just_rr</text:p>
          </table:table-cell>
          <table:table-cell office:value-type="string" calcext:value-type="string">
            <text:p><text:s/>got_vvn_vvd a_at1 letter_nn1 of_io eviction._nnu @!MARAH-FAIRCLOUGH-@#_zzc We_ppis2 have_vh0 three_mc days_nnt2 basically_rr to_to pay_vvi approximately_rr $6,590._nnu @!JAY-SCHADLER-@1-AB#_zzc @(Voiceover)_zzq Impossible_jj ._y But_ccb to_to keep_vvi Marah_np1_nn1@ in_ii school_nn1 ,_y the_at fami</text:p>
          </table:table-cell>
        </table:table-row>
        <table:table-row table:style-name="ro4" table:visibility="filter">
          <table:table-cell office:value-type="float" office:value="407" calcext:value-type="float">
            <text:p>407</text:p>
          </table:table-cell>
          <table:table-cell table:style-name="ce71" office:value-type="string" calcext:value-type="string">
            <text:p><text:s text:c="2"/>the nightclub . He 'd go downstairs and wait a half an hour while the dealer pulls up , you know ? He deals with them , he gets the coke , and @ @ @</text:p>
          </table:table-cell>
          <table:table-cell table:style-name="ce73" office:value-type="string" calcext:value-type="string">
            <text:p><text:s/>@ @ @ @ @ @ @ , God forbid , you know , they go out and get their own stuff . @!JAY-SCHADLER-@1-AB# @(Off-camera) So drugs equaled access . @!CHRIS-GARDNER-@1GO# Mm-hmm . @!JAY-SC</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_at nightclub_nn1 ._y He_pphs1 'd_vm go_vvi downstairs_rl and_cc wait_vvi a_at1 half_db_rr@ an_at1 hour_nnt1 while_cs the_at dealer_nn1 pulls_vvz up_rp ,_y you_ppy know_vv0 ?_y He_pphs1 deals_vvz with_iw them_ppho2 ,_y he_pphs1 gets_vvz the_at coke_nn1 ,_y and_cc @_ii @_ii @_ii</text:p>
          </table:table-cell>
          <table:table-cell office:value-type="string" calcext:value-type="string">
            <text:p><text:s/>@_ii @_ii @_ii @_ii @_ii @_ii @_ii ,_y God_np1 forbid_vv0 ,_y you_ppy know_vv0 ,_y they_pphs2 go_vv0 out_rp and_cc get_vv0 their_appge own_da stuff_nn1 ._y @!JAY-SCHADLER-@1-AB#_zzc @(Off-camera)_zzq So_cs@_rr drugs_nn2 equaled_vvd_jj@ access_nn1 ._y @!CHRIS-GARDNER-@1GO#_zzc Mm-hmm_uh ._y @!JAY-SC</text:p>
          </table:table-cell>
        </table:table-row>
        <table:table-row table:style-name="ro4" table:visibility="filter">
          <table:table-cell office:value-type="float" office:value="408" calcext:value-type="float">
            <text:p>408</text:p>
          </table:table-cell>
          <table:table-cell table:style-name="ce71" office:value-type="string" calcext:value-type="string">
            <text:p><text:s text:c="2"/>myself , " One day , you 'll be able to leave these crappy jobs and like , let something happen with music . " @!JESSE-MAGNUSON-@1D# It 's kind of a make-it</text:p>
          </table:table-cell>
          <table:table-cell table:style-name="ce73" office:value-type="string" calcext:value-type="string">
            <text:p><text:s/>or break-it year for me . One roommate sleeps here , and another one sleeps here . And here 's my awesome fiery couch . This is where I 've been staying in LA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g myself_ppx1 ,_y "_y One_mc1 day_nnt1 ,_y you_ppy 'll_vm be_vbi able_jk to_to leave_vvi these_dd2 crappy_jj jobs_nn2 and_cc like_vvi ,_y let_vv0_vvd@ something_pn1 happen_vvi with_iw music_nn1 ._y "_y @!JESSE-MAGNUSON-@1D#_zzc It_pph1_nn1@ 's_vbz_ge kind_rr21%_nn1 of_rr22_io a_at1 make-it_pph1</text:p>
          </table:table-cell>
          <table:table-cell office:value-type="string" calcext:value-type="string">
            <text:p><text:s/>or_cc break-it_pph1 year_nnt1 for_if me_ppio1 ._y One_mc1 roommate_nn1 sleeps_vvz here_rl ,_y and_cc another_dd1 one_pn1 sleeps_vvz here_rl ._y And_cc here_rl 's_vbz my_appge awesome_jj fiery_jj couch_nn1 ._y This_dd1 is_vbz where_rrq_cs I_ppis1 've_vh0 been_vbn staying_vvg in_ii LA_</text:p>
          </table:table-cell>
        </table:table-row>
        <table:table-row table:style-name="ro4" table:visibility="filter">
          <table:table-cell office:value-type="float" office:value="409" calcext:value-type="float">
            <text:p>409</text:p>
          </table:table-cell>
          <table:table-cell table:style-name="ce71" office:value-type="string" calcext:value-type="string">
            <text:p><text:s text:c="2"/>" FIFTY SHADES OF GREY " ) Yes . @!ELIZABETH-VARGAS-@# @(Off-camera) Graphic sex . E.L . JAMES ( AUTHOR OF " FIFTY SHADES OF GREY " ) Yes . Well , it 's a love story</text:p>
          </table:table-cell>
          <table:table-cell table:style-name="ce73" office:value-type="string" calcext:value-type="string">
            <text:p><text:s/>. You know , people who fall in love have a lot of sex , do n't they ? @!ELIZABETH-VARGAS-@# @(Off-camera) Well ... E.L . JAMES ( AUTHOR OF " FIFTY SHADES OF GREY " )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io "_y FIFTY_mc SHADES_nn2 OF_io GREY_np1_jj "_y )_y Yes_uh ._y @!ELIZABETH-VARGAS-@#_zzc @(Off-camera)_zzq Graphic_nn1_jj@ sex_nn1 ._y E.L_np1 ._y JAMES_np1 (_y AUTHOR_nn1 OF_io "_y FIFTY_mc SHADES_nn2 OF_io GREY_np1_jj "_y )_y Yes_uh ._y Well_rr ,_y it_pph1 's_vbz a_at1 love_nn1 story_nn1</text:p>
          </table:table-cell>
          <table:table-cell office:value-type="string" calcext:value-type="string">
            <text:p><text:s/>._y You_ppy know_vv0 ,_y people_nn who_pnqs fall_vv0 in_ii_rp@ love_nn1 have_vh0 a_at1 lot_nn1 of_io sex_nn1 ,_y do_vd0 n't_xx they_pphs2 ?_y @!ELIZABETH-VARGAS-@#_zzc @(Off-camera)_zzq Well_rr ..._... E.L_np1 ._y JAMES_np1 (_y AUTHOR_nn1 OF_io "_y FIFTY_mc SHADES_nn2 OF_io GREY_np1_jj "_y )_</text:p>
          </table:table-cell>
        </table:table-row>
        <table:table-row table:style-name="ro4" table:visibility="filter">
          <table:table-cell office:value-type="float" office:value="410" calcext:value-type="float">
            <text:p>410</text:p>
          </table:table-cell>
          <table:table-cell table:style-name="ce71" office:value-type="string" calcext:value-type="string">
            <text:p><text:s/>i network ) go . @!JEFFREY-KENNEDY-@1# What 's the problem here ? @!COLLEGE-STUDENT-@1# Come sit down and eat with us. @!GIGI-@1ACTRESS@2-# Thank you , guys . @!COLLEGE-STUDENT-@1# I 'm not gon</text:p>
          </table:table-cell>
          <table:table-cell table:style-name="ce73" office:value-type="string" calcext:value-type="string">
            <text:p><text:s/>na have some ( censored by network ) girl get raped right in front of me. @!JOHN-QUI-ONES-@1-# @(Off-camera) You physically pulled her over here . You carried her over .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i network_nn1 )_y go_vv0 ._y @!JEFFREY-KENNEDY-@1#_zzc What_ddq 's_vbz the_at problem_nn1 here_rl ?_y @!COLLEGE-STUDENT-@1#_zzc Come_vv0 sit_vv0 down_rp and_cc eat_vv0 with_iw us._nnu @!GIGI-@1ACTRESS@2-#_zzc Thank_vv0 you_ppy ,_y guys_nn2 ._y @!COLLEGE-STUDENT-@1#_zzc I_ppis1 'm_vbm not_xx gon_vvgk</text:p>
          </table:table-cell>
          <table:table-cell office:value-type="string" calcext:value-type="string">
            <text:p><text:s/>na_to have_vhi some_dd (_y censored_vvn by_ii network_nn1 )_y girl_nn1 get_vv0 raped_jj@_vvn right_nn1_rr in_ii31 front_ii32 of_ii33 me._nnu @!JOHN-QUI-ONES-@1-#_zzc @(Off-camera)_zzq You_ppy physically_rr pulled_vvd_vvn her_ppho1 over_rl21 here_rl22 ._y You_ppy carried_vvd her_ppho1 over_rp ._y @!</text:p>
          </table:table-cell>
        </table:table-row>
        <table:table-row table:style-name="ro4" table:visibility="filter">
          <table:table-cell office:value-type="float" office:value="411" calcext:value-type="float">
            <text:p>411</text:p>
          </table:table-cell>
          <table:table-cell table:style-name="ce71" office:value-type="string" calcext:value-type="string">
            <text:p><text:s text:c="2"/>state of Oregon . But on last night 's episode , take a look , Bart writing as he always does on a chalkboard that the actual state is any one but yours</text:p>
          </table:table-cell>
          <table:table-cell table:style-name="ce73" office:value-type="string" calcext:value-type="string">
            <text:p><text:s/>. Roughly two thirds of the 50 United States have a town named Springfield . @!JOSH-ELLIOTT-@1-AB# @(Off-camera) I argue , guys , this is Groening backpedaling . I think it 's</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nn1 state_nn1 of_io Oregon_np1 ._y But_ccb on_ii last_md night_nnt1 's_ge episode_nn1 ,_y take_vv0 a_at1 look_nn1 ,_y Bart_np1 writing_nn1_vvg as_csa he_pphs1 always_rr does_vdz on_ii a_at1 chalkboard_nn1 that_cst the_at actual_jj state_nn1 is_vbz any_dd one_mc1 but_ccb yours_ppge</text:p>
          </table:table-cell>
          <table:table-cell office:value-type="string" calcext:value-type="string">
            <text:p><text:s/>._y Roughly_rr two_mc thirds_mf of_io the_at 50_mc United_np1 States_np1 have_vh0 a_at1 town_nn1 named_vvn Springfield_np1 ._y @!JOSH-ELLIOTT-@1-AB#_zzc @(Off-camera)_zzq I_ppis1 argue_vv0 ,_y guys_nn2 ,_y this_dd1 is_vbz Groening_vvg_jj@ backpedaling_nn1@_vvg_jj@ ._y I_ppis1 think_vv0 it_pph1 's_v</text:p>
          </table:table-cell>
        </table:table-row>
        <table:table-row table:style-name="ro4" table:visibility="filter">
          <table:table-cell office:value-type="float" office:value="412" calcext:value-type="float">
            <text:p>412</text:p>
          </table:table-cell>
          <table:table-cell table:style-name="ce71" office:value-type="string" calcext:value-type="string">
            <text:p><text:s/>@ campaign should deal with this tax issue ? And how big a deal do you think the failure to release 12 years of returns will be ? @!PAUL-GIGOT-@1EDITO# I would not</text:p>
          </table:table-cell>
          <table:table-cell table:style-name="ce73" office:value-type="string" calcext:value-type="string">
            <text:p><text:s/>let it fester . I would have gotten the tax returns out three or four months ago or six months ago or a year ago . I do n't think you want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jj% campaign_nn1 should_vm deal_vvi with_iw this_dd1 tax_nn1 issue_nn1_vv0 ?_y And_cc how_rgq@_rrq big_jj_rr% a_at1 deal_nn1 do_vd0 you_ppy think_vvi the_at failure_nn1 to_to release_vvi 12_mc years_nnt2 of_io returns_nn2 will_vm be_vbi ?_y @!PAUL-GIGOT-@1EDITO#_zzc I_zz1% would_vm not_xx</text:p>
          </table:table-cell>
          <table:table-cell office:value-type="string" calcext:value-type="string">
            <text:p><text:s/>let_vvi it_pph1 fester_nn1 ._y I_ppis1 would_vm have_vhi gotten_vvn the_at tax_nn1 returns_nn2 out_rp_ii% three_mc or_cc four_mc months_nnt2 ago_ra or_cc six_mc months_nnt2 ago_ra or_cc a_at1 year_nnt1 ago_ra ._y I_ppis1 do_vd0 n't_xx think_vvi you_ppy want_vv0</text:p>
          </table:table-cell>
        </table:table-row>
        <table:table-row table:style-name="ro4" table:visibility="filter">
          <table:table-cell office:value-type="float" office:value="413" calcext:value-type="float">
            <text:p>413</text:p>
          </table:table-cell>
          <table:table-cell table:style-name="ce71" office:value-type="string" calcext:value-type="string">
            <text:p><text:s/>i22 actions that the Saudis have taken @ @ @ @ @ @ @ @ @ @ helped calm prices in oil markets , and that 's pretty encouraging . @!GEORGE-STEPHANOPOU# @(Off-camera) I know you</text:p>
          </table:table-cell>
          <table:table-cell table:style-name="ce73" office:value-type="string" calcext:value-type="string">
            <text:p><text:s/>told the President you plan on leaving office even if he is re-elected , and I do n't want to revisit that right now , but just one question . From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22 actions_nn2 that_cst the_at Saudis_nn2 have_vh0 taken_vvn @_ii @_ii @_ii @_ii @_ii @_ii @_ii @_ii @_ii @_ii helped_vvn calm_jj_nn1 prices_nn2 in_ii oil_nn1 markets_nn2 ,_y and_cc that_dd1_cst 's_vbz pretty_rg encouraging_jj ._y @!GEORGE-STEPHANOPOU#_zzc @(Off-camera)_zzq I_ppis1 know_vv0 you_ppy</text:p>
          </table:table-cell>
          <table:table-cell office:value-type="string" calcext:value-type="string">
            <text:p><text:s/>told_vvd the_at President_nn1 you_ppy plan_vv0 on_ii_rp@ leaving_vvg office_nn1 even_cs21 if_cs22 he_pphs1 is_vbz re-elected_vvn_jj ,_y and_cc I_ppis1 do_vd0 n't_xx want_vvi to_to revisit_vvi that_dd1_cst right_nn1_rr_jj now_rt ,_y but_ccb just_rr one_mc1 question_nn1 ._y From_</text:p>
          </table:table-cell>
        </table:table-row>
        <table:table-row table:style-name="ro4" table:visibility="filter">
          <table:table-cell office:value-type="float" office:value="414" calcext:value-type="float">
            <text:p>414</text:p>
          </table:table-cell>
          <table:table-cell table:style-name="ce71" office:value-type="string" calcext:value-type="string">
            <text:p><text:s text:c="2"/>, still have cases pending in Brazil appealing the decisions that sent Sean home to New Jersey . And in the US , Silvana is appealing a 2011 New Jersey ruling that</text:p>
          </table:table-cell>
          <table:table-cell table:style-name="ce73" office:value-type="string" calcext:value-type="string">
            <text:p><text:s/>rejected his Brazilian grandparents request to visit Sean , calling their actions to keep him away from his dad contemptuous . Silvana argues that Sean 's human right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d ,_y still_rr have_vh0 cases_nn2 pending_jj_ii in_ii Brazil_np1 appealing_vvg the_at decisions_nn2 that_cst sent_vvd Sean_np1 home_nn1_rl to_ii New_np1 Jersey_np1 ._y And_cc in_ii the_at US_np1 ,_y Silvana_np1 is_vbz appealing_vvg a_at1 2011_mc New_np1 Jersey_np1 ruling_nn1_jj that_cst</text:p>
          </table:table-cell>
          <table:table-cell office:value-type="string" calcext:value-type="string">
            <text:p><text:s/>rejected_vvd his_appge Brazilian_jj_nn1 grandparents_nn2 request_vv0 to_to visit_vvi Sean_np1 ,_y calling_vvg their_appge actions_nn2 to_to keep_vvi him_ppho1 away_ii21_rl from_ii22_ii his_appge dad_nn1 contemptuous_jj ._y Silvana_nn1_np1@ argues_vvz that_cst Sean_np1 's_ge human_jj_nn1 rights_nn2</text:p>
          </table:table-cell>
        </table:table-row>
        <table:table-row table:style-name="ro4" table:visibility="filter">
          <table:table-cell office:value-type="float" office:value="415" calcext:value-type="float">
            <text:p>415</text:p>
          </table:table-cell>
          <table:table-cell table:style-name="ce71" office:value-type="string" calcext:value-type="string">
            <text:p><text:s text:c="2"/>, I 've got a belt around my ... @!KOTB: No , that 's what it feels like to be us. @!GEIST: Oh . @!Ms-DORR: So you kind of push back and hold</text:p>
          </table:table-cell>
          <table:table-cell table:style-name="ce73" office:value-type="string" calcext:value-type="string">
            <text:p><text:s/>it ... @!GEIST: OK. @!Ms-DORR: ... and then it release a little . So like really squeeze your seat as hard as you can . Push back . @!GEIST: Is my seat m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_y I_ppis1 've_vh0 got_vvn a_at1 belt_nn1 around_ii_rp my_appge ..._... @!KOTB:_zzc No_uh ,_y that_dd1 's_vbz what_ddq it_pph1 feels_vvz like_jj@_ii to_to be_vbi us._nnu @!GEIST:_zzc Oh_uh ._y @!Ms-DORR:_zzc So_cs@_rr you_ppy kind_rr21% of_rr22 push_vv0 back_rp and_cc hold_vv0</text:p>
          </table:table-cell>
          <table:table-cell office:value-type="string" calcext:value-type="string">
            <text:p><text:s/>it_pph1 ..._... @!GEIST:_zzc OK._rr @!Ms-DORR:_zzc ..._... and_cc then_rt it_pph1 release_vv0 a_rr21_at1 little_rr22_jj ._y So_rr like_ii_vv0@ really_rr squeeze_vv0 your_appge seat_nn1 as_rg hard_rr_jj as_csa you_ppy can_vm_vv0% ._y Push_vv0 back_rp ._y @!GEIST:_zzc Is_vbz my_appge seat_nn1 my_appg</text:p>
          </table:table-cell>
        </table:table-row>
        <table:table-row table:style-name="ro4" table:visibility="filter">
          <table:table-cell office:value-type="float" office:value="416" calcext:value-type="float">
            <text:p>416</text:p>
          </table:table-cell>
          <table:table-cell table:style-name="ce71" office:value-type="string" calcext:value-type="string">
            <text:p><text:s/>pis1 'm all for women being set up with other women , that 's just ... @!Ms-O'DONNELL: Of course you are . @!Ms-JONES: You know ... @(unintelligible) . @!Ms-O'DONNELL: Yeah . @!Mr-DEUTSCH:</text:p>
          </table:table-cell>
          <table:table-cell table:style-name="ce73" office:value-type="string" calcext:value-type="string">
            <text:p><text:s/>No , I think it 's a great -- see , why did you go to that ? @!Ms-O'DONNELL: Just stop ... @!Ms-JONES: Because that 's where you went . @!Ms-O'DONNELL: That 's whe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is1 'm_vbm all_rr@ for_if women_nn2 being_vbg set_vvn up_rp with_iw other_jj women_nn2 ,_y that_dd1 's_vbz just_rr ..._... @!Ms-O'DONNELL:_zzc Of_rr21 course_rr22 you_ppy are_vbr ._y @!Ms-JONES:_zzc You_ppy know_vv0 ..._... @(unintelligible)_zzq ._y @!Ms-O'DONNELL:_zzc Yeah_uh ._y @!Mr-DEUTSCH:_zzc</text:p>
          </table:table-cell>
          <table:table-cell office:value-type="string" calcext:value-type="string">
            <text:p><text:s/>No_uh ,_y I_ppis1 think_vv0 it_pph1 's_vbz a_at1 great_jj --_nn1 see_vv0 ,_y why_rrq did_vdd you_ppy go_vvi to_ii that_dd1 ?_y @!Ms-O'DONNELL:_zzc Just_rr stop_vv0 ..._... @!Ms-JONES:_zzc Because_cs that_dd1 's_vbz where_rrq you_ppy went_vvd ._y @!Ms-O'DONNELL:_zzc That_dd1 's_vbz where_rrq</text:p>
          </table:table-cell>
        </table:table-row>
        <table:table-row table:style-name="ro4">
          <table:table-cell office:value-type="float" office:value="417" calcext:value-type="float">
            <text:p>417</text:p>
          </table:table-cell>
          <table:table-cell table:style-name="ce71" office:value-type="string" calcext:value-type="string">
            <text:p><text:s text:c="2"/>Woman 11 : It 's not getting wrapped up properly , and if the -- these wrinkles kind of get ironed into it with our rollers , so we know we still</text:p>
          </table:table-cell>
          <table:table-cell table:style-name="ce73" office:value-type="string" calcext:value-type="string">
            <text:p><text:s/>got some work to do . And that 's how ... @!QUINTANILLA: A minor adjustment that may seem trivial , but one that 's typical of the kind of passion and obsessiveness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jj Woman_nn1 11_mc :_y It_pph1 's_vbz not_xx getting_vvg wrapped_vvn up_rp properly_rr ,_y and_cc if_cs_csw@ the_at --_nn1_jj these_dd2 wrinkles_nn2 kind_rr21% of_rr22 get_vv0 ironed_vvn into_ii it_pph1 with_iw our_appge rollers_nn2 ,_y so_cs@_rr we_ppis2 know_vv0 we_ppis2 still_rr</text:p>
          </table:table-cell>
          <table:table-cell office:value-type="string" calcext:value-type="string">
            <text:p><text:s/>got_vvn_vvd some_dd work_nn1_vv0 to_to do_vdi ._y And_cc that_dd1 's_vbz how_rrq ..._... @!QUINTANILLA:_zzc A_zz1_at1@ minor_jj adjustment_nn1 that_cst_dd1 may_vm seem_vvi trivial_jj ,_y but_ccb one_pn1 that_cst_dd1 's_vbz typical_jj of_io the_at kind_nn1 of_io passion_nn1 and_cc obsessiveness_</text:p>
          </table:table-cell>
        </table:table-row>
        <table:table-row table:style-name="ro4" table:visibility="filter">
          <table:table-cell office:value-type="float" office:value="418" calcext:value-type="float">
            <text:p>418</text:p>
          </table:table-cell>
          <table:table-cell table:style-name="ce71" office:value-type="string" calcext:value-type="string">
            <text:p><text:s text:c="2"/>that make them charismatic , which you do want in a leader , but they are n't necessarily the same qualities that make for a good leader in office . @!MATTHEWS: OK .</text:p>
          </table:table-cell>
          <table:table-cell table:style-name="ce73" office:value-type="string" calcext:value-type="string">
            <text:p><text:s/>Can he -- Can Mitt Romney sell himself as the mechanic ? OK . I 'm a square , but I can fix the sink . @!Ms-MURPHY: He has to . I mean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nn2 that_cst make_vv0 them_ppho2 charismatic_jj ,_y which_ddq you_ppy do_vd0 want_vvi in_ii_rp@ a_at1 leader_nn1 ,_y but_ccb they_pphs2 are_vbr n't_xx necessarily_rr the_at same_da qualities_nn2 that_cst make_vv0 for_if a_at1 good_jj leader_nn1 in_ii office_nn1 ._y @!MATTHEWS:_zzc OK_rr ._y</text:p>
          </table:table-cell>
          <table:table-cell office:value-type="string" calcext:value-type="string">
            <text:p><text:s/>Can_vm_vv0% he_pphs1 --_nn1_jj Can_vm Mitt_np1 Romney_np1 sell_vv0 himself_ppx1 as_ii_csa the_at mechanic_nn1 ?_y OK_rr ._y I_ppis1 'm_vbm a_at1 square_nn1_jj ,_y but_ccb I_ppis1 can_vm fix_vvi the_at sink_nn1 ._y @!Ms-MURPHY:_zzc He_pphs1 has_vhz to_to ._y I_ppis1 mean_</text:p>
          </table:table-cell>
        </table:table-row>
        <table:table-row table:style-name="ro4" table:visibility="filter">
          <table:table-cell office:value-type="float" office:value="419" calcext:value-type="float">
            <text:p>419</text:p>
          </table:table-cell>
          <table:table-cell table:style-name="ce71" office:value-type="string" calcext:value-type="string">
            <text:p><text:s/>ART: His ATM card was not amongst his belongings . @!LAURA-ITALIANO: Poor @ @ @ @ @ @ @ @ @ @ know , he 's slumped to dead at his steering wheel . @!RICHARD-SCHLESINGE:</text:p>
          </table:table-cell>
          <table:table-cell table:style-name="ce73" office:value-type="string" calcext:value-type="string">
            <text:p><text:s/>To New York Post reporter Laura Italiano , it fit a pattern every New Yorker has seen before : Jeffery Locker was in the wrong place at the wrong time and trusted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RT:_zzc His_appge ATM_nn1 card_nn1 was_vbdz not_xx amongst_ii his_appge belongings_nn2 ._y @!LAURA-ITALIANO:_zzc Poor_jj @_ii @_ii @_ii @_ii @_ii @_ii @_ii @_ii @_ii @_ii know_vv0 ,_y he_pphs1 's_vbz_vhz@ slumped_vvn to_ii dead_jj at_ii his_appge steering_nn1 wheel_nn1 ._y @!RICHARD-SCHLESINGE:_zzc</text:p>
          </table:table-cell>
          <table:table-cell office:value-type="string" calcext:value-type="string">
            <text:p><text:s/>To_ii New_np1 York_np1 Post_nn1_ii@ reporter_nn1 Laura_np1 Italiano_np1 ,_y it_pph1 fit_vv0 a_at1 pattern_nn1 every_at1 New_jj Yorker_np1 has_vhz seen_vvn before_rt :_y Jeffery_np1 Locker_np1 was_vbdz in_ii the_at wrong_jj place_nn1 at_ii the_at wrong_jj time_nnt1 and_cc trusted_vvd the_</text:p>
          </table:table-cell>
        </table:table-row>
        <table:table-row table:style-name="ro4">
          <table:table-cell office:value-type="float" office:value="420" calcext:value-type="float">
            <text:p>420</text:p>
          </table:table-cell>
          <table:table-cell table:style-name="ce71" office:value-type="string" calcext:value-type="string">
            <text:p><text:s/>tually somebody says , " Oh , that 's Kenneth Minor . " @!RICHARD-SCHLESINGE: Kenneth Minor ? @!ROBERT-STEWART: That 's correct . @!RICHARD-SCHLESINGE: They hauled in Kenneth Minor . It</text:p>
          </table:table-cell>
          <table:table-cell table:style-name="ce73" office:value-type="string" calcext:value-type="string">
            <text:p><text:s/>was not his first brush with the law . He had a record of drug violations and a robbery -- a sad profile that fits many murderers . But Kenneth Minor had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tually_rr somebody_pn1 says_vvz ,_y "_y Oh_uh ,_y that_dd1 's_vbz Kenneth_np1 Minor_jj_nn1@ ._y "_y @!RICHARD-SCHLESINGE:_zzc Kenneth_np1 Minor_jj_nn1@ ?_y @!ROBERT-STEWART:_zzc That_dd1 's_vbz correct_jj ._y @!RICHARD-SCHLESINGE:_zzc They_pphs2 hauled_vvd in_ii Kenneth_np1 Minor_jj_nn1@ ._y It_pph1</text:p>
          </table:table-cell>
          <table:table-cell office:value-type="string" calcext:value-type="string">
            <text:p><text:s/>was_vbdz not_xx his_appge first_md brush_nn1_vv0 with_iw the_at law_nn1 ._y He_pphs1 had_vhd a_at1 record_nn1 of_io drug_nn1 violations_nn2 and_cc a_at1 robbery_nn1 --_nn1 a_at1 sad_jj profile_nn1 that_cst_dd1 fits_vvz many_da2 murderers_nn2 ._y But_ccb Kenneth_np1 Minor_nn1@_jj had_</text:p>
          </table:table-cell>
        </table:table-row>
        <table:table-row table:style-name="ro4" table:visibility="filter">
          <table:table-cell office:value-type="float" office:value="421" calcext:value-type="float">
            <text:p>421</text:p>
          </table:table-cell>
          <table:table-cell table:style-name="ce71" office:value-type="string" calcext:value-type="string">
            <text:p><text:s text:c="2"/>to whack me . " I looked at him and I said , " Knock you off ? " He said , " Yeah , you know , make me dead . " I said , " Wow , that</text:p>
          </table:table-cell>
          <table:table-cell table:style-name="ce73" office:value-type="string" calcext:value-type="string">
            <text:p><text:s/>'s a big request . You know the mob pay a lot of money for doing a job like that and little kids is double . " @!RICHARD-SCHLESINGE: Melvin says he knew a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o_to whack_vvi me_ppio1 ._y "_y I_ppis1 looked_vvd at_ii him_ppho1 and_cc I_ppis1 said_vvd ,_y "_y Knock_vv0 you_ppy off_rp ?_y "_y He_pphs1 said_vvd ,_y "_y Yeah_uh ,_y you_ppy know_vv0 ,_y make_vv0 me_ppio1 dead_jj ._y "_y I_ppis1 said_vvd ,_y "_y Wow_uh ,_y that_dd1</text:p>
          </table:table-cell>
          <table:table-cell office:value-type="string" calcext:value-type="string">
            <text:p><text:s/>'s_vbz a_at1 big_jj request_nn1 ._y You_ppy know_vv0 the_at mob_nn1 pay_vv0 a_at1 lot_nn1 of_io money_nn1 for_if doing_vdg a_at1 job_nn1 like_ii that_dd1 and_cc little_jj kids_nn2 is_vbz double_jj_rr@_nn1 ._y "_y @!RICHARD-SCHLESINGE:_zzc Melvin_np1 says_vvz he_pphs1 knew_vvd a_</text:p>
          </table:table-cell>
        </table:table-row>
        <table:table-row table:style-name="ro4" table:visibility="filter">
          <table:table-cell office:value-type="float" office:value="422" calcext:value-type="float">
            <text:p>422</text:p>
          </table:table-cell>
          <table:table-cell table:style-name="ce71" office:value-type="string" calcext:value-type="string">
            <text:p><text:s text:c="2"/>I think ca n't get around in this case is the simple fact that stabbing yourself that many times would , to use a technical forensic term , hurt like heck @ @</text:p>
          </table:table-cell>
          <table:table-cell table:style-name="ce73" office:value-type="string" calcext:value-type="string">
            <text:p><text:s/>@ @ @ @ @ @ @ @ it go through the skin . When it penetrates the heart and the lungs , there 's not much pain . @!PETER-CASOLARO-@1i: I respectfully disagree . It has 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_ppis1 think_vv0 ca_vm n't_xx get_vvi around_rp in_ii this_dd1 case_nn1 is_vbz the_at simple_jj fact_nn1 that_cst stabbing_vvg yourself_ppx1 that_cst many_da2 times_nnt2 would_vm ,_y to_to use_vvi a_at1 technical_jj forensic_jj term_nn1 ,_y hurt_vvn_vvd_vv0 like_ii heck_nn1 @_ii @_ii</text:p>
          </table:table-cell>
          <table:table-cell office:value-type="string" calcext:value-type="string">
            <text:p><text:s/>@_ii @_ii @_ii @_ii @_ii @_ii @_ii @_ii it_pph1 go_vv0 through_ii_rp@ the_at skin_nn1 ._y When_cs_rrq it_pph1 penetrates_vvz the_at heart_nn1 and_cc the_at lungs_nn2 ,_y there_ex 's_vbz not_xx much_da1 pain_nn1 ._y @!PETER-CASOLARO-@1i:_zzc I_ppis1 respectfully_rr disagree_vv0 ._y It_pph1 has_vhz t</text:p>
          </table:table-cell>
        </table:table-row>
        <table:table-row table:style-name="ro4" table:visibility="filter">
          <table:table-cell office:value-type="float" office:value="423" calcext:value-type="float">
            <text:p>423</text:p>
          </table:table-cell>
          <table:table-cell table:style-name="ce71" office:value-type="string" calcext:value-type="string">
            <text:p><text:s/>e for repeated ceasefire violations . They are symbols of Iraq 's insecurity and division , but today Iraqi 's security forces began demolishing concrete blast walls in Baghdad . They</text:p>
          </table:table-cell>
          <table:table-cell table:style-name="ce73" office:value-type="string" calcext:value-type="string">
            <text:p><text:s/>were first put up after the 2003 invasion and multiplied at the height of the country 's sectarian violence . Still ahead , he helped occupy the Brooklyn bridge . Now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_vvi for_if repeated_jj@ ceasefire_nn1 violations_nn2 ._y They_pphs2 are_vbr symbols_nn2 of_io Iraq_np1 's_ge insecurity_nn1 and_cc division_nn1 ,_y but_ccb today_rt Iraqi_jj 's_ge security_nn1 forces_nn2 began_vvd demolishing_vvg concrete_jj_nn1 blast_nn1 walls_nn2 in_ii Baghdad_np1 ._y They_pphs2</text:p>
          </table:table-cell>
          <table:table-cell office:value-type="string" calcext:value-type="string">
            <text:p><text:s/>were_vbdr first_md put_vvd_vvn_vv0 up_rp after_ii_cs the_at 2003_mc invasion_nn1 and_cc multiplied_vvn_vvd at_ii the_at height_nn1 of_io the_at country_nn1 's_ge sectarian_jj violence_nn1 ._y Still_rr ahead_rl ,_y he_pphs1 helped_vvd occupy_vvi the_at Brooklyn_np1 bridge_nn1 ._y Now_rt the_</text:p>
          </table:table-cell>
        </table:table-row>
        <table:table-row table:style-name="ro4">
          <table:table-cell office:value-type="float" office:value="424" calcext:value-type="float">
            <text:p>424</text:p>
          </table:table-cell>
          <table:table-cell table:style-name="ce71" office:value-type="string" calcext:value-type="string">
            <text:p><text:s text:c="2"/>in a book , you know when you read one thing in a book and then you 're like , that 's it , I 'm an authority on everything ? So I</text:p>
          </table:table-cell>
          <table:table-cell table:style-name="ce73" office:value-type="string" calcext:value-type="string">
            <text:p><text:s/>read in a book that you have to put the same food in front of a child upwards of a dozen times to give them a fair chance to like that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vvd in_ii_rp@ a_at1 book_nn1 ,_y you_ppy know_vv0 when_rrq you_ppy read_vv0_vvd one_mc1 thing_nn1 in_ii a_at1 book_nn1 and_cc then_rt you_ppy 're_vbr like_ii ,_y that_dd1 's_vbz it_pph1 ,_y I_ppis1 'm_vbm an_at1 authority_nn1 on_ii everything_pn1 ?_y So_rr I_ppis1</text:p>
          </table:table-cell>
          <table:table-cell office:value-type="string" calcext:value-type="string">
            <text:p><text:s/>read_vv0_vvd in_ii_rp@ a_at1 book_nn1 that_cst you_ppy have_vh0 to_to put_vvi the_at same_da food_nn1 in_ii31 front_ii32 of_ii33 a_at1 child_nn1 upwards_rg21 of_rg22 a_at1 dozen_nno times_nnt2 to_to give_vvi them_ppho2 a_at1 fair_jj chance_nn1 to_to like_vvi that_dd1</text:p>
          </table:table-cell>
        </table:table-row>
        <table:table-row table:style-name="ro4" table:visibility="filter">
          <table:table-cell office:value-type="float" office:value="425" calcext:value-type="float">
            <text:p>425</text:p>
          </table:table-cell>
          <table:table-cell table:style-name="ce71" office:value-type="string" calcext:value-type="string">
            <text:p><text:s text:c="2"/>, there we are . @!REBECCA-JARVIS: Was there a conversation at that moment when you walk in the room , you see the thing on the floor , is there a conversation about</text:p>
          </table:table-cell>
          <table:table-cell table:style-name="ce73" office:value-type="string" calcext:value-type="string">
            <text:p><text:s/>who did this and how could something like this happen ? @!CORICE-ARMAN: Well , my first reaction was , oh , my god . And what did you do ? And why did you move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rr ,_y there_rl we_ppis2 are_vbr ._y @!REBECCA-JARVIS:_zzc Was_vbdz there_rl_ex a_at1 conversation_nn1 at_ii that_dd1 moment_nn1 when_rrq you_ppy walk_vv0 in_ii_rp@ the_at room_nn1 ,_y you_ppy see_vv0 the_at thing_nn1 on_ii the_at floor_nn1 ,_y is_vbz there_ex a_at1 conversation_nn1 about_ii</text:p>
          </table:table-cell>
          <table:table-cell office:value-type="string" calcext:value-type="string">
            <text:p><text:s/>who_pnqs did_vdd this_dd1 and_cc how_rrq could_vm something_pn1 like_vvi this_dd1 happen_vv0 ?_y @!CORICE-ARMAN:_zzc Well_rr ,_y my_appge first_md reaction_nn1 was_vbdz ,_y oh_uh ,_y my_appge god_nn1 ._y And_cc what_ddq did_vdd you_ppy do_vdi ?_y And_cc why_rrq did_vdd you_ppy move_vvi</text:p>
          </table:table-cell>
        </table:table-row>
        <table:table-row table:style-name="ro4" table:visibility="filter">
          <table:table-cell office:value-type="float" office:value="426" calcext:value-type="float">
            <text:p>426</text:p>
          </table:table-cell>
          <table:table-cell table:style-name="ce71" office:value-type="string" calcext:value-type="string">
            <text:p><text:s text:c="2"/>some flooding from Summerville , South Carolina to Springfield , Missouri . That 's a quick look at one portion of the country . Here now is the closer look at the weather for</text:p>
          </table:table-cell>
          <table:table-cell table:style-name="ce73" office:value-type="string" calcext:value-type="string">
            <text:p><text:s/>your weekend . @(LOCAL-WEATHER-BREA @!LONNIE-QUINN: All right . Everybody make it a great day wherever you are . Rebecca , over to you . @!REBECCA-JARVIS: Lonnie , thank you . Coming u</text:p>
          </table:table-cell>
          <table:table-cell table:style-name="ce78" office:value-type="string" calcext:value-type="string">
            <text:p>counterpart with terminal punctuation eliminated</text:p>
          </table:table-cell>
          <table:table-cell office:value-type="string" calcext:value-type="string">
            <text:p>bloquear</text:p>
          </table:table-cell>
          <table:table-cell office:value-type="string" calcext:value-type="string">
            <text:p><text:s/>_cc some_dd flooding_nn1 from_ii Summerville_np1 ,_y South_np1 Carolina_np1 to_ii Springfield_np1 ,_y Missouri_np1 ._y That_dd1 's_vbz a_at1 quick_jj look_nn1 at_ii one_mc1 portion_nn1 of_io the_at country_nn1 ._y Here_rl now_rt is_vbz the_at closer_jjr look_nn1 at_ii the_at weather_nn1 for_if</text:p>
          </table:table-cell>
          <table:table-cell office:value-type="string" calcext:value-type="string">
            <text:p><text:s/>your_appge weekend_nnt1 ._y @(LOCAL-WEATHER-BREA_zzq @!LONNIE-QUINN:_zzc All_rr21 right_rr22 ._y Everybody_pn1 make_vv0 it_pph1 a_at1 great_jj day_nnt1 wherever_rrqv you_ppy are_vbr ._y Rebecca_np1 ,_y over_rp to_ii you_ppy ._y @!REBECCA-JARVIS:_zzc Lonnie_np1 ,_y thank_vv0 you_ppy ._y Coming_vvg u</text:p>
          </table:table-cell>
        </table:table-row>
        <table:table-row table:style-name="ro4" table:visibility="filter">
          <table:table-cell office:value-type="float" office:value="427" calcext:value-type="float">
            <text:p>427</text:p>
          </table:table-cell>
          <table:table-cell table:style-name="ce71" office:value-type="string" calcext:value-type="string">
            <text:p><text:s text:c="2"/>symbolic dates . @!WO @ ! MAN-# 1 : The main concern now is lone wolf terrorists who can move undetected and strike without warning . @!MAN-# 1 : It was just so massive . It</text:p>
          </table:table-cell>
          <table:table-cell table:style-name="ce73" office:value-type="string" calcext:value-type="string">
            <text:p><text:s/>was just -- I mean , we were just in shock . @!REBECCA-JARVIS: Remembrances planned this weekend across Alabama for @ @ @ @ @ @ @ @ @ @ ago in that state alone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ymbolic_jj dates_nn2 ._y @!WO_zzc @_ii !_y MAN-#_fo 1_mc1 :_y The_at main_jj concern_nn1 now_rt is_vbz lone_jj wolf_nn1 terrorists_nn2 who_pnqs can_vm move_vvi undetected_jj and_cc strike_vvi without_iw warning_nn1 ._y @!MAN-#_zzc 1_mc1 :_y It_pph1 was_vbdz just_rr so_rg massive_jj ._y It_pph1</text:p>
          </table:table-cell>
          <table:table-cell office:value-type="string" calcext:value-type="string">
            <text:p><text:s/>was_vbdz just_rr_jj@ --_zz I_ppis1 mean_vv0 ,_y we_ppis2 were_vbdr just_rr in_ii shock_nn1 ._y @!REBECCA-JARVIS:_zzc Remembrances_nn2 planned_vvd_vvn this_dd1 weekend_nnt1 across_ii Alabama_np1 for_if @_ii @_ii @_ii @_ii @_ii @_ii @_ii @_ii @_ii @_ii ago_ra in_ii that_dd1 state_nn1 alone_rr_jj ._y</text:p>
          </table:table-cell>
        </table:table-row>
        <table:table-row table:style-name="ro4" table:visibility="filter">
          <table:table-cell office:value-type="float" office:value="428" calcext:value-type="float">
            <text:p>428</text:p>
          </table:table-cell>
          <table:table-cell table:style-name="ce71" office:value-type="string" calcext:value-type="string">
            <text:p><text:s text:c="2"/>Peter , about the U.S. Air/American potential deal , it 's in the works right now . It might not go through by the summer , it probably wo n't . But</text:p>
          </table:table-cell>
          <table:table-cell table:style-name="ce73" office:value-type="string" calcext:value-type="string">
            <text:p><text:s/>will it impact prices ? @!PETER-GREENBERG: Well , you say it 's in the works . No , it 's just been announced . Remember U.S. Air just announced it was interested i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Peter_np1 ,_y about_ii the_at U.S._np1 Air/American_nn1 potential_nn1_jj deal_nn1 ,_y it_pph1 's_vbz in_ii the_at works_nn right_rr_nn1_jj now_rt ._y It_pph1 might_vm not_xx go_vvi through_rp@ by_ii the_at summer_nnt1 ,_y it_pph1 probably_rr wo_vm n't_xx ._y But_ccb</text:p>
          </table:table-cell>
          <table:table-cell office:value-type="string" calcext:value-type="string">
            <text:p><text:s/>will_vm_vv0% it_pph1 impact_nn1 prices_nn2 ?_y @!PETER-GREENBERG:_zzc Well_rr ,_y you_ppy say_vv0 it_pph1 's_vbz in_ii the_at works_nn ._y No_uh ,_y it_pph1 's_vhz just_rr been_vbn announced_vvn ._y Remember_vv0 U.S._np1 Air_nn1 just_rr announced_vvd_vvn it_pph1 was_vbdz interested_jj in_ii</text:p>
          </table:table-cell>
        </table:table-row>
        <table:table-row table:style-name="ro4" table:visibility="filter">
          <table:table-cell office:value-type="float" office:value="429" calcext:value-type="float">
            <text:p>429</text:p>
          </table:table-cell>
          <table:table-cell table:style-name="ce71" office:value-type="string" calcext:value-type="string">
            <text:p><text:s text:c="2"/>announced . Remember U.S. Air just announced it was interested in this @ @ @ @ @ @ @ @ @ @ out of bankruptcy for a number of more months . So it 's a long</text:p>
          </table:table-cell>
          <table:table-cell table:style-name="ce73" office:value-type="string" calcext:value-type="string">
            <text:p><text:s/>way to go before we see anything like this happen . But if it does happen , with a big emphasis on the word " if " no airline merges with another airline t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n announced_vvn ._y Remember_vv0 U.S._np1 Air_nn1 just_rr announced_vvd_vvn it_pph1 was_vbdz interested_jj in_ii this_dd1 @_ii @_ii @_ii @_ii @_ii @_ii @_ii @_ii @_ii @_ii out_ii21 of_ii22 bankruptcy_nn1 for_if a_at1 number_nn1 of_io more_dar months_nnt2 ._y So_rr it_pph1 's_vbz a_at1 long_jj</text:p>
          </table:table-cell>
          <table:table-cell office:value-type="string" calcext:value-type="string">
            <text:p><text:s/>way_nn1 to_to go_vvi before_cs we_ppis2 see_vv0 anything_pn1 like_ii this_dd1 happen_vv0 ._y But_ccb if_cs it_pph1 does_vdz happen_vvi ,_y with_iw a_at1 big_jj emphasis_nn1 on_ii the_at word_nn1 "_y if_cs "_y no_at airline_nn1 merges_vvz with_iw another_dd1 airline_nn1 to_to</text:p>
          </table:table-cell>
        </table:table-row>
        <table:table-row table:style-name="ro4" table:visibility="filter">
          <table:table-cell office:value-type="float" office:value="430" calcext:value-type="float">
            <text:p>430</text:p>
          </table:table-cell>
          <table:table-cell table:style-name="ce71" office:value-type="string" calcext:value-type="string">
            <text:p><text:s/>n this community , South Central L.A. , the population is now largely Hispanic rather than African Americans . While there have been improvements , much of the money promised after the</text:p>
          </table:table-cell>
          <table:table-cell table:style-name="ce73" office:value-type="string" calcext:value-type="string">
            <text:p><text:s/>riots never arrived , and empty lots like this remain as scars , Bob , 20 years later . @!SCHIEFFER: OK , John , thank you very much . Detroit Tigers outfielder Delmo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_ii this_dd1 community_nn1 ,_y South_nd1 Central_jj L.A._np1 ,_y the_at population_nn1 is_vbz now_rt largely_rr Hispanic_jj rather_ii21 than_ii22 African_jj Americans_nn2 ._y While_cs there_ex have_vh0 been_vbn improvements_nn2 ,_y much_da1 of_io the_at money_nn1 promised_vvn_vvd after_ii_cs the_at</text:p>
          </table:table-cell>
          <table:table-cell office:value-type="string" calcext:value-type="string">
            <text:p><text:s/>riots_nn2 never_rr arrived_vvn_vvd ,_y and_cc empty_vv0@_jj lots_pn like_ii this_dd1 remain_vv0 as_csa_ii@ scars_vvz_nn2 ,_y Bob_np1 ,_y 20_mc years_nnt2 later_rrr ._y @!SCHIEFFER:_zzc OK_rr ,_y John_np1 ,_y thank_vv0 you_ppy very_rg much_da1_rr ._y Detroit_np1 Tigers_nn2 outfielder_vv0 Delmon_np1</text:p>
          </table:table-cell>
        </table:table-row>
        <table:table-row table:style-name="ro4" table:visibility="filter">
          <table:table-cell office:value-type="float" office:value="431" calcext:value-type="float">
            <text:p>431</text:p>
          </table:table-cell>
          <table:table-cell table:style-name="ce71" office:value-type="string" calcext:value-type="string">
            <text:p><text:s/>uge bounce effect . @!CHARLIE-D'AGATA: Two months and one day after the wedding , their first bounce was straight into the celebrity stratosphere with a trip to Canada , where they</text:p>
          </table:table-cell>
          <table:table-cell table:style-name="ce73" office:value-type="string" calcext:value-type="string">
            <text:p><text:s/>were loved for doing as the locals do ; and then to L.A. , where Hollywood A-listers suddenly began looking that little bit less famous . Returning home , William resumed full-tim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uge_jj bounce_nn1 effect_nn1 ._y @!CHARLIE-D'AGATA:_zzc Two_mc months_nnt2 and_cc one_mc1 day_nnt1 after_ii_cs the_at wedding_nn1 ,_y their_appge first_md bounce_nn1 was_vbdz straight_rr into_ii the_at celebrity_nn1 stratosphere_nn1 with_iw a_at1 trip_nn1 to_ii Canada_np1 ,_y where_cs_rrq they_pphs2</text:p>
          </table:table-cell>
          <table:table-cell office:value-type="string" calcext:value-type="string">
            <text:p><text:s/>were_vbdr loved_vvn for_if doing_vdg as_ii the_at locals_nn2 do_vd0 ;_y and_cc then_rt to_ii L.A._np1 ,_y where_cs_rrq Hollywood_np1 A-listers_nn2 suddenly_rr began_vvd looking_vvg that_dd1 little_jj bit_nn1 less_rgr famous_jj ._y Returning_vvg home_rl_nn1 ,_y William_np1 resumed_vvd full-time_jj_r</text:p>
          </table:table-cell>
        </table:table-row>
        <table:table-row table:style-name="ro4" table:visibility="filter">
          <table:table-cell office:value-type="float" office:value="432" calcext:value-type="float">
            <text:p>432</text:p>
          </table:table-cell>
          <table:table-cell table:style-name="ce71" office:value-type="string" calcext:value-type="string">
            <text:p><text:s text:c="2"/>. We 're jumping . Thank you , Charlie D'Agata reporting from London . Does it seem like a year to you , Erica , since you were there ? @!ERICA-HILL: No . It</text:p>
          </table:table-cell>
          <table:table-cell table:style-name="ce73" office:value-type="string" calcext:value-type="string">
            <text:p><text:s/>was such a wild -- I mean , it was -- London really was electric . So many people were excited and everybody was happy to have the city full of people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g_jj ._y We_ppis2 're_vbr jumping_vvg_jj ._y Thank_vv0 you_ppy ,_y Charlie_np1 D'Agata_np1 reporting_nn1_vvg from_ii London_np1 ._y Does_vdz it_pph1 seem_vvi like_ii a_at1 year_nnt1 to_ii you_ppy ,_y Erica_np1 ,_y since_cs you_ppy were_vbdr there_ex ?_y @!ERICA-HILL:_zzc No_uh ._y It_pph1</text:p>
          </table:table-cell>
          <table:table-cell office:value-type="string" calcext:value-type="string">
            <text:p><text:s/>was_vbdz such_da a_at1 wild_jj --_nn1_jj I_ppis1 mean_vv0 ,_y it_pph1 was_vbdz --_zz London_np1 really_rr was_vbdz electric_jj ._y So_rg many_da2 people_nn were_vbdr excited_jj_vvn@ and_cc everybody_pn1 was_vbdz happy_jj to_to have_vhi the_at city_nn1 full_jj of_io people_nn ,_</text:p>
          </table:table-cell>
        </table:table-row>
        <table:table-row table:style-name="ro4" table:visibility="filter">
          <table:table-cell office:value-type="float" office:value="433" calcext:value-type="float">
            <text:p>433</text:p>
          </table:table-cell>
          <table:table-cell table:style-name="ce71" office:value-type="string" calcext:value-type="string">
            <text:p><text:s/>so sorry that the other couple is getting such a negative reaction . I said yesterday , I did not believe that those people did that on purpose . @!ERICA-HILL: They say they</text:p>
          </table:table-cell>
          <table:table-cell table:style-name="ce73" office:value-type="string" calcext:value-type="string">
            <text:p><text:s/>were -- they say they were totally unaware . @!GAYLE-KING: Yes . @!ERICA-HILL: And I was upset about it . I admit it . I was upset because I said if they did 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so_rg_rr sorry_jj that_cst the_at other_jj couple_nn1 is_vbz getting_vvg such_da a_at1 negative_jj reaction_nn1 ._y I_ppis1 said_vvd yesterday_rt ,_y I_ppis1 did_vdd not_xx believe_vvi that_cst those_dd2 people_nn did_vdd that_dd1 on_ii purpose_nn1 ._y @!ERICA-HILL:_zzc They_pphs2 say_vv0 they_pphs2</text:p>
          </table:table-cell>
          <table:table-cell office:value-type="string" calcext:value-type="string">
            <text:p><text:s/>were_vbdr --_zz they_pphs2 say_vv0 they_pphs2 were_vbdr totally_rr unaware_jj ._y @!GAYLE-KING:_zzc Yes_uh ._y @!ERICA-HILL:_zzc And_cc I_ppis1 was_vbdz upset_jj about_ii it_pph1 ._y I_ppis1 admit_vv0 it_pph1 ._y I_ppis1 was_vbdz upset_vvn because_cs I_ppis1 said_vvd if_cs_csw@ they_pphs2 did_vdd n</text:p>
          </table:table-cell>
        </table:table-row>
        <table:table-row table:style-name="ro4">
          <table:table-cell office:value-type="float" office:value="434" calcext:value-type="float">
            <text:p>434</text:p>
          </table:table-cell>
          <table:table-cell table:style-name="ce71" office:value-type="string" calcext:value-type="string">
            <text:p><text:s text:c="2"/>it 's like jet lag . I mean , you make it sound like it 's benign when you say stuff like that . @!JOSE-RODRIGUEZ: Well , I mean the feeling -- @!LESLEY-STAHL:</text:p>
          </table:table-cell>
          <table:table-cell table:style-name="ce73" office:value-type="string" calcext:value-type="string">
            <text:p><text:s/>And going to the gym and jet lag -- come on . @!JOSE-RODRIGUEZ: Well , the feeling that you get when you do n't sleep -- @!LESLEY-STAHL: No , but I mean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cst it_pph1 's_vbz like_jj@_ii jet_nn1 lag_nn1 ._y I_ppis1 mean_vv0 ,_y you_ppy make_vv0 it_pph1 sound_vvi like_ii it_pph1 's_vbz benign_jj when_cs you_ppy say_vv0 stuff_nn1 like_ii that_dd1 ._y @!JOSE-RODRIGUEZ:_zzc Well_rr ,_y I_ppis1 mean_vv0 the_at feeling_nn1 --_nn1_jj @!LESLEY-STAHL:_zzc</text:p>
          </table:table-cell>
          <table:table-cell office:value-type="string" calcext:value-type="string">
            <text:p><text:s/>And_cc going_vvg to_ii the_at gym_nn1 and_cc jet_nn1 lag_nn1_vv0 --_nn1 come_vv0 on_rp ._y @!JOSE-RODRIGUEZ:_zzc Well_rr ,_y the_at feeling_nn1 that_cst you_ppy get_vv0 when_rrq_cs you_ppy do_vd0 n't_xx sleep_vvi --_zz @!LESLEY-STAHL:_zzc No_uh ,_y but_ccb I_ppis1 mean_vv0</text:p>
          </table:table-cell>
        </table:table-row>
        <table:table-row table:style-name="ro4">
          <table:table-cell office:value-type="float" office:value="435" calcext:value-type="float">
            <text:p>435</text:p>
          </table:table-cell>
          <table:table-cell table:style-name="ce71" office:value-type="string" calcext:value-type="string">
            <text:p><text:s text:c="2"/>name was Abu Zubaydah ; the FBI claims that really everything important that he gave , he gave before the harsh techniques started , when he was first captured . The FBI</text:p>
          </table:table-cell>
          <table:table-cell table:style-name="ce73" office:value-type="string" calcext:value-type="string">
            <text:p><text:s/>got the first crack at him . And they say all the good stuff they got . This man , Jose Rodriguez , that -- that -- was the one who said we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name_nn1 was_vbdz Abu_np1 Zubaydah_np1 ;_y the_at FBI_np1 claims_vvz that_cst really_rr everything_pn1 important_jj that_cst he_pphs1 gave_vvd ,_y he_pphs1 gave_vvd before_ii_cs the_at harsh_jj techniques_nn2 started_vvd ,_y when_cs_rrq he_pphs1 was_vbdz first_md captured_vvd_vvn ._y The_at FBI_np1</text:p>
          </table:table-cell>
          <table:table-cell office:value-type="string" calcext:value-type="string">
            <text:p><text:s/>got_vvd the_at first_md crack_nn1_vv0 at_ii him_ppho1 ._y And_cc they_pphs2 say_vv0 all_db the_at good_jj stuff_nn1 they_pphs2 got_vvd ._y This_dd1 man_nn1 ,_y Jose_np1 Rodriguez_np1 ,_y that_dd1 --_nn1_jj that_cst_dd1 --_nn1 was_vbdz the_at one_pn1 who_pnqs said_vvd we_</text:p>
          </table:table-cell>
        </table:table-row>
        <table:table-row table:style-name="ro4" table:visibility="filter">
          <table:table-cell office:value-type="float" office:value="436" calcext:value-type="float">
            <text:p>436</text:p>
          </table:table-cell>
          <table:table-cell table:style-name="ce71" office:value-type="string" calcext:value-type="string">
            <text:p><text:s/>n2 of arthritis ; sickle cell anemia ; diabetes ; and even colon polyps . And there are dozens more . Early diagnosis can of course pay big dividends . Scientists in Scotland just</text:p>
          </table:table-cell>
          <table:table-cell table:style-name="ce73" office:value-type="string" calcext:value-type="string">
            <text:p><text:s/>unveiled a simple retinal scan that they say could save millions of lives by diagnosing heart disease . The thirty-second check allows doctors to take a picture and use computer imag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2 of_io arthritis_nn1 ;_y sickle_nn1 cell_nn1 anemia_nn1 ;_y diabetes_nn1 ;_y and_cc even_rr_jj% colon_nn1 polyps_nn2 ._y And_cc there_ex are_vbr dozens_nno2 more_rrr_dar ._y Early_jj diagnosis_nn1 can_vm of_rr21 course_rr22 pay_vvi big_jj dividends_nn2 ._y Scientists_nn2 in_ii Scotland_np1 just_rr</text:p>
          </table:table-cell>
          <table:table-cell office:value-type="string" calcext:value-type="string">
            <text:p><text:s/>unveiled_vvd a_at1 simple_jj retinal_jj scan_nn1 that_cst they_pphs2 say_vv0 could_vm save_vvi millions_nno2 of_io lives_nn2 by_ii diagnosing_vvg_jj@ heart_nn1 disease_nn1 ._y The_at thirty-second_md check_nn1 allows_vvz doctors_nn2 to_to take_vvi a_at1 picture_nn1 and_cc use_vvi computer_nn1 image</text:p>
          </table:table-cell>
        </table:table-row>
        <table:table-row table:style-name="ro4" table:visibility="filter">
          <table:table-cell office:value-type="float" office:value="437" calcext:value-type="float">
            <text:p>437</text:p>
          </table:table-cell>
          <table:table-cell table:style-name="ce71" office:value-type="string" calcext:value-type="string">
            <text:p><text:s text:c="2"/>'s also behind the printer bomb . So we know he 's back at his workbench trying to think what is the next thing ? @!CHARLIE-ROSE: Thank you , John . John Miller .</text:p>
          </table:table-cell>
          <table:table-cell table:style-name="ce73" office:value-type="string" calcext:value-type="string">
            <text:p><text:s/>This morning lawyers for former presidential candidate John Edwards get another chance to grill his main accuser. @!ERICA-HILL: On Thursday , that former campaign staffer admitted taking h</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s1 's_vbz also_rr behind_ii the_at printer_nn1 bomb_nn1 ._y So_rr we_ppis2 know_vv0 he_pphs1 's_vbz back_rp_nn1 at_ii his_appge workbench_nn1 trying_vvg to_to think_vvi what_ddq is_vbz the_at next_md thing_nn1 ?_y @!CHARLIE-ROSE:_zzc Thank_vv0 you_ppy ,_y John_np1 ._y John_np1 Miller_np1 ._y</text:p>
          </table:table-cell>
          <table:table-cell office:value-type="string" calcext:value-type="string">
            <text:p><text:s/>This_dd1 morning_nnt1 lawyers_nn2 for_if former_da presidential_jj candidate_nn1 John_np1 Edwards_np1 get_vv0 another_dd1 chance_nn1 to_to grill_vvi his_appge main_jj accuser._nnu @!ERICA-HILL:_zzc On_ii Thursday_npd1 ,_y that_dd1_cst former_da campaign_nn1 staffer_nn1 admitted_vvd_vvn taking_vvg h</text:p>
          </table:table-cell>
        </table:table-row>
        <table:table-row table:style-name="ro4" table:visibility="filter">
          <table:table-cell office:value-type="float" office:value="438" calcext:value-type="float">
            <text:p>438</text:p>
          </table:table-cell>
          <table:table-cell table:style-name="ce71" office:value-type="string" calcext:value-type="string">
            <text:p><text:s/>ports , he 's not the only big name who 's gone broke . @(Begin-VT) @!BOBBY-HEBERT-@1ESP: Okay . With the fourth pick in the 2011 NFL draft . @!REBECCA-JARVIS-@1C: Each spring</text:p>
          </table:table-cell>
          <table:table-cell table:style-name="ce73" office:value-type="string" calcext:value-type="string">
            <text:p><text:s/>, hundreds of young men from across the country spend anxious @ @ @ @ @ @ @ @ @ @ draft . For some , it 's the beginning of a career that brings the fame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ports_vvz_nn2 ,_y he_pphs1 's_vbz not_xx the_at only_jj big_jj name_nn1 who_pnqs 's_vhz gone_vvn broke_vvd_jj@ ._y @(Begin-VT)_zzq @!BOBBY-HEBERT-@1ESP:_zzc Okay_rr ._y With_iw the_at fourth_md pick_vv0_nn1@ in_ii the_at 2011_mc NFL_np1 draft_nn1_vv0 ._y @!REBECCA-JARVIS-@1C:_zzc Each_dd1 spring_nn1</text:p>
          </table:table-cell>
          <table:table-cell office:value-type="string" calcext:value-type="string">
            <text:p><text:s/>,_y hundreds_nno2 of_io young_jj men_nn2 from_ii across_ii_rl@ the_at country_nn1 spend_vv0 anxious_jj @_ii @_ii @_ii @_ii @_ii @_ii @_ii @_ii @_ii @_ii draft_nn1_vv0 ._y For_if some_dd ,_y it_pph1 's_vbz the_at beginning_nn1 of_io a_at1 career_nn1 that_cst_dd1 brings_vvz the_at fame_nn1</text:p>
          </table:table-cell>
        </table:table-row>
        <table:table-row table:style-name="ro4" table:visibility="filter">
          <table:table-cell office:value-type="float" office:value="439" calcext:value-type="float">
            <text:p>439</text:p>
          </table:table-cell>
          <table:table-cell table:style-name="ce71" office:value-type="string" calcext:value-type="string">
            <text:p><text:s text:c="2"/>. And David Kent works with me everyday at the show . And you know , he 's always -- I mean there 's room for improvement , for sure . @!GAYLE-KING: No , I</text:p>
          </table:table-cell>
          <table:table-cell table:style-name="ce73" office:value-type="string" calcext:value-type="string">
            <text:p><text:s/>read -- @!CHRISTIE-BRINKLEY: You know , where you put your hands matters with @(INDISTINCT) @!GAYLE-KING: I read for the first time @ @ @ @ @ @ @ @ @ @ do n'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And_cc David_np1 Kent_np1 works_vvz_nn with_iw me_ppio1 everyday_jj at_ii the_at show_nn1 ._y And_cc you_ppy know_vv0 ,_y he_pphs1 's_vbz always_rr --_zz I_ppis1 mean_vv0 there_ex 's_vbz room_nn1 for_if improvement_nn1 ,_y for_rr21 sure_rr22 ._y @!GAYLE-KING:_zzc No_uh ,_y I_ppis1</text:p>
          </table:table-cell>
          <table:table-cell office:value-type="string" calcext:value-type="string">
            <text:p><text:s/>read_vv0_vvd --_zz @!CHRISTIE-BRINKLEY:_zzc You_ppy know_vv0 ,_y where_cs_rrq you_ppy put_vv0_vvd your_appge hands_nn2 matters_nn2_vvz@ with_iw @(INDISTINCT)_zzq @!GAYLE-KING:_zzc I_ppis1 read_vv0_vvd for_if the_at first_md time_nnt1 @_ii @_ii @_ii @_ii @_ii @_ii @_ii @_ii @_ii @_ii do_vd0 n't_xx -</text:p>
          </table:table-cell>
        </table:table-row>
        <table:table-row table:style-name="ro4" table:visibility="filter">
          <table:table-cell office:value-type="float" office:value="440" calcext:value-type="float">
            <text:p>440</text:p>
          </table:table-cell>
          <table:table-cell table:style-name="ce71" office:value-type="string" calcext:value-type="string">
            <text:p><text:s/>zc Well -- @!GAYLE-KING: Yeah . @!JANN-WENNER-: -- he -- he did n't want to really say what he thought of him personally . He kind of really @ @ @ @ @ @ @ @ @ @</text:p>
          </table:table-cell>
          <table:table-cell table:style-name="ce73" office:value-type="string" calcext:value-type="string">
            <text:p><text:s/>what he -- is the answer and the thought that he 's worked out in the way he wants to campaign against him , which is to say , this guy is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zc Well_rr --_zz @!GAYLE-KING:_zzc Yeah_uh ._y @!JANN-WENNER-:_zzc --_nn1_jj he_pphs1 --_zz he_pphs1 did_vdd n't_xx want_vvi to_to really_rr say_vvi what_ddq he_pphs1 thought_vvd of_io him_ppho1 personally_rr ._y He_pphs1 kind_rr21% of_rr22 really_rr @_ii @_ii @_ii @_ii @_ii @_ii @_ii @_ii @_ii @_ii</text:p>
          </table:table-cell>
          <table:table-cell office:value-type="string" calcext:value-type="string">
            <text:p><text:s/>what_ddq he_pphs1 --_nn1_jj is_vbz the_at answer_nn1 and_cc the_at thought_nn1 that_cst he_pphs1 's_vbz_vhz@ worked_vvn out_rp in_ii the_at way_nn1 he_pphs1 wants_vvz to_to campaign_vvi against_ii him_ppho1 ,_y which_ddq is_vbz to_to say_vvi ,_y this_dd1 guy_nn1 is_vbz</text:p>
          </table:table-cell>
        </table:table-row>
        <table:table-row table:style-name="ro4" table:visibility="filter">
          <table:table-cell office:value-type="float" office:value="441" calcext:value-type="float">
            <text:p>441</text:p>
          </table:table-cell>
          <table:table-cell table:style-name="ce71" office:value-type="string" calcext:value-type="string">
            <text:p><text:s/>@ does one bring The President of The United States -- @!JANN-WENNER-: Well -- @!GAYLE-KING: -- as a gift , Jann Wenner ? In thirty seconds , just tell us. @!JANN-WENNER-: Socks</text:p>
          </table:table-cell>
          <table:table-cell table:style-name="ce73" office:value-type="string" calcext:value-type="string">
            <text:p><text:s/>. The last time I was there , he note -- before we started the interview , he noted the kind of colorful-striped socks I had on . And he said I wish I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i does_vdz one_pn1 bring_vvi The_at President_nn1 of_io The_at United_np1 States_np1 --_nn1_jj @!JANN-WENNER-:_zzc Well_rr --_zz @!GAYLE-KING:_zzc --_nn1_jj as_ii_csa a_at1 gift_nn1 ,_y Jann_np1 Wenner_np1 ?_y In_ii thirty_mc seconds_nnt2 ,_y just_rr tell_vv0 us._nnu @!JANN-WENNER-:_zzc Socks_nn2</text:p>
          </table:table-cell>
          <table:table-cell office:value-type="string" calcext:value-type="string">
            <text:p><text:s/>._y The_at last_md time_nnt1 I_ppis1 was_vbdz there_rl ,_y he_pphs1 note_vv0 --_zz before_cs we_ppis2 started_vvd the_at interview_nn1 ,_y he_pphs1 noted_vvd the_at kind_nn1 of_io colorful-striped_jj socks_nn2 I_ppis1 had_vhd on_rp@_ii ._y And_cc he_pphs1 said_vvd I_ppis1 wish_vv0 I_</text:p>
          </table:table-cell>
        </table:table-row>
        <table:table-row table:style-name="ro4" table:visibility="filter">
          <table:table-cell office:value-type="float" office:value="442" calcext:value-type="float">
            <text:p>442</text:p>
          </table:table-cell>
          <table:table-cell table:style-name="ce71" office:value-type="string" calcext:value-type="string">
            <text:p><text:s/>ll us. @!JANN-WENNER-: Socks . The last time I was there , he note -- before we started the interview , he noted the kind of colorful-striped socks I had on . And he</text:p>
          </table:table-cell>
          <table:table-cell table:style-name="ce73" office:value-type="string" calcext:value-type="string">
            <text:p><text:s/>said I wish I could wear these kind of things , you know . I said , you know , whatever . So that -- when I got back , I sent him a coupl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ll_vv0 us._nnu @!JANN-WENNER-:_zzc Socks_nn2 ._y The_at last_md time_nnt1 I_ppis1 was_vbdz there_rl ,_y he_pphs1 note_vv0 --_zz before_cs we_ppis2 started_vvd the_at interview_nn1 ,_y he_pphs1 noted_vvd the_at kind_nn1 of_io colorful-striped_jj socks_nn2 I_ppis1 had_vhd on_rp@_ii ._y And_cc he_pphs1</text:p>
          </table:table-cell>
          <table:table-cell office:value-type="string" calcext:value-type="string">
            <text:p><text:s/>said_vvd I_ppis1 wish_vv0 I_ppis1 could_vm wear_vvi these_dd2 kind_nn1 of_io things_nn2 ,_y you_ppy know_vv0 ._y I_ppis1 said_vvd ,_y you_ppy know_vv0 ,_y whatever_ddqv ._y So_cs21 that_cs22 --_zz when_cs_rrq I_ppis1 got_vvd back_rp ,_y I_ppis1 sent_vvd him_ppho1 a_at1 couple_</text:p>
          </table:table-cell>
        </table:table-row>
        <table:table-row table:style-name="ro4" table:visibility="filter">
          <table:table-cell office:value-type="float" office:value="443" calcext:value-type="float">
            <text:p>443</text:p>
          </table:table-cell>
          <table:table-cell table:style-name="ce71" office:value-type="string" calcext:value-type="string">
            <text:p><text:s text:c="2"/>wear these kind of things , you know . I said , you know , whatever . So that -- when I got back , I sent him a couple pair of socks . He</text:p>
          </table:table-cell>
          <table:table-cell table:style-name="ce73" office:value-type="string" calcext:value-type="string">
            <text:p><text:s/>sent me a really nice thank you note , became kind of a gag . @!GAYLE-KING: Right . @!JANN-WENNER-: So I showed up this time -- @!ERICA-HILL: There are you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m wear_vvi these_dd2 kind_nn1 of_io things_nn2 ,_y you_ppy know_vv0 ._y I_ppis1 said_vvd ,_y you_ppy know_vv0 ,_y whatever_ddqv ._y So_cs21 that_cs22 --_zz when_cs_rrq I_ppis1 got_vvd back_rp ,_y I_ppis1 sent_vvd him_ppho1 a_at1 couple_nn1 pair_nn of_io socks_nn2 ._y He_pphs1</text:p>
          </table:table-cell>
          <table:table-cell office:value-type="string" calcext:value-type="string">
            <text:p><text:s/>sent_vvd me_ppio1 a_at1 really_rr nice_rr@_jj thank_vv0 you_ppy note_vv0 ,_y became_vvd kind_nn1_rr21% of_io_rr22 a_at1 gag_nn1 ._y @!GAYLE-KING:_zzc Right_rr_nn1_jj ._y @!JANN-WENNER-:_zzc So_rr_cs@ I_ppis1 showed_vvd up_rp this_dd1 time_nnt1 --_nn1_jj @!ERICA-HILL:_zzc There_ex are_vbr your_appge</text:p>
          </table:table-cell>
        </table:table-row>
        <table:table-row table:style-name="ro4" table:visibility="filter">
          <table:table-cell office:value-type="float" office:value="444" calcext:value-type="float">
            <text:p>444</text:p>
          </table:table-cell>
          <table:table-cell table:style-name="ce71" office:value-type="string" calcext:value-type="string">
            <text:p><text:s text:c="2"/>anybody should get married before you 're twenty- eight/thirty , because you really have no sense of who you are . This actually makes sense to me -- @ @ @ @ @ @ @ @ @</text:p>
          </table:table-cell>
          <table:table-cell table:style-name="ce73" office:value-type="string" calcext:value-type="string">
            <text:p><text:s/>@ When we come back , the beautiful -- take a look at her -- Christie Brinkley is gracing our green room this morning . Ho-ho-hot . She 's hitting some high note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nybody_pn1 should_vm get_vvi married_vvn before_cs you_ppy 're_vbr twenty-_jj eight/thirty_mc ,_y because_cs you_ppy really_rr have_vh0 no_at sense_nn1 of_io who_pnqs you_ppy are_vbr ._y This_dd1 actually_rr makes_vvz sense_nn1 to_ii me_ppio1 --_nn1_jj @_ii @_ii @_ii @_ii @_ii @_ii @_ii @_ii @_ii</text:p>
          </table:table-cell>
          <table:table-cell office:value-type="string" calcext:value-type="string">
            <text:p><text:s/>@_ii When_rrq_cs we_ppis2 come_vv0 back_rp ,_y the_at beautiful_jj --_nn1 take_vv0 a_at1 look_nn1 at_ii her_appge --_zz Christie_np1 Brinkley_np1 is_vbz gracing_vvg our_appge green_jj_nn1 room_nn1 this_dd1 morning_nnt1 ._y Ho-ho-hot_np1 ._y She_pphs1 's_vbz hitting_vvg some_dd high_jj notes_nn2</text:p>
          </table:table-cell>
        </table:table-row>
        <table:table-row table:style-name="ro4" table:visibility="filter">
          <table:table-cell office:value-type="float" office:value="445" calcext:value-type="float">
            <text:p>445</text:p>
          </table:table-cell>
          <table:table-cell table:style-name="ce71" office:value-type="string" calcext:value-type="string">
            <text:p><text:s text:c="2"/>I 'm having the time of my life . @!ERICA-HILL: Is it ? It must be exhausting , though , too . We 'll talk about that , because this is demanding . And you</text:p>
          </table:table-cell>
          <table:table-cell table:style-name="ce73" office:value-type="string" calcext:value-type="string">
            <text:p><text:s/>said you have two left feet . @!CHRISTIE-BRINKLEY: Well , yes , I do . @!GAYLE-KING: I do n't believe you . @!CHRISTIE-BRINKLEY: But they -- but they- @!ERICA-HILL: I do n't ei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_ppis1 'm_vbm having_vhg the_at time_nnt1 of_io my_appge life_nn1 ._y @!ERICA-HILL:_zzc Is_vbz it_pph1 ?_y It_pph1 must_vm be_vbi exhausting_jj_vvg ,_y though_cs_rr@ ,_y too_rr@ ._y We_ppis2 'll_vm talk_vvi about_ii that_dd1 ,_y because_cs this_dd1 is_vbz demanding_vvg ._y And_cc you_ppy</text:p>
          </table:table-cell>
          <table:table-cell office:value-type="string" calcext:value-type="string">
            <text:p><text:s/>said_vvd you_ppy have_vh0 two_mc left_jj feet_nn2 ._y @!CHRISTIE-BRINKLEY:_zzc Well_rr ,_y yes_uh ,_y I_ppis1 do_vd0 ._y @!GAYLE-KING:_zzc I_ppis1 do_vd0 n't_xx believe_vvi you_ppy ._y @!CHRISTIE-BRINKLEY:_zzc But_ccb they_pphs2 --_zz but_ccb they-_jj_nn1 @!ERICA-HILL:_zzc I_ppis1 do_vd0 n't_xx eit</text:p>
          </table:table-cell>
        </table:table-row>
        <table:table-row table:style-name="ro4" table:visibility="filter">
          <table:table-cell office:value-type="float" office:value="446" calcext:value-type="float">
            <text:p>446</text:p>
          </table:table-cell>
          <table:table-cell table:style-name="ce71" office:value-type="string" calcext:value-type="string">
            <text:p><text:s text:c="2"/>we should cut Planned Parenthood because we ca n't afford funding for women 's health programs , because we ca n't afford it . That 's $300 million a year . He</text:p>
          </table:table-cell>
          <table:table-cell table:style-name="ce73" office:value-type="string" calcext:value-type="string">
            <text:p><text:s/>said we have to cut foreign aid by $100 @ @ @ @ @ @ @ @ @ @ deficit . So you ca n't argue it both ways . This is a significant -- @(CROSSTALK) @!WALLAC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t we_ppis2 should_vm cut_vvi Planned_jj@ Parenthood_nn1 because_cs we_ppis2 ca_vm n't_xx afford_vvi funding_nn1_vvg@ for_if women_nn2 's_ge health_nn1 programs_nn2 ,_y because_cs we_ppis2 ca_vm n't_xx afford_vvi it_pph1 ._y That_dd1 's_vbz $300_nnu million_nno a_at1 year_nnt1 ._y He_pphs1</text:p>
          </table:table-cell>
          <table:table-cell office:value-type="string" calcext:value-type="string">
            <text:p><text:s/>said_vvd we_ppis2 have_vh0 to_to cut_vvi foreign_jj aid_nn1 by_ii $100_nnu @_ii @_ii @_ii @_ii @_ii @_ii @_ii @_ii @_ii @_ii deficit_nn1 ._y So_rr you_ppy ca_vm n't_xx argue_vvi it_pph1 both_db2 ways_nn2 ._y This_dd1 is_vbz a_at1 significant_jj --_nn1_jj @(CROSSTALK)_zzq @!WALLACE:_zzc</text:p>
          </table:table-cell>
        </table:table-row>
        <table:table-row table:style-name="ro4" table:visibility="filter">
          <table:table-cell office:value-type="float" office:value="447" calcext:value-type="float">
            <text:p>447</text:p>
          </table:table-cell>
          <table:table-cell table:style-name="ce71" office:value-type="string" calcext:value-type="string">
            <text:p><text:s text:c="2"/>what his secretary pays . @!AXELROD: It is. @!WALLACE: And the president has -- if I may , David , the question I have for you is : if the president feels so strongly</text:p>
          </table:table-cell>
          <table:table-cell table:style-name="ce73" office:value-type="string" calcext:value-type="string">
            <text:p><text:s/>about tax fairness , is he going to he contribute money to the Treasury and they have a special department just for this , to help with the deficit ? @!AXELROD: Listen , Chri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hat_ddq his_appge secretary_nn1 pays_vvz ._y @!AXELROD:_zzc It_nn1@_pph1 is._nnu @!WALLACE:_zzc And_cc the_at president_nn1 has_vhz --_zz if_cs I_ppis1 may_vm ,_y David_np1 ,_y the_at question_nn1 I_ppis1 have_vh0 for_if you_ppy is_vbz :_y if_cs the_at president_nn1 feels_vvz so_rg strongly_rr</text:p>
          </table:table-cell>
          <table:table-cell office:value-type="string" calcext:value-type="string">
            <text:p><text:s/>about_ii tax_nn1 fairness_nn1 ,_y is_vbz he_pphs1 going_vvg to_ii he_pphs1 contribute_vv0 money_nn1 to_ii the_at Treasury_nn1 and_cc they_pphs2 have_vh0 a_at1 special_jj department_nn1 just_rr for_if this_dd1 ,_y to_to help_vvi with_iw the_at deficit_nn1 ?_y @!AXELROD:_zzc Listen_vv0 ,_y Chris_np1</text:p>
          </table:table-cell>
        </table:table-row>
        <table:table-row table:style-name="ro4" table:visibility="filter">
          <table:table-cell office:value-type="float" office:value="448" calcext:value-type="float">
            <text:p>448</text:p>
          </table:table-cell>
          <table:table-cell table:style-name="ce71" office:value-type="string" calcext:value-type="string">
            <text:p><text:s text:c="2"/>And these are the people on the frontline , and they are the most important job creators in the country . @!VARNEY: That 's a pretty long laundry list you had there .</text:p>
          </table:table-cell>
          <table:table-cell table:style-name="ce73" office:value-type="string" calcext:value-type="string">
            <text:p><text:s/>Dan ? @!HENNINGER: To Mary 's point , recession occur because of investor pessimism . Investors get pessimistic , they withdraw from the @ @ @ @ @ @ @ @ @ @ economy starts growi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nd_cc these_dd2 are_vbr the_at people_nn on_ii the_at frontline_nn1 ,_y and_cc they_pphs2 are_vbr the_at most_rgt important_jj job_nn1 creators_nn2 in_ii the_at country_nn1 ._y @!VARNEY:_zzc That_dd1 's_vbz a_at1 pretty_rg_jj long_jj laundry_nn1 list_nn1_vv0@ you_ppy had_vhd there_rl ._y</text:p>
          </table:table-cell>
          <table:table-cell office:value-type="string" calcext:value-type="string">
            <text:p><text:s/>Dan_np1 ?_y @!HENNINGER:_zzc To_ii Mary_np1 's_ge point_nn1 ,_y recession_nn1 occur_vv0 because_ii21 of_ii22 investor_nn1 pessimism_nn1 ._y Investors_nn2 get_vv0 pessimistic_jj ,_y they_pphs2 withdraw_vv0 from_ii the_at @_ii @_ii @_ii @_ii @_ii @_ii @_ii @_ii @_ii @_ii economy_nn1 starts_vvz growin</text:p>
          </table:table-cell>
        </table:table-row>
        <table:table-row table:style-name="ro4" table:visibility="filter">
          <table:table-cell office:value-type="float" office:value="449" calcext:value-type="float">
            <text:p>449</text:p>
          </table:table-cell>
          <table:table-cell table:style-name="ce71" office:value-type="string" calcext:value-type="string">
            <text:p><text:s text:c="2"/>by Democrats . But she 's going to be a very forceful presence for him in this campaign . You saw that this week with her response to all of that . @!VARNEY: Dan</text:p>
          </table:table-cell>
          <table:table-cell table:style-name="ce73" office:value-type="string" calcext:value-type="string">
            <text:p><text:s/>, James ? Have you yet seen Mitt Romney come out of his corner and start attacking , taking the initiative ? Have we seen it yet ? @!HENNINGER: Yes . I think w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y_ii Democrats_nn2 ._y But_ccb she_pphs1 's_vbz going_vvgk to_to be_vbi a_at1 very_rg forceful_jj presence_nn1 for_if him_ppho1 in_ii this_dd1 campaign_nn1 ._y You_ppy saw_vvd that_cst this_dd1 week_nnt1 with_iw her_appge response_nn1 to_ii all_db of_io that_dd1 ._y @!VARNEY:_zzc Dan_np1</text:p>
          </table:table-cell>
          <table:table-cell office:value-type="string" calcext:value-type="string">
            <text:p><text:s/>,_y James_np1 ?_y Have_vh0 you_ppy yet_rr seen_vvn Mitt_np1 Romney_np1 come_vv0 out_ii21 of_ii22 his_appge corner_nn1 and_cc start_vv0_nn1 attacking_vvg_jj@ ,_y taking_vvg the_at initiative_nn1 ?_y Have_vh0 we_ppis2 seen_vvn it_pph1 yet_rr ?_y @!HENNINGER:_zzc Yes_uh ._y I_ppis1 think_vv0 we_ppis2</text:p>
          </table:table-cell>
        </table:table-row>
        <table:table-row table:style-name="ro4" table:visibility="filter">
          <table:table-cell office:value-type="float" office:value="450" calcext:value-type="float">
            <text:p>450</text:p>
          </table:table-cell>
          <table:table-cell table:style-name="ce71" office:value-type="string" calcext:value-type="string">
            <text:p><text:s text:c="2"/>he did n't tip over . He is the new poster child for health care in this country . He is enemy of the country in my opinion , Dick Cheney is .</text:p>
          </table:table-cell>
          <table:table-cell table:style-name="ce73" office:value-type="string" calcext:value-type="string">
            <text:p><text:s/>He is an enemy of the country . Lord take him to the promised land , will you . See , I do n't even wish the guy goes to hell , I jus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he_pphs1 did_vdd n't_xx tip_vvi over_rp ._y He_pphs1 is_vbz the_at new_jj poster_nn1 child_nn1 for_if health_nn1 care_nn1_vv0 in_ii this_dd1 country_nn1 ._y He_pphs1 is_vbz enemy_nn1 of_io the_at country_nn1 in_ii my_appge opinion_nn1 ,_y Dick_np1 Cheney_np1 is_vbz ._y</text:p>
          </table:table-cell>
          <table:table-cell office:value-type="string" calcext:value-type="string">
            <text:p><text:s/>He_pphs1 is_vbz an_at1 enemy_nn1 of_io the_at country_nn1 ._y Lord_np1 take_vv0 him_ppho1 to_ii the_at promised_jj@ land_nn1 ,_y will_vm you_ppy ._y See_vv0 ,_y I_ppis1 do_vd0 n't_xx even_rr wish_vvi the_at guy_nn1 goes_vvz to_ii hell_nn1 ,_y I_ppis1 just_rr</text:p>
          </table:table-cell>
        </table:table-row>
        <table:table-row table:style-name="ro4" table:visibility="filter">
          <table:table-cell office:value-type="float" office:value="451" calcext:value-type="float">
            <text:p>451</text:p>
          </table:table-cell>
          <table:table-cell table:style-name="ce71" office:value-type="string" calcext:value-type="string">
            <text:p><text:s text:c="2"/>up in appropriate hands . @!SUSAN-RICE-U.S-AM: The United States view of this is clear . We have condemned the launch . We view it as a direct violation of resolution 1718 and</text:p>
          </table:table-cell>
          <table:table-cell table:style-name="ce73" office:value-type="string" calcext:value-type="string">
            <text:p><text:s/>1874 . We think it 's important the council respond creditably , and we will work in that direction . @(END-VIDEO-CLIP) @!MCKELWAY: Mark Toner , the State Department spokesperson , and U.S.</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vvi up_rp in_ii appropriate_jj hands_nn2 ._y @!SUSAN-RICE-U.S-AM:_zzc The_at United_np1 States_np1 view_nn1 of_io this_dd1 is_vbz clear_jj ._y We_ppis2 have_vh0 condemned_vvn the_at launch_nn1 ._y We_ppis2 view_vv0@ it_pph1 as_ii_csa a_at1 direct_jj violation_nn1 of_io resolution_nn1 1718_mc and_cc</text:p>
          </table:table-cell>
          <table:table-cell office:value-type="string" calcext:value-type="string">
            <text:p><text:s/>1874_mc ._y We_ppis2 think_vv0 it_pph1 's_vbz important_jj the_at council_nn1 respond_vv0 creditably_rr ,_y and_cc we_ppis2 will_vm work_vvi in_ii that_dd1 direction_nn1 ._y @(END-VIDEO-CLIP)_zzq @!MCKELWAY:_zzc Mark_np1 Toner_np1 ,_y the_at State_nn1 Department_nn1 spokesperson_nn1 ,_y and_cc U.S.</text:p>
          </table:table-cell>
        </table:table-row>
        <table:table-row table:style-name="ro4" table:visibility="filter">
          <table:table-cell office:value-type="float" office:value="452" calcext:value-type="float">
            <text:p>452</text:p>
          </table:table-cell>
          <table:table-cell table:style-name="ce71" office:value-type="string" calcext:value-type="string">
            <text:p><text:s text:c="2"/>will hurt the administration even though it has nothing to do with the administration itself or this one . It 's a chronic issue , but the Democrats learned decades ago to</text:p>
          </table:table-cell>
          <table:table-cell table:style-name="ce73" office:value-type="string" calcext:value-type="string">
            <text:p><text:s/>stop using the word spend and use the word invest . The next time you hear the president speaking about investing , ask him investing in clown suits , @ @ @ @ @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ill_vm hurt_vvi the_at administration_nn1 even_cs21 though_cs22 it_pph1 has_vhz nothing_pn1 to_to do_vdi with_iw the_at administration_nn1 itself_ppx1 or_cc this_dd1 one_pn1 ._y It_pph1 's_vbz a_at1 chronic_jj issue_nn1 ,_y but_ccb the_at Democrats_nn2 learned_vvd_vvn_jj@ decades_nnt2 ago_ra to_to</text:p>
          </table:table-cell>
          <table:table-cell office:value-type="string" calcext:value-type="string">
            <text:p><text:s/>stop_vvi using_vvg the_at word_nn1 spend_vv0_nn1@ and_cc use_vvi the_at word_nn1 invest_vv0 ._y The_at next_md time_nnt1 you_ppy hear_vv0 the_at president_nn1 speaking_vvg about_ii investing_vvg_jj ,_y ask_vv0 him_ppho1 investing_vvg in_ii clown_nn1 suits_nn2_vvz ,_y @_ii @_ii @_ii @_ii @_ii @_ii @</text:p>
          </table:table-cell>
        </table:table-row>
        <table:table-row table:style-name="ro4" table:visibility="filter">
          <table:table-cell office:value-type="float" office:value="453" calcext:value-type="float">
            <text:p>453</text:p>
          </table:table-cell>
          <table:table-cell table:style-name="ce71" office:value-type="string" calcext:value-type="string">
            <text:p><text:s text:c="2"/>big deal in terms of the money , but it 's a big deal in terms of principles , the contempt and disdain with which so many bureaucrats in Washington treat taxpayers ,</text:p>
          </table:table-cell>
          <table:table-cell table:style-name="ce73" office:value-type="string" calcext:value-type="string">
            <text:p><text:s/>treat their money . There is one way it reduce government waste . If you want to reduce government waste , reduce the size of government . @!MCKELWAY: Thank you , panel . Tha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1 big_jj deal_nn1 in_ii31 terms_ii32 of_ii33 the_at money_nn1 ,_y but_ccb it_pph1 's_vbz a_at1 big_jj deal_nn1 in_ii31 terms_ii32 of_ii33 principles_nn2 ,_y the_at contempt_nn1 and_cc disdain_nn1 with_iw which_ddq so_rg many_da2 bureaucrats_nn2 in_ii Washington_np1 treat_nn1_vv0 taxpayers_nn2 ,_y</text:p>
          </table:table-cell>
          <table:table-cell office:value-type="string" calcext:value-type="string">
            <text:p><text:s/>treat_vv0 their_appge money_nn1 ._y There_ex is_vbz one_mc1 way_nn1 it_pph1 reduce_vv0 government_nn1 waste_nn1 ._y If_cs you_ppy want_vv0 to_to reduce_vvi government_nn1 waste_nn1_vv0 ,_y reduce_vv0 the_at size_nn1 of_io government_nn1 ._y @!MCKELWAY:_zzc Thank_vv0 you_ppy ,_y panel_nn1 ._y That_d</text:p>
          </table:table-cell>
        </table:table-row>
        <table:table-row table:style-name="ro4" table:visibility="filter">
          <table:table-cell office:value-type="float" office:value="454" calcext:value-type="float">
            <text:p>454</text:p>
          </table:table-cell>
          <table:table-cell table:style-name="ce71" office:value-type="string" calcext:value-type="string">
            <text:p><text:s text:c="2"/>America view the U.S. war on drugs as a failure and some are actually pushing for decriminalization of drugs , something the U.S. is opposed to . The economic boom in</text:p>
          </table:table-cell>
          <table:table-cell table:style-name="ce73" office:value-type="string" calcext:value-type="string">
            <text:p><text:s/>Latin America has not really made the drug war subside there . Moreno 's home country of Colombia has been battling drug cartels for years . @!MORENO: It 's made huge progres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merica_np1 view_vv0@_nn1 the_at U.S._np1 war_nn1 on_ii drugs_nn2 as_ii_csa a_at1 failure_nn1 and_cc some_dd are_vbr actually_rr pushing_vvg for_if decriminalization_nn1 of_io drugs_nn2 ,_y something_pn1 the_at U.S._np1 is_vbz opposed_vvn to_ii_to ._y The_at economic_jj boom_nn1 in_ii</text:p>
          </table:table-cell>
          <table:table-cell office:value-type="string" calcext:value-type="string">
            <text:p><text:s/>Latin_jj America_np1 has_vhz not_xx really_rr made_vvn the_at drug_nn1 war_nn1 subside_vv0 there_rl ._y Moreno_np1@_nn1 's_ge home_nn1@ country_nn1 of_io Colombia_np1 has_vhz been_vbn battling_vvg_jj@ drug_nn1 cartels_nn2 for_if years_nnt2 ._y @!MORENO:_zzc It_pph1 's_vbz made_vvn huge_jj progress_</text:p>
          </table:table-cell>
        </table:table-row>
        <table:table-row table:style-name="ro4" table:visibility="filter">
          <table:table-cell office:value-type="float" office:value="455" calcext:value-type="float">
            <text:p>455</text:p>
          </table:table-cell>
          <table:table-cell table:style-name="ce71" office:value-type="string" calcext:value-type="string">
            <text:p><text:s text:c="2"/>to come out and vote . Now , the president has gained about 10 points in the gender cap with college educated women . But can you imagine how many women he</text:p>
          </table:table-cell>
          <table:table-cell table:style-name="ce73" office:value-type="string" calcext:value-type="string">
            <text:p><text:s/>offended -- I mean , she offended and how worried the president got ? Because -- @!PERINO: Right . @!TANTAROS: -- I think the fact that a feminist , this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2 to_to come_vvi out_rp and_cc vote_nn1_vv0 ._y Now_rt ,_y the_at president_nn1 has_vhz gained_vvn about_rg 10_mc points_nn2_vvz in_ii the_at gender_nn1 cap_nn1 with_iw college_nn1 educated_jj_vvn women_nn2 ._y But_ccb can_vm you_ppy imagine_vvi how_rgq@ many_da2 women_nn2 he_pphs1</text:p>
          </table:table-cell>
          <table:table-cell office:value-type="string" calcext:value-type="string">
            <text:p><text:s/>offended_vvd --_zz I_ppis1 mean_vv0 ,_y she_pphs1 offended_vvd and_cc how_rgq@_rrq worried_jj_vvd@_vvn@ the_at president_nn1 got_vvn_vvd ?_y Because_cs --_zz @!PERINO:_zzc Right_rr_nn1_jj ._y @!TANTAROS:_zzc --_zz I_ppis1 think_vv0 the_at fact_nn1 that_cst a_at1 feminist_nn1_jj ,_y this_dd1 is_</text:p>
          </table:table-cell>
        </table:table-row>
        <table:table-row table:style-name="ro4" table:visibility="filter">
          <table:table-cell office:value-type="float" office:value="456" calcext:value-type="float">
            <text:p>456</text:p>
          </table:table-cell>
          <table:table-cell table:style-name="ce71" office:value-type="string" calcext:value-type="string">
            <text:p><text:s/>things , why did Messina and Axelrod respond within an hour of her comments ? @!ERIC-BOLLING-CO-H: Because the campaign , the reelection campaign , had to do that immediately and then it</text:p>
          </table:table-cell>
          <table:table-cell table:style-name="ce73" office:value-type="string" calcext:value-type="string">
            <text:p><text:s/>was Jay Carney was next I think when he said , well , there were 35 visits . It could have been any one of three Hilary Rosens . Jay , really ? I mea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hings_nn2 ,_y why_rrq did_vdd Messina_np1 and_cc Axelrod_np1 respond_vv0 within_ii an_at1 hour_nnt1 of_io her_appge comments_nn2 ?_y @!ERIC-BOLLING-CO-H:_zzc Because_cs the_at campaign_nn1 ,_y the_at reelection_nn1 campaign_nn1 ,_y had_vhd to_to do_vdi that_dd1 immediately_rr and_cc then_rt it_pph1</text:p>
          </table:table-cell>
          <table:table-cell office:value-type="string" calcext:value-type="string">
            <text:p><text:s/>was_vbdz Jay_np1 Carney_np1 was_vbdz next_md I_ppis1 think_vv0 when_rrq_cs he_pphs1 said_vvd ,_y well_rr ,_y there_ex were_vbdr 35_mc visits_nn2 ._y It_pph1 could_vm have_vhi been_vbn any_dd one_mc1 of_io three_mc Hilary_np1 Rosens_np2 ._y Jay_np1 ,_y really_rr ?_y I_ppis1 mean_</text:p>
          </table:table-cell>
        </table:table-row>
        <table:table-row table:style-name="ro4" table:visibility="filter">
          <table:table-cell office:value-type="float" office:value="457" calcext:value-type="float">
            <text:p>457</text:p>
          </table:table-cell>
          <table:table-cell table:style-name="ce71" office:value-type="string" calcext:value-type="string">
            <text:p><text:s/>c we use 25 percent of the oil . It 's -- we 're insane . And we have resources in America that we could have an energy policy . @(END-VIDEO-CLIP) @!BOLLING: @(INAUDIBLE) two</text:p>
          </table:table-cell>
          <table:table-cell table:style-name="ce73" office:value-type="string" calcext:value-type="string">
            <text:p><text:s/>people with a combined five decades of oil experience have a plan . @(BEGIN-VIDEO-CLIP) @!SARAH-PALIN-@1R@2 , : Part that have fundamental transformation of America that we were promised during</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c we_ppis2 use_vv0 25_mc percent_nnu of_io the_at oil_nn1 ._y It_pph1 's_vbz --_zz we_ppis2 're_vbr insane_jj ._y And_cc we_ppis2 have_vh0 resources_nn2 in_ii America_np1 that_cst we_ppis2 could_vm have_vhi an_at1 energy_nn1 policy_nn1 ._y @(END-VIDEO-CLIP)_zzq @!BOLLING:_zzc @(INAUDIBLE)_zzq two_mc</text:p>
          </table:table-cell>
          <table:table-cell office:value-type="string" calcext:value-type="string">
            <text:p><text:s/>people_nn with_iw a_at1 combined_jj five_mc decades_nnt2 of_io oil_nn1 experience_nn1 have_vh0 a_at1 plan_nn1 ._y @(BEGIN-VIDEO-CLIP)_zzq @!SARAH-PALIN-@1R@2_zzc ,_y :_y Part_nn1 that_cst have_vh0 fundamental_jj transformation_nn1 of_io America_np1 that_cst we_ppis2 were_vbdr promised_vvn during_ii</text:p>
          </table:table-cell>
        </table:table-row>
        <table:table-row table:style-name="ro4" table:visibility="filter">
          <table:table-cell office:value-type="float" office:value="458" calcext:value-type="float">
            <text:p>458</text:p>
          </table:table-cell>
          <table:table-cell table:style-name="ce71" office:value-type="string" calcext:value-type="string">
            <text:p><text:s text:c="2"/>Wisconsin it was very , very difficult to raise money . But one of the reasons for that , it was the media narrative that the race is over . I mean , it</text:p>
          </table:table-cell>
          <table:table-cell table:style-name="ce73" office:value-type="string" calcext:value-type="string">
            <text:p><text:s/>was just -- you know , I remember doing an interview on the Sunday before Wisconsin on " Meet the Press , " and I think it was 12 different questions , bu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isconsin_np1 it_pph1 was_vbdz very_rg_jj@ ,_y very_rg difficult_jj to_to raise_vvi money_nn1 ._y But_ccb one_mc1 of_io the_at reasons_nn2 for_if that_dd1 ,_y it_pph1 was_vbdz the_at media_nn narrative_jj_nn1 that_cst the_at race_nn1 is_vbz over_rp ._y I_ppis1 mean_vv0 ,_y it_pph1</text:p>
          </table:table-cell>
          <table:table-cell office:value-type="string" calcext:value-type="string">
            <text:p><text:s/>was_vbdz just_rr_jj@ --_zz you_ppy know_vv0 ,_y I_ppis1 remember_vv0 doing_vdg an_at1 interview_nn1 on_ii the_at Sunday_npd1_np1@ before_ii_cs Wisconsin_np1 on_ii "_y Meet_vv0 the_at Press_nn1 ,_y "_y and_cc I_ppis1 think_vv0 it_pph1 was_vbdz 12_mc different_jj questions_nn2 ,_y but_ccb</text:p>
          </table:table-cell>
        </table:table-row>
        <table:table-row table:style-name="ro4" table:visibility="filter">
          <table:table-cell office:value-type="float" office:value="459" calcext:value-type="float">
            <text:p>459</text:p>
          </table:table-cell>
          <table:table-cell table:style-name="ce71" office:value-type="string" calcext:value-type="string">
            <text:p><text:s text:c="2"/>the work that they were doing and the relationship they had with children who were special , and with -- with not just children but with adults who were special . And it</text:p>
          </table:table-cell>
          <table:table-cell table:style-name="ce73" office:value-type="string" calcext:value-type="string">
            <text:p><text:s/>was -- you know , there 's probably a lot of reasons we ended up in this race . Obviously , one of them was not to win it . But that does n'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_at work_nn1 that_cst they_pphs2 were_vbdr doing_vdg and_cc the_at relationship_nn1 they_pphs2 had_vhd with_iw children_nn2 who_pnqs were_vbdr special_jj ,_y and_cc with_iw --_zz with_iw not_xx just_rr_jj@ children_nn2 but_ccb with_iw adults_nn2 who_pnqs were_vbdr special_jj ._y And_cc it_pph1</text:p>
          </table:table-cell>
          <table:table-cell office:value-type="string" calcext:value-type="string">
            <text:p><text:s/>was_vbdz --_zz you_ppy know_vv0 ,_y there_ex 's_vbz probably_rr a_at1 lot_nn1 of_io reasons_nn2 we_ppis2 ended_vvd up_rp in_ii this_dd1 race_nn1 ._y Obviously_rr ,_y one_mc1 of_io them_ppho2 was_vbdz not_xx to_to win_vvi it_pph1 ._y But_ccb that_dd1 does_vdz n't_</text:p>
          </table:table-cell>
        </table:table-row>
        <table:table-row table:style-name="ro4" table:visibility="filter">
          <table:table-cell office:value-type="float" office:value="460" calcext:value-type="float">
            <text:p>460</text:p>
          </table:table-cell>
          <table:table-cell table:style-name="ce71" office:value-type="string" calcext:value-type="string">
            <text:p><text:s/>rnor , FOX News contributor Sarah Palin . All right . Before we @ @ @ @ @ @ @ @ @ @ Korea , we knew this was coming . You know , it seemed like the President</text:p>
          </table:table-cell>
          <table:table-cell table:style-name="ce73" office:value-type="string" calcext:value-type="string">
            <text:p><text:s/>, it might have been Jimmy Carter , he draw a line in the sand , they cross over , draws another line in the sand , I really meant it this time , wha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nor_nn1 ,_y FOX_np1_nn1 News_nn1 contributor_nn1 Sarah_np1 Palin_np1 ._y All_rr21 right_rr22 ._y Before_cs we_ppis2 @_ii @_ii @_ii @_ii @_ii @_ii @_ii @_ii @_ii @_ii Korea_np1 ,_y we_ppis2 knew_vvd this_dd1 was_vbdz coming_vvg ._y You_ppy know_vv0 ,_y it_pph1 seemed_vvd like_ii the_at President_nn1</text:p>
          </table:table-cell>
          <table:table-cell office:value-type="string" calcext:value-type="string">
            <text:p><text:s/>,_y it_pph1 might_vm have_vhi been_vbn Jimmy_np1 Carter_np1 ,_y he_pphs1 draw_vv0 a_at1 line_nn1 in_ii the_at sand_nn1 ,_y they_pphs2 cross_vv0 over_rp ,_y draws_vvz another_dd1 line_nn1 in_ii the_at sand_nn1 ,_y I_ppis1 really_rr meant_vvd it_pph1 this_dd1 time_nnt1 ,_y what_ddq</text:p>
          </table:table-cell>
        </table:table-row>
        <table:table-row table:style-name="ro4" table:visibility="filter">
          <table:table-cell office:value-type="float" office:value="461" calcext:value-type="float">
            <text:p>461</text:p>
          </table:table-cell>
          <table:table-cell table:style-name="ce71" office:value-type="string" calcext:value-type="string">
            <text:p><text:s/>dd1 was during a recession . I think it applies during a slow recovery where he says it sucks demand out of economy and punishes business . The president made that argue</text:p>
          </table:table-cell>
          <table:table-cell table:style-name="ce73" office:value-type="string" calcext:value-type="string">
            <text:p><text:s/>back in the August of 2009 . So he fully understand what is he is doing here . The question is how is it benefiting him politically ? I think that is exactly wh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d1 was_vbdz during_ii a_at1 recession_nn1 ._y I_ppis1 think_vv0 it_pph1 applies_vvz during_ii a_at1 slow_jj recovery_nn1 where_cs_rrq he_pphs1 says_vvz it_pph1 sucks_vvz demand_nn1 out_ii21 of_ii22 economy_nn1 and_cc punishes_vvz business_nn1 ._y The_at president_nn1 made_vvd_vvn that_cst argue_vv0</text:p>
          </table:table-cell>
          <table:table-cell office:value-type="string" calcext:value-type="string">
            <text:p><text:s/>back_rp in_ii the_at August_npm1 of_io 2009_mc ._y So_rr he_pphs1 fully_rr understand_vv0 what_ddq is_vbz he_pphs1 is_vbz doing_vdg here_rl ._y The_at question_nn1 is_vbz how_rrq is_vbz it_pph1 benefiting_vvg him_ppho1 politically_rr ?_y I_ppis1 think_vv0 that_dd1 is_vbz exactly_rr what_</text:p>
          </table:table-cell>
        </table:table-row>
        <table:table-row table:style-name="ro4" table:visibility="filter">
          <table:table-cell office:value-type="float" office:value="462" calcext:value-type="float">
            <text:p>462</text:p>
          </table:table-cell>
          <table:table-cell table:style-name="ce71" office:value-type="string" calcext:value-type="string">
            <text:p><text:s/>1 blueprint for an economy that is built to last . The philosophy is simple . We are better off when everybody is left to fend for themselves . @(LAUGHTER) @!OBAMA: The other</text:p>
          </table:table-cell>
          <table:table-cell table:style-name="ce73" office:value-type="string" calcext:value-type="string">
            <text:p><text:s/>actions not help the neighbors down the street . @(LAUGHTER) @!OBAMA: A debt that has grown over the last decade , primarily as a result of two wars , tax cut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blueprint_nn1 for_if an_at1 economy_nn1 that_cst_dd1 is_vbz built_vvn to_to last_vvi ._y The_at philosophy_nn1 is_vbz simple_jj ._y We_ppis2 are_vbr better_jjr off_ii_rp when_rrq_cs everybody_pn1 is_vbz left_vvn_jj to_to fend_vvi for_if themselves_ppx2 ._y @(LAUGHTER)_zzq @!OBAMA:_zzc The_at other</text:p>
          </table:table-cell>
          <table:table-cell office:value-type="string" calcext:value-type="string">
            <text:p>_jj actions_nn2 not_xx help_vv0 the_at neighbors_nn2 down_ii the_at street_nn1 ._y @(LAUGHTER)_zzq @!OBAMA:_zzc A_at1@_zz1 debt_nn1 that_cst_dd1 has_vhz grown_vvn over_ii_rp the_at last_md decade_nnt1 ,_y primarily_rr as_ii a_at1 result_nn1 of_io two_mc wars_nn2 ,_y tax_nn1_vv0@ cuts_nn2_</text:p>
          </table:table-cell>
        </table:table-row>
        <table:table-row table:style-name="ro4" table:visibility="filter">
          <table:table-cell office:value-type="float" office:value="463" calcext:value-type="float">
            <text:p>463</text:p>
          </table:table-cell>
          <table:table-cell table:style-name="ce71" office:value-type="string" calcext:value-type="string">
            <text:p><text:s/>zq unnamed U.S. officials in the report . There seemed to be a lot of reaction and disappointment in the Israel about that report , the possibility that Israel could work with Azerbaijan</text:p>
          </table:table-cell>
          <table:table-cell table:style-name="ce73" office:value-type="string" calcext:value-type="string">
            <text:p><text:s/>if it push came to shove and military action was needed and Israel sense inside Iran . What was the reaction to that report and the U.S. involvement in it ? @!ORE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zq unnamed_jj U.S._np1 officials_nn2 in_ii the_at report_nn1 ._y There_ex_rl seemed_vvd to_to be_vbi a_at1 lot_nn1 of_io reaction_nn1 and_cc disappointment_nn1 in_ii the_at Israel_np1 about_ii that_dd1 report_nn1 ,_y the_at possibility_nn1 that_cst Israel_np1 could_vm work_vvi with_iw Azerbaijan_np1</text:p>
          </table:table-cell>
          <table:table-cell office:value-type="string" calcext:value-type="string">
            <text:p><text:s/>if_cs it_pph1 push_nn1@_vv0 came_vvd to_to shove_vvi and_cc military_jj action_nn1 was_vbdz needed_vvn and_cc Israel_np1 sense_nn1 inside_ii Iran_np1 ._y What_ddq was_vbdz the_at reaction_nn1 to_ii that_dd1 report_nn1 and_cc the_at U.S._np1 involvement_nn1 in_ii it_pph1 ?_y @!OREN:_zzc</text:p>
          </table:table-cell>
        </table:table-row>
        <table:table-row table:style-name="ro4" table:visibility="filter">
          <table:table-cell office:value-type="float" office:value="464" calcext:value-type="float">
            <text:p>464</text:p>
          </table:table-cell>
          <table:table-cell table:style-name="ce71" office:value-type="string" calcext:value-type="string">
            <text:p><text:s text:c="2"/>have a war on moms -- even better . @!PERINO: Right . @!GUTFELD: You know ? I want to go to Carney . He was on at a press conference today . They</text:p>
          </table:table-cell>
          <table:table-cell table:style-name="ce73" office:value-type="string" calcext:value-type="string">
            <text:p><text:s/>were trying to -- I guess reporters trying to find out how much Rosen interacted with the White House . @(BEGIN-VIDEO-CLIP) @ @ @ @ @ @ @ @ @ @ n't know that Hilary R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ave_vh0 a_at1 war_nn1 on_ii moms_nn2 --_nn1_jj even_rr better_rrr_jjr ._y @!PERINO:_zzc Right_rr_nn1_jj ._y @!GUTFELD:_zzc You_ppy know_vv0 ?_y I_ppis1 want_vv0 to_to go_vvi to_ii Carney_np1 ._y He_pphs1 was_vbdz on_rp@ at_ii a_at1 press_nn1 conference_nn1 today_rt ._y They_pphs2</text:p>
          </table:table-cell>
          <table:table-cell office:value-type="string" calcext:value-type="string">
            <text:p><text:s/>were_vbdr trying_vvg to_to --_nn1_jj I_ppis1 guess_vv0 reporters_nn2 trying_vvg to_to find_vvi out_rp how_rgq@ much_da1_rr Rosen_np1 interacted_vvd with_iw the_at White_np1 House_nn1 ._y @(BEGIN-VIDEO-CLIP)_zzq @_ii @_ii @_ii @_ii @_ii @_ii @_ii @_ii @_ii @_ii n't_xx know_vvi that_cst Hilary_np1 Ro</text:p>
          </table:table-cell>
        </table:table-row>
        <table:table-row table:style-name="ro4" table:visibility="filter">
          <table:table-cell office:value-type="float" office:value="465" calcext:value-type="float">
            <text:p>465</text:p>
          </table:table-cell>
          <table:table-cell table:style-name="ce71" office:value-type="string" calcext:value-type="string">
            <text:p><text:s text:c="2"/>saying , she was n't a stay-at-home mom , she is a career person . You got to show respect . I like any of these guys , you stay-at-home dads . @!BOLLING: I</text:p>
          </table:table-cell>
          <table:table-cell table:style-name="ce73" office:value-type="string" calcext:value-type="string">
            <text:p><text:s/>spent the A block explaining that I think my wife works way harder than I do . @!BECKEL: What 's up with this episode that had really rolled some eyes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dr saying_vvg ,_y she_pphs1 was_vbdz n't_xx a_at1 stay-at-home_jj_nn1 mom_nn1 ,_y she_pphs1 is_vbz a_at1 career_nn1 person_nn1 ._y You_ppy got_vvd to_to show_vvi respect_nn1 ._y I_ppis1 like_vv0 any_dd of_io these_dd2 guys_nn2 ,_y you_ppy stay-at-home_jj dads_nn2 ._y @!BOLLING:_zzc I_ppis1</text:p>
          </table:table-cell>
          <table:table-cell office:value-type="string" calcext:value-type="string">
            <text:p><text:s/>spent_vvd the_at A_zz1 block_nn1_vv0@ explaining_vvg that_cst I_ppis1 think_vv0 my_appge wife_nn1 works_vvz_nn way_nn1_rr% harder_rrr_jjr than_csn I_ppis1 do_vd0 ._y @!BECKEL:_zzc What_ddq 's_vbz up_rp with_iw this_dd1 episode_nn1 that_cst had_vhd really_rr rolled_vvn some_dd eyes_nn2 ?_y</text:p>
          </table:table-cell>
        </table:table-row>
        <table:table-row table:style-name="ro4" table:visibility="filter">
          <table:table-cell office:value-type="float" office:value="466" calcext:value-type="float">
            <text:p>466</text:p>
          </table:table-cell>
          <table:table-cell table:style-name="ce71" office:value-type="string" calcext:value-type="string">
            <text:p><text:s text:c="2"/>'s very complicated . They send it through donors , who got it , he knows going there , right ? @!GUILFOYLE: Yes . Bob is absolutely is right . This would be a</text:p>
          </table:table-cell>
          <table:table-cell table:style-name="ce73" office:value-type="string" calcext:value-type="string">
            <text:p><text:s/>precedent-setting case , and the prosecutors involved in it admit that . But that does n't mean that it 's not a good law , and that does n't mean that he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s_vbz very_rg complicated_jj ._y They_pphs2 send_vv0 it_pph1 through_ii_rp@ donors_nn2 ,_y who_pnqs got_vvd it_pph1 ,_y he_pphs1 knows_vvz going_vvg there_rl ,_y right_rr_nn1_jj ?_y @!GUILFOYLE:_zzc Yes_uh ._y Bob_np1_nn is_vbz absolutely_rr is_vbz right_jj ._y This_dd1 would_vm be_vbi a_at1</text:p>
          </table:table-cell>
          <table:table-cell office:value-type="string" calcext:value-type="string">
            <text:p><text:s/>precedent-setting_jj_nn1 case_nn1 ,_y and_cc the_at prosecutors_nn2 involved_jj in_ii it_pph1 admit_vv0 that_dd1 ._y But_ccb that_dd1 does_vdz n't_xx mean_vvi that_cst it_pph1 's_vbz not_xx a_at1 good_jj law_nn1 ,_y and_cc that_dd1_cst does_vdz n't_xx mean_vvi that_cst he_</text:p>
          </table:table-cell>
        </table:table-row>
        <table:table-row table:style-name="ro4" table:visibility="filter">
          <table:table-cell office:value-type="float" office:value="467" calcext:value-type="float">
            <text:p>467</text:p>
          </table:table-cell>
          <table:table-cell table:style-name="ce71" office:value-type="string" calcext:value-type="string">
            <text:p><text:s text:c="2"/>he is . He 's playing off the sympathy of being a widower . @!GUILFOYLE: Do you think that 's going to help him ? I mean , this is man whose wife</text:p>
          </table:table-cell>
          <table:table-cell table:style-name="ce73" office:value-type="string" calcext:value-type="string">
            <text:p><text:s/>was dying of cancer -- @!GUTFELD: I know . @!GUILFOYLE: -- and was going out there campaigning for him and he had an affair that he tried to cover up and wa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c he_pphs1 is_vbz ._y He_pphs1 's_vbz playing_vvg off_ii_rp the_at sympathy_nn1 of_io being_vbg a_at1 widower_nn1 ._y @!GUILFOYLE:_zzc Do_vd0 you_ppy think_vvi that_dd1_cst 's_vbz going_vvgk to_to help_vvi him_ppho1 ?_y I_ppis1 mean_vv0 ,_y this_dd1 is_vbz man_nn1 whose_ddqge wife_nn1</text:p>
          </table:table-cell>
          <table:table-cell office:value-type="string" calcext:value-type="string">
            <text:p><text:s/>was_vbdz dying_vvg_jj of_io cancer_nn1 --_nn1_jj @!GUTFELD:_zzc I_ppis1 know_vv0 ._y @!GUILFOYLE:_zzc --_zz and_cc was_vbdz going_vvg out_rp there_rl campaigning_vvg for_if him_ppho1 and_cc he_pphs1 had_vhd an_at1 affair_nn1 that_cst he_pphs1 tried_vvd to_to cover_vvi up_rp and_cc was_</text:p>
          </table:table-cell>
        </table:table-row>
        <table:table-row table:style-name="ro4" table:visibility="filter">
          <table:table-cell office:value-type="float" office:value="468" calcext:value-type="float">
            <text:p>468</text:p>
          </table:table-cell>
          <table:table-cell table:style-name="ce71" office:value-type="string" calcext:value-type="string">
            <text:p><text:s text:c="2"/>which it said , it is misleading for Obama to suggest that Reagan was pushing for the same concept and label the Buffett Rule the Reagan rule . And he gets two</text:p>
          </table:table-cell>
          <table:table-cell table:style-name="ce73" office:value-type="string" calcext:value-type="string">
            <text:p><text:s/>Pinocchios . Why I do n't understand , he keep getting these things -- @!GUILFOYLE: I love that , by the way , the Pinocchio. @!PERINO: The Pinocchio test -- they k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hich_ddq it_pph1 said_vvd ,_y it_pph1 is_vbz misleading_jj for_if Obama_np1_nn1@ to_to suggest_vvi that_cst Reagan_np1 was_vbdz pushing_vvg for_if the_at same_da concept_nn1 and_cc label_vv0 the_at Buffett_np1_nn1@ Rule_vv0@_nn1 the_at Reagan_np1 rule_nn1 ._y And_cc he_pphs1 gets_vvz two_mc</text:p>
          </table:table-cell>
          <table:table-cell office:value-type="string" calcext:value-type="string">
            <text:p><text:s/>Pinocchios_np2 ._y Why_rrq I_ppis1 do_vd0 n't_xx understand_vvi ,_y he_pphs1 keep_vv0 getting_vvg these_dd2 things_nn2 --_zz @!GUILFOYLE:_zzc I_ppis1 love_vv0 that_cst_dd1 ,_y by_ii the_at way_nn1 ,_y the_at Pinocchio._np1 @!PERINO:_zzc The_at Pinocchio_np1_nn1@ test_nn1_vv0 --_nn1_jj they_pphs2 ke</text:p>
          </table:table-cell>
        </table:table-row>
        <table:table-row table:style-name="ro4" table:visibility="filter">
          <table:table-cell office:value-type="float" office:value="469" calcext:value-type="float">
            <text:p>469</text:p>
          </table:table-cell>
          <table:table-cell table:style-name="ce71" office:value-type="string" calcext:value-type="string">
            <text:p><text:s text:c="2"/>and committing acts of crimes that had 20 people die in the last decade from guns -- gunfire near nightclubs . And nightclubs attract group of young kid who do bad stuff</text:p>
          </table:table-cell>
          <table:table-cell table:style-name="ce73" office:value-type="string" calcext:value-type="string">
            <text:p><text:s/>. @!BECKEL: That 's because of National Rifle Association convince people to have weapons . That 's why people are dying . @!PERINO: You walked right into that . @!GUILFOYLE: G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g and_cc committing_vvg acts_nn2 of_io crimes_nn2 that_cst had_vhd 20_mc people_nn die_vv0 in_ii_rp@ the_at last_md decade_nnt1 from_ii guns_nn2 --_zz gunfire_nn1 near_ii nightclubs_nn2 ._y And_cc nightclubs_nn2 attract_vv0 group_nn1 of_io young_jj kid_nn1 who_pnqs do_vd0 bad_jj stuff_nn1</text:p>
          </table:table-cell>
          <table:table-cell office:value-type="string" calcext:value-type="string">
            <text:p><text:s/>._y @!BECKEL:_zzc That_dd1 's_vbz because_ii21 of_ii22 National_jj Rifle_nn1 Association_nn1 convince_vv0 people_nn to_to have_vhi weapons_nn2 ._y That_dd1 's_vbz why_rrq people_nn are_vbr dying_vvg_jj ._y @!PERINO:_zzc You_ppy walked_vvd right_rr_nn1_jj into_ii that_dd1 ._y @!GUILFOYLE:_zzc Go_vv0</text:p>
          </table:table-cell>
        </table:table-row>
        <table:table-row table:style-name="ro4" table:visibility="filter">
          <table:table-cell office:value-type="float" office:value="470" calcext:value-type="float">
            <text:p>470</text:p>
          </table:table-cell>
          <table:table-cell table:style-name="ce71" office:value-type="string" calcext:value-type="string">
            <text:p><text:s text:c="2"/>. @!GUILFOYLE: None of these boys are listening . @!PERINO: The thing about Guns N Roses and the hall of fame . @!GUTFELD: Bob , what 's your one more thing ? @!BECKEL: Oh ,</text:p>
          </table:table-cell>
          <table:table-cell table:style-name="ce73" office:value-type="string" calcext:value-type="string">
            <text:p><text:s/>that was unbelievable . You know , this show provide -- if we ever had a highlight reel of this show , it would be -- I mean , anyway . First of all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GUILFOYLE:_zzc None_pn of_io these_dd2 boys_nn2 are_vbr listening_vvg_jj ._y @!PERINO:_zzc The_at thing_nn1 about_ii Guns_nn2 N_zz1 Roses_nn2 and_cc the_at hall_nn1 of_io fame_nn1 ._y @!GUTFELD:_zzc Bob_np1 ,_y what_ddq 's_vbz your_appge one_mc1 more_dar thing_nn1 ?_y @!BECKEL:_zzc Oh_uh ,_y</text:p>
          </table:table-cell>
          <table:table-cell office:value-type="string" calcext:value-type="string">
            <text:p><text:s/>that_dd1 was_vbdz unbelievable_jj ._y You_ppy know_vv0 ,_y this_dd1 show_nn1 provide_vv0 --_zz if_cs we_ppis2 ever_rr had_vhn@_vhd a_at1 highlight_nn1 reel_nn1 of_io this_dd1 show_nn1 ,_y it_pph1 would_vm be_vbi --_zz I_ppis1 mean_vv0 ,_y anyway_rr ._y First_md of_io all_db ,_</text:p>
          </table:table-cell>
        </table:table-row>
        <table:table-row table:style-name="ro4" table:visibility="filter">
          <table:table-cell office:value-type="float" office:value="471" calcext:value-type="float">
            <text:p>471</text:p>
          </table:table-cell>
          <table:table-cell table:style-name="ce71" office:value-type="string" calcext:value-type="string">
            <text:p><text:s text:c="2"/>market to kids . @!GUTFELD: It 's marketing to kids . What 's next ? Tuna salad ? Egg salad vodka ? @!GUILFOYLE: But you said you really like peanut butter and then you</text:p>
          </table:table-cell>
          <table:table-cell table:style-name="ce73" office:value-type="string" calcext:value-type="string">
            <text:p><text:s/>said you like the @(INAUDIBLE) remember ? @!GUTFELD: Yes . Do n't bring private conversations up on the show , Kimberly . You disgust me. @!GUILFOYLE: I just did . @!GUTFELD: Got 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to market_vvi to_ii kids_nn2 ._y @!GUTFELD:_zzc It_pph1 's_vbz marketing_vvg@_nn1 to_ii kids_nn2 ._y What_ddq 's_vbz next_md ?_y Tuna_nn salad_nn1 ?_y Egg_nn1 salad_nn1 vodka_nn1 ?_y @!GUILFOYLE:_zzc But_ccb you_ppy said_vvd you_ppy really_rr like_vv0 peanut_nn1 butter_nn1 and_cc then_rt you_ppy</text:p>
          </table:table-cell>
          <table:table-cell office:value-type="string" calcext:value-type="string">
            <text:p><text:s/>said_vvd you_ppy like_vv0 the_at @(INAUDIBLE)_zzq remember_vv0 ?_y @!GUTFELD:_zzc Yes_uh ._y Do_vd0 n't_xx bring_vvi private_jj conversations_nn2 up_rp on_ii the_at show_nn1 ,_y Kimberly_np1_rr ._y You_ppy disgust_nn1 me._nnu @!GUILFOYLE:_zzc I_ppis1 just_rr did_vdd ._y @!GUTFELD:_zzc Got_vvn_vvd t</text:p>
          </table:table-cell>
        </table:table-row>
        <table:table-row table:style-name="ro4" table:visibility="filter">
          <table:table-cell office:value-type="float" office:value="472" calcext:value-type="float">
            <text:p>472</text:p>
          </table:table-cell>
          <table:table-cell table:style-name="ce71" office:value-type="string" calcext:value-type="string">
            <text:p><text:s text:c="2"/>the things that I can not stress enough to folks is this is not a right or left issue to me . This is a right or wrong issue that</text:p>
          </table:table-cell>
          <table:table-cell table:style-name="ce73" office:value-type="string" calcext:value-type="string">
            <text:p><text:s/>Ronald Reagan trying to address the idea that everyone have skin in the game , and that if you were either very poor and trying to dodge taxes or you were ver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o the_at things_nn2 that_cst I_ppis1 can_vm not_xx stress_vvi enough_rr_dd to_ii folks_nn2 is_vbz this_dd1 is_vbz not_xx a_at1 right_nn1_jj or_cc left_jj issue_nn1 to_ii me_ppio1 ._y This_dd1 is_vbz a_at1 right_nn1_jj or_cc wrong_jj_rr@ issue_nn1_vv0 that_cst</text:p>
          </table:table-cell>
          <table:table-cell office:value-type="string" calcext:value-type="string">
            <text:p><text:s/>Ronald_np1 Reagan_np1 trying_vvg to_to address_vvi the_at idea_nn1 that_cst everyone_pn1 have_vh0 skin_nn1 in_ii the_at game_nn1 ,_y and_cc that_cst_dd1 if_cs you_ppy were_vbdr either_rr very_rg poor_jj and_cc trying_vvg to_to dodge_vvi taxes_nn2 or_cc you_ppy were_vbdr very_rg</text:p>
          </table:table-cell>
        </table:table-row>
        <table:table-row table:style-name="ro4">
          <table:table-cell office:value-type="float" office:value="473" calcext:value-type="float">
            <text:p>473</text:p>
          </table:table-cell>
          <table:table-cell table:style-name="ce71" office:value-type="string" calcext:value-type="string">
            <text:p><text:s text:c="2"/>thinner and able to , that is what happened . ' ##4103884_ @!VAN-SUSTEREN , HOST : Tonight , here 's a question . In fact , it 's a trick question , so listen very carefully</text:p>
          </table:table-cell>
          <table:table-cell table:style-name="ce73" office:value-type="string" calcext:value-type="string">
            <text:p><text:s/>. How long does a one-hour ribbon cutting ceremony take ? Well , if you work for the GSA and it 's in Hawaii , the answer is apparently at least five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thinner_jjr and_cc able_jk to_to ,_y that_dd1_cst is_vbz what_ddq happened_vvd ._y '_"@_ge ##4103884_ @!VAN-SUSTEREN_zzc ,_y HOST_vv0_nn1 :_y Tonight_rt ,_y here_rl 's_vbz a_at1 question_nn1 ._y In_ii fact_nn1 ,_y it_pph1 's_vbz a_at1 trick_nn1 question_nn1 ,_y so_rr listen_vv0 very_rg carefully_rr</text:p>
          </table:table-cell>
          <table:table-cell office:value-type="string" calcext:value-type="string">
            <text:p><text:s/>._y How_rgq@_rrq long_rr does_vdz a_at1 one-hour_jj_nnt1 ribbon_nn1 cutting_nn1_vvg ceremony_nn1 take_vv0 ?_y Well_rr ,_y if_cs you_ppy work_vv0 for_if the_at GSA_nn1_np1 and_cc it_pph1 's_vbz in_ii Hawaii_np1 ,_y the_at answer_nn1 is_vbz apparently_rr at_rr21 least_rr22 five_mc</text:p>
          </table:table-cell>
        </table:table-row>
        <table:table-row table:style-name="ro4" table:visibility="filter">
          <table:table-cell office:value-type="float" office:value="474" calcext:value-type="float">
            <text:p>474</text:p>
          </table:table-cell>
          <table:table-cell table:style-name="ce71" office:value-type="string" calcext:value-type="string">
            <text:p><text:s text:c="2"/>a ribbon cutting on some space that the FBI was renting in Hawaii . @!VAN-SUSTEREN: And I do n't know why they could n't have a sort of a ember of</text:p>
          </table:table-cell>
          <table:table-cell table:style-name="ce73" office:value-type="string" calcext:value-type="string">
            <text:p><text:s/>Congress or some federal employee who 's in Hawaii do the ribbon cutting . But anyway , OK , that 's the trips to Hawaii . @!EMANUEL: Right . @!VAN-SUSTEREN: Now the one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 text:c="2"/>a_at1 ribbon_nn1 cutting_vvg_nn1 on_ii_rp@ some_dd space_nn1 that_cst the_at FBI_np1 was_vbdz renting_vvg in_ii Hawaii_np1 ._y @!VAN-SUSTEREN:_zzc And_cc I_ppis1 do_vd0 n't_xx know_vvi why_rrq they_pphs2 could_vm n't_xx have_vhi a_at1 sort_nn1 of_io a_at1 ember_nn1 of_io</text:p>
          </table:table-cell>
          <table:table-cell office:value-type="string" calcext:value-type="string">
            <text:p><text:s/>Congress_nn1 or_cc some_dd federal_jj employee_nn1 who_pnqs 's_vbz in_ii Hawaii_np1 do_vd0 the_at ribbon_nn1 cutting_nn1_vvg ._y But_ccb anyway_rr ,_y OK_rr ,_y that_dd1 's_vbz the_at trips_nn2 to_ii Hawaii_np1 ._y @!EMANUEL:_zzc Right_rr_nn1_jj ._y @!VAN-SUSTEREN:_zzc Now_rt the_at one_pn1</text:p>
          </table:table-cell>
        </table:table-row>
        <table:table-row table:style-name="ro4" table:visibility="filter">
          <table:table-cell office:value-type="float" office:value="475" calcext:value-type="float">
            <text:p>475</text:p>
          </table:table-cell>
          <table:table-cell table:style-name="ce71" office:value-type="string" calcext:value-type="string">
            <text:p><text:s text:c="2"/>did people get the free conference , $820,000 conference , and they were handing out iPads and getting clowns and mind readers , but there were bonuses to the ones who -- who</text:p>
          </table:table-cell>
          <table:table-cell table:style-name="ce73" office:value-type="string" calcext:value-type="string">
            <text:p><text:s/>were -- I guess swindled us out of this money , bonuses for those who arranged it ! @!DENHAM: Yes . Absolutely . At a time when the president and his administration hav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did_vdd people_nn get_vv0 the_at free_jj conference_nn1 ,_y $820,000_nnu conference_nn1 ,_y and_cc they_pphs2 were_vbdr handing_vvg out_rp iPads_nn2 and_cc getting_vvg clowns_nn2 and_cc mind_nn1_vv0 readers_nn2 ,_y but_ccb there_ex were_vbdr bonuses_nn2 to_ii the_at ones_nn2 who_pnqs --_zz who_pnqs</text:p>
          </table:table-cell>
          <table:table-cell office:value-type="string" calcext:value-type="string">
            <text:p><text:s/>were_vbdr --_zz I_ppis1 guess_vv0 swindled_vvd_vvn@ us_ppio2 out_ii21 of_ii22 this_dd1 money_nn1 ,_y bonuses_nn2 for_if those_dd2 who_pnqs arranged_vvd it_pph1 !_y @!DENHAM:_zzc Yes_uh ._y Absolutely_rr ._y At_ii a_at1 time_nnt1 when_rrq the_at president_nn1 and_cc his_appge administration_nn1 have</text:p>
          </table:table-cell>
        </table:table-row>
        <table:table-row table:style-name="ro4" table:visibility="filter">
          <table:table-cell office:value-type="float" office:value="476" calcext:value-type="float">
            <text:p>476</text:p>
          </table:table-cell>
          <table:table-cell table:style-name="ce71" office:value-type="string" calcext:value-type="string">
            <text:p><text:s text:c="2"/>agree , I think the one thing -- @!VAN-SUSTEREN: Wait , wait . I mean , we only have 20 seconds left but I talked to those jurors in Casey Anthony . Look , they</text:p>
          </table:table-cell>
          <table:table-cell table:style-name="ce73" office:value-type="string" calcext:value-type="string">
            <text:p><text:s/>worked really hard -- @!WILLIAMS: I agree . @!VAN-SUSTEREN: And being in a courtroom is very different and I felt they were unfairly indicted by people watching on the sidelines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gree_vv0 ,_y I_ppis1 think_vv0 the_at one_mc1 thing_nn1 --_nn1_jj @!VAN-SUSTEREN:_zzc Wait_vv0 ,_y wait_vv0 ._y I_ppis1 mean_vv0 ,_y we_ppis2 only_rr have_vh0 20_mc seconds_nnt2 left_vvn but_ccb I_ppis1 talked_vvd to_ii those_dd2 jurors_nn2 in_ii Casey_np1 Anthony_np1 ._y Look_vv0 ,_y they_pphs2</text:p>
          </table:table-cell>
          <table:table-cell office:value-type="string" calcext:value-type="string">
            <text:p><text:s/>worked_vvd really_rr hard_jj_rr --_nn1_jj @!WILLIAMS:_zzc I_ppis1 agree_vv0 ._y @!VAN-SUSTEREN:_zzc And_cc being_vbg in_ii a_at1 courtroom_nn1 is_vbz very_rg different_jj and_cc I_ppis1 felt_vvd they_pphs2 were_vbdr unfairly_rr indicted_vvn by_ii people_nn watching_vvg on_ii the_at sidelines_nn2 ._</text:p>
          </table:table-cell>
        </table:table-row>
        <table:table-row table:style-name="ro4" table:visibility="filter">
          <table:table-cell office:value-type="float" office:value="477" calcext:value-type="float">
            <text:p>477</text:p>
          </table:table-cell>
          <table:table-cell table:style-name="ce71" office:value-type="string" calcext:value-type="string">
            <text:p><text:s/>e leadership to drink to . @!MARGARET-WARNER: The U.N . Security Council charged that the North Korean launch violated two sanctions resolutions from 2006 and 2009 . Russia and China</text:p>
          </table:table-cell>
          <table:table-cell table:style-name="ce73" office:value-type="string" calcext:value-type="string">
            <text:p><text:s/>signaled they oppose any new sanctions , however . The U.S. ambassador to the U.N. , Susan Rice , had this to say . @!SUSAN-RICE-United: The United States ' view of this i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_at leadership_nn1 to_to drink_vvi to_ii_to ._y @!MARGARET-WARNER:_zzc The_at U.N_np1 ._y Security_nn1 Council_nn1 charged_vvd_vvn that_cst the_at North_np1 Korean_jj launch_nn1 violated_vvd_vvn two_mc sanctions_nn2_vvz@ resolutions_nn2 from_ii 2006_mc and_cc 2009_mc ._y Russia_np1 and_cc China_np1</text:p>
          </table:table-cell>
          <table:table-cell office:value-type="string" calcext:value-type="string">
            <text:p><text:s/>signaled_vvd they_pphs2 oppose_vv0 any_dd new_jj sanctions_nn2 ,_y however_rr_rrqv ._y The_at U.S._np1 ambassador_nn1 to_ii the_at U.N._np1 ,_y Susan_np1 Rice_np1@_nn1 ,_y had_vhd this_dd1 to_to say_vvi ._y @!SUSAN-RICE-United:_zzc The_at United_np1 States_np1 '_ge view_nn1 of_io this_dd1 is_vbz</text:p>
          </table:table-cell>
        </table:table-row>
        <table:table-row table:style-name="ro4" table:visibility="filter">
          <table:table-cell office:value-type="float" office:value="478" calcext:value-type="float">
            <text:p>478</text:p>
          </table:table-cell>
          <table:table-cell table:style-name="ce71" office:value-type="string" calcext:value-type="string">
            <text:p><text:s/>1 to say . @!SUSAN-RICE-United: The United States ' view of this is quite clear . We have condemned the launch . We view it as a direct violation of Resolution 1718 and 1874</text:p>
          </table:table-cell>
          <table:table-cell table:style-name="ce73" office:value-type="string" calcext:value-type="string">
            <text:p><text:s/>. We think it 's important that the council respond credibly , and we will be working in that direction . @!MARGARET-WARNER: Three perspectives now on the failure . Charles Vick is a</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1 to_to say_vvi ._y @!SUSAN-RICE-United:_zzc The_at United_np1 States_np1 '_ge view_nn1 of_io this_dd1 is_vbz quite_rg clear_jj_rr@ ._y We_ppis2 have_vh0 condemned_vvn the_at launch_nn1 ._y We_ppis2 view_vv0@ it_pph1 as_ii_csa a_at1 direct_jj violation_nn1 of_io Resolution_nn1 1718_mc and_cc 1874_mc</text:p>
          </table:table-cell>
          <table:table-cell office:value-type="string" calcext:value-type="string">
            <text:p><text:s/>._y We_ppis2 think_vv0 it_pph1 's_vbz important_jj that_cst the_at council_nn1 respond_vv0 credibly_rr ,_y and_cc we_ppis2 will_vm be_vbi working_vvg in_ii that_dd1 direction_nn1 ._y @!MARGARET-WARNER:_zzc Three_mc perspectives_nn2 now_rt on_ii the_at failure_nn1 ._y Charles_np1 Vick_np1 is_vbz a_a</text:p>
          </table:table-cell>
        </table:table-row>
        <table:table-row table:style-name="ro4" table:visibility="filter">
          <table:table-cell office:value-type="float" office:value="479" calcext:value-type="float">
            <text:p>479</text:p>
          </table:table-cell>
          <table:table-cell table:style-name="ce71" office:value-type="string" calcext:value-type="string">
            <text:p><text:s text:c="2"/>-- and , Charles Vick , back to you -- about the prospects of now what South Korea has been warning about , that they are about to do another nuclear underground test ?</text:p>
          </table:table-cell>
          <table:table-cell table:style-name="ce73" office:value-type="string" calcext:value-type="string">
            <text:p><text:s/>First of all , what does the satellite imagery tell us ? What are the telltale @ @ @ @ @ @ @ @ @ @ indeed , they have dug some new tunnels , as we have see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zz and_cc ,_y Charles_np1 Vick_np1 ,_y back_rp_nn1 to_ii you_ppy --_zz about_ii the_at prospects_nn2 of_io now_rt what_ddq South_nd1 Korea_np1 has_vhz been_vbn warning_vvg@ about_rp@ ,_y that_cst they_pphs2 are_vbr about_rpk to_to do_vdi another_dd1 nuclear_jj underground_jj test_nn1 ?_y</text:p>
          </table:table-cell>
          <table:table-cell office:value-type="string" calcext:value-type="string">
            <text:p><text:s/>First_md of_io all_db ,_y what_ddq does_vdz the_at satellite_nn1 imagery_nn1 tell_vv0 us_ppio2 ?_y What_ddq are_vbr the_at telltale_nn1 @_ii @_ii @_ii @_ii @_ii @_ii @_ii @_ii @_ii @_ii indeed_rr ,_y they_pphs2 have_vh0 dug_vvn some_dd new_jj tunnels_nn2 ,_y as_csa we_ppis2 have_vh0 seen_vvn</text:p>
          </table:table-cell>
        </table:table-row>
        <table:table-row table:style-name="ro4" table:visibility="filter">
          <table:table-cell office:value-type="float" office:value="480" calcext:value-type="float">
            <text:p>480</text:p>
          </table:table-cell>
          <table:table-cell table:style-name="ce71" office:value-type="string" calcext:value-type="string">
            <text:p><text:s text:c="2"/>attorney 's office to move forward . That is , of course , the evidence which the state is putting forward . The defense is likely to contest it . I 'm sure that they</text:p>
          </table:table-cell>
          <table:table-cell table:style-name="ce73" office:value-type="string" calcext:value-type="string">
            <text:p><text:s/>'re going to be doing forensic analysis of that have 911 call to try to see if they can further identify the screams . But it gives us at least an outlin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ttorney_nn1 's_ge office_nn1 to_to move_vvi forward_rl ._y That_rex21 is_rex22 ,_y of_rr21 course_rr22 ,_y the_at evidence_nn1 which_ddq the_at state_nn1 is_vbz putting_vvg forward_rl ._y The_at defense_nn1 is_vbz likely_jj to_to contest_vvi it_pph1 ._y I_ppis1 'm_vbm sure_jj that_cst they_pphs2</text:p>
          </table:table-cell>
          <table:table-cell office:value-type="string" calcext:value-type="string">
            <text:p><text:s/>'re_vbr going_vvgk to_to be_vbi doing_vdg forensic_jj analysis_nn1 of_io that_dd1 have_vh0 911_mc call_vv0_nn1 to_to try_vvi to_to see_vvi if_csw@_cs they_pphs2 can_vm further_rrr identify_vvi the_at screams_nn2 ._y But_ccb it_pph1 gives_vvz us_ppio2 at_rr21 least_rr22 an_at1 outline_</text:p>
          </table:table-cell>
        </table:table-row>
        <table:table-row table:style-name="ro4" table:visibility="filter">
          <table:table-cell office:value-type="float" office:value="481" calcext:value-type="float">
            <text:p>481</text:p>
          </table:table-cell>
          <table:table-cell table:style-name="ce71" office:value-type="string" calcext:value-type="string">
            <text:p><text:s text:c="2"/>the fall . @!RAY-SUAREZ: So we will take a quick run through the Senate six going from west to east and starting in Nevada . Tell us about it . @!CHRISTINA-BELLANTO: Yes .</text:p>
          </table:table-cell>
          <table:table-cell table:style-name="ce73" office:value-type="string" calcext:value-type="string">
            <text:p><text:s/>So in Nevada , you had Senator John Ensign step down from his seat after a host of ethics issues there . And he 's a Republican . And he was replaced by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the_at fall_nn1 ._y @!RAY-SUAREZ:_zzc So_rr_cs@ we_ppis2 will_vm take_vvi a_at1 quick_jj run_nn1_vvn through_ii the_at Senate_nn1 six_mc going_vvg from_ii west_nd1 to_ii east_nd1 and_cc starting_vvg_nn1 in_ii Nevada_np1 ._y Tell_vv0 us_ppio2 about_ii it_pph1 ._y @!CHRISTINA-BELLANTO:_zzc Yes_uh ._y</text:p>
          </table:table-cell>
          <table:table-cell office:value-type="string" calcext:value-type="string">
            <text:p><text:s/>So_rr in_ii Nevada_np1 ,_y you_ppy had_vhd Senator_nnb John_np1 Ensign_np1 step_vv0 down_rp from_ii his_appge seat_nn1 after_ii_cs a_at1 host_nn1 of_io ethics_nn issues_nn2_vvz@ there_rl ._y And_cc he_pphs1 's_vbz a_at1 Republican_nn1 ._y And_cc he_pphs1 was_vbdz replaced_vvn by_</text:p>
          </table:table-cell>
        </table:table-row>
        <table:table-row table:style-name="ro4" table:visibility="filter">
          <table:table-cell office:value-type="float" office:value="482" calcext:value-type="float">
            <text:p>482</text:p>
          </table:table-cell>
          <table:table-cell table:style-name="ce71" office:value-type="string" calcext:value-type="string">
            <text:p><text:s text:c="2"/>to win Virginia to win reelection . So they 're pouring a lot of resources there . And it 's sort of one of those states where if Obama , Mr. Obama does</text:p>
          </table:table-cell>
          <table:table-cell table:style-name="ce73" office:value-type="string" calcext:value-type="string">
            <text:p><text:s/>well , you 're going to see Tim Kaine probably do well , but it will be very close . @!RAY-SUAREZ: Well , if you want to continue to talk about money , Massachusetts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z to_to win_vvi Virginia_np1 to_to win_vvi reelection_nn1 ._y So_rr they_pphs2 're_vbr pouring_vvg a_at1 lot_nn1 of_io resources_nn2 there_rl ._y And_cc it_pph1 's_vbz sort_rr21@ of_rr22 one_mc1 of_io those_dd2 states_nn2 where_cs_rrq if_cs Obama_np1 ,_y Mr._nnb Obama_np1 does_vdz</text:p>
          </table:table-cell>
          <table:table-cell office:value-type="string" calcext:value-type="string">
            <text:p><text:s/>well_rr ,_y you_ppy 're_vbr going_vvgk to_to see_vvi Tim_np1 Kaine_np1 probably_rr do_vd0 well_rr ,_y but_ccb it_pph1 will_vm be_vbi very_rg close_jj ._y @!RAY-SUAREZ:_zzc Well_rr ,_y if_cs you_ppy want_vv0 to_to continue_vvi to_to talk_vvi about_ii money_nn1 ,_y Massachusetts_np1 is_</text:p>
          </table:table-cell>
        </table:table-row>
        <table:table-row table:style-name="ro4" table:visibility="filter">
          <table:table-cell office:value-type="float" office:value="483" calcext:value-type="float">
            <text:p>483</text:p>
          </table:table-cell>
          <table:table-cell table:style-name="ce71" office:value-type="string" calcext:value-type="string">
            <text:p><text:s text:c="2"/>they were to get the missile to work , and if they were to get the nuclear warhead , as you say , small enough to work on that particular</text:p>
          </table:table-cell>
          <table:table-cell table:style-name="ce73" office:value-type="string" calcext:value-type="string">
            <text:p><text:s/>missile , how much damage could something like that do ? @!JOHN-ISAACS: Well , any nuclear bomb -- and this is a relatively small one that the North Koreans have tested up t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 they_pphs2 were_vbdr to_to get_vvi the_at missile_nn1 to_ii_to@ work_nn1_vvi ,_y and_cc if_cs_csw@ they_pphs2 were_vbdr to_to get_vvi the_at nuclear_jj warhead_nn1 ,_y as_csa you_ppy say_vv0 ,_y small_jj_rr% enough_rr to_to@_ii work_vvi_nn1 on_ii_rp@ that_dd1 particular_jj</text:p>
          </table:table-cell>
          <table:table-cell office:value-type="string" calcext:value-type="string">
            <text:p><text:s/>missile_nn1 ,_y how_rgq@_rrq much_da1 damage_nn1 could_vm something_pn1 like_vvi that_dd1 do_vd0 ?_y @!JOHN-ISAACS:_zzc Well_rr ,_y any_dd nuclear_jj bomb_nn1 --_nn1 and_cc this_dd1 is_vbz a_at1 relatively_rr small_jj one_pn1 that_cst the_at North_np1 Koreans_nn2 have_vh0 tested_vvn up_ii21 to_ii22</text:p>
          </table:table-cell>
        </table:table-row>
        <table:table-row table:style-name="ro4">
          <table:table-cell office:value-type="float" office:value="484" calcext:value-type="float">
            <text:p>484</text:p>
          </table:table-cell>
          <table:table-cell table:style-name="ce71" office:value-type="string" calcext:value-type="string">
            <text:p><text:s text:c="2"/>story on a kind of a sour note had to have been a big part of it @ @ @ @ @ @ @ @ @ @ path forward beyond Pennsylvania , if he had prevailed . There</text:p>
          </table:table-cell>
          <table:table-cell table:style-name="ce73" office:value-type="string" calcext:value-type="string">
            <text:p><text:s/>was some talk in his campaign about getting Texas to switch to a winner-take-all system . That would n't have allowed him to get the delegates for the nomination . It might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jj story_nn1 on_ii a_at1 kind_nn1 of_io a_at1 sour_jj note_nn1 had_vhd to_to have_vhi been_vbn a_at1 big_jj part_nn1 of_io it_pph1 @_ii @_ii @_ii @_ii @_ii @_ii @_ii @_ii @_ii @_ii path_nn1 forward_rl beyond_ii Pennsylvania_np1 ,_y if_cs he_pphs1 had_vhd prevailed_vvn ._y There_ex</text:p>
          </table:table-cell>
          <table:table-cell office:value-type="string" calcext:value-type="string">
            <text:p><text:s/>was_vbdz some_dd talk_nn1_vv0 in_ii his_appge campaign_nn1 about_ii getting_vvg Texas_np1 to_to switch_vvi to_ii a_at1 winner-take-all_db system_nn1 ._y That_dd1 would_vm n't_xx have_vhi allowed_vvn him_ppho1 to_to get_vvi the_at delegates_nn2 for_if the_at nomination_nn1 ._y It_pph1 might_vm</text:p>
          </table:table-cell>
        </table:table-row>
        <table:table-row table:style-name="ro4" table:visibility="filter">
          <table:table-cell office:value-type="float" office:value="485" calcext:value-type="float">
            <text:p>485</text:p>
          </table:table-cell>
          <table:table-cell table:style-name="ce71" office:value-type="string" calcext:value-type="string">
            <text:p><text:s/>no over the next decade . But , today , Congressman Paul Ryan , who authored the House Republican budget and endorsed Romney , said the Buffett rule is not a magic fix . He</text:p>
          </table:table-cell>
          <table:table-cell table:style-name="ce73" office:value-type="string" calcext:value-type="string">
            <text:p><text:s/>spoke on MSNBC. @!REP-PAUL-RYAN-@1R-: I think people think the Buffett rule is sort of like this sort of budget pixie dust , that if we just do this , we '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o over_ii the_at next_md decade_nnt1 ._y But_ccb ,_y today_rt ,_y Congressman_nn1 Paul_np1 Ryan_np1 ,_y who_pnqs authored_vvd the_at House_nn1 Republican_nn1 budget_nn1 and_cc endorsed_vvd Romney_np1 ,_y said_vvd the_at Buffett_np1_nn1@ rule_nn1 is_vbz not_xx a_at1 magic_jj_nn1 fix_nn1 ._y He_pphs1</text:p>
          </table:table-cell>
          <table:table-cell office:value-type="string" calcext:value-type="string">
            <text:p><text:s/>spoke_vvd on_ii MSNBC._np1 @!REP-PAUL-RYAN-@1R-:_zzc I_ppis1 think_vv0 people_nn think_vv0 the_at Buffett_np1_nn1@ rule_nn1 is_vbz sort_rr21@ of_rr22 like_ii_vv0@ this_dd1 sort_nn1 of_io budget_nn1 pixie_nn1 dust_nn1 ,_y that_cst_dd1 if_cs we_ppis2 just_rr do_vd0 this_dd1 ,_y we_ppis2 're_vbr</text:p>
          </table:table-cell>
        </table:table-row>
        <table:table-row table:style-name="ro4" table:visibility="filter">
          <table:table-cell office:value-type="float" office:value="486" calcext:value-type="float">
            <text:p>486</text:p>
          </table:table-cell>
          <table:table-cell table:style-name="ce71" office:value-type="string" calcext:value-type="string">
            <text:p><text:s/>io the Congressional Budget Office , served on the Council of Economic Advisers for President George W. Bush , and was chief economics adviser to John McCain 's presidential campaign . He</text:p>
          </table:table-cell>
          <table:table-cell table:style-name="ce73" office:value-type="string" calcext:value-type="string">
            <text:p><text:s/>now heads the American Action Forum , a policy think tank . Welcome to you . @!DOUGLAS-HOLTZ-EAKI: Thank you . @!JEFFREY-BROWN: Well , you heard the argument . Now , what is wro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o the_at Congressional_jj Budget_nn1 Office_nn1 ,_y served_vvn_vvd on_ii the_at Council_nn1 of_io Economic_jj Advisers_nn2 for_if President_nnb George_np1 W._np1 Bush_np1 ,_y and_cc was_vbdz chief_jj economics_nn1 adviser_nn1 to_ii John_np1 McCain_np1 's_ge presidential_jj campaign_nn1 ._y He_pphs1</text:p>
          </table:table-cell>
          <table:table-cell office:value-type="string" calcext:value-type="string">
            <text:p><text:s/>now_rt heads_vvz@ the_at American_jj Action_nn1 Forum_nn1 ,_y a_at1 policy_nn1 think_vv0 tank_nn1 ._y Welcome_vv0_nn1 to_ii you_ppy ._y @!DOUGLAS-HOLTZ-EAKI:_zzc Thank_vv0 you_ppy ._y @!JEFFREY-BROWN:_zzc Well_rr ,_y you_ppy heard_vvd the_at argument_nn1 ._y Now_rt ,_y what_ddq is_vbz wrong_jj_rr@</text:p>
          </table:table-cell>
        </table:table-row>
        <table:table-row table:style-name="ro4" table:visibility="filter">
          <table:table-cell office:value-type="float" office:value="487" calcext:value-type="float">
            <text:p>487</text:p>
          </table:table-cell>
          <table:table-cell table:style-name="ce71" office:value-type="string" calcext:value-type="string">
            <text:p><text:s text:c="2"/>@!GEORGE-WILL-@1-ABC# @(Off-camera) It depends on how mature the American public is . The President is quite right . He 's made clear what the choice is this fall , and it really</text:p>
          </table:table-cell>
          <table:table-cell table:style-name="ce73" office:value-type="string" calcext:value-type="string">
            <text:p><text:s/>became clear I think this week . The President wants capitalism without casualties . He wants dynamism but no dislocations . Now , remember , this is the President who says tha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GEORGE-WILL-@1-ABC#_zzc @(Off-camera)_zzq It_pph1 depends_vvz on_ii how_rrq mature_vv0 the_at American_jj public_nn1 is_vbz ._y The_at President_nn1 is_vbz quite_rg right_jj ._y He_pphs1 's_vbz_vhz@ made_vvn clear_jj what_ddq the_at choice_nn1 is_vbz this_dd1 fall_nn1 ,_y and_cc it_pph1 really_rr</text:p>
          </table:table-cell>
          <table:table-cell office:value-type="string" calcext:value-type="string">
            <text:p><text:s/>became_vvd clear_rr@_jj I_ppis1 think_vv0 this_dd1 week_nnt1 ._y The_at President_nn1 wants_vvz capitalism_nn1 without_iw casualties_nn2 ._y He_pphs1 wants_vvz dynamism_nn1 but_ccb no_at dislocations_nn2 ._y Now_rt ,_y remember_vv0 ,_y this_dd1 is_vbz the_at President_nn1 who_pnqs says_vvz that_cst</text:p>
          </table:table-cell>
        </table:table-row>
        <table:table-row table:style-name="ro4" table:visibility="filter">
          <table:table-cell office:value-type="float" office:value="488" calcext:value-type="float">
            <text:p>488</text:p>
          </table:table-cell>
          <table:table-cell table:style-name="ce71" office:value-type="string" calcext:value-type="string">
            <text:p><text:s/>se Millennials , I think , will make a huge difference . @!JAKE-TAPPER-@1-ABC# @(Off-camera) George ? @!GEORGE-WILL-@1-ABC# @(Off-camera) That 's some kind of evidence . But so is this ,</text:p>
          </table:table-cell>
          <table:table-cell table:style-name="ce73" office:value-type="string" calcext:value-type="string">
            <text:p><text:s/>this week Nancy Pelosi suggested to Boehner that Boehner conduct a vote on the floor on preserving for the Bush tax cuts for people below $1 million . @!JAKE-TAPPER-@1-ABC# @(Of</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se_dd2 Millennials_np1 ,_y I_ppis1 think_vv0 ,_y will_vm make_vvi a_at1 huge_jj difference_nn1 ._y @!JAKE-TAPPER-@1-ABC#_zzc @(Off-camera)_zzq George_np1 ?_y @!GEORGE-WILL-@1-ABC#_zzc @(Off-camera)_zzq That_dd1_cst 's_vbz_vhz@ some_dd kind_nn1 of_io evidence_nn1 ._y But_ccb so_rr is_vbz this_dd1 ,_y</text:p>
          </table:table-cell>
          <table:table-cell office:value-type="string" calcext:value-type="string">
            <text:p><text:s/>this_dd1 week_nnt1 Nancy_np1 Pelosi_np1 suggested_vvd to_ii Boehner_np1 that_cst Boehner_np1 conduct_vv0 a_at1 vote_nn1 on_ii the_at floor_nn1 on_ii preserving_vvg_nn1_jj for_if the_at Bush_np1_nn1@ tax_nn1 cuts_vvz_nn2 for_if people_nn below_rg $1_nnu million_nno ._y @!JAKE-TAPPER-@1-ABC#_zzc @(Of</text:p>
          </table:table-cell>
        </table:table-row>
        <table:table-row table:style-name="ro4" table:visibility="filter">
          <table:table-cell office:value-type="float" office:value="489" calcext:value-type="float">
            <text:p>489</text:p>
          </table:table-cell>
          <table:table-cell table:style-name="ce71" office:value-type="string" calcext:value-type="string">
            <text:p><text:s/>OMO-@1-ABC# @(Voiceover) This used to be Kenia Monge 's bedroom . @!TONY-LEE-@1KENIA'S# She was just a teenaged girl , no different than any other teenage girl out there . @!CHRIS-CUOMO-@1-ABC#</text:p>
          </table:table-cell>
          <table:table-cell table:style-name="ce73" office:value-type="string" calcext:value-type="string">
            <text:p><text:s/>@(Voiceover) Her stepfather Tony Lee and her mother Maria keep it just as the bubbly 19-year-old left it . @!MARIA-LEE-@1KENIA ' # I miss her so much . I ca n'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MO-@1-ABC#_zzc @(Voiceover)_zzq This_dd1 used_vmk to_to be_vbi Kenia_np1 Monge_np1 's_ge bedroom_nn1 ._y @!TONY-LEE-@1KENIA'S#_zzc She_pphs1 was_vbdz just_rr a_at1 teenaged_jj@ girl_nn1 ,_y no_at different_jj than_csn any_dd other_jj teenage_jj girl_nn1 out_rp there_rl ._y @!CHRIS-CUOMO-@1-ABC#_zzc</text:p>
          </table:table-cell>
          <table:table-cell office:value-type="string" calcext:value-type="string">
            <text:p><text:s/>@(Voiceover)_zzq Her_appge stepfather_nn1 Tony_np1 Lee_np1 and_cc her_appge mother_nn1 Maria_np1 keep_vv0 it_pph1 just_rr as_csa_ii the_at bubbly_jj 19-year-old_nn1@_jj left_vvd_vvn it_pph1 ._y @!MARIA-LEE-@1KENIA_zzc '_ge #_fo I_zz1% miss_vv0 her_ppho1 so_rg much_da1_rr ._y I_ppis1 ca_vm n't_xx</text:p>
          </table:table-cell>
        </table:table-row>
        <table:table-row table:style-name="ro4" table:visibility="filter">
          <table:table-cell office:value-type="float" office:value="490" calcext:value-type="float">
            <text:p>490</text:p>
          </table:table-cell>
          <table:table-cell table:style-name="ce71" office:value-type="string" calcext:value-type="string">
            <text:p><text:s/>1 to turn Romney 's business experience into a negative . He calls it character assassination . I guess my question is will it work better in the general than it</text:p>
          </table:table-cell>
          <table:table-cell table:style-name="ce73" office:value-type="string" calcext:value-type="string">
            <text:p><text:s/>did in the primaries ? We saw Newt Gingrich try it . @GRAPHICS @!GEORGE-WILL-@1-ABC# @(Off-camera) I do n't think so , first of all , because the people making this argument , who p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to_to turn_vvi Romney_np1 's_ge business_nn1 experience_nn1_vv0 into_ii a_at1 negative_jj_nn1@ ._y He_pphs1 calls_vvz it_pph1 character_nn1 assassination_nn1 ._y I_ppis1 guess_vv0 my_appge question_nn1 is_vbz will_vm_nn1@ it_pph1 work_vvi better_rrr_jjr in_ii the_at general_nn1_jj than_csn it_pph1</text:p>
          </table:table-cell>
          <table:table-cell office:value-type="string" calcext:value-type="string">
            <text:p><text:s/>did_vdd in_ii the_at primaries_nn2 ?_y We_ppis2 saw_vvd Newt_np1 Gingrich_np1 try_vv0 it_pph1 ._y @GRAPHICS_fo @!GEORGE-WILL-@1-ABC#_zzc @(Off-camera)_zzq I_ppis1 do_vd0 n't_xx think_vvi so_rr ,_y first_md of_io all_db ,_y because_cs the_at people_nn making_vvg this_dd1 argument_nn1 ,_y who_pnqs pr</text:p>
          </table:table-cell>
        </table:table-row>
        <table:table-row table:style-name="ro4" table:visibility="filter">
          <table:table-cell office:value-type="float" office:value="491" calcext:value-type="float">
            <text:p>491</text:p>
          </table:table-cell>
          <table:table-cell table:style-name="ce71" office:value-type="string" calcext:value-type="string">
            <text:p><text:s text:c="2"/>jobs that followed him , but none of the job losses . @!LAURA-INGRAHAM-@1H# No , I never thought that was the best way to go with Bain , because , look , say I</text:p>
          </table:table-cell>
          <table:table-cell table:style-name="ce73" office:value-type="string" calcext:value-type="string">
            <text:p><text:s/>created - you open yourself up for some criticism . But I do think it 's right for him to say , look , my record , my record , examine my record , absolutel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jobs_nn2 that_cst followed_vvd him_ppho1 ,_y but_ccb none_pn of_io the_at job_nn1 losses_nn2 ._y @!LAURA-INGRAHAM-@1H#_zzc No_uh ,_y I_ppis1 never_rr thought_vvd that_cst_dd1 was_vbdz the_at best_jjt way_nn1 to_to go_vvi with_iw Bain_fw ,_y because_cs ,_y look_vv0_nn1 ,_y say_vv0 I_ppis1</text:p>
          </table:table-cell>
          <table:table-cell office:value-type="string" calcext:value-type="string">
            <text:p><text:s/>created_vvd -_- you_ppy open_vv0 yourself_ppx1 up_rp for_if some_dd criticism_nn1 ._y But_ccb I_ppis1 do_vd0 think_vvi it_pph1 's_vbz right_jj for_if him_ppho1 to_to say_vvi ,_y look_vv0_nn1 ,_y my_appge record_nn1 ,_y my_appge record_nn1 ,_y examine_vv0 my_appge record_nn1 ,_y absolutely_</text:p>
          </table:table-cell>
        </table:table-row>
        <table:table-row table:style-name="ro4" table:visibility="filter">
          <table:table-cell office:value-type="float" office:value="492" calcext:value-type="float">
            <text:p>492</text:p>
          </table:table-cell>
          <table:table-cell table:style-name="ce71" office:value-type="string" calcext:value-type="string">
            <text:p><text:s text:c="2"/>, we also saw this flurry this week over Reverend Wright , the return of Reverend Wright , at least to the front page for a day . @GRAPHICS @!GEORGE-STEPHANOPOU# @(Voiceover) It</text:p>
          </table:table-cell>
          <table:table-cell table:style-name="ce73" office:value-type="string" calcext:value-type="string">
            <text:p><text:s/>was over - you see it right there - a proposal given to Joe Ricketts , who 's the head of a Super PAC supporting Mitt Romney , to bring back this issu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we_ppis2 also_rr saw_vvd this_dd1 flurry_nn1 this_dd1 week_nnt1 over_ii Reverend_nnb Wright_np1 ,_y the_at return_nn1 of_io Reverend_nnb Wright_np1 ,_y at_rr21 least_rr22 to_ii the_at front_jj_nn1 page_nn1 for_if a_at1 day_nnt1 ._y @GRAPHICS_fo @!GEORGE-STEPHANOPOU#_zzc @(Voiceover)_zzq It_pph1</text:p>
          </table:table-cell>
          <table:table-cell office:value-type="string" calcext:value-type="string">
            <text:p><text:s/>was_vbdz over_rp -_- you_ppy see_vv0 it_pph1 right_rr there_rl -_- a_at1 proposal_nn1 given_vvn to_ii Joe_np1 Ricketts_np1 ,_y who_pnqs 's_vbz the_at head_nn1 of_io a_at1 Super_jj PAC_np1 supporting_vvg_jj Mitt_np1 Romney_np1 ,_y to_to bring_vvi back_rp this_dd1 issue_</text:p>
          </table:table-cell>
        </table:table-row>
        <table:table-row table:style-name="ro4" table:visibility="filter">
          <table:table-cell office:value-type="float" office:value="493" calcext:value-type="float">
            <text:p>493</text:p>
          </table:table-cell>
          <table:table-cell table:style-name="ce71" office:value-type="string" calcext:value-type="string">
            <text:p><text:s/>nority here in Washington . We got the Democrats controlling the Senate . @!GEORGE-STEPHANOPOU# @(Off-camera) Well , you 're the Speaker of the House . @!REPRESENTATIVE-JOH# I know . But we</text:p>
          </table:table-cell>
          <table:table-cell table:style-name="ce73" office:value-type="string" calcext:value-type="string">
            <text:p><text:s/>got - Democrats control @ @ @ @ @ @ @ @ @ @ House . And our members are pretty frustrated . @!GEORGE-STEPHANOPOU# @(Off-camera) Can you get more than half of your members to supp</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ority_nn1 here_rl in_ii Washington_np1 ._y We_ppis2 got_vvd the_at Democrats_nn2 controlling_vvg the_at Senate_nn1 ._y @!GEORGE-STEPHANOPOU#_zzc @(Off-camera)_zzq Well_rr ,_y you_ppy 're_vbr the_at Speaker_nn1 of_io the_at House_nn1 ._y @!REPRESENTATIVE-JOH#_zzc I_zz1% know_vv0 ._y But_ccb we_ppis2</text:p>
          </table:table-cell>
          <table:table-cell office:value-type="string" calcext:value-type="string">
            <text:p><text:s/>got_vvd -_- Democrats_nn2 control_vv0 @_ii @_ii @_ii @_ii @_ii @_ii @_ii @_ii @_ii @_ii House_nn1 ._y And_cc our_appge members_nn2 are_vbr pretty_rg frustrated_jj ._y @!GEORGE-STEPHANOPOU#_zzc @(Off-camera)_zzq Can_vm you_ppy get_vvi more_dar than_csn half_db of_io your_appge members_nn2 to_to supp</text:p>
          </table:table-cell>
        </table:table-row>
        <table:table-row table:style-name="ro4" table:visibility="filter">
          <table:table-cell office:value-type="float" office:value="494" calcext:value-type="float">
            <text:p>494</text:p>
          </table:table-cell>
          <table:table-cell table:style-name="ce71" office:value-type="string" calcext:value-type="string">
            <text:p><text:s/>my god . @!GUEST-CO-HOST-@1MA# Unbelievable . @!ELIZABETH-VARGAS-@# @(Voiceover) But Kelly Ripa has a rare and mostly unknown condition that is no laughing matter . @!KELLY-RIPA-@1HOST-# I just</text:p>
          </table:table-cell>
          <table:table-cell table:style-name="ce73" office:value-type="string" calcext:value-type="string">
            <text:p><text:s/>discovered this disease that I have . The sounds of swallowing and chewing make me insane . And it 's ... @!GUEST-CO-HOST-@1MA# So you have a serious problem ? @!KELLY-RIPA-@1HOS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my_appge god_nn1 ._y @!GUEST-CO-HOST-@1MA#_zzc Unbelievable_jj ._y @!ELIZABETH-VARGAS-@#_zzc @(Voiceover)_zzq But_ccb Kelly_np1 Ripa_np1 has_vhz a_at1 rare_jj and_cc mostly_rr unknown_jj condition_nn1 that_cst_dd1 is_vbz no_at laughing_jj@ matter_nn1 ._y @!KELLY-RIPA-@1HOST-#_zzc I_zz1%_mc1% just_rr</text:p>
          </table:table-cell>
          <table:table-cell office:value-type="string" calcext:value-type="string">
            <text:p><text:s/>discovered_vvd this_dd1 disease_nn1 that_cst I_ppis1 have_vh0 ._y The_at sounds_nn2 of_io swallowing_vvg and_cc chewing_vvg_nn1@ make_vv0 me_ppio1 insane_jj ._y And_cc it_pph1 's_vbz ..._... @!GUEST-CO-HOST-@1MA#_zzc So_cs@ you_ppy have_vh0 a_at1 serious_jj problem_nn1 ?_y @!KELLY-RIPA-@1HOST-#_zzc</text:p>
          </table:table-cell>
        </table:table-row>
        <table:table-row table:style-name="ro4" table:visibility="filter">
          <table:table-cell office:value-type="float" office:value="495" calcext:value-type="float">
            <text:p>495</text:p>
          </table:table-cell>
          <table:table-cell table:style-name="ce71" office:value-type="string" calcext:value-type="string">
            <text:p><text:s text:c="2"/>that he 's usually the one pulling the pranks . And one of the main targets is this girl in pink . So is was time to turn the tables , and I</text:p>
          </table:table-cell>
          <table:table-cell table:style-name="ce73" office:value-type="string" calcext:value-type="string">
            <text:p><text:s/>got some help from the crew of the MTV show that put the word " Punk 'd " into our lexicon . And also Nick Jonas of the Jonas Brothers , wh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z that_cst he_pphs1 's_vbz usually_rr the_at one_pn1 pulling_vvg the_at pranks_nn2 ._y And_cc one_mc1 of_io the_at main_jj targets_nn2 is_vbz this_dd1 girl_nn1 in_ii pink_jj_nn1@ ._y So_rr is_vbz was_vbdz time_nnt1 to_to turn_vvi the_at tables_nn2 ,_y and_cc I_ppis1</text:p>
          </table:table-cell>
          <table:table-cell office:value-type="string" calcext:value-type="string">
            <text:p><text:s/>got_vvd some_dd help_nn1_vv0 from_ii the_at crew_nn1 of_io the_at MTV_np1 show_vv0_nn1 that_cst put_vv0_vvd the_at word_nn1 "_y Punk_nn1 'd_vhd_vm "_y into_ii our_appge lexicon_nn1 ._y And_cc also_rr Nick_np1 Jonas_np2_nn2@ of_io the_at Jonas_np2 Brothers_nn2 ,_y who_</text:p>
          </table:table-cell>
        </table:table-row>
        <table:table-row table:style-name="ro4" table:visibility="filter">
          <table:table-cell office:value-type="float" office:value="496" calcext:value-type="float">
            <text:p>496</text:p>
          </table:table-cell>
          <table:table-cell table:style-name="ce71" office:value-type="string" calcext:value-type="string">
            <text:p><text:s text:c="2"/>still too hard for too many . But we 're coming back because America 's greatness comes from a strong middle class , because you do n't quit and neither does he</text:p>
          </table:table-cell>
          <table:table-cell table:style-name="ce73" office:value-type="string" calcext:value-type="string">
            <text:p><text:s/>. @!NARRATOR-@1POLITIC# What does White House insider Hilary Rosen say about Ann Romney ? @!HILARY-ROSEN-@1DEM# Guess what , his wife has actually never worked a day in her life . @!BIL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z still_rr too_rg hard_jj for_if too_rg many_da2 ._y But_ccb we_ppis2 're_vbr coming_vvg back_rp because_cs America_np1 's_ge greatness_nn1 comes_vvz from_ii a_at1 strong_jj middle_jj class_nn1 ,_y because_cs you_ppy do_vd0 n't_xx quit_vvi and_cc neither_dd1_rr does_vdz he_pphs1</text:p>
          </table:table-cell>
          <table:table-cell office:value-type="string" calcext:value-type="string">
            <text:p><text:s/>._y @!NARRATOR-@1POLITIC#_zzc What_ddq does_vdz White_np1 House_nn1 insider_nn1 Hilary_np1 Rosen_np1 say_vv0 about_ii Ann_np1 Romney_np1 ?_y @!HILARY-ROSEN-@1DEM#_zzc Guess_vv0 what_ddq ,_y his_appge wife_nn1 has_vhz actually_rr never_rr worked_vvn a_at1 day_nnt1 in_ii her_appge life_nn1 ._y @!BILL</text:p>
          </table:table-cell>
        </table:table-row>
        <table:table-row table:style-name="ro4" table:visibility="filter">
          <table:table-cell office:value-type="float" office:value="497" calcext:value-type="float">
            <text:p>497</text:p>
          </table:table-cell>
          <table:table-cell table:style-name="ce71" office:value-type="string" calcext:value-type="string">
            <text:p><text:s text:c="2"/>of this economy . They know how bad it is , at the grocery store , at the gas pump , and I think they 've got problems . @!ELIOT-SPITZER-@1FO# Two points . First ,</text:p>
          </table:table-cell>
          <table:table-cell table:style-name="ce73" office:value-type="string" calcext:value-type="string">
            <text:p><text:s/>Hilary 's comment - and she apologized , she misspoke - is no more relevant in my view than Mitt Romney 's bullying - this little silly tale from his high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f_io this_dd1 economy_nn1 ._y They_pphs2 know_vv0 how_rgq bad_jj_rr% it_pph1 is_vbz ,_y at_ii the_at grocery_nn1 store_nn1 ,_y at_ii the_at gas_nn1 pump_nn1 ,_y and_cc I_ppis1 think_vv0 they_pphs2 've_vh0 got_vvn problems_nn2 ._y @!ELIOT-SPITZER-@1FO#_zzc Two_mc points_nn2 ._y First_md ,_y</text:p>
          </table:table-cell>
          <table:table-cell office:value-type="string" calcext:value-type="string">
            <text:p><text:s/>Hilary_np1 's_ge comment_nn1 -_- and_cc she_pphs1 apologized_vvd ,_y she_pphs1 misspoke_vv0 -_- is_vbz no_at_rr% more_rgr relevant_jj in_ii my_appge view_nn1 than_csn Mitt_np1 Romney_np1 's_ge bullying_nn1 -_- this_dd1_rg% little_jj_da1_rr silly_jj tale_nn1 from_ii his_appge high_</text:p>
          </table:table-cell>
        </table:table-row>
        <table:table-row table:style-name="ro4" table:visibility="filter">
          <table:table-cell office:value-type="float" office:value="498" calcext:value-type="float">
            <text:p>498</text:p>
          </table:table-cell>
          <table:table-cell table:style-name="ce71" office:value-type="string" calcext:value-type="string">
            <text:p><text:s text:c="2"/>a surprise . This is where Mitt Romney sort of is . He 's in the middle . I do n't think that when he was talking about repealing Dodd/Frank , this</text:p>
          </table:table-cell>
          <table:table-cell table:style-name="ce73" office:value-type="string" calcext:value-type="string">
            <text:p><text:s/>was I think in part a red-meat primary play . I do n't think that he is a no-regulation kind of guy . @ @ @ @ @ @ @ @ @ @ Mary , also o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xx a_at1 surprise_nn1 ._y This_dd1 is_vbz where_rrq_cs Mitt_np1 Romney_np1 sort_rr21@ of_rr22 is_vbz ._y He_pphs1 's_vbz in_ii the_at middle_nn1_jj ._y I_ppis1 do_vd0 n't_xx think_vvi that_cst when_cs he_pphs1 was_vbdz talking_vvg about_ii repealing_vvg Dodd/Frank_np1 ,_y this_dd1</text:p>
          </table:table-cell>
          <table:table-cell office:value-type="string" calcext:value-type="string">
            <text:p><text:s/>was_vbdz I_ppis1 think_vv0 in_rr21 part_rr22 a_at1 red-meat_jj primary_jj_nn1 play_nn1 ._y I_ppis1 do_vd0 n't_xx think_vvi that_cst he_pphs1 is_vbz a_at1 no-regulation_jj_nn1 kind_nn1 of_io guy_nn1 ._y @_ii @_ii @_ii @_ii @_ii @_ii @_ii @_ii @_ii @_ii Mary_np1 ,_y also_rr on_ii</text:p>
          </table:table-cell>
        </table:table-row>
        <table:table-row table:style-name="ro4" table:visibility="filter">
          <table:table-cell office:value-type="float" office:value="499" calcext:value-type="float">
            <text:p>499</text:p>
          </table:table-cell>
          <table:table-cell table:style-name="ce71" office:value-type="string" calcext:value-type="string">
            <text:p><text:s/>n2 are not about politics . @!GEORGE-STEPHANOPOU# @(Off-camera) Although he probably wanted to wait a little bit longer at best before he came out with that . And , Ralph , I</text:p>
          </table:table-cell>
          <table:table-cell table:style-name="ce73" office:value-type="string" calcext:value-type="string">
            <text:p><text:s/>was struck - you talk about passion . There was a lot of passion at Liberty University yesterday ... @!RALPH-REED-@1FOUND# @ @ @ @ @ @ @ @ @ @ position . @!RALPH-REED-@1FOUND# Yeah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2 are_vbr not_xx about_ii politics_nn1 ._y @!GEORGE-STEPHANOPOU#_zzc @(Off-camera)_zzq Although_cs he_pphs1 probably_rr wanted_vvn_vvd to_to wait_vvi a_rr31 little_rr32 bit_rr33 longer_rrr_jjr at_rr21 best_rr22 before_cs he_pphs1 came_vvd out_rp with_iw that_dd1 ._y And_cc ,_y Ralph_np1 ,_y I_ppis1</text:p>
          </table:table-cell>
          <table:table-cell office:value-type="string" calcext:value-type="string">
            <text:p><text:s/>was_vbdz struck_vvn -_- you_ppy talk_vv0 about_ii passion_nn1 ._y There_ex was_vbdz a_at1 lot_nn1 of_io passion_nn1 at_ii Liberty_nn1 University_nn1 yesterday_rt ..._... @!RALPH-REED-@1FOUND#_zzc @_ii @_ii @_ii @_ii @_ii @_ii @_ii @_ii @_ii @_ii position_nn1 ._y @!RALPH-REED-@1FOUND#_zzc Yeah_uh ,_</text:p>
          </table:table-cell>
        </table:table-row>
        <table:table-row table:style-name="ro4" table:visibility="filter">
          <table:table-cell office:value-type="float" office:value="500" calcext:value-type="float">
            <text:p>500</text:p>
          </table:table-cell>
          <table:table-cell table:style-name="ce71" office:value-type="string" calcext:value-type="string">
            <text:p><text:s/>much out of touch with the values of America . @!GEORGE-STEPHANOPOU# @(Off-camera) Representative Blackburn , should Mitt Romney follow Rick Santorum 's advice ? @!REPRESENTATIVE-MAR# I think</text:p>
          </table:table-cell>
          <table:table-cell table:style-name="ce73" office:value-type="string" calcext:value-type="string">
            <text:p><text:s/>that what you 're going to see Mitt Romney do is put the focus on jobs and the economy . And , George , you 're talking about this is Mother 's Day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much_da1_rr out_ii41 of_ii42 touch_ii43 with_ii44 the_at values_nn2 of_io America_np1 ._y @!GEORGE-STEPHANOPOU#_zzc @(Off-camera)_zzq Representative_jj_nn1 Blackburn_np1 ,_y should_vm Mitt_np1 Romney_np1 follow_vv0 Rick_np1 Santorum_np1 's_ge advice_nn1 ?_y @!REPRESENTATIVE-MAR#_zzc I_zz1% think_vv0</text:p>
          </table:table-cell>
          <table:table-cell office:value-type="string" calcext:value-type="string">
            <text:p><text:s/>that_cst_dd1 what_ddq you_ppy 're_vbr going_vvgk to_to see_vvi Mitt_np1 Romney_np1 do_vd0 is_vbz put_vvn the_at focus_nn1 on_ii jobs_nn2 and_cc the_at economy_nn1 ._y And_cc ,_y George_np1 ,_y you_ppy 're_vbr talking_vvg about_ii this_dd1 is_vbz Mother_nn1 's_ge Day_nnt1 ._</text:p>
          </table:table-cell>
        </table:table-row>
        <table:table-row table:style-name="ro4" table:visibility="filter">
          <table:table-cell office:value-type="float" office:value="501" calcext:value-type="float">
            <text:p>501</text:p>
          </table:table-cell>
          <table:table-cell table:style-name="ce71" office:value-type="string" calcext:value-type="string">
            <text:p><text:s text:c="2"/>. And we sure do want to see more from you after your performances on Monday . And , Roshon @ @ @ @ @ @ @ @ @ @ praise from the judges . Yet , you</text:p>
          </table:table-cell>
          <table:table-cell table:style-name="ce73" office:value-type="string" calcext:value-type="string">
            <text:p><text:s/>found yourself in two dance duels . @!ROBIN-ROBERTS-@1-A# @(Voiceover) And it seemed like you could n't quite connect with the audience . Is there anything you would do differently , Ros</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dar ._y And_cc we_ppis2 sure_rr% do_vd0 want_vvi to_to see_vvi more_rrr_dar from_ii you_ppy after_ii_cs your_appge performances_nn2 on_ii Monday_npd1 ._y And_cc ,_y Roshon_np1_nn1 @_ii @_ii @_ii @_ii @_ii @_ii @_ii @_ii @_ii @_ii praise_nn1 from_ii the_at judges_nn2 ._y Yet_rr ,_y you_ppy</text:p>
          </table:table-cell>
          <table:table-cell office:value-type="string" calcext:value-type="string">
            <text:p><text:s/>found_vvd yourself_ppx1 in_ii two_mc dance_nn1_vv0 duels_nn2_vvz ._y @!ROBIN-ROBERTS-@1-A#_zzc @(Voiceover)_zzq And_cc it_pph1 seemed_vvd like_ii you_ppy could_vm n't_xx quite_rr@ connect_vvi with_iw the_at audience_nn1 ._y Is_vbz there_ex anything_pn1 you_ppy would_vm do_vdi differently_rr ,_y Ros</text:p>
          </table:table-cell>
        </table:table-row>
        <table:table-row table:style-name="ro4" table:visibility="filter">
          <table:table-cell office:value-type="float" office:value="502" calcext:value-type="float">
            <text:p>502</text:p>
          </table:table-cell>
          <table:table-cell table:style-name="ce71" office:value-type="string" calcext:value-type="string">
            <text:p><text:s/>at President did that . It strikes me as totally relevant whether the opposing candidate would do so @ @ @ @ @ @ @ @ @ @ that was totally obvious , I would have done</text:p>
          </table:table-cell>
          <table:table-cell table:style-name="ce73" office:value-type="string" calcext:value-type="string">
            <text:p><text:s/>the same thing , as you saw David Axelrod say , I was there at the cabinet meeting where Bob Gates said , in all his experience , this was among the toughes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t President_nn1 did_vdd that_dd1 ._y It_pph1 strikes_vvz me_ppio1 as_rg@_csa totally_rr relevant_jj whether_csw the_at opposing_jj candidate_nn1 would_vm do_vdi so_rr @_ii @_ii @_ii @_ii @_ii @_ii @_ii @_ii @_ii @_ii that_dd1_cst was_vbdz totally_rr obvious_jj ,_y I_ppis1 would_vm have_vhi done_vdn</text:p>
          </table:table-cell>
          <table:table-cell office:value-type="string" calcext:value-type="string">
            <text:p><text:s/>the_at same_da thing_nn1 ,_y as_csa you_ppy saw_vvd David_np1 Axelrod_np1 say_vv0 ,_y I_ppis1 was_vbdz there_rl at_ii the_at cabinet_nn1 meeting_nn1_vvg where_cs_rrq Bob_np1 Gates_np1 said_vvd ,_y in_ii all_db his_appge experience_nn1 ,_y this_dd1 was_vbdz among_ii the_at toughest_jjt</text:p>
          </table:table-cell>
        </table:table-row>
        <table:table-row table:style-name="ro4" table:visibility="filter">
          <table:table-cell office:value-type="float" office:value="503" calcext:value-type="float">
            <text:p>503</text:p>
          </table:table-cell>
          <table:table-cell table:style-name="ce71" office:value-type="string" calcext:value-type="string">
            <text:p><text:s text:c="2"/>@ @ @ @ @ . And you have to look at the trend , not one month or short periods of time . @GRAPHICS @!DAVID-AXELROD-@1SE# Now , we have a lot of headwinds . The President</text:p>
          </table:table-cell>
          <table:table-cell table:style-name="ce73" office:value-type="string" calcext:value-type="string">
            <text:p><text:s/>said yesterday we have to be vigilant , we have to be persistent . We 've got headwinds from Europe and the Middle East and so on . But we have to push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_ii ._y And_cc you_ppy have_vh0 to_to look_vvi at_ii the_at trend_nn1 ,_y not_xx one_mc1 month_nnt1 or_cc short_jj periods_nn2 of_io time_nnt1 ._y @GRAPHICS_fo @!DAVID-AXELROD-@1SE#_zzc Now_rt ,_y we_ppis2 have_vh0 a_at1 lot_nn1 of_io headwinds_nn2 ._y The_at President_nn1</text:p>
          </table:table-cell>
          <table:table-cell office:value-type="string" calcext:value-type="string">
            <text:p><text:s/>said_vvd yesterday_rt we_ppis2 have_vh0 to_to be_vbi vigilant_jj ,_y we_ppis2 have_vh0 to_to be_vbi persistent_jj ._y We_ppis2 've_vh0 got_vvn headwinds_nn2_vvz from_ii Europe_np1 and_cc the_at Middle_jj East_nd1 and_rr31 so_rr32 on_rr33 ._y But_ccb we_ppis2 have_vh0 to_to push_vvi</text:p>
          </table:table-cell>
        </table:table-row>
        <table:table-row table:style-name="ro4" table:visibility="filter">
          <table:table-cell office:value-type="float" office:value="504" calcext:value-type="float">
            <text:p>504</text:p>
          </table:table-cell>
          <table:table-cell table:style-name="ce71" office:value-type="string" calcext:value-type="string">
            <text:p><text:s text:c="2"/>that war . @!KOTB: Mm. @!GIFFORD: And I -- you know -- it made -- it brought it home to me ... @!KOTB: Mm-hmm . @!GIFFORD: ... as it brings it home to</text:p>
          </table:table-cell>
          <table:table-cell table:style-name="ce73" office:value-type="string" calcext:value-type="string">
            <text:p><text:s/>so many of us watching today . So God bless all the families and then God bless everyone who 's made that ultimate sacrifice for us. @!KOTB: We also have another fin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i that_dd1 war_nn1 ._y @!KOTB:_zzc Mm._nnu @!GIFFORD:_zzc And_cc I_ppis1_zz1%_mc1% --_zz you_ppy know_vv0 --_nn1_jj it_pph1 made_vvd --_nn1_jj it_pph1 brought_vvd it_pph1 home_rl to_ii me_ppio1 ..._... @!KOTB:_zzc Mm-hmm_uh ._y @!GIFFORD:_zzc ..._... as_csa it_pph1 brings_vvz it_pph1 home_rl to_ii</text:p>
          </table:table-cell>
          <table:table-cell office:value-type="string" calcext:value-type="string">
            <text:p><text:s/>so_rg many_da2 of_io us_ppio2 watching_vvg today_rt ._y So_rr God_np1 bless_vv0 all_db the_at families_nn2 and_cc then_rt God_np1 bless_vv0 everyone_pn1 who_pnqs 's_vbz_vhz@ made_vvn that_cst_dd1 ultimate_jj sacrifice_nn1 for_if us._nnu @!KOTB:_zzc We_ppis2 also_rr have_vh0 another_dd1 fine_</text:p>
          </table:table-cell>
        </table:table-row>
        <table:table-row table:style-name="ro4" table:visibility="filter">
          <table:table-cell office:value-type="float" office:value="505" calcext:value-type="float">
            <text:p>505</text:p>
          </table:table-cell>
          <table:table-cell table:style-name="ce71" office:value-type="string" calcext:value-type="string">
            <text:p><text:s text:c="2"/>mind to commit suicide by driving into an oncoming car ? Up to the jury now . @(Highway-at-night; @!AMBER: Everyone just cried about it . @!HOLT: @(Voiceover) A verdict comes</text:p>
          </table:table-cell>
          <table:table-cell table:style-name="ce73" office:value-type="string" calcext:value-type="string">
            <text:p><text:s/>quickly , but the pain and one final question remain when DATELINE continues . @(People-in-courtroo @(Announcements) @!MORRISON: @(Voiceover) As a Montana jury prepared to decide the fat</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appge mind_nn1 to_to commit_vvi suicide_nn1 by_ii driving_vvg into_ii an_at1 oncoming_jj car_nn1 ?_y Up_ii21 to_ii22 the_at jury_nn1 now_rt ._y @(Highway-at-night;_zzq @!AMBER:_zzc Everyone_pn1 just_rr cried_vvd_vvn@ about_ii it_pph1 ._y @!HOLT:_zzc @(Voiceover)_zzq A_zz1_at1@ verdict_nn1 comes_vvz</text:p>
          </table:table-cell>
          <table:table-cell office:value-type="string" calcext:value-type="string">
            <text:p><text:s/>quickly_rr ,_y but_ccb the_at pain_nn1 and_cc one_mc1 final_jj_nn1 question_nn1 remain_vv0 when_rrq_cs DATELINE_np1_nn1 continues_vvz ._y @(People-in-courtroo_zzq @(Announcements)_zzq @!MORRISON:_zzc @(Voiceover)_zzq As_ii_csa a_at1 Montana_np1 jury_nn1 prepared_vvn_vvd@ to_to decide_vvi the_at fat</text:p>
          </table:table-cell>
        </table:table-row>
        <table:table-row table:style-name="ro4" table:visibility="filter">
          <table:table-cell office:value-type="float" office:value="506" calcext:value-type="float">
            <text:p>506</text:p>
          </table:table-cell>
          <table:table-cell table:style-name="ce71" office:value-type="string" calcext:value-type="string">
            <text:p><text:s text:c="2"/>OK for them . @!MORRISON: @(Voiceover) But , oh , that will take a long time , that sadness as big as the sky . For Erin 's widower , Jason , the dream is gone</text:p>
          </table:table-cell>
          <table:table-cell table:style-name="ce73" office:value-type="string" calcext:value-type="string">
            <text:p><text:s/>. Only an empty chair , an empty ache remain . As he and so many in the family , as if climbing those Montana mountains , try to keep putting one foot in fron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K_rr for_if them_ppho2 ._y @!MORRISON:_zzc @(Voiceover)_zzq But_ccb ,_y oh_uh ,_y that_dd1 will_vm take_vvi a_at1 long_jj time_nnt1 ,_y that_dd1 sadness_nn1 as_rg big_jj as_csa the_at sky_nn1 ._y For_if Erin_np1 's_ge widower_nn1 ,_y Jason_np1 ,_y the_at dream_nn1 is_vbz gone_vvn</text:p>
          </table:table-cell>
          <table:table-cell office:value-type="string" calcext:value-type="string">
            <text:p><text:s/>._y Only_rr an_at1 empty_jj chair_nn1 ,_y an_at1 empty_jj ache_nn1 remain_vv0 ._y As_csa he_pphs1 and_cc so_rg many_da2 in_ii the_at family_nn1 ,_y as_cs21 if_cs22 climbing_vvg those_dd2 Montana_np1 mountains_nn2 ,_y try_vv0 to_to keep_vvi putting_vvg one_mc1 foot_nn1 in_ii31 front_</text:p>
          </table:table-cell>
        </table:table-row>
        <table:table-row table:style-name="ro4" table:visibility="filter">
          <table:table-cell office:value-type="float" office:value="507" calcext:value-type="float">
            <text:p>507</text:p>
          </table:table-cell>
          <table:table-cell table:style-name="ce71" office:value-type="string" calcext:value-type="string">
            <text:p><text:s/>e @ @ @ @ @ @ @ @ @ @ . @(Photo-of-Erin-and- ' ##4103931_ @!MR-DAVID-BROOKS: I think it 's fair , especially if we have no agenda . We 've got , we 've go deep</text:p>
          </table:table-cell>
          <table:table-cell table:style-name="ce73" office:value-type="string" calcext:value-type="string">
            <text:p><text:s/>structural problems . I have n't seen either candidate really talk about that . But if you ask the American people does either candidate have a plan , a big plan for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_nn1 @_ii @_ii @_ii @_ii @_ii @_ii @_ii @_ii @_ii @_ii ._y @(Photo-of-Erin-and-_zzq '_ge ##4103931_ @!MR-DAVID-BROOKS:_zzc I_ppis1 think_vv0 it_pph1 's_vbz fair_jj_rr@ ,_y especially_rr if_cs we_ppis2 have_vh0 no_at agenda_nn1 ._y We_ppis2 've_vh0 got_vvn ,_y we_ppis2 've_vh0 go_nn1%_vv0 deep_rr_jj</text:p>
          </table:table-cell>
          <table:table-cell office:value-type="string" calcext:value-type="string">
            <text:p><text:s/>structural_jj problems_nn2 ._y I_ppis1 have_vh0 n't_xx seen_vvn either_dd1 candidate_nn1 really_rr talk_vv0 about_ii that_dd1 ._y But_ccb if_cs you_ppy ask_vv0 the_at American_jj people_nn does_vdz either_dd1 candidate_nn1 have_vhi a_at1 plan_nn1 ,_y a_at1 big_jj plan_nn1 for_if the_at</text:p>
          </table:table-cell>
        </table:table-row>
        <table:table-row table:style-name="ro4" table:visibility="filter">
          <table:table-cell office:value-type="float" office:value="508" calcext:value-type="float">
            <text:p>508</text:p>
          </table:table-cell>
          <table:table-cell table:style-name="ce71" office:value-type="string" calcext:value-type="string">
            <text:p><text:s text:c="2"/>the border fence . So I think that 's a big reason why . It 's the policies of the extreme part of their party . But I did n't see , and I</text:p>
          </table:table-cell>
          <table:table-cell table:style-name="ce73" office:value-type="string" calcext:value-type="string">
            <text:p><text:s/>do n't think any of us saw Governor Romney really challenge some of those extreme policies . @!MR-BROOKS: Yeah . Oh , I agree with him there . The Republicans and believe me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_at border_nn1 fence_nn1 ._y So_rr I_ppis1 think_vv0 that_dd1 's_vbz a_at1 big_jj reason_nn1 why_rrq ._y It_pph1 's_vbz the_at policies_nn2 of_io the_at extreme_jj part_nn1 of_io their_appge party_nn1 ._y But_ccb I_ppis1 did_vdd n't_xx see_vvi ,_y and_cc I_ppis1</text:p>
          </table:table-cell>
          <table:table-cell office:value-type="string" calcext:value-type="string">
            <text:p><text:s/>do_vd0 n't_xx think_vvi any_dd of_io us_ppio2 saw_vvd Governor_nnb Romney_np1 really_rr challenge_vv0 some_dd of_io those_dd2 extreme_jj policies_nn2 ._y @!MR-BROOKS:_zzc Yeah_uh ._y Oh_uh ,_y I_ppis1 agree_vv0 with_iw him_ppho1 there_rl ._y The_at Republicans_nn2 and_cc believe_vv0 me_ppio1 ,_y</text:p>
          </table:table-cell>
        </table:table-row>
        <table:table-row table:style-name="ro4" table:visibility="filter">
          <table:table-cell office:value-type="float" office:value="509" calcext:value-type="float">
            <text:p>509</text:p>
          </table:table-cell>
          <table:table-cell table:style-name="ce71" office:value-type="string" calcext:value-type="string">
            <text:p><text:s text:c="2"/>learned the hard way not to ever say no , but I find that as implausible as you find it . @!MR-GREGORY: Governor , are you likely to run in 2016 ? Would</text:p>
          </table:table-cell>
          <table:table-cell table:style-name="ce73" office:value-type="string" calcext:value-type="string">
            <text:p><text:s/>you wait to see what Biden and/or Secretary Clinton do ? @!GOV-O'MALLEY: I have n't even thought that far . I mean , I 'm focused on what I 'm doing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vh0 learned_vvn the_at hard_jj way_nn1 not_xx to_to ever_rr say_vvi no_uh ,_y but_ccb I_ppis1 find_vv0 that_cst_dd1 as_rg implausible_jj as_csa you_ppy find_vv0 it_pph1 ._y @!MR-GREGORY:_zzc Governor_nn1 ,_y are_vbr you_ppy likely_jj_rr@ to_to run_vvi in_ii 2016_mc ?_y Would_vm</text:p>
          </table:table-cell>
          <table:table-cell office:value-type="string" calcext:value-type="string">
            <text:p><text:s/>you_ppy wait_vvi to_to see_vvi what_ddq Biden_np1_nn1 and/or_cc Secretary_np1@_nn1 Clinton_np1 do_vd0 ?_y @!GOV-O'MALLEY:_zzc I_ppis1 have_vh0 n't_xx even_rr thought_vvn that_rg far_rr ._y I_ppis1 mean_vv0 ,_y I_ppis1 'm_vbm focused_vvn on_ii what_ddq I_ppis1 'm_vbm doing_vdg</text:p>
          </table:table-cell>
        </table:table-row>
        <table:table-row table:style-name="ro4" table:visibility="filter">
          <table:table-cell office:value-type="float" office:value="510" calcext:value-type="float">
            <text:p>510</text:p>
          </table:table-cell>
          <table:table-cell table:style-name="ce71" office:value-type="string" calcext:value-type="string">
            <text:p><text:s/>.. @!MATTHEWS: Well , is this the fair shot , really ? To go after him , saying ... @!Mr-GARRETT: That 's the underlying criticism . @!MATTHEWS: ... ' Look , here 's the guy that</text:p>
          </table:table-cell>
          <table:table-cell table:style-name="ce73" office:value-type="string" calcext:value-type="string">
            <text:p><text:s/>said let the big auto industries die , let them go bankrupt . Very Ayn Rand , very libertarian , basically saying let the market crush people so that if you have t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MATTHEWS:_zzc Well_rr ,_y is_vbz this_dd1 the_at fair_jj shot_nn1 ,_y really_rr ?_y To_to go_vvi after_ii him_ppho1 ,_y saying_vvg ..._... @!Mr-GARRETT:_zzc That_dd1 's_vbz the_at underlying_jj criticism_nn1 ._y @!MATTHEWS:_zzc ..._... '_"@_ge Look_vv0 ,_y here_rl 's_vbz the_at guy_nn1 that_cst</text:p>
          </table:table-cell>
          <table:table-cell office:value-type="string" calcext:value-type="string">
            <text:p><text:s/>said_vvd let_vv0 the_at big_jj auto_nn1 industries_nn2 die_vv0 ,_y let_vv0 them_ppho2 go_vvi bankrupt_jj_nn1@ ._y Very_jj@_rg Ayn_np1 Rand_np1 ,_y very_rg libertarian_jj ,_y basically_rr saying_vvg let_vv0 the_at market_nn1 crush_vvi people_nn so_cs21 that_cs22 if_cs you_ppy have_vh0 to_to</text:p>
          </table:table-cell>
        </table:table-row>
        <table:table-row table:style-name="ro4" table:visibility="filter">
          <table:table-cell office:value-type="float" office:value="511" calcext:value-type="float">
            <text:p>511</text:p>
          </table:table-cell>
          <table:table-cell table:style-name="ce71" office:value-type="string" calcext:value-type="string">
            <text:p><text:s text:c="2"/>you 're with the minority here , so you start . You think the choice ads will be the strongest . @!Mr-KLEIN: Well , the main reason is that I do n't think</text:p>
          </table:table-cell>
          <table:table-cell table:style-name="ce73" office:value-type="string" calcext:value-type="string">
            <text:p><text:s/>-- I 've done 10 presidential elections , God help me , and I do n't -- I 've never seen a referendum election for the presidency . It 's always a choic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you_ppy 're_vbr with_iw the_at minority_nn1 here_rl ,_y so_cs@_rr you_ppy start_vv0 ._y You_ppy think_vv0 the_at choice_nn1_jj@ ads_nn2 will_vm be_vbi the_at strongest_jjt ._y @!Mr-KLEIN:_zzc Well_rr ,_y the_at main_jj reason_nn1 is_vbz that_cst I_ppis1 do_vd0 n't_xx think_vvi</text:p>
          </table:table-cell>
          <table:table-cell office:value-type="string" calcext:value-type="string">
            <text:p><text:s/>--_nn1_jj I_ppis1 've_vh0 done_vdn 10_mc presidential_jj elections_nn2 ,_y God_np1 help_vv0 me_ppio1 ,_y and_cc I_ppis1 do_vd0 n't_xx --_zz I_ppis1 've_vh0 never_rr seen_vvn a_at1 referendum_nn1 election_nn1 for_if the_at presidency_nn1 ._y It_pph1 's_vbz always_rr a_at1 choice_</text:p>
          </table:table-cell>
        </table:table-row>
        <table:table-row table:style-name="ro4" table:visibility="filter">
          <table:table-cell office:value-type="float" office:value="512" calcext:value-type="float">
            <text:p>512</text:p>
          </table:table-cell>
          <table:table-cell table:style-name="ce71" office:value-type="string" calcext:value-type="string">
            <text:p><text:s/>: He has n't talked himself off the list ? @!Det-GAUDIO: No. @!MURPHY: @(Voiceover) At the end of his 12 hours of grilling , Kevin said he felt more like a prime</text:p>
          </table:table-cell>
          <table:table-cell table:style-name="ce73" office:value-type="string" calcext:value-type="string">
            <text:p><text:s/>suspect with a star next to his name -- forget about person of interest . @(Hotel-exterior; @!Mr-KLYM: ' We know you did it . Why 'd you do it ? We do n't think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zzc He_pphs1 has_vhz n't_xx talked_vvn himself_ppx1 off_ii_rp the_at list_nn1 ?_y @!Det-GAUDIO:_zzc No._nn1 @!MURPHY:_zzc @(Voiceover)_zzq At_ii the_at end_nn1 of_io his_appge 12_mc hours_nnt2 of_io grilling_vvg_nn1@ ,_y Kevin_np1 said_vvd he_pphs1 felt_vvd more_rrr_dar like_ii a_at1 prime_jj</text:p>
          </table:table-cell>
          <table:table-cell office:value-type="string" calcext:value-type="string">
            <text:p><text:s/>suspect_nn1 with_iw a_at1 star_nn1 next_ii21 to_ii22 his_appge name_nn1 --_nn1 forget_vv0 about_ii person_nn1 of_io interest_nn1 ._y @(Hotel-exterior;_zzq @!Mr-KLYM:_zzc '_"@_ge We_ppis2 know_vv0 you_ppy did_vdd it_pph1 ._y Why_rrq 'd_vm you_ppy do_vdi it_pph1 ?_y We_ppis2 do_vd0 n't_xx think_</text:p>
          </table:table-cell>
        </table:table-row>
        <table:table-row table:style-name="ro4" table:visibility="filter">
          <table:table-cell office:value-type="float" office:value="513" calcext:value-type="float">
            <text:p>513</text:p>
          </table:table-cell>
          <table:table-cell table:style-name="ce71" office:value-type="string" calcext:value-type="string">
            <text:p><text:s/>ur pretty sister , your kid sister treated like so much trash. @!Ms-FARRIS: Yeah , exactly . @!MURPHY: Burned in a dumpster of all things . @!Ms-FARRIS: That was -- yeah . That</text:p>
          </table:table-cell>
          <table:table-cell table:style-name="ce73" office:value-type="string" calcext:value-type="string">
            <text:p><text:s/>was -- I mean , it 's bad enough that she was murdered , but to be burned like that and us not even to bury -- be able to bring a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ur_appge pretty_jj sister_nn1 ,_y your_appge kid_nn1 sister_nn1 treated_vvn like_ii so_rg much_rr trash._nnu @!Ms-FARRIS:_zzc Yeah_uh ,_y exactly_rr ._y @!MURPHY:_zzc Burned_vvn_vvd in_ii a_at1 dumpster_nn1 of_io all_db things_nn2 ._y @!Ms-FARRIS:_zzc That_dd1 was_vbdz --_nn1_jj yeah_uh ._y That_dd1</text:p>
          </table:table-cell>
          <table:table-cell office:value-type="string" calcext:value-type="string">
            <text:p><text:s/>was_vbdz --_zz I_ppis1 mean_vv0 ,_y it_pph1 's_vbz bad_jj_rr% enough_rr that_cst she_pphs1 was_vbdz murdered_vvn_jj ,_y but_ccb to_to be_vbi burned_vvn like_ii that_dd1 and_cc us_ppio2 not_xx even_rr to_to bury_vvi --_nn1 be_vbi able_jk to_to bring_vvi a_at1</text:p>
          </table:table-cell>
        </table:table-row>
        <table:table-row table:style-name="ro4" table:visibility="filter">
          <table:table-cell office:value-type="float" office:value="514" calcext:value-type="float">
            <text:p>514</text:p>
          </table:table-cell>
          <table:table-cell table:style-name="ce71" office:value-type="string" calcext:value-type="string">
            <text:p><text:s/>p1 , patrons . Paula Sladewski ejected and leaving under the watchful eye of the head security man . @(People-outside-Clu @ @ @ @ @ @ @ @ @ @ noticed her and the suspect that</text:p>
          </table:table-cell>
          <table:table-cell table:style-name="ce73" office:value-type="string" calcext:value-type="string">
            <text:p><text:s/>were -- I guess they 're looking for -- walking across the street hand in hand towards the parking lot . @!MURPHY: And you 'd go over there because there 's a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1_nn2 ,_y patrons_nn2 ._y Paula_np1 Sladewski_np1 ejected_vvd and_cc leaving_vvg under_ii the_at watchful_jj eye_nn1 of_io the_at head_nn1_jj@ security_nn1 man_nn1 ._y @(People-outside-Clu_zzq @_ii @_ii @_ii @_ii @_ii @_ii @_ii @_ii @_ii @_ii noticed_vvd her_ppho1 and_cc the_at suspect_nn1 that_cst</text:p>
          </table:table-cell>
          <table:table-cell office:value-type="string" calcext:value-type="string">
            <text:p><text:s/>were_vbdr --_zz I_ppis1 guess_vv0 they_pphs2 're_vbr looking_vvg for_if --_zz walking_nn1_vvg across_ii the_at street_nn1 hand_nn1 in_ii hand_nn1 towards_ii the_at parking_nn1 lot_nn1 ._y @!MURPHY:_zzc And_cc you_ppy 'd_vm go_vvi over_rp there_rl because_cs there_ex 's_vbz a_at1</text:p>
          </table:table-cell>
        </table:table-row>
        <table:table-row table:style-name="ro4">
          <table:table-cell office:value-type="float" office:value="515" calcext:value-type="float">
            <text:p>515</text:p>
          </table:table-cell>
          <table:table-cell table:style-name="ce71" office:value-type="string" calcext:value-type="string">
            <text:p><text:s text:c="2"/>@(Voiceover) The sketch was released the same day Kelly was putting up reward posters near the dumpster where her sister 's body was found . This was the moment when Kelly</text:p>
          </table:table-cell>
          <table:table-cell table:style-name="ce73" office:value-type="string" calcext:value-type="string">
            <text:p><text:s/>got her first look at the man who may @ @ @ @ @ @ @ @ @ @ at a murderer . @!MURPHY: @(Voiceover) Kevin Klym thought he actually recognized that face in the</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Voiceover)_zzq The_at sketch_nn1 was_vbdz released_vvn the_at same_da day_nnt1 Kelly_np1 was_vbdz putting_vvg up_rp_ii@ reward_nn1 posters_nn2 near_ii the_at dumpster_nn1 where_cs_rrq her_appge sister_nn1 's_ge body_nn1 was_vbdz found_vvn ._y This_dd1 was_vbdz the_at moment_nn1 when_rrq Kelly_np1</text:p>
          </table:table-cell>
          <table:table-cell office:value-type="string" calcext:value-type="string">
            <text:p><text:s/>got_vvd her_appge_ppho1 first_md look_nn1_vv0 at_ii the_at man_nn1 who_pnqs may_vm @_ii @_ii @_ii @_ii @_ii @_ii @_ii @_ii @_ii @_ii at_ii a_at1 murderer_nn1 ._y @!MURPHY:_zzc @(Voiceover)_zzq Kevin_np1 Klym_np1 thought_vvd he_pphs1 actually_rr recognized_vvn_vvd that_cst_dd1 face_vv0_nn1 in_ii the</text:p>
          </table:table-cell>
        </table:table-row>
        <table:table-row table:style-name="ro4" table:visibility="filter">
          <table:table-cell office:value-type="float" office:value="516" calcext:value-type="float">
            <text:p>516</text:p>
          </table:table-cell>
          <table:table-cell table:style-name="ce71" office:value-type="string" calcext:value-type="string">
            <text:p><text:s text:c="2"/>they say that a lot of people care about the color of their car and they say 61 percent of people would walk away from their favorite car if it</text:p>
          </table:table-cell>
          <table:table-cell table:style-name="ce73" office:value-type="string" calcext:value-type="string">
            <text:p><text:s/>was n't the proper color that they want . @!GIFFORD: Jerry , can you come join us , please ? Because Jerry -- who 's hotter than Jerry ? And I would love t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they_pphs2 say_vv0 that_cst a_at1 lot_nn1 of_io people_nn care_vv0_nn1 about_ii the_at color_nn1 of_io their_appge car_nn1 and_cc they_pphs2 say_vv0 61_mc percent_nnu of_io people_nn would_vm walk_vvi away_ii21_rl from_ii22_ii their_appge favorite_jj_nn1 car_nn1 if_cs it_pph1</text:p>
          </table:table-cell>
          <table:table-cell office:value-type="string" calcext:value-type="string">
            <text:p><text:s/>was_vbdz n't_xx the_at proper_jj color_nn1 that_cst they_pphs2 want_vv0 ._y @!GIFFORD:_zzc Jerry_np1 ,_y can_vm you_ppy come_vvi join_vv0 us_ppio2 ,_y please_rr ?_y Because_cs Jerry_np1 --_nn1 who_pnqs 's_vbz hotter_jjr than_csn Jerry_np1 ?_y And_cc I_ppis1 would_vm love_vvi to_to</text:p>
          </table:table-cell>
        </table:table-row>
        <table:table-row table:style-name="ro4" table:visibility="filter">
          <table:table-cell office:value-type="float" office:value="517" calcext:value-type="float">
            <text:p>517</text:p>
          </table:table-cell>
          <table:table-cell table:style-name="ce71" office:value-type="string" calcext:value-type="string">
            <text:p><text:s/>z some cool new elements to it . @!CURRY: ... there you go . All right . @!Ms-FALIK: I like classic white . There 's all these fun , different styles . @!CURRY: And a lot</text:p>
          </table:table-cell>
          <table:table-cell table:style-name="ce73" office:value-type="string" calcext:value-type="string">
            <text:p><text:s/>of us , when we jump in the pool forget that we 're not wearing waterproof makeup and it 's a disaster . So what 's your advice for us ? @!Ms-FALIK: An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z some_dd cool_jj new_jj elements_nn2 to_ii it_pph1 ._y @!CURRY:_zzc ..._... there_rl you_ppy go_vv0 ._y All_rr21 right_rr22 ._y @!Ms-FALIK:_zzc I_ppis1 like_vv0 classic_jj white_jj_nn1@ ._y There_ex 's_vbz all_db these_dd2 fun_jj_nn1 ,_y different_jj styles_nn2 ._y @!CURRY:_zzc And_cc a_at1 lot_nn1</text:p>
          </table:table-cell>
          <table:table-cell office:value-type="string" calcext:value-type="string">
            <text:p><text:s/>of_io us_ppio2 ,_y when_cs_rrq we_ppis2 jump_vv0 in_ii_rp@ the_at pool_nn1 forget_vv0 that_cst we_ppis2 're_vbr not_xx wearing_vvg waterproof_jj makeup_nn1 and_cc it_pph1 's_vbz a_at1 disaster_nn1 ._y So_rr what_ddq 's_vbz your_appge advice_nn1 for_if us_ppio2 ?_y @!Ms-FALIK:_zzc And_</text:p>
          </table:table-cell>
        </table:table-row>
        <table:table-row table:style-name="ro4">
          <table:table-cell office:value-type="float" office:value="518" calcext:value-type="float">
            <text:p>518</text:p>
          </table:table-cell>
          <table:table-cell table:style-name="ce71" office:value-type="string" calcext:value-type="string">
            <text:p><text:s/>zzc Were engaged . And the bride-to-be decided she did not want to be engaged after all , so she broke it off with him . And ... @!GIFFORD: Was this the second time ?</text:p>
          </table:table-cell>
          <table:table-cell table:style-name="ce73" office:value-type="string" calcext:value-type="string">
            <text:p><text:s/>@!KOTB: He -- yes , she 's broken off two engagements . Now here 's the story , now the potential groom wants to sue the potential bride because there were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zzc Were_vbdr engaged_vvn ._y And_cc the_at bride-to-be_jj@ decided_vvd she_pphs1 did_vdd not_xx want_vvi to_to be_vbi engaged_vvn after_ii all_db ,_y so_cs@_rr she_pphs1 broke_vvd it_pph1 off_rp with_iw him_ppho1 ._y And_cc ..._... @!GIFFORD:_zzc Was_vbdz this_dd1_rg% the_at second_md time_nnt1 ?_y</text:p>
          </table:table-cell>
          <table:table-cell office:value-type="string" calcext:value-type="string">
            <text:p><text:s/>@!KOTB:_zzc He_pphs1 --_nn1_jj yes_uh ,_y she_pphs1 's_vbz_vhz@ broken_vvn off_ii_rp two_mc engagements_nn2 ._y Now_rt here_rl 's_vbz the_at story_nn1 ,_y now_rt_cs% the_at potential_jj_nn1 groom_nn1 wants_vvz to_to sue_vvi the_at potential_jj_nn1 bride_nn1 because_cs there_ex were_</text:p>
          </table:table-cell>
        </table:table-row>
        <table:table-row table:style-name="ro4" table:visibility="filter">
          <table:table-cell office:value-type="float" office:value="519" calcext:value-type="float">
            <text:p>519</text:p>
          </table:table-cell>
          <table:table-cell table:style-name="ce71" office:value-type="string" calcext:value-type="string">
            <text:p><text:s text:c="2"/>, it 's a good magazine . @!GIFFORD: And you interviewed him in this . @!KOTB: I interviewed him , yes @ @ @ @ @ @ @ @ @ @ the other one . @!GIFFORD: But then we</text:p>
          </table:table-cell>
          <table:table-cell table:style-name="ce73" office:value-type="string" calcext:value-type="string">
            <text:p><text:s/>found out -- I think this might be a first for NBC News . I guess in his new contract he 's able to do commercials . @!KOTB: Yeah . @!GIFFORD: Because ... @!KOTB: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it_pph1 's_vbz a_at1 good_jj magazine_nn1 ._y @!GIFFORD:_zzc And_cc you_ppy interviewed_vvd him_ppho1 in_ii this_dd1 ._y @!KOTB:_zzc I_ppis1 interviewed_vvd him_ppho1 ,_y yes_uh @_ii @_ii @_ii @_ii @_ii @_ii @_ii @_ii @_ii @_ii the_at other_jj one_pn1 ._y @!GIFFORD:_zzc But_ccb then_rt we_ppis2</text:p>
          </table:table-cell>
          <table:table-cell office:value-type="string" calcext:value-type="string">
            <text:p><text:s/>found_vvd out_rp --_nn1_jj I_ppis1 think_vv0 this_dd1 might_vm be_vbi a_at1 first_md for_if NBC_np1 News_nn1 ._y I_ppis1 guess_vv0 in_ii_rp@ his_appge new_jj contract_nn1 he_pphs1 's_vbz able_jk to_to do_vdi commercials_nn2 ._y @!KOTB:_zzc Yeah_uh ._y @!GIFFORD:_zzc Because_cs ..._... @!KOTB:_</text:p>
          </table:table-cell>
        </table:table-row>
        <table:table-row table:style-name="ro4" table:visibility="filter">
          <table:table-cell office:value-type="float" office:value="520" calcext:value-type="float">
            <text:p>520</text:p>
          </table:table-cell>
          <table:table-cell table:style-name="ce71" office:value-type="string" calcext:value-type="string">
            <text:p><text:s text:c="2"/>hearing that a little bit . @!Mr-YOUNGER: And you know what -- no , I 'm speaking up for the single guys who are broke , because I used to be a single</text:p>
          </table:table-cell>
          <table:table-cell table:style-name="ce73" office:value-type="string" calcext:value-type="string">
            <text:p><text:s/>broke guy . @!GIFFORD: Then find great way -- go ... @!KOTB: Yeah . Go on a -- go on a picnic . @!GIFFORD: Yeah . @!Mr-NICE: That 's right . @!Mr-GOOD: Yeah , you d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earing_vvg_nn1 that_cst a_at1 little_jj bit_nn1 ._y @!Mr-YOUNGER:_zzc And_cc you_ppy know_vv0 what_ddq --_nn1 no_uh ,_y I_ppis1 'm_vbm speaking_vvg up_rp for_if the_at single_jj guys_nn2 who_pnqs are_vbr broke_jj@_vvn% ,_y because_cs I_ppis1 used_vmk to_to be_vbi a_at1 single_jj</text:p>
          </table:table-cell>
          <table:table-cell office:value-type="string" calcext:value-type="string">
            <text:p><text:s/>broke_jj@ guy_nn1 ._y @!GIFFORD:_zzc Then_rt find_vv0 great_jj way_nn1 --_nn1 go_vv0 ..._... @!KOTB:_zzc Yeah_uh ._y Go_vv0 on_rp a_at1 --_zz go_nn1 on_ii a_at1 picnic_nn1 ._y @!GIFFORD:_zzc Yeah_uh ._y @!Mr-NICE:_zzc That_dd1 's_vbz right_jj ._y @!Mr-GOOD:_zzc Yeah_uh ,_y you_ppy do_vd0</text:p>
          </table:table-cell>
        </table:table-row>
        <table:table-row table:style-name="ro4" table:visibility="filter">
          <table:table-cell office:value-type="float" office:value="521" calcext:value-type="float">
            <text:p>521</text:p>
          </table:table-cell>
          <table:table-cell table:style-name="ce71" office:value-type="string" calcext:value-type="string">
            <text:p><text:s text:c="2"/>money , it costs no money . @!Mr-YOUNGER: But just -- any time you show that you appreciate your guy , that , you know , that you think he 's -- you know</text:p>
          </table:table-cell>
          <table:table-cell table:style-name="ce73" office:value-type="string" calcext:value-type="string">
            <text:p><text:s/>, it -- no matter what he does , if you make him feel like he 's the best at that , if , you know ... Offscreen Voice : Yeah . @!GIFFORD: Yeah .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money_nn1 ,_y it_pph1 costs_vvz no_at money_nn1 ._y @!Mr-YOUNGER:_zzc But_ccb just_rr_jj@ --_zz any_dd time_nnt1 you_ppy show_vv0 that_cst you_ppy appreciate_vv0 your_appge guy_nn1 ,_y that_dd1_cst ,_y you_ppy know_vv0 ,_y that_cst you_ppy think_vv0 he_pphs1 's_vbz --_zz you_ppy know_vv0</text:p>
          </table:table-cell>
          <table:table-cell office:value-type="string" calcext:value-type="string">
            <text:p><text:s/>,_y it_pph1 --_nn1_jj no_ddqv31 matter_ddqv32 what_ddqv33 he_pphs1 does_vdz ,_y if_cs you_ppy make_vv0 him_ppho1 feel_vvi like_cs% he_pphs1 's_vbz the_at best_rrt_jjt at_ii that_dd1 ,_y if_cs ,_y you_ppy know_vv0 ..._... Offscreen_jj_nn1 Voice_nn1 :_y Yeah_uh ._y @!GIFFORD:_zzc Yeah_uh ._y @!</text:p>
          </table:table-cell>
        </table:table-row>
        <table:table-row table:style-name="ro4" table:visibility="filter">
          <table:table-cell office:value-type="float" office:value="522" calcext:value-type="float">
            <text:p>522</text:p>
          </table:table-cell>
          <table:table-cell table:style-name="ce71" office:value-type="string" calcext:value-type="string">
            <text:p><text:s/>ii @ @ @ recently , we -- and we have -- we think it 's a trend and a disturbing one . @!KOTB: Yeah , the tan mom ... @!GIFFORD: Remember this ? @!KOTB: ... remember</text:p>
          </table:table-cell>
          <table:table-cell table:style-name="ce73" office:value-type="string" calcext:value-type="string">
            <text:p><text:s/>, she -- yeah , she thinks this . Let 's look . @!Ms-PATRICIA-KRENTC: ( From videotape ) There 's somebody out there my whole life that does n't like me because the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i @_ii @_ii @_ii recently_rr ,_y we_ppis2 --_zz and_cc we_ppis2 have_vh0 --_zz we_ppis2 think_vv0 it_pph1 's_vbz a_at1 trend_nn1 and_cc a_at1 disturbing_jj one_pn1 ._y @!KOTB:_zzc Yeah_uh ,_y the_at tan_jj_nn1 mom_nn1 ..._... @!GIFFORD:_zzc Remember_vv0 this_dd1 ?_y @!KOTB:_zzc ..._... remember_vv0</text:p>
          </table:table-cell>
          <table:table-cell office:value-type="string" calcext:value-type="string">
            <text:p><text:s/>,_y she_pphs1 --_nn1_jj yeah_uh ,_y she_pphs1 thinks_vvz this_dd1 ._y Let_vm21 's_vm22 look_vvi ._y @!Ms-PATRICIA-KRENTC:_zzc (_y From_ii videotape_nn1 )_y There_ex_rl 's_vbz somebody_pn1 out_rp there_rl my_appge whole_jj life_nn1 that_cst_dd1 does_vdz n't_xx like_vvi me_ppio1 because_cs they_pphs2</text:p>
          </table:table-cell>
        </table:table-row>
        <table:table-row table:style-name="ro4" table:visibility="filter">
          <table:table-cell office:value-type="float" office:value="523" calcext:value-type="float">
            <text:p>523</text:p>
          </table:table-cell>
          <table:table-cell table:style-name="ce71" office:value-type="string" calcext:value-type="string">
            <text:p><text:s/>2@ @!HANSEN: Ten o'clock Eastern . @!KOTB: Ten o'clock PM. @!GIFFORD: All right . @!KOTB: Cheers , guys , cheers . @!GIFFORD: All the best for 20 years of great work , guys . @!MURPHY:</text:p>
          </table:table-cell>
          <table:table-cell table:style-name="ce73" office:value-type="string" calcext:value-type="string">
            <text:p><text:s/>Thank you so much , guys . @!GIFFORD: God bless . @!KOTB: All @ @ @ @ @ @ @ @ @ @ good friend Jimmy Fallon is in the house . @!GIFFORD: He used to be a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2@ @!HANSEN:_zzc Ten_mc o'clock_ra Eastern_jj ._y @!KOTB:_zzc Ten_mc o'clock_ra PM._np1 @!GIFFORD:_zzc All_rr21 right_rr22 ._y @!KOTB:_zzc Cheers_uh ,_y guys_nn2 ,_y cheers_uh ._y @!GIFFORD:_zzc All_db the_at best_jjt_rrt for_if 20_mc years_nnt2 of_io great_jj work_nn1 ,_y guys_nn2 ._y @!MURPHY:_zzc</text:p>
          </table:table-cell>
          <table:table-cell office:value-type="string" calcext:value-type="string">
            <text:p><text:s/>Thank_vv0 you_ppy so_rg much_da1_rr ,_y guys_nn2 ._y @!GIFFORD:_zzc God_np1 bless_vv0 ._y @!KOTB:_zzc All_rr21 @_ii @_ii @_ii @_ii @_ii @_ii @_ii @_ii @_ii @_ii good_jj friend_nn1 Jimmy_np1 Fallon_np1_nn1 is_vbz in_ii the_at house_nn1 ._y @!GIFFORD:_zzc He_pphs1 used_vmk to_to be_vbi a_at1</text:p>
          </table:table-cell>
        </table:table-row>
        <table:table-row table:style-name="ro4" table:visibility="filter">
          <table:table-cell office:value-type="float" office:value="524" calcext:value-type="float">
            <text:p>524</text:p>
          </table:table-cell>
          <table:table-cell table:style-name="ce71" office:value-type="string" calcext:value-type="string">
            <text:p><text:s text:c="2"/>@ would say it 's good luck for the pigeon . @!KOTB: Yeah , exactly . @!GIFFORD: He 's the only one that feels better . @!KOTB: A little sad on Saturday night . It</text:p>
          </table:table-cell>
          <table:table-cell table:style-name="ce73" office:value-type="string" calcext:value-type="string">
            <text:p><text:s/>was -- I guess it 's sort of the end of an era on " SNL. " @!GIFFORD: Uh-huh . @!KOTB: Kristen Wiig basically said goodbye on " SNL . "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would_vm say_vvi it_pph1 's_vbz good_jj luck_nn1 for_if the_at pigeon_nn1 ._y @!KOTB:_zzc Yeah_uh ,_y exactly_rr ._y @!GIFFORD:_zzc He_pphs1 's_vbz the_at only_jj one_pn1 that_cst feels_vvz better_rrr_jjr ._y @!KOTB:_zzc A_rr21 little_rr22 sad_jj on_ii Saturday_npd1 night_nnt1 ._y It_pph1</text:p>
          </table:table-cell>
          <table:table-cell office:value-type="string" calcext:value-type="string">
            <text:p><text:s/>was_vbdz --_zz I_ppis1 guess_vv0 it_pph1 's_vbz sort_rr21@_nn1 of_rr22_io the_at end_nn1 of_io an_at1 era_nn1 on_ii "_y SNL._np1 "_y @!GIFFORD:_zzc Uh-huh_uh ._y @!KOTB:_zzc Kristen_np1_vv0 Wiig_np1_vv0_nn1 basically_rr said_vvd goodbye_uh_nn1@ on_ii "_y SNL_np1 ._y "_y And_cc</text:p>
          </table:table-cell>
        </table:table-row>
        <table:table-row table:style-name="ro4" table:visibility="filter">
          <table:table-cell office:value-type="float" office:value="525" calcext:value-type="float">
            <text:p>525</text:p>
          </table:table-cell>
          <table:table-cell table:style-name="ce71" office:value-type="string" calcext:value-type="string">
            <text:p><text:s/>survive . Call me a job cutter if you want . But the reality is we 're seeing two men with fundamentally different ideals . @!MS-STRASSEL: That 's right . @!MAYOR-BOOKER: One would</text:p>
          </table:table-cell>
          <table:table-cell table:style-name="ce73" office:value-type="string" calcext:value-type="string">
            <text:p><text:s/>'ve let the Obama -- let the auto industry fail , costing this nation , not just the auto industry . We 're talking about people that have authorship dealerships , you 're t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survive_vvi ._y Call_vv0 me_ppio1 a_at1 job_nn1 cutter_nn1 if_cs you_ppy want_vv0 ._y But_ccb the_at reality_nn1 is_vbz we_ppis2 're_vbr seeing_vvg two_mc men_nn2 with_iw fundamentally_rr different_jj ideals_nn2 ._y @!MS-STRASSEL:_zzc That_dd1 's_vbz right_jj ._y @!MAYOR-BOOKER:_zzc One_pn1 would_vm</text:p>
          </table:table-cell>
          <table:table-cell office:value-type="string" calcext:value-type="string">
            <text:p><text:s/>'ve_vhi let_vvn@ the_at Obama_np1_nn1@ --_nn1 let_vvi the_at auto_nn1 industry_nn1 fail_vv0 ,_y costing_vvg this_dd1 nation_nn1 ,_y not_xx just_rr the_at auto_nn1 industry_nn1 ._y We_ppis2 're_vbr talking_vvg about_ii people_nn that_cst have_vh0 authorship_nn1 dealerships_nn2 ,_y you_ppy 're_vbr ta</text:p>
          </table:table-cell>
        </table:table-row>
        <table:table-row table:style-name="ro4" table:visibility="filter">
          <table:table-cell office:value-type="float" office:value="526" calcext:value-type="float">
            <text:p>526</text:p>
          </table:table-cell>
          <table:table-cell table:style-name="ce71" office:value-type="string" calcext:value-type="string">
            <text:p><text:s text:c="2"/>in the context of the whole global financial system @ @ @ @ @ @ @ @ @ @ Fred Davis is pushing it again this time , the same guy who 's pushing it in the</text:p>
          </table:table-cell>
          <table:table-cell table:style-name="ce73" office:value-type="string" calcext:value-type="string">
            <text:p><text:s/>movie ? @!Mr-HEILEMANN: I think -- obviously Fred Davis have a hobby horse on this issue , and I think to Clarence 's point , Fred has proven in the past to b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in_ii the_at context_nn1 of_io the_at whole_jj_nn1 global_jj financial_jj system_nn1 @_ii @_ii @_ii @_ii @_ii @_ii @_ii @_ii @_ii @_ii Fred_np1 Davis_np1 is_vbz pushing_vvg it_pph1 again_rt this_dd1 time_nnt1 ,_y the_at same_da guy_nn1 who_pnqs 's_vbz pushing_vvg it_pph1 in_ii the_at</text:p>
          </table:table-cell>
          <table:table-cell office:value-type="string" calcext:value-type="string">
            <text:p><text:s/>movie_nn1 ?_y @!Mr-HEILEMANN:_zzc I_ppis1 think_vv0 --_nn1_jj obviously_rr Fred_np1 Davis_np1 have_vh0 a_at1 hobby_nn1 horse_nn1 on_ii this_dd1 issue_nn1 ,_y and_cc I_ppis1 think_vv0 to_ii Clarence_np1 's_ge point_nn1 ,_y Fred_np1 has_vhz proven_vvn in_ii the_at past_jj_nn1 to_to be_</text:p>
          </table:table-cell>
        </table:table-row>
        <table:table-row table:style-name="ro4" table:visibility="filter">
          <table:table-cell office:value-type="float" office:value="527" calcext:value-type="float">
            <text:p>527</text:p>
          </table:table-cell>
          <table:table-cell table:style-name="ce71" office:value-type="string" calcext:value-type="string">
            <text:p><text:s text:c="2"/>@ @ @ @ @ @ @ @ . Let 's talk about -- let 's flip this pillow and talk about the other side . What do the Obama people have on Romney , really ? They</text:p>
          </table:table-cell>
          <table:table-cell table:style-name="ce73" office:value-type="string" calcext:value-type="string">
            <text:p><text:s/>talk Bain Capital , fair . That -- everybody know that 's fair game , going after that . The Mormon thing , since it is a new religion for the presidency . W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_y Let_vm21 's_vm22 talk_vvi about_ii --_nn1 let_vm21 's_vm22 flip_vvi this_dd1 pillow_nn1 and_cc talk_vvi about_ii the_at other_jj side_nn1 ._y What_ddq do_vd0 the_at Obama_np1_nn1@ people_nn have_vh0 on_ii Romney_np1 ,_y really_rr ?_y They_pphs2</text:p>
          </table:table-cell>
          <table:table-cell office:value-type="string" calcext:value-type="string">
            <text:p><text:s/>talk_vv0 Bain_fw Capital_nn1 ,_y fair_jj_rr@ ._y That_dd1 --_zz everybody_pn1 know_vv0 that_dd1_cst 's_vbz fair_jj game_nn1 ,_y going_vvg after_ii that_dd1 ._y The_at Mormon_jj_nn1 thing_nn1 ,_y since_cs it_pph1 is_vbz a_at1 new_jj religion_nn1 for_if the_at presidency_nn1 ._y We_</text:p>
          </table:table-cell>
        </table:table-row>
        <table:table-row table:style-name="ro4" table:visibility="filter">
          <table:table-cell office:value-type="float" office:value="528" calcext:value-type="float">
            <text:p>528</text:p>
          </table:table-cell>
          <table:table-cell table:style-name="ce71" office:value-type="string" calcext:value-type="string">
            <text:p><text:s text:c="2"/>@ @ @ @ @ @ @ @ the notebooks of these top reporters . Be right back . @(Announcements) @!Mr-PAT-BUCHANAN: ( From August 17 , 1992 ) We must take back our cities and take back</text:p>
          </table:table-cell>
          <table:table-cell table:style-name="ce73" office:value-type="string" calcext:value-type="string">
            <text:p><text:s/>our culture and take back our country . God bless you and God bless America . @!MATTHEWS: Welcome back . That was Patrick J. Buchanan with his classic close at th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the_at notebooks_nn2 of_io these_dd2 top_jj reporters_nn2 ._y Be_vb0 right_jj back_nn1 ._y @(Announcements)_zzq @!Mr-PAT-BUCHANAN:_zzc (_y From_ii August_npm1 17_mc ,_y 1992_mc )_y We_ppis2 must_vm take_vvi back_rp our_appge cities_nn2 and_cc take_vvi back_rp</text:p>
          </table:table-cell>
          <table:table-cell office:value-type="string" calcext:value-type="string">
            <text:p><text:s/>our_appge culture_nn1 and_cc take_vv0 back_rp our_appge country_nn1 ._y God_np1 bless_vv0 you_ppy and_cc God_np1 bless_vv0 America_np1 ._y @!MATTHEWS:_zzc Welcome_vv0_jj back_rp_nn1 ._y That_dd1 was_vbdz Patrick_np1 J._np1 Buchanan_np1 with_iw his_appge classic_jj_nn1 close_nn1@_jj_vv0 at_ii the_at</text:p>
          </table:table-cell>
        </table:table-row>
        <table:table-row table:style-name="ro4" table:visibility="filter">
          <table:table-cell office:value-type="float" office:value="529" calcext:value-type="float">
            <text:p>529</text:p>
          </table:table-cell>
          <table:table-cell table:style-name="ce71" office:value-type="string" calcext:value-type="string">
            <text:p><text:s/>his Memorial Day , many Americans are enjoying a day of leisure , cookouts and parades shared with friends and family , but we 've never forgotten the men and women who</text:p>
          </table:table-cell>
          <table:table-cell table:style-name="ce73" office:value-type="string" calcext:value-type="string">
            <text:p><text:s/>paid for the freedom we enjoy this day . Ceremonies honoring America 's war dead were held across the country , including two led by the @ @ @ @ @ @ @ @ @ @ hallowed groun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his_dd1 Memorial_nn1 Day_nnt1_np1 ,_y many_da2 Americans_nn2 are_vbr enjoying_vvg a_at1 day_nnt1 of_io leisure_nn1 ,_y cookouts_nn2_vvz and_cc parades_nn2 shared_vvn_vvd with_iw friends_nn2 and_cc family_nn1 ,_y but_ccb we_ppis2 've_vh0 never_rr forgotten_vvn the_at men_nn2 and_cc women_nn2 who_pnqs</text:p>
          </table:table-cell>
          <table:table-cell office:value-type="string" calcext:value-type="string">
            <text:p><text:s/>paid_vvd for_if the_at freedom_nn1 we_ppis2 enjoy_vv0 this_dd1 day_nnt1 ._y Ceremonies_nn2 honoring_vvg America_np1 's_ge war_nn1 dead_jj were_vbdr held_vvn across_ii the_at country_nn1 ,_y including_ii two_mc led_vvn by_ii the_at @_ii @_ii @_ii @_ii @_ii @_ii @_ii @_ii @_ii @_ii hallowed_jj ground</text:p>
          </table:table-cell>
        </table:table-row>
        <table:table-row table:style-name="ro4" table:visibility="filter">
          <table:table-cell office:value-type="float" office:value="530" calcext:value-type="float">
            <text:p>530</text:p>
          </table:table-cell>
          <table:table-cell table:style-name="ce71" office:value-type="string" calcext:value-type="string">
            <text:p><text:s text:c="2"/>from nuclear power plants crippled by the Japanese tsunami . It was carried 6,000 miles across the Pacific Ocean . Scientists say the tuna is still safe to eat . The pope 's</text:p>
          </table:table-cell>
          <table:table-cell table:style-name="ce73" office:value-type="string" calcext:value-type="string">
            <text:p><text:s/>butler is under arrest . Will this Vatican scandal expand even further ? That 's next . @!MASON: The inquiry in the phone-hacking scandal continues in London and today it w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from_ii nuclear_jj power_nn1 plants_nn2 crippled_vvn by_ii the_at Japanese_jj_nn1 tsunami_nn2 ._y It_pph1 was_vbdz carried_vvn 6,000_mc miles_nnu2 across_ii the_at Pacific_np1 Ocean_nnl1 ._y Scientists_nn2 say_vv0 the_at tuna_nn is_vbz still_rr safe_jj to_to eat_vvi ._y The_at pope_nn1 's_ge</text:p>
          </table:table-cell>
          <table:table-cell office:value-type="string" calcext:value-type="string">
            <text:p><text:s/>butler_nn1 is_vbz under_ii arrest_nn1 ._y Will_vm_vv0%_np1@ this_dd1 Vatican_np1 scandal_nn1 expand_vv0 even_rr further_rrr_jjr@ ?_y That_dd1 's_vbz_ge next_md ._y @!MASON:_zzc The_at inquiry_nn1 in_ii the_at phone-hacking_jj_nn1 scandal_nn1 continues_vvz in_ii London_np1 and_cc today_rt it_pph1 wa</text:p>
          </table:table-cell>
        </table:table-row>
        <table:table-row table:style-name="ro4" table:visibility="filter">
          <table:table-cell office:value-type="float" office:value="531" calcext:value-type="float">
            <text:p>531</text:p>
          </table:table-cell>
          <table:table-cell table:style-name="ce71" office:value-type="string" calcext:value-type="string">
            <text:p><text:s/>hz acted as he did , well , probably there was somebody very important who convinced him to do it . " @!DAGGETT: Today @ @ @ @ @ @ @ @ @ @ , but the scandal shows no</text:p>
          </table:table-cell>
          <table:table-cell table:style-name="ce73" office:value-type="string" calcext:value-type="string">
            <text:p><text:s/>sign of slowing . The butler pledged that he cooperate fully with investigators , raising the specter that he would name others . Gabriele , a father of three , has worked for</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hz acted_vvn as_csa he_pphs1 did_vdd ,_y well_rr ,_y probably_rr there_ex was_vbdz somebody_pn1 very_rg important_jj who_pnqs convinced_vvd@ him_ppho1 to_to do_vdi it_pph1 ._y "_y @!DAGGETT:_zzc Today_rt @_ii @_ii @_ii @_ii @_ii @_ii @_ii @_ii @_ii @_ii ,_y but_ccb the_at scandal_nn1 shows_vvz no_at</text:p>
          </table:table-cell>
          <table:table-cell office:value-type="string" calcext:value-type="string">
            <text:p><text:s/>sign_nn1 of_io slowing_vvg ._y The_at butler_nn1 pledged_vvd_vvn that_cst he_pphs1 cooperate_vv0 fully_rr with_iw investigators_nn2 ,_y raising_vvg the_at specter_np that_cst he_pphs1 would_vm name_vvi others_nn2 ._y Gabriele_nn1_np1@ ,_y a_at1 father_nn1 of_io three_mc ,_y has_vhz worked_vvn for_i</text:p>
          </table:table-cell>
        </table:table-row>
        <table:table-row table:style-name="ro4" table:visibility="filter">
          <table:table-cell office:value-type="float" office:value="532" calcext:value-type="float">
            <text:p>532</text:p>
          </table:table-cell>
          <table:table-cell table:style-name="ce71" office:value-type="string" calcext:value-type="string">
            <text:p><text:s text:c="2"/>Yes , I have and I 'm not telling nobody . And I 'll act like , oh yes , yes , yes , I got it at a boutique or something . But you</text:p>
          </table:table-cell>
          <table:table-cell table:style-name="ce73" office:value-type="string" calcext:value-type="string">
            <text:p><text:s/>said in Chinese culture they wear it as a badge of honor almost that I have a counterfeit . @!TOM-DOCTOROFF: Well , not exactly -- @!GAYLE-KING: Or it 's a point of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Yes_uh ,_y I_ppis1 have_vh0 and_cc I_ppis1 'm_vbm not_xx telling_vvg nobody_pn1 ._y And_cc I_ppis1 'll_vm act_vvi like_jj@_ii_rr% ,_y oh_uh yes_uh ,_y yes_uh ,_y yes_uh ,_y I_ppis1 got_vvd it_pph1 at_ii a_at1 boutique_nn1 or_cc something_pn1 ._y But_ccb you_ppy</text:p>
          </table:table-cell>
          <table:table-cell office:value-type="string" calcext:value-type="string">
            <text:p><text:s/>said_vvd in_ii_rp@ Chinese_jj culture_nn1 they_pphs2 wear_vv0 it_pph1 as_ii_csa a_at1 badge_nn1 of_io honor_nn1 almost_rr that_cst I_ppis1 have_vh0 a_at1 counterfeit_nn1_jj ._y @!TOM-DOCTOROFF:_zzc Well_rr ,_y not_xx exactly_rr --_zz @!GAYLE-KING:_zzc Or_cc it_pph1 's_vbz a_at1 point_nn1 of_</text:p>
          </table:table-cell>
        </table:table-row>
        <table:table-row table:style-name="ro4" table:visibility="filter">
          <table:table-cell office:value-type="float" office:value="533" calcext:value-type="float">
            <text:p>533</text:p>
          </table:table-cell>
          <table:table-cell table:style-name="ce71" office:value-type="string" calcext:value-type="string">
            <text:p><text:s/>y not ask the people who are actually on the streets . @!GAYLE-KING: @ @ @ @ @ @ @ @ @ @ absolutely will . @!GAYLE-KING: They will tell you the truth . @!ERICA-HILL: You</text:p>
          </table:table-cell>
          <table:table-cell table:style-name="ce73" office:value-type="string" calcext:value-type="string">
            <text:p><text:s/>said they know value -- @!PETER-GREENBERG: Yeah . @!ERICA-HILL: -- and one of your other bits of advice is to budget like a local . @!PETER-GREENBERG: Yeah , you budget by local go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y_rrq not_xx ask_vvi the_at people_nn who_pnqs are_vbr actually_rr on_ii the_at streets_nn2 ._y @!GAYLE-KING:_zzc @_ii @_ii @_ii @_ii @_ii @_ii @_ii @_ii @_ii @_ii absolutely_rr will_vm_vv0%_nn1@ ._y @!GAYLE-KING:_zzc They_pphs2 will_vm tell_vvi you_ppy the_at truth_nn1 ._y @!ERICA-HILL:_zzc You_ppy</text:p>
          </table:table-cell>
          <table:table-cell office:value-type="string" calcext:value-type="string">
            <text:p><text:s/>said_vvd they_pphs2 know_vv0 value_nn1 --_nn1_jj @!PETER-GREENBERG:_zzc Yeah_uh ._y @!ERICA-HILL:_zzc --_zz and_cc one_mc1 of_io your_appge other_jj bits_nn2 of_io advice_nn1 is_vbz to_to budget_vvi like_ii a_at1 local_jj ._y @!PETER-GREENBERG:_zzc Yeah_uh ,_y you_ppy budget_vv0@ by_ii local_jj goo</text:p>
          </table:table-cell>
        </table:table-row>
        <table:table-row table:style-name="ro4" table:visibility="filter">
          <table:table-cell office:value-type="float" office:value="534" calcext:value-type="float">
            <text:p>534</text:p>
          </table:table-cell>
          <table:table-cell table:style-name="ce71" office:value-type="string" calcext:value-type="string">
            <text:p><text:s/>@ . In all the hubbub , by the way , the Biebs lost a shoe . @!GAYLE-KING: Justin Bieber 's a good , good guy . The New York Post looks at a bizarre shoplifting</text:p>
          </table:table-cell>
          <table:table-cell table:style-name="ce73" office:value-type="string" calcext:value-type="string">
            <text:p><text:s/>case . A three hundred forty pound woman -- just take that in for a second -- is accused of pepper- spraying and spitting on employees at the Piggly Wiggly grocer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_y In_ii all_db the_at hubbub_nn1 ,_y by_ii the_at way_nn1 ,_y the_at Biebs_np2 lost_vvd a_at1 shoe_nn1 ._y @!GAYLE-KING:_zzc Justin_np1 Bieber_np1_nn1 's_vbz a_at1 good_jj ,_y good_jj guy_nn1 ._y The_at New_np1 York_np1 Post_nn1 looks_vvz at_ii a_at1 bizarre_jj shoplifting_nn1</text:p>
          </table:table-cell>
          <table:table-cell office:value-type="string" calcext:value-type="string">
            <text:p><text:s/>case_nn1 ._y A_zz1_at1 three_mc hundred_nno forty_mc pound_nn1 woman_nn1 --_nn1 just_rr take_vv0 that_dd1 in_rp@ for_if a_at1 second_md_nnt1 --_nn1 is_vbz accused_vvn of_io pepper-_jj_nn1 spraying_nn1 and_cc spitting_vvg on_ii_rp@ employees_nn2 at_ii the_at Piggly_np1 Wiggly_np1 grocery_</text:p>
          </table:table-cell>
        </table:table-row>
        <table:table-row table:style-name="ro4" table:visibility="filter">
          <table:table-cell office:value-type="float" office:value="535" calcext:value-type="float">
            <text:p>535</text:p>
          </table:table-cell>
          <table:table-cell table:style-name="ce71" office:value-type="string" calcext:value-type="string">
            <text:p><text:s/>who was rocking out at that concert . @!GAYLE-KING: I was definitely rocking out . I was doing my seventh-grade moves , trying not to embarrass myself . But I love the</text:p>
          </table:table-cell>
          <table:table-cell table:style-name="ce73" office:value-type="string" calcext:value-type="string">
            <text:p><text:s/>mutual admiration society that Beyonce and the first lady clearly have for each other . But the show , Erica , I have to say , was beyond amazing . She looks spectacular . She</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who_pnqs was_vbdz rocking_vvg out_rp at_ii that_dd1 concert_nn1 ._y @!GAYLE-KING:_zzc I_ppis1 was_vbdz definitely_rr rocking_vvg out_rp ._y I_ppis1 was_vbdz doing_vdg my_appge seventh-grade_jj_nn1 moves_nn2_vvz ,_y trying_vvg not_xx to_to embarrass_vvi myself_ppx1 ._y But_ccb I_ppis1 love_vv0 the_at</text:p>
          </table:table-cell>
          <table:table-cell office:value-type="string" calcext:value-type="string">
            <text:p><text:s/>mutual_jj admiration_nn1 society_nn1 that_cst Beyonce_np1 and_cc the_at first_md lady_nn1 clearly_rr have_vh0 for_if each_ppx221 other_ppx222 ._y But_ccb the_at show_nn1 ,_y Erica_np1 ,_y I_ppis1 have_vh0 to_to say_vvi ,_y was_vbdz beyond_ii amazing_jj ._y She_pphs1 looks_vvz spectacular_jj ._y She</text:p>
          </table:table-cell>
        </table:table-row>
        <table:table-row table:style-name="ro4" table:visibility="filter">
          <table:table-cell office:value-type="float" office:value="536" calcext:value-type="float">
            <text:p>536</text:p>
          </table:table-cell>
          <table:table-cell table:style-name="ce71" office:value-type="string" calcext:value-type="string">
            <text:p><text:s text:c="2"/>by the way is options , not policy . And so we 'll -- we 'll be prepared to provide options if asked to do so . @!ERICA-HILL: But in terms of</text:p>
          </table:table-cell>
          <table:table-cell table:style-name="ce73" office:value-type="string" calcext:value-type="string">
            <text:p><text:s/>those options , will anything short of military action make a real impact there ? @!GENERAL-MARTIN-DEM: Well , you know , that 's -- that 's always a question . I mean @ @ @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nn1 by_ii the_at way_nn1 is_vbz options_nn2 ,_y not_xx policy_nn1 ._y And_cc so_rr_cs@ we_ppis2 'll_vm --_nn1_jj we_ppis2 'll_vm be_vbi prepared_vvn to_to provide_vvi options_nn2 if_cs asked_vvn@_vvd to_to do_vdi so_rr ._y @!ERICA-HILL:_zzc But_ccb in_ii31 terms_ii32 of_ii33</text:p>
          </table:table-cell>
          <table:table-cell office:value-type="string" calcext:value-type="string">
            <text:p><text:s/>those_dd2 options_nn2 ,_y will_vm anything_pn1 short_jj_rr@ of_io military_jj action_nn1 make_vv0 a_at1 real_jj impact_nn1 there_rl ?_y @!GENERAL-MARTIN-DEM:_zzc Well_rr ,_y you_ppy know_vv0 ,_y that_dd1 's_vbz --_zz that_cst_dd1 's_vbz always_rr a_at1 question_nn1 ._y I_ppis1 mean_vv0 @_ii @_ii @_</text:p>
          </table:table-cell>
        </table:table-row>
        <table:table-row table:style-name="ro4" table:visibility="filter">
          <table:table-cell office:value-type="float" office:value="537" calcext:value-type="float">
            <text:p>537</text:p>
          </table:table-cell>
          <table:table-cell table:style-name="ce71" office:value-type="string" calcext:value-type="string">
            <text:p><text:s text:c="2"/>about two weeks now , I think , of these campaign surrogates who have kind of strayed off message . And the latest was yesterday when we saw a former New York</text:p>
          </table:table-cell>
          <table:table-cell table:style-name="ce73" office:value-type="string" calcext:value-type="string">
            <text:p><text:s/>Governor -- Mayor former New York Mayor Rudy Giuliani almost give a backhanded compliment to his candidate , Mitt Romney. @(Begin-VT) @!JAN-CRAWFORD: In 2008 Rudy Giuliani ran a tough</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n about_rg two_mc weeks_nnt2 now_rt ,_y I_ppis1 think_vv0 ,_y of_io these_dd2 campaign_nn1_vv0@ surrogates_nn2 who_pnqs have_vh0 kind_rr21% of_rr22 strayed_vvn off_ii_rp message_nn1 ._y And_cc the_at latest_jjt was_vbdz yesterday_rt when_cs_rrq we_ppis2 saw_vvd a_at1 former_da New_np1 York_np1</text:p>
          </table:table-cell>
          <table:table-cell office:value-type="string" calcext:value-type="string">
            <text:p><text:s/>Governor_nn1 --_nn1_jj Mayor_nn1 former_da New_np1 York_np1 Mayor_nnb Rudy_np1 Giuliani_np1_nn1 almost_rr give_vv0 a_at1 backhanded_jj@ compliment_nn1 to_ii his_appge candidate_nn1 ,_y Mitt_np1 Romney._np1 @(Begin-VT)_zzq @!JAN-CRAWFORD:_zzc In_ii 2008_mc Rudy_np1 Giuliani_np1 ran_vvd a_at1 tough_j</text:p>
          </table:table-cell>
        </table:table-row>
        <table:table-row table:style-name="ro4" table:visibility="filter">
          <table:table-cell office:value-type="float" office:value="538" calcext:value-type="float">
            <text:p>538</text:p>
          </table:table-cell>
          <table:table-cell table:style-name="ce71" office:value-type="string" calcext:value-type="string">
            <text:p><text:s/>1 members to come forward . @!LOPEZ: To do the right thing , to confess and get this thing over with . @(END-VIDEOTAPE) @!PELLEY: So , John , where does the investigation go from here</text:p>
          </table:table-cell>
          <table:table-cell table:style-name="ce73" office:value-type="string" calcext:value-type="string">
            <text:p><text:s/>? @!MILLER: Well , they 're going to back go back and talk to those family members and find out @ @ @ @ @ @ @ @ @ @ many times , what exactly did he say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members_nn2 to_to come_vvi forward_rl ._y @!LOPEZ:_zzc To_to do_vdi the_at right_jj_nn1 thing_nn1 ,_y to_to confess_vvi and_cc get_vvi this_dd1 thing_nn1 over_rp with_iw ._y @(END-VIDEOTAPE)_zzq @!PELLEY:_zzc So_rr ,_y John_np1 ,_y where_rrq does_vdz the_at investigation_nn1 go_vvi from_ii here_rl</text:p>
          </table:table-cell>
          <table:table-cell office:value-type="string" calcext:value-type="string">
            <text:p><text:s/>?_y @!MILLER:_zzc Well_rr ,_y they_pphs2 're_vbr going_vvg to_ii back_nn1 go_vv0 back_rp and_cc talk_vv0_nn1 to_ii those_dd2 family_nn1 members_nn2 and_cc find_vv0 out_rp @_ii @_ii @_ii @_ii @_ii @_ii @_ii @_ii @_ii @_ii many_da2 times_nnt2 ,_y what_ddq exactly_rr did_vdd he_pphs1 say_vvi ,_</text:p>
          </table:table-cell>
        </table:table-row>
        <table:table-row table:style-name="ro4" table:visibility="filter">
          <table:table-cell office:value-type="float" office:value="539" calcext:value-type="float">
            <text:p>539</text:p>
          </table:table-cell>
          <table:table-cell table:style-name="ce71" office:value-type="string" calcext:value-type="string">
            <text:p><text:s/>n1 on Iran . @!DENNIS-ROSS: It 's certainly creating an impression that the only thing they 're about is developing nuclear weapons capability . @!MARTIN: In talks this week in Baghdad</text:p>
          </table:table-cell>
          <table:table-cell table:style-name="ce73" office:value-type="string" calcext:value-type="string">
            <text:p><text:s/>, the U.S. and five other nations demanded Iran cease enriching uranium to the 20 percent level . Iran in turn demanded a lifting of sanctions which are crippling its economy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n1 on_ii Iran_np1 ._y @!DENNIS-ROSS:_zzc It_pph1 's_vbz certainly_rr creating_vvg an_at1 impression_nn1 that_cst the_at only_jj thing_nn1 they_pphs2 're_vbr about_rp@ is_vbz developing_vvg_jj nuclear_jj weapons_nn2 capability_nn1 ._y @!MARTIN:_zzc In_ii talks_nn2 this_dd1 week_nnt1 in_ii Baghdad_np1</text:p>
          </table:table-cell>
          <table:table-cell office:value-type="string" calcext:value-type="string">
            <text:p><text:s/>,_y the_at U.S._np1 and_cc five_mc other_jj nations_nn2 demanded_vvd_vvn Iran_np1 cease_vv0 enriching_jj_vvg uranium_nn1 to_ii the_at 20_mc percent_nnu level_nn1_jj ._y Iran_np1 in_ii turn_nn1 demanded_vvd_vvn a_at1 lifting_nn1 of_io sanctions_nn2 which_ddq are_vbr crippling_vvg@ its_appge economy_</text:p>
          </table:table-cell>
        </table:table-row>
        <table:table-row table:style-name="ro4" table:visibility="filter">
          <table:table-cell office:value-type="float" office:value="540" calcext:value-type="float">
            <text:p>540</text:p>
          </table:table-cell>
          <table:table-cell table:style-name="ce71" office:value-type="string" calcext:value-type="string">
            <text:p><text:s text:c="2"/>suffered frostbite . Climbers on Everest often say you 're only halfway when you get to the top . Many deaths often occur on the descent . Alison Levine @(ph)</text:p>
          </table:table-cell>
          <table:table-cell table:style-name="ce73" office:value-type="string" calcext:value-type="string">
            <text:p><text:s/>conquered Everest in 2010. @!UNIDENTIFIED-FEMAL: People use everything they @ @ @ @ @ @ @ @ @ @ to get to the summit of that mountain , and then they have absolutely nothing lef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_db2 suffered_vvn_vvd frostbite_nn1 ._y Climbers_nn2 on_ii Everest_np1 often_rr say_vv0 you_ppy 're_vbr only_rr_jj halfway_rr_jj when_cs_rrq you_ppy get_vv0 to_ii the_at top_nn1_jj ._y Many_da2 deaths_nn2 often_rr occur_vv0 on_ii_rp@ the_at descent_nn1 ._y Alison_np1 Levine_np1 @(ph)_zzq</text:p>
          </table:table-cell>
          <table:table-cell office:value-type="string" calcext:value-type="string">
            <text:p><text:s/>conquered_vvd Everest_np1 in_ii 2010._mc @!UNIDENTIFIED-FEMAL:_zzc People_nn use_vv0 everything_pn1 they_pphs2 @_ii @_ii @_ii @_ii @_ii @_ii @_ii @_ii @_ii @_ii to_to get_vvi to_ii the_at summit_nn1 of_io that_dd1 mountain_nn1 ,_y and_cc then_rt they_pphs2 have_vh0 absolutely_rr nothing_pn1 left_vv</text:p>
          </table:table-cell>
        </table:table-row>
        <table:table-row table:style-name="ro4" table:visibility="filter">
          <table:table-cell office:value-type="float" office:value="541" calcext:value-type="float">
            <text:p>541</text:p>
          </table:table-cell>
          <table:table-cell table:style-name="ce71" office:value-type="string" calcext:value-type="string">
            <text:p><text:s text:c="2"/>mixing social issues . @(Begin-VT) @!SETH-DOANE: Injecting real life into the ink of his comic strip is something Funky Winkerbean creator , Tom Batiuk , has wanted to do since he</text:p>
          </table:table-cell>
          <table:table-cell table:style-name="ce73" office:value-type="string" calcext:value-type="string">
            <text:p><text:s/>was first published in 1972. @!TOM-BATIUK-@1Carto: I mean , I always kind of @ @ @ @ @ @ @ @ @ @ in the moment just because you -- you 're combining more than picture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ixing_vvg social_jj issues_nn2 ._y @(Begin-VT)_zzq @!SETH-DOANE:_zzc Injecting_vvg real_jj life_nn1 into_ii the_at ink_nn1 of_io his_appge comic_jj_nn1 strip_nn1 is_vbz something_pn1 Funky_jj Winkerbean_jj_nn1 creator_nn1 ,_y Tom_np1 Batiuk_np1 ,_y has_vhz wanted_vvn to_to do_vdi since_cs he_pphs1</text:p>
          </table:table-cell>
          <table:table-cell office:value-type="string" calcext:value-type="string">
            <text:p><text:s/>was_vbdz first_md published_vvn in_ii 1972._mc @!TOM-BATIUK-@1Carto:_zzc I_ppis1 mean_vv0 ,_y I_ppis1 always_rr kind_rr21% of_rr22 @_ii @_ii @_ii @_ii @_ii @_ii @_ii @_ii @_ii @_ii in_ii the_at moment_nn1 just_rr because_cs you_ppy --_zz you_ppy 're_vbr combining_vvg more_dar_rrr than_csn pictures_</text:p>
          </table:table-cell>
        </table:table-row>
        <table:table-row table:style-name="ro4" table:visibility="filter">
          <table:table-cell office:value-type="float" office:value="542" calcext:value-type="float">
            <text:p>542</text:p>
          </table:table-cell>
          <table:table-cell table:style-name="ce71" office:value-type="string" calcext:value-type="string">
            <text:p><text:s/>t world . @!ANDY-RICHTER-@1Con: It 's -- it 's shameful . It 's really awful . @!CONAN-O'BRIEN: Yeah . @!ANDY-RICHTER: Really awful . @!GAYLE-KING: Cha -- Charlie I -- @!ERICA-HILL: That</text:p>
          </table:table-cell>
          <table:table-cell table:style-name="ce73" office:value-type="string" calcext:value-type="string">
            <text:p><text:s/>'s my former co-anchor. @!GAYLE-KING: -- double , double dare you . I double , double dare you to stand up and break out into the robot right now . @!CHARLIE-ROSE-: Lik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 world_nn1 ._y @!ANDY-RICHTER-@1Con:_zzc It_pph1 's_vbz --_zz it_pph1 's_vbz shameful_jj ._y It_pph1 's_vbz really_rr awful_jj ._y @!CONAN-O'BRIEN:_zzc Yeah_uh ._y @!ANDY-RICHTER:_zzc Really_rr awful_jj ._y @!GAYLE-KING:_zzc Cha_np1 --_nn1_jj Charlie_np1 I_zz1%_mc1% --_zz @!ERICA-HILL:_zzc That_dd1</text:p>
          </table:table-cell>
          <table:table-cell office:value-type="string" calcext:value-type="string">
            <text:p><text:s/>'s_vbz my_appge former_da co-anchor._nnu @!GAYLE-KING:_zzc --_zz double_nn1_jj ,_y double_rr@_nn1 dare_vv0 you_ppy ._y I_ppis1 double_vv0@_rr@ ,_y double_rr@_nn1 dare_vv0 you_ppy to_to stand_vvi up_rp and_cc break_vvi out_rp into_ii the_at robot_nn1 right_rr_nn1 now_rt ._y @!CHARLIE-ROSE-:_zzc Like</text:p>
          </table:table-cell>
        </table:table-row>
        <table:table-row table:style-name="ro4" table:visibility="filter">
          <table:table-cell office:value-type="float" office:value="543" calcext:value-type="float">
            <text:p>543</text:p>
          </table:table-cell>
          <table:table-cell table:style-name="ce71" office:value-type="string" calcext:value-type="string">
            <text:p><text:s text:c="2"/>@!ERICA-HILL: And you would think anybody would say , well , this is a kid in high school , of course , you can talk to your parents . And she advises , no , you</text:p>
          </table:table-cell>
          <table:table-cell table:style-name="ce73" office:value-type="string" calcext:value-type="string">
            <text:p><text:s/>have to make the decision now . As he tell story it 's -- @!CHARLIE-ROSE: And what is the woman thinking about -- @!ERICA-HILL: -- it 's give you pause @ @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ERICA-HILL:_zzc And_cc you_ppy would_vm think_vvi anybody_pn1 would_vm say_vvi ,_y well_rr ,_y this_dd1 is_vbz a_at1 kid_nn1 in_ii high_jj school_nn1 ,_y of_rr21 course_rr22 ,_y you_ppy can_vm talk_vvi to_ii your_appge parents_nn2 ._y And_cc she_pphs1 advises_vvz ,_y no_uh ,_y you_ppy</text:p>
          </table:table-cell>
          <table:table-cell office:value-type="string" calcext:value-type="string">
            <text:p><text:s/>have_vh0 to_to make_vvi the_at decision_nn1 now_rt ._y As_csa he_pphs1 tell_vv0 story_nn1 it_pph1 's_vbz --_zz @!CHARLIE-ROSE:_zzc And_cc what_ddq is_vbz the_at woman_nn1 thinking_vvg_nn1 about_ii --_zz @!ERICA-HILL:_zzc --_nn1_jj it_pph1 's_vbz give_vv0 you_ppy pause_vv0@ @_ii @_ii @_ii @_</text:p>
          </table:table-cell>
        </table:table-row>
        <table:table-row table:style-name="ro4" table:visibility="filter">
          <table:table-cell office:value-type="float" office:value="544" calcext:value-type="float">
            <text:p>544</text:p>
          </table:table-cell>
          <table:table-cell table:style-name="ce71" office:value-type="string" calcext:value-type="string">
            <text:p><text:s/>N-MILLER: There certainly was yesterday . The phone lines were burning up between @ @ @ @ @ @ @ @ @ @ 's office , being prosecutors , being lawyers , wanted more . They</text:p>
          </table:table-cell>
          <table:table-cell table:style-name="ce73" office:value-type="string" calcext:value-type="string">
            <text:p><text:s/>said all we have is a confession here . Let 's not do this press conference . Let 's not bring this charge . Let 's slow this down . The police department sayin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MILLER:_zzc There_rl_ex certainly_rr was_vbdz yesterday_rt ._y The_at phone_nn1 lines_nn2 were_vbdr burning_vvg up_rp between_ii @_ii @_ii @_ii @_ii @_ii @_ii @_ii @_ii @_ii @_ii 's_ge office_nn1 ,_y being_vbg prosecutors_nn2 ,_y being_vbg lawyers_nn2 ,_y wanted_vvd_vvn more_rrr_dar ._y They_pphs2</text:p>
          </table:table-cell>
          <table:table-cell office:value-type="string" calcext:value-type="string">
            <text:p><text:s/>said_vvd all_db_rr@ we_ppis2 have_vh0 is_vbz a_at1 confession_nn1 here_rl ._y Let_vm21 's_vm22 not_xx do_vdi this_dd1 press_nn1 conference_nn1 ._y Let_vm21 's_vm22 not_xx bring_vvi this_dd1 charge_nn1 ._y Let_vm21 's_vm22 slow_vvi this_dd1 down_rp ._y The_at police_nn2 department_nn1 saying_</text:p>
          </table:table-cell>
        </table:table-row>
        <table:table-row table:style-name="ro4" table:visibility="filter">
          <table:table-cell office:value-type="float" office:value="545" calcext:value-type="float">
            <text:p>545</text:p>
          </table:table-cell>
          <table:table-cell table:style-name="ce71" office:value-type="string" calcext:value-type="string">
            <text:p><text:s/>Banks of raping her in the stairwell of their Long Beach High School . Although Banks insisted it was consensual and there was no sex , he told KCBS-TV that his defense</text:p>
          </table:table-cell>
          <table:table-cell table:style-name="ce73" office:value-type="string" calcext:value-type="string">
            <text:p><text:s/>attorney at the time gave him a choice -- plead no contest to rape or risk a trial that could send him to prison for life . @!BRIAN-BANKS: When you g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Banks_nn2 of_io raping_vvg her_ppho1 in_ii the_at stairwell_nn1 of_io their_appge Long_jj Beach_nn1 High_jj School_nn1 ._y Although_cs Banks_nn2_np1@ insisted_vvd it_pph1 was_vbdz consensual_jj and_cc there_ex was_vbdz no_at sex_nn1 ,_y he_pphs1 told_vvd KCBS-TV_jj_nn1 that_cst his_appge defense_nn1</text:p>
          </table:table-cell>
          <table:table-cell office:value-type="string" calcext:value-type="string">
            <text:p><text:s/>attorney_nn1 at_ii the_at time_nnt1 gave_vvd him_ppho1 a_at1 choice_nn1_jj@ --_nn1 plead_vv0 no_at contest_nn1 to_to rape_vvi or_cc risk_vvi a_at1 trial_nn1 that_cst_dd1 could_vm send_vvi him_ppho1 to_ii prison_nn1 for_if life_nn1 ._y @!BRIAN-BANKS:_zzc When_rrq_cs you_ppy go_vv0</text:p>
          </table:table-cell>
        </table:table-row>
        <table:table-row table:style-name="ro4">
          <table:table-cell office:value-type="float" office:value="546" calcext:value-type="float">
            <text:p>546</text:p>
          </table:table-cell>
          <table:table-cell table:style-name="ce71" office:value-type="string" calcext:value-type="string">
            <text:p><text:s/>vg late at school on weekdays , attending study halls on weekends , and taking summer classes . @!TYESHA-DALTON: We have never had a summer as a regular kid . @!JIM-AXELROD: She</text:p>
          </table:table-cell>
          <table:table-cell table:style-name="ce73" office:value-type="string" calcext:value-type="string">
            <text:p><text:s/>was in fourth grade when 60 MINUTES first reported on the Dreamers . @!TYESHA-DALTON ( 60 MINUTES ) : When I grow up , I would like to own my own babysitting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vg late_rr_jj at_ii school_nn1 on_ii weekdays_nnt2 ,_y attending_vvg study_nn1 halls_nn2 on_ii weekends_nnt2 ,_y and_cc taking_vvg summer_nnt1 classes_nn2 ._y @!TYESHA-DALTON:_zzc We_ppis2 have_vh0 never_rr had_vhn a_at1 summer_nnt1 as_ii_csa a_at1 regular_jj kid_nn1 ._y @!JIM-AXELROD:_zzc She_pphs1</text:p>
          </table:table-cell>
          <table:table-cell office:value-type="string" calcext:value-type="string">
            <text:p><text:s/>was_vbdz in_ii_rp@ fourth_md grade_nn1_vv0 when_cs_rrq 60_mc MINUTES_nnt2 first_md reported_vvn_vvd on_ii the_at Dreamers_nn2 ._y @!TYESHA-DALTON_zzc (_y 60_mc MINUTES_nnt2 )_y :_y When_rrq_cs I_ppis1 grow_vv0 up_rp ,_y I_ppis1 would_vm like_vvi to_to own_vvi my_appge own_da babysitting_nn1</text:p>
          </table:table-cell>
        </table:table-row>
        <table:table-row table:style-name="ro4" table:visibility="filter">
          <table:table-cell office:value-type="float" office:value="547" calcext:value-type="float">
            <text:p>547</text:p>
          </table:table-cell>
          <table:table-cell table:style-name="ce71" office:value-type="string" calcext:value-type="string">
            <text:p><text:s/>ks of raping her in a stairwell of their Long Beach high school . Although Banks insisted it was consensual and there was no sex , he told KCBS-TV that his defense</text:p>
          </table:table-cell>
          <table:table-cell table:style-name="ce73" office:value-type="string" calcext:value-type="string">
            <text:p><text:s/>attorney at the time gave him a choice -- plead no contest to rape or risk a trial that could send him to prison for life . @!BRIAN-BANKS: When you g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ks_nn2 of_io raping_vvg her_ppho1 in_ii_rp@ a_at1 stairwell_nn1 of_io their_appge Long_jj Beach_nn1 high_jj school_nn1 ._y Although_cs Banks_nn2_np1@ insisted_vvd it_pph1 was_vbdz consensual_jj and_cc there_ex was_vbdz no_at sex_nn1 ,_y he_pphs1 told_vvd KCBS-TV_jj_nn1 that_cst his_appge defense_nn1</text:p>
          </table:table-cell>
          <table:table-cell office:value-type="string" calcext:value-type="string">
            <text:p><text:s/>attorney_nn1 at_ii the_at time_nnt1 gave_vvd him_ppho1 a_at1 choice_nn1_jj@ --_nn1 plead_vv0 no_at contest_nn1 to_to rape_vvi or_cc risk_vvi a_at1 trial_nn1 that_cst_dd1 could_vm send_vvi him_ppho1 to_ii prison_nn1 for_if life_nn1 ._y @!BRIAN-BANKS:_zzc When_rrq_cs you_ppy go_vv0</text:p>
          </table:table-cell>
        </table:table-row>
        <table:table-row table:style-name="ro4" table:visibility="filter">
          <table:table-cell office:value-type="float" office:value="548" calcext:value-type="float">
            <text:p>548</text:p>
          </table:table-cell>
          <table:table-cell table:style-name="ce71" office:value-type="string" calcext:value-type="string">
            <text:p><text:s/>g late at school on weekdays , attending study halls on weekends , and taking summer classes . @!UNIDENTIFIED-FEMAL: We have never had a summer as a regular kid . @!AXELROD: She</text:p>
          </table:table-cell>
          <table:table-cell table:style-name="ce73" office:value-type="string" calcext:value-type="string">
            <text:p><text:s/>was in fourth grade when " 60 Minutes " first reported on the dreamers . @!UNIDENTIFIED-FEMAL: When I grow up , I would like to own my own baby- sitting daycare. @!AX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g late_rr_jj at_ii school_nn1 on_ii weekdays_nnt2 ,_y attending_vvg study_nn1 halls_nn2 on_ii weekends_nnt2 ,_y and_cc taking_vvg summer_nnt1 classes_nn2 ._y @!UNIDENTIFIED-FEMAL:_zzc We_ppis2 have_vh0 never_rr had_vhn a_at1 summer_nnt1 as_ii_csa a_at1 regular_jj kid_nn1 ._y @!AXELROD:_zzc She_pphs1</text:p>
          </table:table-cell>
          <table:table-cell office:value-type="string" calcext:value-type="string">
            <text:p><text:s/>was_vbdz in_ii_rp@ fourth_md grade_nn1_vv0 when_cs_rrq "_y 60_mc Minutes_nnt2 "_y first_md reported_vvn_vvd on_ii the_at dreamers_nn2 ._y @!UNIDENTIFIED-FEMAL:_zzc When_rrq_cs I_ppis1 grow_vv0 up_rp ,_y I_ppis1 would_vm like_vvi to_to own_vvi my_appge own_da baby-_nn1 sitting_vvg daycare._nnu @!AXE</text:p>
          </table:table-cell>
        </table:table-row>
        <table:table-row table:style-name="ro4" table:visibility="filter">
          <table:table-cell office:value-type="float" office:value="549" calcext:value-type="float">
            <text:p>549</text:p>
          </table:table-cell>
          <table:table-cell table:style-name="ce71" office:value-type="string" calcext:value-type="string">
            <text:p><text:s/>NG . @(ANNOUNCEMENTS) @!ERICA-HILL: You may not think its possible , check it out there . You know that last little bit of ketchup in the bottle . @!GAYLE-KING: Yep . @!ERICA-HILL:</text:p>
          </table:table-cell>
          <table:table-cell table:style-name="ce73" office:value-type="string" calcext:value-type="string">
            <text:p><text:s/>Watch it slide right out . A group of MIT engineers invented a coating that goes on the inside of the bottle . They say putting it in every bottl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G_nnt1 ._y @(ANNOUNCEMENTS)_zzq @!ERICA-HILL:_zzc You_ppy may_vm not_xx think_vvi its_appge possible_jj ,_y check_vv0 it_pph1 out_rp there_rl ._y You_ppy know_vv0 that_dd1_cst last_md_vv0@ little_jj bit_nn1 of_io ketchup_nn1 in_ii the_at bottle_nn1 ._y @!GAYLE-KING:_zzc Yep_uh ._y @!ERICA-HILL:_zzc</text:p>
          </table:table-cell>
          <table:table-cell office:value-type="string" calcext:value-type="string">
            <text:p><text:s/>Watch_vv0 it_pph1 slide_vv0_nn1 right_rr_nn1 out_rp ._y A_at1 group_nn1 of_io MIT_nn1_np1 engineers_nn2 invented_vvd_vvn a_at1 coating_nn1 that_cst_dd1 goes_vvz on_ii the_at inside_nn1@ of_io the_at bottle_nn1 ._y They_pphs2 say_vv0 putting_vvg it_pph1 in_ii_rp@ every_at1 bottle_nn1</text:p>
          </table:table-cell>
        </table:table-row>
        <table:table-row table:style-name="ro4" table:visibility="filter">
          <table:table-cell office:value-type="float" office:value="550" calcext:value-type="float">
            <text:p>550</text:p>
          </table:table-cell>
          <table:table-cell table:style-name="ce71" office:value-type="string" calcext:value-type="string">
            <text:p><text:s text:c="2"/>-- you know , at some point George Bush said I do n't really think about Osama -- @!BILL-O'REILLY: I do n't think that 's true . @!DAVID-LETTERMAN: He -- he</text:p>
          </table:table-cell>
          <table:table-cell table:style-name="ce73" office:value-type="string" calcext:value-type="string">
            <text:p><text:s/>got it on -- @!BILL-O'REILLY: I think if they could have gotten him -- @!DAVID-LETTERMAN: -- on videotape. @!BILL-O'REILLY: -- they would have . @!DAVID-LETTERMAN: He 's -- bu</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zz you_ppy know_vv0 ,_y at_ii some_dd point_nn1 George_np1 Bush_np1 said_vvd I_ppis1 do_vd0 n't_xx really_rr think_vvi about_ii Osama_np1 --_nn1_jj @!BILL-O'REILLY:_zzc I_ppis1 do_vd0 n't_xx think_vvi that_dd1_cst 's_vbz true_jj ._y @!DAVID-LETTERMAN:_zzc He_pphs1 --_zz he_pphs1</text:p>
          </table:table-cell>
          <table:table-cell office:value-type="string" calcext:value-type="string">
            <text:p><text:s/>got_vvd it_pph1 on_ii_rp@ --_zz @!BILL-O'REILLY:_zzc I_ppis1 think_vv0 if_csw@_cs they_pphs2 could_vm have_vhi gotten_vvn him_ppho1 --_zz @!DAVID-LETTERMAN:_zzc --_nn1_jj on_ii videotape._nnu @!BILL-O'REILLY:_zzc --_zz they_pphs2 would_vm have_vhi ._y @!DAVID-LETTERMAN:_zzc He_pphs1 's_vbz --_zz bu</text:p>
          </table:table-cell>
        </table:table-row>
        <table:table-row table:style-name="ro4" table:visibility="filter">
          <table:table-cell office:value-type="float" office:value="551" calcext:value-type="float">
            <text:p>551</text:p>
          </table:table-cell>
          <table:table-cell table:style-name="ce71" office:value-type="string" calcext:value-type="string">
            <text:p><text:s/>dd head-scratching in Chicago . That @ @ @ @ @ @ @ @ @ @ these Bain class warfare attacks really work , and I think they 're going to commit to them , grind them</text:p>
          </table:table-cell>
          <table:table-cell table:style-name="ce73" office:value-type="string" calcext:value-type="string">
            <text:p><text:s/>into advertising , and from their point of view take another look in a few weeks . I 'm not sure they believe this Romney bump is permanent . And my view is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dd head-scratching_nn1_jj in_ii Chicago_np1 ._y That_dd1 @_ii @_ii @_ii @_ii @_ii @_ii @_ii @_ii @_ii @_ii these_dd2 Bain_fw class_nn1 warfare_nn1 attacks_nn2_vvz@ really_rr work_vv0 ,_y and_cc I_ppis1 think_vv0 they_pphs2 're_vbr going_vvgk to_to commit_vvi to_ii them_ppho2 ,_y grind_vv0 them_ppho2</text:p>
          </table:table-cell>
          <table:table-cell office:value-type="string" calcext:value-type="string">
            <text:p><text:s/>into_ii advertising_nn1 ,_y and_cc from_ii their_appge point_nn1 of_io view_nn1 take_vv0 another_dd1 look_nn1 in_ii a_at1 few_da2 weeks_nnt2 ._y I_ppis1 'm_vbm not_xx sure_jj they_pphs2 believe_vv0 this_dd1 Romney_nn1@_jj%_np1 bump_nn1 is_vbz permanent_jj ._y And_cc my_appge view_nn1 is_</text:p>
          </table:table-cell>
        </table:table-row>
        <table:table-row table:style-name="ro4" table:visibility="filter">
          <table:table-cell office:value-type="float" office:value="552" calcext:value-type="float">
            <text:p>552</text:p>
          </table:table-cell>
          <table:table-cell table:style-name="ce71" office:value-type="string" calcext:value-type="string">
            <text:p><text:s text:c="2"/>been there for -- for about two months . @!GAYLE-KING: Mm-Hm. @!RONNIE-DUNN: And the label head introduced us . And we thought we were going to be songwriters together . And</text:p>
          </table:table-cell>
          <table:table-cell table:style-name="ce73" office:value-type="string" calcext:value-type="string">
            <text:p><text:s/>I thought he was being brought in to song write for me -- @!GAYLE-KING: For you . @!RONNIE-DUNN: -- and he thought I was being brought in to song write for him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been_vbn there_rl for_if --_nn1_jj for_if about_rg two_mc months_nnt2 ._y @!GAYLE-KING:_zzc Mm-Hm._np1 @!RONNIE-DUNN:_zzc And_cc the_at label_nn1 head_nn1 introduced_vvd_vvn us_ppio2 ._y And_cc we_ppis2 thought_vvd we_ppis2 were_vbdr going_vvgk to_to be_vbi songwriters_nn2 together_rl ._y And_cc</text:p>
          </table:table-cell>
          <table:table-cell office:value-type="string" calcext:value-type="string">
            <text:p><text:s/>I_ppis1 thought_vvd he_pphs1 was_vbdz being_vbg brought_vvn in_rp@ to_ii song_nn1 write_vv0 for_if me_ppio1 --_zz @!GAYLE-KING:_zzc For_if you_ppy ._y @!RONNIE-DUNN:_zzc --_zz and_cc he_pphs1 thought_vvd I_ppis1 was_vbdz being_vbg brought_vvn in_rp@ to_ii song_nn1 write_vv0 for_if him_ppho1 ._y</text:p>
          </table:table-cell>
        </table:table-row>
        <table:table-row table:style-name="ro4" table:visibility="filter">
          <table:table-cell office:value-type="float" office:value="553" calcext:value-type="float">
            <text:p>553</text:p>
          </table:table-cell>
          <table:table-cell table:style-name="ce71" office:value-type="string" calcext:value-type="string">
            <text:p><text:s/>io2 . And we thought we were going to be songwriters together . And I thought he was being brought in to song write for me -- @!GAYLE-KING: For you . @!RONNIE-DUNN: -- and</text:p>
          </table:table-cell>
          <table:table-cell table:style-name="ce73" office:value-type="string" calcext:value-type="string">
            <text:p><text:s/>he thought I was being brought in to song write for him . Anyway after we went in and wrote three or four , went in the studio , recorded them , we cam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o2 ._y And_cc we_ppis2 thought_vvd we_ppis2 were_vbdr going_vvgk to_to be_vbi songwriters_nn2 together_rl ._y And_cc I_ppis1 thought_vvd he_pphs1 was_vbdz being_vbg brought_vvn in_rp@ to_ii song_nn1 write_vv0 for_if me_ppio1 --_zz @!GAYLE-KING:_zzc For_if you_ppy ._y @!RONNIE-DUNN:_zzc --_zz and_cc</text:p>
          </table:table-cell>
          <table:table-cell office:value-type="string" calcext:value-type="string">
            <text:p><text:s/>he_pphs1 thought_vvd I_ppis1 was_vbdz being_vbg brought_vvn in_rp@ to_ii song_nn1 write_vv0 for_if him_ppho1 ._y Anyway_rr after_cs we_ppis2 went_vvd in_rp@ and_cc wrote_vvd three_mc or_cc four_mc ,_y went_vvd in_ii the_at studio_nn1 ,_y recorded_vvd them_ppho2 ,_y we_ppis2 came_vvd</text:p>
          </table:table-cell>
        </table:table-row>
        <table:table-row table:style-name="ro4" table:visibility="filter">
          <table:table-cell office:value-type="float" office:value="554" calcext:value-type="float">
            <text:p>554</text:p>
          </table:table-cell>
          <table:table-cell table:style-name="ce71" office:value-type="string" calcext:value-type="string">
            <text:p><text:s text:c="2"/>@!GAYLE-KING: Uh-Huh . @!RONNIE-DUNN: She said , I think you need to stop writing . She said and concentrate on how you need to make the music sound , you know . She</text:p>
          </table:table-cell>
          <table:table-cell table:style-name="ce73" office:value-type="string" calcext:value-type="string">
            <text:p><text:s/>said I know you 're already working on your look . @!ERICA-HILL: The whole package . @!RONNIE-DUNN: Yeah , there was a little tattoo issue out in L.A. , but we got th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y @!GAYLE-KING:_zzc Uh-Huh_uh ._y @!RONNIE-DUNN:_zzc She_pphs1 said_vvd ,_y I_ppis1 think_vv0 you_ppy need_vv0 to_to stop_vvi writing_nn1_vvg ._y She_pphs1 said_vvd and_cc concentrate_vv0 on_ii_rp@ how_rrq you_ppy need_vv0 to_to make_vvi the_at music_nn1 sound_nn1 ,_y you_ppy know_vv0 ._y She_pphs1</text:p>
          </table:table-cell>
          <table:table-cell office:value-type="string" calcext:value-type="string">
            <text:p><text:s/>said_vvd I_ppis1 know_vv0 you_ppy 're_vbr already_rr working_vvg on_ii_rp@ your_appge look_nn1 ._y @!ERICA-HILL:_zzc The_at whole_jj package_nn1 ._y @!RONNIE-DUNN:_zzc Yeah_uh ,_y there_ex was_vbdz a_at1 little_jj tattoo_nn1 issue_vv0_nn1 out_rp in_ii L.A._np1 ,_y but_ccb we_ppis2 got_vvd that_</text:p>
          </table:table-cell>
        </table:table-row>
        <table:table-row table:style-name="ro4" table:visibility="filter">
          <table:table-cell office:value-type="float" office:value="555" calcext:value-type="float">
            <text:p>555</text:p>
          </table:table-cell>
          <table:table-cell table:style-name="ce71" office:value-type="string" calcext:value-type="string">
            <text:p><text:s/>p1 bin Laden was killed in his Abbottabad hideout , Pakistani doctor Shakil Afridi visited the bin Laden compound . Afridi was secretly working for the CIA , reportedly running</text:p>
          </table:table-cell>
          <table:table-cell table:style-name="ce73" office:value-type="string" calcext:value-type="string">
            <text:p><text:s/>a phony vaccination program , aimed at collecting DNA prove that could verify bin Laden 's presence . Shortly after the Navy SEALs raid , Afridi was arrested and charge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1 bin_np Laden_vvn_jj was_vbdz killed_vvn in_ii his_appge Abbottabad_nn1@_np1 hideout_nn1_vv0 ,_y Pakistani_jj_nn1 doctor_nn1 Shakil_np1 Afridi_np1 visited_vvd the_at bin_np Laden_jj_vvn compound_nn1 ._y Afridi_np1 was_vbdz secretly_rr working_vvg for_if the_at CIA_np1 ,_y reportedly_rr running_vvg</text:p>
          </table:table-cell>
          <table:table-cell office:value-type="string" calcext:value-type="string">
            <text:p><text:s/>a_at1 phony_jj vaccination_nn1 program_nn1 ,_y aimed_vvn_vvd at_ii collecting_vvg DNA_nn1 prove_vv0 that_cst_dd1 could_vm verify_vvi bin_np Laden_jj_vvn 's_ge_vbz presence_nn1 ._y Shortly_rr after_ii_cs the_at Navy_nn1 SEALs_vvz_nn2 raid_nn1_vv0@ ,_y Afridi_np1 was_vbdz arrested_vvn and_cc charged_</text:p>
          </table:table-cell>
        </table:table-row>
        <table:table-row table:style-name="ro4" table:visibility="filter">
          <table:table-cell office:value-type="float" office:value="556" calcext:value-type="float">
            <text:p>556</text:p>
          </table:table-cell>
          <table:table-cell table:style-name="ce71" office:value-type="string" calcext:value-type="string">
            <text:p><text:s text:c="2"/>may work for you . But if you have hiccups because you 've eaten too much or you drank too much , this may not work . @!CHARLIE-ROSE-: If a doctor says this</text:p>
          </table:table-cell>
          <table:table-cell table:style-name="ce73" office:value-type="string" calcext:value-type="string">
            <text:p><text:s/>works -- @!TERRELL-BROWN: It could -- @!CHARLIE-ROSE-: -- she make -- @!TERRELL-BROWN: -- possibly . @!CHARLIE-ROSE-: -- zillions of dollars . @!TERRELL-BROWN: It would be a gold min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1 may_vm work_vvi for_if you_ppy ._y But_ccb if_cs you_ppy have_vh0 hiccups_nn2 because_cs you_ppy 've_vh0 eaten_vvn too_rg much_da1 or_cc you_ppy drank_vvd too_rg much_da1_rr ,_y this_dd1 may_vm not_xx work_vvi ._y @!CHARLIE-ROSE-:_zzc If_cs a_at1 doctor_nn1 says_vvz this_dd1</text:p>
          </table:table-cell>
          <table:table-cell office:value-type="string" calcext:value-type="string">
            <text:p><text:s/>works_vvz --_zz @!TERRELL-BROWN:_zzc It_pph1 could_vm --_zz @!CHARLIE-ROSE-:_zzc --_nn1_jj she_pphs1 make_vv0 --_zz @!TERRELL-BROWN:_zzc --_zz possibly_rr ._y @!CHARLIE-ROSE-:_zzc --_zz zillions_nn2 of_io dollars_nnu2 ._y @!TERRELL-BROWN:_zzc It_pph1 would_vm be_vbi a_at1 gold_nn1_jj@ mine_nn1_ppge</text:p>
          </table:table-cell>
        </table:table-row>
        <table:table-row table:style-name="ro4" table:visibility="filter">
          <table:table-cell office:value-type="float" office:value="557" calcext:value-type="float">
            <text:p>557</text:p>
          </table:table-cell>
          <table:table-cell table:style-name="ce71" office:value-type="string" calcext:value-type="string">
            <text:p><text:s text:c="2"/>old . So I know it gets better . @!HAMMER: Plus Jay-Z 's powerful stand on President Obama 's decision to support same-sex marriage . Does Jay-Z agree ? Tonight , a " SHOWBIZ</text:p>
          </table:table-cell>
          <table:table-cell table:style-name="ce73" office:value-type="string" calcext:value-type="string">
            <text:p><text:s/>Special Report , " the women who rule Hollywood reveal from TV to movies . The femme fatales who are putting the men to shame . And does Jessica Simpson now rule over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ld_jj ._y So_rr I_ppis1 know_vv0 it_pph1 gets_vvz better_rrr_jjr ._y @!HAMMER:_zzc Plus_ii Jay-Z_np1 's_ge powerful_jj stand_nn1 on_ii President_nnb Obama_np1 's_ge decision_nn1 to_to support_vvi same-sex_jj_nn1 marriage_nn1 ._y Does_vdz Jay-Z_np1 agree_vvi ?_y Tonight_rt ,_y a_at1 "_y SHOWBIZ_nn1</text:p>
          </table:table-cell>
          <table:table-cell office:value-type="string" calcext:value-type="string">
            <text:p><text:s/>Special_jj Report_nn1 ,_y "_y the_at women_nn2 who_pnqs rule_vv0@ Hollywood_np1 reveal_vv0 from_ii TV_nn1 to_ii movies_nn2 ._y The_at femme_nn1 fatales_nn2 who_pnqs are_vbr putting_vvg the_at men_nn2 to_to shame_vvi ._y And_cc does_vdz Jessica_np1 Simpson_np1 now_rt rule_vvi over_rp_ii the_</text:p>
          </table:table-cell>
        </table:table-row>
        <table:table-row table:style-name="ro4" table:visibility="filter">
          <table:table-cell office:value-type="float" office:value="558" calcext:value-type="float">
            <text:p>558</text:p>
          </table:table-cell>
          <table:table-cell table:style-name="ce71" office:value-type="string" calcext:value-type="string">
            <text:p><text:s/>rie Okorocha , he is the attorney @ @ @ @ @ @ @ @ @ @ today , but basically fired his own client when he realized he could n't even get his dates straight .</text:p>
          </table:table-cell>
          <table:table-cell table:style-name="ce73" office:value-type="string" calcext:value-type="string">
            <text:p><text:s/>Wait until you hear his own client when he realize , he could n't even get his date straight . Wait will you hear what 's dealing us now . Sunny Hosti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ie_np1 Okorocha_np1 ,_y he_pphs1 is_vbz the_at attorney_nn1 @_ii @_ii @_ii @_ii @_ii @_ii @_ii @_ii @_ii @_ii today_rt ,_y but_ccb basically_rr fired_vvd_vvn his_appge own_da client_nn1 when_cs_rrq he_pphs1 realized_vvd he_pphs1 could_vm n't_xx even_rr get_vvi his_appge dates_nn2 straight_rr_jj ._y</text:p>
          </table:table-cell>
          <table:table-cell office:value-type="string" calcext:value-type="string">
            <text:p><text:s/>Wait_vv0 until_cs you_ppy hear_vv0 his_appge own_da client_nn1 when_cs_rrq he_pphs1 realize_vv0 ,_y he_pphs1 could_vm n't_xx even_rr get_vvi his_appge date_nn1 straight_rr_jj ._y Wait_vv0 will_vm you_ppy hear_vvi what_ddq 's_vbz dealing_vvg us_ppio2 now_rt ._y Sunny_jj Hostin_nn1@_</text:p>
          </table:table-cell>
        </table:table-row>
        <table:table-row table:style-name="ro4" table:visibility="filter">
          <table:table-cell office:value-type="float" office:value="559" calcext:value-type="float">
            <text:p>559</text:p>
          </table:table-cell>
          <table:table-cell table:style-name="ce71" office:value-type="string" calcext:value-type="string">
            <text:p><text:s/>j22 evidence that Jessica Simpson 's empire might actually be bigger than Kim Kardashian 's . And they 're not the only women ruling Hollywood . Tonight a SHOWBIZ Special Report you</text:p>
          </table:table-cell>
          <table:table-cell table:style-name="ce73" office:value-type="string" calcext:value-type="string">
            <text:p><text:s/>got to see , the women who rule Hollywood reveal from TV to movies . @(BEGIN-VIDEO-CLIP) @!UNIDENTIFIED-MALE: The stories are amazing . The books are incredible , and the characters are 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j22 evidence_nn1 that_cst Jessica_np1 Simpson_np1 's_ge empire_nn1 might_vm actually_rr be_vbi bigger_jjr than_csn Kim_np1 Kardashian_nn1@_jj 's_ge ._y And_cc they_pphs2 're_vbr not_xx the_at only_jj women_nn2 ruling_jj_nn1 Hollywood_np1 ._y Tonight_rt a_at1 SHOWBIZ_nn1 Special_jj Report_nn1 you_ppy</text:p>
          </table:table-cell>
          <table:table-cell office:value-type="string" calcext:value-type="string">
            <text:p><text:s/>got_vvd_vvn to_to see_vvi ,_y the_at women_nn2 who_pnqs rule_vv0@ Hollywood_np1 reveal_vv0 from_ii TV_nn1 to_ii movies_nn2 ._y @(BEGIN-VIDEO-CLIP)_zzq @!UNIDENTIFIED-MALE:_zzc The_at stories_nn2 are_vbr amazing_jj ._y The_at books_nn2 are_vbr incredible_jj ,_y and_cc the_at characters_nn2 are_vbr s</text:p>
          </table:table-cell>
        </table:table-row>
        <table:table-row table:style-name="ro4" table:visibility="filter">
          <table:table-cell office:value-type="float" office:value="560" calcext:value-type="float">
            <text:p>560</text:p>
          </table:table-cell>
          <table:table-cell table:style-name="ce71" office:value-type="string" calcext:value-type="string">
            <text:p><text:s/>r mentions a couple of interesting things that he told her , specifically that Zimmerman thought of -- had nauseous feelings when he thought of the violence the night before .</text:p>
          </table:table-cell>
          <table:table-cell table:style-name="ce73" office:value-type="string" calcext:value-type="string">
            <text:p><text:s/>She also recommended that it was imperative that he go see his psychologist at some point for an evaluation . She also recommended he got to an ear , nose , and throat d</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r mentions_vvz a_at1 couple_nn1 of_io interesting_jj things_nn2 that_cst he_pphs1 told_vvd her_ppho1 ,_y specifically_rr that_dd1_cst Zimmerman_nn1_np1 thought_nn1 of_io --_nn1 had_vhd nauseous_jj feelings_nn2 when_rrq_cs he_pphs1 thought_vvd of_io the_at violence_nn1 the_at night_nnt1 before_rt ._y</text:p>
          </table:table-cell>
          <table:table-cell office:value-type="string" calcext:value-type="string">
            <text:p><text:s/>She_pphs1 also_rr recommended_vvd that_cst it_pph1 was_vbdz imperative_jj that_cst he_pphs1 go_vv0 see_vv0 his_appge psychologist_nn1 at_ii some_dd point_nn1 for_if an_at1 evaluation_nn1 ._y She_pphs1 also_rr recommended_vvd he_pphs1 got_vvd to_ii an_at1 ear_nn1 ,_y nose_nn1 ,_y and_cc throat_nn1 d</text:p>
          </table:table-cell>
        </table:table-row>
        <table:table-row table:style-name="ro4" table:visibility="filter">
          <table:table-cell office:value-type="float" office:value="561" calcext:value-type="float">
            <text:p>561</text:p>
          </table:table-cell>
          <table:table-cell table:style-name="ce71" office:value-type="string" calcext:value-type="string">
            <text:p><text:s text:c="2"/>. He @ @ @ @ @ @ @ @ @ @ Jeff Toobin , what do you make of all this ? @!JEFFREY-TOOBIN-CN: Well , I just wonder if I could ask Ben a question there . You</text:p>
          </table:table-cell>
          <table:table-cell table:style-name="ce73" office:value-type="string" calcext:value-type="string">
            <text:p><text:s/>said you know that Zimmerman was the aggressor . How do you know that ? What 's the evidence that once he gets out of the car , that Zimmerman i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_y He_pphs1 @_ii @_ii @_ii @_ii @_ii @_ii @_ii @_ii @_ii @_ii Jeff_np1 Toobin_np1 ,_y what_ddq do_vd0 you_ppy make_vvi of_io all_db this_dd1 ?_y @!JEFFREY-TOOBIN-CN:_zzc Well_rr ,_y I_ppis1 just_rr wonder_vv0 if_cs_csw@ I_ppis1 could_vm ask_vvi Ben_np1 a_at1 question_nn1 there_rl ._y You_ppy</text:p>
          </table:table-cell>
          <table:table-cell office:value-type="string" calcext:value-type="string">
            <text:p><text:s/>said_vvd you_ppy know_vv0 that_cst_dd1 Zimmerman_np1_nn1 was_vbdz the_at aggressor_nn1 ._y How_rrq do_vd0 you_ppy know_vvi that_dd1 ?_y What_ddq 's_vbz the_at evidence_nn1 that_cst once_cs@_rr he_pphs1 gets_vvz out_ii21 of_ii22 the_at car_nn1 ,_y that_dd1_cst Zimmerman_nn1_np1 is_vbz</text:p>
          </table:table-cell>
        </table:table-row>
        <table:table-row table:style-name="ro4" table:visibility="filter">
          <table:table-cell office:value-type="float" office:value="562" calcext:value-type="float">
            <text:p>562</text:p>
          </table:table-cell>
          <table:table-cell table:style-name="ce71" office:value-type="string" calcext:value-type="string">
            <text:p><text:s text:c="2"/>. Our staff winner is Elise . Her caption : " I will have @ @ @ @ @ @ @ @ @ @ . I will have arms like Michelle . " Our viewer winner is John from Toronto</text:p>
          </table:table-cell>
          <table:table-cell table:style-name="ce73" office:value-type="string" calcext:value-type="string">
            <text:p><text:s/>. He caption : Obama sees his shadow , seven more months of presidency . " John , your " Beat 360 " T- shirt is on the way . Up next , how did MSNBC hos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t1 ._y Our_appge staff_nn winner_nn1 is_vbz Elise_np1 ._y Her_appge caption_nn1 :_y "_y I_ppis1 will_vm have_vhi @_ii @_ii @_ii @_ii @_ii @_ii @_ii @_ii @_ii @_ii ._y I_ppis1 will_vm have_vhi arms_nn2 like_ii Michelle_np1 ._y "_y Our_appge viewer_nn1 winner_nn1 is_vbz John_np1 from_ii Toronto_np1</text:p>
          </table:table-cell>
          <table:table-cell office:value-type="string" calcext:value-type="string">
            <text:p><text:s/>._y He_pphs1 caption_nn1 :_y Obama_np1 sees_vvz his_appge shadow_nn1 ,_y seven_mc more_dar months_nnt2 of_io presidency_nn1 ._y "_y John_np1 ,_y your_appge "_y Beat_nn1 360_mc "_y T-_jj shirt_nn1 is_vbz on_ii the_at way_nn1 ._y Up_rp_ii@ next_md ,_y how_rrq did_vdd MSNBC_np1 host_</text:p>
          </table:table-cell>
        </table:table-row>
        <table:table-row table:style-name="ro4" table:visibility="filter">
          <table:table-cell office:value-type="float" office:value="563" calcext:value-type="float">
            <text:p>563</text:p>
          </table:table-cell>
          <table:table-cell table:style-name="ce71" office:value-type="string" calcext:value-type="string">
            <text:p><text:s text:c="2"/>Our viewer winner is John from Toronto . He caption : Obama sees his shadow , seven more months of presidency . " John , your " Beat 360 " T- shirt is on the way .</text:p>
          </table:table-cell>
          <table:table-cell table:style-name="ce73" office:value-type="string" calcext:value-type="string">
            <text:p><text:s/>Up next , how did MSNBC host Chris Matthews go from " Jeopardy " to " The RidicuList " ? Here 's a hint : he 's in good company . @!COOPER: Time now for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ur_appge viewer_nn1 winner_nn1 is_vbz John_np1 from_ii Toronto_np1 ._y He_pphs1 caption_nn1 :_y Obama_np1 sees_vvz his_appge shadow_nn1 ,_y seven_mc more_dar months_nnt2 of_io presidency_nn1 ._y "_y John_np1 ,_y your_appge "_y Beat_nn1 360_mc "_y T-_jj shirt_nn1 is_vbz on_ii the_at way_nn1 ._y</text:p>
          </table:table-cell>
          <table:table-cell office:value-type="string" calcext:value-type="string">
            <text:p><text:s/>Up_rp_ii@ next_md ,_y how_rrq did_vdd MSNBC_np1 host_vvi Chris_np1 Matthews_np1 go_vv0 from_ii "_y Jeopardy_nn1 "_y to_ii "_y The_at RidicuList_nn1_jj "_y ?_y Here_rl 's_vbz a_at1 hint_nn1 :_y he_pphs1 's_vbz in_ii good_jj company_nn1 ._y @!COOPER:_zzc Time_nnt1 now_rt for_if</text:p>
          </table:table-cell>
        </table:table-row>
        <table:table-row table:style-name="ro4" table:visibility="filter">
          <table:table-cell office:value-type="float" office:value="564" calcext:value-type="float">
            <text:p>564</text:p>
          </table:table-cell>
          <table:table-cell table:style-name="ce71" office:value-type="string" calcext:value-type="string">
            <text:p><text:s text:c="2"/>girls grows up today are under pressure , despite academic achievements , despite their professional gains to look a certain way , to look beautiful , to look young . And as a parent</text:p>
          </table:table-cell>
          <table:table-cell table:style-name="ce73" office:value-type="string" calcext:value-type="string">
            <text:p><text:s/>, it sort of distresses me . My question to her would be : what were your breasts like before ? Were they really a problem ? @!BLOSSMAN: Mine or my daug</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girls_nn2 grows_vvz up_rp today_rt are_vbr under_ii pressure_nn1 ,_y despite_ii academic_jj achievements_nn2 ,_y despite_ii their_appge professional_jj gains_nn2 to_to look_vvi a_at1 certain_jj way_nn1 ,_y to_to look_vvi beautiful_jj ,_y to_to look_vvi young_jj ._y And_cc as_ii_csa a_at1 parent_nn1</text:p>
          </table:table-cell>
          <table:table-cell office:value-type="string" calcext:value-type="string">
            <text:p><text:s/>,_y it_pph1 sort_rr21@_nn1 of_rr22_io distresses_nn2 me_ppio1 ._y My_appge question_nn1 to_ii her_ppho1 would_vm be_vbi :_y what_ddq were_vbdr your_appge breasts_nn2 like_ii_vv0@ before_rt@_ii ?_y Were_vbdr they_pphs2 really_rr a_at1 problem_nn1 ?_y @!BLOSSMAN:_zzc Mine_ppge_nn1 or_cc my_appge daug</text:p>
          </table:table-cell>
        </table:table-row>
        <table:table-row table:style-name="ro4" table:visibility="filter">
          <table:table-cell office:value-type="float" office:value="565" calcext:value-type="float">
            <text:p>565</text:p>
          </table:table-cell>
          <table:table-cell table:style-name="ce71" office:value-type="string" calcext:value-type="string">
            <text:p><text:s text:c="2"/>to be throughout the whole nation ? @!PINSKY: It 's being studied right now , my understanding . It may not be long , right ? @!SOMERS: I think it 's @ @ @ @ @</text:p>
          </table:table-cell>
          <table:table-cell table:style-name="ce73" office:value-type="string" calcext:value-type="string">
            <text:p><text:s/>@ @ @ @ @ this clinical trial -- see , I could have done this in Japan three years ago with Dr. Kotaro Yoshimura @(ph) , and he kept inviting me over there . I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g to_to be_vbi throughout_ii the_at whole_jj nation_nn1 ?_y @!PINSKY:_zzc It_pph1 's_vbz being_vbg studied_vvn right_rr now_rt ,_y my_appge understanding_nn1 ._y It_pph1 may_vm not_xx be_vbi long_jj ,_y right_rr_nn1_jj ?_y @!SOMERS:_zzc I_ppis1 think_vv0 it_pph1 's_vbz @_ii @_ii @_ii @_ii @_ii</text:p>
          </table:table-cell>
          <table:table-cell office:value-type="string" calcext:value-type="string">
            <text:p><text:s/>@_ii @_ii @_ii @_ii @_ii this_dd1 clinical_jj trial_nn1 --_nn1 see_vv0 ,_y I_ppis1 could_vm have_vhi done_vdn this_dd1 in_ii Japan_np1 three_mc years_nnt2 ago_ra with_iw Dr._nnb Kotaro_np1 Yoshimura_np1 @(ph)_zzq ,_y and_cc he_pphs1 kept_vvd inviting_vvg me_ppio1 over_rp there_rl ._y I_ppis1</text:p>
          </table:table-cell>
        </table:table-row>
        <table:table-row table:style-name="ro4" table:visibility="filter">
          <table:table-cell office:value-type="float" office:value="566" calcext:value-type="float">
            <text:p>566</text:p>
          </table:table-cell>
          <table:table-cell table:style-name="ce71" office:value-type="string" calcext:value-type="string">
            <text:p><text:s/>Right . Well , I 'm a grandmother . I have six grandchildren . And I think that -- @!PINSKY: Maybe we 're redefining grandma . @!SOMERS: I think -- well , I</text:p>
          </table:table-cell>
          <table:table-cell table:style-name="ce73" office:value-type="string" calcext:value-type="string">
            <text:p><text:s/>was just going to say that I think this is what it looks like now . It 's different . I mean , whatever Dolly Parton wants to do , that woman has brough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ight_rr_nn1_jj ._y Well_rr ,_y I_ppis1 'm_vbm a_at1 grandmother_nn1 ._y I_ppis1 have_vh0 six_mc grandchildren_nn2 ._y And_cc I_ppis1 think_vv0 that_cst_dd1 --_zz @!PINSKY:_zzc Maybe_rr we_ppis2 're_vbr redefining_vvg_jj@ grandma_nn1 ._y @!SOMERS:_zzc I_ppis1 think_vv0 --_zz well_nn1@_rr ,_y I_ppis1</text:p>
          </table:table-cell>
          <table:table-cell office:value-type="string" calcext:value-type="string">
            <text:p><text:s/>was_vbdz just_rr going_vvgk to_to say_vvi that_cst I_ppis1 think_vv0 this_dd1 is_vbz what_ddq it_pph1 looks_vvz like_ii now_rt ._y It_pph1 's_vbz different_jj ._y I_ppis1 mean_vv0 ,_y whatever_ddqv Dolly_np1_nn1 Parton_np1 wants_vvz to_to do_vdi ,_y that_dd1 woman_nn1 has_vhz brought_</text:p>
          </table:table-cell>
        </table:table-row>
        <table:table-row table:style-name="ro4" table:visibility="filter">
          <table:table-cell office:value-type="float" office:value="567" calcext:value-type="float">
            <text:p>567</text:p>
          </table:table-cell>
          <table:table-cell table:style-name="ce71" office:value-type="string" calcext:value-type="string">
            <text:p><text:s/>Stay with us. @!PINSKY: Now , I think many of you have heard about Aimee Copeland . She 's a 24-year-old with what 's being called a flesh-eating bacteria . She apparently</text:p>
          </table:table-cell>
          <table:table-cell table:style-name="ce73" office:value-type="string" calcext:value-type="string">
            <text:p><text:s/>fell from a zipline outside -- I think she was -- it says outside of Atlanta . I think she was actually out @ @ @ @ @ @ @ @ @ @ calf . And withi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Stay_vv0 with_iw us._nnu @!PINSKY:_zzc Now_rt ,_y I_ppis1 think_vv0 many_da2 of_io you_ppy have_vh0 heard_vvn about_ii Aimee_np1 Copeland_np1 ._y She_pphs1 's_vbz a_at1 24-year-old_jj_nn1@ with_iw what_ddq 's_vbz being_vbg called_vvn a_at1 flesh-eating_jj_nn1 bacteria_nn2 ._y She_pphs1 apparently_rr</text:p>
          </table:table-cell>
          <table:table-cell office:value-type="string" calcext:value-type="string">
            <text:p><text:s/>fell_vvd from_ii a_at1 zipline_nn1 outside_ii_jj --_nn1_jj I_ppis1 think_vv0 she_pphs1 was_vbdz --_zz it_pph1 says_vvz outside_ii21 of_ii22 Atlanta_np1 ._y I_ppis1 think_vv0 she_pphs1 was_vbdz actually_rr out_ii21 @_ii @_ii @_ii @_ii @_ii @_ii @_ii @_ii @_ii @_ii calf_nn1 ._y And_cc within_ii</text:p>
          </table:table-cell>
        </table:table-row>
        <table:table-row table:style-name="ro4" table:visibility="filter">
          <table:table-cell office:value-type="float" office:value="568" calcext:value-type="float">
            <text:p>568</text:p>
          </table:table-cell>
          <table:table-cell table:style-name="ce71" office:value-type="string" calcext:value-type="string">
            <text:p><text:s/>l candidate is accused of using campaign money to hide his mistress and their daughter . @!CNN's-Joe-Johns-jo# Joe , bring me up to speed on exactly where we are right now .</text:p>
          </table:table-cell>
          <table:table-cell table:style-name="ce73" office:value-type="string" calcext:value-type="string">
            <text:p><text:s/>@!JOE-JOHNS-CNN-SEN: Well , I think you would call this follow the money day , if anything , Piers . This was a day where they put an FBI agent on the stand ,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l_jj candidate_nn1 is_vbz accused_vvn of_io using_vvg campaign_nn1 money_nn1 to_to hide_vvi his_appge mistress_nn1 and_cc their_appge daughter_nn1 ._y @!CNN's-Joe-Johns-jo#_zzc Joe_np1 ,_y bring_vv0 me_ppio1 up_rp to_to speed_vvi on_rp@_ii exactly_rr where_cs_rrq we_ppis2 are_vbr right_rr now_rt ._y</text:p>
          </table:table-cell>
          <table:table-cell office:value-type="string" calcext:value-type="string">
            <text:p><text:s/>@!JOE-JOHNS-CNN-SEN:_zzc Well_rr ,_y I_ppis1 think_vv0 you_ppy would_vm call_vvi this_dd1 follow_vv0 the_at money_nn1 day_nnt1 ,_y if_cs anything_pn1 ,_y Piers_nn2 ._y This_dd1 was_vbdz a_at1 day_nnt1 where_rrq they_pphs2 put_vv0_vvd an_at1 FBI_np1 agent_nn1 on_ii the_at stand_nn1 ,_y the_at</text:p>
          </table:table-cell>
        </table:table-row>
        <table:table-row table:style-name="ro4" table:visibility="filter">
          <table:table-cell office:value-type="float" office:value="569" calcext:value-type="float">
            <text:p>569</text:p>
          </table:table-cell>
          <table:table-cell table:style-name="ce71" office:value-type="string" calcext:value-type="string">
            <text:p><text:s text:c="2"/>. It 's going to be a gripping day tomorrow . Next , I do n't know what you know about Jane Lynch or what you think you know about her . I</text:p>
          </table:table-cell>
          <table:table-cell table:style-name="ce73" office:value-type="string" calcext:value-type="string">
            <text:p><text:s/>discovered quite a lot that I find pretty surprising . @(BEGIN-VIDEO-CLIP) @!JANE-LYNCH-ACTRES: When I was a little girl , I developed early . By the time I was 14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a1_rr ._y It_pph1 's_vbz going_vvgk to_to be_vbi a_at1 gripping_jj day_nnt1 tomorrow_rt ._y Next_md ,_y I_ppis1 do_vd0 n't_xx know_vvi what_ddq you_ppy know_vv0 about_ii Jane_np1 Lynch_np1 or_cc what_ddq you_ppy think_vv0 you_ppy know_vv0 about_ii her_ppho1 ._y I_ppis1</text:p>
          </table:table-cell>
          <table:table-cell office:value-type="string" calcext:value-type="string">
            <text:p><text:s/>discovered_vvd quite_rg a_rr21@_at1 lot_rr22_nn1 that_cst I_ppis1 find_vv0 pretty_rg surprising_jj ._y @(BEGIN-VIDEO-CLIP)_zzq @!JANE-LYNCH-ACTRES:_zzc When_rrq_cs I_ppis1 was_vbdz a_at1 little_jj girl_nn1 ,_y I_ppis1 developed_vvd early_rr_jj ._y By_ii the_at time_nnt1 I_ppis1 was_vbdz 14_mc I_ppi</text:p>
          </table:table-cell>
        </table:table-row>
        <table:table-row table:style-name="ro4" table:visibility="filter">
          <table:table-cell office:value-type="float" office:value="570" calcext:value-type="float">
            <text:p>570</text:p>
          </table:table-cell>
          <table:table-cell table:style-name="ce71" office:value-type="string" calcext:value-type="string">
            <text:p><text:s text:c="2"/>thing . And -- @!MORGAN: Emotional ? @!LYNCH: Yes , it was very emotional . It was an emotional moment . Like I said before I had n't taken it so personally but this</text:p>
          </table:table-cell>
          <table:table-cell table:style-name="ce73" office:value-type="string" calcext:value-type="string">
            <text:p><text:s/>was -- you know , nothing 's going to happen because he said this , really . I mean most politics are calculus anyway . But just the fact that he said it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ing_nn1 ._y And_cc --_zz @!MORGAN:_zzc Emotional_jj ?_y @!LYNCH:_zzc Yes_uh ,_y it_pph1 was_vbdz very_rg emotional_jj ._y It_pph1 was_vbdz an_at1 emotional_jj moment_nn1 ._y Like_cs I_ppis1 said_vvd before_cs I_ppis1 had_vhd n't_xx taken_vvn it_pph1 so_rg_rr personally_rr but_ccb this_dd1</text:p>
          </table:table-cell>
          <table:table-cell office:value-type="string" calcext:value-type="string">
            <text:p><text:s/>was_vbdz --_zz you_ppy know_vv0 ,_y nothing_pn1 's_vbz going_vvgk to_to happen_vvi because_cs he_pphs1 said_vvd this_dd1 ,_y really_rr ._y I_ppis1 mean_vv0 most_dat politics_nn1 are_vbr calculus_nn1 anyway_rr ._y But_ccb just_rr the_at fact_nn1 that_cst he_pphs1 said_vvd it_pph1 and_cc</text:p>
          </table:table-cell>
        </table:table-row>
        <table:table-row table:style-name="ro4" table:visibility="filter">
          <table:table-cell office:value-type="float" office:value="571" calcext:value-type="float">
            <text:p>571</text:p>
          </table:table-cell>
          <table:table-cell table:style-name="ce71" office:value-type="string" calcext:value-type="string">
            <text:p><text:s text:c="2"/>about this issue -- we 've discussed it a lot on the show -- and I have strong feelings about it , very in line with what you 've been saying ,</text:p>
          </table:table-cell>
          <table:table-cell table:style-name="ce73" office:value-type="string" calcext:value-type="string">
            <text:p><text:s/>was I accept there are various levels of tolerance I have for the critics and for the reasons I might discuss with you . @!LYNCH: Right . @!MORGAN: I think tha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about_ii this_dd1 issue_nn1 --_nn1 we_ppis2 've_vh0 discussed_vvn it_pph1 a_rr21@_at1 lot_rr22_nn1 on_ii the_at show_nn1 --_nn1 and_cc I_ppis1 have_vh0 strong_jj feelings_nn2 about_ii it_pph1 ,_y very_rg in_ii line_nn1 with_iw what_ddq you_ppy 've_vh0 been_vbn saying_vvg ,_y</text:p>
          </table:table-cell>
          <table:table-cell office:value-type="string" calcext:value-type="string">
            <text:p><text:s/>was_vbdz I_ppis1 accept_vv0 there_ex_rl are_vbr various_jj levels_nn2 of_io tolerance_nn1 I_ppis1 have_vh0 for_if the_at critics_nn2 and_cc for_if the_at reasons_nn2 I_ppis1 might_vm discuss_vvi with_iw you_ppy ._y @!LYNCH:_zzc Right_rr_nn1_jj ._y @!MORGAN:_zzc I_ppis1 think_vv0 that_cst_dd1</text:p>
          </table:table-cell>
        </table:table-row>
        <table:table-row table:style-name="ro4" table:visibility="filter">
          <table:table-cell office:value-type="float" office:value="572" calcext:value-type="float">
            <text:p>572</text:p>
          </table:table-cell>
          <table:table-cell table:style-name="ce71" office:value-type="string" calcext:value-type="string">
            <text:p><text:s/>@(BEGIN-VIDEO-CLIP) @!LYNCH: Becky , commercials are n't ; real life . Advertisers are manipulative alcoholic who use images to play in on our emotions . Have n't you seen " Man Med</text:p>
          </table:table-cell>
          <table:table-cell table:style-name="ce73" office:value-type="string" calcext:value-type="string">
            <text:p><text:s/>" ? @!LAUREN-POTTER- " BE : No. @!LYNCH: Neither have I. Becky , let 's be realistic . You just did n't have the books . For starters your poster send a bit of a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BEGIN-VIDEO-CLIP)_zzq @!LYNCH:_zzc Becky_np1 ,_y commercials_nn2 are_vbr n't_xx ;_y real_jj life_nn1 ._y Advertisers_nn2 are_vbr manipulative_jj alcoholic_nn1 who_pnqs use_vv0 images_nn2 to_to play_vvi in_rp@ on_ii our_appge emotions_nn2 ._y Have_vh0 n't_xx you_ppy seen_vvn "_y Man_nn1 Med_jj_vvd@</text:p>
          </table:table-cell>
          <table:table-cell office:value-type="string" calcext:value-type="string">
            <text:p><text:s/>"_y ?_y @!LAUREN-POTTER-_zzc "_y BE_vbi :_y No._nn1 @!LYNCH:_zzc Neither_rr_dd1 have_vh0 I._np1 Becky_np1 ,_y let_vm21 's_vm22 be_vbi realistic_jj ._y You_ppy just_rr did_vdd n't_xx have_vhi the_at books_nn2 ._y For_if starters_nn2 your_appge poster_nn1 send_vv0 a_at1 bit_nn1 of_io a_</text:p>
          </table:table-cell>
        </table:table-row>
        <table:table-row table:style-name="ro4" table:visibility="filter">
          <table:table-cell office:value-type="float" office:value="573" calcext:value-type="float">
            <text:p>573</text:p>
          </table:table-cell>
          <table:table-cell table:style-name="ce71" office:value-type="string" calcext:value-type="string">
            <text:p><text:s text:c="2"/>to play in on our emotions . Have n't you seen " Man Med " ? @!LAUREN-POTTER- " BE : No. @!LYNCH: Neither have I. Becky , let 's be realistic . You just did</text:p>
          </table:table-cell>
          <table:table-cell table:style-name="ce73" office:value-type="string" calcext:value-type="string">
            <text:p><text:s/>n't have the books . For starters your poster send a bit of a mixed message . @!POTTER: But my paintbrush @(INAUDIBLE) , Coach . @!LYNCH: And second , and I mean this a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o_to play_vvi in_rp@ on_ii our_appge emotions_nn2 ._y Have_vh0 n't_xx you_ppy seen_vvn "_y Man_nn1 Med_jj_vvd@ "_y ?_y @!LAUREN-POTTER-_zzc "_y BE_vbi :_y No._nn1 @!LYNCH:_zzc Neither_rr_dd1 have_vh0 I._np1 Becky_np1 ,_y let_vm21 's_vm22 be_vbi realistic_jj ._y You_ppy just_rr did_vdd</text:p>
          </table:table-cell>
          <table:table-cell office:value-type="string" calcext:value-type="string">
            <text:p><text:s/>n't_xx have_vhi the_at books_nn2 ._y For_if starters_nn2 your_appge poster_nn1 send_vv0 a_at1 bit_nn1 of_io a_at1 mixed_jj@ message_nn1 ._y @!POTTER:_zzc But_ccb my_appge paintbrush_nn1 @(INAUDIBLE)_zzq ,_y Coach_nn1 ._y @!LYNCH:_zzc And_cc second_nnt1_md ,_y and_cc I_ppis1 mean_vv0 this_dd1 as_</text:p>
          </table:table-cell>
        </table:table-row>
        <table:table-row table:style-name="ro4" table:visibility="filter">
          <table:table-cell office:value-type="float" office:value="574" calcext:value-type="float">
            <text:p>574</text:p>
          </table:table-cell>
          <table:table-cell table:style-name="ce71" office:value-type="string" calcext:value-type="string">
            <text:p><text:s text:c="2"/>house on Saturday and we had a bartender . And he made these kick butt drinks and everybody got loaded . And everybody had horrible hangovers the next day . And I</text:p>
          </table:table-cell>
          <table:table-cell table:style-name="ce73" office:value-type="string" calcext:value-type="string">
            <text:p><text:s/>was like I remember that . I completely remember being poisoned from booze . And I do n't need that anymore . But it 's not hard , no , not at all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ouse_nn1 on_ii Saturday_npd1 and_cc we_ppis2 had_vhd a_at1 bartender_nn1 ._y And_cc he_pphs1 made_vvd these_dd2 kick_vv0_nn1 butt_nn1_vv0 drinks_nn2 and_cc everybody_pn1 got_vvd_vvn loaded_jj_vvn ._y And_cc everybody_pn1 had_vhd horrible_jj hangovers_nn2 the_at next_md day_nnt1 ._y And_cc I_ppis1</text:p>
          </table:table-cell>
          <table:table-cell office:value-type="string" calcext:value-type="string">
            <text:p><text:s/>was_vbdz like_rr%_cs%_jj@ I_ppis1 remember_vv0 that_dd1 ._y I_ppis1 completely_rr remember_vv0 being_vbg poisoned_vvn from_ii booze_nn1 ._y And_cc I_ppis1 do_vd0 n't_xx need_vvi that_cst_dd1 anymore_rr ._y But_ccb it_pph1 's_vbz not_xx hard_jj ,_y no_uh ,_y not_xx at_rr21 all_</text:p>
          </table:table-cell>
        </table:table-row>
        <table:table-row table:style-name="ro4" table:visibility="filter">
          <table:table-cell office:value-type="float" office:value="575" calcext:value-type="float">
            <text:p>575</text:p>
          </table:table-cell>
          <table:table-cell table:style-name="ce71" office:value-type="string" calcext:value-type="string">
            <text:p><text:s text:c="2"/>@ @ @ @ @ @ @ @ it when people come up to me because they love the show . They love " Glee . " I love it when it makes a 14-year-old girl feel really</text:p>
          </table:table-cell>
          <table:table-cell table:style-name="ce73" office:value-type="string" calcext:value-type="string">
            <text:p><text:s/>good about herself or a gay kid in Idaho feel really good about himself . @!MORGAN: Does all this make up for the loss of anonymity ? @!LYNCH: You know , I 'm still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 text:c="2"/>@_ii @_ii @_ii @_ii @_ii @_ii @_ii @_ii it_pph1 when_cs people_nn come_vv0_vvn@ up_ii21 to_ii22 me_ppio1 because_cs they_pphs2 love_vv0 the_at show_nn1 ._y They_pphs2 love_vv0 "_y Glee_nn1 ._y "_y I_ppis1 love_vv0 it_pph1 when_cs it_pph1 makes_vvz a_at1 14-year-old_jj girl_nn1 feel_vv0 really_rr</text:p>
          </table:table-cell>
          <table:table-cell office:value-type="string" calcext:value-type="string">
            <text:p><text:s/>good_jj about_ii herself_ppx1 or_cc a_at1 gay_jj kid_nn1 in_ii Idaho_np1 feel_vv0 really_rr good_jj about_ii himself_ppx1 ._y @!MORGAN:_zzc Does_vdz all_rr@ this_dd1 make_vv0 up_rp for_if the_at loss_nn1 of_io anonymity_nn1 ?_y @!LYNCH:_zzc You_ppy know_vv0 ,_y I_ppis1 'm_vbm still_</text:p>
          </table:table-cell>
        </table:table-row>
        <table:table-row table:style-name="ro4" table:visibility="filter">
          <table:table-cell office:value-type="float" office:value="576" calcext:value-type="float">
            <text:p>576</text:p>
          </table:table-cell>
          <table:table-cell table:style-name="ce71" office:value-type="string" calcext:value-type="string">
            <text:p><text:s/>o make your work for your dollar . Say something with that great radio voice . @!WILLIAMS: When you 're listening to nothing but the best of oldies , you 're listening to</text:p>
          </table:table-cell>
          <table:table-cell table:style-name="ce73" office:value-type="string" calcext:value-type="string">
            <text:p><text:s/>Magic 98.9 . Thank you so much . God bless you . @ @ @ @ @ @ @ @ @ @ after these words . @(END-VIDEO-CLIP) @!MORGAN: That 's the remarkable video that went viral , th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 make_vvi your_appge work_nn1 for_if your_appge dollar_nnu1 ._y Say_vv0 something_pn1 with_iw that_dd1 great_jj radio_nn1 voice_nn1 ._y @!WILLIAMS:_zzc When_rrq_cs you_ppy 're_vbr listening_vvg to_ii nothing_pn1 but_ii_ccb the_at best_jjt_rrt of_io oldies_nn2 ,_y you_ppy 're_vbr listening_vvg to_ii</text:p>
          </table:table-cell>
          <table:table-cell office:value-type="string" calcext:value-type="string">
            <text:p><text:s/>Magic_jj_nn1@ 98.9_mc ._y Thank_vv0 you_ppy so_rg much_da1_rr ._y God_np1 bless_vv0 you_ppy ._y @_ii @_ii @_ii @_ii @_ii @_ii @_ii @_ii @_ii @_ii after_ii_cs these_dd2 words_nn2 ._y @(END-VIDEO-CLIP)_zzq @!MORGAN:_zzc That_dd1 's_vbz the_at remarkable_jj video_nn1 that_cst went_vvd viral_jj ,_y tha</text:p>
          </table:table-cell>
        </table:table-row>
        <table:table-row table:style-name="ro4" table:visibility="filter">
          <table:table-cell office:value-type="float" office:value="577" calcext:value-type="float">
            <text:p>577</text:p>
          </table:table-cell>
          <table:table-cell table:style-name="ce71" office:value-type="string" calcext:value-type="string">
            <text:p><text:s text:c="2"/>. As I was standing there , I was used to smoking 250 dollars a day worth of crack . I could go out and make that money instantly . But God</text:p>
          </table:table-cell>
          <table:table-cell table:style-name="ce73" office:value-type="string" calcext:value-type="string">
            <text:p><text:s/>said you stand on that corner and you give me reverence right there . Sometimes an hour -- in one hour 's time , I would n't make nothing but 30 dollar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r_dar ._y As_csa I_ppis1 was_vbdz standing_vvg there_rl ,_y I_ppis1 was_vbdz used_jj to_ii smoking_vvg_nn1_jj 250_mc dollars_nnu2 a_at1 day_nnt1 worth_nn1@ of_io crack_nn1 ._y I_ppis1 could_vm go_vvi out_rp and_cc make_vvi that_dd1_cst money_nn1 instantly_rr ._y But_ccb God_np1</text:p>
          </table:table-cell>
          <table:table-cell office:value-type="string" calcext:value-type="string">
            <text:p><text:s/>said_vvd you_ppy stand_vv0 on_ii_rp@ that_dd1 corner_nn1 and_cc you_ppy give_vv0 me_ppio1 reverence_nn1 right_nn1_rr there_rl ._y Sometimes_rt an_at1 hour_nnt1 --_nn1 in_ii one_mc1 hour_nnt1 's_ge time_nnt1 ,_y I_ppis1 would_vm n't_xx make_vvi nothing_pn1 but_ii 30_mc dollars_</text:p>
          </table:table-cell>
        </table:table-row>
        <table:table-row table:style-name="ro4" table:visibility="filter">
          <table:table-cell office:value-type="float" office:value="578" calcext:value-type="float">
            <text:p>578</text:p>
          </table:table-cell>
          <table:table-cell table:style-name="ce71" office:value-type="string" calcext:value-type="string">
            <text:p><text:s/>tions a couple of interesting other things that he told her specifically that Zimmerman thought of -- had nauseous feelings when he thought of the violence the night before .</text:p>
          </table:table-cell>
          <table:table-cell table:style-name="ce73" office:value-type="string" calcext:value-type="string">
            <text:p><text:s/>She also recommended that it was imperative that he go see a psychologist at some time for an evaluation . She also recommended that he go to an ear , @ @ @ @ @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tions_vvz a_at1 couple_nn1 of_io interesting_jj other_jj things_nn2 that_cst he_pphs1 told_vvd her_ppho1 specifically_rr that_dd1_cst Zimmerman_nn1_np1 thought_nn1 of_io --_nn1 had_vhd nauseous_jj feelings_nn2 when_rrq_cs he_pphs1 thought_vvd of_io the_at violence_nn1 the_at night_nnt1 before_rt ._y</text:p>
          </table:table-cell>
          <table:table-cell office:value-type="string" calcext:value-type="string">
            <text:p><text:s/>She_pphs1 also_rr recommended_vvd that_cst it_pph1 was_vbdz imperative_jj that_cst he_pphs1 go_vv0 see_vv0 a_at1 psychologist_nn1 at_ii some_dd time_nnt1 for_if an_at1 evaluation_nn1 ._y She_pphs1 also_rr recommended_vvd that_cst he_pphs1 go_vv0 to_ii an_at1 ear_nn1 ,_y @_ii @_ii @_ii @_ii @_ii @_i</text:p>
          </table:table-cell>
        </table:table-row>
        <table:table-row table:style-name="ro4" table:visibility="filter">
          <table:table-cell office:value-type="float" office:value="579" calcext:value-type="float">
            <text:p>579</text:p>
          </table:table-cell>
          <table:table-cell table:style-name="ce71" office:value-type="string" calcext:value-type="string">
            <text:p><text:s/>ought of -- had nauseous feelings when he thought of the violence the night before . She also recommended that it was imperative that he go see a psychologist at some time</text:p>
          </table:table-cell>
          <table:table-cell table:style-name="ce73" office:value-type="string" calcext:value-type="string">
            <text:p><text:s/>for an evaluation . She also recommended that he go to an ear , @ @ @ @ @ @ @ @ @ @ it 's actually -- that sets up a number of times that George Zimmerman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ought_nn1 of_io --_nn1 had_vhd nauseous_jj feelings_nn2 when_rrq_cs he_pphs1 thought_vvd of_io the_at violence_nn1 the_at night_nnt1 before_rt ._y She_pphs1 also_rr recommended_vvd that_cst it_pph1 was_vbdz imperative_jj that_cst he_pphs1 go_vv0 see_vv0 a_at1 psychologist_nn1 at_ii some_dd time_nnt1</text:p>
          </table:table-cell>
          <table:table-cell office:value-type="string" calcext:value-type="string">
            <text:p><text:s/>for_if an_at1 evaluation_nn1 ._y She_pphs1 also_rr recommended_vvd that_cst he_pphs1 go_vv0 to_ii an_at1 ear_nn1 ,_y @_ii @_ii @_ii @_ii @_ii @_ii @_ii @_ii @_ii @_ii it_pph1 's_vbz actually_rr --_zz that_cst sets_vvz up_rp a_at1 number_nn1 of_io times_nnt2 that_cst George_np1 Zimmerman_np1</text:p>
          </table:table-cell>
        </table:table-row>
        <table:table-row table:style-name="ro4" table:visibility="filter">
          <table:table-cell office:value-type="float" office:value="580" calcext:value-type="float">
            <text:p>580</text:p>
          </table:table-cell>
          <table:table-cell table:style-name="ce71" office:value-type="string" calcext:value-type="string">
            <text:p><text:s text:c="2"/>the battle for his life . @!COOPER: Jeff Toobin , what do you make of all this ? @!JEFFREY-TOOBIN-CN: Well , I just wonder if I could ask Ben a question there . You</text:p>
          </table:table-cell>
          <table:table-cell table:style-name="ce73" office:value-type="string" calcext:value-type="string">
            <text:p><text:s/>said you know that Zimmerman was the aggressor . How do you know that ? What 's the evidence that once he gets out of the car that Zimmerman is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d the_at battle_nn1 for_if his_appge life_nn1 ._y @!COOPER:_zzc Jeff_np1 Toobin_np1 ,_y what_ddq do_vd0 you_ppy make_vvi of_io all_db this_dd1 ?_y @!JEFFREY-TOOBIN-CN:_zzc Well_rr ,_y I_ppis1 just_rr wonder_vv0 if_cs_csw@ I_ppis1 could_vm ask_vvi Ben_np1 a_at1 question_nn1 there_rl ._y You_ppy</text:p>
          </table:table-cell>
          <table:table-cell office:value-type="string" calcext:value-type="string">
            <text:p><text:s/>said_vvd you_ppy know_vv0 that_cst_dd1 Zimmerman_np1_nn1 was_vbdz the_at aggressor_nn1 ._y How_rrq do_vd0 you_ppy know_vvi that_dd1 ?_y What_ddq 's_vbz the_at evidence_nn1 that_cst once_cs@_rr he_pphs1 gets_vvz out_ii21 of_ii22 the_at car_nn1 that_cst_dd1 Zimmerman_np1_nn1 is_vbz the_</text:p>
          </table:table-cell>
        </table:table-row>
        <table:table-row table:style-name="ro4" table:visibility="filter">
          <table:table-cell office:value-type="float" office:value="581" calcext:value-type="float">
            <text:p>581</text:p>
          </table:table-cell>
          <table:table-cell table:style-name="ce71" office:value-type="string" calcext:value-type="string">
            <text:p><text:s/>n1 at 10:30 at night . We have found other inconsistencies there , too , with the time . So it 's a cumulative effect of all the inconsistencies . @!VELEZ-MITCHELL: Yes . When Isabel</text:p>
          </table:table-cell>
          <table:table-cell table:style-name="ce73" office:value-type="string" calcext:value-type="string">
            <text:p><text:s/>'s dad called cops , did the 911 operator already suspect something was off ? Listen to this exchange . @(BEGIN-VIDEO-CLIP) @!UNIDENTIFIED-FEMAL: And you 're both natural parents of the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n1 at_ii 10:30_mc at_ii night_nnt1 ._y We_ppis2 have_vh0 found_vvn other_jj inconsistencies_nn2 there_rl ,_y too_rr@_rg ,_y with_iw the_at time_nnt1 ._y So_rr it_pph1 's_vbz a_at1 cumulative_jj effect_nn1 of_io all_db the_at inconsistencies_nn2 ._y @!VELEZ-MITCHELL:_zzc Yes_uh ._y When_cs Isabel_np1</text:p>
          </table:table-cell>
          <table:table-cell office:value-type="string" calcext:value-type="string">
            <text:p><text:s/>'s_ge dad_nn1 called_vvn_vvd@ cops_nn2 ,_y did_vdd the_at 911_mc operator_nn1 already_rr suspect_vv0 something_pn1 was_vbdz off_rp ?_y Listen_vv0 to_ii this_dd1 exchange_nn1 ._y @(BEGIN-VIDEO-CLIP)_zzq @!UNIDENTIFIED-FEMAL:_zzc And_cc you_ppy 're_vbr both_rr_db2 natural_jj parents_nn2 of_io the_at</text:p>
          </table:table-cell>
        </table:table-row>
        <table:table-row table:style-name="ro4" table:visibility="filter">
          <table:table-cell office:value-type="float" office:value="582" calcext:value-type="float">
            <text:p>582</text:p>
          </table:table-cell>
          <table:table-cell table:style-name="ce71" office:value-type="string" calcext:value-type="string">
            <text:p><text:s text:c="2"/>says . And she was at the hospital and races back now . Considering the circumstances and we 've all been talking about Isabel 's father being almost eerily calm and</text:p>
          </table:table-cell>
          <table:table-cell table:style-name="ce73" office:value-type="string" calcext:value-type="string">
            <text:p><text:s/>collected on the 911 call . Not so the mother , she is understandably frantic . @(BEGIN-VIDEO-CLIP) @!S-CELIS: My wife just got home and @ @ @ @ @ @ @ @ @ @ Ok . Tel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s1 says_vvz ._y And_cc she_pphs1 was_vbdz at_ii the_at hospital_nn1 and_cc races_vvz@_nn2 back_rp now_rt ._y Considering_cs_ii the_at circumstances_nn2 and_cc we_ppis2 've_vh0 all_rr@_db been_vbn talking_vvg about_ii Isabel_np1 's_ge father_nn1 being_vbg almost_rr eerily_rr calm_jj_vv0 and_cc</text:p>
          </table:table-cell>
          <table:table-cell office:value-type="string" calcext:value-type="string">
            <text:p><text:s/>collected_vvn_vvd on_ii the_at 911_mc call_nn1_vv0 ._y Not_xx so_rr_rg the_at mother_nn1 ,_y she_pphs1 is_vbz understandably_rr frantic_jj ._y @(BEGIN-VIDEO-CLIP)_zzq @!S-CELIS:_zzc My_appge wife_nn1 just_rr got_vvn_vvd home_rl and_cc @_ii @_ii @_ii @_ii @_ii @_ii @_ii @_ii @_ii @_ii Ok_rr ._y Tell</text:p>
          </table:table-cell>
        </table:table-row>
        <table:table-row table:style-name="ro4" table:visibility="filter">
          <table:table-cell office:value-type="float" office:value="583" calcext:value-type="float">
            <text:p>583</text:p>
          </table:table-cell>
          <table:table-cell table:style-name="ce71" office:value-type="string" calcext:value-type="string">
            <text:p><text:s/>ppis2 're all over this story . Final thought from Vivian , Florida . Vivian , Florida , your question or thought ? @!VIVIAN-FLORIDA-@1: I just want to know if , I</text:p>
          </table:table-cell>
          <table:table-cell table:style-name="ce73" office:value-type="string" calcext:value-type="string">
            <text:p><text:s/>mean -- every time they make a statement he always bend his eyes . He never made eye contact . He always looked down and his eyes , just go bend his eyes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pis2 're_vbr all_rr over_ii this_dd1 story_nn1 ._y Final_jj_nn1 thought_nn1_vvn_vvd from_ii Vivian_np1 ,_y Florida_np1 ._y Vivian_np1 ,_y Florida_np1_fw@ ,_y your_appge question_nn1 or_cc thought_nn1_vvd_vvn ?_y @!VIVIAN-FLORIDA-@1:_zzc I_ppis1 just_rr want_vv0 to_to know_vvi if_csw@_cs ,_y I_ppis1</text:p>
          </table:table-cell>
          <table:table-cell office:value-type="string" calcext:value-type="string">
            <text:p><text:s/>mean_vv0 --_nn1_jj every_at1 time_nnt1 they_pphs2 make_vv0 a_at1 statement_nn1 he_pphs1 always_rr bend_vv0 his_appge eyes_nn2 ._y He_pphs1 never_rr made_vvd eye_nn1 contact_nn1 ._y He_pphs1 always_rr looked_vvd down_rp and_cc his_appge eyes_nn2 ,_y just_rr go_vv0 bend_vv0 his_appge eyes_nn2 ._</text:p>
          </table:table-cell>
        </table:table-row>
        <table:table-row table:style-name="ro4" table:visibility="filter">
          <table:table-cell office:value-type="float" office:value="584" calcext:value-type="float">
            <text:p>584</text:p>
          </table:table-cell>
          <table:table-cell table:style-name="ce71" office:value-type="string" calcext:value-type="string">
            <text:p><text:s text:c="2"/>there were more of these , they would have a much greater tendency to recycle their plastic . There should be as many blue recycle bins as there are regular garbage cans .</text:p>
          </table:table-cell>
          <table:table-cell table:style-name="ce73" office:value-type="string" calcext:value-type="string">
            <text:p><text:s/>We 've been hanging around this bin , this recycle bin for a while and we have n't seen anybody come up and put anything in it . Kind of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 there_ex were_vbdr more_dar_rrr of_io these_dd2 ,_y they_pphs2 would_vm have_vhi a_at1 much_rr greater_jjr tendency_nn1 to_to recycle_vvi their_appge plastic_nn1 ._y There_ex should_vm be_vbi as_rg@ many_da2 blue_jj recycle_vv0 bins_nn2 as_csa there_ex are_vbr regular_jj garbage_nn1 cans_nn2 ._y</text:p>
          </table:table-cell>
          <table:table-cell office:value-type="string" calcext:value-type="string">
            <text:p><text:s/>We_ppis2 've_vh0 been_vbn hanging_vvg around_ii_rp this_dd1 bin_np ,_y this_dd1 recycle_vv0 bin_np for_if a_at1 while_nnt1@ and_cc we_ppis2 have_vh0 n't_xx seen_vvn anybody_pn1 come_vvn@_vv0 up_rp and_cc put_vv0_vvd anything_pn1 in_ii it_pph1 ._y Kind_nn1_rr21% of_io_rr22</text:p>
          </table:table-cell>
        </table:table-row>
        <table:table-row table:style-name="ro4" table:visibility="filter">
          <table:table-cell office:value-type="float" office:value="585" calcext:value-type="float">
            <text:p>585</text:p>
          </table:table-cell>
          <table:table-cell table:style-name="ce71" office:value-type="string" calcext:value-type="string">
            <text:p><text:s/>ITCHELL: Little tweaks to your lifestyle every single day . @!HOLLAND: Exactly . There 's nothing natural about working out for an hour . I do n't know why someone suddenly</text:p>
          </table:table-cell>
          <table:table-cell table:style-name="ce73" office:value-type="string" calcext:value-type="string">
            <text:p><text:s/>said you have to go to the gym for an hour . You 're going to do a workout here that would take the time it takes you to get to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TCHELL:_zzc Little_rr_jj_da1 tweaks_vvz_nn2 to_ii your_appge lifestyle_nn1 every_at1 single_jj day_nnt1 ._y @!HOLLAND:_zzc Exactly_rr ._y There_ex 's_vbz nothing_pn1 natural_jj_rr@ about_ii working_vvg out_rp for_if an_at1 hour_nnt1 ._y I_ppis1 do_vd0 n't_xx know_vvi why_rrq someone_pn1 suddenly_rr</text:p>
          </table:table-cell>
          <table:table-cell office:value-type="string" calcext:value-type="string">
            <text:p><text:s/>said_vvd you_ppy have_vh0 to_to go_vvi to_ii the_at gym_nn1 for_if an_at1 hour_nnt1 ._y You_ppy 're_vbr going_vvgk to_to do_vdi a_at1 workout_nn1 here_rl that_cst_dd1 would_vm take_vvi the_at time_nnt1 it_pph1 takes_vvz you_ppy to_to get_vvi to_ii the_at</text:p>
          </table:table-cell>
        </table:table-row>
        <table:table-row table:style-name="ro4">
          <table:table-cell office:value-type="float" office:value="586" calcext:value-type="float">
            <text:p>586</text:p>
          </table:table-cell>
          <table:table-cell table:style-name="ce71" office:value-type="string" calcext:value-type="string">
            <text:p><text:s text:c="2"/>. We spot a secret home security camera trained on the pathway to Isabel 's window . Why was n't it working that night ? In a major twist , Isabel 's father now</text:p>
          </table:table-cell>
          <table:table-cell table:style-name="ce73" office:value-type="string" calcext:value-type="string">
            <text:p><text:s/>banned from any contact with the two remaining young sons , Isabel 's brothers , @ @ @ @ @ @ @ @ @ @ We obtain the 911 calls when Isabel reported missing , revea</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_y We_ppis2 spot_vv0@ a_at1 secret_jj home_nn1 security_nn1 camera_nn1 trained_vvn on_ii the_at pathway_nn1 to_ii Isabel_np1 's_ge window_nn1 ._y Why_rrq was_vbdz n't_xx it_pph1 working_vvg that_dd1 night_nnt1 ?_y In_ii a_at1 major_jj twist_nn1 ,_y Isabel_np1 's_ge father_nn1 now_rt</text:p>
          </table:table-cell>
          <table:table-cell office:value-type="string" calcext:value-type="string">
            <text:p><text:s/>banned_vvn_vvd from_ii any_dd contact_nn1_vv0 with_iw the_at two_mc remaining_jj_vvg young_jj sons_nn2 ,_y Isabel_np1 's_ge brothers_nn2 ,_y @_ii @_ii @_ii @_ii @_ii @_ii @_ii @_ii @_ii @_ii We_ppis2 obtain_vv0 the_at 911_mc calls_nn2_vvz when_rrq_cs Isabel_np1 reported_vvd missing_jj_vvg ,_y revea</text:p>
          </table:table-cell>
        </table:table-row>
        <table:table-row table:style-name="ro4" table:visibility="filter">
          <table:table-cell office:value-type="float" office:value="587" calcext:value-type="float">
            <text:p>587</text:p>
          </table:table-cell>
          <table:table-cell table:style-name="ce71" office:value-type="string" calcext:value-type="string">
            <text:p><text:s/>2 are in Tucson and @ @ @ @ @ @ @ @ @ @ , news director , KNST . Paul , have you heard the 911 calls ? @!PAUL-BIRMINGHAM-K: I have heard the 911 calls , and they</text:p>
          </table:table-cell>
          <table:table-cell table:style-name="ce73" office:value-type="string" calcext:value-type="string">
            <text:p><text:s/>'re shocking , to say the least . This disconnect that exists between Sergio and the gravity of the situation , the laughter that is expressed , contrast that with what w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2 are_vbr in_ii Tucson_np1 and_cc @_ii @_ii @_ii @_ii @_ii @_ii @_ii @_ii @_ii @_ii ,_y news_nn1 director_nn1 ,_y KNST_np1 ._y Paul_np1 ,_y have_vh0 you_ppy heard_vvn the_at 911_mc calls_nn2_vvz ?_y @!PAUL-BIRMINGHAM-K:_zzc I_ppis1 have_vh0 heard_vvn the_at 911_mc calls_nn2_vvz ,_y and_cc they_pphs2</text:p>
          </table:table-cell>
          <table:table-cell office:value-type="string" calcext:value-type="string">
            <text:p><text:s/>'re_vbr shocking_jj_vvg@ ,_y to_to say_vvi the_at least_rrt ._y This_dd1 disconnect_vv0 that_cst_dd1 exists_vvz between_ii Sergio_np1 and_cc the_at gravity_nn1 of_io the_at situation_nn1 ,_y the_at laughter_nn1 that_cst_dd1 is_vbz expressed_vvn ,_y contrast_vv0@_nn1 that_cst_dd1 with_iw what_ddq we</text:p>
          </table:table-cell>
        </table:table-row>
        <table:table-row table:style-name="ro4" table:visibility="filter">
          <table:table-cell office:value-type="float" office:value="588" calcext:value-type="float">
            <text:p>588</text:p>
          </table:table-cell>
          <table:table-cell table:style-name="ce71" office:value-type="string" calcext:value-type="string">
            <text:p><text:s text:c="2"/>to come on your show on one day . Sergio called me probably 15 minutes before I was going to go on with you , and Becky had spoken . They felt it</text:p>
          </table:table-cell>
          <table:table-cell table:style-name="ce74" office:value-type="string" calcext:value-type="string">
            <text:p><text:s/>was best that they go on first . That was actually the same day they came out with their first news conference here in Tucson . So they wanted to be the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to_to come_vvi on_ii_rp@ your_appge show_nn1 on_ii one_mc1 day_nnt1 ._y Sergio_np1@_nn1 called_vvd me_ppio1 probably_rr 15_mc minutes_nnt2 before_cs I_ppis1 was_vbdz going_vvgk to_to go_vvi on_rp@ with_iw you_ppy ,_y and_cc Becky_np1 had_vhd spoken_vvn ._y They_pphs2 felt_vvd it_pph1</text:p>
          </table:table-cell>
          <table:table-cell office:value-type="string" calcext:value-type="string">
            <text:p><text:s/>was_vbdz best_jjt_rrt that_cst they_pphs2 go_vv0 on_ii_rp@ first_md ._y That_dd1 was_vbdz actually_rr the_at same_da day_nnt1 they_pphs2 came_vvd out_rp with_iw their_appge first_md news_nn1 conference_nn1 here_rl in_ii Tucson_np1 ._y So_rr they_pphs2 wanted_vvd to_to be_vbi the_at</text:p>
          </table:table-cell>
        </table:table-row>
        <table:table-row table:style-name="ro4" table:visibility="filter">
          <table:table-cell office:value-type="float" office:value="589" calcext:value-type="float">
            <text:p>589</text:p>
          </table:table-cell>
          <table:table-cell table:style-name="ce71" office:value-type="string" calcext:value-type="string">
            <text:p><text:s text:c="2"/>is ridiculous . The boys are -- @ @ @ @ @ @ @ @ @ @ his world . He 's a great father . He 's a great person . He 's a great coach . All the</text:p>
          </table:table-cell>
          <table:table-cell table:style-name="ce73" office:value-type="string" calcext:value-type="string">
            <text:p><text:s/>parents , all the kids that are Little League love him . They have loved him for years . This is ridiculous . And I saw your show last night and I heard peopl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s_vbz ridiculous_jj ._y The_at boys_nn2 are_vbr --_zz @_ii @_ii @_ii @_ii @_ii @_ii @_ii @_ii @_ii @_ii his_appge world_nn1 ._y He_pphs1 's_vbz a_at1 great_jj father_nn1 ._y He_pphs1 's_vbz a_at1 great_jj person_nn1 ._y He_pphs1 's_vbz a_at1 great_jj coach_nn1 ._y All_db the_at</text:p>
          </table:table-cell>
          <table:table-cell office:value-type="string" calcext:value-type="string">
            <text:p><text:s/>parents_nn2 ,_y all_db the_at kids_nn2 that_cst are_vbr Little_jj League_nn1 love_vv0 him_ppho1 ._y They_pphs2 have_vh0 loved_vvn him_ppho1 for_if years_nnt2 ._y This_dd1 is_vbz ridiculous_jj ._y And_cc I_ppis1 saw_vvd your_appge show_nn1 last_md night_nnt1 and_cc I_ppis1 heard_vvd people_nn</text:p>
          </table:table-cell>
        </table:table-row>
        <table:table-row table:style-name="ro4" table:visibility="filter">
          <table:table-cell office:value-type="float" office:value="590" calcext:value-type="float">
            <text:p>590</text:p>
          </table:table-cell>
          <table:table-cell table:style-name="ce71" office:value-type="string" calcext:value-type="string">
            <text:p><text:s text:c="2"/>have got to make it safe for folks to do the right thing and as Tom has said , that means you 're going to probably make some @ @ @ @ @ @ @</text:p>
          </table:table-cell>
          <table:table-cell table:style-name="ce73" office:value-type="string" calcext:value-type="string">
            <text:p><text:s/>@ @ @ of the day , the value add not just to our economy but just the overall confidence in our institutions would be enormous . @!BURNETT: And do you think that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ave_vh0 got_vvn to_to make_vvi it_pph1 safe_jj for_if folks_nn2 to_to do_vdi the_at right_jj_nn1 thing_nn1 and_cc as_csa_ii@ Tom_np1 has_vhz said_vvn ,_y that_dd1_cst means_vvz you_ppy 're_vbr going_vvg to_to probably_rr make_vvi some_dd @_ii @_ii @_ii @_ii @_ii @_ii @_ii</text:p>
          </table:table-cell>
          <table:table-cell office:value-type="string" calcext:value-type="string">
            <text:p><text:s/>@_ii @_ii @_ii of_io the_at day_nnt1 ,_y the_at value_nn1 add_vv0 not_xx just_rr to_ii our_appge economy_nn1 but_ccb just_rr the_at overall_jj_nn1 confidence_nn1 in_ii our_appge institutions_nn2 would_vm be_vbi enormous_jj ._y @!BURNETT:_zzc And_cc do_vd0 you_ppy think_vvi that_cst the_at</text:p>
          </table:table-cell>
        </table:table-row>
        <table:table-row table:style-name="ro4" table:visibility="filter">
          <table:table-cell office:value-type="float" office:value="591" calcext:value-type="float">
            <text:p>591</text:p>
          </table:table-cell>
          <table:table-cell table:style-name="ce71" office:value-type="string" calcext:value-type="string">
            <text:p><text:s text:c="2"/>Simpson- Bowles ? @!WARNER: I think the president -- I think the president should have done more to explain the problem . He did come out and endorse our " gang of six "</text:p>
          </table:table-cell>
          <table:table-cell table:style-name="ce73" office:value-type="string" calcext:value-type="string">
            <text:p><text:s/>plan . @!BURNETT: Yes . @!WARNER: I think that maybe cost us some votes . I think there are some folks particularly in the House that if the president endorses anything ,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impson-_jj_nn1 Bowles_np1 ?_y @!WARNER:_zzc I_ppis1 think_vv0 the_at president_nn1 --_nn1 I_ppis1 think_vv0 the_at president_nn1 should_vm have_vhi done_vdn more_rrr to_to explain_vvi the_at problem_nn1 ._y He_pphs1 did_vdd come_vvi out_rp and_cc endorse_vvi our_appge "_y gang_nn1 of_io six_mc "_y</text:p>
          </table:table-cell>
          <table:table-cell office:value-type="string" calcext:value-type="string">
            <text:p><text:s/>plan_nn1_vv0 ._y @!BURNETT:_zzc Yes_uh ._y @!WARNER:_zzc I_ppis1 think_vv0 that_cst_dd1 maybe_rr cost_vv0 us_ppio2 some_dd votes_nn2 ._y I_ppis1 think_vv0 there_ex_rl are_vbr some_dd folks_nn2 particularly_rr in_ii the_at House_nn1 that_cst if_cs the_at president_nn1 endorses_vvz anything_pn1 ,_y i</text:p>
          </table:table-cell>
        </table:table-row>
        <table:table-row table:style-name="ro4" table:visibility="filter">
          <table:table-cell office:value-type="float" office:value="592" calcext:value-type="float">
            <text:p>592</text:p>
          </table:table-cell>
          <table:table-cell table:style-name="ce71" office:value-type="string" calcext:value-type="string">
            <text:p><text:s/>py have is significant increased economic growth , @ @ @ @ @ @ @ @ @ @ I mean unbelievable . @!WARNER: You can actually have both because disproportionately -- @!BURNETT: Yes . @!WARNER:</text:p>
          </table:table-cell>
          <table:table-cell table:style-name="ce73" office:value-type="string" calcext:value-type="string">
            <text:p><text:s/>-- folks at the top end were on that take more advantage of the tax breaks than others . So you can have a simpler code . You can have that predictability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py have_vh0 is_vbz significant_jj increased_jj economic_jj growth_nn1 ,_y @_ii @_ii @_ii @_ii @_ii @_ii @_ii @_ii @_ii @_ii I_ppis1 mean_vv0 unbelievable_jj ._y @!WARNER:_zzc You_ppy can_vm actually_rr have_vhi both_rr because_cs disproportionately_rr_jj --_zz @!BURNETT:_zzc Yes_uh ._y @!WARNER:_zzc</text:p>
          </table:table-cell>
          <table:table-cell office:value-type="string" calcext:value-type="string">
            <text:p><text:s/>--_zz folks_nn2 at_ii the_at top_jj_nn1 end_nn1 were_vbdr on_rp@_ii that_cst_dd1 take_vv0 more_dar advantage_nn1 of_io the_at tax_nn1 breaks_nn2 than_csn others_nn2 ._y So_rr you_ppy can_vm have_vhi a_at1 simpler_jjr code_nn1 ._y You_ppy can_vm have_vhi that_dd1 predictability_</text:p>
          </table:table-cell>
        </table:table-row>
        <table:table-row table:style-name="ro4" table:visibility="filter">
          <table:table-cell office:value-type="float" office:value="593" calcext:value-type="float">
            <text:p>593</text:p>
          </table:table-cell>
          <table:table-cell table:style-name="ce71" office:value-type="string" calcext:value-type="string">
            <text:p><text:s text:c="2"/>of criticisms of that poll and that 's perfectly legitimate -- @!BURNETT: Right . @!SALAM: -- but if it 's anywhere close to that , that 's really , really rough news</text:p>
          </table:table-cell>
          <table:table-cell table:style-name="ce73" office:value-type="string" calcext:value-type="string">
            <text:p><text:s/>for the president . So I encourage the president really do everything you possibly can on this front because that 's the way you 're going to make this a fair figh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f_io criticisms_nn2 of_io that_dd1 poll_nn1 and_cc that_dd1_cst 's_vbz perfectly_rr legitimate_jj --_nn1_jj @!BURNETT:_zzc Right_rr_nn1_jj ._y @!SALAM:_zzc --_zz but_ccb if_cs it_pph1 's_vbz anywhere_rl close_jj to_ii that_dd1 ,_y that_dd1 's_vbz really_rr ,_y really_rr rough_jj news_nn1</text:p>
          </table:table-cell>
          <table:table-cell office:value-type="string" calcext:value-type="string">
            <text:p><text:s/>for_if the_at president_nn1 ._y So_rr I_ppis1 encourage_vv0 the_at president_nn1 really_rr do_vd0 everything_pn1 you_ppy possibly_rr can_vv0%_vm on_ii this_dd1 front_nn1_jj because_cs that_dd1 's_vbz the_at way_nn1 you_ppy 're_vbr going_vvgk to_to make_vvi this_dd1 a_at1 fair_jj fight_</text:p>
          </table:table-cell>
        </table:table-row>
        <table:table-row table:style-name="ro4" table:visibility="filter">
          <table:table-cell office:value-type="float" office:value="594" calcext:value-type="float">
            <text:p>594</text:p>
          </table:table-cell>
          <table:table-cell table:style-name="ce71" office:value-type="string" calcext:value-type="string">
            <text:p><text:s text:c="2"/>been in this accident , that he was still drinking and still the pardon went through . @!BURNETT: All right , such -- it 's a terrible story and interesting as you</text:p>
          </table:table-cell>
          <table:table-cell table:style-name="ce73" office:value-type="string" calcext:value-type="string">
            <text:p><text:s/>said that you 've now started to get e-mail evidence that perhaps what the governor said he knew is not what he really knew . What happens from here , Ed , in term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hd been_vbn in_ii this_dd1 accident_nn1 ,_y that_cst he_pphs1 was_vbdz still_rr_jj@ drinking_vvg_nn1 and_cc still_rr the_at pardon_nn1 went_vvd through_rp@ ._y @!BURNETT:_zzc All_rr21 right_rr22 ,_y such_da --_nn1_jj it_pph1 's_vbz a_at1 terrible_jj story_nn1 and_cc interesting_jj as_csa you_ppy</text:p>
          </table:table-cell>
          <table:table-cell office:value-type="string" calcext:value-type="string">
            <text:p><text:s/>said_vvd that_cst you_ppy 've_vh0 now_rt started_vvn to_to get_vvi e-mail_nn1 evidence_nn1 that_cst perhaps_rr what_ddq the_at governor_nn1 said_vvd he_pphs1 knew_vvd is_vbz not_xx what_ddq he_pphs1 really_rr knew_vvd ._y What_ddq happens_vvz from_ii here_rl ,_y Ed_np1 ,_y in_ii31 terms_</text:p>
          </table:table-cell>
        </table:table-row>
        <table:table-row table:style-name="ro4" table:visibility="filter">
          <table:table-cell office:value-type="float" office:value="595" calcext:value-type="float">
            <text:p>595</text:p>
          </table:table-cell>
          <table:table-cell table:style-name="ce71" office:value-type="string" calcext:value-type="string">
            <text:p><text:s text:c="2"/>today told me he wo n't do it though unless every single dollar is matched by spending cuts or reforms which do n't include higher tax rates , but he</text:p>
          </table:table-cell>
          <table:table-cell table:style-name="ce73" office:value-type="string" calcext:value-type="string">
            <text:p><text:s/>told me would mean some people pay a higher tax bill thanks to closing loopholes . Now it does n't seem that this rule , though , of a cut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oday_rt told_vvd_vvn me_ppio1 he_pphs1 wo_vm n't_xx do_vdi it_pph1 though_cs_rr@ unless_cs every_at1 single_jj dollar_nnu1 is_vbz matched_vvn by_ii spending_vvg_nn1_jj@ cuts_nn2 or_cc reforms_nn2 which_ddq do_vd0 n't_xx include_vvi higher_jjr tax_nn1 rates_nn2 ,_y but_ccb he_pphs1</text:p>
          </table:table-cell>
          <table:table-cell office:value-type="string" calcext:value-type="string">
            <text:p><text:s/>told_vvd me_ppio1 would_vm mean_vvi some_dd people_nn pay_vv0 a_at1 higher_jjr tax_nn1 bill_nn1 thanks_nn2 to_ii closing_jj_vvg_nn1 loopholes_nn2 ._y Now_rt it_pph1 does_vdz n't_xx seem_vvi that_cst this_dd1 rule_nn1 ,_y though_cs_rr@ ,_y of_io a_at1 cut_jj@_nn1 --_nn1</text:p>
          </table:table-cell>
        </table:table-row>
        <table:table-row table:style-name="ro4" table:visibility="filter">
          <table:table-cell office:value-type="float" office:value="596" calcext:value-type="float">
            <text:p>596</text:p>
          </table:table-cell>
          <table:table-cell table:style-name="ce71" office:value-type="string" calcext:value-type="string">
            <text:p><text:s text:c="2"/>CBO , that would require a $5.2 trillion increase in the debt ceiling over the next 10 years just as it was . @!BOEHNER: Yes , the big @ @ @ @ @ @ @ @</text:p>
          </table:table-cell>
          <table:table-cell table:style-name="ce73" office:value-type="string" calcext:value-type="string">
            <text:p><text:s/>@ @ -- @!BOEHNER: The big bad House Republican budge would discard everything under the sun according to my friends across the aisle , would still require a $5 trillion increase in th</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 CBO_nn1_np1 ,_y that_dd1_cst would_vm require_vvi a_at1 $5.2_nnu trillion_nno increase_nn1 in_ii the_at debt_nn1 ceiling_nn1 over_ii the_at next_md 10_mc years_nnt2 just_rr as_csa it_pph1 was_vbdz ._y @!BOEHNER:_zzc Yes_uh ,_y the_at big_jj @_ii @_ii @_ii @_ii @_ii @_ii @_ii @_ii</text:p>
          </table:table-cell>
          <table:table-cell office:value-type="string" calcext:value-type="string">
            <text:p><text:s/>@_ii @_ii --_zz @!BOEHNER:_zzc The_at big_jj bad_jj House_nn1 Republican_nn1 budge_vv0 would_vm discard_vvi everything_pn1 under_ii the_at sun_nn1 according_ii21 to_ii22 my_appge friends_nn2 across_ii the_at aisle_nn1 ,_y would_vm still_rr require_vvi a_at1 $5_nnu trillion_nno increase_nn1 in_ii th</text:p>
          </table:table-cell>
        </table:table-row>
        <table:table-row table:style-name="ro4" table:visibility="filter">
          <table:table-cell office:value-type="float" office:value="597" calcext:value-type="float">
            <text:p>597</text:p>
          </table:table-cell>
          <table:table-cell table:style-name="ce71" office:value-type="string" calcext:value-type="string">
            <text:p><text:s/>a . My next goal was to try to get Columbia , South Carolina involved . I actually have some connections there in Spartanburg , South Carolina , where we 're originally from .</text:p>
          </table:table-cell>
          <table:table-cell table:style-name="ce73" office:value-type="string" calcext:value-type="string">
            <text:p><text:s/>So , I love to see the who nation join in this , because blood is something that burn victims , wound victims nee and hospitals need it . It should b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_np1 ._y My_appge next_md goal_nn1 was_vbdz to_to try_vvi to_to get_vvi Columbia_np1 ,_y South_np1 Carolina_np1 involved_vvd ._y I_ppis1 actually_rr have_vh0 some_dd connections_nn2 there_rl in_ii Spartanburg_np1 ,_y South_np1 Carolina_np1 ,_y where_cs_rrq we_ppis2 're_vbr originally_rr from_ii ._y</text:p>
          </table:table-cell>
          <table:table-cell office:value-type="string" calcext:value-type="string">
            <text:p><text:s/>So_rr ,_y I_ppis1 love_vv0 to_to see_vvi the_at who_pnqs nation_nn1 join_vv0 in_ii_rp@ this_dd1 ,_y because_cs blood_nn1 is_vbz something_pn1 that_cst burn_vv0_nn1 victims_nn2 ,_y wound_vvd_nn1_vvn victims_nn2 nee_fw and_cc hospitals_nn2 need_vv0 it_pph1 ._y It_pph1 should_vm be_vbi</text:p>
          </table:table-cell>
        </table:table-row>
        <table:table-row table:style-name="ro4" table:visibility="filter">
          <table:table-cell office:value-type="float" office:value="598" calcext:value-type="float">
            <text:p>598</text:p>
          </table:table-cell>
          <table:table-cell table:style-name="ce71" office:value-type="string" calcext:value-type="string">
            <text:p><text:s text:c="2"/>contractors do you have in the Defense Department ? Well , it 's quite a range . What is it ? It 's between a million and 10 million . That is a hell of</text:p>
          </table:table-cell>
          <table:table-cell table:style-name="ce73" office:value-type="string" calcext:value-type="string">
            <text:p><text:s/>a range . Obamacare , call it Elvis Presley carry , I do n't care care . Where do you get your health care ? Is it free ? There 'll be hair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contractors_nn2 do_vd0 you_ppy have_vhi in_ii the_at Defense_nn1 Department_nn1 ?_y Well_rr ,_y it_pph1 's_vbz quite_rg a_at1 range_nn1 ._y What_ddq is_vbz it_pph1 ?_y It_pph1 's_vbz between_ii a_at1 million_nno and_cc 10_mc million_nno ._y That_dd1 is_vbz a_at1 hell_nn1 of_io</text:p>
          </table:table-cell>
          <table:table-cell office:value-type="string" calcext:value-type="string">
            <text:p><text:s/>a_at1 range_nn1 ._y Obamacare_vv0_nn1_np1@ ,_y call_vv0 it_pph1 Elvis_np1 Presley_np1 carry_vv0 ,_y I_ppis1 do_vd0 n't_xx care_vvi care_nn1 ._y Where_rrq do_vd0 you_ppy get_vvi your_appge health_nn1 care_nn1_vv0 ?_y Is_vbz it_pph1 free_jj ?_y There_ex 'll_vm be_vbi hair_nn1</text:p>
          </table:table-cell>
        </table:table-row>
        <table:table-row table:style-name="ro4" table:visibility="filter">
          <table:table-cell office:value-type="float" office:value="599" calcext:value-type="float">
            <text:p>599</text:p>
          </table:table-cell>
          <table:table-cell table:style-name="ce71" office:value-type="string" calcext:value-type="string">
            <text:p><text:s text:c="2"/>he admitted the affair . Moylan said -- quote -- " He was as surprised to hear it as I was . Senator Edwards said , ' Bunny , you should not be sending money</text:p>
          </table:table-cell>
          <table:table-cell table:style-name="ce73" office:value-type="string" calcext:value-type="string">
            <text:p><text:s/>to anyone . ' " So did Edwards friend help his cause ? @!CNN-senior-legal-a# JEFFREY @!TOOBIN , CNN SENIOR LEGAL ANALYST : Well , @ @ @ @ @ @ @ @ @ @ think that is the</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he_pphs1 admitted_vvd the_at affair_nn1 ._y Moylan_np1@_nn1 said_vvd --_zz quote_nn1 --_nn1 "_y He_pphs1 was_vbdz as_rg@ surprised_jj to_to hear_vvi it_pph1 as_csa I_ppis1 was_vbdz ._y Senator_nnb Edwards_np1 said_vvd ,_y '_ge Bunny_nn1 ,_y you_ppy should_vm not_xx be_vbi sending_vvg money_nn1</text:p>
          </table:table-cell>
          <table:table-cell office:value-type="string" calcext:value-type="string">
            <text:p><text:s/>to_ii anyone_pn1 ._y '_"@_ge "_y So_rr did_vdd Edwards_np1 friend_nn1 help_vv0 his_appge cause_vvi ?_y @!CNN-senior-legal-a#_zzc JEFFREY_np1 @!TOOBIN_zzc ,_y CNN_np1 SENIOR_jj LEGAL_jj ANALYST_nn1 :_y Well_rr ,_y @_ii @_ii @_ii @_ii @_ii @_ii @_ii @_ii @_ii @_ii think_vvi that_dd1_cst is_vbz the_at</text:p>
          </table:table-cell>
        </table:table-row>
        <table:table-row table:style-name="ro4" table:visibility="filter">
          <table:table-cell office:value-type="float" office:value="600" calcext:value-type="float">
            <text:p>600</text:p>
          </table:table-cell>
          <table:table-cell table:style-name="ce71" office:value-type="string" calcext:value-type="string">
            <text:p><text:s/>rr spoon-feed them . They know what they 're interested @ @ @ @ @ @ @ @ @ @ , because they know Ann Marie Buerkle 's record is one of trying to end Medicare as we</text:p>
          </table:table-cell>
          <table:table-cell table:style-name="ce73" office:value-type="string" calcext:value-type="string">
            <text:p><text:s/>know it niand again raise taxes on working families . @(END-VIDEOTAPE) @!BASH: Now , this online advertising costs between 10 to 15 cents per view . The more voters click , th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r spoon-feed_jj them_ppho2 ._y They_pphs2 know_vv0 what_ddq they_pphs2 're_vbr interested_jj @_ii @_ii @_ii @_ii @_ii @_ii @_ii @_ii @_ii @_ii ,_y because_cs they_pphs2 know_vv0 Ann_np1 Marie_np1 Buerkle_np1 's_ge record_nn1 is_vbz one_mc1 of_io trying_vvg to_to end_vvi Medicare_np1 as_csa we_ppis2</text:p>
          </table:table-cell>
          <table:table-cell office:value-type="string" calcext:value-type="string">
            <text:p><text:s/>know_vv0 it_pph1 niand_vv0_nn1 again_rt raise_vv0 taxes_nn2 on_ii working_vvg_jj@ families_nn2 ._y @(END-VIDEOTAPE)_zzq @!BASH:_zzc Now_rt ,_y this_dd1 online_jj advertising_nn1 costs_vvz_nn2 between_ii 10_mc to_ii 15_mc cents_nnu2 per_ii view_nn1 ._y The_at more_dar voters_nn2 click_vv0 ,_y the_at</text:p>
          </table:table-cell>
        </table:table-row>
        <table:table-row table:style-name="ro4" table:visibility="filter">
          <table:table-cell office:value-type="float" office:value="601" calcext:value-type="float">
            <text:p>601</text:p>
          </table:table-cell>
          <table:table-cell table:style-name="ce71" office:value-type="string" calcext:value-type="string">
            <text:p><text:s/>!BASH: Now , this online advertising costs between 10 to 15 cents per view . The more voters click , the more expensive the ad buy . A Nielsen study commissioned Google</text:p>
          </table:table-cell>
          <table:table-cell table:style-name="ce73" office:value-type="string" calcext:value-type="string">
            <text:p><text:s/>found the more viewers see advertising across multiple platforms , the more likely the message sticks . Jessica , what political consultants hope they use the same success -- fin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BASH:_zzc Now_rt ,_y this_dd1 online_jj advertising_nn1 costs_vvz_nn2 between_ii 10_mc to_ii 15_mc cents_nnu2 per_ii view_nn1 ._y The_at more_dar voters_nn2 click_vv0 ,_y the_at more_rgr expensive_jj the_at ad_nn1 buy_vv0_nn1% ._y A_zz1_at1 Nielsen_np1_nn1@ study_nn1 commissioned_vvd_vvn Google_np1</text:p>
          </table:table-cell>
          <table:table-cell office:value-type="string" calcext:value-type="string">
            <text:p><text:s/>found_vvd the_at more_dar viewers_nn2 see_vv0 advertising_nn1_vvg@ across_ii multiple_jj_nn1 platforms_nn2 ,_y the_at more_rgr likely_rr@_jj the_at message_nn1 sticks_nn2_vvz ._y Jessica_np1 ,_y what_ddq political_jj consultants_nn2 hope_vv0 they_pphs2 use_vv0 the_at same_da success_nn1 --_nn1 find</text:p>
          </table:table-cell>
        </table:table-row>
        <table:table-row table:style-name="ro4" table:visibility="filter">
          <table:table-cell office:value-type="float" office:value="602" calcext:value-type="float">
            <text:p>602</text:p>
          </table:table-cell>
          <table:table-cell table:style-name="ce71" office:value-type="string" calcext:value-type="string">
            <text:p><text:s text:c="2"/>ad buy . A Nielsen study commissioned Google found the more viewers see advertising across multiple platforms , the more likely the message sticks . Jessica , what</text:p>
          </table:table-cell>
          <table:table-cell table:style-name="ce73" office:value-type="string" calcext:value-type="string">
            <text:p><text:s/>political consultants hope they use the same success -- find the same success in this online advertising that the corporate world has . @!YELLIN: It 's the future , and it 's her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 ad_nn1 buy_vv0_nn1% ._y A_zz1_at1 Nielsen_np1_nn1@ study_nn1 commissioned_vvd_vvn Google_np1 found_vvd the_at more_dar viewers_nn2 see_vv0 advertising_nn1_vvg@ across_ii multiple_jj_nn1 platforms_nn2 ,_y the_at more_rgr likely_rr@_jj the_at message_nn1 sticks_nn2_vvz ._y Jessica_np1 ,_y what_ddq</text:p>
          </table:table-cell>
          <table:table-cell office:value-type="string" calcext:value-type="string">
            <text:p><text:s/>political_jj consultants_nn2 hope_vv0 they_pphs2 use_vv0 the_at same_da success_nn1 --_nn1 find_vv0 the_at same_da success_nn1 in_ii this_dd1 online_jj advertising_nn1 that_cst the_at corporate_jj world_nn1 has_vhz ._y @!YELLIN:_zzc It_pph1 's_vbz the_at future_nn1_jj ,_y and_cc it_pph1 's_vbz here</text:p>
          </table:table-cell>
        </table:table-row>
        <table:table-row table:style-name="ro4" table:visibility="filter">
          <table:table-cell office:value-type="float" office:value="603" calcext:value-type="float">
            <text:p>603</text:p>
          </table:table-cell>
          <table:table-cell table:style-name="ce71" office:value-type="string" calcext:value-type="string">
            <text:p><text:s text:c="2"/>better he does . The more he 's out there talking spontaneously -- the man made a lot of gaffes , especially at the end of that primary season . I think he</text:p>
          </table:table-cell>
          <table:table-cell table:style-name="ce73" office:value-type="string" calcext:value-type="string">
            <text:p><text:s/>should just let the economy and the unemployment rate do the work for him . I think that 's why he 's looking more ... @!YELLIN: When he was under attack 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 better_rrr he_pphs1 does_vdz ._y The_at more_rrr he_pphs1 's_vbz out_rp there_rl talking_vvg spontaneously_rr --_zz the_at man_nn1 made_vvn a_at1 lot_nn1 of_io gaffes_nn2 ,_y especially_rr at_ii the_at end_nn1 of_io that_dd1 primary_jj_nn1 season_nnt1 ._y I_ppis1 think_vv0 he_pphs1</text:p>
          </table:table-cell>
          <table:table-cell office:value-type="string" calcext:value-type="string">
            <text:p><text:s/>should_vm just_rr let_vvi the_at economy_nn1 and_cc the_at unemployment_nn1 rate_nn1 do_vd0 the_at work_nn1 for_if him_ppho1 ._y I_ppis1 think_vv0 that_dd1 's_vbz why_rrq he_pphs1 's_vbz looking_vvg more_dar ..._... @!YELLIN:_zzc When_rrq_cs he_pphs1 was_vbdz under_ii_rg@ attack_nn1_vv0 he_pphs1</text:p>
          </table:table-cell>
        </table:table-row>
        <table:table-row table:style-name="ro4" table:visibility="filter">
          <table:table-cell office:value-type="float" office:value="604" calcext:value-type="float">
            <text:p>604</text:p>
          </table:table-cell>
          <table:table-cell table:style-name="ce71" office:value-type="string" calcext:value-type="string">
            <text:p><text:s text:c="2"/>some point , you feel sort of , like , you know , there are other issues . We 're interested in the economy . @!HUME: Well , I think that 's true . And it</text:p>
          </table:table-cell>
          <table:table-cell table:style-name="ce73" office:value-type="string" calcext:value-type="string">
            <text:p><text:s/>was actually -- I think it was Ann Romney who 's made the point that , you know , she 's heard a lot of women are talking about the economy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i some_dd point_nn1 ,_y you_ppy feel_vv0 sort_rr21@ of_rr22 ,_y like_rr ,_y you_ppy know_vv0 ,_y there_ex are_vbr other_jj issues_nn2 ._y We_ppis2 're_vbr interested_jj in_ii the_at economy_nn1 ._y @!HUME:_zzc Well_rr ,_y I_ppis1 think_vv0 that_dd1 's_vbz true_jj ._y And_cc it_pph1</text:p>
          </table:table-cell>
          <table:table-cell office:value-type="string" calcext:value-type="string">
            <text:p><text:s/>was_vbdz actually_rr --_zz I_ppis1 think_vv0 it_pph1 was_vbdz Ann_np1 Romney_np1 who_pnqs 's_vbz_vhz@ made_vvn the_at point_nn1 that_cst_dd1 ,_y you_ppy know_vv0 ,_y she_pphs1 's_vbz_vhz@ heard_vvn a_at1 lot_nn1 of_io women_nn2 are_vbr talking_vvg about_ii the_at economy_nn1 ,_y</text:p>
          </table:table-cell>
        </table:table-row>
        <table:table-row table:style-name="ro4" table:visibility="filter">
          <table:table-cell office:value-type="float" office:value="605" calcext:value-type="float">
            <text:p>605</text:p>
          </table:table-cell>
          <table:table-cell table:style-name="ce71" office:value-type="string" calcext:value-type="string">
            <text:p><text:s/>c Israel of assassinating Iranian nuclear scientists in Iran . And today , Iran sends a message at the end of @ @ @ @ @ @ @ @ @ @ . And is Facebook getting bad news tonight</text:p>
          </table:table-cell>
          <table:table-cell table:style-name="ce73" office:value-type="string" calcext:value-type="string">
            <text:p><text:s/>. It IPO is expected to be a blockbuster , but is something about to rain on Facebook 's parade ? That 's in two minutes . @!VAN-SUSTEREN: It 's expected to be </text:p>
          </table:table-cell>
          <table:table-cell table:style-name="ce78" office:value-type="string" calcext:value-type="string">
            <text:p>counterpart with terminal punctuation eliminated</text:p>
          </table:table-cell>
          <table:table-cell office:value-type="string" calcext:value-type="string">
            <text:p>bloquear</text:p>
          </table:table-cell>
          <table:table-cell office:value-type="string" calcext:value-type="string">
            <text:p><text:s/>c Israel_np1 of_io assassinating_vvg Iranian_jj nuclear_jj scientists_nn2 in_ii Iran_np1 ._y And_cc today_rt ,_y Iran_np1 sends_vvz a_at1 message_nn1 at_ii the_at end_nn1 of_io @_ii @_ii @_ii @_ii @_ii @_ii @_ii @_ii @_ii @_ii ._y And_cc is_vbz Facebook_nn1_np1 getting_vvg bad_jj news_nn1 tonight_rt</text:p>
          </table:table-cell>
          <table:table-cell office:value-type="string" calcext:value-type="string">
            <text:p><text:s/>._y It_pph1 IPO_nn1_np1 is_vbz expected_vvn_jj to_to be_vbi a_at1 blockbuster_nn1 ,_y but_ccb is_vbz something_pn1 about_rpk to_to rain_vvi on_ii Facebook_np1 's_ge parade_nn1 ?_y That_dd1 's_vbz in_ii two_mc minutes_nnt2 ._y @!VAN-SUSTEREN:_zzc It_pph1 's_vbz expected_vvn to_to be_vbi</text:p>
          </table:table-cell>
        </table:table-row>
        <table:table-row table:style-name="ro4" table:visibility="filter">
          <table:table-cell office:value-type="float" office:value="606" calcext:value-type="float">
            <text:p>606</text:p>
          </table:table-cell>
          <table:table-cell table:style-name="ce71" office:value-type="string" calcext:value-type="string">
            <text:p><text:s/>out of a spy novel , four assassinations of Iranian nuclear scientists . And Iran says Israel is behind each of the four assassinations of its scientists . And today Iran very publicly</text:p>
          </table:table-cell>
          <table:table-cell table:style-name="ce73" office:value-type="string" calcext:value-type="string">
            <text:p><text:s/>executed a man they say was an Israeli spy . Iran also accuses the United States of being in on the assassination spree in order to sabotage Iran 's nuclear program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ut_ii21 of_ii22 a_at1 spy_nn1 novel_nn1 ,_y four_mc assassinations_nn2 of_io Iranian_jj nuclear_jj scientists_nn2 ._y And_cc Iran_np1 says_vvz Israel_np1 is_vbz behind_ii each_dd1 of_io the_at four_mc assassinations_nn2 of_io its_appge scientists_nn2 ._y And_cc today_rt Iran_np1 very_rg publicly_rr</text:p>
          </table:table-cell>
          <table:table-cell office:value-type="string" calcext:value-type="string">
            <text:p><text:s/>executed_vvn_vvd a_at1 man_nn1 they_pphs2 say_vv0 was_vbdz an_at1 Israeli_jj_nn1 spy_nn1 ._y Iran_np1 also_rr accuses_vvz the_at United_np1 States_np1 of_io being_vbg in_rp@_ii on_ii the_at assassination_nn1 spree_nn1 in_bcl21 order_bcl22 to_to sabotage_vvi Iran_np1 's_ge nuclear_jj program_nn1 ._</text:p>
          </table:table-cell>
        </table:table-row>
        <table:table-row table:style-name="ro4" table:visibility="filter">
          <table:table-cell office:value-type="float" office:value="607" calcext:value-type="float">
            <text:p>607</text:p>
          </table:table-cell>
          <table:table-cell table:style-name="ce71" office:value-type="string" calcext:value-type="string">
            <text:p><text:s text:c="2"/>do n't know all the details yet . It 's going to be investigated . But this is why we passed @ @ @ @ @ @ @ @ @ @ passed it ? Best-managed banks ? Now</text:p>
          </table:table-cell>
          <table:table-cell table:style-name="ce73" office:value-type="string" calcext:value-type="string">
            <text:p><text:s/>, where is the President that promised that he hold this Wall Street fat-cats responsible for their actions ? Now , suddenly , you know , there is always a back story . Now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ppis2 do_vd0 n't_xx know_vvi all_db the_at details_nn2 yet_rr ._y It_pph1 's_vbz going_vvgk to_to be_vbi investigated_vvn ._y But_ccb this_dd1 is_vbz why_rrq we_ppis2 passed_vvd @_ii @_ii @_ii @_ii @_ii @_ii @_ii @_ii @_ii @_ii passed_vvd it_pph1 ?_y Best-managed_jjt_nn1 banks_nn2 ?_y Now_rt</text:p>
          </table:table-cell>
          <table:table-cell office:value-type="string" calcext:value-type="string">
            <text:p><text:s/>,_y where_rrq is_vbz the_at President_nn1 that_cst promised_vvd that_cst he_pphs1 hold_vv0 this_dd1 Wall_np1 Street_nnl1 fat-cats_nn2 responsible_jj for_if their_appge actions_nn2 ?_y Now_rt ,_y suddenly_rr ,_y you_ppy know_vv0 ,_y there_ex is_vbz always_rr a_at1 back_nn1_jj@ story_nn1 ._y Now_rt ,</text:p>
          </table:table-cell>
        </table:table-row>
        <table:table-row table:style-name="ro4" table:visibility="filter">
          <table:table-cell office:value-type="float" office:value="608" calcext:value-type="float">
            <text:p>608</text:p>
          </table:table-cell>
          <table:table-cell table:style-name="ce71" office:value-type="string" calcext:value-type="string">
            <text:p><text:s text:c="2"/>@!HANNITY: Do n't make excuses like Obama. @!PERINO: No , I was n't -- @!HANNITY: Obama had a kiosk and ATM machines , you are saying it 's the clicker . I</text:p>
          </table:table-cell>
          <table:table-cell table:style-name="ce73" office:value-type="string" calcext:value-type="string">
            <text:p><text:s/>do n't know about that one . @!PERINO: He know a lot of them . @!VARNEY: I take my hat off for you Dagen. @!HANNITY: I know at home , I guarantee you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_jj @!HANNITY:_zzc Do_vd0 n't_xx make_vvi excuses_nn2 like_ii Obama._np1 @!PERINO:_zzc No_uh ,_y I_ppis1 was_vbdz n't_xx --_zz @!HANNITY:_zzc Obama_np1 had_vhd a_at1 kiosk_nn1 and_cc ATM_nn1 machines_nn2 ,_y you_ppy are_vbr saying_vvg it_pph1 's_vbz the_at clicker_nn1 ._y I_ppis1</text:p>
          </table:table-cell>
          <table:table-cell office:value-type="string" calcext:value-type="string">
            <text:p><text:s/>do_vd0 n't_xx know_vvi about_ii that_dd1 one_pn1 ._y @!PERINO:_zzc He_pphs1 know_vv0 a_at1 lot_nn1 of_io them_ppho2 ._y @!VARNEY:_zzc I_ppis1 take_vv0 my_appge hat_nn1 off_rp for_if you_ppy Dagen._np1 @!HANNITY:_zzc I_ppis1 know_vv0 at_ii home_nn1 ,_y I_ppis1 guarantee_vv0 you_ppy ,_</text:p>
          </table:table-cell>
        </table:table-row>
        <table:table-row table:style-name="ro4" table:visibility="filter">
          <table:table-cell office:value-type="float" office:value="609" calcext:value-type="float">
            <text:p>609</text:p>
          </table:table-cell>
          <table:table-cell table:style-name="ce71" office:value-type="string" calcext:value-type="string">
            <text:p><text:s text:c="2"/>eight percent switch in Ohio , nine percent switch in Florida of the black vote . If there is an organization and folks really come out and say , we want to</text:p>
          </table:table-cell>
          <table:table-cell table:style-name="ce73" office:value-type="string" calcext:value-type="string">
            <text:p><text:s/>defend traditional marriage , we could see this thing actually blow up in his face and quite frankly , I hope @ @ @ @ @ @ @ @ @ @ Yes . Herman , what did you think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1 eight_mc percent_nnu switch_nn1_vv0 in_ii Ohio_np1 ,_y nine_mc percent_nnu switch_nn1_vv0 in_ii Florida_np1 of_io the_at black_jj vote_nn1 ._y If_cs there_ex is_vbz an_at1 organization_nn1 and_cc folks_nn2 really_rr come_vv0_vvn@ out_rp and_cc say_vv0 ,_y we_ppis2 want_vv0 to_to</text:p>
          </table:table-cell>
          <table:table-cell office:value-type="string" calcext:value-type="string">
            <text:p><text:s/>defend_vvi traditional_jj marriage_nn1 ,_y we_ppis2 could_vm see_vvi this_dd1 thing_nn1 actually_rr blow_vv0 up_rp in_ii his_appge face_nn1 and_cc quite_rg frankly_rr ,_y I_ppis1 hope_vv0 @_ii @_ii @_ii @_ii @_ii @_ii @_ii @_ii @_ii @_ii Yes_uh ._y Herman_np1 ,_y what_ddq did_vdd you_ppy think_vvi</text:p>
          </table:table-cell>
        </table:table-row>
        <table:table-row table:style-name="ro4" table:visibility="filter">
          <table:table-cell office:value-type="float" office:value="610" calcext:value-type="float">
            <text:p>610</text:p>
          </table:table-cell>
          <table:table-cell table:style-name="ce71" office:value-type="string" calcext:value-type="string">
            <text:p><text:s/>n2 , flaws that this nation has strived to protect over time . @(END-VIDEO-CLIP) @!HANNITY: All right . So -- you think our founding -- you know , it 's very interesting</text:p>
          </table:table-cell>
          <table:table-cell table:style-name="ce73" office:value-type="string" calcext:value-type="string">
            <text:p><text:s/>. We now have a Supreme Court justice -- go ahead , Kate . @!KATE-OBENSHAIN-YO: I so want to jump in . He has been doing this all ways . It 's because ,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2 ,_y flaws_nn2 that_cst this_dd1 nation_nn1 has_vhz strived_vvn to_to protect_vvi over_ii_rp time_nnt1 ._y @(END-VIDEO-CLIP)_zzq @!HANNITY:_zzc All_rr21 right_rr22 ._y So_rr --_zz you_ppy think_vv0 our_appge founding_jj@_nn1@_vvg --_nn1_jj you_ppy know_vv0 ,_y it_pph1 's_vbz very_rg interesting_jj</text:p>
          </table:table-cell>
          <table:table-cell office:value-type="string" calcext:value-type="string">
            <text:p><text:s/>._y We_ppis2 now_rt have_vh0 a_at1 Supreme_jj Court_nn1 justice_nn1 --_nn1 go_vv0 ahead_rl ,_y Kate_np1 ._y @!KATE-OBENSHAIN-YO:_zzc I_ppis1 so_rr want_vv0 to_to jump_vvi in_rp@ ._y He_pphs1 has_vhz been_vbn doing_vdg this_dd1 all_db ways_nn2 ._y It_pph1 's_vbz because_cs ,_y the_at</text:p>
          </table:table-cell>
        </table:table-row>
        <table:table-row table:style-name="ro4" table:visibility="filter">
          <table:table-cell office:value-type="float" office:value="611" calcext:value-type="float">
            <text:p>611</text:p>
          </table:table-cell>
          <table:table-cell table:style-name="ce71" office:value-type="string" calcext:value-type="string">
            <text:p><text:s text:c="2"/>Yes , absolutely ! He said -- @(CROSSTALK) @!OBENSHAIN: I believe in American exceptionalism. @!MECURIO: I am listening to you and it 's wrong . I 'm sorry . @!OBENSHAIN: He</text:p>
          </table:table-cell>
          <table:table-cell table:style-name="ce73" office:value-type="string" calcext:value-type="string">
            <text:p><text:s/>said I believe in American exceptionalism , like the Greeks believe in Greek exceptionalism -- @!MECURIO: If you are going on tell me -- @(CROSSTALK) @!HANNITY: You are missi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Yes_uh ,_y absolutely_rr !_y He_pphs1 said_vvd --_zz @(CROSSTALK)_zzq @!OBENSHAIN:_zzc I_ppis1 believe_vv0 in_ii_rp@ American_jj exceptionalism._nnu @!MECURIO:_zzc I_ppis1 am_vbm listening_vvg to_ii you_ppy and_cc it_pph1 's_vbz wrong_jj_rr@ ._y I_ppis1 'm_vbm sorry_jj ._y @!OBENSHAIN:_zzc He_pphs1</text:p>
          </table:table-cell>
          <table:table-cell office:value-type="string" calcext:value-type="string">
            <text:p><text:s/>said_vvd I_ppis1 believe_vv0 in_ii_rp@ American_jj exceptionalism_nn1 ,_y like_ii the_at Greeks_nn2 believe_vv0 in_ii_rp@ Greek_jj_nn1 exceptionalism_nn1 --_nn1_jj @!MECURIO:_zzc If_cs you_ppy are_vbr going_vvg on_rp@_ii tell_vv0 me_ppio1 --_zz @(CROSSTALK)_zzq @!HANNITY:_zzc You_ppy are_vbr missin</text:p>
          </table:table-cell>
        </table:table-row>
        <table:table-row table:style-name="ro4" table:visibility="filter">
          <table:table-cell office:value-type="float" office:value="612" calcext:value-type="float">
            <text:p>612</text:p>
          </table:table-cell>
          <table:table-cell table:style-name="ce71" office:value-type="string" calcext:value-type="string">
            <text:p><text:s/>ph1 's the " New York @ @ @ @ @ @ @ @ @ @ , according on to -- @!MECURIO: Look , I think Obama hurt himself . I do think he politicized the gay marriage</text:p>
          </table:table-cell>
          <table:table-cell table:style-name="ce73" office:value-type="string" calcext:value-type="string">
            <text:p><text:s/>issue . I have n't seen a public official politicize the gay agenda since the policemen in the village people -- that was a funny line . When you kids g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h1 's_vbz the_at "_y New_np1 York_np1 @_ii @_ii @_ii @_ii @_ii @_ii @_ii @_ii @_ii @_ii ,_y according_vvg_cs on_rp_ii21 to_ii_ii22 --_zz @!MECURIO:_zzc Look_vv0_nn1 ,_y I_ppis1 think_vv0 Obama_np1 hurt_vvd himself_ppx1 ._y I_ppis1 do_vd0 think_vvi he_pphs1 politicized_vvd the_at gay_jj marriage_nn1</text:p>
          </table:table-cell>
          <table:table-cell office:value-type="string" calcext:value-type="string">
            <text:p><text:s/>issue_nn1 ._y I_ppis1 have_vh0 n't_xx seen_vvn a_at1 public_jj_nn1 official_nn1 politicize_vv0 the_at gay_jj agenda_nn1 since_cs_ii@ the_at policemen_nn2 in_ii the_at village_nn1 people_nn --_zz that_cst_dd1 was_vbdz a_at1 funny_jj line_nn1 ._y When_cs_rrq you_ppy kids_nn2 go_</text:p>
          </table:table-cell>
        </table:table-row>
        <table:table-row table:style-name="ro4" table:visibility="filter">
          <table:table-cell office:value-type="float" office:value="613" calcext:value-type="float">
            <text:p>613</text:p>
          </table:table-cell>
          <table:table-cell table:style-name="ce71" office:value-type="string" calcext:value-type="string">
            <text:p><text:s text:c="2"/>, this an issue that 's not on the table . The reality is that -- @(CROSSTALK) O'REILLY : Oh come right , you 're dodging me now . Come on</text:p>
          </table:table-cell>
          <table:table-cell table:style-name="ce73" office:value-type="string" calcext:value-type="string">
            <text:p><text:s/>. @!COATES: -- I have members -- listen Bill come on , I have members of my family and of my church family who are right now doing multiple tours of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p1_nn1 ,_y this_dd1 an_at1 issue_nn1 that_cst_dd1 's_vbz not_xx on_ii the_at table_nn1 ._y The_at reality_nn1 is_vbz that_dd1_cst --_zz @(CROSSTALK)_zzq O'REILLY_np1_rr :_y Oh_uh come_vv0 right_rr_nn1_jj ,_y you_ppy 're_vbr dodging_vvg me_ppio1 now_rt ._y Come_vv0 on_rp</text:p>
          </table:table-cell>
          <table:table-cell office:value-type="string" calcext:value-type="string">
            <text:p><text:s/>._y @!COATES:_zzc --_zz I_ppis1 have_vh0 members_nn2 --_nn1_jj listen_vv0_nn1% Bill_np1_nn1 come_vv0 on_rp ,_y I_ppis1 have_vh0 members_nn2 of_io my_appge family_nn1 and_cc of_io my_appge church_nn1 family_nn1 who_pnqs are_vbr right_rr now_rt doing_vdg multiple_jj_nn1 tours_nn2 of_io</text:p>
          </table:table-cell>
        </table:table-row>
        <table:table-row table:style-name="ro4" table:visibility="filter">
          <table:table-cell office:value-type="float" office:value="614" calcext:value-type="float">
            <text:p>614</text:p>
          </table:table-cell>
          <table:table-cell table:style-name="ce71" office:value-type="string" calcext:value-type="string">
            <text:p><text:s text:c="2"/>vote for him , and so you are wrong . Are you caving in on that kind of @ @ @ @ @ @ @ @ @ @ and you take abortion . I 'm not for</text:p>
          </table:table-cell>
          <table:table-cell table:style-name="ce73" office:value-type="string" calcext:value-type="string">
            <text:p><text:s/>abortion but I voted for Obama on the first go around . @!COATES: Absolutely . @(CROSSTALK) O'REILLY : But let me ask you this , wait , wait , that 's very fascinating . </text:p>
          </table:table-cell>
          <table:table-cell table:style-name="ce78" office:value-type="string" calcext:value-type="string">
            <text:p>half eliminated. The tense MS pattern will catch it nonetheless, even though the main one doesn't.</text:p>
          </table:table-cell>
          <table:table-cell office:value-type="string" calcext:value-type="string">
            <text:p>bloquear</text:p>
          </table:table-cell>
          <table:table-cell office:value-type="string" calcext:value-type="string">
            <text:p><text:s/>_to vote_vvi for_if him_ppho1 ,_y and_cc so_cs@_rr you_ppy are_vbr wrong_jj_rr@ ._y Are_vbr you_ppy caving_vvg%_nn1 in_rp@ on_ii that_dd1 kind_nn1 of_io @_ii @_ii @_ii @_ii @_ii @_ii @_ii @_ii @_ii @_ii and_cc you_ppy take_vv0 abortion_nn1 ._y I_ppis1 'm_vbm not_xx for_if</text:p>
          </table:table-cell>
          <table:table-cell office:value-type="string" calcext:value-type="string">
            <text:p><text:s/>abortion_nn1 but_ccb I_ppis1 voted_vvd for_if Obama_np1_nn1@ on_ii the_at first_md go_vv0 around_rp ._y @!COATES:_zzc Absolutely_rr ._y @(CROSSTALK)_zzq O'REILLY_np1_rr :_y But_ccb let_vv0 me_ppio1 ask_vvi you_ppy this_dd1 ,_y wait_vv0 ,_y wait_vv0 ,_y that_dd1 's_vbz very_rg fascinating_jj ._y</text:p>
          </table:table-cell>
        </table:table-row>
        <table:table-row table:style-name="ro4" table:visibility="filter">
          <table:table-cell office:value-type="float" office:value="615" calcext:value-type="float">
            <text:p>615</text:p>
          </table:table-cell>
          <table:table-cell table:style-name="ce71" office:value-type="string" calcext:value-type="string">
            <text:p><text:s text:c="2"/>Bill to keep in mind but we have the last -- O'REILLY : All right now , Reverend Coates , I 'm going to give you the last word , but listen .</text:p>
          </table:table-cell>
          <table:table-cell table:style-name="ce73" office:value-type="string" calcext:value-type="string">
            <text:p><text:s/>@!COATES: Sure . O'REILLY : You 've got it think about what I just said . and I 'm not saying it to be annoying . @!COATES: Sure . O'REILLY : What h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jj Bill_nn1 to_to keep_vvi in_ii mind_nn1 but_ccb we_ppis2 have_vh0 the_at last_md --_nn1_jj O'REILLY_np1_rr :_y All_rr21 right_rr22 now_rt ,_y Reverend_nnb Coates_np1 ,_y I_ppis1 'm_vbm going_vvgk to_to give_vvi you_ppy the_at last_md word_nn1 ,_y but_ccb listen_vv0 ._y</text:p>
          </table:table-cell>
          <table:table-cell office:value-type="string" calcext:value-type="string">
            <text:p><text:s/>@!COATES:_zzc Sure_jj ._y O'REILLY_np1 :_y You_ppy 've_vh0 got_vvn it_pph1 think_vv0 about_ii what_ddq I_ppis1 just_rr said_vvd_vvn@ ._y and_cc I_ppis1 'm_vbm not_xx saying_vvg it_pph1 to_to be_vbi annoying_jj_vvg@ ._y @!COATES:_zzc Sure_jj ._y O'REILLY_np1 :_y What_ddq has_vhz</text:p>
          </table:table-cell>
        </table:table-row>
        <table:table-row table:style-name="ro4" table:visibility="filter">
          <table:table-cell office:value-type="float" office:value="616" calcext:value-type="float">
            <text:p>616</text:p>
          </table:table-cell>
          <table:table-cell table:style-name="ce71" office:value-type="string" calcext:value-type="string">
            <text:p><text:s text:c="2"/>. O'REILLY : Good . @!STOSSEL: But the laws against it do n't stop it . The four states ... O'REILLY : Well , then they get in an accident , though</text:p>
          </table:table-cell>
          <table:table-cell table:style-name="ce73" office:value-type="string" calcext:value-type="string">
            <text:p><text:s/>, it 's on them . See , it make insurance claims easier for the victims . It makes everything easier . They 're violating the law . @!STOSSEL: The study of four state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1_rr ._y O'REILLY_np1 :_y Good_jj_np1@ ._y @!STOSSEL:_zzc But_ccb the_at laws_nn2 against_ii it_pph1 do_vd0 n't_xx stop_vvi it_pph1 ._y The_at four_mc states_nn2_vvz ..._... O'REILLY_np1 :_y Well_rr ,_y then_rt they_pphs2 get_vv0 in_ii_rp@ an_at1 accident_nn1 ,_y though_cs_rr@</text:p>
          </table:table-cell>
          <table:table-cell office:value-type="string" calcext:value-type="string">
            <text:p><text:s/>,_y it_pph1 's_vbz on_ii them_ppho2 ._y See_vv0 ,_y it_pph1 make_vv0 insurance_nn1 claims_vvz_nn2 easier_jjr_rrr for_if the_at victims_nn2 ._y It_pph1 makes_vvz everything_pn1 easier_rrr_jjr ._y They_pphs2 're_vbr violating_vvg the_at law_nn1 ._y @!STOSSEL:_zzc The_at study_nn1 of_io four_mc states</text:p>
          </table:table-cell>
        </table:table-row>
        <table:table-row table:style-name="ro4" table:visibility="filter">
          <table:table-cell office:value-type="float" office:value="617" calcext:value-type="float">
            <text:p>617</text:p>
          </table:table-cell>
          <table:table-cell table:style-name="ce71" office:value-type="string" calcext:value-type="string">
            <text:p><text:s text:c="2"/>-- obviously , the strategy is to try to get the jury to think he 's not the devil . @!GUILFOYLE: You can also get a jury instruction for bias to say it</text:p>
          </table:table-cell>
          <table:table-cell table:style-name="ce73" office:value-type="string" calcext:value-type="string">
            <text:p><text:s/>'s her father and , you know , God bless . She loves him . But she would do anything for him . O'REILLY @ @ @ @ @ @ @ @ @ @ federal , the second trial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nn1_jj obviously_rr ,_y the_at strategy_nn1 is_vbz to_to try_vvi to_to get_vvi the_at jury_nn1 to_to think_vvi he_pphs1 's_vbz not_xx the_at devil_nn1 ._y @!GUILFOYLE:_zzc You_ppy can_vm also_rr get_vvi a_at1 jury_nn1 instruction_nn1 for_if bias_nn1 to_to say_vvi it_pph1</text:p>
          </table:table-cell>
          <table:table-cell office:value-type="string" calcext:value-type="string">
            <text:p><text:s/>'s_vbz her_appge father_nn1 and_cc ,_y you_ppy know_vv0 ,_y God_np1 bless_vv0 ._y She_pphs1 loves_vvz him_ppho1 ._y But_ccb she_pphs1 would_vm do_vdi anything_pn1 for_if him_ppho1 ._y O'REILLY_np1 @_ii @_ii @_ii @_ii @_ii @_ii @_ii @_ii @_ii @_ii federal_jj ,_y the_at second_md trial_nn1 ._y</text:p>
          </table:table-cell>
        </table:table-row>
        <table:table-row table:style-name="ro4" table:visibility="filter">
          <table:table-cell office:value-type="float" office:value="618" calcext:value-type="float">
            <text:p>618</text:p>
          </table:table-cell>
          <table:table-cell table:style-name="ce71" office:value-type="string" calcext:value-type="string">
            <text:p><text:s/>nfirmed that the justice department and FBI opened an investigation into the banks $2 billion trading loss . The official said authorities have an obligation to look into it but</text:p>
          </table:table-cell>
          <table:table-cell table:style-name="ce73" office:value-type="string" calcext:value-type="string">
            <text:p><text:s/>emphasized they have no indication that the bank broke any laws . News of the probe broke after the bank 's annual shareholder 's meeting in Tampa , Florida . Inside , CE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firmed_vvd_vvn that_cst the_at justice_nn1 department_nn1 and_cc FBI_np1 opened_vvd an_at1 investigation_nn1 into_ii the_at banks_nn2 $2_nnu billion_nno trading_nn1 loss_nn1 ._y The_at official_nn1_jj said_vvd_jj% authorities_nn2 have_vh0 an_at1 obligation_nn1 to_to look_vvi into_ii it_pph1 but_ccb</text:p>
          </table:table-cell>
          <table:table-cell office:value-type="string" calcext:value-type="string">
            <text:p><text:s/>emphasized_vvd they_pphs2 have_vh0 no_at indication_nn1 that_cst the_at bank_nn1 broke_vvd any_dd laws_nn2 ._y News_nn1 of_io the_at probe_nn1 broke_vvd after_ii_cs the_at bank_nn1 's_ge annual_jj shareholder_nn1 's_vbz_ge meeting_vvg_nn1 in_ii Tampa_np1 ,_y Florida_np1 ._y Inside_rl ,_y CEO_</text:p>
          </table:table-cell>
        </table:table-row>
        <table:table-row table:style-name="ro4" table:visibility="filter">
          <table:table-cell office:value-type="float" office:value="619" calcext:value-type="float">
            <text:p>619</text:p>
          </table:table-cell>
          <table:table-cell table:style-name="ce71" office:value-type="string" calcext:value-type="string">
            <text:p><text:s text:c="2"/>is n't open to the public . So there is no real way of knowing . When asked about all the open seats today , White House Press Secretary Jay Carney</text:p>
          </table:table-cell>
          <table:table-cell table:style-name="ce73" office:value-type="string" calcext:value-type="string">
            <text:p><text:s/>responded -- @!JAY-CARNEY-WHITE-: One thing we know for sure is that the pace of confirmations has never been slower . @!BREAM: Not according to the Alliance for Justice , which 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is_vbz n't_xx open_jj to_ii the_at public_nn1_jj ._y So_rr there_ex is_vbz no_at real_jj way_nn1 of_io knowing_vvg ._y When_cs asked_vvn@_vvd about_ii all_db the_at open_jj seats_nn2 today_rt ,_y White_np1 House_nn1 Press_nn1_vv0 Secretary_nn1_np1@ Jay_np1 Carney_np1</text:p>
          </table:table-cell>
          <table:table-cell office:value-type="string" calcext:value-type="string">
            <text:p><text:s/>responded_vvd --_zz @!JAY-CARNEY-WHITE-:_zzc One_mc1 thing_nn1 we_ppis2 know_vv0 for_rr21 sure_rr22 is_vbz that_cst the_at pace_nn1 of_io confirmations_nn2 has_vhz never_rr been_vbn slower_jjr ._y @!BREAM:_zzc Not_xx according_ii21 to_ii22 the_at Alliance_nn1 for_if Justice_nn1_np1@ ,_y which_ddq r</text:p>
          </table:table-cell>
        </table:table-row>
        <table:table-row table:style-name="ro4" table:visibility="filter">
          <table:table-cell office:value-type="float" office:value="620" calcext:value-type="float">
            <text:p>620</text:p>
          </table:table-cell>
          <table:table-cell table:style-name="ce71" office:value-type="string" calcext:value-type="string">
            <text:p><text:s text:c="2"/>and the details are n't right . I think in the eyes of the public , in the eyes of people out in America , they still see something wrong here .</text:p>
          </table:table-cell>
          <table:table-cell table:style-name="ce73" office:value-type="string" calcext:value-type="string">
            <text:p><text:s/>So it sort of refreshens @(ph) everything in their mind of what was really happening in the fall of 2008 . In the fall of the Lehman Brothers , et cetera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2 and_cc the_at details_nn2 are_vbr n't_xx right_jj ._y I_ppis1 think_vv0 in_ii_rp@ the_at eyes_nn2 of_io the_at public_nn1_jj ,_y in_ii the_at eyes_nn2 of_io people_nn out_rp in_ii America_np1 ,_y they_pphs2 still_rr see_vv0 something_pn1 wrong_rr@_jj here_rl ._y</text:p>
          </table:table-cell>
          <table:table-cell office:value-type="string" calcext:value-type="string">
            <text:p><text:s/>So_rr it_pph1 sort_rr21@_nn1 of_rr22_io refreshens_nn2 @(ph)_zzq everything_pn1 in_ii their_appge mind_nn1 of_io what_ddq was_vbdz really_rr happening_vvg in_ii the_at fall_nn1 of_io 2008_mc ._y In_ii the_at fall_nn1 of_io the_at Lehman_nn1_np1 Brothers_nn2 ,_y et_rr21 cetera_rr22 ._y</text:p>
          </table:table-cell>
        </table:table-row>
        <table:table-row table:style-name="ro4" table:visibility="filter">
          <table:table-cell office:value-type="float" office:value="621" calcext:value-type="float">
            <text:p>621</text:p>
          </table:table-cell>
          <table:table-cell table:style-name="ce71" office:value-type="string" calcext:value-type="string">
            <text:p><text:s text:c="2"/>almost exclusive on that , he can win . And I think he 's got discipline . And I would even add the donors and the stability to stay on that right</text:p>
          </table:table-cell>
          <table:table-cell table:style-name="ce73" office:value-type="string" calcext:value-type="string">
            <text:p><text:s/>until the end despite all the urging that he get all sexy and interesting . I think that 's the worst thing he should do . @!BAIER: Steve -- @(LAUGHTER) @!BAIER: More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nn2 almost_rr exclusive_jj on_ii that_dd1 ,_y he_pphs1 can_vm win_vvi ._y And_cc I_ppis1 think_vv0 he_pphs1 's_vhz got_vvn discipline_nn1 ._y And_cc I_ppis1 would_vm even_rr add_vvi the_at donors_nn2 and_cc the_at stability_nn1 to_to stay_vvi on_ii_rp@ that_dd1 right_nn1_rr_jj</text:p>
          </table:table-cell>
          <table:table-cell office:value-type="string" calcext:value-type="string">
            <text:p><text:s/>until_ii the_at end_nn1 despite_ii all_db the_at urging_vvg that_cst he_pphs1 get_vv0 all_db sexy_jj and_cc interesting_jj ._y I_ppis1 think_vv0 that_dd1 's_vbz the_at worst_jjt thing_nn1 he_pphs1 should_vm do_vdi ._y @!BAIER:_zzc Steve_np1 --_nn1_jj @(LAUGHTER)_zzq @!BAIER:_zzc More_dar_rrr</text:p>
          </table:table-cell>
        </table:table-row>
        <table:table-row table:style-name="ro4" table:visibility="filter">
          <table:table-cell office:value-type="float" office:value="622" calcext:value-type="float">
            <text:p>622</text:p>
          </table:table-cell>
          <table:table-cell table:style-name="ce71" office:value-type="string" calcext:value-type="string">
            <text:p><text:s text:c="2"/>some of the things that -- he was like a reliable guy , he came home every day at the same time , he was a good parent . What 's not to</text:p>
          </table:table-cell>
          <table:table-cell table:style-name="ce73" office:value-type="string" calcext:value-type="string">
            <text:p><text:s/>like ? @!GUTFELD: That was actually the last TV show you watch , right ? @!BECKEL: In an America that does n't exist anymore . I mean , that 's the reality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ome_dd of_io the_at things_nn2 that_cst_dd1 --_nn1_jj he_pphs1 was_vbdz like_ii a_at1 reliable_jj guy_nn1 ,_y he_pphs1 came_vvd home_rl every_at1 day_nnt1 at_ii the_at same_da time_nnt1 ,_y he_pphs1 was_vbdz a_at1 good_jj parent_nn1 ._y What_ddq 's_vbz not_xx to_to</text:p>
          </table:table-cell>
          <table:table-cell office:value-type="string" calcext:value-type="string">
            <text:p><text:s/>like_vvi ?_y @!GUTFELD:_zzc That_dd1 was_vbdz actually_rr the_at last_md TV_nn1 show_vv0 you_ppy watch_vv0 ,_y right_rr_nn1_jj ?_y @!BECKEL:_zzc In_ii an_at1 America_np1 that_dd1_cst does_vdz n't_xx exist_vvi anymore_rr ._y I_ppis1 mean_vv0 ,_y that_dd1 's_vbz the_at reality_nn1 ._y</text:p>
          </table:table-cell>
        </table:table-row>
        <table:table-row table:style-name="ro4" table:visibility="filter">
          <table:table-cell office:value-type="float" office:value="623" calcext:value-type="float">
            <text:p>623</text:p>
          </table:table-cell>
          <table:table-cell table:style-name="ce71" office:value-type="string" calcext:value-type="string">
            <text:p><text:s text:c="2"/>. I read his text book , you can not believe some of the slant in textbook . @!BECKEL: You are as persuasive with him as you are with me obviously . @!TANTAROS: You</text:p>
          </table:table-cell>
          <table:table-cell table:style-name="ce73" office:value-type="string" calcext:value-type="string">
            <text:p><text:s/>said you agree with Jonah ? @!BECKEL: On this extent , first of all , the problem with Jonah is that he grew up to be right winger . And that 's -- you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I_ppis1 read_vv0_vvd his_appge text_nn1 book_nn1 ,_y you_ppy can_vm not_xx believe_vvi some_dd of_io the_at slant_nn1 in_ii textbook_nn1 ._y @!BECKEL:_zzc You_ppy are_vbr as_rg@ persuasive_jj with_iw him_ppho1 as_csa you_ppy are_vbr with_iw me_ppio1 obviously_rr ._y @!TANTAROS:_zzc You_ppy</text:p>
          </table:table-cell>
          <table:table-cell office:value-type="string" calcext:value-type="string">
            <text:p><text:s/>said_vvd you_ppy agree_vv0 with_iw Jonah_np1 ?_y @!BECKEL:_zzc On_ii this_dd1 extent_nn1 ,_y first_md of_io all_db ,_y the_at problem_nn1 with_iw Jonah_np1 is_vbz that_cst he_pphs1 grew_vvd up_rp to_to be_vbi right_jj winger_nn1 ._y And_cc that_dd1 's_vbz --_zz you_ppy</text:p>
          </table:table-cell>
        </table:table-row>
        <table:table-row table:style-name="ro4" table:visibility="filter">
          <table:table-cell office:value-type="float" office:value="624" calcext:value-type="float">
            <text:p>624</text:p>
          </table:table-cell>
          <table:table-cell table:style-name="ce71" office:value-type="string" calcext:value-type="string">
            <text:p><text:s/>rrq is it any different from helicopters that police forces use and they are much less expensive than a helicopter ? There is a fine line of where do your liberties end</text:p>
          </table:table-cell>
          <table:table-cell table:style-name="ce73" office:value-type="string" calcext:value-type="string">
            <text:p><text:s/>and my right to be protected a as citizen begin ? So , I 'm not exactly sure where it goes from here . I do think that the point about drones for war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rrq is_vbz it_pph1 any_dd different_jj from_ii helicopters_nn2 that_cst police_nn2_vv0% forces_nn2_vvz@ use_vv0_nn1 and_cc they_pphs2 are_vbr much_rr less_rgr expensive_jj than_csn a_at1 helicopter_nn1 ?_y There_ex is_vbz a_at1 fine_jj line_nn1 of_io where_rrq do_vd0 your_appge liberties_nn2 end_vvi</text:p>
          </table:table-cell>
          <table:table-cell office:value-type="string" calcext:value-type="string">
            <text:p><text:s/>and_cc my_appge right_nn1 to_to be_vbi protected_vvn a_at1 as_rg@ citizen_nn1 begin_vv0 ?_y So_rr ,_y I_ppis1 'm_vbm not_xx exactly_rr sure_jj where_cs it_pph1 goes_vvz from_ii here_rl ._y I_ppis1 do_vd0 think_vvi that_cst the_at point_nn1 about_ii drones_nn2 for_if war_</text:p>
          </table:table-cell>
        </table:table-row>
        <table:table-row table:style-name="ro4" table:visibility="filter">
          <table:table-cell office:value-type="float" office:value="625" calcext:value-type="float">
            <text:p>625</text:p>
          </table:table-cell>
          <table:table-cell table:style-name="ce71" office:value-type="string" calcext:value-type="string">
            <text:p><text:s text:c="2"/>are you ? By the way , come in my office " and there was the letter with a misspelled word . @!KILMEADE: Are you kidding me ? @!L-WALLACE: No. @!C-WALLACE: No , he</text:p>
          </table:table-cell>
          <table:table-cell table:style-name="ce73" office:value-type="string" calcext:value-type="string">
            <text:p><text:s/>used to -- I mean he absolutely would correct our grammar . And the other thing though was Lorraine and he had a kind of love affair and he had just th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q are_vbr you_ppy ?_y By_ii the_at way_nn1 ,_y come_vv0_vvn@ in_ii_rp@ my_appge office_nn1 "_y and_cc there_ex was_vbdz the_at letter_nn1 with_iw a_at1 misspelled_jj@ word_nn1 ._y @!KILMEADE:_zzc Are_vbr you_ppy kidding_vvg me_ppio1 ?_y @!L-WALLACE:_zzc No._nn1 @!C-WALLACE:_zzc No_uh ,_y he_pphs1</text:p>
          </table:table-cell>
          <table:table-cell office:value-type="string" calcext:value-type="string">
            <text:p><text:s/>used_vvd to_ii --_nn1_jj I_ppis1 mean_vv0 he_pphs1 absolutely_rr would_vm correct_vvi our_appge grammar_nn1 ._y And_cc the_at other_jj thing_nn1 though_cs_rr@ was_vbdz Lorraine_np1 and_cc he_pphs1 had_vhd a_at1 kind_nn1 of_io love_nn1 affair_nn1 and_cc he_pphs1 had_vhd just_rr this_</text:p>
          </table:table-cell>
        </table:table-row>
        <table:table-row table:style-name="ro4" table:visibility="filter">
          <table:table-cell office:value-type="float" office:value="626" calcext:value-type="float">
            <text:p>626</text:p>
          </table:table-cell>
          <table:table-cell table:style-name="ce71" office:value-type="string" calcext:value-type="string">
            <text:p><text:s text:c="2"/>@ @ @ @ @ @ @ @ @ @ Mr. Sunday 's Saturday Night Chicken " is the name of the book . Welcome back to both of you . I mean , do you feel as though</text:p>
          </table:table-cell>
          <table:table-cell table:style-name="ce73" office:value-type="string" calcext:value-type="string">
            <text:p><text:s/>that the first book -- did the first book make you want to write another book , Lorraine , because there was a lot of touring and interviews that went along with this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rl @_ii @_ii @_ii @_ii @_ii @_ii @_ii @_ii @_ii @_ii Mr._nnb Sunday_np1 's_vbz Saturday_npd1 Night_nnt1 Chicken_nn1 "_y is_vbz the_at name_nn1 of_io the_at book_nn1 ._y Welcome_vv0 back_rp to_ii both_db2 of_io you_ppy ._y I_ppis1 mean_vv0 ,_y do_vd0 you_ppy feel_vvi as_cs21 though_cs22</text:p>
          </table:table-cell>
          <table:table-cell office:value-type="string" calcext:value-type="string">
            <text:p><text:s/>that_cst the_at first_md book_nn1 --_nn1 did_vdd the_at first_md book_nn1 make_vv0 you_ppy want_vvi to_to write_vvi another_dd1 book_nn1 ,_y Lorraine_np1 ,_y because_cs there_ex was_vbdz a_at1 lot_nn1 of_io touring_nn1_vvg and_cc interviews_nn2 that_cst went_vvd along_ii21 with_ii22 this_</text:p>
          </table:table-cell>
        </table:table-row>
        <table:table-row table:style-name="ro4" table:visibility="filter">
          <table:table-cell office:value-type="float" office:value="627" calcext:value-type="float">
            <text:p>627</text:p>
          </table:table-cell>
          <table:table-cell table:style-name="ce71" office:value-type="string" calcext:value-type="string">
            <text:p><text:s/>s2 were not sure about Reagan , but they sure knew that things were n't going well under Carter . @!KILMEADE: You know , it 's interesting . France rotated leadership . Merkel</text:p>
          </table:table-cell>
          <table:table-cell table:style-name="ce73" office:value-type="string" calcext:value-type="string">
            <text:p><text:s/>got a -- you know , got it upside her head in Germany . You know , @ @ @ @ @ @ @ @ @ @ . @(CROSS-TALK) @!C-WALLACE: I think there have been 8 or 10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s2 were_vbdr not_xx sure_jj_rr% about_ii Reagan_np1 ,_y but_ccb they_pphs2 sure_rr% knew_vvd that_cst things_nn2 were_vbdr n't_xx going_vvg well_rr under_ii Carter_np1 ._y @!KILMEADE:_zzc You_ppy know_vv0 ,_y it_pph1 's_vbz interesting_jj ._y France_np1 rotated_vvd leadership_nn1 ._y Merkel_np1@_nn1</text:p>
          </table:table-cell>
          <table:table-cell office:value-type="string" calcext:value-type="string">
            <text:p><text:s/>got_vvd a_at1 --_nn1_jj you_ppy know_vv0 ,_y got_vvd_vvn it_pph1 upside_nn1 her_appge head_nn1 in_ii Germany_np1 ._y You_ppy know_vv0 ,_y @_ii @_ii @_ii @_ii @_ii @_ii @_ii @_ii @_ii @_ii ._y @(CROSS-TALK)_zzq @!C-WALLACE:_zzc I_ppis1 think_vv0 there_rl_ex have_vh0 been_vbn 8_mc or_cc 10_</text:p>
          </table:table-cell>
        </table:table-row>
        <table:table-row table:style-name="ro4" table:visibility="filter">
          <table:table-cell office:value-type="float" office:value="628" calcext:value-type="float">
            <text:p>628</text:p>
          </table:table-cell>
          <table:table-cell table:style-name="ce71" office:value-type="string" calcext:value-type="string">
            <text:p><text:s/>an , but they sure knew that things were n't going well under Carter . @!KILMEADE: You know , it 's interesting . France rotated leadership . Merkel got a -- you know ,</text:p>
          </table:table-cell>
          <table:table-cell table:style-name="ce73" office:value-type="string" calcext:value-type="string">
            <text:p><text:s/>got it upside her head in Germany . You know , @ @ @ @ @ @ @ @ @ @ . @(CROSS-TALK) @!C-WALLACE: I think there have been 8 or 10 countries in Europe where the incu</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n_np1 ,_y but_ccb they_pphs2 sure_rr% knew_vvd that_cst things_nn2 were_vbdr n't_xx going_vvg well_rr under_ii Carter_np1 ._y @!KILMEADE:_zzc You_ppy know_vv0 ,_y it_pph1 's_vbz interesting_jj ._y France_np1 rotated_vvd leadership_nn1 ._y Merkel_np1@_nn1 got_vvd a_at1 --_nn1_jj you_ppy know_vv0 ,_y</text:p>
          </table:table-cell>
          <table:table-cell office:value-type="string" calcext:value-type="string">
            <text:p><text:s/>got_vvd_vvn it_pph1 upside_nn1 her_appge head_nn1 in_ii Germany_np1 ._y You_ppy know_vv0 ,_y @_ii @_ii @_ii @_ii @_ii @_ii @_ii @_ii @_ii @_ii ._y @(CROSS-TALK)_zzq @!C-WALLACE:_zzc I_ppis1 think_vv0 there_rl_ex have_vh0 been_vbn 8_mc or_cc 10_mc countries_nn2 in_ii Europe_np1 where_rrq the_at incu</text:p>
          </table:table-cell>
        </table:table-row>
        <table:table-row table:style-name="ro4" table:visibility="filter">
          <table:table-cell office:value-type="float" office:value="629" calcext:value-type="float">
            <text:p>629</text:p>
          </table:table-cell>
          <table:table-cell table:style-name="ce71" office:value-type="string" calcext:value-type="string">
            <text:p><text:s text:c="2"/>countries in Europe where the incumbent has lost , Greece , Spain -- @!KILMEADE: But it 's not someone going more conservative or more liberal , it is change . @!C-WALLACE:</text:p>
          </table:table-cell>
          <table:table-cell table:style-name="ce73" office:value-type="string" calcext:value-type="string">
            <text:p><text:s/>Right . @!KILMEADE: Just give me the next -- give me the next idea . But , from your perspective -- I 'm not saying you have to talk about from the whol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countries_nn2 in_ii Europe_np1 where_rrq the_at incumbent_nn1 has_vhz lost_vvn ,_y Greece_np1 ,_y Spain_np1 --_nn1_jj @!KILMEADE:_zzc But_ccb it_pph1 's_vbz not_xx someone_pn1 going_vvg more_rgr_dar conservative_jj_nn1 or_cc more_rgr_dar liberal_jj ,_y it_pph1 is_vbz change_nn1 ._y @!C-WALLACE:_zzc</text:p>
          </table:table-cell>
          <table:table-cell office:value-type="string" calcext:value-type="string">
            <text:p><text:s/>Right_rr_nn1_jj ._y @!KILMEADE:_zzc Just_rr give_vv0 me_ppio1 the_at next_md --_nn1 give_vv0 me_ppio1 the_at next_md idea_nn1 ._y But_ccb ,_y from_ii your_appge perspective_nn1 --_nn1 I_ppis1 'm_vbm not_xx saying_vvg you_ppy have_vh0 to_to talk_vvi about_ii from_ii the_at whole_</text:p>
          </table:table-cell>
        </table:table-row>
        <table:table-row table:style-name="ro4" table:visibility="filter">
          <table:table-cell office:value-type="float" office:value="630" calcext:value-type="float">
            <text:p>630</text:p>
          </table:table-cell>
          <table:table-cell table:style-name="ce71" office:value-type="string" calcext:value-type="string">
            <text:p><text:s text:c="2"/>them . And the other -- just other quick point I would make in that regard , was , yesterday , when they were going after Romney on Bain Capital and jobs , they</text:p>
          </table:table-cell>
          <table:table-cell table:style-name="ce73" office:value-type="string" calcext:value-type="string">
            <text:p><text:s/>were talking about -- you know , look , he was more about @ @ @ @ @ @ @ @ @ @ what companies are about . I mean , that 's what Fox is abou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m_ppho2 ._y And_cc the_at other_jj --_nn1_jj just_rr other_jj quick_jj point_nn1 I_ppis1 would_vm make_vvi in_ii that_dd1 regard_nn1 ,_y was_vbdz ,_y yesterday_rt ,_y when_cs_rrq they_pphs2 were_vbdr going_vvg after_ii Romney_np1 on_ii Bain_fw Capital_nn1 and_cc jobs_nn2 ,_y they_pphs2</text:p>
          </table:table-cell>
          <table:table-cell office:value-type="string" calcext:value-type="string">
            <text:p><text:s/>were_vbdr talking_vvg about_ii --_nn1_jj you_ppy know_vv0 ,_y look_vv0_nn1 ,_y he_pphs1 was_vbdz more_rrr_dar about_ii @_ii @_ii @_ii @_ii @_ii @_ii @_ii @_ii @_ii @_ii what_ddq companies_nn2 are_vbr about_rp@_ii ._y I_ppis1 mean_vv0 ,_y that_dd1 's_vbz what_ddq Fox_np1_nn1@ is_vbz about_</text:p>
          </table:table-cell>
        </table:table-row>
        <table:table-row table:style-name="ro4" table:visibility="filter">
          <table:table-cell office:value-type="float" office:value="631" calcext:value-type="float">
            <text:p>631</text:p>
          </table:table-cell>
          <table:table-cell table:style-name="ce71" office:value-type="string" calcext:value-type="string">
            <text:p><text:s text:c="2"/>about everything . This is mine , thank you very much . You saw what I was supposed to have -- who I was supposed to have at the 11 o'clock hour Eastern</text:p>
          </table:table-cell>
          <table:table-cell table:style-name="ce73" office:value-type="string" calcext:value-type="string">
            <text:p><text:s/>Time . @!STEVE-GUTTENBERG-: Boring . @!KILMEADE: The Quaker Oatmeal express baked apple , which was finally delivered to me out the water @(INAUDIBLE) . @!GUTTENBERG: What about me ? @!KI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bout_ii everything_pn1 ._y This_dd1 is_vbz mine_ppge ,_y thank_vv0 you_ppy very_rg much_da1_rr ._y You_ppy saw_vvd what_ddq I_ppis1 was_vbdz supposed_jj to_to have_vhi --_nn1 who_pnqs I_ppis1 was_vbdz supposed_jj to_to have_vhi at_ii the_at 11_mc o'clock_ra hour_nnt1 Eastern_jj</text:p>
          </table:table-cell>
          <table:table-cell office:value-type="string" calcext:value-type="string">
            <text:p><text:s/>Time_nnt1 ._y @!STEVE-GUTTENBERG-:_zzc Boring_jj ._y @!KILMEADE:_zzc The_at Quaker_jj_nn1 Oatmeal_nn1 express_vv0 baked_jj apple_nn1 ,_y which_ddq was_vbdz finally_rr delivered_vvn_vvd to_ii me_ppio1 out_rp the_at water_nn1 @(INAUDIBLE)_zzq ._y @!GUTTENBERG:_zzc What_ddq about_ii me_ppio1 ?_y @!KIL</text:p>
          </table:table-cell>
        </table:table-row>
        <table:table-row table:style-name="ro4" table:visibility="filter">
          <table:table-cell office:value-type="float" office:value="632" calcext:value-type="float">
            <text:p>632</text:p>
          </table:table-cell>
          <table:table-cell table:style-name="ce71" office:value-type="string" calcext:value-type="string">
            <text:p><text:s/>vvz , " Are those your fish ? " And they stabbed them . @!GUTTENBERG: Oh my Gosh . @!KILMEADE: This is kind of an odd story to start with . @!GUTTENBERG: That 's --</text:p>
          </table:table-cell>
          <table:table-cell table:style-name="ce73" office:value-type="string" calcext:value-type="string">
            <text:p><text:s/>was that 20 years ago -- I mean 30 years ago ? @!KILMEADE: More . @!GUTTENBERG: Oh , OK so those guys are out of here . @!KILMEADE: Right . @!GUTTENBER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vz ,_y "_y Are_vbr those_dd2 your_appge fish_nn ?_y "_y And_cc they_pphs2 stabbed_vvd them_ppho2 ._y @!GUTTENBERG:_zzc Oh_uh my_appge Gosh_uh ._y @!KILMEADE:_zzc This_dd1 is_vbz kind_rr21%_nn1 of_rr22_io an_at1 odd_jj story_nn1 to_to start_vvi with_iw ._y @!GUTTENBERG:_zzc That_dd1 's_vbz --_nn1_jj</text:p>
          </table:table-cell>
          <table:table-cell office:value-type="string" calcext:value-type="string">
            <text:p><text:s/>was_vbdz that_rg%_cst_dd1 20_mc years_nnt2 ago_ra --_nn1_jj I_ppis1 mean_vv0 30_mc years_nnt2 ago_ra ?_y @!KILMEADE:_zzc More_rrr_dar ._y @!GUTTENBERG:_zzc Oh_uh ,_y OK_rr so_rr_rg_cs@ those_dd2 guys_nn2 are_vbr out_ii21 of_ii22 here_rl ._y @!KILMEADE:_zzc Right_rr_nn1_jj ._y @!GUTTENBERG:_</text:p>
          </table:table-cell>
        </table:table-row>
        <table:table-row table:style-name="ro4" table:visibility="filter">
          <table:table-cell office:value-type="float" office:value="633" calcext:value-type="float">
            <text:p>633</text:p>
          </table:table-cell>
          <table:table-cell table:style-name="ce71" office:value-type="string" calcext:value-type="string">
            <text:p><text:s text:c="2"/>had two weeks to become a movie star . My parents -- I graduated on like the 26th of June and the 28th of June I went out to California and I</text:p>
          </table:table-cell>
          <table:table-cell table:style-name="ce73" office:value-type="string" calcext:value-type="string">
            <text:p><text:s/>said I want to become a movie star . And my parents said , OK , you 've got two weeks . Two weeks to get through a big hit movie or somethi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ad_vhd two_mc weeks_nnt2 to_to become_vvi a_at1 movie_nn1 star_nn1 ._y My_appge parents_nn2 --_nn1_jj I_ppis1 graduated_vvd on_rp@ like_ii the_at 26th_md of_io June_npm1_np1@ and_cc the_at 28th_md of_io June_npm1 I_ppis1 went_vvd out_rp to_ii California_np1 and_cc I_ppis1</text:p>
          </table:table-cell>
          <table:table-cell office:value-type="string" calcext:value-type="string">
            <text:p><text:s/>said_vvd I_ppis1 want_vv0 to_to become_vvi a_at1 movie_nn1 star_nn1 ._y And_cc my_appge parents_nn2 said_vvd ,_y OK_rr ,_y you_ppy 've_vh0 got_vvn two_mc weeks_nnt2 ._y Two_mc weeks_nnt2 to_to get_vvi through_ii_rp@ a_at1 big_jj hit_nn1@_jj% movie_nn1 or_cc something_pn1</text:p>
          </table:table-cell>
        </table:table-row>
        <table:table-row table:style-name="ro4" table:visibility="filter">
          <table:table-cell office:value-type="float" office:value="634" calcext:value-type="float">
            <text:p>634</text:p>
          </table:table-cell>
          <table:table-cell table:style-name="ce71" office:value-type="string" calcext:value-type="string">
            <text:p><text:s text:c="2"/>Larry and Greg , come on . @!GUTTENBERG: Larry Olivier who was really nice to me and he said , call me Larry . @!KILMEADE: He did ? All right . @!GUTTENBERG: Yes , he</text:p>
          </table:table-cell>
          <table:table-cell table:style-name="ce73" office:value-type="string" calcext:value-type="string">
            <text:p><text:s/>was really a very -- you know @ @ @ @ @ @ @ @ @ @ talent in you too . @!GUTTENBERG: Well , he was also a kind guy . @!KILMEADE: Yes . @!GUTTENBERG: Some of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Larry_np1 and_cc Greg_np1 ,_y come_vv0 on_rp ._y @!GUTTENBERG:_zzc Larry_np1 Olivier_np1 who_pnqs was_vbdz really_rr nice_jj to_ii me_ppio1 and_cc he_pphs1 said_vvd ,_y call_vv0 me_ppio1 Larry_np1 ._y @!KILMEADE:_zzc He_pphs1 did_vdd ?_y All_rr21 right_rr22 ._y @!GUTTENBERG:_zzc Yes_uh ,_y he_pphs1</text:p>
          </table:table-cell>
          <table:table-cell office:value-type="string" calcext:value-type="string">
            <text:p><text:s/>was_vbdz really_rr a_at1 very_rg --_zz you_ppy know_vv0 @_ii @_ii @_ii @_ii @_ii @_ii @_ii @_ii @_ii @_ii talent_nn1 in_ii you_ppy too_rr@ ._y @!GUTTENBERG:_zzc Well_rr ,_y he_pphs1 was_vbdz also_rr a_at1 kind_nn1_jj@ guy_nn1 ._y @!KILMEADE:_zzc Yes_uh ._y @!GUTTENBERG:_zzc Some_dd of_io the_</text:p>
          </table:table-cell>
        </table:table-row>
        <table:table-row table:style-name="ro4" table:visibility="filter">
          <table:table-cell office:value-type="float" office:value="635" calcext:value-type="float">
            <text:p>635</text:p>
          </table:table-cell>
          <table:table-cell table:style-name="ce71" office:value-type="string" calcext:value-type="string">
            <text:p><text:s text:c="2"/>this , you know actors are the best liars . They 're not . Actors are honest and that 's why you want to go see them on television and in the movies .</text:p>
          </table:table-cell>
          <table:table-cell table:style-name="ce73" office:value-type="string" calcext:value-type="string">
            <text:p><text:s/>@!KILMEADE: So why is it that most in Hollywood want to go to the George Clooney party and most tend to be Democratic ? @!GUTTENBERG: I do n't know and I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0 this_dd1 ,_y you_ppy know_vv0 actors_nn2 are_vbr the_at best_jjt liars_nn2 ._y They_pphs2 're_vbr not_xx ._y Actors_nn2 are_vbr honest_jj and_cc that_dd1 's_vbz why_rrq you_ppy want_vv0 to_to go_vvi see_vv0 them_ppho2 on_ii television_nn1 and_cc in_ii the_at movies_nn2 ._y</text:p>
          </table:table-cell>
          <table:table-cell office:value-type="string" calcext:value-type="string">
            <text:p><text:s/>@!KILMEADE:_zzc So_rr why_rrq is_vbz it_pph1 that_cst_rg% most_dat_rrt@ in_ii Hollywood_np1 want_vv0 to_to go_vvi to_ii the_at George_np1 Clooney_np1 party_nn1 and_cc most_dat_rrt@ tend_vv0 to_to be_vbi Democratic_jj ?_y @!GUTTENBERG:_zzc I_ppis1 do_vd0 n't_xx know_vvi and_cc I_</text:p>
          </table:table-cell>
        </table:table-row>
        <table:table-row table:style-name="ro4" table:visibility="filter">
          <table:table-cell office:value-type="float" office:value="636" calcext:value-type="float">
            <text:p>636</text:p>
          </table:table-cell>
          <table:table-cell table:style-name="ce71" office:value-type="string" calcext:value-type="string">
            <text:p><text:s text:c="2"/>know something can happen tomorrow that would change the entire scope of the race . @!KILMEADE: And by the way , 67 percent of the CBS New York Times poll when surveyed</text:p>
          </table:table-cell>
          <table:table-cell table:style-name="ce73" office:value-type="string" calcext:value-type="string">
            <text:p><text:s/>said that they believe the President made his same sex marriage claim and belief and announcement on Wednesday in an interview for political reasons . @!CARLSON: So Brian and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b know_vv0 something_pn1 can_vm happen_vvi tomorrow_rt that_cst_dd1 would_vm change_vvi the_at entire_jj scope_nn1 of_io the_at race_nn1 ._y @!KILMEADE:_zzc And_cc by_ii the_at way_nn1 ,_y 67_mc percent_nnu of_io the_at CBS_np1 New_np1 York_np1 Times_nnt2 poll_nn1 when_cs_rrq surveyed_vvn</text:p>
          </table:table-cell>
          <table:table-cell office:value-type="string" calcext:value-type="string">
            <text:p><text:s/>said_vvd that_cst they_pphs2 believe_vv0 the_at President_nn1 made_vvd_vvn his_appge same_da sex_nn1 marriage_nn1 claim_nn1 and_cc belief_nn1 and_cc announcement_nn1 on_ii Wednesday_npd1 in_ii an_at1 interview_nn1 for_if political_jj reasons_nn2 ._y @!CARLSON:_zzc So_rr_cs@ Brian_np1 and_cc I_ppis1</text:p>
          </table:table-cell>
        </table:table-row>
        <table:table-row table:style-name="ro4" table:visibility="filter">
          <table:table-cell office:value-type="float" office:value="637" calcext:value-type="float">
            <text:p>637</text:p>
          </table:table-cell>
          <table:table-cell table:style-name="ce71" office:value-type="string" calcext:value-type="string">
            <text:p><text:s/>(END-VIDEO-CLIP) @!CARLSON: But that 's exactly what I told you about demonizing , did you hear the word rich ? @!KILMEADE: Well listen to this . With the Romney camp , I</text:p>
          </table:table-cell>
          <table:table-cell table:style-name="ce73" office:value-type="string" calcext:value-type="string">
            <text:p><text:s/>said do you guys have a better answer for this ? I guess they were surprised . They were n't quite ready yet when Gingrich and Governor Perry came forward with th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ND-VIDEO-CLIP)_zzq @!CARLSON:_zzc But_ccb that_dd1 's_vbz exactly_rr what_ddq I_ppis1 told_vvd you_ppy about_ii demonizing_vvg_nn1@ ,_y did_vdd you_ppy hear_vvi the_at word_nn1 rich_jj ?_y @!KILMEADE:_zzc Well_rr listen_vv0 to_ii this_dd1 ._y With_iw the_at Romney_np1_nn1@_jj% camp_nn1 ,_y I_ppis1</text:p>
          </table:table-cell>
          <table:table-cell office:value-type="string" calcext:value-type="string">
            <text:p><text:s/>said_vvd do_vd0 you_ppy guys_nn2 have_vh0 a_at1 better_jjr answer_nn1 for_if this_dd1 ?_y I_ppis1 guess_vv0 they_pphs2 were_vbdr surprised_jj ._y They_pphs2 were_vbdr n't_xx quite_rg ready_jj_rr@ yet_rr when_cs_rrq Gingrich_np1 and_cc Governor_nnb Perry_np1 came_vvd forward_rl with_iw this_</text:p>
          </table:table-cell>
        </table:table-row>
        <table:table-row table:style-name="ro4" table:visibility="filter">
          <table:table-cell office:value-type="float" office:value="638" calcext:value-type="float">
            <text:p>638</text:p>
          </table:table-cell>
          <table:table-cell table:style-name="ce71" office:value-type="string" calcext:value-type="string">
            <text:p><text:s text:c="2"/>year was that ? @!KILMEADE: 2001 . So he left and 99 . So not only is game on because he was out of there . Well he 's still an investor , well</text:p>
          </table:table-cell>
          <table:table-cell table:style-name="ce73" office:value-type="string" calcext:value-type="string">
            <text:p><text:s/>, it doenst @ @ @ @ @ @ @ @ @ @ spokesman said that the Kansas City plant was struggling so the firm came in and bought it and they put in USD100 millio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year_nnt1 was_vbdz that_dd1 ?_y @!KILMEADE:_zzc 2001_mc ._y So_rr he_pphs1 left_vvd and_cc 99_mc ._y So_rr not_xx only_rr_jj is_vbz game_nn1 on_rp@_ii because_cs he_pphs1 was_vbdz out_ii21 of_ii22 there_rl ._y Well_rr he_pphs1 's_vbz still_rr an_at1 investor_nn1 ,_y well_rr</text:p>
          </table:table-cell>
          <table:table-cell office:value-type="string" calcext:value-type="string">
            <text:p><text:s/>,_y it_pph1 doenst_vv0_nn1 @_ii @_ii @_ii @_ii @_ii @_ii @_ii @_ii @_ii @_ii spokesman_nn1 said_vvd that_cst the_at Kansas_np1 City_nn1 plant_nn1 was_vbdz struggling_vvg so_rr_cs@_rg the_at firm_nn1 came_vvd in_rp@ and_cc bought_vvd it_pph1 and_cc they_pphs2 put_vv0_vvd in_ii USD100_fo million_</text:p>
          </table:table-cell>
        </table:table-row>
        <table:table-row table:style-name="ro4" table:visibility="filter">
          <table:table-cell office:value-type="float" office:value="639" calcext:value-type="float">
            <text:p>639</text:p>
          </table:table-cell>
          <table:table-cell table:style-name="ce71" office:value-type="string" calcext:value-type="string">
            <text:p><text:s text:c="2"/>. Most of the guys at Bain are Democrats . And when Mitt Romney was on the show with me last week I had one of his former executives on with me he</text:p>
          </table:table-cell>
          <table:table-cell table:style-name="ce73" office:value-type="string" calcext:value-type="string">
            <text:p><text:s/>said you know we vote for different people but he 's a great guy and very competent executive . So when going after Mitt Romney you 're hitting a lot of peopl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Most_dat of_io the_at guys_nn2 at_ii Bain_fw are_vbr Democrats_nn2 ._y And_cc when_cs Mitt_np1 Romney_np1 was_vbdz on_ii the_at show_nn1 with_iw me_ppio1 last_md week_nnt1 I_ppis1 had_vhd one_mc1 of_io his_appge former_da executives_nn2 on_rp@_ii with_iw me_ppio1 he_pphs1</text:p>
          </table:table-cell>
          <table:table-cell office:value-type="string" calcext:value-type="string">
            <text:p><text:s/>said_vvd you_ppy know_vv0 we_ppis2 vote_vv0 for_if different_jj people_nn but_ccb he_pphs1 's_vbz a_at1 great_jj guy_nn1 and_cc very_rg competent_jj executive_nn1 ._y So_rr when_cs going_vvg after_ii Mitt_np1 Romney_np1_nn1@ you_ppy 're_vbr hitting_vvg a_at1 lot_nn1 of_io people_nn</text:p>
          </table:table-cell>
        </table:table-row>
        <table:table-row table:style-name="ro4" table:visibility="filter">
          <table:table-cell office:value-type="float" office:value="640" calcext:value-type="float">
            <text:p>640</text:p>
          </table:table-cell>
          <table:table-cell table:style-name="ce71" office:value-type="string" calcext:value-type="string">
            <text:p><text:s text:c="2"/>up with women is because that Obama 's commercial with Julia and her likes and everything I think that was a slap in the face for women because he basically</text:p>
          </table:table-cell>
          <table:table-cell table:style-name="ce73" office:value-type="string" calcext:value-type="string">
            <text:p><text:s/>said hey we know you are inferior and week and we will take care of you throughout your life . Why was n't there a Johnny commercial ? @!CARLSON: Interesting . I ha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z up_rp with_iw women_nn2 is_vbz because_cs that_dd1 Obama_np1_nn1@ 's_vbz commercial_jj_nn1@ with_iw Julia_np1 and_cc her_appge likes_nn2 and_cc everything_pn1 I_ppis1 think_vv0 that_dd1_cst was_vbdz a_at1 slap_nn1_rr in_ii the_at face_nn1 for_if women_nn2 because_cs he_pphs1 basically_rr</text:p>
          </table:table-cell>
          <table:table-cell office:value-type="string" calcext:value-type="string">
            <text:p><text:s/>said_vvd hey_uh we_ppis2 know_vv0 you_ppy are_vbr inferior_jj and_cc week_nnt1 and_cc we_ppis2 will_vm take_vvi care_nn1 of_io you_ppy throughout_ii your_appge life_nn1 ._y Why_rrq was_vbdz n't_xx there_rl a_at1 Johnny_np1 commercial_jj_nn1@ ?_y @!CARLSON:_zzc Interesting_jj ._y I_ppis1 had_</text:p>
          </table:table-cell>
        </table:table-row>
        <table:table-row table:style-name="ro4" table:visibility="filter">
          <table:table-cell office:value-type="float" office:value="641" calcext:value-type="float">
            <text:p>641</text:p>
          </table:table-cell>
          <table:table-cell table:style-name="ce71" office:value-type="string" calcext:value-type="string">
            <text:p><text:s/>: Right . So now you 're into broadcasting . Everyone 's putting you up for every major job since . Are you concerned , as financially well-off as you 're game</text:p>
          </table:table-cell>
          <table:table-cell table:style-name="ce73" office:value-type="string" calcext:value-type="string">
            <text:p><text:s/>is , football , when I see Osi Umenyiora say -- he 's an outstanding defensive lineman for the Giants -- " I will never let my kids play football . " Kur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zzc Right_rr_nn1_jj ._y So_rr now_rt you_ppy 're_vbr into_ii broadcasting_nn1 ._y Everyone_pn1 's_vbz putting_vvg you_ppy up_rp_vv0% for_if every_at1 major_jj job_nn1 since_rr@_ii@ ._y Are_vbr you_ppy concerned_jj_vvd% ,_y as_csa_rg@ financially_rr well-off_jj as_csa you_ppy 're_vbr game_nn1</text:p>
          </table:table-cell>
          <table:table-cell office:value-type="string" calcext:value-type="string">
            <text:p><text:s/>is_vbz ,_y football_nn1 ,_y when_cs_rrq I_ppis1 see_vv0 Osi_np1_jj Umenyiora_np1 say_vv0 --_nn1_jj he_pphs1 's_vbz an_at1 outstanding_jj defensive_jj lineman_nn1 for_if the_at Giants_nn2 --_nn1_jj "_y I_ppis1 will_vm never_rr let_vvi my_appge kids_nn2 play_vvi football_nn1 ._y "_y Kurt_</text:p>
          </table:table-cell>
        </table:table-row>
        <table:table-row table:style-name="ro4">
          <table:table-cell office:value-type="float" office:value="642" calcext:value-type="float">
            <text:p>642</text:p>
          </table:table-cell>
          <table:table-cell table:style-name="ce71" office:value-type="string" calcext:value-type="string">
            <text:p><text:s text:c="2"/>and holding a sign . @!COWHER: Brian , I got to tell you three things my father told me , and I talk about this all the time . First thing is , you never</text:p>
          </table:table-cell>
          <table:table-cell table:style-name="ce73" office:value-type="string" calcext:value-type="string">
            <text:p><text:s/>quit anything you start . Because sometimes there 's going to be tough times . If you quite once , you 'll quit again . The second thing is , you got to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and_cc holding_vvg a_at1 sign_nn1 ._y @!COWHER:_zzc Brian_np1 ,_y I_ppis1 got_vvd to_to tell_vvi you_ppy three_mc things_nn2 my_appge father_nn1 told_vvd me_ppio1 ,_y and_cc I_ppis1 talk_vv0 about_ii this_dd1 all_db the_at time_nnt1 ._y First_md thing_nn1 is_vbz ,_y you_ppy never_rr</text:p>
          </table:table-cell>
          <table:table-cell office:value-type="string" calcext:value-type="string">
            <text:p><text:s/>quit_vv0_vvn_vvd anything_pn1 you_ppy start_vv0 ._y Because_cs sometimes_rt there_ex 's_vbz going_vvgk to_to be_vbi tough_jj times_nnt2 ._y If_cs you_ppy quite_rg once_rr ,_y you_ppy 'll_vm quit_vvi again_rt ._y The_at second_md thing_nn1 is_vbz ,_y you_ppy got_vvd_vvn to_to</text:p>
          </table:table-cell>
        </table:table-row>
        <table:table-row table:style-name="ro4" table:visibility="filter">
          <table:table-cell office:value-type="float" office:value="643" calcext:value-type="float">
            <text:p>643</text:p>
          </table:table-cell>
          <table:table-cell table:style-name="ce71" office:value-type="string" calcext:value-type="string">
            <text:p><text:s text:c="2"/>manages as if this is the first game he has ever managed and he 's scared to death of making a mistake . @!KILMEADE: Right ! And now I wonder when a</text:p>
          </table:table-cell>
          <table:table-cell table:style-name="ce73" office:value-type="string" calcext:value-type="string">
            <text:p><text:s/>guy like that decides to retire , which he have to , after winning a world championship -- @!BISSINGER: Right ! @!KILMEADE: -- is the right time . Where is he ever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anages_vvz as_cs21 if_cs22 this_dd1 is_vbz the_at first_md game_nn1 he_pphs1 has_vhz ever_rr managed_vvn and_cc he_pphs1 's_vbz scared_jj_vvn% to_ii death_nn1 of_io making_vvg a_at1 mistake_nn1 ._y @!KILMEADE:_zzc Right_rr_jj_nn1 !_y And_cc now_rt I_ppis1 wonder_vv0 when_rrq a_at1</text:p>
          </table:table-cell>
          <table:table-cell office:value-type="string" calcext:value-type="string">
            <text:p><text:s/>guy_nn1 like_ii that_dd1 decides_vvz to_to retire_vvi ,_y which_ddq he_pphs1 have_vh0 to_to ,_y after_ii winning_vvg a_at1 world_nn1 championship_nn1 --_nn1_jj @!BISSINGER:_zzc Right_rr_jj_nn1 !_y @!KILMEADE:_zzc --_nn1_jj is_vbz the_at right_jj_nn1 time_nnt1 ._y Where_rrq is_vbz he_pphs1 ever_</text:p>
          </table:table-cell>
        </table:table-row>
        <table:table-row table:style-name="ro4" table:visibility="filter">
          <table:table-cell office:value-type="float" office:value="644" calcext:value-type="float">
            <text:p>644</text:p>
          </table:table-cell>
          <table:table-cell table:style-name="ce71" office:value-type="string" calcext:value-type="string">
            <text:p><text:s text:c="2"/>. @!BISSINGER: Right ! We gon na hop in the car and drive -- @!BISSINGER: Right ! @!KILMEADE: -- and then even his mother says , you sure you wan na</text:p>
          </table:table-cell>
          <table:table-cell table:style-name="ce73" office:value-type="string" calcext:value-type="string">
            <text:p><text:s/>be in the car ! @!BISSINGER: No ! Everyone say it was crazy , including Zach in his own way and when she very gently said , I 'd much rather fl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BISSINGER:_zzc Right_rr_jj_nn1 !_y We_ppis2 gon_vvgk na_to hop_vvi in_ii the_at car_nn1 and_cc drive_vv0_nn1 --_zz @!BISSINGER:_zzc Right_rr_jj_nn1 !_y @!KILMEADE:_zzc --_zz and_cc then_rt even_rr_vv0% his_appge mother_nn1 says_vvz ,_y you_ppy sure_jj_rr% you_ppy wan_vv0 na_to</text:p>
          </table:table-cell>
          <table:table-cell office:value-type="string" calcext:value-type="string">
            <text:p><text:s/>be_vbi in_ii the_at car_nn1 !_y @!BISSINGER:_zzc No_uh !_y Everyone_pn1 say_vv0 it_pph1 was_vbdz crazy_jj ,_y including_ii_vvg@ Zach_np1_nn1 in_ii his_appge own_da way_nn1 and_cc when_rrq_cs she_pphs1 very_rg gently_rr said_vvd_vvn@ ,_y I_ppis1 'd_vm much_rr rather_rr@ fly_vvi</text:p>
          </table:table-cell>
        </table:table-row>
        <table:table-row table:style-name="ro4" table:visibility="filter">
          <table:table-cell office:value-type="float" office:value="645" calcext:value-type="float">
            <text:p>645</text:p>
          </table:table-cell>
          <table:table-cell table:style-name="ce71" office:value-type="string" calcext:value-type="string">
            <text:p><text:s/>m22 do welfare reform . Really he moved to the center and what he was able to do was , you know , compromise with the Republicans while casting them as these radicals that</text:p>
          </table:table-cell>
          <table:table-cell table:style-name="ce73" office:value-type="string" calcext:value-type="string">
            <text:p><text:s/>needed -- you know the " Barbarians at the Gate " -- @!KILMEADE: Right . @!COST: -- and that 's how he was able to get reelected . @!KILMEADE: So he end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m22 do_vdi welfare_nn1 reform_nn1 ._y Really_rr he_pphs1 moved_vvd to_ii the_at center_nn1 and_cc what_ddq he_pphs1 was_vbdz able_jk to_to do_vdi was_vbdz ,_y you_ppy know_vv0 ,_y compromise_vv0_nn1 with_iw the_at Republicans_nn2 while_cs casting_vvg them_ppho2 as_csa these_dd2 radicals_nn2 that_cst</text:p>
          </table:table-cell>
          <table:table-cell office:value-type="string" calcext:value-type="string">
            <text:p><text:s/>needed_vvd --_zz you_ppy know_vv0 the_at "_y Barbarians_nn2 at_ii the_at Gate_nn1 "_y --_nn1_jj @!KILMEADE:_zzc Right_rr_nn1_jj ._y @!COST:_zzc --_zz and_cc that_dd1 's_vbz how_rrq he_pphs1 was_vbdz able_jk to_to get_vvi reelected_vvn ._y @!KILMEADE:_zzc So_cs@_rr he_pphs1 ends_vvz</text:p>
          </table:table-cell>
        </table:table-row>
        <table:table-row table:style-name="ro4" table:visibility="filter">
          <table:table-cell office:value-type="float" office:value="646" calcext:value-type="float">
            <text:p>646</text:p>
          </table:table-cell>
          <table:table-cell table:style-name="ce71" office:value-type="string" calcext:value-type="string">
            <text:p><text:s text:c="2"/>know , Obama 's got a couple problems , I mean , from a managerial style . And what ended up happening and it 's just so unfortunate . You know you 're sentiment</text:p>
          </table:table-cell>
          <table:table-cell table:style-name="ce73" office:value-type="string" calcext:value-type="string">
            <text:p><text:s/>was one that I think everybody in the country showed , even people who voted for John McCain . They -- you know , they had their fingers crossed on inauguration day hoping</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y know_vv0 ,_y Obama_np1 's_vhz got_vvn a_at1 couple_nn1 problems_nn2 ,_y I_ppis1 mean_vv0 ,_y from_ii a_at1 managerial_jj style_nn1 ._y And_cc what_ddq ended_vvd up_rp happening_vvg_nn1 and_cc it_pph1 's_vbz just_rr so_rg unfortunate_jj ._y You_ppy know_vv0 you_ppy 're_vbr sentiment_nn1</text:p>
          </table:table-cell>
          <table:table-cell office:value-type="string" calcext:value-type="string">
            <text:p><text:s/>was_vbdz one_pn1 that_cst I_ppis1 think_vv0 everybody_pn1 in_ii the_at country_nn1 showed_vvd ,_y even_rr people_nn who_pnqs voted_vvd for_if John_np1 McCain_np1 ._y They_pphs2 --_zz you_ppy know_vv0 ,_y they_pphs2 had_vhd their_appge fingers_nn2 crossed_vvn on_ii inauguration_nn1 day_nnt1 hoping_v</text:p>
          </table:table-cell>
        </table:table-row>
        <table:table-row table:style-name="ro4">
          <table:table-cell office:value-type="float" office:value="647" calcext:value-type="float">
            <text:p>647</text:p>
          </table:table-cell>
          <table:table-cell table:style-name="ce71" office:value-type="string" calcext:value-type="string">
            <text:p><text:s text:c="2"/>Chrysler , they were going to give the UAW Pension Fund was going to get @ @ @ @ @ @ @ @ @ @ , in a bankruptcy court , this never would have happened . There</text:p>
          </table:table-cell>
          <table:table-cell table:style-name="ce73" office:value-type="string" calcext:value-type="string">
            <text:p><text:s/>were all these secure creditors who were in front of the line of the unions . And -- but the big banks were all in hock to the government because of TARP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Chrysler_np1 ,_y they_pphs2 were_vbdr going_vvgk to_to give_vvi the_at UAW_nn1_np1 Pension_nn1 Fund_nn1 was_vbdz going_vvgk to_to get_vvi @_ii @_ii @_ii @_ii @_ii @_ii @_ii @_ii @_ii @_ii ,_y in_ii a_at1 bankruptcy_nn1 court_nn1 ,_y this_dd1_rg% never_rr would_vm have_vhi happened_vvn@ ._y There_ex</text:p>
          </table:table-cell>
          <table:table-cell office:value-type="string" calcext:value-type="string">
            <text:p><text:s/>were_vbdr all_db these_dd2 secure_jj_vv0 creditors_nn2 who_pnqs were_vbdr in_ii31 front_ii32 of_ii33 the_at line_nn1 of_io the_at unions_nn2 ._y And_cc --_zz but_ccb the_at big_jj banks_nn2 were_vbdr all_db_rr@ in_ii hock_nn1 to_ii the_at government_nn1 because_ii21 of_ii22 TARP_</text:p>
          </table:table-cell>
        </table:table-row>
        <table:table-row table:style-name="ro4" table:visibility="filter">
          <table:table-cell office:value-type="float" office:value="648" calcext:value-type="float">
            <text:p>648</text:p>
          </table:table-cell>
          <table:table-cell table:style-name="ce71" office:value-type="string" calcext:value-type="string">
            <text:p><text:s text:c="2"/>know , justice -- social justice . Well , the question that I would respond with is justice for whom , right ? Is it compassion for whom ? Is it for the whole</text:p>
          </table:table-cell>
          <table:table-cell table:style-name="ce73" office:value-type="string" calcext:value-type="string">
            <text:p><text:s/>country ? Is it for everybody or is it just always happen to be the people who were smart enough to vote Democratic ? @!KILMEADE: So if you pour money into welfare , i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y know_vv0 ,_y justice_nn1 --_zz social_jj justice_nn1 ._y Well_rr ,_y the_at question_nn1 that_cst I_ppis1 would_vm respond_vvi with_iw is_vbz justice_nn1 for_if whom_pnqo ,_y right_rr_nn1_jj ?_y Is_vbz it_pph1 compassion_nn1 for_if whom_pnqo ?_y Is_vbz it_pph1 for_if the_at whole_jj</text:p>
          </table:table-cell>
          <table:table-cell office:value-type="string" calcext:value-type="string">
            <text:p><text:s/>country_nn1 ?_y Is_vbz it_pph1 for_if everybody_pn1 or_cc is_vbz it_pph1 just_rr always_rr happen_vv0 to_to be_vbi the_at people_nn who_pnqs were_vbdr smart_jj enough_rr to_to vote_vvi Democratic_jj ?_y @!KILMEADE:_zzc So_rr if_cs you_ppy pour_vv0 money_nn1 into_ii welfare_nn1 ,_y it_</text:p>
          </table:table-cell>
        </table:table-row>
        <table:table-row table:style-name="ro4" table:visibility="filter">
          <table:table-cell office:value-type="float" office:value="649" calcext:value-type="float">
            <text:p>649</text:p>
          </table:table-cell>
          <table:table-cell table:style-name="ce71" office:value-type="string" calcext:value-type="string">
            <text:p><text:s/>p1 gets elected -- this is on Twitter , I @ @ @ @ @ @ @ @ @ @ as him and his right-wing , racist , homophobic , women-hating teabagger masters , to which you</text:p>
          </table:table-cell>
          <table:table-cell table:style-name="ce73" office:value-type="string" calcext:value-type="string">
            <text:p><text:s/>responded -- I mean , you -- that she 's -- that Cher is an average talent who 's out of touch with reality . But then you threw in Rosie . I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1 gets_vvz elected_jj@ --_nn1_jj this_dd1 is_vbz on_ii Twitter_nn1 ,_y I_ppis1 @_ii @_ii @_ii @_ii @_ii @_ii @_ii @_ii @_ii @_ii as_csa him_ppho1 and_cc his_appge right-wing_jj_nn1@ ,_y racist_nn1_jj ,_y homophobic_jj ,_y women-hating_jj_nn1 teabagger_nn1_jjr masters_nn2 ,_y to_ii which_ddq you_ppy</text:p>
          </table:table-cell>
          <table:table-cell office:value-type="string" calcext:value-type="string">
            <text:p><text:s/>responded_vvd --_zz I_ppis1 mean_vv0 ,_y you_ppy --_zz that_cst she_pphs1 's_vbz --_zz that_cst Cher_np1 is_vbz an_at1 average_jj_nn1 talent_nn1 who_pnqs 's_vbz out_ii41 of_ii42 touch_ii43 with_ii44 reality_nn1 ._y But_ccb then_rt you_ppy threw_vvd in_ii Rosie_np1 ._y I_ppis1</text:p>
          </table:table-cell>
        </table:table-row>
        <table:table-row table:style-name="ro4" table:visibility="filter">
          <table:table-cell office:value-type="float" office:value="650" calcext:value-type="float">
            <text:p>650</text:p>
          </table:table-cell>
          <table:table-cell table:style-name="ce71" office:value-type="string" calcext:value-type="string">
            <text:p><text:s text:c="2"/>just got a big honor . He was inducted into the hall of fame . Which hall of fame ? Well , you do n't want to miss this one ! GRETA @!VAN-SUSTEREN ,</text:p>
          </table:table-cell>
          <table:table-cell table:style-name="ce73" office:value-type="string" calcext:value-type="string">
            <text:p><text:s/>FOX NEWS HOST : Does Attorney General Eric Holder have trouble ? Is he going to get served with a contempt of Congress notice , or is the talk about contempt for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just_rr got_vvn_vvd a_at1 big_jj honor_nn1 ._y He_pphs1 was_vbdz inducted_vvn into_ii the_at hall_nn1 of_io fame_nn1 ._y Which_ddq hall_nn1 of_io fame_nn1 ?_y Well_rr ,_y you_ppy do_vd0 n't_xx want_vvi to_to miss_vvi this_dd1 one_pn1 !_y GRETA_np1_nn1 @!VAN-SUSTEREN_zzc ,_y</text:p>
          </table:table-cell>
          <table:table-cell office:value-type="string" calcext:value-type="string">
            <text:p><text:s/>FOX_np1_nn1 NEWS_nn1 HOST_nn1_vv0 :_y Does_vdz Attorney_nn1 General_nnb Eric_np1 Holder_np1 have_vh0 trouble_nn1 ?_y Is_vbz he_pphs1 going_vvgk to_to get_vvi served_vvn with_iw a_at1 contempt_nn1 of_io Congress_nn1 notice_nn1 ,_y or_cc is_vbz the_at talk_nn1 about_ii contempt_nn1 for_if the_</text:p>
          </table:table-cell>
        </table:table-row>
        <table:table-row table:style-name="ro4">
          <table:table-cell office:value-type="float" office:value="651" calcext:value-type="float">
            <text:p>651</text:p>
          </table:table-cell>
          <table:table-cell table:style-name="ce71" office:value-type="string" calcext:value-type="string">
            <text:p><text:s/>rg 300 individuals in that family will be given the chance to receive a new therapy , a monoclonal antibody that aims to clear out this protein called amyloid which deposits in</text:p>
          </table:table-cell>
          <table:table-cell table:style-name="ce73" office:value-type="string" calcext:value-type="string">
            <text:p><text:s/>the brain and see whether that can in fact reduce the likelihood of going on to full- blown disease . @ @ @ @ @ @ @ @ @ @ a variety of measures , using brain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rg 300_mc individuals_nn2 in_ii that_dd1 family_nn1 will_vm be_vbi given_vvn the_at chance_nn1 to_to receive_vvi a_at1 new_jj therapy_nn1 ,_y a_at1 monoclonal_jj antibody_nn1 that_cst_dd1 aims_vvz to_to clear_vvi out_rp this_dd1 protein_nn1 called_vvn_vvd@ amyloid_nn1_jj which_ddq deposits_nn2 in_ii</text:p>
          </table:table-cell>
          <table:table-cell office:value-type="string" calcext:value-type="string">
            <text:p><text:s/>the_at brain_nn1 and_cc see_vv0 whether_csw that_dd1 can_vm_nn1% in_ii fact_nn1 reduce_vv0 the_at likelihood_nn1 of_io going_vvg on_rp_ii21 to_ii_ii22 full-_jj blown_jj@ disease_nn1 ._y @_ii @_ii @_ii @_ii @_ii @_ii @_ii @_ii @_ii @_ii a_at1 variety_nn1 of_io measures_nn2 ,_y using_vvg brain_</text:p>
          </table:table-cell>
        </table:table-row>
        <table:table-row table:style-name="ro4" table:visibility="filter">
          <table:table-cell office:value-type="float" office:value="652" calcext:value-type="float">
            <text:p>652</text:p>
          </table:table-cell>
          <table:table-cell table:style-name="ce71" office:value-type="string" calcext:value-type="string">
            <text:p><text:s/>ase announced the departure today of a top investment officer after a huge and highly publicized trading loss . Just before U.S. markets opened , CEO Jamie Dimon disclosed</text:p>
          </table:table-cell>
          <table:table-cell table:style-name="ce73" office:value-type="string" calcext:value-type="string">
            <text:p><text:s/>the retirement of longtime executive Ina Drew . She oversaw a London-based unit that lost at least $2 billion in trades and bets tied to corporate bonds and credit . Bank</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se_nn1 announced_vvd_vvn the_at departure_nn1 today_rt of_io a_at1 top_jj_nn1 investment_nn1 officer_nn1 after_ii_cs a_at1 huge_jj and_cc highly_rr publicized_jj_vvn trading_nn1 loss_nn1 ._y Just_rr before_ii U.S._np1 markets_nn2 opened_vvd_vvn ,_y CEO_nn1 Jamie_np1 Dimon_np1_nn1 disclosed_vvd@_vvn</text:p>
          </table:table-cell>
          <table:table-cell office:value-type="string" calcext:value-type="string">
            <text:p><text:s/>the_at retirement_nn1 of_io longtime_jj executive_nn1 Ina_np1 Drew_np1 ._y She_pphs1 oversaw_vv0 a_at1 London-based_jj unit_nn1 that_cst lost_vvd at_rr21 least_rr22 $2_nnu billion_nno in_ii trades_nn2 and_cc bets_nn2 tied_vvn_vvd to_ii corporate_jj bonds_nn2 and_cc credit_nn1 ._y Bank_nn1_vv0@_np1@</text:p>
          </table:table-cell>
        </table:table-row>
        <table:table-row table:style-name="ro4" table:visibility="filter">
          <table:table-cell office:value-type="float" office:value="653" calcext:value-type="float">
            <text:p>653</text:p>
          </table:table-cell>
          <table:table-cell table:style-name="ce71" office:value-type="string" calcext:value-type="string">
            <text:p><text:s text:c="2"/>into their hands ? @!ALEJANDRO-JUNCO: Well , I must tell you that I have a lot of respect and I have a lot of debt to a lot of journalists , a lot of</text:p>
          </table:table-cell>
          <table:table-cell table:style-name="ce73" office:value-type="string" calcext:value-type="string">
            <text:p><text:s/>men and women that pay the price , that run the risk . And every day , they go out there and they know that , because we 're doing something that i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nto_ii their_appge hands_nn2 ?_y @!ALEJANDRO-JUNCO:_zzc Well_rr ,_y I_ppis1 must_vm tell_vvi you_ppy that_cst I_ppis1 have_vh0 a_at1 lot_nn1 of_io respect_nn1 and_cc I_ppis1 have_vh0 a_at1 lot_nn1 of_io debt_nn1 to_ii a_at1 lot_nn1 of_io journalists_nn2 ,_y a_at1 lot_nn1 of_io</text:p>
          </table:table-cell>
          <table:table-cell office:value-type="string" calcext:value-type="string">
            <text:p><text:s/>men_nn2 and_cc women_nn2 that_cst pay_vv0 the_at price_nn1 ,_y that_cst_dd1 run_vv0 the_at risk_nn1 ._y And_cc every_at1 day_nnt1 ,_y they_pphs2 go_vv0 out_rp there_rl and_cc they_pphs2 know_vv0 that_cst_dd1 ,_y because_cs we_ppis2 're_vbr doing_vdg something_pn1 that_cst is_vbz</text:p>
          </table:table-cell>
        </table:table-row>
        <table:table-row table:style-name="ro4" table:visibility="filter">
          <table:table-cell office:value-type="float" office:value="654" calcext:value-type="float">
            <text:p>654</text:p>
          </table:table-cell>
          <table:table-cell table:style-name="ce71" office:value-type="string" calcext:value-type="string">
            <text:p><text:s text:c="2"/>ca n't clearly explain how they were hedging -- they would like to say they were hedging because that makes it more forgivable . If there are doubts , if you ca</text:p>
          </table:table-cell>
          <table:table-cell table:style-name="ce73" office:value-type="string" calcext:value-type="string">
            <text:p><text:s/>n't clearly say I have got a credit default swap to protect me against the failure of a company I have lent money to , that is a hedge . Trying t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p1 ca_vm n't_xx clearly_rr explain_vvi how_rrq they_pphs2 were_vbdr hedging_vvg --_nn1_jj they_pphs2 would_vm like_vvi to_to say_vvi they_pphs2 were_vbdr hedging_vvg because_cs that_dd1 makes_vvz it_pph1 more_rgr forgivable_jj ._y If_cs there_ex are_vbr doubts_nn2 ,_y if_cs you_ppy ca_vm</text:p>
          </table:table-cell>
          <table:table-cell office:value-type="string" calcext:value-type="string">
            <text:p><text:s/>n't_xx clearly_rr say_vvi I_ppis1 have_vh0 got_vvn a_at1 credit_nn1 default_nn1 swap_vv0 to_to protect_vvi me_ppio1 against_ii the_at failure_nn1 of_io a_at1 company_nn1 I_ppis1 have_vh0 lent_vvn money_nn1 to_ii_to ,_y that_dd1_cst is_vbz a_at1 hedge_nn1 ._y Trying_vvg to_</text:p>
          </table:table-cell>
        </table:table-row>
        <table:table-row table:style-name="ro4" table:visibility="filter">
          <table:table-cell office:value-type="float" office:value="655" calcext:value-type="float">
            <text:p>655</text:p>
          </table:table-cell>
          <table:table-cell table:style-name="ce71" office:value-type="string" calcext:value-type="string">
            <text:p><text:s/>zc What about the import of the president 's doing this ? How is history going to look back ? @!DAVID-BROOKS: I think it will be a significant step . Listen , this is remarkable</text:p>
          </table:table-cell>
          <table:table-cell table:style-name="ce73" office:value-type="string" calcext:value-type="string">
            <text:p><text:s/>issue which -- rare that you see public opinion shift so fast on one issue . It has been led by young people , people under 40 . But people over 60 a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zc What_ddq about_ii the_at import_nn1 of_io the_at president_nn1 's_vbz doing_vdg this_dd1 ?_y How_rrq is_vbz history_nn1 going_vvgk to_to look_vvi back_rp ?_y @!DAVID-BROOKS:_zzc I_ppis1 think_vv0 it_pph1 will_vm be_vbi a_at1 significant_jj step_nn1 ._y Listen_vv0 ,_y this_dd1 is_vbz remarkable_jj</text:p>
          </table:table-cell>
          <table:table-cell office:value-type="string" calcext:value-type="string">
            <text:p><text:s/>issue_nn1 which_ddq --_zz rare_jj that_cst you_ppy see_vv0 public_nn1 opinion_nn1 shift_vv0 so_rg fast_rr_jj on_ii one_mc1 issue_nn1 ._y It_pph1 has_vhz been_vbn led_vvn by_ii young_jj people_nn ,_y people_nn under_rg 40_mc ._y But_ccb people_nn over_rg 60_mc are_vbr</text:p>
          </table:table-cell>
        </table:table-row>
        <table:table-row table:style-name="ro4" table:visibility="filter">
          <table:table-cell office:value-type="float" office:value="656" calcext:value-type="float">
            <text:p>656</text:p>
          </table:table-cell>
          <table:table-cell table:style-name="ce71" office:value-type="string" calcext:value-type="string">
            <text:p><text:s text:c="2"/>. I go home and say , are we still on the right track ? Are we still doing the right research and is it absolutely required ? And I come back and</text:p>
          </table:table-cell>
          <table:table-cell table:style-name="ce73" office:value-type="string" calcext:value-type="string">
            <text:p><text:s/>I say , yes . So , which gene have you been cloning recently from the marmoset ? @!MILES-O'BRIEN: Robert Lanford is a scientist at the Texas Biomedical Research Institute , where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pph1 ._y I_ppis1 go_vv0 home_rl and_cc say_vv0 ,_y are_vbr we_ppis2 still_rr on_ii the_at right_jj_nn1 track_nn1 ?_y Are_vbr we_ppis2 still_rr doing_vdg the_at right_jj_nn1 research_nn1 and_cc is_vbz it_pph1 absolutely_rr required_vvn ?_y And_cc I_ppis1 come_vv0 back_rp and_cc</text:p>
          </table:table-cell>
          <table:table-cell office:value-type="string" calcext:value-type="string">
            <text:p><text:s/>I_ppis1 say_vv0 ,_y yes_uh ._y So_rr ,_y which_ddq gene_nn1 have_vh0 you_ppy been_vbn cloning_vvg@ recently_rr from_ii the_at marmoset_nn1 ?_y @!MILES-O'BRIEN:_zzc Robert_np1 Lanford_np1 is_vbz a_at1 scientist_nn1 at_ii the_at Texas_np1 Biomedical_np1_jj Research_nn1 Institute_nn1 ,_y where_cs_rrq</text:p>
          </table:table-cell>
        </table:table-row>
        <table:table-row table:style-name="ro4">
          <table:table-cell office:value-type="float" office:value="657" calcext:value-type="float">
            <text:p>657</text:p>
          </table:table-cell>
          <table:table-cell table:style-name="ce71" office:value-type="string" calcext:value-type="string">
            <text:p><text:s/>@ @ @ @ @ @ @ @ never be here , those who work with animals would n't be here if they suffered . @!MILES-O'BRIEN: But they do endure repeated sedations and biopsies . Medical</text:p>
          </table:table-cell>
          <table:table-cell table:style-name="ce73" office:value-type="string" calcext:value-type="string">
            <text:p><text:s/>files uncovered by the Physicians Committee for Responsible Medicine tell some grim stories . Take Rosie @(ph) , for example . At 30 years old , she has endured 15 liver biopsies</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ii @_ii @_ii @_ii @_ii @_ii @_ii @_ii never_rr be_vbi here_rl ,_y those_dd2 who_pnqs work_vv0 with_iw animals_nn2 would_vm n't_xx be_vbi here_rl if_cs they_pphs2 suffered_vvd ._y @!MILES-O'BRIEN:_zzc But_ccb they_pphs2 do_vd0 endure_vvi repeated_jj@ sedations_nn2 and_cc biopsies_nn2 ._y Medical_jj</text:p>
          </table:table-cell>
          <table:table-cell office:value-type="string" calcext:value-type="string">
            <text:p><text:s/>files_nn2 uncovered_vvd_vvn@ by_ii the_at Physicians_nn2 Committee_nn1 for_if Responsible_jj Medicine_nn1 tell_vv0 some_dd grim_jj stories_nn2 ._y Take_vv0 Rosie_np1 @(ph)_zzq ,_y for_rex21 example_rex22 ._y At_ii 30_mc years_nnt2 old_jj ,_y she_pphs1 has_vhz endured_vvn 15_mc liver_nn1 biopsies_nn</text:p>
          </table:table-cell>
        </table:table-row>
        <table:table-row table:style-name="ro4" table:visibility="filter">
          <table:table-cell office:value-type="float" office:value="658" calcext:value-type="float">
            <text:p>658</text:p>
          </table:table-cell>
          <table:table-cell table:style-name="ce71" office:value-type="string" calcext:value-type="string">
            <text:p><text:s text:c="2"/>It seems like that that is the running theme . @!ROBERT-CARO: Well , you know , and the people who are in -- when you ask John Connally , for example , he</text:p>
          </table:table-cell>
          <table:table-cell table:style-name="ce73" office:value-type="string" calcext:value-type="string">
            <text:p><text:s/>says : Everyone else thought it was a motorcycle backfire or a firecracker . But I was a hunter all my life . I knew it was the crack of a hunting rifle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t_pph1 seems_vvz like_jj@_vv0@ that_cst that_dd1 is_vbz the_at running_jj_nn1 theme_nn1 ._y @!ROBERT-CARO:_zzc Well_rr ,_y you_ppy know_vv0 ,_y and_cc the_at people_nn who_pnqs are_vbr in_ii --_nn1_jj when_cs_rrq you_ppy ask_vv0 John_np1 Connally_np1 ,_y for_rex21 example_rex22 ,_y he_pphs1</text:p>
          </table:table-cell>
          <table:table-cell office:value-type="string" calcext:value-type="string">
            <text:p><text:s/>says_vvz :_y Everyone_pn1 else_rr thought_vvd_vvn it_pph1 was_vbdz a_at1 motorcycle_nn1 backfire_vv0 or_cc a_at1 firecracker_nn1 ._y But_ccb I_ppis1 was_vbdz a_at1 hunter_nn1 all_db my_appge life_nn1 ._y I_ppis1 knew_vvd it_pph1 was_vbdz the_at crack_nn1 of_io a_at1 hunting_nn1 rifle_nn1 ._</text:p>
          </table:table-cell>
        </table:table-row>
        <table:table-row table:style-name="ro4" table:visibility="filter">
          <table:table-cell office:value-type="float" office:value="659" calcext:value-type="float">
            <text:p>659</text:p>
          </table:table-cell>
          <table:table-cell table:style-name="ce71" office:value-type="string" calcext:value-type="string">
            <text:p><text:s text:c="2"/>@ @ @ Yes , they did . And contra the governor , I do n't think Romney had made as big a blooper as this . I mean , the one you just</text:p>
          </table:table-cell>
          <table:table-cell table:style-name="ce73" office:value-type="string" calcext:value-type="string">
            <text:p><text:s/>played - for example him saying I like being able to fire people who work for me . He 's talking about ... @!GEORGE-STEPHANOPOU# @(Off-camera) You do n't think that '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Yes_uh ,_y they_pphs2 did_vdd ._y And_cc contra_nn1 the_at governor_nn1 ,_y I_ppis1 do_vd0 n't_xx think_vvi Romney_np1 had_vhd made_vvn as_csa_rg@_ii@ big_jj_rr% a_at1 blooper_nn1 as_csa_ii@ this_dd1 ._y I_ppis1 mean_vv0 ,_y the_at one_pn1 you_ppy just_rr</text:p>
          </table:table-cell>
          <table:table-cell office:value-type="string" calcext:value-type="string">
            <text:p><text:s/>played_vvn_vvd -_- for_rex21 example_rex22 him_ppho1 saying_vvg I_ppis1 like_vv0 being_vbg able_jk to_to fire_vvi people_nn who_pnqs work_vv0 for_if me_ppio1 ._y He_pphs1 's_vbz talking_vvg about_ii ..._... @!GEORGE-STEPHANOPOU#_zzc @(Off-camera)_zzq You_ppy do_vd0 n't_xx think_vvi that_dd1_cst 's_</text:p>
          </table:table-cell>
        </table:table-row>
        <table:table-row table:style-name="ro4" table:visibility="filter">
          <table:table-cell office:value-type="float" office:value="660" calcext:value-type="float">
            <text:p>660</text:p>
          </table:table-cell>
          <table:table-cell table:style-name="ce71" office:value-type="string" calcext:value-type="string">
            <text:p><text:s text:c="2"/>ones that do n't teach . When 50% of the kids in Chicago , where Obama 's campaign headquarters are located are n't even @ @ @ @ @ @ @ @ @ @ , not just</text:p>
          </table:table-cell>
          <table:table-cell table:style-name="ce73" office:value-type="string" calcext:value-type="string">
            <text:p><text:s/>increasing the number of public employees who in Chicago get $100,000 a year in salary and benefits . @!VAN-JONES-@1FORMER# Look , look , first of all , maybe I was raised wron</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at ones_nn2 that_cst do_vd0 n't_xx teach_vvi ._y When_rrq_cs 50%_nnu of_io the_at kids_nn2 in_ii Chicago_np1 ,_y where_rrq Obama_np1 's_ge campaign_nn1 headquarters_nn are_vbr located_vvn are_vbr n't_xx even_rr @_ii @_ii @_ii @_ii @_ii @_ii @_ii @_ii @_ii @_ii ,_y not_xx just_rr</text:p>
          </table:table-cell>
          <table:table-cell office:value-type="string" calcext:value-type="string">
            <text:p><text:s/>increasing_vvg the_at number_nn1 of_io public_jj_nn1 employees_nn2 who_pnqs in_ii Chicago_np1 get_vv0 $100,000_nnu a_at1 year_nnt1 in_ii salary_nn1 and_cc benefits_nn2 ._y @!VAN-JONES-@1FORMER#_zzc Look_nn1_vv0 ,_y look_vv0_nn1 ,_y first_md of_io all_db ,_y maybe_rr I_ppis1 was_vbdz raised_vvn wron</text:p>
          </table:table-cell>
        </table:table-row>
        <table:table-row table:style-name="ro4">
          <table:table-cell office:value-type="float" office:value="661" calcext:value-type="float">
            <text:p>661</text:p>
          </table:table-cell>
          <table:table-cell table:style-name="ce71" office:value-type="string" calcext:value-type="string">
            <text:p><text:s text:c="2"/>to see two candidates compete on their visions for the economy , which is what I was getting at before , whether you want to build an economy from the middle out or</text:p>
          </table:table-cell>
          <table:table-cell table:style-name="ce73" office:value-type="string" calcext:value-type="string">
            <text:p><text:s/>the top down . @!GEORGE-STEPHANOPOU# @(Off-camera) So how much do these issues matter ? I still ca n't figure it out listening to you two . @!STEPHANIE-CUTTER-@# Well , I think tha</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to_to see_vvi two_mc candidates_nn2 compete_vv0 on_ii_rp@ their_appge visions_nn2 for_if the_at economy_nn1 ,_y which_ddq is_vbz what_ddq I_ppis1 was_vbdz getting_vvg at_ii before_rt ,_y whether_csw you_ppy want_vv0 to_to build_vvi an_at1 economy_nn1 from_ii the_at middle_nn1 out_rp or_cc</text:p>
          </table:table-cell>
          <table:table-cell office:value-type="string" calcext:value-type="string">
            <text:p><text:s/>the_at top_nn1_jj down_rp ._y @!GEORGE-STEPHANOPOU#_zzc @(Off-camera)_zzq So_rr_cs@ how_rgq@ much_da1 do_vd0 these_dd2 issues_nn2 matter_vvi ?_y I_ppis1 still_rr ca_vm n't_xx figure_vvi it_pph1 out_rp listening_vvg to_ii you_ppy two_mc ._y @!STEPHANIE-CUTTER-@#_zzc Well_rr ,_y I_ppis1 think_vv0 tha</text:p>
          </table:table-cell>
        </table:table-row>
        <table:table-row table:style-name="ro4" table:visibility="filter">
          <table:table-cell office:value-type="float" office:value="662" calcext:value-type="float">
            <text:p>662</text:p>
          </table:table-cell>
          <table:table-cell table:style-name="ce71" office:value-type="string" calcext:value-type="string">
            <text:p><text:s/>t is arming the opposition so that there 's a level playing field . @!GEORGE-WILL-@1-ABC# @(Off-camera) That 's an intervention . @!DONNA-BRAZILE-@1-A# @(Off-camera) The chair @ @ @</text:p>
          </table:table-cell>
          <table:table-cell table:style-name="ce73" office:value-type="string" calcext:value-type="string">
            <text:p><text:s/>@ @ @ @ @ @ @ ranking member believe that that is the wrong strategy , because we simply do n't know who they are and exactly what they will do with those weapons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_ii is_vbz arming_vvg the_at opposition_nn1 so_cs21 that_cs22 there_ex 's_vbz a_at1 level_nn1_jj playing_vvg_jj%_nn1% field_nn1 ._y @!GEORGE-WILL-@1-ABC#_zzc @(Off-camera)_zzq That_dd1_cst 's_vbz an_at1 intervention_nn1 ._y @!DONNA-BRAZILE-@1-A#_zzc @(Off-camera)_zzq The_at chair_nn1 @_ii @_ii @_ii</text:p>
          </table:table-cell>
          <table:table-cell office:value-type="string" calcext:value-type="string">
            <text:p><text:s/>@_ii @_ii @_ii @_ii @_ii @_ii @_ii ranking_nn1 member_nn1 believe_vv0 that_cst that_dd1 is_vbz the_at wrong_jj strategy_nn1 ,_y because_cs we_ppis2 simply_rr do_vd0 n't_xx know_vvi who_pnqs they_pphs2 are_vbr and_cc exactly_rr what_ddq they_pphs2 will_vm do_vdi with_iw those_dd2 weapons_nn2 ._y</text:p>
          </table:table-cell>
        </table:table-row>
        <table:table-row table:style-name="ro4" table:visibility="filter">
          <table:table-cell office:value-type="float" office:value="663" calcext:value-type="float">
            <text:p>663</text:p>
          </table:table-cell>
          <table:table-cell table:style-name="ce71" office:value-type="string" calcext:value-type="string">
            <text:p><text:s text:c="2"/>taking money from the taxpayers and giving it freely to his friends . @GRAPHICS @!GEORGE-STEPHANOPOU# @(Off-camera) I want to talk about each of these issues in turn . Stephanie , let</text:p>
          </table:table-cell>
          <table:table-cell table:style-name="ce73" office:value-type="string" calcext:value-type="string">
            <text:p><text:s/>me begin with you . You saw David Axelrod make the point about the Massachusetts jobs record , but in Massachusetts , unemployment did go down ... @!STEPHANIE-CUTTER-@# Right . @!G</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 taking_vvg money_nn1 from_ii the_at taxpayers_nn2 and_cc giving_vvg it_pph1 freely_rr to_ii his_appge friends_nn2 ._y @GRAPHICS_fo @!GEORGE-STEPHANOPOU#_zzc @(Off-camera)_zzq I_ppis1 want_vv0 to_to talk_vvi about_ii each_dd1 of_io these_dd2 issues_nn2 in_ii turn_nn1 ._y Stephanie_np1 ,_y let_vv0</text:p>
          </table:table-cell>
          <table:table-cell office:value-type="string" calcext:value-type="string">
            <text:p><text:s/>me_ppio1 begin_vvi with_iw you_ppy ._y You_ppy saw_vvd David_np1 Axelrod_np1 make_vv0 the_at point_nn1 about_ii the_at Massachusetts_np1 jobs_nn2 record_vv0@_nn1 ,_y but_ccb in_ii Massachusetts_np1 ,_y unemployment_nn1 did_vdd go_vvi down_rp ..._... @!STEPHANIE-CUTTER-@#_zzc Right_nn1_rr_jj ._y @!G</text:p>
          </table:table-cell>
        </table:table-row>
        <table:table-row table:style-name="ro4" table:visibility="filter">
          <table:table-cell office:value-type="float" office:value="664" calcext:value-type="float">
            <text:p>664</text:p>
          </table:table-cell>
          <table:table-cell table:style-name="ce71" office:value-type="string" calcext:value-type="string">
            <text:p><text:s/>j Eastern European crime ring . Their job , the FBI says , was to lure men away from swanky @ @ @ @ @ @ @ @ @ @ and then take their money . @!BRETT-DANIELS-@1MA# It</text:p>
          </table:table-cell>
          <table:table-cell table:style-name="ce73" office:value-type="string" calcext:value-type="string">
            <text:p><text:s/>became very obvious now these girls want me to drink . You know , they were just so aggressive with the alcohol . @!CHRIS-CUOMO-@1-ABC# @(Voiceover) Brett Daniels is a single guy an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j Eastern_jj European_jj crime_nn1 ring_nn1 ._y Their_appge job_nn1 ,_y the_at FBI_np1 says_vvz ,_y was_vbdz to_to lure_vvi men_nn2 away_ii21 from_ii22 swanky_jj @_ii @_ii @_ii @_ii @_ii @_ii @_ii @_ii @_ii @_ii and_cc then_rt take_vv0 their_appge money_nn1 ._y @!BRETT-DANIELS-@1MA#_zzc It_pph1_nn1@</text:p>
          </table:table-cell>
          <table:table-cell office:value-type="string" calcext:value-type="string">
            <text:p><text:s/>became_vvd very_rg obvious_jj now_rt_cs% these_dd2 girls_nn2 want_vv0 me_ppio1 to_to drink_vvi ._y You_ppy know_vv0 ,_y they_pphs2 were_vbdr just_rr so_rg aggressive_jj with_iw the_at alcohol_nn1 ._y @!CHRIS-CUOMO-@1-ABC#_zzc @(Voiceover)_zzq Brett_np1 Daniels_np1 is_vbz a_at1 single_jj guy_nn1 and</text:p>
          </table:table-cell>
        </table:table-row>
        <table:table-row table:style-name="ro4" table:visibility="filter">
          <table:table-cell office:value-type="float" office:value="665" calcext:value-type="float">
            <text:p>665</text:p>
          </table:table-cell>
          <table:table-cell table:style-name="ce71" office:value-type="string" calcext:value-type="string">
            <text:p><text:s/># I think it 's a great marketing plan , to be honest with you , to send attractive women to go meet guys and bring them back to a club . I see</text:p>
          </table:table-cell>
          <table:table-cell table:style-name="ce73" office:value-type="string" calcext:value-type="string">
            <text:p><text:s/>nothing illegal about that . @!CHRIS-CUOMO-@1-ABC# @(Voiceover) But Feds say what happens after the guys were good and drunk is illegal . Former FBI agent and ABC consultant Brad Garret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zzc I_zz1% think_vv0 it_pph1 's_vbz a_at1 great_jj marketing_nn1 plan_nn1 ,_y to_to be_vbi honest_jj with_iw you_ppy ,_y to_to send_vvi attractive_jj women_nn2 to_to go_vvi meet_vv0_nn1% guys_nn2 and_cc bring_vvi them_ppho2 back_rp to_ii a_at1 club_nn1 ._y I_ppis1 see_vv0</text:p>
          </table:table-cell>
          <table:table-cell office:value-type="string" calcext:value-type="string">
            <text:p><text:s/>nothing_pn1 illegal_jj about_ii that_dd1 ._y @!CHRIS-CUOMO-@1-ABC#_zzc @(Voiceover)_zzq But_ccb Feds_np1 say_vv0 what_ddq happens_vvz after_ii_cs the_at guys_nn2 were_vbdr good_jj and_cc drunk_jj_nn1% is_vbz illegal_jj ._y Former_da FBI_np1 agent_nn1 and_cc ABC_np1 consultant_nn1 Brad_np1 Garrett._</text:p>
          </table:table-cell>
        </table:table-row>
        <table:table-row table:style-name="ro4" table:visibility="filter">
          <table:table-cell office:value-type="float" office:value="666" calcext:value-type="float">
            <text:p>666</text:p>
          </table:table-cell>
          <table:table-cell table:style-name="ce71" office:value-type="string" calcext:value-type="string">
            <text:p><text:s/>bdr billed hundreds or thousands of dollars for alcohol they never even ordered . @!UNDERCOVER-AGENT-@# First of all , it 's $3,000 for three $20 bottles of the wine . I specifically</text:p>
          </table:table-cell>
          <table:table-cell table:style-name="ce73" office:value-type="string" calcext:value-type="string">
            <text:p><text:s/>told you I want one . @!CHRIS-CUOMO-@1-ABC# @(Voiceover) This customer is also an FBI undercover agent . @!UNDERCOVER-AGENT-@# Then tell him I 'm not paying the bill . @!SCAMMER-@1FEMALE@2</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bdr billed_vvn hundreds_nno2 or_cc thousands_nno2 of_io dollars_nnu2 for_cs% alcohol_nn1 they_pphs2 never_rr even_rr ordered_vvn_vvd ._y @!UNDERCOVER-AGENT-@#_zzc First_md of_io all_db ,_y it_pph1 's_vbz $3,000_nnu for_if three_mc $20_nnu bottles_nn2 of_io the_at wine_nn1 ._y I_ppis1 specifically_rr</text:p>
          </table:table-cell>
          <table:table-cell office:value-type="string" calcext:value-type="string">
            <text:p><text:s/>told_vvd you_ppy I_ppis1 want_vv0 one_pn1_mc1 ._y @!CHRIS-CUOMO-@1-ABC#_zzc @(Voiceover)_zzq This_dd1 customer_nn1 is_vbz also_rr an_at1 FBI_np1 undercover_jj agent_nn1 ._y @!UNDERCOVER-AGENT-@#_zzc Then_rt tell_vv0 him_ppho1 I_ppis1 'm_vbm not_xx paying_vvg the_at bill_nn1 ._y @!SCAMMER-@1FEMALE@2</text:p>
          </table:table-cell>
        </table:table-row>
        <table:table-row table:style-name="ro4" table:visibility="filter">
          <table:table-cell office:value-type="float" office:value="667" calcext:value-type="float">
            <text:p>667</text:p>
          </table:table-cell>
          <table:table-cell table:style-name="ce71" office:value-type="string" calcext:value-type="string">
            <text:p><text:s/>L-@1ACTR# No . You 're fat . This is sugar . This is sugar . @!PEDESTRIAN-@1FEMAL# What 's going on ? @!TRACI-HOVEL-@1ACTR# You 're disgusting . @!AMANDA-@1ACTRESS@2# I 'm sorry . She</text:p>
          </table:table-cell>
          <table:table-cell table:style-name="ce73" office:value-type="string" calcext:value-type="string">
            <text:p><text:s/>said I look fat in my bathing suit . @!PEDESTRIAN-@1FEMAL# Oh , you look beautiful . @!AMANDA-@1ACTRESS@2# Oh , thank you . @!TRACI-HOVEL-@1ACTR# She 's not beautiful . Do n't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L-@1ACTR#_zzc No_uh ._y You_ppy 're_vbr fat_jj ._y This_dd1 is_vbz sugar_nn1 ._y This_dd1 is_vbz sugar_nn1 ._y @!PEDESTRIAN-@1FEMAL#_zzc What_ddq 's_vbz going_vvg on_rp@_ii ?_y @!TRACI-HOVEL-@1ACTR#_zzc You_ppy 're_vbr disgusting_jj ._y @!AMANDA-@1ACTRESS@2#_zzc I_ppis1 'm_vbm sorry_jj ._y She_pphs1</text:p>
          </table:table-cell>
          <table:table-cell office:value-type="string" calcext:value-type="string">
            <text:p><text:s/>said_vvd I_ppis1 look_vv0 fat_nn1_jj in_ii my_appge bathing_jj@_nn1@ suit_nn1 ._y @!PEDESTRIAN-@1FEMAL#_zzc Oh_uh ,_y you_ppy look_vv0 beautiful_jj ._y @!AMANDA-@1ACTRESS@2#_zzc Oh_uh ,_y thank_vv0 you_ppy ._y @!TRACI-HOVEL-@1ACTR#_zzc She_pphs1 's_vbz not_xx beautiful_jj ._y Do_vd0 n't_xx @_ii @_i</text:p>
          </table:table-cell>
        </table:table-row>
        <table:table-row table:style-name="ro4">
          <table:table-cell office:value-type="float" office:value="668" calcext:value-type="float">
            <text:p>668</text:p>
          </table:table-cell>
          <table:table-cell table:style-name="ce71" office:value-type="string" calcext:value-type="string">
            <text:p><text:s text:c="2"/>@!TRACI-HOVEL-@1ACTR# She 's not listening to me , though . @!FITNESS-INSTRUCTOR# You 're her mom . You 're supposed to love her and help her . And I do n't think that</text:p>
          </table:table-cell>
          <table:table-cell table:style-name="ce73" office:value-type="string" calcext:value-type="string">
            <text:p><text:s/>you 're heavy . If you as her mom think that , you know , she has bad easting habits or something like that , I might say talk in the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y @!TRACI-HOVEL-@1ACTR#_zzc She_pphs1 's_vbz_vhz@ not_xx listening_vvg to_ii me_ppio1 ,_y though_rr@ ._y @!FITNESS-INSTRUCTOR#_zzc You_ppy 're_vbr her_appge mom_nn1 ._y You_ppy 're_vbr supposed_jj to_to love_vvi her_ppho1 and_cc help_vvi her_ppho1 ._y And_cc I_ppis1 do_vd0 n't_xx think_vvi that_cst</text:p>
          </table:table-cell>
          <table:table-cell office:value-type="string" calcext:value-type="string">
            <text:p><text:s/>you_ppy 're_vbr heavy_jj ._y If_cs you_ppy as_csa_ii@ her_appge mom_nn1 think_vv0 that_cst_dd1 ,_y you_ppy know_vv0 ,_y she_pphs1 has_vhz bad_jj_rr% easting_jj@_nn1@_vvg habits_nn2 or_cc something_pn1 like_ii that_dd1 ,_y I_ppis1 might_vm say_vvi talk_nn1_vv0 in_ii the_at</text:p>
          </table:table-cell>
        </table:table-row>
        <table:table-row table:style-name="ro4" table:visibility="filter">
          <table:table-cell office:value-type="float" office:value="669" calcext:value-type="float">
            <text:p>669</text:p>
          </table:table-cell>
          <table:table-cell table:style-name="ce71" office:value-type="string" calcext:value-type="string">
            <text:p><text:s text:c="2"/>with You . " @!KOTB: Hm . Beautiful . @!GIFFORD: Those who have come before and gone , go on still with you , though they seem to disappear , they 're still here</text:p>
          </table:table-cell>
          <table:table-cell table:style-name="ce73" office:value-type="string" calcext:value-type="string">
            <text:p><text:s/>with you . @!KOTB: Beautiful . @!GIFFORD: So God bless all the daddies. @!KOTB: Yeah , wish yours -- wish yours a happy Father 's Day this weekend . @!GIFFORD: Hold him tigh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z with_iw You_ppy ._y "_y @!KOTB:_zzc Hm_uh ._y Beautiful_jj ._y @!GIFFORD:_zzc Those_dd2 who_pnqs have_vh0 come_vvn before_ii_cs_rt@ and_cc gone_vvn ,_y go_vv0 on_rp@_ii still_rr with_iw you_ppy ,_y though_cs they_pphs2 seem_vv0 to_to disappear_vvi ,_y they_pphs2 're_vbr still_rr here_rl</text:p>
          </table:table-cell>
          <table:table-cell office:value-type="string" calcext:value-type="string">
            <text:p><text:s/>with_iw you_ppy ._y @!KOTB:_zzc Beautiful_jj ._y @!GIFFORD:_zzc So_rr_cs@ God_np1 bless_vv0 all_db the_at daddies._nnu @!KOTB:_zzc Yeah_uh ,_y wish_vv0 yours_ppge --_zz wish_nn1_vv0 yours_ppge a_at1 happy_jj Father_nn1 's_ge Day_nnt1 this_dd1 weekend_nnt1 ._y @!GIFFORD:_zzc Hold_vv0 him_ppho1 tight</text:p>
          </table:table-cell>
        </table:table-row>
        <table:table-row table:style-name="ro4" table:visibility="filter">
          <table:table-cell office:value-type="float" office:value="670" calcext:value-type="float">
            <text:p>670</text:p>
          </table:table-cell>
          <table:table-cell table:style-name="ce71" office:value-type="string" calcext:value-type="string">
            <text:p><text:s/>IFFORD: If you just look at the ladies . @!KOTB: OK. @!GIFFORD: OK . Excuse me . OK. @!KOTB: What ? @!GIFFORD: One is C. @ @ @ @ @ @ @ @ @ @ . @!GIFFORD: And I</text:p>
          </table:table-cell>
          <table:table-cell table:style-name="ce73" office:value-type="string" calcext:value-type="string">
            <text:p><text:s/>said these go perfectly with her little outfit . @!KOTB: Of course you did . @!GIFFORD: Number 2 , look at that , perfect with her outfit , Bobbie . And number thre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FFORD:_zzc If_cs you_ppy just_rr look_vv0 at_ii the_at ladies_nn2 ._y @!KOTB:_zzc OK._rr @!GIFFORD:_zzc OK_rr ._y Excuse_vv0 me_ppio1 ._y OK._rr @!KOTB:_zzc What_ddq ?_y @!GIFFORD:_zzc One_pn1_mc1 is_vbz C._np1_zz1@ @_ii @_ii @_ii @_ii @_ii @_ii @_ii @_ii @_ii @_ii ._y @!GIFFORD:_zzc And_cc I_ppis1</text:p>
          </table:table-cell>
          <table:table-cell office:value-type="string" calcext:value-type="string">
            <text:p><text:s/>said_vvd these_dd2 go_vv0 perfectly_rr with_iw her_appge_ppho1 little_jj outfit_nn1 ._y @!KOTB:_zzc Of_rr21 course_rr22 you_ppy did_vdd ._y @!GIFFORD:_zzc Number_nn1 2_mc ,_y look_vv0_nn1 at_ii that_dd1 ,_y perfect_jj_vv0@ with_iw her_appge outfit_nn1 ,_y Bobbie_np1 ._y And_cc number_nn1 three_mc ,</text:p>
          </table:table-cell>
        </table:table-row>
        <table:table-row table:style-name="ro4" table:visibility="filter">
          <table:table-cell office:value-type="float" office:value="671" calcext:value-type="float">
            <text:p>671</text:p>
          </table:table-cell>
          <table:table-cell table:style-name="ce71" office:value-type="string" calcext:value-type="string">
            <text:p><text:s/>w , you know , that 's how you talk . @!LAUER: OK , all right . @!Mr-BIEBER: So hello , period . @!LAUER: Yeah . @!Mr-BIEBER: Capital next , capital ... @!LAUER: OK. @!Mr-BIEBER:</text:p>
          </table:table-cell>
          <table:table-cell table:style-name="ce73" office:value-type="string" calcext:value-type="string">
            <text:p><text:s/>Hello . @!LAUER: First tweet ever . @!Mr-BIEBER: Everyone go buy Justin Bieber 's ... @!LAUER: Oh , no , no , no , no , no , no , no , no . No , no , n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w_vv0 ,_y you_ppy know_vv0 ,_y that_dd1 's_vbz how_rrq you_ppy talk_vv0 ._y @!LAUER:_zzc OK_rr ,_y all_rr21 right_rr22 ._y @!Mr-BIEBER:_zzc So_rr hello_uh ,_y period_nn1 ._y @!LAUER:_zzc Yeah_uh ._y @!Mr-BIEBER:_zzc Capital_nn1_jj@ next_md ,_y capital_nn1 ..._... @!LAUER:_zzc OK._rr @!Mr-BIEBER:_zzc</text:p>
          </table:table-cell>
          <table:table-cell office:value-type="string" calcext:value-type="string">
            <text:p><text:s/>Hello_uh ._y @!LAUER:_zzc First_md tweet_nn1_vv0 ever_rr ._y @!Mr-BIEBER:_zzc Everyone_pn1 go_vv0 buy_vv0 Justin_np1 Bieber_np1 's_ge_vbz ..._... @!LAUER:_zzc Oh_uh ,_y no_uh ,_y no_uh ,_y no_uh ,_y no_uh ,_y no_uh ,_y no_uh ,_y no_uh ,_y no_uh ._y No_uh ,_y no_uh ,_y no_</text:p>
          </table:table-cell>
        </table:table-row>
        <table:table-row table:style-name="ro4" table:visibility="filter">
          <table:table-cell office:value-type="float" office:value="672" calcext:value-type="float">
            <text:p>672</text:p>
          </table:table-cell>
          <table:table-cell table:style-name="ce71" office:value-type="string" calcext:value-type="string">
            <text:p><text:s text:c="2"/>-- I mean , tweet the name of the first song you 're going to do , but do n't say it out loud . Just for your Twitter followers . @!Mr-BIEBER: OK</text:p>
          </table:table-cell>
          <table:table-cell table:style-name="ce73" office:value-type="string" calcext:value-type="string">
            <text:p><text:s/>. All right , so " hello . Everyone go buy Justin Bieber 's album " Believe " coming out June 19th. " @!LAUER: So you did n't write any of the stuff </text:p>
          </table:table-cell>
          <table:table-cell table:style-name="ce78" office:value-type="string" calcext:value-type="string">
            <text:p>counterpart with terminal punctuation eliminated</text:p>
          </table:table-cell>
          <table:table-cell office:value-type="string" calcext:value-type="string">
            <text:p>bloquear</text:p>
          </table:table-cell>
          <table:table-cell office:value-type="string" calcext:value-type="string">
            <text:p><text:s/>_nn1 --_nn1 I_ppis1 mean_vv0 ,_y tweet_vv0 the_at name_nn1 of_io the_at first_md song_nn1 you_ppy 're_vbr going_vvgk to_to do_vdi ,_y but_ccb do_vd0 n't_xx say_vvi it_pph1 out_rp loud_rr_jj ._y Just_rr for_if your_appge Twitter_nn1 followers_nn2 ._y @!Mr-BIEBER:_zzc OK_rr</text:p>
          </table:table-cell>
          <table:table-cell office:value-type="string" calcext:value-type="string">
            <text:p><text:s/>._y All_rr21 right_rr22 ,_y so_rr_cs@ "_y hello_uh ._y Everyone_pn1 go_vv0 buy_vv0 Justin_np1 Bieber_np1 's_ge album_nn1 "_y Believe_vv0 "_y coming_vvg out_rp_ii% June_np1@_npm1 19th._fo "_y @!LAUER:_zzc So_cs@_rr you_ppy did_vdd n't_xx write_vvi any_dd of_io the_at stuff_nn1</text:p>
          </table:table-cell>
        </table:table-row>
        <table:table-row table:style-name="ro4" table:visibility="filter">
          <table:table-cell office:value-type="float" office:value="673" calcext:value-type="float">
            <text:p>673</text:p>
          </table:table-cell>
          <table:table-cell table:style-name="ce71" office:value-type="string" calcext:value-type="string">
            <text:p><text:s/>@ On You " by Luke Bryan . @!GIFFORD: Oh , you would love this . @!KOTB: Listen . @!GIFFORD: Let 's get to the hook . @!KOTB: It will get here in a second . You</text:p>
          </table:table-cell>
          <table:table-cell table:style-name="ce73" office:value-type="string" calcext:value-type="string">
            <text:p><text:s/>got get a little -- you have to get a little ... @(Clip-of-Luke-Bryan @!KOTB: @(Singing) ... little bit darker . Get ready here comes the hook . Ready ? @(Singing) Wate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On_ii You_ppy "_y by_ii Luke_np1 Bryan_np1 ._y @!GIFFORD:_zzc Oh_uh ,_y you_ppy would_vm love_vvi this_dd1 ._y @!KOTB:_zzc Listen_vv0 ._y @!GIFFORD:_zzc Let_vm21 's_vm22 get_vvi to_ii the_at hook_nn1 ._y @!KOTB:_zzc It_pph1 will_vm get_vvi here_rl in_ii a_at1 second_nnt1 ._y You_ppy</text:p>
          </table:table-cell>
          <table:table-cell office:value-type="string" calcext:value-type="string">
            <text:p><text:s/>got_vvd get_vv0 a_at1 little_jj --_nn1_jj you_ppy have_vh0 to_to get_vvi a_rr21_at1 little_rr22_jj ..._... @(Clip-of-Luke-Bryan_zzq @!KOTB:_zzc @(Singing)_zzq ..._... little_jj bit_nn1 darker_jjr ._y Get_vv0 ready_jj_rr@ here_rl comes_vvz the_at hook_nn1 ._y Ready_jj_rr@ ?_y @(Singing)_zzq Water_nn</text:p>
          </table:table-cell>
        </table:table-row>
        <table:table-row table:style-name="ro4" table:visibility="filter">
          <table:table-cell office:value-type="float" office:value="674" calcext:value-type="float">
            <text:p>674</text:p>
          </table:table-cell>
          <table:table-cell table:style-name="ce71" office:value-type="string" calcext:value-type="string">
            <text:p><text:s text:c="2"/>in all the way . @!KOTB: It 's like a summertime song . @!GIFFORD: No , I get the appeal . I really do . I 've boom-boomed myself on occasion . @!KOTB: I 'm</text:p>
          </table:table-cell>
          <table:table-cell table:style-name="ce73" office:value-type="string" calcext:value-type="string">
            <text:p><text:s/>sure she -- yes , as you just said . @!GIFFORD: Yes . @!KOTB: OK . Our good friend Chuck Nice is outside . @!GIFFORD: You know what ? @!KOTB: Mm. @!GIFFORD: Bu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n_ii all_db the_at way_nn1 ._y @!KOTB:_zzc It_pph1 's_vbz like_ii a_at1 summertime_nnt1 song_nn1 ._y @!GIFFORD:_zzc No_uh ,_y I_ppis1 get_vv0 the_at appeal_nn1 ._y I_ppis1 really_rr do_vd0 ._y I_ppis1 've_vh0 boom-boomed_jj_nn1@ myself_ppx1 on_ii occasion_nn1 ._y @!KOTB:_zzc I_ppis1 'm_vbm</text:p>
          </table:table-cell>
          <table:table-cell office:value-type="string" calcext:value-type="string">
            <text:p><text:s/>sure_jj she_pphs1 --_nn1_jj yes_uh ,_y as_csa you_ppy just_rr said_vvd_vvn@ ._y @!GIFFORD:_zzc Yes_uh ._y @!KOTB:_zzc OK_rr ._y Our_appge good_jj friend_nn1 Chuck_np1_vv0 Nice_np1@_jj is_vbz outside_rl_jj ._y @!GIFFORD:_zzc You_ppy know_vv0 what_ddq ?_y @!KOTB:_zzc Mm._nnu @!GIFFORD:_zzc But_</text:p>
          </table:table-cell>
        </table:table-row>
        <table:table-row table:style-name="ro4" table:visibility="filter">
          <table:table-cell office:value-type="float" office:value="675" calcext:value-type="float">
            <text:p>675</text:p>
          </table:table-cell>
          <table:table-cell table:style-name="ce71" office:value-type="string" calcext:value-type="string">
            <text:p><text:s/>i @ @ @ @ you ... @!GIFFORD: They pay us to do the same thing , Gloria , imagine that . @!Ms-PARKER: You know , on Regis show we filled them with wine , and I</text:p>
          </table:table-cell>
          <table:table-cell table:style-name="ce73" office:value-type="string" calcext:value-type="string">
            <text:p><text:s/>told him you start at one end , I 'll start at the other end and we 'll see you drinks to the middle first . @!KOTB: It was -- it was ... @!GIFFOR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 @_ii @_ii @_ii @_ii you_ppy ..._... @!GIFFORD:_zzc They_pphs2 pay_vv0 us_ppio2 to_to do_vdi the_at same_da thing_nn1 ,_y Gloria_np1 ,_y imagine_vv0 that_dd1 ._y @!Ms-PARKER:_zzc You_ppy know_vv0 ,_y on_ii Regis_np1_nn1 show_vv0_nn1 we_ppis2 filled_vvd them_ppho2 with_iw wine_nn1 ,_y and_cc I_ppis1</text:p>
          </table:table-cell>
          <table:table-cell office:value-type="string" calcext:value-type="string">
            <text:p><text:s/>told_vvd him_ppho1 you_ppy start_vv0 at_ii one_mc1 end_nn1 ,_y I_ppis1 'll_vm start_vvi at_ii the_at other_jj end_nn1 and_cc we_ppis2 'll_vm see_vvi you_ppy drinks_nn2 to_ii the_at middle_nn1_jj first_md ._y @!KOTB:_zzc It_pph1 was_vbdz --_zz it_pph1 was_vbdz ..._... @!GIFFORD:_</text:p>
          </table:table-cell>
        </table:table-row>
        <table:table-row table:style-name="ro4" table:visibility="filter">
          <table:table-cell office:value-type="float" office:value="676" calcext:value-type="float">
            <text:p>676</text:p>
          </table:table-cell>
          <table:table-cell table:style-name="ce71" office:value-type="string" calcext:value-type="string">
            <text:p><text:s text:c="2"/>love it already . ( Clip from commercial ) How cute . @!KOTB: Right ? It 's about sustainable farming , and it 's a long commercial . It 's beautiful , it</text:p>
          </table:table-cell>
          <table:table-cell table:style-name="ce73" office:value-type="string" calcext:value-type="string">
            <text:p><text:s/>actually ... @!GIFFORD: Yeah , but what 's that have to do with Chipotle ? @!KOTB: I do n't know . They put them in the truck , send it off . I do 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love_vv0 it_pph1 already_rr ._y (_y Clip_vv0_nn1 from_ii commercial_jj_nn1@ )_y How_rrq_rgq@ cute_jj ._y @!KOTB:_zzc Right_rr_jj_nn1 ?_y It_pph1 's_vbz about_ii_rg% sustainable_jj farming_nn1 ,_y and_cc it_pph1 's_vbz a_at1 long_jj commercial_jj_nn1@ ._y It_pph1 's_vbz beautiful_jj ,_y it_pph1</text:p>
          </table:table-cell>
          <table:table-cell office:value-type="string" calcext:value-type="string">
            <text:p><text:s/>actually_rr ..._... @!GIFFORD:_zzc Yeah_uh ,_y but_ccb what_ddq 's_vbz that_dd1 have_vh0 to_to do_vdi with_iw Chipotle_np1 ?_y @!KOTB:_zzc I_ppis1 do_vd0 n't_xx know_vvi ._y They_pphs2 put_vv0_vvd them_ppho2 in_ii the_at truck_nn1 ,_y send_vv0 it_pph1 off_rp ._y I_ppis1 do_vd0 n'</text:p>
          </table:table-cell>
        </table:table-row>
        <table:table-row table:style-name="ro4" table:visibility="filter">
          <table:table-cell office:value-type="float" office:value="677" calcext:value-type="float">
            <text:p>677</text:p>
          </table:table-cell>
          <table:table-cell table:style-name="ce71" office:value-type="string" calcext:value-type="string">
            <text:p><text:s text:c="2"/>nonstop . @!GIFFORD: Why ? @!KOTB: I do n't know . I just do . @!GIFFORD: Is it hormonal ? What 's going on ? @!KOTB: All the time . I had -- I</text:p>
          </table:table-cell>
          <table:table-cell table:style-name="ce73" office:value-type="string" calcext:value-type="string">
            <text:p><text:s/>bought the thing of brownies -- you know the brownie bites that you can get from the thing ? @!GIFFORD: Yes . That you 're supposed to take one bite of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nonstop_rr_jj ._y @!GIFFORD:_zzc Why_rrq ?_y @!KOTB:_zzc I_ppis1 do_vd0 n't_xx know_vvi ._y I_ppis1 just_rr do_vd0 ._y @!GIFFORD:_zzc Is_vbz it_pph1 hormonal_jj ?_y What_ddq 's_vbz going_vvg on_rp@_ii ?_y @!KOTB:_zzc All_db the_at time_nnt1 ._y I_ppis1 had_vhd --_zz I_ppis1</text:p>
          </table:table-cell>
          <table:table-cell office:value-type="string" calcext:value-type="string">
            <text:p><text:s/>bought_vvd the_at thing_nn1 of_io brownies_nn2 --_nn1_jj you_ppy know_vv0 the_at brownie_nn1 bites_vvz@_nn2 that_cst you_ppy can_vm get_vvi from_ii the_at thing_nn1 ?_y @!GIFFORD:_zzc Yes_uh ._y That_cst_dd1 you_ppy 're_vbr supposed_jj to_to take_vvi one_mc1 bite_nn1 of_io ._y @!</text:p>
          </table:table-cell>
        </table:table-row>
        <table:table-row table:style-name="ro4" table:visibility="filter">
          <table:table-cell office:value-type="float" office:value="678" calcext:value-type="float">
            <text:p>678</text:p>
          </table:table-cell>
          <table:table-cell table:style-name="ce71" office:value-type="string" calcext:value-type="string">
            <text:p><text:s text:c="2"/>can do in life is be afraid of not living it . @!KOTB: Hm . Mm-hmm . @!GIFFORD: You know ? And so it dawned on me that the real paralysis in this world</text:p>
          </table:table-cell>
          <table:table-cell table:style-name="ce73" office:value-type="string" calcext:value-type="string">
            <text:p><text:s/>is fear . @!KOTB: Yeah . @!GIFFORD: And he never let that ... @!KOTB: Yeah . @!GIFFORD: ... the body paralysis keep him from ... @!KOTB: Yeah . Yeah . That @ @ @ @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can_vm do_vdi in_ii life_nn1 is_vbz be_vbi afraid_jj of_io not_xx living_vvg it_pph1 ._y @!KOTB:_zzc Hm_uh ._y Mm-hmm_uh ._y @!GIFFORD:_zzc You_ppy know_vv0 ?_y And_cc so_rr_cs@ it_pph1 dawned_vvd on_ii me_ppio1 that_cst the_at real_jj paralysis_nn1 in_ii this_dd1 world_nn1</text:p>
          </table:table-cell>
          <table:table-cell office:value-type="string" calcext:value-type="string">
            <text:p><text:s/>is_vbz fear_nn1 ._y @!KOTB:_zzc Yeah_uh ._y @!GIFFORD:_zzc And_cc he_pphs1 never_rr let_vv0 that_cst_dd1 ..._... @!KOTB:_zzc Yeah_uh ._y @!GIFFORD:_zzc ..._... the_at body_nn1 paralysis_nn1 keep_vv0 him_ppho1 from_ii ..._... @!KOTB:_zzc Yeah_uh ._y Yeah_uh ._y That_dd1 @_ii @_ii @_ii @_ii @_ii @_ii</text:p>
          </table:table-cell>
        </table:table-row>
        <table:table-row table:style-name="ro4" table:visibility="filter">
          <table:table-cell office:value-type="float" office:value="679" calcext:value-type="float">
            <text:p>679</text:p>
          </table:table-cell>
          <table:table-cell table:style-name="ce71" office:value-type="string" calcext:value-type="string">
            <text:p><text:s text:c="2"/>@!KOTB: Hm . Mm-hmm . @!GIFFORD: You know ? And so it dawned on me that the real paralysis in this world is fear . @!KOTB: Yeah . @!GIFFORD: And he never let that</text:p>
          </table:table-cell>
          <table:table-cell table:style-name="ce73" office:value-type="string" calcext:value-type="string">
            <text:p><text:s/>... @!KOTB: Yeah . @!GIFFORD: ... the body paralysis keep him from ... @!KOTB: Yeah . Yeah . That @ @ @ @ @ @ @ @ @ @ @!KOTB: No , that 's ... @!GIFFORD: ... what a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KOTB:_zzc Hm_uh ._y Mm-hmm_uh ._y @!GIFFORD:_zzc You_ppy know_vv0 ?_y And_cc so_rr_cs@ it_pph1 dawned_vvd on_ii me_ppio1 that_cst the_at real_jj paralysis_nn1 in_ii this_dd1 world_nn1 is_vbz fear_nn1 ._y @!KOTB:_zzc Yeah_uh ._y @!GIFFORD:_zzc And_cc he_pphs1 never_rr let_vv0 that_cst_dd1</text:p>
          </table:table-cell>
          <table:table-cell office:value-type="string" calcext:value-type="string">
            <text:p><text:s/>..._... @!KOTB:_zzc Yeah_uh ._y @!GIFFORD:_zzc ..._... the_at body_nn1 paralysis_nn1 keep_vv0 him_ppho1 from_ii ..._... @!KOTB:_zzc Yeah_uh ._y Yeah_uh ._y That_dd1 @_ii @_ii @_ii @_ii @_ii @_ii @_ii @_ii @_ii @_ii @!KOTB:_zzc No_uh ,_y that_dd1_cst 's_vbz ..._... @!GIFFORD:_zzc ..._... what_ddq a_</text:p>
          </table:table-cell>
        </table:table-row>
        <table:table-row table:style-name="ro4" table:visibility="filter">
          <table:table-cell office:value-type="float" office:value="680" calcext:value-type="float">
            <text:p>680</text:p>
          </table:table-cell>
          <table:table-cell table:style-name="ce71" office:value-type="string" calcext:value-type="string">
            <text:p><text:s/>vvd . And never , ever forget that . I never forget that . @!MORRISON: @(Voiceover) The judge stopped short of declaring Beach innocent . After all , there was that @ @ @</text:p>
          </table:table-cell>
          <table:table-cell table:style-name="ce73" office:value-type="string" calcext:value-type="string">
            <text:p><text:s/>@ @ @ @ @ @ @ Steffie Eagleboy tell about hearing the murder happen ... @(Phillips-interview Judge PHILLIPS : And that was what was so convincing . It was that linchpi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vd ._y And_cc never_rr ,_y ever_rr forget_vv0 that_dd1 ._y I_ppis1 never_rr forget_vv0 that_dd1 ._y @!MORRISON:_zzc @(Voiceover)_zzq The_at judge_nn1 stopped_vvd_vvn short_jj_rr@ of_io declaring_vvg Beach_nn1 innocent_nn1@_jj ._y After_ii all_db ,_y there_ex was_vbdz that_dd1_rg%_cst @_ii @_ii @_ii</text:p>
          </table:table-cell>
          <table:table-cell office:value-type="string" calcext:value-type="string">
            <text:p><text:s/>@_ii @_ii @_ii @_ii @_ii @_ii @_ii Steffie_np1 Eagleboy_np1 tell_vv0 about_ii_rp@ hearing_vvg the_at murder_nn1 happen_vvi ..._... @(Phillips-interview_zzq Judge_nn1_np1@ PHILLIPS_np1 :_y And_cc that_dd1 was_vbdz what_ddq was_vbdz so_rg_rr convincing_jj ._y It_pph1 was_vbdz that_dd1 linchpin_nn1 ..</text:p>
          </table:table-cell>
        </table:table-row>
        <table:table-row table:style-name="ro4" table:visibility="filter">
          <table:table-cell office:value-type="float" office:value="681" calcext:value-type="float">
            <text:p>681</text:p>
          </table:table-cell>
          <table:table-cell table:style-name="ce71" office:value-type="string" calcext:value-type="string">
            <text:p><text:s text:c="2"/>in Israel , came to America , meet Adam at work and quickly decided that he was the twin for her . And he ? @(Photos-of-Adam-and @!Mr-A-KAUFMAN: I knew right away that this</text:p>
          </table:table-cell>
          <table:table-cell table:style-name="ce73" office:value-type="string" calcext:value-type="string">
            <text:p><text:s/>was the girl I want to spend the rest of my life with . @!MORRISON: What did she do for you ? I mean , what ? @!Mr-A-KAUFMAN: She is absolutely spectacularly beautiful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n_ii Israel_np1 ,_y came_vvd to_ii America_np1 ,_y meet_vv0 Adam_np1 at_ii work_nn1 and_cc quickly_rr decided_vvn_vvd that_cst he_pphs1 was_vbdz the_at twin_nn1 for_if her_ppho1 ._y And_cc he_pphs1 ?_y @(Photos-of-Adam-and_zzq @!Mr-A-KAUFMAN:_zzc I_ppis1 knew_vvd right_rr away_rl that_cst this_dd1</text:p>
          </table:table-cell>
          <table:table-cell office:value-type="string" calcext:value-type="string">
            <text:p><text:s/>was_vbdz the_at girl_nn1 I_ppis1 want_vv0 to_to spend_vvi the_at rest_nn1 of_io my_appge life_nn1 with_iw ._y @!MORRISON:_zzc What_ddq did_vdd she_pphs1 do_vdi for_if_cs% you_ppy ?_y I_ppis1 mean_vv0 ,_y what_ddq ?_y @!Mr-A-KAUFMAN:_zzc She_pphs1 is_vbz absolutely_rr spectacularly_rr beautiful_jj .</text:p>
          </table:table-cell>
        </table:table-row>
        <table:table-row table:style-name="ro4" table:visibility="filter">
          <table:table-cell office:value-type="float" office:value="682" calcext:value-type="float">
            <text:p>682</text:p>
          </table:table-cell>
          <table:table-cell table:style-name="ce71" office:value-type="string" calcext:value-type="string">
            <text:p><text:s/>g up ... @(Coming-up-graphic) @!Mr-A-KAUFMAN: I know I have the truth on my side . @!Ms-HOAGUE: You have evidence of a strangulation . The proof is there . Woman 2 : ( In court )</text:p>
          </table:table-cell>
          <table:table-cell table:style-name="ce73" office:value-type="string" calcext:value-type="string">
            <text:p><text:s/>We , the jury , in Miami-Dade County Florida find ... @(Announcements) @!MORRISON: @(Voiceover) Nearly five years have passed since Lina Kaufman 's death . And now her husband Adam wa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g up_rp ..._... @(Coming-up-graphic)_zzq @!Mr-A-KAUFMAN:_zzc I_ppis1 know_vv0 I_ppis1 have_vh0 the_at truth_nn1 on_ii my_appge side_nn1 ._y @!Ms-HOAGUE:_zzc You_ppy have_vh0 evidence_nn1 of_io a_at1 strangulation_nn1 ._y The_at proof_nn1 is_vbz there_rl ._y Woman_nn1 2_mc :_y (_y In_ii court_nn1 )_y</text:p>
          </table:table-cell>
          <table:table-cell office:value-type="string" calcext:value-type="string">
            <text:p><text:s/>We_ppis2 ,_y the_at jury_nn1 ,_y in_ii Miami-Dade_np1 County_nn1 Florida_np1 find_vv0 ..._... @(Announcements)_zzq @!MORRISON:_zzc @(Voiceover)_zzq Nearly_rr five_mc years_nnt2 have_vh0 passed_vvn since_cs_ii@ Lina_np1 Kaufman_np1 's_ge death_nn1 ._y And_cc now_rt her_appge husband_nn1 Adam_np1 was</text:p>
          </table:table-cell>
        </table:table-row>
        <table:table-row table:style-name="ro4" table:visibility="filter">
          <table:table-cell office:value-type="float" office:value="683" calcext:value-type="float">
            <text:p>683</text:p>
          </table:table-cell>
          <table:table-cell table:style-name="ce71" office:value-type="string" calcext:value-type="string">
            <text:p><text:s text:c="2"/>just in Europe but also some softening in Asia , it 's critical that we take the actions we can to strengthen the American economy right now . Last September , I</text:p>
          </table:table-cell>
          <table:table-cell table:style-name="ce73" office:value-type="string" calcext:value-type="string">
            <text:p><text:s/>sent Congress a detailed jobs plan full of the kind of bipartisan ideas that would have put more Americans back to work . It had broad support from the American peopl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xx just_rr in_ii Europe_np1 but_ccb also_rr some_dd softening_nn1_jj in_ii Asia_np1 ,_y it_pph1 's_vbz critical_jj that_cst we_ppis2 take_vv0 the_at actions_nn2 we_ppis2 can_vv0%_vm to_to strengthen_vvi the_at American_jj economy_nn1 right_rr_nn1 now_rt ._y Last_md September_npm1 ,_y I_ppis1</text:p>
          </table:table-cell>
          <table:table-cell office:value-type="string" calcext:value-type="string">
            <text:p><text:s/>sent_vvd Congress_nn1 a_at1 detailed_jj jobs_nn2 plan_vv0 full_jj of_io the_at kind_nn1 of_io bipartisan_jj ideas_nn2 that_cst_dd1 would_vm have_vhi put_vvn more_dar_rrr Americans_nn2 back_rp to_ii_to@ work_nn1_vvi ._y It_pph1 had_vhd broad_jj support_nn1 from_ii the_at American_jj people_</text:p>
          </table:table-cell>
        </table:table-row>
        <table:table-row table:style-name="ro4" table:visibility="filter">
          <table:table-cell office:value-type="float" office:value="684" calcext:value-type="float">
            <text:p>684</text:p>
          </table:table-cell>
          <table:table-cell table:style-name="ce71" office:value-type="string" calcext:value-type="string">
            <text:p><text:s/>ost significantly the payroll tax cut that 's putting more money in every working person 's paycheck right now , and I appreciate them taking that action . But they</text:p>
          </table:table-cell>
          <table:table-cell table:style-name="ce73" office:value-type="string" calcext:value-type="string">
            <text:p><text:s/>left most of the jobs plan just sitting there . And in light of the @ @ @ @ @ @ @ @ @ @ them to reconsider because there are steps we can take right now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st_rgt significantly_rr the_at payroll_nn1 tax_nn1 cut_vv0_vvn_vvd@_nn1 that_dd1_cst 's_vbz putting_vvg more_dar money_nn1 in_ii every_at1 working_jj@ person_nn1 's_ge paycheck_nn1 right_rr_nn1 now_rt ,_y and_cc I_ppis1 appreciate_vv0 them_ppho2 taking_vvg that_dd1 action_nn1 ._y But_ccb they_pphs2</text:p>
          </table:table-cell>
          <table:table-cell office:value-type="string" calcext:value-type="string">
            <text:p><text:s/>left_vvd most_dat of_io the_at jobs_nn2 plan_vv0 just_rr sitting_vvg there_rl ._y And_cc in_ii31 light_ii32 of_ii33 the_at @_ii @_ii @_ii @_ii @_ii @_ii @_ii @_ii @_ii @_ii them_ppho2 to_to reconsider_vvi because_cs there_ex are_vbr steps_nn2 we_ppis2 can_vm take_vvi right_rr_nn1_jj now_</text:p>
          </table:table-cell>
        </table:table-row>
        <table:table-row table:style-name="ro4" table:visibility="filter">
          <table:table-cell office:value-type="float" office:value="685" calcext:value-type="float">
            <text:p>685</text:p>
          </table:table-cell>
          <table:table-cell table:style-name="ce71" office:value-type="string" calcext:value-type="string">
            <text:p><text:s text:c="2"/>wants to hear how hard -- how hard the life of a supermodel is. " @!GIFFORD: @ @ @ @ @ @ @ @ @ @ complain , only choose your close friends . Because you know</text:p>
          </table:table-cell>
          <table:table-cell table:style-name="ce73" office:value-type="string" calcext:value-type="string">
            <text:p><text:s/>what , no one wants to hear Elle Macpherson say she has troubles . @!GIFFORD: No . No , no , no . No. @!KOTB: She do n't have troubles . @!GIFFORD: Unh-unh. @!KOTB: We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wants_vvz to_to hear_vvi how_rgq@_rrq hard_jj_rr --_nn1_jj how_rrq_rgq@ hard_rr the_at life_nn1 of_io a_at1 supermodel_nn1 is._nnu "_y @!GIFFORD:_zzc @_ii @_ii @_ii @_ii @_ii @_ii @_ii @_ii @_ii @_ii complain_vvi ,_y only_rr choose_vv0 your_appge close_jj friends_nn2 ._y Because_cs you_ppy know_vv0</text:p>
          </table:table-cell>
          <table:table-cell office:value-type="string" calcext:value-type="string">
            <text:p><text:s/>what_ddq ,_y no_pn121 one_pn122 wants_vvz to_to hear_vvi Elle_fw Macpherson_np1 say_vv0 she_pphs1 has_vhz troubles_nn2 ._y @!GIFFORD:_zzc No_uh ._y No_uh ,_y no_uh ,_y no_uh ._y No._nn1 @!KOTB:_zzc She_pphs1 do_vd0 n't_xx have_vhi troubles_nn2 ._y @!GIFFORD:_zzc Unh-unh._nnu_jj @!KOTB:_zzc We_</text:p>
          </table:table-cell>
        </table:table-row>
        <table:table-row table:style-name="ro4" table:visibility="filter">
          <table:table-cell office:value-type="float" office:value="686" calcext:value-type="float">
            <text:p>686</text:p>
          </table:table-cell>
          <table:table-cell table:style-name="ce71" office:value-type="string" calcext:value-type="string">
            <text:p><text:s text:c="2"/>would say birth control should always be in your hands , number one . And number two , as a man , if I 'm talking to an older man , you never know</text:p>
          </table:table-cell>
          <table:table-cell table:style-name="ce73" office:value-type="string" calcext:value-type="string">
            <text:p><text:s/>what 's going to happen in life , God forbid your spouse passes away . You do n't think you want children , I would n't close up shop . ' @!Ms-JONES: You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is1 would_vm say_vvi birth_nn1 control_nn1 should_vm always_rr be_vbi in_ii your_appge hands_nn2 ,_y number_nn1 one_mc1 ._y And_cc number_nn1 two_mc ,_y as_csa_ii a_at1 man_nn1 ,_y if_cs I_ppis1 'm_vbm talking_vvg to_ii an_at1 older_jjr man_nn1 ,_y you_ppy never_rr know_vv0</text:p>
          </table:table-cell>
          <table:table-cell office:value-type="string" calcext:value-type="string">
            <text:p><text:s/>what_ddq 's_vbz going_vvgk to_to happen_vvi in_ii life_nn1 ,_y God_np1 forbid_vv0 your_appge spouse_nn1 passes_vvz_nn2 away_rl ._y You_ppy do_vd0 n't_xx think_vvi you_ppy want_vv0 children_nn2 ,_y I_ppis1 would_vm n't_xx close_vvi up_rp shop_vvi ._y '_"@_ge @!Ms-JONES:_zzc You_ppy</text:p>
          </table:table-cell>
        </table:table-row>
        <table:table-row table:style-name="ro4">
          <table:table-cell office:value-type="float" office:value="687" calcext:value-type="float">
            <text:p>687</text:p>
          </table:table-cell>
          <table:table-cell table:style-name="ce71" office:value-type="string" calcext:value-type="string">
            <text:p><text:s text:c="2"/>to tell him the news . And Scott , we should mention that she graduated from U.C.L.A. in just three years . @!PELLEY: Ben , thank you . Now , on to the other</text:p>
          </table:table-cell>
          <table:table-cell table:style-name="ce73" office:value-type="string" calcext:value-type="string">
            <text:p><text:s/>pressing question tonight : Will the European financial crisis drag @ @ @ @ @ @ @ @ @ @ , Britain is moving to defend itself . The Treasury pledged the equivalent of about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to_to tell_vvi him_ppho1 the_at news_nn1 ._y And_cc Scott_np1 ,_y we_ppis2 should_vm mention_vvi that_cst she_pphs1 graduated_vvd from_ii U.C.L.A._np1 in_ii just_rr three_mc years_nnt2 ._y @!PELLEY:_zzc Ben_np1 ,_y thank_vv0 you_ppy ._y Now_rt ,_y on_ii21 to_ii22 the_at other_jj</text:p>
          </table:table-cell>
          <table:table-cell office:value-type="string" calcext:value-type="string">
            <text:p><text:s/>pressing_jj question_nn1 tonight_rt :_y Will_vm the_at European_jj_nn1 financial_jj crisis_nn1 drag_vv0 @_ii @_ii @_ii @_ii @_ii @_ii @_ii @_ii @_ii @_ii ,_y Britain_np1 is_vbz moving_vvg to_to defend_vvi itself_ppx1 ._y The_at Treasury_nn1 pledged_vvd_vvn the_at equivalent_nn1@_jj of_io about_rg $</text:p>
          </table:table-cell>
        </table:table-row>
        <table:table-row table:style-name="ro4" table:visibility="filter">
          <table:table-cell office:value-type="float" office:value="688" calcext:value-type="float">
            <text:p>688</text:p>
          </table:table-cell>
          <table:table-cell table:style-name="ce71" office:value-type="string" calcext:value-type="string">
            <text:p><text:s text:c="2"/>cobra in Tupperware. @!MAN-# 5 ( Jimmy Kimmel Live , ABC ) : Will you pour some sugar on me ? @!TOM-CRUISE-@1Jimmy: Yeah . My pleasure . @!MARTIN-SHORT-@1Jim: The first thing I</text:p>
          </table:table-cell>
          <table:table-cell table:style-name="ce73" office:value-type="string" calcext:value-type="string">
            <text:p><text:s/>said I want to appear with the king of Late Night . @!JIMMY-KIMMEL-@1Jim: Oh , you did ? @!MARTIN-SHORT: Yeah . Unfortunately , Letterman was booked so I came here . @!CHARLIE-ROS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1 cobra_nn1 in_ii Tupperware._np1 @!MAN-#_zzc 5_mc (_y Jimmy_np1 Kimmel_np1 Live_vv0_jj_rr@ ,_y ABC_np1 )_y :_y Will_vm you_ppy pour_vvi some_dd sugar_nn1 on_ii me_ppio1 ?_y @!TOM-CRUISE-@1Jimmy:_zzc Yeah_uh ._y My_appge pleasure_nn1 ._y @!MARTIN-SHORT-@1Jim:_zzc The_at first_md thing_nn1 I_ppis1</text:p>
          </table:table-cell>
          <table:table-cell office:value-type="string" calcext:value-type="string">
            <text:p><text:s/>said_vvd I_ppis1 want_vv0 to_to appear_vvi with_iw the_at king_nn1 of_io Late_jj Night_nnt1 ._y @!JIMMY-KIMMEL-@1Jim:_zzc Oh_uh ,_y you_ppy did_vdd ?_y @!MARTIN-SHORT:_zzc Yeah_uh ._y Unfortunately_rr ,_y Letterman_np1_nn1 was_vbdz booked_vvn so_cs@_rr I_ppis1 came_vvd here_rl ._y @!CHARLIE-ROSE-:_</text:p>
          </table:table-cell>
        </table:table-row>
        <table:table-row table:style-name="ro4" table:visibility="filter">
          <table:table-cell office:value-type="float" office:value="689" calcext:value-type="float">
            <text:p>689</text:p>
          </table:table-cell>
          <table:table-cell table:style-name="ce71" office:value-type="string" calcext:value-type="string">
            <text:p><text:s text:c="2"/>I would say that you leave me no alternative but to join those that call upon you to resign your office . @!ERIC-HOLDER-@1U.S-: I do n't have any intention of</text:p>
          </table:table-cell>
          <table:table-cell table:style-name="ce73" office:value-type="string" calcext:value-type="string">
            <text:p><text:s/>resigning . I heard the White House press officer say yesterday that the President has absolute confidence in me . I do n't have any reason to believe that that in fac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t I_ppis1 would_vm say_vvi that_cst you_ppy leave_vv0 me_ppio1 no_at alternative_nn1_jj but_cs to_to join_vvi those_dd2 that_cst call_vv0_nn1 upon_ii you_ppy to_to resign_vvi your_appge office_nn1 ._y @!ERIC-HOLDER-@1U.S-:_zzc I_ppis1 do_vd0 n't_xx have_vhi any_dd intention_nn1 of_io</text:p>
          </table:table-cell>
          <table:table-cell office:value-type="string" calcext:value-type="string">
            <text:p><text:s/>resigning_vvg ._y I_ppis1 heard_vvd the_at White_np1 House_nn1 press_nn1_vv0 officer_nn1 say_vv0 yesterday_rt that_cst the_at President_nn1 has_vhz absolute_jj confidence_nn1 in_ii me_ppio1 ._y I_ppis1 do_vd0 n't_xx have_vhi any_dd reason_nn1 to_to believe_vvi that_cst that_dd1 in_ii fact_nn1</text:p>
          </table:table-cell>
        </table:table-row>
        <table:table-row table:style-name="ro4" table:visibility="filter">
          <table:table-cell office:value-type="float" office:value="690" calcext:value-type="float">
            <text:p>690</text:p>
          </table:table-cell>
          <table:table-cell table:style-name="ce71" office:value-type="string" calcext:value-type="string">
            <text:p><text:s text:c="2"/>, prosecutors say she lied to the judge . @(Begin-VT) MARK STRASS@!MANN ( CBS News Correspondent ) : Shellie Zimmerman 's mug shot was taken in the same jail where her husband</text:p>
          </table:table-cell>
          <table:table-cell table:style-name="ce73" office:value-type="string" calcext:value-type="string">
            <text:p><text:s/>George now lives . Here is also her prosecutor say the couple talked about family money during recorded phone calls but later lied to the court that they were brok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prosecutors_nn2 say_vv0 she_pphs1 lied_vvd to_ii the_at judge_nn1 ._y @(Begin-VT)_zzq MARK_np1_vv0 STRASS@!MANN_zzc (_y CBS_np1 News_nn1 Correspondent_nn1 )_y :_y Shellie_np1 Zimmerman_np1 's_ge mug_nn1 shot_nn1 was_vbdz taken_vvn in_ii the_at same_da jail_nn1 where_cs_rrq her_appge husband_nn1</text:p>
          </table:table-cell>
          <table:table-cell office:value-type="string" calcext:value-type="string">
            <text:p><text:s/>George_np1 now_rt lives_vvz_nn2 ._y Here_rl is_vbz also_rr her_appge prosecutor_nn1 say_vv0 the_at couple_nn1 talked_vvn_vvd about_ii family_nn1 money_nn1 during_ii recorded_jj@ phone_nn1 calls_nn2 but_ccb later_rrr lied_vvd_vvn@ to_ii the_at court_nn1 that_cst they_pphs2 were_vbdr broke_vvn%_jj@ .</text:p>
          </table:table-cell>
        </table:table-row>
        <table:table-row table:style-name="ro4" table:visibility="filter">
          <table:table-cell office:value-type="float" office:value="691" calcext:value-type="float">
            <text:p>691</text:p>
          </table:table-cell>
          <table:table-cell table:style-name="ce71" office:value-type="string" calcext:value-type="string">
            <text:p><text:s text:c="2"/>idea that may be transferable to another city . And we 're all in this together . So hopefully , with this prize , people will focus on coming up with new innovative</text:p>
          </table:table-cell>
          <table:table-cell table:style-name="ce73" office:value-type="string" calcext:value-type="string">
            <text:p><text:s/>ideas that improve efficiency , improve the services , make government more responsive and if the idea is best , the city that wins will get five million dollars and there wil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dea_nn1 that_cst_dd1 may_vm be_vbi transferable_jj to_ii another_dd1 city_nn1 ._y And_cc we_ppis2 're_vbr all_db_rr@ in_ii this_dd1 together_rl ._y So_rr hopefully_rr ,_y with_iw this_dd1 prize_nn1 ,_y people_nn will_vm focus_vvi on_ii_rp@ coming_vvg up_rp with_iw new_jj innovative_jj</text:p>
          </table:table-cell>
          <table:table-cell office:value-type="string" calcext:value-type="string">
            <text:p><text:s/>ideas_nn2 that_cst improve_vv0 efficiency_nn1 ,_y improve_vv0 the_at services_nn2 ,_np1 make_vv0 government_nn1 more_rgr responsive_jj and_cc if_cs_csw@ the_at idea_nn1 is_vbz best_jjt ,_y the_at city_nn1 that_cst wins_nn2_vvz will_vm get_vvi five_mc million_nno dollars_nnu2 and_cc there_ex will_vm</text:p>
          </table:table-cell>
        </table:table-row>
        <table:table-row table:style-name="ro4" table:visibility="filter">
          <table:table-cell office:value-type="float" office:value="692" calcext:value-type="float">
            <text:p>692</text:p>
          </table:table-cell>
          <table:table-cell table:style-name="ce71" office:value-type="string" calcext:value-type="string">
            <text:p><text:s text:c="2"/>carriers like Verizon want to make sure they 've got those steps built in so that you 're going to buy into more data and focus on that . @!CHARLIE-ROSE-: You just</text:p>
          </table:table-cell>
          <table:table-cell table:style-name="ce73" office:value-type="string" calcext:value-type="string">
            <text:p><text:s/>came from -- I assume -- from the Apple 's Big Deal they 're having out there ? @!BRIAN-COOLEY: They said that this week , yeah . @!CHARLIE-ROSE-: Yeah , I mean , wh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q carriers_nn2 like_ii Verizon_np1 want_vv0 to_to make_vvi sure_jj they_pphs2 've_vh0 got_vvn those_dd2 steps_nn2 built_vvn in_rp@ so_cs21 that_cs22 you_ppy 're_vbr going_vvgk to_to buy_vvi into_ii more_dar data_nn and_cc focus_vv0_nn1 on_ii that_dd1 ._y @!CHARLIE-ROSE-:_zzc You_ppy just_rr</text:p>
          </table:table-cell>
          <table:table-cell office:value-type="string" calcext:value-type="string">
            <text:p><text:s/>came_vvd from_ii --_nn1_jj I_ppis1 assume_vv0 --_nn1_jj from_ii the_at Apple_nn1 's_ge Big_jj Deal_nn1 they_pphs2 're_vbr having_vhg out_rp there_rl ?_y @!BRIAN-COOLEY:_zzc They_pphs2 said_vvd that_cst this_dd1 week_nnt1 ,_y yeah_uh ._y @!CHARLIE-ROSE-:_zzc Yeah_uh ,_y I_ppis1 mean_vv0 ,_y what_</text:p>
          </table:table-cell>
        </table:table-row>
        <table:table-row table:style-name="ro4" table:visibility="filter">
          <table:table-cell office:value-type="float" office:value="693" calcext:value-type="float">
            <text:p>693</text:p>
          </table:table-cell>
          <table:table-cell table:style-name="ce71" office:value-type="string" calcext:value-type="string">
            <text:p><text:s text:c="2"/>million students are using it every month , it 's -- @!CHARLIE-ROSE-: Hmm . @!SAL-KHAN: -- it 's kind of surreal . I actually try not to think about it too much</text:p>
          </table:table-cell>
          <table:table-cell table:style-name="ce73" office:value-type="string" calcext:value-type="string">
            <text:p><text:s/>because it -- yeah . @!CHARLIE-ROSE-: Yeah , Bill Gates calls him his favorite teacher . @!GAYLE-KING: You seem surprised , Sal ? @!CHARLIE-ROSE-: You 're not surprised yet @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illion_nno students_nn2 are_vbr using_vvg it_pph1 every_at1 month_nnt1 ,_y it_pph1 's_vbz --_zz @!CHARLIE-ROSE-:_zzc Hmm_uh ._y @!SAL-KHAN:_zzc --_nn1_jj it_pph1 's_vbz kind_rr21%_nn1 of_rr22_io surreal_jj ._y I_ppis1 actually_rr try_vv0 not_xx to_to think_vvi about_ii it_pph1 too_rg much_da1_rr</text:p>
          </table:table-cell>
          <table:table-cell office:value-type="string" calcext:value-type="string">
            <text:p><text:s/>because_cs it_pph1 --_nn1_jj yeah_uh ._y @!CHARLIE-ROSE-:_zzc Yeah_uh ,_y Bill_np1 Gates_np1 calls_vvz him_ppho1 his_appge favorite_jj_nn1 teacher_nn1 ._y @!GAYLE-KING:_zzc You_ppy seem_vv0 surprised_jj ,_y Sal_np1 ?_y @!CHARLIE-ROSE-:_zzc You_ppy 're_vbr not_xx surprised_jj_vvn% yet_rr @_ii @_ii @</text:p>
          </table:table-cell>
        </table:table-row>
        <table:table-row table:style-name="ro4" table:visibility="filter">
          <table:table-cell office:value-type="float" office:value="694" calcext:value-type="float">
            <text:p>694</text:p>
          </table:table-cell>
          <table:table-cell table:style-name="ce71" office:value-type="string" calcext:value-type="string">
            <text:p><text:s text:c="2"/>@!GAYLE-KING: But ERICA is right , you bring it back nicely about emotional growth -- @!ERICA-HILL: Mm-Hm. @!GAYLE-KING: -- because you said we can all change emotionally and you</text:p>
          </table:table-cell>
          <table:table-cell table:style-name="ce73" office:value-type="string" calcext:value-type="string">
            <text:p><text:s/>said -- @!ADAM-CAROLLA: I -- I feel like as human beings we squander that . @!GAYLE-KING: Yeah . @!ADAM-CAROLLA: Like , you know , I do n't feel that way about reptile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GAYLE-KING:_zzc But_ccb ERICA_np1_nn1 is_vbz right_jj ,_y you_ppy bring_vv0 it_pph1 back_rp nicely_rr about_ii_rg% emotional_jj growth_nn1 --_nn1_jj @!ERICA-HILL:_zzc Mm-Hm._np1 @!GAYLE-KING:_zzc --_zz because_cs you_ppy said_vvd we_ppis2 can_vm all_db_rr@ change_vvi emotionally_rr and_cc you_ppy</text:p>
          </table:table-cell>
          <table:table-cell office:value-type="string" calcext:value-type="string">
            <text:p><text:s/>said_vvd --_zz @!ADAM-CAROLLA:_zzc I_ppis1_mc1% --_zz I_ppis1 feel_vv0 like_ii as_rg@_csa human_jj beings_nn2 we_ppis2 squander_vv0 that_dd1 ._y @!GAYLE-KING:_zzc Yeah_uh ._y @!ADAM-CAROLLA:_zzc Like_vv0@_jj@ ,_y you_ppy know_vv0 ,_y I_ppis1 do_vd0 n't_xx feel_vvi that_dd1 way_nn1 about_ii reptiles</text:p>
          </table:table-cell>
        </table:table-row>
        <table:table-row table:style-name="ro4" table:visibility="filter">
          <table:table-cell office:value-type="float" office:value="695" calcext:value-type="float">
            <text:p>695</text:p>
          </table:table-cell>
          <table:table-cell table:style-name="ce71" office:value-type="string" calcext:value-type="string">
            <text:p><text:s text:c="2"/>meant they said , the shelling was about to resume . @!MAN-# 3 : We need you to stay here . What -- you @ @ @ @ @ @ @ @ @ @ -- we will save you</text:p>
          </table:table-cell>
          <table:table-cell table:style-name="ce73" office:value-type="string" calcext:value-type="string">
            <text:p><text:s/>. We -- you must thro -- thro -- trust us . They shoot one of you . @!ELIZABETH-PALMER: But the U.N . mandate is to observe , not to intervene . The oppositio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eant_vvd they_pphs2 said_vvd ,_y the_at shelling_nn1 was_vbdz about_rpk to_to resume_vvi ._y @!MAN-#_zzc 3_mc :_y We_ppis2 need_vv0 you_ppy to_to stay_vvi here_rl ._y What_ddq --_nn1 you_ppy @_ii @_ii @_ii @_ii @_ii @_ii @_ii @_ii @_ii @_ii --_nn1_jj we_ppis2 will_vm save_vvi you_ppy</text:p>
          </table:table-cell>
          <table:table-cell office:value-type="string" calcext:value-type="string">
            <text:p><text:s/>._y We_ppis2 --_zz you_ppy must_vm thro_nn1 --_nn1_jj thro_nn1 --_nn1 trust_vv0 us_ppio2 ._y They_pphs2 shoot_vv0 one_mc1 of_io you_ppy ._y @!ELIZABETH-PALMER:_zzc But_ccb the_at U.N_np1 ._y mandate_nn1 is_vbz to_to observe_vvi ,_y not_xx to_to intervene_vvi ._y The_at opposition_nn1</text:p>
          </table:table-cell>
        </table:table-row>
        <table:table-row table:style-name="ro4">
          <table:table-cell office:value-type="float" office:value="696" calcext:value-type="float">
            <text:p>696</text:p>
          </table:table-cell>
          <table:table-cell table:style-name="ce71" office:value-type="string" calcext:value-type="string">
            <text:p><text:s text:c="2"/>Senator Tim Johnson , the head of the Senate Banking Committee plans to ask Dimon , " How can a bank take on far too much risk if the point of the trades</text:p>
          </table:table-cell>
          <table:table-cell table:style-name="ce73" office:value-type="string" calcext:value-type="string">
            <text:p><text:s/>was to reduce risk in the first place ? Or was the goal really to make money ? " Some argue the risky trades would have violated part of the 2010 Financial Reform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Senator_nnb Tim_np1 Johnson_np1 ,_y the_at head_nn1 of_io the_at Senate_nn1 Banking_nn1 Committee_nn1 plans_vvz_nn2 to_to ask_vvi Dimon_np1_nn1 ,_y "_y How_rrq can_vm a_at1 bank_nn1 take_vvi on_rp far_rr too_rg much_da1 risk_nn1 if_cs the_at point_nn1 of_io the_at trades_nn2</text:p>
          </table:table-cell>
          <table:table-cell office:value-type="string" calcext:value-type="string">
            <text:p><text:s/>was_vbdz to_to reduce_vvi risk_nn1 in_ii the_at first_md place_nn1_vv0 ?_y Or_cc was_vbdz the_at goal_nn1 really_rr to_to make_vvi money_nn1 ?_y "_y Some_dd argue_vv0 the_at risky_jj trades_nn2 would_vm have_vhi violated_vvn part_nn1 of_io the_at 2010_mc Financial_jj Reform_nn1</text:p>
          </table:table-cell>
        </table:table-row>
        <table:table-row table:style-name="ro4" table:visibility="filter">
          <table:table-cell office:value-type="float" office:value="697" calcext:value-type="float">
            <text:p>697</text:p>
          </table:table-cell>
          <table:table-cell table:style-name="ce71" office:value-type="string" calcext:value-type="string">
            <text:p><text:s text:c="2"/>2010 , 3 PM , Canadian Air Force Colonel Russell Williams has agreed to come in for a chat with police after being stopped at a roadblock . @!JIM-SMITH-@1interr: It 's going</text:p>
          </table:table-cell>
          <table:table-cell table:style-name="ce73" office:value-type="string" calcext:value-type="string">
            <text:p><text:s/>to be @(INDISTINCT) . That 's a little microphone just make sure that it 's nice and clear . As you can see here everything in this room is videotaped and audiotape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y 2010_mc ,_y 3_mc PM_np1_ra% ,_y Canadian_jj_nn1 Air_nn1 Force_nn1 Colonel_nnb Russell_np1 Williams_np1 has_vhz agreed_vvn to_to come_vvi in_rp@ for_if a_at1 chat_nn1 with_iw police_nn2 after_ii being_vbg stopped_vvn at_ii a_at1 roadblock_nn1 ._y @!JIM-SMITH-@1interr:_zzc It_pph1 's_vbz going_vvgk</text:p>
          </table:table-cell>
          <table:table-cell office:value-type="string" calcext:value-type="string">
            <text:p><text:s/>to_to be_vbi @(INDISTINCT)_zzq ._y That_dd1 's_vbz a_at1 little_jj microphone_nn1 just_rr make_vv0 sure_jj that_cst it_pph1 's_vbz nice_jj and_cc clear_jj_rr@ ._y As_csa you_ppy can_vm see_vvi here_rl everything_pn1 in_ii this_dd1 room_nn1 is_vbz videotaped_vvn@_jj@ and_cc audiotaped._nnu @!</text:p>
          </table:table-cell>
        </table:table-row>
        <table:table-row table:style-name="ro4" table:visibility="filter">
          <table:table-cell office:value-type="float" office:value="698" calcext:value-type="float">
            <text:p>698</text:p>
          </table:table-cell>
          <table:table-cell table:style-name="ce71" office:value-type="string" calcext:value-type="string">
            <text:p><text:s/>2 of their own , became good friends with their next-door neighbor , Monique , and her family . @!MONIQUE: We hit it off right away . @!SUSAN-SPENCER-@1vo: Monique asked that</text:p>
          </table:table-cell>
          <table:table-cell table:style-name="ce75" office:value-type="string" calcext:value-type="string">
            <text:p><text:s/>we not use her last name . He paid a lot of attention to your kids ? @!MONIQUE: @ @ @ @ @ @ @ @ @ @ Monique 's then-twelve-year-old daughter , Miranda , got a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2 of_io their_appge own_da ,_y became_vvd good_jj friends_nn2 with_iw their_appge next-door_jj_nn1 neighbor_nn1 ,_y Monique_np1_nn1 ,_y and_cc her_appge family_nn1 ._y @!MONIQUE:_zzc We_ppis2 hit_vvd_vv0@ it_pph1 off_rp_ii right_rr_nn1 away_rl ._y @!SUSAN-SPENCER-@1vo:_zzc Monique_np1 asked_vvd that</text:p>
          </table:table-cell>
          <table:table-cell office:value-type="string" calcext:value-type="string">
            <text:p>_cst we_ppis2 not_xx use_vv0 her_appge last_md name_nn1 ._y He_pphs1 paid_vvd a_at1 lot_nn1 of_io attention_nn1 to_ii your_appge kids_nn2 ?_y @!MONIQUE:_zzc @_ii @_ii @_ii @_ii @_ii @_ii @_ii @_ii @_ii @_ii Monique_np1 's_ge then-twelve-year-old_jj daughter_nn1 ,_y Miranda_np1 ,_y got_vvd_vvn a_at1</text:p>
          </table:table-cell>
        </table:table-row>
        <table:table-row table:style-name="ro4" table:visibility="filter">
          <table:table-cell office:value-type="float" office:value="699" calcext:value-type="float">
            <text:p>699</text:p>
          </table:table-cell>
          <table:table-cell table:style-name="ce71" office:value-type="string" calcext:value-type="string">
            <text:p><text:s text:c="2"/>@ @ @ @ @ @ @ @ @ me pose , like , different -- different angles . And he was like circling around me all the time taking these pictures . I -- I just</text:p>
          </table:table-cell>
          <table:table-cell table:style-name="ce73" office:value-type="string" calcext:value-type="string">
            <text:p><text:s/>figured -- I know what 's going to happen now . @!SUSAN-SPENCER-@1vo: Then , suddenly , it stopped . Having terrorized Laurie for more than three hours , the man simply lef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_ii me_ppio1 pose_nn1 ,_y like_rr ,_y different_jj --_zz different_jj angles_nn2 ._y And_cc he_pphs1 was_vbdz like_ii circling_vvg around_ii_rp me_ppio1 all_db the_at time_nnt1 taking_vvg these_dd2 pictures_nn2 ._y I_mc1@_zz1@_ppis1 --_nn1_jj I_ppis1 just_rr</text:p>
          </table:table-cell>
          <table:table-cell office:value-type="string" calcext:value-type="string">
            <text:p><text:s/>figured_vvn_vvd --_nn1_jj I_ppis1 know_vv0 what_ddq 's_vbz going_vvgk to_to happen_vvi now_rt ._y @!SUSAN-SPENCER-@1vo:_zzc Then_rt ,_y suddenly_rr ,_y it_pph1 stopped_vvd ._y Having_vhg terrorized_vvn Laurie_np1 for_if more_dar than_csn three_mc hours_nnt2 ,_y the_at man_nn1 simply_rr left_vvn_vvd</text:p>
          </table:table-cell>
        </table:table-row>
        <table:table-row table:style-name="ro4" table:visibility="filter">
          <table:table-cell office:value-type="float" office:value="700" calcext:value-type="float">
            <text:p>700</text:p>
          </table:table-cell>
          <table:table-cell table:style-name="ce71" office:value-type="string" calcext:value-type="string">
            <text:p><text:s text:c="2"/>'m rushing to the office to get some photocopying done . @!SUSAN-SPENCER-@1vo: On her computer , an ominous message . @!ANNE-MARSAND-COOK: The message would says , " Go ahead and call</text:p>
          </table:table-cell>
          <table:table-cell table:style-name="ce73" office:value-type="string" calcext:value-type="string">
            <text:p><text:s/>the police . I I 'll tell the judge want to show the judge you 're really big dildoes. " @!SUSAN-SPENCER: And what did you do ? @!ANNE-MARSAND-COOK: I just screamed .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is1 'm_vbm rushing_vvg to_ii the_at office_nn1 to_to get_vvi some_dd photocopying_nn1_vvg done_vdn ._y @!SUSAN-SPENCER-@1vo:_zzc On_ii her_appge computer_nn1 ,_y an_at1 ominous_jj message_nn1 ._y @!ANNE-MARSAND-COOK:_zzc The_at message_nn1 would_vm says_vvz ,_y "_y Go_vv0 ahead_rl and_cc call_vv0</text:p>
          </table:table-cell>
          <table:table-cell office:value-type="string" calcext:value-type="string">
            <text:p><text:s/>the_at police_nn2 ._y I_mc1@_zz1@ I_ppis1 'll_vm tell_vvi the_at judge_nn1 want_vv0 to_to show_vvi the_at judge_nn1_vv0 you_ppy 're_vbr really_rr big_jj dildoes._nnu "_y @!SUSAN-SPENCER:_zzc And_cc what_ddq did_vdd you_ppy do_vdi ?_y @!ANNE-MARSAND-COOK:_zzc I_ppis1 just_rr screamed_vvd ._y I_ppis1</text:p>
          </table:table-cell>
        </table:table-row>
        <table:table-row table:style-name="ro4" table:visibility="filter">
          <table:table-cell office:value-type="float" office:value="701" calcext:value-type="float">
            <text:p>701</text:p>
          </table:table-cell>
          <table:table-cell table:style-name="ce71" office:value-type="string" calcext:value-type="string">
            <text:p><text:s text:c="2"/>to the same table , bringing lawmakers together from both the left and the right , a rarity these days . And as far as what they 're agreeing on , people who</text:p>
          </table:table-cell>
          <table:table-cell table:style-name="ce73" office:value-type="string" calcext:value-type="string">
            <text:p><text:s/>were in those meetings say everyone wants to cut corporate taxes , but how big those cuts will be and how to pay for them is still up in the air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g to_ii the_at same_da table_nn1 ,_y bringing_vvg lawmakers_nn2 together_rl from_ii both_db2 the_at left_jj_nn1@ and_cc the_at right_nn1_jj ,_y a_at1 rarity_nn1 these_dd2 days_nnt2 ._y And_cc as_cs31 far_cs32 as_cs33 what_ddq they_pphs2 're_vbr agreeing_vvg on_rp@ ,_y people_nn who_pnqs</text:p>
          </table:table-cell>
          <table:table-cell office:value-type="string" calcext:value-type="string">
            <text:p><text:s/>were_vbdr in_ii those_dd2 meetings_nn2 say_vv0 everyone_pn1 wants_vvz to_to cut_vvi corporate_jj taxes_nn2 ,_y but_ccb how_rgq@_rrq big_jj_rr% those_dd2 cuts_nn2 will_vm be_vbi and_cc how_rrq to_to pay_vvi for_if them_ppho2 is_vbz still_rr up_rp in_ii the_at air_nn1 ._y</text:p>
          </table:table-cell>
        </table:table-row>
        <table:table-row table:style-name="ro4" table:visibility="filter">
          <table:table-cell office:value-type="float" office:value="702" calcext:value-type="float">
            <text:p>702</text:p>
          </table:table-cell>
          <table:table-cell table:style-name="ce71" office:value-type="string" calcext:value-type="string">
            <text:p><text:s/>ii31 terms of what Governor Romney would be different , clearly , you know , a completely different direction in terms of policy . Governor Romney would repeal Obamacare , @ @ @ @</text:p>
          </table:table-cell>
          <table:table-cell table:style-name="ce73" office:value-type="string" calcext:value-type="string">
            <text:p><text:s/>@ @ @ @ @ @ and take that drag off of the economy that the health care bill has proven to be . He would reduce tax rates and spur economic growth . He woul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i31 terms_ii32 of_ii33 what_ddq Governor_nnb Romney_np1 would_vm be_vbi different_jj ,_y clearly_rr ,_y you_ppy know_vv0 ,_y a_at1 completely_rr different_jj direction_nn1 in_ii31 terms_ii32 of_ii33 policy_nn1 ._y Governor_nnb Romney_np1 would_vm repeal_vvi Obamacare_np1_nn1 ,_y @_ii @_ii @_ii @_ii</text:p>
          </table:table-cell>
          <table:table-cell office:value-type="string" calcext:value-type="string">
            <text:p><text:s/>@_ii @_ii @_ii @_ii @_ii @_ii and_cc take_vv0 that_dd1 drag_vv0 off_ii21 of_ii22 the_at economy_nn1 that_cst the_at health_nn1 care_nn1 bill_nn1 has_vhz proven_vvn to_to be_vbi ._y He_pphs1 would_vm reduce_vvi tax_nn1 rates_nn2 and_cc spur_vvi economic_jj growth_nn1 ._y He_pphs1 would_vm</text:p>
          </table:table-cell>
        </table:table-row>
        <table:table-row table:style-name="ro4" table:visibility="filter">
          <table:table-cell office:value-type="float" office:value="703" calcext:value-type="float">
            <text:p>703</text:p>
          </table:table-cell>
          <table:table-cell table:style-name="ce71" office:value-type="string" calcext:value-type="string">
            <text:p><text:s text:c="2"/>'s a kind of @ @ @ @ @ @ @ @ @ @ @!ARIANNA-HUFFINGTON: I do n't know why , but there was a guy I was having dinner with who actually did brag that he had</text:p>
          </table:table-cell>
          <table:table-cell table:style-name="ce73" office:value-type="string" calcext:value-type="string">
            <text:p><text:s/>only gotten four hours sleep the night before . And I thought to myself -- I did n't say but I thought to myself , you know what , if you had gotte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_vbz a_at1 kind_nn1 of_io @_ii @_ii @_ii @_ii @_ii @_ii @_ii @_ii @_ii @_ii @!ARIANNA-HUFFINGTON:_zzc I_ppis1 do_vd0 n't_xx know_vvi why_rrq ,_y but_ccb there_ex was_vbdz a_at1 guy_nn1 I_ppis1 was_vbdz having_vhg dinner_nn1 with_iw who_pnqs actually_rr did_vdd brag_vvi that_cst he_pphs1 had</text:p>
          </table:table-cell>
          <table:table-cell office:value-type="string" calcext:value-type="string">
            <text:p>_vhd only_rr gotten_vvn four_mc hours_nnt2 sleep_vv0 the_at night_nnt1 before_rt ._y And_cc I_ppis1 thought_vvd to_ii myself_ppx1 --_zz I_ppis1 did_vdd n't_xx say_vvi but_ccb I_ppis1 thought_vvd to_ii myself_ppx1 ,_y you_ppy know_vv0 what_ddq ,_y if_cs you_ppy had_vhd gotten_</text:p>
          </table:table-cell>
        </table:table-row>
        <table:table-row table:style-name="ro4" table:visibility="filter">
          <table:table-cell office:value-type="float" office:value="704" calcext:value-type="float">
            <text:p>704</text:p>
          </table:table-cell>
          <table:table-cell table:style-name="ce71" office:value-type="string" calcext:value-type="string">
            <text:p><text:s text:c="2"/>. We 'll take a look at what 's happening in the world as we do , take a look at who 's making news , all of that . Gayle ? @!GAYLE-KING: You</text:p>
          </table:table-cell>
          <table:table-cell table:style-name="ce73" office:value-type="string" calcext:value-type="string">
            <text:p><text:s/>said you miss me and Erica . Is that really true or is that just TV @ @ @ @ @ @ @ @ @ @ n't know TV Talk . I 'm -- @!GAYLE-KING: Go ahea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2 ._y We_ppis2 'll_vm take_vvi a_at1 look_nn1 at_ii what_ddq 's_vbz happening_vvg in_ii the_at world_nn1 as_csa we_ppis2 do_vd0 ,_y take_vv0 a_at1 look_nn1 at_ii who_pnqs 's_vbz making_vvg news_nn1 ,_y all_db of_io that_dd1 ._y Gayle_nn1_np1@ ?_y @!GAYLE-KING:_zzc You_ppy</text:p>
          </table:table-cell>
          <table:table-cell office:value-type="string" calcext:value-type="string">
            <text:p><text:s/>said_vvd you_ppy miss_vv0 me_ppio1 and_cc Erica_np1 ._y Is_vbz that_dd1 really_rr true_jj or_cc is_vbz that_dd1_cst_rg% just_jj TV_nn1 @_ii @_ii @_ii @_ii @_ii @_ii @_ii @_ii @_ii @_ii n't_xx know_vvi TV_nn1 Talk_nn1 ._y I_ppis1 'm_vbm --_zz @!GAYLE-KING:_zzc Go_vv0 ahead_</text:p>
          </table:table-cell>
        </table:table-row>
        <table:table-row table:style-name="ro4" table:visibility="filter">
          <table:table-cell office:value-type="float" office:value="705" calcext:value-type="float">
            <text:p>705</text:p>
          </table:table-cell>
          <table:table-cell table:style-name="ce71" office:value-type="string" calcext:value-type="string">
            <text:p><text:s text:c="2"/>They were very keen to show us their I.D . and tell us that they @ @ @ @ @ @ @ @ @ @ get rid of President Bashar al-Assad . They were all Sunnis . They</text:p>
          </table:table-cell>
          <table:table-cell table:style-name="ce73" office:value-type="string" calcext:value-type="string">
            <text:p><text:s/>said they want the international community to help them to overthrow the Syrian government , and that they are suffering . @!PELLEY: CBS News correspondent Elizabeth Palmer , reporting f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y They_pphs2 were_vbdr very_rg keen_jj to_to show_vvi us_ppio2 their_appge I.D_np1 ._y and_cc tell_vv0 us_ppio2 that_cst they_pphs2 @_ii @_ii @_ii @_ii @_ii @_ii @_ii @_ii @_ii @_ii get_vvi rid_vvn of_io President_nnb Bashar_np1 al-Assad_np1 ._y They_pphs2 were_vbdr all_db Sunnis_nn2 ._y They_pphs2</text:p>
          </table:table-cell>
          <table:table-cell office:value-type="string" calcext:value-type="string">
            <text:p><text:s/>said_vvd they_pphs2 want_vv0 the_at international_jj community_nn1 to_to help_vvi them_ppho2 to_to overthrow_vvi the_at Syrian_jj government_nn1 ,_y and_cc that_cst they_pphs2 are_vbr suffering_vvg_jj ._y @!PELLEY:_zzc CBS_np1 News_nn1 correspondent_nn1 Elizabeth_np1 Palmer_np1 ,_y reporting_vvg fo</text:p>
          </table:table-cell>
        </table:table-row>
        <table:table-row table:style-name="ro4" table:visibility="filter">
          <table:table-cell office:value-type="float" office:value="706" calcext:value-type="float">
            <text:p>706</text:p>
          </table:table-cell>
          <table:table-cell table:style-name="ce71" office:value-type="string" calcext:value-type="string">
            <text:p><text:s text:c="2"/>on the way . You must have had to throw a lot of ships into 180 degree turns . @!LALLY: There was about 40 , 45 ships that we had to divert that</text:p>
          </table:table-cell>
          <table:table-cell table:style-name="ce73" office:value-type="string" calcext:value-type="string">
            <text:p><text:s/>were en route to Pakistan . @!MARTIN: The cutoff also cost troops in Afghanistan a major source of fuel . @!LALLY: About 50 percent of the fuel that we purchased , we were pu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n_ii the_at way_nn1 ._y You_ppy must_vm have_vhi had_vhn@ to_to throw_vvi a_at1 lot_nn1 of_io ships_nn2 into_ii 180_mc degree_nn1 turns_vvz_nn2@ ._y @!LALLY:_zzc There_ex was_vbdz about_rg 40_mc ,_y 45_mc ships_nn2_vvz@ that_cst we_ppis2 had_vhd to_to divert_vvi that_cst</text:p>
          </table:table-cell>
          <table:table-cell office:value-type="string" calcext:value-type="string">
            <text:p><text:s/>were_vbdr en_rr21 route_rr22 to_ii Pakistan_np1 ._y @!MARTIN:_zzc The_at cutoff_nn1 also_rr cost_vv0 troops_nn2 in_ii Afghanistan_np1 a_at1 major_jj source_nn1 of_io fuel_nn1 ._y @!LALLY:_zzc About_rg 50_mc percent_nnu of_io the_at fuel_nn1 that_cst we_ppis2 purchased_vvd ,_y we_ppis2 were_vbdr pur</text:p>
          </table:table-cell>
        </table:table-row>
        <table:table-row table:style-name="ro4" table:visibility="filter">
          <table:table-cell office:value-type="float" office:value="707" calcext:value-type="float">
            <text:p>707</text:p>
          </table:table-cell>
          <table:table-cell table:style-name="ce71" office:value-type="string" calcext:value-type="string">
            <text:p><text:s text:c="2"/>: The Romney campaign is making the most of a comment by President Obama on the state of the economy . And , Climbing Back : Global markets soar after Spain 's</text:p>
          </table:table-cell>
          <table:table-cell table:style-name="ce73" office:value-type="string" calcext:value-type="string">
            <text:p><text:s/>one-hundred-twenty- five-billion-dollar financial lifeline . Now will Wall Street get in on the action ? This is the CBS MORNING NEWS for Monday , June 11 , 2012 . And good morning</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nn1 :_y The_at Romney_np1_nn1@_jj% campaign_nn1 is_vbz making_vvg the_at most_dat of_io a_at1 comment_nn1 by_ii President_nnb Obama_np1 on_ii the_at state_nn1 of_io the_at economy_nn1 ._y And_cc ,_y Climbing_vvg Back_rp_nn1 :_y Global_jj markets_nn2 soar_vv0 after_ii_cs Spain_np1 's_ge</text:p>
          </table:table-cell>
          <table:table-cell office:value-type="string" calcext:value-type="string">
            <text:p><text:s/>one-hundred-twenty-_jj five-billion-dollar_nnu1_jj financial_jj lifeline_nn1 ._y Now_rt will_vv0%_vm Wall_np1 Street_nnl1 get_vv0 in_rp@ on_ii the_at action_nn1 ?_y This_dd1 is_vbz the_at CBS_np1 MORNING_nnt1 NEWS_nn1 for_if Monday_npd1 ,_y June_npm1 11_mc ,_y 2012_mc ._y And_cc good_jj morning_nnt</text:p>
          </table:table-cell>
        </table:table-row>
        <table:table-row table:style-name="ro4" table:visibility="filter">
          <table:table-cell office:value-type="float" office:value="708" calcext:value-type="float">
            <text:p>708</text:p>
          </table:table-cell>
          <table:table-cell table:style-name="ce71" office:value-type="string" calcext:value-type="string">
            <text:p><text:s text:c="2"/>. @!RICK-BOODY: Very worried . Do n't know if we got a place to go to or not . It 's right in the middle of it . WO@!MAN-# 1 : That it</text:p>
          </table:table-cell>
          <table:table-cell table:style-name="ce73" office:value-type="string" calcext:value-type="string">
            <text:p><text:s/>was the scariest thing I think I 've ever been near . Three hundred foot of wall of flame came down to the road and I had to drive past it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d ._y @!RICK-BOODY:_zzc Very_rg worried_jj ._y Do_vd0 n't_xx know_vvi if_cs_csw@ we_ppis2 got_vvd a_at1 place_nn1 to_to go_vvi to_ii or_cc not_xx ._y It_pph1 's_vbz right_jj in_ii the_at middle_nn1 of_io it_pph1 ._y WO@!MAN-#_zzc 1_mc1 :_y That_cst it_pph1</text:p>
          </table:table-cell>
          <table:table-cell office:value-type="string" calcext:value-type="string">
            <text:p><text:s/>was_vbdz the_at scariest_jjt thing_nn1 I_ppis1 think_vv0 I_ppis1 've_vh0 ever_rr been_vbn near_rl ._y Three_mc hundred_nno foot_nn1 of_io wall_nn1 of_io flame_nn1 came_vvd down_rp to_ii the_at road_nn1 and_cc I_ppis1 had_vhd to_to drive_vvi past_rl_ii it_pph1 and_cc</text:p>
          </table:table-cell>
        </table:table-row>
        <table:table-row table:style-name="ro4" table:visibility="filter">
          <table:table-cell office:value-type="float" office:value="709" calcext:value-type="float">
            <text:p>709</text:p>
          </table:table-cell>
          <table:table-cell table:style-name="ce71" office:value-type="string" calcext:value-type="string">
            <text:p><text:s/>vvd off America 's biggest political scandal known as Watergate . Forty years ago @ @ @ @ @ @ @ @ @ @ Democratic National Committee headquarters at the Watergate Building in Washington .</text:p>
          </table:table-cell>
          <table:table-cell table:style-name="ce73" office:value-type="string" calcext:value-type="string">
            <text:p><text:s/>Now , the two journalists who broke the story say the extent of the corruption was far worse than they thought . Tony Guida reports . @(Begin-VT) @!TONY-GUIDA: In the twenty year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vd off_ii_rp America_np1 's_ge biggest_jjt political_jj scandal_nn1 known_vvn as_ii Watergate_np1 ._y Forty_mc years_nnt2 ago_ra @_ii @_ii @_ii @_ii @_ii @_ii @_ii @_ii @_ii @_ii Democratic_jj National_jj Committee_nn1 headquarters_nn at_ii the_at Watergate_np1 Building_nn1 in_ii Washington_np1 ._y</text:p>
          </table:table-cell>
          <table:table-cell office:value-type="string" calcext:value-type="string">
            <text:p><text:s/>Now_rt ,_y the_at two_mc journalists_nn2 who_pnqs broke_vvd the_at story_nn1 say_vv0 the_at extent_nn1 of_io the_at corruption_nn1 was_vbdz far_rg worse_jjr_rrr@ than_csn they_pphs2 thought_vvd ._y Tony_np1 Guida_np1 reports_vvz_nn2 ._y @(Begin-VT)_zzq @!TONY-GUIDA:_zzc In_ii the_at twenty_mc years</text:p>
          </table:table-cell>
        </table:table-row>
        <table:table-row table:style-name="ro4" table:visibility="filter">
          <table:table-cell office:value-type="float" office:value="710" calcext:value-type="float">
            <text:p>710</text:p>
          </table:table-cell>
          <table:table-cell table:style-name="ce71" office:value-type="string" calcext:value-type="string">
            <text:p><text:s text:c="2"/>the largest compound in the area . So you would 've thought that somebody would 've asked the question what the hell 's going on there . @!SCOTT-PELLEY: Is that why you recommended</text:p>
          </table:table-cell>
          <table:table-cell table:style-name="ce74" office:value-type="string" calcext:value-type="string">
            <text:p><text:s/>we not tell the Pakistanis that we were coming ? @!LEON-PANETTA-: We had seen some military helicopters actually going over this compound . @!SCOTT-PELLEY: Pakistani military helicopters ?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the_at largest_jjt compound_nn1 in_ii the_at area_nn1 ._y So_rr you_ppy would_vm 've_vhi thought_vvn that_cst somebody_pn1 would_vm 've_vhi asked_vvn@ the_at question_nn1 what_ddq the_at hell_nn1 's_vbz going_vvg on_rp@_ii there_rl ._y @!SCOTT-PELLEY:_zzc Is_vbz that_dd1 why_rrq you_ppy recommended</text:p>
          </table:table-cell>
          <table:table-cell office:value-type="string" calcext:value-type="string">
            <text:p>_vvd we_ppis2 not_xx tell_vv0 the_at Pakistanis_nn2 that_cst we_ppis2 were_vbdr coming_vvg ?_y @!LEON-PANETTA-:_zzc We_ppis2 had_vhd seen_vvn some_dd military_jj helicopters_nn2 actually_rr going_vvg over_ii_rp this_dd1 compound_nn1 ._y @!SCOTT-PELLEY:_zzc Pakistani_jj military_jj helicopters_nn2 ?_</text:p>
          </table:table-cell>
        </table:table-row>
        <table:table-row table:style-name="ro4" table:visibility="filter">
          <table:table-cell office:value-type="float" office:value="711" calcext:value-type="float">
            <text:p>711</text:p>
          </table:table-cell>
          <table:table-cell table:style-name="ce71" office:value-type="string" calcext:value-type="string">
            <text:p><text:s text:c="2"/>think you create a life to -- to -- to shoot it . @!LARA-LOGAN: So if the animals exist only to be hunted -- @!PRISCILLA-FERAL: Right . @!LARA-LOGAN: -- you would rather</text:p>
          </table:table-cell>
          <table:table-cell table:style-name="ce75" office:value-type="string" calcext:value-type="string">
            <text:p><text:s/>they not exist at all ? @!PRISCILLA-FERAL: Not in Texas , no. @!CHARLY-SEALE: Our biggest enemy @(sic) are the animal rights people . They -- they do n't understand what we</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think_vvi you_ppy create_vv0 a_at1 life_nn1 to_ii --_nn1_jj to_ii --_zz to_to shoot_vvi it_pph1 ._y @!LARA-LOGAN:_zzc So_rr if_cs the_at animals_nn2 exist_vv0 only_rr to_to be_vbi hunted_vvn_jj --_zz @!PRISCILLA-FERAL:_zzc Right_rr_nn1_jj ._y @!LARA-LOGAN:_zzc --_zz you_ppy would_vm rather</text:p>
          </table:table-cell>
          <table:table-cell office:value-type="string" calcext:value-type="string">
            <text:p>_rr@ they_pphs2 not_xx exist_vv0 at_rr21 all_rr22 ?_y @!PRISCILLA-FERAL:_zzc Not_xx in_ii Texas_np1 ,_y no._nn1 @!CHARLY-SEALE:_zzc Our_appge biggest_jjt enemy_nn1 @(sic)_zzq are_vbr the_at animal_nn1 rights_nn2 people_nn ._y They_pphs2 --_zz they_pphs2 do_vd0 n't_xx understand_vvi what_ddq we_ppis2</text:p>
          </table:table-cell>
        </table:table-row>
        <table:table-row table:style-name="ro4" table:visibility="filter">
          <table:table-cell office:value-type="float" office:value="712" calcext:value-type="float">
            <text:p>712</text:p>
          </table:table-cell>
          <table:table-cell table:style-name="ce71" office:value-type="string" calcext:value-type="string">
            <text:p><text:s text:c="2"/>University of Colorado and were partnered up to work on a project , quickly discovering that they shared a love of Monty Python and a subversive sense of humor . What</text:p>
          </table:table-cell>
          <table:table-cell table:style-name="ce73" office:value-type="string" calcext:value-type="string">
            <text:p><text:s/>were you like back then ? @!TREY-PARKER: Really cool . We were just amazingly cool . @!MATT-STONE: Most popular guys at CU . @!STEVE-KROFT: Do you remember what the attraction wa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 University_nn1 of_io Colorado_np1 and_cc were_vbdr partnered_vvn up_rp to_to@_ii work_vvi_nn1 on_ii_rp@ a_at1 project_nn1 ,_y quickly_rr discovering_vvg that_cst they_pphs2 shared_vvd a_at1 love_nn1 of_io Monty_np1 Python_np1_nn1 and_cc a_at1 subversive_jj sense_nn1 of_io humor_nn1 ._y What_ddq</text:p>
          </table:table-cell>
          <table:table-cell office:value-type="string" calcext:value-type="string">
            <text:p><text:s/>were_vbdr you_ppy like_vv0 back_rp then_rt ?_y @!TREY-PARKER:_zzc Really_rr cool_jj_vv0@ ._y We_ppis2 were_vbdr just_rr amazingly_rr cool_jj_vv0@ ._y @!MATT-STONE:_zzc Most_dat popular_jj guys_nn2 at_ii CU_fo ._y @!STEVE-KROFT:_zzc Do_vd0 you_ppy remember_vvi what_ddq the_at attraction_nn1 was_vbdz</text:p>
          </table:table-cell>
        </table:table-row>
        <table:table-row table:style-name="ro4" table:visibility="filter">
          <table:table-cell office:value-type="float" office:value="713" calcext:value-type="float">
            <text:p>713</text:p>
          </table:table-cell>
          <table:table-cell table:style-name="ce71" office:value-type="string" calcext:value-type="string">
            <text:p><text:s text:c="2"/>like this when I -- when I was in fourth or fifth grade , you know . We -- you learned those bad words -- @!TREY-PARKER @(overlapping) : We did . That</text:p>
          </table:table-cell>
          <table:table-cell table:style-name="ce73" office:value-type="string" calcext:value-type="string">
            <text:p><text:s/>was a kind -- I remember we used to- - @!MATT-STONE @(overlapping) : -- you just know how to shut it off when the adults were around . @!TREY-PARKER: Yeah .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d like_ii this_dd1 when_cs I_ppis1_zz1%_mc1% --_zz when_cs_rrq I_ppis1 was_vbdz in_ii_rp@ fourth_md or_cc fifth_md grade_nn1 ,_y you_ppy know_vv0 ._y We_ppis2 --_zz you_ppy learned_vvd those_dd2 bad_jj words_nn2 --_zz @!TREY-PARKER_zzc @(overlapping)_zzq :_y We_ppis2 did_vdd ._y That_dd1</text:p>
          </table:table-cell>
          <table:table-cell office:value-type="string" calcext:value-type="string">
            <text:p><text:s/>was_vbdz a_at1 kind_nn1_jj@ --_nn1 I_ppis1 remember_vv0 we_ppis2 used_vvd to-_nn1_jj -_- @!MATT-STONE_zzc @(overlapping)_zzq :_y --_zz you_ppy just_rr know_vv0 how_rrq to_to shut_vvi it_pph1 off_rp when_cs_rrq the_at adults_nn2 were_vbdr around_rp ._y @!TREY-PARKER:_zzc Yeah_uh ._y And_cc</text:p>
          </table:table-cell>
        </table:table-row>
        <table:table-row table:style-name="ro4" table:visibility="filter">
          <table:table-cell office:value-type="float" office:value="714" calcext:value-type="float">
            <text:p>714</text:p>
          </table:table-cell>
          <table:table-cell table:style-name="ce71" office:value-type="string" calcext:value-type="string">
            <text:p><text:s text:c="2"/>off to the animators , and if necessary to the lawyers . @!TREY-PARKER: We have this -- probably more freedom than anyone in television and we have for a long time , but</text:p>
          </table:table-cell>
          <table:table-cell table:style-name="ce73" office:value-type="string" calcext:value-type="string">
            <text:p><text:s/>we do still at the end of the day have -- we have lawyers . @!MATT-STONE: The legal . @!TREY-PARKER: We are legal . @!STEVE-KROFT-@1voic: One of the touchiest episodes was about Sci</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off_rp to_ii the_at animators_nn2 ,_y and_cc if_cs_csw@ necessary_jj to_ii the_at lawyers_nn2 ._y @!TREY-PARKER:_zzc We_ppis2 have_vh0 this_dd1 --_nn1_jj probably_rr more_dar freedom_nn1 than_csn anyone_pn1 in_ii television_nn1 and_cc we_ppis2 have_vh0 for_if a_at1 long_jj time_nnt1 ,_y but_ccb</text:p>
          </table:table-cell>
          <table:table-cell office:value-type="string" calcext:value-type="string">
            <text:p><text:s/>we_ppis2 do_vd0 still_rr at_ii the_at end_nn1 of_io the_at day_nnt1 have_vh0 --_zz we_ppis2 have_vh0 lawyers_nn2 ._y @!MATT-STONE:_zzc The_at legal_jj ._y @!TREY-PARKER:_zzc We_ppis2 are_vbr legal_jj ._y @!STEVE-KROFT-@1voic:_zzc One_mc1 of_io the_at touchiest_jjt episodes_nn2 was_vbdz about_ii Sci</text:p>
          </table:table-cell>
        </table:table-row>
        <table:table-row table:style-name="ro4">
          <table:table-cell office:value-type="float" office:value="715" calcext:value-type="float">
            <text:p>715</text:p>
          </table:table-cell>
          <table:table-cell table:style-name="ce71" office:value-type="string" calcext:value-type="string">
            <text:p><text:s/>zzq @!TURNER: Like father , like son . That 's Eddie Van Halen and his son , Wolfie , rehearsing for their triumphant hometown gig in Los Angeles at the Staples Center .</text:p>
          </table:table-cell>
          <table:table-cell table:style-name="ce73" office:value-type="string" calcext:value-type="string">
            <text:p><text:s/>So besides their awesome guitar skills , how much do father and son really have in common ? Well , you are about to find out . A real-life rock star dad . Father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zzq @!TURNER:_zzc Like_ii_jj@_vv0@ father_nn1 ,_y like_ii_jj@ son_nn1 ._y That_dd1 's_vbz Eddie_np1 Van_np1 Halen_np1 and_cc his_appge son_nn1 ,_y Wolfie_np1 ,_y rehearsing_vvg for_if their_appge triumphant_jj hometown_nn1 gig_nn1 in_ii Los_np1 Angeles_np1 at_ii the_at Staples_np1_nn2 Center_nn1 ._y</text:p>
          </table:table-cell>
          <table:table-cell office:value-type="string" calcext:value-type="string">
            <text:p><text:s/>So_rr besides_ii their_appge awesome_jj guitar_nn1 skills_nn2 ,_y how_rgq@_rrq much_da1 do_vd0 father_nn1 and_cc son_nn1 really_rr have_vh0 in_rr21 common_rr22 ?_y Well_rr ,_y you_ppy are_vbr about_rpk to_to find_vvi out_rp ._y A_at1_zz1 real-life_jj rock_nn1 star_nn1 dad_nn1 ._y Father_</text:p>
          </table:table-cell>
        </table:table-row>
        <table:table-row table:style-name="ro4" table:visibility="filter">
          <table:table-cell office:value-type="float" office:value="716" calcext:value-type="float">
            <text:p>716</text:p>
          </table:table-cell>
          <table:table-cell table:style-name="ce71" office:value-type="string" calcext:value-type="string">
            <text:p><text:s text:c="2"/>. @!RIVERS: Yes . @!HAMMER: And we 're thinking maybe she should get a driver . I do n't know . @!RIVERS: I think every star - every woman star in Hollywood should get</text:p>
          </table:table-cell>
          <table:table-cell table:style-name="ce73" office:value-type="string" calcext:value-type="string">
            <text:p><text:s/>a driver because they also service you . God bless the driver . @!HAMMER: And what you mean by that is - @!RIVERS: Drivers and occasional busboys have kept me very happy throughou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RIVERS:_zzc Yes_uh ._y @!HAMMER:_zzc And_cc we_ppis2 're_vbr thinking_vvg maybe_rr she_pphs1 should_vm get_vvi a_at1 driver_nn1 ._y I_ppis1 do_vd0 n't_xx know_vvi ._y @!RIVERS:_zzc I_ppis1 think_vv0 every_at1 star_nn1 -_- every_at1 woman_nn1 star_nn1 in_ii Hollywood_np1 should_vm get_vvi</text:p>
          </table:table-cell>
          <table:table-cell office:value-type="string" calcext:value-type="string">
            <text:p><text:s/>a_at1 driver_nn1 because_cs they_pphs2 also_rr service_vv0@ you_ppy ._y God_np1 bless_vv0 the_at driver_nn1 ._y @!HAMMER:_zzc And_cc what_ddq you_ppy mean_vv0 by_ii that_dd1 is_vbz -_- @!RIVERS:_zzc Drivers_nn2 and_cc occasional_jj busboys_nn2 have_vh0 kept_vvn me_ppio1 very_rg happy_jj throughout_</text:p>
          </table:table-cell>
        </table:table-row>
        <table:table-row table:style-name="ro4" table:visibility="filter">
          <table:table-cell office:value-type="float" office:value="717" calcext:value-type="float">
            <text:p>717</text:p>
          </table:table-cell>
          <table:table-cell table:style-name="ce71" office:value-type="string" calcext:value-type="string">
            <text:p><text:s/>cb not Kris . " Would you say , Joan , that Kris Jenner is the ultimate stage mom ? @!RIVERS: I think she 's brilliant . I think she 's absolutely brilliant . She</text:p>
          </table:table-cell>
          <table:table-cell table:style-name="ce73" office:value-type="string" calcext:value-type="string">
            <text:p><text:s/>took three girls that all they do is have sex . And these girls are known to have vaginas with food courts . I mean , they are just busy . Busy , bus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cb not_xx Kris_np1 ._y "_y Would_vm you_ppy say_vvi ,_y Joan_np1 ,_y that_cst_dd1 Kris_np1_nn1@ Jenner_np1_nn1 is_vbz the_at ultimate_jj stage_nn1 mom_nn1 ?_y @!RIVERS:_zzc I_ppis1 think_vv0 she_pphs1 's_vbz brilliant_jj ._y I_ppis1 think_vv0 she_pphs1 's_vbz absolutely_rr brilliant_jj ._y She_pphs1</text:p>
          </table:table-cell>
          <table:table-cell office:value-type="string" calcext:value-type="string">
            <text:p><text:s/>took_vvd three_mc girls_nn2 that_cst all_db they_pphs2 do_vd0 is_vbz have_vhi sex_nn1 ._y And_cc these_dd2 girls_nn2 are_vbr known_vvn to_to have_vhi vaginas_nn2 with_iw food_nn1 courts_nn2 ._y I_ppis1 mean_vv0 ,_y they_pphs2 are_vbr just_rr busy_jj_vv0@ ._y Busy_jj_vv0@ ,_y busy_</text:p>
          </table:table-cell>
        </table:table-row>
        <table:table-row table:style-name="ro4" table:visibility="filter">
          <table:table-cell office:value-type="float" office:value="718" calcext:value-type="float">
            <text:p>718</text:p>
          </table:table-cell>
          <table:table-cell table:style-name="ce71" office:value-type="string" calcext:value-type="string">
            <text:p><text:s text:c="2"/>got his first big break . And it so happens that on June 23rd right here on HLN , the very best soap operas and the rest of daytime TV will be</text:p>
          </table:table-cell>
          <table:table-cell table:style-name="ce73" office:value-type="string" calcext:value-type="string">
            <text:p><text:s/>honored . We air the 39th Annual Daytime Emmys live . And to mark the occasion , SHOWBIZ TONIGHT 's Nischelle Turner got Baldwin to look back at his soap days , and bo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got_vvd his_appge first_md big_jj break_nn1 ._y And_cc it_pph1 so_rr happens_vvz that_cst on_ii June_npm1 23rd_md right_nn1_rr here_rl on_ii HLN_np1 ,_y the_at very_rg best_jjt_rrt soap_nn1_vv0@ operas_nn2 and_cc the_at rest_nn1 of_io daytime_nnt1 TV_nn1 will_vm be_vbi</text:p>
          </table:table-cell>
          <table:table-cell office:value-type="string" calcext:value-type="string">
            <text:p><text:s/>honored_vvn@ ._y We_ppis2 air_vv0% the_at 39th_md Annual_jj Daytime_nnt1 Emmys_nn2_np1 live_vv0 ._y And_cc to_to mark_vvi the_at occasion_nn1 ,_y SHOWBIZ_nn1 TONIGHT_rt 's_ge Nischelle_np1 Turner_np1 got_vvd Baldwin_np1 to_to look_vvi back_rp at_ii his_appge soap_nn1 days_nnt2 ,_y and_cc boy_</text:p>
          </table:table-cell>
        </table:table-row>
        <table:table-row table:style-name="ro4" table:visibility="filter">
          <table:table-cell office:value-type="float" office:value="719" calcext:value-type="float">
            <text:p>719</text:p>
          </table:table-cell>
          <table:table-cell table:style-name="ce71" office:value-type="string" calcext:value-type="string">
            <text:p><text:s/>ALDWIN: There were a lot back then . @!TURNER: That it was really kind of this training ground . A. @!BALDWIN: Especially back then in New York . And you know , there</text:p>
          </table:table-cell>
          <table:table-cell table:style-name="ce73" office:value-type="string" calcext:value-type="string">
            <text:p><text:s/>were soaps - I remember when we did the soap , there were a lot of people on our show . Ours was a half-hour who were on Broadway . So on Wednesdays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LDWIN:_zzc There_ex were_vbdr a_rr21@ lot_rr22 back_rp then_rt ._y @!TURNER:_zzc That_cst it_pph1 was_vbdz really_rr kind_nn1_rr21% of_io_rr22 this_dd1 training_nn1 ground_nn1 ._y A._nnu_np1 @!BALDWIN:_zzc Especially_rr back_rp then_rt in_ii New_np1 York_np1 ._y And_cc you_ppy know_vv0 ,_y there_ex</text:p>
          </table:table-cell>
          <table:table-cell office:value-type="string" calcext:value-type="string">
            <text:p><text:s/>were_vbdr soaps_nn2 -_- I_ppis1 remember_vv0 when_rrq we_ppis2 did_vdd the_at soap_nn1 ,_y there_ex were_vbdr a_at1 lot_nn1 of_io people_nn on_ii our_appge show_nn1 ._y Ours_ppge was_vbdz a_at1 half-hour_nnt1 who_pnqs were_vbdr on_ii Broadway_np1_nn1 ._y So_rr on_ii Wednesdays_npd2 ,_</text:p>
          </table:table-cell>
        </table:table-row>
        <table:table-row table:style-name="ro4" table:visibility="filter">
          <table:table-cell office:value-type="float" office:value="720" calcext:value-type="float">
            <text:p>720</text:p>
          </table:table-cell>
          <table:table-cell table:style-name="ce71" office:value-type="string" calcext:value-type="string">
            <text:p><text:s text:c="2"/>added that she 's going to have a side job and she 's going to keep bees in her hair . @!HAMMER: Is that the part - @ @ @ @ @ @ @ @ @ @ .</text:p>
          </table:table-cell>
          <table:table-cell table:style-name="ce73" office:value-type="string" calcext:value-type="string">
            <text:p><text:s/>@!HAMMER: That would be strange . @(CROSS-TALK) @!RIVERS: God bless her , our little Snooki. @!HAMMER: Now , the thing is , with this book , Joan , aptly titled " I Hate Everything</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dded_vvn_vvd that_cst she_pphs1 's_vbz going_vvgk to_to have_vhi a_at1 side_nn1 job_nn1 and_cc she_pphs1 's_vbz going_vvgk to_to keep_vvi bees_nn2 in_ii her_appge hair_nn1 ._y @!HAMMER:_zzc Is_vbz that_dd1 the_at part_nn1 -_- @_ii @_ii @_ii @_ii @_ii @_ii @_ii @_ii @_ii @_ii ._y</text:p>
          </table:table-cell>
          <table:table-cell office:value-type="string" calcext:value-type="string">
            <text:p><text:s/>@!HAMMER:_zzc That_dd1 would_vm be_vbi strange_jj ._y @(CROSS-TALK)_zzq @!RIVERS:_zzc God_np1 bless_vv0 her_ppho1 ,_y our_appge little_jj Snooki._np1 @!HAMMER:_zzc Now_rt ,_y the_at thing_nn1 is_vbz ,_y with_iw this_dd1 book_nn1 ,_y Joan_np1 ,_y aptly_rr titled_vvn "_y I_ppis1 Hate_vv0 Everything_p</text:p>
          </table:table-cell>
        </table:table-row>
        <table:table-row table:style-name="ro4" table:visibility="filter">
          <table:table-cell office:value-type="float" office:value="721" calcext:value-type="float">
            <text:p>721</text:p>
          </table:table-cell>
          <table:table-cell table:style-name="ce71" office:value-type="string" calcext:value-type="string">
            <text:p><text:s/>s2 even knew what immigrant meant . The Obama administration announced today that it will stop deporting people younger than 30 who came to the United States illegally before they</text:p>
          </table:table-cell>
          <table:table-cell table:style-name="ce73" office:value-type="string" calcext:value-type="string">
            <text:p><text:s/>turned 16 as long as they have clean records and were successful students or served in the military . Those young people can apply for a two-year deferral for deportation and</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s2 even_rr knew_vvd what_ddq immigrant_nn1 meant_vvd_vvn ._y The_at Obama_np1_nn1@ administration_nn1 announced_vvd_vvn today_rt that_cst it_pph1 will_vm stop_vvi deporting_vvg people_nn younger_jjr than_csn 30_mc who_pnqs came_vvd to_ii the_at United_np1 States_np1 illegally_rr before_cs they_pphs2</text:p>
          </table:table-cell>
          <table:table-cell office:value-type="string" calcext:value-type="string">
            <text:p><text:s/>turned_vvd 16_mc as_cs31 long_cs32 as_cs33 they_pphs2 have_vh0 clean_jj records_nn2 and_cc were_vbdr successful_jj students_nn2 or_cc served_vvd_vvn in_ii the_at military_jj_nn1@ ._y Those_dd2 young_jj people_nn can_vm apply_vvi for_if a_at1 two-year_jj deferral_nn1_jj for_if deportation_nn1 and_cc</text:p>
          </table:table-cell>
        </table:table-row>
        <table:table-row table:style-name="ro4" table:visibility="filter">
          <table:table-cell office:value-type="float" office:value="722" calcext:value-type="float">
            <text:p>722</text:p>
          </table:table-cell>
          <table:table-cell table:style-name="ce71" office:value-type="string" calcext:value-type="string">
            <text:p><text:s text:c="2"/>order , that 's just not the case . There are enough laws on the books by Congress that are very clear in terms of how we have to enforce our immigration</text:p>
          </table:table-cell>
          <table:table-cell table:style-name="ce73" office:value-type="string" calcext:value-type="string">
            <text:p><text:s/>system that for me to simply through executive order ignore those congressional mandates would not conform with my appropriate role as president . @(END-VIDEO-CLIP) @!COOPER: As we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jj@ order_nn1 ,_y that_dd1 's_vbz just_rr not_xx the_at case_nn1 ._y There_ex are_vbr enough_dd_rr laws_nn2 on_ii the_at books_nn2 by_ii Congress_nn1 that_cst are_vbr very_rg clear_jj_rr@ in_ii31 terms_ii32 of_ii33 how_rrq we_ppis2 have_vh0 to_to enforce_vvi our_appge immigration_nn1</text:p>
          </table:table-cell>
          <table:table-cell office:value-type="string" calcext:value-type="string">
            <text:p><text:s/>system_nn1 that_cst_dd1 for_if me_ppio1 to_to_ii simply_rr through_ii executive_nn1_jj@ order_nn1 ignore_vv0 those_dd2 congressional_jj mandates_nn2 would_vm not_xx conform_vvi with_iw my_appge appropriate_jj role_nn1 as_csa_ii@ president_nn1 ._y @(END-VIDEO-CLIP)_zzq @!COOPER:_zzc As_csa we_ppis2</text:p>
          </table:table-cell>
        </table:table-row>
        <table:table-row table:style-name="ro4">
          <table:table-cell office:value-type="float" office:value="723" calcext:value-type="float">
            <text:p>723</text:p>
          </table:table-cell>
          <table:table-cell table:style-name="ce71" office:value-type="string" calcext:value-type="string">
            <text:p><text:s text:c="2"/>think -- I do n't think it would either . I mean , you can play around with hypotheticals . What if it was five minutes later ? What if he did n't</text:p>
          </table:table-cell>
          <table:table-cell table:style-name="ce73" office:value-type="string" calcext:value-type="string">
            <text:p><text:s/>see it happening ? What if he just heard about it from the daughter ? That , I think , would be a different circumstance . But actually seeing your 5-year-old daughter , an</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think_vvi --_nn1_jj I_ppis1 do_vd0 n't_xx think_vvi it_pph1 would_vm either_rr ._y I_ppis1 mean_vv0 ,_y you_ppy can_vm play_vvi around_rp with_iw hypotheticals_nn2 ._y What_ddq if_cs it_pph1 was_vbdz five_mc minutes_nnt2 later_rrr ?_y What_ddq if_cs he_pphs1 did_vdd n't_xx</text:p>
          </table:table-cell>
          <table:table-cell office:value-type="string" calcext:value-type="string">
            <text:p><text:s/>see_vvi it_pph1 happening_vvg_nn1 ?_y What_ddq if_cs he_pphs1 just_rr heard_vvn_vvd about_ii it_pph1 from_ii the_at daughter_nn1 ?_y That_dd1 ,_y I_ppis1 think_vv0 ,_y would_vm be_vbi a_at1 different_jj circumstance_nn1 ._y But_ccb actually_rr seeing_vvg your_appge 5-year-old_jj daughter_nn1 ,_y an</text:p>
          </table:table-cell>
        </table:table-row>
        <table:table-row table:style-name="ro4" table:visibility="filter">
          <table:table-cell office:value-type="float" office:value="724" calcext:value-type="float">
            <text:p>724</text:p>
          </table:table-cell>
          <table:table-cell table:style-name="ce71" office:value-type="string" calcext:value-type="string">
            <text:p><text:s/>jj every time I do an interview , a guy wants to open his ( EXPLETIVE DELETED ) mouth . @!CHERNOFF: All right , Andrew . Thank you very much . @!CLAY: ( EXPLETIVE</text:p>
          </table:table-cell>
          <table:table-cell table:style-name="ce73" office:value-type="string" calcext:value-type="string">
            <text:p><text:s/>DELETED ) You know what ? Go ( EXPLETIVE DELETED ) yourself . You know what ? @!CHERNOFF: All right . We 'll go back to ... @!CLAY: ( EXPLETIVE DELETED ) you</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jj every_at1 time_nnt1 I_ppis1 do_vd0 an_at1 interview_nn1 ,_y a_at1 guy_nn1 wants_vvz to_to open_vvi his_appge (_y EXPLETIVE_nn1_jj DELETED_vvn_jj@_vvd )_y mouth_nn1 ._y @!CHERNOFF:_zzc All_rr21 right_rr22 ,_y Andrew_np1 ._y Thank_vv0 you_ppy very_rg much_da1_rr ._y @!CLAY:_zzc (_y EXPLETIVE_nn1_jj</text:p>
          </table:table-cell>
          <table:table-cell office:value-type="string" calcext:value-type="string">
            <text:p><text:s/>DELETED_vvn_jj@_vvd )_y You_ppy know_vv0 what_ddq ?_y Go_vv0 (_y EXPLETIVE_nn1_jj DELETED_vvn_jj@_vvd )_y yourself_ppx1 ._y You_ppy know_vv0 what_ddq ?_y @!CHERNOFF:_zzc All_rr21 right_rr22 ._y We_ppis2 'll_vm go_vvi back_rp to_ii ..._... @!CLAY:_zzc (_y EXPLETIVE_nn1_jj DELETED_vvn_jj@_vvd )_y you</text:p>
          </table:table-cell>
        </table:table-row>
        <table:table-row table:style-name="ro4" table:visibility="filter">
          <table:table-cell office:value-type="float" office:value="725" calcext:value-type="float">
            <text:p>725</text:p>
          </table:table-cell>
          <table:table-cell table:style-name="ce71" office:value-type="string" calcext:value-type="string">
            <text:p><text:s/>vbr honest with them . You set standards of how you 're going to live with one another . You look each other in the eye . You always tell each other the truth .</text:p>
          </table:table-cell>
          <table:table-cell table:style-name="ce73" office:value-type="string" calcext:value-type="string">
            <text:p><text:s/>I do n't believe in the -- the expression leave your egos at the door . I want them to bring their egos in and just that when we leav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br honest_jj with_iw them_ppho2 ._y You_ppy set_vv0 standards_nn2 of_io how_rrq you_ppy 're_vbr going_vvgk to_to live_vvi with_iw one_ppx121 another_ppx122 ._y You_ppy look_vv0 each_ppx221 other_ppx222 in_ii the_at eye_nn1 ._y You_ppy always_rr tell_vv0 each_ppx221 other_ppx222 the_at truth_nn1 ._y</text:p>
          </table:table-cell>
          <table:table-cell office:value-type="string" calcext:value-type="string">
            <text:p><text:s/>I_ppis1 do_vd0 n't_xx believe_vvi in_ii the_at --_nn1_jj the_at expression_nn1 leave_vv0 your_appge egos_nn2 at_ii the_at door_nn1 ._y I_ppis1 want_vv0 them_ppho2 to_to bring_vvi their_appge egos_nn2 in_ii_rp@ and_cc just_rr_jj@ that_cst_dd1 when_cs we_ppis2 leave_vv0</text:p>
          </table:table-cell>
        </table:table-row>
        <table:table-row table:style-name="ro4" table:visibility="filter">
          <table:table-cell office:value-type="float" office:value="726" calcext:value-type="float">
            <text:p>726</text:p>
          </table:table-cell>
          <table:table-cell table:style-name="ce71" office:value-type="string" calcext:value-type="string">
            <text:p><text:s text:c="2"/>a comedy , you know . And so it was n't a given that it was going to work . The last play I did here , " The History Boys , " we</text:p>
          </table:table-cell>
          <table:table-cell table:style-name="ce73" office:value-type="string" calcext:value-type="string">
            <text:p><text:s/>came with a similar apprehension I guess . But then the show was n't on my shoulders then . But it really felt like if this did n't work , then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i a_at1 comedy_nn1 ,_y you_ppy know_vv0 ._y And_cc so_rr_cs@ it_pph1 was_vbdz n't_xx a_at1 given_cs21 that_cs22 it_pph1 was_vbdz going_vvg to_ii work_nn1 ._y The_at last_md play_nn1_vv0 I_ppis1 did_vdd here_rl ,_y "_y The_at History_nn1 Boys_nn2 ,_y "_y we_ppis2</text:p>
          </table:table-cell>
          <table:table-cell office:value-type="string" calcext:value-type="string">
            <text:p><text:s/>came_vvd with_iw a_at1 similar_jj apprehension_nn1 I_ppis1 guess_vv0 ._y But_ccb then_rt the_at show_nn1 was_vbdz n't_xx on_ii my_appge shoulders_nn2 then_rt ._y But_ccb it_pph1 really_rr felt_vvd like_ii if_csw@_cs this_dd1 did_vdd n't_xx work_vvi ,_y then_rt --_zz</text:p>
          </table:table-cell>
        </table:table-row>
        <table:table-row table:style-name="ro4" table:visibility="filter">
          <table:table-cell office:value-type="float" office:value="727" calcext:value-type="float">
            <text:p>727</text:p>
          </table:table-cell>
          <table:table-cell table:style-name="ce71" office:value-type="string" calcext:value-type="string">
            <text:p><text:s text:c="2"/>you are half the man , as I said , you used to be . You 've lost a dramatic amount of @ @ @ @ @ @ @ @ @ @ a long time . And yeah , it</text:p>
          </table:table-cell>
          <table:table-cell table:style-name="ce73" office:value-type="string" calcext:value-type="string">
            <text:p><text:s/>was -- you know , kind of going back to what we were saying before , of just trying to live your life with a bit more respect for myself really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you_ppy are_vbr half_db the_at man_nn1 ,_y as_csa I_ppis1 said_vvd ,_y you_ppy used_vmk to_to be_vbi ._y You_ppy 've_vh0 lost_vvn a_at1 dramatic_jj amount_nn1 of_io @_ii @_ii @_ii @_ii @_ii @_ii @_ii @_ii @_ii @_ii a_at1 long_jj time_nnt1 ._y And_cc yeah_uh ,_y it_pph1</text:p>
          </table:table-cell>
          <table:table-cell office:value-type="string" calcext:value-type="string">
            <text:p><text:s/>was_vbdz --_zz you_ppy know_vv0 ,_y kind_nn1_rr21% of_io_rr22 going_vvg back_rp to_ii what_ddq we_ppis2 were_vbdr saying_vvg before_rt ,_y of_io just_rr trying_vvg to_to live_vvi your_appge life_nn1 with_iw a_rr21 bit_rr22 more_dar_rrr respect_nn1 for_if myself_ppx1 really_rr ._y</text:p>
          </table:table-cell>
        </table:table-row>
        <table:table-row table:style-name="ro4" table:visibility="filter">
          <table:table-cell office:value-type="float" office:value="728" calcext:value-type="float">
            <text:p>728</text:p>
          </table:table-cell>
          <table:table-cell table:style-name="ce71" office:value-type="string" calcext:value-type="string">
            <text:p><text:s/>v0@ before they even knew what immigrant meant . The Obama administration announced today it will stop deporting people younger than 30 who came to the United States before they</text:p>
          </table:table-cell>
          <table:table-cell table:style-name="ce73" office:value-type="string" calcext:value-type="string">
            <text:p><text:s/>turned 16 as long as they have clean records and were successful students or served in the military . Those young people can apply for a two-year deferral for deportation an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0@ before_cs they_pphs2 even_rr knew_vvd what_ddq immigrant_nn1 meant_vvd_vvn ._y The_at Obama_np1_nn1@ administration_nn1 announced_vvd_vvn today_rt it_pph1 will_vm stop_vvi deporting_vvg people_nn younger_jjr than_csn 30_mc who_pnqs came_vvd to_ii the_at United_np1 States_np1 before_cs they_pphs2</text:p>
          </table:table-cell>
          <table:table-cell office:value-type="string" calcext:value-type="string">
            <text:p><text:s/>turned_vvd 16_mc as_cs31 long_cs32 as_cs33 they_pphs2 have_vh0 clean_jj records_nn2 and_cc were_vbdr successful_jj students_nn2 or_cc served_vvd_vvn in_ii the_at military_jj_nn1@ ._y Those_dd2 young_jj people_nn can_vm apply_vvi for_if a_at1 two-year_jj deferral_nn1_jj for_if deportation_nn1 and_cc</text:p>
          </table:table-cell>
        </table:table-row>
        <table:table-row table:style-name="ro4" table:visibility="filter">
          <table:table-cell office:value-type="float" office:value="729" calcext:value-type="float">
            <text:p>729</text:p>
          </table:table-cell>
          <table:table-cell table:style-name="ce71" office:value-type="string" calcext:value-type="string">
            <text:p><text:s text:c="2"/>, that 's just not the case . There are enough laws on the books by Congress that are very clear in terms of how we have to enforce our immigration system</text:p>
          </table:table-cell>
          <table:table-cell table:style-name="ce73" office:value-type="string" calcext:value-type="string">
            <text:p><text:s/>, that for me to simply through executive order ignore those congressional mandates would not conform with my appropriate role as president . @(END-VIDEO-CLIP) @!COOPER: As we sai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_y that_dd1 's_vbz just_rr not_xx the_at case_nn1 ._y There_ex are_vbr enough_dd_rr laws_nn2 on_ii the_at books_nn2 by_ii Congress_nn1 that_cst are_vbr very_rg clear_jj_rr@ in_ii31 terms_ii32 of_ii33 how_rrq we_ppis2 have_vh0 to_to enforce_vvi our_appge immigration_nn1 system_nn1</text:p>
          </table:table-cell>
          <table:table-cell office:value-type="string" calcext:value-type="string">
            <text:p><text:s/>,_y that_dd1_cst for_if me_ppio1 to_to_ii simply_rr through_ii executive_nn1_jj@ order_nn1 ignore_vv0 those_dd2 congressional_jj mandates_nn2 would_vm not_xx conform_vvi with_iw my_appge appropriate_jj role_nn1 as_csa_ii@ president_nn1 ._y @(END-VIDEO-CLIP)_zzq @!COOPER:_zzc As_csa we_ppis2 said_vv</text:p>
          </table:table-cell>
        </table:table-row>
        <table:table-row table:style-name="ro4" table:visibility="filter">
          <table:table-cell office:value-type="float" office:value="730" calcext:value-type="float">
            <text:p>730</text:p>
          </table:table-cell>
          <table:table-cell table:style-name="ce71" office:value-type="string" calcext:value-type="string">
            <text:p><text:s/>jj correspondent John King . @(BEGIN-VIDEOTAPE0-# @!COOPER: Well , let us know what you think . We are on facebook . Of course , follow me on twitter right now , @andersoncooper</text:p>
          </table:table-cell>
          <table:table-cell table:style-name="ce73" office:value-type="string" calcext:value-type="string">
            <text:p><text:s/>. Jerry Sandusky 's lawyers , lay the ground say for their defense strategy including a diagnosis called history on a personality disorder . The judge is going to allow evidenc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jj correspondent_nn1 John_np1 King_nn1_np1@ ._y @(BEGIN-VIDEOTAPE0-#_zzq @!COOPER:_zzc Well_rr ,_y let_vv0 us_ppio2 know_vvi what_ddq you_ppy think_vv0 ._y We_ppis2 are_vbr on_ii facebook_nn1 ._y Of_rr21 course_rr22 ,_y follow_vv0 me_ppio1 on_ii twitter_nn1 right_rr_nn1 now_rt ,_y @andersoncooper_fo</text:p>
          </table:table-cell>
          <table:table-cell office:value-type="string" calcext:value-type="string">
            <text:p><text:s/>._y Jerry_np1 Sandusky_np1 's_ge lawyers_nn2 ,_y lay_vvd_vv0 the_at ground_nn1 say_vv0 for_if their_appge defense_nn1 strategy_nn1 including_ii a_at1 diagnosis_nn1 called_vvn_vvd@ history_nn1 on_ii a_at1 personality_nn1 disorder_nn1 ._y The_at judge_nn1 is_vbz going_vvgk to_to allow_vvi evidence_nn</text:p>
          </table:table-cell>
        </table:table-row>
        <table:table-row table:style-name="ro4" table:visibility="filter">
          <table:table-cell office:value-type="float" office:value="731" calcext:value-type="float">
            <text:p>731</text:p>
          </table:table-cell>
          <table:table-cell table:style-name="ce71" office:value-type="string" calcext:value-type="string">
            <text:p><text:s text:c="2"/>but frankly given these circumstances I do n't think it would either . You can play around with hypotheticals . What if it was 5 minutes later ? What if he did n't</text:p>
          </table:table-cell>
          <table:table-cell table:style-name="ce73" office:value-type="string" calcext:value-type="string">
            <text:p><text:s/>see it happening ? What if he just heard about it from the daughter ? That would be a different circumstance . But actually seeing your 5-year-old daughter , an attempted rap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ut_ccb frankly_rr given_vvn these_dd2 circumstances_nn2 I_ppis1 do_vd0 n't_xx think_vvi it_pph1 would_vm either_rr ._y You_ppy can_vm play_vvi around_rp with_iw hypotheticals_nn2 ._y What_ddq if_cs it_pph1 was_vbdz 5_mc minutes_nnt2 later_rrr ?_y What_ddq if_cs he_pphs1 did_vdd n't_xx</text:p>
          </table:table-cell>
          <table:table-cell office:value-type="string" calcext:value-type="string">
            <text:p><text:s/>see_vvi it_pph1 happening_vvg_nn1 ?_y What_ddq if_cs he_pphs1 just_rr heard_vvn_vvd about_ii it_pph1 from_ii the_at daughter_nn1 ?_y That_dd1 would_vm be_vbi a_at1 different_jj circumstance_nn1 ._y But_ccb actually_rr seeing_vvg your_appge 5-year-old_jj daughter_nn1 ,_y an_at1 attempted_jj rape_nn1</text:p>
          </table:table-cell>
        </table:table-row>
        <table:table-row table:style-name="ro4" table:visibility="filter">
          <table:table-cell office:value-type="float" office:value="732" calcext:value-type="float">
            <text:p>732</text:p>
          </table:table-cell>
          <table:table-cell table:style-name="ce71" office:value-type="string" calcext:value-type="string">
            <text:p><text:s text:c="2"/>been operated on by Dr. Jorden the day before , thought he was the greatest guy ever . A lot of patients seemed to say that , that he was a great guy ,</text:p>
          </table:table-cell>
          <table:table-cell table:style-name="ce73" office:value-type="string" calcext:value-type="string">
            <text:p><text:s/>gave them -- you know , even gave them his cell phone number . He was such a sweet guy , he gave me a hug . But obviously , there was a different sid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een_vbn operated_vvn on_rp@ by_ii Dr._nnb Jorden_np1 the_at day_nnt1 before_rt ,_y thought_vvd he_pphs1 was_vbdz the_at greatest_jjt guy_nn1 ever_rr ._y A_at1 lot_nn1 of_io patients_nn2 seemed_vvd to_to say_vvi that_dd1_cst ,_y that_cst he_pphs1 was_vbdz a_at1 great_jj guy_nn1 ,_y</text:p>
          </table:table-cell>
          <table:table-cell office:value-type="string" calcext:value-type="string">
            <text:p><text:s/>gave_vvd them_ppho2 --_zz you_ppy know_vv0 ,_y even_rr gave_vvd them_ppho2 his_appge cell_nn1 phone_nn1 number_nn1 ._y He_pphs1 was_vbdz such_da a_at1 sweet_jj guy_nn1 ,_y he_pphs1 gave_vvd me_ppio1 a_at1 hug_nn1 ._y But_ccb obviously_rr ,_y there_ex was_vbdz a_at1 different_jj side_</text:p>
          </table:table-cell>
        </table:table-row>
        <table:table-row table:style-name="ro4" table:visibility="filter">
          <table:table-cell office:value-type="float" office:value="733" calcext:value-type="float">
            <text:p>733</text:p>
          </table:table-cell>
          <table:table-cell table:style-name="ce71" office:value-type="string" calcext:value-type="string">
            <text:p><text:s text:c="2"/>do something if they find him . He 's a Green Beret with an automatic weapon . So that 's one of the reasons this is a tough search . It 's not just</text:p>
          </table:table-cell>
          <table:table-cell table:style-name="ce73" office:value-type="string" calcext:value-type="string">
            <text:p><text:s/>a deal with you just cut loose , everybody go look for this guy . You have got to be very systematic and make sure those people can defend themselves if the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do_vdi something_pn1 if_cs they_pphs2 find_vv0 him_ppho1 ._y He_pphs1 's_vbz a_at1 Green_jj Beret_nn1 with_iw an_at1 automatic_jj weapon_nn1 ._y So_rr that_dd1 's_vbz one_mc1 of_io the_at reasons_nn2 this_dd1 is_vbz a_at1 tough_jj search_nn1 ._y It_pph1 's_vbz not_xx just_rr</text:p>
          </table:table-cell>
          <table:table-cell office:value-type="string" calcext:value-type="string">
            <text:p><text:s/>a_at1 deal_nn1 with_iw you_ppy just_rr cut_vv0_vvn loose_jj_rr@ ,_y everybody_pn1 go_vv0 look_nn1_vv0 for_if this_dd1 guy_nn1 ._y You_ppy have_vh0 got_vvn to_to be_vbi very_rg systematic_jj and_cc make_vv0 sure_jj those_dd2 people_nn can_vm defend_vvi themselves_ppx2 if_cs they_</text:p>
          </table:table-cell>
        </table:table-row>
        <table:table-row table:style-name="ro4" table:visibility="filter">
          <table:table-cell office:value-type="float" office:value="734" calcext:value-type="float">
            <text:p>734</text:p>
          </table:table-cell>
          <table:table-cell table:style-name="ce71" office:value-type="string" calcext:value-type="string">
            <text:p><text:s/>!UNIDENTIFIED-MALE: She was shot multiple times in a hallway . @!UNIDENTIFIED-MALE: Jorden was a Green Beret with weapons training in the Army . @!UNIDENTIFIED-MALE: Friendliest guy you can</text:p>
          </table:table-cell>
          <table:table-cell table:style-name="ce73" office:value-type="string" calcext:value-type="string">
            <text:p><text:s/>imagine . @!UNIDENTIFIED-MALE: Homicide . @!UNIDENTIFIED-FEMAL: Screamed , Everybody get out the building now . @!UNIDENTIFIED-MALE: Homicide . @!UNIDENTIFIED-FEMAL: Suspected of killing his ... @(END-VIDEO-C</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UNIDENTIFIED-MALE:_zzc She_pphs1 was_vbdz shot_vvn multiple_jj times_nnt2 in_ii a_at1 hallway_nn1 ._y @!UNIDENTIFIED-MALE:_zzc Jorden_np1 was_vbdz a_at1 Green_jj Beret_nn1 with_iw weapons_nn2 training_vvg@_nn1 in_ii the_at Army_nn1 ._y @!UNIDENTIFIED-MALE:_zzc Friendliest_np1 guy_nn1 you_ppy can_vm</text:p>
          </table:table-cell>
          <table:table-cell office:value-type="string" calcext:value-type="string">
            <text:p><text:s/>imagine_vvi ._y @!UNIDENTIFIED-MALE:_zzc Homicide_nn1 ._y @!UNIDENTIFIED-FEMAL:_zzc Screamed_vvn_vvd ,_y Everybody_pn1 get_vv0 out_rp the_at building_nn1 now_rt ._y @!UNIDENTIFIED-MALE:_zzc Homicide_nn1 ._y @!UNIDENTIFIED-FEMAL:_zzc Suspected_jj_vvn of_io killing_vvg his_appge ..._... @(END-VIDEO-C</text:p>
          </table:table-cell>
        </table:table-row>
        <table:table-row table:style-name="ro4" table:visibility="filter">
          <table:table-cell office:value-type="float" office:value="735" calcext:value-type="float">
            <text:p>735</text:p>
          </table:table-cell>
          <table:table-cell table:style-name="ce71" office:value-type="string" calcext:value-type="string">
            <text:p><text:s/>l , a mom , now dead . Already we 're hearing defense rumblings that this was a voluntary manslaughter out of jealous rage . The trauma doctor accused in her deadly shooting</text:p>
          </table:table-cell>
          <table:table-cell table:style-name="ce73" office:value-type="string" calcext:value-type="string">
            <text:p><text:s/>was juggling six women that we know of at the time he guns her down . Let 's take a look at the map . Where is Dr. Timothy Jorden ? He '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l_nn1 ,_y a_at1 mom_nn1 ,_y now_rt dead_jj ._y Already_rr we_ppis2 're_vbr hearing_vvg defense_nn1 rumblings_nn2 that_cst this_dd1 was_vbdz a_at1 voluntary_jj manslaughter_nn1 out_ii21 of_ii22 jealous_jj rage_nn1 ._y The_at trauma_nn1 doctor_nn1 accused_vvn_vvd in_ii her_appge deadly_jj shooting_nn1</text:p>
          </table:table-cell>
          <table:table-cell office:value-type="string" calcext:value-type="string">
            <text:p><text:s/>was_vbdz juggling_vvg six_mc women_nn2 that_cst we_ppis2 know_vv0 of_io at_ii the_at time_nnt1 he_pphs1 guns_vvz her_ppho1 down_rp ._y Let_vm21 's_vm22 take_vvi a_at1 look_nn1 at_ii the_at map_nn1 ._y Where_rrq is_vbz Dr._nnb Timothy_np1 Jorden_np1 ?_y He_pphs1 's_vbz_vhz@</text:p>
          </table:table-cell>
        </table:table-row>
        <table:table-row table:style-name="ro4" table:visibility="filter">
          <table:table-cell office:value-type="float" office:value="736" calcext:value-type="float">
            <text:p>736</text:p>
          </table:table-cell>
          <table:table-cell table:style-name="ce71" office:value-type="string" calcext:value-type="string">
            <text:p><text:s text:c="2"/>point , you know , we are trying not to get too deep into the facts at this point . @!GRACE: I understand . I have one more question for you , Robert James</text:p>
          </table:table-cell>
          <table:table-cell table:style-name="ce73" office:value-type="string" calcext:value-type="string">
            <text:p><text:s/>, he district attorney , DeKalb County . Can I volunteer for jury duty ? Everybody , we 'll be right back with Robert James and to the story of the vodka bab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1 point_nn1 ,_y you_ppy know_vv0 ,_y we_ppis2 are_vbr trying_vvg not_xx to_to get_vvi too_rg deep_rr_jj into_ii the_at facts_nn2 at_ii this_dd1 point_nn1 ._y @!GRACE:_zzc I_ppis1 understand_vv0 ._y I_ppis1 have_vh0 one_mc1 more_dar question_nn1 for_if you_ppy ,_y Robert_np1 James_np1</text:p>
          </table:table-cell>
          <table:table-cell office:value-type="string" calcext:value-type="string">
            <text:p><text:s/>,_y he_pphs1 district_nn1 attorney_nn1 ,_y DeKalb_np1 County_nn1 ._y Can_vm_vv0% I_ppis1 volunteer_vvi for_if jury_nn1 duty_nn1 ?_y Everybody_pn1 ,_y we_ppis2 'll_vm be_vbi right_jj_rr back_nn1_rp with_iw Robert_np1 James_np1 and_cc to_ii the_at story_nn1 of_io the_at vodka_nn1 baby_nn1</text:p>
          </table:table-cell>
        </table:table-row>
        <table:table-row table:style-name="ro4" table:visibility="filter">
          <table:table-cell office:value-type="float" office:value="737" calcext:value-type="float">
            <text:p>737</text:p>
          </table:table-cell>
          <table:table-cell table:style-name="ce71" office:value-type="string" calcext:value-type="string">
            <text:p><text:s text:c="2"/>that 's a leading indicator . @!BURNETT: Of what 's going on -- there 's an amazing study up this week in a Hong Kong magazine . Ninety-one percent of the people</text:p>
          </table:table-cell>
          <table:table-cell table:style-name="ce73" office:value-type="string" calcext:value-type="string">
            <text:p><text:s/>who are serving in the Chinese Central Communist Party have family members living overseas . @!CHANG: You know -- @(CROSSTALK) @!BURNETT: I mean , I always try to say , well , wh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at_dd1 's_vbz a_at1 leading_jj indicator_nn1 ._y @!BURNETT:_zzc Of_io what_ddq 's_vbz going_vvg on_ii --_nn1_jj there_ex_rl 's_vbz an_at1 amazing_jj study_nn1 up_ii@_rp this_dd1 week_nnt1 in_ii a_at1 Hong_np1 Kong_np1 magazine_nn1 ._y Ninety-one_mc percent_nnu of_io the_at people_nn</text:p>
          </table:table-cell>
          <table:table-cell office:value-type="string" calcext:value-type="string">
            <text:p><text:s/>who_pnqs are_vbr serving_vvg in_ii the_at Chinese_jj Central_jj Communist_jj Party_nn1 have_vh0 family_nn1 members_nn2 living_vvg overseas_rl ._y @!CHANG:_zzc You_ppy know_vv0 --_zz @(CROSSTALK)_zzq @!BURNETT:_zzc I_ppis1 mean_vv0 ,_y I_ppis1 always_rr try_vv0 to_to say_vvi ,_y well_rr ,_y why_rrq</text:p>
          </table:table-cell>
        </table:table-row>
        <table:table-row table:style-name="ro4" table:visibility="filter">
          <table:table-cell office:value-type="float" office:value="738" calcext:value-type="float">
            <text:p>738</text:p>
          </table:table-cell>
          <table:table-cell table:style-name="ce71" office:value-type="string" calcext:value-type="string">
            <text:p><text:s text:c="2"/>act responsible , and , in fact , he did n't . That he knew the rules as it relates to guns . I mean , was it unfamiliar with how a gun operator and</text:p>
          </table:table-cell>
          <table:table-cell table:style-name="ce73" office:value-type="string" calcext:value-type="string">
            <text:p><text:s/>how it work . So it would somewhat gut the defense position that all this might have happened negligently in the course of the struggle , that he knew what he was doin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ct_vvi responsible_jj ,_y and_cc ,_y in_ii fact_nn1 ,_y he_pphs1 did_vdd n't_xx ._y That_cst he_pphs1 knew_vvd the_at rules_nn2 as_csa it_pph1 relates_vvz to_ii guns_nn2 ._y I_ppis1 mean_vv0 ,_y was_vbdz it_pph1 unfamiliar_jj with_iw how_rrq a_at1 gun_nn1 operator_nn1 and_cc</text:p>
          </table:table-cell>
          <table:table-cell office:value-type="string" calcext:value-type="string">
            <text:p><text:s/>how_rrq it_pph1 work_vv0_nn1 ._y So_rr it_pph1 would_vm somewhat_rr gut_vvi the_at defense_nn1 position_nn1 that_cst all_db this_dd1 might_vm have_vhi happened_vvn@ negligently_rr in_ii the_at course_nn1 of_io the_at struggle_nn1 ,_y that_cst he_pphs1 knew_vvd what_ddq he_pphs1 was_vbdz doing_</text:p>
          </table:table-cell>
        </table:table-row>
        <table:table-row table:style-name="ro4" table:visibility="filter">
          <table:table-cell office:value-type="float" office:value="739" calcext:value-type="float">
            <text:p>739</text:p>
          </table:table-cell>
          <table:table-cell table:style-name="ce71" office:value-type="string" calcext:value-type="string">
            <text:p><text:s text:c="2"/>come home recently from being away all winter and was just shocked and floored at the way that his home looked , because it was @ @ @ @ @ @ @ @ @ @ taken</text:p>
          </table:table-cell>
          <table:table-cell table:style-name="ce73" office:value-type="string" calcext:value-type="string">
            <text:p><text:s/>care of . Another -- the same neighbor -- excuse me , had told me that he always came home , whether it was morning or night , was wearing his scrubs .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come_vvn home_rl recently_rr from_ii being_vbg away_rl all_db winter_nnt1 and_cc was_vbdz just_rr shocked_jj_vvd_vvn@ and_cc floored_vvn_jj at_ii the_at way_nn1 that_cst his_appge home_nn1 looked_vvd_vvn ,_y because_cs it_pph1 was_vbdz @_ii @_ii @_ii @_ii @_ii @_ii @_ii @_ii @_ii @_ii taken_vvn</text:p>
          </table:table-cell>
          <table:table-cell office:value-type="string" calcext:value-type="string">
            <text:p><text:s/>care_nn1 of_io ._y Another_dd1 --_nn1_jj the_at same_da neighbor_nn1 --_nn1 excuse_vv0 me_ppio1 ,_y had_vhd told_vvn me_ppio1 that_cst he_pphs1 always_rr came_vvd home_rl ,_y whether_csw it_pph1 was_vbdz morning_nnt1 or_cc night_nnt1 ,_y was_vbdz wearing_vvg his_appge scrubs_nn2 ._y And_cc</text:p>
          </table:table-cell>
        </table:table-row>
        <table:table-row table:style-name="ro4" table:visibility="filter">
          <table:table-cell office:value-type="float" office:value="740" calcext:value-type="float">
            <text:p>740</text:p>
          </table:table-cell>
          <table:table-cell table:style-name="ce71" office:value-type="string" calcext:value-type="string">
            <text:p><text:s text:c="2"/>a man had done this to a young girl , do you think he would still be walking the streets now ? I do n't think so . And I think we 've</text:p>
          </table:table-cell>
          <table:table-cell table:style-name="ce73" office:value-type="string" calcext:value-type="string">
            <text:p><text:s/>seen it time and time again with women defendants in these types of sexual cases where they 're let off easy . And this is just another example of it . Of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 a_at1 man_nn1 had_vhd done_vdn this_dd1 to_ii a_at1 young_jj girl_nn1 ,_y do_vd0 you_ppy think_vvi he_pphs1 would_vm still_rr be_vbi walking_vvg the_at streets_nn2 now_rt ?_y I_ppis1 do_vd0 n't_xx think_vvi so_rr ._y And_cc I_ppis1 think_vv0 we_ppis2 've_vh0</text:p>
          </table:table-cell>
          <table:table-cell office:value-type="string" calcext:value-type="string">
            <text:p><text:s/>seen_vvn it_pph1 time_nnt1 and_cc time_nnt1 again_rt with_iw women_nn2 defendants_nn2 in_ii these_dd2 types_nn2 of_io sexual_jj cases_nn2 where_cs_rrq they_pphs2 're_vbr let_vvn@ off_ii_rp easy_jj_rr@ ._y And_cc this_dd1 is_vbz just_rr another_dd1 example_nn1 of_io it_pph1 ._y Of_</text:p>
          </table:table-cell>
        </table:table-row>
        <table:table-row table:style-name="ro4" table:visibility="filter">
          <table:table-cell office:value-type="float" office:value="741" calcext:value-type="float">
            <text:p>741</text:p>
          </table:table-cell>
          <table:table-cell table:style-name="ce71" office:value-type="string" calcext:value-type="string">
            <text:p><text:s text:c="2"/>and join me in signing this letter to Secretary Napolitano. @(END-VIDEO-CLIP) @!KING: Why no when that letter was sent two years ago , @ @ @ @ @ @ @ @ @ @ Jessica</text:p>
          </table:table-cell>
          <table:table-cell table:style-name="ce73" office:value-type="string" calcext:value-type="string">
            <text:p><text:s/>Yellin , is working her sources . Big policy shift that , forgive me , most people in town think is about politics . @!JESSICA-YELLIN-CN: And it is hard to disagree with th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p and_cc join_vvi me_ppio1 in_ii signing_vvg this_dd1 letter_nn1 to_ii Secretary_np1@_nn1 Napolitano._np1 @(END-VIDEO-CLIP)_zzq @!KING:_zzc Why_rrq no_at_rr% when_rrq_cs that_dd1 letter_nn1 was_vbdz sent_vvn two_mc years_nnt2 ago_ra ,_y @_ii @_ii @_ii @_ii @_ii @_ii @_ii @_ii @_ii @_ii Jessica_np1</text:p>
          </table:table-cell>
          <table:table-cell office:value-type="string" calcext:value-type="string">
            <text:p><text:s/>Yellin_np1 ,_y is_vbz working_vvg her_appge sources_nn2 ._y Big_jj policy_nn1 shift_vv0 that_cst_dd1 ,_y forgive_vv0 me_ppio1 ,_y most_dat people_nn in_ii town_nn1 think_vv0_nn1% is_vbz about_ii politics_nn1 ._y @!JESSICA-YELLIN-CN:_zzc And_cc it_pph1 is_vbz hard_jj to_to disagree_vvi with_iw that_</text:p>
          </table:table-cell>
        </table:table-row>
        <table:table-row table:style-name="ro4">
          <table:table-cell office:value-type="float" office:value="742" calcext:value-type="float">
            <text:p>742</text:p>
          </table:table-cell>
          <table:table-cell table:style-name="ce71" office:value-type="string" calcext:value-type="string">
            <text:p><text:s text:c="2"/>that 's why they can now focus on lightening up on this . Bottom line , though , right before an election , what they need to do is not just</text:p>
          </table:table-cell>
          <table:table-cell table:style-name="ce73" office:value-type="string" calcext:value-type="string">
            <text:p><text:s/>get the Latino vote , but ensure that Latinos turn out to vote , feel energized . As you know , the president promised immigration reform would be a top priority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cc that_dd1 's_vbz why_rrq they_pphs2 can_vm now_rt focus_vvi on_ii_rp@ lightening_vvg up_rp on_ii this_dd1 ._y Bottom_jj_nn1 line_nn1 ,_y though_cs_rr@ ,_y right_rr_nn1_jj before_ii_cs an_at1 election_nn1 ,_y what_ddq they_pphs2 need_vv0 to_to do_vdi is_vbz not_xx just_rr</text:p>
          </table:table-cell>
          <table:table-cell office:value-type="string" calcext:value-type="string">
            <text:p><text:s/>get_vv0 the_at Latino_nn1_np1 vote_nn1 ,_y but_ccb ensure_vv0 that_cst Latinos_nn2_np1 turn_vv0 out_rp to_to vote_vvi ,_y feel_vv0 energized_jj@_vvd_vvn@ ._y As_csa you_ppy know_vv0 ,_y the_at president_nn1 promised_vvd_vvn_jj@ immigration_nn1 reform_nn1 would_vm be_vbi a_at1 top_jj_nn1 priority_</text:p>
          </table:table-cell>
        </table:table-row>
        <table:table-row table:style-name="ro4" table:visibility="filter">
          <table:table-cell office:value-type="float" office:value="743" calcext:value-type="float">
            <text:p>743</text:p>
          </table:table-cell>
          <table:table-cell table:style-name="ce71" office:value-type="string" calcext:value-type="string">
            <text:p><text:s text:c="2"/>Ayotte was there today , Governor Pawlenty , the former governor of Minnesota , was there today . I think he continues on . Senator Rob Portman will be there in his home state</text:p>
          </table:table-cell>
          <table:table-cell table:style-name="ce73" office:value-type="string" calcext:value-type="string">
            <text:p><text:s/>of Ohio . Senator -- Representative Paul Ryan -- excuse me -- will be there in his home state of Wisconsin . Tell me , Senator Ayotte , why the lady in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yotte_np1 was_vbdz there_rl today_rt ,_y Governor_nnb Pawlenty_np1 ,_y the_at former_da governor_nn1 of_io Minnesota_np1 ,_y was_vbdz there_rl today_rt ._y I_ppis1 think_vv0 he_pphs1 continues_vvz on_rp@ ._y Senator_nnb Rob_np1 Portman_np1 will_vm be_vbi there_rl in_ii his_appge home_nn1 state_nn1</text:p>
          </table:table-cell>
          <table:table-cell office:value-type="string" calcext:value-type="string">
            <text:p><text:s/>of_io Ohio_np1 ._y Senator_nn1 --_nn1_jj Representative_nn1_jj Paul_np1 Ryan_np1 --_nn1 excuse_vv0 me_ppio1 --_nn1 will_vm be_vbi there_rl in_ii his_appge home_nn1 state_nn1 of_io Wisconsin_np1 ._y Tell_vv0 me_ppio1 ,_y Senator_nnb Ayotte_np1 ,_y why_rrq the_at lady_nn1 in_ii the_at</text:p>
          </table:table-cell>
        </table:table-row>
        <table:table-row table:style-name="ro4" table:visibility="filter">
          <table:table-cell office:value-type="float" office:value="744" calcext:value-type="float">
            <text:p>744</text:p>
          </table:table-cell>
          <table:table-cell table:style-name="ce71" office:value-type="string" calcext:value-type="string">
            <text:p><text:s/>judge rules on whether a pilot accused of goes berserk during a cross-country flight is competent to stand trial . @!KING: Welcome back . @(NEWS-BREAK) @!KING: In a moment :</text:p>
          </table:table-cell>
          <table:table-cell table:style-name="ce73" office:value-type="string" calcext:value-type="string">
            <text:p><text:s/>a Republican congressman from Florida and one from California react to today 's big change in immigration policy . And we will listen in . This is fascinating . A focus group</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judge_nn1 rules_nn2_vvz@ on_ii_rp@ whether_csw a_at1 pilot_nn1 accused_vvn_vvd of_io goes_nn2% berserk_vv0 during_ii a_at1 cross-country_jj flight_nn1 is_vbz competent_jj to_to stand_vvi trial_nn1 ._y @!KING:_zzc Welcome_vv0_jj back_rp_nn1 ._y @(NEWS-BREAK)_zzq @!KING:_zzc In_ii a_at1 moment_nn1 :_y</text:p>
          </table:table-cell>
          <table:table-cell office:value-type="string" calcext:value-type="string">
            <text:p><text:s/>a_at1 Republican_nn1_jj@ congressman_nn1 from_ii Florida_np1 and_cc one_pn1_mc1 from_ii California_np1 react_vv0 to_ii today_rt 's_ge_vbz big_jj change_nn1 in_ii immigration_nn1 policy_nn1 ._y And_cc we_ppis2 will_vm listen_vvi in_rp@ ._y This_dd1 is_vbz fascinating_jj ._y A_at1_zz1 focus_nn1 group</text:p>
          </table:table-cell>
        </table:table-row>
        <table:table-row table:style-name="ro4" table:visibility="filter">
          <table:table-cell office:value-type="float" office:value="745" calcext:value-type="float">
            <text:p>745</text:p>
          </table:table-cell>
          <table:table-cell table:style-name="ce71" office:value-type="string" calcext:value-type="string">
            <text:p><text:s text:c="2"/>watch this video , which I did today , I see only an upside for Governor Romney . If he 's undefined still but people have that impression , if only four of</text:p>
          </table:table-cell>
          <table:table-cell table:style-name="ce73" office:value-type="string" calcext:value-type="string">
            <text:p><text:s/>the ten who voted for the president last time do so this time , if Romney does a good job here on out , that 's why you say the president is in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ppy watch_vv0 this_dd1 video_nn1 ,_y which_ddq I_ppis1 did_vdd today_rt ,_y I_ppis1 see_vv0 only_rr an_at1 upside_nn1 for_if Governor_nnb Romney_np1 ._y If_cs he_pphs1 's_vbz undefined_jj still_rr_jj@_nn1% but_ccb people_nn have_vh0 that_dd1 impression_nn1 ,_y if_cs only_rr four_mc of_io</text:p>
          </table:table-cell>
          <table:table-cell office:value-type="string" calcext:value-type="string">
            <text:p><text:s/>the_at ten_mc who_pnqs voted_vvd for_if the_at president_nn1 last_md time_nnt1 do_vd0 so_rr this_dd1 time_nnt1 ,_y if_cs Romney_np1 does_vdz a_at1 good_jj job_nn1 here_rl on_ii_rp@ out_rp ,_y that_dd1 's_vbz why_rrq you_ppy say_vv0 the_at president_nn1 is_vbz in_</text:p>
          </table:table-cell>
        </table:table-row>
        <table:table-row table:style-name="ro4" table:visibility="filter">
          <table:table-cell office:value-type="float" office:value="746" calcext:value-type="float">
            <text:p>746</text:p>
          </table:table-cell>
          <table:table-cell table:style-name="ce71" office:value-type="string" calcext:value-type="string">
            <text:p><text:s/>a , is traveling with Romney in New Hampshire @ @ @ @ @ @ @ @ @ @ hours , make a statement . @!JIM-ACOSTA-CNN-CO: That 's right , Wolf . A senior Romney adviser</text:p>
          </table:table-cell>
          <table:table-cell table:style-name="ce73" office:value-type="string" calcext:value-type="string">
            <text:p><text:s/>told me earlier this afternoon they look at the president 's move on immigration as an attempt by the White House to pivot away from a bad couple of weeks o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_np1 ,_y is_vbz traveling_vvg with_iw Romney_np1_nn1@ in_ii New_np1 Hampshire_np1 @_ii @_ii @_ii @_ii @_ii @_ii @_ii @_ii @_ii @_ii hours_nnt2 ,_y make_vv0 a_at1 statement_nn1 ._y @!JIM-ACOSTA-CNN-CO:_zzc That_dd1 's_vbz right_jj ,_y Wolf_nn1_np1@ ._y A_at1_zz1 senior_jj Romney_nn1@_np1 adviser_nn1</text:p>
          </table:table-cell>
          <table:table-cell office:value-type="string" calcext:value-type="string">
            <text:p><text:s/>told_vvd me_ppio1 earlier_rrr this_dd1 afternoon_nnt1 they_pphs2 look_vv0 at_ii the_at president_nn1 's_ge move_nn1 on_ii immigration_nn1 as_ii_csa an_at1 attempt_nn1 by_ii the_at White_np1 House_nn1 to_to pivot_vvi away_ii21_rl from_ii22_ii a_at1 bad_jj couple_nn1 of_io weeks_nnt2 on_</text:p>
          </table:table-cell>
        </table:table-row>
        <table:table-row table:style-name="ro4">
          <table:table-cell office:value-type="float" office:value="747" calcext:value-type="float">
            <text:p>747</text:p>
          </table:table-cell>
          <table:table-cell table:style-name="ce71" office:value-type="string" calcext:value-type="string">
            <text:p><text:s text:c="2"/>couple of weeks on the economy . And it 's a change in immigration policy that Romney did not totally reject . @(BEGIN-VIDEOTAPE) @!ACOSTA-@1voice-ove: As he embarked on a carefully</text:p>
          </table:table-cell>
          <table:table-cell table:style-name="ce73" office:value-type="string" calcext:value-type="string">
            <text:p><text:s/>crafted bus tour through six battleground states , Mitt Romney found when it comes to driving the day 's agenda , sometimes it 's the man sitting in the White House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jj couple_nn1 of_io weeks_nnt2 on_ii the_at economy_nn1 ._y And_cc it_pph1 's_vbz a_at1 change_nn1 in_ii immigration_nn1 policy_nn1 that_cst Romney_np1 did_vdd not_xx totally_rr reject_vvi ._y @(BEGIN-VIDEOTAPE)_zzq @!ACOSTA-@1voice-ove:_zzc As_csa he_pphs1 embarked_vvd on_ii_rp@ a_at1 carefully_rr</text:p>
          </table:table-cell>
          <table:table-cell office:value-type="string" calcext:value-type="string">
            <text:p><text:s/>crafted_jj@_vvd bus_nn1 tour_nn1 through_ii six_mc battleground_nn1_vv0 states_nn2_vvz ,_y Mitt_np1 Romney_np1 found_vvd when_cs_rrq it_pph1 comes_vvz to_ii driving_vvg the_at day_nnt1 's_ge agenda_nn1 ,_y sometimes_rt it_pph1 's_vbz the_at man_nn1 sitting_vvg in_ii the_at White_np1 House_nn1</text:p>
          </table:table-cell>
        </table:table-row>
        <table:table-row table:style-name="ro4">
          <table:table-cell office:value-type="float" office:value="748" calcext:value-type="float">
            <text:p>748</text:p>
          </table:table-cell>
          <table:table-cell table:style-name="ce71" office:value-type="string" calcext:value-type="string">
            <text:p><text:s text:c="2"/>. " He 's also the Washington bureau chief for " Newsweek " and " The Daily Beast . " What did you think of that ? Was that reporter , Neil Munro , off base ?</text:p>
          </table:table-cell>
          <table:table-cell table:style-name="ce73" office:value-type="string" calcext:value-type="string">
            <text:p><text:s/>Should he -- was it -- you know , what did you think ? @!HOWARD-KURTZ-CNN-: Wolf , let 's not mince words . This was a monumental act of rudeness act by Neil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_y "_y He_pphs1 's_vbz also_rr the_at Washington_np1 bureau_nn1 chief_nn1 for_if "_y Newsweek_np1 "_y and_cc "_y The_at Daily_jj@_np1_nn1@ Beast_nn1 ._y "_y What_ddq did_vdd you_ppy think_vvi of_io that_dd1 ?_y Was_vbdz that_dd1 reporter_nn1 ,_y Neil_np1 Munro_np1 ,_y off_ii base_nn1 ?_y</text:p>
          </table:table-cell>
          <table:table-cell office:value-type="string" calcext:value-type="string">
            <text:p><text:s/>Should_vm he_pphs1 --_nn1_jj was_vbdz it_pph1 --_zz you_ppy know_vv0 ,_y what_ddq did_vdd you_ppy think_vvi ?_y @!HOWARD-KURTZ-CNN-:_zzc Wolf_nn1_np1@ ,_y let_vm21 's_vm22 not_xx mince_vvi words_nn2 ._y This_dd1 was_vbdz a_at1 monumental_jj act_nn1 of_io rudeness_nn1 act_nn1_vv0 by_ii Neil_</text:p>
          </table:table-cell>
        </table:table-row>
        <table:table-row table:style-name="ro4" table:visibility="filter">
          <table:table-cell office:value-type="float" office:value="749" calcext:value-type="float">
            <text:p>749</text:p>
          </table:table-cell>
          <table:table-cell table:style-name="ce71" office:value-type="string" calcext:value-type="string">
            <text:p><text:s text:c="2"/>the Washington bureau chief for " Newsweek " and " The Daily Beast . " What did you think of that ? Was that reporter , Neil Munro , off base ? Should he --</text:p>
          </table:table-cell>
          <table:table-cell table:style-name="ce73" office:value-type="string" calcext:value-type="string">
            <text:p><text:s/>was it -- you know , what did you think ? @!HOWARD-KURTZ-CNN-: Wolf , let 's not mince words . This was a monumental act of rudeness act by Neil Munro . And le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the_at Washington_np1 bureau_nn1 chief_nn1 for_if "_y Newsweek_np1 "_y and_cc "_y The_at Daily_jj@_np1_nn1@ Beast_nn1 ._y "_y What_ddq did_vdd you_ppy think_vvi of_io that_dd1 ?_y Was_vbdz that_dd1 reporter_nn1 ,_y Neil_np1 Munro_np1 ,_y off_ii base_nn1 ?_y Should_vm he_pphs1 --_nn1_jj</text:p>
          </table:table-cell>
          <table:table-cell office:value-type="string" calcext:value-type="string">
            <text:p><text:s/>was_vbdz it_pph1 --_zz you_ppy know_vv0 ,_y what_ddq did_vdd you_ppy think_vvi ?_y @!HOWARD-KURTZ-CNN-:_zzc Wolf_nn1_np1@ ,_y let_vm21 's_vm22 not_xx mince_vvi words_nn2 ._y This_dd1 was_vbdz a_at1 monumental_jj act_nn1 of_io rudeness_nn1 act_nn1_vv0 by_ii Neil_np1 Munro_np1 ._y And_cc let_</text:p>
          </table:table-cell>
        </table:table-row>
        <table:table-row table:style-name="ro4" table:visibility="filter">
          <table:table-cell office:value-type="float" office:value="750" calcext:value-type="float">
            <text:p>750</text:p>
          </table:table-cell>
          <table:table-cell table:style-name="ce71" office:value-type="string" calcext:value-type="string">
            <text:p><text:s/>day with President Obama. @!BLITZER: The only equating was that Obama @ @ @ @ @ @ @ @ @ @ these two reporters acted very , very differently . @!KURTZ: I would agree</text:p>
          </table:table-cell>
          <table:table-cell table:style-name="ce73" office:value-type="string" calcext:value-type="string">
            <text:p><text:s/>with that . And the president -- this president get it -- let it get under his skin . And he was certainly not expecting to be interrupted . And it took him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ay_rt with_iw President_nnb Obama._np1 @!BLITZER:_zzc The_at only_rr_jj equating_vvg was_vbdz that_cst_dd1 Obama_np1_nn1@ @_ii @_ii @_ii @_ii @_ii @_ii @_ii @_ii @_ii @_ii these_dd2 two_mc reporters_nn2 acted_vvd_vvn very_rg_jj@ ,_y very_rg differently_rr ._y @!KURTZ:_zzc I_ppis1 would_vm agree_vvi</text:p>
          </table:table-cell>
          <table:table-cell office:value-type="string" calcext:value-type="string">
            <text:p><text:s/>with_iw that_dd1 ._y And_cc the_at president_nn1 --_nn1 this_dd1 president_nn1 get_vv0 it_pph1 --_zz let_vv0 it_pph1 get_vvi under_ii_rp@ his_appge skin_nn1 ._y And_cc he_pphs1 was_vbdz certainly_rr not_xx expecting_vvg to_to be_vbi interrupted_vvn ._y And_cc it_pph1 took_vvd him_ppho1</text:p>
          </table:table-cell>
        </table:table-row>
        <table:table-row table:style-name="ro4">
          <table:table-cell office:value-type="float" office:value="751" calcext:value-type="float">
            <text:p>751</text:p>
          </table:table-cell>
          <table:table-cell table:style-name="ce71" office:value-type="string" calcext:value-type="string">
            <text:p><text:s/>rant a surprise when lunch finished on Wednesday , an unpaid tab . President Obama visited with service members and local barbers , but amidst all of the hubbub , the White House</text:p>
          </table:table-cell>
          <table:table-cell table:style-name="ce73" office:value-type="string" calcext:value-type="string">
            <text:p><text:s/>forgot to pay the $55 tab before leaving , though . Fortunately , they all settled it up a little later in the day . And that lunch , Wolf , was actually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rant_nn1 a_at1 surprise_nn1 when_cs_rrq lunch_nn1 finished_vvn_vvd on_ii Wednesday_npd1 ,_y an_at1 unpaid_jj tab_nn1 ._y President_nnb Obama_np1 visited_vvd with_iw service_nn1 members_nn2 and_cc local_jj barbers_nn2 ,_y but_ccb amidst_ii all_db of_io the_at hubbub_nn1 ,_y the_at White_np1 House_nn1</text:p>
          </table:table-cell>
          <table:table-cell office:value-type="string" calcext:value-type="string">
            <text:p><text:s/>forgot_vvd to_to pay_vvi the_at $55_nnu tab_nn1_vv0 before_ii leaving_vvg ,_y though_rr@ ._y Fortunately_rr ,_y they_pphs2 all_db_rr@ settled_vvd_vvn it_pph1 up_rp a_rr21 little_rr22 later_rrr_jjr in_ii the_at day_nnt1 ._y And_cc that_dd1 lunch_nn1 ,_y Wolf_nn1_np1@ ,_y was_vbdz actually_</text:p>
          </table:table-cell>
        </table:table-row>
        <table:table-row table:style-name="ro4" table:visibility="filter">
          <table:table-cell office:value-type="float" office:value="752" calcext:value-type="float">
            <text:p>752</text:p>
          </table:table-cell>
          <table:table-cell table:style-name="ce71" office:value-type="string" calcext:value-type="string">
            <text:p><text:s/>k about him and I 'll think about him as I 'm crossing over the falls for sure . @!CARROLL: Wallenda , like his forbearers , has always walked without a harness . But</text:p>
          </table:table-cell>
          <table:table-cell table:style-name="ce73" office:value-type="string" calcext:value-type="string">
            <text:p><text:s/>not this time . His sponsors are requiring he wear one for the Niagara walk . @(On-camera) : Why do n't you want to wear the harness ? I mean you 're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k_vv0 about_ii him_ppho1 and_cc I_ppis1 'll_vm think_vvi about_ii him_ppho1 as_csa I_ppis1 'm_vbm crossing_vvg over_ii_rp the_at falls_nn2 for_rr21 sure_rr22 ._y @!CARROLL:_zzc Wallenda_np1 ,_y like_ii his_appge forbearers_nn2 ,_y has_vhz always_rr walked_vvn without_iw a_at1 harness_nn1 ._y But_ccb</text:p>
          </table:table-cell>
          <table:table-cell office:value-type="string" calcext:value-type="string">
            <text:p><text:s/>not_xx this_dd1 time_nnt1 ._y His_appge sponsors_nn2 are_vbr requiring_vvg he_pphs1 wear_vv0 one_pn1_mc1 for_if the_at Niagara_np1_nn1@ walk_nn1_vv0 ._y @(On-camera)_zzq :_y Why_rrq do_vd0 n't_xx you_ppy want_vvi to_to wear_vvi the_at harness_nn1 ?_y I_ppis1 mean_vv0 you_ppy 're_vbr</text:p>
          </table:table-cell>
        </table:table-row>
        <table:table-row table:style-name="ro4" table:visibility="filter">
          <table:table-cell office:value-type="float" office:value="753" calcext:value-type="float">
            <text:p>753</text:p>
          </table:table-cell>
          <table:table-cell table:style-name="ce71" office:value-type="string" calcext:value-type="string">
            <text:p><text:s/>t recent parliamentary elections were invalid . We begin with a report from Jonathan Rugman of Independent Television News in Cairo . @!JONATHAN-RUG @ ! MAN : In the ballroom of</text:p>
          </table:table-cell>
          <table:table-cell table:style-name="ce73" office:value-type="string" calcext:value-type="string">
            <text:p><text:s/>a smart Cairo hotel , Egypt 's high society seem to be scenting victory . One of their own , Hosni Mubarak 's last prime minister , is running for president . Among thos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_dd1 recent_jj parliamentary_jj elections_nn2 were_vbdr invalid_jj_nn1 ._y We_ppis2 begin_vv0 with_iw a_at1 report_nn1 from_ii Jonathan_np1 Rugman_nn1_np1 of_io Independent_jj_np1_nn1 Television_nn1 News_nn1 in_ii Cairo_np1 ._y @!JONATHAN-RUG_zzc @_ii !_y MAN_nn1 :_y In_ii the_at ballroom_nn1 of_io</text:p>
          </table:table-cell>
          <table:table-cell office:value-type="string" calcext:value-type="string">
            <text:p><text:s/>a_at1 smart_jj Cairo_np1 hotel_nn1 ,_y Egypt_np1 's_ge high_jj society_nn1 seem_vv0 to_to be_vbi scenting_vvg_jj@ victory_nn1 ._y One_mc1 of_io their_appge own_da ,_y Hosni_np1 Mubarak_np1 's_ge last_md prime_jj minister_nn1 ,_y is_vbz running_vvg_jj for_if president_nn1 ._y Among_ii those_</text:p>
          </table:table-cell>
        </table:table-row>
        <table:table-row table:style-name="ro4" table:visibility="filter">
          <table:table-cell office:value-type="float" office:value="754" calcext:value-type="float">
            <text:p>754</text:p>
          </table:table-cell>
          <table:table-cell table:style-name="ce71" office:value-type="string" calcext:value-type="string">
            <text:p><text:s/>pphs1 worked with Mubarak , but is not Mubarak . He worked with Mubarak , but he is not Mubarak. @!JONATHAN-RUG @ ! MAN : That 's good enough ? @!MAN: @ @ @ @ @ @ @ @ @</text:p>
          </table:table-cell>
          <table:table-cell table:style-name="ce73" office:value-type="string" calcext:value-type="string">
            <text:p><text:s/>@ Professor Morsi and his long- banned Muslim Brotherhood represent the true majority of Egypt 's 90 million people . With Hosni Mubarak gone , Egyptians get to choose between two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pphs1 worked_vvd with_iw Mubarak_np1 ,_y but_ccb is_vbz not_xx Mubarak_np1 ._y He_pphs1 worked_vvd with_iw Mubarak_np1 ,_y but_ccb he_pphs1 is_vbz not_xx Mubarak._np1 @!JONATHAN-RUG_zzc @_ii !_y MAN_nn1 :_y That_dd1 's_vbz good_jj enough_rr ?_y @!MAN:_zzc @_ii @_ii @_ii @_ii @_ii @_ii @_ii @_ii @_ii</text:p>
          </table:table-cell>
          <table:table-cell office:value-type="string" calcext:value-type="string">
            <text:p><text:s/>@_ii Professor_nnb Morsi_np1 and_cc his_appge long-_jj_nn1 banned_jj_vvd_vvn Muslim_jj Brotherhood_nn1 represent_vv0 the_at true_jj majority_nn1 of_io Egypt_np1 's_ge 90_mc million_nno people_nn ._y With_iw Hosni_np1 Mubarak_np1 gone_vvn ,_y Egyptians_nn2 get_vv0 to_to choose_vvi between_ii two_mc</text:p>
          </table:table-cell>
        </table:table-row>
        <table:table-row table:style-name="ro4">
          <table:table-cell office:value-type="float" office:value="755" calcext:value-type="float">
            <text:p>755</text:p>
          </table:table-cell>
          <table:table-cell table:style-name="ce71" office:value-type="string" calcext:value-type="string">
            <text:p><text:s/>vd to pick the committee to write the constitution , the liberals felt that they were under-represented . And so , as a result , there was this just tremendous conflict . And there</text:p>
          </table:table-cell>
          <table:table-cell table:style-name="ce73" office:value-type="string" calcext:value-type="string">
            <text:p><text:s/>was some hope with the first round of the presidential election because the liberal candidate did pretty well , got almost 21 percent of the vote . And that should have indicated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vd to_to pick_vvi the_at committee_nn1 to_to write_vvi the_at constitution_nn1 ,_y the_at liberals_nn2 felt_vvd_vvn that_cst they_pphs2 were_vbdr under-represented_jj ._y And_cc so_rr ,_y as_ii a_at1 result_nn1 ,_y there_ex was_vbdz this_rg%_dd1 just_rr tremendous_jj conflict_nn1 ._y And_cc there_ex</text:p>
          </table:table-cell>
          <table:table-cell office:value-type="string" calcext:value-type="string">
            <text:p><text:s/>was_vbdz some_dd hope_nn1_vv0 with_iw the_at first_md round_nn1 of_io the_at presidential_jj election_nn1 because_cs the_at liberal_jj candidate_nn1 did_vdd pretty_rg well_rr ,_y got_vvd_vvn almost_rr 21_mc percent_nnu of_io the_at vote_nn1 ._y And_cc that_dd1_cst should_vm have_vhi indicated_</text:p>
          </table:table-cell>
        </table:table-row>
        <table:table-row table:style-name="ro4" table:visibility="filter">
          <table:table-cell office:value-type="float" office:value="756" calcext:value-type="float">
            <text:p>756</text:p>
          </table:table-cell>
          <table:table-cell table:style-name="ce71" office:value-type="string" calcext:value-type="string">
            <text:p><text:s text:c="2"/>to the Republican Convention . And an antitrust suit was dropped . I agree with Michael that it did work in the final analysis . But the consequence of it was , we</text:p>
          </table:table-cell>
          <table:table-cell table:style-name="ce73" office:value-type="string" calcext:value-type="string">
            <text:p><text:s/>changed the way we finance our @ @ @ @ @ @ @ @ @ @ was good for 32 years . I will pray we will return to something similar . @!JUDY-WOODRUFF: And as you just sai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p1 to_ii the_at Republican_nn1_jj@ Convention_nn1 ._y And_cc an_at1 antitrust_nn1 suit_nn1 was_vbdz dropped_vvn ._y I_ppis1 agree_vv0 with_iw Michael_np1 that_cst it_pph1 did_vdd work_vvi in_ii the_at final_jj_nn1 analysis_nn1 ._y But_ccb the_at consequence_nn1 of_io it_pph1 was_vbdz ,_y we_ppis2</text:p>
          </table:table-cell>
          <table:table-cell office:value-type="string" calcext:value-type="string">
            <text:p><text:s/>changed_vvd the_at way_nn1 we_ppis2 finance_vv0 our_appge @_ii @_ii @_ii @_ii @_ii @_ii @_ii @_ii @_ii @_ii was_vbdz good_jj for_if 32_mc years_nnt2 ._y I_ppis1 will_vm pray_vvi we_ppis2 will_vm return_vvi to_ii something_pn1 similar_jj ._y @!JUDY-WOODRUFF:_zzc And_cc as_csa you_ppy just_rr said_vv</text:p>
          </table:table-cell>
        </table:table-row>
        <table:table-row table:style-name="ro4" table:visibility="filter">
          <table:table-cell office:value-type="float" office:value="757" calcext:value-type="float">
            <text:p>757</text:p>
          </table:table-cell>
          <table:table-cell table:style-name="ce71" office:value-type="string" calcext:value-type="string">
            <text:p><text:s text:c="2"/>the Atlantic Council 's Center for the Middle East . She 's served at the State Department and on the National Security Council staff . And Dimitri Simes , president of the</text:p>
          </table:table-cell>
          <table:table-cell table:style-name="ce73" office:value-type="string" calcext:value-type="string">
            <text:p><text:s/>Center for the National Interest , a foreign policy think tank , he will join us in just a moment . Michele Dunne , let me start with you . What is going o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o the_at Atlantic_np1 Council_nn1 's_ge Center_nn1 for_if the_at Middle_jj East_nd1 ._y She_pphs1 's_vbz_vhz@ served_vvn at_ii the_at State_nn1 Department_nn1 and_cc on_ii the_at National_jj Security_nn1 Council_nn1 staff_nn ._y And_cc Dimitri_np1_jj Simes_np1_nn2 ,_y president_nn1 of_io the_at</text:p>
          </table:table-cell>
          <table:table-cell office:value-type="string" calcext:value-type="string">
            <text:p><text:s/>Center_nn1 for_if the_at National_jj Interest_nn1 ,_y a_at1 foreign_jj policy_nn1 think_vv0 tank_nn1 ,_y he_pphs1 will_vm join_vvi us_ppio2 in_rp@_ii just_rr a_at1 moment_nn1 ._y Michele_np1@ Dunne_np1 ,_y let_vv0 me_ppio1 start_nn1 with_iw you_ppy ._y What_ddq is_vbz going_vvg on_rp@_</text:p>
          </table:table-cell>
        </table:table-row>
        <table:table-row table:style-name="ro4" table:visibility="filter">
          <table:table-cell office:value-type="float" office:value="758" calcext:value-type="float">
            <text:p>758</text:p>
          </table:table-cell>
          <table:table-cell table:style-name="ce71" office:value-type="string" calcext:value-type="string">
            <text:p><text:s text:c="2"/>and the losses it was facing , including multibillion-dollar losses . It took Jamie Dimon and J.P . Morgan until May 10 to find that out . So , the real question</text:p>
          </table:table-cell>
          <table:table-cell table:style-name="ce73" office:value-type="string" calcext:value-type="string">
            <text:p><text:s/>is , is why did The Wall Street Journal know a month ahead of time more about what was happening inside @ @ @ @ @ @ @ @ @ @ , what do you think about that ?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vvg and_cc the_at losses_nn2 it_pph1 was_vbdz facing_vvg ,_y including_ii_vvg@ multibillion-dollar_jj_nnu1 losses_nn2 ._y It_pph1 took_vvd Jamie_np1 Dimon_np1_nn1 and_cc J.P_np1 ._y Morgan_np1 until_ii@_cs May_npm1 10_mc to_to find_vvi that_dd1 out_rp ._y So_rr ,_y the_at real_jj question_nn1</text:p>
          </table:table-cell>
          <table:table-cell office:value-type="string" calcext:value-type="string">
            <text:p><text:s/>is_vbz ,_y is_vbz why_rrq did_vdd The_at Wall_np1 Street_nnl1 Journal_nn1 know_vv0 a_at1 month_nnt1 ahead_ii21 of_ii22 time_nnt1 more_rrr about_ii what_ddq was_vbdz happening_vvg inside_ii @_ii @_ii @_ii @_ii @_ii @_ii @_ii @_ii @_ii @_ii ,_y what_ddq do_vd0 you_ppy think_vvi about_ii that_dd1 ?_</text:p>
          </table:table-cell>
        </table:table-row>
        <table:table-row table:style-name="ro4" table:visibility="filter">
          <table:table-cell office:value-type="float" office:value="759" calcext:value-type="float">
            <text:p>759</text:p>
          </table:table-cell>
          <table:table-cell table:style-name="ce71" office:value-type="string" calcext:value-type="string">
            <text:p><text:s text:c="2"/>We 're going to leave it here for now . But we thank you both , Jim Amoss , David Carr . @!DAVID-CARR: Pleasure to be with you . @!JIM-AMOSS: Nice being with you</text:p>
          </table:table-cell>
          <table:table-cell table:style-name="ce73" office:value-type="string" calcext:value-type="string">
            <text:p><text:s/>. Thanks . @!JEFFREY-BROWN: Finally tonight : How much do the most successful in our society deserve the fortune cookies that have come their way ? And how much of it is about 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e_ppis2 're_vbr going_vvgk to_to leave_vvi it_pph1 here_rl for_if now_rt ._y But_ccb we_ppis2 thank_vv0 you_ppy both_rr_db2 ,_y Jim_np1 Amoss_np1 ,_y David_np1 Carr_np1 ._y @!DAVID-CARR:_zzc Pleasure_nn1 to_to be_vbi with_iw you_ppy ._y @!JIM-AMOSS:_zzc Nice_rr@_jj being_vbg with_iw you_ppy</text:p>
          </table:table-cell>
          <table:table-cell office:value-type="string" calcext:value-type="string">
            <text:p><text:s/>._y Thanks_nn2 ._y @!JEFFREY-BROWN:_zzc Finally_rr tonight_rt :_y How_rgq@ much_da1 do_vd0 the_at most_rgt successful_jj in_ii our_appge society_nn1 deserve_vv0 the_at fortune_nn1 cookies_nn2 that_cst have_vh0 come_vvn their_appge way_nn1 ?_y And_cc how_rgq@ much_da1 of_io it_pph1 is_vbz about_ii l</text:p>
          </table:table-cell>
        </table:table-row>
        <table:table-row table:style-name="ro4" table:visibility="filter">
          <table:table-cell office:value-type="float" office:value="760" calcext:value-type="float">
            <text:p>760</text:p>
          </table:table-cell>
          <table:table-cell table:style-name="ce71" office:value-type="string" calcext:value-type="string">
            <text:p><text:s text:c="2"/>. They do n't pay taxes . They do n't -- they have no real organic relationship with the rest of the place , and they certainly do n't have a sense</text:p>
          </table:table-cell>
          <table:table-cell table:style-name="ce73" office:value-type="string" calcext:value-type="string">
            <text:p><text:s/>of noblesse oblige . It 's sort of winner take all . And that 's something I think we need to really fight hard to avoid here , because when we ge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n1 ._y They_pphs2 do_vd0 n't_xx pay_vvi taxes_nn2 ._y They_pphs2 do_vd0 n't_xx --_zz they_pphs2 have_vh0 no_at real_jj organic_jj relationship_nn1 with_iw the_at rest_nn1 of_io the_at place_nn1 ,_y and_cc they_pphs2 certainly_rr do_vd0 n't_xx have_vhi a_at1 sense_nn1</text:p>
          </table:table-cell>
          <table:table-cell office:value-type="string" calcext:value-type="string">
            <text:p><text:s/>of_io noblesse_nn121 oblige_nn122 ._y It_pph1 's_vbz sort_rr21@_nn1 of_rr22_io winner_nn1 take_vv0 all_db_rr@ ._y And_cc that_dd1 's_vbz something_pn1 I_ppis1 think_vv0 we_ppis2 need_vv0 to_to really_rr fight_vvi hard_rr_jj to_to avoid_vvi here_rl ,_y because_cs when_cs we_ppis2 get_</text:p>
          </table:table-cell>
        </table:table-row>
        <table:table-row table:style-name="ro4" table:visibility="filter">
          <table:table-cell office:value-type="float" office:value="761" calcext:value-type="float">
            <text:p>761</text:p>
          </table:table-cell>
          <table:table-cell table:style-name="ce71" office:value-type="string" calcext:value-type="string">
            <text:p><text:s text:c="2"/>see . @!PAUL-TAYLOR: Yes , housing really -- these numbers were as of 2010 . So you 're right . They 're 18 months old . Housing has not come off the floor . There</text:p>
          </table:table-cell>
          <table:table-cell table:style-name="ce73" office:value-type="string" calcext:value-type="string">
            <text:p><text:s/>was a little bit of I think increase in the first quarter of this year , but then it seemed to be back down again . So , again , we have no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ee_vv0 ._y @!PAUL-TAYLOR:_zzc Yes_uh ,_y housing_vvg really_rr --_zz these_dd2 numbers_nn2 were_vbdr as_ii21 of_ii22 2010_mc ._y So_rr you_ppy 're_vbr right_jj ._y They_pphs2 're_vbr 18_mc months_nnt2 old_jj ._y Housing_nn1 has_vhz not_xx come_vvn off_ii_rp the_at floor_nn1 ._y There_ex</text:p>
          </table:table-cell>
          <table:table-cell office:value-type="string" calcext:value-type="string">
            <text:p><text:s/>was_vbdz a_at1 little_jj bit_nn1 of_io I_ppis1 think_vv0 increase_nn1_vv0 in_ii the_at first_md quarter_nn1 of_io this_dd1 year_nnt1 ,_y but_ccb then_rt it_pph1 seemed_vvd to_to be_vbi back_rp_nn1 down_rp_ii@ again_rt ._y So_rr ,_y again_rt ,_y we_ppis2 have_vh0 not_</text:p>
          </table:table-cell>
        </table:table-row>
        <table:table-row table:style-name="ro4">
          <table:table-cell office:value-type="float" office:value="762" calcext:value-type="float">
            <text:p>762</text:p>
          </table:table-cell>
          <table:table-cell table:style-name="ce71" office:value-type="string" calcext:value-type="string">
            <text:p><text:s text:c="2"/>close at 2843 . A star witness testified today in the sex abuse trial of former Penn State assistant football coach Jerry Sandusky . Mike McQueary is himself a former Penn</text:p>
          </table:table-cell>
          <table:table-cell table:style-name="ce73" office:value-type="string" calcext:value-type="string">
            <text:p><text:s/>State assistant coach . He told of witnessing Sandusky molest a boy in 2001 . For more , we turn to Joel Achenbach of The Washington Post , who 's covering the trial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close_vvi at_ii 2843_mc ._y A_at1_zz1 star_nn1_jj@ witness_nn1 testified_vvd today_rt in_ii the_at sex_nn1 abuse_nn1 trial_nn1 of_io former_da Penn_np1 State_nn1 assistant_nn1_jj football_nn1 coach_nn1_vv0 Jerry_np1 Sandusky_np1 ._y Mike_np1 McQueary_np1 is_vbz himself_ppx1 a_at1 former_da Penn_np1</text:p>
          </table:table-cell>
          <table:table-cell office:value-type="string" calcext:value-type="string">
            <text:p><text:s/>State_nn1 assistant_nn1_jj coach_nn1 ._y He_pphs1 told_vvd of_io witnessing_vvg_nn1 Sandusky_np1 molest_vv0 a_at1 boy_nn1 in_ii 2001_mc ._y For_if more_dar_rrr ,_y we_ppis2 turn_vv0 to_ii Joel_np1 Achenbach_np1 of_io The_at Washington_np1 Post_nn1 ,_y who_pnqs 's_vbz covering_vvg the_at trial_</text:p>
          </table:table-cell>
        </table:table-row>
        <table:table-row table:style-name="ro4" table:visibility="filter">
          <table:table-cell office:value-type="float" office:value="763" calcext:value-type="float">
            <text:p>763</text:p>
          </table:table-cell>
          <table:table-cell table:style-name="ce71" office:value-type="string" calcext:value-type="string">
            <text:p><text:s text:c="2"/>it 's not just the fans from Cleveland . I think there 's a lot of casual sports fans who think this is someone who is a little -- has too much ego</text:p>
          </table:table-cell>
          <table:table-cell table:style-name="ce73" office:value-type="string" calcext:value-type="string">
            <text:p><text:s/>. He thinks too much of himself . He think it 's his championship for the taking and even though he has n't earned it yet . So they will be rooti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t_pph1 's_vbz not_xx just_rr the_at fans_nn2 from_ii Cleveland_np1 ._y I_ppis1 think_vv0 there_ex 's_vbz a_at1 lot_nn1 of_io casual_jj sports_nn2 fans_nn2 who_pnqs think_vv0 this_dd1 is_vbz someone_pn1 who_pnqs is_vbz a_at1 little_jj --_nn1 has_vhz too_rg much_da1 ego_nn1</text:p>
          </table:table-cell>
          <table:table-cell office:value-type="string" calcext:value-type="string">
            <text:p><text:s/>._y He_pphs1 thinks_vvz too_rg much_da1 of_io himself_ppx1 ._y He_pphs1 think_vv0 it_pph1 's_vbz his_appge championship_nn1 for_if the_at taking_nn1%_jj%_vvg and_cc even_cs21 though_cs22 he_pphs1 has_vhz n't_xx earned_vvn it_pph1 yet_rr ._y So_rr they_pphs2 will_vm be_vbi rooting_vvg</text:p>
          </table:table-cell>
        </table:table-row>
        <table:table-row table:style-name="ro4" table:visibility="filter">
          <table:table-cell office:value-type="float" office:value="764" calcext:value-type="float">
            <text:p>764</text:p>
          </table:table-cell>
          <table:table-cell table:style-name="ce71" office:value-type="string" calcext:value-type="string">
            <text:p><text:s text:c="2"/>three years . Wall Street rebounded on hopes for a new stimulus by the Fed . The Dow industrials gained more than 160 points . And a key witness testified that he</text:p>
          </table:table-cell>
          <table:table-cell table:style-name="ce73" office:value-type="string" calcext:value-type="string">
            <text:p><text:s/>saw former Penn State assistant football coach Jerry Sandusky molest a boy in 2001 . On our Web site , we examine the language of the presidential campaign . Hari Sreenivasan ha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g three_mc years_nnt2 ._y Wall_np1 Street_nnl1 rebounded_vvd on_ii_rp@ hopes_nn2 for_if a_at1 new_jj stimulus_nn1 by_ii the_at Fed_vvn_vvd ._y The_at Dow_np1 industrials_nn2 gained_vvd_vvn more_dar than_csn 160_mc points_nn2 ._y And_cc a_at1 key_jj witness_nn1 testified_vvd that_cst he_pphs1</text:p>
          </table:table-cell>
          <table:table-cell office:value-type="string" calcext:value-type="string">
            <text:p><text:s/>saw_vvd former_da Penn_np1 State_nn1 assistant_nn1_jj football_nn1 coach_nn1_vv0 Jerry_np1 Sandusky_np1 molest_vv0 a_at1 boy_nn1 in_ii 2001_mc ._y On_ii our_appge Web_nn1 site_nn1 ,_y we_ppis2 examine_vv0 the_at language_nn1 of_io the_at presidential_jj campaign_nn1 ._y Hari_np1 Sreenivasan_np1 has</text:p>
          </table:table-cell>
        </table:table-row>
        <table:table-row table:style-name="ro4" table:visibility="filter">
          <table:table-cell office:value-type="float" office:value="765" calcext:value-type="float">
            <text:p>765</text:p>
          </table:table-cell>
          <table:table-cell table:style-name="ce71" office:value-type="string" calcext:value-type="string">
            <text:p><text:s text:c="2"/>sounds simple . But where is the money really coming from ? And who is going to actually receive it , and , more importantly , the third part , on what terms ? Even</text:p>
          </table:table-cell>
          <table:table-cell table:style-name="ce73" office:value-type="string" calcext:value-type="string">
            <text:p><text:s/>today , we saw the finance minister of Spain basically say that this was very , very little in terms of conditionality , in terms of the terms . And at the sam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d1 sounds_vvz simple_jj ._y But_ccb where_rrq is_vbz the_at money_nn1 really_rr coming_vvg from_ii ?_y And_cc who_pnqs is_vbz going_vvg to_to actually_rr receive_vvi it_pph1 ,_y and_cc ,_y more_rgr importantly_rr ,_y the_at third_md part_nn1 ,_y on_ii what_ddq terms_nn2_vvz% ?_y Even_rr</text:p>
          </table:table-cell>
          <table:table-cell office:value-type="string" calcext:value-type="string">
            <text:p><text:s/>today_rt ,_y we_ppis2 saw_vvd the_at finance_nn1 minister_nn1 of_io Spain_np1 basically_rr say_vv0 that_cst this_dd1 was_vbdz very_rg_jj@ ,_y very_rg little_da1_rr in_ii31 terms_ii32 of_ii33 conditionality_nn1 ,_y in_ii31 terms_ii32 of_ii33 the_at terms_nn2 ._y And_cc at_ii the_at same_da</text:p>
          </table:table-cell>
        </table:table-row>
        <table:table-row table:style-name="ro4">
          <table:table-cell office:value-type="float" office:value="766" calcext:value-type="float">
            <text:p>766</text:p>
          </table:table-cell>
          <table:table-cell table:style-name="ce71" office:value-type="string" calcext:value-type="string">
            <text:p><text:s text:c="2"/>finance minister of Spain basically say that this was very , very little in terms of conditionality , in terms of the terms . And at the same time , an hour or</text:p>
          </table:table-cell>
          <table:table-cell table:style-name="ce73" office:value-type="string" calcext:value-type="string">
            <text:p><text:s/>two later , you heard the German finance minister say , uh-uh , we are looking for real conditionality that would be imposed by some combination of the European Central Bank ,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at finance_nn1 minister_nn1 of_io Spain_np1 basically_rr say_vv0 that_cst this_dd1 was_vbdz very_rg_jj@ ,_y very_rg little_da1_rr in_ii31 terms_ii32 of_ii33 conditionality_nn1 ,_y in_ii31 terms_ii32 of_ii33 the_at terms_nn2 ._y And_cc at_ii the_at same_da time_nnt1 ,_y an_at1 hour_nnt1 or_cc</text:p>
          </table:table-cell>
          <table:table-cell office:value-type="string" calcext:value-type="string">
            <text:p><text:s/>two_mc later_rrr_jjr ,_y you_ppy heard_vvd the_at German_jj_nn1 finance_nn1 minister_nn1 say_vv0 ,_y uh-uh_uh ,_y we_ppis2 are_vbr looking_vvg for_if real_jj conditionality_nn1 that_cst_dd1 would_vm be_vbi imposed_vvn by_ii some_dd combination_nn1 of_io the_at European_jj_nn1 Central_jj Bank_nn1 ,_</text:p>
          </table:table-cell>
        </table:table-row>
        <table:table-row table:style-name="ro4" table:visibility="filter">
          <table:table-cell office:value-type="float" office:value="767" calcext:value-type="float">
            <text:p>767</text:p>
          </table:table-cell>
          <table:table-cell table:style-name="ce71" office:value-type="string" calcext:value-type="string">
            <text:p><text:s/>t government is under threat . @!GWEN-IFILL: Indeed , Syrian helicopter gunships launched an aerial attack today on the rebel-held town of Rastan , north of Homs . Opposition groups</text:p>
          </table:table-cell>
          <table:table-cell table:style-name="ce73" office:value-type="string" calcext:value-type="string">
            <text:p><text:s/>said government forces face growing losses on the ground . So , they 're resorting to airstrikes instead . That comes amid reports that the rebels are stepping up attacks with anti-tank</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 government_nn1 is_vbz under_ii threat_nn1 ._y @!GWEN-IFILL:_zzc Indeed_rr ,_y Syrian_jj helicopter_nn1 gunships_nn2 launched_vvd_vvn an_at1 aerial_nn1_jj@ attack_nn1_vv0 today_rt on_ii the_at rebel-held_jj town_nn1 of_io Rastan_np1_nn1 ,_y north_nd1 of_io Homs_nn2_np1 ._y Opposition_nn1 groups_nn2</text:p>
          </table:table-cell>
          <table:table-cell office:value-type="string" calcext:value-type="string">
            <text:p><text:s/>said_vvd government_nn1 forces_nn2 face_vv0 growing_jj_vvg losses_nn2 on_ii the_at ground_nn1 ._y So_rr ,_y they_pphs2 're_vbr resorting_vvg to_ii airstrikes_nn2 instead_rr ._y That_dd1 comes_vvz amid_ii reports_nn2 that_cst the_at rebels_nn2 are_vbr stepping_vvg up_rp attacks_nn2 with_iw anti-tank</text:p>
          </table:table-cell>
        </table:table-row>
        <table:table-row table:style-name="ro4">
          <table:table-cell office:value-type="float" office:value="768" calcext:value-type="float">
            <text:p>768</text:p>
          </table:table-cell>
          <table:table-cell table:style-name="ce71" office:value-type="string" calcext:value-type="string">
            <text:p><text:s text:c="2"/>we wanted to see it for ourselves . What strikes you first is what you ca n't see , the people , gone almost an entire year . @!LEMON: All right . Thank you ,</text:p>
          </table:table-cell>
          <table:table-cell table:style-name="ce73" office:value-type="string" calcext:value-type="string">
            <text:p><text:s/>guys . So , what will Monday 's weather bring as you head into work ? Wet roads ? Icy roads ? Jacqui Jeras in the severe weather center with , @ @ @ @ @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we_ppis2 wanted_vvd to_to see_vvi it_pph1 for_if ourselves_ppx2 ._y What_ddq strikes_vvz you_ppy first_md is_vbz what_ddq you_ppy ca_vm n't_xx see_vvi ,_y the_at people_nn ,_y gone_vvn almost_rr an_at1 entire_jj year_nnt1 ._y @!LEMON:_zzc All_rr21 right_rr22 ._y Thank_vv0 you_ppy ,_y</text:p>
          </table:table-cell>
          <table:table-cell office:value-type="string" calcext:value-type="string">
            <text:p><text:s/>guys_nn2 ._y So_rr ,_y what_ddq will_vm_vv0%_nn1@ Monday_npd1 's_ge weather_nn1 bring_vv0 as_csa you_ppy head_vv0@ into_ii work_nn1 ?_y Wet_jj roads_nn2 ?_y Icy_jj roads_nn2 ?_y Jacqui_np1@_jj@ Jeras_np2_nn2@ in_ii the_at severe_jj weather_nn1 center_nn1 with_iw ,_y @_ii @_ii @_ii @_ii @_</text:p>
          </table:table-cell>
        </table:table-row>
        <table:table-row table:style-name="ro4" table:visibility="filter">
          <table:table-cell office:value-type="float" office:value="769" calcext:value-type="float">
            <text:p>769</text:p>
          </table:table-cell>
          <table:table-cell table:style-name="ce71" office:value-type="string" calcext:value-type="string">
            <text:p><text:s text:c="2"/>, Jr . for the first time at his memorial on the National Mall . Many were thrilled to hear that the National Park Service will change a phrase quote on that memorial .</text:p>
          </table:table-cell>
          <table:table-cell table:style-name="ce73" office:value-type="string" calcext:value-type="string">
            <text:p><text:s/>Critics felt the quote made the civil rights icon appear arrogant . King would have been 83 years old on Sunday . He was assassinated in Memphis in 1968 . That 's i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Jr_nna ._y for_if the_at first_md time_nnt1 at_ii his_appge memorial_nn1 on_ii the_at National_jj Mall_nn1 ._y Many_da2 were_vbdr thrilled_vvn to_to hear_vvi that_cst the_at National_jj Park_nn1 Service_nn1 will_vm change_vvi a_at1 phrase_nn1 quote_nn1_vv0 on_ii that_dd1 memorial_nn1 ._y</text:p>
          </table:table-cell>
          <table:table-cell office:value-type="string" calcext:value-type="string">
            <text:p><text:s/>Critics_nn2 felt_vvd the_at quote_nn1 made_vvd_vvn the_at civil_jj rights_nn2 icon_nn1 appear_vv0 arrogant_jj ._y King_nn1_np1@ would_vm have_vhi been_vbn 83_mc years_nnt2 old_jj on_ii Sunday_npd1 ._y He_pphs1 was_vbdz assassinated_vvn in_ii Memphis_np1 in_ii 1968_mc ._y That_dd1 's_vbz it_</text:p>
          </table:table-cell>
        </table:table-row>
        <table:table-row table:style-name="ro4" table:visibility="filter">
          <table:table-cell office:value-type="float" office:value="770" calcext:value-type="float">
            <text:p>770</text:p>
          </table:table-cell>
          <table:table-cell table:style-name="ce71" office:value-type="string" calcext:value-type="string">
            <text:p><text:s text:c="2"/>the mouth . I 'd be one man kissing another man right in his mouth . I 'm serious . @!MORGAN: A big thing for this man to do . @!HOWARD: What he</text:p>
          </table:table-cell>
          <table:table-cell table:style-name="ce73" office:value-type="string" calcext:value-type="string">
            <text:p><text:s/>lent himself to -- I mean this was a 23-year-old -- 23-year passion project . @!GOODING-JR.: That 's right . @!HOWARD: And then after making this film and taking it to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_at mouth_nn1 ._y I_ppis1 'd_vm be_vbi one_mc1 man_nn1 kissing_vvg_nn1 another_dd1 man_nn1 right_nn1_rr in_ii his_appge mouth_nn1 ._y I_ppis1 'm_vbm serious_jj ._y @!MORGAN:_zzc A_zz1_at1@ big_jj thing_nn1 for_if this_dd1 man_nn1 to_to do_vdi ._y @!HOWARD:_zzc What_ddq he_pphs1</text:p>
          </table:table-cell>
          <table:table-cell office:value-type="string" calcext:value-type="string">
            <text:p><text:s/>lent_vvd himself_ppx1 to_ii --_nn1_jj I_ppis1 mean_vv0 this_dd1 was_vbdz a_at1 23-year-old_jj --_zz 23-year_jj_nnt1 passion_nn1 project_nn1 ._y @!GOODING-JR.:_zzc That_dd1 's_vbz right_jj ._y @!HOWARD:_zzc And_cc then_rt after_ii making_vvg this_dd1 film_nn1 and_cc taking_vvg it_pph1 to_ii the_at</text:p>
          </table:table-cell>
        </table:table-row>
        <table:table-row table:style-name="ro4" table:visibility="filter">
          <table:table-cell office:value-type="float" office:value="771" calcext:value-type="float">
            <text:p>771</text:p>
          </table:table-cell>
          <table:table-cell table:style-name="ce71" office:value-type="string" calcext:value-type="string">
            <text:p><text:s text:c="2"/>of there , we also have the severe weather threat . A new watch has just been issued . A tornado watch that includes parts of Illinois into Kentucky , into Indiana as</text:p>
          </table:table-cell>
          <table:table-cell table:style-name="ce73" office:value-type="string" calcext:value-type="string">
            <text:p><text:s/>well . We 'll watch this severe weather situation unfold . Complete coverage coming up tonight at 10:00 Eastern . @!ANNOUNCER: We now return to CNN PRESENTS , with your hosts 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f_io there_rl ,_y we_ppis2 also_rr have_vh0 the_at severe_jj weather_nn1 threat_nn1 ._y A_at1_zz1 new_jj watch_nn1 has_vhz just_rr been_vbn issued_vvn ._y A_at1 tornado_nn1 watch_vv0_nn1 that_cst_dd1 includes_vvz parts_nn2 of_io Illinois_np1 into_ii Kentucky_np1 ,_y into_ii Indiana_np1 as_rr21</text:p>
          </table:table-cell>
          <table:table-cell office:value-type="string" calcext:value-type="string">
            <text:p><text:s/>well_rr22_rr ._y We_ppis2 'll_vm watch_vvi this_dd1 severe_jj weather_nn1 situation_nn1 unfold_vv0 ._y Complete_jj_vv0 coverage_nn1 coming_vvg up_rp tonight_rt at_ii 10:00_mc Eastern_jj ._y @!ANNOUNCER:_zzc We_ppis2 now_rt return_vv0 to_ii CNN_np1 PRESENTS_vvz_nn2 ,_y with_iw your_appge hosts_nn2 t</text:p>
          </table:table-cell>
        </table:table-row>
        <table:table-row table:style-name="ro4" table:visibility="filter">
          <table:table-cell office:value-type="float" office:value="772" calcext:value-type="float">
            <text:p>772</text:p>
          </table:table-cell>
          <table:table-cell table:style-name="ce71" office:value-type="string" calcext:value-type="string">
            <text:p><text:s text:c="2"/>would -- in the bedrock , would be just about reaching that school right now . So , Bob , who Caroline had mentioned , went to the school . He was stonewalled .</text:p>
          </table:table-cell>
          <table:table-cell table:style-name="ce73" office:value-type="string" calcext:value-type="string">
            <text:p><text:s/>Something he aid that he 's worked with Erin Brockovich @ @ @ @ @ @ @ @ @ @ has never happened to them . The school superintendent gave them a note with a st</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would_vm --_nn1_jj in_ii the_at bedrock_nn1 ,_y would_vm be_vbi just_rr21 about_rr22 reaching_vvg that_dd1_cst school_nn1 right_rr_nn1 now_rt ._y So_rr ,_y Bob_np1 ,_y who_pnqs Caroline_np1 had_vhd mentioned_vvn ,_y went_vvd to_ii the_at school_nn1 ._y He_pphs1 was_vbdz stonewalled_vvn@ ._y</text:p>
          </table:table-cell>
          <table:table-cell office:value-type="string" calcext:value-type="string">
            <text:p><text:s/>Something_pn1 he_pphs1 aid_vv0@_nn1 that_cst he_pphs1 's_vbz_vhz@ worked_vvn with_iw Erin_np1 Brockovich_np1 @_ii @_ii @_ii @_ii @_ii @_ii @_ii @_ii @_ii @_ii has_vhz never_rr happened_vvn to_ii@ them_ppho2 ._y The_at school_nn1 superintendent_nn1 gave_vvd them_ppho2 a_at1 note_nn1 with_iw a_at1 st</text:p>
          </table:table-cell>
        </table:table-row>
        <table:table-row table:style-name="ro4">
          <table:table-cell office:value-type="float" office:value="773" calcext:value-type="float">
            <text:p>773</text:p>
          </table:table-cell>
          <table:table-cell table:style-name="ce71" office:value-type="string" calcext:value-type="string">
            <text:p><text:s/>a start for this family . They are pushing their message with the @ @ @ @ @ @ @ @ @ @ going on Twitter . @!UNIDENTIFIED-FEMAL: I am Champion . @!HOWELL: And they even</text:p>
          </table:table-cell>
          <table:table-cell table:style-name="ce73" office:value-type="string" calcext:value-type="string">
            <text:p><text:s/>put together a video that they hope goes viral . @!UNIDENTIFIED-MALE: I am Champion . @!HOWELL: You feel like this makes a difference ? P. CHAMPION : Yes , I do , becaus</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a_at1 start_nn1 for_if this_dd1 family_nn1 ._y They_pphs2 are_vbr pushing_vvg their_appge message_nn1 with_iw the_at @_ii @_ii @_ii @_ii @_ii @_ii @_ii @_ii @_ii @_ii going_vvg on_ii Twitter_nn1 ._y @!UNIDENTIFIED-FEMAL:_zzc I_ppis1 am_vbm Champion_jj@_nn1 ._y @!HOWELL:_zzc And_cc they_pphs2 even_rr</text:p>
          </table:table-cell>
          <table:table-cell office:value-type="string" calcext:value-type="string">
            <text:p><text:s/>put_vvn_vv0_vvd together_rl a_at1 video_nn1 that_cst they_pphs2 hope_vv0 goes_vvz viral_jj ._y @!UNIDENTIFIED-MALE:_zzc I_ppis1 am_vbm Champion_jj@_nn1 ._y @!HOWELL:_zzc You_ppy feel_vv0 like_ii this_dd1 makes_vvz a_at1 difference_nn1 ?_y P._np1 CHAMPION_nn1 :_y Yes_uh ,_y I_ppis1 do_vd0 ,_y becaus</text:p>
          </table:table-cell>
        </table:table-row>
        <table:table-row table:style-name="ro4" table:visibility="filter">
          <table:table-cell office:value-type="float" office:value="774" calcext:value-type="float">
            <text:p>774</text:p>
          </table:table-cell>
          <table:table-cell table:style-name="ce71" office:value-type="string" calcext:value-type="string">
            <text:p><text:s text:c="2"/>actually seen both college and primary school students , all the way down to primary school in virtual classrooms . In fact , at our school , at Capital Prep , we have virtual</text:p>
          </table:table-cell>
          <table:table-cell table:style-name="ce73" office:value-type="string" calcext:value-type="string">
            <text:p><text:s/>classrooms . My two sons who attend Capital Prep actually do that . @!LEMON: So , the access for that . That 's great . But does it -- it does n't work for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ctually_rr seen_vvn both_rr college_nn1 and_cc primary_jj_nn1 school_nn1 students_nn2 ,_y all_db the_at way_nn1 down_rp to_ii primary_jj school_nn1 in_ii virtual_jj classrooms_nn2 ._y In_ii fact_nn1 ,_y at_ii our_appge school_nn1 ,_y at_ii Capital_nn1_jj@ Prep_nn1 ,_y we_ppis2 have_vh0 virtual_jj</text:p>
          </table:table-cell>
          <table:table-cell office:value-type="string" calcext:value-type="string">
            <text:p><text:s/>classrooms_nn2 ._y My_appge two_mc sons_nn2 who_pnqs attend_vv0 Capital_nn1_jj@ Prep_nn1 actually_rr do_vd0 that_dd1 ._y @!LEMON:_zzc So_rr ,_y the_at access_nn1 for_if that_dd1 ._y That_dd1 's_vbz great_jj ._y But_ccb does_vdz it_pph1 --_zz it_pph1 does_vdz n't_xx work_vvi for_</text:p>
          </table:table-cell>
        </table:table-row>
        <table:table-row table:style-name="ro4" table:visibility="filter">
          <table:table-cell office:value-type="float" office:value="775" calcext:value-type="float">
            <text:p>775</text:p>
          </table:table-cell>
          <table:table-cell table:style-name="ce71" office:value-type="string" calcext:value-type="string">
            <text:p><text:s/>n alternative flat tax -- @(APPLAUSE) @!GINGRICH: You know , I have proposed an alternative flat tax that people could fill out where you could either keep the current system --</text:p>
          </table:table-cell>
          <table:table-cell table:style-name="ce73" office:value-type="string" calcext:value-type="string">
            <text:p><text:s/>this is what they do in Hong Kong -- keep the current system with all of its deductions and all its paperwork , or you 'd have a single page @ @ @ @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_at1 alternative_jj flat_jj_nn1 tax_nn1 --_nn1_jj @(APPLAUSE)_zzq @!GINGRICH:_zzc You_ppy know_vv0 ,_y I_ppis1 have_vh0 proposed_vvn an_at1 alternative_jj flat_jj_nn1 tax_nn1 that_cst people_nn could_vm fill_vvi out_rp where_cs you_ppy could_vm either_rr keep_vvi the_at current_jj system_nn1 --_nn1</text:p>
          </table:table-cell>
          <table:table-cell office:value-type="string" calcext:value-type="string">
            <text:p><text:s/>this_dd1 is_vbz what_ddq they_pphs2 do_vd0 in_ii Hong_np1 Kong_np1 --_nn1 keep_vv0 the_at current_jj system_nn1 with_iw all_db of_io its_appge deductions_nn2 and_cc all_db its_appge paperwork_nn1 ,_y or_cc you_ppy 'd_vm have_vhi a_at1 single_jj page_nn1 @_ii @_ii @_ii @_ii @_ii @_</text:p>
          </table:table-cell>
        </table:table-row>
        <table:table-row table:style-name="ro4" table:visibility="filter">
          <table:table-cell office:value-type="float" office:value="776" calcext:value-type="float">
            <text:p>776</text:p>
          </table:table-cell>
          <table:table-cell table:style-name="ce71" office:value-type="string" calcext:value-type="string">
            <text:p><text:s text:c="2"/>of leveraging investment in space ? We @ @ @ @ @ @ @ @ @ @ to mismanage the program so well that in fact we have no lift vehicle . So you almost have to</text:p>
          </table:table-cell>
          <table:table-cell table:style-name="ce73" office:value-type="string" calcext:value-type="string">
            <text:p><text:s/>wonder , what does the Washington office of NASA do ? Does it sit around and think space ? @(LAUGHTER) @!GINGRICH: Does it contemplate that some day we could have a rocket ? My</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of_io leveraging_vvg_jj@ investment_nn1 in_ii space_nn1 ?_y We_ppis2 @_ii @_ii @_ii @_ii @_ii @_ii @_ii @_ii @_ii @_ii to_to mismanage_vvi the_at program_nn1 so_rg_rr well_rr that_cst_dd1 in_ii fact_nn1 we_ppis2 have_vh0 no_at lift_nn1 vehicle_nn1 ._y So_rr you_ppy almost_rr have_vh0 to_to</text:p>
          </table:table-cell>
          <table:table-cell office:value-type="string" calcext:value-type="string">
            <text:p><text:s/>wonder_vvi ,_y what_ddq does_vdz the_at Washington_np1 office_nn1 of_io NASA_np1 do_vd0 ?_y Does_vdz it_pph1 sit_vvi around_rp and_cc think_vvi space_nn1 ?_y @(LAUGHTER)_zzq @!GINGRICH:_zzc Does_vdz it_pph1 contemplate_vvi that_cst some_dd day_nnt1 we_ppis2 could_vm have_vhi a_at1 rocket_nn1 ?_y My</text:p>
          </table:table-cell>
        </table:table-row>
        <table:table-row table:style-name="ro4" table:visibility="filter">
          <table:table-cell office:value-type="float" office:value="777" calcext:value-type="float">
            <text:p>777</text:p>
          </table:table-cell>
          <table:table-cell table:style-name="ce71" office:value-type="string" calcext:value-type="string">
            <text:p><text:s text:c="2"/>. It does have enough @ @ @ @ @ @ @ @ @ @ regard to politics in Washington . @!BLITZER: Go ahead , quickly . @(APPLAUSE) @!SANTORUM: Well , look , we just listened to</text:p>
          </table:table-cell>
          <table:table-cell table:style-name="ce73" office:value-type="string" calcext:value-type="string">
            <text:p><text:s/>the president of the United States the other night completely ignore the biggest problem facing this country when it comes to our financial health . We 've been downgraded as a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_nn1 ._y It_pph1 does_vdz have_vhi enough_dd @_ii @_ii @_ii @_ii @_ii @_ii @_ii @_ii @_ii @_ii regard_nn1 to_ii politics_nn1 in_ii Washington_np1 ._y @!BLITZER:_zzc Go_vv0 ahead_rl ,_y quickly_rr ._y @(APPLAUSE)_zzq @!SANTORUM:_zzc Well_rr ,_y look_vv0_nn1 ,_y we_ppis2 just_rr listened_vvn_vvd to_ii</text:p>
          </table:table-cell>
          <table:table-cell office:value-type="string" calcext:value-type="string">
            <text:p><text:s/>the_at president_nn1 of_io the_at United_np1 States_np1 the_at other_jj night_nnt1 completely_rr ignore_vv0 the_at biggest_jjt problem_nn1 facing_vvg this_dd1 country_nn1 when_cs_rrq it_pph1 comes_vvz to_ii our_appge financial_jj health_nn1 ._y We_ppis2 've_vh0 been_vbn downgraded_vvn as_ii a_at1 -</text:p>
          </table:table-cell>
        </table:table-row>
        <table:table-row table:style-name="ro4" table:visibility="filter">
          <table:table-cell office:value-type="float" office:value="778" calcext:value-type="float">
            <text:p>778</text:p>
          </table:table-cell>
          <table:table-cell table:style-name="ce71" office:value-type="string" calcext:value-type="string">
            <text:p><text:s text:c="2"/>So we said , no more , no more free riders . We are insisting on personal responsibility . Either get the insurance or help pay for your care . And @ @ @ @</text:p>
          </table:table-cell>
          <table:table-cell table:style-name="ce73" office:value-type="string" calcext:value-type="string">
            <text:p><text:s/>@ @ @ @ @ @ everybody in Massachusetts have a requirement to buy health care ? @!ROMNEY: Everyone has a requirement to either buy it or pay the state for the cost of providing</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o_rr we_ppis2 said_vvd ,_y no_at_rr% more_rrr_dar ,_y no_at more_rgr free_jj riders_nn2 ._y We_ppis2 are_vbr insisting_vvg on_ii_rp@ personal_jj responsibility_nn1 ._y Either_rr get_vv0 the_at insurance_nn1 or_cc help_vv0_nn1 pay_vvi for_if your_appge care_nn1 ._y And_cc @_ii @_ii @_ii @_ii</text:p>
          </table:table-cell>
          <table:table-cell office:value-type="string" calcext:value-type="string">
            <text:p><text:s/>@_ii @_ii @_ii @_ii @_ii @_ii everybody_pn1 in_ii Massachusetts_np1 have_vh0 a_at1 requirement_nn1 to_to buy_vvi health_nn1 care_nn1_vv0 ?_y @!ROMNEY:_zzc Everyone_pn1 has_vhz a_at1 requirement_nn1 to_to either_rr buy_vvi it_pph1 or_cc pay_vv0 the_at state_nn1 for_if the_at cost_nn1 of_io providing</text:p>
          </table:table-cell>
        </table:table-row>
        <table:table-row table:style-name="ro4" table:visibility="filter">
          <table:table-cell office:value-type="float" office:value="779" calcext:value-type="float">
            <text:p>779</text:p>
          </table:table-cell>
          <table:table-cell table:style-name="ce71" office:value-type="string" calcext:value-type="string">
            <text:p><text:s/>@ why ? Because the base of his party , the ones that are always the ones -- not the base -- the swing vote in his party , the ones that Ronald Reagan</text:p>
          </table:table-cell>
          <table:table-cell table:style-name="ce73" office:value-type="string" calcext:value-type="string">
            <text:p><text:s/>was able to get -- we call them Reagan Democrats up in Pennsylvania . Those are the blue-collar working people of America who know that this president has left them behin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why_rrq ?_y Because_cs the_at base_nn1 of_io his_appge party_nn1 ,_y the_at ones_nn2 that_cst are_vbr always_rr the_at ones_nn2 --_nn1_jj not_xx the_at base_nn1 --_nn1 the_at swing_nn1 vote_nn1_vv0 in_ii his_appge party_nn1 ,_y the_at ones_nn2 that_cst Ronald_np1 Reagan_np1</text:p>
          </table:table-cell>
          <table:table-cell office:value-type="string" calcext:value-type="string">
            <text:p><text:s/>was_vbdz able_jk to_to get_vvi --_nn1_jj we_ppis2 call_vv0 them_ppho2 Reagan_np1 Democrats_nn2 up_rp in_ii Pennsylvania_np1 ._y Those_dd2 are_vbr the_at blue-collar_jj working_jj@_vvg people_nn of_io America_np1 who_pnqs know_vv0 that_cst this_dd1 president_nn1 has_vhz left_vvn them_ppho2 behind_rl</text:p>
          </table:table-cell>
        </table:table-row>
        <table:table-row table:style-name="ro4" table:visibility="filter">
          <table:table-cell office:value-type="float" office:value="780" calcext:value-type="float">
            <text:p>780</text:p>
          </table:table-cell>
          <table:table-cell table:style-name="ce71" office:value-type="string" calcext:value-type="string">
            <text:p><text:s text:c="2"/>of people turn out for a welcome home parade to honor Iraq war veterans . Organizers say this is the country 's first major homecoming parade . One of the organizers said</text:p>
          </table:table-cell>
          <table:table-cell table:style-name="ce73" office:value-type="string" calcext:value-type="string">
            <text:p><text:s/>he did n't want to wait around for someone else do it , for the government to do it . So he and others planned the entire thing . People @ @ @ @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f_io people_nn turn_vv0 out_rp for_if a_at1 welcome_jj_nn1 home_nn1 parade_nn1_vv0@ to_to honor_vvi Iraq_np1 war_nn1 veterans_nn2 ._y Organizers_nn2 say_vv0 this_dd1 is_vbz the_at country_nn1 's_ge first_md major_jj homecoming_jj_nn1 parade_nn1 ._y One_mc1 of_io the_at organizers_nn2 said_vvd</text:p>
          </table:table-cell>
          <table:table-cell office:value-type="string" calcext:value-type="string">
            <text:p><text:s/>he_pphs1 did_vdd n't_xx want_vvi to_to wait_vvi around_rp for_if someone_pn1 else_rr do_vd0 it_pph1 ,_y for_if the_at government_nn1 to_to do_vdi it_pph1 ._y So_rr he_pphs1 and_cc others_nn2 planned_vvd_vvn the_at entire_jj thing_nn1 ._y People_nn @_ii @_ii @_ii @_ii @_ii @_</text:p>
          </table:table-cell>
        </table:table-row>
        <table:table-row table:style-name="ro4" table:visibility="filter">
          <table:table-cell office:value-type="float" office:value="781" calcext:value-type="float">
            <text:p>781</text:p>
          </table:table-cell>
          <table:table-cell table:style-name="ce71" office:value-type="string" calcext:value-type="string">
            <text:p><text:s/>ROMNEY: I know some hate the idea of these for-profit universities like University of Phoenix and Full Sale and others . I like the competition . @!TUCHMAN: But once again , he</text:p>
          </table:table-cell>
          <table:table-cell table:style-name="ce73" office:value-type="string" calcext:value-type="string">
            <text:p><text:s/>mentioned Full Sale that all agree Mitt Romney has sure taken a liking to . @(END-VIDEOTAPE) @!TUCHMAN: Full Sale University does tell us that back in 2008 one of their top</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OMNEY:_zzc I_ppis1 know_vv0 some_dd hate_vv0_nn1 the_at idea_nn1 of_io these_dd2 for-profit_jj universities_nn2 like_ii University_nn1 of_io Phoenix_np1 and_cc Full_jj Sale_nn1 and_cc others_nn2 ._y I_ppis1 like_vv0 the_at competition_nn1 ._y @!TUCHMAN:_zzc But_ccb once_rr21 again_rr22 ,_y he_pphs1</text:p>
          </table:table-cell>
          <table:table-cell office:value-type="string" calcext:value-type="string">
            <text:p><text:s/>mentioned_vvd Full_jj Sale_nn1 that_cst all_db agree_vv0 Mitt_np1 Romney_np1 has_vhz sure_rr% taken_vvn a_at1 liking_nn1@ to_to ._y @(END-VIDEOTAPE)_zzq @!TUCHMAN:_zzc Full_jj Sale_nn1 University_nn1 does_vdz tell_vvi us_ppio2 that_dd1_cst back_nn1_rp in_ii 2008_mc one_mc1 of_io their_appge top_jj_</text:p>
          </table:table-cell>
        </table:table-row>
        <table:table-row table:style-name="ro4" table:visibility="filter">
          <table:table-cell office:value-type="float" office:value="782" calcext:value-type="float">
            <text:p>782</text:p>
          </table:table-cell>
          <table:table-cell table:style-name="ce71" office:value-type="string" calcext:value-type="string">
            <text:p><text:s text:c="2"/>want to ask you , you know , last week at this time , you had Newt Gingrich won the South Carolina @ @ @ @ @ @ @ @ @ @ to slowed down a bit</text:p>
          </table:table-cell>
          <table:table-cell table:style-name="ce73" office:value-type="string" calcext:value-type="string">
            <text:p><text:s/>. I mean how important is it that Gingrich have a good showing and perhaps win the Florida primary , if he loses , what happens ? @!NAVARRO: The one thing that </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ppis1 want_vv0 to_to ask_vvi you_ppy ,_y you_ppy know_vv0 ,_y last_md week_nnt1 at_ii this_dd1 time_nnt1 ,_y you_ppy had_vhd Newt_np1 Gingrich_np1 won_vvd the_at South_np1 Carolina_np1 @_ii @_ii @_ii @_ii @_ii @_ii @_ii @_ii @_ii @_ii to_ii slowed_vvd_vvn down_rp a_rr21_at1 bit_rr22_nn1</text:p>
          </table:table-cell>
          <table:table-cell office:value-type="string" calcext:value-type="string">
            <text:p><text:s/>._y I_ppis1 mean_vv0 how_rgq@_rrq important_jj is_vbz it_pph1 that_cst Gingrich_np1 have_vh0 a_at1 good_jj showing_nn1@_vvg and_cc perhaps_rr win_vv0 the_at Florida_np1 primary_nn1_jj ,_y if_cs he_pphs1 loses_vvz ,_y what_ddq happens_vvz ?_y @!NAVARRO:_zzc The_at one_mc1 thing_nn1 that_cst_dd1</text:p>
          </table:table-cell>
        </table:table-row>
        <table:table-row table:style-name="ro4" table:visibility="filter">
          <table:table-cell office:value-type="float" office:value="783" calcext:value-type="float">
            <text:p>783</text:p>
          </table:table-cell>
          <table:table-cell table:style-name="ce71" office:value-type="string" calcext:value-type="string">
            <text:p><text:s/>appge boyfriend apparently upset confronted Kelly 's police commissioner father at public event and accused his son of quote " ruining his girlfriend 's life . " Kelly 's attorney</text:p>
          </table:table-cell>
          <table:table-cell table:style-name="ce73" office:value-type="string" calcext:value-type="string">
            <text:p><text:s/>says he client quote " strengthously denies wrong it doing " and know the investigation will prove his innocence . One way or the other , the investigation will prove whether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ppge boyfriend_nn1 apparently_rr upset_vvn_jj_vv0 confronted_vvd_vvn Kelly_np1 's_ge police_nn2 commissioner_nn1 father_nn1 at_ii public_jj_nn1 event_nn1 and_cc accused_vvd his_appge son_nn1 of_io quote_nn1 "_y ruining_vvg his_appge girlfriend_nn1 's_ge life_nn1 ._y "_y Kelly_np1 's_ge attorney_nn1</text:p>
          </table:table-cell>
          <table:table-cell office:value-type="string" calcext:value-type="string">
            <text:p><text:s/>says_vvz he_pphs1 client_nn1 quote_nn1_vv0 "_y strengthously_rr denies_vvz wrong_rr@_jj it_pph1 doing_vdg "_y and_cc know_vv0 the_at investigation_nn1 will_vm prove_vvi his_appge innocence_nn1 ._y One_mc1 way_nn1 or_cc the_at other_jj_nn1@ ,_y the_at investigation_nn1 will_vm prove_vvi whether_csw</text:p>
          </table:table-cell>
        </table:table-row>
        <table:table-row table:style-name="ro4" table:visibility="filter">
          <table:table-cell office:value-type="float" office:value="784" calcext:value-type="float">
            <text:p>784</text:p>
          </table:table-cell>
          <table:table-cell table:style-name="ce71" office:value-type="string" calcext:value-type="string">
            <text:p><text:s text:c="2"/>Florida A&amp;amp;M , is not participating in the battle of the bands going on right now . The university is not allowed to compete by Robert 's murder investigation is ongoing</text:p>
          </table:table-cell>
          <table:table-cell table:style-name="ce73" office:value-type="string" calcext:value-type="string">
            <text:p><text:s/>. Well , a very cute case of monkey see , monkey does . That will be next on viral video rewind . But first , Don Lemon has a look of what '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Florida_np1 A&amp;amp;M_fo ,_y is_vbz not_xx participating_vvg in_ii the_at battle_nn1 of_io the_at bands_nn2 going_vvg on_rp@_ii right_rr_nn1_jj now_rt ._y The_at university_nn1 is_vbz not_xx allowed_vvn to_to compete_vvi by_ii Robert_np1 's_ge murder_nn1 investigation_nn1 is_vbz ongoing_jj</text:p>
          </table:table-cell>
          <table:table-cell office:value-type="string" calcext:value-type="string">
            <text:p><text:s/>._y Well_rr ,_y a_at1 very_rg cute_jj case_nn1 of_io monkey_nn1 see_vv0 ,_y monkey_nn1 does_vdz ._y That_dd1 will_vm be_vbi next_md on_ii viral_jj video_nn1 rewind_nn1@_vv0 ._y But_ccb first_md ,_y Don_np1_nn1 Lemon_nn1 has_vhz a_at1 look_nn1 of_io what_ddq 's_vbz</text:p>
          </table:table-cell>
        </table:table-row>
        <table:table-row table:style-name="ro4" table:visibility="filter">
          <table:table-cell office:value-type="float" office:value="785" calcext:value-type="float">
            <text:p>785</text:p>
          </table:table-cell>
          <table:table-cell table:style-name="ce71" office:value-type="string" calcext:value-type="string">
            <text:p><text:s/>better place . @!AARON-JACKSON-CNN: Today we 've de-wormed estimated maybe a little over 100 people . @!WILSON: It 's been great to be able to help out there with Aaron Jackson and</text:p>
          </table:table-cell>
          <table:table-cell table:style-name="ce73" office:value-type="string" calcext:value-type="string">
            <text:p><text:s/>planting peace by doing some fund-raisers . I kind introduce him to people and help raise @ @ @ @ @ @ @ @ @ @ moving . He 's the amazing guy who 's doing all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better_jjr place_nn1 ._y @!AARON-JACKSON-CNN:_zzc Today_rt we_ppis2 've_vh0 de-wormed_vvn estimated_vvn_vvd maybe_rr a_rr21 little_rr22 over_ii 100_mc people_nn ._y @!WILSON:_zzc It_pph1 's_vhz been_vbn great_jj to_to be_vbi able_jk to_to help_vvi out_rp there_rl with_iw Aaron_np1 Jackson_np1 and_cc</text:p>
          </table:table-cell>
          <table:table-cell office:value-type="string" calcext:value-type="string">
            <text:p><text:s/>planting_vvg_nn1 peace_nn1 by_ii doing_vdg some_dd fund-raisers_nn2 ._y I_mc1@ kind_nn1 introduce_vv0 him_ppho1 to_ii people_nn and_cc help_vv0_nn1 raise_vvi @_ii @_ii @_ii @_ii @_ii @_ii @_ii @_ii @_ii @_ii moving_vvg_jj@ ._y He_pphs1 's_vbz the_at amazing_jj guy_nn1 who_pnqs 's_vbz doing_vdg all_</text:p>
          </table:table-cell>
        </table:table-row>
        <table:table-row table:style-name="ro4" table:visibility="filter">
          <table:table-cell office:value-type="float" office:value="786" calcext:value-type="float">
            <text:p>786</text:p>
          </table:table-cell>
          <table:table-cell table:style-name="ce71" office:value-type="string" calcext:value-type="string">
            <text:p><text:s text:c="2"/>to help the world . @(END-VIDEOTAPE) @!TUCHMAN: That 's Rainn Wilson . Do you know someone who is making a big difference in the lives of others ? Go to CNNheroes.com now and</text:p>
          </table:table-cell>
          <table:table-cell table:style-name="ce73" office:value-type="string" calcext:value-type="string">
            <text:p><text:s/>tell us about that . Monkey see , monkey do , Jacqui , right ? We are going -- viral video . We 're going to show some cute twin babies as the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dar to_to help_vvi the_at world_nn1 ._y @(END-VIDEOTAPE)_zzq @!TUCHMAN:_zzc That_dd1 's_vbz Rainn_np1 Wilson_np1 ._y Do_vd0 you_ppy know_vvi someone_pn1 who_pnqs is_vbz making_vvg a_at1 big_jj difference_nn1 in_ii the_at lives_nn2 of_io others_nn2 ?_y Go_vv0 to_ii CNNheroes.com_np1 now_rt and_cc</text:p>
          </table:table-cell>
          <table:table-cell office:value-type="string" calcext:value-type="string">
            <text:p><text:s/>tell_vv0 us_ppio2 about_ii that_dd1 ._y Monkey_nn1 see_vv0 ,_y monkey_nn1 do_vd0 ,_y Jacqui_np1_nn1 ,_y right_rr_nn1_jj ?_y We_ppis2 are_vbr going_vvg --_zz viral_jj video_nn1 ._y We_ppis2 're_vbr going_vvgk to_to show_vvi some_dd cute_jj twin_nn1_jj@ babies_nn2 as_csa they_pphs2</text:p>
          </table:table-cell>
        </table:table-row>
        <table:table-row table:style-name="ro4" table:visibility="filter">
          <table:table-cell office:value-type="float" office:value="787" calcext:value-type="float">
            <text:p>787</text:p>
          </table:table-cell>
          <table:table-cell table:style-name="ce71" office:value-type="string" calcext:value-type="string">
            <text:p><text:s/>your great work . Tell us how you chose these two fine young people . @!MORELAND: Well , I think they speak for themselves . They really left us no choice . Students who</text:p>
          </table:table-cell>
          <table:table-cell table:style-name="ce73" office:value-type="string" calcext:value-type="string">
            <text:p><text:s/>emancipate or age out of the foster care system simply submit an essay to the foundation 's Scholarship Committee , which is led by one of our board members but compiled of_</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your_appge great_jj work_nn1 ._y Tell_vv0 us_ppio2 how_rrq you_ppy chose_vvd these_dd2 two_mc fine_jj young_jj people_nn ._y @!MORELAND:_zzc Well_rr ,_y I_ppis1 think_vv0 they_pphs2 speak_vv0 for_if themselves_ppx2 ._y They_pphs2 really_rr left_vvd us_ppio2 no_at choice_nn1 ._y Students_nn2 who_pnqs</text:p>
          </table:table-cell>
          <table:table-cell office:value-type="string" calcext:value-type="string">
            <text:p><text:s/>emancipate_vv0 or_cc age_nn1_vv0@ out_ii21 of_ii22 the_at foster_jj care_nn1 system_nn1 simply_rr submit_vv0 an_at1 essay_nn1 to_ii the_at foundation_nn1 's_ge Scholarship_nn1 Committee_nn1 ,_y which_ddq is_vbz led_vvn by_ii one_mc1 of_io our_appge board_nn1 members_nn2 but_ccb compiled_vvd_vvn of_</text:p>
          </table:table-cell>
        </table:table-row>
        <table:table-row table:style-name="ro4" table:visibility="filter">
          <table:table-cell office:value-type="float" office:value="788" calcext:value-type="float">
            <text:p>788</text:p>
          </table:table-cell>
          <table:table-cell table:style-name="ce71" office:value-type="string" calcext:value-type="string">
            <text:p><text:s text:c="2"/>there , there have been headlines just this last week about how the plant zone guide has changed . Plants now are finding them in locations farther to the north as the climate</text:p>
          </table:table-cell>
          <table:table-cell table:style-name="ce73" office:value-type="string" calcext:value-type="string">
            <text:p><text:s/>is changing . Also albatross in the Southern Ocean depend on those wind currents . @ @ @ @ @ @ @ @ @ @ stronger in the Southern Ocean around Antarctica and those birds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re_rl ,_y there_ex have_vh0 been_vbn headlines_nn2 just_rr this_dd1 last_md week_nnt1 about_ii how_rrq the_at plant_nn1 zone_nn1 guide_nn1 has_vhz changed_vvn ._y Plants_nn2 now_rt are_vbr finding_vvg them_ppho2 in_ii locations_nn2 farther_rrr to_ii the_at north_nd1 as_ii_csa the_at climate_nn1</text:p>
          </table:table-cell>
          <table:table-cell office:value-type="string" calcext:value-type="string">
            <text:p><text:s/>is_vbz changing_vvg_jj ._y Also_rr albatross_vv0 in_ii_rp@ the_at Southern_jj Ocean_nn1 depend_vv0 on_ii those_dd2 wind_nn1_vv0@ currents_nn2 ._y @_ii @_ii @_ii @_ii @_ii @_ii @_ii @_ii @_ii @_ii stronger_jjr in_ii the_at Southern_jj Ocean_nn1 around_ii Antarctica_np1 and_cc those_dd2 birds_nn2 I_p</text:p>
          </table:table-cell>
        </table:table-row>
        <table:table-row table:style-name="ro4" table:visibility="filter">
          <table:table-cell office:value-type="float" office:value="789" calcext:value-type="float">
            <text:p>789</text:p>
          </table:table-cell>
          <table:table-cell table:style-name="ce71" office:value-type="string" calcext:value-type="string">
            <text:p><text:s text:c="2"/>more holds barred than when you did it ? @!HAMMOND: I think you see that sometimes . But it 's difficult to say . It 's the president . And I always</text:p>
          </table:table-cell>
          <table:table-cell table:style-name="ce73" office:value-type="string" calcext:value-type="string">
            <text:p><text:s/>was -- I mean , like when I did it with President Bush and vice president Cheney , I wanted them to laugh because I had the sense that if they somehow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ore_dar_rrr holds_nn2@_vvz barred_vvn_jj% than_csn when_cs_rrq you_ppy did_vdd it_pph1 ?_y @!HAMMOND:_zzc I_ppis1 think_vv0 you_ppy see_vv0 that_cst_dd1 sometimes_rt ._y But_ccb it_pph1 's_vbz difficult_jj to_to say_vvi ._y It_pph1 's_vbz the_at president_nn1 ._y And_cc I_ppis1 always_rr</text:p>
          </table:table-cell>
          <table:table-cell office:value-type="string" calcext:value-type="string">
            <text:p><text:s/>was_vbdz --_zz I_ppis1 mean_vv0 ,_y like_ii_vv0@ when_rrq_cs I_ppis1 did_vdd it_pph1 with_iw President_nnb Bush_np1 and_cc vice_jj_nn1 president_nn1 Cheney_np1 ,_y I_ppis1 wanted_vvd them_ppho2 to_to laugh_vvi because_cs I_ppis1 had_vhd the_at sense_nn1 that_cst if_cs they_pphs2 somehow_</text:p>
          </table:table-cell>
        </table:table-row>
        <table:table-row table:style-name="ro4" table:visibility="filter">
          <table:table-cell office:value-type="float" office:value="790" calcext:value-type="float">
            <text:p>790</text:p>
          </table:table-cell>
          <table:table-cell table:style-name="ce71" office:value-type="string" calcext:value-type="string">
            <text:p><text:s text:c="2"/>want to give you some other news here on CNN . One person is dead after violent storms hit St. Louis , 16 others were hospitalized . Five were serious injuries . All</text:p>
          </table:table-cell>
          <table:table-cell table:style-name="ce73" office:value-type="string" calcext:value-type="string">
            <text:p><text:s/>were baseball fans celebrating the cardinals win at St. Louis @ @ @ @ @ @ @ @ @ @ down the bar 's outdoor tent and knocked live wires to the ground . A storm warni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is2 want_vv0 to_to give_vvi you_ppy some_dd other_jj news_nn1 here_rl on_ii CNN_np1 ._y One_mc1 person_nn1 is_vbz dead_jj after_ii_cs violent_jj storms_nn2 hit_vvd_vvn St._np1 Louis_np1 ,_y 16_mc others_nn2 were_vbdr hospitalized_vvn@ ._y Five_mc were_vbdr serious_jj injuries_nn2 ._y All_db</text:p>
          </table:table-cell>
          <table:table-cell office:value-type="string" calcext:value-type="string">
            <text:p><text:s/>were_vbdr baseball_nn1 fans_nn2 celebrating_vvg the_at cardinals_nn2 win_vv0 at_ii St._np1 Louis_np1 @_ii @_ii @_ii @_ii @_ii @_ii @_ii @_ii @_ii @_ii down_rp the_at bar_nn1 's_ge outdoor_jj tent_nn1 and_cc knocked_vvd_vvn live_jj wires_nn2 to_ii the_at ground_nn1 ._y A_at1 storm_nn1 warning_nn1</text:p>
          </table:table-cell>
        </table:table-row>
        <table:table-row table:style-name="ro4" table:visibility="filter">
          <table:table-cell office:value-type="float" office:value="791" calcext:value-type="float">
            <text:p>791</text:p>
          </table:table-cell>
          <table:table-cell table:style-name="ce71" office:value-type="string" calcext:value-type="string">
            <text:p><text:s text:c="2"/>I do n't want to be in the military . I just could n't do that one . If I did , there 's one job that I could do , it would</text:p>
          </table:table-cell>
          <table:table-cell table:style-name="ce73" office:value-type="string" calcext:value-type="string">
            <text:p><text:s/>be the guy that greet the president when he get off the helicopter . That 's it . You know what I 'm saying ? @(LAUGHTER) @!CEDRIC-THE-ENTERTA: I mean , you get som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_ppis1 do_vd0 n't_xx want_vvi to_to be_vbi in_ii the_at military_jj_nn1@ ._y I_ppis1 just_rr could_vm n't_xx do_vdi that_dd1 one_pn1 ._y If_cs I_ppis1 did_vdd ,_y there_ex 's_vbz one_mc1 job_nn1 that_cst I_ppis1 could_vm do_vdi ,_y it_pph1 would_vm</text:p>
          </table:table-cell>
          <table:table-cell office:value-type="string" calcext:value-type="string">
            <text:p><text:s/>be_vbi the_at guy_nn1 that_cst greet_vv0 the_at president_nn1 when_cs_rrq he_pphs1 get_vv0 off_rp_ii the_at helicopter_nn1 ._y That_dd1 's_vbz it_pph1 ._y You_ppy know_vv0 what_ddq I_ppis1 'm_vbm saying_vvg ?_y @(LAUGHTER)_zzq @!CEDRIC-THE-ENTERTA:_zzc I_ppis1 mean_vv0 ,_y you_ppy get_vv0 some_dd</text:p>
          </table:table-cell>
        </table:table-row>
        <table:table-row table:style-name="ro4" table:visibility="filter">
          <table:table-cell office:value-type="float" office:value="792" calcext:value-type="float">
            <text:p>792</text:p>
          </table:table-cell>
          <table:table-cell table:style-name="ce71" office:value-type="string" calcext:value-type="string">
            <text:p><text:s/>November . I 'm an American , and dog gone it , I ride outside ! @(DOG-BARKING) @(END-VIDEOTAPE) @(APPLAUSE) @!OBAMA: That 's pretty rough . But I can take it . Because my</text:p>
          </table:table-cell>
          <table:table-cell table:style-name="ce73" office:value-type="string" calcext:value-type="string">
            <text:p><text:s/>stepfather always told me , it 's a boy eat dog world out there . @(LAUGHTER) @!OBAMA: Now , if I do win a second term as president , let me just sa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ovember_npm1 ._y I_ppis1 'm_vbm an_at1 American_jj_nn1@ ,_y and_cc dog_nn1 gone_vvn it_pph1 ,_y I_ppis1 ride_vv0 outside_rl !_y @(DOG-BARKING)_zzq @(END-VIDEOTAPE)_zzq @(APPLAUSE)_zzq @!OBAMA:_zzc That_dd1 's_vbz pretty_rg rough_jj ._y But_ccb I_ppis1 can_vm take_vvi it_pph1 ._y Because_cs my_appge</text:p>
          </table:table-cell>
          <table:table-cell office:value-type="string" calcext:value-type="string">
            <text:p><text:s/>stepfather_nn1 always_rr told_vvd_vvn me_ppio1 ,_y it_pph1 's_vbz a_at1 boy_nn1 eat_vv0 dog_nn1 world_nn1 out_rp there_rl ._y @(LAUGHTER)_zzq @!OBAMA:_zzc Now_rt ,_y if_cs I_ppis1 do_vd0 win_vvi a_at1 second_md_nnt1 term_nn1 as_csa_ii@ president_nn1 ,_y let_vv0 me_ppio1 just_rr say_</text:p>
          </table:table-cell>
        </table:table-row>
        <table:table-row table:style-name="ro4" table:visibility="filter">
          <table:table-cell office:value-type="float" office:value="793" calcext:value-type="float">
            <text:p>793</text:p>
          </table:table-cell>
          <table:table-cell table:style-name="ce71" office:value-type="string" calcext:value-type="string">
            <text:p><text:s/>it gets hilarious . He said , he was n't sure it was the same Hilary Rosen . He said , I personally know three Hilary Rosens. @(LAUGHTER) @!KIMMEL: You personally know three</text:p>
          </table:table-cell>
          <table:table-cell table:style-name="ce73" office:value-type="string" calcext:value-type="string">
            <text:p><text:s/>Hilary Rosens ? Where did all these Hilary Rosen come from ? Did you pick them from the Hilary Rosen garden ? @(LAUGHTER) @!KIMMEL: I bet you $10,000 you do n't know thre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t_pph1 gets_vvz hilarious_jj ._y He_pphs1 said_vvd ,_y he_pphs1 was_vbdz n't_xx sure_jj it_pph1 was_vbdz the_at same_da Hilary_np1 Rosen_np1 ._y He_pphs1 said_vvd ,_y I_ppis1 personally_rr know_vv0 three_mc Hilary_np1 Rosens._np1 @(LAUGHTER)_zzq @!KIMMEL:_zzc You_ppy personally_rr know_vv0 three_mc</text:p>
          </table:table-cell>
          <table:table-cell office:value-type="string" calcext:value-type="string">
            <text:p><text:s/>Hilary_np1 Rosens_np2 ?_y Where_rrq did_vdd all_db these_dd2 Hilary_np1 Rosen_np1 come_vv0 from_ii ?_y Did_vdd you_ppy pick_vvi them_ppho2 from_ii the_at Hilary_np1 Rosen_np1 garden_nn1 ?_y @(LAUGHTER)_zzq @!KIMMEL:_zzc I_ppis1 bet_vv0 you_ppy $10,000_nnu you_ppy do_vd0 n't_xx know_vvi three_</text:p>
          </table:table-cell>
        </table:table-row>
        <table:table-row table:style-name="ro4" table:visibility="filter">
          <table:table-cell office:value-type="float" office:value="794" calcext:value-type="float">
            <text:p>794</text:p>
          </table:table-cell>
          <table:table-cell table:style-name="ce71" office:value-type="string" calcext:value-type="string">
            <text:p><text:s text:c="2"/>managed to take some digs at the president and still get some laughs . So , I think -- I thought he did well . @!LEMON: Yes . Ana , he went in</text:p>
          </table:table-cell>
          <table:table-cell table:style-name="ce73" office:value-type="string" calcext:value-type="string">
            <text:p><text:s/>hard on Newt Gingrich and Chris Christie . He really let the Republicans have it . @!NAVARRO: Well , it did look like Chris Christie was taking it with a little more humo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s1 managed_vvd to_to take_vvi some_dd digs_nn2 at_ii the_at president_nn1 and_cc still_rr get_vv0 some_dd laughs_nn2@ ._y So_rr ,_y I_ppis1 think_vv0 --_nn1_jj I_ppis1 thought_vvd he_pphs1 did_vdd well_rr ._y @!LEMON:_zzc Yes_uh ._y Ana_nn1_np1@ ,_y he_pphs1 went_vvd in_rp@_ii</text:p>
          </table:table-cell>
          <table:table-cell office:value-type="string" calcext:value-type="string">
            <text:p><text:s/>hard_rr_jj on_ii Newt_np1 Gingrich_np1 and_cc Chris_np1 Christie_np1 ._y He_pphs1 really_rr let_vv0 the_at Republicans_nn2 have_vhi it_pph1 ._y @!NAVARRO:_zzc Well_rr ,_y it_pph1 did_vdd look_vvi like_ii_cs Chris_np1 Christie_np1 was_vbdz taking_vvg it_pph1 with_iw a_rr21 little_rr22 more_dar humor</text:p>
          </table:table-cell>
        </table:table-row>
        <table:table-row table:style-name="ro4" table:visibility="filter">
          <table:table-cell office:value-type="float" office:value="795" calcext:value-type="float">
            <text:p>795</text:p>
          </table:table-cell>
          <table:table-cell table:style-name="ce71" office:value-type="string" calcext:value-type="string">
            <text:p><text:s/>np1 York , in Washington D.C. Ana Navarro , and Goldie Taylor , who here , who is a political analyst . I 'm really @ @ @ @ @ @ @ @ @ @ it was interesting that he</text:p>
          </table:table-cell>
          <table:table-cell table:style-name="ce73" office:value-type="string" calcext:value-type="string">
            <text:p><text:s/>hit it head on . People are very sensitive , Darrell Hammond , when it comes to animals and the president hit those dog jokes head on . He said , what '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p1 York_np1 ,_y in_ii Washington_np1 D.C._np1 Ana_np1 Navarro_np1 ,_y and_cc Goldie_np1 Taylor_np1 ,_y who_pnqs here_rl ,_y who_pnqs is_vbz a_at1 political_jj analyst_nn1 ._y I_ppis1 'm_vbm really_rr @_ii @_ii @_ii @_ii @_ii @_ii @_ii @_ii @_ii @_ii it_pph1 was_vbdz interesting_jj that_cst he_pphs1</text:p>
          </table:table-cell>
          <table:table-cell office:value-type="string" calcext:value-type="string">
            <text:p><text:s/>hit_vvd it_pph1 head_vv0@_nn1 on_rp@_ii ._y People_nn are_vbr very_rg sensitive_jj ,_y Darrell_np1 Hammond_np1 ,_y when_cs_rrq it_pph1 comes_vvz to_ii animals_nn2 and_cc the_at president_nn1 hit_vvd_vvn those_dd2 dog_nn1 jokes_nn2 head_vv0@ on_rp@ ._y He_pphs1 said_vvd ,_y what_ddq 's_</text:p>
          </table:table-cell>
        </table:table-row>
        <table:table-row table:style-name="ro4" table:visibility="filter">
          <table:table-cell office:value-type="float" office:value="796" calcext:value-type="float">
            <text:p>796</text:p>
          </table:table-cell>
          <table:table-cell table:style-name="ce71" office:value-type="string" calcext:value-type="string">
            <text:p><text:s/>ppy kidding ? What do you expect me to do out there ? I literally have no idea what I 'm saying tonight . @(APPLAUSE-AND-LAUGH @!OBAMA: Man , I could really use a cigarette .</text:p>
          </table:table-cell>
          <table:table-cell table:style-name="ce73" office:value-type="string" calcext:value-type="string">
            <text:p><text:s/>OK , OK , I 'm Going . God forbid we keep Chuck Todd and the cast of " Glee " waiting . @!UNIDENTIFIED-MALE: ladies and gentlemen , please welcome the president of the United</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ppy kidding_vvg ?_y What_ddq do_vd0 you_ppy expect_vvi me_ppio1 to_to do_vdi out_rp there_rl ?_y I_ppis1 literally_rr have_vh0 no_at idea_nn1 what_ddq I_ppis1 'm_vbm saying_vvg tonight_rt ._y @(APPLAUSE-AND-LAUGH_zzq @!OBAMA:_zzc Man_nn1 ,_y I_ppis1 could_vm really_rr use_vvi a_at1 cigarette_nn1 ._y</text:p>
          </table:table-cell>
          <table:table-cell office:value-type="string" calcext:value-type="string">
            <text:p><text:s/>OK_rr ,_y OK_rr ,_y I_ppis1 'm_vbm Going_vvg ._y God_np1 forbid_vv0 we_ppis2 keep_vv0 Chuck_np1 Todd_np1 and_cc the_at cast_nn1@ of_io "_y Glee_nn1 "_y waiting_vvg_nn1@ ._y @!UNIDENTIFIED-MALE:_zzc ladies_nn2 and_cc gentlemen_nn2 ,_y please_rr welcome_vv0 the_at president_nn1 of_io the_at United_np</text:p>
          </table:table-cell>
        </table:table-row>
        <table:table-row table:style-name="ro4" table:visibility="filter">
          <table:table-cell office:value-type="float" office:value="797" calcext:value-type="float">
            <text:p>797</text:p>
          </table:table-cell>
          <table:table-cell table:style-name="ce71" office:value-type="string" calcext:value-type="string">
            <text:p><text:s/>lebrities . @!NAVARRO: Well , listen . It was crazy here last night . This pre- party circuit is just something you ca n't believe . When the Washingtonians come to Miami , They</text:p>
          </table:table-cell>
          <table:table-cell table:style-name="ce73" office:value-type="string" calcext:value-type="string">
            <text:p><text:s/>said all we do in Miami is party and tan . But at least we spread it out through the year . Here they must be having 80 parties this weekend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lebrities_nn2 ._y @!NAVARRO:_zzc Well_rr ,_y listen_vv0 ._y It_pph1 was_vbdz crazy_jj here_rl last_md night_nnt1 ._y This_dd1 pre-_jj party_nn1 circuit_nn1 is_vbz just_rr something_pn1 you_ppy ca_vm n't_xx believe_vvi ._y When_cs the_at Washingtonians_nn2 come_vv0_vvn@ to_ii Miami_np1 ,_y They_pphs2</text:p>
          </table:table-cell>
          <table:table-cell office:value-type="string" calcext:value-type="string">
            <text:p><text:s/>said_vvd all_db_rr@ we_ppis2 do_vd0 in_ii Miami_np1 is_vbz party_nn1 and_cc tan_nn1_jj ._y But_ccb at_rr21 least_rr22 we_ppis2 spread_vv0_vvd it_pph1 out_rp through_ii the_at year_nnt1 ._y Here_rl they_pphs2 must_vm be_vbi having_vhg 80_mc parties_nn2 this_dd1 weekend_nnt1 ._y</text:p>
          </table:table-cell>
        </table:table-row>
        <table:table-row table:style-name="ro4" table:visibility="filter">
          <table:table-cell office:value-type="float" office:value="798" calcext:value-type="float">
            <text:p>798</text:p>
          </table:table-cell>
          <table:table-cell table:style-name="ce71" office:value-type="string" calcext:value-type="string">
            <text:p><text:s/>EMANUEL: Right . @(LAUGHTER) @!MORGAN: And therefore personally responsible for annihilating a lot of Brits . @!EMANUEL: Von Steuben did , actually was in the Army , as you know . He</text:p>
          </table:table-cell>
          <table:table-cell table:style-name="ce73" office:value-type="string" calcext:value-type="string">
            <text:p><text:s/>was also on -- I mean Hamilton has a view of whether he was not , in fact , Washington 's chief of staff . Obviously the history you 're missing is m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MANUEL:_zzc Right_rr_nn1_jj ._y @(LAUGHTER)_zzq @!MORGAN:_zzc And_cc therefore_rr personally_rr responsible_jj for_if annihilating_vvg a_at1 lot_nn1 of_io Brits_nn2 ._y @!EMANUEL:_zzc Von_np1 Steuben_np1 did_vdd ,_y actually_rr was_vbdz in_ii the_at Army_nn1 ,_y as_csa you_ppy know_vv0 ._y He_pphs1</text:p>
          </table:table-cell>
          <table:table-cell office:value-type="string" calcext:value-type="string">
            <text:p><text:s/>was_vbdz also_rr on_ii --_nn1_jj I_ppis1 mean_vv0 Hamilton_np1 has_vhz a_at1 view_nn1 of_io whether_csw he_pphs1 was_vbdz not_xx ,_y in_ii fact_nn1 ,_y Washington_np1 's_ge chief_nn1 of_io staff_nn ._y Obviously_rr the_at history_nn1 you_ppy 're_vbr missing_vvg_jj is_vbz my_</text:p>
          </table:table-cell>
        </table:table-row>
        <table:table-row table:style-name="ro4" table:visibility="filter">
          <table:table-cell office:value-type="float" office:value="799" calcext:value-type="float">
            <text:p>799</text:p>
          </table:table-cell>
          <table:table-cell table:style-name="ce71" office:value-type="string" calcext:value-type="string">
            <text:p><text:s/>ent . @!MARQUET: I remember him turning off the lights and me asking , what are you doing ? @!ANNIE-KENDZIOR-FO: In the middle of the night , I did come to and he @ @</text:p>
          </table:table-cell>
          <table:table-cell table:style-name="ce73" office:value-type="string" calcext:value-type="string">
            <text:p><text:s/>@ @ @ @ @ @ @ @ Kendzior say they were raped . Raped by fellow classmates they trusted and ignored , they say , by a chain of command that promised their parent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nt_jj ._y @!MARQUET:_zzc I_ppis1 remember_vv0 him_ppho1 turning_vvg off_ii_rp the_at lights_nn2 and_cc me_ppio1 asking_vvg ,_y what_ddq are_vbr you_ppy doing_vdg ?_y @!ANNIE-KENDZIOR-FO:_zzc In_ii the_at middle_nn1 of_io the_at night_nnt1 ,_y I_ppis1 did_vdd come_vvi to_ii and_cc he_pphs1 @_ii @_ii</text:p>
          </table:table-cell>
          <table:table-cell office:value-type="string" calcext:value-type="string">
            <text:p><text:s/>@_ii @_ii @_ii @_ii @_ii @_ii @_ii @_ii Kendzior_np1 say_vv0 they_pphs2 were_vbdr raped_vvn ._y Raped_vvn by_ii fellow_jj_nn1 classmates_nn2 they_pphs2 trusted_vvd and_cc ignored_vvd_vvn ,_y they_pphs2 say_vv0 ,_y by_ii a_at1 chain_nn1 of_io command_nn1 that_cst promised_vvd their_appge parents_nn2</text:p>
          </table:table-cell>
        </table:table-row>
        <table:table-row table:style-name="ro4" table:visibility="filter">
          <table:table-cell office:value-type="float" office:value="800" calcext:value-type="float">
            <text:p>800</text:p>
          </table:table-cell>
          <table:table-cell table:style-name="ce71" office:value-type="string" calcext:value-type="string">
            <text:p><text:s/>reat for our country . @!PHILLIPS-@1voice-o: Her sister was a midshipman at the Naval Academy , her father a Marine . To Karley , they were heroes , everything she wanted to</text:p>
          </table:table-cell>
          <table:table-cell table:style-name="ce73" office:value-type="string" calcext:value-type="string">
            <text:p><text:s/>be . @(On-camera) : Do you think West Point let you down @ @ @ @ @ @ @ @ @ @ It was my dream . @!PHILLIPS-@1voice-o: A dream that was shattered her f</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eat_jj for_if our_appge country_nn1 ._y @!PHILLIPS-@1voice-o:_zzc Her_appge sister_nn1 was_vbdz a_at1 midshipman_nn1 at_ii the_at Naval_jj Academy_nn1 ,_y her_appge father_nn1 a_at1 Marine_jj_nn1@ ._y To_ii Karley_np1 ,_y they_pphs2 were_vbdr heroes_nn2 ,_y everything_pn1 she_pphs1 wanted_vvd to_to</text:p>
          </table:table-cell>
          <table:table-cell office:value-type="string" calcext:value-type="string">
            <text:p><text:s/>be_vbi ._y @(On-camera)_zzq :_y Do_vd0 you_ppy think_vvi West_np1 Point_np1 let_vv0 you_ppy down_rp_vv0% @_ii @_ii @_ii @_ii @_ii @_ii @_ii @_ii @_ii @_ii It_pph1 was_vbdz my_appge dream_nn1 ._y @!PHILLIPS-@1voice-o:_zzc A_zz1_at1@ dream_vv0_nn1 that_dd1_cst was_vbdz shattered_vvn her_appge_ppho1 f</text:p>
          </table:table-cell>
        </table:table-row>
        <table:table-row table:style-name="ro4" table:visibility="filter">
          <table:table-cell office:value-type="float" office:value="801" calcext:value-type="float">
            <text:p>801</text:p>
          </table:table-cell>
          <table:table-cell table:style-name="ce71" office:value-type="string" calcext:value-type="string">
            <text:p><text:s/>T: I remember just getting more and more intoxicated and my judgment really started to become impaired . I remember him turning off the lights and me asking</text:p>
          </table:table-cell>
          <table:table-cell table:style-name="ce73" office:value-type="string" calcext:value-type="string">
            <text:p><text:s/>, what are you doing ? And then he proceed to rape me. @!PHILLIPS: Karley says she woke up disoriented , in physical pain , and afraid to come forward . @!MARQUET: I was scare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_zzc I_ppis1 remember_vv0 just_rr getting_vvg more_rrr_dar_rgr and_cc more_rgr_rrr intoxicated_jj@_vvd_vvn@ and_cc my_appge judgment_nn1 really_rr started_vvd_vvn@ to_to become_vvi impaired_jj_vvn ._y I_ppis1 remember_vv0 him_ppho1 turning_vvg off_ii_rp the_at lights_nn2 and_cc me_ppio1 asking_vvg</text:p>
          </table:table-cell>
          <table:table-cell office:value-type="string" calcext:value-type="string">
            <text:p><text:s/>,_y what_ddq are_vbr you_ppy doing_vdg ?_y And_cc then_rt he_pphs1 proceed_vv0 to_to rape_vvi me._nnu @!PHILLIPS:_zzc Karley_np1 says_vvz she_pphs1 woke_vvd up_rp disoriented_jj ,_y in_ii physical_jj pain_nn1 ,_y and_cc afraid_jj to_to come_vvi forward_rl ._y @!MARQUET:_zzc I_ppis1 was_vbdz scared_</text:p>
          </table:table-cell>
        </table:table-row>
        <table:table-row table:style-name="ro4" table:visibility="filter">
          <table:table-cell office:value-type="float" office:value="802" calcext:value-type="float">
            <text:p>802</text:p>
          </table:table-cell>
          <table:table-cell table:style-name="ce71" office:value-type="string" calcext:value-type="string">
            <text:p><text:s/>t1 lawsuit just filed , allegations of rape at West Point and the Naval Academy . Two young women say they risked their careers to come forward and request an investigation . They</text:p>
          </table:table-cell>
          <table:table-cell table:style-name="ce73" office:value-type="string" calcext:value-type="string">
            <text:p><text:s/>wanted the men they say raped them to be prosecuted . One year later they 're still waiting . Kyra Phillips continues our investigation . @(BEGIN-VIDEOTAPE) @!PHILLIPS-@1voice-o: Whe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1 lawsuit_nn1 just_rr filed_vvn_vvd ,_y allegations_nn2 of_io rape_nn1 at_ii West_np1 Point_np1 and_cc the_at Naval_jj Academy_nn1 ._y Two_mc young_jj women_nn2 say_vv0 they_pphs2 risked_vvd their_appge careers_nn2 to_to come_vvi forward_rl and_cc request_vvi an_at1 investigation_nn1 ._y They_pphs2</text:p>
          </table:table-cell>
          <table:table-cell office:value-type="string" calcext:value-type="string">
            <text:p><text:s/>wanted_vvd the_at men_nn2 they_pphs2 say_vv0 raped_vvn them_ppho2 to_to be_vbi prosecuted_vvn ._y One_mc1 year_nnt1 later_rrr they_pphs2 're_vbr still_rr waiting_vvg ._y Kyra_np1@ Phillips_np1 continues_vvz our_appge investigation_nn1 ._y @(BEGIN-VIDEOTAPE)_zzq @!PHILLIPS-@1voice-o:_zzc When_rrq_cs</text:p>
          </table:table-cell>
        </table:table-row>
        <table:table-row table:style-name="ro4" table:visibility="filter">
          <table:table-cell office:value-type="float" office:value="803" calcext:value-type="float">
            <text:p>803</text:p>
          </table:table-cell>
          <table:table-cell table:style-name="ce71" office:value-type="string" calcext:value-type="string">
            <text:p><text:s text:c="2"/>But you 'd think it 's , you know , more like Sundance , right ? TED @!JOHNSON , VARIETY : Well , like kind of has that feel . Tonight is like</text:p>
          </table:table-cell>
          <table:table-cell table:style-name="ce73" office:value-type="string" calcext:value-type="string">
            <text:p><text:s/>the Oscars , but all the events around it feel like Sundance , especially when you have the tech industry here . You have the fashion industry here . It 's kind of</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But_ccb you_ppy 'd_vm think_vvi it_pph1 's_vbz ,_y you_ppy know_vv0 ,_y more_rrr_dar_rgr like_ii_jj@ Sundance_np1 ,_y right_rr_nn1_jj ?_y TED_np1 @!JOHNSON_zzc ,_y VARIETY_nn1 :_y Well_rr ,_y like_ii_vv0@_cs% kind_rr21% of_rr22 has_vhz that_dd1 feel_nn1 ._y Tonight_rt is_vbz like_ii</text:p>
          </table:table-cell>
          <table:table-cell office:value-type="string" calcext:value-type="string">
            <text:p><text:s/>the_at Oscars_nn2 ,_y but_ccb all_db the_at events_nn2 around_ii it_pph1 feel_vv0 like_ii Sundance_np1 ,_y especially_rr when_cs_rrq you_ppy have_vh0 the_at tech_nn1 industry_nn1 here_rl ._y You_ppy have_vh0 the_at fashion_nn1 industry_nn1 here_rl ._y It_pph1 's_vbz kind_rr21%_nn1 of_rr22_</text:p>
          </table:table-cell>
        </table:table-row>
        <table:table-row table:style-name="ro4" table:visibility="filter">
          <table:table-cell office:value-type="float" office:value="804" calcext:value-type="float">
            <text:p>804</text:p>
          </table:table-cell>
          <table:table-cell table:style-name="ce71" office:value-type="string" calcext:value-type="string">
            <text:p><text:s text:c="2"/>@!PHILLIPS: And they got here surviving hard living and hard times . @!JAMES- " JY " -YOUNG- : The thing that shaped me more as a @ @ @ @ @ @ @ @ @ @ I</text:p>
          </table:table-cell>
          <table:table-cell table:style-name="ce73" office:value-type="string" calcext:value-type="string">
            <text:p><text:s/>was in my teens become a quadriplegic . And I learned so many lessons from the way my parents responded to that . @!PHILIPS-@1on-camer: What did you learn ? @!YOUNG: You hav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PHILLIPS:_zzc And_cc they_pphs2 got_vvd here_rl surviving_vvg_jj hard_jj_rr living_nn1_jj_vvg and_cc hard_jj times_nnt2 ._y @!JAMES-_zzc "_y JY_jj_nn1 "_y -YOUNG-_nn1 :_y The_at thing_nn1 that_cst shaped_vvd me_ppio1 more_rrr as_ii a_at1 @_ii @_ii @_ii @_ii @_ii @_ii @_ii @_ii @_ii @_ii I_ppis1</text:p>
          </table:table-cell>
          <table:table-cell office:value-type="string" calcext:value-type="string">
            <text:p><text:s/>was_vbdz in_ii my_appge teens_nn2 become_vv0 a_at1 quadriplegic_jj ._y And_cc I_ppis1 learned_vvd so_rg many_da2 lessons_nn2 from_ii the_at way_nn1 my_appge parents_nn2 responded_vvn_vvd to_ii that_dd1 ._y @!PHILIPS-@1on-camer:_zzc What_ddq did_vdd you_ppy learn_vvi ?_y @!YOUNG:_zzc You_ppy have_vh</text:p>
          </table:table-cell>
        </table:table-row>
        <table:table-row table:style-name="ro4" table:visibility="filter">
          <table:table-cell office:value-type="float" office:value="805" calcext:value-type="float">
            <text:p>805</text:p>
          </table:table-cell>
          <table:table-cell table:style-name="ce71" office:value-type="string" calcext:value-type="string">
            <text:p><text:s text:c="2"/>, which was , of course , the helicopter mission that failed , was in the back of the mind for President Obama and really kind of underscores the risk that he took . I</text:p>
          </table:table-cell>
          <table:table-cell table:style-name="ce73" office:value-type="string" calcext:value-type="string">
            <text:p><text:s/>think it kind a works - it underscores how strong the decision it was to go forward knowing that if he failed , the consequence could have been comparable than 1980.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which_ddq was_vbdz ,_y of_rr21 course_rr22 ,_y the_at helicopter_nn1 mission_nn1 that_cst failed_vvd ,_y was_vbdz in_ii the_at back_nn1 of_io the_at mind_nn1 for_if President_nnb Obama_np1 and_cc really_rr kind_rr21% of_rr22 underscores_vvz the_at risk_nn1 that_cst he_pphs1 took_vvd ._y I_ppis1</text:p>
          </table:table-cell>
          <table:table-cell office:value-type="string" calcext:value-type="string">
            <text:p><text:s/>think_vv0 it_pph1 kind_nn1_jj@ a_at1 works_nn -_- it_pph1 underscores_vvz how_rrq_rgq@ strong_jj_rr% the_at decision_nn1 it_pph1 was_vbdz to_to go_vvi forward_rl knowing_vvg that_cst if_cs he_pphs1 failed_vvd ,_y the_at consequence_nn1 could_vm have_vhi been_vbn comparable_jj than_csn 1980._mc @!</text:p>
          </table:table-cell>
        </table:table-row>
        <table:table-row table:style-name="ro4" table:visibility="filter">
          <table:table-cell office:value-type="float" office:value="806" calcext:value-type="float">
            <text:p>806</text:p>
          </table:table-cell>
          <table:table-cell table:style-name="ce71" office:value-type="string" calcext:value-type="string">
            <text:p><text:s text:c="2"/>it the Secretary of Defense Leon Panetta ? @!ROHRABACHER: I did not talk to Leon , but I think -- yes , the answer is Louie was talking to Panetta. @!BLITZER: And Panetta</text:p>
          </table:table-cell>
          <table:table-cell table:style-name="ce73" office:value-type="string" calcext:value-type="string">
            <text:p><text:s/>said they would n't let that U.S. military plane take off if you were on it , a member of Congress ? @!ROHRABACHER: And the chairman of Oversight Investigation subcommittee was o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dz it_pph1 the_at Secretary_nn1 of_io Defense_nn1 Leon_np1 Panetta_np1 ?_y @!ROHRABACHER:_zzc I_ppis1 did_vdd not_xx talk_vvi to_ii Leon_np1 ,_y but_ccb I_ppis1 think_vv0 --_nn1 yes_uh ,_y the_at answer_nn1 is_vbz Louie_np1 was_vbdz talking_vvg to_ii Panetta._np1 @!BLITZER:_zzc And_cc Panetta_np1</text:p>
          </table:table-cell>
          <table:table-cell office:value-type="string" calcext:value-type="string">
            <text:p><text:s/>said_vvd they_pphs2 would_vm n't_xx let_vvi that_cst U.S._np1 military_jj plane_nn1 take_vv0 off_rp if_cs you_ppy were_vbdr on_ii it_pph1 ,_y a_at1 member_nn1 of_io Congress_nn1 ?_y @!ROHRABACHER:_zzc And_cc the_at chairman_nn1 of_io Oversight_np1_nn1 Investigation_nn1 subcommittee_nn1 was_vbdz on_</text:p>
          </table:table-cell>
        </table:table-row>
        <table:table-row table:style-name="ro4" table:visibility="filter">
          <table:table-cell office:value-type="float" office:value="807" calcext:value-type="float">
            <text:p>807</text:p>
          </table:table-cell>
          <table:table-cell table:style-name="ce71" office:value-type="string" calcext:value-type="string">
            <text:p><text:s/>@ - cause everything pointed to us . I mean , we 're not investigators or police officers or anything like that . But to us as a family just sitting around and</text:p>
          </table:table-cell>
          <table:table-cell table:style-name="ce73" office:value-type="string" calcext:value-type="string">
            <text:p><text:s/>collected the evidence ourselves - I guess you can call it evidence . But just looking around , kind of everything pointed back to him . @(END-CLIP) @!LEMON: Holly , wha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_ii -_- cause_vv0 everything_pn1 pointed_vvd_vvn to_ii us_ppio2 ._y I_ppis1 mean_vv0 ,_y we_ppis2 're_vbr not_xx investigators_nn2 or_cc police_nn2_vv0% officers_nn2 or_cc anything_pn1 like_ii that_dd1 ._y But_ccb to_ii us_ppio2 as_ii a_at1 family_nn1 just_rr sitting_vvg around_rp and_cc</text:p>
          </table:table-cell>
          <table:table-cell office:value-type="string" calcext:value-type="string">
            <text:p><text:s/>collected_vvd the_at evidence_nn1 ourselves_ppx2 -_- I_ppis1 guess_vv0 you_ppy can_vm call_vvi it_pph1 evidence_nn1 ._y But_ccb just_rr looking_vvg around_rp ,_y kind_nn1_rr21% of_io_rr22 everything_pn1 pointed_vvd_vvn back_rp to_ii him_ppho1 ._y @(END-CLIP)_zzq @!LEMON:_zzc Holly_nn1 ,_y what_ddq</text:p>
          </table:table-cell>
        </table:table-row>
        <table:table-row table:style-name="ro4" table:visibility="filter">
          <table:table-cell office:value-type="float" office:value="808" calcext:value-type="float">
            <text:p>808</text:p>
          </table:table-cell>
          <table:table-cell table:style-name="ce71" office:value-type="string" calcext:value-type="string">
            <text:p><text:s text:c="2"/>. It 's really more a very few animal studies . And in the case of saccharin , there was an animal study in the 70s -- @!GUPTA: Right . @!JAMPOLIS: -- that</text:p>
          </table:table-cell>
          <table:table-cell table:style-name="ce73" office:value-type="string" calcext:value-type="string">
            <text:p><text:s/>showed that they cause bladder cancer in rats , but it was n't even a mechanism that was possible in humans . So , I think , at this point , we do 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It_pph1 's_vbz really_rr more_rrr a_at1 very_rg few_da2 animal_nn1_jj% studies_nn2 ._y And_cc in_ii the_at case_nn1 of_io saccharin_nn1 ,_y there_ex was_vbdz an_at1 animal_nn1 study_nn1 in_ii the_at 70s_mc2 --_zz @!GUPTA:_zzc Right_rr_nn1_jj ._y @!JAMPOLIS:_zzc --_zz that_cst</text:p>
          </table:table-cell>
          <table:table-cell office:value-type="string" calcext:value-type="string">
            <text:p><text:s/>showed_vvd that_cst they_pphs2 cause_vv0 bladder_nn1 cancer_nn1 in_ii rats_nn2 ,_y but_ccb it_pph1 was_vbdz n't_xx even_rr a_at1 mechanism_nn1 that_cst_dd1 was_vbdz possible_jj in_ii humans_nn2 ._y So_rr ,_y I_ppis1 think_vv0 ,_y at_ii this_dd1 point_nn1 ,_y we_ppis2 do_vd0 n'</text:p>
          </table:table-cell>
        </table:table-row>
        <table:table-row table:style-name="ro4" table:visibility="filter">
          <table:table-cell office:value-type="float" office:value="809" calcext:value-type="float">
            <text:p>809</text:p>
          </table:table-cell>
          <table:table-cell table:style-name="ce71" office:value-type="string" calcext:value-type="string">
            <text:p><text:s text:c="2"/>blown out of proportion . @!GUPTA: Yes . @ @ @ @ @ @ @ @ @ @ out , have been around for some time now . So , you know , we 've actually -- @!JAMPOLIS: Right .</text:p>
          </table:table-cell>
          <table:table-cell table:style-name="ce73" office:value-type="string" calcext:value-type="string">
            <text:p><text:s/>@!GUPTA: -- been consuming them . Does fake sugar make a person crave more food or more calories ? And , again , I remember a study a few years back tha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lown_vvn out_ii21 of_ii22 proportion_nn1 ._y @!GUPTA:_zzc Yes_uh ._y @_ii @_ii @_ii @_ii @_ii @_ii @_ii @_ii @_ii @_ii out_rp ,_y have_vh0 been_vbn around_rp for_if some_dd time_nnt1 now_rt ._y So_rr ,_y you_ppy know_vv0 ,_y we_ppis2 've_vh0 actually_rr --_zz @!JAMPOLIS:_zzc Right_rr_nn1_jj ._y</text:p>
          </table:table-cell>
          <table:table-cell office:value-type="string" calcext:value-type="string">
            <text:p><text:s/>@!GUPTA:_zzc --_nn1 been_vbn consuming_vvg them_ppho2 ._y Does_vdz fake_vvi sugar_nn1 make_vv0 a_at1 person_nn1 crave_vvi more_dar food_nn1 or_cc more_dar_rgr_rrr calories_nnu2 ?_y And_cc ,_y again_rt ,_y I_ppis1 remember_vv0 a_at1 study_nn1 a_at1 few_da2 years_nnt2 back_rp_nn1 that_cst_dd1</text:p>
          </table:table-cell>
        </table:table-row>
        <table:table-row table:style-name="ro4" table:visibility="filter">
          <table:table-cell office:value-type="float" office:value="810" calcext:value-type="float">
            <text:p>810</text:p>
          </table:table-cell>
          <table:table-cell table:style-name="ce71" office:value-type="string" calcext:value-type="string">
            <text:p><text:s/>: -- been consuming them . Does fake sugar make a person crave more food or more calories ? And , again , I remember a study a few years back that found</text:p>
          </table:table-cell>
          <table:table-cell table:style-name="ce73" office:value-type="string" calcext:value-type="string">
            <text:p><text:s/>people , for example , who drink diet soda often tend to weigh more than people who do n't . I mean , is there -- is there a craving component ? @!JAMPOLIS: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zzc --_nn1 been_vbn consuming_vvg them_ppho2 ._y Does_vdz fake_vvi sugar_nn1 make_vv0 a_at1 person_nn1 crave_vvi more_dar food_nn1 or_cc more_dar_rgr_rrr calories_nnu2 ?_y And_cc ,_y again_rt ,_y I_ppis1 remember_vv0 a_at1 study_nn1 a_at1 few_da2 years_nnt2 back_rp_nn1 that_cst_dd1 found_vvd</text:p>
          </table:table-cell>
          <table:table-cell office:value-type="string" calcext:value-type="string">
            <text:p><text:s/>people_nn ,_y for_rex21 example_rex22 ,_y who_pnqs drink_vv0 diet_nn1 soda_nn1 often_rr tend_vv0 to_to weigh_vvi more_dar_rrr than_csn people_nn who_pnqs do_vd0 n't_xx ._y I_ppis1 mean_vv0 ,_y is_vbz there_ex --_nn1_jj is_vbz there_ex a_at1 craving_jj@_nn1@ component_nn1 ?_y @!JAMPOLIS:_</text:p>
          </table:table-cell>
        </table:table-row>
        <table:table-row table:style-name="ro4" table:visibility="filter">
          <table:table-cell office:value-type="float" office:value="811" calcext:value-type="float">
            <text:p>811</text:p>
          </table:table-cell>
          <table:table-cell table:style-name="ce71" office:value-type="string" calcext:value-type="string">
            <text:p><text:s text:c="2"/>daughter . Police said they discovered his body in a pool of blood with a gun nearby . The Secret Service now has a new code of conduct coming in the wake of</text:p>
          </table:table-cell>
          <table:table-cell table:style-name="ce73" office:value-type="string" calcext:value-type="string">
            <text:p><text:s/>the prostitution scandal in Colombia . The new rule say that agents on assignment in other countries have to act like they are still in the United states . Also , they 'r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daughter_nn1 ._y Police_nn2 said_vvd they_pphs2 discovered_vvd his_appge body_nn1 in_ii a_at1 pool_nn1 of_io blood_nn1 with_iw a_at1 gun_nn1 nearby_rl ._y The_at Secret_jj_nn1 Service_nn1 now_rt has_vhz a_at1 new_jj code_nn1 of_io conduct_nn1 coming_vvg in_ii the_at wake_nn1 of_io</text:p>
          </table:table-cell>
          <table:table-cell office:value-type="string" calcext:value-type="string">
            <text:p><text:s/>the_at prostitution_nn1 scandal_nn1 in_ii Colombia_np1 ._y The_at new_jj rule_nn1 say_vv0 that_cst agents_nn2 on_ii assignment_nn1 in_ii other_jj countries_nn2 have_vh0 to_to act_vvi like_cs%_ii they_pphs2 are_vbr still_rr in_ii the_at United_jj states_nn2 ._y Also_rr ,_y they_pphs2 're_vbr</text:p>
          </table:table-cell>
        </table:table-row>
        <table:table-row table:style-name="ro4" table:visibility="filter">
          <table:table-cell office:value-type="float" office:value="812" calcext:value-type="float">
            <text:p>812</text:p>
          </table:table-cell>
          <table:table-cell table:style-name="ce71" office:value-type="string" calcext:value-type="string">
            <text:p><text:s text:c="2"/>make that clear , then again , we 'll go in and do a thorough search of the bunker . @!KOSIK: And one last question here , Peter Keller apparently was building</text:p>
          </table:table-cell>
          <table:table-cell table:style-name="ce73" office:value-type="string" calcext:value-type="string">
            <text:p><text:s/>this he bunker for at least eight years . What was sort of the clincher ? What made him suddenly , apparently , snap . And suddenly , you know , allegedly kill his w</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ake_vv0 that_cst_dd1 clear_jj_rr@_vv0@ ,_y then_rt again_rt ,_y we_ppis2 'll_vm go_vvi in_rp@ and_cc do_vdi a_at1 thorough_jj search_nn1 of_io the_at bunker_nn1 ._y @!KOSIK:_zzc And_cc one_mc1_pn1 last_md question_nn1 here_rl ,_y Peter_np1 Keller_np1 apparently_rr was_vbdz building_vvg@</text:p>
          </table:table-cell>
          <table:table-cell office:value-type="string" calcext:value-type="string">
            <text:p><text:s/>this_dd1 he_pphs1 bunker_nn1 for_if at_rr21 least_rr22 eight_mc years_nnt2 ._y What_ddq was_vbdz sort_rr21@_nn1 of_rr22_io the_at clincher_nn1 ?_y What_ddq made_vvd him_ppho1 suddenly_rr ,_y apparently_rr ,_y snap_vv0 ._y And_cc suddenly_rr ,_y you_ppy know_vv0 ,_y allegedly_rr kill_vv0 his_appge w</text:p>
          </table:table-cell>
        </table:table-row>
        <table:table-row table:style-name="ro4" table:visibility="filter">
          <table:table-cell office:value-type="float" office:value="813" calcext:value-type="float">
            <text:p>813</text:p>
          </table:table-cell>
          <table:table-cell table:style-name="ce71" office:value-type="string" calcext:value-type="string">
            <text:p><text:s/>ion 's star witness . Young testified yesterday that he was so intimidated by Edwards that he was " scared @ @ @ @ @ @ @ @ @ @ hundreds of thousands of dollars</text:p>
          </table:table-cell>
          <table:table-cell table:style-name="ce73" office:value-type="string" calcext:value-type="string">
            <text:p><text:s/>in donations to conceal an affair . Donations prosecutor say he never reported to federal authorities . A Florida judge is considering what to do about $200,000 in donations col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on_nn1 's_ge star_nn1_jj@ witness_nn1 ._y Young_np1@ testified_vvd yesterday_rt that_cst he_pphs1 was_vbdz so_rr_rg intimidated_vvn by_ii Edwards_np1 that_cst he_pphs1 was_vbdz "_y scared_jj_vvn% @_ii @_ii @_ii @_ii @_ii @_ii @_ii @_ii @_ii @_ii hundreds_nno2 of_io thousands_nno2 of_io dollars_nnu2</text:p>
          </table:table-cell>
          <table:table-cell office:value-type="string" calcext:value-type="string">
            <text:p><text:s/>in_ii donations_nn2 to_to conceal_vvi an_at1 affair_nn1 ._y Donations_nn2 prosecutor_nn1 say_vv0 he_pphs1 never_rr reported_vvn_vvd to_ii federal_jj authorities_nn2 ._y A_zz1_at1 Florida_np1_fw@ judge_nn1 is_vbz considering_vvg_ii what_ddq to_to do_vdi about_rg $200,000_nnu in_ii donations_nn2 coll</text:p>
          </table:table-cell>
        </table:table-row>
        <table:table-row table:style-name="ro4" table:visibility="filter">
          <table:table-cell office:value-type="float" office:value="814" calcext:value-type="float">
            <text:p>814</text:p>
          </table:table-cell>
          <table:table-cell table:style-name="ce71" office:value-type="string" calcext:value-type="string">
            <text:p><text:s/>da disability . @!RIDLEY: I 've always believed that any subject can be joked about if handled correctly . I think I can get away with more because it 's essentially about</text:p>
          </table:table-cell>
          <table:table-cell table:style-name="ce73" office:value-type="string" calcext:value-type="string">
            <text:p><text:s/>me . I would like to thank the audience go away with a more positive view on disability . @!CURRY-@1voice-over: Lee 's friend and fellow comedian Nathan Wood , persuaded him to t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a disability_nn1 ._y @!RIDLEY:_zzc I_ppis1 've_vh0 always_rr believed_vvn that_cst any_dd subject_nn1 can_vm be_vbi joked_vvn@ about_rp@_ii if_cs_csw@ handled_vvn correctly_rr ._y I_ppis1 think_vv0 I_ppis1 can_vm get_vvi away_rl with_iw more_dar_rrr because_cs it_pph1 's_vbz essentially_rr about_ii</text:p>
          </table:table-cell>
          <table:table-cell office:value-type="string" calcext:value-type="string">
            <text:p><text:s/>me_ppio1 ._y I_ppis1 would_vm like_vvi to_to thank_vvi the_at audience_nn1 go_vv0 away_rl with_iw a_at1 more_rgr positive_jj view_nn1 on_ii disability_nn1 ._y @!CURRY-@1voice-over:_zzc Lee_np1 's_ge friend_nn1 and_cc fellow_jj comedian_nn1_jj Nathan_np1 Wood_np1 ,_y persuaded_vvd him_ppho1 to_to tr</text:p>
          </table:table-cell>
        </table:table-row>
        <table:table-row table:style-name="ro4" table:visibility="filter">
          <table:table-cell office:value-type="float" office:value="815" calcext:value-type="float">
            <text:p>815</text:p>
          </table:table-cell>
          <table:table-cell table:style-name="ce71" office:value-type="string" calcext:value-type="string">
            <text:p><text:s/>f trying to get back in. @(voice-over) : Everyone agrees the @ @ @ @ @ @ @ @ @ @ door handle . That 's when it dragged me and ripped the skin all my leg , she</text:p>
          </table:table-cell>
          <table:table-cell table:style-name="ce73" office:value-type="string" calcext:value-type="string">
            <text:p><text:s/>says . I let go and then the back tire drove over me , literally right over me . According to the police report , the van stopped and then other women </text:p>
          </table:table-cell>
          <table:table-cell table:style-name="ce78" office:value-type="string" calcext:value-type="string">
            <text:p>pattern to eliminate</text:p>
          </table:table-cell>
          <table:table-cell office:value-type="string" calcext:value-type="string">
            <text:p>bloquear</text:p>
          </table:table-cell>
          <table:table-cell office:value-type="string" calcext:value-type="string">
            <text:p><text:s/>f_ppx1 trying_vvg to_to get_vvi back_rp in._nnu @(voice-over)_zzq :_y Everyone_pn1 agrees_vvz the_at @_ii @_ii @_ii @_ii @_ii @_ii @_ii @_ii @_ii @_ii door_nn1 handle_nn1 ._y That_dd1 's_vbz when_rrq it_pph1 dragged_vvd me_ppio1 and_cc ripped_vvd the_at skin_nn1 all_db my_appge leg_nn1 ,_y she_pphs1</text:p>
          </table:table-cell>
          <table:table-cell office:value-type="string" calcext:value-type="string">
            <text:p><text:s/>says_vvz ._y I_ppis1 let_vv0 go_vvi and_cc then_rt the_at back_nn1 tire_vv0 drove_nn1@_vvd over_ii me_ppio1 ,_y literally_rr right_rr_jj over_ii me_ppio1 ._y According_ii21 to_ii22 the_at police_nn2 report_nn1_vv0@ ,_y the_at van_nn1 stopped_vvn_vvd and_cc then_rt other_jj women_nn2</text:p>
          </table:table-cell>
        </table:table-row>
        <table:table-row table:style-name="ro4" table:visibility="filter">
          <table:table-cell office:value-type="float" office:value="816" calcext:value-type="float">
            <text:p>816</text:p>
          </table:table-cell>
          <table:table-cell table:style-name="ce71" office:value-type="string" calcext:value-type="string">
            <text:p><text:s text:c="2"/>we 've used in the abdomen to do sleep apnea surgery . So surgeries actually come a long way for sleep apnea . The main thing , get diagnosed . Make sure if you</text:p>
          </table:table-cell>
          <table:table-cell table:style-name="ce73" office:value-type="string" calcext:value-type="string">
            <text:p><text:s/>have a partner or feel it 's a problem get tested . Once you do , there 's a breathing machine you can try called a CPAP machine . There are treatments an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e_ppis2 've_vh0 used_vvn in_ii the_at abdomen_nn1 to_to do_vdi sleep_nn1 apnea_nn1 surgery_nn1 ._y So_rr surgeries_nn2 actually_rr come_vv0 a_at1 long_jj way_nn1 for_if sleep_nn1 apnea_nn1 ._y The_at main_jj thing_nn1 ,_y get_vv0 diagnosed_vvn ._y Make_vv0 sure_jj if_cs_csw@ you_ppy</text:p>
          </table:table-cell>
          <table:table-cell office:value-type="string" calcext:value-type="string">
            <text:p><text:s/>have_vh0 a_at1 partner_nn1 or_cc feel_vv0 it_pph1 's_vbz a_at1 problem_nn1 get_vv0 tested_vvn ._y Once_cs@_rr you_ppy do_vd0 ,_y there_ex 's_vbz a_at1 breathing_nn1 machine_vv0_nn1 you_ppy can_vm try_vvi called_vvn a_at1 CPAP_nn1 machine_nn1 ._y There_ex are_vbr treatments_nn2 and_</text:p>
          </table:table-cell>
        </table:table-row>
        <table:table-row table:style-name="ro4" table:visibility="filter">
          <table:table-cell office:value-type="float" office:value="817" calcext:value-type="float">
            <text:p>817</text:p>
          </table:table-cell>
          <table:table-cell table:style-name="ce71" office:value-type="string" calcext:value-type="string">
            <text:p><text:s text:c="2"/>officer were acquitted in the Rodney King videotaped beating . Here 's an account of the day from CNN photographers and producers who were there . @(BEGIN-VIDEOTAPE) @!UNIDENTIFIED-MALE:</text:p>
          </table:table-cell>
          <table:table-cell table:style-name="ce73" office:value-type="string" calcext:value-type="string">
            <text:p><text:s/>We , the jury in the above entitled action find the defendant not guilty of the crime of officer unnecessarily assaulting or beating any person . @!CHUCK-CONDER-CNN-: I think most of</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fficer_nn1 were_vbdr acquitted_vvn in_ii the_at Rodney_np1 King_np1@_nn1 videotaped_vvd beating_nn1_vvg ._y Here_rl 's_vbz an_at1 account_nn1 of_io the_at day_nnt1 from_ii CNN_np1 photographers_nn2 and_cc producers_nn2 who_pnqs were_vbdr there_rl ._y @(BEGIN-VIDEOTAPE)_zzq @!UNIDENTIFIED-MALE:_zzc</text:p>
          </table:table-cell>
          <table:table-cell office:value-type="string" calcext:value-type="string">
            <text:p><text:s/>We_ppis2 ,_y the_at jury_nn1 in_ii the_at above_jj@_rl entitled_vvn action_nn1 find_vv0 the_at defendant_nn1 not_xx guilty_jj of_io the_at crime_nn1 of_io officer_nn1 unnecessarily_rr assaulting_vvg_jj@ or_cc beating_vvg any_dd person_nn1 ._y @!CHUCK-CONDER-CNN-:_zzc I_ppis1 think_vv0 most_dat of_i</text:p>
          </table:table-cell>
        </table:table-row>
        <table:table-row table:style-name="ro4" table:visibility="filter">
          <table:table-cell office:value-type="float" office:value="818" calcext:value-type="float">
            <text:p>818</text:p>
          </table:table-cell>
          <table:table-cell table:style-name="ce71" office:value-type="string" calcext:value-type="string">
            <text:p><text:s text:c="2"/>@ @ @ @ @ @ @ @ President Obama is promoting his new plan to protect military vets against schools that use misleading recruiting practices . In his weekly address , the president</text:p>
          </table:table-cell>
          <table:table-cell table:style-name="ce73" office:value-type="string" calcext:value-type="string">
            <text:p><text:s/>said some for-profit colleges take advantage of this by pressuring them to enrol . He says his new plan provide vets with information about their educational options and how to pay</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ii @_ii @_ii @_ii @_ii @_ii @_ii @_ii President_nnb Obama_np1 is_vbz promoting_vvg his_appge new_jj plan_nn1 to_to protect_vvi military_jj vets_nn2 against_ii schools_nn2 that_cst use_vv0 misleading_jj recruiting_nn1 practices_nn2 ._y In_ii his_appge weekly_jj address_nn1 ,_y the_at president_nn1</text:p>
          </table:table-cell>
          <table:table-cell office:value-type="string" calcext:value-type="string">
            <text:p><text:s/>said_vvd some_dd for-profit_jj_nn1 colleges_nn2 take_vv0 advantage_nn1 of_io this_dd1 by_ii pressuring_vvg them_ppho2 to_to enrol_vvi ._y He_pphs1 says_vvz his_appge new_jj plan_nn1 provide_vv0 vets_nn2 with_iw information_nn1 about_ii their_appge educational_jj options_nn2 and_cc how_rrq to_to pay</text:p>
          </table:table-cell>
        </table:table-row>
        <table:table-row table:style-name="ro4" table:visibility="filter">
          <table:table-cell office:value-type="float" office:value="819" calcext:value-type="float">
            <text:p>819</text:p>
          </table:table-cell>
          <table:table-cell table:style-name="ce71" office:value-type="string" calcext:value-type="string">
            <text:p><text:s text:c="2"/>to protect military vets against schools that use misleading recruiting practices . In his weekly address , the president said some for-profit colleges take advantage of this by pressuring</text:p>
          </table:table-cell>
          <table:table-cell table:style-name="ce73" office:value-type="string" calcext:value-type="string">
            <text:p><text:s/>them to enrol . He says his new plan provide vets with information about their educational options and how to pay for them . The Republicans focus their weekly address on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to_to protect_vvi military_jj vets_nn2 against_ii schools_nn2 that_cst use_vv0 misleading_jj recruiting_nn1 practices_nn2 ._y In_ii his_appge weekly_jj address_nn1 ,_y the_at president_nn1 said_vvd some_dd for-profit_jj_nn1 colleges_nn2 take_vv0 advantage_nn1 of_io this_dd1 by_ii pressuring_vvg</text:p>
          </table:table-cell>
          <table:table-cell office:value-type="string" calcext:value-type="string">
            <text:p><text:s/>them_ppho2 to_to enrol_vvi ._y He_pphs1 says_vvz his_appge new_jj plan_nn1 provide_vv0 vets_nn2 with_iw information_nn1 about_ii their_appge educational_jj options_nn2 and_cc how_rrq to_to pay_vvi for_if them_ppho2 ._y The_at Republicans_nn2 focus_vv0 their_appge weekly_jj address_nn1 on_ii the_at</text:p>
          </table:table-cell>
        </table:table-row>
        <table:table-row table:style-name="ro4" table:visibility="filter">
          <table:table-cell office:value-type="float" office:value="820" calcext:value-type="float">
            <text:p>820</text:p>
          </table:table-cell>
          <table:table-cell table:style-name="ce71" office:value-type="string" calcext:value-type="string">
            <text:p><text:s text:c="2"/>able to go in and do a thorough search at this point . We still believe that it 's possibly booby traps , maybe exclusives because his mentality . And we want to make</text:p>
          </table:table-cell>
          <table:table-cell table:style-name="ce73" office:value-type="string" calcext:value-type="string">
            <text:p><text:s/>sure it 's safe to enter . Our bomb dispose 's unit will slowly take their time to go in and clear the bunker before we 'll actually go in to do a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ble_jk to_to go_vvi in_rp@ and_cc do_vdi a_at1 thorough_jj search_nn1 at_ii this_dd1 point_nn1 ._y We_ppis2 still_rr believe_vv0 that_cst it_pph1 's_vbz possibly_rr booby_nn1 traps_nn2 ,_y maybe_rr exclusives_vvz because_cs his_appge mentality_nn1 ._y And_cc we_ppis2 want_vv0 to_to make_vvi</text:p>
          </table:table-cell>
          <table:table-cell office:value-type="string" calcext:value-type="string">
            <text:p><text:s/>sure_jj it_pph1 's_vbz safe_jj to_to enter_vvi ._y Our_appge bomb_nn1 dispose_vv0 's_vbz unit_nn1 will_vm slowly_rr take_vvi their_appge time_nnt1 to_to go_vvi in_rp@ and_cc clear_vvi the_at bunker_nn1 before_cs we_ppis2 'll_vm actually_rr go_vvi in_rp@ to_to do_vdi a_</text:p>
          </table:table-cell>
        </table:table-row>
        <table:table-row table:style-name="ro4" table:visibility="filter">
          <table:table-cell office:value-type="float" office:value="821" calcext:value-type="float">
            <text:p>821</text:p>
          </table:table-cell>
          <table:table-cell table:style-name="ce71" office:value-type="string" calcext:value-type="string">
            <text:p><text:s text:c="2"/>search to find out exactly what he had until we make sure it 's safe . @!KOSIK: So what are the steps to get in since you 're not sure it 's</text:p>
          </table:table-cell>
          <table:table-cell table:style-name="ce73" office:value-type="string" calcext:value-type="string">
            <text:p><text:s/>safe to get in there ? @!WEST: Our bomb dispose 's team is trained to do that . Robot , different types of devices and take their time going in each step of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earch_nn1_vv0@ to_to find_vvi out_rp exactly_rr what_ddq he_pphs1 had_vhd until_cs we_ppis2 make_vv0 sure_jj it_pph1 's_vbz safe_jj ._y @!KOSIK:_zzc So_rr_rg what_ddq are_vbr the_at steps_nn2 to_to get_vvi in_rp@ since_cs you_ppy 're_vbr not_xx sure_jj it_pph1 's_vbz</text:p>
          </table:table-cell>
          <table:table-cell office:value-type="string" calcext:value-type="string">
            <text:p><text:s/>safe_jj to_to get_vvi in_ii_rp% there_rl ?_y @!WEST:_zzc Our_appge bomb_nn1 dispose_vv0 's_vbz team_nn1 is_vbz trained_vvn to_to do_vdi that_dd1 ._y Robot_nn1 ,_y different_jj types_nn2 of_io devices_nn2 and_cc take_vv0 their_appge time_nnt1 going_vvg in_ii each_dd1 step_nn1 of_io</text:p>
          </table:table-cell>
        </table:table-row>
        <table:table-row table:style-name="ro4" table:visibility="filter">
          <table:table-cell office:value-type="float" office:value="822" calcext:value-type="float">
            <text:p>822</text:p>
          </table:table-cell>
          <table:table-cell table:style-name="ce71" office:value-type="string" calcext:value-type="string">
            <text:p><text:s text:c="2"/>do the diagnostic , transmitted to the -- @!WHITFIELD: Ultrasounds , x-rays right there in the cell phone , because so many cases , doctors ca n't get to certain villages . People</text:p>
          </table:table-cell>
          <table:table-cell table:style-name="ce73" office:value-type="string" calcext:value-type="string">
            <text:p><text:s/>have cell phones . @!YUNUS: The bulk of population have no access to doctors . Doctors live in one place , particularly in big cities and so on . Most of the people i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do_vd0 the_at diagnostic_jj ,_y transmitted_vvn_vvd to_ii the_at --_zz @!WHITFIELD:_zzc Ultrasounds_np1_nn2 ,_y x-rays_nn2 right_rr_vv0% there_rl in_ii the_at cell_nn1 phone_nn1 ,_y because_cs so_rg many_da2 cases_nn2 ,_y doctors_nn2 ca_vm n't_xx get_vvi to_ii certain_jj villages_nn2 ._y People_nn</text:p>
          </table:table-cell>
          <table:table-cell office:value-type="string" calcext:value-type="string">
            <text:p><text:s/>have_vh0 cell_nn1 phones_nn2 ._y @!YUNUS:_zzc The_at bulk_nn1 of_io population_nn1 have_vh0 no_at access_nn1 to_ii doctors_nn2 ._y Doctors_nn2 live_vv0 in_ii_rp@ one_mc1 place_nn1 ,_y particularly_rr in_ii big_jj cities_nn2 and_rr31 so_rr32 on_rr33 ._y Most_dat of_io the_at people_nn in_</text:p>
          </table:table-cell>
        </table:table-row>
        <table:table-row table:style-name="ro4" table:visibility="filter">
          <table:table-cell office:value-type="float" office:value="823" calcext:value-type="float">
            <text:p>823</text:p>
          </table:table-cell>
          <table:table-cell table:style-name="ce71" office:value-type="string" calcext:value-type="string">
            <text:p><text:s text:c="2"/>socially and politically of what 's going on in that environment , and that 's what we 've been focusing on ever since we started out . @!WHITFIELD: Thank you so much .</text:p>
          </table:table-cell>
          <table:table-cell table:style-name="ce73" office:value-type="string" calcext:value-type="string">
            <text:p><text:s/>@!HINE: Thank you so much , Fredricka . God bless @ @ @ @ @ @ @ @ @ @ tours Jazz Fest with producer , Quint Davis . ##4104128_ @!VAN-SUSTEREN , HOST : Tonight : Well ,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ocially_rr and_cc politically_rr of_io what_ddq 's_vbz going_vvg on_rp@ in_ii that_dd1 environment_nn1 ,_y and_cc that_dd1 's_vbz what_ddq we_ppis2 've_vh0 been_vbn focusing_vvg on_rp@_ii ever_rr since_cs we_ppis2 started_vvd out_rp ._y @!WHITFIELD:_zzc Thank_vv0 you_ppy so_rg much_da1_rr ._y</text:p>
          </table:table-cell>
          <table:table-cell office:value-type="string" calcext:value-type="string">
            <text:p><text:s/>@!HINE:_zzc Thank_vv0 you_ppy so_rg much_da1_rr ,_y Fredricka_np1 ._y God_np1 bless_vv0 @_ii @_ii @_ii @_ii @_ii @_ii @_ii @_ii @_ii @_ii tours_vvz@_nn2 Jazz_nn1 Fest_nn1 with_iw producer_nn1 ,_y Quint_nn1 Davis_np1 ._y ##4104128_ @!VAN-SUSTEREN_zzc ,_y HOST_vv0_nn1 :_y Tonight_rt :_y Well_rr ,_y i</text:p>
          </table:table-cell>
        </table:table-row>
        <table:table-row table:style-name="ro4" table:visibility="filter">
          <table:table-cell office:value-type="float" office:value="824" calcext:value-type="float">
            <text:p>824</text:p>
          </table:table-cell>
          <table:table-cell table:style-name="ce71" office:value-type="string" calcext:value-type="string">
            <text:p><text:s/>v0 chair Darrell Issa , a big meeting tomorrow less than 24 hours before a contempt vote against the attorney general . Will lawmakers finally get the answers they 've been</text:p>
          </table:table-cell>
          <table:table-cell table:style-name="ce73" office:value-type="string" calcext:value-type="string">
            <text:p><text:s/>waiting for , or does Attorney General Eric Holder have another plan ? And federal judges mounting their defense , the 9th circuit taking heat for a planned million-dollar conference at a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v0 chair_nn1 Darrell_np1 Issa_np1 ,_y a_at1 big_jj meeting_nn1 tomorrow_rt less_dar than_csn 24_mc hours_nnt2 before_ii_cs a_at1 contempt_nn1 vote_nn1_vv0 against_ii the_at attorney_nn1 general_jj ._y Will_np1@_nn1@_vv0% lawmakers_nn2 finally_rr get_vvi the_at answers_nn2 they_pphs2 've_vh0 been_vbn</text:p>
          </table:table-cell>
          <table:table-cell office:value-type="string" calcext:value-type="string">
            <text:p><text:s/>waiting_vvg for_if ,_y or_cc does_vdz Attorney_nn1 General_nnb Eric_np1 Holder_np1 have_vh0 another_dd1 plan_nn1 ?_y And_cc federal_jj judges_nn2 mounting_vvg their_appge defense_nn1 ,_y the_at 9th_md circuit_nn1 taking_vvg heat_nn1 for_if a_at1 planned_jj@ million-dollar_jj conference_nn1 at_ii a_</text:p>
          </table:table-cell>
        </table:table-row>
        <table:table-row table:style-name="ro4" table:visibility="filter">
          <table:table-cell office:value-type="float" office:value="825" calcext:value-type="float">
            <text:p>825</text:p>
          </table:table-cell>
          <table:table-cell table:style-name="ce71" office:value-type="string" calcext:value-type="string">
            <text:p><text:s text:c="2"/>, if it 's upheld . One is that we will be looking at other potential legal challenges that could be waged . If you recall , it was Nancy Pelosi herself who</text:p>
          </table:table-cell>
          <table:table-cell table:style-name="ce73" office:value-type="string" calcext:value-type="string">
            <text:p><text:s/>said we have to pass the law to find out what 's in it . And we 've seen ever since @ @ @ @ @ @ @ @ @ @ Human Services , such as the contraceptiv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if_cs it_pph1 's_vbz upheld_vvn ._y One_pn1_mc1 is_vbz that_cst we_ppis2 will_vm be_vbi looking_vvg at_ii other_jj potential_jj_nn1 legal_jj challenges_nn2 that_cst_dd1 could_vm be_vbi waged_vvn ._y If_cs you_ppy recall_vv0 ,_y it_pph1 was_vbdz Nancy_np1 Pelosi_np1 herself_ppx1 who_pnqs</text:p>
          </table:table-cell>
          <table:table-cell office:value-type="string" calcext:value-type="string">
            <text:p><text:s/>said_vvd we_ppis2 have_vh0 to_to pass_vvi the_at law_nn1 to_to find_vvi out_rp what_ddq 's_vbz in_ii it_pph1 ._y And_cc we_ppis2 've_vh0 seen_vvn ever_rr since_ii @_ii @_ii @_ii @_ii @_ii @_ii @_ii @_ii @_ii @_ii Human_jj_nn1 Services_nn2 ,_y such_ii21 as_ii22 the_at contraceptive_</text:p>
          </table:table-cell>
        </table:table-row>
        <table:table-row table:style-name="ro4" table:visibility="filter">
          <table:table-cell office:value-type="float" office:value="826" calcext:value-type="float">
            <text:p>826</text:p>
          </table:table-cell>
          <table:table-cell table:style-name="ce71" office:value-type="string" calcext:value-type="string">
            <text:p><text:s/>uld the judges hold their meeting someplace else ? How about a high school gym . Two senators wrote the 9th circuit chief @ @ @ @ @ @ @ @ @ @ the 9th circuit chief</text:p>
          </table:table-cell>
          <table:table-cell table:style-name="ce73" office:value-type="string" calcext:value-type="string">
            <text:p><text:s/>judge has responded . What does his response letter say ? You will hear what 's in it coming up . And Senator Jeff Sessions goes " On the Record " next . Also , di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uld_vm the_at judges_nn2 hold_vvi their_appge meeting_nn1_vvg someplace_rl else_rr ?_y How_rrq_rgq@ about_ii a_at1 high_jj school_nn1 gym_nn1 ._y Two_mc senators_nn2 wrote_vvd the_at 9th_md circuit_nn1 chief_nn1 @_ii @_ii @_ii @_ii @_ii @_ii @_ii @_ii @_ii @_ii the_at 9th_md circuit_nn1 chief_nn1_jj</text:p>
          </table:table-cell>
          <table:table-cell office:value-type="string" calcext:value-type="string">
            <text:p><text:s/>judge_nn1 has_vhz responded_vvn ._y What_ddq does_vdz his_appge response_nn1 letter_nn1 say_vv0 ?_y You_ppy will_vm hear_vvi what_ddq 's_vbz in_ii it_pph1 coming_vvg up_rp ._y And_cc Senator_nnb Jeff_np1 Sessions_nnt2 goes_vvz "_y On_ii the_at Record_nn1 "_y next_md ._y Also_rr ,_y did_</text:p>
          </table:table-cell>
        </table:table-row>
        <table:table-row table:style-name="ro4" table:visibility="filter">
          <table:table-cell office:value-type="float" office:value="827" calcext:value-type="float">
            <text:p>827</text:p>
          </table:table-cell>
          <table:table-cell table:style-name="ce71" office:value-type="string" calcext:value-type="string">
            <text:p><text:s text:c="2"/>The intent of the law , all right , to give -- carve out a special status for people who were dragged here , when they were kids and -- I think</text:p>
          </table:table-cell>
          <table:table-cell table:style-name="ce73" office:value-type="string" calcext:value-type="string">
            <text:p><text:s/>is noble . You do n't disagree with that do you ? @!HAM: No , I actually do n't disagree with that . O'REILLY : Ok. @!HAM: And I would say that I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The_at intent_nn1 of_io the_at law_nn1 ,_y all_rr21 right_rr22 ,_y to_to give_vvi --_nn1_jj carve_vv0_nn1@ out_rp a_at1 special_jj status_nn1 for_if people_nn who_pnqs were_vbdr dragged_vvn here_rl ,_y when_cs_rrq they_pphs2 were_vbdr kids_nn2 and_cc --_nn1_jj I_ppis1 think_vv0</text:p>
          </table:table-cell>
          <table:table-cell office:value-type="string" calcext:value-type="string">
            <text:p><text:s/>is_vbz noble_jj ._y You_ppy do_vd0 n't_xx disagree_vvi with_iw that_dd1 do_vd0 you_ppy ?_y @!HAM:_zzc No_uh ,_y I_ppis1 actually_rr do_vd0 n't_xx disagree_vvi with_iw that_dd1 ._y O'REILLY_np1 :_y Ok._rr @!HAM:_zzc And_cc I_ppis1 would_vm say_vvi that_cst I_ppis1 '</text:p>
          </table:table-cell>
        </table:table-row>
        <table:table-row table:style-name="ro4" table:visibility="filter">
          <table:table-cell office:value-type="float" office:value="828" calcext:value-type="float">
            <text:p>828</text:p>
          </table:table-cell>
          <table:table-cell table:style-name="ce71" office:value-type="string" calcext:value-type="string">
            <text:p><text:s text:c="2"/>larger percentage of the vote than McCain got which could be deadly to him in states like @ @ @ @ @ @ @ @ @ @ no doubt it 's a political move . Now</text:p>
          </table:table-cell>
          <table:table-cell table:style-name="ce73" office:value-type="string" calcext:value-type="string">
            <text:p><text:s/>why did the -- why did the Dream Act get blocked ? I mean that is the one argument that Juan cited and it 's true . @!ROVE: Yes . O'REILLY : It go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larger_jjr percentage_nn1 of_io the_at vote_nn1 than_csn McCain_np1 got_vvd which_ddq could_vm be_vbi deadly_jj to_ii him_ppho1 in_ii_rp@ states_nn2 like_ii @_ii @_ii @_ii @_ii @_ii @_ii @_ii @_ii @_ii @_ii no_at_rr%_uh doubt_nn1_vv0 it_pph1 's_vbz a_at1 political_jj move_nn1 ._y Now_rt</text:p>
          </table:table-cell>
          <table:table-cell office:value-type="string" calcext:value-type="string">
            <text:p><text:s/>why_rrq did_vdd the_at --_nn1 why_rrq did_vdd the_at Dream_nn1 Act_nn1 get_vv0 blocked_vvn ?_y I_ppis1 mean_vv0 that_dd1 is_vbz the_at one_mc1 argument_nn1 that_cst Juan_np1 cited_vvd and_cc it_pph1 's_vbz true_jj ._y @!ROVE:_zzc Yes_uh ._y O'REILLY_np1 :_y It_pph1 got_</text:p>
          </table:table-cell>
        </table:table-row>
        <table:table-row table:style-name="ro4" table:visibility="filter">
          <table:table-cell office:value-type="float" office:value="829" calcext:value-type="float">
            <text:p>829</text:p>
          </table:table-cell>
          <table:table-cell table:style-name="ce71" office:value-type="string" calcext:value-type="string">
            <text:p><text:s/>ow you can not legislate well when you 've got absent presidential leadership , highly contentious issue and the legislative leadership engaging in political game just trying to score political</text:p>
          </table:table-cell>
          <table:table-cell table:style-name="ce73" office:value-type="string" calcext:value-type="string">
            <text:p><text:s/>points not actually get it done . O'REILLY : Ok . Now , Mitt Romney , what does he do to counter this obvious play for Hispanic votes , what can he do ? @!ROV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w_vv0 you_ppy can_vm not_xx legislate_vvi well_rr when_cs_rrq you_ppy 've_vh0 got_vvn absent_jj presidential_jj leadership_nn1 ,_y highly_rr contentious_jj issue_nn1 and_cc the_at legislative_jj leadership_nn1 engaging_vvg in_ii_rp@ political_jj game_nn1 just_rr trying_vvg to_to score_vvi political</text:p>
          </table:table-cell>
          <table:table-cell office:value-type="string" calcext:value-type="string">
            <text:p>_jj points_nn2 not_xx actually_rr get_vv0 it_pph1 done_vdn ._y O'REILLY_np1 :_y Ok_rr ._y Now_rt ,_y Mitt_np1 Romney_np1 ,_y what_ddq does_vdz he_pphs1 do_vdi to_to counter_vvi this_dd1 obvious_jj play_nn1 for_if Hispanic_jj votes_nn2 ,_y what_ddq can_vm he_pphs1 do_vdi ?_y @!ROVE:_</text:p>
          </table:table-cell>
        </table:table-row>
        <table:table-row table:style-name="ro4" table:visibility="filter">
          <table:table-cell office:value-type="float" office:value="830" calcext:value-type="float">
            <text:p>830</text:p>
          </table:table-cell>
          <table:table-cell table:style-name="ce71" office:value-type="string" calcext:value-type="string">
            <text:p><text:s text:c="2"/>very interesting in his comments , which is to say we need to take up this whole issue and deal with it in a comprehensive fashion when I become president . Which</text:p>
          </table:table-cell>
          <table:table-cell table:style-name="ce73" office:value-type="string" calcext:value-type="string">
            <text:p><text:s/>was you know an interesting sign that this will be a priority for him to deal with as well . O'REILLY : All right , but remember President Bush tried to d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very_rg interesting_jj in_ii his_appge comments_nn2 ,_y which_ddq is_vbz to_to say_vvi we_ppis2 need_vv0 to_to take_vvi up_rp this_dd1 whole_jj_nn1 issue_nn1 and_cc deal_vvi with_iw it_pph1 in_ii_rp@ a_at1 comprehensive_jj fashion_nn1 when_cs_rrq I_ppis1 become_vv0 president_nn1 ._y Which_ddq</text:p>
          </table:table-cell>
          <table:table-cell office:value-type="string" calcext:value-type="string">
            <text:p><text:s/>was_vbdz you_ppy know_vv0 an_at1 interesting_jj sign_nn1 that_cst this_dd1 will_vm be_vbi a_at1 priority_nn1 for_if him_ppho1 to_to deal_vvi with_iw as_rr21_rg well_rr22_rr ._y O'REILLY_np1 :_y All_rr21 right_rr22 ,_y but_ccb remember_vv0 President_nnb Bush_np1 tried_vvd to_to do_vdi</text:p>
          </table:table-cell>
        </table:table-row>
        <table:table-row table:style-name="ro4" table:visibility="filter">
          <table:table-cell office:value-type="float" office:value="831" calcext:value-type="float">
            <text:p>831</text:p>
          </table:table-cell>
          <table:table-cell table:style-name="ce71" office:value-type="string" calcext:value-type="string">
            <text:p><text:s text:c="2"/>, crime and ultimately death . I 'm sorry for those who loved him , but as the media launches into their obits @(ph) , which will gloss over @ @ @ @ @ @ @</text:p>
          </table:table-cell>
          <table:table-cell table:style-name="ce73" office:value-type="string" calcext:value-type="string">
            <text:p><text:s/>@ @ @ being a victim is not lifetime get out of jail free card . It does not absolve you of all responsibilities . It does n't mean sainthood . It means that if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z@ ,_y crime_nn1 and_cc ultimately_rr death_nn1 ._y I_ppis1 'm_vbm sorry_jj for_if those_dd2 who_pnqs loved_vvd him_ppho1 ,_y but_ccb as_csa_ii the_at media_nn launches_vvz_nn2 into_ii their_appge obits_nn2 @(ph)_zzq ,_y which_ddq will_vm gloss_vvi over_rp_ii @_ii @_ii @_ii @_ii @_ii @_ii @_ii</text:p>
          </table:table-cell>
          <table:table-cell office:value-type="string" calcext:value-type="string">
            <text:p><text:s/>@_ii @_ii @_ii being_vbg a_at1 victim_nn1 is_vbz not_xx lifetime_nnt1 get_vv0 out_ii21 of_ii22 jail_nn1 free_jj card_nn1 ._y It_pph1 does_vdz not_xx absolve_vvi you_ppy of_io all_db responsibilities_nn2 ._y It_pph1 does_vdz n't_xx mean_vvi sainthood_nn1 ._y It_pph1 means_vvz that_cst if_</text:p>
          </table:table-cell>
        </table:table-row>
        <table:table-row table:style-name="ro4" table:visibility="filter">
          <table:table-cell office:value-type="float" office:value="832" calcext:value-type="float">
            <text:p>832</text:p>
          </table:table-cell>
          <table:table-cell table:style-name="ce71" office:value-type="string" calcext:value-type="string">
            <text:p><text:s text:c="2"/>that whole day , that whole week . I was more fearful than any other point in my life . Remember this was before 9/11 , up until then , life</text:p>
          </table:table-cell>
          <table:table-cell table:style-name="ce73" office:value-type="string" calcext:value-type="string">
            <text:p><text:s/>was pretty -- you know , things came and went . But that was the lowest point , defining moment until that point . @!GUTFELD: Yes . @!BOLLING: Scary time in America . @!GUTF</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0 that_cst_dd1 whole_jj_nn1 day_nnt1 ,_y that_dd1_cst whole_jj_nn1 week_nnt1 ._y I_ppis1 was_vbdz more_rgr fearful_jj than_csn any_dd other_jj point_nn1 in_ii my_appge life_nn1 ._y Remember_vv0 this_dd1 was_vbdz before_ii_cs 9/11_mf ,_y up_ii21_rp until_ii22 then_rt ,_y life_nn1</text:p>
          </table:table-cell>
          <table:table-cell office:value-type="string" calcext:value-type="string">
            <text:p><text:s/>was_vbdz pretty_rg_jj --_zz you_ppy know_vv0 ,_y things_nn2 came_vvd and_cc went_vvd ._y But_ccb that_dd1 was_vbdz the_at lowest_jjt point_nn1 ,_y defining_vvg_jj@ moment_nn1 until_cs_ii@ that_dd1 point_nn1 ._y @!GUTFELD:_zzc Yes_uh ._y @!BOLLING:_zzc Scary_jj time_nnt1 in_ii America_np1 ._y @!GUTF</text:p>
          </table:table-cell>
        </table:table-row>
        <table:table-row table:style-name="ro4">
          <table:table-cell office:value-type="float" office:value="833" calcext:value-type="float">
            <text:p>833</text:p>
          </table:table-cell>
          <table:table-cell table:style-name="ce71" office:value-type="string" calcext:value-type="string">
            <text:p><text:s text:c="2"/>, the L.A. four I think they are called , one of them football Monroe Williams , found guilty of mayhem . Not attempted murder , not , you know , assault , mayhem</text:p>
          </table:table-cell>
          <table:table-cell table:style-name="ce73" office:value-type="string" calcext:value-type="string">
            <text:p><text:s/>. He spend years in prison gets out and kills again . I mean , get back , Bob -- @!BOLLING: What about the cops that got off in that deal ? @(CROSSTALK) @!GUTFELD: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dd1 ,_y the_at L.A._np1 four_mc I_ppis1 think_vv0 they_pphs2 are_vbr called_vvn ,_y one_mc1 of_io them_ppho2 football_nn1 Monroe_np1 Williams_np1 ,_y found_vvd_vvn guilty_jj of_io mayhem_nn1 ._y Not_xx attempted_jj_vvn murder_nn1 ,_y not_xx ,_y you_ppy know_vv0 ,_y assault_nn1_vv0@ ,_y mayhem_nn1</text:p>
          </table:table-cell>
          <table:table-cell office:value-type="string" calcext:value-type="string">
            <text:p><text:s/>._y He_pphs1 spend_nn1@_vv0 years_nnt2 in_ii prison_nn1 gets_vvz out_rp and_cc kills_vvz again_rt ._y I_ppis1 mean_vv0 ,_y get_vv0 back_rp ,_y Bob_np1 --_nn1_jj @!BOLLING:_zzc What_ddq about_ii the_at cops_nn2 that_cst got_vvd off_rp in_ii that_dd1 deal_nn1 ?_y @(CROSSTALK)_zzq @!GUTFELD:_</text:p>
          </table:table-cell>
        </table:table-row>
        <table:table-row table:style-name="ro4" table:visibility="filter">
          <table:table-cell office:value-type="float" office:value="834" calcext:value-type="float">
            <text:p>834</text:p>
          </table:table-cell>
          <table:table-cell table:style-name="ce71" office:value-type="string" calcext:value-type="string">
            <text:p><text:s/>y @!PERINO: Exhaustion is one of those words that all of us use . @!GUILFOYLE: That 's uplifting . @!BOLLING: Can we ban Greg 's banned word of the day ? @!PERINO: Banned word</text:p>
          </table:table-cell>
          <table:table-cell table:style-name="ce73" office:value-type="string" calcext:value-type="string">
            <text:p><text:s/>of the day it 's a challlenge. @!BECKEL: Anybody see Lindsay Lohan , by the way ? @!PERINO: We got to run . Thanks for being with us today . We are going to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y @!PERINO:_zzc Exhaustion_nn1 is_vbz one_mc1 of_io those_dd2 words_nn2 that_cst all_db of_io us_ppio2 use_nn1_vv0 ._y @!GUILFOYLE:_zzc That_dd1 's_vbz uplifting_jj ._y @!BOLLING:_zzc Can_vm we_ppis2 ban_vvi Greg_np1 's_ge banned_jj word_nn1 of_io the_at day_nnt1 ?_y @!PERINO:_zzc Banned_jj word_nn1</text:p>
          </table:table-cell>
          <table:table-cell office:value-type="string" calcext:value-type="string">
            <text:p><text:s/>of_io the_at day_nnt1 it_pph1 's_vbz a_at1 challlenge._nnu @!BECKEL:_zzc Anybody_pn1 see_vv0 Lindsay_np1 Lohan_np1 ,_y by_ii the_at way_nn1 ?_y @!PERINO:_zzc We_ppis2 got_vvd to_to run_vvi ._y Thanks_nn2 for_if being_vbg with_iw us_ppio2 today_rt ._y We_ppis2 are_vbr going_vvgk to_to</text:p>
          </table:table-cell>
        </table:table-row>
        <table:table-row table:style-name="ro4" table:visibility="filter">
          <table:table-cell office:value-type="float" office:value="835" calcext:value-type="float">
            <text:p>835</text:p>
          </table:table-cell>
          <table:table-cell table:style-name="ce71" office:value-type="string" calcext:value-type="string">
            <text:p><text:s text:c="2"/>anybody else . And this immigration plan is so pandering , unlike Marco Rubio 's , it 's @ @ @ @ @ @ @ @ @ @ same problem we 're in here in actual small</text:p>
          </table:table-cell>
          <table:table-cell table:style-name="ce73" office:value-type="string" calcext:value-type="string">
            <text:p><text:s/>business . We do n't know if , God forbid they get the Senate cap and tax comes back . I do n't know if my utility rates are going to tripl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nybody_pn1 else_rr ._y And_cc this_dd1 immigration_nn1 plan_nn1 is_vbz so_rr_rg pandering_vvg_jj@ ,_y unlike_ii@_jj Marco_np1 Rubio_np1 's_ge_vbz ,_y it_pph1 's_vbz @_ii @_ii @_ii @_ii @_ii @_ii @_ii @_ii @_ii @_ii same_da problem_nn1 we_ppis2 're_vbr in_ii here_rl in_ii actual_jj small_jj</text:p>
          </table:table-cell>
          <table:table-cell office:value-type="string" calcext:value-type="string">
            <text:p><text:s/>business_nn1 ._y We_ppis2 do_vd0 n't_xx know_vvi if_csw@_cs ,_y God_np1 forbid_vv0 they_pphs2 get_vv0 the_at Senate_nn1 cap_nn1 and_cc tax_nn1 comes_vvz back_rp ._y I_ppis1 do_vd0 n't_xx know_vvi if_csw@_cs my_appge utility_nn1 rates_nn2 are_vbr going_vvgk to_to triple_</text:p>
          </table:table-cell>
        </table:table-row>
        <table:table-row table:style-name="ro4" table:visibility="filter">
          <table:table-cell office:value-type="float" office:value="836" calcext:value-type="float">
            <text:p>836</text:p>
          </table:table-cell>
          <table:table-cell table:style-name="ce71" office:value-type="string" calcext:value-type="string">
            <text:p><text:s text:c="2"/>him some advice . And Baker found out later when he got a phone call from the Chief of Staff Bill Daley and then the National Security Advisor Tom Donilon that they</text:p>
          </table:table-cell>
          <table:table-cell table:style-name="ce73" office:value-type="string" calcext:value-type="string">
            <text:p><text:s/>said gee we understand -- we heard in the grapevine that you 're going to meet with the President , we 'd like to see to you while you 're in Washingto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im_ppho1 some_dd advice_nn1 ._y And_cc Baker_np1 found_vvd out_rp later_rrr_jjr when_cs he_pphs1 got_vvd a_at1 phone_nn1 call_nn1 from_ii the_at Chief_nn1 of_io Staff_nn Bill_np1 Daley_np1 and_cc then_rt the_at National_jj Security_nn1 Advisor_nn1 Tom_np1 Donilon_np1_nn1 that_cst they_pphs2</text:p>
          </table:table-cell>
          <table:table-cell office:value-type="string" calcext:value-type="string">
            <text:p><text:s/>said_vvd gee_uh we_ppis2 understand_vv0 --_nn1_jj we_ppis2 heard_vvd in_ii the_at grapevine_nn1 that_cst you_ppy 're_vbr going_vvgk to_to meet_vvi with_iw the_at President_nn1 ,_y we_ppis2 'd_vm like_vvi to_to see_vvi to_ii you_ppy while_cs_vv0% you_ppy 're_vbr in_ii Washington_</text:p>
          </table:table-cell>
        </table:table-row>
        <table:table-row table:style-name="ro4" table:visibility="filter">
          <table:table-cell office:value-type="float" office:value="837" calcext:value-type="float">
            <text:p>837</text:p>
          </table:table-cell>
          <table:table-cell table:style-name="ce71" office:value-type="string" calcext:value-type="string">
            <text:p><text:s text:c="2"/>want to talk about Reverend Wright in particular . But I want to get a sense on the president 's psychology . @!CALLER: Yes , I agree with what he said , when he</text:p>
          </table:table-cell>
          <table:table-cell table:style-name="ce73" office:value-type="string" calcext:value-type="string">
            <text:p><text:s/>said the thing -- you know . It 's very interesting about the whole , like , the gang -- the gang . Now I 'm now saying " gang " as in a negativ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ant_vvi to_to talk_vvi about_ii Reverend_nnb Wright_np1 in_rr21 particular_rr22 ._y But_ccb I_ppis1 want_vv0 to_to get_vvi a_at1 sense_nn1 on_ii the_at president_nn1 's_ge psychology_nn1 ._y @!CALLER:_zzc Yes_uh ,_y I_ppis1 agree_vv0 with_iw what_ddq he_pphs1 said_vvd ,_y when_cs_rrq he_pphs1</text:p>
          </table:table-cell>
          <table:table-cell office:value-type="string" calcext:value-type="string">
            <text:p><text:s/>said_vvd the_at thing_nn1 --_nn1 you_ppy know_vv0 ._y It_pph1 's_vbz very_rg interesting_jj about_ii the_at whole_nn1_jj ,_y like_rr ,_y the_at gang_nn1 --_nn1 the_at gang_nn1 ._y Now_rt I_ppis1 'm_vbm now_rt saying_vvg "_y gang_nn1 "_y as_csa in_ii a_at1 negative_</text:p>
          </table:table-cell>
        </table:table-row>
        <table:table-row table:style-name="ro4" table:visibility="filter">
          <table:table-cell office:value-type="float" office:value="838" calcext:value-type="float">
            <text:p>838</text:p>
          </table:table-cell>
          <table:table-cell table:style-name="ce71" office:value-type="string" calcext:value-type="string">
            <text:p><text:s/>nt2 ago . If he felt seriously about this , he should have taken action when he had a Democrat House and the Senate . But he didn't. @(END-AUDIO-CLIP) @!KILMEADE: He did n't</text:p>
          </table:table-cell>
          <table:table-cell table:style-name="ce73" office:value-type="string" calcext:value-type="string">
            <text:p><text:s/>. And he does not -- Mitt Romney -- tell me if you think this strategy is correct , Michael , he did n't say whether he 's gon na repeal this or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t2 ago_ra ._y If_cs he_pphs1 felt_vvd seriously_rr about_ii this_dd1 ,_y he_pphs1 should_vm have_vhi taken_vvn action_nn1 when_cs_rrq he_pphs1 had_vhd a_at1 Democrat_nn1 House_nn1 and_cc the_at Senate_nn1 ._y But_ccb he_pphs1 didn't._nnu @(END-AUDIO-CLIP)_zzq @!KILMEADE:_zzc He_pphs1 did_vdd n't_xx</text:p>
          </table:table-cell>
          <table:table-cell office:value-type="string" calcext:value-type="string">
            <text:p><text:s/>._y And_cc he_pphs1 does_vdz not_xx --_zz Mitt_np1 Romney_np1 --_nn1 tell_vv0 me_ppio1 if_cs_csw@ you_ppy think_vv0 this_dd1 strategy_nn1 is_vbz correct_jj ,_y Michael_np1 ,_y he_pphs1 did_vdd n't_xx say_vvi whether_csw he_pphs1 's_vbz gon_vvgk na_to repeal_vvi this_dd1 or_</text:p>
          </table:table-cell>
        </table:table-row>
        <table:table-row table:style-name="ro4">
          <table:table-cell office:value-type="float" office:value="839" calcext:value-type="float">
            <text:p>839</text:p>
          </table:table-cell>
          <table:table-cell table:style-name="ce71" office:value-type="string" calcext:value-type="string">
            <text:p><text:s text:c="2"/>cut Rubio out of it , to cut Congress out of it , so he could take all the credit for the initiative without having any real legislation . @!KILMEADE: And that</text:p>
          </table:table-cell>
          <table:table-cell table:style-name="ce73" office:value-type="string" calcext:value-type="string">
            <text:p><text:s/>put it timeline on it because he knew Rubio was working behind the scenes -- @!GOODWIN: Absolutely . @!KILMEADE: -- sounding out Democrats and Republicans to say , how does thi</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to cut_vvi Rubio_np1_nn1@ out_ii21 of_ii22 it_pph1 ,_y to_to cut_vvi Congress_nn1 out_ii21 of_ii22 it_pph1 ,_y so_cs@_rr he_pphs1 could_vm take_vvi all_db the_at credit_nn1 for_if the_at initiative_nn1 without_iw having_vhg any_dd real_jj legislation_nn1 ._y @!KILMEADE:_zzc And_cc that_cst_dd1</text:p>
          </table:table-cell>
          <table:table-cell office:value-type="string" calcext:value-type="string">
            <text:p><text:s/>put_vv0_vvd it_pph1 timeline_vv0_nn1 on_ii it_pph1 because_cs he_pphs1 knew_vvd Rubio_np1 was_vbdz working_vvg behind_ii the_at scenes_nn2 --_zz @!GOODWIN:_zzc Absolutely_rr ._y @!KILMEADE:_zzc --_nn1_jj sounding_vvg out_rp Democrats_nn2 and_cc Republicans_nn2 to_to say_vvi ,_y how_rrq does_vdz thi</text:p>
          </table:table-cell>
        </table:table-row>
        <table:table-row table:style-name="ro4" table:visibility="filter">
          <table:table-cell office:value-type="float" office:value="840" calcext:value-type="float">
            <text:p>840</text:p>
          </table:table-cell>
          <table:table-cell table:style-name="ce71" office:value-type="string" calcext:value-type="string">
            <text:p><text:s text:c="2"/>even a question , it was on assertion . Why do you favor of foreigners over Americans ! That 's not a question ! @!KILMEADE: Right . And , let me tell you , it</text:p>
          </table:table-cell>
          <table:table-cell table:style-name="ce73" office:value-type="string" calcext:value-type="string">
            <text:p><text:s/>was just as -- I worry about that . There 's got to be some type of etiquette to the office -- @!GOODWIN: Yes . @!KILMEADE: -- amongst the Press , it reall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even_rr a_at1 question_nn1 ,_y it_pph1 was_vbdz on_ii assertion_nn1 ._y Why_rrq do_vd0 you_ppy favor_vvi of_io foreigners_nn2 over_ii Americans_nn2 !_y That_dd1 's_vbz not_xx a_at1 question_nn1 !_y @!KILMEADE:_zzc Right_rr_nn1_jj ._y And_cc ,_y let_vv0 me_ppio1 tell_vvi you_ppy ,_y it_pph1</text:p>
          </table:table-cell>
          <table:table-cell office:value-type="string" calcext:value-type="string">
            <text:p><text:s/>was_vbdz just_rr as_rg --_zz I_ppis1 worry_vv0 about_ii that_dd1 ._y There_ex 's_vhz got_vvn to_to be_vbi some_dd type_nn1 of_io etiquette_nn1 to_ii the_at office_nn1 --_nn1_jj @!GOODWIN:_zzc Yes_uh ._y @!KILMEADE:_zzc --_nn1_jj amongst_ii the_at Press_nn1 ,_y it_pph1 really_</text:p>
          </table:table-cell>
        </table:table-row>
        <table:table-row table:style-name="ro4" table:visibility="filter">
          <table:table-cell office:value-type="float" office:value="841" calcext:value-type="float">
            <text:p>841</text:p>
          </table:table-cell>
          <table:table-cell table:style-name="ce71" office:value-type="string" calcext:value-type="string">
            <text:p><text:s text:c="2"/>and turn it into a heckling session . That 's where I think it just sort of got out of control . If he had just waited until the President made</text:p>
          </table:table-cell>
          <table:table-cell table:style-name="ce73" office:value-type="string" calcext:value-type="string">
            <text:p><text:s/>his remarks , spoke his peace , then he shout whatever he wants . Do it all the time ( technical difficulty ) . If he does not give you an answer , sometimes tha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g and_cc turn_vv0 it_pph1 into_ii a_at1 heckling_jj%_nn1@ session_nnt1 ._y That_dd1 's_vbz where_rrq I_ppis1 think_vv0 it_pph1 just_rr sort_rr21@ of_rr22 got_vvn_vvd out_ii21 of_ii22 control_nn1 ._y If_cs he_pphs1 had_vhd just_rr waited_vvn until_cs_ii@ the_at President_nn1 made_vvd_vvn</text:p>
          </table:table-cell>
          <table:table-cell office:value-type="string" calcext:value-type="string">
            <text:p><text:s/>his_appge remarks_nn2 ,_y spoke_vvd his_appge peace_nn1 ,_y then_rt he_pphs1 shout_vv0 whatever_ddqv he_pphs1 wants_vvz ._y Do_vd0 it_pph1 all_db the_at time_nnt1 (_y technical_jj difficulty_nn1 )_y ._y If_cs he_pphs1 does_vdz not_xx give_vvi you_ppy an_at1 answer_nn1 ,_y sometimes_rt that_dd1_cst</text:p>
          </table:table-cell>
        </table:table-row>
        <table:table-row table:style-name="ro4" table:visibility="filter">
          <table:table-cell office:value-type="float" office:value="842" calcext:value-type="float">
            <text:p>842</text:p>
          </table:table-cell>
          <table:table-cell table:style-name="ce71" office:value-type="string" calcext:value-type="string">
            <text:p><text:s/>h we might take a hit with our economy , repeatedly the repeatedly the administration has said this is a European problem that has got to be a European solution . If they</text:p>
          </table:table-cell>
          <table:table-cell table:style-name="ce73" office:value-type="string" calcext:value-type="string">
            <text:p><text:s/>were to go back on that I think that would be too far of a road to turn back on and if you started using US taxpayer dollars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h_cs22 we_ppis2 might_vm take_vvi a_at1 hit_nn1@ with_iw our_appge economy_nn1 ,_y repeatedly_rr the_at repeatedly_rr the_at administration_nn1 has_vhz said_vvn this_dd1 is_vbz a_at1 European_jj problem_nn1 that_cst_dd1 has_vhz got_vvn to_to be_vbi a_at1 European_jj solution_nn1 ._y If_cs they_pphs2</text:p>
          </table:table-cell>
          <table:table-cell office:value-type="string" calcext:value-type="string">
            <text:p><text:s/>were_vbdr to_to go_vvi back_rp on_rp@_ii that_cst_dd1% I_ppis1 think_vv0 that_cst_dd1 would_vm be_vbi too_rg far_jj_rr of_io a_at1 road_nn1 to_to turn_vvi back_rp on_ii_rp@ and_cc if_cs_csw@ you_ppy started_vvd using_vvg US_np1_ppio2@ taxpayer_nn1 dollars_nnu2 ,_y</text:p>
          </table:table-cell>
        </table:table-row>
        <table:table-row table:style-name="ro4">
          <table:table-cell office:value-type="float" office:value="843" calcext:value-type="float">
            <text:p>843</text:p>
          </table:table-cell>
          <table:table-cell table:style-name="ce71" office:value-type="string" calcext:value-type="string">
            <text:p><text:s text:c="2"/>national security information is offensive . @(END-VIDEO-CLIP) @!WALLACE: But , of course , the president can declassify any information , any classified information that he wants . Simple question</text:p>
          </table:table-cell>
          <table:table-cell table:style-name="ce73" office:value-type="string" calcext:value-type="string">
            <text:p><text:s/>, did the president or any other top official declassify any of the information that appeared in these articles ? @!PLOUFFE: Well , the president was very clear about this , Chris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national_jj security_nn1 information_nn1 is_vbz offensive_jj ._y @(END-VIDEO-CLIP)_zzq @!WALLACE:_zzc But_ccb ,_y of_rr21 course_rr22 ,_y the_at president_nn1 can_vm declassify_vvi any_dd information_nn1 ,_y any_dd classified_jj information_nn1 that_cst he_pphs1 wants_vvz ._y Simple_jj question_nn1</text:p>
          </table:table-cell>
          <table:table-cell office:value-type="string" calcext:value-type="string">
            <text:p><text:s/>,_y did_vdd the_at president_nn1 or_cc any_dd other_jj top_jj_nn1 official_nn1 declassify_vv0 any_dd of_io the_at information_nn1 that_cst appeared_vvd in_ii_rp@ these_dd2 articles_nn2 ?_y @!PLOUFFE:_zzc Well_rr ,_y the_at president_nn1 was_vbdz very_rg clear_jj_rr@ about_ii this_dd1 ,_y Chris_np1</text:p>
          </table:table-cell>
        </table:table-row>
        <table:table-row table:style-name="ro4" table:visibility="filter">
          <table:table-cell office:value-type="float" office:value="844" calcext:value-type="float">
            <text:p>844</text:p>
          </table:table-cell>
          <table:table-cell table:style-name="ce71" office:value-type="string" calcext:value-type="string">
            <text:p><text:s/>businesses and serve their country ought to be able to do that . Governor Romney has said he would veto the DREAM Act . Governor Romney essentially said the 11 million here ought</text:p>
          </table:table-cell>
          <table:table-cell table:style-name="ce73" office:value-type="string" calcext:value-type="string">
            <text:p><text:s/>to just go home . They ought to self deport . So , this is someone you 're not @ @ @ @ @ @ @ @ @ @ of the important choices that the president talked abou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businesses_nn2 and_cc serve_vv0 their_appge country_nn1 ought_vmk to_to be_vbi able_jk to_to do_vdi that_dd1 ._y Governor_nnb Romney_np1 has_vhz said_vvn he_pphs1 would_vm veto_vvi the_at DREAM_nn1 Act_nn1 ._y Governor_nnb Romney_np1 essentially_rr said_vvd the_at 11_mc million_nno here_rl ought_vmk</text:p>
          </table:table-cell>
          <table:table-cell office:value-type="string" calcext:value-type="string">
            <text:p><text:s/>to_to just_rr go_vvi home_rl ._y They_pphs2 ought_vmk to_to self_nn1 deport_vv0 ._y So_rr ,_y this_dd1 is_vbz someone_pn1 you_ppy 're_vbr not_xx @_ii @_ii @_ii @_ii @_ii @_ii @_ii @_ii @_ii @_ii of_io the_at important_jj choices_nn2 that_cst the_at president_nn1 talked_vvn_vvd about_ii</text:p>
          </table:table-cell>
        </table:table-row>
        <table:table-row table:style-name="ro4" table:visibility="filter">
          <table:table-cell office:value-type="float" office:value="845" calcext:value-type="float">
            <text:p>845</text:p>
          </table:table-cell>
          <table:table-cell table:style-name="ce71" office:value-type="string" calcext:value-type="string">
            <text:p><text:s/>@ that does all kinds of bad things . Make up your mind @ @ @ @ @ @ @ @ @ @ Romney has laid out a framework for tax reform , not tax cuts . He</text:p>
          </table:table-cell>
          <table:table-cell table:style-name="ce73" office:value-type="string" calcext:value-type="string">
            <text:p><text:s/>said I want to lower the rates and pay for it by getting rid of deductions and unnecessary preferences in the law . @!WILLIAMS: He wants to make it permanent . @!ROVE: You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hat_cst_dd1 does_vdz all_rr@_db kinds_nn2 of_io bad_jj things_nn2 ._y Make_vv0 up_rp your_appge mind_nn1 @_ii @_ii @_ii @_ii @_ii @_ii @_ii @_ii @_ii @_ii Romney_nn1_np1@ has_vhz laid_vvn out_rp a_at1 framework_nn1 for_if tax_nn1 reform_nn1 ,_y not_xx tax_nn1 cuts_nn2_vvz ._y He_pphs1</text:p>
          </table:table-cell>
          <table:table-cell office:value-type="string" calcext:value-type="string">
            <text:p><text:s/>said_vvd I_ppis1 want_vv0 to_to lower_vvi the_at rates_nn2 and_cc pay_vvi for_if it_pph1 by_ii getting_vvg rid_vvn of_io deductions_nn2 and_cc unnecessary_jj preferences_nn2 in_ii the_at law_nn1 ._y @!WILLIAMS:_zzc He_pphs1 wants_vvz to_to make_vvi it_pph1 permanent_jj ._y @!ROVE:_zzc You_ppy</text:p>
          </table:table-cell>
        </table:table-row>
        <table:table-row table:style-name="ro4" table:visibility="filter">
          <table:table-cell office:value-type="float" office:value="846" calcext:value-type="float">
            <text:p>846</text:p>
          </table:table-cell>
          <table:table-cell table:style-name="ce71" office:value-type="string" calcext:value-type="string">
            <text:p><text:s text:c="2"/>I want to lower the rates and pay for it by getting rid of deductions and unnecessary preferences in the law . @!WILLIAMS: He wants to make it permanent . @!ROVE: You know</text:p>
          </table:table-cell>
          <table:table-cell table:style-name="ce73" office:value-type="string" calcext:value-type="string">
            <text:p><text:s/>what , no he does n't . What he want to do is pass tax reform . Pay attention . You know you sound like Obama . I 'm giving you an honest presentatio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d I_ppis1 want_vv0 to_to lower_vvi the_at rates_nn2 and_cc pay_vvi for_if it_pph1 by_ii getting_vvg rid_vvn of_io deductions_nn2 and_cc unnecessary_jj preferences_nn2 in_ii the_at law_nn1 ._y @!WILLIAMS:_zzc He_pphs1 wants_vvz to_to make_vvi it_pph1 permanent_jj ._y @!ROVE:_zzc You_ppy know_vv0</text:p>
          </table:table-cell>
          <table:table-cell office:value-type="string" calcext:value-type="string">
            <text:p><text:s/>what_ddq ,_y no_rr% he_pphs1 does_vdz n't_xx ._y What_ddq he_pphs1 want_vv0 to_to do_vdi is_vbz pass_nn1 tax_nn1 reform_nn1 ._y Pay_vv0_nn1 attention_nn1 ._y You_ppy know_vv0 you_ppy sound_vv0@ like_ii Obama_np1 ._y I_ppis1 'm_vbm giving_vvg you_ppy an_at1 honest_jj presentation_</text:p>
          </table:table-cell>
        </table:table-row>
        <table:table-row table:style-name="ro4" table:visibility="filter">
          <table:table-cell office:value-type="float" office:value="847" calcext:value-type="float">
            <text:p>847</text:p>
          </table:table-cell>
          <table:table-cell table:style-name="ce71" office:value-type="string" calcext:value-type="string">
            <text:p><text:s text:c="2"/>, he says . GM , once the largest private sector employer in the country , was on the path to insolvency by the end of the year . No bank would lend GM</text:p>
          </table:table-cell>
          <table:table-cell table:style-name="ce73" office:value-type="string" calcext:value-type="string">
            <text:p><text:s/>money . So the Obama administration insisted the company declare bankruptcy . And with a giant federal bailout , they began a massive overhaul . @!BILL-VLASIC: It was interesting that the</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_y he_pphs1 says_vvz ._y GM_np1 ,_y once_cs@_rr the_at largest_jjt private_jj sector_nn1 employer_nn1 in_ii the_at country_nn1 ,_y was_vbdz on_ii the_at path_nn1 to_ii insolvency_nn1 by_ii the_at end_nn1 of_io the_at year_nnt1 ._y No_at_uh bank_nn1 would_vm lend_vvi GM_np1</text:p>
          </table:table-cell>
          <table:table-cell office:value-type="string" calcext:value-type="string">
            <text:p><text:s/>money_nn1 ._y So_rr the_at Obama_np1_nn1@ administration_nn1 insisted_vvd the_at company_nn1 declare_vv0 bankruptcy_nn1 ._y And_cc with_iw a_at1 giant_jj federal_jj bailout_nn1 ,_y they_pphs2 began_vvd a_at1 massive_jj overhaul_nn1 ._y @!BILL-VLASIC:_zzc It_pph1 was_vbdz interesting_jj that_cst the</text:p>
          </table:table-cell>
        </table:table-row>
        <table:table-row table:style-name="ro4" table:visibility="filter">
          <table:table-cell office:value-type="float" office:value="848" calcext:value-type="float">
            <text:p>848</text:p>
          </table:table-cell>
          <table:table-cell table:style-name="ce71" office:value-type="string" calcext:value-type="string">
            <text:p><text:s/>eems , is always promising , promising to cure diseases or illnesses . And this week , a study using embryonic stem cells has increased the hope of fulfilling some of those promises</text:p>
          </table:table-cell>
          <table:table-cell table:style-name="ce73" office:value-type="string" calcext:value-type="string">
            <text:p><text:s/>. Researchers say results of an early clinical trial indicate it may be possible to restore vision using embryonic stem cells as treatment . It was published in The Lancet . Human_</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eems_vvz ,_y is_vbz always_rr promising_jj ,_y promising_jj_vvg@ to_to cure_vvi diseases_nn2 or_cc illnesses_nn2 ._y And_cc this_dd1 week_nnt1 ,_y a_at1 study_nn1 using_vvg embryonic_jj stem_nn1 cells_nn2 has_vhz increased_vvn the_at hope_nn1 of_io fulfilling_vvg some_dd of_io those_dd2 promises_nn2</text:p>
          </table:table-cell>
          <table:table-cell office:value-type="string" calcext:value-type="string">
            <text:p><text:s/>._y Researchers_nn2 say_vv0 results_nn2 of_io an_at1 early_jj_rr clinical_jj trial_nn1 indicate_vv0 it_pph1 may_vm be_vbi possible_jj to_to restore_vvi vision_nn1 using_vvg embryonic_jj stem_nn1 cells_nn2 as_csa_ii@ treatment_nn1 ._y It_pph1 was_vbdz published_vvn in_ii The_at Lancet_np1 ._y Human_</text:p>
          </table:table-cell>
        </table:table-row>
        <table:table-row table:style-name="ro4" table:visibility="filter">
          <table:table-cell office:value-type="float" office:value="849" calcext:value-type="float">
            <text:p>849</text:p>
          </table:table-cell>
          <table:table-cell table:style-name="ce71" office:value-type="string" calcext:value-type="string">
            <text:p><text:s/>d rumors that the Higgs boson had been found . @!IRA-FLATOW: I remember that one . @!MICHAEL-NIELSEN: And then - yeah . It was a guy names Tomas Terico(ph) , and , you know</text:p>
          </table:table-cell>
          <table:table-cell table:style-name="ce73" office:value-type="string" calcext:value-type="string">
            <text:p><text:s/>, he kind had to walk it back a few days later . But it was n't until after the new scientists had published kind of his rumors , basically . And tha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_vvn rumors_nn2 that_cst the_at Higgs_np1 boson_nn1 had_vhd been_vbn found_vvn ._y @!IRA-FLATOW:_zzc I_ppis1 remember_vv0 that_dd1 one_pn1 ._y @!MICHAEL-NIELSEN:_zzc And_cc then_rt -_- yeah_uh ._y It_pph1 was_vbdz a_at1 guy_nn1 names_nn2_vvz@ Tomas_np1 Terico(ph)_np1 ,_y and_cc ,_y you_ppy know_vv0</text:p>
          </table:table-cell>
          <table:table-cell office:value-type="string" calcext:value-type="string">
            <text:p><text:s/>,_y he_pphs1 kind_nn1 had_vhd to_to walk_vvi it_pph1 back_rp a_at1 few_da2 days_nnt2 later_rrr ._y But_ccb it_pph1 was_vbdz n't_xx until_cs after_cs_ii the_at new_jj scientists_nn2 had_vhd published_vvn kind_nn1 of_io his_appge rumors_nn2 ,_y basically_rr ._y And_cc that_dd1 '</text:p>
          </table:table-cell>
        </table:table-row>
        <table:table-row table:style-name="ro4" table:visibility="filter">
          <table:table-cell office:value-type="float" office:value="850" calcext:value-type="float">
            <text:p>850</text:p>
          </table:table-cell>
          <table:table-cell table:style-name="ce71" office:value-type="string" calcext:value-type="string">
            <text:p><text:s/>emselves , that when people settled down into permanent villages that some wolves chose to come and live with those people , and as a result @ @ @ @ @ @ @ @ @ @ naturally</text:p>
          </table:table-cell>
          <table:table-cell table:style-name="ce73" office:value-type="string" calcext:value-type="string">
            <text:p><text:s/>became this new species that we call a dog . @!IRA-FLATOW: Now why would it have to become a new species ? Why ca n't a wolf just , you know , learn t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mselves_ppx2 ,_y that_cst_dd1 when_cs people_nn settled_vvd_vvn down_rp into_ii permanent_jj villages_nn2 that_cst some_dd wolves_nn2 chose_vvd to_to come_vvi and_cc live_vvi with_iw those_dd2 people_nn ,_y and_cc as_ii a_at1 result_nn1 @_ii @_ii @_ii @_ii @_ii @_ii @_ii @_ii @_ii @_ii naturally_rr</text:p>
          </table:table-cell>
          <table:table-cell office:value-type="string" calcext:value-type="string">
            <text:p><text:s/>became_vvd this_dd1 new_jj species_nn that_cst we_ppis2 call_vv0 a_at1 dog_nn1 ._y @!IRA-FLATOW:_zzc Now_rt why_rrq would_vm it_pph1 have_vhi to_to become_vvi a_at1 new_jj species_nn ?_y Why_rrq ca_vm n't_xx a_at1 wolf_nn1 just_rr ,_y you_ppy know_vv0 ,_y learn_vv0 to_</text:p>
          </table:table-cell>
        </table:table-row>
        <table:table-row table:style-name="ro4" table:visibility="filter">
          <table:table-cell office:value-type="float" office:value="851" calcext:value-type="float">
            <text:p>851</text:p>
          </table:table-cell>
          <table:table-cell table:style-name="ce71" office:value-type="string" calcext:value-type="string">
            <text:p><text:s text:c="2"/>, where wolves may have been stressed . There might have had some food shortages going on , in which case it would 've made all the waste products that people just</text:p>
          </table:table-cell>
          <table:table-cell table:style-name="ce73" office:value-type="string" calcext:value-type="string">
            <text:p><text:s/>left lying around - I mean , they did n't have to put it out for them especially . It was just there , and that would 've been especially attractive . S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_y where_cs_rrq wolves_nn2 may_vm have_vhi been_vbn stressed_vvn ._y There_ex might_vm have_vhi had_vhn@ some_dd food_nn1 shortages_nn2 going_vvg on_rp@ ,_y in_ii which_ddq case_vv0%_nn1 it_pph1 would_vm 've_vhi made_vvn all_db the_at waste_nn1_jj@ products_nn2 that_cst people_nn just_rr</text:p>
          </table:table-cell>
          <table:table-cell office:value-type="string" calcext:value-type="string">
            <text:p><text:s/>left_vvn_vvd lying_vvg around_rp -_- I_ppis1 mean_vv0 ,_y they_pphs2 did_vdd n't_xx have_vhi to_to put_vvi it_pph1 out_rp for_if them_ppho2 especially_rr ._y It_pph1 was_vbdz just_rr there_rl ,_y and_cc that_dd1_cst would_vm 've_vhi been_vbn especially_rr attractive_jj ._y So_</text:p>
          </table:table-cell>
        </table:table-row>
        <table:table-row table:style-name="ro4" table:visibility="filter">
          <table:table-cell office:value-type="float" office:value="852" calcext:value-type="float">
            <text:p>852</text:p>
          </table:table-cell>
          <table:table-cell table:style-name="ce71" office:value-type="string" calcext:value-type="string">
            <text:p><text:s/>ds can get twisted out of shape and basically short-circuit by reconnecting @ @ @ @ @ @ @ @ @ @ And so that 's where it ultimately comes from , is magnetism ultimately</text:p>
          </table:table-cell>
          <table:table-cell table:style-name="ce73" office:value-type="string" calcext:value-type="string">
            <text:p><text:s/>produced inside the sun that we see manifest at the surface in sunspots and above the surface in coronal features , these loops where the gases in the sun 's ho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ds_nn2 can_vm get_vvi twisted_vvn out_ii21 of_ii22 shape_nn1 and_cc basically_rr short-circuit_jj_nn1 by_ii reconnecting_vvg_nn1@ @_ii @_ii @_ii @_ii @_ii @_ii @_ii @_ii @_ii @_ii And_cc so_rr that_dd1 's_vbz where_rrq_cs it_pph1 ultimately_rr comes_vvz from_ii ,_y is_vbz magnetism_nn1 ultimately_rr</text:p>
          </table:table-cell>
          <table:table-cell office:value-type="string" calcext:value-type="string">
            <text:p><text:s/>produced_vvn_vvd inside_ii the_at sun_nn1 that_cst we_ppis2 see_vv0 manifest_jj_vv0 at_ii the_at surface_nn1 in_ii sunspots_nn2 and_cc above_ii the_at surface_nn1 in_ii coronal_jj features_nn2 ,_y these_dd2 loops_nn2 where_rrq_cs the_at gases_nn2 in_ii the_at sun_nn1 's_ge hot_jj</text:p>
          </table:table-cell>
        </table:table-row>
        <table:table-row table:style-name="ro4" table:visibility="filter">
          <table:table-cell office:value-type="float" office:value="853" calcext:value-type="float">
            <text:p>853</text:p>
          </table:table-cell>
          <table:table-cell table:style-name="ce71" office:value-type="string" calcext:value-type="string">
            <text:p><text:s text:c="2"/>They were older people , and they had property and they lived in the east side , the lower east side of Los Angeles . And my grandmother was a church lady and they</text:p>
          </table:table-cell>
          <table:table-cell table:style-name="ce73" office:value-type="string" calcext:value-type="string">
            <text:p><text:s/>believed in - you know , they gave me singing lessons at five . @!TERRY-GROSS: When you were singing in the church choir , did your grandmother or anyone else in the famil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y_pphs2 were_vbdr older_jjr people_nn ,_y and_cc they_pphs2 had_vhd property_nn1 and_cc they_pphs2 lived_vvd in_ii the_at east_nd1 side_nn1 ,_y the_at lower_rrr@ east_nd1 side_nn1 of_io Los_np1 Angeles_np1 ._y And_cc my_appge grandmother_nn1 was_vbdz a_at1 church_nn1 lady_nn1 and_cc they_pphs2</text:p>
          </table:table-cell>
          <table:table-cell office:value-type="string" calcext:value-type="string">
            <text:p><text:s/>believed_vvd in_rp@_ii -_- you_ppy know_vv0 ,_y they_pphs2 gave_vvd me_ppio1 singing_vvg lessons_nn2 at_ii five_mc ._y @!TERRY-GROSS:_zzc When_rrq_cs you_ppy were_vbdr singing_vvg in_ii the_at church_nn1 choir_nn1 ,_y did_vdd your_appge grandmother_nn1 or_cc anyone_pn1 else_rr in_ii the_at family_</text:p>
          </table:table-cell>
        </table:table-row>
        <table:table-row table:style-name="ro4" table:visibility="filter">
          <table:table-cell office:value-type="float" office:value="854" calcext:value-type="float">
            <text:p>854</text:p>
          </table:table-cell>
          <table:table-cell table:style-name="ce71" office:value-type="string" calcext:value-type="string">
            <text:p><text:s text:c="2"/>. I mean , Johnny Otis , who had a now-famous rhythm and blues touring revue , got you into the show . He discovered you . But how did you audition for him</text:p>
          </table:table-cell>
          <table:table-cell table:style-name="ce73" office:value-type="string" calcext:value-type="string">
            <text:p><text:s/>? How did you find him , or he find you ? @!ETTA-JAMES: Well , he really found me , because @ @ @ @ @ @ @ @ @ @ . And I went and I stayed with two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_y I_ppis1 mean_vv0 ,_y Johnny_np1 Otis_np1 ,_y who_pnqs had_vhd a_at1 now-famous_jj rhythm_nn1 and_cc blues_nn2 touring_vvg_nn1 revue_nn1 ,_y got_vvd_vvn you_ppy into_ii the_at show_nn1 ._y He_pphs1 discovered_vvd you_ppy ._y But_ccb how_rrq did_vdd you_ppy audition_vvi for_if him_ppho1</text:p>
          </table:table-cell>
          <table:table-cell office:value-type="string" calcext:value-type="string">
            <text:p><text:s/>?_y How_rrq did_vdd you_ppy find_vvi him_ppho1 ,_y or_cc he_pphs1 find_vv0 you_ppy ?_y @!ETTA-JAMES:_zzc Well_rr ,_y he_pphs1 really_rr found_vvd_vvn me_ppio1 ,_y because_cs @_ii @_ii @_ii @_ii @_ii @_ii @_ii @_ii @_ii @_ii ._y And_cc I_ppis1 went_vvd and_cc I_ppis1 stayed_vvd with_iw two_</text:p>
          </table:table-cell>
        </table:table-row>
        <table:table-row table:style-name="ro4" table:visibility="filter">
          <table:table-cell office:value-type="float" office:value="855" calcext:value-type="float">
            <text:p>855</text:p>
          </table:table-cell>
          <table:table-cell table:style-name="ce71" office:value-type="string" calcext:value-type="string">
            <text:p><text:s text:c="2"/>was Abby calling us back to say @ @ @ @ @ @ @ @ @ @ 'm with Johnny Otis . And we go , oh , Johnny Otis . And she says yeah , Johnny Otis , I</text:p>
          </table:table-cell>
          <table:table-cell table:style-name="ce73" office:value-type="string" calcext:value-type="string">
            <text:p><text:s/>told him that we have a girl group , and he says he wants to hear us . And I said yeah , right . And she says , oh , he 's a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1 was_vbdz Abby_np1 calling_vvg us_ppio2 back_rp to_to say_vvi @_ii @_ii @_ii @_ii @_ii @_ii @_ii @_ii @_ii @_ii 'm_vbm with_iw Johnny_np1 Otis_np1 ._y And_cc we_ppis2 go_vv0 ,_y oh_uh ,_y Johnny_np1 Otis_np1 ._y And_cc she_pphs1 says_vvz yeah_uh ,_y Johnny_np1 Otis_np1 ,_y I_ppis1</text:p>
          </table:table-cell>
          <table:table-cell office:value-type="string" calcext:value-type="string">
            <text:p><text:s/>told_vvd him_ppho1 that_cst we_ppis2 have_vh0 a_at1 girl_nn1 group_nn1 ,_y and_cc he_pphs1 says_vvz he_pphs1 wants_vvz to_to hear_vvi us_ppio2 ._y And_cc I_ppis1 said_vvd yeah_uh ,_y right_rr_nn1_jj ._y And_cc she_pphs1 says_vvz ,_y oh_uh ,_y he_pphs1 's_vbz at_ii</text:p>
          </table:table-cell>
        </table:table-row>
        <table:table-row table:style-name="ro4" table:visibility="filter">
          <table:table-cell office:value-type="float" office:value="856" calcext:value-type="float">
            <text:p>856</text:p>
          </table:table-cell>
          <table:table-cell table:style-name="ce71" office:value-type="string" calcext:value-type="string">
            <text:p><text:s text:c="2"/>was on drugs at that time and I think I really wanted a low profile . @!TERRY-GROSS: Hmm . Was it difficult for you to give up drugs ? @!ETTA-JAMES: Not when I</text:p>
          </table:table-cell>
          <table:table-cell table:style-name="ce73" office:value-type="string" calcext:value-type="string">
            <text:p><text:s/>got down to - you know , I had given it up many a time . @!TERRY-GROSS: Mm-hmm . @!ETTA-JAMES: You know , I 'd kicked my habits many a time . But whe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as_vbdz on_ii drugs_nn2 at_ii that_dd1 time_nnt1 and_cc I_ppis1 think_vv0 I_ppis1 really_rr wanted_vvd_vvn a_at1 low_jj profile_nn1 ._y @!TERRY-GROSS:_zzc Hmm_uh ._y Was_vbdz it_pph1 difficult_jj for_if you_ppy to_to give_vvi up_rp drugs_nn2 ?_y @!ETTA-JAMES:_zzc Not_xx when_rrq_cs I_ppis1</text:p>
          </table:table-cell>
          <table:table-cell office:value-type="string" calcext:value-type="string">
            <text:p><text:s/>got_vvd down_rp to_ii_to -_- you_ppy know_vv0 ,_y I_ppis1 had_vhd given_vvn it_pph1 up_rp many_da2 a_at1 time_nnt1 ._y @!TERRY-GROSS:_zzc Mm-hmm_uh ._y @!ETTA-JAMES:_zzc You_ppy know_vv0 ,_y I_ppis1 'd_vhd kicked_vvn my_appge habits_nn2 many_da2 a_at1 time_nnt1 ._y But_ccb when_cs</text:p>
          </table:table-cell>
        </table:table-row>
        <table:table-row table:style-name="ro4">
          <table:table-cell office:value-type="float" office:value="857" calcext:value-type="float">
            <text:p>857</text:p>
          </table:table-cell>
          <table:table-cell table:style-name="ce71" office:value-type="string" calcext:value-type="string">
            <text:p><text:s/>dad . You know , are they doing this - you mentioned economic reasons but also people are getting married later and later . Are they moving back home because they 're not</text:p>
          </table:table-cell>
          <table:table-cell table:style-name="ce73" office:value-type="string" calcext:value-type="string">
            <text:p><text:s/>planning on getting married or does moving back home make it more likely that they 're not going to get married until much later ? @!KATHERINE-NEWMAN: Well , there are</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dad_nn1 ._y You_ppy know_vv0 ,_y are_vbr they_pphs2 doing_vdg this_dd1 -_- you_ppy mentioned_vvd economic_jj reasons_nn2 but_ccb also_rr people_nn are_vbr getting_vvg married_vvn later_jjr_rrr and_cc later_rrr_jjr ._y Are_vbr they_pphs2 moving_vvg back_rp home_rl because_cs they_pphs2 're_vbr not_xx</text:p>
          </table:table-cell>
          <table:table-cell office:value-type="string" calcext:value-type="string">
            <text:p><text:s/>planning_vvg on_ii_rp@ getting_vvg married_vvn or_cc does_vdz moving_jj@_nn1@ back_nn1_rp home_rl_nn1 make_vv0 it_pph1 more_rgr likely_jj that_cst they_pphs2 're_vbr not_xx going_vvgk to_to get_vvi married_jj until_cs much_rr_da1 later_jjr_rrr ?_y @!KATHERINE-NEWMAN:_zzc Well_rr ,_y there_ex are_vb</text:p>
          </table:table-cell>
        </table:table-row>
        <table:table-row table:style-name="ro4" table:visibility="filter">
          <table:table-cell office:value-type="float" office:value="858" calcext:value-type="float">
            <text:p>858</text:p>
          </table:table-cell>
          <table:table-cell table:style-name="ce71" office:value-type="string" calcext:value-type="string">
            <text:p><text:s text:c="2"/>I 'm noticing . It takes ... @!JENNIFER-LUDDEN: And a lot of communication . @!AMY: Yeah , and , you know , there was a few times where my mom threw her hands up and</text:p>
          </table:table-cell>
          <table:table-cell table:style-name="ce73" office:value-type="string" calcext:value-type="string">
            <text:p><text:s/>said you know what ? I ca @ @ @ @ @ @ @ @ @ @ up . There was only - it was two times in two years in a row , and the first year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y I_ppis1 'm_vbm noticing_vvg ._y It_pph1 takes_vvz ..._... @!JENNIFER-LUDDEN:_zzc And_cc a_at1 lot_nn1 of_io communication_nn1 ._y @!AMY:_zzc Yeah_uh ,_y and_cc ,_y you_ppy know_vv0 ,_y there_ex was_vbdz a_at1 few_da2 times_nnt2 where_rrq my_appge mom_nn1 threw_vvd her_appge hands_nn2 up_rp and_cc</text:p>
          </table:table-cell>
          <table:table-cell office:value-type="string" calcext:value-type="string">
            <text:p><text:s/>said_vvd you_ppy know_vv0 what_ddq ?_y I_ppis1 ca_vm @_ii @_ii @_ii @_ii @_ii @_ii @_ii @_ii @_ii @_ii up_rp ._y There_ex was_vbdz only_rr_jj -_- it_pph1 was_vbdz two_mc times_nnt2 in_ii two_mc years_nnt2 in_ii a_at1 row_nn1 ,_y and_cc the_at first_md year_nnt1 ,_</text:p>
          </table:table-cell>
        </table:table-row>
        <table:table-row table:style-name="ro4" table:visibility="filter">
          <table:table-cell office:value-type="float" office:value="859" calcext:value-type="float">
            <text:p>859</text:p>
          </table:table-cell>
          <table:table-cell table:style-name="ce71" office:value-type="string" calcext:value-type="string">
            <text:p><text:s/>. We have to work on it also . We have to work towards solutions . And then the next year , we were going through it , and I threw my hands up and</text:p>
          </table:table-cell>
          <table:table-cell table:style-name="ce73" office:value-type="string" calcext:value-type="string">
            <text:p><text:s/>said you know , this is just too much . It 's too much information . We have to work with , you know , five people instead of just me and my husband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p1 We_ppis2 have_vh0 to_to work_vvi on_ii it_pph1 also_rr ._y We_ppis2 have_vh0 to_to work_vvi towards_ii solutions_nn2 ._y And_cc then_rt the_at next_md year_nnt1 ,_y we_ppis2 were_vbdr going_vvg through_ii it_pph1 ,_y and_cc I_ppis1 threw_vvd my_appge hands_nn2 up_rp and_cc</text:p>
          </table:table-cell>
          <table:table-cell office:value-type="string" calcext:value-type="string">
            <text:p><text:s/>said_vvd you_ppy know_vv0 ,_y this_dd1 is_vbz just_rr too_rg much_da1_rr ._y It_pph1 's_vbz too_rg much_da1 information_nn1 ._y We_ppis2 have_vh0 to_to work_vvi with_iw ,_y you_ppy know_vv0 ,_y five_mc people_nn instead_ii21 of_ii22 just_jj@ me_ppio1 and_cc my_appge husband_nn1 ._</text:p>
          </table:table-cell>
        </table:table-row>
        <table:table-row table:style-name="ro4" table:visibility="filter">
          <table:table-cell office:value-type="float" office:value="860" calcext:value-type="float">
            <text:p>860</text:p>
          </table:table-cell>
          <table:table-cell table:style-name="ce71" office:value-type="string" calcext:value-type="string">
            <text:p><text:s text:c="2"/>wedding , and then we had a potluck at a Grange Hall in Albany , Oregon . And then we had friends play the music . We had like a hoedown dance . And</text:p>
          </table:table-cell>
          <table:table-cell table:style-name="ce73" office:value-type="string" calcext:value-type="string">
            <text:p><text:s/>so it cost - we brought a couple of kegs of beer and paid $25 for the hall , and that was about it . @(SOUNDBITE-OF-LAUGH @!JANICE: We got my dres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edding_nn1 ,_y and_cc then_rt we_ppis2 had_vhd a_at1 potluck_nn1 at_ii a_at1 Grange_nn1@_np1 Hall_nn1 in_ii Albany_np1 ,_y Oregon_np1 ._y And_cc then_rt we_ppis2 had_vhd_vhn@ friends_nn2 play_vvi the_at music_nn1 ._y We_ppis2 had_vhd like_ii a_at1 hoedown_nn1 dance_nn1 ._y And_cc</text:p>
          </table:table-cell>
          <table:table-cell office:value-type="string" calcext:value-type="string">
            <text:p><text:s/>so_rr_cs@ it_pph1 cost_vvd@_vv0_nn1 -_- we_ppis2 brought_vvd a_at1 couple_nn1 of_io kegs_nn2 of_io beer_nn1 and_cc paid_vvd_vvn $25_nnu for_if the_at hall_nn1 ,_y and_cc that_dd1 was_vbdz about_ii it_pph1 ._y @(SOUNDBITE-OF-LAUGH_zzq @!JANICE:_zzc We_ppis2 got_vvd my_appge dress_nn1</text:p>
          </table:table-cell>
        </table:table-row>
        <table:table-row table:style-name="ro4" table:visibility="filter">
          <table:table-cell office:value-type="float" office:value="861" calcext:value-type="float">
            <text:p>861</text:p>
          </table:table-cell>
          <table:table-cell table:style-name="ce71" office:value-type="string" calcext:value-type="string">
            <text:p><text:s/>r 's tax credit was one of them . Both of these @ @ @ @ @ @ @ @ @ @ administration did listen and accept those ideas , and Congress did . However , you know , there</text:p>
          </table:table-cell>
          <table:table-cell table:style-name="ce73" office:value-type="string" calcext:value-type="string">
            <text:p><text:s/>was this - you know , Senator Durbin told me that , you know , they really sacrificed this key bargaining chip by including ... @!DAVE-DAVIES: That 's Dick Durbin , th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_nn1 's_ge tax_nn1 credit_nn1 was_vbdz one_mc1 of_io them_ppho2 ._y Both_db2 of_io these_dd2 @_ii @_ii @_ii @_ii @_ii @_ii @_ii @_ii @_ii @_ii administration_nn1 did_vdd listen_vvi and_cc accept_vvi those_dd2 ideas_nn2 ,_y and_cc Congress_nn1 did_vdd ._y However_rr ,_y you_ppy know_vv0 ,_y there_ex</text:p>
          </table:table-cell>
          <table:table-cell office:value-type="string" calcext:value-type="string">
            <text:p><text:s/>was_vbdz this_dd1 -_- you_ppy know_vv0 ,_y Senator_nnb Durbin_np1 told_vvd me_ppio1 that_dd1_cst ,_y you_ppy know_vv0 ,_y they_pphs2 really_rr sacrificed_vvn_vvd this_dd1 key_jj_nn1 bargaining_nn1 chip_nn1 by_ii including_vvg@ ..._... @!DAVE-DAVIES:_zzc That_dd1 's_vbz Dick_np1 Durbin_np1 ,_y the_a</text:p>
          </table:table-cell>
        </table:table-row>
        <table:table-row table:style-name="ro4" table:visibility="filter">
          <table:table-cell office:value-type="float" office:value="862" calcext:value-type="float">
            <text:p>862</text:p>
          </table:table-cell>
          <table:table-cell table:style-name="ce71" office:value-type="string" calcext:value-type="string">
            <text:p><text:s/>ight . And so , in return for including these Republican ideas , did that in the end get Republican support for the plan ? @!MICHAEL-GRABELL: No , absolutely not . We</text:p>
          </table:table-cell>
          <table:table-cell table:style-name="ce73" office:value-type="string" calcext:value-type="string">
            <text:p><text:s/>saw only three Republican senators vote for it . The House was entirely , you know , entirely Democrats with no Republicans . So despite this effort , they really received not onl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ght_rr_nn1_jj ._y And_cc so_rr ,_y in_ii31 return_ii32 for_ii33 including_vvg@_ii these_dd2 Republican_jj@_nn1 ideas_nn2 ,_y did_vdd that_dd1 in_ii the_at end_nn1 get_vv0 Republican_nn1_jj@ support_nn1_vv0 for_if the_at plan_nn1 ?_y @!MICHAEL-GRABELL:_zzc No_uh ,_y absolutely_rr not_xx ._y We_ppis2</text:p>
          </table:table-cell>
          <table:table-cell office:value-type="string" calcext:value-type="string">
            <text:p><text:s/>saw_vvd only_rr three_mc Republican_jj@_nn1 senators_nn2 vote_vv0 for_if it_pph1 ._y The_at House_nn1 was_vbdz entirely_rr ,_y you_ppy know_vv0 ,_y entirely_rr Democrats_nn2 with_iw no_at Republicans_nn2 ._y So_rr despite_ii this_dd1 effort_nn1 ,_y they_pphs2 really_rr received_vvn_vvd not_xx only_</text:p>
          </table:table-cell>
        </table:table-row>
        <table:table-row table:style-name="ro4" table:visibility="filter">
          <table:table-cell office:value-type="float" office:value="863" calcext:value-type="float">
            <text:p>863</text:p>
          </table:table-cell>
          <table:table-cell table:style-name="ce71" office:value-type="string" calcext:value-type="string">
            <text:p><text:s text:c="2"/>stamps , the most in history . So through the stimulus , the president increased the amount of money for food stamps and made it easier for people to apply . There</text:p>
          </table:table-cell>
          <table:table-cell table:style-name="ce73" office:value-type="string" calcext:value-type="string">
            <text:p><text:s/>was a lot - you know , there was this big enrollment , but how much of that is due to the stimulus , and how much is due to the larger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tamps_nn2_vvz ,_y the_at most_rrt@_rgt in_ii history_nn1 ._y So_rr through_ii the_at stimulus_nn1 ,_y the_at president_nn1 increased_vvd_vvn the_at amount_nn1 of_io money_nn1 for_if food_nn1 stamps_nn2_vvz and_cc made_vvd it_pph1 easier_jjr_rrr for_if people_nn to_to apply_vvi ._y There_ex</text:p>
          </table:table-cell>
          <table:table-cell office:value-type="string" calcext:value-type="string">
            <text:p><text:s/>was_vbdz a_at1_rr21@ lot_nn1_rr22 -_- you_ppy know_vv0 ,_y there_ex was_vbdz this_dd1_rg% big_jj enrollment_nn1 ,_y but_ccb how_rgq@ much_da1 of_io that_dd1 is_vbz due_ii21 to_ii22 the_at stimulus_nn1 ,_y and_cc how_rgq@ much_da1 is_vbz due_ii21 to_ii22 the_at larger_jjr</text:p>
          </table:table-cell>
        </table:table-row>
        <table:table-row table:style-name="ro4" table:visibility="filter">
          <table:table-cell office:value-type="float" office:value="864" calcext:value-type="float">
            <text:p>864</text:p>
          </table:table-cell>
          <table:table-cell table:style-name="ce71" office:value-type="string" calcext:value-type="string">
            <text:p><text:s/>rr do , yeah . He was a pretty hot pilot . @(SOUNDBITE-OF-LAUGH @!MICHEL-MARTIN: A hot pilot ? @!ROSCOE-BROWN: The fact is that we were all hot pilots . That means you 're</text:p>
          </table:table-cell>
          <table:table-cell table:style-name="ce73" office:value-type="string" calcext:value-type="string">
            <text:p><text:s/>a great pilot who does really great things , come close to the ground , turns the plane upside down , does all those really fantastic things . And that 's what we calle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rr do_vd0 ,_y yeah_uh ._y He_pphs1 was_vbdz a_at1 pretty_rg_jj hot_jj pilot_nn1 ._y @(SOUNDBITE-OF-LAUGH_zzq @!MICHEL-MARTIN:_zzc A_zz1_at1@ hot_jj pilot_nn1 ?_y @!ROSCOE-BROWN:_zzc The_at fact_nn1 is_vbz that_cst we_ppis2 were_vbdr all_db_rr@ hot_jj pilots_nn2 ._y That_dd1 means_vvz you_ppy 're_vbr</text:p>
          </table:table-cell>
          <table:table-cell office:value-type="string" calcext:value-type="string">
            <text:p><text:s/>a_at1 great_jj pilot_nn1 who_pnqs does_vdz really_rr great_jj things_nn2 ,_np1 come_vv0 close_rr_jj to_ii the_at ground_nn1 ,_y turns_vvz the_at plane_nn1 upside_rl21 down_rl22 ,_y does_vdz all_rr@ those_dd2 really_rr fantastic_jj things_nn2 ._y And_cc that_dd1 's_vbz what_ddq we_ppis2 called_</text:p>
          </table:table-cell>
        </table:table-row>
        <table:table-row table:style-name="ro4" table:visibility="filter">
          <table:table-cell office:value-type="float" office:value="865" calcext:value-type="float">
            <text:p>865</text:p>
          </table:table-cell>
          <table:table-cell table:style-name="ce71" office:value-type="string" calcext:value-type="string">
            <text:p><text:s text:c="2"/>that went on to do huge box office . So , you know , for me , he feels and felt like the ideal person to , Moses-like , take us into the</text:p>
          </table:table-cell>
          <table:table-cell table:style-name="ce73" office:value-type="string" calcext:value-type="string">
            <text:p><text:s/>Promised Land . So , you know , God bless George Lucas . @!MICHEL-MARTIN: But what about the film 's message ? And I 'm asking you this , in part , because you 're youn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at_cst went_vvd on_rp_ii21 to_ii_ii22_to do_vd0 huge_jj box_nn1 office_nn1 ._y So_rr ,_y you_ppy know_vv0 ,_y for_if me_ppio1 ,_y he_pphs1 feels_vvz and_cc felt_vvd_vvn like_ii the_at ideal_jj person_nn1 to_ii_to ,_y Moses-like_jj ,_y take_vv0 us_ppio2 into_ii the_at</text:p>
          </table:table-cell>
          <table:table-cell office:value-type="string" calcext:value-type="string">
            <text:p><text:s/>Promised_jj@ Land_nn1 ._y So_rr ,_y you_ppy know_vv0 ,_y God_np1 bless_vv0 George_np1 Lucas_np1 ._y @!MICHEL-MARTIN:_zzc But_ccb what_ddq about_ii the_at film_nn1 's_ge message_nn1 ?_y And_cc I_ppis1 'm_vbm asking_vvg you_ppy this_dd1 ,_y in_rr21 part_rr22 ,_y because_cs you_ppy 're_vbr young_</text:p>
          </table:table-cell>
        </table:table-row>
        <table:table-row table:style-name="ro4" table:visibility="filter">
          <table:table-cell office:value-type="float" office:value="866" calcext:value-type="float">
            <text:p>866</text:p>
          </table:table-cell>
          <table:table-cell table:style-name="ce71" office:value-type="string" calcext:value-type="string">
            <text:p><text:s text:c="2"/>at member station WMFE and joins us here in their studios - actually I 'm in her studio . Nice to have you with us today . @!NICOLE-CRESTON: Pleasure to be here</text:p>
          </table:table-cell>
          <table:table-cell table:style-name="ce73" office:value-type="string" calcext:value-type="string">
            <text:p><text:s/>, Neal . @!NEAL-CONAN: Can the private space industry ever replace all those jobs along the Space Coast ? @!NICOLE-CRESTON: Well , I 'm hearing from some experts that the answer is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l at_ii member_nn1 station_nn1 WMFE_nn1_np1 and_cc joins_vvz us_ppio2 here_rl in_ii their_appge studios_nn2 -_- actually_rr I_ppis1 'm_vbm in_ii her_appge studio_nn1 ._y Nice_jj_rr@ to_to have_vhi you_ppy with_iw us_ppio2 today_rt ._y @!NICOLE-CRESTON:_zzc Pleasure_nn1 to_to be_vbi here_rl</text:p>
          </table:table-cell>
          <table:table-cell office:value-type="string" calcext:value-type="string">
            <text:p><text:s/>,_y Neal_np1 ._y @!NEAL-CONAN:_zzc Can_vm the_at private_nn1@_jj space_vvi industry_nn1 ever_rr replace_vv0 all_db those_dd2 jobs_nn2 along_ii the_at Space_nn1 Coast_nn1 ?_y @!NICOLE-CRESTON:_zzc Well_rr ,_y I_ppis1 'm_vbm hearing_vvg from_ii some_dd experts_nn2 that_cst the_at answer_nn1 is_vbz :_</text:p>
          </table:table-cell>
        </table:table-row>
        <table:table-row table:style-name="ro4" table:visibility="filter">
          <table:table-cell office:value-type="float" office:value="867" calcext:value-type="float">
            <text:p>867</text:p>
          </table:table-cell>
          <table:table-cell table:style-name="ce71" office:value-type="string" calcext:value-type="string">
            <text:p><text:s text:c="2"/>before we got married , @ @ @ @ @ @ @ @ @ @ we eloped , so this - because we knew , my father had said to me , you know , some time before we</text:p>
          </table:table-cell>
          <table:table-cell table:style-name="ce73" office:value-type="string" calcext:value-type="string">
            <text:p><text:s/>got married - I mean , that had always been a thorn in his side , the issue that I dated outside my race . It always bothered him , and it w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before_cs we_ppis2 got_vvd married_vvn ,_y @_ii @_ii @_ii @_ii @_ii @_ii @_ii @_ii @_ii @_ii we_ppis2 eloped_vvd ,_y so_cs@_rr this_dd1 -_- because_cs we_ppis2 knew_vvd ,_y my_appge father_nn1 had_vhd said_vvn to_ii me_ppio1 ,_y you_ppy know_vv0 ,_y some_dd time_nnt1 before_cs we_ppis2</text:p>
          </table:table-cell>
          <table:table-cell office:value-type="string" calcext:value-type="string">
            <text:p><text:s/>got_vvd married_vvn -_- I_ppis1 mean_vv0 ,_y that_cst_dd1 had_vhd always_rr been_vbn a_at1 thorn_nn1 in_ii his_appge side_nn1 ,_y the_at issue_nn1 that_cst I_ppis1 dated_vvd@_vvn outside_ii my_appge race_nn1 ._y It_pph1 always_rr bothered_vvd him_ppho1 ,_y and_cc it_pph1 was_vbdz</text:p>
          </table:table-cell>
        </table:table-row>
        <table:table-row table:style-name="ro4" table:visibility="filter">
          <table:table-cell office:value-type="float" office:value="868" calcext:value-type="float">
            <text:p>868</text:p>
          </table:table-cell>
          <table:table-cell table:style-name="ce71" office:value-type="string" calcext:value-type="string">
            <text:p><text:s/>br on TALK OF THE NATION . @!BRIAN: How 's it going ? @!JOHN-DONVAN: Good , thank you . What 's your story ? @!BRIAN: Well , I 'm African-American , and my wife is Indian</text:p>
          </table:table-cell>
          <table:table-cell table:style-name="ce73" office:value-type="string" calcext:value-type="string">
            <text:p><text:s/>, South Asian , and this was my second go at marriage . So I did n't deem it too necessary to have the big hoo-ha . So I decided to just ge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br on_ii TALK_nn1 OF_io THE_at NATION_nn1 ._y @!BRIAN:_zzc How_rrq 's_vbz it_pph1 going_vvg ?_y @!JOHN-DONVAN:_zzc Good_jj_np1@ ,_y thank_vv0 you_ppy ._y What_ddq 's_vbz your_appge story_nn1 ?_y @!BRIAN:_zzc Well_rr ,_y I_ppis1 'm_vbm African-American_jj ,_y and_cc my_appge wife_nn1 is_vbz Indian_jj</text:p>
          </table:table-cell>
          <table:table-cell office:value-type="string" calcext:value-type="string">
            <text:p><text:s/>,_y South_np1 Asian_jj ,_y and_cc this_dd1 was_vbdz my_appge second_md_nnt1 go_vv0 at_ii marriage_nn1 ._y So_rr I_ppis1 did_vdd n't_xx deem_vvi it_pph1 too_rg necessary_jj to_to have_vhi the_at big_jj_rr% hoo-ha_uh ._y So_rr I_ppis1 decided_vvd to_to just_rr get_</text:p>
          </table:table-cell>
        </table:table-row>
        <table:table-row table:style-name="ro4" table:visibility="filter">
          <table:table-cell office:value-type="float" office:value="869" calcext:value-type="float">
            <text:p>869</text:p>
          </table:table-cell>
          <table:table-cell table:style-name="ce71" office:value-type="string" calcext:value-type="string">
            <text:p><text:s text:c="2"/>- suppose they said I 'm about to marry a black , I 'm about to marry a Hispanic , I 'm about to marry an Asian . And then of Asians we</text:p>
          </table:table-cell>
          <table:table-cell table:style-name="ce73" office:value-type="string" calcext:value-type="string">
            <text:p><text:s/>asked - you know , we asked each person of the three other main groups in society ... @!JOHN-DONVAN: Quite the matrix . @!PAUL-TAYLOR: Yeah , and overall we found , as I thi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 suppose_vv0 they_pphs2 said_vvd I_ppis1 'm_vbm about_rpk to_to marry_vvi a_at1 black_jj_nn1@ ,_y I_ppis1 'm_vbm about_rpk to_to marry_vvi a_at1 Hispanic_jj ,_y I_ppis1 'm_vbm about_rpk to_to marry_vvi an_at1 Asian_jj_nn1@ ._y And_cc then_rt of_io Asians_nn2 we_ppis2</text:p>
          </table:table-cell>
          <table:table-cell office:value-type="string" calcext:value-type="string">
            <text:p><text:s/>asked_vvd -_- you_ppy know_vv0 ,_y we_ppis2 asked_vvd each_dd1 person_nn1 of_io the_at three_mc other_jj main_jj groups_nn2 in_ii society_nn1 ..._... @!JOHN-DONVAN:_zzc Quite_rr@_rg the_at matrix_nn1 ._y @!PAUL-TAYLOR:_zzc Yeah_uh ,_y and_cc overall_rr_nn1 we_ppis2 found_vvd ,_y as_csa I_ppis1 thin</text:p>
          </table:table-cell>
        </table:table-row>
        <table:table-row table:style-name="ro4" table:visibility="filter">
          <table:table-cell office:value-type="float" office:value="870" calcext:value-type="float">
            <text:p>870</text:p>
          </table:table-cell>
          <table:table-cell table:style-name="ce71" office:value-type="string" calcext:value-type="string">
            <text:p><text:s text:c="2"/>, and we 're able to help them out . So ... @!JOHN-DONVAN: So the last thing I want to ask you , yes , I mentioned you 've written 14 cookbooks , but you</text:p>
          </table:table-cell>
          <table:table-cell table:style-name="ce73" office:value-type="string" calcext:value-type="string">
            <text:p><text:s/>said you have a literary bent . I 'm wondering , do you hope to produce some kind of - are you still thinking about writing novels or histories ? @!CHARLIE-TROTTE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z ,_y and_cc we_ppis2 're_vbr able_jk to_to help_vvi them_ppho2 out_rp ._y So_rr ..._... @!JOHN-DONVAN:_zzc So_rr_cs@ the_at last_md thing_nn1 I_ppis1 want_vv0 to_to ask_vvi you_ppy ,_y yes_uh ,_y I_ppis1 mentioned_vvd you_ppy 've_vh0 written_vvn 14_mc cookbooks_nn2 ,_y but_ccb you_ppy</text:p>
          </table:table-cell>
          <table:table-cell office:value-type="string" calcext:value-type="string">
            <text:p><text:s/>said_vvd you_ppy have_vh0 a_at1 literary_jj bent_jj@_nn1%_vvd_vvn ._y I_ppis1 'm_vbm wondering_vvg ,_y do_vd0 you_ppy hope_vvi to_to produce_vvi some_dd kind_nn1_rr21% of_io_rr22 -_- are_vbr you_ppy still_rr thinking_vvg about_ii writing_vvg_nn1 novels_nn2 or_cc histories_nn2 ?_y @!CHARLIE-TROTTER:</text:p>
          </table:table-cell>
        </table:table-row>
        <table:table-row table:style-name="ro4" table:visibility="filter">
          <table:table-cell office:value-type="float" office:value="871" calcext:value-type="float">
            <text:p>871</text:p>
          </table:table-cell>
          <table:table-cell table:style-name="ce71" office:value-type="string" calcext:value-type="string">
            <text:p><text:s/>@ 's choir . They were searched , and they were told not to have any contact information on them . They were n't allowed to use the phones when they were at host</text:p>
          </table:table-cell>
          <table:table-cell table:style-name="ce73" office:value-type="string" calcext:value-type="string">
            <text:p><text:s/>homes . @!JOHN-DONVAN: So when did the word slavery begin to apply in @ @ @ @ @ @ @ @ @ @ think , Given ? I mean , maybe 2001 , 2002 , we began to hear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s_ge choir_nn1 ._y They_pphs2 were_vbdr searched_vvn ,_y and_cc they_pphs2 were_vbdr told_vvn not_xx to_to have_vhi any_dd contact_nn1 information_nn1 on_ii them_ppho2 ._y They_pphs2 were_vbdr n't_xx allowed_vvn to_to use_vvi the_at phones_nn2 when_cs_rrq they_pphs2 were_vbdr at_ii host_nn1</text:p>
          </table:table-cell>
          <table:table-cell office:value-type="string" calcext:value-type="string">
            <text:p><text:s/>homes_nn2 ._y @!JOHN-DONVAN:_zzc So_rr when_rrq did_vdd the_at word_nn1 slavery_nn1 begin_vv0 to_to apply_vvi in_ii_rp@ @_ii @_ii @_ii @_ii @_ii @_ii @_ii @_ii @_ii @_ii think_vvi ,_y Given_vvn ?_y I_ppis1 mean_vv0 ,_y maybe_rr 2001_mc ,_y 2002_mc ,_y we_ppis2 began_vvd to_to hear_vvi the_</text:p>
          </table:table-cell>
        </table:table-row>
        <table:table-row table:style-name="ro4" table:visibility="filter">
          <table:table-cell office:value-type="float" office:value="872" calcext:value-type="float">
            <text:p>872</text:p>
          </table:table-cell>
          <table:table-cell table:style-name="ce71" office:value-type="string" calcext:value-type="string">
            <text:p><text:s text:c="2"/>be a problem . That 's it . That 's all she 's saying . And my question is whether that 's - that instinct she has - it almost sounds from what you</text:p>
          </table:table-cell>
          <table:table-cell table:style-name="ce73" office:value-type="string" calcext:value-type="string">
            <text:p><text:s/>were saying before that you want her to follow that instinct and , again , the owners of that place may be entirely innocent , but you think she should follow tha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be_vbi a_at1 problem_nn1 ._y That_dd1 's_vbz it_pph1 ._y That_dd1 's_vbz all_db she_pphs1 's_vbz saying_vvg ._y And_cc my_appge question_nn1 is_vbz whether_csw that_dd1 's_vbz -_- that_dd1 instinct_nn1 she_pphs1 has_vhz -_- it_pph1 almost_rr sounds_vvz from_ii what_ddq you_ppy</text:p>
          </table:table-cell>
          <table:table-cell office:value-type="string" calcext:value-type="string">
            <text:p><text:s/>were_vbdr saying_vvg before_ii_rt@ that_dd1_cst you_ppy want_vv0 her_ppho1 to_to follow_vvi that_dd1_cst instinct_nn1 and_cc ,_y again_rt ,_y the_at owners_nn2 of_io that_dd1 place_nn1 may_vm be_vbi entirely_rr innocent_jj ,_y but_ccb you_ppy think_vv0 she_pphs1 should_vm follow_vvi that_dd1</text:p>
          </table:table-cell>
        </table:table-row>
        <table:table-row table:style-name="ro4" table:visibility="filter">
          <table:table-cell office:value-type="float" office:value="873" calcext:value-type="float">
            <text:p>873</text:p>
          </table:table-cell>
          <table:table-cell table:style-name="ce71" office:value-type="string" calcext:value-type="string">
            <text:p><text:s text:c="2"/>exhibit there now called " Can You Walk Away ? " And there 's a link to it on our website and to the Polaris Project of which you are CEO . I just</text:p>
          </table:table-cell>
          <table:table-cell table:style-name="ce74" office:value-type="string" calcext:value-type="string">
            <text:p><text:s/>wanted you tell me about that exhibit , how it got there , very briefly and in what do you want to accomplish with it . @!BRADLEY-MYLES: This is the 150th anniversary year of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exhibit_nn1 there_rl now_rt called_vvn "_y Can_vm You_ppy Walk_vv0 Away_rl ?_y "_y And_cc there_ex 's_vbz a_at1 link_nn1 to_ii it_pph1 on_ii_rp@ our_appge website_nn1 and_cc to_ii the_at Polaris_np1 Project_nn1 of_io which_ddq you_ppy are_vbr CEO_nn1 ._y I_ppis1 just_rr</text:p>
          </table:table-cell>
          <table:table-cell office:value-type="string" calcext:value-type="string">
            <text:p><text:s/>wanted_vvd you_ppy tell_vv0 me_ppio1 about_ii that_dd1 exhibit_nn1 ,_y how_rrq it_pph1 got_vvd there_rl ,_y very_rg briefly_rr and_cc in_ii what_ddq do_vd0 you_ppy want_vvi to_to accomplish_vvi with_iw it_pph1 ._y @!BRADLEY-MYLES:_zzc This_dd1 is_vbz the_at 150th_md anniversary_nn1 year_nnt1 of_</text:p>
          </table:table-cell>
        </table:table-row>
        <table:table-row table:style-name="ro4" table:visibility="filter">
          <table:table-cell office:value-type="float" office:value="874" calcext:value-type="float">
            <text:p>874</text:p>
          </table:table-cell>
          <table:table-cell table:style-name="ce71" office:value-type="string" calcext:value-type="string">
            <text:p><text:s text:c="2"/>passes whether we 're aware of it or not . And so by writing down what we 're doing , we get a sense of where it 's really going . @!JOHN-DONVAN: And</text:p>
          </table:table-cell>
          <table:table-cell table:style-name="ce73" office:value-type="string" calcext:value-type="string">
            <text:p><text:s/>was it - I find it interesting you 're saying that you were lying to yourself , and you think that maybe people are lying to themselves . And you 're almost saying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t1 passes_vvz whether_csw we_ppis2 're_vbr aware_jj of_io it_pph1 or_cc not_xx ._y And_cc so_rr by_ii writing_vvg down_rp_ii@ what_ddq we_ppis2 're_vbr doing_vdg ,_y we_ppis2 get_vv0 a_at1 sense_nn1 of_io where_rrq it_pph1 's_vbz really_rr going_vvg ._y @!JOHN-DONVAN:_zzc And_cc</text:p>
          </table:table-cell>
          <table:table-cell office:value-type="string" calcext:value-type="string">
            <text:p><text:s/>was_vbdz it_pph1 -_- I_ppis1 find_vv0 it_pph1 interesting_jj you_ppy 're_vbr saying_vvg that_cst you_ppy were_vbdr lying_vvg to_ii yourself_ppx1 ,_y and_cc you_ppy think_vv0 that_cst_dd1 maybe_rr people_nn are_vbr lying_vvg to_ii themselves_ppx2 ._y And_cc you_ppy 're_vbr almost_rr saying_</text:p>
          </table:table-cell>
        </table:table-row>
        <table:table-row table:style-name="ro4">
          <table:table-cell office:value-type="float" office:value="875" calcext:value-type="float">
            <text:p>875</text:p>
          </table:table-cell>
          <table:table-cell table:style-name="ce71" office:value-type="string" calcext:value-type="string">
            <text:p><text:s text:c="2"/>is happening inside the nuclear reactor , although , you know , they feared the worst . The needed to improvise . They needed any form of power they could think of . They</text:p>
          </table:table-cell>
          <table:table-cell table:style-name="ce73" office:value-type="string" calcext:value-type="string">
            <text:p><text:s/>found some backup batteries in cupboards . It was n't enough . They found small generators , it was n't enough , and pretty soon on that first night , the plant manager ,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ddq is_vbz happening_vvg inside_ii the_at nuclear_jj reactor_nn1 ,_y although_cs ,_y you_ppy know_vv0 ,_y they_pphs2 feared_vvd the_at worst_jjt ._y The_at needed_jj@_vvn to_to improvise_vvi ._y They_pphs2 needed_vvd any_dd form_nn1 of_io power_nn1 they_pphs2 could_vm think_vvi of_io ._y They_pphs2</text:p>
          </table:table-cell>
          <table:table-cell office:value-type="string" calcext:value-type="string">
            <text:p><text:s/>found_vvd some_dd backup_nn1_vv0 batteries_nn2 in_ii cupboards_nn2 ._y It_pph1 was_vbdz n't_xx enough_rr ._y They_pphs2 found_vvd small_jj generators_nn2 ,_y it_pph1 was_vbdz n't_xx enough_rr ,_y and_cc pretty_rg soon_rr on_ii that_dd1 first_md night_nnt1 ,_y the_at plant_nn1 manager_nn1 ,_</text:p>
          </table:table-cell>
        </table:table-row>
        <table:table-row table:style-name="ro4" table:visibility="filter">
          <table:table-cell office:value-type="float" office:value="876" calcext:value-type="float">
            <text:p>876</text:p>
          </table:table-cell>
          <table:table-cell table:style-name="ce71" office:value-type="string" calcext:value-type="string">
            <text:p><text:s text:c="2"/>a colossal rumbling . There 's a moment of confusion . Then suddenly some injured men start piling in to the emergency control center . And Yoshida , the plant manager , I think</text:p>
          </table:table-cell>
          <table:table-cell table:style-name="ce73" office:value-type="string" calcext:value-type="string">
            <text:p><text:s/>, says out loud actually , did reactor one just explode ? At that moment the workers think the reactors itself has exploded . Now what that would mean , if the reactor itself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_vv0 a_at1 colossal_jj rumbling_nn1@ ._y There_ex 's_vbz a_at1 moment_nn1 of_io confusion_nn1 ._y Then_rt suddenly_rr some_dd injured_jj men_nn2 start_vv0 piling_vvg in_rp@ to_ii the_at emergency_nn1 control_nn1 center_nn1 ._y And_cc Yoshida_np1 ,_y the_at plant_nn1 manager_nn1 ,_y I_ppis1 think_vv0</text:p>
          </table:table-cell>
          <table:table-cell office:value-type="string" calcext:value-type="string">
            <text:p><text:s/>,_y says_vvz out_rp loud_rr actually_rr ,_y did_vdd reactor_nn1 one_pn1_mc1 just_rr explode_vv0 ?_y At_ii that_dd1 moment_nn1 the_at workers_nn2 think_vv0 the_at reactors_nn2 itself_ppx1 has_vhz exploded_vvn ._y Now_rt what_ddq that_dd1 would_vm mean_vvi ,_y if_cs the_at reactor_nn1 itself_ppx1</text:p>
          </table:table-cell>
        </table:table-row>
        <table:table-row table:style-name="ro4" table:visibility="filter">
          <table:table-cell office:value-type="float" office:value="877" calcext:value-type="float">
            <text:p>877</text:p>
          </table:table-cell>
          <table:table-cell table:style-name="ce71" office:value-type="string" calcext:value-type="string">
            <text:p><text:s/>nks were imposing overdraft fees without asking you in advance whether you wanted this service . This is , of course , if you overdrew your account . The regulation then</text:p>
          </table:table-cell>
          <table:table-cell table:style-name="ce73" office:value-type="string" calcext:value-type="string">
            <text:p><text:s/>said they have to ask @ @ @ @ @ @ @ @ @ @ this new concern about ? About timing of the charges ? Can you explain that for us , Ylan ? @!YLAN-MUI: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ks_nn2 were_vbdr imposing_jj_vvg overdraft_nn1 fees_nn2 without_iw asking_vvg you_ppy in_ii_rp@ advance_nn1_jj@_vv0 whether_csw you_ppy wanted_vvd this_dd1 service_nn1 ._y This_dd1 is_vbz ,_y of_rr21 course_rr22 ,_y if_cs you_ppy overdrew_vvd your_appge account_nn1 ._y The_at regulation_nn1 then_rt</text:p>
          </table:table-cell>
          <table:table-cell office:value-type="string" calcext:value-type="string">
            <text:p><text:s/>said_vvd they_pphs2 have_vh0 to_to ask_vvi @_ii @_ii @_ii @_ii @_ii @_ii @_ii @_ii @_ii @_ii this_dd1_rg% new_jj concern_nn1 about_ii_rp@ ?_y About_ii timing_nn1 of_io the_at charges_nn2 ?_y Can_vm_vv0% you_ppy explain_vvi that_dd1_cst for_if us_ppio2 ,_y Ylan_np1_nn1_jj ?_y @!YLAN-MUI:_zzc</text:p>
          </table:table-cell>
        </table:table-row>
        <table:table-row table:style-name="ro4" table:visibility="filter">
          <table:table-cell office:value-type="float" office:value="878" calcext:value-type="float">
            <text:p>878</text:p>
          </table:table-cell>
          <table:table-cell table:style-name="ce71" office:value-type="string" calcext:value-type="string">
            <text:p><text:s text:c="2"/>said boxing is a man 's sport . That made me so - it made me so mad . @!CLARENCE-SHIELDS: And you should have took it that way . That was a chauvinist</text:p>
          </table:table-cell>
          <table:table-cell table:style-name="ce73" office:value-type="string" calcext:value-type="string">
            <text:p><text:s/>statement ... @(SOUNDBITE-OF-LAUGH @!CLARENCE-SHIELDS: ... that a girl cat do it . So , you know , you was right . @!CLARESSA-SHIELDS: And I 've been at it ever since . I 'm 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y said_vvd boxing_nn1 is_vbz a_at1 man_nn1 's_ge sport_nn1 ._y That_dd1 made_vvd me_ppio1 so_rr -_- it_pph1 made_vvd me_ppio1 so_rg_rr mad_jj ._y @!CLARENCE-SHIELDS:_zzc And_cc you_ppy should_vm have_vhi took_vvn it_pph1 that_dd1 way_nn1 ._y That_dd1 was_vbdz a_at1 chauvinist_nn1</text:p>
          </table:table-cell>
          <table:table-cell office:value-type="string" calcext:value-type="string">
            <text:p><text:s/>statement_nn1 ..._... @(SOUNDBITE-OF-LAUGH_zzq @!CLARENCE-SHIELDS:_zzc ..._... that_cst a_at1 girl_nn1 cat_nn1 do_vd0 it_pph1 ._y So_rr ,_y you_ppy know_vv0 ,_y you_ppy was_vbdz right_jj ._y @!CLARESSA-SHIELDS:_zzc And_cc I_ppis1 've_vh0 been_vbn at_ii it_pph1 ever_rr since_rr@ ._y I_ppis1 'm_vbm s</text:p>
          </table:table-cell>
        </table:table-row>
        <table:table-row table:style-name="ro4" table:visibility="filter">
          <table:table-cell office:value-type="float" office:value="879" calcext:value-type="float">
            <text:p>879</text:p>
          </table:table-cell>
          <table:table-cell table:style-name="ce71" office:value-type="string" calcext:value-type="string">
            <text:p><text:s text:c="2"/>them that , through @ @ @ @ @ @ @ @ @ @ Claressa Shields . And the things about it is , I think we going to do it . I feel like it was meant</text:p>
          </table:table-cell>
          <table:table-cell table:style-name="ce73" office:value-type="string" calcext:value-type="string">
            <text:p><text:s/>for us. @(SOUNDBITE-OF-MEN-S @!UNIDENTIFIED-MAN-# 5 : Amen . God bless you . @(SOUNDBITE-OF-RINGT @!CLARESSA-SHIELDS: Hello ? @!CLARENCE-SHIELDS: So what 's going on with you ? @!CLARESSA-SHIELDS: Doing 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m_ppho2 that_dd1_cst ,_y through_ii @_ii @_ii @_ii @_ii @_ii @_ii @_ii @_ii @_ii @_ii Claressa_nn1_np1@ Shields_nn2_vvz ._y And_cc the_at things_nn2 about_ii it_pph1 is_vbz ,_y I_ppis1 think_vv0 we_ppis2 going_vvg to_to do_vdi it_pph1 ._y I_ppis1 feel_vv0 like_ii it_pph1 was_vbdz meant_vvn</text:p>
          </table:table-cell>
          <table:table-cell office:value-type="string" calcext:value-type="string">
            <text:p><text:s/>for_if us._nnu @(SOUNDBITE-OF-MEN-S_zzq @!UNIDENTIFIED-MAN-#_zzc 5_mc :_y Amen_uh ._y God_np1 bless_vv0 you_ppy ._y @(SOUNDBITE-OF-RINGT_zzq @!CLARESSA-SHIELDS:_zzc Hello_uh ?_y @!CLARENCE-SHIELDS:_zzc So_rr_rg what_ddq 's_vbz going_vvg on_rp@ with_iw you_ppy ?_y @!CLARESSA-SHIELDS:_zzc Doing_vdg a</text:p>
          </table:table-cell>
        </table:table-row>
        <table:table-row table:style-name="ro4">
          <table:table-cell office:value-type="float" office:value="880" calcext:value-type="float">
            <text:p>880</text:p>
          </table:table-cell>
          <table:table-cell table:style-name="ce71" office:value-type="string" calcext:value-type="string">
            <text:p><text:s text:c="2"/>are times when now you know is really just the beginning , the first step . Courtesy of the still-developing science of genetic testing , we can now find out things about ourselves</text:p>
          </table:table-cell>
          <table:table-cell table:style-name="ce73" office:value-type="string" calcext:value-type="string">
            <text:p><text:s/>, possible plotlines written into our DNA , that have staggering implications for our lives . People who test positive for the gene mutation that indicates Huntington 's disease , for</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are_vbr times_nnt2 when_rrq now_rt you_ppy know_vv0 is_vbz really_rr just_rr the_at beginning_nn1 ,_y the_at first_md step_nn1 ._y Courtesy_nn1 of_io the_at still-developing_jj_nn1 science_nn1 of_io genetic_jj testing_nn1 ,_y we_ppis2 can_vm now_rt find_vvi out_rp things_nn2 about_ii ourselves_ppx2</text:p>
          </table:table-cell>
          <table:table-cell office:value-type="string" calcext:value-type="string">
            <text:p><text:s/>,_y possible_jj plotlines_nn2 written_vvn into_ii our_appge DNA_nn1 ,_y that_cst_dd1 have_vh0 staggering_jj implications_nn2 for_if our_appge lives_nn2 ._y People_nn who_pnqs test_vv0 positive_jj for_if the_at gene_nn1 mutation_nn1 that_cst_dd1 indicates_vvz Huntington_np1 's_ge disease_nn1 ,_y for</text:p>
          </table:table-cell>
        </table:table-row>
        <table:table-row table:style-name="ro4" table:visibility="filter">
          <table:table-cell office:value-type="float" office:value="881" calcext:value-type="float">
            <text:p>881</text:p>
          </table:table-cell>
          <table:table-cell table:style-name="ce71" office:value-type="string" calcext:value-type="string">
            <text:p><text:s/>s1 want to talk with you about those journeys and what 's learned . And I want to hear from our listeners who have embarked upon that journey and what decision-making process</text:p>
          </table:table-cell>
          <table:table-cell table:style-name="ce73" office:value-type="string" calcext:value-type="string">
            <text:p><text:s/>was revealed to you that you think the rest of us do n't understand @ @ @ @ @ @ @ @ @ @ let 's start with a reality check . You know , the media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s1 want_vv0 to_to talk_vvi with_iw you_ppy about_ii those_dd2 journeys_nn2 and_cc what_ddq 's_vbz_vhz@ learned_vvn ._y And_cc I_ppis1 want_vv0 to_to hear_vvi from_ii our_appge listeners_nn2 who_pnqs have_vh0 embarked_vvn upon_ii that_dd1 journey_nn1 and_cc what_ddq decision-making_jj_nn1 process_nn1</text:p>
          </table:table-cell>
          <table:table-cell office:value-type="string" calcext:value-type="string">
            <text:p><text:s/>was_vbdz revealed_vvn to_ii you_ppy that_cst you_ppy think_vv0 the_at rest_nn1 of_io us_ppio2 do_vd0 n't_xx understand_vvi @_ii @_ii @_ii @_ii @_ii @_ii @_ii @_ii @_ii @_ii let_vm21 's_vm22 start_vvi with_iw a_at1 reality_nn1 check_nn1 ._y You_ppy know_vv0 ,_y the_at media_nn is_</text:p>
          </table:table-cell>
        </table:table-row>
        <table:table-row table:style-name="ro4" table:visibility="filter">
          <table:table-cell office:value-type="float" office:value="882" calcext:value-type="float">
            <text:p>882</text:p>
          </table:table-cell>
          <table:table-cell table:style-name="ce71" office:value-type="string" calcext:value-type="string">
            <text:p><text:s text:c="2"/>used at the end . That is correct . @!JOHN-DONVAN: Thank you very much for your call , Joseph . Let 's bring in Paula in Lansing , Michigan . Paula , you 're on TALK</text:p>
          </table:table-cell>
          <table:table-cell table:style-name="ce73" office:value-type="string" calcext:value-type="string">
            <text:p><text:s/>OF THE NATION . @!PAULA: Hi . My family have a history of breast cancer and @ @ @ @ @ @ @ @ @ @ has breast cancer . My grandmother died of ovarian cancer .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used_vvn at_ii the_at end_nn1 ._y That_dd1 is_vbz correct_jj ._y @!JOHN-DONVAN:_zzc Thank_vv0 you_ppy very_rg much_da1 for_if your_appge call_nn1 ,_y Joseph_np1 ._y Let_vm21 's_vm22 bring_vvi in_ii Paula_np1 in_ii Lansing_np1 ,_y Michigan_np1 ._y Paula_np1 ,_y you_ppy 're_vbr on_ii TALK_nn1</text:p>
          </table:table-cell>
          <table:table-cell office:value-type="string" calcext:value-type="string">
            <text:p><text:s/>OF_io THE_at NATION_nn1 ._y @!PAULA:_zzc Hi_uh ._y My_appge family_nn1 have_vh0 a_at1 history_nn1 of_io breast_nn1 cancer_nn1 and_cc @_ii @_ii @_ii @_ii @_ii @_ii @_ii @_ii @_ii @_ii has_vhz breast_nn1 cancer_nn1 ._y My_appge grandmother_nn1 died_vvd_vvn@ of_io ovarian_jj_nn1 cancer_nn1 ._y I_ppis1</text:p>
          </table:table-cell>
        </table:table-row>
        <table:table-row table:style-name="ro4" table:visibility="filter">
          <table:table-cell office:value-type="float" office:value="883" calcext:value-type="float">
            <text:p>883</text:p>
          </table:table-cell>
          <table:table-cell table:style-name="ce71" office:value-type="string" calcext:value-type="string">
            <text:p><text:s text:c="2"/>everyone should treat everyone the same . And if you somehow ask for some sort of - of any form of reparation for what 's happened to your descendants , and what</text:p>
          </table:table-cell>
          <table:table-cell table:style-name="ce73" office:value-type="string" calcext:value-type="string">
            <text:p><text:s/>created the society we live in today , then somehow you 're being a racist . You 're being just as bad as we were when we did this thing to you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everyone_pn1 should_vm treat_vvi everyone_pn1 the_at same_da ._y And_cc if_cs_csw@ you_ppy somehow_rr ask_vv0 for_if some_dd sort_rr21@_nn1 of_rr22_io -_- of_io any_dd form_nn1 of_io reparation_nn1 for_if what_ddq 's_vhz happened_vvn to_ii@ your_appge descendants_nn2 ,_y and_cc what_ddq</text:p>
          </table:table-cell>
          <table:table-cell office:value-type="string" calcext:value-type="string">
            <text:p><text:s/>created_vvd the_at society_nn1 we_ppis2 live_vv0 in_rp@_ii today_rt ,_y then_rt somehow_rr you_ppy 're_vbr being_vbg a_at1 racist_nn1_jj ._y You_ppy 're_vbr being_vbg just_rr as_rg bad_jj as_csa we_ppis2 were_vbdr when_rrq_cs we_ppis2 did_vdd this_dd1 thing_nn1 to_ii you_</text:p>
          </table:table-cell>
        </table:table-row>
        <table:table-row table:style-name="ro4" table:visibility="filter">
          <table:table-cell office:value-type="float" office:value="884" calcext:value-type="float">
            <text:p>884</text:p>
          </table:table-cell>
          <table:table-cell table:style-name="ce71" office:value-type="string" calcext:value-type="string">
            <text:p><text:s text:c="2"/>you think ... @!BOYCE-WATKINS: No , it 's not a perfect tool . It 's certainly not a perfect tool . But what I 'm trying to figure out is which studies - why</text:p>
          </table:table-cell>
          <table:table-cell table:style-name="ce73" office:value-type="string" calcext:value-type="string">
            <text:p><text:s/>were - you know , we must be reading different studies because the studies that I 've seen , like in diverse issues of higher education , tell me that the enrollment numbe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cb you_ppy think_vv0 ..._... @!BOYCE-WATKINS:_zzc No_uh ,_y it_pph1 's_vbz not_xx a_at1 perfect_jj tool_nn1 ._y It_pph1 's_vbz certainly_rr not_xx a_at1 perfect_jj tool_nn1 ._y But_ccb what_ddq I_ppis1 'm_vbm trying_vvg to_to figure_vvi out_rp is_vbz which_ddq studies_nn2_vvz% -_- why_rrq</text:p>
          </table:table-cell>
          <table:table-cell office:value-type="string" calcext:value-type="string">
            <text:p><text:s/>were_vbdr -_- you_ppy know_vv0 ,_y we_ppis2 must_vm be_vbi reading_vvg different_jj studies_nn2 because_cs the_at studies_nn2 that_cst I_ppis1 've_vh0 seen_vvn ,_y like_vv0@_jj@_ii in_ii diverse_jj issues_nn2 of_io higher_jjr education_nn1 ,_y tell_vv0 me_ppio1 that_cst the_at enrollment_nn1 number</text:p>
          </table:table-cell>
        </table:table-row>
        <table:table-row table:style-name="ro4" table:visibility="filter">
          <table:table-cell office:value-type="float" office:value="885" calcext:value-type="float">
            <text:p>885</text:p>
          </table:table-cell>
          <table:table-cell table:style-name="ce71" office:value-type="string" calcext:value-type="string">
            <text:p><text:s text:c="2"/>of a single mother , and I think that the two main benefits was it really expanded our family to where - because there was just my mother and I because we</text:p>
          </table:table-cell>
          <table:table-cell table:style-name="ce73" office:value-type="string" calcext:value-type="string">
            <text:p><text:s/>brought in - I mean , she had three siblings who had children , and then her parents played a big role in my growing up . And so it was jus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of_io a_at1 single_jj mother_nn1 ,_y and_cc I_ppis1 think_vv0 that_cst the_at two_mc main_jj benefits_nn2 was_vbdz it_pph1 really_rr expanded_vvn our_appge family_nn1 to_ii where_rrq -_- because_cs there_ex was_vbdz just_rr my_appge mother_nn1 and_cc I_ppis1_zz1% because_cs we_ppis2</text:p>
          </table:table-cell>
          <table:table-cell office:value-type="string" calcext:value-type="string">
            <text:p><text:s/>brought_vvd in_rp@_ii -_- I_ppis1 mean_vv0 ,_y she_pphs1 had_vhd three_mc siblings_nn2 who_pnqs had_vhd children_nn2 ,_y and_cc then_rt her_appge parents_nn2 played_vvd_vvn a_at1 big_jj role_nn1 in_ii my_appge growing_vvg_nn1@ up_rp ._y And_cc so_rr_cs@ it_pph1 was_vbdz just_</text:p>
          </table:table-cell>
        </table:table-row>
        <table:table-row table:style-name="ro4" table:visibility="filter">
          <table:table-cell office:value-type="float" office:value="886" calcext:value-type="float">
            <text:p>886</text:p>
          </table:table-cell>
          <table:table-cell table:style-name="ce71" office:value-type="string" calcext:value-type="string">
            <text:p><text:s text:c="2"/>sex partners - were dying a lot faster than everybody else . And so there 's this kind of sort of natural reaction to that that ends up being consequential</text:p>
          </table:table-cell>
          <table:table-cell table:style-name="ce73" office:value-type="string" calcext:value-type="string">
            <text:p><text:s/>. Sexual behavior in lots of part of Africa gradually shift in ways that make it much less hospitable to HIV spread . And that has not been written about very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o sex_nn1 partners_nn2 -_- were_vbdr dying_vvg a_rr21@ lot_rr22 faster_rrr_jjr than_csn everybody_pn1 else_rr ._y And_cc so_rr_cs@ there_ex 's_vbz this_dd1 kind_nn1 of_io sort_nn1_rr21@ of_io_rr22 natural_jj reaction_nn1 to_ii that_cst that_dd1 ends_vvz up_rp_ii@ being_vbg consequential_jj</text:p>
          </table:table-cell>
          <table:table-cell office:value-type="string" calcext:value-type="string">
            <text:p><text:s/>._y Sexual_jj behavior_nn1 in_ii lots_pn of_io part_nn1 of_io Africa_np1 gradually_rr shift_vv0 in_ii_rp@ ways_nn2 that_cst make_vv0 it_pph1 much_rr less_rgr hospitable_jj to_ii HIV_np1 spread_vvd_nn1 ._y And_cc that_dd1_cst has_vhz not_xx been_vbn written_vvn about_ii_rp@ very_rg</text:p>
          </table:table-cell>
        </table:table-row>
        <table:table-row table:style-name="ro4" table:visibility="filter">
          <table:table-cell office:value-type="float" office:value="887" calcext:value-type="float">
            <text:p>887</text:p>
          </table:table-cell>
          <table:table-cell table:style-name="ce71" office:value-type="string" calcext:value-type="string">
            <text:p><text:s text:c="2"/>there is growing pressure for the president to tap into the strategic petroleum reserve . I just wanted to ask - what are some of the politics of that and any final</text:p>
          </table:table-cell>
          <table:table-cell table:style-name="ce73" office:value-type="string" calcext:value-type="string">
            <text:p><text:s/>thought that you have . @!MARILYN-GEEWAX: Yes . I just wanted to say that , @ @ @ @ @ @ @ @ @ @ real problem , especially if you 're tied to the food industry . The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ere_ex is_vbz growing_jj_vvg pressure_nn1 for_if the_at president_nn1 to_to tap_vvi into_ii the_at strategic_jj petroleum_nn1 reserve_nn1 ._y I_ppis1 just_rr wanted_vvd to_to ask_vvi -_- what_ddq are_vbr some_dd of_io the_at politics_nn1 of_io that_dd1 and_cc any_dd final_jj_nn1</text:p>
          </table:table-cell>
          <table:table-cell office:value-type="string" calcext:value-type="string">
            <text:p><text:s/>thought_nn1_vvd that_cst you_ppy have_vh0 ._y @!MARILYN-GEEWAX:_zzc Yes_uh ._y I_ppis1 just_rr wanted_vvd to_to say_vvi that_dd1_cst ,_y @_ii @_ii @_ii @_ii @_ii @_ii @_ii @_ii @_ii @_ii real_jj problem_nn1 ,_y especially_rr if_cs you_ppy 're_vbr tied_vvn to_ii the_at food_nn1 industry_nn1 ._y Ther</text:p>
          </table:table-cell>
        </table:table-row>
        <table:table-row table:style-name="ro4" table:visibility="filter">
          <table:table-cell office:value-type="float" office:value="888" calcext:value-type="float">
            <text:p>888</text:p>
          </table:table-cell>
          <table:table-cell table:style-name="ce71" office:value-type="string" calcext:value-type="string">
            <text:p><text:s text:c="2"/>midday . He lazed about and he 'd actually - most of his days , even when he was the chancellor of Germany , he did very , very little . And it</text:p>
          </table:table-cell>
          <table:table-cell table:style-name="ce73" office:value-type="string" calcext:value-type="string">
            <text:p><text:s/>was - I mean , even some of the great ideas which we think are essentially Nazi , like wishing to eliminate children who were born with defects of one kind or another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a midday_nnt1 ._y He_pphs1 lazed_vvd about_rp@ and_cc he_pphs1 'd_vhd_vm actually_rr -_- most_dat of_io his_appge days_nnt2 ,_y even_cs21 when_cs22 he_pphs1 was_vbdz the_at chancellor_nn1 of_io Germany_np1 ,_y he_pphs1 did_vdd very_rg ,_y very_rg little_da1_rr_jj ._y And_cc it_pph1</text:p>
          </table:table-cell>
          <table:table-cell office:value-type="string" calcext:value-type="string">
            <text:p><text:s/>was_vbdz -_- I_ppis1 mean_vv0 ,_y even_rr some_dd of_io the_at great_jj ideas_nn2 which_ddq we_ppis2 think_vv0 are_vbr essentially_rr Nazi_jj ,_y like_ii wishing_vvg to_to eliminate_vvi children_nn2 who_pnqs were_vbdr born_vvn with_iw defects_nn2 of_io one_mc1 kind_nn1 or_cc another_dd1 ,_</text:p>
          </table:table-cell>
        </table:table-row>
        <table:table-row table:style-name="ro4" table:visibility="filter">
          <table:table-cell office:value-type="float" office:value="889" calcext:value-type="float">
            <text:p>889</text:p>
          </table:table-cell>
          <table:table-cell table:style-name="ce71" office:value-type="string" calcext:value-type="string">
            <text:p><text:s text:c="2"/>me ask Chip a question : You also , when you ran in 2008 , you also were running against a guy named Ron Paul , who is still running . Ron Paul</text:p>
          </table:table-cell>
          <table:table-cell table:style-name="ce73" office:value-type="string" calcext:value-type="string">
            <text:p><text:s/>was asked I think last night on CNN when is he going to get out , and the question actually was when will you have the decency to get out , and Ron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0 me_ppio1 ask_vvi Chip_nn1 a_at1 question_nn1 :_y You_ppy also_rr ,_y when_cs_rrq you_ppy ran_vvd in_ii 2008_mc ,_y you_ppy also_rr were_vbdr running_vvg against_ii a_at1 guy_nn1 named_vvn Ron_np1 Paul_np1 ,_y who_pnqs is_vbz still_rr running_vvg_jj_nn1 ._y Ron_np1 Paul_np1</text:p>
          </table:table-cell>
          <table:table-cell office:value-type="string" calcext:value-type="string">
            <text:p><text:s/>was_vbdz asked_vvn@ I_ppis1 think_vv0 last_md night_nnt1 on_ii CNN_np1 when_rrq is_vbz he_pphs1 going_vvgk to_to get_vvi out_rp ,_y and_cc the_at question_nn1 actually_rr was_vbdz when_rrq will_vm you_ppy have_vhi the_at decency_nn1 to_to get_vvi out_rp ,_y and_cc Ron_np1</text:p>
          </table:table-cell>
        </table:table-row>
        <table:table-row table:style-name="ro4" table:visibility="filter">
          <table:table-cell office:value-type="float" office:value="890" calcext:value-type="float">
            <text:p>890</text:p>
          </table:table-cell>
          <table:table-cell table:style-name="ce71" office:value-type="string" calcext:value-type="string">
            <text:p><text:s/>minee . @!NEAL-CONAN: Ken ? @!KEN-RUDIN: The only problem I have @ @ @ @ @ @ @ @ @ @ , he was , you know , beloved and commercial success , but he did have a moment</text:p>
          </table:table-cell>
          <table:table-cell table:style-name="ce73" office:value-type="string" calcext:value-type="string">
            <text:p><text:s/>in the 1988 campaign with the first George Bush say - telling him to stop lying about my record . He was a bitter guy , whereas your candidate , Mike Huckabee , whe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minee_nn1 ._y @!NEAL-CONAN:_zzc Ken_np1 ?_y @!KEN-RUDIN:_zzc The_at only_jj problem_nn1 I_ppis1 have_vh0 @_ii @_ii @_ii @_ii @_ii @_ii @_ii @_ii @_ii @_ii ,_y he_pphs1 was_vbdz ,_y you_ppy know_vv0 ,_y beloved_jj and_cc commercial_jj success_nn1 ,_y but_ccb he_pphs1 did_vdd have_vhi a_at1 moment_nn1</text:p>
          </table:table-cell>
          <table:table-cell office:value-type="string" calcext:value-type="string">
            <text:p><text:s/>in_ii the_at 1988_mc campaign_nn1 with_iw the_at first_md George_np1 Bush_np1 say_vv0 -_- telling_vvg him_ppho1 to_to stop_vvi lying_vvg about_ii_rp@ my_appge record_nn1 ._y He_pphs1 was_vbdz a_at1 bitter_jj guy_nn1 ,_y whereas_cs your_appge candidate_nn1 ,_y Mike_np1 Huckabee_np1 ,_y when_</text:p>
          </table:table-cell>
        </table:table-row>
        <table:table-row table:style-name="ro4">
          <table:table-cell office:value-type="float" office:value="891" calcext:value-type="float">
            <text:p>891</text:p>
          </table:table-cell>
          <table:table-cell table:style-name="ce71" office:value-type="string" calcext:value-type="string">
            <text:p><text:s text:c="2"/>are limited . @!NEAL-CONAN: And if they 're - in other words , where is the limit ? If they can force you to buy health insurance , can they force you to</text:p>
          </table:table-cell>
          <table:table-cell table:style-name="ce73" office:value-type="string" calcext:value-type="string">
            <text:p><text:s/>buy , as we just heard the chief justice say , cellphones ? @!DAVID-SAVAGE: Right . And later on , it was broccoli and gym membership . You @ @ @ @ @ @ @ @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nn2 are_vbr limited_vvn_jj ._y @!NEAL-CONAN:_zzc And_cc if_cs_csw@ they_pphs2 're_vbr -_- in_ii other_jj words_nn2 ,_y where_rrq is_vbz the_at limit_nn1 ?_y If_cs they_pphs2 can_vm force_vvi you_ppy to_to buy_vvi health_nn1 insurance_nn1 ,_y can_vm they_pphs2 force_vvi you_ppy to_to</text:p>
          </table:table-cell>
          <table:table-cell office:value-type="string" calcext:value-type="string">
            <text:p><text:s/>buy_vvi ,_y as_csa we_ppis2 just_rr heard_vvd_vvn the_at chief_jj_nn1 justice_nn1 say_vv0 ,_y cellphones_vvz_nn2 ?_y @!DAVID-SAVAGE:_zzc Right_rr_nn1_jj ._y And_cc later_rrr on_rp ,_y it_pph1 was_vbdz broccoli_nn1 and_cc gym_nn1 membership_nn1 ._y You_ppy @_ii @_ii @_ii @_ii @_ii @_ii @_ii @_ii @_i</text:p>
          </table:table-cell>
        </table:table-row>
        <table:table-row table:style-name="ro4" table:visibility="filter">
          <table:table-cell office:value-type="float" office:value="892" calcext:value-type="float">
            <text:p>892</text:p>
          </table:table-cell>
          <table:table-cell table:style-name="ce71" office:value-type="string" calcext:value-type="string">
            <text:p><text:s text:c="2"/>say that Mitt Romney will be happy , and will get a great burden lifted off him , if the Supreme Court gets rid of the mandate , because then we do n't</text:p>
          </table:table-cell>
          <table:table-cell table:style-name="ce73" office:value-type="string" calcext:value-type="string">
            <text:p><text:s/>have to ask the question : Well , Romney pass them in Massachusetts , can we trust him to overturn them , you know , if he 's president ? @!NEAL-CONAN: Repeal them . @!MARA</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say_vvi that_cst Mitt_np1 Romney_np1 will_vm be_vbi happy_jj ,_y and_cc will_vm get_vvi a_at1 great_jj burden_nn1 lifted_vvn_vvd off_ii him_ppho1 ,_y if_cs the_at Supreme_jj Court_nn1 gets_vvz rid_vvn of_io the_at mandate_nn1 ,_y because_cs then_rt we_ppis2 do_vd0 n't_xx</text:p>
          </table:table-cell>
          <table:table-cell office:value-type="string" calcext:value-type="string">
            <text:p><text:s/>have_vhi to_to ask_vvi the_at question_nn1 :_y Well_rr ,_y Romney_np1 pass_vv0 them_ppho2 in_ii Massachusetts_np1 ,_y can_vm we_ppis2 trust_vvi him_ppho1 to_to overturn_vvi them_ppho2 ,_y you_ppy know_vv0 ,_y if_cs he_pphs1 's_vbz president_nn1 ?_y @!NEAL-CONAN:_zzc Repeal_vv0 them_ppho2 ._y @!MARA</text:p>
          </table:table-cell>
        </table:table-row>
        <table:table-row table:style-name="ro4">
          <table:table-cell office:value-type="float" office:value="893" calcext:value-type="float">
            <text:p>893</text:p>
          </table:table-cell>
          <table:table-cell table:style-name="ce71" office:value-type="string" calcext:value-type="string">
            <text:p><text:s text:c="2"/>through a basketball pool at work , you know , started watching the men 's - and stumbled on to a women 's game . And we were fascinated , and it</text:p>
          </table:table-cell>
          <table:table-cell table:style-name="ce73" office:value-type="string" calcext:value-type="string">
            <text:p><text:s/>was Pat that was the first coach we watched . @!NEAL-CONAN: What about her so attracted you ? @!SALLY-JENKINS: I think it was just the respect that the girls had for</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cc through_ii a_at1 basketball_nn1 pool_nn1 at_ii work_nn1 ,_y you_ppy know_vv0 ,_y started_vvd watching_vvg the_at men_nn2 's_vbz_ge -_- and_cc stumbled_vvd on_rp_ii21 to_ii_ii22 a_at1 women_nn2 's_ge game_nn1 ._y And_cc we_ppis2 were_vbdr fascinated_vvn_jj ,_y and_cc it_pph1</text:p>
          </table:table-cell>
          <table:table-cell office:value-type="string" calcext:value-type="string">
            <text:p><text:s/>was_vbdz Pat_np1 that_dd1_cst was_vbdz the_at first_md coach_nn1_vv0 we_ppis2 watched_vvd ._y @!NEAL-CONAN:_zzc What_ddq about_ii her_ppho1 so_rr attracted_vvd_vvn you_ppy ?_y @!SALLY-JENKINS:_zzc I_ppis1 think_vv0 it_pph1 was_vbdz just_rr the_at respect_nn1 that_cst the_at girls_nn2 had_vhd for_if</text:p>
          </table:table-cell>
        </table:table-row>
        <table:table-row table:style-name="ro4" table:visibility="filter">
          <table:table-cell office:value-type="float" office:value="894" calcext:value-type="float">
            <text:p>894</text:p>
          </table:table-cell>
          <table:table-cell table:style-name="ce71" office:value-type="string" calcext:value-type="string">
            <text:p><text:s/>g the use of deadly force , when in their homes or their place of business . What the proposed legislation would do is actually extend that anywhere that they 're lawfully</text:p>
          </table:table-cell>
          <table:table-cell table:style-name="ce73" office:value-type="string" calcext:value-type="string">
            <text:p><text:s/>allowed to be - so that they have no duty to retreat , no duty to disengage or try to de-escalate . And we have a problem with that . @!NEAL-CONAN: And how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g_ii_vvg@ the_at use_nn1 of_io deadly_jj force_nn1 ,_y when_cs_rrq in_ii their_appge homes_nn2 or_cc their_appge place_nn1 of_io business_nn1 ._y What_ddq the_at proposed_jj legislation_nn1 would_vm do_vdi is_vbz actually_rr extend_vv0 that_cst_dd1 anywhere_rl that_cst they_pphs2 're_vbr lawfully_rr</text:p>
          </table:table-cell>
          <table:table-cell office:value-type="string" calcext:value-type="string">
            <text:p><text:s/>allowed_vvn_vvd to_to be_vbi -_- so_cs21 that_cs22 they_pphs2 have_vh0 no_at duty_nn1 to_to retreat_vvi ,_y no_at duty_nn1 to_to disengage_vvi or_cc try_vvi to_to de-escalate_vvi ._y And_cc we_ppis2 have_vh0 a_at1 problem_nn1 with_iw that_dd1 ._y @!NEAL-CONAN:_zzc And_cc how_rrq</text:p>
          </table:table-cell>
        </table:table-row>
        <table:table-row table:style-name="ro4" table:visibility="filter">
          <table:table-cell office:value-type="float" office:value="895" calcext:value-type="float">
            <text:p>895</text:p>
          </table:table-cell>
          <table:table-cell table:style-name="ce71" office:value-type="string" calcext:value-type="string">
            <text:p><text:s text:c="2"/>that discussion . January of 2011 , we switched over to what they refer to as a shall-issue state , which means that if an applicant did not meet a state or federal</text:p>
          </table:table-cell>
          <table:table-cell table:style-name="ce73" office:value-type="string" calcext:value-type="string">
            <text:p><text:s/>prohibitor , they would be required that the sheriff issue them a permit to carry weapons . @!NEAL-CONAN: So that - do the sheriffs , do you think that increases the risks</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if that_dd1 discussion_nn1 ._y January_npm1 of_io 2011_mc ,_y we_ppis2 switched_vvd over_rp to_ii what_ddq they_pphs2 refer_vv0 to_ii as_ii a_at1 shall-issue_jj_nn1 state_nn1 ,_y which_ddq means_vvz that_cst if_cs an_at1 applicant_nn1 did_vdd not_xx meet_vvi a_at1 state_nn1 or_cc federal_jj</text:p>
          </table:table-cell>
          <table:table-cell office:value-type="string" calcext:value-type="string">
            <text:p><text:s/>prohibitor_nn1 ,_y they_pphs2 would_vm be_vbi required_vvn that_cst the_at sheriff_nn1 issue_vv0 them_ppho2 a_at1 permit_nn1@_vv0 to_to carry_vvi weapons_nn2 ._y @!NEAL-CONAN:_zzc So_cs21 that_cs22 -_- do_vd0 the_at sheriffs_nn2 ,_y do_vd0 you_ppy think_vvi that_cst_dd1 increases_vvz the_at risks_n</text:p>
          </table:table-cell>
        </table:table-row>
        <table:table-row table:style-name="ro4" table:visibility="filter">
          <table:table-cell office:value-type="float" office:value="896" calcext:value-type="float">
            <text:p>896</text:p>
          </table:table-cell>
          <table:table-cell table:style-name="ce71" office:value-type="string" calcext:value-type="string">
            <text:p><text:s text:c="2"/>- we were talking this morning , and he said , oh - you know - I heard he had a bag of marijuana , and he was suspended from school . And I</text:p>
          </table:table-cell>
          <table:table-cell table:style-name="ce73" office:value-type="string" calcext:value-type="string">
            <text:p><text:s/>was just so - you know , I was just so surprised . And I 'm thinking , you know , it was an empty bag - as I understood it - an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1 -_- we_ppis2 were_vbdr talking_vvg this_dd1 morning_nnt1 ,_y and_cc he_pphs1 said_vvd ,_y oh_uh -_- you_ppy know_vv0 -_- I_ppis1 heard_vvd he_pphs1 had_vhd a_at1 bag_nn1 of_io marijuana_nn1 ,_y and_cc he_pphs1 was_vbdz suspended_vvn from_ii school_nn1 ._y And_cc I_ppis1</text:p>
          </table:table-cell>
          <table:table-cell office:value-type="string" calcext:value-type="string">
            <text:p><text:s/>was_vbdz just_rr so_rr_rg -_- you_ppy know_vv0 ,_y I_ppis1 was_vbdz just_rr so_rg_rr surprised_jj ._y And_cc I_ppis1 'm_vbm thinking_vvg ,_y you_ppy know_vv0 ,_y it_pph1 was_vbdz an_at1 empty_jj bag_nn1 -_- as_csa I_ppis1 understood_vvd it_pph1 -_- and_cc</text:p>
          </table:table-cell>
        </table:table-row>
        <table:table-row table:style-name="ro4" table:visibility="filter">
          <table:table-cell office:value-type="float" office:value="897" calcext:value-type="float">
            <text:p>897</text:p>
          </table:table-cell>
          <table:table-cell table:style-name="ce71" office:value-type="string" calcext:value-type="string">
            <text:p><text:s text:c="2"/>out there , you know , you - life 's rough , and @ @ @ @ @ @ @ @ @ @ bad times . The good times , hopefully , will be more prevalent . And when I</text:p>
          </table:table-cell>
          <table:table-cell table:style-name="ce73" office:value-type="string" calcext:value-type="string">
            <text:p><text:s/>was younger - I mean , I 'm talking like , over 40 years ago - I kind of ran around with the hippie crowd where I lived in Southern California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out_rp there_rl ,_y you_ppy know_vv0 ,_y you_ppy -_- life_nn1 's_ge_vbz rough_jj ,_y and_cc @_ii @_ii @_ii @_ii @_ii @_ii @_ii @_ii @_ii @_ii bad_jj times_nnt2 ._y The_at good_jj times_nnt2 ,_y hopefully_rr ,_y will_vm be_vbi more_rgr prevalent_jj ._y And_cc when_cs_rrq I_ppis1</text:p>
          </table:table-cell>
          <table:table-cell office:value-type="string" calcext:value-type="string">
            <text:p><text:s/>was_vbdz younger_jjr -_- I_ppis1 mean_vv0 ,_y I_ppis1 'm_vbm talking_vvg like_ii_jj@_rr% ,_y over_rg 40_mc years_nnt2 ago_ra -_- I_ppis1 kind_rr21% of_rr22 ran_vvd around_rp with_iw the_at hippie_nn1 crowd_nn1 where_cs_rrq I_ppis1 lived_vvd in_ii_rp@ Southern_jj California_np1 ._</text:p>
          </table:table-cell>
        </table:table-row>
        <table:table-row table:style-name="ro4" table:visibility="filter">
          <table:table-cell office:value-type="float" office:value="898" calcext:value-type="float">
            <text:p>898</text:p>
          </table:table-cell>
          <table:table-cell table:style-name="ce71" office:value-type="string" calcext:value-type="string">
            <text:p><text:s text:c="2"/>n't try to compare this to Emmett Till . I mean , what happened to @ @ @ @ @ @ @ @ @ @ I think , about a year after I was born . So I</text:p>
          </table:table-cell>
          <table:table-cell table:style-name="ce73" office:value-type="string" calcext:value-type="string">
            <text:p><text:s/>was just a - I mean , I was a baby when that happened . But what happened to that young man , I mean , he ca n't be compared to this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m n't_xx try_vvi to_to compare_vvi this_dd1 to_ii Emmett_np1 Till_nn1@_ii ._y I_ppis1 mean_vv0 ,_y what_ddq happened_vvd to_ii@ @_ii @_ii @_ii @_ii @_ii @_ii @_ii @_ii @_ii @_ii I_ppis1 think_vv0 ,_y about_rg a_at1 year_nnt1 after_cs I_ppis1 was_vbdz born_vvn ._y So_rr I_ppis1</text:p>
          </table:table-cell>
          <table:table-cell office:value-type="string" calcext:value-type="string">
            <text:p><text:s/>was_vbdz just_rr a_at1 -_- I_ppis1 mean_vv0 ,_y I_ppis1 was_vbdz a_at1 baby_nn1 when_cs_rrq that_dd1 happened_vvd ._y But_ccb what_ddq happened_vvd to_ii@ that_dd1 young_jj man_nn1 ,_y I_ppis1 mean_vv0 ,_y he_pphs1 ca_vm n't_xx be_vbi compared_vvn to_ii this_dd1 ._</text:p>
          </table:table-cell>
        </table:table-row>
        <table:table-row table:style-name="ro4" table:visibility="filter">
          <table:table-cell office:value-type="float" office:value="899" calcext:value-type="float">
            <text:p>899</text:p>
          </table:table-cell>
          <table:table-cell table:style-name="ce71" office:value-type="string" calcext:value-type="string">
            <text:p><text:s text:c="2"/>Emmett Till . A lot have also come in mentioning Rodney King . One woman - actually , several other people have written in . Josh Renault(ph) , Marie Thomas(ph)</text:p>
          </table:table-cell>
          <table:table-cell table:style-name="ce73" office:value-type="string" calcext:value-type="string">
            <text:p><text:s/>wrote in the words that we remember Rodney King uttering after Los Angeles erupted in flames : Ca n't we all just get along ? Someone else noted that this cas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g Emmett_np1_nn1@ Till_nn1@_ii ._y A_rr21@_at1 lot_rr22_nn1 have_vh0 also_rr come_vvn in_ii_rp@ mentioning_vvg Rodney_np1 King_nn1_np1@ ._y One_mc1 woman_nn1 -_- actually_rr ,_y several_da2 other_jj people_nn have_vh0 written_vvn in_rp@_ii ._y Josh_np1 Renault(ph)_np1 ,_y Marie_np1 Thomas(ph)_np1</text:p>
          </table:table-cell>
          <table:table-cell office:value-type="string" calcext:value-type="string">
            <text:p><text:s/>wrote_vvd in_ii the_at words_nn2 that_cst we_ppis2 remember_vv0 Rodney_np1 King_nn1_np1@ uttering_vvg_nn1@ after_ii Los_np1 Angeles_np1 erupted_vvd in_ii_rp@ flames_nn2 :_y Ca_vm n't_xx we_ppis2 all_db just_rr get_vvi along_rp ?_y Someone_pn1 else_rr noted_vvn_vvd that_cst this_dd1 case_</text:p>
          </table:table-cell>
        </table:table-row>
        <table:table-row table:style-name="ro4" table:visibility="filter">
          <table:table-cell office:value-type="float" office:value="900" calcext:value-type="float">
            <text:p>900</text:p>
          </table:table-cell>
          <table:table-cell table:style-name="ce71" office:value-type="string" calcext:value-type="string">
            <text:p><text:s text:c="2"/>me , and it 's evidence that I wanted to lay out , and it 's an argument that I wanted to make , and it was sort of a moral plea that I</text:p>
          </table:table-cell>
          <table:table-cell table:style-name="ce73" office:value-type="string" calcext:value-type="string">
            <text:p><text:s/>wanted to both explain and express . And I think the only way that I could have done it is in the book . @ @ @ @ @ @ @ @ @ @ Cheney , and in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e_ppio1 ,_y and_cc it_pph1 's_vbz evidence_nn1 that_cst I_ppis1 wanted_vvd to_to lay_vvi out_rp ,_y and_cc it_pph1 's_vbz an_at1 argument_nn1 that_cst I_ppis1 wanted_vvd to_to make_vvi ,_y and_cc it_pph1 was_vbdz sort_rr21@ of_rr22 a_at1 moral_jj plea_nn1 that_cst I_ppis1</text:p>
          </table:table-cell>
          <table:table-cell office:value-type="string" calcext:value-type="string">
            <text:p><text:s/>wanted_vvd to_ii both_db2 explain_vv0 and_cc express_vv0 ._y And_cc I_ppis1 think_vv0 the_at only_jj way_nn1 that_cst I_ppis1 could_vm have_vhi done_vdn it_pph1 is_vbz in_ii the_at book_nn1 ._y @_ii @_ii @_ii @_ii @_ii @_ii @_ii @_ii @_ii @_ii Cheney_np1 ,_y and_cc in_ii the_</text:p>
          </table:table-cell>
        </table:table-row>
        <table:table-row table:style-name="ro4" table:visibility="filter">
          <table:table-cell office:value-type="float" office:value="901" calcext:value-type="float">
            <text:p>901</text:p>
          </table:table-cell>
          <table:table-cell table:style-name="ce71" office:value-type="string" calcext:value-type="string">
            <text:p><text:s text:c="2"/>in the ' 60s and ' 70s , their own parents warned them not to tell their kids if they were adopted or born via surrogates or donors , and that many people</text:p>
          </table:table-cell>
          <table:table-cell table:style-name="ce73" office:value-type="string" calcext:value-type="string">
            <text:p><text:s/>said they wish they 'd had more information , but they could also understand that it was an attempt to @ @ @ @ @ @ @ @ @ @ these things , did you think at al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t_dd1 in_ii the_at '_"@_ge 60s_mc2 and_cc '_"@_ge 70s_mc2 ,_y their_appge own_da parents_nn2 warned_vvd_vvn them_ppho2 not_xx to_to tell_vvi their_appge kids_nn2 if_cs they_pphs2 were_vbdr adopted_vvn or_cc born_vvn via_ii surrogates_nn2 or_cc donors_nn2 ,_y and_cc that_cst many_da2 people_nn</text:p>
          </table:table-cell>
          <table:table-cell office:value-type="string" calcext:value-type="string">
            <text:p><text:s/>said_vvd they_pphs2 wish_vv0 they_pphs2 'd_vhd had_vhn more_dar information_nn1 ,_y but_ccb they_pphs2 could_vm also_rr understand_vvi that_cst it_pph1 was_vbdz an_at1 attempt_nn1 to_to @_ii @_ii @_ii @_ii @_ii @_ii @_ii @_ii @_ii @_ii these_dd2 things_nn2 ,_y did_vdd you_ppy think_vvi at_ii all_db</text:p>
          </table:table-cell>
        </table:table-row>
        <table:table-row table:style-name="ro4" table:visibility="filter">
          <table:table-cell office:value-type="float" office:value="902" calcext:value-type="float">
            <text:p>902</text:p>
          </table:table-cell>
          <table:table-cell table:style-name="ce71" office:value-type="string" calcext:value-type="string">
            <text:p><text:s text:c="2"/>or a definition , you know . For some people , open means simply exchanging first and last names and addresses so you can always find each other . And for</text:p>
          </table:table-cell>
          <table:table-cell table:style-name="ce73" office:value-type="string" calcext:value-type="string">
            <text:p><text:s/>other people , open means having the birth mother come and spend the summer living with you . So , it was very interesting , and at the beginning , Katy 's birth mother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or_cc a_at1 definition_nn1 ,_y you_ppy know_vv0 ._y For_if some_dd people_nn ,_y open_jj_rr@_vv0 means_nn_vvz simply_rr exchanging_vvg first_md and_cc last_md_vv0@ names_nn2 and_cc addresses_vvz_nn2 so_cs@_rr you_ppy can_vm always_rr find_vvi each_ppx221 other_ppx222 ._y And_cc for_if</text:p>
          </table:table-cell>
          <table:table-cell office:value-type="string" calcext:value-type="string">
            <text:p><text:s/>other_jj people_nn ,_y open_jj_vv0 means_nn having_vhg the_at birth_nn1 mother_nn1 come_vv0 and_cc spend_vv0 the_at summer_nnt1 living_vvg_nn1 with_iw you_ppy ._y So_rr ,_y it_pph1 was_vbdz very_rg interesting_jj ,_y and_cc at_ii the_at beginning_nn1 ,_y Katy_np1 's_ge birth_nn1 mother_</text:p>
          </table:table-cell>
        </table:table-row>
        <table:table-row table:style-name="ro4" table:visibility="filter">
          <table:table-cell office:value-type="float" office:value="903" calcext:value-type="float">
            <text:p>903</text:p>
          </table:table-cell>
          <table:table-cell table:style-name="ce71" office:value-type="string" calcext:value-type="string">
            <text:p><text:s text:c="2"/>national market in health insurance . And the only way to do that - and ensure that anybody could get coverage , even if they had a pre-existing condition - the only</text:p>
          </table:table-cell>
          <table:table-cell table:style-name="ce73" office:value-type="string" calcext:value-type="string">
            <text:p><text:s/>way to do that was to require that everyone participate , because if it were otherwise , I could say or you could say or anybody could say , well , I 'm healthy_</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_at national_jj market_nn1 in_ii health_nn1 insurance_nn1 ._y And_cc the_at only_jj way_nn1 to_to do_vdi that_dd1 -_- and_cc ensure_vv0 that_cst_dd1 anybody_pn1 could_vm get_vvi coverage_nn1 ,_y even_cs21 if_cs22 they_pphs2 had_vhd a_at1 pre-existing_jj_nn1 condition_nn1 -_- the_at only_jj</text:p>
          </table:table-cell>
          <table:table-cell office:value-type="string" calcext:value-type="string">
            <text:p><text:s/>way_nn1 to_to do_vdi that_dd1 was_vbdz to_to require_vvi that_cst_dd1 everyone_pn1 participate_vv0 ,_y because_cs if_cs it_pph1 were_vbdr otherwise_rr ,_y I_ppis1 could_vm say_vvi or_cc you_ppy could_vm say_vvi or_cc anybody_pn1 could_vm say_vvi ,_y well_rr ,_y I_ppis1 'm_vbm healthy_</text:p>
          </table:table-cell>
        </table:table-row>
        <table:table-row table:style-name="ro4" table:visibility="filter">
          <table:table-cell office:value-type="float" office:value="904" calcext:value-type="float">
            <text:p>904</text:p>
          </table:table-cell>
          <table:table-cell table:style-name="ce71" office:value-type="string" calcext:value-type="string">
            <text:p><text:s text:c="2"/>had died . So I called my mother , uncontrollably in tears and said " who died " and her response was " I assumed you did . @ @ @ @ @ @ @ @ @ @ @!AMY-DICKINSON:</text:p>
          </table:table-cell>
          <table:table-cell table:style-name="ce73" office:value-type="string" calcext:value-type="string">
            <text:p><text:s/>Wow . @!PETER-SAGAL-: And how many years of therapy have you had , sir ? @(SOUNDBITE-OF-LAUGH @!BARRY-SONNENFELD: You know , not enough , as it turns out . @!PETER-SAGAL-: Apparently . Well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ad_vhd died_vvn ._y So_rr I_ppis1 called_vvd my_appge mother_nn1 ,_y uncontrollably_rr in_ii tears_nn2 and_cc said_vvd "_y who_pnqs died_vvd "_y and_cc her_appge response_nn1 was_vbdz "_y I_ppis1 assumed_vvd you_ppy did_vdd ._y @_ii @_ii @_ii @_ii @_ii @_ii @_ii @_ii @_ii @_ii @!AMY-DICKINSON:_zzc</text:p>
          </table:table-cell>
          <table:table-cell office:value-type="string" calcext:value-type="string">
            <text:p><text:s/>Wow_uh ._y @!PETER-SAGAL-:_zzc And_cc how_rgq@ many_da2 years_nnt2 of_io therapy_nn1 have_vh0 you_ppy had_vhn ,_y sir_nn1 ?_y @(SOUNDBITE-OF-LAUGH_zzq @!BARRY-SONNENFELD:_zzc You_ppy know_vv0 ,_y not_xx enough_rr ,_y as_csa it_pph1 turns_vvz out_rp ._y @!PETER-SAGAL-:_zzc Apparently_rr ._y Well_rr</text:p>
          </table:table-cell>
        </table:table-row>
        <table:table-row table:style-name="ro4" table:visibility="filter">
          <table:table-cell office:value-type="float" office:value="905" calcext:value-type="float">
            <text:p>905</text:p>
          </table:table-cell>
          <table:table-cell table:style-name="ce71" office:value-type="string" calcext:value-type="string">
            <text:p><text:s/>ians and artists . Does the saddle help with that ? @(SOUNDBITE-OF-LAUGH @!BARRY-SONNENFELD: Well , you know . @!PETER-SAGAL-: And the cowboy hat ? @!BARRY-SONNENFELD: One of the things that I</text:p>
          </table:table-cell>
          <table:table-cell table:style-name="ce73" office:value-type="string" calcext:value-type="string">
            <text:p><text:s/>learned from my mother I call strength through weakness . @!PETER-SAGAL-: OK. @(SOUNDBITE-OF-LAUGH @!BARRY-SONNENFELD: And I find that if you look like you 're in need , because , you</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ans_nn2 and_cc artists_nn2 ._y Does_vdz the_at saddle_nn1 help_vvi with_iw that_dd1 ?_y @(SOUNDBITE-OF-LAUGH_zzq @!BARRY-SONNENFELD:_zzc Well_rr ,_y you_ppy know_vv0 ._y @!PETER-SAGAL-:_zzc And_cc the_at cowboy_nn1 hat_nn1 ?_y @!BARRY-SONNENFELD:_zzc One_mc1 of_io the_at things_nn2 that_cst I_ppis1</text:p>
          </table:table-cell>
          <table:table-cell office:value-type="string" calcext:value-type="string">
            <text:p><text:s/>learned_vvd from_ii my_appge mother_nn1 I_ppis1 call_vv0 strength_nn1 through_ii weakness_nn1 ._y @!PETER-SAGAL-:_zzc OK._rr @(SOUNDBITE-OF-LAUGH_zzq @!BARRY-SONNENFELD:_zzc And_cc I_ppis1 find_vv0 that_cst if_cs you_ppy look_vv0 like_ii_cs@ you_ppy 're_vbr in_ii need_nn1 ,_y because_cs ,_y you_ppy</text:p>
          </table:table-cell>
        </table:table-row>
        <table:table-row table:style-name="ro4" table:visibility="filter">
          <table:table-cell office:value-type="float" office:value="906" calcext:value-type="float">
            <text:p>906</text:p>
          </table:table-cell>
          <table:table-cell table:style-name="ce71" office:value-type="string" calcext:value-type="string">
            <text:p><text:s text:c="2"/>collapse in pain , in my shoulder . And then I would hit him as hard as I could and he would laugh uncontrollably . @(SOUNDBITE-OF-LAUGH @!BARRY-SONNENFELD: And one day , I</text:p>
          </table:table-cell>
          <table:table-cell table:style-name="ce73" office:value-type="string" calcext:value-type="string">
            <text:p><text:s/>decided I want to hurt Will Smith . @!PETER-SAGAL-: Well , who has n't thought that ? But go on . @!BARRY-SONNENFELD: Well , I punched him so hard , and his shoulder is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m collapse_vvi in_ii pain_nn1 ,_y in_ii my_appge shoulder_nn1 ._y And_cc then_rt I_ppis1 would_vm hit_vvi him_ppho1 as_rg hard_rr_jj as_csa I_ppis1 could_vm and_cc he_pphs1 would_vm laugh_vvi uncontrollably_rr ._y @(SOUNDBITE-OF-LAUGH_zzq @!BARRY-SONNENFELD:_zzc And_cc one_mc1 day_nnt1 ,_y I_ppis1</text:p>
          </table:table-cell>
          <table:table-cell office:value-type="string" calcext:value-type="string">
            <text:p><text:s/>decided_vvd I_ppis1 want_vv0 to_to hurt_vvi Will_np1 Smith_np1 ._y @!PETER-SAGAL-:_zzc Well_rr ,_y who_pnqs has_vhz n't_xx thought_vvn that_dd1 ?_y But_ccb go_vv0 on_rp@ ._y @!BARRY-SONNENFELD:_zzc Well_rr ,_y I_ppis1 punched_vvd him_ppho1 so_rg_rr hard_rr_jj ,_y and_cc his_appge shoulder_nn1 is_</text:p>
          </table:table-cell>
        </table:table-row>
        <table:table-row table:style-name="ro4" table:visibility="filter">
          <table:table-cell office:value-type="float" office:value="907" calcext:value-type="float">
            <text:p>907</text:p>
          </table:table-cell>
          <table:table-cell table:style-name="ce71" office:value-type="string" calcext:value-type="string">
            <text:p><text:s text:c="2"/>he saw that my shoulder was covered in red , orange , purple , green and yellow welts from Will hitting me . And he said " what 's that " ? And I</text:p>
          </table:table-cell>
          <table:table-cell table:style-name="ce73" office:value-type="string" calcext:value-type="string">
            <text:p><text:s/>said I have no idea . So basically , I was a battered wife . @(SOUNDBITE-OF-LAUGH @!PETER-SAGAL-: Oh , I understand . So what I love is that you introduced this story by sayi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he_pphs1 saw_vvd that_cst my_appge shoulder_nn1 was_vbdz covered_vvn in_ii red_nn1_jj ,_y orange_nn1_jj ,_y purple_jj_nn1@ ,_y green_jj_nn1 and_cc yellow_jj welts_nn2 from_ii Will_np1 hitting_vvg me_ppio1 ._y And_cc he_pphs1 said_vvd "_y what_ddq 's_vbz that_dd1 "_y ?_y And_cc I_ppis1</text:p>
          </table:table-cell>
          <table:table-cell office:value-type="string" calcext:value-type="string">
            <text:p><text:s/>said_vvd I_ppis1 have_vh0 no_at idea_nn1 ._y So_rr basically_rr ,_y I_ppis1 was_vbdz a_at1 battered_jj wife_nn1 ._y @(SOUNDBITE-OF-LAUGH_zzq @!PETER-SAGAL-:_zzc Oh_uh ,_y I_ppis1 understand_vv0 ._y So_rr what_ddq I_ppis1 love_vv0 is_vbz that_cst you_ppy introduced_vvd this_dd1 story_nn1 by_ii sayin</text:p>
          </table:table-cell>
        </table:table-row>
        <table:table-row table:style-name="ro4" table:visibility="filter">
          <table:table-cell office:value-type="float" office:value="908" calcext:value-type="float">
            <text:p>908</text:p>
          </table:table-cell>
          <table:table-cell table:style-name="ce71" office:value-type="string" calcext:value-type="string">
            <text:p><text:s/>vd to backtrack to the treatment side , which you asked me about earlier , and that is that radiation , whatever kind it is , radical prostatectomy , often have sequelae</text:p>
          </table:table-cell>
          <table:table-cell table:style-name="ce73" office:value-type="string" calcext:value-type="string">
            <text:p><text:s/>that are not great . I mean , man have bowel problems . They can become impotent . They can become incontinent . You know , it took years for urologists to - who really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vd to_to backtrack_vvi to_ii the_at treatment_nn1 side_nn1 ,_y which_ddq you_ppy asked_vvd me_ppio1 about_ii_rp@ earlier_jjr_rrr ,_y and_cc that_dd1_cst is_vbz that_dd1_cst radiation_nn1 ,_y whatever_ddqv kind_nn1 it_pph1 is_vbz ,_y radical_jj_nn1 prostatectomy_nn1 ,_y often_rr have_vh0 sequelae_nn2</text:p>
          </table:table-cell>
          <table:table-cell office:value-type="string" calcext:value-type="string">
            <text:p><text:s/>that_cst are_vbr not_xx great_jj ._y I_ppis1 mean_vv0 ,_y man_nn1 have_vh0 bowel_nn1 problems_nn2 ._y They_pphs2 can_vm become_vvi impotent_jj ._y They_pphs2 can_vm become_vvi incontinent_jj ._y You_ppy know_vv0 ,_y it_pph1 took_vvd years_nnt2 for_if urologists_nn2 to_ii_to -_- who_pnqs really_</text:p>
          </table:table-cell>
        </table:table-row>
        <table:table-row table:style-name="ro4" table:visibility="filter">
          <table:table-cell office:value-type="float" office:value="909" calcext:value-type="float">
            <text:p>909</text:p>
          </table:table-cell>
          <table:table-cell table:style-name="ce71" office:value-type="string" calcext:value-type="string">
            <text:p><text:s text:c="2"/>I thought of a gentleman who was a close friend of mine . He was about 80 years old . I found a @ @ @ @ @ @ @ @ @ @ to a urologist . The urologist</text:p>
          </table:table-cell>
          <table:table-cell table:style-name="ce73" office:value-type="string" calcext:value-type="string">
            <text:p><text:s/>said something that I detest - detestable . Well , do n't worry about it . Something else will kill you before that does . And two and a half years later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_ppis1 thought_vvd of_io a_at1 gentleman_nn1 who_pnqs was_vbdz a_at1 close_jj friend_nn1 of_io mine_ppge ._y He_pphs1 was_vbdz about_rg 80_mc years_nnt2 old_jj ._y I_ppis1 found_vvd a_at1 @_ii @_ii @_ii @_ii @_ii @_ii @_ii @_ii @_ii @_ii to_ii a_at1 urologist_nn1 ._y The_at urologist_nn1</text:p>
          </table:table-cell>
          <table:table-cell office:value-type="string" calcext:value-type="string">
            <text:p><text:s/>said_vvd something_pn1 that_cst I_ppis1 detest_vv0 -_- detestable_jj ._y Well_rr ,_y do_vd0 n't_xx worry_vvi about_ii it_pph1 ._y Something_pn1 else_rr will_vm kill_vvi you_ppy before_cs_ii_rt@ that_dd1 does_vdz ._y And_cc two_mc and_cc a_at1 half_db years_nnt2 later_rrr ,_y</text:p>
          </table:table-cell>
        </table:table-row>
        <table:table-row table:style-name="ro4" table:visibility="filter">
          <table:table-cell office:value-type="float" office:value="910" calcext:value-type="float">
            <text:p>910</text:p>
          </table:table-cell>
          <table:table-cell table:style-name="ce71" office:value-type="string" calcext:value-type="string">
            <text:p><text:s text:c="2"/>. I 've also seen a bunch of people that I thought probably lived longer because they had active treatment . You know , it 's , you know , and I know you</text:p>
          </table:table-cell>
          <table:table-cell table:style-name="ce73" office:value-type="string" calcext:value-type="string">
            <text:p><text:s/>said that at autopsy - I think , oh , in med school 100 years ago ... @!LAURA-NEWMAN: I think you have to be ... @!BOB: ... they used to say that at autopsy 85</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I_ppis1 've_vh0 also_rr seen_vvn a_at1 bunch_nn1 of_io people_nn that_cst I_ppis1 thought_vvd probably_rr lived_vvn_vvd longer_rrr_jjr because_cs they_pphs2 had_vhd active_jj treatment_nn1 ._y You_ppy know_vv0 ,_y it_pph1 's_vbz ,_y you_ppy know_vv0 ,_y and_cc I_ppis1 know_vv0 you_ppy</text:p>
          </table:table-cell>
          <table:table-cell office:value-type="string" calcext:value-type="string">
            <text:p><text:s/>said_vvd that_cst_dd1 at_ii autopsy_nn1 -_- I_ppis1 think_vv0 ,_y oh_uh ,_y in_ii med_jj@ school_nn1 100_mc years_nnt2 ago_ra ..._... @!LAURA-NEWMAN:_zzc I_ppis1 think_vv0 you_ppy have_vh0 to_to be_vbi ..._... @!BOB:_zzc ..._... they_pphs2 used_vmk to_to say_vvi that_cst_dd1 at_ii autopsy_nn1 85_mc</text:p>
          </table:table-cell>
        </table:table-row>
        <table:table-row table:style-name="ro4" table:visibility="filter">
          <table:table-cell office:value-type="float" office:value="911" calcext:value-type="float">
            <text:p>911</text:p>
          </table:table-cell>
          <table:table-cell table:style-name="ce71" office:value-type="string" calcext:value-type="string">
            <text:p><text:s text:c="2"/>a letter from Shannon writing one of his high school teachers , saying that , you know , we 've just unveiled the transistor - and I think really before anyone else had</text:p>
          </table:table-cell>
          <table:table-cell table:style-name="ce73" office:value-type="string" calcext:value-type="string">
            <text:p><text:s/>said this - I consider it the most important invention of the last 50 years . It will change the world in ways we do n't @ @ @ @ @ @ @ @ @ @ clear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_at1 letter_nn1 from_ii Shannon_np1 writing_vvg_nn1 one_mc1 of_io his_appge high_jj school_nn1 teachers_nn2 ,_y saying_vvg that_cst_dd1 ,_y you_ppy know_vv0 ,_y we_ppis2 've_vh0 just_rr unveiled_vvn the_at transistor_nn1 -_- and_cc I_ppis1 think_vv0 really_rr before_cs_ii anyone_pn1 else_rr had</text:p>
          </table:table-cell>
          <table:table-cell office:value-type="string" calcext:value-type="string">
            <text:p>_vhd said_vvn this_dd1 -_- I_ppis1 consider_vv0 it_pph1 the_at most_rgt important_jj invention_nn1 of_io the_at last_md 50_mc years_nnt2 ._y It_pph1 will_vm change_vvi the_at world_nn1 in_ii ways_nn2 we_ppis2 do_vd0 n't_xx @_ii @_ii @_ii @_ii @_ii @_ii @_ii @_ii @_ii @_ii clear_</text:p>
          </table:table-cell>
        </table:table-row>
        <table:table-row table:style-name="ro4" table:visibility="filter">
          <table:table-cell office:value-type="float" office:value="912" calcext:value-type="float">
            <text:p>912</text:p>
          </table:table-cell>
          <table:table-cell table:style-name="ce71" office:value-type="string" calcext:value-type="string">
            <text:p><text:s/>. @!JIMI-IZRAEL: Hmm . All right . Well , Pablo Torre , you were very young during the riots . Do they mean anything to your generation now ? @!PABLO-TORRE: Yeah . I mean I</text:p>
          </table:table-cell>
          <table:table-cell table:style-name="ce73" office:value-type="string" calcext:value-type="string">
            <text:p><text:s/>was I think in first - at the risk of losing all editorial authority - I was in first grade , I think . .. @!JIMI-IZRAEL: Yikes. @!PABLO-TORRE: ... when it happene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u @!JIMI-IZRAEL:_zzc Hmm_uh ._y All_rr21 right_rr22 ._y Well_rr ,_y Pablo_np1 Torre_np1 ,_y you_ppy were_vbdr very_rg young_jj during_ii the_at riots_nn2 ._y Do_vd0 they_pphs2 mean_vvi anything_pn1 to_ii your_appge generation_nn1 now_rt ?_y @!PABLO-TORRE:_zzc Yeah_uh ._y I_ppis1 mean_vv0 I_ppis1</text:p>
          </table:table-cell>
          <table:table-cell office:value-type="string" calcext:value-type="string">
            <text:p><text:s/>was_vbdz I_ppis1 think_vv0 in_ii_rp@ first_md -_- at_ii the_at risk_nn1 of_io losing_vvg all_db editorial_jj authority_nn1 -_- I_ppis1 was_vbdz in_ii_rp@ first_md grade_nn1 ,_y I_ppis1 think_vv0 ._y .._... @!JIMI-IZRAEL:_zzc Yikes._np1 @!PABLO-TORRE:_zzc ..._... when_cs_rrq it_pph1 happened_vvd ._y</text:p>
          </table:table-cell>
        </table:table-row>
        <table:table-row table:style-name="ro4" table:visibility="filter">
          <table:table-cell office:value-type="float" office:value="913" calcext:value-type="float">
            <text:p>913</text:p>
          </table:table-cell>
          <table:table-cell table:style-name="ce71" office:value-type="string" calcext:value-type="string">
            <text:p><text:s/>t Capitals , right ... @!CENK-UYGUR: Yeah . @!MICHEL-MARTIN: ... has been one of these stories that are kind of like our , you know , our White Sox , you know what I</text:p>
          </table:table-cell>
          <table:table-cell table:style-name="ce73" office:value-type="string" calcext:value-type="string">
            <text:p><text:s/>mean ? We 're kind of ... @!CENK-UYGUR: God bless ' em . Yeah . @!MICHEL-MARTIN: ... perpetually in contention , ca n't get over the line . So the Washington Capitals beat t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 Capitals_nn2 ,_y right_rr_nn1 ..._... @!CENK-UYGUR:_zzc Yeah_uh ._y @!MICHEL-MARTIN:_zzc ..._... has_vhz been_vbn one_mc1 of_io these_dd2 stories_nn2 that_cst are_vbr kind_rr21% of_rr22 like_ii_vv0@ our_appge ,_y you_ppy know_vv0 ,_y our_appge White_jj Sox_nn2 ,_y you_ppy know_vv0 what_ddq I_ppis1</text:p>
          </table:table-cell>
          <table:table-cell office:value-type="string" calcext:value-type="string">
            <text:p><text:s/>mean_vv0 ?_y We_ppis2 're_vbr kind_rr21% of_rr22 ..._... @!CENK-UYGUR:_zzc God_np1 bless_vv0 '_"@ em_fu ._y Yeah_uh ._y @!MICHEL-MARTIN:_zzc ..._... perpetually_rr in_ii contention_nn1 ,_y ca_vm n't_xx get_vvi over_ii_rp the_at line_nn1 ._y So_rr the_at Washington_np1 Capitals_nn2 beat_vv0_vvd the_</text:p>
          </table:table-cell>
        </table:table-row>
        <table:table-row table:style-name="ro4" table:visibility="filter">
          <table:table-cell office:value-type="float" office:value="914" calcext:value-type="float">
            <text:p>914</text:p>
          </table:table-cell>
          <table:table-cell table:style-name="ce71" office:value-type="string" calcext:value-type="string">
            <text:p><text:s text:c="2"/>, about 12 people who cheat a lot . And we lost maybe $150 . On the other hand , we had about 18,000 people who cheated a little bit and we</text:p>
          </table:table-cell>
          <table:table-cell table:style-name="ce73" office:value-type="string" calcext:value-type="string">
            <text:p><text:s/>lost - you know - 30 , $40,000 to those little cheaters who cheat just a little bit , but there are many of them . And I think that 's actually a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_y about_rg 12_mc people_nn who_pnqs cheat_vv0 a_at1_rr21@ lot_nn1_rr22 ._y And_cc we_ppis2 lost_vvd maybe_rr $150_nnu ._y On_ii the_at other_jj hand_nn1 ,_y we_ppis2 had_vhd about_ii_rg% 18,000_mc people_nn who_pnqs cheated_vvd a_at1 little_jj bit_nn1 and_cc we_ppis2</text:p>
          </table:table-cell>
          <table:table-cell office:value-type="string" calcext:value-type="string">
            <text:p><text:s/>lost_vvd -_- you_ppy know_vv0 -_- 30_mc ,_y $40,000_nnu to_ii those_dd2 little_jj cheaters_nn2 who_pnqs cheat_vv0 just_rr a_at1 little_jj bit_nn1 ,_y but_ccb there_ex are_vbr many_da2 of_io them_ppho2 ._y And_cc I_ppis1 think_vv0 that_dd1 's_vbz actually_rr a_at1</text:p>
          </table:table-cell>
        </table:table-row>
        <table:table-row table:style-name="ro4" table:visibility="filter">
          <table:table-cell office:value-type="float" office:value="915" calcext:value-type="float">
            <text:p>915</text:p>
          </table:table-cell>
          <table:table-cell table:style-name="ce71" office:value-type="string" calcext:value-type="string">
            <text:p><text:s text:c="2"/>Now , Ten Commandments is something that is hard to bring into the education system so we said , why do n't we get people to sign the honor code ? So we</text:p>
          </table:table-cell>
          <table:table-cell table:style-name="ce73" office:value-type="string" calcext:value-type="string">
            <text:p><text:s/>got people to sign - I understand that this short survey falls under the MIT honor code . Then they shredded it . No cheating whatsover . And this is particularly intere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Now_rt ,_y Ten_mc Commandments_nn2 is_vbz something_pn1 that_cst is_vbz hard_jj to_to bring_vvi into_ii the_at education_nn1 system_nn1 so_cs@_rr we_ppis2 said_vvd ,_y why_rrq do_vd0 n't_xx we_ppis2 get_vvi people_nn to_to sign_vvi the_at honor_nn1 code_nn1 ?_y So_rr we_ppis2</text:p>
          </table:table-cell>
          <table:table-cell office:value-type="string" calcext:value-type="string">
            <text:p><text:s/>got_vvd people_nn to_to sign_vvi -_- I_ppis1 understand_vv0 that_cst this_dd1 short_jj survey_nn1 falls_vvz_nn2 under_ii the_at MIT_nn1_np1 honor_nn1_vv0 code_nn1 ._y Then_rt they_pphs2 shredded_vvd it_pph1 ._y No_at cheating_jj@_nn1@ whatsover_nn1 ._y And_cc this_dd1 is_vbz particularly_rr interes</text:p>
          </table:table-cell>
        </table:table-row>
        <table:table-row table:style-name="ro4" table:visibility="filter">
          <table:table-cell office:value-type="float" office:value="916" calcext:value-type="float">
            <text:p>916</text:p>
          </table:table-cell>
          <table:table-cell table:style-name="ce71" office:value-type="string" calcext:value-type="string">
            <text:p><text:s text:c="2"/>We have this incentive to be bad or to be dishonest , and the question is can we tell ourselves a story that would make it more OK ? So the things that</text:p>
          </table:table-cell>
          <table:table-cell table:style-name="ce73" office:value-type="string" calcext:value-type="string">
            <text:p><text:s/>make it go up , make the fudge factor become larger and make us more - make it easier for us to be dishonest is , for example , the fact that w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e_ppis2 have_vh0 this_dd1 incentive_nn1 to_to be_vbi bad_jj or_cc to_to be_vbi dishonest_jj ,_y and_cc the_at question_nn1 is_vbz can_vm we_ppis2 tell_vvi ourselves_ppx2 a_at1 story_nn1 that_cst_dd1 would_vm make_vvi it_pph1 more_rgr OK_rr ?_y So_rr the_at things_nn2 that_cst</text:p>
          </table:table-cell>
          <table:table-cell office:value-type="string" calcext:value-type="string">
            <text:p><text:s/>make_vv0 it_pph1 go_vvi up_rp ,_y make_vv0 the_at fudge_nn1 factor_nn1 become_vv0 larger_jjr and_cc make_vv0 us_ppio2 more_dar_rrr -_- make_vv0 it_pph1 easier_jjr_rrr for_if us_ppio2 to_to be_vbi dishonest_jj is_vbz ,_y for_rex21 example_rex22 ,_y the_at fact_nn1 that_cst we_</text:p>
          </table:table-cell>
        </table:table-row>
        <table:table-row table:style-name="ro4" table:visibility="filter">
          <table:table-cell office:value-type="float" office:value="917" calcext:value-type="float">
            <text:p>917</text:p>
          </table:table-cell>
          <table:table-cell table:style-name="ce71" office:value-type="string" calcext:value-type="string">
            <text:p><text:s text:c="2"/>around . Often , your essentialist view - the way that you think things should be - and your perceptual experience will clash . In some cases , we really can override it -</text:p>
          </table:table-cell>
          <table:table-cell table:style-name="ce73" office:value-type="string" calcext:value-type="string">
            <text:p><text:s/>or at least , we can in some way influence our essentialist verdict . We could say look , that wine is really cheap but damn , it 's good . Or conversely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round_rp ._y Often_rr ,_y your_appge essentialist_nn1_jj@ view_nn1 -_- the_at way_nn1 that_cst you_ppy think_vv0 things_nn2 should_vm be_vbi -_- and_cc your_appge perceptual_jj experience_nn1 will_vm clash_vvi ._y In_ii some_dd cases_nn2 ,_y we_ppis2 really_rr can_vm override_vvi it_pph1 -_-</text:p>
          </table:table-cell>
          <table:table-cell office:value-type="string" calcext:value-type="string">
            <text:p><text:s/>or_cc at_rr21 least_rr22 ,_y we_ppis2 can_vm_vv0% in_ii_rp@ some_dd way_nn1 influence_vv0 our_appge essentialist_nn1_jj@ verdict_nn1 ._y We_ppis2 could_vm say_vvi look_nn1 ,_y that_dd1 wine_nn1 is_vbz really_rr cheap_jj but_ccb damn_uh ,_y it_pph1 's_vbz good_jj ._y Or_cc conversely_rr ,_</text:p>
          </table:table-cell>
        </table:table-row>
        <table:table-row table:style-name="ro4" table:visibility="filter">
          <table:table-cell office:value-type="float" office:value="918" calcext:value-type="float">
            <text:p>918</text:p>
          </table:table-cell>
          <table:table-cell table:style-name="ce71" office:value-type="string" calcext:value-type="string">
            <text:p><text:s text:c="2"/>happy with what they got as those who had made an irrevocable choice . And we 've seen that in many studies since the TED Talk . People who make choices</text:p>
          </table:table-cell>
          <table:table-cell table:style-name="ce73" office:value-type="string" calcext:value-type="string">
            <text:p><text:s/>that are forever , that are permanent , that have no opportunity for change , end up being happier with what they 've chosen . @!ALISON-STEWART: Why is that ? @!DAN-GILBERT: Wel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a_rg@ happy_jj with_iw what_ddq they_pphs2 got_vvd as_csa_ii@ those_dd2 who_pnqs had_vhd made_vvn an_at1 irrevocable_jj choice_nn1 ._y And_cc we_ppis2 've_vh0 seen_vvn that_cst in_ii many_da2 studies_nn2 since_cs_ii@ the_at TED_np1 Talk_nn1_vv0 ._y People_nn who_pnqs make_vv0 choices_nn2</text:p>
          </table:table-cell>
          <table:table-cell office:value-type="string" calcext:value-type="string">
            <text:p><text:s/>that_cst are_vbr forever_rt ,_y that_cst are_vbr permanent_jj ,_y that_cst_dd1 have_vh0 no_at opportunity_nn1 for_if change_nn1 ,_y end_vv0 up_rp_ii@ being_vbg happier_jjr with_iw what_ddq they_pphs2 've_vh0 chosen_vvn ._y @!ALISON-STEWART:_zzc Why_rrq is_vbz that_dd1 ?_y @!DAN-GILBERT:_zzc Well_rr</text:p>
          </table:table-cell>
        </table:table-row>
        <table:table-row table:style-name="ro4" table:visibility="filter">
          <table:table-cell office:value-type="float" office:value="919" calcext:value-type="float">
            <text:p>919</text:p>
          </table:table-cell>
          <table:table-cell table:style-name="ce71" office:value-type="string" calcext:value-type="string">
            <text:p><text:s/>appier with what they 've chosen . @!ALISON-STEWART: Why is that ? @!DAN-GILBERT: Well , it 's not hard to understand and , once again , our friend @ @ @ @ @ @ @ @ @ @</text:p>
          </table:table-cell>
          <table:table-cell table:style-name="ce73" office:value-type="string" calcext:value-type="string">
            <text:p><text:s/>said that we tend to rationalize , but we only tend to rationalize our outcomes when those outcomes ca n't be changed . You know , if you find yourself , you bough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ppier_jjr with_iw what_ddq they_pphs2 've_vh0 chosen_vvn ._y @!ALISON-STEWART:_zzc Why_rrq is_vbz that_dd1 ?_y @!DAN-GILBERT:_zzc Well_rr ,_y it_pph1 's_vbz not_xx hard_jj to_to understand_vvi and_cc ,_y once_rr21 again_rr22 ,_y our_appge friend_nn1 @_ii @_ii @_ii @_ii @_ii @_ii @_ii @_ii @_ii @_ii</text:p>
          </table:table-cell>
          <table:table-cell office:value-type="string" calcext:value-type="string">
            <text:p><text:s/>said_vvd that_cst we_ppis2 tend_vv0 to_to rationalize_vvi ,_y but_ccb we_ppis2 only_rr tend_vv0 to_to rationalize_vvi our_appge outcomes_nn2 when_cs_rrq those_dd2 outcomes_nn2 ca_vm n't_xx be_vbi changed_vvn ._y You_ppy know_vv0 ,_y if_cs you_ppy find_vv0 yourself_ppx1 ,_y you_ppy bought_vvd</text:p>
          </table:table-cell>
        </table:table-row>
        <table:table-row table:style-name="ro4" table:visibility="filter">
          <table:table-cell office:value-type="float" office:value="920" calcext:value-type="float">
            <text:p>920</text:p>
          </table:table-cell>
          <table:table-cell table:style-name="ce71" office:value-type="string" calcext:value-type="string">
            <text:p><text:s text:c="2"/>for years , economists , when they were trying to figure out this trend , they would say : Look , the United States has seen a dip in productivity . When productivity</text:p>
          </table:table-cell>
          <table:table-cell table:style-name="ce73" office:value-type="string" calcext:value-type="string">
            <text:p><text:s/>goes up , we will see the median income go up , too , very briskly . And productivity did go up . It went way , way up in the aughts , and ye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y for_if years_nnt2 ,_y economists_nn2 ,_y when_cs_rrq they_pphs2 were_vbdr trying_vvg to_to figure_vvi out_rp this_dd1 trend_nn1 ,_y they_pphs2 would_vm say_vvi :_y Look_vv0_nn1 ,_y the_at United_np1 States_np1 has_vhz seen_vvn a_at1 dip_nn1@ in_ii productivity_nn1 ._y When_cs_rrq productivity_nn1</text:p>
          </table:table-cell>
          <table:table-cell office:value-type="string" calcext:value-type="string">
            <text:p><text:s/>goes_vvz up_rp ,_y we_ppis2 will_vm see_vvi the_at median_jj_nn1 income_nn1 go_vv0 up_rp ,_y too_rr@_rg ,_y very_rg briskly_rr ._y And_cc productivity_nn1 did_vdd go_vvi up_rp ._y It_pph1 went_vvd way_nn1 ,_y way_nn1 up_rp in_ii the_at aughts_nn2 ,_y and_cc yet_</text:p>
          </table:table-cell>
        </table:table-row>
        <table:table-row table:style-name="ro4" table:visibility="filter">
          <table:table-cell office:value-type="float" office:value="921" calcext:value-type="float">
            <text:p>921</text:p>
          </table:table-cell>
          <table:table-cell table:style-name="ce71" office:value-type="string" calcext:value-type="string">
            <text:p><text:s text:c="2"/>to get your comments on this . But , like , I 've been in the sales business for about 10 years - well , about 14 . I started in sales because my viewpoint</text:p>
          </table:table-cell>
          <table:table-cell table:style-name="ce73" office:value-type="string" calcext:value-type="string">
            <text:p><text:s/>was the more you sell , the @ @ @ @ @ @ @ @ @ @ same company for about 10 years . And I started out with a $1.4 million territory , and now I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o_to get_vvi your_appge comments_nn2 on_ii this_dd1 ._y But_ccb ,_y like_rr ,_y I_ppis1 've_vh0 been_vbn in_ii the_at sales_nn business_nn1 for_if about_rg 10_mc years_nnt2 -_- well_rr ,_y about_rg 14_mc ._y I_ppis1 started_vvd in_ii sales_nn because_cs my_appge viewpoint_nn1</text:p>
          </table:table-cell>
          <table:table-cell office:value-type="string" calcext:value-type="string">
            <text:p><text:s/>was_vbdz the_at more_rgr_dar_rrr you_ppy sell_vv0 ,_y the_at @_ii @_ii @_ii @_ii @_ii @_ii @_ii @_ii @_ii @_ii same_da company_nn1 for_if about_rg 10_mc years_nnt2 ._y And_cc I_ppis1 started_vvd out_rp with_iw a_at1 $1.4_nnu million_nno territory_nn1 ,_y and_cc now_rt I_ppis1 '</text:p>
          </table:table-cell>
        </table:table-row>
        <table:table-row table:style-name="ro4" table:visibility="filter">
          <table:table-cell office:value-type="float" office:value="922" calcext:value-type="float">
            <text:p>922</text:p>
          </table:table-cell>
          <table:table-cell table:style-name="ce71" office:value-type="string" calcext:value-type="string">
            <text:p><text:s text:c="2"/>worthy of their hire . That 's what the scripture(ph) says , that we 're working ever higher(ph) . And until the tariffs change , until the rules change and the laws change</text:p>
          </table:table-cell>
          <table:table-cell table:style-name="ce73" office:value-type="string" calcext:value-type="string">
            <text:p><text:s/>, I think you 're going to see it get worse . @!NEAL-CONAN: You 're talking tariffs . So , in other words , put protective tariffs , you know , on imported cars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worthy_jj of_io their_appge hire_nn1 ._y That_dd1 's_vbz what_ddq the_at scripture(ph)_nn1 says_vvz ,_y that_cst we_ppis2 're_vbr working_vvg ever_rr higher(ph)_nn1 ._y And_cc until_cs the_at tariffs_nn2 change_vv0 ,_y until_cs the_at rules_nn2 change_vv0_nn1 and_cc the_at laws_nn2 change_vv0</text:p>
          </table:table-cell>
          <table:table-cell office:value-type="string" calcext:value-type="string">
            <text:p><text:s/>,_y I_ppis1 think_vv0 you_ppy 're_vbr going_vvgk to_to see_vvi it_pph1 get_vv0 worse_jjr_rrr@ ._y @!NEAL-CONAN:_zzc You_ppy 're_vbr talking_vvg tariffs_nn2 ._y So_rr ,_y in_ii other_jj words_nn2 ,_y put_vvd_vv0_vvn protective_jj tariffs_nn2 ,_y you_ppy know_vv0 ,_y on_ii imported_jj cars_nn2 ._</text:p>
          </table:table-cell>
        </table:table-row>
        <table:table-row table:style-name="ro4" table:visibility="filter">
          <table:table-cell office:value-type="float" office:value="923" calcext:value-type="float">
            <text:p>923</text:p>
          </table:table-cell>
          <table:table-cell table:style-name="ce71" office:value-type="string" calcext:value-type="string">
            <text:p><text:s text:c="2"/>Crisis and What We Can Do About It . " Timothy Noah , the columnist for the New Republic , joined us here in studio 3A . Up next , the tell-all that</text:p>
          </table:table-cell>
          <table:table-cell table:style-name="ce73" office:value-type="string" calcext:value-type="string">
            <text:p><text:s/>changed the way we follow major league baseball and all of sports . Jim Bouton 's " Ball Four " re-released in digital format , the former pitcher joins us next . Stay with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 Crisis_nn1 and_cc What_ddq We_ppis2 Can_vm Do_vdi About_ii It_pph1_nn1@ ._y "_y Timothy_np1 Noah_np1 ,_y the_at columnist_nn1 for_if the_at New_jj Republic_nn1 ,_y joined_vvd_vvn us_ppio2 here_rl in_ii studio_nn1 3A_fo ._y Up_rp_ii@ next_md ,_y the_at tell-all_db that_cst_dd1</text:p>
          </table:table-cell>
          <table:table-cell office:value-type="string" calcext:value-type="string">
            <text:p><text:s/>changed_vvd the_at way_nn1 we_ppis2 follow_vv0 major_jj league_nn1 baseball_nn1 and_cc all_db of_io sports_nn2 ._y Jim_np1 Bouton_np1 's_ge "_y Ball_nn1 Four_mc "_y re-released_vvn_vvd@ in_ii digital_jj format_nn1 ,_y the_at former_da pitcher_nn1 joins_vvz us_ppio2 next_md ._y Stay_vv0 with_iw</text:p>
          </table:table-cell>
        </table:table-row>
        <table:table-row table:style-name="ro4" table:visibility="filter">
          <table:table-cell office:value-type="float" office:value="924" calcext:value-type="float">
            <text:p>924</text:p>
          </table:table-cell>
          <table:table-cell table:style-name="ce71" office:value-type="string" calcext:value-type="string">
            <text:p><text:s text:c="2"/>Well , again , Jason , thanks very much for the call . @!JASON: Thank you so much . @!NEAL-CONAN: And Elise Keppler , again , we 're a long way between then and now ,</text:p>
          </table:table-cell>
          <table:table-cell table:style-name="ce73" office:value-type="string" calcext:value-type="string">
            <text:p><text:s/>but could the ICC or a court like it take up issues like trafficking , international trafficking in sex slaves ? @!ELISE-KEPPLER: One never knows what could be possible in the future</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Well_rr ,_y again_rt ,_y Jason_np1 ,_y thanks_nn2 very_rg much_rr for_if the_at call_nn1 ._y @!JASON:_zzc Thank_vv0 you_ppy so_rg much_da1_rr ._y @!NEAL-CONAN:_zzc And_cc Elise_np1 Keppler_np1 ,_y again_rt ,_y we_ppis2 're_vbr a_at1 long_jj way_nn1 between_ii then_rt and_cc now_rt ,_y</text:p>
          </table:table-cell>
          <table:table-cell office:value-type="string" calcext:value-type="string">
            <text:p><text:s/>but_ccb could_vm the_at ICC_np1 or_cc a_at1 court_nn1 like_ii it_pph1 take_vv0 up_rp issues_nn2 like_ii trafficking_nn1_vvg ,_y international_jj trafficking_nn1 in_ii sex_nn1 slaves_nn2 ?_y @!ELISE-KEPPLER:_zzc One_pn1 never_rr knows_vvz what_ddq could_vm be_vbi possible_jj in_ii the_at future_nn1_</text:p>
          </table:table-cell>
        </table:table-row>
        <table:table-row table:style-name="ro4" table:visibility="filter">
          <table:table-cell office:value-type="float" office:value="925" calcext:value-type="float">
            <text:p>925</text:p>
          </table:table-cell>
          <table:table-cell table:style-name="ce71" office:value-type="string" calcext:value-type="string">
            <text:p><text:s/>ability and that things have not in fact unraveled when indictments have been issued , and that the justice process has made a good contribution . @!NEAL-CONAN: The next test could be</text:p>
          </table:table-cell>
          <table:table-cell table:style-name="ce73" office:value-type="string" calcext:value-type="string">
            <text:p><text:s/>whether the son and intelligence chief of Colonel Gadhafi end up in court . They are both in custody in various places . As yet , no determination on whether they 'll b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ability_nn1 and_cc that_cst things_nn2 have_vh0 not_xx in_ii fact_nn1 unraveled_jj when_cs_rrq indictments_nn2 have_vh0 been_vbn issued_vvn ,_y and_cc that_cst the_at justice_nn1 process_nn1 has_vhz made_vvn a_at1 good_jj contribution_nn1 ._y @!NEAL-CONAN:_zzc The_at next_md test_nn1 could_vm be_vbi</text:p>
          </table:table-cell>
          <table:table-cell office:value-type="string" calcext:value-type="string">
            <text:p><text:s/>whether_csw the_at son_nn1 and_cc intelligence_nn1 chief_nn1 of_io Colonel_nnb Gadhafi_np1 end_vv0 up_rp in_ii court_nn1 ._y They_pphs2 are_vbr both_rr_db2 in_ii custody_nn1 in_ii various_jj places_nn2 ._y As_rr21 yet_rr22 ,_y no_at determination_nn1 on_ii whether_csw they_pphs2 'll_vm be_vbi</text:p>
          </table:table-cell>
        </table:table-row>
        <table:table-row table:style-name="ro4" table:visibility="filter">
          <table:table-cell office:value-type="float" office:value="926" calcext:value-type="float">
            <text:p>926</text:p>
          </table:table-cell>
          <table:table-cell table:style-name="ce71" office:value-type="string" calcext:value-type="string">
            <text:p><text:s text:c="2"/>comment in that I think the first 12 or 13 episodes of that television show written by Don Reo and other staff members and whatever contributions I made to it myself</text:p>
          </table:table-cell>
          <table:table-cell table:style-name="ce73" office:value-type="string" calcext:value-type="string">
            <text:p><text:s/>were some of the - I think some of the best sitcom television that has ever been on television . And if I had not been in it , I will say th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comment_nn1_vv0 in_ii_cs21% that_dd1_cs22@ I_ppis1 think_vv0 the_at first_md 12_mc or_cc 13_mc episodes_nn2 of_io that_dd1 television_nn1 show_nn1 written_vvn by_ii Don_np1 Reo_np1 and_cc other_jj staff_nn members_nn2 and_cc whatever_ddqv contributions_nn2 I_ppis1 made_vvd to_ii it_pph1 myself_ppx1</text:p>
          </table:table-cell>
          <table:table-cell office:value-type="string" calcext:value-type="string">
            <text:p><text:s/>were_vbdr some_dd of_io the_at -_- I_ppis1 think_vv0 some_dd of_io the_at best_jjt sitcom_nn1 television_nn1 that_cst_dd1 has_vhz ever_rr been_vbn on_ii television_nn1 ._y And_cc if_cs I_ppis1 had_vhd not_xx been_vbn in_ii it_pph1 ,_y I_ppis1 will_vm say_vvi that_</text:p>
          </table:table-cell>
        </table:table-row>
        <table:table-row table:style-name="ro4" table:visibility="filter">
          <table:table-cell office:value-type="float" office:value="927" calcext:value-type="float">
            <text:p>927</text:p>
          </table:table-cell>
          <table:table-cell table:style-name="ce71" office:value-type="string" calcext:value-type="string">
            <text:p><text:s text:c="2"/>the - I think some of the best sitcom television that has ever been on television . And if I had not been in it , I will say that . But it</text:p>
          </table:table-cell>
          <table:table-cell table:style-name="ce73" office:value-type="string" calcext:value-type="string">
            <text:p><text:s/>was - I blame myself as a good Catholic boy should for being able ... @(SOUNDBITE-OF-LAUGH @!JOHN-LARROQUETTE: ... too aggressive in pushing the whole dark alcoholic , you know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io the_at -_- I_ppis1 think_vv0 some_dd of_io the_at best_jjt sitcom_nn1 television_nn1 that_cst_dd1 has_vhz ever_rr been_vbn on_ii television_nn1 ._y And_cc if_cs I_ppis1 had_vhd not_xx been_vbn in_ii it_pph1 ,_y I_ppis1 will_vm say_vvi that_dd1 ._y But_ccb it_pph1</text:p>
          </table:table-cell>
          <table:table-cell office:value-type="string" calcext:value-type="string">
            <text:p><text:s/>was_vbdz -_- I_ppis1 blame_vv0 myself_ppx1 as_ii_csa a_at1 good_jj Catholic_jj_nn1 boy_nn1 should_vm for_if being_vbg able_jj ..._... @(SOUNDBITE-OF-LAUGH_zzq @!JOHN-LARROQUETTE:_zzc ..._... too_rg aggressive_jj in_ii pushing_vvg the_at whole_jj_nn1 dark_jj_nn1 alcoholic_nn1 ,_y you_ppy know_vv0 ,_</text:p>
          </table:table-cell>
        </table:table-row>
        <table:table-row table:style-name="ro4" table:visibility="filter">
          <table:table-cell office:value-type="float" office:value="928" calcext:value-type="float">
            <text:p>928</text:p>
          </table:table-cell>
          <table:table-cell table:style-name="ce71" office:value-type="string" calcext:value-type="string">
            <text:p><text:s text:c="2"/>for someone to call and , by chance , have to turn something else down because they wanted me to come back . I enjoyed , very much , working with Aaron , and I</text:p>
          </table:table-cell>
          <table:table-cell table:style-name="ce73" office:value-type="string" calcext:value-type="string">
            <text:p><text:s/>thought - I think he 's a great writer . And had I been able to be more of a regular in that show , I 'd been there , driving every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for_if someone_pn1 to_to call_vvi and_cc ,_y by_ii chance_nn1 ,_y have_vhi to_to turn_vvi something_pn1 else_rr down_rp because_cs they_pphs2 wanted_vvd me_ppio1 to_to come_vvi back_rp ._y I_ppis1 enjoyed_vvd ,_y very_rg much_da1_rr ,_y working_vvg with_iw Aaron_np1 ,_y and_cc I_ppis1</text:p>
          </table:table-cell>
          <table:table-cell office:value-type="string" calcext:value-type="string">
            <text:p><text:s/>thought_vvd -_- I_ppis1 think_vv0 he_pphs1 's_vbz a_at1 great_jj writer_nn1 ._y And_cc had_vhd I_ppis1_mc1% been_vbn able_jk to_to be_vbi more_dar_rrr of_io a_at1 regular_jj in_ii that_dd1 show_nn1 ,_y I_ppis1 'd_vhd been_vbn there_rl ,_y driving_vvg every_at1 @_ii @_</text:p>
          </table:table-cell>
        </table:table-row>
        <table:table-row table:style-name="ro4" table:visibility="filter">
          <table:table-cell office:value-type="float" office:value="929" calcext:value-type="float">
            <text:p>929</text:p>
          </table:table-cell>
          <table:table-cell table:style-name="ce71" office:value-type="string" calcext:value-type="string">
            <text:p><text:s text:c="2"/>, Americans : We 've won the trash race . We make more trash per person than any other Western country with a similar standard of living . We each throw out</text:p>
          </table:table-cell>
          <table:table-cell table:style-name="ce73" office:value-type="string" calcext:value-type="string">
            <text:p><text:s/>our trash , and where does most of it go ? It gets dumped into mountain-sized landfills , it gets trapped in huge garbage patches in the oceans , and a lot of it </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 text:c="2"/>,_y Americans_nn2 :_y We_ppis2 've_vh0 won_vvn the_at trash_nn1 race_nn1 ._y We_ppis2 make_vv0 more_dar_rrr trash_nn1_vv0 per_ii person_nn1 than_csn any_dd other_jj Western_jj country_nn1 with_iw a_at1 similar_jj standard_nn1 of_io living_nn1_vvg_jj ._y We_ppis2 each_dd1 throw_nn1_vv0 out_rp</text:p>
          </table:table-cell>
          <table:table-cell office:value-type="string" calcext:value-type="string">
            <text:p><text:s/>our_appge trash_nn1 ,_y and_cc where_rrq does_vdz most_dat of_io it_pph1 go_vv0 ?_y It_pph1 gets_vvz dumped_vvn into_ii mountain-sized_jj landfills_nn2 ,_y it_pph1 gets_vvz trapped_vvn in_ii huge_jj garbage_nn1 patches_nn2 in_ii the_at oceans_nn2 ,_y and_cc a_at1 lot_nn1 of_io it_pph1</text:p>
          </table:table-cell>
        </table:table-row>
        <table:table-row table:style-name="ro4">
          <table:table-cell office:value-type="float" office:value="930" calcext:value-type="float">
            <text:p>930</text:p>
          </table:table-cell>
          <table:table-cell table:style-name="ce71" office:value-type="string" calcext:value-type="string">
            <text:p><text:s text:c="2"/>the surrounding neighborhoods because this is not in a remote area . This Garbage Mountain is surrounded by various Los Angeles suburban communities that were n't there when Garbage Mountain</text:p>
          </table:table-cell>
          <table:table-cell table:style-name="ce73" office:value-type="string" calcext:value-type="string">
            <text:p><text:s/>was first put down , but , you know , it 's Los Angeles , and it 's built up over the years , and now you have this island of garbage in the_</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 text:c="2"/>the_at surrounding_jj neighborhoods_nn2 because_cs this_dd1 is_vbz not_xx in_ii a_at1 remote_jj area_nn1 ._y This_dd1 Garbage_np1 Mountain_nnl1 is_vbz surrounded_vvn by_ii various_jj Los_np1 Angeles_np1 suburban_jj communities_nn2 that_cst were_vbdr n't_xx there_rl when_cs Garbage_np1 Mountain_nnl1</text:p>
          </table:table-cell>
          <table:table-cell office:value-type="string" calcext:value-type="string">
            <text:p><text:s/>was_vbdz first_md put_vvd_vvn_vv0 down_rp ,_y but_ccb ,_y you_ppy know_vv0 ,_y it_pph1 's_vbz Los_np1 Angeles_np1 ,_y and_cc it_pph1 's_vbz built_vvn up_rp over_ii the_at years_nnt2 ,_y and_cc now_rt you_ppy have_vh0 this_dd1 island_nn1 of_io garbage_nn1 in_ii the_</text:p>
          </table:table-cell>
        </table:table-row>
        <table:table-row table:style-name="ro4" table:visibility="filter">
          <table:table-cell office:value-type="float" office:value="931" calcext:value-type="float">
            <text:p>931</text:p>
          </table:table-cell>
          <table:table-cell table:style-name="ce71" office:value-type="string" calcext:value-type="string">
            <text:p><text:s text:c="2"/>customers hey , when you 're done with something you bought from us , and we do n't care if it 's worn out or you do n't like it anymore</text:p>
          </table:table-cell>
          <table:table-cell table:style-name="ce73" office:value-type="string" calcext:value-type="string">
            <text:p><text:s/>or whatever , when you 're done with it send it back to us and we 'll make something else out of it . And that is really an interesting metamorphosis of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customers_nn2 hey_uh ,_y when_cs_rrq you_ppy 're_vbr done_vdn with_iw something_pn1 you_ppy bought_vvd_vvn from_ii us_ppio2 ,_y and_cc we_ppis2 do_vd0 n't_xx care_vvi if_csw@_cs it_pph1 's_vbz worn_vvn out_rp or_cc you_ppy do_vd0 n't_xx like_vvi it_pph1 anymore_rr</text:p>
          </table:table-cell>
          <table:table-cell office:value-type="string" calcext:value-type="string">
            <text:p><text:s/>or_cc whatever_ddqv ,_y when_cs_rrq you_ppy 're_vbr done_vdn with_iw it_pph1 send_vv0 it_pph1 back_rp to_ii us_ppio2 and_cc we_ppis2 'll_vm make_vvi something_pn1 else_rr out_ii21 of_ii22 it_pph1 ._y And_cc that_dd1_cst is_vbz really_rr an_at1 interesting_jj metamorphosis_nn1 of_io</text:p>
          </table:table-cell>
        </table:table-row>
        <table:table-row table:style-name="ro4" table:visibility="filter">
          <table:table-cell office:value-type="float" office:value="932" calcext:value-type="float">
            <text:p>932</text:p>
          </table:table-cell>
          <table:table-cell table:style-name="ce71" office:value-type="string" calcext:value-type="string">
            <text:p><text:s/>tal Recall . " @(SOUNDBITE-OF-MOVIE @!COLIN-FARRELL: ( as Doug Quaid/Hauser ) Why are you trying to kill me ? @!KATE-BECKINSALE: ( as Lori ) Your memory was erased . Your mind</text:p>
          </table:table-cell>
          <table:table-cell table:style-name="ce73" office:value-type="string" calcext:value-type="string">
            <text:p><text:s/>was implanted with a life you think you 've lived . @!BOB-MONDELLO: And a whole new Supremes-style girl group in an all-new " Sparkle . " @(SOUNDBITE-OF-MOVIE @!UNIDENTIFIED-WOMAN: ( as cha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tal_jj_nn1 Recall_nn1@_vv0 ._y "_y @(SOUNDBITE-OF-MOVIE_zzq @!COLIN-FARRELL:_zzc (_y as_csa Doug_np1 Quaid/Hauser_np1 )_y Why_rrq are_vbr you_ppy trying_vvg to_to kill_vvi me_ppio1 ?_y @!KATE-BECKINSALE:_zzc (_y as_csa Lori_np1_jj )_y Your_appge memory_nn1 was_vbdz erased_vvn ._y Your_appge mind_nn1</text:p>
          </table:table-cell>
          <table:table-cell office:value-type="string" calcext:value-type="string">
            <text:p><text:s/>was_vbdz implanted_vvn@ with_iw a_at1 life_nn1 you_ppy think_vv0 you_ppy 've_vh0 lived_vvn ._y @!BOB-MONDELLO:_zzc And_cc a_at1 whole_jj new_jj Supremes-style_jj_nn1 girl_nn1 group_nn1 in_ii an_at1 all-new_jj "_y Sparkle_nn1 ._y "_y @(SOUNDBITE-OF-MOVIE_zzq @!UNIDENTIFIED-WOMAN:_zzc (_y as_csa char</text:p>
          </table:table-cell>
        </table:table-row>
        <table:table-row table:style-name="ro4" table:visibility="filter">
          <table:table-cell office:value-type="float" office:value="933" calcext:value-type="float">
            <text:p>933</text:p>
          </table:table-cell>
          <table:table-cell table:style-name="ce71" office:value-type="string" calcext:value-type="string">
            <text:p><text:s/>@ when I was leaving and started worrying more about when I was coming home . @!NEAL-CONAN: And you worked on it , and what was effective ? @!MARK: For me it</text:p>
          </table:table-cell>
          <table:table-cell table:style-name="ce73" office:value-type="string" calcext:value-type="string">
            <text:p><text:s/>was just - I guess really , like , listening to my wife when she would , you know , tell me about things , when she would talk to me about what she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when_rrq_cs I_ppis1 was_vbdz leaving_vvg and_cc started_vvd worrying_vvg@_jj more_rrr_dar about_ii_rp@ when_rrq_cs I_ppis1 was_vbdz coming_vvg home_rl ._y @!NEAL-CONAN:_zzc And_cc you_ppy worked_vvd_vvn on_ii it_pph1 ,_y and_cc what_ddq was_vbdz effective_jj ?_y @!MARK:_zzc For_if me_ppio1 it_pph1</text:p>
          </table:table-cell>
          <table:table-cell office:value-type="string" calcext:value-type="string">
            <text:p><text:s/>was_vbdz just_rr -_- I_ppis1 guess_vv0 really_rr ,_y like_rr ,_y listening_vvg to_ii my_appge wife_nn1 when_cs_rrq she_pphs1 would_vm ,_y you_ppy know_vv0 ,_y tell_vv0 me_ppio1 about_ii things_nn2 ,_y when_cs_rrq she_pphs1 would_vm talk_vvi to_ii me_ppio1 about_ii what_ddq she_</text:p>
          </table:table-cell>
        </table:table-row>
        <table:table-row table:style-name="ro4" table:visibility="filter">
          <table:table-cell office:value-type="float" office:value="934" calcext:value-type="float">
            <text:p>934</text:p>
          </table:table-cell>
          <table:table-cell table:style-name="ce71" office:value-type="string" calcext:value-type="string">
            <text:p><text:s/>1 . This helps them all know how important to me they are . Scheduling . We 're talking with Chris and Lisa Faris . He 's Command Sergeant Major Chris Faris , the top</text:p>
          </table:table-cell>
          <table:table-cell table:style-name="ce73" office:value-type="string" calcext:value-type="string">
            <text:p><text:s/>enlisted man in the Special Operations Command , and they are now touring the country to speak with other soldiers in special operations about their marriage and about military marriages afte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1 ._y This_dd1 helps_vvz them_ppho2 all_db know_vv0 how_rgq important_jj to_ii me_ppio1 they_pphs2 are_vbr ._y Scheduling_nn1_vvg ._y We_ppis2 're_vbr talking_vvg with_iw Chris_np1 and_cc Lisa_np1 Faris_np1 ._y He_pphs1 's_vbz Command_nn1 Sergeant_nnb Major_np1 Chris_np1 Faris_np1 ,_y the_at top_nn1</text:p>
          </table:table-cell>
          <table:table-cell office:value-type="string" calcext:value-type="string">
            <text:p><text:s/>enlisted_vvd man_nn1 in_ii the_at Special_jj Operations_nn2 Command_vv0 ,_y and_cc they_pphs2 are_vbr now_rt touring_vvg the_at country_nn1 to_to speak_vvi with_iw other_jj soldiers_nn2 in_ii special_jj operations_nn2 about_ii their_appge marriage_nn1 and_cc about_ii military_jj marriages_nn2 after</text:p>
          </table:table-cell>
        </table:table-row>
        <table:table-row table:style-name="ro4" table:visibility="filter">
          <table:table-cell office:value-type="float" office:value="935" calcext:value-type="float">
            <text:p>935</text:p>
          </table:table-cell>
          <table:table-cell table:style-name="ce71" office:value-type="string" calcext:value-type="string">
            <text:p><text:s/>, was Louis Armstrong 's music director for a while . Your mother sang with the International Sweethearts of Rhythm during World War II , which is an all-women jazz band . And</text:p>
          </table:table-cell>
          <table:table-cell table:style-name="ce73" office:value-type="string" calcext:value-type="string">
            <text:p><text:s/>so did the fact that they loved the music bring the music alive for you ? @!CATHERINE-RUSSELL: Yes , my dad 's music was some of the first music I ever heard in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y was_vbdz Louis_np1 Armstrong_np1 's_ge music_nn1 director_nn1 for_if a_at1 while_nnt1@ ._y Your_appge mother_nn1 sang_vvd with_iw the_at International_jj Sweethearts_nn2 of_io Rhythm_nn1 during_ii World_nn1 War_nn1 II_mc ,_y which_ddq is_vbz an_at1 all-women_nn2 jazz_nn1_vv0% band_nn1 ._y And_cc</text:p>
          </table:table-cell>
          <table:table-cell office:value-type="string" calcext:value-type="string">
            <text:p><text:s/>so_rr did_vdd the_at fact_nn1 that_cst they_pphs2 loved_vvd the_at music_nn1 bring_vv0 the_at music_nn1 alive_jj for_if you_ppy ?_y @!CATHERINE-RUSSELL:_zzc Yes_uh ,_y my_appge dad_nn1 's_ge music_nn1 was_vbdz some_dd of_io the_at first_md music_nn1 I_ppis1 ever_rr heard_vvn_vvd in_</text:p>
          </table:table-cell>
        </table:table-row>
        <table:table-row table:style-name="ro4" table:visibility="filter">
          <table:table-cell office:value-type="float" office:value="936" calcext:value-type="float">
            <text:p>936</text:p>
          </table:table-cell>
          <table:table-cell table:style-name="ce71" office:value-type="string" calcext:value-type="string">
            <text:p><text:s text:c="2"/>love the music ? Did they play you things and hope that you would love it ? @!CATHERINE-RUSSELL: No , they - you know , mom played a lot of different things . So</text:p>
          </table:table-cell>
          <table:table-cell table:style-name="ce73" office:value-type="string" calcext:value-type="string">
            <text:p><text:s/>she 's happy that I did , but she also let me listen to a lot of things that she did n't particularly like . I grew up on " American Bandstand ,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to love_vvi the_at music_nn1 ?_y Did_vdd they_pphs2 play_vvi you_ppy things_nn2 and_cc hope_vvi that_cst you_ppy would_vm love_vvi it_pph1 ?_y @!CATHERINE-RUSSELL:_zzc No_uh ,_y they_pphs2 -_- you_ppy know_vv0 ,_y mom_nn1 played_vvd_vvn a_at1 lot_nn1 of_io different_jj things_nn2 ._y So_rr</text:p>
          </table:table-cell>
          <table:table-cell office:value-type="string" calcext:value-type="string">
            <text:p><text:s/>she_pphs1 's_vbz happy_jj that_cst I_ppis1 did_vdd ,_y but_ccb she_pphs1 also_rr let_vv0 me_ppio1 listen_nn1% to_ii a_at1 lot_nn1 of_io things_nn2 that_cst she_pphs1 did_vdd n't_xx particularly_rr like_vvi ._y I_ppis1 grew_vvd up_rp on_ii "_y American_jj Bandstand_np1_nn1@ ,_y "_</text:p>
          </table:table-cell>
        </table:table-row>
        <table:table-row table:style-name="ro4" table:visibility="filter">
          <table:table-cell office:value-type="float" office:value="937" calcext:value-type="float">
            <text:p>937</text:p>
          </table:table-cell>
          <table:table-cell table:style-name="ce71" office:value-type="string" calcext:value-type="string">
            <text:p><text:s text:c="2"/>did n't particularly like . I grew up on " American Bandstand , " so if there were groups on there - she never told me , oh , turn that stuff</text:p>
          </table:table-cell>
          <table:table-cell table:style-name="ce73" office:value-type="string" calcext:value-type="string">
            <text:p><text:s/>off , I hate it , never . She always let me listen to my Led Zeppelin records loud . @(SOUNDBITE-OF-LAUGH @!CATHERINE-RUSSELL: So she , you know , got me a littl</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pphs1 did_vdd n't_xx particularly_rr like_vvi ._y I_ppis1 grew_vvd up_rp on_ii "_y American_jj Bandstand_np1_nn1@ ,_y "_y so_rr_cs@ if_cs there_ex were_vbdr groups_nn2 on_ii there_rl -_- she_pphs1 never_rr told_vvd_vvn me_ppio1 ,_y oh_uh ,_y turn_vv0 that_cst_dd1 stuff_vv0@_nn1</text:p>
          </table:table-cell>
          <table:table-cell office:value-type="string" calcext:value-type="string">
            <text:p><text:s/>off_rp ,_y I_ppis1 hate_vv0 it_pph1 ,_y never_rr ._y She_pphs1 always_rr let_vv0 me_ppio1 listen_nn1% to_ii my_appge Led_nn1@ Zeppelin_np1_nn1@ records_vvz@_nn2 loud_rr_jj ._y @(SOUNDBITE-OF-LAUGH_zzq @!CATHERINE-RUSSELL:_zzc So_cs@_rr she_pphs1 ,_y you_ppy know_vv0 ,_y got_vvd me_ppio1 a_at1 littl</text:p>
          </table:table-cell>
        </table:table-row>
        <table:table-row table:style-name="ro4" table:visibility="filter">
          <table:table-cell office:value-type="float" office:value="938" calcext:value-type="float">
            <text:p>938</text:p>
          </table:table-cell>
          <table:table-cell table:style-name="ce71" office:value-type="string" calcext:value-type="string">
            <text:p><text:s text:c="2"/>, when I was like 10 years old I would fool around on that . But then when I heard this traditional Irish band out in California when I was 15 , I</text:p>
          </table:table-cell>
          <table:table-cell table:style-name="ce73" office:value-type="string" calcext:value-type="string">
            <text:p><text:s/>thought I have to - I 've really got to study the mandolin and learn how to play fiddle tunes . So that 's really what sparked me to start learning tha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_y when_cs_rrq I_ppis1 was_vbdz like_ii 10_mc years_nnt2 old_jj I_ppis1 would_vm fool_vvi around_rp on_ii that_dd1 ._y But_ccb then_rt when_cs_rrq I_ppis1 heard_vvd this_dd1 traditional_jj Irish_jj band_nn1 out_rp in_ii California_np1 when_rrq I_ppis1 was_vbdz 15_mc ,_y I_ppis1</text:p>
          </table:table-cell>
          <table:table-cell office:value-type="string" calcext:value-type="string">
            <text:p><text:s/>thought_vvd I_ppis1 have_vh0 to_to -_- I_ppis1 've_vh0 really_rr got_vvn to_to study_vvi the_at mandolin_nn1 and_cc learn_vvi how_rrq to_to play_vvi fiddle_nn1 tunes_nn2_vvz ._y So_rr that_dd1 's_vbz really_rr what_ddq sparked_vvd me_ppio1 to_to start_vvi learning_vvg_nn1 that_</text:p>
          </table:table-cell>
        </table:table-row>
        <table:table-row table:style-name="ro4" table:visibility="filter">
          <table:table-cell office:value-type="float" office:value="939" calcext:value-type="float">
            <text:p>939</text:p>
          </table:table-cell>
          <table:table-cell table:style-name="ce71" office:value-type="string" calcext:value-type="string">
            <text:p><text:s text:c="2"/>You know , I think it 's time for you to do this , you know . I said , yeah , OK . So I just put together 14 songs that I knew . He</text:p>
          </table:table-cell>
          <table:table-cell table:style-name="ce73" office:value-type="string" calcext:value-type="string">
            <text:p><text:s/>said I have a friend in the Chicago area with a studio . So send him , you know , the music ahead of time , the source material , and he 'll gather up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You_ppy know_vv0 ,_y I_ppis1 think_vv0 it_pph1 's_vbz time_nnt1 for_if you_ppy to_to do_vdi this_dd1 ,_y you_ppy know_vv0 ._y I_ppis1 said_vvd ,_y yeah_uh ,_y OK_rr ._y So_rr I_ppis1 just_rr put_vvd together_rl 14_mc songs_nn2 that_cst I_ppis1 knew_vvd ._y He_pphs1</text:p>
          </table:table-cell>
          <table:table-cell office:value-type="string" calcext:value-type="string">
            <text:p><text:s/>said_vvd I_ppis1 have_vh0 a_at1 friend_nn1 in_ii the_at Chicago_np1 area_nn1 with_iw a_at1 studio_nn1 ._y So_rr send_vv0 him_ppho1 ,_y you_ppy know_vv0 ,_y the_at music_nn1 ahead_ii21 of_ii22 time_nnt1 ,_y the_at source_nn1 material_nn1 ,_y and_cc he_pphs1 'll_vm gather_vvi up_</text:p>
          </table:table-cell>
        </table:table-row>
        <table:table-row table:style-name="ro4">
          <table:table-cell office:value-type="float" office:value="940" calcext:value-type="float">
            <text:p>940</text:p>
          </table:table-cell>
          <table:table-cell table:style-name="ce71" office:value-type="string" calcext:value-type="string">
            <text:p><text:s text:c="2"/>think , a month to go before he rotated out . He was killed in May of 1968 . And I think of John Summers , a young 18-year-old kid from New Jersey who</text:p>
          </table:table-cell>
          <table:table-cell table:style-name="ce73" office:value-type="string" calcext:value-type="string">
            <text:p><text:s/>was killed during the first experience that my brother Tom and I had being wounded together . But I think of those special quiet heroes who served , who came back and never</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ppis1 think_vv0 ,_y a_at1 month_nnt1 to_to go_vvi before_cs he_pphs1 rotated_vvd out_rp ._y He_pphs1 was_vbdz killed_vvn in_ii May_npm1 of_io 1968_mc ._y And_cc I_ppis1 think_vv0 of_io John_np1 Summers_np1 ,_y a_at1 young_jj 18-year-old_jj kid_nn1 from_ii New_np1 Jersey_np1 who_pnqs</text:p>
          </table:table-cell>
          <table:table-cell office:value-type="string" calcext:value-type="string">
            <text:p><text:s/>was_vbdz killed_vvn during_ii the_at first_md experience_nn1_vv0 that_cst my_appge brother_nn1 Tom_np1 and_cc I_ppis1 had_vhd being_vbg wounded_vvn together_rl ._y But_ccb I_ppis1 think_vv0 of_io those_dd2 special_jj quiet_jj heroes_nn2 who_pnqs served_vvd ,_y who_pnqs came_vvd back_rp and_cc never</text:p>
          </table:table-cell>
        </table:table-row>
        <table:table-row table:style-name="ro4" table:visibility="filter">
          <table:table-cell office:value-type="float" office:value="941" calcext:value-type="float">
            <text:p>941</text:p>
          </table:table-cell>
          <table:table-cell table:style-name="ce71" office:value-type="string" calcext:value-type="string">
            <text:p><text:s text:c="2"/>and you were out . And when you came back , they separated you . You flew into Oakland , Travis Air Force Base . They gave you a new uniform , and they</text:p>
          </table:table-cell>
          <table:table-cell table:style-name="ce73" office:value-type="string" calcext:value-type="string">
            <text:p><text:s/>gave you travel money home . They gave you about a one-hour briefing on what your benefits are , thank you for your service , and go home , have a good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t2 and_cc you_ppy were_vbdr out_rp ._y And_cc when_cs_rrq you_ppy came_vvd back_rp ,_y they_pphs2 separated_vvd@ you_ppy ._y You_ppy flew_vvd into_ii Oakland_np1 ,_y Travis_np1 Air_nn1 Force_nn1 Base_nn1 ._y They_pphs2 gave_vvd you_ppy a_at1 new_jj uniform_nn1_jj ,_y and_cc they_pphs2</text:p>
          </table:table-cell>
          <table:table-cell office:value-type="string" calcext:value-type="string">
            <text:p><text:s/>gave_vvd you_ppy travel_vv0 money_nn1 home_rl_nn1 ._y They_pphs2 gave_vvd you_ppy about_ii_rp@ a_at1 one-hour_jj_nnt1 briefing_nn1_vvg on_ii what_ddq your_appge benefits_nn2 are_vbr ,_y thank_vv0 you_ppy for_if your_appge service_nn1 ,_y and_cc go_vv0 home_rl ,_y have_vh0 a_at1 good_jj</text:p>
          </table:table-cell>
        </table:table-row>
        <table:table-row table:style-name="ro4" table:visibility="filter">
          <table:table-cell office:value-type="float" office:value="942" calcext:value-type="float">
            <text:p>942</text:p>
          </table:table-cell>
          <table:table-cell table:style-name="ce71" office:value-type="string" calcext:value-type="string">
            <text:p><text:s text:c="2"/>was very much tied up in whether or not there would be tariffs on imported sugar . And so he was , in this case , you know , his interest in Congress</text:p>
          </table:table-cell>
          <table:table-cell table:style-name="ce74" office:value-type="string" calcext:value-type="string">
            <text:p><text:s/>was that these tariffs remain in place , which was ... @!GUY-RAZ: He wanted imported sugar to be taxed so he could be protected , his sugar ... @!CHARLES-HOMANS: Yeah . An</text:p>
          </table:table-cell>
          <table:table-cell table:style-name="ce78" office:value-type="float" office:value="1" calcext:value-type="float">
            <text:p>1</text:p>
          </table:table-cell>
          <table:table-cell office:value-type="string" calcext:value-type="string">
            <text:p>bloquear</text:p>
          </table:table-cell>
          <table:table-cell office:value-type="string" calcext:value-type="string">
            <text:p><text:s text:c="2"/>was_vbdz very_rg much_rr_da1 tied_vvn_vvd up_rp in_ii whether_csw31 or_csw32 not_csw33 there_ex would_vm be_vbi tariffs_nn2 on_ii imported_jj sugar_nn1 ._y And_cc so_rr_cs@ he_pphs1 was_vbdz ,_y in_ii this_dd1 case_nn1 ,_y you_ppy know_vv0 ,_y his_appge interest_nn1 in_ii Congress_nn1</text:p>
          </table:table-cell>
          <table:table-cell office:value-type="string" calcext:value-type="string">
            <text:p><text:s/>was_vbdz that_cst these_dd2 tariffs_nn2 remain_vv0 in_ii_rp@ place_nn1 ,_y which_ddq was_vbdz ..._... @!GUY-RAZ:_zzc He_pphs1 wanted_vvd imported_jj sugar_nn1 to_to be_vbi taxed_vvn so_cs@_rr he_pphs1 could_vm be_vbi protected_vvn ,_y his_appge sugar_nn1 ..._... @!CHARLES-HOMANS:_zzc Yeah_uh ._y An</text:p>
          </table:table-cell>
        </table:table-row>
        <table:table-row table:style-name="ro4" table:visibility="filter">
          <table:table-cell office:value-type="float" office:value="943" calcext:value-type="float">
            <text:p>943</text:p>
          </table:table-cell>
          <table:table-cell table:style-name="ce71" office:value-type="string" calcext:value-type="string">
            <text:p><text:s/>vbn a lot of conversations , discussions about all of the private money in politics this election cycle . What 's @ @ @ @ @ @ @ @ @ @ it is potentially a good thing for the</text:p>
          </table:table-cell>
          <table:table-cell table:style-name="ce73" office:value-type="string" calcext:value-type="string">
            <text:p><text:s/>future of America , or does part of it bother you ? @!JULIAN-ROBERTSON: Oh , I think part of it bothers us all . I mean , look , all I see is that</text:p>
          </table:table-cell>
          <table:table-cell table:style-name="ce78" office:value-type="string" calcext:value-type="string">
            <text:p>eliminated</text:p>
          </table:table-cell>
          <table:table-cell office:value-type="string" calcext:value-type="string">
            <text:p>bloquear</text:p>
          </table:table-cell>
          <table:table-cell office:value-type="string" calcext:value-type="string">
            <text:p><text:s/>vbn a_at1 lot_nn1 of_io conversations_nn2 ,_y discussions_nn2 about_ii all_db of_io the_at private_jj money_nn1 in_ii politics_nn1 this_dd1 election_nn1 cycle_nn1 ._y What_ddq 's_vbz @_ii @_ii @_ii @_ii @_ii @_ii @_ii @_ii @_ii @_ii it_pph1 is_vbz potentially_rr a_at1 good_jj thing_nn1 for_if the_at</text:p>
          </table:table-cell>
          <table:table-cell office:value-type="string" calcext:value-type="string">
            <text:p><text:s/>future_nn1 of_io America_np1 ,_y or_cc does_vdz part_nn1 of_io it_pph1 bother_vv0 you_ppy ?_y @!JULIAN-ROBERTSON:_zzc Oh_uh ,_y I_ppis1 think_vv0 part_nn1 of_io it_pph1 bothers_vvz us_ppio2 all_db ._y I_ppis1 mean_vv0 ,_y look_vv0_nn1 ,_y all_db_rr@ I_ppis1 see_vv0 is_vbz that_cst_</text:p>
          </table:table-cell>
        </table:table-row>
        <table:table-row table:style-name="ro4" table:visibility="filter">
          <table:table-cell office:value-type="float" office:value="944" calcext:value-type="float">
            <text:p>944</text:p>
          </table:table-cell>
          <table:table-cell table:style-name="ce71" office:value-type="string" calcext:value-type="string">
            <text:p><text:s text:c="2"/>. @!WILLIAM-SCHAFFNER: That is correct , but the vast majority of the people do . Some of the people who think they did n't have the lesion probably had it @ @ @ @ @</text:p>
          </table:table-cell>
          <table:table-cell table:style-name="ce73" office:value-type="string" calcext:value-type="string">
            <text:p><text:s/>@ @ @ @ @ does this warm winter mean that we 're going to see more cases of Lyme disease this year ? We were hearing early on about the humidity maybe making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nn1_jj ._y @!WILLIAM-SCHAFFNER:_zzc That_dd1 is_vbz correct_jj ,_y but_ccb the_at vast_jj majority_nn1 of_io the_at people_nn do_vd0 ._y Some_dd of_io the_at people_nn who_pnqs think_vv0 they_pphs2 did_vdd n't_xx have_vhi the_at lesion_nn1 probably_rr had_vhn it_pph1 @_ii @_ii @_ii @_ii @_ii</text:p>
          </table:table-cell>
          <table:table-cell office:value-type="string" calcext:value-type="string">
            <text:p><text:s/>@_ii @_ii @_ii @_ii @_ii does_vdz this_dd1 warm_vvi winter_nnt1 mean_vv0 that_cst we_ppis2 're_vbr going_vvgk to_to see_vvi more_dar cases_nn2 of_io Lyme_np1_nn1 disease_nn1 this_dd1 year_nnt1 ?_y We_ppis2 were_vbdr hearing_vvg early_rr on_rp@_ii about_ii the_at humidity_nn1 maybe_rr making_vvg</text:p>
          </table:table-cell>
        </table:table-row>
        <table:table-row table:style-name="ro4">
          <table:table-cell office:value-type="float" office:value="945" calcext:value-type="float">
            <text:p>945</text:p>
          </table:table-cell>
          <table:table-cell table:style-name="ce71" office:value-type="string" calcext:value-type="string">
            <text:p><text:s text:c="2"/>dogs around us , and a lot of dogs will eat sort of anything beyond even what we would want . Pigs will eat almost anything and so on . But I</text:p>
          </table:table-cell>
          <table:table-cell table:style-name="ce73" office:value-type="string" calcext:value-type="string">
            <text:p><text:s/>put this term - I say super omnivore on us , which I got from an old anthropologist named Alfred Kroeber , who conceptualized culture as being super organic , and not in </text:p>
          </table:table-cell>
          <table:table-cell table:style-name="ce78" office:value-type="string" calcext:value-type="string">
            <text:p>double tag problem</text:p>
          </table:table-cell>
          <table:table-cell office:value-type="string" calcext:value-type="string">
            <text:p>bloquear</text:p>
          </table:table-cell>
          <table:table-cell office:value-type="string" calcext:value-type="string">
            <text:p><text:s/>_vh0 dogs_nn2 around_ii us_ppio2 ,_y and_cc a_at1 lot_nn1 of_io dogs_nn2 will_vm eat_vvi sort_rr21@_nn1 of_rr22_io anything_pn1 beyond_ii_rl@ even_rr what_ddq we_ppis2 would_vm want_vvi ._y Pigs_nn2 will_vm eat_vvi almost_rr anything_pn1 and_rr31 so_rr32 on_rr33 ._y But_ccb I_ppis1</text:p>
          </table:table-cell>
          <table:table-cell office:value-type="string" calcext:value-type="string">
            <text:p><text:s/>put_vv0_vvd this_dd1 term_nn1 -_- I_ppis1 say_vv0 super_jj omnivore_nn1 on_ii us_ppio2 ,_y which_ddq I_ppis1 got_vvd from_ii an_at1 old_jj anthropologist_nn1 named_vvd Alfred_np1 Kroeber_np1 ,_y who_pnqs conceptualized_vvd culture_nn1 as_csa being_vbg super_jj organic_jj ,_y and_cc not_xx in_ii</text:p>
          </table:table-cell>
        </table:table-row>
        <table:table-row table:style-name="ro4" table:visibility="filter">
          <table:table-cell office:value-type="float" office:value="946" calcext:value-type="float">
            <text:p>946</text:p>
          </table:table-cell>
          <table:table-cell table:style-name="ce71" office:value-type="string" calcext:value-type="string">
            <text:p><text:s/>he first is urgent optimism . OK , think of this as extreme self-motivation . Urgent optimism is the desire to act immediately to tackle an obstacle , combined with the belief that</text:p>
          </table:table-cell>
          <table:table-cell table:style-name="ce73" office:value-type="string" calcext:value-type="string">
            <text:p><text:s/>we have a reasonable hope of success . Gamers always believe that an epic win is possible and that it 's always worth trying , and trying now . Gamers do n'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he_at first_md is_vbz urgent_jj optimism_nn1 ._y OK_rr ,_y think_vv0_nn1% of_io this_dd1 as_rg@_csa extreme_jj self-motivation_nn1 ._y Urgent_jj optimism_nn1 is_vbz the_at desire_nn1 to_to act_vvi immediately_rr to_to tackle_vvi an_at1 obstacle_nn1 ,_y combined_vvn with_iw the_at belief_nn1 that_cst</text:p>
          </table:table-cell>
          <table:table-cell office:value-type="string" calcext:value-type="string">
            <text:p><text:s/>we_ppis2 have_vh0 a_at1 reasonable_jj hope_nn1 of_io success_nn1 ._y Gamers_np1 always_rr believe_vv0 that_cst an_at1 epic_jj_nn1 win_nn1@ is_vbz possible_jj and_cc that_cst it_pph1 's_vbz always_rr worth_ii trying_vvg ,_y and_cc trying_vvg now_rt ._y Gamers_np1_nn2@ do_vd0 n't_xx</text:p>
          </table:table-cell>
        </table:table-row>
        <table:table-row table:style-name="ro4" table:visibility="filter">
          <table:table-cell office:value-type="float" office:value="947" calcext:value-type="float">
            <text:p>947</text:p>
          </table:table-cell>
          <table:table-cell table:style-name="ce71" office:value-type="string" calcext:value-type="string">
            <text:p><text:s/>nu spatial manipulation in this virtual world , moving these protein parts around , they thought gamers might be good at it . You know , like , think about Tetris or any of these</text:p>
          </table:table-cell>
          <table:table-cell table:style-name="ce73" office:value-type="string" calcext:value-type="string">
            <text:p><text:s/>games that involve manipulating objects in space . Gamers definitely have this skill . Now , there 's no consequence for failure if you fold a virtual protein the wrong way . So the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nu spatial_jj manipulation_nn1 in_ii this_dd1 virtual_jj world_nn1 ,_y moving_vvg these_dd2 protein_nn1 parts_nn2_vvz% around_rp ,_y they_pphs2 thought_vvd gamers_nn2 might_vm be_vbi good_jj at_ii it_pph1 ._y You_ppy know_vv0 ,_y like_rr ,_y think_vv0 about_ii Tetris_np1 or_cc any_dd of_io these_dd2</text:p>
          </table:table-cell>
          <table:table-cell office:value-type="string" calcext:value-type="string">
            <text:p><text:s/>games_nn2 that_cst involve_vv0 manipulating_vvg objects_nn2 in_ii space_nn1 ._y Gamers_np1 definitely_rr have_vh0 this_dd1 skill_nn1 ._y Now_rt ,_y there_ex 's_vbz no_at consequence_nn1 for_if failure_nn1 if_cs you_ppy fold_vv0 a_at1 virtual_jj protein_nn1 the_at wrong_jj way_nn1 ._y So_rr the_at</text:p>
          </table:table-cell>
        </table:table-row>
        <table:table-row table:style-name="ro4" table:visibility="filter">
          <table:table-cell office:value-type="float" office:value="948" calcext:value-type="float">
            <text:p>948</text:p>
          </table:table-cell>
          <table:table-cell table:style-name="ce71" office:value-type="string" calcext:value-type="string">
            <text:p><text:s/>good people mentor people in business and in schools and in all walks of life , all kinds of professions . @!BARRY-SCHWARTZ: Mm-hmm . @!ALISON-STEWART: And , as I heard your talk , I</text:p>
          </table:table-cell>
          <table:table-cell table:style-name="ce73" office:value-type="string" calcext:value-type="string">
            <text:p><text:s/>thought you know what ? Barry 's talking about leadership . Is improving the system dependent upon choosing better leaders ? @!BARRY-SCHWARTZ: Well , it certainly is dependent on choos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good_jj people_nn mentor_nn1 people_nn in_ii business_nn1 and_cc in_ii schools_nn2 and_cc in_ii all_db walks_nn2 of_io life_nn1 ,_y all_db kinds_nn2 of_io professions_nn2 ._y @!BARRY-SCHWARTZ:_zzc Mm-hmm_uh ._y @!ALISON-STEWART:_zzc And_cc ,_y as_csa I_ppis1 heard_vvd your_appge talk_nn1 ,_y I_ppis1</text:p>
          </table:table-cell>
          <table:table-cell office:value-type="string" calcext:value-type="string">
            <text:p><text:s/>thought_vvd you_ppy know_vv0 what_ddq ?_y Barry_np1 's_vbz_ge talking_vvg_nn1@ about_ii leadership_nn1 ._y Is_vbz improving_vvg the_at system_nn1 dependent_nn1@_jj upon_ii choosing_vvg better_jjr leaders_nn2 ?_y @!BARRY-SCHWARTZ:_zzc Well_rr ,_y it_pph1 certainly_rr is_vbz dependent_jj on_ii choosi</text:p>
          </table:table-cell>
        </table:table-row>
        <table:table-row table:style-name="ro4" table:visibility="filter">
          <table:table-cell office:value-type="float" office:value="949" calcext:value-type="float">
            <text:p>949</text:p>
          </table:table-cell>
          <table:table-cell table:style-name="ce71" office:value-type="string" calcext:value-type="string">
            <text:p><text:s text:c="2"/>made ? Did it maximize my commission ? What do you mean , was it the right thing to do ? That language is simply absent from the workplace . @!ALISON-STEWART: When you</text:p>
          </table:table-cell>
          <table:table-cell table:style-name="ce73" office:value-type="string" calcext:value-type="string">
            <text:p><text:s/>were giving your TED Talk - I want you to be honest about this - you 're ... @!BARRY-SCHWARTZ: Yeah . @!ALISON-STEWART: ... giving your TED Talk and you know who 's i</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made_vvd ?_y Did_vdd it_pph1 maximize_vvi my_appge commission_nn1 ?_y What_ddq do_vd0 you_ppy mean_vvi ,_y was_vbdz it_pph1 the_at right_jj_nn1 thing_nn1 to_to do_vdi ?_y That_dd1 language_nn1 is_vbz simply_rr absent_jj_vv0@ from_ii the_at workplace_nn1 ._y @!ALISON-STEWART:_zzc When_rrq_cs you_ppy</text:p>
          </table:table-cell>
          <table:table-cell office:value-type="string" calcext:value-type="string">
            <text:p><text:s/>were_vbdr giving_vvg your_appge TED_np1 Talk_nn1_vv0 -_- I_ppis1 want_vv0 you_ppy to_to be_vbi honest_jj about_ii this_dd1 -_- you_ppy 're_vbr ..._... @!BARRY-SCHWARTZ:_zzc Yeah_uh ._y @!ALISON-STEWART:_zzc ..._... giving_vvg your_appge TED_np1 Talk_nn1_vv0 and_cc you_ppy know_vv0 who_pnqs 's_vbz i</text:p>
          </table:table-cell>
        </table:table-row>
        <table:table-row table:style-name="ro4" table:visibility="filter">
          <table:table-cell office:value-type="float" office:value="950" calcext:value-type="float">
            <text:p>950</text:p>
          </table:table-cell>
          <table:table-cell table:style-name="ce71" office:value-type="string" calcext:value-type="string">
            <text:p><text:s text:c="2"/>people who are Catholics now will tell me that I 'm wrong about some of these things , but this was my own experience at the time . It felt somewhat - it</text:p>
          </table:table-cell>
          <table:table-cell table:style-name="ce73" office:value-type="string" calcext:value-type="string">
            <text:p><text:s/>was more - I guess I should say I was raised in the kind of Catholic culture rather than as a , you know , religious person . So - but i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people_nn who_pnqs are_vbr Catholics_nn2 now_rt will_vm tell_vvi me_ppio1 that_cst I_ppis1 'm_vbm wrong_jj_rr@ about_ii some_dd of_io these_dd2 things_nn2 ,_y but_ccb this_dd1 was_vbdz my_appge own_da experience_nn1 at_ii the_at time_nnt1 ._y It_pph1 felt_vvd somewhat_rr -_- it_pph1</text:p>
          </table:table-cell>
          <table:table-cell office:value-type="string" calcext:value-type="string">
            <text:p><text:s/>was_vbdz more_rrr -_- I_ppis1 guess_vv0 I_ppis1 should_vm say_vvi I_ppis1 was_vbdz raised_vvn in_ii the_at kind_nn1 of_io Catholic_jj_nn1 culture_nn1 rather_ii21_cs21@ than_ii22_cs22@ as_ii_csa a_at1 ,_y you_ppy know_vv0 ,_y religious_jj person_nn1 ._y So_rr -_- but_ccb it_</text:p>
          </table:table-cell>
        </table:table-row>
        <table:table-row table:style-name="ro4" table:visibility="filter">
          <table:table-cell office:value-type="float" office:value="951" calcext:value-type="float">
            <text:p>951</text:p>
          </table:table-cell>
          <table:table-cell table:style-name="ce71" office:value-type="string" calcext:value-type="string">
            <text:p><text:s/>g@ always to have you on the program . @!MARA-LIASSON: Nice to be here . @!NEAL-CONAN: And timing . First the president 's announcement comes four and a half months before election day</text:p>
          </table:table-cell>
          <table:table-cell table:style-name="ce73" office:value-type="string" calcext:value-type="string">
            <text:p><text:s/>and just as he and Republican candidate Mitt Romney prepare to address Latinos. @!MARA-LIASSON: That 's right , and even though the economy remains the overwhelming main event of thi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g@ always_rr to_to have_vhi you_ppy on_ii the_at program_nn1 ._y @!MARA-LIASSON:_zzc Nice_jj_rr@ to_to be_vbi here_rl ._y @!NEAL-CONAN:_zzc And_cc timing_nn1 ._y First_md the_at president_nn1 's_ge announcement_nn1 comes_vvz four_mc and_cc a_at1 half_db months_nnt2 before_ii_cs election_nn1 day_nnt1</text:p>
          </table:table-cell>
          <table:table-cell office:value-type="string" calcext:value-type="string">
            <text:p><text:s/>and_cc just_rr as_csa he_pphs1 and_cc Republican_nn1_jj@ candidate_nn1 Mitt_np1 Romney_np1 prepare_vv0 to_to address_vvi Latinos._np1 @!MARA-LIASSON:_zzc That_dd1 's_vbz right_jj ,_y and_cc even_cs21 though_cs22 the_at economy_nn1 remains_vvz the_at overwhelming_jj main_jj event_nn1 of_io this_dd1</text:p>
          </table:table-cell>
        </table:table-row>
        <table:table-row table:style-name="ro4" table:visibility="filter">
          <table:table-cell office:value-type="float" office:value="952" calcext:value-type="float">
            <text:p>952</text:p>
          </table:table-cell>
          <table:table-cell table:style-name="ce71" office:value-type="string" calcext:value-type="string">
            <text:p><text:s text:c="2"/>have to win a majority of Latino votes , but he has to do better than John McCain did last time if he 's going to win the White House or win</text:p>
          </table:table-cell>
          <table:table-cell table:style-name="ce73" office:value-type="string" calcext:value-type="string">
            <text:p><text:s/>those states . @!NEAL-CONAN: And the politics of this also go to Congress , where some , as you mentioned , Republican congressmen say wait a minute , this is way overstepping</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xx have_vhi to_to win_vvi a_at1 majority_nn1 of_io Latino_nn1_np1 votes_nn2 ,_y but_ccb he_pphs1 has_vhz to_to do_vdi better_rrr than_csn John_np1 McCain_np1 did_vdd last_vvi time_nnt1 if_cs he_pphs1 's_vbz going_vvgk to_to win_vvi the_at White_np1 House_nn1 or_cc win_vv0</text:p>
          </table:table-cell>
          <table:table-cell office:value-type="string" calcext:value-type="string">
            <text:p><text:s/>those_dd2 states_nn2 ._y @!NEAL-CONAN:_zzc And_cc the_at politics_nn1 of_io this_dd1 also_rr go_vv0 to_ii Congress_nn1 ,_y where_cs_rrq some_dd ,_y as_csa you_ppy mentioned_vvd_vvn ,_y Republican_nn1_jj@ congressmen_nn2 say_vv0 wait_vv0 a_at1 minute_nnt1 ,_y this_dd1 is_vbz way_rr%_nn1 overstepping</text:p>
          </table:table-cell>
        </table:table-row>
        <table:table-row table:style-name="ro4" table:visibility="filter">
          <table:table-cell office:value-type="float" office:value="953" calcext:value-type="float">
            <text:p>953</text:p>
          </table:table-cell>
          <table:table-cell table:style-name="ce71" office:value-type="string" calcext:value-type="string">
            <text:p><text:s text:c="2"/>this is the law . @!MARA-LIASSON: Yes , but this is a policy for the Department of Homeland Security , who is in charge of deporting people . So in immigration law , as</text:p>
          </table:table-cell>
          <table:table-cell table:style-name="ce73" office:value-type="string" calcext:value-type="string">
            <text:p><text:s/>we 're learning , you know , the Feds have the upper hand . @ @ @ @ @ @ @ @ @ @ in-state tuition . @!MARA-LIASSON: That 's something a little bit different . That wa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s_rrq this_dd1 is_vbz the_at law_nn1 ._y @!MARA-LIASSON:_zzc Yes_uh ,_y but_ccb this_dd1 is_vbz a_at1 policy_nn1 for_if the_at Department_nn1 of_io Homeland_nn1 Security_nn1 ,_y who_pnqs is_vbz in_ii31 charge_ii32 of_ii33 deporting_vvg people_nn ._y So_rr in_ii immigration_nn1 law_nn1 ,_y as_csa</text:p>
          </table:table-cell>
          <table:table-cell office:value-type="string" calcext:value-type="string">
            <text:p><text:s/>we_ppis2 're_vbr learning_vvg ,_y you_ppy know_vv0 ,_y the_at Feds_np1 have_vh0 the_at upper_jj hand_nn1 ._y @_ii @_ii @_ii @_ii @_ii @_ii @_ii @_ii @_ii @_ii in-state_jj tuition_nn1 ._y @!MARA-LIASSON:_zzc That_dd1 's_vbz something_pn1 a_rr31 little_rr32 bit_rr33 different_jj ._y That_dd1 was_vbdz</text:p>
          </table:table-cell>
        </table:table-row>
        <table:table-row table:style-name="ro4" table:visibility="filter">
          <table:table-cell office:value-type="float" office:value="954" calcext:value-type="float">
            <text:p>954</text:p>
          </table:table-cell>
          <table:table-cell table:style-name="ce71" office:value-type="string" calcext:value-type="string">
            <text:p><text:s text:c="2"/>, over a million throughout his presidency . And it 's just - it 's nice that something is being done . But like I said , it 's a far cry from</text:p>
          </table:table-cell>
          <table:table-cell table:style-name="ce73" office:value-type="string" calcext:value-type="string">
            <text:p><text:s/>anything comprehensive . You know , say , God forbid , Romney gets elected . He could - I mean he said that wanted to veto the DREAM Act . And he could certainly just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_y over_rg a_at1 million_nno throughout_ii his_appge presidency_nn1 ._y And_cc it_pph1 's_vbz just_rr -_- it_pph1 's_vbz nice_jj_rr@ that_cst something_pn1 is_vbz being_vbg done_vdn ._y But_ccb like_cs I_ppis1 said_vvd ,_y it_pph1 's_vbz a_at1 far_jj cry_nn1_vv0 from_ii</text:p>
          </table:table-cell>
          <table:table-cell office:value-type="string" calcext:value-type="string">
            <text:p><text:s/>anything_pn1 comprehensive_jj ._y You_ppy know_vv0 ,_y say_vv0 ,_y God_np1 forbid_vv0 ,_y Romney_np1 gets_vvz elected_vvn ._y He_pphs1 could_vm -_- I_ppis1 mean_vv0 he_pphs1 said_vvd that_cst wanted_vvd to_to veto_vvi the_at DREAM_nn1 Act_nn1 ._y And_cc he_pphs1 could_vm certainly_rr just_rr</text:p>
          </table:table-cell>
        </table:table-row>
        <table:table-row table:style-name="ro4" table:visibility="filter">
          <table:table-cell office:value-type="float" office:value="955" calcext:value-type="float">
            <text:p>955</text:p>
          </table:table-cell>
          <table:table-cell table:style-name="ce71" office:value-type="string" calcext:value-type="string">
            <text:p><text:s text:c="2"/>if the majority of people in Egypt vote for the Brotherhood , should n't they get what they want ? @!ED: No , no , I think the majority of well-educated Egyptians do</text:p>
          </table:table-cell>
          <table:table-cell table:style-name="ce73" office:value-type="string" calcext:value-type="string">
            <text:p><text:s/>not want at all . And the Muslim Brotherhood also have a dark side , by the way , which I have explained myself when I was Egypt in the - before I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ccb if_cs the_at majority_nn1 of_io people_nn in_ii Egypt_np1 vote_nn1_vv0 for_if the_at Brotherhood_nn1 ,_y should_vm n't_xx they_pphs2 get_vvi what_ddq they_pphs2 want_vv0 ?_y @!ED:_zzc No_uh ,_y no_uh ,_y I_ppis1 think_vv0 the_at majority_nn1 of_io well-educated_jj Egyptians_nn2 do_vd0</text:p>
          </table:table-cell>
          <table:table-cell office:value-type="string" calcext:value-type="string">
            <text:p><text:s/>not_xx want_vvi at_rr21 all_rr22 ._y And_cc the_at Muslim_jj Brotherhood_nn1 also_rr have_vh0 a_at1 dark_jj_nn1 side_nn1 ,_y by_ii the_at way_nn1 ,_y which_ddq I_ppis1 have_vh0 explained_vvn myself_ppx1 when_cs_rrq I_ppis1 was_vbdz Egypt_np1 in_ii the_at -_- before_cs I_</text:p>
          </table:table-cell>
        </table:table-row>
        <table:table-row table:style-name="ro4" table:visibility="filter">
          <table:table-cell office:value-type="float" office:value="956" calcext:value-type="float">
            <text:p>956</text:p>
          </table:table-cell>
          <table:table-cell table:style-name="ce71" office:value-type="string" calcext:value-type="string">
            <text:p><text:s text:c="2"/>you were discussing earlier , the fact that the video age , these things are now visible to millions , hundreds of millions of people , and it 's becoming commonplace . There</text:p>
          </table:table-cell>
          <table:table-cell table:style-name="ce73" office:value-type="string" calcext:value-type="string">
            <text:p><text:s/>was recently an incident - I feel bad @ @ @ @ @ @ @ @ @ @ but these three big , white police officers jumped out of an unmarked car and this 16-year-old was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you_ppy were_vbdr discussing_vvg earlier_rrr_jjr ,_y the_at fact_nn1 that_cst the_at video_nn1 age_nn1 ,_y these_dd2 things_nn2 are_vbr now_rt visible_jj to_ii millions_nno2 ,_y hundreds_nno2 of_io millions_nno2 of_io people_nn ,_y and_cc it_pph1 's_vbz becoming_vvg commonplace_jj_nn1@ ._y There_ex</text:p>
          </table:table-cell>
          <table:table-cell office:value-type="string" calcext:value-type="string">
            <text:p><text:s/>was_vbdz recently_rr an_at1 incident_nn1 -_- I_ppis1 feel_vv0 bad_jj_rr% @_ii @_ii @_ii @_ii @_ii @_ii @_ii @_ii @_ii @_ii but_ccb these_dd2 three_mc big_jj ,_y white_jj police_nn2 officers_nn2 jumped_vvd_vvn@ out_ii21 of_ii22 an_at1 unmarked_jj car_nn1 and_cc this_dd1 16-year-old_nn1@_jj was_vbdz</text:p>
          </table:table-cell>
        </table:table-row>
        <table:table-row table:style-name="ro4" table:visibility="filter">
          <table:table-cell office:value-type="float" office:value="957" calcext:value-type="float">
            <text:p>957</text:p>
          </table:table-cell>
          <table:table-cell table:style-name="ce71" office:value-type="string" calcext:value-type="string">
            <text:p><text:s text:c="2"/>and wear a girdle , and he physically was n't up to the task at the end . It was a nightmare for him , because he felt he was being stereotyped</text:p>
          </table:table-cell>
          <table:table-cell table:style-name="ce73" office:value-type="string" calcext:value-type="string">
            <text:p><text:s/>, and he was watching his serious acting career go by . It was a nightmare because he was reading in the newspaper stories of little @ @ @ @ @ @ @ @ @ @ thems</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vn and_cc wear_vv0 a_at1 girdle_nn1 ,_y and_cc he_pphs1 physically_rr was_vbdz n't_xx up_ii21 to_ii22 the_at task_nn1 at_ii the_at end_nn1 ._y It_pph1 was_vbdz a_at1 nightmare_nn1 for_if him_ppho1 ,_y because_cs he_pphs1 felt_vvd he_pphs1 was_vbdz being_vbg stereotyped_jj_vvn%</text:p>
          </table:table-cell>
          <table:table-cell office:value-type="string" calcext:value-type="string">
            <text:p><text:s/>,_y and_cc he_pphs1 was_vbdz watching_vvg his_appge serious_jj acting_jj@_nn1@ career_nn1 go_vv0 by_rp%_ii ._y It_pph1 was_vbdz a_at1 nightmare_nn1 because_cs he_pphs1 was_vbdz reading_vvg in_ii the_at newspaper_nn1 stories_nn2 of_io little_jj @_ii @_ii @_ii @_ii @_ii @_ii @_ii @_ii @_ii @_ii thems</text:p>
          </table:table-cell>
        </table:table-row>
        <table:table-row table:style-name="ro4" table:visibility="filter">
          <table:table-cell office:value-type="float" office:value="958" calcext:value-type="float">
            <text:p>958</text:p>
          </table:table-cell>
          <table:table-cell table:style-name="ce71" office:value-type="string" calcext:value-type="string">
            <text:p><text:s text:c="2"/>because I was able to continue on with my choice and have an abortion but it was also a huge relief to know that there were other members of my community who</text:p>
          </table:table-cell>
          <table:table-cell table:style-name="ce73" office:value-type="string" calcext:value-type="string">
            <text:p><text:s/>understood that these things happen . And they were there not to judge and not to blame and not to say anything to make me question the decision I had already made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r because_cs I_ppis1 was_vbdz able_jk to_to continue_vvi on_rp@ with_iw my_appge choice_nn1 and_cc have_vh0 an_at1 abortion_nn1 but_ccb it_pph1 was_vbdz also_rr a_at1 huge_jj relief_nn1 to_to know_vvi that_cst there_ex were_vbdr other_jj members_nn2 of_io my_appge community_nn1 who_pnqs</text:p>
          </table:table-cell>
          <table:table-cell office:value-type="string" calcext:value-type="string">
            <text:p><text:s/>understood_vvd that_cst these_dd2 things_nn2 happen_vv0 ._y And_cc they_pphs2 were_vbdr there_rl_ex not_xx to_to judge_vvi and_cc not_xx to_to blame_vvi and_cc not_xx to_to say_vvi anything_pn1 to_to make_vvi me_ppio1 question_nn1 the_at decision_nn1 I_ppis1 had_vhd already_rr made_vvn ,_</text:p>
          </table:table-cell>
        </table:table-row>
        <table:table-row table:style-name="ro4" table:visibility="filter">
          <table:table-cell office:value-type="float" office:value="959" calcext:value-type="float">
            <text:p>959</text:p>
          </table:table-cell>
          <table:table-cell table:style-name="ce71" office:value-type="string" calcext:value-type="string">
            <text:p><text:s text:c="2"/>very difficult for Democrats to make . But it is a choice between providing services to the people or providing benefits to our employees . And that 's a hard choice that I</text:p>
          </table:table-cell>
          <table:table-cell table:style-name="ce73" office:value-type="string" calcext:value-type="string">
            <text:p><text:s/>came down on the side of I represent the people that elected me . I represent a million people in San Jose . And the unions represent the interests of themselves and their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vbz very_rg difficult_jj for_if Democrats_nn2 to_to make_vvi ._y But_ccb it_pph1 is_vbz a_at1 choice_nn1 between_ii providing_vvg services_nn2 to_ii the_at people_nn or_cc providing_vvg benefits_nn2 to_ii our_appge employees_nn2 ._y And_cc that_dd1 's_vbz a_at1 hard_jj choice_nn1 that_cst I_ppis1</text:p>
          </table:table-cell>
          <table:table-cell office:value-type="string" calcext:value-type="string">
            <text:p><text:s/>came_vvd down_rp on_ii the_at side_nn1 of_io I_ppis1 represent_vv0 the_at people_nn that_cst elected_vvd@ me_ppio1 ._y I_ppis1 represent_vv0 a_at1 million_nno people_nn in_ii San_np1 Jose_np1 ._y And_cc the_at unions_nn2 represent_vv0 the_at interests_nn2 of_io themselves_ppx2 and_cc their_appge</text:p>
          </table:table-cell>
        </table:table-row>
        <table:table-row table:style-name="ro4" table:visibility="filter">
          <table:table-cell office:value-type="float" office:value="960" calcext:value-type="float">
            <text:p>960</text:p>
          </table:table-cell>
          <table:table-cell table:style-name="ce71" office:value-type="string" calcext:value-type="string">
            <text:p><text:s/>i more information than you require . Your own , your very own , Mr. John Hodgman. @(APPLAUSE) @!JOHN-HODGMAN: Good evening . @!UNIDENTIFIED-AUDIE# 1 : Good evening . @!JOHN-HODGMAN: Have you</text:p>
          </table:table-cell>
          <table:table-cell table:style-name="ce73" office:value-type="string" calcext:value-type="string">
            <text:p><text:s/>ever been in your house and seen a book just fall off the shelf ? Unprompted ? Do you have shelves ? You might check . Have you ever left the room , fo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i more_dar information_nn1 than_csn you_ppy require_vv0 ._y Your_appge own_da ,_y your_appge very_rg own_da ,_y Mr._nnb John_np1 Hodgman._np1 @(APPLAUSE)_zzq @!JOHN-HODGMAN:_zzc Good_jj evening_nnt1 ._y @!UNIDENTIFIED-AUDIE#_zzc 1_mc1 :_y Good_jj evening_nnt1 ._y @!JOHN-HODGMAN:_zzc Have_vh0 you_ppy</text:p>
          </table:table-cell>
          <table:table-cell office:value-type="string" calcext:value-type="string">
            <text:p><text:s/>ever_rr been_vbn in_ii your_appge house_nn1 and_cc seen_vvn a_at1 book_nn1 just_rr fall_vv0 off_rp_ii the_at shelf_nn1 ?_y Unprompted_jj ?_y Do_vd0 you_ppy have_vhi shelves_nn2 ?_y You_ppy might_vm check_vvi ._y Have_vh0 you_ppy ever_rr left_vvn the_at room_nn1 ,_y for_if_</text:p>
          </table:table-cell>
        </table:table-row>
        <table:table-row table:style-name="ro4" table:visibility="filter">
          <table:table-cell office:value-type="float" office:value="961" calcext:value-type="float">
            <text:p>961</text:p>
          </table:table-cell>
          <table:table-cell table:style-name="ce71" office:value-type="string" calcext:value-type="string">
            <text:p><text:s text:c="2"/>this comic , sir , like Yakov Smirnoff , only funny-yer . Eugene Mirman. @(SOUNDBITE-OF-MUSIC @!EUGENE-MIRMAN: I just saw a documentary on FDR and did you know that the reason FDR</text:p>
          </table:table-cell>
          <table:table-cell table:style-name="ce73" office:value-type="string" calcext:value-type="string">
            <text:p><text:s/>said that the only thing we have to fear @ @ @ @ @ @ @ @ @ @ about snakes . I saw this , I guess , this banner ad . I think - I forget it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this_dd1 comic_nn1_jj ,_y sir_nn1 ,_y like_ii Yakov_np1 Smirnoff_np1 ,_y only_rr_cs% funny-yer_ppy% ._y Eugene_np1 Mirman._np1 @(SOUNDBITE-OF-MUSIC_zzq @!EUGENE-MIRMAN:_zzc I_ppis1 just_rr saw_vvd a_at1 documentary_nn1 on_ii FDR_np1 and_cc did_vdd you_ppy know_vvi that_cst the_at reason_nn1 FDR_np1</text:p>
          </table:table-cell>
          <table:table-cell office:value-type="string" calcext:value-type="string">
            <text:p><text:s/>said_vvd that_cst the_at only_jj thing_nn1 we_ppis2 have_vh0 to_to fear_vvi @_ii @_ii @_ii @_ii @_ii @_ii @_ii @_ii @_ii @_ii about_ii snakes_nn2 ._y I_ppis1 saw_vvd this_dd1 ,_y I_ppis1 guess_vv0 ,_y this_dd1 banner_nn1 ad_nn1_ra ._y I_ppis1 think_vv0 -_- I_ppis1 forget_vv0 it_</text:p>
          </table:table-cell>
        </table:table-row>
        <table:table-row table:style-name="ro4" table:visibility="filter">
          <table:table-cell office:value-type="float" office:value="962" calcext:value-type="float">
            <text:p>962</text:p>
          </table:table-cell>
          <table:table-cell table:style-name="ce71" office:value-type="string" calcext:value-type="string">
            <text:p><text:s text:c="2"/>I sound like Katharine Hepburn . And like the baseless fabric of this Vivienne Westwood suit , the brilliant songs , the thought-provoking readings , the surly comics , the great</text:p>
          </table:table-cell>
          <table:table-cell table:style-name="ce73" office:value-type="string" calcext:value-type="string">
            <text:p><text:s/>City Winery itself , yay , all which it inherit shall dissolve and like this insubstantial pageant faded , leave not a guitar pick behind . We are such stuff as dreams ar</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I_ppis1 sound_vv0@ like_ii Katharine_np1 Hepburn_np1 ._y And_cc like_ii_vv0@ the_at baseless_jj fabric_nn1 of_io this_dd1 Vivienne_np1_nn1@ Westwood_np1 suit_nn1_vv0 ,_y the_at brilliant_jj songs_nn2 ,_y the_at thought-provoking_jj_nn1 readings_nn2 ,_y the_at surly_jj comics_nn2 ,_y the_at great_jj</text:p>
          </table:table-cell>
          <table:table-cell office:value-type="string" calcext:value-type="string">
            <text:p><text:s/>City_nn1 Winery_nn1_np1 itself_ppx1 ,_y yay_fu ,_y all_db_rr@ which_ddq it_pph1 inherit_vv0 shall_vm dissolve_vvi and_cc like_vvi this_dd1 insubstantial_jj pageant_nn1 faded_vvd_vvn ,_y leave_vv0 not_xx a_at1 guitar_nn1 pick_vv0 behind_rl@ ._y We_ppis2 are_vbr such_da stuff_nn1 as_csa dreams_nn2 ar</text:p>
          </table:table-cell>
        </table:table-row>
        <table:table-row table:style-name="ro4" table:visibility="filter">
          <table:table-cell office:value-type="float" office:value="963" calcext:value-type="float">
            <text:p>963</text:p>
          </table:table-cell>
          <table:table-cell table:style-name="ce71" office:value-type="string" calcext:value-type="string">
            <text:p><text:s/>e Westwood suit , the brilliant songs , the thought-provoking readings , the surly comics , the great City Winery itself , yay , all which it inherit shall dissolve and like</text:p>
          </table:table-cell>
          <table:table-cell table:style-name="ce73" office:value-type="string" calcext:value-type="string">
            <text:p><text:s/>this insubstantial pageant faded , leave not a guitar pick behind . We are such stuff as dreams are made on and our little life is rounded with a sleep . Ladies and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e_np1_nn1@ Westwood_np1 suit_nn1_vv0 ,_y the_at brilliant_jj songs_nn2 ,_y the_at thought-provoking_jj_nn1 readings_nn2 ,_y the_at surly_jj comics_nn2 ,_y the_at great_jj City_nn1 Winery_nn1_np1 itself_ppx1 ,_y yay_fu ,_y all_db_rr@ which_ddq it_pph1 inherit_vv0 shall_vm dissolve_vvi and_cc like_vvi</text:p>
          </table:table-cell>
          <table:table-cell office:value-type="string" calcext:value-type="string">
            <text:p><text:s/>this_dd1 insubstantial_jj pageant_nn1 faded_vvd_vvn ,_y leave_vv0 not_xx a_at1 guitar_nn1 pick_vv0 behind_rl@ ._y We_ppis2 are_vbr such_da stuff_nn1 as_csa dreams_nn2 are_vbr made_vvn on_rp@_ii and_cc our_appge little_jj life_nn1 is_vbz rounded_vvn with_iw a_at1 sleep_nn1 ._y Ladies_nn2 and_</text:p>
          </table:table-cell>
        </table:table-row>
        <table:table-row table:style-name="ro4" table:visibility="filter">
          <table:table-cell office:value-type="float" office:value="964" calcext:value-type="float">
            <text:p>964</text:p>
          </table:table-cell>
          <table:table-cell table:style-name="ce71" office:value-type="string" calcext:value-type="string">
            <text:p><text:s text:c="2"/>it at all . Henry said the most valuable thing in the world to hijack is a trailer truck full of lobster and shrimp . I said what ? He said absolutely . He</text:p>
          </table:table-cell>
          <table:table-cell table:style-name="ce73" office:value-type="string" calcext:value-type="string">
            <text:p><text:s/>said they go like that . And he said we have all these restaurants , we know these guys . These are - now , we 're talking about legitimate , ostensibly legitimate , restauran</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xx it_pph1 at_rr21 all_rr22 ._y Henry_np1 said_vvd the_at most_rgt valuable_jj thing_nn1 in_ii the_at world_nn1 to_to hijack_vvi is_vbz a_at1 trailer_nn1 truck_nn1 full_jj of_io lobster_nn1 and_cc shrimp_nn1 ._y I_ppis1 said_vvd what_ddq ?_y He_pphs1 said_vvd absolutely_rr ._y He_pphs1</text:p>
          </table:table-cell>
          <table:table-cell office:value-type="string" calcext:value-type="string">
            <text:p><text:s/>said_vvd they_pphs2 go_vv0 like_ii that_dd1 ._y And_cc he_pphs1 said_vvd we_ppis2 have_vh0 all_db these_dd2 restaurants_nn2 ,_y we_ppis2 know_vv0 these_dd2 guys_nn2 ._y These_dd2 are_vbr -_- now_rt ,_y we_ppis2 're_vbr talking_vvg about_ii legitimate_jj ,_y ostensibly_rr legitimate_jj ,_y restauran</text:p>
          </table:table-cell>
        </table:table-row>
        <table:table-row table:style-name="ro4" table:visibility="filter">
          <table:table-cell office:value-type="float" office:value="965" calcext:value-type="float">
            <text:p>965</text:p>
          </table:table-cell>
          <table:table-cell table:style-name="ce71" office:value-type="string" calcext:value-type="string">
            <text:p><text:s text:c="2"/>valuable thing in the world to hijack is a trailer truck full of lobster and shrimp . I said what ? He said absolutely . He said they go like that . And he</text:p>
          </table:table-cell>
          <table:table-cell table:style-name="ce73" office:value-type="string" calcext:value-type="string">
            <text:p><text:s/>said we have all these restaurants , we know these guys . These are - now , we 're talking about legitimate , ostensibly legitimate , restaurant owners in New York City , in the</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rgt valuable_jj thing_nn1 in_ii the_at world_nn1 to_to hijack_vvi is_vbz a_at1 trailer_nn1 truck_nn1 full_jj of_io lobster_nn1 and_cc shrimp_nn1 ._y I_ppis1 said_vvd what_ddq ?_y He_pphs1 said_vvd absolutely_rr ._y He_pphs1 said_vvd they_pphs2 go_vv0 like_ii that_dd1 ._y And_cc he_pphs1</text:p>
          </table:table-cell>
          <table:table-cell office:value-type="string" calcext:value-type="string">
            <text:p><text:s/>said_vvd we_ppis2 have_vh0 all_db these_dd2 restaurants_nn2 ,_y we_ppis2 know_vv0 these_dd2 guys_nn2 ._y These_dd2 are_vbr -_- now_rt ,_y we_ppis2 're_vbr talking_vvg about_ii legitimate_jj ,_y ostensibly_rr legitimate_jj ,_y restaurant_nn1 owners_nn2 in_ii New_np1 York_np1 City_nn1 ,_y in_ii the_a</text:p>
          </table:table-cell>
        </table:table-row>
        <table:table-row table:style-name="ro4" table:visibility="filter">
          <table:table-cell office:value-type="float" office:value="966" calcext:value-type="float">
            <text:p>966</text:p>
          </table:table-cell>
          <table:table-cell table:style-name="ce71" office:value-type="string" calcext:value-type="string">
            <text:p><text:s text:c="2"/>a family , and you 'll be sorry . And so when the police arrive , they 're not very cooperative . Well , I do n't know , he 'll say . The guy</text:p>
          </table:table-cell>
          <table:table-cell table:style-name="ce73" office:value-type="string" calcext:value-type="string">
            <text:p><text:s/>was - you know , he 's seven feet tall and he had green hair . I mean they 'll give a description that is totally opposite of what the men were ,_</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 text:c="2"/>a_at1 family_nn1 ,_y and_cc you_ppy 'll_vm be_vbi sorry_jj ._y And_cc so_rr when_cs_rrq the_at police_nn2 arrive_vv0 ,_y they_pphs2 're_vbr not_xx very_rg cooperative_jj ._y Well_rr ,_y I_ppis1 do_vd0 n't_xx know_vvi ,_y he_pphs1 'll_vm say_vvi ._y The_at guy_nn1</text:p>
          </table:table-cell>
          <table:table-cell office:value-type="string" calcext:value-type="string">
            <text:p><text:s/>was_vbdz -_- you_ppy know_vv0 ,_y he_pphs1 's_vbz_vhz@ seven_mc feet_nn2 tall_jj and_cc he_pphs1 had_vhd green_jj hair_nn1 ._y I_ppis1 mean_vv0 they_pphs2 'll_vm give_vvi a_at1 description_nn1 that_cst_dd1 is_vbz totally_rr opposite_jj of_io what_ddq the_at men_nn2 were_vbdr ,_</text:p>
          </table:table-cell>
        </table:table-row>
        <table:table-row table:style-name="ro4" table:visibility="filter">
          <table:table-cell office:value-type="float" office:value="967" calcext:value-type="float">
            <text:p>967</text:p>
          </table:table-cell>
          <table:table-cell table:style-name="ce71" office:value-type="string" calcext:value-type="string">
            <text:p><text:s text:c="2"/>cost of not having them can be tragic , man , at least , the consequences . @!JIMI-IZRAEL: Pablo Torre , Mr. Sports Illustrated , what do you think ? Should people like Arrington</text:p>
          </table:table-cell>
          <table:table-cell table:style-name="ce73" office:value-type="string" calcext:value-type="string">
            <text:p><text:s/>or other people in the Penn State football family feel any responsibility at all ? @!PABLO-TORRE: Well , I think it 's clear that this is something harder than , @ @ @ @</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_at cost_nn1 of_io not_xx having_vhg them_ppho2 can_vm be_vbi tragic_jj ,_y man_nn1 ,_y at_rr21 least_rr22 ,_y the_at consequences_nn2 ._y @!JIMI-IZRAEL:_zzc Pablo_np1 Torre_np1 ,_y Mr._nnb Sports_np1 Illustrated_vvd ,_y what_ddq do_vd0 you_ppy think_vvi ?_y Should_vm people_nn like_ii Arrington_np1</text:p>
          </table:table-cell>
          <table:table-cell office:value-type="string" calcext:value-type="string">
            <text:p><text:s/>or_cc other_jj people_nn in_ii the_at Penn_np1 State_nn1 football_nn1 family_nn1 feel_vv0 any_dd responsibility_nn1 at_rr21_ii all_rr22_db ?_y @!PABLO-TORRE:_zzc Well_rr ,_y I_ppis1 think_vv0 it_pph1 's_vbz clear_jj that_cst this_dd1 is_vbz something_pn1 harder_jjr_rrr than_csn ,_y @_ii @_ii @_ii @</text:p>
          </table:table-cell>
        </table:table-row>
        <table:table-row table:style-name="ro4" table:visibility="filter">
          <table:table-cell office:value-type="float" office:value="968" calcext:value-type="float">
            <text:p>968</text:p>
          </table:table-cell>
          <table:table-cell table:style-name="ce71" office:value-type="string" calcext:value-type="string">
            <text:p><text:s/>o , no. @!OPHIRA-EISENBERG: Oh . @!DAVID-GREENE: And really not a good pool player either but ... @!OPHIRA-EISENBERG: You just love it ? @(LAUGHTER) @!DAVID-GREENE: I just - It was - It</text:p>
          </table:table-cell>
          <table:table-cell table:style-name="ce73" office:value-type="string" calcext:value-type="string">
            <text:p><text:s/>was cool to tell people you work @ @ @ @ @ @ @ @ @ @ 're really good . @!OPHIRA-EISENBERG: What White House correspondent was n't cool , is that all ? @!DAVID-GREENE: No</text:p>
          </table:table-cell>
          <table:table-cell table:style-name="ce78" office:value-type="float" office:value="0" calcext:value-type="float">
            <text:p>0</text:p>
          </table:table-cell>
          <table:table-cell office:value-type="string" calcext:value-type="string">
            <text:p>bloquear</text:p>
          </table:table-cell>
          <table:table-cell office:value-type="string" calcext:value-type="string">
            <text:p><text:s/>o_uh ,_y no._nn1 @!OPHIRA-EISENBERG:_zzc Oh_uh ._y @!DAVID-GREENE:_zzc And_cc really_rr not_xx a_at1 good_jj pool_nn1 player_nn1 either_rr but_ccb ..._... @!OPHIRA-EISENBERG:_zzc You_ppy just_rr love_vv0 it_pph1 ?_y @(LAUGHTER)_zzq @!DAVID-GREENE:_zzc I_ppis1 just_rr -_- It_pph1 was_vbdz -_- It_pph1</text:p>
          </table:table-cell>
          <table:table-cell office:value-type="string" calcext:value-type="string">
            <text:p><text:s/>was_vbdz cool_jj_rr@ to_to tell_vvi people_nn you_ppy work_vv0 @_ii @_ii @_ii @_ii @_ii @_ii @_ii @_ii @_ii @_ii 're_vbr really_rr good_jj ._y @!OPHIRA-EISENBERG:_zzc What_ddq White_np1 House_nn1 correspondent_nn1 was_vbdz n't_xx cool_rr@_jj ,_y is_vbz that_dd1 all_db_rr@ ?_y @!DAVID-GREENE:_zzc No</text:p>
          </table:table-cell>
        </table:table-row>
        <table:table-row table:style-name="ro4" table:number-rows-repeated="1047597">
          <table:table-cell table:number-columns-repeated="7"/>
        </table:table-row>
        <table:table-row table:style-name="ro4">
          <table:table-cell table:number-columns-repeated="7"/>
        </table:table-row>
      </table:table>
      <table:table table:name="Alg_vs_Trig" table:style-name="ta1">
        <table:table-column table:style-name="co14" table:default-cell-style-name="Default"/>
        <table:table-column table:style-name="co4" table:default-cell-style-name="Default"/>
        <table:table-column table:style-name="co4" table:default-cell-style-name="ce71"/>
        <table:table-column table:style-name="co4" table:default-cell-style-name="ce79"/>
        <table:table-column table:style-name="co4" table:number-columns-repeated="3" table:default-cell-style-name="Default"/>
        <table:table-column table:style-name="co15" table:default-cell-style-name="Default"/>
        <table:table-column table:style-name="co16" table:default-cell-style-name="Default"/>
        <table:table-column table:style-name="co4" table:default-cell-style-name="Default"/>
        <table:table-row table:style-name="ro1" table:number-rows-repeated="8">
          <table:table-cell table:number-columns-repeated="2"/>
          <table:table-cell table:style-name="Default" table:number-columns-repeated="2"/>
          <table:table-cell table:number-columns-repeated="6"/>
        </table:table-row>
        <table:table-row table:style-name="ro1">
          <table:table-cell table:number-columns-repeated="2"/>
          <table:table-cell table:style-name="Default" table:number-columns-repeated="2"/>
          <table:table-cell table:number-columns-repeated="4"/>
          <table:table-cell office:value-type="string" calcext:value-type="string">
            <text:p>missed by algorithm</text:p>
          </table:table-cell>
          <table:table-cell office:value-type="string" calcext:value-type="string">
            <text:p>reason for miss</text:p>
          </table:table-cell>
        </table:table-row>
        <table:table-row table:style-name="ro1">
          <table:table-cell table:number-columns-repeated="2"/>
          <table:table-cell table:style-name="Default" table:number-columns-repeated="2"/>
          <table:table-cell table:number-columns-repeated="4"/>
          <table:table-cell table:formula="of:=SUM([.I11:.I47])" office:value-type="float" office:value="8" calcext:value-type="float">
            <text:p>8</text:p>
          </table:table-cell>
          <table:table-cell/>
        </table:table-row>
        <table:table-row table:style-name="ro18">
          <table:table-cell office:value-type="float" office:value="1" calcext:value-type="float">
            <text:p>1</text:p>
          </table:table-cell>
          <table:table-cell/>
          <table:table-cell office:value-type="string" calcext:value-type="string">
            <text:p><text:s text:c="2"/>be hurt . I want both of us to come through this and move on . @!ROBIN-ROBERTS-@1-A# @(Voiceover) But in his final phone call , there was a chilling reversal . Shenkman</text:p>
          </table:table-cell>
          <table:table-cell office:value-type="string" calcext:value-type="string">
            <text:p><text:s/>demanded the negotiators bring him a priest , not to marry them , but to administer last rites , something Florin knew police would never do . @!KAREN-FLORIN-@1 " TH# If you comply </text:p>
          </table:table-cell>
          <table:table-cell table:number-columns-repeated="3"/>
          <table:table-cell table:style-name="ce81" office:value-type="string" calcext:value-type="string">
            <text:p>? <text:span text:style-name="T7">JOE-1SPERM-DONOR#</text:span> Yeah, sex. <text:span text:style-name="T7">ELIZABETH-VARGAS-#</text:span> <text:span text:style-name="T7">(Voiceover)</text:span> We'll call him Joe. He <text:span text:style-name="T8">asked</text:span> <text:span text:style-name="T8">that</text:span> <text:span text:style-name="T8">we</text:span> disguise his face and his voice because he has a secret online life</text:p>
          </table:table-cell>
          <table:table-cell table:number-columns-repeated="2"/>
        </table:table-row>
        <table:table-row table:style-name="ro18">
          <table:table-cell office:value-type="float" office:value="2" calcext:value-type="float">
            <text:p>2</text:p>
          </table:table-cell>
          <table:table-cell/>
          <table:table-cell office:value-type="string" calcext:value-type="string">
            <text:p><text:s/>@ @ @ @ @ @ @ @ @ @ @(Off-camera) And half the time , you have sex with them ? @!JOE-@1SPERM-DONOR@# Yeah , sex . @!ELIZABETH-VARGAS-@# @(Voiceover) We 'll call him Joe . He</text:p>
          </table:table-cell>
          <table:table-cell office:value-type="string" calcext:value-type="string">
            <text:p><text:s/>asked that we disguise his face and his voice because he has a secret online life . He says he meets women often in hotel rooms who have sex with him because they_</text:p>
          </table:table-cell>
          <table:table-cell table:number-columns-repeated="3"/>
          <table:table-cell table:style-name="ce81" office:value-type="string" calcext:value-type="string">
            <text:p>on the swings. And she was just looking straight down. <text:span text:style-name="T7">RICHARD-SCHLESINGE:</text:span> The neighbor <text:span text:style-name="T8">asked</text:span> <text:span text:style-name="T8">that</text:span> <text:span text:style-name="T8">we</text:span> not use her name. Only after the murder she says did she</text:p>
          </table:table-cell>
          <table:table-cell table:number-columns-repeated="2"/>
        </table:table-row>
        <table:table-row table:style-name="ro18">
          <table:table-cell office:value-type="float" office:value="3" calcext:value-type="float">
            <text:p>3</text:p>
          </table:table-cell>
          <table:table-cell/>
          <table:table-cell office:value-type="string" calcext:value-type="string">
            <text:p><text:s/>ip . @!IAN-WENDROW-@1BROT# I 've lost the image I 've had of my dad , the image of a trustworthy person . @!CHRIS-CUOMO-@1-ABC# @(Voiceover) Brusseau may be good at asking questions</text:p>
          </table:table-cell>
          <table:table-cell office:value-type="string" calcext:value-type="string">
            <text:p><text:s/>to frightened teens , but when we suggested he answer my questions , he refused . In sworn testimony , he said what he did was acceptable . He calls the lies tactics</text:p>
          </table:table-cell>
          <table:table-cell table:number-columns-repeated="3"/>
          <table:table-cell table:style-name="ce82" office:value-type="string" calcext:value-type="string">
            <text:p>Valentine's Day episode. Amber also sent out a tweet in Whitney's honor <text:span text:style-name="T8">asking</text:span> <text:span text:style-name="T8">that</text:span> <text:span text:style-name="T8">she</text:span> rest in peace. And I've got to tell you, I</text:p>
          </table:table-cell>
          <table:table-cell table:number-columns-repeated="2"/>
        </table:table-row>
        <table:table-row table:style-name="ro4">
          <table:table-cell office:value-type="float" office:value="4" calcext:value-type="float">
            <text:p>4</text:p>
          </table:table-cell>
          <table:table-cell/>
          <table:table-cell office:value-type="string" calcext:value-type="string">
            <text:p><text:s/>q Angry citizens , taxpayers , voters . Even though the real trial was over , the prosecution had n't entirely called it quits . In their post-verdict victory lap , they spoke of</text:p>
          </table:table-cell>
          <table:table-cell office:value-type="string" calcext:value-type="string">
            <text:p><text:s/>things that the judge had not allowed the jury hear . The weekend before his wife died , when she 'd been away visiting relatives , they say Ryan had frequented a </text:p>
          </table:table-cell>
          <table:table-cell table:number-columns-repeated="3"/>
          <table:table-cell table:style-name="ce83" office:value-type="string" calcext:value-type="string">
            <text:p><text:span text:style-name="T10">, it set the stage for massive fraud. Scammers like this man, who </text:span><text:span text:style-name="T11">asked</text:span><text:span text:style-name="T12"> </text:span><text:span text:style-name="T11">we</text:span><text:span text:style-name="T12"> </text:span><text:span text:style-name="T11">conceal</text:span><text:span text:style-name="T12"> his identity. </text:span><text:span text:style-name="T13">UNIDENTIFIED-MALE:</text:span><text:span text:style-name="T14"> First of all, you've got to recruit</text:span></text:p>
          </table:table-cell>
          <table:table-cell table:number-columns-repeated="2"/>
        </table:table-row>
        <table:table-row table:style-name="ro4">
          <table:table-cell office:value-type="float" office:value="5" calcext:value-type="float">
            <text:p>5</text:p>
          </table:table-cell>
          <table:table-cell/>
          <table:table-cell office:value-type="string" calcext:value-type="string">
            <text:p><text:s/>vvi to the park . And I noticed that there was a young girl , young teen sitting on the swings . And she was just looking straight down . @!RICHARD-SCHLESINGE: The neighbor asked that</text:p>
          </table:table-cell>
          <table:table-cell office:value-type="string" calcext:value-type="string">
            <text:p><text:s/>we not use her name . Only after the murder she says did she realize she had been talking to Tylar Witt just months before the killing . WO@!MAN-# 1 : </text:p>
          </table:table-cell>
          <table:table-cell table:number-columns-repeated="3"/>
          <table:table-cell table:style-name="ce84" office:value-type="string" calcext:value-type="string">
            <text:p><text:span text:style-name="T1">have the facilitator your white noise headphones... </text:span><text:span text:style-name="T18">CHRIS-CUOMO-1-ABC#</text:span><text:span text:style-name="T1"> </text:span><text:span text:style-name="T18">(Voiceover)</text:span><text:span text:style-name="T1"> To honor the judge's </text:span><text:span text:style-name="T2">demand</text:span><text:span text:style-name="T1"> </text:span><text:span text:style-name="T2">that</text:span><text:span text:style-name="T1"> </text:span><text:span text:style-name="T2">Scarsella</text:span><text:span text:style-name="T1"> not hear the questions, the prosecution team offers to have her wear</text:span></text:p>
          </table:table-cell>
          <table:table-cell office:value-type="float" office:value="1" calcext:value-type="float">
            <text:p>1</text:p>
          </table:table-cell>
          <table:table-cell table:style-name="ce99" office:value-type="string" calcext:value-type="string">
            <text:p>np1_nn1@ weirdo tag causes miss</text:p>
          </table:table-cell>
        </table:table-row>
        <table:table-row table:style-name="ro18">
          <table:table-cell office:value-type="float" office:value="6" calcext:value-type="float">
            <text:p>6</text:p>
          </table:table-cell>
          <table:table-cell/>
          <table:table-cell office:value-type="string" calcext:value-type="string">
            <text:p><text:s text:c="2"/>, if they 're hurt . In Florida , it 's up to ten thousand dollars a person ; in New York , fifty thousand . Opening a door for scammers like this man who</text:p>
          </table:table-cell>
          <table:table-cell office:value-type="string" calcext:value-type="string">
            <text:p><text:s/>asked we conceal his identity . @!ARMEN-KETEYIAN: Why this scam ? Is it -- is it because it 's just so easy ? @!MAN-# 1 : I just because it 's easy money like </text:p>
          </table:table-cell>
          <table:table-cell table:number-columns-repeated="3"/>
          <table:table-cell table:style-name="ce85" office:value-type="string" calcext:value-type="string">
            <text:p>treatment. Buchanan's family is meeting her there. And the state department is <text:span text:style-name="T8">demanding</text:span> <text:span text:style-name="T8">that</text:span> <text:span text:style-name="T8">Egypt</text:span> release six Americans <text:span text:style-name="T8">that</text:span> is preventing from leaving the country. The group</text:p>
          </table:table-cell>
          <table:table-cell office:value-type="string" calcext:value-type="string">
            <text:p>NA</text:p>
          </table:table-cell>
          <table:table-cell table:style-name="ce100" office:value-type="string" calcext:value-type="string">
            <text:p>Censored 5%</text:p>
          </table:table-cell>
        </table:table-row>
        <table:table-row table:style-name="ro18">
          <table:table-cell office:value-type="float" office:value="7" calcext:value-type="float">
            <text:p>7</text:p>
          </table:table-cell>
          <table:table-cell/>
          <table:table-cell office:value-type="string" calcext:value-type="string">
            <text:p><text:s text:c="2"/>, it 's up to $10,000 per person . In New York , $50,000 . Payouts are so big , it set the stage for massive fraud . Scammers like this man , who</text:p>
          </table:table-cell>
          <table:table-cell office:value-type="string" calcext:value-type="string">
            <text:p><text:s/>asked we conceal his identity . @!UNIDENTIFIED-MALE: First of all , you 've got to recruit people . You 've got to look around for people who want to do car accident and then_</text:p>
          </table:table-cell>
          <table:table-cell table:number-columns-repeated="3"/>
          <table:table-cell table:style-name="ce85" office:value-type="string" calcext:value-type="string">
            <text:p>Friday, Secretary Clinton attended the friends of Syria conference where world leaders once again <text:span text:style-name="T8">demanded</text:span> <text:span text:style-name="T8">that</text:span> <text:span text:style-name="T8">Assad</text:span> step aside. The Secretary harshly described the Russian and Chinese governments for</text:p>
          </table:table-cell>
          <table:table-cell office:value-type="string" calcext:value-type="string">
            <text:p>NA</text:p>
          </table:table-cell>
          <table:table-cell table:style-name="ce100" office:value-type="string" calcext:value-type="string">
            <text:p>Censored 5%</text:p>
          </table:table-cell>
        </table:table-row>
        <table:table-row table:style-name="ro18">
          <table:table-cell office:value-type="float" office:value="8" calcext:value-type="float">
            <text:p>8</text:p>
          </table:table-cell>
          <table:table-cell/>
          <table:table-cell office:value-type="string" calcext:value-type="string">
            <text:p><text:s/>hat that happy warrior that Newt was in October and November , when his poll numbers were soaring and he was moving to the top of the field ... @!VAN-SUSTEREN: Well</text:p>
          </table:table-cell>
          <table:table-cell office:value-type="string" calcext:value-type="string">
            <text:p><text:s/>, what changed it ? @!HUCKABEE: ... that he recapture that spirit . @!VAN-SUSTEREN: I -- yes , I mean , I think -- I think that he -- he has said -- he</text:p>
          </table:table-cell>
          <table:table-cell table:number-columns-repeated="3"/>
          <table:table-cell table:style-name="ce85" office:value-type="string" calcext:value-type="string">
            <text:p>be answered last Friday when a global conference called " Friends of Syria " again <text:span text:style-name="T8">demanded</text:span> <text:span text:style-name="T8">that</text:span> <text:span text:style-name="T8">Assad</text:span> step aside. But several Arab countries starting with the Saudis argued for</text:p>
          </table:table-cell>
          <table:table-cell office:value-type="float" office:value="1" calcext:value-type="float">
            <text:p>1</text:p>
          </table:table-cell>
          <table:table-cell table:style-name="ce99" office:value-type="string" calcext:value-type="string">
            <text:p>vv0_nn1 double tag causes miss</text:p>
          </table:table-cell>
        </table:table-row>
        <table:table-row table:style-name="ro18">
          <table:table-cell office:value-type="float" office:value="9" calcext:value-type="float">
            <text:p>9</text:p>
          </table:table-cell>
          <table:table-cell/>
          <table:table-cell office:value-type="string" calcext:value-type="string">
            <text:p><text:s/>pis1 'm Ray Suarez . On the " NewsHour " tonight , we look at the state of play in the GOP race eight days before the first-in-the-South primary . @!JUDY-WOODRUFF: Then , Margaret</text:p>
          </table:table-cell>
          <table:table-cell office:value-type="string" calcext:value-type="string">
            <text:p><text:s/>Warner looks at President Obama 's proposal that Congress give him the authority to consolidate federal agencies . @!RAY-SUAREZ: Betty Ann Bowser reports on the challenges that still rema</text:p>
          </table:table-cell>
          <table:table-cell table:number-columns-repeated="3"/>
          <table:table-cell table:style-name="ce85" office:value-type="string" calcext:value-type="string">
            <text:p>It was over.' Our love affair is over.' <text:span text:style-name="T7">VIEIRA:</text:span> <text:span text:style-name="T7">(Voiceover)</text:span> David <text:span text:style-name="T8">demanded</text:span> <text:span text:style-name="T8">that</text:span> <text:span text:style-name="T8">his</text:span> wife return with Sean immediately, but she refused. Just like <text:span text:style-name="T8">that</text:span></text:p>
          </table:table-cell>
          <table:table-cell office:value-type="float" office:value="1" calcext:value-type="float">
            <text:p>1</text:p>
          </table:table-cell>
          <table:table-cell table:style-name="ce99" office:value-type="string" calcext:value-type="string">
            <text:p>nn1_vv0 double tag causes miss</text:p>
          </table:table-cell>
        </table:table-row>
        <table:table-row table:style-name="ro18">
          <table:table-cell office:value-type="float" office:value="10" calcext:value-type="float">
            <text:p>10</text:p>
          </table:table-cell>
          <table:table-cell/>
          <table:table-cell office:value-type="string" calcext:value-type="string">
            <text:p><text:s text:c="2"/>'s the 26 car . It 's a Ford , which I 'm very excited about , and you know , we 'll be watching , you know , this afternoon . And I talked</text:p>
          </table:table-cell>
          <table:table-cell office:value-type="string" calcext:value-type="string">
            <text:p><text:s/>to him about a strategy . I recommended he stay back in the pack , you know , hang back there until the right time , and then bolt to the front_</text:p>
          </table:table-cell>
          <table:table-cell table:number-columns-repeated="3"/>
          <table:table-cell table:style-name="ce85" office:value-type="string" calcext:value-type="string">
            <text:p>in Moscow. On the one side, the U.S. and five world powers are <text:span text:style-name="T8">demanding</text:span> <text:span text:style-name="T8">that</text:span> <text:span text:style-name="T8">Iran</text:span> stop enriching uranium at least until the 20 percent level as at <text:span text:style-name="T8">that</text:span></text:p>
          </table:table-cell>
          <table:table-cell office:value-type="float" office:value="1" calcext:value-type="float">
            <text:p>1</text:p>
          </table:table-cell>
          <table:table-cell table:style-name="ce99" office:value-type="string" calcext:value-type="string">
            <text:p>vv0_nn1 double tag causes miss</text:p>
          </table:table-cell>
        </table:table-row>
        <table:table-row table:style-name="ro18">
          <table:table-cell office:value-type="float" office:value="11" calcext:value-type="float">
            <text:p>11</text:p>
          </table:table-cell>
          <table:table-cell/>
          <table:table-cell office:value-type="string" calcext:value-type="string">
            <text:p><text:s text:c="2"/>A former security guard , they told me that when they worked with her they were very clear that she was not to take baths because they were concerned of , about</text:p>
          </table:table-cell>
          <table:table-cell office:value-type="string" calcext:value-type="string">
            <text:p><text:s/>her falling asleep . So , they insisted she take showers . And that they check on her every seven to 10 minutes . @!CHRIS-CUOMO-@1-ABC# @(Voiceover) But on that afternoon ,_</text:p>
          </table:table-cell>
          <table:table-cell table:number-columns-repeated="3"/>
          <table:table-cell table:style-name="ce86" office:value-type="string" calcext:value-type="string">
            <text:p>month on a new constitution, allowing for a multiparty system. But the opposition <text:span text:style-name="T8">demanded</text:span> again <text:span text:style-name="T8">that</text:span> Assad step down. The deep freeze across Eastern Europe has now claimed</text:p>
          </table:table-cell>
          <table:table-cell table:number-columns-repeated="2"/>
        </table:table-row>
        <table:table-row table:style-name="ro4">
          <table:table-cell office:value-type="float" office:value="12" calcext:value-type="float">
            <text:p>12</text:p>
          </table:table-cell>
          <table:table-cell/>
          <table:table-cell office:value-type="string" calcext:value-type="string">
            <text:p><text:s text:c="2"/>weapons and supplies to Hamas and Hezbollah . It 's clearly in our national interest for Bashar Assad to be gone . It 's clearly in our national interest that a new</text:p>
          </table:table-cell>
          <table:table-cell office:value-type="string" calcext:value-type="string">
            <text:p><text:s/>government that is not so closely affiliated with Iran come to the fore . And I think it 's shameful that we 're standing by watching the slaughter . @!GEORGE-WILL-@1-ABC# @(Off-cam</text:p>
          </table:table-cell>
          <table:table-cell table:number-columns-repeated="3"/>
          <table:table-cell table:style-name="ce87" office:value-type="string" calcext:value-type="string">
            <text:p><text:span text:style-name="T7">(Voiceover)</text:span> But in his final phone call, there was a chilling reversal. Shenkman <text:span text:style-name="T8">demanded</text:span> <text:span text:style-name="T8">the</text:span> <text:span text:style-name="T8">negotiators</text:span> <text:span text:style-name="T8">bring</text:span> <text:span text:style-name="T8">him</text:span> <text:span text:style-name="T8">a</text:span> <text:span text:style-name="T8">priest</text:span> <text:span text:style-name="T8">,</text:span> <text:span text:style-name="T8">not</text:span> to marry them, but to administer</text:p>
          </table:table-cell>
          <table:table-cell table:number-columns-repeated="2"/>
        </table:table-row>
        <table:table-row table:style-name="ro4">
          <table:table-cell office:value-type="float" office:value="13" calcext:value-type="float">
            <text:p>13</text:p>
          </table:table-cell>
          <table:table-cell/>
          <table:table-cell office:value-type="string" calcext:value-type="string">
            <text:p><text:s text:c="2"/>'s computer . Since it is animation and not real children , it 's not sufficient to arrest him , not enough @ @ @ @ @ @ @ @ @ @ for the judge to order that</text:p>
          </table:table-cell>
          <table:table-cell office:value-type="string" calcext:value-type="string">
            <text:p><text:s/>the boys remain with their grandparents and that Powell submit to a psychosexual evaluation . @!SHARON-GILBERT-@1D# It was just very concerning , and that was the reason why the court o</text:p>
          </table:table-cell>
          <table:table-cell table:number-columns-repeated="3"/>
          <table:table-cell table:style-name="ce88" office:value-type="string" calcext:value-type="string">
            <text:p>be forgiven. " Afghan anger was palpable on the streets of Kandahar. <text:span text:style-name="T7">MAN-1through-tran:</text:span> We <text:span text:style-name="T8">demand</text:span> <text:span text:style-name="T8">our</text:span> <text:span text:style-name="T8">government</text:span> <text:span text:style-name="T8">send</text:span> <text:span text:style-name="T8">the</text:span> <text:span text:style-name="T8">soldier</text:span> <text:span text:style-name="T8">to</text:span> <text:span text:style-name="T8">the</text:span> <text:span text:style-name="T8">Afghan</text:span> courts. We want to live in</text:p>
          </table:table-cell>
          <table:table-cell office:value-type="string" calcext:value-type="string">
            <text:p>NA</text:p>
          </table:table-cell>
          <table:table-cell table:style-name="ce100" office:value-type="string" calcext:value-type="string">
            <text:p>Censored 5%</text:p>
          </table:table-cell>
        </table:table-row>
        <table:table-row table:style-name="ro4">
          <table:table-cell office:value-type="float" office:value="14" calcext:value-type="float">
            <text:p>14</text:p>
          </table:table-cell>
          <table:table-cell/>
          <table:table-cell office:value-type="string" calcext:value-type="string">
            <text:p><text:s text:c="2"/>in ? @!HILLARY-RODHAM-CLI: Well , I think , Wyatt , you have to be very clear-eyed about what is possible and what the consequences of anything you might wish to do could be .</text:p>
          </table:table-cell>
          <table:table-cell office:value-type="string" calcext:value-type="string">
            <text:p><text:s/>I am incredibly sympathetic to the calls that somebody do something . But it 's also important to stop and ask what that is and who 's going to do it and how_</text:p>
          </table:table-cell>
          <table:table-cell table:number-columns-repeated="3"/>
          <table:table-cell table:style-name="ce88" office:value-type="string" calcext:value-type="string">
            <text:p>he is the presumptive nominee, the Obama campaign today turned up the heat, <text:span text:style-name="T8">demanding</text:span> <text:span text:style-name="T8">the</text:span> <text:span text:style-name="T8">former</text:span> <text:span text:style-name="T8">governor</text:span> <text:span text:style-name="T8">release</text:span> <text:span text:style-name="T8">returns</text:span> <text:span text:style-name="T8">dating</text:span> <text:span text:style-name="T8">back</text:span> <text:span text:style-name="T8">more</text:span> than a decade. Romney's campaign</text:p>
          </table:table-cell>
          <table:table-cell office:value-type="float" office:value="1" calcext:value-type="float">
            <text:p>1</text:p>
          </table:table-cell>
          <table:table-cell table:style-name="ce99" office:value-type="string" calcext:value-type="string">
            <text:p>Verb mistakenly tagged as nn1.</text:p>
          </table:table-cell>
        </table:table-row>
        <table:table-row table:style-name="ro4">
          <table:table-cell office:value-type="float" office:value="15" calcext:value-type="float">
            <text:p>15</text:p>
          </table:table-cell>
          <table:table-cell/>
          <table:table-cell office:value-type="string" calcext:value-type="string">
            <text:p><text:s/>ickerson look at the stakes . Should the U.S. help to arm the Syrian rebels ? Wyatt Andrews puts that question to Secretary of State Hillary Clinton . @(BEGIN-VIDEO-CLIP) @!HILLARY-CLINTON-S:</text:p>
          </table:table-cell>
          <table:table-cell office:value-type="string" calcext:value-type="string">
            <text:p><text:s/>I am incredibly sympathetic to the calls that somebody do something . @!UNIDENTIFIED-MALE: Thank you , Jesus ! @(END-VIDEO-CLIP) @!GLOR: And in Chicago an answered prayer for a pastor braving</text:p>
          </table:table-cell>
          <table:table-cell table:number-columns-repeated="3"/>
          <table:table-cell table:style-name="ce87" office:value-type="string" calcext:value-type="string">
            <text:p>. <text:span text:style-name="T7">MARTIN:</text:span> In talks this week in Baghdad, the U.S. and five other nations <text:span text:style-name="T8">demanded</text:span> <text:span text:style-name="T8">Iran</text:span> <text:span text:style-name="T8">cease</text:span> <text:span text:style-name="T8">enriching</text:span> <text:span text:style-name="T8">uranium</text:span> <text:span text:style-name="T8">to</text:span> <text:span text:style-name="T8">the</text:span> <text:span text:style-name="T8">20</text:span> <text:span text:style-name="T8">percent</text:span> level. Iran in turn demanded a</text:p>
          </table:table-cell>
          <table:table-cell table:number-columns-repeated="2"/>
        </table:table-row>
        <table:table-row table:style-name="ro4">
          <table:table-cell office:value-type="float" office:value="16" calcext:value-type="float">
            <text:p>16</text:p>
          </table:table-cell>
          <table:table-cell/>
          <table:table-cell office:value-type="string" calcext:value-type="string">
            <text:p><text:s text:c="2"/>saying goodbye to her current and ex-boyfriend as part of " Glee 's " Valentine 's Day episode . Amber also sent out a tweet in Whitney 's honor asking</text:p>
          </table:table-cell>
          <table:table-cell office:value-type="string" calcext:value-type="string">
            <text:p><text:s/>that she rest in peace . And I 've got to tell you , I was sitting there on my couch as this came on . I got chills watching this last night_</text:p>
          </table:table-cell>
          <table:table-cell table:number-columns-repeated="3"/>
          <table:table-cell table:style-name="ce87" office:value-type="string" calcext:value-type="string">
            <text:p>. This is new surveillance video of the robbery, Thursday night. The suspects <text:span text:style-name="T8">demanded</text:span> <text:span text:style-name="T8">the</text:span> <text:span text:style-name="T8">clerk</text:span> <text:span text:style-name="T8">open</text:span> <text:span text:style-name="T8">the</text:span> <text:span text:style-name="T8">cash</text:span> <text:span text:style-name="T8">register</text:span> <text:span text:style-name="T8">and</text:span> <text:span text:style-name="T8">shot</text:span> him at close range in the arm</text:p>
          </table:table-cell>
          <table:table-cell/>
          <table:table-cell table:style-name="ce101" office:value-type="string" calcext:value-type="string">
            <text:p>KORJATTU</text:p>
          </table:table-cell>
        </table:table-row>
        <table:table-row table:style-name="ro4">
          <table:table-cell office:value-type="float" office:value="17" calcext:value-type="float">
            <text:p>17</text:p>
          </table:table-cell>
          <table:table-cell/>
          <table:table-cell office:value-type="string" calcext:value-type="string">
            <text:p><text:s/>idate for -- for things that are sort of specious. @!MORGAN: Do you think that Newt Gingrich should pull out now , as some people are suggesting today ? @!SANTORUM: Oh ,</text:p>
          </table:table-cell>
          <table:table-cell office:value-type="string" calcext:value-type="string">
            <text:p><text:s/>no . I 'm never going to suggest anybody get in or out . That 's their decision . As someone who got called on to get out of the race for </text:p>
          </table:table-cell>
          <table:table-cell table:number-columns-repeated="3"/>
          <table:table-cell table:style-name="ce89"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his psychologist at some point for an evaluation. She also</text:span></text:p>
          </table:table-cell>
          <table:table-cell table:number-columns-repeated="2"/>
        </table:table-row>
        <table:table-row table:style-name="ro4">
          <table:table-cell office:value-type="float" office:value="18" calcext:value-type="float">
            <text:p>18</text:p>
          </table:table-cell>
          <table:table-cell/>
          <table:table-cell office:value-type="string" calcext:value-type="string">
            <text:p><text:s text:c="2"/>is Washington can be part of the solution or part of the problem ? That 's @ @ @ @ @ @ @ @ @ @ tax this month . It 's why it 's so important that</text:p>
          </table:table-cell>
          <table:table-cell office:value-type="string" calcext:value-type="string">
            <text:p><text:s/>we not have the kind of dysfunction that last year became part of the uncertainty that held back the economy . We can be either part of the solution or part of_</text:p>
          </table:table-cell>
          <table:table-cell table:number-columns-repeated="3"/>
          <table:table-cell table:style-name="ce89" office:value-type="string" calcext:value-type="string">
            <text:p><text:span text:style-name="T25">he thought of the violence the night before. She also recommended that it was  </text:span><text:span text:style-name="T26">imperative</text:span><text:span text:style-name="T25">  </text:span><text:span text:style-name="T26">that</text:span><text:span text:style-name="T25">  </text:span><text:span text:style-name="T26">he</text:span><text:span text:style-name="T25">  go see a psychologist at some time for an evaluation. She also</text:span></text:p>
          </table:table-cell>
          <table:table-cell table:number-columns-repeated="2"/>
        </table:table-row>
        <table:table-row table:style-name="ro4">
          <table:table-cell office:value-type="float" office:value="19" calcext:value-type="float">
            <text:p>19</text:p>
          </table:table-cell>
          <table:table-cell/>
          <table:table-cell office:value-type="string" calcext:value-type="string">
            <text:p><text:s/>ity again . Government troops and rebel soldiers battled in the streets . At the same time , President Bashar al-Assad promised a referendum this month on a @ @ @ @ @ @ @</text:p>
          </table:table-cell>
          <table:table-cell office:value-type="string" calcext:value-type="string">
            <text:p><text:s/>@ @ @ the opposition demanded again that Assad step down . The deep freeze across Eastern Europe has now claimed more than 650 lives . That new count came today after more than_</text:p>
          </table:table-cell>
          <table:table-cell table:number-columns-repeated="3"/>
          <table:table-cell table:style-name="ce90" office:value-type="string" calcext:value-type="string">
            <text:p><text:span text:style-name="T27">And it's very important that that happy warrior that Newt was in </text:span><text:span text:style-name="T28">October</text:span><text:span text:style-name="T27"> </text:span><text:span text:style-name="T28">and</text:span><text:span text:style-name="T27"> </text:span><text:span text:style-name="T28">November</text:span><text:span text:style-name="T27"> </text:span><text:span text:style-name="T28">,</text:span><text:span text:style-name="T27"> </text:span><text:span text:style-name="T28">when</text:span><text:span text:style-name="T27"> </text:span><text:span text:style-name="T28">his</text:span><text:span text:style-name="T27"> </text:span><text:span text:style-name="T28">poll</text:span><text:span text:style-name="T27"> numbers were soaring and he was moving to the top of the field... </text:span><text:span text:style-name="T29">VAN-SUSTEREN:</text:span><text:span text:style-name="T27"> Well, what changed it? </text:span><text:span text:style-name="T29">HUCKABEE:</text:span><text:span text:style-name="T27">... that he recapture that spirit.</text:span></text:p>
          </table:table-cell>
          <table:table-cell table:number-columns-repeated="2"/>
        </table:table-row>
        <table:table-row table:style-name="ro4">
          <table:table-cell office:value-type="float" office:value="20" calcext:value-type="float">
            <text:p>20</text:p>
          </table:table-cell>
          <table:table-cell/>
          <table:table-cell office:value-type="string" calcext:value-type="string">
            <text:p><text:s/>ment range from Chinese theft of American intellectual property to the continued loss of American manufacturing jobs to Chinese workers . And protesters outside the White House today complained</text:p>
          </table:table-cell>
          <table:table-cell office:value-type="string" calcext:value-type="string">
            <text:p><text:s/>of China 's human rights record , demanding China give Tibet its freedom . Vice President Xi responded to U.S. human rights concerns at a State Department luncheon . @!XI-</text:p>
          </table:table-cell>
          <table:table-cell table:number-columns-repeated="3"/>
          <table:table-cell table:style-name="ce91" office:value-type="string" calcext:value-type="string">
            <text:p>Congress to pass the payroll tax this month. It's why it's so <text:span text:style-name="T30">important</text:span><text:span text:style-name="T31"> </text:span><text:span text:style-name="T32">that</text:span><text:span text:style-name="T31"> </text:span><text:span text:style-name="T32">we</text:span><text:span text:style-name="T31">  not have the kind of dysfunction </text:span><text:span text:style-name="T32">that</text:span><text:span text:style-name="T31">  last year became part of the</text:span></text:p>
          </table:table-cell>
          <table:table-cell table:number-columns-repeated="2"/>
        </table:table-row>
        <table:table-row table:style-name="ro4">
          <table:table-cell office:value-type="float" office:value="21" calcext:value-type="float">
            <text:p>21</text:p>
          </table:table-cell>
          <table:table-cell/>
          <table:table-cell office:value-type="string" calcext:value-type="string">
            <text:p><text:s/>: They are looking for conviction . The idea is , you are going to go to Washington , a place they distrust . There are going to be all these forces against you telling</text:p>
          </table:table-cell>
          <table:table-cell office:value-type="string" calcext:value-type="string">
            <text:p><text:s/>you not do what you promised to do . Do you have the internal mettle to do it anyway ? And they trust that about Rick Santorum . I 'm not sure_</text:p>
          </table:table-cell>
          <table:table-cell table:number-columns-repeated="3"/>
          <table:table-cell table:style-name="ce91" office:value-type="string" calcext:value-type="string">
            <text:p>it as a direct violation of Resolution 1718 and 1874. We think it's <text:span text:style-name="T30">important</text:span><text:span text:style-name="T31"> </text:span><text:span text:style-name="T32">that</text:span><text:span text:style-name="T31"> </text:span><text:span text:style-name="T32">the</text:span><text:span text:style-name="T31">  council respond credibly, and we will be working in </text:span><text:span text:style-name="T32">that</text:span><text:span text:style-name="T31">  direction.</text:span></text:p>
          </table:table-cell>
          <table:table-cell table:number-columns-repeated="2"/>
        </table:table-row>
        <table:table-row table:style-name="ro4">
          <table:table-cell office:value-type="float" office:value="22" calcext:value-type="float">
            <text:p>22</text:p>
          </table:table-cell>
          <table:table-cell/>
          <table:table-cell office:value-type="string" calcext:value-type="string">
            <text:p><text:s text:c="2"/>in the cockpit . The copilot became really worried when Osbon said , " We need to take a leap of faith @ @ @ @ @ @ @ @ @ @ to Vegas . " The copilot</text:p>
          </table:table-cell>
          <table:table-cell office:value-type="string" calcext:value-type="string">
            <text:p><text:s/>suggested to Osbon they invite an off-duty pilot into the cockpit but instead Osbon stormed out and went into the forward lavatory . That 's when the pilots locked the </text:p>
          </table:table-cell>
          <table:table-cell table:number-columns-repeated="3"/>
          <table:table-cell table:style-name="ce91" office:value-type="string" calcext:value-type="string">
            <text:p>all the momentum and it seemed to slowed down a bit. I mean how <text:span text:style-name="T30">important</text:span><text:span text:style-name="T31">  is it </text:span><text:span text:style-name="T32">that</text:span><text:span text:style-name="T31">  Gingrich have a good showing and perhaps win the Florida primary,</text:span></text:p>
          </table:table-cell>
          <table:table-cell table:number-columns-repeated="2"/>
        </table:table-row>
        <table:table-row table:style-name="ro4">
          <table:table-cell office:value-type="float" office:value="23" calcext:value-type="float">
            <text:p>23</text:p>
          </table:table-cell>
          <table:table-cell/>
          <table:table-cell office:value-type="string" calcext:value-type="string">
            <text:p><text:s/>) @!WO @ ! MAN-@1CNN@2 : Get out of this door . @!MAN-@1CNN@2: No . We got Israel , we got Iraq . @!LEE-COWAN: The incident began mid-flight . Clayton Osbon 's co-pilot noticing</text:p>
          </table:table-cell>
          <table:table-cell office:value-type="string" calcext:value-type="string">
            <text:p><text:s/>abnormal behavior and physical duress suggested somehow that Osbon exit the cockpit . At the same time he arranged for another JetBlue pilot flying as a passenger to enter t</text:p>
          </table:table-cell>
          <table:table-cell table:number-columns-repeated="3"/>
          <table:table-cell table:style-name="ce92" office:value-type="string" calcext:value-type="string">
            <text:p><text:span text:style-name="T16">it as a direct violation of resolution 1718 and 1874. We think it  </text:span><text:span text:style-name="T17">'s</text:span><text:span text:style-name="T16">  </text:span><text:span text:style-name="T17">important</text:span><text:span text:style-name="T16">  </text:span><text:span text:style-name="T17">the</text:span><text:span text:style-name="T16">  </text:span><text:span text:style-name="T17">council</text:span><text:span text:style-name="T16">  respond creditably, and we will work in that direction.  </text:span><text:span text:style-name="T33">(END-VIDEO-CLIP)</text:span><text:span text:style-name="T16">  </text:span><text:span text:style-name="T33">MCKELWAY:</text:span></text:p>
          </table:table-cell>
          <table:table-cell table:number-columns-repeated="2"/>
        </table:table-row>
        <table:table-row table:style-name="ro4">
          <table:table-cell office:value-type="float" office:value="24" calcext:value-type="float">
            <text:p>24</text:p>
          </table:table-cell>
          <table:table-cell/>
          <table:table-cell office:value-type="string" calcext:value-type="string">
            <text:p><text:s text:c="2"/>up in appropriate hands . @!SUSAN-RICE-U.S-AM: The United States view of this is clear . We have condemned the launch . We view it as a direct violation of resolution 1718 and</text:p>
          </table:table-cell>
          <table:table-cell office:value-type="string" calcext:value-type="string">
            <text:p><text:s/>1874 . We think it 's important the council respond creditably , and we will work in that direction . @(END-VIDEO-CLIP) @!MCKELWAY: Mark Toner , the State Department spokesperson , and U.S.</text:p>
          </table:table-cell>
          <table:table-cell table:number-columns-repeated="3"/>
          <table:table-cell table:style-name="ce86" office:value-type="string" calcext:value-type="string">
            <text:p>he stopped eating and he became <text:span text:style-name="T7">(INAUDIBLE)</text:span>. <text:span text:style-name="T7">PINSKY:</text:span> Wow. <text:span text:style-name="T7">CHRISTINE:</text:span> And the doctor <text:span text:style-name="T8">recommended</text:span> <text:span text:style-name="T8">that</text:span> <text:span text:style-name="T8">I</text:span> <text:span text:style-name="T8">do</text:span> <text:span text:style-name="T8">that</text:span> <text:span text:style-name="T8">.</text:span> And it actually brought him back. <text:span text:style-name="T7">PINSKY:</text:span> Wow.</text:p>
          </table:table-cell>
          <table:table-cell/>
          <table:table-cell table:style-name="ce101" office:value-type="string" calcext:value-type="string">
            <text:p>KORJATTU</text:p>
          </table:table-cell>
        </table:table-row>
        <table:table-row table:style-name="ro18">
          <table:table-cell office:value-type="float" office:value="25" calcext:value-type="float">
            <text:p>25</text:p>
          </table:table-cell>
          <table:table-cell/>
          <table:table-cell office:value-type="string" calcext:value-type="string">
            <text:p><text:s/>1 to say . @!SUSAN-RICE-United: The United States ' view of this is quite clear . We have condemned the launch . We view it as a direct violation of Resolution 1718 and 1874</text:p>
          </table:table-cell>
          <table:table-cell office:value-type="string" calcext:value-type="string">
            <text:p><text:s/>. We think it 's important that the council respond credibly , and we will be working in that direction . @!MARGARET-WARNER: Three perspectives now on the failure . Charles Vick is a</text:p>
          </table:table-cell>
          <table:table-cell table:number-columns-repeated="3"/>
          <table:table-cell table:style-name="ce86" office:value-type="string" calcext:value-type="string">
            <text:p>that he go see a psychologist at some time for an evaluation. She also <text:span text:style-name="T8">recommended</text:span> <text:span text:style-name="T8">that</text:span> <text:span text:style-name="T8">he</text:span> <text:span text:style-name="T8">go</text:span> <text:span text:style-name="T8">to</text:span> <text:span text:style-name="T8">an</text:span> ear, nose, and throat doctor which he declined</text:p>
          </table:table-cell>
          <table:table-cell table:number-columns-repeated="2"/>
        </table:table-row>
        <table:table-row table:style-name="ro18">
          <table:table-cell office:value-type="float" office:value="26" calcext:value-type="float">
            <text:p>26</text:p>
          </table:table-cell>
          <table:table-cell/>
          <table:table-cell office:value-type="string" calcext:value-type="string">
            <text:p><text:s/>se Millennials , I think , will make a huge difference . @!JAKE-TAPPER-@1-ABC# @(Off-camera) George ? @!GEORGE-WILL-@1-ABC# @(Off-camera) That 's some kind of evidence . But so is this ,</text:p>
          </table:table-cell>
          <table:table-cell office:value-type="string" calcext:value-type="string">
            <text:p><text:s/>this week Nancy Pelosi suggested to Boehner that Boehner conduct a vote on the floor on preserving for the Bush tax cuts for people below $1 million . @!JAKE-TAPPER-@1-ABC# @(Of</text:p>
          </table:table-cell>
          <table:table-cell table:number-columns-repeated="3"/>
          <table:table-cell table:style-name="ce85" office:value-type="string" calcext:value-type="string">
            <text:p>case for freedom after so many years in prison. Remember, the board could <text:span text:style-name="T8">recommend</text:span> <text:span text:style-name="T8">that</text:span> <text:span text:style-name="T8">Montana</text:span> <text:span text:style-name="T8">'s</text:span> <text:span text:style-name="T8">governor</text:span> <text:span text:style-name="T8">pardon</text:span> Beach, commute his sentence, make him eligible for</text:p>
          </table:table-cell>
          <table:table-cell office:value-type="float" office:value="1" calcext:value-type="float">
            <text:p>1</text:p>
          </table:table-cell>
          <table:table-cell table:style-name="ce99" office:value-type="string" calcext:value-type="string">
            <text:p>Verb mistakenly tagged as nn1.</text:p>
          </table:table-cell>
        </table:table-row>
        <table:table-row table:style-name="ro4">
          <table:table-cell office:value-type="float" office:value="27" calcext:value-type="float">
            <text:p>27</text:p>
          </table:table-cell>
          <table:table-cell/>
          <table:table-cell office:value-type="string" calcext:value-type="string">
            <text:p><text:s/>hz acted as he did , well , probably there was somebody very important who convinced him to do it . " @!DAGGETT: Today @ @ @ @ @ @ @ @ @ @ , but the scandal shows no</text:p>
          </table:table-cell>
          <table:table-cell office:value-type="string" calcext:value-type="string">
            <text:p><text:s/>sign of slowing . The butler pledged that he cooperate fully with investigators , raising the specter that he would name others . Gabriele , a father of three , has worked for</text:p>
          </table:table-cell>
          <table:table-cell table:number-columns-repeated="3"/>
          <table:table-cell table:style-name="ce87" office:value-type="string" calcext:value-type="string">
            <text:p>know, this afternoon. And I talked to him about a strategy. I <text:span text:style-name="T8">recommended</text:span> <text:span text:style-name="T8">he</text:span> <text:span text:style-name="T8">stay</text:span> <text:span text:style-name="T8">back</text:span> <text:span text:style-name="T8">in</text:span> <text:span text:style-name="T8">the</text:span> <text:span text:style-name="T8">pack</text:span> <text:span text:style-name="T8">,</text:span> <text:span text:style-name="T8">you</text:span> know, hang back there until the</text:p>
          </table:table-cell>
          <table:table-cell table:number-columns-repeated="2"/>
        </table:table-row>
        <table:table-row table:style-name="ro4">
          <table:table-cell office:value-type="float" office:value="28" calcext:value-type="float">
            <text:p>28</text:p>
          </table:table-cell>
          <table:table-cell/>
          <table:table-cell office:value-type="string" calcext:value-type="string">
            <text:p><text:s/>n1 on Iran . @!DENNIS-ROSS: It 's certainly creating an impression that the only thing they 're about is developing nuclear weapons capability . @!MARTIN: In talks this week in Baghdad</text:p>
          </table:table-cell>
          <table:table-cell office:value-type="string" calcext:value-type="string">
            <text:p><text:s/>, the U.S. and five other nations demanded Iran cease enriching uranium to the 20 percent level . Iran in turn demanded a lifting of sanctions which are crippling its economy_</text:p>
          </table:table-cell>
          <table:table-cell table:number-columns-repeated="3"/>
          <table:table-cell table:style-name="ce93" office:value-type="string" calcext:value-type="string">
            <text:p><text:span text:style-name="T1">down and locked so I would like to declare an emergency at this time and </text:span><text:span text:style-name="T2">request</text:span><text:span text:style-name="T1"> </text:span><text:span text:style-name="T2">rescue</text:span><text:span text:style-name="T1"> </text:span><text:span text:style-name="T2">check</text:span><text:span text:style-name="T1"> us out when we get there. Assuming we stop on the runway</text:span></text:p>
          </table:table-cell>
          <table:table-cell office:value-type="float" office:value="1" calcext:value-type="float">
            <text:p>1</text:p>
          </table:table-cell>
          <table:table-cell table:style-name="ce99" office:value-type="string" calcext:value-type="string">
            <text:p>both trigger and subject double tagged</text:p>
          </table:table-cell>
        </table:table-row>
        <table:table-row table:style-name="ro4">
          <table:table-cell office:value-type="float" office:value="29" calcext:value-type="float">
            <text:p>29</text:p>
          </table:table-cell>
          <table:table-cell/>
          <table:table-cell office:value-type="string" calcext:value-type="string">
            <text:p><text:s/>r mentions a couple of interesting things that he told her , specifically that Zimmerman thought of -- had nauseous feelings when he thought of the violence the night before .</text:p>
          </table:table-cell>
          <table:table-cell office:value-type="string" calcext:value-type="string">
            <text:p><text:s/>She also recommended that it was imperative that he go see his psychologist at some point for an evaluation . She also recommended he got to an ear , nose , and throat d</text:p>
          </table:table-cell>
          <table:table-cell table:number-columns-repeated="3"/>
          <table:table-cell table:style-name="ce94" office:value-type="string" calcext:value-type="string">
            <text:p>if an applicant did not meet a state or federal prohibitor, they would be <text:span text:style-name="T39">required</text:span> <text:span text:style-name="T39">that</text:span> <text:span text:style-name="T39">the</text:span> sheriff issue them a permit to carry weapons. <text:span text:style-name="T40">NEAL-CONAN:</text:span> So <text:span text:style-name="T39">that</text:span> -</text:p>
          </table:table-cell>
          <table:table-cell table:number-columns-repeated="2"/>
        </table:table-row>
        <table:table-row table:style-name="ro4">
          <table:table-cell office:value-type="float" office:value="30" calcext:value-type="float">
            <text:p>30</text:p>
          </table:table-cell>
          <table:table-cell/>
          <table:table-cell office:value-type="string" calcext:value-type="string">
            <text:p><text:s/>tions a couple of interesting other things that he told her specifically that Zimmerman thought of -- had nauseous feelings when he thought of the violence the night before .</text:p>
          </table:table-cell>
          <table:table-cell office:value-type="string" calcext:value-type="string">
            <text:p><text:s/>She also recommended that it was imperative that he go see a psychologist at some time for an evaluation . She also recommended that he go to an ear , @ @ @ @ @ @</text:p>
          </table:table-cell>
          <table:table-cell table:number-columns-repeated="3"/>
          <table:table-cell table:style-name="ce94" office:value-type="string" calcext:value-type="string">
            <text:p>if they had a pre-existing condition - the only way to do <text:span text:style-name="T39">that</text:span> was to <text:span text:style-name="T39">require</text:span> <text:span text:style-name="T39">that</text:span> <text:span text:style-name="T39">everyone</text:span> participate, because if it were otherwise, I could say or you</text:p>
          </table:table-cell>
          <table:table-cell table:number-columns-repeated="2"/>
        </table:table-row>
        <table:table-row table:style-name="ro4">
          <table:table-cell office:value-type="float" office:value="31" calcext:value-type="float">
            <text:p>31</text:p>
          </table:table-cell>
          <table:table-cell/>
          <table:table-cell office:value-type="string" calcext:value-type="string">
            <text:p><text:s/>ought of -- had nauseous feelings when he thought of the violence the night before . She also recommended that it was imperative that he go see a psychologist at some time</text:p>
          </table:table-cell>
          <table:table-cell office:value-type="string" calcext:value-type="string">
            <text:p><text:s/>for an evaluation . She also recommended that he go to an ear , @ @ @ @ @ @ @ @ @ @ it 's actually -- that sets up a number of times that George Zimmerman </text:p>
          </table:table-cell>
          <table:table-cell table:number-columns-repeated="3"/>
          <table:table-cell table:style-name="ce95" office:value-type="string" calcext:value-type="string">
            <text:p><text:span text:style-name="T5">this as a business, and when that happens, there is a very strict  </text:span><text:span text:style-name="T6">requirement</text:span><text:span text:style-name="T5">  </text:span><text:span text:style-name="T6">that</text:span><text:span text:style-name="T5">  </text:span><text:span text:style-name="T6">the</text:span><text:span text:style-name="T5">  applicant for a role give their permission to the external agent that they</text:span></text:p>
          </table:table-cell>
          <table:table-cell table:style-name="ce98"/>
          <table:table-cell table:style-name="ce102" office:value-type="string" calcext:value-type="string">
            <text:p>KORJATTU</text:p>
          </table:table-cell>
        </table:table-row>
        <table:table-row table:style-name="ro4">
          <table:table-cell office:value-type="float" office:value="32" calcext:value-type="float">
            <text:p>32</text:p>
          </table:table-cell>
          <table:table-cell/>
          <table:table-cell office:value-type="string" calcext:value-type="string">
            <text:p><text:s text:c="2"/>to come on your show on one day . Sergio called me probably 15 minutes before I was going to go on with you , and Becky had spoken . They felt it</text:p>
          </table:table-cell>
          <table:table-cell office:value-type="string" calcext:value-type="string">
            <text:p><text:s/>was best that they go on first . That was actually the same day they came out with their first news conference here in Tucson . So they wanted to be the </text:p>
          </table:table-cell>
          <table:table-cell table:number-columns-repeated="3"/>
          <table:table-cell table:style-name="ce94" office:value-type="string" calcext:value-type="string">
            <text:p>some kind of evidence. But so is this, this week Nancy Pelosi <text:span text:style-name="T8">suggested</text:span> <text:span text:style-name="T8">to</text:span> <text:span text:style-name="T8">Boehner</text:span> <text:span text:style-name="T8">that</text:span> Boehner conduct a vote on the floor on preserving for the Bush</text:p>
          </table:table-cell>
          <table:table-cell table:number-columns-repeated="2"/>
        </table:table-row>
        <table:table-row table:style-name="ro4">
          <table:table-cell office:value-type="float" office:value="33" calcext:value-type="float">
            <text:p>33</text:p>
          </table:table-cell>
          <table:table-cell/>
          <table:table-cell office:value-type="string" calcext:value-type="string">
            <text:p><text:s text:c="2"/>do n't know all the details yet . It 's going to be investigated . But this is why we passed @ @ @ @ @ @ @ @ @ @ passed it ? Best-managed banks ? Now</text:p>
          </table:table-cell>
          <table:table-cell office:value-type="string" calcext:value-type="string">
            <text:p><text:s/>, where is the President that promised that he hold this Wall Street fat-cats responsible for their actions ? Now , suddenly , you know , there is always a back story . Now ,</text:p>
          </table:table-cell>
          <table:table-cell table:number-columns-repeated="3"/>
          <table:table-cell table:style-name="ce87" office:value-type="string" calcext:value-type="string">
            <text:p>(Voiceover) Brusseau may be good at asking questions to frightened teens, but when we <text:span text:style-name="T8">suggested</text:span> <text:span text:style-name="T8">he</text:span> <text:span text:style-name="T8">answer</text:span> <text:span text:style-name="T8">my</text:span> <text:span text:style-name="T8">questions</text:span> <text:span text:style-name="T8">,</text:span> <text:span text:style-name="T8">he</text:span> <text:span text:style-name="T8">refused</text:span> <text:span text:style-name="T8">.</text:span> In sworn testimony, he said what</text:p>
          </table:table-cell>
          <table:table-cell table:number-columns-repeated="2"/>
        </table:table-row>
        <table:table-row table:style-name="ro4">
          <table:table-cell office:value-type="float" office:value="34" calcext:value-type="float">
            <text:p>34</text:p>
          </table:table-cell>
          <table:table-cell/>
          <table:table-cell office:value-type="string" calcext:value-type="string">
            <text:p><text:s text:c="2"/>almost exclusive on that , he can win . And I think he 's got discipline . And I would even add the donors and the stability to stay on that right</text:p>
          </table:table-cell>
          <table:table-cell office:value-type="string" calcext:value-type="string">
            <text:p><text:s/>until the end despite all the urging that he get all sexy and interesting . I think that 's the worst thing he should do . @!BAIER: Steve -- @(LAUGHTER) @!BAIER: More </text:p>
          </table:table-cell>
          <table:table-cell table:number-columns-repeated="3"/>
          <table:table-cell table:style-name="ce87" office:value-type="string" calcext:value-type="string">
            <text:p>are suggesting today? <text:span text:style-name="T7">SANTORUM:</text:span> Oh, no. I'm never going to <text:span text:style-name="T8">suggest</text:span> <text:span text:style-name="T8">anybody</text:span> <text:span text:style-name="T8">get</text:span> <text:span text:style-name="T8">in</text:span> <text:span text:style-name="T8">or</text:span> <text:span text:style-name="T8">out</text:span> <text:span text:style-name="T8">.</text:span> <text:span text:style-name="T8">That</text:span> <text:span text:style-name="T8">'s</text:span> their decision. As someone who got</text:p>
          </table:table-cell>
          <table:table-cell table:number-columns-repeated="2"/>
        </table:table-row>
        <table:table-row table:style-name="ro4">
          <table:table-cell office:value-type="float" office:value="35" calcext:value-type="float">
            <text:p>35</text:p>
          </table:table-cell>
          <table:table-cell/>
          <table:table-cell office:value-type="string" calcext:value-type="string">
            <text:p><text:s/>2 of their own , became good friends with their next-door neighbor , Monique , and her family . @!MONIQUE: We hit it off right away . @!SUSAN-SPENCER-@1vo: Monique asked that</text:p>
          </table:table-cell>
          <table:table-cell office:value-type="string" calcext:value-type="string">
            <text:p><text:s/>we not use her last name . He paid a lot of attention to your kids ? @!MONIQUE: @ @ @ @ @ @ @ @ @ @ Monique 's then-twelve-year-old daughter , Miranda , got a </text:p>
          </table:table-cell>
          <table:table-cell table:number-columns-repeated="3"/>
          <table:table-cell table:style-name="ce87" office:value-type="string" calcext:value-type="string">
            <text:p>The incident began mid-flight. Clayton Osbon's co-pilot noticing abnormal behavior and physical duress <text:span text:style-name="T8">suggested</text:span> <text:span text:style-name="T8">somehow</text:span> <text:span text:style-name="T8">that</text:span> <text:span text:style-name="T8">Osbon</text:span> <text:span text:style-name="T8">exit</text:span> <text:span text:style-name="T8">the</text:span> <text:span text:style-name="T8">cockpit</text:span> <text:span text:style-name="T8">.</text:span> <text:span text:style-name="T8">At</text:span> the same time he arranged for another do? <text:span text:style-name="T7">JAN-CRAWFORD:</text:span> The conservative justices, and Justice Anthony Kennedy, a moderate, <text:span text:style-name="T8">suggested</text:span> <text:span text:style-name="T8">the</text:span> <text:span text:style-name="T8">law</text:span> <text:span text:style-name="T8">went</text:span> <text:span text:style-name="T8">too</text:span> <text:span text:style-name="T8">far</text:span> <text:span text:style-name="T8">,</text:span> <text:span text:style-name="T8">giving</text:span> <text:span text:style-name="T8">Congress</text:span> broad new powers to dictate behavior. <text:span text:style-name="T7">JUSTICE-ANTHONY-KE:</text:span></text:p>
          </table:table-cell>
          <table:table-cell table:number-columns-repeated="2"/>
        </table:table-row>
        <table:table-row table:style-name="ro4">
          <table:table-cell office:value-type="float" office:value="36" calcext:value-type="float">
            <text:p>36</text:p>
          </table:table-cell>
          <table:table-cell/>
          <table:table-cell office:value-type="string" calcext:value-type="string">
            <text:p><text:s text:c="2"/>the largest compound in the area . So you would 've thought that somebody would 've asked the question what the hell 's going on there . @!SCOTT-PELLEY: Is that why you recommended</text:p>
          </table:table-cell>
          <table:table-cell office:value-type="string" calcext:value-type="string">
            <text:p><text:s/>we not tell the Pakistanis that we were coming ? @!LEON-PANETTA-: We had seen some military helicopters actually going over this compound . @!SCOTT-PELLEY: Pakistani military helicopters ?_</text:p>
          </table:table-cell>
          <table:table-cell table:number-columns-repeated="3"/>
          <table:table-cell table:style-name="ce96" office:value-type="string" calcext:value-type="string">
            <text:p><text:span text:style-name="T16">donors and the stability to stay on that right until the end despite all the  </text:span><text:span text:style-name="T17">urging</text:span><text:span text:style-name="T16">  </text:span><text:span text:style-name="T17">that</text:span><text:span text:style-name="T16">  </text:span><text:span text:style-name="T17">he</text:span><text:span text:style-name="T16">  get all sexy and interesting. I think that's the worst thing</text:span></text:p>
          </table:table-cell>
          <table:table-cell table:number-columns-repeated="2"/>
        </table:table-row>
        <table:table-row table:style-name="ro4">
          <table:table-cell office:value-type="float" office:value="37" calcext:value-type="float">
            <text:p>37</text:p>
          </table:table-cell>
          <table:table-cell/>
          <table:table-cell office:value-type="string" calcext:value-type="string">
            <text:p><text:s text:c="2"/>think you create a life to -- to -- to shoot it . @!LARA-LOGAN: So if the animals exist only to be hunted -- @!PRISCILLA-FERAL: Right . @!LARA-LOGAN: -- you would rather</text:p>
          </table:table-cell>
          <table:table-cell office:value-type="string" calcext:value-type="string">
            <text:p><text:s/>they not exist at all ? @!PRISCILLA-FERAL: Not in Texas , no. @!CHARLY-SEALE: Our biggest enemy @(sic) are the animal rights people . They -- they do n't understand what we</text:p>
          </table:table-cell>
          <table:table-cell table:number-columns-repeated="3"/>
          <table:table-cell table:style-name="ce97" office:value-type="string" calcext:value-type="string">
            <text:p>importantjj thingthingnn1 forforif allalldb ofofio ususppio2 isbevbz thisthisdd1_rg% neverneverrr happenhappenvv0 againagainrt ororcc anythinganythingpn1 likelikeii ititpph1 becausebecausecs ititpph1 couldcouldvm somedaysomedayrt leadleadvvi totoii</text:p>
          </table:table-cell>
          <table:table-cell office:value-type="float" office:value="1" calcext:value-type="float">
            <text:p>1</text:p>
          </table:table-cell>
          <table:table-cell table:style-name="ce99" office:value-type="string" calcext:value-type="string">
            <text:p>dd1_rg% double tag causes miss</text:p>
          </table:table-cell>
        </table:table-row>
        <table:table-row table:style-name="ro4">
          <table:table-cell office:value-type="float" office:value="38" calcext:value-type="float">
            <text:p>38</text:p>
          </table:table-cell>
          <table:table-cell/>
          <table:table-cell office:value-type="string" calcext:value-type="string">
            <text:p><text:s/>k about him and I 'll think about him as I 'm crossing over the falls for sure . @!CARROLL: Wallenda , like his forbearers , has always walked without a harness . But</text:p>
          </table:table-cell>
          <table:table-cell office:value-type="string" calcext:value-type="string">
            <text:p><text:s/>not this time . His sponsors are requiring he wear one for the Niagara walk . @(On-camera) : Why do n't you want to wear the harness ? I mean you 're </text:p>
          </table:table-cell>
          <table:table-cell table:number-columns-repeated="6"/>
        </table:table-row>
        <table:table-row table:style-name="ro4">
          <table:table-cell office:value-type="float" office:value="39" calcext:value-type="float">
            <text:p>39</text:p>
          </table:table-cell>
          <table:table-cell/>
          <table:table-cell office:value-type="string" calcext:value-type="string">
            <text:p><text:s text:c="2"/>want to ask you , you know , last week at this time , you had Newt Gingrich won the South Carolina @ @ @ @ @ @ @ @ @ @ to slowed down a bit</text:p>
          </table:table-cell>
          <table:table-cell office:value-type="string" calcext:value-type="string">
            <text:p><text:s/>. I mean how important is it that Gingrich have a good showing and perhaps win the Florida primary , if he loses , what happens ? @!NAVARRO: The one thing that </text:p>
          </table:table-cell>
          <table:table-cell table:number-columns-repeated="6"/>
        </table:table-row>
        <table:table-row table:style-name="ro4">
          <table:table-cell office:value-type="float" office:value="40" calcext:value-type="float">
            <text:p>40</text:p>
          </table:table-cell>
          <table:table-cell/>
          <table:table-cell office:value-type="string" calcext:value-type="string">
            <text:p><text:s text:c="2"/>, he says . GM , once the largest private sector employer in the country , was on the path to insolvency by the end of the year . No bank would lend GM</text:p>
          </table:table-cell>
          <table:table-cell office:value-type="string" calcext:value-type="string">
            <text:p><text:s/>money . So the Obama administration insisted the company declare bankruptcy . And with a giant federal bailout , they began a massive overhaul . @!BILL-VLASIC: It was interesting that the</text:p>
          </table:table-cell>
          <table:table-cell table:number-columns-repeated="6"/>
        </table:table-row>
        <table:table-row table:style-name="ro4">
          <table:table-cell office:value-type="float" office:value="41" calcext:value-type="float">
            <text:p>41</text:p>
          </table:table-cell>
          <table:table-cell/>
          <table:table-cell office:value-type="string" calcext:value-type="string">
            <text:p><text:s text:c="2"/>exhibit there now called " Can You Walk Away ? " And there 's a link to it on our website and to the Polaris Project of which you are CEO . I just</text:p>
          </table:table-cell>
          <table:table-cell office:value-type="string" calcext:value-type="string">
            <text:p><text:s/>wanted you tell me about that exhibit , how it got there , very briefly and in what do you want to accomplish with it . @!BRADLEY-MYLES: This is the 150th anniversary year of_</text:p>
          </table:table-cell>
          <table:table-cell table:number-columns-repeated="6"/>
        </table:table-row>
        <table:table-row table:style-name="ro4">
          <table:table-cell office:value-type="float" office:value="42" calcext:value-type="float">
            <text:p>42</text:p>
          </table:table-cell>
          <table:table-cell/>
          <table:table-cell office:value-type="string" calcext:value-type="string">
            <text:p><text:s text:c="2"/>that discussion . January of 2011 , we switched over to what they refer to as a shall-issue state , which means that if an applicant did not meet a state or federal</text:p>
          </table:table-cell>
          <table:table-cell office:value-type="string" calcext:value-type="string">
            <text:p><text:s/>prohibitor , they would be required that the sheriff issue them a permit to carry weapons . @!NEAL-CONAN: So that - do the sheriffs , do you think that increases the risks</text:p>
          </table:table-cell>
          <table:table-cell table:number-columns-repeated="6"/>
        </table:table-row>
        <table:table-row table:style-name="ro4">
          <table:table-cell office:value-type="float" office:value="43" calcext:value-type="float">
            <text:p>43</text:p>
          </table:table-cell>
          <table:table-cell/>
          <table:table-cell office:value-type="string" calcext:value-type="string">
            <text:p><text:s text:c="2"/>national market in health insurance . And the only way to do that - and ensure that anybody could get coverage , even if they had a pre-existing condition - the only</text:p>
          </table:table-cell>
          <table:table-cell office:value-type="string" calcext:value-type="string">
            <text:p><text:s/>way to do that was to require that everyone participate , because if it were otherwise , I could say or you could say or anybody could say , well , I 'm healthy_</text:p>
          </table:table-cell>
          <table:table-cell table:number-columns-repeated="6"/>
        </table:table-row>
        <table:table-row table:style-name="ro4">
          <table:table-cell office:value-type="float" office:value="44" calcext:value-type="float">
            <text:p>44</text:p>
          </table:table-cell>
          <table:table-cell/>
          <table:table-cell office:value-type="string" calcext:value-type="string">
            <text:p><text:s text:c="2"/>was very much tied up in whether or not there would be tariffs on imported sugar . And so he was , in this case , you know , his interest in Congress</text:p>
          </table:table-cell>
          <table:table-cell office:value-type="string" calcext:value-type="string">
            <text:p><text:s/>was that these tariffs remain in place , which was ... @!GUY-RAZ: He wanted imported sugar to be taxed so he could be protected , his sugar ... @!CHARLES-HOMANS: Yeah . An</text:p>
          </table:table-cell>
          <table:table-cell table:number-columns-repeated="6"/>
        </table:table-row>
        <table:table-row table:style-name="ro19">
          <table:table-cell office:value-type="float" office:value="45" calcext:value-type="float">
            <text:p>45</text:p>
          </table:table-cell>
          <table:table-cell/>
          <table:table-cell table:style-name="Default"/>
          <table:table-cell table:style-name="ce80" office:value-type="string" calcext:value-type="string">
            <text:p><text:span text:style-name="T44">this as a business, and when that happens, there is a very strict  </text:span><text:span text:style-name="T45">requirement</text:span><text:span text:style-name="T44">  </text:span><text:span text:style-name="T45">that</text:span><text:span text:style-name="T44">  </text:span><text:span text:style-name="T45">the</text:span><text:span text:style-name="T44">  applicant for a role give their permission to the external agent that they</text:span></text:p>
          </table:table-cell>
          <table:table-cell table:number-columns-repeated="6"/>
        </table:table-row>
        <table:table-row table:style-name="ro19">
          <table:table-cell office:value-type="float" office:value="46" calcext:value-type="float">
            <text:p>46</text:p>
          </table:table-cell>
          <table:table-cell/>
          <table:table-cell table:style-name="Default"/>
          <table:table-cell table:style-name="ce80" office:value-type="string" calcext:value-type="string">
            <text:p>he stopped eating and he became <text:span text:style-name="T46">(INAUDIBLE)</text:span>. <text:span text:style-name="T46">PINSKY:</text:span> Wow. <text:span text:style-name="T46">CHRISTINE:</text:span> And the doctor <text:span text:style-name="T47">recommended</text:span> <text:span text:style-name="T47">that</text:span> <text:span text:style-name="T47">I</text:span> <text:span text:style-name="T47">do</text:span> <text:span text:style-name="T47">that</text:span> <text:span text:style-name="T47">.</text:span> And it actually brought him back. <text:span text:style-name="T46">PINSKY:</text:span> Wow.</text:p>
          </table:table-cell>
          <table:table-cell table:number-columns-repeated="6"/>
        </table:table-row>
        <table:table-row table:style-name="ro19">
          <table:table-cell office:value-type="float" office:value="47" calcext:value-type="float">
            <text:p>47</text:p>
          </table:table-cell>
          <table:table-cell/>
          <table:table-cell table:style-name="Default"/>
          <table:table-cell table:style-name="ce80" office:value-type="string" calcext:value-type="string">
            <text:p>. This is new surveillance video of the robbery, Thursday night. The suspects <text:span text:style-name="T47">demanded</text:span> <text:span text:style-name="T47">the</text:span> <text:span text:style-name="T47">clerk</text:span> <text:span text:style-name="T47">open</text:span> <text:span text:style-name="T47">the</text:span> <text:span text:style-name="T47">cash</text:span> <text:span text:style-name="T47">register</text:span> <text:span text:style-name="T47">and</text:span> <text:span text:style-name="T47">shot</text:span> him at close range in the arm</text:p>
          </table:table-cell>
          <table:table-cell table:number-columns-repeated="6"/>
        </table:table-row>
        <calcext:conditional-formats>
          <calcext:conditional-format calcext:target-range-address="Alg_vs_Trig.H11:Alg_vs_Trig.H12">
            <calcext:condition calcext:apply-style-name="cf3" calcext:value="formula-is(AND(COUNTIF([.$C$31:.$C$1446]; [.H11])&gt;1;NOT(ISBLANK([.H11]))))" calcext:base-cell-address="Alg_vs_Trig.H11"/>
          </calcext:conditional-format>
          <calcext:conditional-format calcext:target-range-address="Alg_vs_Trig.H13:Alg_vs_Trig.H13">
            <calcext:condition calcext:apply-style-name="cf3" calcext:value="formula-is(AND(COUNTIF([.$C$31:.$C$1446]; [.H13])&gt;1;NOT(ISBLANK([.H13]))))" calcext:base-cell-address="Alg_vs_Trig.H13"/>
          </calcext:conditional-format>
        </calcext:conditional-formats>
      </table:table>
      <table:named-expressions/>
      <table:database-ranges>
        <table:database-range table:name="__Anonymous_Sheet_DB__0" table:target-range-address="MS.A10:MS.D554" table:display-filter-buttons="true" table:orientation="column"/>
        <table:database-range table:name="__Anonymous_Sheet_DB__1" table:target-range-address="MS_spoken2012.A9:MS_spoken2012.F66" table:display-filter-buttons="true" table:orientation="column">
          <table:filter>
            <table:filter-and>
              <table:filter-condition table:field-number="-4" table:value="1" table:operator="="/>
            </table:filter-and>
          </table:filter>
        </table:database-range>
        <table:database-range table:name="__Anonymous_Sheet_DB__3" table:target-range-address="AlgorithmSearch.A10:AlgorithmSearch.G978" table:display-filter-buttons="true" table:orientation="column">
          <table:filter>
            <table:filter-and>
              <table:filter-condition table:field-number="-6" table:value="double tag problem"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ce style:name="Times New Roman11" svg:font-family="'Times New Roman1'"/>
    <style:font-face style:name="Times New Roman111" svg:font-family="'Times New Roman11'"/>
    <style:font-face style:name="Times New Roman1" svg:font-family="'Times New Roman'" style:font-family-generic="roman"/>
    <style:font-face style:name="Verdana" svg:font-family="Verdana" style:font-family-generic="swiss"/>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10P0"/>
    </number:currency-style>
    <number:number-style style:name="N112P0" style:volatile="true">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 €</number:text>
      <style:map style:condition="value()&gt;=0" style:apply-style-name="N112P0"/>
    </number:number-style>
    <number:number-style style:name="N113P0" style:volatile="true">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 €</number:text>
      <style:map style:condition="value()&gt;=0" style:apply-style-name="N113P0"/>
    </number:number-style>
    <number:number-style style:name="N115P0" style:volatile="true">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 €</number:text>
      <style:map style:condition="value()&gt;=0" style:apply-style-name="N115P0"/>
    </number:number-style>
    <number:number-style style:name="N116P0" style:volatile="true">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 €</number:text>
      <style:map style:condition="value()&gt;=0" style:apply-style-name="N116P0"/>
    </number:number-style>
    <number:number-style style:name="N117P0" style:volatile="true">
      <number:number number:decimal-places="0" loext:min-decimal-places="0" number:min-integer-digits="1" number:grouping="true"/>
    </number:number-style>
    <number:number-style style:name="N117">
      <number:text>-</number:text>
      <number:number number:decimal-places="0" loext:min-decimal-places="0"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style:text-properties fo:color="#ff0000"/>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2" loext:min-decimal-places="2" number:min-integer-digits="1" number:grouping="true"/>
    </number:number-style>
    <number:number-style style:name="N119">
      <number:text>-</number:text>
      <number:number number:decimal-places="2" loext:min-decimal-places="2"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style:text-properties fo:color="#ff0000"/>
      <number:text>-</number:text>
      <number:number number:decimal-places="2" loext:min-decimal-places="2" number:min-integer-digits="1" number:grouping="true"/>
      <style:map style:condition="value()&gt;=0" style:apply-style-name="N120P0"/>
    </number:number-style>
    <number:number-style style:name="N123P0" style:volatile="true">
      <number:number number:decimal-places="0" loext:min-decimal-places="0" number:min-integer-digits="1" number:grouping="true"/>
      <number:text>    </number:text>
    </number:number-style>
    <number:number-style style:name="N123P1" style:volatile="true">
      <number:number number:decimal-places="0" loext:min-decimal-places="0" number:min-integer-digits="1" number:grouping="true"/>
      <number:text>    </number:text>
    </number:number-style>
    <number:number-style style:name="N123P2" style:volatile="true">
      <number:text>-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6P0" style:volatile="true">
      <number:number number:decimal-places="0" loext:min-decimal-places="0" number:min-integer-digits="1" number:grouping="true"/>
      <number:text> € </number:text>
    </number:number-style>
    <number:number-style style:name="N126P1" style:volatile="true">
      <number:number number:decimal-places="0" loext:min-decimal-places="0" number:min-integer-digits="1" number:grouping="true"/>
      <number:text> €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29P0" style:volatile="true">
      <number:number number:decimal-places="2" loext:min-decimal-places="2" number:min-integer-digits="1" number:grouping="true"/>
      <number:text>    </number:text>
    </number:number-style>
    <number:number-style style:name="N129P1" style:volatile="true">
      <number:number number:decimal-places="2" loext:min-decimal-places="2" number:min-integer-digits="1" number:grouping="true"/>
      <number:text>    </number:text>
    </number:number-style>
    <number:number-style style:name="N129P2" style:volatile="true">
      <number:text>-</number:text>
      <number:number number:decimal-places="0" loext:min-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2P0" style:volatile="true">
      <number:number number:decimal-places="2" loext:min-decimal-places="2" number:min-integer-digits="1" number:grouping="true"/>
      <number:text> € </number:text>
    </number:number-style>
    <number:number-style style:name="N132P1" style:volatile="true">
      <number:number number:decimal-places="2" loext:min-decimal-places="2" number:min-integer-digits="1" number:grouping="true"/>
      <number:text> € </number:text>
    </number:number-style>
    <number:number-style style:name="N132P2" style:volatile="true">
      <number:text>-</number:text>
      <number:number number:decimal-places="0" loext:min-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3" number:min-exponent-digits="1" loext:exponent-interval="3" loext:forced-exponent-sign="true"/>
    </number:number-style>
    <number:currency-style style:name="N137P0" style:volatile="true">
      <number:number number:decimal-places="2" loext:min-decimal-places="2" number:min-integer-digits="1" number:grouping="true"/>
      <number:text> </number:text>
      <number:currency-symbol number:language="fi" number:country="FI">€</number:currency-symbol>
    </number:currency-style>
    <number:currency-style style:name="N137">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137P0"/>
    </number:currency-style>
    <number:currency-style style:name="N10107"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P0" style:volatile="true" number:language="de" number:country="DE">
      <number:number number:decimal-places="2" loext:min-decimal-places="2" number:min-integer-digits="1" number:grouping="true"/>
      <number:text> </number:text>
      <number:currency-symbol number:language="de" number:country="DE">€</number:currency-symbol>
    </number:currency-style>
    <number:currency-style style:name="N10108" number:language="de" number:country="DE">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0108P0"/>
    </number:currency-style>
    <number:currency-style style:name="N20107" number:language="fi" number:country="FI">
      <number:number number:decimal-places="2" loext:min-decimal-places="2" number:min-integer-digits="1" number:grouping="true"/>
      <number:text> </number:text>
      <number:currency-symbol number:language="fi" number:country="FI">€</number:currency-symbol>
    </number:currency-style>
    <number:currency-style style:name="N20108P0" style:volatile="true" number:language="fi" number:country="FI">
      <number:number number:decimal-places="2" loext:min-decimal-places="2" number:min-integer-digits="1" number:grouping="true"/>
      <number:text> </number:text>
      <number:currency-symbol number:language="fi" number:country="FI">€</number:currency-symbol>
    </number:currency-style>
    <number:currency-style style:name="N20108" number:language="fi" number:country="FI">
      <style:text-properties fo:color="#ff0000"/>
      <number:text>-</number:text>
      <number:number number:decimal-places="2" loext:min-decimal-places="2" number:min-integer-digits="1" number:grouping="true"/>
      <number:text> </number:text>
      <number:currency-symbol number:language="fi" number:country="FI">€</number:currency-symbol>
      <style:map style:condition="value()&gt;=0" style:apply-style-name="N20108P0"/>
    </number:currency-style>
    <number:number-style style:name="N20110P0" style:volatile="true" number:language="fi" number:country="FI">
      <number:number number:decimal-places="0" loext:min-decimal-places="0" number:min-integer-digits="1" number:grouping="true"/>
      <number:text> €</number:text>
    </number:number-style>
    <number:number-style style:name="N20110" number:language="fi" number:country="FI">
      <number:text>-</number:text>
      <number:number number:decimal-places="0" loext:min-decimal-places="0" number:min-integer-digits="1" number:grouping="true"/>
      <number:text> €</number:text>
      <style:map style:condition="value()&gt;=0" style:apply-style-name="N20110P0"/>
    </number:number-style>
    <number:number-style style:name="N20111P0" style:volatile="true" number:language="fi" number:country="FI">
      <number:number number:decimal-places="0" loext:min-decimal-places="0" number:min-integer-digits="1" number:grouping="true"/>
      <number:text> €</number:text>
    </number:number-style>
    <number:number-style style:name="N20111" number:language="fi" number:country="FI">
      <style:text-properties fo:color="#ff0000"/>
      <number:text>-</number:text>
      <number:number number:decimal-places="0" loext:min-decimal-places="0" number:min-integer-digits="1" number:grouping="true"/>
      <number:text> €</number:text>
      <style:map style:condition="value()&gt;=0" style:apply-style-name="N20111P0"/>
    </number:number-style>
    <number:number-style style:name="N20113P0" style:volatile="true" number:language="fi" number:country="FI">
      <number:number number:decimal-places="2" loext:min-decimal-places="2" number:min-integer-digits="1" number:grouping="true"/>
      <number:text> €</number:text>
    </number:number-style>
    <number:number-style style:name="N20113" number:language="fi" number:country="FI">
      <number:text>-</number:text>
      <number:number number:decimal-places="2" loext:min-decimal-places="2" number:min-integer-digits="1" number:grouping="true"/>
      <number:text> €</number:text>
      <style:map style:condition="value()&gt;=0" style:apply-style-name="N20113P0"/>
    </number:number-style>
    <number:number-style style:name="N20114P0" style:volatile="true" number:language="fi" number:country="FI">
      <number:number number:decimal-places="2" loext:min-decimal-places="2" number:min-integer-digits="1" number:grouping="true"/>
      <number:text> €</number:text>
    </number:number-style>
    <number:number-style style:name="N20114" number:language="fi" number:country="FI">
      <style:text-properties fo:color="#ff0000"/>
      <number:text>-</number:text>
      <number:number number:decimal-places="2" loext:min-decimal-places="2" number:min-integer-digits="1" number:grouping="true"/>
      <number:text> €</number:text>
      <style:map style:condition="value()&gt;=0" style:apply-style-name="N20114P0"/>
    </number:number-style>
    <number:date-style style:name="N20115" number:language="fi" number:country="FI">
      <number:day/>
      <number:text>.</number:text>
      <number:month number:textual="true"/>
      <number:text>.</number:text>
      <number:year/>
    </number:date-style>
    <number:date-style style:name="N20116" number:language="fi" number:country="FI">
      <number:day/>
      <number:text>.</number:text>
      <number:month number:textual="true"/>
    </number:date-style>
    <number:date-style style:name="N20117" number:language="fi" number:country="FI">
      <number:month number:textual="true"/>
      <number:text>.</number:text>
      <number:year/>
    </number:date-style>
    <number:time-style style:name="N20118" number:language="fi" number:country="FI">
      <number:hours/>
      <number:text>:</number:text>
      <number:minutes number:style="long"/>
      <number:text> </number:text>
      <number:am-pm/>
    </number:time-style>
    <number:time-style style:name="N20119" number:language="fi" number:country="FI">
      <number:hours/>
      <number:text>:</number:text>
      <number:minutes number:style="long"/>
      <number:text>:</number:text>
      <number:seconds number:style="long"/>
      <number:text> </number:text>
      <number:am-pm/>
    </number:time-style>
    <number:time-style style:name="N20120" number:language="fi" number:country="FI">
      <number:hours/>
      <number:text>:</number:text>
      <number:minutes number:style="long"/>
    </number:time-style>
    <number:time-style style:name="N20121" number:language="fi" number:country="FI">
      <number:hours/>
      <number:text>:</number:text>
      <number:minutes number:style="long"/>
      <number:text>:</number:text>
      <number:seconds number:style="long"/>
    </number:time-style>
    <number:date-style style:name="N20122" number:language="fi" number:country="FI">
      <number:day/>
      <number:text>.</number:text>
      <number:month/>
      <number:text>.</number:text>
      <number:year number:style="long"/>
      <number:text> </number:text>
      <number:hours/>
      <number:text>:</number:text>
      <number:minutes number:style="long"/>
    </number:date-style>
    <number:number-style style:name="N20124P0" style:volatile="true" number:language="fi" number:country="FI">
      <number:number number:decimal-places="0" loext:min-decimal-places="0" number:min-integer-digits="1" number:grouping="true"/>
      <number:text>   </number:text>
    </number:number-style>
    <number:number-style style:name="N20124" number:language="fi" number:country="FI">
      <number:text>-</number:text>
      <number:number number:decimal-places="0" loext:min-decimal-places="0" number:min-integer-digits="1" number:grouping="true"/>
      <number:text>   </number:text>
      <style:map style:condition="value()&gt;=0" style:apply-style-name="N20124P0"/>
    </number:number-style>
    <number:number-style style:name="N20125P0" style:volatile="true" number:language="fi" number:country="FI">
      <number:number number:decimal-places="0" loext:min-decimal-places="0" number:min-integer-digits="1" number:grouping="true"/>
      <number:text>   </number:text>
    </number:number-style>
    <number:number-style style:name="N20125" number:language="fi" number:country="FI">
      <style:text-properties fo:color="#ff0000"/>
      <number:text>-</number:text>
      <number:number number:decimal-places="0" loext:min-decimal-places="0" number:min-integer-digits="1" number:grouping="true"/>
      <number:text>   </number:text>
      <style:map style:condition="value()&gt;=0" style:apply-style-name="N20125P0"/>
    </number:number-style>
    <number:number-style style:name="N20127P0" style:volatile="true" number:language="fi" number:country="FI">
      <number:number number:decimal-places="2" loext:min-decimal-places="2" number:min-integer-digits="1" number:grouping="true"/>
      <number:text>   </number:text>
    </number:number-style>
    <number:number-style style:name="N20127" number:language="fi" number:country="FI">
      <number:text>-</number:text>
      <number:number number:decimal-places="2" loext:min-decimal-places="2" number:min-integer-digits="1" number:grouping="true"/>
      <number:text>   </number:text>
      <style:map style:condition="value()&gt;=0" style:apply-style-name="N20127P0"/>
    </number:number-style>
    <number:number-style style:name="N20128P0" style:volatile="true" number:language="fi" number:country="FI">
      <number:number number:decimal-places="2" loext:min-decimal-places="2" number:min-integer-digits="1" number:grouping="true"/>
      <number:text>   </number:text>
    </number:number-style>
    <number:number-style style:name="N20128" number:language="fi" number:country="FI">
      <style:text-properties fo:color="#ff0000"/>
      <number:text>-</number:text>
      <number:number number:decimal-places="2" loext:min-decimal-places="2" number:min-integer-digits="1" number:grouping="true"/>
      <number:text>   </number:text>
      <style:map style:condition="value()&gt;=0" style:apply-style-name="N20128P0"/>
    </number:number-style>
    <number:number-style style:name="N20131P0" style:volatile="true" number:language="fi" number:country="FI">
      <number:number number:decimal-places="0" loext:min-decimal-places="0" number:min-integer-digits="1" number:grouping="true"/>
      <number:text>    </number:text>
    </number:number-style>
    <number:number-style style:name="N20131P1" style:volatile="true" number:language="fi" number:country="FI">
      <number:number number:decimal-places="0" loext:min-decimal-places="0" number:min-integer-digits="1" number:grouping="true"/>
      <number:text>    </number:text>
    </number:number-style>
    <number:number-style style:name="N20131P2" style:volatile="true" number:language="fi" number:country="FI">
      <number:text>-    </number:text>
    </number:number-style>
    <number:text-style style:name="N20131" number:language="fi" number:country="FI">
      <number:text-content/>
      <number:text> </number:text>
      <style:map style:condition="value()&gt;0" style:apply-style-name="N20131P0"/>
      <style:map style:condition="value()&lt;0" style:apply-style-name="N20131P1"/>
      <style:map style:condition="value()=0" style:apply-style-name="N20131P2"/>
    </number:text-style>
    <number:number-style style:name="N20134P0" style:volatile="true" number:language="fi" number:country="FI">
      <number:number number:decimal-places="0" loext:min-decimal-places="0" number:min-integer-digits="1" number:grouping="true"/>
      <number:text> € </number:text>
    </number:number-style>
    <number:number-style style:name="N20134P1" style:volatile="true" number:language="fi" number:country="FI">
      <number:number number:decimal-places="0" loext:min-decimal-places="0" number:min-integer-digits="1" number:grouping="true"/>
      <number:text> € </number:text>
    </number:number-style>
    <number:number-style style:name="N20134P2" style:volatile="true" number:language="fi" number:country="FI">
      <number:text>- € </number:text>
    </number:number-style>
    <number:text-style style:name="N20134" number:language="fi" number:country="FI">
      <number:text-content/>
      <number:text> </number:text>
      <style:map style:condition="value()&gt;0" style:apply-style-name="N20134P0"/>
      <style:map style:condition="value()&lt;0" style:apply-style-name="N20134P1"/>
      <style:map style:condition="value()=0" style:apply-style-name="N20134P2"/>
    </number:text-style>
    <number:number-style style:name="N20137P0" style:volatile="true" number:language="fi" number:country="FI">
      <number:number number:decimal-places="2" loext:min-decimal-places="2" number:min-integer-digits="1" number:grouping="true"/>
      <number:text>    </number:text>
    </number:number-style>
    <number:number-style style:name="N20137P1" style:volatile="true" number:language="fi" number:country="FI">
      <number:number number:decimal-places="2" loext:min-decimal-places="2" number:min-integer-digits="1" number:grouping="true"/>
      <number:text>    </number:text>
    </number:number-style>
    <number:number-style style:name="N20137P2" style:volatile="true" number:language="fi" number:country="FI">
      <number:text>-</number:text>
      <number:number number:decimal-places="0" loext:min-decimal-places="0" number:min-integer-digits="0"/>
      <number:text>    </number:text>
    </number:number-style>
    <number:text-style style:name="N20137" number:language="fi" number:country="FI">
      <number:text-content/>
      <number:text> </number:text>
      <style:map style:condition="value()&gt;0" style:apply-style-name="N20137P0"/>
      <style:map style:condition="value()&lt;0" style:apply-style-name="N20137P1"/>
      <style:map style:condition="value()=0" style:apply-style-name="N20137P2"/>
    </number:text-style>
    <number:number-style style:name="N20140P0" style:volatile="true" number:language="fi" number:country="FI">
      <number:number number:decimal-places="2" loext:min-decimal-places="2" number:min-integer-digits="1" number:grouping="true"/>
      <number:text> € </number:text>
    </number:number-style>
    <number:number-style style:name="N20140P1" style:volatile="true" number:language="fi" number:country="FI">
      <number:number number:decimal-places="2" loext:min-decimal-places="2" number:min-integer-digits="1" number:grouping="true"/>
      <number:text> € </number:text>
    </number:number-style>
    <number:number-style style:name="N20140P2" style:volatile="true" number:language="fi" number:country="FI">
      <number:text>-</number:text>
      <number:number number:decimal-places="0" loext:min-decimal-places="0" number:min-integer-digits="0"/>
      <number:text> € </number:text>
    </number:number-style>
    <number:text-style style:name="N20140" number:language="fi" number:country="FI">
      <number:text-content/>
      <number:text> </number:text>
      <style:map style:condition="value()&gt;0" style:apply-style-name="N20140P0"/>
      <style:map style:condition="value()&lt;0" style:apply-style-name="N20140P1"/>
      <style:map style:condition="value()=0" style:apply-style-name="N20140P2"/>
    </number:text-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f3" style:family="table-cell" style:parent-style-name="Default">
      <style:table-cell-properties fo:background-color="#c6efce"/>
      <style:text-properties fo:color="#006100"/>
    </style:style>
    <style:style style:name="cf4" style:family="table-cell" style:parent-style-name="Default">
      <style:table-cell-properties fo:background-color="#000000"/>
      <style:text-properties fo:color="#000000"/>
    </style:style>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 style:data-style-name="N2" text:time-value="06:47:05.39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2DT6H4M25S</meta:editing-duration>
    <meta:editing-cycles>102</meta:editing-cycles>
    <meta:generator>LibreOffice/5.2.4.2$Windows_x86 LibreOffice_project/3d5603e1122f0f102b62521720ab13a38a4e0eb0</meta:generator>
    <dc:date>2017-04-01T11:06:49.656000000</dc:date>
    <meta:document-statistic meta:table-count="5" meta:cell-count="9159" meta:object-count="0"/>
    <meta:user-defined meta:name="Info 1"/>
    <meta:user-defined meta:name="Info 2"/>
    <meta:user-defined meta:name="Info 3"/>
    <meta:user-defined meta:name="Info 4"/>
  </office:meta>
</office:document-meta>
</file>